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3356" calcext:value-type="float">
            <text:p>2.3356</text:p>
          </table:table-cell>
          <table:table-cell table:number-columns-repeated="67"/>
          <table:table-cell table:formula="of:=MIN([.A2:.BL2])" office:value-type="float" office:value="2.3356" calcext:value-type="float">
            <text:p>2.3356</text:p>
          </table:table-cell>
          <table:table-cell table:formula="of:=MAX([.A2:.BL2])" office:value-type="float" office:value="2.3356" calcext:value-type="float">
            <text:p>2.3356</text:p>
          </table:table-cell>
          <table:table-cell table:number-columns-repeated="7"/>
        </table:table-row>
        <table:table-row table:style-name="ro2">
          <table:table-cell office:value-type="float" office:value="2.50404" calcext:value-type="float">
            <text:p>2.50404</text:p>
          </table:table-cell>
          <table:table-cell table:number-columns-repeated="67"/>
          <table:table-cell table:formula="of:=MIN([.A3:.BL3])" office:value-type="float" office:value="2.50404" calcext:value-type="float">
            <text:p>2.50404</text:p>
          </table:table-cell>
          <table:table-cell table:formula="of:=MAX([.A3:.BL3])" office:value-type="float" office:value="2.50404" calcext:value-type="float">
            <text:p>2.50404</text:p>
          </table:table-cell>
          <table:table-cell table:number-columns-repeated="7"/>
        </table:table-row>
        <table:table-row table:style-name="ro2">
          <table:table-cell office:value-type="float" office:value="2.07897" calcext:value-type="float">
            <text:p>2.07897</text:p>
          </table:table-cell>
          <table:table-cell table:number-columns-repeated="67"/>
          <table:table-cell table:formula="of:=MIN([.A4:.BL4])" office:value-type="float" office:value="2.07897" calcext:value-type="float">
            <text:p>2.07897</text:p>
          </table:table-cell>
          <table:table-cell table:formula="of:=MAX([.A4:.BL4])" office:value-type="float" office:value="2.07897" calcext:value-type="float">
            <text:p>2.07897</text:p>
          </table:table-cell>
          <table:table-cell table:number-columns-repeated="7"/>
        </table:table-row>
        <table:table-row table:style-name="ro1">
          <table:table-cell office:value-type="float" office:value="2.0119" calcext:value-type="float">
            <text:p>2.0119</text:p>
          </table:table-cell>
          <table:table-cell table:number-columns-repeated="67"/>
          <table:table-cell table:formula="of:=MIN([.A5:.BL5])" office:value-type="float" office:value="2.0119" calcext:value-type="float">
            <text:p>2.0119</text:p>
          </table:table-cell>
          <table:table-cell table:formula="of:=MAX([.A5:.BL5])" office:value-type="float" office:value="2.0119" calcext:value-type="float">
            <text:p>2.0119</text:p>
          </table:table-cell>
          <table:table-cell table:number-columns-repeated="7"/>
        </table:table-row>
        <table:table-row table:style-name="ro2">
          <table:table-cell office:value-type="float" office:value="2.30161" calcext:value-type="float">
            <text:p>2.30161</text:p>
          </table:table-cell>
          <table:table-cell table:number-columns-repeated="67"/>
          <table:table-cell table:formula="of:=MIN([.A6:.BL6])" office:value-type="float" office:value="2.30161" calcext:value-type="float">
            <text:p>2.30161</text:p>
          </table:table-cell>
          <table:table-cell table:formula="of:=MAX([.A6:.BL6])" office:value-type="float" office:value="2.30161" calcext:value-type="float">
            <text:p>2.30161</text:p>
          </table:table-cell>
          <table:table-cell table:number-columns-repeated="7"/>
        </table:table-row>
        <table:table-row table:style-name="ro2">
          <table:table-cell office:value-type="float" office:value="2.18344" calcext:value-type="float">
            <text:p>2.18344</text:p>
          </table:table-cell>
          <table:table-cell table:number-columns-repeated="67"/>
          <table:table-cell table:formula="of:=MIN([.A7:.BL7])" office:value-type="float" office:value="2.18344" calcext:value-type="float">
            <text:p>2.18344</text:p>
          </table:table-cell>
          <table:table-cell table:formula="of:=MAX([.A7:.BL7])" office:value-type="float" office:value="2.18344" calcext:value-type="float">
            <text:p>2.18344</text:p>
          </table:table-cell>
          <table:table-cell table:number-columns-repeated="7"/>
        </table:table-row>
        <table:table-row table:style-name="ro2">
          <table:table-cell office:value-type="float" office:value="2.02895" calcext:value-type="float">
            <text:p>2.02895</text:p>
          </table:table-cell>
          <table:table-cell table:number-columns-repeated="67"/>
          <table:table-cell table:formula="of:=MIN([.A8:.BL8])" office:value-type="float" office:value="2.02895" calcext:value-type="float">
            <text:p>2.02895</text:p>
          </table:table-cell>
          <table:table-cell table:formula="of:=MAX([.A8:.BL8])" office:value-type="float" office:value="2.02895" calcext:value-type="float">
            <text:p>2.02895</text:p>
          </table:table-cell>
          <table:table-cell table:number-columns-repeated="7"/>
        </table:table-row>
        <table:table-row table:style-name="ro2">
          <table:table-cell office:value-type="float" office:value="2.15057" calcext:value-type="float">
            <text:p>2.15057</text:p>
          </table:table-cell>
          <table:table-cell table:number-columns-repeated="67"/>
          <table:table-cell table:formula="of:=MIN([.A9:.BL9])" office:value-type="float" office:value="2.15057" calcext:value-type="float">
            <text:p>2.15057</text:p>
          </table:table-cell>
          <table:table-cell table:formula="of:=MAX([.A9:.BL9])" office:value-type="float" office:value="2.15057" calcext:value-type="float">
            <text:p>2.15057</text:p>
          </table:table-cell>
          <table:table-cell table:number-columns-repeated="7"/>
        </table:table-row>
        <table:table-row table:style-name="ro1">
          <table:table-cell office:value-type="float" office:value="2.07046" calcext:value-type="float">
            <text:p>2.07046</text:p>
          </table:table-cell>
          <table:table-cell table:number-columns-repeated="67"/>
          <table:table-cell table:formula="of:=MIN([.A10:.BL10])" office:value-type="float" office:value="2.07046" calcext:value-type="float">
            <text:p>2.07046</text:p>
          </table:table-cell>
          <table:table-cell table:formula="of:=MAX([.A10:.BL10])" office:value-type="float" office:value="2.07046" calcext:value-type="float">
            <text:p>2.07046</text:p>
          </table:table-cell>
          <table:table-cell table:number-columns-repeated="7"/>
        </table:table-row>
        <table:table-row table:style-name="ro2">
          <table:table-cell office:value-type="float" office:value="2.35048" calcext:value-type="float">
            <text:p>2.35048</text:p>
          </table:table-cell>
          <table:table-cell table:number-columns-repeated="67"/>
          <table:table-cell table:formula="of:=MIN([.A11:.BL11])" office:value-type="float" office:value="2.35048" calcext:value-type="float">
            <text:p>2.35048</text:p>
          </table:table-cell>
          <table:table-cell table:formula="of:=MAX([.A11:.BL11])" office:value-type="float" office:value="2.35048" calcext:value-type="float">
            <text:p>2.35048</text:p>
          </table:table-cell>
          <table:table-cell table:number-columns-repeated="7"/>
        </table:table-row>
        <table:table-row table:style-name="ro2">
          <table:table-cell office:value-type="float" office:value="2.15104" calcext:value-type="float">
            <text:p>2.15104</text:p>
          </table:table-cell>
          <table:table-cell table:number-columns-repeated="67"/>
          <table:table-cell table:formula="of:=MIN([.A12:.BL12])" office:value-type="float" office:value="2.15104" calcext:value-type="float">
            <text:p>2.15104</text:p>
          </table:table-cell>
          <table:table-cell table:formula="of:=MAX([.A12:.BL12])" office:value-type="float" office:value="2.15104" calcext:value-type="float">
            <text:p>2.15104</text:p>
          </table:table-cell>
          <table:table-cell table:number-columns-repeated="7"/>
        </table:table-row>
        <table:table-row table:style-name="ro2">
          <table:table-cell office:value-type="float" office:value="2.32289" calcext:value-type="float">
            <text:p>2.32289</text:p>
          </table:table-cell>
          <table:table-cell table:number-columns-repeated="67"/>
          <table:table-cell table:formula="of:=MIN([.A13:.BL13])" office:value-type="float" office:value="2.32289" calcext:value-type="float">
            <text:p>2.32289</text:p>
          </table:table-cell>
          <table:table-cell table:formula="of:=MAX([.A13:.BL13])" office:value-type="float" office:value="2.32289" calcext:value-type="float">
            <text:p>2.32289</text:p>
          </table:table-cell>
          <table:table-cell table:number-columns-repeated="7"/>
        </table:table-row>
        <table:table-row table:style-name="ro2">
          <table:table-cell office:value-type="float" office:value="2.20423" calcext:value-type="float">
            <text:p>2.20423</text:p>
          </table:table-cell>
          <table:table-cell table:number-columns-repeated="67"/>
          <table:table-cell table:formula="of:=MIN([.A14:.BL14])" office:value-type="float" office:value="2.20423" calcext:value-type="float">
            <text:p>2.20423</text:p>
          </table:table-cell>
          <table:table-cell table:formula="of:=MAX([.A14:.BL14])" office:value-type="float" office:value="2.20423" calcext:value-type="float">
            <text:p>2.20423</text:p>
          </table:table-cell>
          <table:table-cell table:number-columns-repeated="7"/>
        </table:table-row>
        <table:table-row table:style-name="ro2">
          <table:table-cell office:value-type="float" office:value="2.43146" calcext:value-type="float">
            <text:p>2.43146</text:p>
          </table:table-cell>
          <table:table-cell table:number-columns-repeated="67"/>
          <table:table-cell table:formula="of:=MIN([.A15:.BL15])" office:value-type="float" office:value="2.43146" calcext:value-type="float">
            <text:p>2.43146</text:p>
          </table:table-cell>
          <table:table-cell table:formula="of:=MAX([.A15:.BL15])" office:value-type="float" office:value="2.43146" calcext:value-type="float">
            <text:p>2.43146</text:p>
          </table:table-cell>
          <table:table-cell table:number-columns-repeated="7"/>
        </table:table-row>
        <table:table-row table:style-name="ro2">
          <table:table-cell office:value-type="float" office:value="2.25713" calcext:value-type="float">
            <text:p>2.25713</text:p>
          </table:table-cell>
          <table:table-cell table:number-columns-repeated="67"/>
          <table:table-cell table:formula="of:=MIN([.A16:.BL16])" office:value-type="float" office:value="2.25713" calcext:value-type="float">
            <text:p>2.25713</text:p>
          </table:table-cell>
          <table:table-cell table:formula="of:=MAX([.A16:.BL16])" office:value-type="float" office:value="2.25713" calcext:value-type="float">
            <text:p>2.25713</text:p>
          </table:table-cell>
          <table:table-cell table:number-columns-repeated="7"/>
        </table:table-row>
        <table:table-row table:style-name="ro2">
          <table:table-cell office:value-type="float" office:value="2.32511" calcext:value-type="float">
            <text:p>2.32511</text:p>
          </table:table-cell>
          <table:table-cell table:number-columns-repeated="67"/>
          <table:table-cell table:formula="of:=MIN([.A17:.BL17])" office:value-type="float" office:value="2.32511" calcext:value-type="float">
            <text:p>2.32511</text:p>
          </table:table-cell>
          <table:table-cell table:formula="of:=MAX([.A17:.BL17])" office:value-type="float" office:value="2.32511" calcext:value-type="float">
            <text:p>2.32511</text:p>
          </table:table-cell>
          <table:table-cell table:number-columns-repeated="7"/>
        </table:table-row>
        <table:table-row table:style-name="ro2">
          <table:table-cell office:value-type="float" office:value="2.3279" calcext:value-type="float">
            <text:p>2.3279</text:p>
          </table:table-cell>
          <table:table-cell table:number-columns-repeated="67"/>
          <table:table-cell table:formula="of:=MIN([.A18:.BL18])" office:value-type="float" office:value="2.3279" calcext:value-type="float">
            <text:p>2.3279</text:p>
          </table:table-cell>
          <table:table-cell table:formula="of:=MAX([.A18:.BL18])" office:value-type="float" office:value="2.3279" calcext:value-type="float">
            <text:p>2.3279</text:p>
          </table:table-cell>
          <table:table-cell table:number-columns-repeated="7"/>
        </table:table-row>
        <table:table-row table:style-name="ro2">
          <table:table-cell office:value-type="float" office:value="2.36728" calcext:value-type="float">
            <text:p>2.36728</text:p>
          </table:table-cell>
          <table:table-cell table:number-columns-repeated="67"/>
          <table:table-cell table:formula="of:=MIN([.A19:.BL19])" office:value-type="float" office:value="2.36728" calcext:value-type="float">
            <text:p>2.36728</text:p>
          </table:table-cell>
          <table:table-cell table:formula="of:=MAX([.A19:.BL19])" office:value-type="float" office:value="2.36728" calcext:value-type="float">
            <text:p>2.36728</text:p>
          </table:table-cell>
          <table:table-cell table:number-columns-repeated="7"/>
        </table:table-row>
        <table:table-row table:style-name="ro2">
          <table:table-cell office:value-type="float" office:value="2.41403" calcext:value-type="float">
            <text:p>2.41403</text:p>
          </table:table-cell>
          <table:table-cell table:number-columns-repeated="67"/>
          <table:table-cell table:formula="of:=MIN([.A20:.BL20])" office:value-type="float" office:value="2.41403" calcext:value-type="float">
            <text:p>2.41403</text:p>
          </table:table-cell>
          <table:table-cell table:formula="of:=MAX([.A20:.BL20])" office:value-type="float" office:value="2.41403" calcext:value-type="float">
            <text:p>2.41403</text:p>
          </table:table-cell>
          <table:table-cell table:number-columns-repeated="7"/>
        </table:table-row>
        <table:table-row table:style-name="ro2">
          <table:table-cell office:value-type="float" office:value="2.30698" calcext:value-type="float">
            <text:p>2.30698</text:p>
          </table:table-cell>
          <table:table-cell table:number-columns-repeated="67"/>
          <table:table-cell table:formula="of:=MIN([.A21:.BL21])" office:value-type="float" office:value="2.30698" calcext:value-type="float">
            <text:p>2.30698</text:p>
          </table:table-cell>
          <table:table-cell table:formula="of:=MAX([.A21:.BL21])" office:value-type="float" office:value="2.30698" calcext:value-type="float">
            <text:p>2.306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024" calcext:value-type="float">
            <text:p>1.22024</text:p>
          </table:table-cell>
          <table:table-cell office:value-type="float" office:value="1.94143" calcext:value-type="float">
            <text:p>1.94143</text:p>
          </table:table-cell>
          <table:table-cell table:number-columns-repeated="66"/>
          <table:table-cell table:formula="of:=MIN([.A23:.BL23])" office:value-type="float" office:value="1.22024" calcext:value-type="float">
            <text:p>1.22024</text:p>
          </table:table-cell>
          <table:table-cell table:formula="of:=MAX([.A23:.BL23])" office:value-type="float" office:value="1.94143" calcext:value-type="float">
            <text:p>1.94143</text:p>
          </table:table-cell>
          <table:table-cell table:number-columns-repeated="7"/>
        </table:table-row>
        <table:table-row table:style-name="ro2">
          <table:table-cell office:value-type="float" office:value="0.971199" calcext:value-type="float">
            <text:p>0.971199</text:p>
          </table:table-cell>
          <table:table-cell office:value-type="float" office:value="1.76125" calcext:value-type="float">
            <text:p>1.76125</text:p>
          </table:table-cell>
          <table:table-cell table:number-columns-repeated="66"/>
          <table:table-cell table:formula="of:=MIN([.A24:.BL24])" office:value-type="float" office:value="0.971199" calcext:value-type="float">
            <text:p>0.971199</text:p>
          </table:table-cell>
          <table:table-cell table:formula="of:=MAX([.A24:.BL24])" office:value-type="float" office:value="1.76125" calcext:value-type="float">
            <text:p>1.76125</text:p>
          </table:table-cell>
          <table:table-cell table:number-columns-repeated="7"/>
        </table:table-row>
        <table:table-row table:style-name="ro2">
          <table:table-cell office:value-type="float" office:value="1.1389" calcext:value-type="float">
            <text:p>1.1389</text:p>
          </table:table-cell>
          <table:table-cell office:value-type="float" office:value="2.04405" calcext:value-type="float">
            <text:p>2.04405</text:p>
          </table:table-cell>
          <table:table-cell table:number-columns-repeated="66"/>
          <table:table-cell table:formula="of:=MIN([.A25:.BL25])" office:value-type="float" office:value="1.1389" calcext:value-type="float">
            <text:p>1.1389</text:p>
          </table:table-cell>
          <table:table-cell table:formula="of:=MAX([.A25:.BL25])" office:value-type="float" office:value="2.04405" calcext:value-type="float">
            <text:p>2.04405</text:p>
          </table:table-cell>
          <table:table-cell table:number-columns-repeated="7"/>
        </table:table-row>
        <table:table-row table:style-name="ro2">
          <table:table-cell office:value-type="float" office:value="1.22391" calcext:value-type="float">
            <text:p>1.22391</text:p>
          </table:table-cell>
          <table:table-cell office:value-type="float" office:value="1.87311" calcext:value-type="float">
            <text:p>1.87311</text:p>
          </table:table-cell>
          <table:table-cell table:number-columns-repeated="66"/>
          <table:table-cell table:formula="of:=MIN([.A26:.BL26])" office:value-type="float" office:value="1.22391" calcext:value-type="float">
            <text:p>1.22391</text:p>
          </table:table-cell>
          <table:table-cell table:formula="of:=MAX([.A26:.BL26])" office:value-type="float" office:value="1.87311" calcext:value-type="float">
            <text:p>1.87311</text:p>
          </table:table-cell>
          <table:table-cell table:number-columns-repeated="7"/>
        </table:table-row>
        <table:table-row table:style-name="ro2">
          <table:table-cell office:value-type="float" office:value="1.13776" calcext:value-type="float">
            <text:p>1.13776</text:p>
          </table:table-cell>
          <table:table-cell office:value-type="float" office:value="1.91024" calcext:value-type="float">
            <text:p>1.91024</text:p>
          </table:table-cell>
          <table:table-cell table:number-columns-repeated="66"/>
          <table:table-cell table:formula="of:=MIN([.A27:.BL27])" office:value-type="float" office:value="1.13776" calcext:value-type="float">
            <text:p>1.13776</text:p>
          </table:table-cell>
          <table:table-cell table:formula="of:=MAX([.A27:.BL27])" office:value-type="float" office:value="1.91024" calcext:value-type="float">
            <text:p>1.91024</text:p>
          </table:table-cell>
          <table:table-cell table:number-columns-repeated="7"/>
        </table:table-row>
        <table:table-row table:style-name="ro2">
          <table:table-cell office:value-type="float" office:value="1.21001" calcext:value-type="float">
            <text:p>1.21001</text:p>
          </table:table-cell>
          <table:table-cell office:value-type="float" office:value="1.20298" calcext:value-type="float">
            <text:p>1.20298</text:p>
          </table:table-cell>
          <table:table-cell table:number-columns-repeated="66"/>
          <table:table-cell table:formula="of:=MIN([.A28:.BL28])" office:value-type="float" office:value="1.20298" calcext:value-type="float">
            <text:p>1.20298</text:p>
          </table:table-cell>
          <table:table-cell table:formula="of:=MAX([.A28:.BL28])" office:value-type="float" office:value="1.21001" calcext:value-type="float">
            <text:p>1.21001</text:p>
          </table:table-cell>
          <table:table-cell table:number-columns-repeated="7"/>
        </table:table-row>
        <table:table-row table:style-name="ro2">
          <table:table-cell office:value-type="float" office:value="1.01417" calcext:value-type="float">
            <text:p>1.01417</text:p>
          </table:table-cell>
          <table:table-cell office:value-type="float" office:value="1.20445" calcext:value-type="float">
            <text:p>1.20445</text:p>
          </table:table-cell>
          <table:table-cell table:number-columns-repeated="66"/>
          <table:table-cell table:formula="of:=MIN([.A29:.BL29])" office:value-type="float" office:value="1.01417" calcext:value-type="float">
            <text:p>1.01417</text:p>
          </table:table-cell>
          <table:table-cell table:formula="of:=MAX([.A29:.BL29])" office:value-type="float" office:value="1.20445" calcext:value-type="float">
            <text:p>1.20445</text:p>
          </table:table-cell>
          <table:table-cell table:number-columns-repeated="7"/>
        </table:table-row>
        <table:table-row table:style-name="ro2">
          <table:table-cell office:value-type="float" office:value="1.63787" calcext:value-type="float">
            <text:p>1.63787</text:p>
          </table:table-cell>
          <table:table-cell office:value-type="float" office:value="1.76476" calcext:value-type="float">
            <text:p>1.76476</text:p>
          </table:table-cell>
          <table:table-cell table:number-columns-repeated="66"/>
          <table:table-cell table:formula="of:=MIN([.A30:.BL30])" office:value-type="float" office:value="1.63787" calcext:value-type="float">
            <text:p>1.63787</text:p>
          </table:table-cell>
          <table:table-cell table:formula="of:=MAX([.A30:.BL30])" office:value-type="float" office:value="1.76476" calcext:value-type="float">
            <text:p>1.76476</text:p>
          </table:table-cell>
          <table:table-cell table:number-columns-repeated="7"/>
        </table:table-row>
        <table:table-row table:style-name="ro2">
          <table:table-cell office:value-type="float" office:value="1.15989" calcext:value-type="float">
            <text:p>1.15989</text:p>
          </table:table-cell>
          <table:table-cell office:value-type="float" office:value="1.92917" calcext:value-type="float">
            <text:p>1.92917</text:p>
          </table:table-cell>
          <table:table-cell table:number-columns-repeated="66"/>
          <table:table-cell table:formula="of:=MIN([.A31:.BL31])" office:value-type="float" office:value="1.15989" calcext:value-type="float">
            <text:p>1.15989</text:p>
          </table:table-cell>
          <table:table-cell table:formula="of:=MAX([.A31:.BL31])" office:value-type="float" office:value="1.92917" calcext:value-type="float">
            <text:p>1.92917</text:p>
          </table:table-cell>
          <table:table-cell table:number-columns-repeated="7"/>
        </table:table-row>
        <table:table-row table:style-name="ro2">
          <table:table-cell office:value-type="float" office:value="0.969555" calcext:value-type="float">
            <text:p>0.969555</text:p>
          </table:table-cell>
          <table:table-cell office:value-type="float" office:value="1.88948" calcext:value-type="float">
            <text:p>1.88948</text:p>
          </table:table-cell>
          <table:table-cell table:number-columns-repeated="66"/>
          <table:table-cell table:formula="of:=MIN([.A32:.BL32])" office:value-type="float" office:value="0.969555" calcext:value-type="float">
            <text:p>0.969555</text:p>
          </table:table-cell>
          <table:table-cell table:formula="of:=MAX([.A32:.BL32])" office:value-type="float" office:value="1.88948" calcext:value-type="float">
            <text:p>1.88948</text:p>
          </table:table-cell>
          <table:table-cell table:number-columns-repeated="7"/>
        </table:table-row>
        <table:table-row table:style-name="ro2">
          <table:table-cell office:value-type="float" office:value="1.07237" calcext:value-type="float">
            <text:p>1.07237</text:p>
          </table:table-cell>
          <table:table-cell office:value-type="float" office:value="1.85776" calcext:value-type="float">
            <text:p>1.85776</text:p>
          </table:table-cell>
          <table:table-cell table:number-columns-repeated="66"/>
          <table:table-cell table:formula="of:=MIN([.A33:.BL33])" office:value-type="float" office:value="1.07237" calcext:value-type="float">
            <text:p>1.07237</text:p>
          </table:table-cell>
          <table:table-cell table:formula="of:=MAX([.A33:.BL33])" office:value-type="float" office:value="1.85776" calcext:value-type="float">
            <text:p>1.85776</text:p>
          </table:table-cell>
          <table:table-cell table:number-columns-repeated="7"/>
        </table:table-row>
        <table:table-row table:style-name="ro2">
          <table:table-cell office:value-type="float" office:value="1.39068" calcext:value-type="float">
            <text:p>1.39068</text:p>
          </table:table-cell>
          <table:table-cell office:value-type="float" office:value="1.57357" calcext:value-type="float">
            <text:p>1.57357</text:p>
          </table:table-cell>
          <table:table-cell table:number-columns-repeated="66"/>
          <table:table-cell table:formula="of:=MIN([.A34:.BL34])" office:value-type="float" office:value="1.39068" calcext:value-type="float">
            <text:p>1.39068</text:p>
          </table:table-cell>
          <table:table-cell table:formula="of:=MAX([.A34:.BL34])" office:value-type="float" office:value="1.57357" calcext:value-type="float">
            <text:p>1.57357</text:p>
          </table:table-cell>
          <table:table-cell table:number-columns-repeated="7"/>
        </table:table-row>
        <table:table-row table:style-name="ro2">
          <table:table-cell office:value-type="float" office:value="1.44667" calcext:value-type="float">
            <text:p>1.44667</text:p>
          </table:table-cell>
          <table:table-cell office:value-type="float" office:value="1.63041" calcext:value-type="float">
            <text:p>1.63041</text:p>
          </table:table-cell>
          <table:table-cell table:number-columns-repeated="66"/>
          <table:table-cell table:formula="of:=MIN([.A35:.BL35])" office:value-type="float" office:value="1.44667" calcext:value-type="float">
            <text:p>1.44667</text:p>
          </table:table-cell>
          <table:table-cell table:formula="of:=MAX([.A35:.BL35])" office:value-type="float" office:value="1.63041" calcext:value-type="float">
            <text:p>1.63041</text:p>
          </table:table-cell>
          <table:table-cell table:number-columns-repeated="7"/>
        </table:table-row>
        <table:table-row table:style-name="ro2">
          <table:table-cell office:value-type="float" office:value="1.06004" calcext:value-type="float">
            <text:p>1.06004</text:p>
          </table:table-cell>
          <table:table-cell office:value-type="float" office:value="1.9072" calcext:value-type="float">
            <text:p>1.9072</text:p>
          </table:table-cell>
          <table:table-cell table:number-columns-repeated="66"/>
          <table:table-cell table:formula="of:=MIN([.A36:.BL36])" office:value-type="float" office:value="1.06004" calcext:value-type="float">
            <text:p>1.06004</text:p>
          </table:table-cell>
          <table:table-cell table:formula="of:=MAX([.A36:.BL36])" office:value-type="float" office:value="1.9072" calcext:value-type="float">
            <text:p>1.9072</text:p>
          </table:table-cell>
          <table:table-cell table:number-columns-repeated="7"/>
        </table:table-row>
        <table:table-row table:style-name="ro2">
          <table:table-cell office:value-type="float" office:value="1.02111" calcext:value-type="float">
            <text:p>1.02111</text:p>
          </table:table-cell>
          <table:table-cell office:value-type="float" office:value="1.81676" calcext:value-type="float">
            <text:p>1.81676</text:p>
          </table:table-cell>
          <table:table-cell table:number-columns-repeated="66"/>
          <table:table-cell table:formula="of:=MIN([.A37:.BL37])" office:value-type="float" office:value="1.02111" calcext:value-type="float">
            <text:p>1.02111</text:p>
          </table:table-cell>
          <table:table-cell table:formula="of:=MAX([.A37:.BL37])" office:value-type="float" office:value="1.81676" calcext:value-type="float">
            <text:p>1.81676</text:p>
          </table:table-cell>
          <table:table-cell table:number-columns-repeated="7"/>
        </table:table-row>
        <table:table-row table:style-name="ro2">
          <table:table-cell office:value-type="float" office:value="0.948866" calcext:value-type="float">
            <text:p>0.948866</text:p>
          </table:table-cell>
          <table:table-cell office:value-type="float" office:value="1.20793" calcext:value-type="float">
            <text:p>1.20793</text:p>
          </table:table-cell>
          <table:table-cell table:number-columns-repeated="66"/>
          <table:table-cell table:formula="of:=MIN([.A38:.BL38])" office:value-type="float" office:value="0.948866" calcext:value-type="float">
            <text:p>0.948866</text:p>
          </table:table-cell>
          <table:table-cell table:formula="of:=MAX([.A38:.BL38])" office:value-type="float" office:value="1.20793" calcext:value-type="float">
            <text:p>1.20793</text:p>
          </table:table-cell>
          <table:table-cell table:number-columns-repeated="7"/>
        </table:table-row>
        <table:table-row table:style-name="ro2">
          <table:table-cell office:value-type="float" office:value="1.93499" calcext:value-type="float">
            <text:p>1.93499</text:p>
          </table:table-cell>
          <table:table-cell office:value-type="float" office:value="1.9399" calcext:value-type="float">
            <text:p>1.9399</text:p>
          </table:table-cell>
          <table:table-cell table:number-columns-repeated="66"/>
          <table:table-cell table:formula="of:=MIN([.A39:.BL39])" office:value-type="float" office:value="1.93499" calcext:value-type="float">
            <text:p>1.93499</text:p>
          </table:table-cell>
          <table:table-cell table:formula="of:=MAX([.A39:.BL39])" office:value-type="float" office:value="1.9399" calcext:value-type="float">
            <text:p>1.9399</text:p>
          </table:table-cell>
          <table:table-cell table:number-columns-repeated="7"/>
        </table:table-row>
        <table:table-row table:style-name="ro2">
          <table:table-cell office:value-type="float" office:value="1.70273" calcext:value-type="float">
            <text:p>1.70273</text:p>
          </table:table-cell>
          <table:table-cell office:value-type="float" office:value="1.76747" calcext:value-type="float">
            <text:p>1.76747</text:p>
          </table:table-cell>
          <table:table-cell table:number-columns-repeated="66"/>
          <table:table-cell table:formula="of:=MIN([.A40:.BL40])" office:value-type="float" office:value="1.70273" calcext:value-type="float">
            <text:p>1.70273</text:p>
          </table:table-cell>
          <table:table-cell table:formula="of:=MAX([.A40:.BL40])" office:value-type="float" office:value="1.76747" calcext:value-type="float">
            <text:p>1.76747</text:p>
          </table:table-cell>
          <table:table-cell table:number-columns-repeated="7"/>
        </table:table-row>
        <table:table-row table:style-name="ro2">
          <table:table-cell office:value-type="float" office:value="1.20945" calcext:value-type="float">
            <text:p>1.20945</text:p>
          </table:table-cell>
          <table:table-cell office:value-type="float" office:value="1.91414" calcext:value-type="float">
            <text:p>1.91414</text:p>
          </table:table-cell>
          <table:table-cell table:number-columns-repeated="66"/>
          <table:table-cell table:formula="of:=MIN([.A41:.BL41])" office:value-type="float" office:value="1.20945" calcext:value-type="float">
            <text:p>1.20945</text:p>
          </table:table-cell>
          <table:table-cell table:formula="of:=MAX([.A41:.BL41])" office:value-type="float" office:value="1.91414" calcext:value-type="float">
            <text:p>1.91414</text:p>
          </table:table-cell>
          <table:table-cell table:number-columns-repeated="7"/>
        </table:table-row>
        <table:table-row table:style-name="ro1">
          <table:table-cell office:value-type="float" office:value="0.977527" calcext:value-type="float">
            <text:p>0.977527</text:p>
          </table:table-cell>
          <table:table-cell office:value-type="float" office:value="1.92805" calcext:value-type="float">
            <text:p>1.92805</text:p>
          </table:table-cell>
          <table:table-cell table:number-columns-repeated="66"/>
          <table:table-cell table:formula="of:=MIN([.A42:.BL42])" office:value-type="float" office:value="0.977527" calcext:value-type="float">
            <text:p>0.977527</text:p>
          </table:table-cell>
          <table:table-cell table:formula="of:=MAX([.A42:.BL42])" office:value-type="float" office:value="1.92805" calcext:value-type="float">
            <text:p>1.928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837846" calcext:value-type="float">
            <text:p>0.837846</text:p>
          </table:table-cell>
          <table:table-cell office:value-type="float" office:value="1.65802" calcext:value-type="float">
            <text:p>1.65802</text:p>
          </table:table-cell>
          <table:table-cell office:value-type="float" office:value="1.84102" calcext:value-type="float">
            <text:p>1.84102</text:p>
          </table:table-cell>
          <table:table-cell office:value-type="float" office:value="1.32095" calcext:value-type="float">
            <text:p>1.32095</text:p>
          </table:table-cell>
          <table:table-cell table:number-columns-repeated="64"/>
          <table:table-cell table:formula="of:=MIN([.A44:.BL44])" office:value-type="float" office:value="0.837846" calcext:value-type="float">
            <text:p>0.837846</text:p>
          </table:table-cell>
          <table:table-cell table:formula="of:=MAX([.A44:.BL44])" office:value-type="float" office:value="1.84102" calcext:value-type="float">
            <text:p>1.84102</text:p>
          </table:table-cell>
          <table:table-cell table:number-columns-repeated="7"/>
        </table:table-row>
        <table:table-row table:style-name="ro1">
          <table:table-cell office:value-type="float" office:value="0.844818" calcext:value-type="float">
            <text:p>0.844818</text:p>
          </table:table-cell>
          <table:table-cell office:value-type="float" office:value="0.91788" calcext:value-type="float">
            <text:p>0.91788</text:p>
          </table:table-cell>
          <table:table-cell office:value-type="float" office:value="0.669456" calcext:value-type="float">
            <text:p>0.669456</text:p>
          </table:table-cell>
          <table:table-cell office:value-type="float" office:value="0.890436" calcext:value-type="float">
            <text:p>0.890436</text:p>
          </table:table-cell>
          <table:table-cell table:number-columns-repeated="64"/>
          <table:table-cell table:formula="of:=MIN([.A45:.BL45])" office:value-type="float" office:value="0.669456" calcext:value-type="float">
            <text:p>0.669456</text:p>
          </table:table-cell>
          <table:table-cell table:formula="of:=MAX([.A45:.BL45])" office:value-type="float" office:value="0.91788" calcext:value-type="float">
            <text:p>0.91788</text:p>
          </table:table-cell>
          <table:table-cell table:number-columns-repeated="7"/>
        </table:table-row>
        <table:table-row table:style-name="ro2">
          <table:table-cell office:value-type="float" office:value="2.4188" calcext:value-type="float">
            <text:p>2.4188</text:p>
          </table:table-cell>
          <table:table-cell office:value-type="float" office:value="2.43205" calcext:value-type="float">
            <text:p>2.43205</text:p>
          </table:table-cell>
          <table:table-cell office:value-type="float" office:value="2.43717" calcext:value-type="float">
            <text:p>2.43717</text:p>
          </table:table-cell>
          <table:table-cell office:value-type="float" office:value="2.42611" calcext:value-type="float">
            <text:p>2.42611</text:p>
          </table:table-cell>
          <table:table-cell table:number-columns-repeated="64"/>
          <table:table-cell table:formula="of:=MIN([.A46:.BL46])" office:value-type="float" office:value="2.4188" calcext:value-type="float">
            <text:p>2.4188</text:p>
          </table:table-cell>
          <table:table-cell table:formula="of:=MAX([.A46:.BL46])" office:value-type="float" office:value="2.43717" calcext:value-type="float">
            <text:p>2.43717</text:p>
          </table:table-cell>
          <table:table-cell table:number-columns-repeated="7"/>
        </table:table-row>
        <table:table-row table:style-name="ro2">
          <table:table-cell office:value-type="float" office:value="1.1584" calcext:value-type="float">
            <text:p>1.1584</text:p>
          </table:table-cell>
          <table:table-cell office:value-type="float" office:value="1.4122" calcext:value-type="float">
            <text:p>1.412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65312" calcext:value-type="float">
            <text:p>0.65312</text:p>
          </table:table-cell>
          <table:table-cell table:number-columns-repeated="64"/>
          <table:table-cell table:formula="of:=MIN([.A47:.BL47])" office:value-type="float" office:value="0.65312" calcext:value-type="float">
            <text:p>0.65312</text:p>
          </table:table-cell>
          <table:table-cell table:formula="of:=MAX([.A47:.BL47])" office:value-type="float" office:value="1.47012" calcext:value-type="float">
            <text:p>1.47012</text:p>
          </table:table-cell>
          <table:table-cell table:number-columns-repeated="7"/>
        </table:table-row>
        <table:table-row table:style-name="ro2">
          <table:table-cell office:value-type="float" office:value="0.829882" calcext:value-type="float">
            <text:p>0.829882</text:p>
          </table:table-cell>
          <table:table-cell office:value-type="float" office:value="1.47534" calcext:value-type="float">
            <text:p>1.47534</text:p>
          </table:table-cell>
          <table:table-cell office:value-type="float" office:value="1.088" calcext:value-type="float">
            <text:p>1.088</text:p>
          </table:table-cell>
          <table:table-cell office:value-type="float" office:value="2.01746" calcext:value-type="float">
            <text:p>2.01746</text:p>
          </table:table-cell>
          <table:table-cell table:number-columns-repeated="64"/>
          <table:table-cell table:formula="of:=MIN([.A48:.BL48])" office:value-type="float" office:value="0.829882" calcext:value-type="float">
            <text:p>0.829882</text:p>
          </table:table-cell>
          <table:table-cell table:formula="of:=MAX([.A48:.BL48])" office:value-type="float" office:value="2.01746" calcext:value-type="float">
            <text:p>2.01746</text:p>
          </table:table-cell>
          <table:table-cell table:number-columns-repeated="7"/>
        </table:table-row>
        <table:table-row table:style-name="ro2">
          <table:table-cell office:value-type="float" office:value="0.955808" calcext:value-type="float">
            <text:p>0.955808</text:p>
          </table:table-cell>
          <table:table-cell office:value-type="float" office:value="1.54244" calcext:value-type="float">
            <text:p>1.54244</text:p>
          </table:table-cell>
          <table:table-cell office:value-type="float" office:value="1.92536" calcext:value-type="float">
            <text:p>1.92536</text:p>
          </table:table-cell>
          <table:table-cell office:value-type="float" office:value="1.03459" calcext:value-type="float">
            <text:p>1.03459</text:p>
          </table:table-cell>
          <table:table-cell table:number-columns-repeated="64"/>
          <table:table-cell table:formula="of:=MIN([.A49:.BL49])" office:value-type="float" office:value="0.955808" calcext:value-type="float">
            <text:p>0.955808</text:p>
          </table:table-cell>
          <table:table-cell table:formula="of:=MAX([.A49:.BL49])" office:value-type="float" office:value="1.92536" calcext:value-type="float">
            <text:p>1.92536</text:p>
          </table:table-cell>
          <table:table-cell table:number-columns-repeated="7"/>
        </table:table-row>
        <table:table-row table:style-name="ro2">
          <table:table-cell office:value-type="float" office:value="1.07557" calcext:value-type="float">
            <text:p>1.07557</text:p>
          </table:table-cell>
          <table:table-cell office:value-type="float" office:value="1.37875" calcext:value-type="float">
            <text:p>1.37875</text:p>
          </table:table-cell>
          <table:table-cell office:value-type="float" office:value="1.59348" calcext:value-type="float">
            <text:p>1.59348</text:p>
          </table:table-cell>
          <table:table-cell office:value-type="float" office:value="0.904284" calcext:value-type="float">
            <text:p>0.904284</text:p>
          </table:table-cell>
          <table:table-cell table:number-columns-repeated="64"/>
          <table:table-cell table:formula="of:=MIN([.A50:.BL50])" office:value-type="float" office:value="0.904284" calcext:value-type="float">
            <text:p>0.904284</text:p>
          </table:table-cell>
          <table:table-cell table:formula="of:=MAX([.A50:.BL50])" office:value-type="float" office:value="1.59348" calcext:value-type="float">
            <text:p>1.59348</text:p>
          </table:table-cell>
          <table:table-cell table:number-columns-repeated="7"/>
        </table:table-row>
        <table:table-row table:style-name="ro2">
          <table:table-cell office:value-type="float" office:value="0.747002" calcext:value-type="float">
            <text:p>0.747002</text:p>
          </table:table-cell>
          <table:table-cell office:value-type="float" office:value="0.914029" calcext:value-type="float">
            <text:p>0.914029</text:p>
          </table:table-cell>
          <table:table-cell office:value-type="float" office:value="0.676427" calcext:value-type="float">
            <text:p>0.676427</text:p>
          </table:table-cell>
          <table:table-cell office:value-type="float" office:value="0.9826" calcext:value-type="float">
            <text:p>0.9826</text:p>
          </table:table-cell>
          <table:table-cell table:number-columns-repeated="64"/>
          <table:table-cell table:formula="of:=MIN([.A51:.BL51])" office:value-type="float" office:value="0.676427" calcext:value-type="float">
            <text:p>0.676427</text:p>
          </table:table-cell>
          <table:table-cell table:formula="of:=MAX([.A51:.BL51])" office:value-type="float" office:value="0.9826" calcext:value-type="float">
            <text:p>0.9826</text:p>
          </table:table-cell>
          <table:table-cell table:number-columns-repeated="7"/>
        </table:table-row>
        <table:table-row table:style-name="ro2">
          <table:table-cell office:value-type="float" office:value="1.0382" calcext:value-type="float">
            <text:p>1.0382</text:p>
          </table:table-cell>
          <table:table-cell office:value-type="float" office:value="1.30515" calcext:value-type="float">
            <text:p>1.30515</text:p>
          </table:table-cell>
          <table:table-cell office:value-type="float" office:value="1.45393" calcext:value-type="float">
            <text:p>1.45393</text:p>
          </table:table-cell>
          <table:table-cell office:value-type="float" office:value="0.716319" calcext:value-type="float">
            <text:p>0.716319</text:p>
          </table:table-cell>
          <table:table-cell table:number-columns-repeated="64"/>
          <table:table-cell table:formula="of:=MIN([.A52:.BL52])" office:value-type="float" office:value="0.716319" calcext:value-type="float">
            <text:p>0.716319</text:p>
          </table:table-cell>
          <table:table-cell table:formula="of:=MAX([.A52:.BL52])" office:value-type="float" office:value="1.45393" calcext:value-type="float">
            <text:p>1.45393</text:p>
          </table:table-cell>
          <table:table-cell table:number-columns-repeated="7"/>
        </table:table-row>
        <table:table-row table:style-name="ro2">
          <table:table-cell office:value-type="float" office:value="0.740744" calcext:value-type="float">
            <text:p>0.740744</text:p>
          </table:table-cell>
          <table:table-cell office:value-type="float" office:value="1.10059" calcext:value-type="float">
            <text:p>1.10059</text:p>
          </table:table-cell>
          <table:table-cell office:value-type="float" office:value="1.94671" calcext:value-type="float">
            <text:p>1.94671</text:p>
          </table:table-cell>
          <table:table-cell office:value-type="float" office:value="2.04418" calcext:value-type="float">
            <text:p>2.04418</text:p>
          </table:table-cell>
          <table:table-cell table:number-columns-repeated="64"/>
          <table:table-cell table:formula="of:=MIN([.A53:.BL53])" office:value-type="float" office:value="0.740744" calcext:value-type="float">
            <text:p>0.740744</text:p>
          </table:table-cell>
          <table:table-cell table:formula="of:=MAX([.A53:.BL53])" office:value-type="float" office:value="2.04418" calcext:value-type="float">
            <text:p>2.04418</text:p>
          </table:table-cell>
          <table:table-cell table:number-columns-repeated="7"/>
        </table:table-row>
        <table:table-row table:style-name="ro2">
          <table:table-cell office:value-type="float" office:value="0.941369" calcext:value-type="float">
            <text:p>0.941369</text:p>
          </table:table-cell>
          <table:table-cell office:value-type="float" office:value="1.62378" calcext:value-type="float">
            <text:p>1.62378</text:p>
          </table:table-cell>
          <table:table-cell office:value-type="float" office:value="1.87292" calcext:value-type="float">
            <text:p>1.87292</text:p>
          </table:table-cell>
          <table:table-cell office:value-type="float" office:value="1.08071" calcext:value-type="float">
            <text:p>1.08071</text:p>
          </table:table-cell>
          <table:table-cell table:number-columns-repeated="64"/>
          <table:table-cell table:formula="of:=MIN([.A54:.BL54])" office:value-type="float" office:value="0.941369" calcext:value-type="float">
            <text:p>0.941369</text:p>
          </table:table-cell>
          <table:table-cell table:formula="of:=MAX([.A54:.BL54])" office:value-type="float" office:value="1.87292" calcext:value-type="float">
            <text:p>1.87292</text:p>
          </table:table-cell>
          <table:table-cell table:number-columns-repeated="7"/>
        </table:table-row>
        <table:table-row table:style-name="ro2">
          <table:table-cell office:value-type="float" office:value="0.693093" calcext:value-type="float">
            <text:p>0.693093</text:p>
          </table:table-cell>
          <table:table-cell office:value-type="float" office:value="0.69771" calcext:value-type="float">
            <text:p>0.69771</text:p>
          </table:table-cell>
          <table:table-cell office:value-type="float" office:value="0.608134" calcext:value-type="float">
            <text:p>0.608134</text:p>
          </table:table-cell>
          <table:table-cell office:value-type="float" office:value="0.546243" calcext:value-type="float">
            <text:p>0.546243</text:p>
          </table:table-cell>
          <table:table-cell table:number-columns-repeated="64"/>
          <table:table-cell table:formula="of:=MIN([.A55:.BL55])" office:value-type="float" office:value="0.546243" calcext:value-type="float">
            <text:p>0.546243</text:p>
          </table:table-cell>
          <table:table-cell table:formula="of:=MAX([.A55:.BL55])" office:value-type="float" office:value="0.69771" calcext:value-type="float">
            <text:p>0.69771</text:p>
          </table:table-cell>
          <table:table-cell table:number-columns-repeated="7"/>
        </table:table-row>
        <table:table-row table:style-name="ro2">
          <table:table-cell office:value-type="float" office:value="1.15859" calcext:value-type="float">
            <text:p>1.15859</text:p>
          </table:table-cell>
          <table:table-cell office:value-type="float" office:value="0.73315" calcext:value-type="float">
            <text:p>0.73315</text:p>
          </table:table-cell>
          <table:table-cell office:value-type="float" office:value="2.03714" calcext:value-type="float">
            <text:p>2.03714</text:p>
          </table:table-cell>
          <table:table-cell office:value-type="float" office:value="2.05998" calcext:value-type="float">
            <text:p>2.05998</text:p>
          </table:table-cell>
          <table:table-cell table:number-columns-repeated="64"/>
          <table:table-cell table:formula="of:=MIN([.A56:.BL56])" office:value-type="float" office:value="0.73315" calcext:value-type="float">
            <text:p>0.73315</text:p>
          </table:table-cell>
          <table:table-cell table:formula="of:=MAX([.A56:.BL56])" office:value-type="float" office:value="2.05998" calcext:value-type="float">
            <text:p>2.05998</text:p>
          </table:table-cell>
          <table:table-cell table:number-columns-repeated="7"/>
        </table:table-row>
        <table:table-row table:style-name="ro2">
          <table:table-cell office:value-type="float" office:value="0.818737" calcext:value-type="float">
            <text:p>0.818737</text:p>
          </table:table-cell>
          <table:table-cell office:value-type="float" office:value="1.26062" calcext:value-type="float">
            <text:p>1.26062</text:p>
          </table:table-cell>
          <table:table-cell office:value-type="float" office:value="1.53392" calcext:value-type="float">
            <text:p>1.53392</text:p>
          </table:table-cell>
          <table:table-cell office:value-type="float" office:value="1.00937" calcext:value-type="float">
            <text:p>1.00937</text:p>
          </table:table-cell>
          <table:table-cell table:number-columns-repeated="64"/>
          <table:table-cell table:formula="of:=MIN([.A57:.BL57])" office:value-type="float" office:value="0.818737" calcext:value-type="float">
            <text:p>0.818737</text:p>
          </table:table-cell>
          <table:table-cell table:formula="of:=MAX([.A57:.BL57])" office:value-type="float" office:value="1.53392" calcext:value-type="float">
            <text:p>1.53392</text:p>
          </table:table-cell>
          <table:table-cell table:number-columns-repeated="7"/>
        </table:table-row>
        <table:table-row table:style-name="ro2">
          <table:table-cell office:value-type="float" office:value="1.03162" calcext:value-type="float">
            <text:p>1.03162</text:p>
          </table:table-cell>
          <table:table-cell office:value-type="float" office:value="0.603808" calcext:value-type="float">
            <text:p>0.603808</text:p>
          </table:table-cell>
          <table:table-cell office:value-type="float" office:value="1.83791" calcext:value-type="float">
            <text:p>1.83791</text:p>
          </table:table-cell>
          <table:table-cell office:value-type="float" office:value="1.9705" calcext:value-type="float">
            <text:p>1.9705</text:p>
          </table:table-cell>
          <table:table-cell table:number-columns-repeated="64"/>
          <table:table-cell table:formula="of:=MIN([.A58:.BL58])" office:value-type="float" office:value="0.603808" calcext:value-type="float">
            <text:p>0.603808</text:p>
          </table:table-cell>
          <table:table-cell table:formula="of:=MAX([.A58:.BL58])" office:value-type="float" office:value="1.9705" calcext:value-type="float">
            <text:p>1.9705</text:p>
          </table:table-cell>
          <table:table-cell table:number-columns-repeated="7"/>
        </table:table-row>
        <table:table-row table:style-name="ro2">
          <table:table-cell office:value-type="float" office:value="0.573563" calcext:value-type="float">
            <text:p>0.573563</text:p>
          </table:table-cell>
          <table:table-cell office:value-type="float" office:value="0.821895" calcext:value-type="float">
            <text:p>0.821895</text:p>
          </table:table-cell>
          <table:table-cell office:value-type="float" office:value="1.76798" calcext:value-type="float">
            <text:p>1.76798</text:p>
          </table:table-cell>
          <table:table-cell office:value-type="float" office:value="1.35996" calcext:value-type="float">
            <text:p>1.35996</text:p>
          </table:table-cell>
          <table:table-cell table:number-columns-repeated="64"/>
          <table:table-cell table:formula="of:=MIN([.A59:.BL59])" office:value-type="float" office:value="0.573563" calcext:value-type="float">
            <text:p>0.573563</text:p>
          </table:table-cell>
          <table:table-cell table:formula="of:=MAX([.A59:.BL59])" office:value-type="float" office:value="1.76798" calcext:value-type="float">
            <text:p>1.76798</text:p>
          </table:table-cell>
          <table:table-cell table:number-columns-repeated="7"/>
        </table:table-row>
        <table:table-row table:style-name="ro2">
          <table:table-cell office:value-type="float" office:value="2.35073" calcext:value-type="float">
            <text:p>2.35073</text:p>
          </table:table-cell>
          <table:table-cell office:value-type="float" office:value="2.3827" calcext:value-type="float">
            <text:p>2.3827</text:p>
          </table:table-cell>
          <table:table-cell office:value-type="float" office:value="2.38546" calcext:value-type="float">
            <text:p>2.38546</text:p>
          </table:table-cell>
          <table:table-cell office:value-type="float" office:value="2.40539" calcext:value-type="float">
            <text:p>2.40539</text:p>
          </table:table-cell>
          <table:table-cell table:number-columns-repeated="64"/>
          <table:table-cell table:formula="of:=MIN([.A60:.BL60])" office:value-type="float" office:value="2.35073" calcext:value-type="float">
            <text:p>2.35073</text:p>
          </table:table-cell>
          <table:table-cell table:formula="of:=MAX([.A60:.BL60])" office:value-type="float" office:value="2.40539" calcext:value-type="float">
            <text:p>2.40539</text:p>
          </table:table-cell>
          <table:table-cell table:number-columns-repeated="7"/>
        </table:table-row>
        <table:table-row table:style-name="ro2">
          <table:table-cell office:value-type="float" office:value="0.973002" calcext:value-type="float">
            <text:p>0.973002</text:p>
          </table:table-cell>
          <table:table-cell office:value-type="float" office:value="1.44138" calcext:value-type="float">
            <text:p>1.44138</text:p>
          </table:table-cell>
          <table:table-cell office:value-type="float" office:value="1.55685" calcext:value-type="float">
            <text:p>1.55685</text:p>
          </table:table-cell>
          <table:table-cell office:value-type="float" office:value="0.994465" calcext:value-type="float">
            <text:p>0.994465</text:p>
          </table:table-cell>
          <table:table-cell table:number-columns-repeated="64"/>
          <table:table-cell table:formula="of:=MIN([.A61:.BL61])" office:value-type="float" office:value="0.973002" calcext:value-type="float">
            <text:p>0.973002</text:p>
          </table:table-cell>
          <table:table-cell table:formula="of:=MAX([.A61:.BL61])" office:value-type="float" office:value="1.55685" calcext:value-type="float">
            <text:p>1.55685</text:p>
          </table:table-cell>
          <table:table-cell table:number-columns-repeated="7"/>
        </table:table-row>
        <table:table-row table:style-name="ro2">
          <table:table-cell office:value-type="float" office:value="0.958839" calcext:value-type="float">
            <text:p>0.958839</text:p>
          </table:table-cell>
          <table:table-cell office:value-type="float" office:value="1.34492" calcext:value-type="float">
            <text:p>1.34492</text:p>
          </table:table-cell>
          <table:table-cell office:value-type="float" office:value="0.806995" calcext:value-type="float">
            <text:p>0.806995</text:p>
          </table:table-cell>
          <table:table-cell office:value-type="float" office:value="1.8237" calcext:value-type="float">
            <text:p>1.8237</text:p>
          </table:table-cell>
          <table:table-cell table:number-columns-repeated="64"/>
          <table:table-cell table:formula="of:=MIN([.A62:.BL62])" office:value-type="float" office:value="0.806995" calcext:value-type="float">
            <text:p>0.806995</text:p>
          </table:table-cell>
          <table:table-cell table:formula="of:=MAX([.A62:.BL62])" office:value-type="float" office:value="1.8237" calcext:value-type="float">
            <text:p>1.8237</text:p>
          </table:table-cell>
          <table:table-cell table:number-columns-repeated="7"/>
        </table:table-row>
        <table:table-row table:style-name="ro2">
          <table:table-cell office:value-type="float" office:value="2.35782" calcext:value-type="float">
            <text:p>2.35782</text:p>
          </table:table-cell>
          <table:table-cell office:value-type="float" office:value="2.37903" calcext:value-type="float">
            <text:p>2.37903</text:p>
          </table:table-cell>
          <table:table-cell office:value-type="float" office:value="2.41011" calcext:value-type="float">
            <text:p>2.41011</text:p>
          </table:table-cell>
          <table:table-cell office:value-type="float" office:value="2.42763" calcext:value-type="float">
            <text:p>2.42763</text:p>
          </table:table-cell>
          <table:table-cell table:number-columns-repeated="64"/>
          <table:table-cell table:formula="of:=MIN([.A63:.BL63])" office:value-type="float" office:value="2.35782" calcext:value-type="float">
            <text:p>2.35782</text:p>
          </table:table-cell>
          <table:table-cell table:formula="of:=MAX([.A63:.BL63])" office:value-type="float" office:value="2.42763" calcext:value-type="float">
            <text:p>2.4276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5621" calcext:value-type="float">
            <text:p>1.15621</text:p>
          </table:table-cell>
          <table:table-cell office:value-type="float" office:value="1.19317" calcext:value-type="float">
            <text:p>1.19317</text:p>
          </table:table-cell>
          <table:table-cell office:value-type="float" office:value="2.35105" calcext:value-type="float">
            <text:p>2.35105</text:p>
          </table:table-cell>
          <table:table-cell office:value-type="float" office:value="1.2068" calcext:value-type="float">
            <text:p>1.2068</text:p>
          </table:table-cell>
          <table:table-cell office:value-type="float" office:value="2.37302" calcext:value-type="float">
            <text:p>2.37302</text:p>
          </table:table-cell>
          <table:table-cell office:value-type="float" office:value="1.22868" calcext:value-type="float">
            <text:p>1.22868</text:p>
          </table:table-cell>
          <table:table-cell office:value-type="float" office:value="2.38559" calcext:value-type="float">
            <text:p>2.38559</text:p>
          </table:table-cell>
          <table:table-cell office:value-type="float" office:value="1.23545" calcext:value-type="float">
            <text:p>1.23545</text:p>
          </table:table-cell>
          <table:table-cell table:number-columns-repeated="60"/>
          <table:table-cell table:formula="of:=MIN([.A65:.BL65])" office:value-type="float" office:value="1.15621" calcext:value-type="float">
            <text:p>1.15621</text:p>
          </table:table-cell>
          <table:table-cell table:formula="of:=MAX([.A65:.BL65])" office:value-type="float" office:value="2.38559" calcext:value-type="float">
            <text:p>2.38559</text:p>
          </table:table-cell>
          <table:table-cell table:number-columns-repeated="7"/>
        </table:table-row>
        <table:table-row table:style-name="ro2">
          <table:table-cell office:value-type="float" office:value="0.501353" calcext:value-type="float">
            <text:p>0.501353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6708" calcext:value-type="float">
            <text:p>1.16708</text:p>
          </table:table-cell>
          <table:table-cell office:value-type="float" office:value="1.18929" calcext:value-type="float">
            <text:p>1.18929</text:p>
          </table:table-cell>
          <table:table-cell office:value-type="float" office:value="0.781332" calcext:value-type="float">
            <text:p>0.781332</text:p>
          </table:table-cell>
          <table:table-cell office:value-type="float" office:value="0.572511" calcext:value-type="float">
            <text:p>0.572511</text:p>
          </table:table-cell>
          <table:table-cell office:value-type="float" office:value="0.304448" calcext:value-type="float">
            <text:p>0.304448</text:p>
          </table:table-cell>
          <table:table-cell office:value-type="float" office:value="0.553899" calcext:value-type="float">
            <text:p>0.553899</text:p>
          </table:table-cell>
          <table:table-cell table:number-columns-repeated="60"/>
          <table:table-cell table:formula="of:=MIN([.A66:.BL66])" office:value-type="float" office:value="0.304448" calcext:value-type="float">
            <text:p>0.304448</text:p>
          </table:table-cell>
          <table:table-cell table:formula="of:=MAX([.A66:.BL66])" office:value-type="float" office:value="1.18929" calcext:value-type="float">
            <text:p>1.18929</text:p>
          </table:table-cell>
          <table:table-cell table:number-columns-repeated="7"/>
        </table:table-row>
        <table:table-row table:style-name="ro2">
          <table:table-cell office:value-type="float" office:value="1.21488" calcext:value-type="float">
            <text:p>1.21488</text:p>
          </table:table-cell>
          <table:table-cell office:value-type="float" office:value="1.22153" calcext:value-type="float">
            <text:p>1.22153</text:p>
          </table:table-cell>
          <table:table-cell office:value-type="float" office:value="1.24129" calcext:value-type="float">
            <text:p>1.24129</text:p>
          </table:table-cell>
          <table:table-cell office:value-type="float" office:value="0.464008" calcext:value-type="float">
            <text:p>0.464008</text:p>
          </table:table-cell>
          <table:table-cell office:value-type="float" office:value="1.68129" calcext:value-type="float">
            <text:p>1.68129</text:p>
          </table:table-cell>
          <table:table-cell office:value-type="float" office:value="0.504023" calcext:value-type="float">
            <text:p>0.504023</text:p>
          </table:table-cell>
          <table:table-cell office:value-type="float" office:value="1.0256" calcext:value-type="float">
            <text:p>1.0256</text:p>
          </table:table-cell>
          <table:table-cell office:value-type="float" office:value="1.0675" calcext:value-type="float">
            <text:p>1.0675</text:p>
          </table:table-cell>
          <table:table-cell table:number-columns-repeated="60"/>
          <table:table-cell table:formula="of:=MIN([.A67:.BL67])" office:value-type="float" office:value="0.464008" calcext:value-type="float">
            <text:p>0.464008</text:p>
          </table:table-cell>
          <table:table-cell table:formula="of:=MAX([.A67:.BL67])" office:value-type="float" office:value="1.68129" calcext:value-type="float">
            <text:p>1.68129</text:p>
          </table:table-cell>
          <table:table-cell table:number-columns-repeated="7"/>
        </table:table-row>
        <table:table-row table:style-name="ro2">
          <table:table-cell office:value-type="float" office:value="1.16322" calcext:value-type="float">
            <text:p>1.16322</text:p>
          </table:table-cell>
          <table:table-cell office:value-type="float" office:value="1.19938" calcext:value-type="float">
            <text:p>1.19938</text:p>
          </table:table-cell>
          <table:table-cell office:value-type="float" office:value="1.20525" calcext:value-type="float">
            <text:p>1.20525</text:p>
          </table:table-cell>
          <table:table-cell office:value-type="float" office:value="1.21229" calcext:value-type="float">
            <text:p>1.21229</text:p>
          </table:table-cell>
          <table:table-cell office:value-type="float" office:value="0.370969" calcext:value-type="float">
            <text:p>0.370969</text:p>
          </table:table-cell>
          <table:table-cell office:value-type="float" office:value="0.576718" calcext:value-type="float">
            <text:p>0.576718</text:p>
          </table:table-cell>
          <table:table-cell office:value-type="float" office:value="0.456873" calcext:value-type="float">
            <text:p>0.456873</text:p>
          </table:table-cell>
          <table:table-cell office:value-type="float" office:value="0.888113" calcext:value-type="float">
            <text:p>0.888113</text:p>
          </table:table-cell>
          <table:table-cell table:number-columns-repeated="60"/>
          <table:table-cell table:formula="of:=MIN([.A68:.BL68])" office:value-type="float" office:value="0.370969" calcext:value-type="float">
            <text:p>0.370969</text:p>
          </table:table-cell>
          <table:table-cell table:formula="of:=MAX([.A68:.BL68])" office:value-type="float" office:value="1.21229" calcext:value-type="float">
            <text:p>1.21229</text:p>
          </table:table-cell>
          <table:table-cell table:number-columns-repeated="7"/>
        </table:table-row>
        <table:table-row table:style-name="ro2">
          <table:table-cell office:value-type="float" office:value="0.549677" calcext:value-type="float">
            <text:p>0.549677</text:p>
          </table:table-cell>
          <table:table-cell office:value-type="float" office:value="0.490214" calcext:value-type="float">
            <text:p>0.490214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0.611639" calcext:value-type="float">
            <text:p>0.611639</text:p>
          </table:table-cell>
          <table:table-cell office:value-type="float" office:value="0.757528" calcext:value-type="float">
            <text:p>0.757528</text:p>
          </table:table-cell>
          <table:table-cell office:value-type="float" office:value="0.816633" calcext:value-type="float">
            <text:p>0.816633</text:p>
          </table:table-cell>
          <table:table-cell office:value-type="float" office:value="0.419686" calcext:value-type="float">
            <text:p>0.419686</text:p>
          </table:table-cell>
          <table:table-cell table:number-columns-repeated="60"/>
          <table:table-cell table:formula="of:=MIN([.A69:.BL69])" office:value-type="float" office:value="0.419686" calcext:value-type="float">
            <text:p>0.419686</text:p>
          </table:table-cell>
          <table:table-cell table:formula="of:=MAX([.A69:.BL69])" office:value-type="float" office:value="1.22649" calcext:value-type="float">
            <text:p>1.22649</text:p>
          </table:table-cell>
          <table:table-cell table:number-columns-repeated="7"/>
        </table:table-row>
        <table:table-row table:style-name="ro2">
          <table:table-cell office:value-type="float" office:value="0.495492" calcext:value-type="float">
            <text:p>0.495492</text:p>
          </table:table-cell>
          <table:table-cell office:value-type="float" office:value="0.840122" calcext:value-type="float">
            <text:p>0.840122</text:p>
          </table:table-cell>
          <table:table-cell office:value-type="float" office:value="0.356814" calcext:value-type="float">
            <text:p>0.356814</text:p>
          </table:table-cell>
          <table:table-cell office:value-type="float" office:value="0.779043" calcext:value-type="float">
            <text:p>0.779043</text:p>
          </table:table-cell>
          <table:table-cell office:value-type="float" office:value="0.351008" calcext:value-type="float">
            <text:p>0.351008</text:p>
          </table:table-cell>
          <table:table-cell office:value-type="float" office:value="0.626277" calcext:value-type="float">
            <text:p>0.626277</text:p>
          </table:table-cell>
          <table:table-cell office:value-type="float" office:value="0.987996" calcext:value-type="float">
            <text:p>0.987996</text:p>
          </table:table-cell>
          <table:table-cell office:value-type="float" office:value="1.86478" calcext:value-type="float">
            <text:p>1.86478</text:p>
          </table:table-cell>
          <table:table-cell table:number-columns-repeated="60"/>
          <table:table-cell table:formula="of:=MIN([.A70:.BL70])" office:value-type="float" office:value="0.351008" calcext:value-type="float">
            <text:p>0.351008</text:p>
          </table:table-cell>
          <table:table-cell table:formula="of:=MAX([.A70:.BL70])" office:value-type="float" office:value="1.86478" calcext:value-type="float">
            <text:p>1.86478</text:p>
          </table:table-cell>
          <table:table-cell table:number-columns-repeated="7"/>
        </table:table-row>
        <table:table-row table:style-name="ro2">
          <table:table-cell office:value-type="float" office:value="1.20105" calcext:value-type="float">
            <text:p>1.20105</text:p>
          </table:table-cell>
          <table:table-cell office:value-type="float" office:value="1.21883" calcext:value-type="float">
            <text:p>1.21883</text:p>
          </table:table-cell>
          <table:table-cell office:value-type="float" office:value="1.22319" calcext:value-type="float">
            <text:p>1.22319</text:p>
          </table:table-cell>
          <table:table-cell office:value-type="float" office:value="1.23694" calcext:value-type="float">
            <text:p>1.23694</text:p>
          </table:table-cell>
          <table:table-cell office:value-type="float" office:value="0.466486" calcext:value-type="float">
            <text:p>0.466486</text:p>
          </table:table-cell>
          <table:table-cell office:value-type="float" office:value="0.815899" calcext:value-type="float">
            <text:p>0.815899</text:p>
          </table:table-cell>
          <table:table-cell office:value-type="float" office:value="0.903621" calcext:value-type="float">
            <text:p>0.903621</text:p>
          </table:table-cell>
          <table:table-cell office:value-type="float" office:value="0.564489" calcext:value-type="float">
            <text:p>0.564489</text:p>
          </table:table-cell>
          <table:table-cell table:number-columns-repeated="60"/>
          <table:table-cell table:formula="of:=MIN([.A71:.BL71])" office:value-type="float" office:value="0.466486" calcext:value-type="float">
            <text:p>0.466486</text:p>
          </table:table-cell>
          <table:table-cell table:formula="of:=MAX([.A71:.BL71])" office:value-type="float" office:value="1.23694" calcext:value-type="float">
            <text:p>1.23694</text:p>
          </table:table-cell>
          <table:table-cell table:number-columns-repeated="7"/>
        </table:table-row>
        <table:table-row table:style-name="ro2">
          <table:table-cell office:value-type="float" office:value="0.364511" calcext:value-type="float">
            <text:p>0.364511</text:p>
          </table:table-cell>
          <table:table-cell office:value-type="float" office:value="0.622667" calcext:value-type="float">
            <text:p>0.622667</text:p>
          </table:table-cell>
          <table:table-cell office:value-type="float" office:value="0.534666" calcext:value-type="float">
            <text:p>0.534666</text:p>
          </table:table-cell>
          <table:table-cell office:value-type="float" office:value="1.20573" calcext:value-type="float">
            <text:p>1.20573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.683467" calcext:value-type="float">
            <text:p>0.683467</text:p>
          </table:table-cell>
          <table:table-cell office:value-type="float" office:value="0.55205" calcext:value-type="float">
            <text:p>0.55205</text:p>
          </table:table-cell>
          <table:table-cell office:value-type="float" office:value="0.568899" calcext:value-type="float">
            <text:p>0.568899</text:p>
          </table:table-cell>
          <table:table-cell table:number-columns-repeated="60"/>
          <table:table-cell table:formula="of:=MIN([.A72:.BL72])" office:value-type="float" office:value="0.364511" calcext:value-type="float">
            <text:p>0.364511</text:p>
          </table:table-cell>
          <table:table-cell table:formula="of:=MAX([.A72:.BL72])" office:value-type="float" office:value="1.20573" calcext:value-type="float">
            <text:p>1.20573</text:p>
          </table:table-cell>
          <table:table-cell table:number-columns-repeated="7"/>
        </table:table-row>
        <table:table-row table:style-name="ro2">
          <table:table-cell office:value-type="float" office:value="0.547513" calcext:value-type="float">
            <text:p>0.547513</text:p>
          </table:table-cell>
          <table:table-cell office:value-type="float" office:value="1.02484" calcext:value-type="float">
            <text:p>1.02484</text:p>
          </table:table-cell>
          <table:table-cell office:value-type="float" office:value="1.03615" calcext:value-type="float">
            <text:p>1.03615</text:p>
          </table:table-cell>
          <table:table-cell office:value-type="float" office:value="0.362857" calcext:value-type="float">
            <text:p>0.362857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0.666836" calcext:value-type="float">
            <text:p>0.666836</text:p>
          </table:table-cell>
          <table:table-cell office:value-type="float" office:value="0.940545" calcext:value-type="float">
            <text:p>0.940545</text:p>
          </table:table-cell>
          <table:table-cell office:value-type="float" office:value="1.0016" calcext:value-type="float">
            <text:p>1.0016</text:p>
          </table:table-cell>
          <table:table-cell table:number-columns-repeated="60"/>
          <table:table-cell table:formula="of:=MIN([.A73:.BL73])" office:value-type="float" office:value="0.362857" calcext:value-type="float">
            <text:p>0.362857</text:p>
          </table:table-cell>
          <table:table-cell table:formula="of:=MAX([.A73:.BL73])" office:value-type="float" office:value="1.03615" calcext:value-type="float">
            <text:p>1.03615</text:p>
          </table:table-cell>
          <table:table-cell table:number-columns-repeated="7"/>
        </table:table-row>
        <table:table-row table:style-name="ro2">
          <table:table-cell office:value-type="float" office:value="0.372833" calcext:value-type="float">
            <text:p>0.372833</text:p>
          </table:table-cell>
          <table:table-cell office:value-type="float" office:value="0.686918" calcext:value-type="float">
            <text:p>0.686918</text:p>
          </table:table-cell>
          <table:table-cell office:value-type="float" office:value="0.580965" calcext:value-type="float">
            <text:p>0.580965</text:p>
          </table:table-cell>
          <table:table-cell office:value-type="float" office:value="0.526612" calcext:value-type="float">
            <text:p>0.526612</text:p>
          </table:table-cell>
          <table:table-cell office:value-type="float" office:value="0.697702" calcext:value-type="float">
            <text:p>0.697702</text:p>
          </table:table-cell>
          <table:table-cell office:value-type="float" office:value="1.6944" calcext:value-type="float">
            <text:p>1.6944</text:p>
          </table:table-cell>
          <table:table-cell office:value-type="float" office:value="1.40971" calcext:value-type="float">
            <text:p>1.40971</text:p>
          </table:table-cell>
          <table:table-cell office:value-type="float" office:value="1.20142" calcext:value-type="float">
            <text:p>1.20142</text:p>
          </table:table-cell>
          <table:table-cell table:number-columns-repeated="60"/>
          <table:table-cell table:formula="of:=MIN([.A74:.BL74])" office:value-type="float" office:value="0.372833" calcext:value-type="float">
            <text:p>0.372833</text:p>
          </table:table-cell>
          <table:table-cell table:formula="of:=MAX([.A74:.BL74])" office:value-type="float" office:value="1.6944" calcext:value-type="float">
            <text:p>1.6944</text:p>
          </table:table-cell>
          <table:table-cell table:number-columns-repeated="7"/>
        </table:table-row>
        <table:table-row table:style-name="ro2">
          <table:table-cell office:value-type="float" office:value="1.13455" calcext:value-type="float">
            <text:p>1.13455</text:p>
          </table:table-cell>
          <table:table-cell office:value-type="float" office:value="1.19402" calcext:value-type="float">
            <text:p>1.19402</text:p>
          </table:table-cell>
          <table:table-cell office:value-type="float" office:value="1.34078" calcext:value-type="float">
            <text:p>1.34078</text:p>
          </table:table-cell>
          <table:table-cell office:value-type="float" office:value="0.362244" calcext:value-type="float">
            <text:p>0.362244</text:p>
          </table:table-cell>
          <table:table-cell office:value-type="float" office:value="0.272224" calcext:value-type="float">
            <text:p>0.272224</text:p>
          </table:table-cell>
          <table:table-cell office:value-type="float" office:value="1.85011" calcext:value-type="float">
            <text:p>1.85011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943503" calcext:value-type="float">
            <text:p>0.943503</text:p>
          </table:table-cell>
          <table:table-cell table:number-columns-repeated="60"/>
          <table:table-cell table:formula="of:=MIN([.A75:.BL75])" office:value-type="float" office:value="0.272224" calcext:value-type="float">
            <text:p>0.272224</text:p>
          </table:table-cell>
          <table:table-cell table:formula="of:=MAX([.A75:.BL75])" office:value-type="float" office:value="1.85011" calcext:value-type="float">
            <text:p>1.85011</text:p>
          </table:table-cell>
          <table:table-cell table:number-columns-repeated="7"/>
        </table:table-row>
        <table:table-row table:style-name="ro2">
          <table:table-cell office:value-type="float" office:value="0.52974" calcext:value-type="float">
            <text:p>0.52974</text:p>
          </table:table-cell>
          <table:table-cell office:value-type="float" office:value="0.385142" calcext:value-type="float">
            <text:p>0.385142</text:p>
          </table:table-cell>
          <table:table-cell office:value-type="float" office:value="1.22023" calcext:value-type="float">
            <text:p>1.22023</text:p>
          </table:table-cell>
          <table:table-cell office:value-type="float" office:value="0.489435" calcext:value-type="float">
            <text:p>0.489435</text:p>
          </table:table-cell>
          <table:table-cell office:value-type="float" office:value="1.50274" calcext:value-type="float">
            <text:p>1.50274</text:p>
          </table:table-cell>
          <table:table-cell office:value-type="float" office:value="1.02082" calcext:value-type="float">
            <text:p>1.02082</text:p>
          </table:table-cell>
          <table:table-cell office:value-type="float" office:value="0.505977" calcext:value-type="float">
            <text:p>0.505977</text:p>
          </table:table-cell>
          <table:table-cell office:value-type="float" office:value="0.41014" calcext:value-type="float">
            <text:p>0.41014</text:p>
          </table:table-cell>
          <table:table-cell table:number-columns-repeated="60"/>
          <table:table-cell table:formula="of:=MIN([.A76:.BL76])" office:value-type="float" office:value="0.385142" calcext:value-type="float">
            <text:p>0.385142</text:p>
          </table:table-cell>
          <table:table-cell table:formula="of:=MAX([.A76:.BL76])" office:value-type="float" office:value="1.50274" calcext:value-type="float">
            <text:p>1.50274</text:p>
          </table:table-cell>
          <table:table-cell table:number-columns-repeated="7"/>
        </table:table-row>
        <table:table-row table:style-name="ro2">
          <table:table-cell office:value-type="float" office:value="1.19685" calcext:value-type="float">
            <text:p>1.19685</text:p>
          </table:table-cell>
          <table:table-cell office:value-type="float" office:value="1.21977" calcext:value-type="float">
            <text:p>1.21977</text:p>
          </table:table-cell>
          <table:table-cell office:value-type="float" office:value="1.26679" calcext:value-type="float">
            <text:p>1.26679</text:p>
          </table:table-cell>
          <table:table-cell office:value-type="float" office:value="1.29776" calcext:value-type="float">
            <text:p>1.29776</text:p>
          </table:table-cell>
          <table:table-cell office:value-type="float" office:value="1.13945" calcext:value-type="float">
            <text:p>1.13945</text:p>
          </table:table-cell>
          <table:table-cell office:value-type="float" office:value="1.16011" calcext:value-type="float">
            <text:p>1.16011</text:p>
          </table:table-cell>
          <table:table-cell office:value-type="float" office:value="1.17049" calcext:value-type="float">
            <text:p>1.17049</text:p>
          </table:table-cell>
          <table:table-cell office:value-type="float" office:value="1.16947" calcext:value-type="float">
            <text:p>1.16947</text:p>
          </table:table-cell>
          <table:table-cell table:number-columns-repeated="60"/>
          <table:table-cell table:formula="of:=MIN([.A77:.BL77])" office:value-type="float" office:value="1.13945" calcext:value-type="float">
            <text:p>1.13945</text:p>
          </table:table-cell>
          <table:table-cell table:formula="of:=MAX([.A77:.BL77])" office:value-type="float" office:value="1.29776" calcext:value-type="float">
            <text:p>1.29776</text:p>
          </table:table-cell>
          <table:table-cell table:number-columns-repeated="7"/>
        </table:table-row>
        <table:table-row table:style-name="ro2">
          <table:table-cell office:value-type="float" office:value="1.14649" calcext:value-type="float">
            <text:p>1.14649</text:p>
          </table:table-cell>
          <table:table-cell office:value-type="float" office:value="1.28002" calcext:value-type="float">
            <text:p>1.28002</text:p>
          </table:table-cell>
          <table:table-cell office:value-type="float" office:value="1.30407" calcext:value-type="float">
            <text:p>1.30407</text:p>
          </table:table-cell>
          <table:table-cell office:value-type="float" office:value="1.34257" calcext:value-type="float">
            <text:p>1.34257</text:p>
          </table:table-cell>
          <table:table-cell office:value-type="float" office:value="1.18491" calcext:value-type="float">
            <text:p>1.18491</text:p>
          </table:table-cell>
          <table:table-cell office:value-type="float" office:value="1.19131" calcext:value-type="float">
            <text:p>1.19131</text:p>
          </table:table-cell>
          <table:table-cell office:value-type="float" office:value="1.21122" calcext:value-type="float">
            <text:p>1.21122</text:p>
          </table:table-cell>
          <table:table-cell office:value-type="float" office:value="1.1166" calcext:value-type="float">
            <text:p>1.1166</text:p>
          </table:table-cell>
          <table:table-cell table:number-columns-repeated="60"/>
          <table:table-cell table:formula="of:=MIN([.A78:.BL78])" office:value-type="float" office:value="1.1166" calcext:value-type="float">
            <text:p>1.1166</text:p>
          </table:table-cell>
          <table:table-cell table:formula="of:=MAX([.A78:.BL78])" office:value-type="float" office:value="1.34257" calcext:value-type="float">
            <text:p>1.34257</text:p>
          </table:table-cell>
          <table:table-cell table:number-columns-repeated="7"/>
        </table:table-row>
        <table:table-row table:style-name="ro2">
          <table:table-cell office:value-type="float" office:value="1.04857" calcext:value-type="float">
            <text:p>1.04857</text:p>
          </table:table-cell>
          <table:table-cell office:value-type="float" office:value="1.30916" calcext:value-type="float">
            <text:p>1.30916</text:p>
          </table:table-cell>
          <table:table-cell office:value-type="float" office:value="1.21061" calcext:value-type="float">
            <text:p>1.21061</text:p>
          </table:table-cell>
          <table:table-cell office:value-type="float" office:value="1.22392" calcext:value-type="float">
            <text:p>1.22392</text:p>
          </table:table-cell>
          <table:table-cell office:value-type="float" office:value="1.25053" calcext:value-type="float">
            <text:p>1.25053</text:p>
          </table:table-cell>
          <table:table-cell office:value-type="float" office:value="2.35132" calcext:value-type="float">
            <text:p>2.35132</text:p>
          </table:table-cell>
          <table:table-cell office:value-type="float" office:value="1.05207" calcext:value-type="float">
            <text:p>1.05207</text:p>
          </table:table-cell>
          <table:table-cell office:value-type="float" office:value="2.41638" calcext:value-type="float">
            <text:p>2.41638</text:p>
          </table:table-cell>
          <table:table-cell table:number-columns-repeated="60"/>
          <table:table-cell table:formula="of:=MIN([.A79:.BL79])" office:value-type="float" office:value="1.04857" calcext:value-type="float">
            <text:p>1.04857</text:p>
          </table:table-cell>
          <table:table-cell table:formula="of:=MAX([.A79:.BL79])" office:value-type="float" office:value="2.41638" calcext:value-type="float">
            <text:p>2.41638</text:p>
          </table:table-cell>
          <table:table-cell table:number-columns-repeated="7"/>
        </table:table-row>
        <table:table-row table:style-name="ro2">
          <table:table-cell office:value-type="float" office:value="1.10932" calcext:value-type="float">
            <text:p>1.10932</text:p>
          </table:table-cell>
          <table:table-cell office:value-type="float" office:value="1.21338" calcext:value-type="float">
            <text:p>1.21338</text:p>
          </table:table-cell>
          <table:table-cell office:value-type="float" office:value="1.29024" calcext:value-type="float">
            <text:p>1.29024</text:p>
          </table:table-cell>
          <table:table-cell office:value-type="float" office:value="1.38028" calcext:value-type="float">
            <text:p>1.38028</text:p>
          </table:table-cell>
          <table:table-cell office:value-type="float" office:value="0.705678" calcext:value-type="float">
            <text:p>0.705678</text:p>
          </table:table-cell>
          <table:table-cell office:value-type="float" office:value="0.555604" calcext:value-type="float">
            <text:p>0.555604</text:p>
          </table:table-cell>
          <table:table-cell office:value-type="float" office:value="0.997834" calcext:value-type="float">
            <text:p>0.997834</text:p>
          </table:table-cell>
          <table:table-cell office:value-type="float" office:value="1.11964" calcext:value-type="float">
            <text:p>1.11964</text:p>
          </table:table-cell>
          <table:table-cell table:number-columns-repeated="60"/>
          <table:table-cell table:formula="of:=MIN([.A80:.BL80])" office:value-type="float" office:value="0.555604" calcext:value-type="float">
            <text:p>0.555604</text:p>
          </table:table-cell>
          <table:table-cell table:formula="of:=MAX([.A80:.BL80])" office:value-type="float" office:value="1.38028" calcext:value-type="float">
            <text:p>1.38028</text:p>
          </table:table-cell>
          <table:table-cell table:number-columns-repeated="7"/>
        </table:table-row>
        <table:table-row table:style-name="ro2">
          <table:table-cell office:value-type="float" office:value="0.490674" calcext:value-type="float">
            <text:p>0.490674</text:p>
          </table:table-cell>
          <table:table-cell office:value-type="float" office:value="0.956191" calcext:value-type="float">
            <text:p>0.956191</text:p>
          </table:table-cell>
          <table:table-cell office:value-type="float" office:value="0.511601" calcext:value-type="float">
            <text:p>0.511601</text:p>
          </table:table-cell>
          <table:table-cell office:value-type="float" office:value="0.345078" calcext:value-type="float">
            <text:p>0.345078</text:p>
          </table:table-cell>
          <table:table-cell office:value-type="float" office:value="0.977191" calcext:value-type="float">
            <text:p>0.977191</text:p>
          </table:table-cell>
          <table:table-cell office:value-type="float" office:value="0.629656" calcext:value-type="float">
            <text:p>0.629656</text:p>
          </table:table-cell>
          <table:table-cell office:value-type="float" office:value="0.542463" calcext:value-type="float">
            <text:p>0.542463</text:p>
          </table:table-cell>
          <table:table-cell office:value-type="float" office:value="2.0315" calcext:value-type="float">
            <text:p>2.0315</text:p>
          </table:table-cell>
          <table:table-cell table:number-columns-repeated="60"/>
          <table:table-cell table:formula="of:=MIN([.A81:.BL81])" office:value-type="float" office:value="0.345078" calcext:value-type="float">
            <text:p>0.345078</text:p>
          </table:table-cell>
          <table:table-cell table:formula="of:=MAX([.A81:.BL81])" office:value-type="float" office:value="2.0315" calcext:value-type="float">
            <text:p>2.0315</text:p>
          </table:table-cell>
          <table:table-cell table:number-columns-repeated="7"/>
        </table:table-row>
        <table:table-row table:style-name="ro2">
          <table:table-cell office:value-type="float" office:value="0.489424" calcext:value-type="float">
            <text:p>0.489424</text:p>
          </table:table-cell>
          <table:table-cell office:value-type="float" office:value="0.498895" calcext:value-type="float">
            <text:p>0.498895</text:p>
          </table:table-cell>
          <table:table-cell office:value-type="float" office:value="1.14357" calcext:value-type="float">
            <text:p>1.14357</text:p>
          </table:table-cell>
          <table:table-cell office:value-type="float" office:value="1.45632" calcext:value-type="float">
            <text:p>1.45632</text:p>
          </table:table-cell>
          <table:table-cell office:value-type="float" office:value="1.09132" calcext:value-type="float">
            <text:p>1.09132</text:p>
          </table:table-cell>
          <table:table-cell office:value-type="float" office:value="0.406872" calcext:value-type="float">
            <text:p>0.406872</text:p>
          </table:table-cell>
          <table:table-cell office:value-type="float" office:value="0.894104" calcext:value-type="float">
            <text:p>0.894104</text:p>
          </table:table-cell>
          <table:table-cell office:value-type="float" office:value="0.939736" calcext:value-type="float">
            <text:p>0.939736</text:p>
          </table:table-cell>
          <table:table-cell table:number-columns-repeated="60"/>
          <table:table-cell table:formula="of:=MIN([.A82:.BL82])" office:value-type="float" office:value="0.406872" calcext:value-type="float">
            <text:p>0.406872</text:p>
          </table:table-cell>
          <table:table-cell table:formula="of:=MAX([.A82:.BL82])" office:value-type="float" office:value="1.45632" calcext:value-type="float">
            <text:p>1.45632</text:p>
          </table:table-cell>
          <table:table-cell table:number-columns-repeated="7"/>
        </table:table-row>
        <table:table-row table:style-name="ro2">
          <table:table-cell office:value-type="float" office:value="1.17296" calcext:value-type="float">
            <text:p>1.17296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1.18818" calcext:value-type="float">
            <text:p>1.18818</text:p>
          </table:table-cell>
          <table:table-cell office:value-type="float" office:value="1.29629" calcext:value-type="float">
            <text:p>1.29629</text:p>
          </table:table-cell>
          <table:table-cell office:value-type="float" office:value="0.419902" calcext:value-type="float">
            <text:p>0.419902</text:p>
          </table:table-cell>
          <table:table-cell office:value-type="float" office:value="0.507871" calcext:value-type="float">
            <text:p>0.507871</text:p>
          </table:table-cell>
          <table:table-cell office:value-type="float" office:value="0.696334" calcext:value-type="float">
            <text:p>0.696334</text:p>
          </table:table-cell>
          <table:table-cell office:value-type="float" office:value="0.300127" calcext:value-type="float">
            <text:p>0.300127</text:p>
          </table:table-cell>
          <table:table-cell table:number-columns-repeated="60"/>
          <table:table-cell table:formula="of:=MIN([.A83:.BL83])" office:value-type="float" office:value="0.300127" calcext:value-type="float">
            <text:p>0.300127</text:p>
          </table:table-cell>
          <table:table-cell table:formula="of:=MAX([.A83:.BL83])" office:value-type="float" office:value="1.29629" calcext:value-type="float">
            <text:p>1.29629</text:p>
          </table:table-cell>
          <table:table-cell table:number-columns-repeated="7"/>
        </table:table-row>
        <table:table-row table:style-name="ro2">
          <table:table-cell office:value-type="float" office:value="1.16952" calcext:value-type="float">
            <text:p>1.16952</text:p>
          </table:table-cell>
          <table:table-cell office:value-type="float" office:value="1.17262" calcext:value-type="float">
            <text:p>1.17262</text:p>
          </table:table-cell>
          <table:table-cell office:value-type="float" office:value="1.18931" calcext:value-type="float">
            <text:p>1.18931</text:p>
          </table:table-cell>
          <table:table-cell office:value-type="float" office:value="1.2212" calcext:value-type="float">
            <text:p>1.2212</text:p>
          </table:table-cell>
          <table:table-cell office:value-type="float" office:value="0.476305" calcext:value-type="float">
            <text:p>0.476305</text:p>
          </table:table-cell>
          <table:table-cell office:value-type="float" office:value="0.845288" calcext:value-type="float">
            <text:p>0.845288</text:p>
          </table:table-cell>
          <table:table-cell office:value-type="float" office:value="0.508955" calcext:value-type="float">
            <text:p>0.508955</text:p>
          </table:table-cell>
          <table:table-cell office:value-type="float" office:value="0.96707" calcext:value-type="float">
            <text:p>0.96707</text:p>
          </table:table-cell>
          <table:table-cell table:number-columns-repeated="60"/>
          <table:table-cell table:formula="of:=MIN([.A84:.BL84])" office:value-type="float" office:value="0.476305" calcext:value-type="float">
            <text:p>0.476305</text:p>
          </table:table-cell>
          <table:table-cell table:formula="of:=MAX([.A84:.BL84])" office:value-type="float" office:value="1.2212" calcext:value-type="float">
            <text:p>1.22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80319" calcext:value-type="float">
            <text:p>0.580319</text:p>
          </table:table-cell>
          <table:table-cell office:value-type="float" office:value="0.592245" calcext:value-type="float">
            <text:p>0.592245</text:p>
          </table:table-cell>
          <table:table-cell office:value-type="float" office:value="0.616749" calcext:value-type="float">
            <text:p>0.616749</text:p>
          </table:table-cell>
          <table:table-cell office:value-type="float" office:value="0.378109" calcext:value-type="float">
            <text:p>0.378109</text:p>
          </table:table-cell>
          <table:table-cell office:value-type="float" office:value="0.642812" calcext:value-type="float">
            <text:p>0.642812</text:p>
          </table:table-cell>
          <table:table-cell office:value-type="float" office:value="0.802453" calcext:value-type="float">
            <text:p>0.802453</text:p>
          </table:table-cell>
          <table:table-cell office:value-type="float" office:value="0.900602" calcext:value-type="float">
            <text:p>0.900602</text:p>
          </table:table-cell>
          <table:table-cell office:value-type="float" office:value="0.414437" calcext:value-type="float">
            <text:p>0.414437</text:p>
          </table:table-cell>
          <table:table-cell office:value-type="float" office:value="1.66389" calcext:value-type="float">
            <text:p>1.66389</text:p>
          </table:table-cell>
          <table:table-cell office:value-type="float" office:value="0.758792" calcext:value-type="float">
            <text:p>0.758792</text:p>
          </table:table-cell>
          <table:table-cell office:value-type="float" office:value="0.972893" calcext:value-type="float">
            <text:p>0.972893</text:p>
          </table:table-cell>
          <table:table-cell office:value-type="float" office:value="1.39236" calcext:value-type="float">
            <text:p>1.39236</text:p>
          </table:table-cell>
          <table:table-cell office:value-type="float" office:value="1.37986" calcext:value-type="float">
            <text:p>1.37986</text:p>
          </table:table-cell>
          <table:table-cell office:value-type="float" office:value="1.43099" calcext:value-type="float">
            <text:p>1.43099</text:p>
          </table:table-cell>
          <table:table-cell office:value-type="float" office:value="0.839538" calcext:value-type="float">
            <text:p>0.839538</text:p>
          </table:table-cell>
          <table:table-cell office:value-type="float" office:value="0.476036" calcext:value-type="float">
            <text:p>0.476036</text:p>
          </table:table-cell>
          <table:table-cell table:number-columns-repeated="52"/>
          <table:table-cell table:formula="of:=MIN([.A86:.BL86])" office:value-type="float" office:value="0.378109" calcext:value-type="float">
            <text:p>0.378109</text:p>
          </table:table-cell>
          <table:table-cell table:formula="of:=MAX([.A86:.BL86])" office:value-type="float" office:value="1.66389" calcext:value-type="float">
            <text:p>1.66389</text:p>
          </table:table-cell>
          <table:table-cell table:number-columns-repeated="7"/>
        </table:table-row>
        <table:table-row table:style-name="ro2">
          <table:table-cell office:value-type="float" office:value="0.196175" calcext:value-type="float">
            <text:p>0.196175</text:p>
          </table:table-cell>
          <table:table-cell office:value-type="float" office:value="0.316275" calcext:value-type="float">
            <text:p>0.316275</text:p>
          </table:table-cell>
          <table:table-cell office:value-type="float" office:value="0.493187" calcext:value-type="float">
            <text:p>0.493187</text:p>
          </table:table-cell>
          <table:table-cell office:value-type="float" office:value="0.209131" calcext:value-type="float">
            <text:p>0.209131</text:p>
          </table:table-cell>
          <table:table-cell office:value-type="float" office:value="0.722617" calcext:value-type="float">
            <text:p>0.722617</text:p>
          </table:table-cell>
          <table:table-cell office:value-type="float" office:value="0.259078" calcext:value-type="float">
            <text:p>0.259078</text:p>
          </table:table-cell>
          <table:table-cell office:value-type="float" office:value="1.17553" calcext:value-type="float">
            <text:p>1.17553</text:p>
          </table:table-cell>
          <table:table-cell office:value-type="float" office:value="0.593221" calcext:value-type="float">
            <text:p>0.593221</text:p>
          </table:table-cell>
          <table:table-cell office:value-type="float" office:value="0.949331" calcext:value-type="float">
            <text:p>0.949331</text:p>
          </table:table-cell>
          <table:table-cell office:value-type="float" office:value="0.696677" calcext:value-type="float">
            <text:p>0.696677</text:p>
          </table:table-cell>
          <table:table-cell office:value-type="float" office:value="1.16658" calcext:value-type="float">
            <text:p>1.16658</text:p>
          </table:table-cell>
          <table:table-cell office:value-type="float" office:value="1.68483" calcext:value-type="float">
            <text:p>1.68483</text:p>
          </table:table-cell>
          <table:table-cell office:value-type="float" office:value="0.236782" calcext:value-type="float">
            <text:p>0.236782</text:p>
          </table:table-cell>
          <table:table-cell office:value-type="float" office:value="0.351716" calcext:value-type="float">
            <text:p>0.351716</text:p>
          </table:table-cell>
          <table:table-cell office:value-type="float" office:value="0.392466" calcext:value-type="float">
            <text:p>0.392466</text:p>
          </table:table-cell>
          <table:table-cell office:value-type="float" office:value="0.223563" calcext:value-type="float">
            <text:p>0.223563</text:p>
          </table:table-cell>
          <table:table-cell table:number-columns-repeated="52"/>
          <table:table-cell table:formula="of:=MIN([.A87:.BL87])" office:value-type="float" office:value="0.196175" calcext:value-type="float">
            <text:p>0.196175</text:p>
          </table:table-cell>
          <table:table-cell table:formula="of:=MAX([.A87:.BL87])" office:value-type="float" office:value="1.68483" calcext:value-type="float">
            <text:p>1.68483</text:p>
          </table:table-cell>
          <table:table-cell table:number-columns-repeated="7"/>
        </table:table-row>
        <table:table-row table:style-name="ro2">
          <table:table-cell office:value-type="float" office:value="0.222857" calcext:value-type="float">
            <text:p>0.222857</text:p>
          </table:table-cell>
          <table:table-cell office:value-type="float" office:value="0.324956" calcext:value-type="float">
            <text:p>0.324956</text:p>
          </table:table-cell>
          <table:table-cell office:value-type="float" office:value="0.293438" calcext:value-type="float">
            <text:p>0.293438</text:p>
          </table:table-cell>
          <table:table-cell office:value-type="float" office:value="0.182203" calcext:value-type="float">
            <text:p>0.182203</text:p>
          </table:table-cell>
          <table:table-cell office:value-type="float" office:value="1.13425" calcext:value-type="float">
            <text:p>1.13425</text:p>
          </table:table-cell>
          <table:table-cell office:value-type="float" office:value="0.99441" calcext:value-type="float">
            <text:p>0.99441</text:p>
          </table:table-cell>
          <table:table-cell office:value-type="float" office:value="0.218981" calcext:value-type="float">
            <text:p>0.218981</text:p>
          </table:table-cell>
          <table:table-cell office:value-type="float" office:value="0.917364" calcext:value-type="float">
            <text:p>0.917364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1.1532" calcext:value-type="float">
            <text:p>1.1532</text:p>
          </table:table-cell>
          <table:table-cell office:value-type="float" office:value="0.692496" calcext:value-type="float">
            <text:p>0.692496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1.82843" calcext:value-type="float">
            <text:p>1.82843</text:p>
          </table:table-cell>
          <table:table-cell office:value-type="float" office:value="1.02233" calcext:value-type="float">
            <text:p>1.02233</text:p>
          </table:table-cell>
          <table:table-cell office:value-type="float" office:value="0.295585" calcext:value-type="float">
            <text:p>0.295585</text:p>
          </table:table-cell>
          <table:table-cell office:value-type="float" office:value="0.211077" calcext:value-type="float">
            <text:p>0.211077</text:p>
          </table:table-cell>
          <table:table-cell table:number-columns-repeated="52"/>
          <table:table-cell table:formula="of:=MIN([.A88:.BL88])" office:value-type="float" office:value="0.182203" calcext:value-type="float">
            <text:p>0.182203</text:p>
          </table:table-cell>
          <table:table-cell table:formula="of:=MAX([.A88:.BL88])" office:value-type="float" office:value="1.82843" calcext:value-type="float">
            <text:p>1.82843</text:p>
          </table:table-cell>
          <table:table-cell table:number-columns-repeated="7"/>
        </table:table-row>
        <table:table-row table:style-name="ro2">
          <table:table-cell office:value-type="float" office:value="0.557782" calcext:value-type="float">
            <text:p>0.557782</text:p>
          </table:table-cell>
          <table:table-cell office:value-type="float" office:value="0.618371" calcext:value-type="float">
            <text:p>0.618371</text:p>
          </table:table-cell>
          <table:table-cell office:value-type="float" office:value="0.594503" calcext:value-type="float">
            <text:p>0.594503</text:p>
          </table:table-cell>
          <table:table-cell office:value-type="float" office:value="0.613855" calcext:value-type="float">
            <text:p>0.6138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14947" calcext:value-type="float">
            <text:p>0.514947</text:p>
          </table:table-cell>
          <table:table-cell office:value-type="float" office:value="1.76409" calcext:value-type="float">
            <text:p>1.76409</text:p>
          </table:table-cell>
          <table:table-cell office:value-type="float" office:value="0.669167" calcext:value-type="float">
            <text:p>0.669167</text:p>
          </table:table-cell>
          <table:table-cell office:value-type="float" office:value="0.616423" calcext:value-type="float">
            <text:p>0.616423</text:p>
          </table:table-cell>
          <table:table-cell office:value-type="float" office:value="0.757689" calcext:value-type="float">
            <text:p>0.757689</text:p>
          </table:table-cell>
          <table:table-cell office:value-type="float" office:value="0.359367" calcext:value-type="float">
            <text:p>0.359367</text:p>
          </table:table-cell>
          <table:table-cell office:value-type="float" office:value="0.502953" calcext:value-type="float">
            <text:p>0.502953</text:p>
          </table:table-cell>
          <table:table-cell office:value-type="float" office:value="0.514121" calcext:value-type="float">
            <text:p>0.514121</text:p>
          </table:table-cell>
          <table:table-cell office:value-type="float" office:value="0.150414" calcext:value-type="float">
            <text:p>0.150414</text:p>
          </table:table-cell>
          <table:table-cell table:number-columns-repeated="52"/>
          <table:table-cell table:formula="of:=MIN([.A89:.BL89])" office:value-type="float" office:value="0.150414" calcext:value-type="float">
            <text:p>0.150414</text:p>
          </table:table-cell>
          <table:table-cell table:formula="of:=MAX([.A89:.BL89])" office:value-type="float" office:value="1.76409" calcext:value-type="float">
            <text:p>1.76409</text:p>
          </table:table-cell>
          <table:table-cell table:number-columns-repeated="7"/>
        </table:table-row>
        <table:table-row table:style-name="ro2">
          <table:table-cell office:value-type="float" office:value="0.550791" calcext:value-type="float">
            <text:p>0.550791</text:p>
          </table:table-cell>
          <table:table-cell office:value-type="float" office:value="0.575267" calcext:value-type="float">
            <text:p>0.575267</text:p>
          </table:table-cell>
          <table:table-cell office:value-type="float" office:value="0.640643" calcext:value-type="float">
            <text:p>0.640643</text:p>
          </table:table-cell>
          <table:table-cell office:value-type="float" office:value="0.346737" calcext:value-type="float">
            <text:p>0.346737</text:p>
          </table:table-cell>
          <table:table-cell office:value-type="float" office:value="0.555268" calcext:value-type="float">
            <text:p>0.555268</text:p>
          </table:table-cell>
          <table:table-cell office:value-type="float" office:value="1.17529" calcext:value-type="float">
            <text:p>1.17529</text:p>
          </table:table-cell>
          <table:table-cell office:value-type="float" office:value="0.585023" calcext:value-type="float">
            <text:p>0.585023</text:p>
          </table:table-cell>
          <table:table-cell office:value-type="float" office:value="0.347363" calcext:value-type="float">
            <text:p>0.347363</text:p>
          </table:table-cell>
          <table:table-cell office:value-type="float" office:value="0.91416" calcext:value-type="float">
            <text:p>0.91416</text:p>
          </table:table-cell>
          <table:table-cell office:value-type="float" office:value="0.387377" calcext:value-type="float">
            <text:p>0.387377</text:p>
          </table:table-cell>
          <table:table-cell office:value-type="float" office:value="0.644582" calcext:value-type="float">
            <text:p>0.644582</text:p>
          </table:table-cell>
          <table:table-cell office:value-type="float" office:value="0.202126" calcext:value-type="float">
            <text:p>0.202126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1.22758" calcext:value-type="float">
            <text:p>1.22758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1.39362" calcext:value-type="float">
            <text:p>1.39362</text:p>
          </table:table-cell>
          <table:table-cell table:number-columns-repeated="52"/>
          <table:table-cell table:formula="of:=MIN([.A90:.BL90])" office:value-type="float" office:value="0.202126" calcext:value-type="float">
            <text:p>0.202126</text:p>
          </table:table-cell>
          <table:table-cell table:formula="of:=MAX([.A90:.BL90])" office:value-type="float" office:value="1.39362" calcext:value-type="float">
            <text:p>1.39362</text:p>
          </table:table-cell>
          <table:table-cell table:number-columns-repeated="7"/>
        </table:table-row>
        <table:table-row table:style-name="ro2">
          <table:table-cell office:value-type="float" office:value="0.245169" calcext:value-type="float">
            <text:p>0.245169</text:p>
          </table:table-cell>
          <table:table-cell office:value-type="float" office:value="0.40536" calcext:value-type="float">
            <text:p>0.40536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38275" calcext:value-type="float">
            <text:p>0.338275</text:p>
          </table:table-cell>
          <table:table-cell office:value-type="float" office:value="0.380324" calcext:value-type="float">
            <text:p>0.380324</text:p>
          </table:table-cell>
          <table:table-cell office:value-type="float" office:value="0.404325" calcext:value-type="float">
            <text:p>0.404325</text:p>
          </table:table-cell>
          <table:table-cell office:value-type="float" office:value="0.371283" calcext:value-type="float">
            <text:p>0.371283</text:p>
          </table:table-cell>
          <table:table-cell office:value-type="float" office:value="0.414867" calcext:value-type="float">
            <text:p>0.414867</text:p>
          </table:table-cell>
          <table:table-cell office:value-type="float" office:value="0.552735" calcext:value-type="float">
            <text:p>0.552735</text:p>
          </table:table-cell>
          <table:table-cell office:value-type="float" office:value="1.34965" calcext:value-type="float">
            <text:p>1.34965</text:p>
          </table:table-cell>
          <table:table-cell office:value-type="float" office:value="0.279099" calcext:value-type="float">
            <text:p>0.279099</text:p>
          </table:table-cell>
          <table:table-cell office:value-type="float" office:value="0.485343" calcext:value-type="float">
            <text:p>0.485343</text:p>
          </table:table-cell>
          <table:table-cell office:value-type="float" office:value="1.03625" calcext:value-type="float">
            <text:p>1.03625</text:p>
          </table:table-cell>
          <table:table-cell office:value-type="float" office:value="1.54794" calcext:value-type="float">
            <text:p>1.54794</text:p>
          </table:table-cell>
          <table:table-cell office:value-type="float" office:value="0.169588" calcext:value-type="float">
            <text:p>0.169588</text:p>
          </table:table-cell>
          <table:table-cell office:value-type="float" office:value="0.229726" calcext:value-type="float">
            <text:p>0.229726</text:p>
          </table:table-cell>
          <table:table-cell table:number-columns-repeated="52"/>
          <table:table-cell table:formula="of:=MIN([.A91:.BL91])" office:value-type="float" office:value="0.169588" calcext:value-type="float">
            <text:p>0.169588</text:p>
          </table:table-cell>
          <table:table-cell table:formula="of:=MAX([.A91:.BL91])" office:value-type="float" office:value="1.54794" calcext:value-type="float">
            <text:p>1.54794</text:p>
          </table:table-cell>
          <table:table-cell table:number-columns-repeated="7"/>
        </table:table-row>
        <table:table-row table:style-name="ro2">
          <table:table-cell office:value-type="float" office:value="0.481449" calcext:value-type="float">
            <text:p>0.481449</text:p>
          </table:table-cell>
          <table:table-cell office:value-type="float" office:value="0.630478" calcext:value-type="float">
            <text:p>0.630478</text:p>
          </table:table-cell>
          <table:table-cell office:value-type="float" office:value="0.533724" calcext:value-type="float">
            <text:p>0.533724</text:p>
          </table:table-cell>
          <table:table-cell office:value-type="float" office:value="0.499946" calcext:value-type="float">
            <text:p>0.499946</text:p>
          </table:table-cell>
          <table:table-cell office:value-type="float" office:value="1.19392" calcext:value-type="float">
            <text:p>1.19392</text:p>
          </table:table-cell>
          <table:table-cell office:value-type="float" office:value="0.818518" calcext:value-type="float">
            <text:p>0.818518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1.35522" calcext:value-type="float">
            <text:p>1.35522</text:p>
          </table:table-cell>
          <table:table-cell office:value-type="float" office:value="1.04568" calcext:value-type="float">
            <text:p>1.04568</text:p>
          </table:table-cell>
          <table:table-cell office:value-type="float" office:value="1.02635" calcext:value-type="float">
            <text:p>1.02635</text:p>
          </table:table-cell>
          <table:table-cell office:value-type="float" office:value="0.726803" calcext:value-type="float">
            <text:p>0.726803</text:p>
          </table:table-cell>
          <table:table-cell office:value-type="float" office:value="0.740834" calcext:value-type="float">
            <text:p>0.740834</text:p>
          </table:table-cell>
          <table:table-cell office:value-type="float" office:value="0.326989" calcext:value-type="float">
            <text:p>0.326989</text:p>
          </table:table-cell>
          <table:table-cell office:value-type="float" office:value="0.766678" calcext:value-type="float">
            <text:p>0.766678</text:p>
          </table:table-cell>
          <table:table-cell office:value-type="float" office:value="0.150598" calcext:value-type="float">
            <text:p>0.150598</text:p>
          </table:table-cell>
          <table:table-cell office:value-type="float" office:value="0.150164" calcext:value-type="float">
            <text:p>0.150164</text:p>
          </table:table-cell>
          <table:table-cell table:number-columns-repeated="52"/>
          <table:table-cell table:formula="of:=MIN([.A92:.BL92])" office:value-type="float" office:value="0.150164" calcext:value-type="float">
            <text:p>0.150164</text:p>
          </table:table-cell>
          <table:table-cell table:formula="of:=MAX([.A92:.BL92])" office:value-type="float" office:value="1.35522" calcext:value-type="float">
            <text:p>1.35522</text:p>
          </table:table-cell>
          <table:table-cell table:number-columns-repeated="7"/>
        </table:table-row>
        <table:table-row table:style-name="ro2">
          <table:table-cell office:value-type="float" office:value="0.334308" calcext:value-type="float">
            <text:p>0.334308</text:p>
          </table:table-cell>
          <table:table-cell office:value-type="float" office:value="0.526119" calcext:value-type="float">
            <text:p>0.526119</text:p>
          </table:table-cell>
          <table:table-cell office:value-type="float" office:value="0.234623" calcext:value-type="float">
            <text:p>0.234623</text:p>
          </table:table-cell>
          <table:table-cell office:value-type="float" office:value="0.184806" calcext:value-type="float">
            <text:p>0.184806</text:p>
          </table:table-cell>
          <table:table-cell office:value-type="float" office:value="0.439144" calcext:value-type="float">
            <text:p>0.439144</text:p>
          </table:table-cell>
          <table:table-cell office:value-type="float" office:value="0.254876" calcext:value-type="float">
            <text:p>0.254876</text:p>
          </table:table-cell>
          <table:table-cell office:value-type="float" office:value="0.241171" calcext:value-type="float">
            <text:p>0.241171</text:p>
          </table:table-cell>
          <table:table-cell office:value-type="float" office:value="0.373152" calcext:value-type="float">
            <text:p>0.373152</text:p>
          </table:table-cell>
          <table:table-cell office:value-type="float" office:value="1.45866" calcext:value-type="float">
            <text:p>1.45866</text:p>
          </table:table-cell>
          <table:table-cell office:value-type="float" office:value="1.14758" calcext:value-type="float">
            <text:p>1.14758</text:p>
          </table:table-cell>
          <table:table-cell office:value-type="float" office:value="1.02238" calcext:value-type="float">
            <text:p>1.02238</text:p>
          </table:table-cell>
          <table:table-cell office:value-type="float" office:value="0.880781" calcext:value-type="float">
            <text:p>0.880781</text:p>
          </table:table-cell>
          <table:table-cell office:value-type="float" office:value="0.336556" calcext:value-type="float">
            <text:p>0.336556</text:p>
          </table:table-cell>
          <table:table-cell office:value-type="float" office:value="0.577379" calcext:value-type="float">
            <text:p>0.577379</text:p>
          </table:table-cell>
          <table:table-cell office:value-type="float" office:value="0.872302" calcext:value-type="float">
            <text:p>0.872302</text:p>
          </table:table-cell>
          <table:table-cell office:value-type="float" office:value="0.43576" calcext:value-type="float">
            <text:p>0.43576</text:p>
          </table:table-cell>
          <table:table-cell table:number-columns-repeated="52"/>
          <table:table-cell table:formula="of:=MIN([.A93:.BL93])" office:value-type="float" office:value="0.184806" calcext:value-type="float">
            <text:p>0.184806</text:p>
          </table:table-cell>
          <table:table-cell table:formula="of:=MAX([.A93:.BL93])" office:value-type="float" office:value="1.45866" calcext:value-type="float">
            <text:p>1.45866</text:p>
          </table:table-cell>
          <table:table-cell table:number-columns-repeated="7"/>
        </table:table-row>
        <table:table-row table:style-name="ro2">
          <table:table-cell office:value-type="float" office:value="0.369263" calcext:value-type="float">
            <text:p>0.369263</text:p>
          </table:table-cell>
          <table:table-cell office:value-type="float" office:value="0.518385" calcext:value-type="float">
            <text:p>0.518385</text:p>
          </table:table-cell>
          <table:table-cell office:value-type="float" office:value="0.519936" calcext:value-type="float">
            <text:p>0.519936</text:p>
          </table:table-cell>
          <table:table-cell office:value-type="float" office:value="0.628025" calcext:value-type="float">
            <text:p>0.628025</text:p>
          </table:table-cell>
          <table:table-cell office:value-type="float" office:value="0.531062" calcext:value-type="float">
            <text:p>0.531062</text:p>
          </table:table-cell>
          <table:table-cell office:value-type="float" office:value="0.584354" calcext:value-type="float">
            <text:p>0.584354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615374" calcext:value-type="float">
            <text:p>0.615374</text:p>
          </table:table-cell>
          <table:table-cell office:value-type="float" office:value="0.506312" calcext:value-type="float">
            <text:p>0.506312</text:p>
          </table:table-cell>
          <table:table-cell office:value-type="float" office:value="1.06098" calcext:value-type="float">
            <text:p>1.06098</text:p>
          </table:table-cell>
          <table:table-cell office:value-type="float" office:value="0.593771" calcext:value-type="float">
            <text:p>0.593771</text:p>
          </table:table-cell>
          <table:table-cell office:value-type="float" office:value="0.45548" calcext:value-type="float">
            <text:p>0.45548</text:p>
          </table:table-cell>
          <table:table-cell office:value-type="float" office:value="0.276686" calcext:value-type="float">
            <text:p>0.276686</text:p>
          </table:table-cell>
          <table:table-cell office:value-type="float" office:value="1.51206" calcext:value-type="float">
            <text:p>1.51206</text:p>
          </table:table-cell>
          <table:table-cell office:value-type="float" office:value="0.249924" calcext:value-type="float">
            <text:p>0.249924</text:p>
          </table:table-cell>
          <table:table-cell office:value-type="float" office:value="0.185032" calcext:value-type="float">
            <text:p>0.185032</text:p>
          </table:table-cell>
          <table:table-cell table:number-columns-repeated="52"/>
          <table:table-cell table:formula="of:=MIN([.A94:.BL94])" office:value-type="float" office:value="0.185032" calcext:value-type="float">
            <text:p>0.185032</text:p>
          </table:table-cell>
          <table:table-cell table:formula="of:=MAX([.A94:.BL94])" office:value-type="float" office:value="1.51206" calcext:value-type="float">
            <text:p>1.51206</text:p>
          </table:table-cell>
          <table:table-cell table:number-columns-repeated="7"/>
        </table:table-row>
        <table:table-row table:style-name="ro2">
          <table:table-cell office:value-type="float" office:value="0.548336" calcext:value-type="float">
            <text:p>0.548336</text:p>
          </table:table-cell>
          <table:table-cell office:value-type="float" office:value="0.604186" calcext:value-type="float">
            <text:p>0.604186</text:p>
          </table:table-cell>
          <table:table-cell office:value-type="float" office:value="0.712426" calcext:value-type="float">
            <text:p>0.712426</text:p>
          </table:table-cell>
          <table:table-cell office:value-type="float" office:value="0.345213" calcext:value-type="float">
            <text:p>0.345213</text:p>
          </table:table-cell>
          <table:table-cell office:value-type="float" office:value="0.917711" calcext:value-type="float">
            <text:p>0.917711</text:p>
          </table:table-cell>
          <table:table-cell office:value-type="float" office:value="0.429088" calcext:value-type="float">
            <text:p>0.429088</text:p>
          </table:table-cell>
          <table:table-cell office:value-type="float" office:value="0.440221" calcext:value-type="float">
            <text:p>0.440221</text:p>
          </table:table-cell>
          <table:table-cell office:value-type="float" office:value="0.430403" calcext:value-type="float">
            <text:p>0.430403</text:p>
          </table:table-cell>
          <table:table-cell office:value-type="float" office:value="0.709436" calcext:value-type="float">
            <text:p>0.709436</text:p>
          </table:table-cell>
          <table:table-cell office:value-type="float" office:value="0.162674" calcext:value-type="float">
            <text:p>0.162674</text:p>
          </table:table-cell>
          <table:table-cell office:value-type="float" office:value="0.370671" calcext:value-type="float">
            <text:p>0.370671</text:p>
          </table:table-cell>
          <table:table-cell office:value-type="float" office:value="0.610168" calcext:value-type="float">
            <text:p>0.610168</text:p>
          </table:table-cell>
          <table:table-cell office:value-type="float" office:value="0.367652" calcext:value-type="float">
            <text:p>0.367652</text:p>
          </table:table-cell>
          <table:table-cell office:value-type="float" office:value="0.229018" calcext:value-type="float">
            <text:p>0.229018</text:p>
          </table:table-cell>
          <table:table-cell office:value-type="float" office:value="0.307365" calcext:value-type="float">
            <text:p>0.307365</text:p>
          </table:table-cell>
          <table:table-cell office:value-type="float" office:value="0.195774" calcext:value-type="float">
            <text:p>0.195774</text:p>
          </table:table-cell>
          <table:table-cell table:number-columns-repeated="52"/>
          <table:table-cell table:formula="of:=MIN([.A95:.BL95])" office:value-type="float" office:value="0.162674" calcext:value-type="float">
            <text:p>0.162674</text:p>
          </table:table-cell>
          <table:table-cell table:formula="of:=MAX([.A95:.BL95])" office:value-type="float" office:value="0.917711" calcext:value-type="float">
            <text:p>0.917711</text:p>
          </table:table-cell>
          <table:table-cell table:number-columns-repeated="7"/>
        </table:table-row>
        <table:table-row table:style-name="ro2">
          <table:table-cell office:value-type="float" office:value="0.333116" calcext:value-type="float">
            <text:p>0.333116</text:p>
          </table:table-cell>
          <table:table-cell office:value-type="float" office:value="0.487405" calcext:value-type="float">
            <text:p>0.487405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74204" calcext:value-type="float">
            <text:p>0.74204</text:p>
          </table:table-cell>
          <table:table-cell office:value-type="float" office:value="0.603087" calcext:value-type="float">
            <text:p>0.603087</text:p>
          </table:table-cell>
          <table:table-cell office:value-type="float" office:value="0.57362" calcext:value-type="float">
            <text:p>0.57362</text:p>
          </table:table-cell>
          <table:table-cell office:value-type="float" office:value="1.21971" calcext:value-type="float">
            <text:p>1.21971</text:p>
          </table:table-cell>
          <table:table-cell office:value-type="float" office:value="0.199926" calcext:value-type="float">
            <text:p>0.199926</text:p>
          </table:table-cell>
          <table:table-cell office:value-type="float" office:value="0.815141" calcext:value-type="float">
            <text:p>0.815141</text:p>
          </table:table-cell>
          <table:table-cell office:value-type="float" office:value="0.329671" calcext:value-type="float">
            <text:p>0.329671</text:p>
          </table:table-cell>
          <table:table-cell office:value-type="float" office:value="1.28698" calcext:value-type="float">
            <text:p>1.28698</text:p>
          </table:table-cell>
          <table:table-cell office:value-type="float" office:value="0.773887" calcext:value-type="float">
            <text:p>0.773887</text:p>
          </table:table-cell>
          <table:table-cell office:value-type="float" office:value="0.922319" calcext:value-type="float">
            <text:p>0.922319</text:p>
          </table:table-cell>
          <table:table-cell office:value-type="float" office:value="0.900639" calcext:value-type="float">
            <text:p>0.900639</text:p>
          </table:table-cell>
          <table:table-cell office:value-type="float" office:value="0.692484" calcext:value-type="float">
            <text:p>0.692484</text:p>
          </table:table-cell>
          <table:table-cell office:value-type="float" office:value="0.767766" calcext:value-type="float">
            <text:p>0.767766</text:p>
          </table:table-cell>
          <table:table-cell table:number-columns-repeated="52"/>
          <table:table-cell table:formula="of:=MIN([.A96:.BL96])" office:value-type="float" office:value="0.199926" calcext:value-type="float">
            <text:p>0.199926</text:p>
          </table:table-cell>
          <table:table-cell table:formula="of:=MAX([.A96:.BL96])" office:value-type="float" office:value="1.28698" calcext:value-type="float">
            <text:p>1.28698</text:p>
          </table:table-cell>
          <table:table-cell table:number-columns-repeated="7"/>
        </table:table-row>
        <table:table-row table:style-name="ro2">
          <table:table-cell office:value-type="float" office:value="0.607837" calcext:value-type="float">
            <text:p>0.607837</text:p>
          </table:table-cell>
          <table:table-cell office:value-type="float" office:value="0.652963" calcext:value-type="float">
            <text:p>0.652963</text:p>
          </table:table-cell>
          <table:table-cell office:value-type="float" office:value="0.582368" calcext:value-type="float">
            <text:p>0.582368</text:p>
          </table:table-cell>
          <table:table-cell office:value-type="float" office:value="0.626812" calcext:value-type="float">
            <text:p>0.626812</text:p>
          </table:table-cell>
          <table:table-cell office:value-type="float" office:value="1.28637" calcext:value-type="float">
            <text:p>1.28637</text:p>
          </table:table-cell>
          <table:table-cell office:value-type="float" office:value="1.08081" calcext:value-type="float">
            <text:p>1.08081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668393" calcext:value-type="float">
            <text:p>0.668393</text:p>
          </table:table-cell>
          <table:table-cell office:value-type="float" office:value="1.9111" calcext:value-type="float">
            <text:p>1.9111</text:p>
          </table:table-cell>
          <table:table-cell office:value-type="float" office:value="1.27112" calcext:value-type="float">
            <text:p>1.27112</text:p>
          </table:table-cell>
          <table:table-cell office:value-type="float" office:value="0.702521" calcext:value-type="float">
            <text:p>0.702521</text:p>
          </table:table-cell>
          <table:table-cell office:value-type="float" office:value="0.735198" calcext:value-type="float">
            <text:p>0.735198</text:p>
          </table:table-cell>
          <table:table-cell office:value-type="float" office:value="1.47031" calcext:value-type="float">
            <text:p>1.47031</text:p>
          </table:table-cell>
          <table:table-cell office:value-type="float" office:value="0.802314" calcext:value-type="float">
            <text:p>0.802314</text:p>
          </table:table-cell>
          <table:table-cell office:value-type="float" office:value="1.53431" calcext:value-type="float">
            <text:p>1.53431</text:p>
          </table:table-cell>
          <table:table-cell office:value-type="float" office:value="0.155913" calcext:value-type="float">
            <text:p>0.155913</text:p>
          </table:table-cell>
          <table:table-cell table:number-columns-repeated="52"/>
          <table:table-cell table:formula="of:=MIN([.A97:.BL97])" office:value-type="float" office:value="0.155913" calcext:value-type="float">
            <text:p>0.155913</text:p>
          </table:table-cell>
          <table:table-cell table:formula="of:=MAX([.A97:.BL97])" office:value-type="float" office:value="1.9111" calcext:value-type="float">
            <text:p>1.9111</text:p>
          </table:table-cell>
          <table:table-cell table:number-columns-repeated="7"/>
        </table:table-row>
        <table:table-row table:style-name="ro2">
          <table:table-cell office:value-type="float" office:value="0.401728" calcext:value-type="float">
            <text:p>0.401728</text:p>
          </table:table-cell>
          <table:table-cell office:value-type="float" office:value="0.431471" calcext:value-type="float">
            <text:p>0.431471</text:p>
          </table:table-cell>
          <table:table-cell office:value-type="float" office:value="0.621435" calcext:value-type="float">
            <text:p>0.621435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365946" calcext:value-type="float">
            <text:p>0.365946</text:p>
          </table:table-cell>
          <table:table-cell office:value-type="float" office:value="0.687893" calcext:value-type="float">
            <text:p>0.687893</text:p>
          </table:table-cell>
          <table:table-cell office:value-type="float" office:value="0.727679" calcext:value-type="float">
            <text:p>0.727679</text:p>
          </table:table-cell>
          <table:table-cell office:value-type="float" office:value="0.406324" calcext:value-type="float">
            <text:p>0.406324</text:p>
          </table:table-cell>
          <table:table-cell office:value-type="float" office:value="0.257444" calcext:value-type="float">
            <text:p>0.257444</text:p>
          </table:table-cell>
          <table:table-cell office:value-type="float" office:value="1.25896" calcext:value-type="float">
            <text:p>1.25896</text:p>
          </table:table-cell>
          <table:table-cell office:value-type="float" office:value="0.234058" calcext:value-type="float">
            <text:p>0.234058</text:p>
          </table:table-cell>
          <table:table-cell office:value-type="float" office:value="0.39319" calcext:value-type="float">
            <text:p>0.39319</text:p>
          </table:table-cell>
          <table:table-cell office:value-type="float" office:value="0.392984" calcext:value-type="float">
            <text:p>0.392984</text:p>
          </table:table-cell>
          <table:table-cell office:value-type="float" office:value="1.27401" calcext:value-type="float">
            <text:p>1.27401</text:p>
          </table:table-cell>
          <table:table-cell office:value-type="float" office:value="0.301891" calcext:value-type="float">
            <text:p>0.301891</text:p>
          </table:table-cell>
          <table:table-cell office:value-type="float" office:value="0.219762" calcext:value-type="float">
            <text:p>0.219762</text:p>
          </table:table-cell>
          <table:table-cell table:number-columns-repeated="52"/>
          <table:table-cell table:formula="of:=MIN([.A98:.BL98])" office:value-type="float" office:value="0.215033" calcext:value-type="float">
            <text:p>0.215033</text:p>
          </table:table-cell>
          <table:table-cell table:formula="of:=MAX([.A98:.BL98])" office:value-type="float" office:value="1.27401" calcext:value-type="float">
            <text:p>1.27401</text:p>
          </table:table-cell>
          <table:table-cell table:number-columns-repeated="7"/>
        </table:table-row>
        <table:table-row table:style-name="ro2">
          <table:table-cell office:value-type="float" office:value="0.30415" calcext:value-type="float">
            <text:p>0.30415</text:p>
          </table:table-cell>
          <table:table-cell office:value-type="float" office:value="0.580777" calcext:value-type="float">
            <text:p>0.580777</text:p>
          </table:table-cell>
          <table:table-cell office:value-type="float" office:value="0.596493" calcext:value-type="float">
            <text:p>0.596493</text:p>
          </table:table-cell>
          <table:table-cell office:value-type="float" office:value="0.439063" calcext:value-type="float">
            <text:p>0.439063</text:p>
          </table:table-cell>
          <table:table-cell office:value-type="float" office:value="0.956863" calcext:value-type="float">
            <text:p>0.956863</text:p>
          </table:table-cell>
          <table:table-cell office:value-type="float" office:value="0.744139" calcext:value-type="float">
            <text:p>0.744139</text:p>
          </table:table-cell>
          <table:table-cell office:value-type="float" office:value="0.513462" calcext:value-type="float">
            <text:p>0.513462</text:p>
          </table:table-cell>
          <table:table-cell office:value-type="float" office:value="1.44066" calcext:value-type="float">
            <text:p>1.44066</text:p>
          </table:table-cell>
          <table:table-cell office:value-type="float" office:value="1.47562" calcext:value-type="float">
            <text:p>1.47562</text:p>
          </table:table-cell>
          <table:table-cell office:value-type="float" office:value="0.528158" calcext:value-type="float">
            <text:p>0.528158</text:p>
          </table:table-cell>
          <table:table-cell office:value-type="float" office:value="1.02139" calcext:value-type="float">
            <text:p>1.02139</text:p>
          </table:table-cell>
          <table:table-cell office:value-type="float" office:value="0.821947" calcext:value-type="float">
            <text:p>0.821947</text:p>
          </table:table-cell>
          <table:table-cell office:value-type="float" office:value="0.627152" calcext:value-type="float">
            <text:p>0.627152</text:p>
          </table:table-cell>
          <table:table-cell office:value-type="float" office:value="0.446831" calcext:value-type="float">
            <text:p>0.446831</text:p>
          </table:table-cell>
          <table:table-cell office:value-type="float" office:value="0.705604" calcext:value-type="float">
            <text:p>0.705604</text:p>
          </table:table-cell>
          <table:table-cell office:value-type="float" office:value="0.7158" calcext:value-type="float">
            <text:p>0.7158</text:p>
          </table:table-cell>
          <table:table-cell table:number-columns-repeated="52"/>
          <table:table-cell table:formula="of:=MIN([.A99:.BL99])" office:value-type="float" office:value="0.30415" calcext:value-type="float">
            <text:p>0.30415</text:p>
          </table:table-cell>
          <table:table-cell table:formula="of:=MAX([.A99:.BL99])" office:value-type="float" office:value="1.47562" calcext:value-type="float">
            <text:p>1.47562</text:p>
          </table:table-cell>
          <table:table-cell table:number-columns-repeated="7"/>
        </table:table-row>
        <table:table-row table:style-name="ro2">
          <table:table-cell office:value-type="float" office:value="0.296403" calcext:value-type="float">
            <text:p>0.296403</text:p>
          </table:table-cell>
          <table:table-cell office:value-type="float" office:value="0.532514" calcext:value-type="float">
            <text:p>0.532514</text:p>
          </table:table-cell>
          <table:table-cell office:value-type="float" office:value="0.566529" calcext:value-type="float">
            <text:p>0.566529</text:p>
          </table:table-cell>
          <table:table-cell office:value-type="float" office:value="0.596097" calcext:value-type="float">
            <text:p>0.596097</text:p>
          </table:table-cell>
          <table:table-cell office:value-type="float" office:value="1.16576" calcext:value-type="float">
            <text:p>1.16576</text:p>
          </table:table-cell>
          <table:table-cell office:value-type="float" office:value="0.635135" calcext:value-type="float">
            <text:p>0.635135</text:p>
          </table:table-cell>
          <table:table-cell office:value-type="float" office:value="0.700469" calcext:value-type="float">
            <text:p>0.700469</text:p>
          </table:table-cell>
          <table:table-cell office:value-type="float" office:value="1.09686" calcext:value-type="float">
            <text:p>1.09686</text:p>
          </table:table-cell>
          <table:table-cell office:value-type="float" office:value="1.17459" calcext:value-type="float">
            <text:p>1.17459</text:p>
          </table:table-cell>
          <table:table-cell office:value-type="float" office:value="0.534994" calcext:value-type="float">
            <text:p>0.534994</text:p>
          </table:table-cell>
          <table:table-cell office:value-type="float" office:value="0.601236" calcext:value-type="float">
            <text:p>0.601236</text:p>
          </table:table-cell>
          <table:table-cell office:value-type="float" office:value="0.776194" calcext:value-type="float">
            <text:p>0.776194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0.590355" calcext:value-type="float">
            <text:p>0.590355</text:p>
          </table:table-cell>
          <table:table-cell office:value-type="float" office:value="1.76976" calcext:value-type="float">
            <text:p>1.76976</text:p>
          </table:table-cell>
          <table:table-cell office:value-type="float" office:value="1.02611" calcext:value-type="float">
            <text:p>1.02611</text:p>
          </table:table-cell>
          <table:table-cell table:number-columns-repeated="52"/>
          <table:table-cell table:formula="of:=MIN([.A100:.BL100])" office:value-type="float" office:value="0.296403" calcext:value-type="float">
            <text:p>0.296403</text:p>
          </table:table-cell>
          <table:table-cell table:formula="of:=MAX([.A100:.BL100])" office:value-type="float" office:value="1.94601" calcext:value-type="float">
            <text:p>1.94601</text:p>
          </table:table-cell>
          <table:table-cell table:number-columns-repeated="7"/>
        </table:table-row>
        <table:table-row table:style-name="ro2">
          <table:table-cell office:value-type="float" office:value="0.600381" calcext:value-type="float">
            <text:p>0.600381</text:p>
          </table:table-cell>
          <table:table-cell office:value-type="float" office:value="0.616454" calcext:value-type="float">
            <text:p>0.616454</text:p>
          </table:table-cell>
          <table:table-cell office:value-type="float" office:value="0.643842" calcext:value-type="float">
            <text:p>0.643842</text:p>
          </table:table-cell>
          <table:table-cell office:value-type="float" office:value="0.658698" calcext:value-type="float">
            <text:p>0.658698</text:p>
          </table:table-cell>
          <table:table-cell office:value-type="float" office:value="0.373019" calcext:value-type="float">
            <text:p>0.373019</text:p>
          </table:table-cell>
          <table:table-cell office:value-type="float" office:value="0.516933" calcext:value-type="float">
            <text:p>0.516933</text:p>
          </table:table-cell>
          <table:table-cell office:value-type="float" office:value="0.568576" calcext:value-type="float">
            <text:p>0.568576</text:p>
          </table:table-cell>
          <table:table-cell office:value-type="float" office:value="0.514114" calcext:value-type="float">
            <text:p>0.514114</text:p>
          </table:table-cell>
          <table:table-cell office:value-type="float" office:value="0.688226" calcext:value-type="float">
            <text:p>0.688226</text:p>
          </table:table-cell>
          <table:table-cell office:value-type="float" office:value="1.1363" calcext:value-type="float">
            <text:p>1.1363</text:p>
          </table:table-cell>
          <table:table-cell office:value-type="float" office:value="0.678725" calcext:value-type="float">
            <text:p>0.678725</text:p>
          </table:table-cell>
          <table:table-cell office:value-type="float" office:value="1.32031" calcext:value-type="float">
            <text:p>1.32031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1.43566" calcext:value-type="float">
            <text:p>1.43566</text:p>
          </table:table-cell>
          <table:table-cell office:value-type="float" office:value="1.48852" calcext:value-type="float">
            <text:p>1.48852</text:p>
          </table:table-cell>
          <table:table-cell office:value-type="float" office:value="0.135204" calcext:value-type="float">
            <text:p>0.135204</text:p>
          </table:table-cell>
          <table:table-cell table:number-columns-repeated="52"/>
          <table:table-cell table:formula="of:=MIN([.A101:.BL101])" office:value-type="float" office:value="0.135204" calcext:value-type="float">
            <text:p>0.135204</text:p>
          </table:table-cell>
          <table:table-cell table:formula="of:=MAX([.A101:.BL101])" office:value-type="float" office:value="1.48852" calcext:value-type="float">
            <text:p>1.48852</text:p>
          </table:table-cell>
          <table:table-cell table:number-columns-repeated="7"/>
        </table:table-row>
        <table:table-row table:style-name="ro2">
          <table:table-cell office:value-type="float" office:value="0.479244" calcext:value-type="float">
            <text:p>0.479244</text:p>
          </table:table-cell>
          <table:table-cell office:value-type="float" office:value="0.52677" calcext:value-type="float">
            <text:p>0.52677</text:p>
          </table:table-cell>
          <table:table-cell office:value-type="float" office:value="0.63924" calcext:value-type="float">
            <text:p>0.63924</text:p>
          </table:table-cell>
          <table:table-cell office:value-type="float" office:value="0.402006" calcext:value-type="float">
            <text:p>0.402006</text:p>
          </table:table-cell>
          <table:table-cell office:value-type="float" office:value="0.248555" calcext:value-type="float">
            <text:p>0.248555</text:p>
          </table:table-cell>
          <table:table-cell office:value-type="float" office:value="0.507847" calcext:value-type="float">
            <text:p>0.507847</text:p>
          </table:table-cell>
          <table:table-cell office:value-type="float" office:value="0.311971" calcext:value-type="float">
            <text:p>0.311971</text:p>
          </table:table-cell>
          <table:table-cell office:value-type="float" office:value="0.447547" calcext:value-type="float">
            <text:p>0.447547</text:p>
          </table:table-cell>
          <table:table-cell office:value-type="float" office:value="0.34225" calcext:value-type="float">
            <text:p>0.34225</text:p>
          </table:table-cell>
          <table:table-cell office:value-type="float" office:value="0.295784" calcext:value-type="float">
            <text:p>0.295784</text:p>
          </table:table-cell>
          <table:table-cell office:value-type="float" office:value="1.62865" calcext:value-type="float">
            <text:p>1.62865</text:p>
          </table:table-cell>
          <table:table-cell office:value-type="float" office:value="1.2482" calcext:value-type="float">
            <text:p>1.2482</text:p>
          </table:table-cell>
          <table:table-cell office:value-type="float" office:value="0.45192" calcext:value-type="float">
            <text:p>0.45192</text:p>
          </table:table-cell>
          <table:table-cell office:value-type="float" office:value="0.204759" calcext:value-type="float">
            <text:p>0.204759</text:p>
          </table:table-cell>
          <table:table-cell office:value-type="float" office:value="0.170806" calcext:value-type="float">
            <text:p>0.170806</text:p>
          </table:table-cell>
          <table:table-cell office:value-type="float" office:value="0.164412" calcext:value-type="float">
            <text:p>0.164412</text:p>
          </table:table-cell>
          <table:table-cell table:number-columns-repeated="52"/>
          <table:table-cell table:formula="of:=MIN([.A102:.BL102])" office:value-type="float" office:value="0.164412" calcext:value-type="float">
            <text:p>0.164412</text:p>
          </table:table-cell>
          <table:table-cell table:formula="of:=MAX([.A102:.BL102])" office:value-type="float" office:value="1.62865" calcext:value-type="float">
            <text:p>1.62865</text:p>
          </table:table-cell>
          <table:table-cell table:number-columns-repeated="7"/>
        </table:table-row>
        <table:table-row table:style-name="ro2">
          <table:table-cell office:value-type="float" office:value="0.345821" calcext:value-type="float">
            <text:p>0.345821</text:p>
          </table:table-cell>
          <table:table-cell office:value-type="float" office:value="0.516704" calcext:value-type="float">
            <text:p>0.516704</text:p>
          </table:table-cell>
          <table:table-cell office:value-type="float" office:value="0.721852" calcext:value-type="float">
            <text:p>0.721852</text:p>
          </table:table-cell>
          <table:table-cell office:value-type="float" office:value="0.608065" calcext:value-type="float">
            <text:p>0.608065</text:p>
          </table:table-cell>
          <table:table-cell office:value-type="float" office:value="0.617322" calcext:value-type="float">
            <text:p>0.617322</text:p>
          </table:table-cell>
          <table:table-cell office:value-type="float" office:value="0.630453" calcext:value-type="float">
            <text:p>0.630453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1.23559" calcext:value-type="float">
            <text:p>1.23559</text:p>
          </table:table-cell>
          <table:table-cell office:value-type="float" office:value="1.16532" calcext:value-type="float">
            <text:p>1.16532</text:p>
          </table:table-cell>
          <table:table-cell office:value-type="float" office:value="0.565068" calcext:value-type="float">
            <text:p>0.565068</text:p>
          </table:table-cell>
          <table:table-cell office:value-type="float" office:value="0.599934" calcext:value-type="float">
            <text:p>0.599934</text:p>
          </table:table-cell>
          <table:table-cell office:value-type="float" office:value="0.582538" calcext:value-type="float">
            <text:p>0.582538</text:p>
          </table:table-cell>
          <table:table-cell office:value-type="float" office:value="0.152291" calcext:value-type="float">
            <text:p>0.152291</text:p>
          </table:table-cell>
          <table:table-cell office:value-type="float" office:value="0.881694" calcext:value-type="float">
            <text:p>0.881694</text:p>
          </table:table-cell>
          <table:table-cell office:value-type="float" office:value="0.152377" calcext:value-type="float">
            <text:p>0.152377</text:p>
          </table:table-cell>
          <table:table-cell office:value-type="float" office:value="1.0619" calcext:value-type="float">
            <text:p>1.0619</text:p>
          </table:table-cell>
          <table:table-cell table:number-columns-repeated="52"/>
          <table:table-cell table:formula="of:=MIN([.A103:.BL103])" office:value-type="float" office:value="0.152291" calcext:value-type="float">
            <text:p>0.152291</text:p>
          </table:table-cell>
          <table:table-cell table:formula="of:=MAX([.A103:.BL103])" office:value-type="float" office:value="1.23559" calcext:value-type="float">
            <text:p>1.23559</text:p>
          </table:table-cell>
          <table:table-cell table:number-columns-repeated="7"/>
        </table:table-row>
        <table:table-row table:style-name="ro2">
          <table:table-cell office:value-type="float" office:value="0.267085" calcext:value-type="float">
            <text:p>0.267085</text:p>
          </table:table-cell>
          <table:table-cell office:value-type="float" office:value="0.484925" calcext:value-type="float">
            <text:p>0.484925</text:p>
          </table:table-cell>
          <table:table-cell office:value-type="float" office:value="0.597904" calcext:value-type="float">
            <text:p>0.597904</text:p>
          </table:table-cell>
          <table:table-cell office:value-type="float" office:value="0.614535" calcext:value-type="float">
            <text:p>0.614535</text:p>
          </table:table-cell>
          <table:table-cell office:value-type="float" office:value="0.637311" calcext:value-type="float">
            <text:p>0.637311</text:p>
          </table:table-cell>
          <table:table-cell office:value-type="float" office:value="0.641646" calcext:value-type="float">
            <text:p>0.641646</text:p>
          </table:table-cell>
          <table:table-cell office:value-type="float" office:value="0.99425" calcext:value-type="float">
            <text:p>0.99425</text:p>
          </table:table-cell>
          <table:table-cell office:value-type="float" office:value="0.381662" calcext:value-type="float">
            <text:p>0.381662</text:p>
          </table:table-cell>
          <table:table-cell office:value-type="float" office:value="0.517841" calcext:value-type="float">
            <text:p>0.517841</text:p>
          </table:table-cell>
          <table:table-cell office:value-type="float" office:value="1.37196" calcext:value-type="float">
            <text:p>1.37196</text:p>
          </table:table-cell>
          <table:table-cell office:value-type="float" office:value="1.19474" calcext:value-type="float">
            <text:p>1.19474</text:p>
          </table:table-cell>
          <table:table-cell office:value-type="float" office:value="0.72577" calcext:value-type="float">
            <text:p>0.72577</text:p>
          </table:table-cell>
          <table:table-cell office:value-type="float" office:value="0.132099" calcext:value-type="float">
            <text:p>0.132099</text:p>
          </table:table-cell>
          <table:table-cell office:value-type="float" office:value="2.01183" calcext:value-type="float">
            <text:p>2.01183</text:p>
          </table:table-cell>
          <table:table-cell office:value-type="float" office:value="0.647018" calcext:value-type="float">
            <text:p>0.647018</text:p>
          </table:table-cell>
          <table:table-cell office:value-type="float" office:value="0.990537" calcext:value-type="float">
            <text:p>0.990537</text:p>
          </table:table-cell>
          <table:table-cell table:number-columns-repeated="52"/>
          <table:table-cell table:formula="of:=MIN([.A104:.BL104])" office:value-type="float" office:value="0.132099" calcext:value-type="float">
            <text:p>0.132099</text:p>
          </table:table-cell>
          <table:table-cell table:formula="of:=MAX([.A104:.BL104])" office:value-type="float" office:value="2.01183" calcext:value-type="float">
            <text:p>2.01183</text:p>
          </table:table-cell>
          <table:table-cell table:number-columns-repeated="7"/>
        </table:table-row>
        <table:table-row table:style-name="ro2">
          <table:table-cell office:value-type="float" office:value="0.42295" calcext:value-type="float">
            <text:p>0.42295</text:p>
          </table:table-cell>
          <table:table-cell office:value-type="float" office:value="0.451812" calcext:value-type="float">
            <text:p>0.451812</text:p>
          </table:table-cell>
          <table:table-cell office:value-type="float" office:value="0.626378" calcext:value-type="float">
            <text:p>0.626378</text:p>
          </table:table-cell>
          <table:table-cell office:value-type="float" office:value="0.561277" calcext:value-type="float">
            <text:p>0.561277</text:p>
          </table:table-cell>
          <table:table-cell office:value-type="float" office:value="1.03944" calcext:value-type="float">
            <text:p>1.03944</text:p>
          </table:table-cell>
          <table:table-cell office:value-type="float" office:value="0.687709" calcext:value-type="float">
            <text:p>0.687709</text:p>
          </table:table-cell>
          <table:table-cell office:value-type="float" office:value="0.800473" calcext:value-type="float">
            <text:p>0.800473</text:p>
          </table:table-cell>
          <table:table-cell office:value-type="float" office:value="0.262479" calcext:value-type="float">
            <text:p>0.262479</text:p>
          </table:table-cell>
          <table:table-cell office:value-type="float" office:value="0.372163" calcext:value-type="float">
            <text:p>0.372163</text:p>
          </table:table-cell>
          <table:table-cell office:value-type="float" office:value="0.375011" calcext:value-type="float">
            <text:p>0.375011</text:p>
          </table:table-cell>
          <table:table-cell office:value-type="float" office:value="0.433198" calcext:value-type="float">
            <text:p>0.433198</text:p>
          </table:table-cell>
          <table:table-cell office:value-type="float" office:value="1.37061" calcext:value-type="float">
            <text:p>1.37061</text:p>
          </table:table-cell>
          <table:table-cell office:value-type="float" office:value="1.18614" calcext:value-type="float">
            <text:p>1.18614</text:p>
          </table:table-cell>
          <table:table-cell office:value-type="float" office:value="0.925662" calcext:value-type="float">
            <text:p>0.925662</text:p>
          </table:table-cell>
          <table:table-cell office:value-type="float" office:value="0.188542" calcext:value-type="float">
            <text:p>0.188542</text:p>
          </table:table-cell>
          <table:table-cell office:value-type="float" office:value="0.537186" calcext:value-type="float">
            <text:p>0.537186</text:p>
          </table:table-cell>
          <table:table-cell table:number-columns-repeated="52"/>
          <table:table-cell table:formula="of:=MIN([.A105:.BL105])" office:value-type="float" office:value="0.188542" calcext:value-type="float">
            <text:p>0.188542</text:p>
          </table:table-cell>
          <table:table-cell table:formula="of:=MAX([.A105:.BL105])" office:value-type="float" office:value="1.37061" calcext:value-type="float">
            <text:p>1.370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404392" calcext:value-type="float">
            <text:p>0.404392</text:p>
          </table:table-cell>
          <table:table-cell office:value-type="float" office:value="0.411162" calcext:value-type="float">
            <text:p>0.411162</text:p>
          </table:table-cell>
          <table:table-cell office:value-type="float" office:value="0.414613" calcext:value-type="float">
            <text:p>0.414613</text:p>
          </table:table-cell>
          <table:table-cell office:value-type="float" office:value="0.419206" calcext:value-type="float">
            <text:p>0.419206</text:p>
          </table:table-cell>
          <table:table-cell office:value-type="float" office:value="0.313377" calcext:value-type="float">
            <text:p>0.313377</text:p>
          </table:table-cell>
          <table:table-cell office:value-type="float" office:value="0.38791" calcext:value-type="float">
            <text:p>0.38791</text:p>
          </table:table-cell>
          <table:table-cell office:value-type="float" office:value="0.408422" calcext:value-type="float">
            <text:p>0.408422</text:p>
          </table:table-cell>
          <table:table-cell office:value-type="float" office:value="0.427203" calcext:value-type="float">
            <text:p>0.427203</text:p>
          </table:table-cell>
          <table:table-cell office:value-type="float" office:value="0.374711" calcext:value-type="float">
            <text:p>0.374711</text:p>
          </table:table-cell>
          <table:table-cell office:value-type="float" office:value="0.331115" calcext:value-type="float">
            <text:p>0.331115</text:p>
          </table:table-cell>
          <table:table-cell office:value-type="float" office:value="0.362492" calcext:value-type="float">
            <text:p>0.362492</text:p>
          </table:table-cell>
          <table:table-cell office:value-type="float" office:value="0.396709" calcext:value-type="float">
            <text:p>0.396709</text:p>
          </table:table-cell>
          <table:table-cell office:value-type="float" office:value="0.202194" calcext:value-type="float">
            <text:p>0.202194</text:p>
          </table:table-cell>
          <table:table-cell office:value-type="float" office:value="0.316721" calcext:value-type="float">
            <text:p>0.316721</text:p>
          </table:table-cell>
          <table:table-cell office:value-type="float" office:value="0.225571" calcext:value-type="float">
            <text:p>0.225571</text:p>
          </table:table-cell>
          <table:table-cell office:value-type="float" office:value="0.41652" calcext:value-type="float">
            <text:p>0.41652</text:p>
          </table:table-cell>
          <table:table-cell office:value-type="float" office:value="0.278356" calcext:value-type="float">
            <text:p>0.278356</text:p>
          </table:table-cell>
          <table:table-cell office:value-type="float" office:value="0.610013" calcext:value-type="float">
            <text:p>0.610013</text:p>
          </table:table-cell>
          <table:table-cell office:value-type="float" office:value="0.372875" calcext:value-type="float">
            <text:p>0.372875</text:p>
          </table:table-cell>
          <table:table-cell office:value-type="float" office:value="0.241529" calcext:value-type="float">
            <text:p>0.241529</text:p>
          </table:table-cell>
          <table:table-cell office:value-type="float" office:value="0.326286" calcext:value-type="float">
            <text:p>0.326286</text:p>
          </table:table-cell>
          <table:table-cell office:value-type="float" office:value="0.381122" calcext:value-type="float">
            <text:p>0.381122</text:p>
          </table:table-cell>
          <table:table-cell office:value-type="float" office:value="0.399068" calcext:value-type="float">
            <text:p>0.399068</text:p>
          </table:table-cell>
          <table:table-cell office:value-type="float" office:value="0.801248" calcext:value-type="float">
            <text:p>0.801248</text:p>
          </table:table-cell>
          <table:table-cell table:number-columns-repeated="44"/>
          <table:table-cell table:formula="of:=MIN([.A107:.BL107])" office:value-type="float" office:value="0.202194" calcext:value-type="float">
            <text:p>0.202194</text:p>
          </table:table-cell>
          <table:table-cell table:formula="of:=MAX([.A107:.BL107])" office:value-type="float" office:value="0.801248" calcext:value-type="float">
            <text:p>0.801248</text:p>
          </table:table-cell>
          <table:table-cell table:number-columns-repeated="7"/>
        </table:table-row>
        <table:table-row table:style-name="ro2">
          <table:table-cell office:value-type="float" office:value="0.145238" calcext:value-type="float">
            <text:p>0.145238</text:p>
          </table:table-cell>
          <table:table-cell office:value-type="float" office:value="0.226762" calcext:value-type="float">
            <text:p>0.226762</text:p>
          </table:table-cell>
          <table:table-cell office:value-type="float" office:value="0.349047" calcext:value-type="float">
            <text:p>0.349047</text:p>
          </table:table-cell>
          <table:table-cell office:value-type="float" office:value="0.243854" calcext:value-type="float">
            <text:p>0.243854</text:p>
          </table:table-cell>
          <table:table-cell office:value-type="float" office:value="0.292956" calcext:value-type="float">
            <text:p>0.292956</text:p>
          </table:table-cell>
          <table:table-cell office:value-type="float" office:value="0.302824" calcext:value-type="float">
            <text:p>0.302824</text:p>
          </table:table-cell>
          <table:table-cell office:value-type="float" office:value="0.229118" calcext:value-type="float">
            <text:p>0.229118</text:p>
          </table:table-cell>
          <table:table-cell office:value-type="float" office:value="0.73402" calcext:value-type="float">
            <text:p>0.73402</text:p>
          </table:table-cell>
          <table:table-cell office:value-type="float" office:value="0.437799" calcext:value-type="float">
            <text:p>0.437799</text:p>
          </table:table-cell>
          <table:table-cell office:value-type="float" office:value="0.353471" calcext:value-type="float">
            <text:p>0.353471</text:p>
          </table:table-cell>
          <table:table-cell office:value-type="float" office:value="0.407078" calcext:value-type="float">
            <text:p>0.407078</text:p>
          </table:table-cell>
          <table:table-cell office:value-type="float" office:value="0.398107" calcext:value-type="float">
            <text:p>0.398107</text:p>
          </table:table-cell>
          <table:table-cell office:value-type="float" office:value="0.509687" calcext:value-type="float">
            <text:p>0.509687</text:p>
          </table:table-cell>
          <table:table-cell office:value-type="float" office:value="1.06518" calcext:value-type="float">
            <text:p>1.06518</text:p>
          </table:table-cell>
          <table:table-cell office:value-type="float" office:value="0.583959" calcext:value-type="float">
            <text:p>0.583959</text:p>
          </table:table-cell>
          <table:table-cell office:value-type="float" office:value="0.340655" calcext:value-type="float">
            <text:p>0.340655</text:p>
          </table:table-cell>
          <table:table-cell office:value-type="float" office:value="0.148696" calcext:value-type="float">
            <text:p>0.148696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118473" calcext:value-type="float">
            <text:p>0.118473</text:p>
          </table:table-cell>
          <table:table-cell office:value-type="float" office:value="0.786565" calcext:value-type="float">
            <text:p>0.786565</text:p>
          </table:table-cell>
          <table:table-cell office:value-type="float" office:value="0.58009" calcext:value-type="float">
            <text:p>0.58009</text:p>
          </table:table-cell>
          <table:table-cell office:value-type="float" office:value="1.68965" calcext:value-type="float">
            <text:p>1.68965</text:p>
          </table:table-cell>
          <table:table-cell office:value-type="float" office:value="0.735761" calcext:value-type="float">
            <text:p>0.735761</text:p>
          </table:table-cell>
          <table:table-cell office:value-type="float" office:value="0.344175" calcext:value-type="float">
            <text:p>0.344175</text:p>
          </table:table-cell>
          <table:table-cell table:number-columns-repeated="44"/>
          <table:table-cell table:formula="of:=MIN([.A108:.BL108])" office:value-type="float" office:value="0.118473" calcext:value-type="float">
            <text:p>0.118473</text:p>
          </table:table-cell>
          <table:table-cell table:formula="of:=MAX([.A108:.BL108])" office:value-type="float" office:value="1.68965" calcext:value-type="float">
            <text:p>1.68965</text:p>
          </table:table-cell>
          <table:table-cell table:number-columns-repeated="7"/>
        </table:table-row>
        <table:table-row table:style-name="ro2">
          <table:table-cell office:value-type="float" office:value="0.312022" calcext:value-type="float">
            <text:p>0.312022</text:p>
          </table:table-cell>
          <table:table-cell office:value-type="float" office:value="0.315437" calcext:value-type="float">
            <text:p>0.315437</text:p>
          </table:table-cell>
          <table:table-cell office:value-type="float" office:value="0.290153" calcext:value-type="float">
            <text:p>0.290153</text:p>
          </table:table-cell>
          <table:table-cell office:value-type="float" office:value="0.308741" calcext:value-type="float">
            <text:p>0.308741</text:p>
          </table:table-cell>
          <table:table-cell office:value-type="float" office:value="0.389882" calcext:value-type="float">
            <text:p>0.389882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476" calcext:value-type="float">
            <text:p>0.395476</text:p>
          </table:table-cell>
          <table:table-cell office:value-type="float" office:value="0.429698" calcext:value-type="float">
            <text:p>0.429698</text:p>
          </table:table-cell>
          <table:table-cell office:value-type="float" office:value="1.1703" calcext:value-type="float">
            <text:p>1.1703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331513" calcext:value-type="float">
            <text:p>0.331513</text:p>
          </table:table-cell>
          <table:table-cell office:value-type="float" office:value="1.3014" calcext:value-type="float">
            <text:p>1.3014</text:p>
          </table:table-cell>
          <table:table-cell office:value-type="float" office:value="0.616812" calcext:value-type="float">
            <text:p>0.616812</text:p>
          </table:table-cell>
          <table:table-cell office:value-type="float" office:value="1.65" calcext:value-type="float">
            <text:p>1.65</text:p>
          </table:table-cell>
          <table:table-cell office:value-type="float" office:value="1.4067" calcext:value-type="float">
            <text:p>1.4067</text:p>
          </table:table-cell>
          <table:table-cell office:value-type="float" office:value="0.740645" calcext:value-type="float">
            <text:p>0.740645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1.07699" calcext:value-type="float">
            <text:p>1.07699</text:p>
          </table:table-cell>
          <table:table-cell office:value-type="float" office:value="1.13724" calcext:value-type="float">
            <text:p>1.13724</text:p>
          </table:table-cell>
          <table:table-cell office:value-type="float" office:value="1.58486" calcext:value-type="float">
            <text:p>1.58486</text:p>
          </table:table-cell>
          <table:table-cell office:value-type="float" office:value="1.20355" calcext:value-type="float">
            <text:p>1.20355</text:p>
          </table:table-cell>
          <table:table-cell office:value-type="float" office:value="1.23905" calcext:value-type="float">
            <text:p>1.23905</text:p>
          </table:table-cell>
          <table:table-cell office:value-type="float" office:value="0.619107" calcext:value-type="float">
            <text:p>0.619107</text:p>
          </table:table-cell>
          <table:table-cell office:value-type="float" office:value="1.63522" calcext:value-type="float">
            <text:p>1.63522</text:p>
          </table:table-cell>
          <table:table-cell table:number-columns-repeated="44"/>
          <table:table-cell table:formula="of:=MIN([.A109:.BL109])" office:value-type="float" office:value="0.290153" calcext:value-type="float">
            <text:p>0.290153</text:p>
          </table:table-cell>
          <table:table-cell table:formula="of:=MAX([.A109:.BL109])" office:value-type="float" office:value="1.65" calcext:value-type="float">
            <text:p>1.65</text:p>
          </table:table-cell>
          <table:table-cell table:number-columns-repeated="7"/>
        </table:table-row>
        <table:table-row table:style-name="ro2">
          <table:table-cell office:value-type="float" office:value="0.340812" calcext:value-type="float">
            <text:p>0.340812</text:p>
          </table:table-cell>
          <table:table-cell office:value-type="float" office:value="0.375126" calcext:value-type="float">
            <text:p>0.375126</text:p>
          </table:table-cell>
          <table:table-cell office:value-type="float" office:value="0.258418" calcext:value-type="float">
            <text:p>0.258418</text:p>
          </table:table-cell>
          <table:table-cell office:value-type="float" office:value="0.339092" calcext:value-type="float">
            <text:p>0.339092</text:p>
          </table:table-cell>
          <table:table-cell office:value-type="float" office:value="0.377637" calcext:value-type="float">
            <text:p>0.377637</text:p>
          </table:table-cell>
          <table:table-cell office:value-type="float" office:value="0.377817" calcext:value-type="float">
            <text:p>0.377817</text:p>
          </table:table-cell>
          <table:table-cell office:value-type="float" office:value="0.369566" calcext:value-type="float">
            <text:p>0.369566</text:p>
          </table:table-cell>
          <table:table-cell office:value-type="float" office:value="1.14568" calcext:value-type="float">
            <text:p>1.14568</text:p>
          </table:table-cell>
          <table:table-cell office:value-type="float" office:value="0.973017" calcext:value-type="float">
            <text:p>0.973017</text:p>
          </table:table-cell>
          <table:table-cell office:value-type="float" office:value="0.720321" calcext:value-type="float">
            <text:p>0.720321</text:p>
          </table:table-cell>
          <table:table-cell office:value-type="float" office:value="1.38405" calcext:value-type="float">
            <text:p>1.38405</text:p>
          </table:table-cell>
          <table:table-cell office:value-type="float" office:value="0.372793" calcext:value-type="float">
            <text:p>0.372793</text:p>
          </table:table-cell>
          <table:table-cell office:value-type="float" office:value="1.08058" calcext:value-type="float">
            <text:p>1.08058</text:p>
          </table:table-cell>
          <table:table-cell office:value-type="float" office:value="0.832092" calcext:value-type="float">
            <text:p>0.832092</text:p>
          </table:table-cell>
          <table:table-cell office:value-type="float" office:value="0.457654" calcext:value-type="float">
            <text:p>0.457654</text:p>
          </table:table-cell>
          <table:table-cell office:value-type="float" office:value="0.829076" calcext:value-type="float">
            <text:p>0.829076</text:p>
          </table:table-cell>
          <table:table-cell office:value-type="float" office:value="0.533689" calcext:value-type="float">
            <text:p>0.533689</text:p>
          </table:table-cell>
          <table:table-cell office:value-type="float" office:value="0.589424" calcext:value-type="float">
            <text:p>0.589424</text:p>
          </table:table-cell>
          <table:table-cell office:value-type="float" office:value="0.294581" calcext:value-type="float">
            <text:p>0.294581</text:p>
          </table:table-cell>
          <table:table-cell office:value-type="float" office:value="0.559555" calcext:value-type="float">
            <text:p>0.559555</text:p>
          </table:table-cell>
          <table:table-cell office:value-type="float" office:value="1.5495" calcext:value-type="float">
            <text:p>1.5495</text:p>
          </table:table-cell>
          <table:table-cell office:value-type="float" office:value="0.175956" calcext:value-type="float">
            <text:p>0.175956</text:p>
          </table:table-cell>
          <table:table-cell office:value-type="float" office:value="0.0997829" calcext:value-type="float">
            <text:p>0.0997829</text:p>
          </table:table-cell>
          <table:table-cell office:value-type="float" office:value="0.275911" calcext:value-type="float">
            <text:p>0.275911</text:p>
          </table:table-cell>
          <table:table-cell table:number-columns-repeated="44"/>
          <table:table-cell table:formula="of:=MIN([.A110:.BL110])" office:value-type="float" office:value="0.0997829" calcext:value-type="float">
            <text:p>0.0997829</text:p>
          </table:table-cell>
          <table:table-cell table:formula="of:=MAX([.A110:.BL110])" office:value-type="float" office:value="1.5495" calcext:value-type="float">
            <text:p>1.5495</text:p>
          </table:table-cell>
          <table:table-cell table:number-columns-repeated="7"/>
        </table:table-row>
        <table:table-row table:style-name="ro2">
          <table:table-cell office:value-type="float" office:value="0.235945" calcext:value-type="float">
            <text:p>0.235945</text:p>
          </table:table-cell>
          <table:table-cell office:value-type="float" office:value="0.314028" calcext:value-type="float">
            <text:p>0.314028</text:p>
          </table:table-cell>
          <table:table-cell office:value-type="float" office:value="0.229385" calcext:value-type="float">
            <text:p>0.229385</text:p>
          </table:table-cell>
          <table:table-cell office:value-type="float" office:value="0.33142" calcext:value-type="float">
            <text:p>0.33142</text:p>
          </table:table-cell>
          <table:table-cell office:value-type="float" office:value="0.377274" calcext:value-type="float">
            <text:p>0.377274</text:p>
          </table:table-cell>
          <table:table-cell office:value-type="float" office:value="0.421502" calcext:value-type="float">
            <text:p>0.421502</text:p>
          </table:table-cell>
          <table:table-cell office:value-type="float" office:value="0.280574" calcext:value-type="float">
            <text:p>0.280574</text:p>
          </table:table-cell>
          <table:table-cell office:value-type="float" office:value="0.352918" calcext:value-type="float">
            <text:p>0.352918</text:p>
          </table:table-cell>
          <table:table-cell office:value-type="float" office:value="0.474926" calcext:value-type="float">
            <text:p>0.474926</text:p>
          </table:table-cell>
          <table:table-cell office:value-type="float" office:value="1.1529" calcext:value-type="float">
            <text:p>1.1529</text:p>
          </table:table-cell>
          <table:table-cell office:value-type="float" office:value="0.901732" calcext:value-type="float">
            <text:p>0.901732</text:p>
          </table:table-cell>
          <table:table-cell office:value-type="float" office:value="1.55206" calcext:value-type="float">
            <text:p>1.55206</text:p>
          </table:table-cell>
          <table:table-cell office:value-type="float" office:value="0.385046" calcext:value-type="float">
            <text:p>0.385046</text:p>
          </table:table-cell>
          <table:table-cell office:value-type="float" office:value="0.901237" calcext:value-type="float">
            <text:p>0.901237</text:p>
          </table:table-cell>
          <table:table-cell office:value-type="float" office:value="1.65862" calcext:value-type="float">
            <text:p>1.65862</text:p>
          </table:table-cell>
          <table:table-cell office:value-type="float" office:value="1.03022" calcext:value-type="float">
            <text:p>1.03022</text:p>
          </table:table-cell>
          <table:table-cell office:value-type="float" office:value="1.10005" calcext:value-type="float">
            <text:p>1.10005</text:p>
          </table:table-cell>
          <table:table-cell office:value-type="float" office:value="1.60058" calcext:value-type="float">
            <text:p>1.60058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00032" calcext:value-type="float">
            <text:p>1.00032</text:p>
          </table:table-cell>
          <table:table-cell office:value-type="float" office:value="0.988846" calcext:value-type="float">
            <text:p>0.988846</text:p>
          </table:table-cell>
          <table:table-cell office:value-type="float" office:value="0.843442" calcext:value-type="float">
            <text:p>0.843442</text:p>
          </table:table-cell>
          <table:table-cell office:value-type="float" office:value="1.06465" calcext:value-type="float">
            <text:p>1.06465</text:p>
          </table:table-cell>
          <table:table-cell office:value-type="float" office:value="0.705954" calcext:value-type="float">
            <text:p>0.705954</text:p>
          </table:table-cell>
          <table:table-cell table:number-columns-repeated="44"/>
          <table:table-cell table:formula="of:=MIN([.A111:.BL111])" office:value-type="float" office:value="0.229385" calcext:value-type="float">
            <text:p>0.229385</text:p>
          </table:table-cell>
          <table:table-cell table:formula="of:=MAX([.A111:.BL111])" office:value-type="float" office:value="1.65862" calcext:value-type="float">
            <text:p>1.65862</text:p>
          </table:table-cell>
          <table:table-cell table:number-columns-repeated="7"/>
        </table:table-row>
        <table:table-row table:style-name="ro2">
          <table:table-cell office:value-type="float" office:value="0.328004" calcext:value-type="float">
            <text:p>0.328004</text:p>
          </table:table-cell>
          <table:table-cell office:value-type="float" office:value="0.378454" calcext:value-type="float">
            <text:p>0.378454</text:p>
          </table:table-cell>
          <table:table-cell office:value-type="float" office:value="0.332719" calcext:value-type="float">
            <text:p>0.332719</text:p>
          </table:table-cell>
          <table:table-cell office:value-type="float" office:value="0.324048" calcext:value-type="float">
            <text:p>0.324048</text:p>
          </table:table-cell>
          <table:table-cell office:value-type="float" office:value="0.457886" calcext:value-type="float">
            <text:p>0.457886</text:p>
          </table:table-cell>
          <table:table-cell office:value-type="float" office:value="0.352927" calcext:value-type="float">
            <text:p>0.352927</text:p>
          </table:table-cell>
          <table:table-cell office:value-type="float" office:value="0.271945" calcext:value-type="float">
            <text:p>0.271945</text:p>
          </table:table-cell>
          <table:table-cell office:value-type="float" office:value="0.492819" calcext:value-type="float">
            <text:p>0.492819</text:p>
          </table:table-cell>
          <table:table-cell office:value-type="float" office:value="0.282882" calcext:value-type="float">
            <text:p>0.282882</text:p>
          </table:table-cell>
          <table:table-cell office:value-type="float" office:value="0.300558" calcext:value-type="float">
            <text:p>0.300558</text:p>
          </table:table-cell>
          <table:table-cell office:value-type="float" office:value="0.421511" calcext:value-type="float">
            <text:p>0.421511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1.37274" calcext:value-type="float">
            <text:p>1.37274</text:p>
          </table:table-cell>
          <table:table-cell office:value-type="float" office:value="0.354649" calcext:value-type="float">
            <text:p>0.354649</text:p>
          </table:table-cell>
          <table:table-cell office:value-type="float" office:value="1.72325" calcext:value-type="float">
            <text:p>1.72325</text:p>
          </table:table-cell>
          <table:table-cell office:value-type="float" office:value="1.58334" calcext:value-type="float">
            <text:p>1.58334</text:p>
          </table:table-cell>
          <table:table-cell office:value-type="float" office:value="1.37682" calcext:value-type="float">
            <text:p>1.37682</text:p>
          </table:table-cell>
          <table:table-cell office:value-type="float" office:value="1.37049" calcext:value-type="float">
            <text:p>1.37049</text:p>
          </table:table-cell>
          <table:table-cell office:value-type="float" office:value="1.38631" calcext:value-type="float">
            <text:p>1.38631</text:p>
          </table:table-cell>
          <table:table-cell office:value-type="float" office:value="1.14792" calcext:value-type="float">
            <text:p>1.14792</text:p>
          </table:table-cell>
          <table:table-cell office:value-type="float" office:value="1.15864" calcext:value-type="float">
            <text:p>1.15864</text:p>
          </table:table-cell>
          <table:table-cell office:value-type="float" office:value="1.07257" calcext:value-type="float">
            <text:p>1.07257</text:p>
          </table:table-cell>
          <table:table-cell office:value-type="float" office:value="0.927149" calcext:value-type="float">
            <text:p>0.927149</text:p>
          </table:table-cell>
          <table:table-cell office:value-type="float" office:value="0.953797" calcext:value-type="float">
            <text:p>0.953797</text:p>
          </table:table-cell>
          <table:table-cell table:number-columns-repeated="44"/>
          <table:table-cell table:formula="of:=MIN([.A112:.BL112])" office:value-type="float" office:value="0.271945" calcext:value-type="float">
            <text:p>0.271945</text:p>
          </table:table-cell>
          <table:table-cell table:formula="of:=MAX([.A112:.BL112])" office:value-type="float" office:value="1.72325" calcext:value-type="float">
            <text:p>1.72325</text:p>
          </table:table-cell>
          <table:table-cell table:number-columns-repeated="7"/>
        </table:table-row>
        <table:table-row table:style-name="ro2">
          <table:table-cell office:value-type="float" office:value="0.318986" calcext:value-type="float">
            <text:p>0.318986</text:p>
          </table:table-cell>
          <table:table-cell office:value-type="float" office:value="0.338625" calcext:value-type="float">
            <text:p>0.338625</text:p>
          </table:table-cell>
          <table:table-cell office:value-type="float" office:value="0.554582" calcext:value-type="float">
            <text:p>0.554582</text:p>
          </table:table-cell>
          <table:table-cell office:value-type="float" office:value="0.304399" calcext:value-type="float">
            <text:p>0.304399</text:p>
          </table:table-cell>
          <table:table-cell office:value-type="float" office:value="0.471652" calcext:value-type="float">
            <text:p>0.471652</text:p>
          </table:table-cell>
          <table:table-cell office:value-type="float" office:value="0.422404" calcext:value-type="float">
            <text:p>0.422404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289368" calcext:value-type="float">
            <text:p>0.289368</text:p>
          </table:table-cell>
          <table:table-cell office:value-type="float" office:value="0.395736" calcext:value-type="float">
            <text:p>0.395736</text:p>
          </table:table-cell>
          <table:table-cell office:value-type="float" office:value="0.416292" calcext:value-type="float">
            <text:p>0.416292</text:p>
          </table:table-cell>
          <table:table-cell office:value-type="float" office:value="0.440264" calcext:value-type="float">
            <text:p>0.440264</text:p>
          </table:table-cell>
          <table:table-cell office:value-type="float" office:value="1.5533" calcext:value-type="float">
            <text:p>1.5533</text:p>
          </table:table-cell>
          <table:table-cell office:value-type="float" office:value="1.34543" calcext:value-type="float">
            <text:p>1.34543</text:p>
          </table:table-cell>
          <table:table-cell office:value-type="float" office:value="1.42182" calcext:value-type="float">
            <text:p>1.42182</text:p>
          </table:table-cell>
          <table:table-cell office:value-type="float" office:value="0.467907" calcext:value-type="float">
            <text:p>0.467907</text:p>
          </table:table-cell>
          <table:table-cell office:value-type="float" office:value="1.55165" calcext:value-type="float">
            <text:p>1.55165</text:p>
          </table:table-cell>
          <table:table-cell office:value-type="float" office:value="1.30786" calcext:value-type="float">
            <text:p>1.30786</text:p>
          </table:table-cell>
          <table:table-cell office:value-type="float" office:value="1.07257" calcext:value-type="float">
            <text:p>1.07257</text:p>
          </table:table-cell>
          <table:table-cell office:value-type="float" office:value="0.194658" calcext:value-type="float">
            <text:p>0.194658</text:p>
          </table:table-cell>
          <table:table-cell office:value-type="float" office:value="1.5165" calcext:value-type="float">
            <text:p>1.5165</text:p>
          </table:table-cell>
          <table:table-cell office:value-type="float" office:value="1.88893" calcext:value-type="float">
            <text:p>1.88893</text:p>
          </table:table-cell>
          <table:table-cell office:value-type="float" office:value="1.94303" calcext:value-type="float">
            <text:p>1.94303</text:p>
          </table:table-cell>
          <table:table-cell office:value-type="float" office:value="0.795114" calcext:value-type="float">
            <text:p>0.795114</text:p>
          </table:table-cell>
          <table:table-cell office:value-type="float" office:value="0.179486" calcext:value-type="float">
            <text:p>0.179486</text:p>
          </table:table-cell>
          <table:table-cell table:number-columns-repeated="44"/>
          <table:table-cell table:formula="of:=MIN([.A113:.BL113])" office:value-type="float" office:value="0.179486" calcext:value-type="float">
            <text:p>0.179486</text:p>
          </table:table-cell>
          <table:table-cell table:formula="of:=MAX([.A113:.BL113])" office:value-type="float" office:value="1.94303" calcext:value-type="float">
            <text:p>1.94303</text:p>
          </table:table-cell>
          <table:table-cell table:number-columns-repeated="7"/>
        </table:table-row>
        <table:table-row table:style-name="ro2">
          <table:table-cell office:value-type="float" office:value="0.216394" calcext:value-type="float">
            <text:p>0.216394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263254" calcext:value-type="float">
            <text:p>0.263254</text:p>
          </table:table-cell>
          <table:table-cell office:value-type="float" office:value="0.39066" calcext:value-type="float">
            <text:p>0.39066</text:p>
          </table:table-cell>
          <table:table-cell office:value-type="float" office:value="0.394872" calcext:value-type="float">
            <text:p>0.394872</text:p>
          </table:table-cell>
          <table:table-cell office:value-type="float" office:value="0.423924" calcext:value-type="float">
            <text:p>0.423924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0.962944" calcext:value-type="float">
            <text:p>0.962944</text:p>
          </table:table-cell>
          <table:table-cell office:value-type="float" office:value="0.73475" calcext:value-type="float">
            <text:p>0.73475</text:p>
          </table:table-cell>
          <table:table-cell office:value-type="float" office:value="0.469081" calcext:value-type="float">
            <text:p>0.469081</text:p>
          </table:table-cell>
          <table:table-cell office:value-type="float" office:value="0.49363" calcext:value-type="float">
            <text:p>0.49363</text:p>
          </table:table-cell>
          <table:table-cell office:value-type="float" office:value="1.67075" calcext:value-type="float">
            <text:p>1.67075</text:p>
          </table:table-cell>
          <table:table-cell office:value-type="float" office:value="0.846747" calcext:value-type="float">
            <text:p>0.846747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0.994215" calcext:value-type="float">
            <text:p>0.994215</text:p>
          </table:table-cell>
          <table:table-cell office:value-type="float" office:value="1.00992" calcext:value-type="float">
            <text:p>1.00992</text:p>
          </table:table-cell>
          <table:table-cell office:value-type="float" office:value="0.793654" calcext:value-type="float">
            <text:p>0.793654</text:p>
          </table:table-cell>
          <table:table-cell office:value-type="float" office:value="1.24232" calcext:value-type="float">
            <text:p>1.24232</text:p>
          </table:table-cell>
          <table:table-cell office:value-type="float" office:value="0.841307" calcext:value-type="float">
            <text:p>0.841307</text:p>
          </table:table-cell>
          <table:table-cell office:value-type="float" office:value="0.512549" calcext:value-type="float">
            <text:p>0.512549</text:p>
          </table:table-cell>
          <table:table-cell office:value-type="float" office:value="1.63487" calcext:value-type="float">
            <text:p>1.63487</text:p>
          </table:table-cell>
          <table:table-cell office:value-type="float" office:value="0.939758" calcext:value-type="float">
            <text:p>0.939758</text:p>
          </table:table-cell>
          <table:table-cell office:value-type="float" office:value="0.765498" calcext:value-type="float">
            <text:p>0.765498</text:p>
          </table:table-cell>
          <table:table-cell office:value-type="float" office:value="0.942176" calcext:value-type="float">
            <text:p>0.942176</text:p>
          </table:table-cell>
          <table:table-cell table:number-columns-repeated="44"/>
          <table:table-cell table:formula="of:=MIN([.A114:.BL114])" office:value-type="float" office:value="0.216394" calcext:value-type="float">
            <text:p>0.216394</text:p>
          </table:table-cell>
          <table:table-cell table:formula="of:=MAX([.A114:.BL114])" office:value-type="float" office:value="1.67075" calcext:value-type="float">
            <text:p>1.67075</text:p>
          </table:table-cell>
          <table:table-cell table:number-columns-repeated="7"/>
        </table:table-row>
        <table:table-row table:style-name="ro2">
          <table:table-cell office:value-type="float" office:value="0.352147" calcext:value-type="float">
            <text:p>0.352147</text:p>
          </table:table-cell>
          <table:table-cell office:value-type="float" office:value="0.405484" calcext:value-type="float">
            <text:p>0.405484</text:p>
          </table:table-cell>
          <table:table-cell office:value-type="float" office:value="0.236991" calcext:value-type="float">
            <text:p>0.236991</text:p>
          </table:table-cell>
          <table:table-cell office:value-type="float" office:value="0.349548" calcext:value-type="float">
            <text:p>0.349548</text:p>
          </table:table-cell>
          <table:table-cell office:value-type="float" office:value="0.329428" calcext:value-type="float">
            <text:p>0.329428</text:p>
          </table:table-cell>
          <table:table-cell office:value-type="float" office:value="0.771356" calcext:value-type="float">
            <text:p>0.771356</text:p>
          </table:table-cell>
          <table:table-cell office:value-type="float" office:value="0.289588" calcext:value-type="float">
            <text:p>0.289588</text:p>
          </table:table-cell>
          <table:table-cell office:value-type="float" office:value="0.76534" calcext:value-type="float">
            <text:p>0.76534</text:p>
          </table:table-cell>
          <table:table-cell office:value-type="float" office:value="0.717301" calcext:value-type="float">
            <text:p>0.717301</text:p>
          </table:table-cell>
          <table:table-cell office:value-type="float" office:value="0.359012" calcext:value-type="float">
            <text:p>0.359012</text:p>
          </table:table-cell>
          <table:table-cell office:value-type="float" office:value="0.791049" calcext:value-type="float">
            <text:p>0.791049</text:p>
          </table:table-cell>
          <table:table-cell office:value-type="float" office:value="0.740618" calcext:value-type="float">
            <text:p>0.740618</text:p>
          </table:table-cell>
          <table:table-cell office:value-type="float" office:value="0.991823" calcext:value-type="float">
            <text:p>0.991823</text:p>
          </table:table-cell>
          <table:table-cell office:value-type="float" office:value="0.714926" calcext:value-type="float">
            <text:p>0.714926</text:p>
          </table:table-cell>
          <table:table-cell office:value-type="float" office:value="1.08809" calcext:value-type="float">
            <text:p>1.08809</text:p>
          </table:table-cell>
          <table:table-cell office:value-type="float" office:value="1.19394" calcext:value-type="float">
            <text:p>1.19394</text:p>
          </table:table-cell>
          <table:table-cell office:value-type="float" office:value="0.798946" calcext:value-type="float">
            <text:p>0.798946</text:p>
          </table:table-cell>
          <table:table-cell office:value-type="float" office:value="0.572572" calcext:value-type="float">
            <text:p>0.572572</text:p>
          </table:table-cell>
          <table:table-cell office:value-type="float" office:value="1.99437" calcext:value-type="float">
            <text:p>1.99437</text:p>
          </table:table-cell>
          <table:table-cell office:value-type="float" office:value="0.530129" calcext:value-type="float">
            <text:p>0.530129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1.52452" calcext:value-type="float">
            <text:p>1.52452</text:p>
          </table:table-cell>
          <table:table-cell office:value-type="float" office:value="0.684393" calcext:value-type="float">
            <text:p>0.684393</text:p>
          </table:table-cell>
          <table:table-cell office:value-type="float" office:value="1.07114" calcext:value-type="float">
            <text:p>1.07114</text:p>
          </table:table-cell>
          <table:table-cell table:number-columns-repeated="44"/>
          <table:table-cell table:formula="of:=MIN([.A115:.BL115])" office:value-type="float" office:value="0.236991" calcext:value-type="float">
            <text:p>0.236991</text:p>
          </table:table-cell>
          <table:table-cell table:formula="of:=MAX([.A115:.BL115])" office:value-type="float" office:value="1.99437" calcext:value-type="float">
            <text:p>1.99437</text:p>
          </table:table-cell>
          <table:table-cell table:number-columns-repeated="7"/>
        </table:table-row>
        <table:table-row table:style-name="ro2">
          <table:table-cell office:value-type="float" office:value="0.132279" calcext:value-type="float">
            <text:p>0.132279</text:p>
          </table:table-cell>
          <table:table-cell office:value-type="float" office:value="0.152931" calcext:value-type="float">
            <text:p>0.152931</text:p>
          </table:table-cell>
          <table:table-cell office:value-type="float" office:value="0.205875" calcext:value-type="float">
            <text:p>0.205875</text:p>
          </table:table-cell>
          <table:table-cell office:value-type="float" office:value="0.222295" calcext:value-type="float">
            <text:p>0.222295</text:p>
          </table:table-cell>
          <table:table-cell office:value-type="float" office:value="0.376762" calcext:value-type="float">
            <text:p>0.376762</text:p>
          </table:table-cell>
          <table:table-cell office:value-type="float" office:value="0.167443" calcext:value-type="float">
            <text:p>0.167443</text:p>
          </table:table-cell>
          <table:table-cell office:value-type="float" office:value="0.773232" calcext:value-type="float">
            <text:p>0.773232</text:p>
          </table:table-cell>
          <table:table-cell office:value-type="float" office:value="0.945844" calcext:value-type="float">
            <text:p>0.945844</text:p>
          </table:table-cell>
          <table:table-cell office:value-type="float" office:value="0.197551" calcext:value-type="float">
            <text:p>0.197551</text:p>
          </table:table-cell>
          <table:table-cell office:value-type="float" office:value="1.11293" calcext:value-type="float">
            <text:p>1.11293</text:p>
          </table:table-cell>
          <table:table-cell office:value-type="float" office:value="1.04702" calcext:value-type="float">
            <text:p>1.04702</text:p>
          </table:table-cell>
          <table:table-cell office:value-type="float" office:value="0.184993" calcext:value-type="float">
            <text:p>0.184993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398735" calcext:value-type="float">
            <text:p>0.398735</text:p>
          </table:table-cell>
          <table:table-cell office:value-type="float" office:value="1.24215" calcext:value-type="float">
            <text:p>1.24215</text:p>
          </table:table-cell>
          <table:table-cell office:value-type="float" office:value="0.18483" calcext:value-type="float">
            <text:p>0.18483</text:p>
          </table:table-cell>
          <table:table-cell office:value-type="float" office:value="0.249465" calcext:value-type="float">
            <text:p>0.249465</text:p>
          </table:table-cell>
          <table:table-cell office:value-type="float" office:value="0.330649" calcext:value-type="float">
            <text:p>0.330649</text:p>
          </table:table-cell>
          <table:table-cell office:value-type="float" office:value="0.78862" calcext:value-type="float">
            <text:p>0.78862</text:p>
          </table:table-cell>
          <table:table-cell office:value-type="float" office:value="0.276422" calcext:value-type="float">
            <text:p>0.276422</text:p>
          </table:table-cell>
          <table:table-cell office:value-type="float" office:value="0.156391" calcext:value-type="float">
            <text:p>0.156391</text:p>
          </table:table-cell>
          <table:table-cell office:value-type="float" office:value="0.257215" calcext:value-type="float">
            <text:p>0.257215</text:p>
          </table:table-cell>
          <table:table-cell office:value-type="float" office:value="1.77817" calcext:value-type="float">
            <text:p>1.77817</text:p>
          </table:table-cell>
          <table:table-cell office:value-type="float" office:value="2.08398" calcext:value-type="float">
            <text:p>2.08398</text:p>
          </table:table-cell>
          <table:table-cell table:number-columns-repeated="44"/>
          <table:table-cell table:formula="of:=MIN([.A116:.BL116])" office:value-type="float" office:value="0.132279" calcext:value-type="float">
            <text:p>0.132279</text:p>
          </table:table-cell>
          <table:table-cell table:formula="of:=MAX([.A116:.BL116])" office:value-type="float" office:value="2.08398" calcext:value-type="float">
            <text:p>2.08398</text:p>
          </table:table-cell>
          <table:table-cell table:number-columns-repeated="7"/>
        </table:table-row>
        <table:table-row table:style-name="ro2">
          <table:table-cell office:value-type="float" office:value="0.404919" calcext:value-type="float">
            <text:p>0.404919</text:p>
          </table:table-cell>
          <table:table-cell office:value-type="float" office:value="0.431504" calcext:value-type="float">
            <text:p>0.431504</text:p>
          </table:table-cell>
          <table:table-cell office:value-type="float" office:value="0.449858" calcext:value-type="float">
            <text:p>0.449858</text:p>
          </table:table-cell>
          <table:table-cell office:value-type="float" office:value="0.281272" calcext:value-type="float">
            <text:p>0.281272</text:p>
          </table:table-cell>
          <table:table-cell office:value-type="float" office:value="0.38228" calcext:value-type="float">
            <text:p>0.38228</text:p>
          </table:table-cell>
          <table:table-cell office:value-type="float" office:value="0.468223" calcext:value-type="float">
            <text:p>0.468223</text:p>
          </table:table-cell>
          <table:table-cell office:value-type="float" office:value="0.667939" calcext:value-type="float">
            <text:p>0.667939</text:p>
          </table:table-cell>
          <table:table-cell office:value-type="float" office:value="0.432065" calcext:value-type="float">
            <text:p>0.432065</text:p>
          </table:table-cell>
          <table:table-cell office:value-type="float" office:value="1.2547" calcext:value-type="float">
            <text:p>1.2547</text:p>
          </table:table-cell>
          <table:table-cell office:value-type="float" office:value="0.905102" calcext:value-type="float">
            <text:p>0.905102</text:p>
          </table:table-cell>
          <table:table-cell office:value-type="float" office:value="0.694514" calcext:value-type="float">
            <text:p>0.694514</text:p>
          </table:table-cell>
          <table:table-cell office:value-type="float" office:value="0.61094" calcext:value-type="float">
            <text:p>0.61094</text:p>
          </table:table-cell>
          <table:table-cell office:value-type="float" office:value="1.15046" calcext:value-type="float">
            <text:p>1.15046</text:p>
          </table:table-cell>
          <table:table-cell office:value-type="float" office:value="0.375959" calcext:value-type="float">
            <text:p>0.375959</text:p>
          </table:table-cell>
          <table:table-cell office:value-type="float" office:value="0.983001" calcext:value-type="float">
            <text:p>0.983001</text:p>
          </table:table-cell>
          <table:table-cell office:value-type="float" office:value="0.930897" calcext:value-type="float">
            <text:p>0.930897</text:p>
          </table:table-cell>
          <table:table-cell office:value-type="float" office:value="0.789701" calcext:value-type="float">
            <text:p>0.789701</text:p>
          </table:table-cell>
          <table:table-cell office:value-type="float" office:value="1.22232" calcext:value-type="float">
            <text:p>1.22232</text:p>
          </table:table-cell>
          <table:table-cell office:value-type="float" office:value="1.53123" calcext:value-type="float">
            <text:p>1.53123</text:p>
          </table:table-cell>
          <table:table-cell office:value-type="float" office:value="0.341585" calcext:value-type="float">
            <text:p>0.341585</text:p>
          </table:table-cell>
          <table:table-cell office:value-type="float" office:value="0.462681" calcext:value-type="float">
            <text:p>0.462681</text:p>
          </table:table-cell>
          <table:table-cell office:value-type="float" office:value="1.58083" calcext:value-type="float">
            <text:p>1.58083</text:p>
          </table:table-cell>
          <table:table-cell office:value-type="float" office:value="0.197437" calcext:value-type="float">
            <text:p>0.197437</text:p>
          </table:table-cell>
          <table:table-cell office:value-type="float" office:value="0.219483" calcext:value-type="float">
            <text:p>0.219483</text:p>
          </table:table-cell>
          <table:table-cell table:number-columns-repeated="44"/>
          <table:table-cell table:formula="of:=MIN([.A117:.BL117])" office:value-type="float" office:value="0.197437" calcext:value-type="float">
            <text:p>0.197437</text:p>
          </table:table-cell>
          <table:table-cell table:formula="of:=MAX([.A117:.BL117])" office:value-type="float" office:value="1.58083" calcext:value-type="float">
            <text:p>1.58083</text:p>
          </table:table-cell>
          <table:table-cell table:number-columns-repeated="7"/>
        </table:table-row>
        <table:table-row table:style-name="ro2">
          <table:table-cell office:value-type="float" office:value="0.25792" calcext:value-type="float">
            <text:p>0.25792</text:p>
          </table:table-cell>
          <table:table-cell office:value-type="float" office:value="0.322695" calcext:value-type="float">
            <text:p>0.322695</text:p>
          </table:table-cell>
          <table:table-cell office:value-type="float" office:value="0.712163" calcext:value-type="float">
            <text:p>0.712163</text:p>
          </table:table-cell>
          <table:table-cell office:value-type="float" office:value="0.740579" calcext:value-type="float">
            <text:p>0.740579</text:p>
          </table:table-cell>
          <table:table-cell office:value-type="float" office:value="0.62755" calcext:value-type="float">
            <text:p>0.62755</text:p>
          </table:table-cell>
          <table:table-cell office:value-type="float" office:value="0.357907" calcext:value-type="float">
            <text:p>0.357907</text:p>
          </table:table-cell>
          <table:table-cell office:value-type="float" office:value="0.345343" calcext:value-type="float">
            <text:p>0.345343</text:p>
          </table:table-cell>
          <table:table-cell office:value-type="float" office:value="0.256382" calcext:value-type="float">
            <text:p>0.256382</text:p>
          </table:table-cell>
          <table:table-cell office:value-type="float" office:value="0.215658" calcext:value-type="float">
            <text:p>0.215658</text:p>
          </table:table-cell>
          <table:table-cell office:value-type="float" office:value="0.382737" calcext:value-type="float">
            <text:p>0.382737</text:p>
          </table:table-cell>
          <table:table-cell office:value-type="float" office:value="1.47699" calcext:value-type="float">
            <text:p>1.47699</text:p>
          </table:table-cell>
          <table:table-cell office:value-type="float" office:value="0.303783" calcext:value-type="float">
            <text:p>0.303783</text:p>
          </table:table-cell>
          <table:table-cell office:value-type="float" office:value="0.919617" calcext:value-type="float">
            <text:p>0.919617</text:p>
          </table:table-cell>
          <table:table-cell office:value-type="float" office:value="1.26691" calcext:value-type="float">
            <text:p>1.26691</text:p>
          </table:table-cell>
          <table:table-cell office:value-type="float" office:value="0.39182" calcext:value-type="float">
            <text:p>0.39182</text:p>
          </table:table-cell>
          <table:table-cell office:value-type="float" office:value="1.44405" calcext:value-type="float">
            <text:p>1.44405</text:p>
          </table:table-cell>
          <table:table-cell office:value-type="float" office:value="0.330964" calcext:value-type="float">
            <text:p>0.330964</text:p>
          </table:table-cell>
          <table:table-cell office:value-type="float" office:value="0.354188" calcext:value-type="float">
            <text:p>0.354188</text:p>
          </table:table-cell>
          <table:table-cell office:value-type="float" office:value="0.355956" calcext:value-type="float">
            <text:p>0.355956</text:p>
          </table:table-cell>
          <table:table-cell office:value-type="float" office:value="1.04206" calcext:value-type="float">
            <text:p>1.04206</text:p>
          </table:table-cell>
          <table:table-cell office:value-type="float" office:value="0.958243" calcext:value-type="float">
            <text:p>0.958243</text:p>
          </table:table-cell>
          <table:table-cell office:value-type="float" office:value="0.825263" calcext:value-type="float">
            <text:p>0.825263</text:p>
          </table:table-cell>
          <table:table-cell office:value-type="float" office:value="0.23625" calcext:value-type="float">
            <text:p>0.23625</text:p>
          </table:table-cell>
          <table:table-cell office:value-type="float" office:value="0.135452" calcext:value-type="float">
            <text:p>0.135452</text:p>
          </table:table-cell>
          <table:table-cell table:number-columns-repeated="44"/>
          <table:table-cell table:formula="of:=MIN([.A118:.BL118])" office:value-type="float" office:value="0.135452" calcext:value-type="float">
            <text:p>0.135452</text:p>
          </table:table-cell>
          <table:table-cell table:formula="of:=MAX([.A118:.BL118])" office:value-type="float" office:value="1.47699" calcext:value-type="float">
            <text:p>1.47699</text:p>
          </table:table-cell>
          <table:table-cell table:number-columns-repeated="7"/>
        </table:table-row>
        <table:table-row table:style-name="ro2">
          <table:table-cell office:value-type="float" office:value="0.305868" calcext:value-type="float">
            <text:p>0.305868</text:p>
          </table:table-cell>
          <table:table-cell office:value-type="float" office:value="0.349133" calcext:value-type="float">
            <text:p>0.349133</text:p>
          </table:table-cell>
          <table:table-cell office:value-type="float" office:value="0.420587" calcext:value-type="float">
            <text:p>0.420587</text:p>
          </table:table-cell>
          <table:table-cell office:value-type="float" office:value="0.397999" calcext:value-type="float">
            <text:p>0.397999</text:p>
          </table:table-cell>
          <table:table-cell office:value-type="float" office:value="0.649353" calcext:value-type="float">
            <text:p>0.649353</text:p>
          </table:table-cell>
          <table:table-cell office:value-type="float" office:value="0.392044" calcext:value-type="float">
            <text:p>0.392044</text:p>
          </table:table-cell>
          <table:table-cell office:value-type="float" office:value="1.18104" calcext:value-type="float">
            <text:p>1.18104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345928" calcext:value-type="float">
            <text:p>0.345928</text:p>
          </table:table-cell>
          <table:table-cell office:value-type="float" office:value="0.782602" calcext:value-type="float">
            <text:p>0.782602</text:p>
          </table:table-cell>
          <table:table-cell office:value-type="float" office:value="0.569029" calcext:value-type="float">
            <text:p>0.569029</text:p>
          </table:table-cell>
          <table:table-cell office:value-type="float" office:value="0.372447" calcext:value-type="float">
            <text:p>0.372447</text:p>
          </table:table-cell>
          <table:table-cell office:value-type="float" office:value="0.420352" calcext:value-type="float">
            <text:p>0.420352</text:p>
          </table:table-cell>
          <table:table-cell office:value-type="float" office:value="1.44514" calcext:value-type="float">
            <text:p>1.44514</text:p>
          </table:table-cell>
          <table:table-cell office:value-type="float" office:value="1.82227" calcext:value-type="float">
            <text:p>1.82227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1.12971" calcext:value-type="float">
            <text:p>1.12971</text:p>
          </table:table-cell>
          <table:table-cell office:value-type="float" office:value="1.56986" calcext:value-type="float">
            <text:p>1.56986</text:p>
          </table:table-cell>
          <table:table-cell office:value-type="float" office:value="1.19458" calcext:value-type="float">
            <text:p>1.19458</text:p>
          </table:table-cell>
          <table:table-cell office:value-type="float" office:value="0.26816" calcext:value-type="float">
            <text:p>0.26816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235949" calcext:value-type="float">
            <text:p>0.235949</text:p>
          </table:table-cell>
          <table:table-cell office:value-type="float" office:value="0.131871" calcext:value-type="float">
            <text:p>0.131871</text:p>
          </table:table-cell>
          <table:table-cell table:number-columns-repeated="44"/>
          <table:table-cell table:formula="of:=MIN([.A119:.BL119])" office:value-type="float" office:value="0.131871" calcext:value-type="float">
            <text:p>0.131871</text:p>
          </table:table-cell>
          <table:table-cell table:formula="of:=MAX([.A119:.BL119])" office:value-type="float" office:value="1.82227" calcext:value-type="float">
            <text:p>1.82227</text:p>
          </table:table-cell>
          <table:table-cell table:number-columns-repeated="7"/>
        </table:table-row>
        <table:table-row table:style-name="ro2">
          <table:table-cell office:value-type="float" office:value="0.252188" calcext:value-type="float">
            <text:p>0.252188</text:p>
          </table:table-cell>
          <table:table-cell office:value-type="float" office:value="0.136453" calcext:value-type="float">
            <text:p>0.136453</text:p>
          </table:table-cell>
          <table:table-cell office:value-type="float" office:value="0.157155" calcext:value-type="float">
            <text:p>0.157155</text:p>
          </table:table-cell>
          <table:table-cell office:value-type="float" office:value="0.285928" calcext:value-type="float">
            <text:p>0.285928</text:p>
          </table:table-cell>
          <table:table-cell office:value-type="float" office:value="0.839521" calcext:value-type="float">
            <text:p>0.839521</text:p>
          </table:table-cell>
          <table:table-cell office:value-type="float" office:value="0.131283" calcext:value-type="float">
            <text:p>0.131283</text:p>
          </table:table-cell>
          <table:table-cell office:value-type="float" office:value="0.735606" calcext:value-type="float">
            <text:p>0.735606</text:p>
          </table:table-cell>
          <table:table-cell office:value-type="float" office:value="0.590794" calcext:value-type="float">
            <text:p>0.590794</text:p>
          </table:table-cell>
          <table:table-cell office:value-type="float" office:value="0.191562" calcext:value-type="float">
            <text:p>0.191562</text:p>
          </table:table-cell>
          <table:table-cell office:value-type="float" office:value="0.100463" calcext:value-type="float">
            <text:p>0.100463</text:p>
          </table:table-cell>
          <table:table-cell office:value-type="float" office:value="0.500209" calcext:value-type="float">
            <text:p>0.500209</text:p>
          </table:table-cell>
          <table:table-cell office:value-type="float" office:value="0.331059" calcext:value-type="float">
            <text:p>0.331059</text:p>
          </table:table-cell>
          <table:table-cell office:value-type="float" office:value="0.137277" calcext:value-type="float">
            <text:p>0.137277</text:p>
          </table:table-cell>
          <table:table-cell office:value-type="float" office:value="0.205617" calcext:value-type="float">
            <text:p>0.205617</text:p>
          </table:table-cell>
          <table:table-cell office:value-type="float" office:value="1.62693" calcext:value-type="float">
            <text:p>1.62693</text:p>
          </table:table-cell>
          <table:table-cell office:value-type="float" office:value="1.60895" calcext:value-type="float">
            <text:p>1.60895</text:p>
          </table:table-cell>
          <table:table-cell office:value-type="float" office:value="1.46164" calcext:value-type="float">
            <text:p>1.46164</text:p>
          </table:table-cell>
          <table:table-cell office:value-type="float" office:value="1.77916" calcext:value-type="float">
            <text:p>1.77916</text:p>
          </table:table-cell>
          <table:table-cell office:value-type="float" office:value="1.25453" calcext:value-type="float">
            <text:p>1.25453</text:p>
          </table:table-cell>
          <table:table-cell office:value-type="float" office:value="0.316204" calcext:value-type="float">
            <text:p>0.316204</text:p>
          </table:table-cell>
          <table:table-cell office:value-type="float" office:value="2.1445" calcext:value-type="float">
            <text:p>2.1445</text:p>
          </table:table-cell>
          <table:table-cell office:value-type="float" office:value="1.02604" calcext:value-type="float">
            <text:p>1.02604</text:p>
          </table:table-cell>
          <table:table-cell office:value-type="float" office:value="1.33565" calcext:value-type="float">
            <text:p>1.33565</text:p>
          </table:table-cell>
          <table:table-cell office:value-type="float" office:value="0.114949" calcext:value-type="float">
            <text:p>0.114949</text:p>
          </table:table-cell>
          <table:table-cell table:number-columns-repeated="44"/>
          <table:table-cell table:formula="of:=MIN([.A120:.BL120])" office:value-type="float" office:value="0.100463" calcext:value-type="float">
            <text:p>0.100463</text:p>
          </table:table-cell>
          <table:table-cell table:formula="of:=MAX([.A120:.BL120])" office:value-type="float" office:value="2.1445" calcext:value-type="float">
            <text:p>2.1445</text:p>
          </table:table-cell>
          <table:table-cell table:number-columns-repeated="7"/>
        </table:table-row>
        <table:table-row table:style-name="ro2">
          <table:table-cell office:value-type="float" office:value="0.394576" calcext:value-type="float">
            <text:p>0.394576</text:p>
          </table:table-cell>
          <table:table-cell office:value-type="float" office:value="0.411083" calcext:value-type="float">
            <text:p>0.411083</text:p>
          </table:table-cell>
          <table:table-cell office:value-type="float" office:value="0.451026" calcext:value-type="float">
            <text:p>0.451026</text:p>
          </table:table-cell>
          <table:table-cell office:value-type="float" office:value="0.370872" calcext:value-type="float">
            <text:p>0.370872</text:p>
          </table:table-cell>
          <table:table-cell office:value-type="float" office:value="0.384325" calcext:value-type="float">
            <text:p>0.384325</text:p>
          </table:table-cell>
          <table:table-cell office:value-type="float" office:value="0.428399" calcext:value-type="float">
            <text:p>0.428399</text:p>
          </table:table-cell>
          <table:table-cell office:value-type="float" office:value="0.453453" calcext:value-type="float">
            <text:p>0.453453</text:p>
          </table:table-cell>
          <table:table-cell office:value-type="float" office:value="0.943997" calcext:value-type="float">
            <text:p>0.943997</text:p>
          </table:table-cell>
          <table:table-cell office:value-type="float" office:value="0.884465" calcext:value-type="float">
            <text:p>0.884465</text:p>
          </table:table-cell>
          <table:table-cell office:value-type="float" office:value="0.391301" calcext:value-type="float">
            <text:p>0.391301</text:p>
          </table:table-cell>
          <table:table-cell office:value-type="float" office:value="0.416365" calcext:value-type="float">
            <text:p>0.416365</text:p>
          </table:table-cell>
          <table:table-cell office:value-type="float" office:value="0.418892" calcext:value-type="float">
            <text:p>0.418892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0.296475" calcext:value-type="float">
            <text:p>0.296475</text:p>
          </table:table-cell>
          <table:table-cell office:value-type="float" office:value="0.141466" calcext:value-type="float">
            <text:p>0.141466</text:p>
          </table:table-cell>
          <table:table-cell office:value-type="float" office:value="0.441992" calcext:value-type="float">
            <text:p>0.441992</text:p>
          </table:table-cell>
          <table:table-cell office:value-type="float" office:value="0.966421" calcext:value-type="float">
            <text:p>0.966421</text:p>
          </table:table-cell>
          <table:table-cell office:value-type="float" office:value="0.470907" calcext:value-type="float">
            <text:p>0.470907</text:p>
          </table:table-cell>
          <table:table-cell office:value-type="float" office:value="0.125642" calcext:value-type="float">
            <text:p>0.125642</text:p>
          </table:table-cell>
          <table:table-cell office:value-type="float" office:value="1.56093" calcext:value-type="float">
            <text:p>1.56093</text:p>
          </table:table-cell>
          <table:table-cell office:value-type="float" office:value="1.15757" calcext:value-type="float">
            <text:p>1.15757</text:p>
          </table:table-cell>
          <table:table-cell office:value-type="float" office:value="1.66985" calcext:value-type="float">
            <text:p>1.66985</text:p>
          </table:table-cell>
          <table:table-cell office:value-type="float" office:value="0.192561" calcext:value-type="float">
            <text:p>0.192561</text:p>
          </table:table-cell>
          <table:table-cell office:value-type="float" office:value="0.130103" calcext:value-type="float">
            <text:p>0.130103</text:p>
          </table:table-cell>
          <table:table-cell table:number-columns-repeated="44"/>
          <table:table-cell table:formula="of:=MIN([.A121:.BL121])" office:value-type="float" office:value="0.125642" calcext:value-type="float">
            <text:p>0.125642</text:p>
          </table:table-cell>
          <table:table-cell table:formula="of:=MAX([.A121:.BL121])" office:value-type="float" office:value="1.66985" calcext:value-type="float">
            <text:p>1.66985</text:p>
          </table:table-cell>
          <table:table-cell table:number-columns-repeated="7"/>
        </table:table-row>
        <table:table-row table:style-name="ro2">
          <table:table-cell office:value-type="float" office:value="0.17918" calcext:value-type="float">
            <text:p>0.17918</text:p>
          </table:table-cell>
          <table:table-cell office:value-type="float" office:value="0.119798" calcext:value-type="float">
            <text:p>0.119798</text:p>
          </table:table-cell>
          <table:table-cell office:value-type="float" office:value="0.308578" calcext:value-type="float">
            <text:p>0.308578</text:p>
          </table:table-cell>
          <table:table-cell office:value-type="float" office:value="0.174464" calcext:value-type="float">
            <text:p>0.174464</text:p>
          </table:table-cell>
          <table:table-cell office:value-type="float" office:value="0.119988" calcext:value-type="float">
            <text:p>0.119988</text:p>
          </table:table-cell>
          <table:table-cell office:value-type="float" office:value="0.331516" calcext:value-type="float">
            <text:p>0.331516</text:p>
          </table:table-cell>
          <table:table-cell office:value-type="float" office:value="0.411761" calcext:value-type="float">
            <text:p>0.411761</text:p>
          </table:table-cell>
          <table:table-cell office:value-type="float" office:value="0.249566" calcext:value-type="float">
            <text:p>0.249566</text:p>
          </table:table-cell>
          <table:table-cell office:value-type="float" office:value="0.268307" calcext:value-type="float">
            <text:p>0.268307</text:p>
          </table:table-cell>
          <table:table-cell office:value-type="float" office:value="1.09708" calcext:value-type="float">
            <text:p>1.09708</text:p>
          </table:table-cell>
          <table:table-cell office:value-type="float" office:value="0.384887" calcext:value-type="float">
            <text:p>0.384887</text:p>
          </table:table-cell>
          <table:table-cell office:value-type="float" office:value="0.665724" calcext:value-type="float">
            <text:p>0.665724</text:p>
          </table:table-cell>
          <table:table-cell office:value-type="float" office:value="0.732273" calcext:value-type="float">
            <text:p>0.732273</text:p>
          </table:table-cell>
          <table:table-cell office:value-type="float" office:value="1.2276" calcext:value-type="float">
            <text:p>1.2276</text:p>
          </table:table-cell>
          <table:table-cell office:value-type="float" office:value="1.40736" calcext:value-type="float">
            <text:p>1.40736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1.13742" calcext:value-type="float">
            <text:p>1.13742</text:p>
          </table:table-cell>
          <table:table-cell office:value-type="float" office:value="0.648257" calcext:value-type="float">
            <text:p>0.648257</text:p>
          </table:table-cell>
          <table:table-cell office:value-type="float" office:value="1.54604" calcext:value-type="float">
            <text:p>1.54604</text:p>
          </table:table-cell>
          <table:table-cell office:value-type="float" office:value="0.349201" calcext:value-type="float">
            <text:p>0.349201</text:p>
          </table:table-cell>
          <table:table-cell office:value-type="float" office:value="1.17126" calcext:value-type="float">
            <text:p>1.17126</text:p>
          </table:table-cell>
          <table:table-cell office:value-type="float" office:value="0.146053" calcext:value-type="float">
            <text:p>0.146053</text:p>
          </table:table-cell>
          <table:table-cell office:value-type="float" office:value="1.43702" calcext:value-type="float">
            <text:p>1.43702</text:p>
          </table:table-cell>
          <table:table-cell office:value-type="float" office:value="0.270758" calcext:value-type="float">
            <text:p>0.270758</text:p>
          </table:table-cell>
          <table:table-cell table:number-columns-repeated="44"/>
          <table:table-cell table:formula="of:=MIN([.A122:.BL122])" office:value-type="float" office:value="0.119798" calcext:value-type="float">
            <text:p>0.119798</text:p>
          </table:table-cell>
          <table:table-cell table:formula="of:=MAX([.A122:.BL122])" office:value-type="float" office:value="1.54604" calcext:value-type="float">
            <text:p>1.54604</text:p>
          </table:table-cell>
          <table:table-cell table:number-columns-repeated="7"/>
        </table:table-row>
        <table:table-row table:style-name="ro2">
          <table:table-cell office:value-type="float" office:value="0.171069" calcext:value-type="float">
            <text:p>0.171069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408145" calcext:value-type="float">
            <text:p>0.408145</text:p>
          </table:table-cell>
          <table:table-cell office:value-type="float" office:value="0.298524" calcext:value-type="float">
            <text:p>0.298524</text:p>
          </table:table-cell>
          <table:table-cell office:value-type="float" office:value="0.710681" calcext:value-type="float">
            <text:p>0.710681</text:p>
          </table:table-cell>
          <table:table-cell office:value-type="float" office:value="0.406025" calcext:value-type="float">
            <text:p>0.406025</text:p>
          </table:table-cell>
          <table:table-cell office:value-type="float" office:value="0.457261" calcext:value-type="float">
            <text:p>0.457261</text:p>
          </table:table-cell>
          <table:table-cell office:value-type="float" office:value="0.317289" calcext:value-type="float">
            <text:p>0.317289</text:p>
          </table:table-cell>
          <table:table-cell office:value-type="float" office:value="0.814533" calcext:value-type="float">
            <text:p>0.814533</text:p>
          </table:table-cell>
          <table:table-cell office:value-type="float" office:value="0.572194" calcext:value-type="float">
            <text:p>0.572194</text:p>
          </table:table-cell>
          <table:table-cell office:value-type="float" office:value="0.415934" calcext:value-type="float">
            <text:p>0.415934</text:p>
          </table:table-cell>
          <table:table-cell office:value-type="float" office:value="0.747135" calcext:value-type="float">
            <text:p>0.747135</text:p>
          </table:table-cell>
          <table:table-cell office:value-type="float" office:value="1.06479" calcext:value-type="float">
            <text:p>1.06479</text:p>
          </table:table-cell>
          <table:table-cell office:value-type="float" office:value="0.379891" calcext:value-type="float">
            <text:p>0.379891</text:p>
          </table:table-cell>
          <table:table-cell office:value-type="float" office:value="0.824017" calcext:value-type="float">
            <text:p>0.824017</text:p>
          </table:table-cell>
          <table:table-cell office:value-type="float" office:value="0.754345" calcext:value-type="float">
            <text:p>0.754345</text:p>
          </table:table-cell>
          <table:table-cell office:value-type="float" office:value="0.747966" calcext:value-type="float">
            <text:p>0.747966</text:p>
          </table:table-cell>
          <table:table-cell office:value-type="float" office:value="0.26202" calcext:value-type="float">
            <text:p>0.26202</text:p>
          </table:table-cell>
          <table:table-cell office:value-type="float" office:value="1.05379" calcext:value-type="float">
            <text:p>1.05379</text:p>
          </table:table-cell>
          <table:table-cell office:value-type="float" office:value="0.311638" calcext:value-type="float">
            <text:p>0.311638</text:p>
          </table:table-cell>
          <table:table-cell office:value-type="float" office:value="0.318438" calcext:value-type="float">
            <text:p>0.318438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60358" calcext:value-type="float">
            <text:p>0.460358</text:p>
          </table:table-cell>
          <table:table-cell table:number-columns-repeated="44"/>
          <table:table-cell table:formula="of:=MIN([.A123:.BL123])" office:value-type="float" office:value="0.1101" calcext:value-type="float">
            <text:p>0.1101</text:p>
          </table:table-cell>
          <table:table-cell table:formula="of:=MAX([.A123:.BL123])" office:value-type="float" office:value="1.06479" calcext:value-type="float">
            <text:p>1.06479</text:p>
          </table:table-cell>
          <table:table-cell table:number-columns-repeated="7"/>
        </table:table-row>
        <table:table-row table:style-name="ro2">
          <table:table-cell office:value-type="float" office:value="0.374007" calcext:value-type="float">
            <text:p>0.374007</text:p>
          </table:table-cell>
          <table:table-cell office:value-type="float" office:value="0.403792" calcext:value-type="float">
            <text:p>0.403792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0.506811" calcext:value-type="float">
            <text:p>0.506811</text:p>
          </table:table-cell>
          <table:table-cell office:value-type="float" office:value="0.347009" calcext:value-type="float">
            <text:p>0.347009</text:p>
          </table:table-cell>
          <table:table-cell office:value-type="float" office:value="0.424758" calcext:value-type="float">
            <text:p>0.424758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92676" calcext:value-type="float">
            <text:p>0.692676</text:p>
          </table:table-cell>
          <table:table-cell office:value-type="float" office:value="0.383164" calcext:value-type="float">
            <text:p>0.383164</text:p>
          </table:table-cell>
          <table:table-cell office:value-type="float" office:value="0.365604" calcext:value-type="float">
            <text:p>0.365604</text:p>
          </table:table-cell>
          <table:table-cell office:value-type="float" office:value="0.38542" calcext:value-type="float">
            <text:p>0.38542</text:p>
          </table:table-cell>
          <table:table-cell office:value-type="float" office:value="0.287005" calcext:value-type="float">
            <text:p>0.287005</text:p>
          </table:table-cell>
          <table:table-cell office:value-type="float" office:value="0.381324" calcext:value-type="float">
            <text:p>0.381324</text:p>
          </table:table-cell>
          <table:table-cell office:value-type="float" office:value="0.409165" calcext:value-type="float">
            <text:p>0.409165</text:p>
          </table:table-cell>
          <table:table-cell office:value-type="float" office:value="0.480243" calcext:value-type="float">
            <text:p>0.480243</text:p>
          </table:table-cell>
          <table:table-cell office:value-type="float" office:value="1.42654" calcext:value-type="float">
            <text:p>1.42654</text:p>
          </table:table-cell>
          <table:table-cell office:value-type="float" office:value="1.43426" calcext:value-type="float">
            <text:p>1.43426</text:p>
          </table:table-cell>
          <table:table-cell office:value-type="float" office:value="1.42323" calcext:value-type="float">
            <text:p>1.42323</text:p>
          </table:table-cell>
          <table:table-cell office:value-type="float" office:value="0.854329" calcext:value-type="float">
            <text:p>0.854329</text:p>
          </table:table-cell>
          <table:table-cell office:value-type="float" office:value="0.282335" calcext:value-type="float">
            <text:p>0.282335</text:p>
          </table:table-cell>
          <table:table-cell office:value-type="float" office:value="0.292573" calcext:value-type="float">
            <text:p>0.292573</text:p>
          </table:table-cell>
          <table:table-cell office:value-type="float" office:value="0.210936" calcext:value-type="float">
            <text:p>0.210936</text:p>
          </table:table-cell>
          <table:table-cell office:value-type="float" office:value="0.342001" calcext:value-type="float">
            <text:p>0.342001</text:p>
          </table:table-cell>
          <table:table-cell office:value-type="float" office:value="0.167729" calcext:value-type="float">
            <text:p>0.167729</text:p>
          </table:table-cell>
          <table:table-cell table:number-columns-repeated="44"/>
          <table:table-cell table:formula="of:=MIN([.A124:.BL124])" office:value-type="float" office:value="0.167729" calcext:value-type="float">
            <text:p>0.167729</text:p>
          </table:table-cell>
          <table:table-cell table:formula="of:=MAX([.A124:.BL124])" office:value-type="float" office:value="1.43426" calcext:value-type="float">
            <text:p>1.43426</text:p>
          </table:table-cell>
          <table:table-cell table:number-columns-repeated="7"/>
        </table:table-row>
        <table:table-row table:style-name="ro2">
          <table:table-cell office:value-type="float" office:value="0.393608" calcext:value-type="float">
            <text:p>0.393608</text:p>
          </table:table-cell>
          <table:table-cell office:value-type="float" office:value="0.397504" calcext:value-type="float">
            <text:p>0.397504</text:p>
          </table:table-cell>
          <table:table-cell office:value-type="float" office:value="0.431725" calcext:value-type="float">
            <text:p>0.431725</text:p>
          </table:table-cell>
          <table:table-cell office:value-type="float" office:value="0.409098" calcext:value-type="float">
            <text:p>0.409098</text:p>
          </table:table-cell>
          <table:table-cell office:value-type="float" office:value="0.847282" calcext:value-type="float">
            <text:p>0.847282</text:p>
          </table:table-cell>
          <table:table-cell office:value-type="float" office:value="0.444379" calcext:value-type="float">
            <text:p>0.444379</text:p>
          </table:table-cell>
          <table:table-cell office:value-type="float" office:value="0.817521" calcext:value-type="float">
            <text:p>0.817521</text:p>
          </table:table-cell>
          <table:table-cell office:value-type="float" office:value="0.414694" calcext:value-type="float">
            <text:p>0.414694</text:p>
          </table:table-cell>
          <table:table-cell office:value-type="float" office:value="0.432524" calcext:value-type="float">
            <text:p>0.432524</text:p>
          </table:table-cell>
          <table:table-cell office:value-type="float" office:value="0.859999" calcext:value-type="float">
            <text:p>0.859999</text:p>
          </table:table-cell>
          <table:table-cell office:value-type="float" office:value="0.500064" calcext:value-type="float">
            <text:p>0.500064</text:p>
          </table:table-cell>
          <table:table-cell office:value-type="float" office:value="1.07743" calcext:value-type="float">
            <text:p>1.07743</text:p>
          </table:table-cell>
          <table:table-cell office:value-type="float" office:value="0.398432" calcext:value-type="float">
            <text:p>0.398432</text:p>
          </table:table-cell>
          <table:table-cell office:value-type="float" office:value="0.506802" calcext:value-type="float">
            <text:p>0.506802</text:p>
          </table:table-cell>
          <table:table-cell office:value-type="float" office:value="0.974797" calcext:value-type="float">
            <text:p>0.974797</text:p>
          </table:table-cell>
          <table:table-cell office:value-type="float" office:value="0.984705" calcext:value-type="float">
            <text:p>0.984705</text:p>
          </table:table-cell>
          <table:table-cell office:value-type="float" office:value="0.647395" calcext:value-type="float">
            <text:p>0.647395</text:p>
          </table:table-cell>
          <table:table-cell office:value-type="float" office:value="0.727275" calcext:value-type="float">
            <text:p>0.727275</text:p>
          </table:table-cell>
          <table:table-cell office:value-type="float" office:value="0.319352" calcext:value-type="float">
            <text:p>0.319352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0.775333" calcext:value-type="float">
            <text:p>0.775333</text:p>
          </table:table-cell>
          <table:table-cell office:value-type="float" office:value="0.163531" calcext:value-type="float">
            <text:p>0.163531</text:p>
          </table:table-cell>
          <table:table-cell office:value-type="float" office:value="0.572504" calcext:value-type="float">
            <text:p>0.572504</text:p>
          </table:table-cell>
          <table:table-cell office:value-type="float" office:value="0.191936" calcext:value-type="float">
            <text:p>0.191936</text:p>
          </table:table-cell>
          <table:table-cell table:number-columns-repeated="44"/>
          <table:table-cell table:formula="of:=MIN([.A125:.BL125])" office:value-type="float" office:value="0.163531" calcext:value-type="float">
            <text:p>0.163531</text:p>
          </table:table-cell>
          <table:table-cell table:formula="of:=MAX([.A125:.BL125])" office:value-type="float" office:value="1.61664" calcext:value-type="float">
            <text:p>1.61664</text:p>
          </table:table-cell>
          <table:table-cell table:number-columns-repeated="7"/>
        </table:table-row>
        <table:table-row table:style-name="ro2">
          <table:table-cell office:value-type="float" office:value="0.337288" calcext:value-type="float">
            <text:p>0.337288</text:p>
          </table:table-cell>
          <table:table-cell office:value-type="float" office:value="0.430931" calcext:value-type="float">
            <text:p>0.430931</text:p>
          </table:table-cell>
          <table:table-cell office:value-type="float" office:value="0.359805" calcext:value-type="float">
            <text:p>0.359805</text:p>
          </table:table-cell>
          <table:table-cell office:value-type="float" office:value="0.347052" calcext:value-type="float">
            <text:p>0.347052</text:p>
          </table:table-cell>
          <table:table-cell office:value-type="float" office:value="0.371781" calcext:value-type="float">
            <text:p>0.371781</text:p>
          </table:table-cell>
          <table:table-cell office:value-type="float" office:value="0.437124" calcext:value-type="float">
            <text:p>0.43712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450222" calcext:value-type="float">
            <text:p>0.450222</text:p>
          </table:table-cell>
          <table:table-cell office:value-type="float" office:value="0.496885" calcext:value-type="float">
            <text:p>0.496885</text:p>
          </table:table-cell>
          <table:table-cell office:value-type="float" office:value="0.443128" calcext:value-type="float">
            <text:p>0.443128</text:p>
          </table:table-cell>
          <table:table-cell office:value-type="float" office:value="0.334716" calcext:value-type="float">
            <text:p>0.334716</text:p>
          </table:table-cell>
          <table:table-cell office:value-type="float" office:value="0.404492" calcext:value-type="float">
            <text:p>0.404492</text:p>
          </table:table-cell>
          <table:table-cell office:value-type="float" office:value="0.408442" calcext:value-type="float">
            <text:p>0.408442</text:p>
          </table:table-cell>
          <table:table-cell office:value-type="float" office:value="1.32065" calcext:value-type="float">
            <text:p>1.32065</text:p>
          </table:table-cell>
          <table:table-cell office:value-type="float" office:value="2.02074" calcext:value-type="float">
            <text:p>2.02074</text:p>
          </table:table-cell>
          <table:table-cell office:value-type="float" office:value="0.824129" calcext:value-type="float">
            <text:p>0.824129</text:p>
          </table:table-cell>
          <table:table-cell office:value-type="float" office:value="0.529604" calcext:value-type="float">
            <text:p>0.529604</text:p>
          </table:table-cell>
          <table:table-cell office:value-type="float" office:value="1.77366" calcext:value-type="float">
            <text:p>1.77366</text:p>
          </table:table-cell>
          <table:table-cell office:value-type="float" office:value="1.45189" calcext:value-type="float">
            <text:p>1.45189</text:p>
          </table:table-cell>
          <table:table-cell office:value-type="float" office:value="2.22597" calcext:value-type="float">
            <text:p>2.22597</text:p>
          </table:table-cell>
          <table:table-cell office:value-type="float" office:value="0.240985" calcext:value-type="float">
            <text:p>0.240985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0.122063" calcext:value-type="float">
            <text:p>0.122063</text:p>
          </table:table-cell>
          <table:table-cell office:value-type="float" office:value="0.390235" calcext:value-type="float">
            <text:p>0.390235</text:p>
          </table:table-cell>
          <table:table-cell table:number-columns-repeated="44"/>
          <table:table-cell table:formula="of:=MIN([.A126:.BL126])" office:value-type="float" office:value="0.122063" calcext:value-type="float">
            <text:p>0.122063</text:p>
          </table:table-cell>
          <table:table-cell table:formula="of:=MAX([.A126:.BL126])" office:value-type="float" office:value="2.22597" calcext:value-type="float">
            <text:p>2.225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49647" calcext:value-type="float">
            <text:p>0.249647</text:p>
          </table:table-cell>
          <table:table-cell office:value-type="float" office:value="0.294728" calcext:value-type="float">
            <text:p>0.294728</text:p>
          </table:table-cell>
          <table:table-cell office:value-type="float" office:value="0.248928" calcext:value-type="float">
            <text:p>0.248928</text:p>
          </table:table-cell>
          <table:table-cell office:value-type="float" office:value="0.265312" calcext:value-type="float">
            <text:p>0.265312</text:p>
          </table:table-cell>
          <table:table-cell office:value-type="float" office:value="0.531819" calcext:value-type="float">
            <text:p>0.531819</text:p>
          </table:table-cell>
          <table:table-cell office:value-type="float" office:value="0.282548" calcext:value-type="float">
            <text:p>0.282548</text:p>
          </table:table-cell>
          <table:table-cell office:value-type="float" office:value="0.233015" calcext:value-type="float">
            <text:p>0.233015</text:p>
          </table:table-cell>
          <table:table-cell office:value-type="float" office:value="0.239358" calcext:value-type="float">
            <text:p>0.239358</text:p>
          </table:table-cell>
          <table:table-cell office:value-type="float" office:value="0.250749" calcext:value-type="float">
            <text:p>0.250749</text:p>
          </table:table-cell>
          <table:table-cell office:value-type="float" office:value="0.294495" calcext:value-type="float">
            <text:p>0.294495</text:p>
          </table:table-cell>
          <table:table-cell office:value-type="float" office:value="0.657012" calcext:value-type="float">
            <text:p>0.657012</text:p>
          </table:table-cell>
          <table:table-cell office:value-type="float" office:value="1.34901" calcext:value-type="float">
            <text:p>1.34901</text:p>
          </table:table-cell>
          <table:table-cell office:value-type="float" office:value="0.270873" calcext:value-type="float">
            <text:p>0.270873</text:p>
          </table:table-cell>
          <table:table-cell office:value-type="float" office:value="1.00924" calcext:value-type="float">
            <text:p>1.00924</text:p>
          </table:table-cell>
          <table:table-cell office:value-type="float" office:value="0.190495" calcext:value-type="float">
            <text:p>0.190495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52256" calcext:value-type="float">
            <text:p>0.52256</text:p>
          </table:table-cell>
          <table:table-cell office:value-type="float" office:value="0.553391" calcext:value-type="float">
            <text:p>0.553391</text:p>
          </table:table-cell>
          <table:table-cell office:value-type="float" office:value="1.63291" calcext:value-type="float">
            <text:p>1.63291</text:p>
          </table:table-cell>
          <table:table-cell office:value-type="float" office:value="1.37156" calcext:value-type="float">
            <text:p>1.37156</text:p>
          </table:table-cell>
          <table:table-cell office:value-type="float" office:value="1.11256" calcext:value-type="float">
            <text:p>1.11256</text:p>
          </table:table-cell>
          <table:table-cell office:value-type="float" office:value="0.938667" calcext:value-type="float">
            <text:p>0.938667</text:p>
          </table:table-cell>
          <table:table-cell office:value-type="float" office:value="1.55793" calcext:value-type="float">
            <text:p>1.55793</text:p>
          </table:table-cell>
          <table:table-cell office:value-type="float" office:value="0.183808" calcext:value-type="float">
            <text:p>0.183808</text:p>
          </table:table-cell>
          <table:table-cell office:value-type="float" office:value="0.33862" calcext:value-type="float">
            <text:p>0.33862</text:p>
          </table:table-cell>
          <table:table-cell office:value-type="float" office:value="0.820246" calcext:value-type="float">
            <text:p>0.820246</text:p>
          </table:table-cell>
          <table:table-cell office:value-type="float" office:value="0.13706" calcext:value-type="float">
            <text:p>0.13706</text:p>
          </table:table-cell>
          <table:table-cell office:value-type="float" office:value="0.881015" calcext:value-type="float">
            <text:p>0.881015</text:p>
          </table:table-cell>
          <table:table-cell office:value-type="float" office:value="0.30713" calcext:value-type="float">
            <text:p>0.30713</text:p>
          </table:table-cell>
          <table:table-cell office:value-type="float" office:value="0.563164" calcext:value-type="float">
            <text:p>0.563164</text:p>
          </table:table-cell>
          <table:table-cell office:value-type="float" office:value="0.16167" calcext:value-type="float">
            <text:p>0.16167</text:p>
          </table:table-cell>
          <table:table-cell office:value-type="float" office:value="0.077009" calcext:value-type="float">
            <text:p>0.077009</text:p>
          </table:table-cell>
          <table:table-cell table:number-columns-repeated="36"/>
          <table:table-cell table:formula="of:=MIN([.A128:.BL128])" office:value-type="float" office:value="0.077009" calcext:value-type="float">
            <text:p>0.077009</text:p>
          </table:table-cell>
          <table:table-cell table:formula="of:=MAX([.A128:.BL128])" office:value-type="float" office:value="1.63291" calcext:value-type="float">
            <text:p>1.63291</text:p>
          </table:table-cell>
          <table:table-cell table:number-columns-repeated="7"/>
        </table:table-row>
        <table:table-row table:style-name="ro2">
          <table:table-cell office:value-type="float" office:value="0.09828" calcext:value-type="float">
            <text:p>0.09828</text:p>
          </table:table-cell>
          <table:table-cell office:value-type="float" office:value="0.152673" calcext:value-type="float">
            <text:p>0.152673</text:p>
          </table:table-cell>
          <table:table-cell office:value-type="float" office:value="0.13433" calcext:value-type="float">
            <text:p>0.13433</text:p>
          </table:table-cell>
          <table:table-cell office:value-type="float" office:value="0.464585" calcext:value-type="float">
            <text:p>0.464585</text:p>
          </table:table-cell>
          <table:table-cell office:value-type="float" office:value="0.428963" calcext:value-type="float">
            <text:p>0.428963</text:p>
          </table:table-cell>
          <table:table-cell office:value-type="float" office:value="0.370398" calcext:value-type="float">
            <text:p>0.370398</text:p>
          </table:table-cell>
          <table:table-cell office:value-type="float" office:value="0.347959" calcext:value-type="float">
            <text:p>0.347959</text:p>
          </table:table-cell>
          <table:table-cell office:value-type="float" office:value="0.359571" calcext:value-type="float">
            <text:p>0.359571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0.303905" calcext:value-type="float">
            <text:p>0.303905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0.206935" calcext:value-type="float">
            <text:p>0.206935</text:p>
          </table:table-cell>
          <table:table-cell office:value-type="float" office:value="0.282525" calcext:value-type="float">
            <text:p>0.282525</text:p>
          </table:table-cell>
          <table:table-cell office:value-type="float" office:value="0.326961" calcext:value-type="float">
            <text:p>0.326961</text:p>
          </table:table-cell>
          <table:table-cell office:value-type="float" office:value="0.077071" calcext:value-type="float">
            <text:p>0.077071</text:p>
          </table:table-cell>
          <table:table-cell office:value-type="float" office:value="0.373816" calcext:value-type="float">
            <text:p>0.373816</text:p>
          </table:table-cell>
          <table:table-cell office:value-type="float" office:value="0.381153" calcext:value-type="float">
            <text:p>0.381153</text:p>
          </table:table-cell>
          <table:table-cell office:value-type="float" office:value="0.317237" calcext:value-type="float">
            <text:p>0.317237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179407" calcext:value-type="float">
            <text:p>0.179407</text:p>
          </table:table-cell>
          <table:table-cell office:value-type="float" office:value="0.801178" calcext:value-type="float">
            <text:p>0.801178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923803" calcext:value-type="float">
            <text:p>0.923803</text:p>
          </table:table-cell>
          <table:table-cell office:value-type="float" office:value="1.13854" calcext:value-type="float">
            <text:p>1.13854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1.37731" calcext:value-type="float">
            <text:p>1.37731</text:p>
          </table:table-cell>
          <table:table-cell office:value-type="float" office:value="1.67503" calcext:value-type="float">
            <text:p>1.67503</text:p>
          </table:table-cell>
          <table:table-cell office:value-type="float" office:value="1.32899" calcext:value-type="float">
            <text:p>1.32899</text:p>
          </table:table-cell>
          <table:table-cell office:value-type="float" office:value="0.970154" calcext:value-type="float">
            <text:p>0.970154</text:p>
          </table:table-cell>
          <table:table-cell office:value-type="float" office:value="1.88504" calcext:value-type="float">
            <text:p>1.88504</text:p>
          </table:table-cell>
          <table:table-cell office:value-type="float" office:value="0.323963" calcext:value-type="float">
            <text:p>0.323963</text:p>
          </table:table-cell>
          <table:table-cell table:number-columns-repeated="36"/>
          <table:table-cell table:formula="of:=MIN([.A129:.BL129])" office:value-type="float" office:value="0.077071" calcext:value-type="float">
            <text:p>0.077071</text:p>
          </table:table-cell>
          <table:table-cell table:formula="of:=MAX([.A129:.BL129])" office:value-type="float" office:value="1.88504" calcext:value-type="float">
            <text:p>1.88504</text:p>
          </table:table-cell>
          <table:table-cell table:number-columns-repeated="7"/>
        </table:table-row>
        <table:table-row table:style-name="ro2">
          <table:table-cell office:value-type="float" office:value="0.212021" calcext:value-type="float">
            <text:p>0.212021</text:p>
          </table:table-cell>
          <table:table-cell office:value-type="float" office:value="0.289745" calcext:value-type="float">
            <text:p>0.289745</text:p>
          </table:table-cell>
          <table:table-cell office:value-type="float" office:value="0.212047" calcext:value-type="float">
            <text:p>0.212047</text:p>
          </table:table-cell>
          <table:table-cell office:value-type="float" office:value="0.341185" calcext:value-type="float">
            <text:p>0.341185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0.478992" calcext:value-type="float">
            <text:p>0.478992</text:p>
          </table:table-cell>
          <table:table-cell office:value-type="float" office:value="0.297713" calcext:value-type="float">
            <text:p>0.297713</text:p>
          </table:table-cell>
          <table:table-cell office:value-type="float" office:value="0.86705" calcext:value-type="float">
            <text:p>0.86705</text:p>
          </table:table-cell>
          <table:table-cell office:value-type="float" office:value="0.848291" calcext:value-type="float">
            <text:p>0.848291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294451" calcext:value-type="float">
            <text:p>0.294451</text:p>
          </table:table-cell>
          <table:table-cell office:value-type="float" office:value="0.307442" calcext:value-type="float">
            <text:p>0.307442</text:p>
          </table:table-cell>
          <table:table-cell office:value-type="float" office:value="0.287754" calcext:value-type="float">
            <text:p>0.287754</text:p>
          </table:table-cell>
          <table:table-cell office:value-type="float" office:value="0.301751" calcext:value-type="float">
            <text:p>0.301751</text:p>
          </table:table-cell>
          <table:table-cell office:value-type="float" office:value="1.48058" calcext:value-type="float">
            <text:p>1.48058</text:p>
          </table:table-cell>
          <table:table-cell office:value-type="float" office:value="0.55257" calcext:value-type="float">
            <text:p>0.55257</text:p>
          </table:table-cell>
          <table:table-cell office:value-type="float" office:value="0.497522" calcext:value-type="float">
            <text:p>0.497522</text:p>
          </table:table-cell>
          <table:table-cell office:value-type="float" office:value="0.500724" calcext:value-type="float">
            <text:p>0.500724</text:p>
          </table:table-cell>
          <table:table-cell office:value-type="float" office:value="0.532968" calcext:value-type="float">
            <text:p>0.532968</text:p>
          </table:table-cell>
          <table:table-cell office:value-type="float" office:value="1.21685" calcext:value-type="float">
            <text:p>1.21685</text:p>
          </table:table-cell>
          <table:table-cell office:value-type="float" office:value="1.55991" calcext:value-type="float">
            <text:p>1.55991</text:p>
          </table:table-cell>
          <table:table-cell office:value-type="float" office:value="1.48703" calcext:value-type="float">
            <text:p>1.48703</text:p>
          </table:table-cell>
          <table:table-cell office:value-type="float" office:value="1.03889" calcext:value-type="float">
            <text:p>1.03889</text:p>
          </table:table-cell>
          <table:table-cell office:value-type="float" office:value="0.359628" calcext:value-type="float">
            <text:p>0.359628</text:p>
          </table:table-cell>
          <table:table-cell office:value-type="float" office:value="1.55578" calcext:value-type="float">
            <text:p>1.55578</text:p>
          </table:table-cell>
          <table:table-cell office:value-type="float" office:value="0.0908151" calcext:value-type="float">
            <text:p>0.0908151</text:p>
          </table:table-cell>
          <table:table-cell office:value-type="float" office:value="0.218615" calcext:value-type="float">
            <text:p>0.218615</text:p>
          </table:table-cell>
          <table:table-cell office:value-type="float" office:value="1.49568" calcext:value-type="float">
            <text:p>1.49568</text:p>
          </table:table-cell>
          <table:table-cell office:value-type="float" office:value="1.31428" calcext:value-type="float">
            <text:p>1.31428</text:p>
          </table:table-cell>
          <table:table-cell office:value-type="float" office:value="1.33015" calcext:value-type="float">
            <text:p>1.33015</text:p>
          </table:table-cell>
          <table:table-cell office:value-type="float" office:value="1.60019" calcext:value-type="float">
            <text:p>1.60019</text:p>
          </table:table-cell>
          <table:table-cell office:value-type="float" office:value="0.0768189" calcext:value-type="float">
            <text:p>0.0768189</text:p>
          </table:table-cell>
          <table:table-cell table:number-columns-repeated="36"/>
          <table:table-cell table:formula="of:=MIN([.A130:.BL130])" office:value-type="float" office:value="0.0768189" calcext:value-type="float">
            <text:p>0.0768189</text:p>
          </table:table-cell>
          <table:table-cell table:formula="of:=MAX([.A130:.BL130])" office:value-type="float" office:value="1.60019" calcext:value-type="float">
            <text:p>1.60019</text:p>
          </table:table-cell>
          <table:table-cell table:number-columns-repeated="7"/>
        </table:table-row>
        <table:table-row table:style-name="ro2">
          <table:table-cell office:value-type="float" office:value="0.284148" calcext:value-type="float">
            <text:p>0.284148</text:p>
          </table:table-cell>
          <table:table-cell office:value-type="float" office:value="0.284609" calcext:value-type="float">
            <text:p>0.284609</text:p>
          </table:table-cell>
          <table:table-cell office:value-type="float" office:value="0.292698" calcext:value-type="float">
            <text:p>0.292698</text:p>
          </table:table-cell>
          <table:table-cell office:value-type="float" office:value="0.312001" calcext:value-type="float">
            <text:p>0.312001</text:p>
          </table:table-cell>
          <table:table-cell office:value-type="float" office:value="0.316314" calcext:value-type="float">
            <text:p>0.316314</text:p>
          </table:table-cell>
          <table:table-cell office:value-type="float" office:value="0.332886" calcext:value-type="float">
            <text:p>0.332886</text:p>
          </table:table-cell>
          <table:table-cell office:value-type="float" office:value="0.626513" calcext:value-type="float">
            <text:p>0.626513</text:p>
          </table:table-cell>
          <table:table-cell office:value-type="float" office:value="0.215555" calcext:value-type="float">
            <text:p>0.215555</text:p>
          </table:table-cell>
          <table:table-cell office:value-type="float" office:value="0.275327" calcext:value-type="float">
            <text:p>0.275327</text:p>
          </table:table-cell>
          <table:table-cell office:value-type="float" office:value="0.211481" calcext:value-type="float">
            <text:p>0.211481</text:p>
          </table:table-cell>
          <table:table-cell office:value-type="float" office:value="0.467726" calcext:value-type="float">
            <text:p>0.467726</text:p>
          </table:table-cell>
          <table:table-cell office:value-type="float" office:value="0.520444" calcext:value-type="float">
            <text:p>0.520444</text:p>
          </table:table-cell>
          <table:table-cell office:value-type="float" office:value="0.402545" calcext:value-type="float">
            <text:p>0.402545</text:p>
          </table:table-cell>
          <table:table-cell office:value-type="float" office:value="0.187314" calcext:value-type="float">
            <text:p>0.187314</text:p>
          </table:table-cell>
          <table:table-cell office:value-type="float" office:value="0.220634" calcext:value-type="float">
            <text:p>0.220634</text:p>
          </table:table-cell>
          <table:table-cell office:value-type="float" office:value="0.444834" calcext:value-type="float">
            <text:p>0.444834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1.81239" calcext:value-type="float">
            <text:p>1.81239</text:p>
          </table:table-cell>
          <table:table-cell office:value-type="float" office:value="0.315704" calcext:value-type="float">
            <text:p>0.315704</text:p>
          </table:table-cell>
          <table:table-cell office:value-type="float" office:value="1.30046" calcext:value-type="float">
            <text:p>1.30046</text:p>
          </table:table-cell>
          <table:table-cell office:value-type="float" office:value="0.559377" calcext:value-type="float">
            <text:p>0.559377</text:p>
          </table:table-cell>
          <table:table-cell office:value-type="float" office:value="0.45577" calcext:value-type="float">
            <text:p>0.45577</text:p>
          </table:table-cell>
          <table:table-cell office:value-type="float" office:value="1.08627" calcext:value-type="float">
            <text:p>1.08627</text:p>
          </table:table-cell>
          <table:table-cell office:value-type="float" office:value="1.76209" calcext:value-type="float">
            <text:p>1.76209</text:p>
          </table:table-cell>
          <table:table-cell office:value-type="float" office:value="1.174" calcext:value-type="float">
            <text:p>1.174</text:p>
          </table:table-cell>
          <table:table-cell office:value-type="float" office:value="1.48886" calcext:value-type="float">
            <text:p>1.48886</text:p>
          </table:table-cell>
          <table:table-cell office:value-type="float" office:value="1.52596" calcext:value-type="float">
            <text:p>1.52596</text:p>
          </table:table-cell>
          <table:table-cell office:value-type="float" office:value="1.59031" calcext:value-type="float">
            <text:p>1.59031</text:p>
          </table:table-cell>
          <table:table-cell office:value-type="float" office:value="1.6451" calcext:value-type="float">
            <text:p>1.6451</text:p>
          </table:table-cell>
          <table:table-cell office:value-type="float" office:value="1.15552" calcext:value-type="float">
            <text:p>1.15552</text:p>
          </table:table-cell>
          <table:table-cell office:value-type="float" office:value="1.21497" calcext:value-type="float">
            <text:p>1.21497</text:p>
          </table:table-cell>
          <table:table-cell office:value-type="float" office:value="0.863942" calcext:value-type="float">
            <text:p>0.863942</text:p>
          </table:table-cell>
          <table:table-cell table:number-columns-repeated="36"/>
          <table:table-cell table:formula="of:=MIN([.A131:.BL131])" office:value-type="float" office:value="0.187314" calcext:value-type="float">
            <text:p>0.187314</text:p>
          </table:table-cell>
          <table:table-cell table:formula="of:=MAX([.A131:.BL131])" office:value-type="float" office:value="1.81239" calcext:value-type="float">
            <text:p>1.81239</text:p>
          </table:table-cell>
          <table:table-cell table:number-columns-repeated="7"/>
        </table:table-row>
        <table:table-row table:style-name="ro2">
          <table:table-cell office:value-type="float" office:value="0.24734" calcext:value-type="float">
            <text:p>0.24734</text:p>
          </table:table-cell>
          <table:table-cell office:value-type="float" office:value="0.302027" calcext:value-type="float">
            <text:p>0.302027</text:p>
          </table:table-cell>
          <table:table-cell office:value-type="float" office:value="0.32349" calcext:value-type="float">
            <text:p>0.32349</text:p>
          </table:table-cell>
          <table:table-cell office:value-type="float" office:value="0.207621" calcext:value-type="float">
            <text:p>0.207621</text:p>
          </table:table-cell>
          <table:table-cell office:value-type="float" office:value="0.361635" calcext:value-type="float">
            <text:p>0.361635</text:p>
          </table:table-cell>
          <table:table-cell office:value-type="float" office:value="0.238795" calcext:value-type="float">
            <text:p>0.238795</text:p>
          </table:table-cell>
          <table:table-cell office:value-type="float" office:value="0.281804" calcext:value-type="float">
            <text:p>0.281804</text:p>
          </table:table-cell>
          <table:table-cell office:value-type="float" office:value="0.862618" calcext:value-type="float">
            <text:p>0.862618</text:p>
          </table:table-cell>
          <table:table-cell office:value-type="float" office:value="0.362804" calcext:value-type="float">
            <text:p>0.362804</text:p>
          </table:table-cell>
          <table:table-cell office:value-type="float" office:value="0.663833" calcext:value-type="float">
            <text:p>0.663833</text:p>
          </table:table-cell>
          <table:table-cell office:value-type="float" office:value="0.786988" calcext:value-type="float">
            <text:p>0.786988</text:p>
          </table:table-cell>
          <table:table-cell office:value-type="float" office:value="0.235312" calcext:value-type="float">
            <text:p>0.235312</text:p>
          </table:table-cell>
          <table:table-cell office:value-type="float" office:value="0.290876" calcext:value-type="float">
            <text:p>0.290876</text:p>
          </table:table-cell>
          <table:table-cell office:value-type="float" office:value="0.234521" calcext:value-type="float">
            <text:p>0.234521</text:p>
          </table:table-cell>
          <table:table-cell office:value-type="float" office:value="0.332381" calcext:value-type="float">
            <text:p>0.332381</text:p>
          </table:table-cell>
          <table:table-cell office:value-type="float" office:value="0.284057" calcext:value-type="float">
            <text:p>0.284057</text:p>
          </table:table-cell>
          <table:table-cell office:value-type="float" office:value="0.277325" calcext:value-type="float">
            <text:p>0.277325</text:p>
          </table:table-cell>
          <table:table-cell office:value-type="float" office:value="0.236172" calcext:value-type="float">
            <text:p>0.236172</text:p>
          </table:table-cell>
          <table:table-cell office:value-type="float" office:value="0.303041" calcext:value-type="float">
            <text:p>0.303041</text:p>
          </table:table-cell>
          <table:table-cell office:value-type="float" office:value="0.315797" calcext:value-type="float">
            <text:p>0.315797</text:p>
          </table:table-cell>
          <table:table-cell office:value-type="float" office:value="1.54702" calcext:value-type="float">
            <text:p>1.54702</text:p>
          </table:table-cell>
          <table:table-cell office:value-type="float" office:value="1.6076" calcext:value-type="float">
            <text:p>1.6076</text:p>
          </table:table-cell>
          <table:table-cell office:value-type="float" office:value="0.670276" calcext:value-type="float">
            <text:p>0.670276</text:p>
          </table:table-cell>
          <table:table-cell office:value-type="float" office:value="0.334455" calcext:value-type="float">
            <text:p>0.334455</text:p>
          </table:table-cell>
          <table:table-cell office:value-type="float" office:value="1.27731" calcext:value-type="float">
            <text:p>1.27731</text:p>
          </table:table-cell>
          <table:table-cell office:value-type="float" office:value="0.26508" calcext:value-type="float">
            <text:p>0.26508</text:p>
          </table:table-cell>
          <table:table-cell office:value-type="float" office:value="0.267051" calcext:value-type="float">
            <text:p>0.267051</text:p>
          </table:table-cell>
          <table:table-cell office:value-type="float" office:value="0.288116" calcext:value-type="float">
            <text:p>0.288116</text:p>
          </table:table-cell>
          <table:table-cell office:value-type="float" office:value="1.25632" calcext:value-type="float">
            <text:p>1.25632</text:p>
          </table:table-cell>
          <table:table-cell office:value-type="float" office:value="1.42467" calcext:value-type="float">
            <text:p>1.42467</text:p>
          </table:table-cell>
          <table:table-cell office:value-type="float" office:value="0.0821991" calcext:value-type="float">
            <text:p>0.0821991</text:p>
          </table:table-cell>
          <table:table-cell office:value-type="float" office:value="0.458669" calcext:value-type="float">
            <text:p>0.458669</text:p>
          </table:table-cell>
          <table:table-cell table:number-columns-repeated="36"/>
          <table:table-cell table:formula="of:=MIN([.A132:.BL132])" office:value-type="float" office:value="0.0821991" calcext:value-type="float">
            <text:p>0.0821991</text:p>
          </table:table-cell>
          <table:table-cell table:formula="of:=MAX([.A132:.BL132])" office:value-type="float" office:value="1.6076" calcext:value-type="float">
            <text:p>1.6076</text:p>
          </table:table-cell>
          <table:table-cell table:number-columns-repeated="7"/>
        </table:table-row>
        <table:table-row table:style-name="ro2">
          <table:table-cell office:value-type="float" office:value="0.22794" calcext:value-type="float">
            <text:p>0.22794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301495" calcext:value-type="float">
            <text:p>0.301495</text:p>
          </table:table-cell>
          <table:table-cell office:value-type="float" office:value="0.336746" calcext:value-type="float">
            <text:p>0.336746</text:p>
          </table:table-cell>
          <table:table-cell office:value-type="float" office:value="0.287027" calcext:value-type="float">
            <text:p>0.287027</text:p>
          </table:table-cell>
          <table:table-cell office:value-type="float" office:value="0.841372" calcext:value-type="float">
            <text:p>0.841372</text:p>
          </table:table-cell>
          <table:table-cell office:value-type="float" office:value="0.615276" calcext:value-type="float">
            <text:p>0.615276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276032" calcext:value-type="float">
            <text:p>0.2760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28864" calcext:value-type="float">
            <text:p>0.28864</text:p>
          </table:table-cell>
          <table:table-cell office:value-type="float" office:value="0.863549" calcext:value-type="float">
            <text:p>0.863549</text:p>
          </table:table-cell>
          <table:table-cell office:value-type="float" office:value="1.21757" calcext:value-type="float">
            <text:p>1.21757</text:p>
          </table:table-cell>
          <table:table-cell office:value-type="float" office:value="1.46084" calcext:value-type="float">
            <text:p>1.46084</text:p>
          </table:table-cell>
          <table:table-cell office:value-type="float" office:value="0.379007" calcext:value-type="float">
            <text:p>0.379007</text:p>
          </table:table-cell>
          <table:table-cell office:value-type="float" office:value="0.977185" calcext:value-type="float">
            <text:p>0.977185</text:p>
          </table:table-cell>
          <table:table-cell office:value-type="float" office:value="0.335212" calcext:value-type="float">
            <text:p>0.335212</text:p>
          </table:table-cell>
          <table:table-cell office:value-type="float" office:value="0.668118" calcext:value-type="float">
            <text:p>0.668118</text:p>
          </table:table-cell>
          <table:table-cell office:value-type="float" office:value="0.620302" calcext:value-type="float">
            <text:p>0.620302</text:p>
          </table:table-cell>
          <table:table-cell office:value-type="float" office:value="0.428697" calcext:value-type="float">
            <text:p>0.428697</text:p>
          </table:table-cell>
          <table:table-cell office:value-type="float" office:value="0.468426" calcext:value-type="float">
            <text:p>0.468426</text:p>
          </table:table-cell>
          <table:table-cell office:value-type="float" office:value="0.486311" calcext:value-type="float">
            <text:p>0.486311</text:p>
          </table:table-cell>
          <table:table-cell office:value-type="float" office:value="0.639159" calcext:value-type="float">
            <text:p>0.639159</text:p>
          </table:table-cell>
          <table:table-cell office:value-type="float" office:value="1.75576" calcext:value-type="float">
            <text:p>1.75576</text:p>
          </table:table-cell>
          <table:table-cell office:value-type="float" office:value="0.575684" calcext:value-type="float">
            <text:p>0.575684</text:p>
          </table:table-cell>
          <table:table-cell office:value-type="float" office:value="1.50193" calcext:value-type="float">
            <text:p>1.50193</text:p>
          </table:table-cell>
          <table:table-cell office:value-type="float" office:value="0.621598" calcext:value-type="float">
            <text:p>0.621598</text:p>
          </table:table-cell>
          <table:table-cell office:value-type="float" office:value="2.05893" calcext:value-type="float">
            <text:p>2.05893</text:p>
          </table:table-cell>
          <table:table-cell office:value-type="float" office:value="1.49537" calcext:value-type="float">
            <text:p>1.49537</text:p>
          </table:table-cell>
          <table:table-cell office:value-type="float" office:value="1.63341" calcext:value-type="float">
            <text:p>1.63341</text:p>
          </table:table-cell>
          <table:table-cell office:value-type="float" office:value="1.56431" calcext:value-type="float">
            <text:p>1.56431</text:p>
          </table:table-cell>
          <table:table-cell office:value-type="float" office:value="0.0940361" calcext:value-type="float">
            <text:p>0.0940361</text:p>
          </table:table-cell>
          <table:table-cell table:number-columns-repeated="36"/>
          <table:table-cell table:formula="of:=MIN([.A133:.BL133])" office:value-type="float" office:value="0.0940361" calcext:value-type="float">
            <text:p>0.0940361</text:p>
          </table:table-cell>
          <table:table-cell table:formula="of:=MAX([.A133:.BL133])" office:value-type="float" office:value="2.05893" calcext:value-type="float">
            <text:p>2.05893</text:p>
          </table:table-cell>
          <table:table-cell table:number-columns-repeated="7"/>
        </table:table-row>
        <table:table-row table:style-name="ro2">
          <table:table-cell office:value-type="float" office:value="0.185497" calcext:value-type="float">
            <text:p>0.185497</text:p>
          </table:table-cell>
          <table:table-cell office:value-type="float" office:value="0.22637" calcext:value-type="float">
            <text:p>0.22637</text:p>
          </table:table-cell>
          <table:table-cell office:value-type="float" office:value="0.228859" calcext:value-type="float">
            <text:p>0.228859</text:p>
          </table:table-cell>
          <table:table-cell office:value-type="float" office:value="0.246411" calcext:value-type="float">
            <text:p>0.246411</text:p>
          </table:table-cell>
          <table:table-cell office:value-type="float" office:value="0.51607" calcext:value-type="float">
            <text:p>0.51607</text:p>
          </table:table-cell>
          <table:table-cell office:value-type="float" office:value="0.563062" calcext:value-type="float">
            <text:p>0.563062</text:p>
          </table:table-cell>
          <table:table-cell office:value-type="float" office:value="0.391392" calcext:value-type="float">
            <text:p>0.391392</text:p>
          </table:table-cell>
          <table:table-cell office:value-type="float" office:value="0.251069" calcext:value-type="float">
            <text:p>0.251069</text:p>
          </table:table-cell>
          <table:table-cell office:value-type="float" office:value="0.523861" calcext:value-type="float">
            <text:p>0.523861</text:p>
          </table:table-cell>
          <table:table-cell office:value-type="float" office:value="0.594681" calcext:value-type="float">
            <text:p>0.594681</text:p>
          </table:table-cell>
          <table:table-cell office:value-type="float" office:value="0.492358" calcext:value-type="float">
            <text:p>0.492358</text:p>
          </table:table-cell>
          <table:table-cell office:value-type="float" office:value="0.316957" calcext:value-type="float">
            <text:p>0.316957</text:p>
          </table:table-cell>
          <table:table-cell office:value-type="float" office:value="0.791536" calcext:value-type="float">
            <text:p>0.791536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715311" calcext:value-type="float">
            <text:p>0.715311</text:p>
          </table:table-cell>
          <table:table-cell office:value-type="float" office:value="0.302657" calcext:value-type="float">
            <text:p>0.302657</text:p>
          </table:table-cell>
          <table:table-cell office:value-type="float" office:value="0.747637" calcext:value-type="float">
            <text:p>0.747637</text:p>
          </table:table-cell>
          <table:table-cell office:value-type="float" office:value="0.59741" calcext:value-type="float">
            <text:p>0.59741</text:p>
          </table:table-cell>
          <table:table-cell office:value-type="float" office:value="0.268374" calcext:value-type="float">
            <text:p>0.268374</text:p>
          </table:table-cell>
          <table:table-cell office:value-type="float" office:value="0.886103" calcext:value-type="float">
            <text:p>0.886103</text:p>
          </table:table-cell>
          <table:table-cell office:value-type="float" office:value="0.780114" calcext:value-type="float">
            <text:p>0.780114</text:p>
          </table:table-cell>
          <table:table-cell office:value-type="float" office:value="0.241298" calcext:value-type="float">
            <text:p>0.241298</text:p>
          </table:table-cell>
          <table:table-cell office:value-type="float" office:value="0.198524" calcext:value-type="float">
            <text:p>0.198524</text:p>
          </table:table-cell>
          <table:table-cell office:value-type="float" office:value="0.336412" calcext:value-type="float">
            <text:p>0.336412</text:p>
          </table:table-cell>
          <table:table-cell office:value-type="float" office:value="0.263106" calcext:value-type="float">
            <text:p>0.263106</text:p>
          </table:table-cell>
          <table:table-cell office:value-type="float" office:value="0.425353" calcext:value-type="float">
            <text:p>0.425353</text:p>
          </table:table-cell>
          <table:table-cell office:value-type="float" office:value="0.474646" calcext:value-type="float">
            <text:p>0.474646</text:p>
          </table:table-cell>
          <table:table-cell office:value-type="float" office:value="0.289244" calcext:value-type="float">
            <text:p>0.289244</text:p>
          </table:table-cell>
          <table:table-cell office:value-type="float" office:value="0.281715" calcext:value-type="float">
            <text:p>0.281715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0.288258" calcext:value-type="float">
            <text:p>0.288258</text:p>
          </table:table-cell>
          <table:table-cell office:value-type="float" office:value="0.42787" calcext:value-type="float">
            <text:p>0.42787</text:p>
          </table:table-cell>
          <table:table-cell table:number-columns-repeated="36"/>
          <table:table-cell table:formula="of:=MIN([.A134:.BL134])" office:value-type="float" office:value="0.185497" calcext:value-type="float">
            <text:p>0.185497</text:p>
          </table:table-cell>
          <table:table-cell table:formula="of:=MAX([.A134:.BL134])" office:value-type="float" office:value="0.886103" calcext:value-type="float">
            <text:p>0.886103</text:p>
          </table:table-cell>
          <table:table-cell table:number-columns-repeated="7"/>
        </table:table-row>
        <table:table-row table:style-name="ro2">
          <table:table-cell office:value-type="float" office:value="0.297776" calcext:value-type="float">
            <text:p>0.297776</text:p>
          </table:table-cell>
          <table:table-cell office:value-type="float" office:value="0.312516" calcext:value-type="float">
            <text:p>0.312516</text:p>
          </table:table-cell>
          <table:table-cell office:value-type="float" office:value="0.321303" calcext:value-type="float">
            <text:p>0.321303</text:p>
          </table:table-cell>
          <table:table-cell office:value-type="float" office:value="0.212359" calcext:value-type="float">
            <text:p>0.212359</text:p>
          </table:table-cell>
          <table:table-cell office:value-type="float" office:value="0.496931" calcext:value-type="float">
            <text:p>0.496931</text:p>
          </table:table-cell>
          <table:table-cell office:value-type="float" office:value="0.287936" calcext:value-type="float">
            <text:p>0.287936</text:p>
          </table:table-cell>
          <table:table-cell office:value-type="float" office:value="0.307739" calcext:value-type="float">
            <text:p>0.307739</text:p>
          </table:table-cell>
          <table:table-cell office:value-type="float" office:value="0.230902" calcext:value-type="float">
            <text:p>0.230902</text:p>
          </table:table-cell>
          <table:table-cell office:value-type="float" office:value="0.305479" calcext:value-type="float">
            <text:p>0.305479</text:p>
          </table:table-cell>
          <table:table-cell office:value-type="float" office:value="0.881758" calcext:value-type="float">
            <text:p>0.881758</text:p>
          </table:table-cell>
          <table:table-cell office:value-type="float" office:value="0.511949" calcext:value-type="float">
            <text:p>0.511949</text:p>
          </table:table-cell>
          <table:table-cell office:value-type="float" office:value="0.82903" calcext:value-type="float">
            <text:p>0.82903</text:p>
          </table:table-cell>
          <table:table-cell office:value-type="float" office:value="0.236855" calcext:value-type="float">
            <text:p>0.236855</text:p>
          </table:table-cell>
          <table:table-cell office:value-type="float" office:value="0.254056" calcext:value-type="float">
            <text:p>0.254056</text:p>
          </table:table-cell>
          <table:table-cell office:value-type="float" office:value="0.172014" calcext:value-type="float">
            <text:p>0.172014</text:p>
          </table:table-cell>
          <table:table-cell office:value-type="float" office:value="0.119976" calcext:value-type="float">
            <text:p>0.119976</text:p>
          </table:table-cell>
          <table:table-cell office:value-type="float" office:value="0.308631" calcext:value-type="float">
            <text:p>0.308631</text:p>
          </table:table-cell>
          <table:table-cell office:value-type="float" office:value="1.46585" calcext:value-type="float">
            <text:p>1.46585</text:p>
          </table:table-cell>
          <table:table-cell office:value-type="float" office:value="1.77444" calcext:value-type="float">
            <text:p>1.77444</text:p>
          </table:table-cell>
          <table:table-cell office:value-type="float" office:value="1.46214" calcext:value-type="float">
            <text:p>1.46214</text:p>
          </table:table-cell>
          <table:table-cell office:value-type="float" office:value="1.49138" calcext:value-type="float">
            <text:p>1.49138</text:p>
          </table:table-cell>
          <table:table-cell office:value-type="float" office:value="0.809751" calcext:value-type="float">
            <text:p>0.809751</text:p>
          </table:table-cell>
          <table:table-cell office:value-type="float" office:value="1.02253" calcext:value-type="float">
            <text:p>1.02253</text:p>
          </table:table-cell>
          <table:table-cell office:value-type="float" office:value="0.826216" calcext:value-type="float">
            <text:p>0.826216</text:p>
          </table:table-cell>
          <table:table-cell office:value-type="float" office:value="0.619346" calcext:value-type="float">
            <text:p>0.619346</text:p>
          </table:table-cell>
          <table:table-cell office:value-type="float" office:value="1.16481" calcext:value-type="float">
            <text:p>1.16481</text:p>
          </table:table-cell>
          <table:table-cell office:value-type="float" office:value="0.634096" calcext:value-type="float">
            <text:p>0.634096</text:p>
          </table:table-cell>
          <table:table-cell office:value-type="float" office:value="0.484461" calcext:value-type="float">
            <text:p>0.484461</text:p>
          </table:table-cell>
          <table:table-cell office:value-type="float" office:value="1.7406" calcext:value-type="float">
            <text:p>1.7406</text:p>
          </table:table-cell>
          <table:table-cell office:value-type="float" office:value="0.181531" calcext:value-type="float">
            <text:p>0.181531</text:p>
          </table:table-cell>
          <table:table-cell office:value-type="float" office:value="0.218656" calcext:value-type="float">
            <text:p>0.218656</text:p>
          </table:table-cell>
          <table:table-cell office:value-type="float" office:value="0.177007" calcext:value-type="float">
            <text:p>0.177007</text:p>
          </table:table-cell>
          <table:table-cell table:number-columns-repeated="36"/>
          <table:table-cell table:formula="of:=MIN([.A135:.BL135])" office:value-type="float" office:value="0.119976" calcext:value-type="float">
            <text:p>0.119976</text:p>
          </table:table-cell>
          <table:table-cell table:formula="of:=MAX([.A135:.BL135])" office:value-type="float" office:value="1.77444" calcext:value-type="float">
            <text:p>1.77444</text:p>
          </table:table-cell>
          <table:table-cell table:number-columns-repeated="7"/>
        </table:table-row>
        <table:table-row table:style-name="ro2">
          <table:table-cell office:value-type="float" office:value="0.117906" calcext:value-type="float">
            <text:p>0.117906</text:p>
          </table:table-cell>
          <table:table-cell office:value-type="float" office:value="0.202608" calcext:value-type="float">
            <text:p>0.202608</text:p>
          </table:table-cell>
          <table:table-cell office:value-type="float" office:value="0.321197" calcext:value-type="float">
            <text:p>0.321197</text:p>
          </table:table-cell>
          <table:table-cell office:value-type="float" office:value="0.15334" calcext:value-type="float">
            <text:p>0.15334</text:p>
          </table:table-cell>
          <table:table-cell office:value-type="float" office:value="0.196074" calcext:value-type="float">
            <text:p>0.196074</text:p>
          </table:table-cell>
          <table:table-cell office:value-type="float" office:value="0.182355" calcext:value-type="float">
            <text:p>0.182355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0.120154" calcext:value-type="float">
            <text:p>0.120154</text:p>
          </table:table-cell>
          <table:table-cell office:value-type="float" office:value="0.204648" calcext:value-type="float">
            <text:p>0.204648</text:p>
          </table:table-cell>
          <table:table-cell office:value-type="float" office:value="0.262937" calcext:value-type="float">
            <text:p>0.262937</text:p>
          </table:table-cell>
          <table:table-cell office:value-type="float" office:value="0.812652" calcext:value-type="float">
            <text:p>0.812652</text:p>
          </table:table-cell>
          <table:table-cell office:value-type="float" office:value="1.03142" calcext:value-type="float">
            <text:p>1.03142</text:p>
          </table:table-cell>
          <table:table-cell office:value-type="float" office:value="0.261519" calcext:value-type="float">
            <text:p>0.261519</text:p>
          </table:table-cell>
          <table:table-cell office:value-type="float" office:value="0.932396" calcext:value-type="float">
            <text:p>0.932396</text:p>
          </table:table-cell>
          <table:table-cell office:value-type="float" office:value="0.7736" calcext:value-type="float">
            <text:p>0.7736</text:p>
          </table:table-cell>
          <table:table-cell office:value-type="float" office:value="1.22856" calcext:value-type="float">
            <text:p>1.22856</text:p>
          </table:table-cell>
          <table:table-cell office:value-type="float" office:value="0.883343" calcext:value-type="float">
            <text:p>0.883343</text:p>
          </table:table-cell>
          <table:table-cell office:value-type="float" office:value="0.729938" calcext:value-type="float">
            <text:p>0.729938</text:p>
          </table:table-cell>
          <table:table-cell office:value-type="float" office:value="0.621104" calcext:value-type="float">
            <text:p>0.621104</text:p>
          </table:table-cell>
          <table:table-cell office:value-type="float" office:value="0.655286" calcext:value-type="float">
            <text:p>0.655286</text:p>
          </table:table-cell>
          <table:table-cell office:value-type="float" office:value="0.295739" calcext:value-type="float">
            <text:p>0.295739</text:p>
          </table:table-cell>
          <table:table-cell office:value-type="float" office:value="0.289659" calcext:value-type="float">
            <text:p>0.289659</text:p>
          </table:table-cell>
          <table:table-cell office:value-type="float" office:value="0.873439" calcext:value-type="float">
            <text:p>0.873439</text:p>
          </table:table-cell>
          <table:table-cell office:value-type="float" office:value="1.65656" calcext:value-type="float">
            <text:p>1.65656</text:p>
          </table:table-cell>
          <table:table-cell office:value-type="float" office:value="0.194259" calcext:value-type="float">
            <text:p>0.194259</text:p>
          </table:table-cell>
          <table:table-cell office:value-type="float" office:value="1.08942" calcext:value-type="float">
            <text:p>1.08942</text:p>
          </table:table-cell>
          <table:table-cell office:value-type="float" office:value="0.452837" calcext:value-type="float">
            <text:p>0.452837</text:p>
          </table:table-cell>
          <table:table-cell office:value-type="float" office:value="0.538358" calcext:value-type="float">
            <text:p>0.538358</text:p>
          </table:table-cell>
          <table:table-cell office:value-type="float" office:value="0.237563" calcext:value-type="float">
            <text:p>0.237563</text:p>
          </table:table-cell>
          <table:table-cell office:value-type="float" office:value="0.586374" calcext:value-type="float">
            <text:p>0.586374</text:p>
          </table:table-cell>
          <table:table-cell office:value-type="float" office:value="0.652368" calcext:value-type="float">
            <text:p>0.652368</text:p>
          </table:table-cell>
          <table:table-cell office:value-type="float" office:value="0.127462" calcext:value-type="float">
            <text:p>0.127462</text:p>
          </table:table-cell>
          <table:table-cell table:number-columns-repeated="36"/>
          <table:table-cell table:formula="of:=MIN([.A136:.BL136])" office:value-type="float" office:value="0.117906" calcext:value-type="float">
            <text:p>0.117906</text:p>
          </table:table-cell>
          <table:table-cell table:formula="of:=MAX([.A136:.BL136])" office:value-type="float" office:value="1.65656" calcext:value-type="float">
            <text:p>1.65656</text:p>
          </table:table-cell>
          <table:table-cell table:number-columns-repeated="7"/>
        </table:table-row>
        <table:table-row table:style-name="ro2">
          <table:table-cell office:value-type="float" office:value="0.147108" calcext:value-type="float">
            <text:p>0.147108</text:p>
          </table:table-cell>
          <table:table-cell office:value-type="float" office:value="0.0936401" calcext:value-type="float">
            <text:p>0.0936401</text:p>
          </table:table-cell>
          <table:table-cell office:value-type="float" office:value="0.0976591" calcext:value-type="float">
            <text:p>0.0976591</text:p>
          </table:table-cell>
          <table:table-cell office:value-type="float" office:value="0.138584" calcext:value-type="float">
            <text:p>0.138584</text:p>
          </table:table-cell>
          <table:table-cell office:value-type="float" office:value="0.141277" calcext:value-type="float">
            <text:p>0.141277</text:p>
          </table:table-cell>
          <table:table-cell office:value-type="float" office:value="0.088346" calcext:value-type="float">
            <text:p>0.088346</text:p>
          </table:table-cell>
          <table:table-cell office:value-type="float" office:value="0.805533" calcext:value-type="float">
            <text:p>0.805533</text:p>
          </table:table-cell>
          <table:table-cell office:value-type="float" office:value="0.112292" calcext:value-type="float">
            <text:p>0.112292</text:p>
          </table:table-cell>
          <table:table-cell office:value-type="float" office:value="0.108403" calcext:value-type="float">
            <text:p>0.108403</text:p>
          </table:table-cell>
          <table:table-cell office:value-type="float" office:value="0.625881" calcext:value-type="float">
            <text:p>0.625881</text:p>
          </table:table-cell>
          <table:table-cell office:value-type="float" office:value="0.152092" calcext:value-type="float">
            <text:p>0.152092</text:p>
          </table:table-cell>
          <table:table-cell office:value-type="float" office:value="0.137239" calcext:value-type="float">
            <text:p>0.137239</text:p>
          </table:table-cell>
          <table:table-cell office:value-type="float" office:value="0.751658" calcext:value-type="float">
            <text:p>0.751658</text:p>
          </table:table-cell>
          <table:table-cell office:value-type="float" office:value="0.648735" calcext:value-type="float">
            <text:p>0.648735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1.11968" calcext:value-type="float">
            <text:p>1.11968</text:p>
          </table:table-cell>
          <table:table-cell office:value-type="float" office:value="1.50101" calcext:value-type="float">
            <text:p>1.50101</text:p>
          </table:table-cell>
          <table:table-cell office:value-type="float" office:value="0.292749" calcext:value-type="float">
            <text:p>0.292749</text:p>
          </table:table-cell>
          <table:table-cell office:value-type="float" office:value="1.33619" calcext:value-type="float">
            <text:p>1.33619</text:p>
          </table:table-cell>
          <table:table-cell office:value-type="float" office:value="1.25711" calcext:value-type="float">
            <text:p>1.25711</text:p>
          </table:table-cell>
          <table:table-cell office:value-type="float" office:value="1.16363" calcext:value-type="float">
            <text:p>1.16363</text:p>
          </table:table-cell>
          <table:table-cell office:value-type="float" office:value="1.06832" calcext:value-type="float">
            <text:p>1.06832</text:p>
          </table:table-cell>
          <table:table-cell office:value-type="float" office:value="1.6315" calcext:value-type="float">
            <text:p>1.6315</text:p>
          </table:table-cell>
          <table:table-cell office:value-type="float" office:value="0.1276" calcext:value-type="float">
            <text:p>0.1276</text:p>
          </table:table-cell>
          <table:table-cell office:value-type="float" office:value="1.68518" calcext:value-type="float">
            <text:p>1.68518</text:p>
          </table:table-cell>
          <table:table-cell office:value-type="float" office:value="0.313545" calcext:value-type="float">
            <text:p>0.313545</text:p>
          </table:table-cell>
          <table:table-cell office:value-type="float" office:value="1.61572" calcext:value-type="float">
            <text:p>1.61572</text:p>
          </table:table-cell>
          <table:table-cell office:value-type="float" office:value="0.57938" calcext:value-type="float">
            <text:p>0.57938</text:p>
          </table:table-cell>
          <table:table-cell office:value-type="float" office:value="1.23698" calcext:value-type="float">
            <text:p>1.23698</text:p>
          </table:table-cell>
          <table:table-cell office:value-type="float" office:value="1.62783" calcext:value-type="float">
            <text:p>1.62783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508814" calcext:value-type="float">
            <text:p>0.508814</text:p>
          </table:table-cell>
          <table:table-cell table:number-columns-repeated="36"/>
          <table:table-cell table:formula="of:=MIN([.A137:.BL137])" office:value-type="float" office:value="0.088346" calcext:value-type="float">
            <text:p>0.088346</text:p>
          </table:table-cell>
          <table:table-cell table:formula="of:=MAX([.A137:.BL137])" office:value-type="float" office:value="1.68518" calcext:value-type="float">
            <text:p>1.68518</text:p>
          </table:table-cell>
          <table:table-cell table:number-columns-repeated="7"/>
        </table:table-row>
        <table:table-row table:style-name="ro2">
          <table:table-cell office:value-type="float" office:value="0.224503" calcext:value-type="float">
            <text:p>0.224503</text:p>
          </table:table-cell>
          <table:table-cell office:value-type="float" office:value="0.253472" calcext:value-type="float">
            <text:p>0.253472</text:p>
          </table:table-cell>
          <table:table-cell office:value-type="float" office:value="0.331623" calcext:value-type="float">
            <text:p>0.331623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199673" calcext:value-type="float">
            <text:p>0.199673</text:p>
          </table:table-cell>
          <table:table-cell office:value-type="float" office:value="0.18142" calcext:value-type="float">
            <text:p>0.1814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341484" calcext:value-type="float">
            <text:p>0.341484</text:p>
          </table:table-cell>
          <table:table-cell office:value-type="float" office:value="0.264831" calcext:value-type="float">
            <text:p>0.264831</text:p>
          </table:table-cell>
          <table:table-cell office:value-type="float" office:value="0.271395" calcext:value-type="float">
            <text:p>0.271395</text:p>
          </table:table-cell>
          <table:table-cell office:value-type="float" office:value="0.318242" calcext:value-type="float">
            <text:p>0.318242</text:p>
          </table:table-cell>
          <table:table-cell office:value-type="float" office:value="1.20284" calcext:value-type="float">
            <text:p>1.20284</text:p>
          </table:table-cell>
          <table:table-cell office:value-type="float" office:value="0.316388" calcext:value-type="float">
            <text:p>0.316388</text:p>
          </table:table-cell>
          <table:table-cell office:value-type="float" office:value="1.07067" calcext:value-type="float">
            <text:p>1.07067</text:p>
          </table:table-cell>
          <table:table-cell office:value-type="float" office:value="1.0204" calcext:value-type="float">
            <text:p>1.0204</text:p>
          </table:table-cell>
          <table:table-cell office:value-type="float" office:value="1.14166" calcext:value-type="float">
            <text:p>1.14166</text:p>
          </table:table-cell>
          <table:table-cell office:value-type="float" office:value="0.89179" calcext:value-type="float">
            <text:p>0.89179</text:p>
          </table:table-cell>
          <table:table-cell office:value-type="float" office:value="0.715275" calcext:value-type="float">
            <text:p>0.715275</text:p>
          </table:table-cell>
          <table:table-cell office:value-type="float" office:value="0.456911" calcext:value-type="float">
            <text:p>0.456911</text:p>
          </table:table-cell>
          <table:table-cell office:value-type="float" office:value="0.625922" calcext:value-type="float">
            <text:p>0.625922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92968" calcext:value-type="float">
            <text:p>0.492968</text:p>
          </table:table-cell>
          <table:table-cell office:value-type="float" office:value="0.229881" calcext:value-type="float">
            <text:p>0.229881</text:p>
          </table:table-cell>
          <table:table-cell office:value-type="float" office:value="0.087358" calcext:value-type="float">
            <text:p>0.087358</text:p>
          </table:table-cell>
          <table:table-cell office:value-type="float" office:value="1.06182" calcext:value-type="float">
            <text:p>1.06182</text:p>
          </table:table-cell>
          <table:table-cell office:value-type="float" office:value="0.497297" calcext:value-type="float">
            <text:p>0.497297</text:p>
          </table:table-cell>
          <table:table-cell office:value-type="float" office:value="0.185804" calcext:value-type="float">
            <text:p>0.185804</text:p>
          </table:table-cell>
          <table:table-cell office:value-type="float" office:value="0.508366" calcext:value-type="float">
            <text:p>0.508366</text:p>
          </table:table-cell>
          <table:table-cell office:value-type="float" office:value="0.326719" calcext:value-type="float">
            <text:p>0.326719</text:p>
          </table:table-cell>
          <table:table-cell office:value-type="float" office:value="0.240873" calcext:value-type="float">
            <text:p>0.240873</text:p>
          </table:table-cell>
          <table:table-cell office:value-type="float" office:value="0.359997" calcext:value-type="float">
            <text:p>0.359997</text:p>
          </table:table-cell>
          <table:table-cell table:number-columns-repeated="36"/>
          <table:table-cell table:formula="of:=MIN([.A138:.BL138])" office:value-type="float" office:value="0.087358" calcext:value-type="float">
            <text:p>0.087358</text:p>
          </table:table-cell>
          <table:table-cell table:formula="of:=MAX([.A138:.BL138])" office:value-type="float" office:value="1.20284" calcext:value-type="float">
            <text:p>1.20284</text:p>
          </table:table-cell>
          <table:table-cell table:number-columns-repeated="7"/>
        </table:table-row>
        <table:table-row table:style-name="ro2">
          <table:table-cell office:value-type="float" office:value="0.177464" calcext:value-type="float">
            <text:p>0.177464</text:p>
          </table:table-cell>
          <table:table-cell office:value-type="float" office:value="0.280333" calcext:value-type="float">
            <text:p>0.280333</text:p>
          </table:table-cell>
          <table:table-cell office:value-type="float" office:value="0.283967" calcext:value-type="float">
            <text:p>0.283967</text:p>
          </table:table-cell>
          <table:table-cell office:value-type="float" office:value="0.318897" calcext:value-type="float">
            <text:p>0.318897</text:p>
          </table:table-cell>
          <table:table-cell office:value-type="float" office:value="0.208192" calcext:value-type="float">
            <text:p>0.208192</text:p>
          </table:table-cell>
          <table:table-cell office:value-type="float" office:value="0.301463" calcext:value-type="float">
            <text:p>0.301463</text:p>
          </table:table-cell>
          <table:table-cell office:value-type="float" office:value="0.239239" calcext:value-type="float">
            <text:p>0.239239</text:p>
          </table:table-cell>
          <table:table-cell office:value-type="float" office:value="0.239882" calcext:value-type="float">
            <text:p>0.239882</text:p>
          </table:table-cell>
          <table:table-cell office:value-type="float" office:value="0.241862" calcext:value-type="float">
            <text:p>0.241862</text:p>
          </table:table-cell>
          <table:table-cell office:value-type="float" office:value="0.587831" calcext:value-type="float">
            <text:p>0.587831</text:p>
          </table:table-cell>
          <table:table-cell office:value-type="float" office:value="0.92431" calcext:value-type="float">
            <text:p>0.92431</text:p>
          </table:table-cell>
          <table:table-cell office:value-type="float" office:value="0.826924" calcext:value-type="float">
            <text:p>0.826924</text:p>
          </table:table-cell>
          <table:table-cell office:value-type="float" office:value="0.822348" calcext:value-type="float">
            <text:p>0.822348</text:p>
          </table:table-cell>
          <table:table-cell office:value-type="float" office:value="0.619358" calcext:value-type="float">
            <text:p>0.619358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755403" calcext:value-type="float">
            <text:p>0.755403</text:p>
          </table:table-cell>
          <table:table-cell office:value-type="float" office:value="0.240001" calcext:value-type="float">
            <text:p>0.240001</text:p>
          </table:table-cell>
          <table:table-cell office:value-type="float" office:value="0.268752" calcext:value-type="float">
            <text:p>0.268752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0.587234" calcext:value-type="float">
            <text:p>0.587234</text:p>
          </table:table-cell>
          <table:table-cell office:value-type="float" office:value="1.39177" calcext:value-type="float">
            <text:p>1.39177</text:p>
          </table:table-cell>
          <table:table-cell office:value-type="float" office:value="0.272639" calcext:value-type="float">
            <text:p>0.272639</text:p>
          </table:table-cell>
          <table:table-cell office:value-type="float" office:value="1.20412" calcext:value-type="float">
            <text:p>1.2041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0.502013" calcext:value-type="float">
            <text:p>0.502013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636404" calcext:value-type="float">
            <text:p>0.636404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0.4811" calcext:value-type="float">
            <text:p>0.4811</text:p>
          </table:table-cell>
          <table:table-cell office:value-type="float" office:value="1.88353" calcext:value-type="float">
            <text:p>1.88353</text:p>
          </table:table-cell>
          <table:table-cell office:value-type="float" office:value="0.275559" calcext:value-type="float">
            <text:p>0.275559</text:p>
          </table:table-cell>
          <table:table-cell office:value-type="float" office:value="1.08395" calcext:value-type="float">
            <text:p>1.08395</text:p>
          </table:table-cell>
          <table:table-cell table:number-columns-repeated="36"/>
          <table:table-cell table:formula="of:=MIN([.A139:.BL139])" office:value-type="float" office:value="0.177464" calcext:value-type="float">
            <text:p>0.177464</text:p>
          </table:table-cell>
          <table:table-cell table:formula="of:=MAX([.A139:.BL139])" office:value-type="float" office:value="1.88353" calcext:value-type="float">
            <text:p>1.88353</text:p>
          </table:table-cell>
          <table:table-cell table:number-columns-repeated="7"/>
        </table:table-row>
        <table:table-row table:style-name="ro2">
          <table:table-cell office:value-type="float" office:value="0.225178" calcext:value-type="float">
            <text:p>0.225178</text:p>
          </table:table-cell>
          <table:table-cell office:value-type="float" office:value="0.263701" calcext:value-type="float">
            <text:p>0.263701</text:p>
          </table:table-cell>
          <table:table-cell office:value-type="float" office:value="0.379743" calcext:value-type="float">
            <text:p>0.379743</text:p>
          </table:table-cell>
          <table:table-cell office:value-type="float" office:value="0.203382" calcext:value-type="float">
            <text:p>0.20338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327201" calcext:value-type="float">
            <text:p>0.327201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268457" calcext:value-type="float">
            <text:p>0.268457</text:p>
          </table:table-cell>
          <table:table-cell office:value-type="float" office:value="0.265138" calcext:value-type="float">
            <text:p>0.265138</text:p>
          </table:table-cell>
          <table:table-cell office:value-type="float" office:value="1.09827" calcext:value-type="float">
            <text:p>1.09827</text:p>
          </table:table-cell>
          <table:table-cell office:value-type="float" office:value="0.321937" calcext:value-type="float">
            <text:p>0.321937</text:p>
          </table:table-cell>
          <table:table-cell office:value-type="float" office:value="1.05407" calcext:value-type="float">
            <text:p>1.05407</text:p>
          </table:table-cell>
          <table:table-cell office:value-type="float" office:value="0.96889" calcext:value-type="float">
            <text:p>0.96889</text:p>
          </table:table-cell>
          <table:table-cell office:value-type="float" office:value="0.598204" calcext:value-type="float">
            <text:p>0.598204</text:p>
          </table:table-cell>
          <table:table-cell office:value-type="float" office:value="0.947498" calcext:value-type="float">
            <text:p>0.947498</text:p>
          </table:table-cell>
          <table:table-cell office:value-type="float" office:value="0.307434" calcext:value-type="float">
            <text:p>0.307434</text:p>
          </table:table-cell>
          <table:table-cell office:value-type="float" office:value="0.413562" calcext:value-type="float">
            <text:p>0.413562</text:p>
          </table:table-cell>
          <table:table-cell office:value-type="float" office:value="0.619427" calcext:value-type="float">
            <text:p>0.619427</text:p>
          </table:table-cell>
          <table:table-cell office:value-type="float" office:value="0.607837" calcext:value-type="float">
            <text:p>0.607837</text:p>
          </table:table-cell>
          <table:table-cell office:value-type="float" office:value="0.250242" calcext:value-type="float">
            <text:p>0.250242</text:p>
          </table:table-cell>
          <table:table-cell office:value-type="float" office:value="1.53235" calcext:value-type="float">
            <text:p>1.53235</text:p>
          </table:table-cell>
          <table:table-cell office:value-type="float" office:value="1.56102" calcext:value-type="float">
            <text:p>1.56102</text:p>
          </table:table-cell>
          <table:table-cell office:value-type="float" office:value="1.06731" calcext:value-type="float">
            <text:p>1.06731</text:p>
          </table:table-cell>
          <table:table-cell office:value-type="float" office:value="0.92862" calcext:value-type="float">
            <text:p>0.92862</text:p>
          </table:table-cell>
          <table:table-cell office:value-type="float" office:value="0.315824" calcext:value-type="float">
            <text:p>0.315824</text:p>
          </table:table-cell>
          <table:table-cell office:value-type="float" office:value="0.462337" calcext:value-type="float">
            <text:p>0.462337</text:p>
          </table:table-cell>
          <table:table-cell office:value-type="float" office:value="1.81769" calcext:value-type="float">
            <text:p>1.81769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0.145111" calcext:value-type="float">
            <text:p>0.145111</text:p>
          </table:table-cell>
          <table:table-cell office:value-type="float" office:value="0.333016" calcext:value-type="float">
            <text:p>0.333016</text:p>
          </table:table-cell>
          <table:table-cell office:value-type="float" office:value="1.938" calcext:value-type="float">
            <text:p>1.938</text:p>
          </table:table-cell>
          <table:table-cell office:value-type="float" office:value="0.060473" calcext:value-type="float">
            <text:p>0.060473</text:p>
          </table:table-cell>
          <table:table-cell table:number-columns-repeated="36"/>
          <table:table-cell table:formula="of:=MIN([.A140:.BL140])" office:value-type="float" office:value="0.060473" calcext:value-type="float">
            <text:p>0.060473</text:p>
          </table:table-cell>
          <table:table-cell table:formula="of:=MAX([.A140:.BL140])" office:value-type="float" office:value="1.938" calcext:value-type="float">
            <text:p>1.938</text:p>
          </table:table-cell>
          <table:table-cell table:number-columns-repeated="7"/>
        </table:table-row>
        <table:table-row table:style-name="ro2">
          <table:table-cell office:value-type="float" office:value="0.194378" calcext:value-type="float">
            <text:p>0.194378</text:p>
          </table:table-cell>
          <table:table-cell office:value-type="float" office:value="0.239077" calcext:value-type="float">
            <text:p>0.239077</text:p>
          </table:table-cell>
          <table:table-cell office:value-type="float" office:value="0.196142" calcext:value-type="float">
            <text:p>0.196142</text:p>
          </table:table-cell>
          <table:table-cell office:value-type="float" office:value="0.289719" calcext:value-type="float">
            <text:p>0.289719</text:p>
          </table:table-cell>
          <table:table-cell office:value-type="float" office:value="0.229234" calcext:value-type="float">
            <text:p>0.229234</text:p>
          </table:table-cell>
          <table:table-cell office:value-type="float" office:value="0.260797" calcext:value-type="float">
            <text:p>0.260797</text:p>
          </table:table-cell>
          <table:table-cell office:value-type="float" office:value="0.288993" calcext:value-type="float">
            <text:p>0.288993</text:p>
          </table:table-cell>
          <table:table-cell office:value-type="float" office:value="0.306049" calcext:value-type="float">
            <text:p>0.306049</text:p>
          </table:table-cell>
          <table:table-cell office:value-type="float" office:value="0.27956" calcext:value-type="float">
            <text:p>0.27956</text:p>
          </table:table-cell>
          <table:table-cell office:value-type="float" office:value="0.291015" calcext:value-type="float">
            <text:p>0.291015</text:p>
          </table:table-cell>
          <table:table-cell office:value-type="float" office:value="0.362749" calcext:value-type="float">
            <text:p>0.362749</text:p>
          </table:table-cell>
          <table:table-cell office:value-type="float" office:value="0.10517" calcext:value-type="float">
            <text:p>0.10517</text:p>
          </table:table-cell>
          <table:table-cell office:value-type="float" office:value="1.21719" calcext:value-type="float">
            <text:p>1.21719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00202" calcext:value-type="float">
            <text:p>1.00202</text:p>
          </table:table-cell>
          <table:table-cell office:value-type="float" office:value="0.76718" calcext:value-type="float">
            <text:p>0.76718</text:p>
          </table:table-cell>
          <table:table-cell office:value-type="float" office:value="0.662549" calcext:value-type="float">
            <text:p>0.662549</text:p>
          </table:table-cell>
          <table:table-cell office:value-type="float" office:value="0.265869" calcext:value-type="float">
            <text:p>0.265869</text:p>
          </table:table-cell>
          <table:table-cell office:value-type="float" office:value="0.171762" calcext:value-type="float">
            <text:p>0.171762</text:p>
          </table:table-cell>
          <table:table-cell office:value-type="float" office:value="0.353884" calcext:value-type="float">
            <text:p>0.353884</text:p>
          </table:table-cell>
          <table:table-cell office:value-type="float" office:value="0.318537" calcext:value-type="float">
            <text:p>0.318537</text:p>
          </table:table-cell>
          <table:table-cell office:value-type="float" office:value="0.291547" calcext:value-type="float">
            <text:p>0.291547</text:p>
          </table:table-cell>
          <table:table-cell office:value-type="float" office:value="0.982572" calcext:value-type="float">
            <text:p>0.982572</text:p>
          </table:table-cell>
          <table:table-cell office:value-type="float" office:value="1.40284" calcext:value-type="float">
            <text:p>1.40284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864246" calcext:value-type="float">
            <text:p>0.864246</text:p>
          </table:table-cell>
          <table:table-cell office:value-type="float" office:value="2.04386" calcext:value-type="float">
            <text:p>2.04386</text:p>
          </table:table-cell>
          <table:table-cell office:value-type="float" office:value="0.234624" calcext:value-type="float">
            <text:p>0.234624</text:p>
          </table:table-cell>
          <table:table-cell office:value-type="float" office:value="0.271905" calcext:value-type="float">
            <text:p>0.271905</text:p>
          </table:table-cell>
          <table:table-cell office:value-type="float" office:value="0.278674" calcext:value-type="float">
            <text:p>0.278674</text:p>
          </table:table-cell>
          <table:table-cell office:value-type="float" office:value="0.096246" calcext:value-type="float">
            <text:p>0.096246</text:p>
          </table:table-cell>
          <table:table-cell office:value-type="float" office:value="0.724889" calcext:value-type="float">
            <text:p>0.724889</text:p>
          </table:table-cell>
          <table:table-cell table:number-columns-repeated="36"/>
          <table:table-cell table:formula="of:=MIN([.A141:.BL141])" office:value-type="float" office:value="0.096246" calcext:value-type="float">
            <text:p>0.096246</text:p>
          </table:table-cell>
          <table:table-cell table:formula="of:=MAX([.A141:.BL141])" office:value-type="float" office:value="2.04386" calcext:value-type="float">
            <text:p>2.04386</text:p>
          </table:table-cell>
          <table:table-cell table:number-columns-repeated="7"/>
        </table:table-row>
        <table:table-row table:style-name="ro2">
          <table:table-cell office:value-type="float" office:value="0.296525" calcext:value-type="float">
            <text:p>0.296525</text:p>
          </table:table-cell>
          <table:table-cell office:value-type="float" office:value="0.310574" calcext:value-type="float">
            <text:p>0.310574</text:p>
          </table:table-cell>
          <table:table-cell office:value-type="float" office:value="0.376334" calcext:value-type="float">
            <text:p>0.376334</text:p>
          </table:table-cell>
          <table:table-cell office:value-type="float" office:value="0.276332" calcext:value-type="float">
            <text:p>0.276332</text:p>
          </table:table-cell>
          <table:table-cell office:value-type="float" office:value="0.259632" calcext:value-type="float">
            <text:p>0.259632</text:p>
          </table:table-cell>
          <table:table-cell office:value-type="float" office:value="0.211738" calcext:value-type="float">
            <text:p>0.211738</text:p>
          </table:table-cell>
          <table:table-cell office:value-type="float" office:value="0.814476" calcext:value-type="float">
            <text:p>0.814476</text:p>
          </table:table-cell>
          <table:table-cell office:value-type="float" office:value="0.580545" calcext:value-type="float">
            <text:p>0.580545</text:p>
          </table:table-cell>
          <table:table-cell office:value-type="float" office:value="0.398273" calcext:value-type="float">
            <text:p>0.398273</text:p>
          </table:table-cell>
          <table:table-cell office:value-type="float" office:value="0.283473" calcext:value-type="float">
            <text:p>0.283473</text:p>
          </table:table-cell>
          <table:table-cell office:value-type="float" office:value="0.412629" calcext:value-type="float">
            <text:p>0.412629</text:p>
          </table:table-cell>
          <table:table-cell office:value-type="float" office:value="0.503658" calcext:value-type="float">
            <text:p>0.503658</text:p>
          </table:table-cell>
          <table:table-cell office:value-type="float" office:value="1.03768" calcext:value-type="float">
            <text:p>1.03768</text:p>
          </table:table-cell>
          <table:table-cell office:value-type="float" office:value="0.987543" calcext:value-type="float">
            <text:p>0.987543</text:p>
          </table:table-cell>
          <table:table-cell office:value-type="float" office:value="0.477876" calcext:value-type="float">
            <text:p>0.477876</text:p>
          </table:table-cell>
          <table:table-cell office:value-type="float" office:value="0.392056" calcext:value-type="float">
            <text:p>0.392056</text:p>
          </table:table-cell>
          <table:table-cell office:value-type="float" office:value="1.093" calcext:value-type="float">
            <text:p>1.093</text:p>
          </table:table-cell>
          <table:table-cell office:value-type="float" office:value="0.31442" calcext:value-type="float">
            <text:p>0.31442</text:p>
          </table:table-cell>
          <table:table-cell office:value-type="float" office:value="0.12211" calcext:value-type="float">
            <text:p>0.12211</text:p>
          </table:table-cell>
          <table:table-cell office:value-type="float" office:value="0.952444" calcext:value-type="float">
            <text:p>0.952444</text:p>
          </table:table-cell>
          <table:table-cell office:value-type="float" office:value="0.104359" calcext:value-type="float">
            <text:p>0.104359</text:p>
          </table:table-cell>
          <table:table-cell office:value-type="float" office:value="0.23876" calcext:value-type="float">
            <text:p>0.23876</text:p>
          </table:table-cell>
          <table:table-cell office:value-type="float" office:value="1.05413" calcext:value-type="float">
            <text:p>1.05413</text:p>
          </table:table-cell>
          <table:table-cell office:value-type="float" office:value="1.45525" calcext:value-type="float">
            <text:p>1.45525</text:p>
          </table:table-cell>
          <table:table-cell office:value-type="float" office:value="0.21471" calcext:value-type="float">
            <text:p>0.21471</text:p>
          </table:table-cell>
          <table:table-cell office:value-type="float" office:value="0.462201" calcext:value-type="float">
            <text:p>0.462201</text:p>
          </table:table-cell>
          <table:table-cell office:value-type="float" office:value="0.280869" calcext:value-type="float">
            <text:p>0.280869</text:p>
          </table:table-cell>
          <table:table-cell office:value-type="float" office:value="0.16048" calcext:value-type="float">
            <text:p>0.16048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189181" calcext:value-type="float">
            <text:p>0.189181</text:p>
          </table:table-cell>
          <table:table-cell office:value-type="float" office:value="0.217386" calcext:value-type="float">
            <text:p>0.217386</text:p>
          </table:table-cell>
          <table:table-cell office:value-type="float" office:value="0.227166" calcext:value-type="float">
            <text:p>0.227166</text:p>
          </table:table-cell>
          <table:table-cell table:number-columns-repeated="36"/>
          <table:table-cell table:formula="of:=MIN([.A142:.BL142])" office:value-type="float" office:value="0.104359" calcext:value-type="float">
            <text:p>0.104359</text:p>
          </table:table-cell>
          <table:table-cell table:formula="of:=MAX([.A142:.BL142])" office:value-type="float" office:value="1.45525" calcext:value-type="float">
            <text:p>1.45525</text:p>
          </table:table-cell>
          <table:table-cell table:number-columns-repeated="7"/>
        </table:table-row>
        <table:table-row table:style-name="ro2">
          <table:table-cell office:value-type="float" office:value="0.16173" calcext:value-type="float">
            <text:p>0.16173</text:p>
          </table:table-cell>
          <table:table-cell office:value-type="float" office:value="0.265291" calcext:value-type="float">
            <text:p>0.265291</text:p>
          </table:table-cell>
          <table:table-cell office:value-type="float" office:value="0.282742" calcext:value-type="float">
            <text:p>0.282742</text:p>
          </table:table-cell>
          <table:table-cell office:value-type="float" office:value="0.238135" calcext:value-type="float">
            <text:p>0.238135</text:p>
          </table:table-cell>
          <table:table-cell office:value-type="float" office:value="0.280729" calcext:value-type="float">
            <text:p>0.280729</text:p>
          </table:table-cell>
          <table:table-cell office:value-type="float" office:value="0.306306" calcext:value-type="float">
            <text:p>0.306306</text:p>
          </table:table-cell>
          <table:table-cell office:value-type="float" office:value="0.285014" calcext:value-type="float">
            <text:p>0.285014</text:p>
          </table:table-cell>
          <table:table-cell office:value-type="float" office:value="0.292477" calcext:value-type="float">
            <text:p>0.292477</text:p>
          </table:table-cell>
          <table:table-cell office:value-type="float" office:value="0.846048" calcext:value-type="float">
            <text:p>0.846048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695496" calcext:value-type="float">
            <text:p>0.695496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0.464674" calcext:value-type="float">
            <text:p>0.464674</text:p>
          </table:table-cell>
          <table:table-cell office:value-type="float" office:value="0.304693" calcext:value-type="float">
            <text:p>0.304693</text:p>
          </table:table-cell>
          <table:table-cell office:value-type="float" office:value="0.820481" calcext:value-type="float">
            <text:p>0.820481</text:p>
          </table:table-cell>
          <table:table-cell office:value-type="float" office:value="0.590756" calcext:value-type="float">
            <text:p>0.590756</text:p>
          </table:table-cell>
          <table:table-cell office:value-type="float" office:value="1.1919" calcext:value-type="float">
            <text:p>1.1919</text:p>
          </table:table-cell>
          <table:table-cell office:value-type="float" office:value="0.443481" calcext:value-type="float">
            <text:p>0.443481</text:p>
          </table:table-cell>
          <table:table-cell office:value-type="float" office:value="1.11215" calcext:value-type="float">
            <text:p>1.11215</text:p>
          </table:table-cell>
          <table:table-cell office:value-type="float" office:value="0.783476" calcext:value-type="float">
            <text:p>0.783476</text:p>
          </table:table-cell>
          <table:table-cell office:value-type="float" office:value="0.282598" calcext:value-type="float">
            <text:p>0.282598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0.093513" calcext:value-type="float">
            <text:p>0.093513</text:p>
          </table:table-cell>
          <table:table-cell office:value-type="float" office:value="0.104421" calcext:value-type="float">
            <text:p>0.104421</text:p>
          </table:table-cell>
          <table:table-cell office:value-type="float" office:value="0.384082" calcext:value-type="float">
            <text:p>0.384082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1.23948" calcext:value-type="float">
            <text:p>1.23948</text:p>
          </table:table-cell>
          <table:table-cell office:value-type="float" office:value="1.09618" calcext:value-type="float">
            <text:p>1.09618</text:p>
          </table:table-cell>
          <table:table-cell office:value-type="float" office:value="0.519617" calcext:value-type="float">
            <text:p>0.519617</text:p>
          </table:table-cell>
          <table:table-cell office:value-type="float" office:value="0.524261" calcext:value-type="float">
            <text:p>0.524261</text:p>
          </table:table-cell>
          <table:table-cell office:value-type="float" office:value="0.699658" calcext:value-type="float">
            <text:p>0.699658</text:p>
          </table:table-cell>
          <table:table-cell office:value-type="float" office:value="0.618578" calcext:value-type="float">
            <text:p>0.618578</text:p>
          </table:table-cell>
          <table:table-cell table:number-columns-repeated="36"/>
          <table:table-cell table:formula="of:=MIN([.A143:.BL143])" office:value-type="float" office:value="0.093513" calcext:value-type="float">
            <text:p>0.093513</text:p>
          </table:table-cell>
          <table:table-cell table:formula="of:=MAX([.A143:.BL143])" office:value-type="float" office:value="1.72941" calcext:value-type="float">
            <text:p>1.72941</text:p>
          </table:table-cell>
          <table:table-cell table:number-columns-repeated="7"/>
        </table:table-row>
        <table:table-row table:style-name="ro2">
          <table:table-cell office:value-type="float" office:value="0.172945" calcext:value-type="float">
            <text:p>0.172945</text:p>
          </table:table-cell>
          <table:table-cell office:value-type="float" office:value="0.296993" calcext:value-type="float">
            <text:p>0.296993</text:p>
          </table:table-cell>
          <table:table-cell office:value-type="float" office:value="0.240034" calcext:value-type="float">
            <text:p>0.240034</text:p>
          </table:table-cell>
          <table:table-cell office:value-type="float" office:value="0.317527" calcext:value-type="float">
            <text:p>0.317527</text:p>
          </table:table-cell>
          <table:table-cell office:value-type="float" office:value="0.34152" calcext:value-type="float">
            <text:p>0.34152</text:p>
          </table:table-cell>
          <table:table-cell office:value-type="float" office:value="0.357433" calcext:value-type="float">
            <text:p>0.357433</text:p>
          </table:table-cell>
          <table:table-cell office:value-type="float" office:value="0.201572" calcext:value-type="float">
            <text:p>0.201572</text:p>
          </table:table-cell>
          <table:table-cell office:value-type="float" office:value="0.197931" calcext:value-type="float">
            <text:p>0.197931</text:p>
          </table:table-cell>
          <table:table-cell office:value-type="float" office:value="0.198293" calcext:value-type="float">
            <text:p>0.198293</text:p>
          </table:table-cell>
          <table:table-cell office:value-type="float" office:value="0.254748" calcext:value-type="float">
            <text:p>0.254748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1.18943" calcext:value-type="float">
            <text:p>1.18943</text:p>
          </table:table-cell>
          <table:table-cell office:value-type="float" office:value="1.19717" calcext:value-type="float">
            <text:p>1.19717</text:p>
          </table:table-cell>
          <table:table-cell office:value-type="float" office:value="0.836282" calcext:value-type="float">
            <text:p>0.836282</text:p>
          </table:table-cell>
          <table:table-cell office:value-type="float" office:value="0.202535" calcext:value-type="float">
            <text:p>0.202535</text:p>
          </table:table-cell>
          <table:table-cell office:value-type="float" office:value="0.218137" calcext:value-type="float">
            <text:p>0.218137</text:p>
          </table:table-cell>
          <table:table-cell office:value-type="float" office:value="0.126022" calcext:value-type="float">
            <text:p>0.126022</text:p>
          </table:table-cell>
          <table:table-cell office:value-type="float" office:value="0.231911" calcext:value-type="float">
            <text:p>0.231911</text:p>
          </table:table-cell>
          <table:table-cell office:value-type="float" office:value="0.174939" calcext:value-type="float">
            <text:p>0.174939</text:p>
          </table:table-cell>
          <table:table-cell office:value-type="float" office:value="1.49467" calcext:value-type="float">
            <text:p>1.49467</text:p>
          </table:table-cell>
          <table:table-cell office:value-type="float" office:value="1.28175" calcext:value-type="float">
            <text:p>1.28175</text:p>
          </table:table-cell>
          <table:table-cell office:value-type="float" office:value="1.11549" calcext:value-type="float">
            <text:p>1.11549</text:p>
          </table:table-cell>
          <table:table-cell office:value-type="float" office:value="0.229337" calcext:value-type="float">
            <text:p>0.229337</text:p>
          </table:table-cell>
          <table:table-cell office:value-type="float" office:value="1.16072" calcext:value-type="float">
            <text:p>1.16072</text:p>
          </table:table-cell>
          <table:table-cell office:value-type="float" office:value="0.960945" calcext:value-type="float">
            <text:p>0.960945</text:p>
          </table:table-cell>
          <table:table-cell office:value-type="float" office:value="0.760333" calcext:value-type="float">
            <text:p>0.760333</text:p>
          </table:table-cell>
          <table:table-cell office:value-type="float" office:value="0.528172" calcext:value-type="float">
            <text:p>0.528172</text:p>
          </table:table-cell>
          <table:table-cell office:value-type="float" office:value="1.22257" calcext:value-type="float">
            <text:p>1.22257</text:p>
          </table:table-cell>
          <table:table-cell office:value-type="float" office:value="1.08662" calcext:value-type="float">
            <text:p>1.08662</text:p>
          </table:table-cell>
          <table:table-cell office:value-type="float" office:value="0.916144" calcext:value-type="float">
            <text:p>0.916144</text:p>
          </table:table-cell>
          <table:table-cell office:value-type="float" office:value="0.958716" calcext:value-type="float">
            <text:p>0.958716</text:p>
          </table:table-cell>
          <table:table-cell office:value-type="float" office:value="0.155112" calcext:value-type="float">
            <text:p>0.155112</text:p>
          </table:table-cell>
          <table:table-cell table:number-columns-repeated="36"/>
          <table:table-cell table:formula="of:=MIN([.A144:.BL144])" office:value-type="float" office:value="0.126022" calcext:value-type="float">
            <text:p>0.126022</text:p>
          </table:table-cell>
          <table:table-cell table:formula="of:=MAX([.A144:.BL144])" office:value-type="float" office:value="1.49467" calcext:value-type="float">
            <text:p>1.49467</text:p>
          </table:table-cell>
          <table:table-cell table:number-columns-repeated="7"/>
        </table:table-row>
        <table:table-row table:style-name="ro2">
          <table:table-cell office:value-type="float" office:value="0.200533" calcext:value-type="float">
            <text:p>0.200533</text:p>
          </table:table-cell>
          <table:table-cell office:value-type="float" office:value="0.289714" calcext:value-type="float">
            <text:p>0.289714</text:p>
          </table:table-cell>
          <table:table-cell office:value-type="float" office:value="0.231393" calcext:value-type="float">
            <text:p>0.231393</text:p>
          </table:table-cell>
          <table:table-cell office:value-type="float" office:value="0.537559" calcext:value-type="float">
            <text:p>0.537559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352279" calcext:value-type="float">
            <text:p>0.352279</text:p>
          </table:table-cell>
          <table:table-cell office:value-type="float" office:value="0.127903" calcext:value-type="float">
            <text:p>0.127903</text:p>
          </table:table-cell>
          <table:table-cell office:value-type="float" office:value="0.244464" calcext:value-type="float">
            <text:p>0.244464</text:p>
          </table:table-cell>
          <table:table-cell office:value-type="float" office:value="0.326682" calcext:value-type="float">
            <text:p>0.326682</text:p>
          </table:table-cell>
          <table:table-cell office:value-type="float" office:value="0.0971968" calcext:value-type="float">
            <text:p>0.0971968</text:p>
          </table:table-cell>
          <table:table-cell office:value-type="float" office:value="0.207743" calcext:value-type="float">
            <text:p>0.207743</text:p>
          </table:table-cell>
          <table:table-cell office:value-type="float" office:value="0.503796" calcext:value-type="float">
            <text:p>0.503796</text:p>
          </table:table-cell>
          <table:table-cell office:value-type="float" office:value="0.244688" calcext:value-type="float">
            <text:p>0.244688</text:p>
          </table:table-cell>
          <table:table-cell office:value-type="float" office:value="0.671385" calcext:value-type="float">
            <text:p>0.671385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0.185964" calcext:value-type="float">
            <text:p>0.185964</text:p>
          </table:table-cell>
          <table:table-cell office:value-type="float" office:value="0.615141" calcext:value-type="float">
            <text:p>0.615141</text:p>
          </table:table-cell>
          <table:table-cell office:value-type="float" office:value="1.27391" calcext:value-type="float">
            <text:p>1.27391</text:p>
          </table:table-cell>
          <table:table-cell office:value-type="float" office:value="1.21229" calcext:value-type="float">
            <text:p>1.21229</text:p>
          </table:table-cell>
          <table:table-cell office:value-type="float" office:value="0.578529" calcext:value-type="float">
            <text:p>0.578529</text:p>
          </table:table-cell>
          <table:table-cell office:value-type="float" office:value="0.382365" calcext:value-type="float">
            <text:p>0.382365</text:p>
          </table:table-cell>
          <table:table-cell office:value-type="float" office:value="0.351265" calcext:value-type="float">
            <text:p>0.351265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0.37108" calcext:value-type="float">
            <text:p>0.37108</text:p>
          </table:table-cell>
          <table:table-cell office:value-type="float" office:value="0.0945029" calcext:value-type="float">
            <text:p>0.0945029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121336" calcext:value-type="float">
            <text:p>0.121336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0.298707" calcext:value-type="float">
            <text:p>0.298707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0.112615" calcext:value-type="float">
            <text:p>0.112615</text:p>
          </table:table-cell>
          <table:table-cell table:number-columns-repeated="36"/>
          <table:table-cell table:formula="of:=MIN([.A145:.BL145])" office:value-type="float" office:value="0.08991" calcext:value-type="float">
            <text:p>0.08991</text:p>
          </table:table-cell>
          <table:table-cell table:formula="of:=MAX([.A145:.BL145])" office:value-type="float" office:value="1.27391" calcext:value-type="float">
            <text:p>1.27391</text:p>
          </table:table-cell>
          <table:table-cell table:number-columns-repeated="7"/>
        </table:table-row>
        <table:table-row table:style-name="ro2">
          <table:table-cell office:value-type="float" office:value="0.277528" calcext:value-type="float">
            <text:p>0.277528</text:p>
          </table:table-cell>
          <table:table-cell office:value-type="float" office:value="0.289914" calcext:value-type="float">
            <text:p>0.289914</text:p>
          </table:table-cell>
          <table:table-cell office:value-type="float" office:value="0.287794" calcext:value-type="float">
            <text:p>0.287794</text:p>
          </table:table-cell>
          <table:table-cell office:value-type="float" office:value="0.316568" calcext:value-type="float">
            <text:p>0.316568</text:p>
          </table:table-cell>
          <table:table-cell office:value-type="float" office:value="0.313382" calcext:value-type="float">
            <text:p>0.313382</text:p>
          </table:table-cell>
          <table:table-cell office:value-type="float" office:value="0.322863" calcext:value-type="float">
            <text:p>0.322863</text:p>
          </table:table-cell>
          <table:table-cell office:value-type="float" office:value="0.26056" calcext:value-type="float">
            <text:p>0.26056</text:p>
          </table:table-cell>
          <table:table-cell office:value-type="float" office:value="0.871088" calcext:value-type="float">
            <text:p>0.871088</text:p>
          </table:table-cell>
          <table:table-cell office:value-type="float" office:value="0.298126" calcext:value-type="float">
            <text:p>0.298126</text:p>
          </table:table-cell>
          <table:table-cell office:value-type="float" office:value="0.416733" calcext:value-type="float">
            <text:p>0.416733</text:p>
          </table:table-cell>
          <table:table-cell office:value-type="float" office:value="0.836399" calcext:value-type="float">
            <text:p>0.836399</text:p>
          </table:table-cell>
          <table:table-cell office:value-type="float" office:value="0.29101" calcext:value-type="float">
            <text:p>0.29101</text:p>
          </table:table-cell>
          <table:table-cell office:value-type="float" office:value="1.18421" calcext:value-type="float">
            <text:p>1.18421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713698" calcext:value-type="float">
            <text:p>0.713698</text:p>
          </table:table-cell>
          <table:table-cell office:value-type="float" office:value="0.0830002" calcext:value-type="float">
            <text:p>0.0830002</text:p>
          </table:table-cell>
          <table:table-cell office:value-type="float" office:value="0.0913022" calcext:value-type="float">
            <text:p>0.0913022</text:p>
          </table:table-cell>
          <table:table-cell office:value-type="float" office:value="0.333734" calcext:value-type="float">
            <text:p>0.333734</text:p>
          </table:table-cell>
          <table:table-cell office:value-type="float" office:value="0.100136" calcext:value-type="float">
            <text:p>0.100136</text:p>
          </table:table-cell>
          <table:table-cell office:value-type="float" office:value="0.379324" calcext:value-type="float">
            <text:p>0.379324</text:p>
          </table:table-cell>
          <table:table-cell office:value-type="float" office:value="0.390231" calcext:value-type="float">
            <text:p>0.390231</text:p>
          </table:table-cell>
          <table:table-cell office:value-type="float" office:value="0.289324" calcext:value-type="float">
            <text:p>0.289324</text:p>
          </table:table-cell>
          <table:table-cell office:value-type="float" office:value="0.832467" calcext:value-type="float">
            <text:p>0.832467</text:p>
          </table:table-cell>
          <table:table-cell office:value-type="float" office:value="0.969506" calcext:value-type="float">
            <text:p>0.969506</text:p>
          </table:table-cell>
          <table:table-cell office:value-type="float" office:value="0.463091" calcext:value-type="float">
            <text:p>0.463091</text:p>
          </table:table-cell>
          <table:table-cell office:value-type="float" office:value="0.805169" calcext:value-type="float">
            <text:p>0.805169</text:p>
          </table:table-cell>
          <table:table-cell office:value-type="float" office:value="0.547699" calcext:value-type="float">
            <text:p>0.547699</text:p>
          </table:table-cell>
          <table:table-cell office:value-type="float" office:value="0.873069" calcext:value-type="float">
            <text:p>0.873069</text:p>
          </table:table-cell>
          <table:table-cell office:value-type="float" office:value="1.50653" calcext:value-type="float">
            <text:p>1.50653</text:p>
          </table:table-cell>
          <table:table-cell office:value-type="float" office:value="0.541893" calcext:value-type="float">
            <text:p>0.541893</text:p>
          </table:table-cell>
          <table:table-cell office:value-type="float" office:value="0.237403" calcext:value-type="float">
            <text:p>0.237403</text:p>
          </table:table-cell>
          <table:table-cell office:value-type="float" office:value="0.110104" calcext:value-type="float">
            <text:p>0.110104</text:p>
          </table:table-cell>
          <table:table-cell table:number-columns-repeated="36"/>
          <table:table-cell table:formula="of:=MIN([.A146:.BL146])" office:value-type="float" office:value="0.0830002" calcext:value-type="float">
            <text:p>0.0830002</text:p>
          </table:table-cell>
          <table:table-cell table:formula="of:=MAX([.A146:.BL146])" office:value-type="float" office:value="1.50653" calcext:value-type="float">
            <text:p>1.50653</text:p>
          </table:table-cell>
          <table:table-cell table:number-columns-repeated="7"/>
        </table:table-row>
        <table:table-row table:style-name="ro2">
          <table:table-cell office:value-type="float" office:value="0.265528" calcext:value-type="float">
            <text:p>0.265528</text:p>
          </table:table-cell>
          <table:table-cell office:value-type="float" office:value="0.295699" calcext:value-type="float">
            <text:p>0.295699</text:p>
          </table:table-cell>
          <table:table-cell office:value-type="float" office:value="0.300595" calcext:value-type="float">
            <text:p>0.300595</text:p>
          </table:table-cell>
          <table:table-cell office:value-type="float" office:value="0.318155" calcext:value-type="float">
            <text:p>0.318155</text:p>
          </table:table-cell>
          <table:table-cell office:value-type="float" office:value="0.348895" calcext:value-type="float">
            <text:p>0.348895</text:p>
          </table:table-cell>
          <table:table-cell office:value-type="float" office:value="0.745189" calcext:value-type="float">
            <text:p>0.745189</text:p>
          </table:table-cell>
          <table:table-cell office:value-type="float" office:value="0.775974" calcext:value-type="float">
            <text:p>0.775974</text:p>
          </table:table-cell>
          <table:table-cell office:value-type="float" office:value="0.262976" calcext:value-type="float">
            <text:p>0.262976</text:p>
          </table:table-cell>
          <table:table-cell office:value-type="float" office:value="0.661292" calcext:value-type="float">
            <text:p>0.661292</text:p>
          </table:table-cell>
          <table:table-cell office:value-type="float" office:value="0.892408" calcext:value-type="float">
            <text:p>0.892408</text:p>
          </table:table-cell>
          <table:table-cell office:value-type="float" office:value="0.281021" calcext:value-type="float">
            <text:p>0.281021</text:p>
          </table:table-cell>
          <table:table-cell office:value-type="float" office:value="0.702205" calcext:value-type="float">
            <text:p>0.702205</text:p>
          </table:table-cell>
          <table:table-cell office:value-type="float" office:value="0.781908" calcext:value-type="float">
            <text:p>0.781908</text:p>
          </table:table-cell>
          <table:table-cell office:value-type="float" office:value="0.809422" calcext:value-type="float">
            <text:p>0.809422</text:p>
          </table:table-cell>
          <table:table-cell office:value-type="float" office:value="0.783225" calcext:value-type="float">
            <text:p>0.783225</text:p>
          </table:table-cell>
          <table:table-cell office:value-type="float" office:value="0.299458" calcext:value-type="float">
            <text:p>0.299458</text:p>
          </table:table-cell>
          <table:table-cell office:value-type="float" office:value="0.561948" calcext:value-type="float">
            <text:p>0.561948</text:p>
          </table:table-cell>
          <table:table-cell office:value-type="float" office:value="0.589677" calcext:value-type="float">
            <text:p>0.589677</text:p>
          </table:table-cell>
          <table:table-cell office:value-type="float" office:value="0.330907" calcext:value-type="float">
            <text:p>0.330907</text:p>
          </table:table-cell>
          <table:table-cell office:value-type="float" office:value="1.56612" calcext:value-type="float">
            <text:p>1.56612</text:p>
          </table:table-cell>
          <table:table-cell office:value-type="float" office:value="1.32367" calcext:value-type="float">
            <text:p>1.32367</text:p>
          </table:table-cell>
          <table:table-cell office:value-type="float" office:value="0.52911" calcext:value-type="float">
            <text:p>0.52911</text:p>
          </table:table-cell>
          <table:table-cell office:value-type="float" office:value="0.618067" calcext:value-type="float">
            <text:p>0.618067</text:p>
          </table:table-cell>
          <table:table-cell office:value-type="float" office:value="0.629181" calcext:value-type="float">
            <text:p>0.629181</text:p>
          </table:table-cell>
          <table:table-cell office:value-type="float" office:value="1.49146" calcext:value-type="float">
            <text:p>1.49146</text:p>
          </table:table-cell>
          <table:table-cell office:value-type="float" office:value="1.22052" calcext:value-type="float">
            <text:p>1.22052</text:p>
          </table:table-cell>
          <table:table-cell office:value-type="float" office:value="0.419708" calcext:value-type="float">
            <text:p>0.419708</text:p>
          </table:table-cell>
          <table:table-cell office:value-type="float" office:value="1.60993" calcext:value-type="float">
            <text:p>1.60993</text:p>
          </table:table-cell>
          <table:table-cell office:value-type="float" office:value="1.95783" calcext:value-type="float">
            <text:p>1.95783</text:p>
          </table:table-cell>
          <table:table-cell office:value-type="float" office:value="0.284088" calcext:value-type="float">
            <text:p>0.284088</text:p>
          </table:table-cell>
          <table:table-cell office:value-type="float" office:value="1.98138" calcext:value-type="float">
            <text:p>1.98138</text:p>
          </table:table-cell>
          <table:table-cell office:value-type="float" office:value="0.076627" calcext:value-type="float">
            <text:p>0.076627</text:p>
          </table:table-cell>
          <table:table-cell table:number-columns-repeated="36"/>
          <table:table-cell table:formula="of:=MIN([.A147:.BL147])" office:value-type="float" office:value="0.076627" calcext:value-type="float">
            <text:p>0.076627</text:p>
          </table:table-cell>
          <table:table-cell table:formula="of:=MAX([.A147:.BL147])" office:value-type="float" office:value="1.98138" calcext:value-type="float">
            <text:p>1.981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6152" calcext:value-type="float">
            <text:p>0.146152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0.186081" calcext:value-type="float">
            <text:p>0.186081</text:p>
          </table:table-cell>
          <table:table-cell office:value-type="float" office:value="0.409873" calcext:value-type="float">
            <text:p>0.409873</text:p>
          </table:table-cell>
          <table:table-cell office:value-type="float" office:value="0.234779" calcext:value-type="float">
            <text:p>0.234779</text:p>
          </table:table-cell>
          <table:table-cell office:value-type="float" office:value="0.432116" calcext:value-type="float">
            <text:p>0.432116</text:p>
          </table:table-cell>
          <table:table-cell office:value-type="float" office:value="0.179001" calcext:value-type="float">
            <text:p>0.179001</text:p>
          </table:table-cell>
          <table:table-cell office:value-type="float" office:value="0.307373" calcext:value-type="float">
            <text:p>0.307373</text:p>
          </table:table-cell>
          <table:table-cell office:value-type="float" office:value="0.317516" calcext:value-type="float">
            <text:p>0.317516</text:p>
          </table:table-cell>
          <table:table-cell office:value-type="float" office:value="0.371755" calcext:value-type="float">
            <text:p>0.371755</text:p>
          </table:table-cell>
          <table:table-cell office:value-type="float" office:value="0.249913" calcext:value-type="float">
            <text:p>0.249913</text:p>
          </table:table-cell>
          <table:table-cell office:value-type="float" office:value="0.633509" calcext:value-type="float">
            <text:p>0.633509</text:p>
          </table:table-cell>
          <table:table-cell office:value-type="float" office:value="0.809736" calcext:value-type="float">
            <text:p>0.809736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0.599573" calcext:value-type="float">
            <text:p>0.599573</text:p>
          </table:table-cell>
          <table:table-cell office:value-type="float" office:value="0.586757" calcext:value-type="float">
            <text:p>0.586757</text:p>
          </table:table-cell>
          <table:table-cell office:value-type="float" office:value="0.283851" calcext:value-type="float">
            <text:p>0.283851</text:p>
          </table:table-cell>
          <table:table-cell office:value-type="float" office:value="0.479146" calcext:value-type="float">
            <text:p>0.479146</text:p>
          </table:table-cell>
          <table:table-cell office:value-type="float" office:value="0.177935" calcext:value-type="float">
            <text:p>0.177935</text:p>
          </table:table-cell>
          <table:table-cell office:value-type="float" office:value="0.319549" calcext:value-type="float">
            <text:p>0.319549</text:p>
          </table:table-cell>
          <table:table-cell office:value-type="float" office:value="0.996528" calcext:value-type="float">
            <text:p>0.996528</text:p>
          </table:table-cell>
          <table:table-cell office:value-type="float" office:value="0.393177" calcext:value-type="float">
            <text:p>0.393177</text:p>
          </table:table-cell>
          <table:table-cell office:value-type="float" office:value="0.437309" calcext:value-type="float">
            <text:p>0.437309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204038" calcext:value-type="float">
            <text:p>0.204038</text:p>
          </table:table-cell>
          <table:table-cell office:value-type="float" office:value="0.171047" calcext:value-type="float">
            <text:p>0.171047</text:p>
          </table:table-cell>
          <table:table-cell office:value-type="float" office:value="0.610887" calcext:value-type="float">
            <text:p>0.610887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297969" calcext:value-type="float">
            <text:p>0.297969</text:p>
          </table:table-cell>
          <table:table-cell office:value-type="float" office:value="0.251083" calcext:value-type="float">
            <text:p>0.251083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0.18649" calcext:value-type="float">
            <text:p>0.18649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142482" calcext:value-type="float">
            <text:p>0.142482</text:p>
          </table:table-cell>
          <table:table-cell office:value-type="float" office:value="0.20368" calcext:value-type="float">
            <text:p>0.20368</text:p>
          </table:table-cell>
          <table:table-cell office:value-type="float" office:value="0.720777" calcext:value-type="float">
            <text:p>0.720777</text:p>
          </table:table-cell>
          <table:table-cell office:value-type="float" office:value="0.385566" calcext:value-type="float">
            <text:p>0.385566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0.390665" calcext:value-type="float">
            <text:p>0.390665</text:p>
          </table:table-cell>
          <table:table-cell office:value-type="float" office:value="1.30349" calcext:value-type="float">
            <text:p>1.30349</text:p>
          </table:table-cell>
          <table:table-cell office:value-type="float" office:value="0.279641" calcext:value-type="float">
            <text:p>0.279641</text:p>
          </table:table-cell>
          <table:table-cell office:value-type="float" office:value="0.793836" calcext:value-type="float">
            <text:p>0.793836</text:p>
          </table:table-cell>
          <table:table-cell office:value-type="float" office:value="0.546093" calcext:value-type="float">
            <text:p>0.546093</text:p>
          </table:table-cell>
          <table:table-cell office:value-type="float" office:value="0.129818" calcext:value-type="float">
            <text:p>0.129818</text:p>
          </table:table-cell>
          <table:table-cell office:value-type="float" office:value="0.798075" calcext:value-type="float">
            <text:p>0.798075</text:p>
          </table:table-cell>
          <table:table-cell office:value-type="float" office:value="0.157968" calcext:value-type="float">
            <text:p>0.157968</text:p>
          </table:table-cell>
          <table:table-cell office:value-type="float" office:value="0.305734" calcext:value-type="float">
            <text:p>0.305734</text:p>
          </table:table-cell>
          <table:table-cell office:value-type="float" office:value="0.386606" calcext:value-type="float">
            <text:p>0.386606</text:p>
          </table:table-cell>
          <table:table-cell table:number-columns-repeated="20"/>
          <table:table-cell table:formula="of:=MIN([.A149:.BL149])" office:value-type="float" office:value="0.123824" calcext:value-type="float">
            <text:p>0.123824</text:p>
          </table:table-cell>
          <table:table-cell table:formula="of:=MAX([.A149:.BL149])" office:value-type="float" office:value="1.30349" calcext:value-type="float">
            <text:p>1.30349</text:p>
          </table:table-cell>
          <table:table-cell table:number-columns-repeated="7"/>
        </table:table-row>
        <table:table-row table:style-name="ro2">
          <table:table-cell office:value-type="float" office:value="0.145277" calcext:value-type="float">
            <text:p>0.145277</text:p>
          </table:table-cell>
          <table:table-cell office:value-type="float" office:value="0.113474" calcext:value-type="float">
            <text:p>0.113474</text:p>
          </table:table-cell>
          <table:table-cell office:value-type="float" office:value="0.275148" calcext:value-type="float">
            <text:p>0.275148</text:p>
          </table:table-cell>
          <table:table-cell office:value-type="float" office:value="0.139353" calcext:value-type="float">
            <text:p>0.139353</text:p>
          </table:table-cell>
          <table:table-cell office:value-type="float" office:value="0.162528" calcext:value-type="float">
            <text:p>0.162528</text:p>
          </table:table-cell>
          <table:table-cell office:value-type="float" office:value="0.163554" calcext:value-type="float">
            <text:p>0.163554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227082" calcext:value-type="float">
            <text:p>0.227082</text:p>
          </table:table-cell>
          <table:table-cell office:value-type="float" office:value="0.743344" calcext:value-type="float">
            <text:p>0.743344</text:p>
          </table:table-cell>
          <table:table-cell office:value-type="float" office:value="0.192166" calcext:value-type="float">
            <text:p>0.192166</text:p>
          </table:table-cell>
          <table:table-cell office:value-type="float" office:value="0.527088" calcext:value-type="float">
            <text:p>0.527088</text:p>
          </table:table-cell>
          <table:table-cell office:value-type="float" office:value="0.53398" calcext:value-type="float">
            <text:p>0.53398</text:p>
          </table:table-cell>
          <table:table-cell office:value-type="float" office:value="0.549426" calcext:value-type="float">
            <text:p>0.549426</text:p>
          </table:table-cell>
          <table:table-cell office:value-type="float" office:value="0.198494" calcext:value-type="float">
            <text:p>0.198494</text:p>
          </table:table-cell>
          <table:table-cell office:value-type="float" office:value="0.961261" calcext:value-type="float">
            <text:p>0.961261</text:p>
          </table:table-cell>
          <table:table-cell office:value-type="float" office:value="0.875619" calcext:value-type="float">
            <text:p>0.875619</text:p>
          </table:table-cell>
          <table:table-cell office:value-type="float" office:value="0.749105" calcext:value-type="float">
            <text:p>0.749105</text:p>
          </table:table-cell>
          <table:table-cell office:value-type="float" office:value="0.323512" calcext:value-type="float">
            <text:p>0.323512</text:p>
          </table:table-cell>
          <table:table-cell office:value-type="float" office:value="0.892121" calcext:value-type="float">
            <text:p>0.892121</text:p>
          </table:table-cell>
          <table:table-cell office:value-type="float" office:value="0.726861" calcext:value-type="float">
            <text:p>0.726861</text:p>
          </table:table-cell>
          <table:table-cell office:value-type="float" office:value="1.11939" calcext:value-type="float">
            <text:p>1.11939</text:p>
          </table:table-cell>
          <table:table-cell office:value-type="float" office:value="1.11377" calcext:value-type="float">
            <text:p>1.11377</text:p>
          </table:table-cell>
          <table:table-cell office:value-type="float" office:value="0.794525" calcext:value-type="float">
            <text:p>0.79452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.32741" calcext:value-type="float">
            <text:p>1.32741</text:p>
          </table:table-cell>
          <table:table-cell office:value-type="float" office:value="0.806237" calcext:value-type="float">
            <text:p>0.806237</text:p>
          </table:table-cell>
          <table:table-cell office:value-type="float" office:value="0.767445" calcext:value-type="float">
            <text:p>0.767445</text:p>
          </table:table-cell>
          <table:table-cell office:value-type="float" office:value="0.926179" calcext:value-type="float">
            <text:p>0.926179</text:p>
          </table:table-cell>
          <table:table-cell office:value-type="float" office:value="0.924979" calcext:value-type="float">
            <text:p>0.924979</text:p>
          </table:table-cell>
          <table:table-cell office:value-type="float" office:value="0.743539" calcext:value-type="float">
            <text:p>0.743539</text:p>
          </table:table-cell>
          <table:table-cell office:value-type="float" office:value="0.439355" calcext:value-type="float">
            <text:p>0.439355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63588" calcext:value-type="float">
            <text:p>0.663588</text:p>
          </table:table-cell>
          <table:table-cell office:value-type="float" office:value="0.625056" calcext:value-type="float">
            <text:p>0.625056</text:p>
          </table:table-cell>
          <table:table-cell office:value-type="float" office:value="0.637414" calcext:value-type="float">
            <text:p>0.637414</text:p>
          </table:table-cell>
          <table:table-cell office:value-type="float" office:value="0.615104" calcext:value-type="float">
            <text:p>0.615104</text:p>
          </table:table-cell>
          <table:table-cell office:value-type="float" office:value="0.188237" calcext:value-type="float">
            <text:p>0.188237</text:p>
          </table:table-cell>
          <table:table-cell office:value-type="float" office:value="0.479875" calcext:value-type="float">
            <text:p>0.479875</text:p>
          </table:table-cell>
          <table:table-cell office:value-type="float" office:value="1.57318" calcext:value-type="float">
            <text:p>1.57318</text:p>
          </table:table-cell>
          <table:table-cell office:value-type="float" office:value="0.567554" calcext:value-type="float">
            <text:p>0.567554</text:p>
          </table:table-cell>
          <table:table-cell office:value-type="float" office:value="0.650203" calcext:value-type="float">
            <text:p>0.650203</text:p>
          </table:table-cell>
          <table:table-cell office:value-type="float" office:value="0.147033" calcext:value-type="float">
            <text:p>0.147033</text:p>
          </table:table-cell>
          <table:table-cell office:value-type="float" office:value="0.193926" calcext:value-type="float">
            <text:p>0.193926</text:p>
          </table:table-cell>
          <table:table-cell office:value-type="float" office:value="0.066488" calcext:value-type="float">
            <text:p>0.066488</text:p>
          </table:table-cell>
          <table:table-cell office:value-type="float" office:value="0.115601" calcext:value-type="float">
            <text:p>0.115601</text:p>
          </table:table-cell>
          <table:table-cell office:value-type="float" office:value="0.0565422" calcext:value-type="float">
            <text:p>0.0565422</text:p>
          </table:table-cell>
          <table:table-cell office:value-type="float" office:value="0.195278" calcext:value-type="float">
            <text:p>0.195278</text:p>
          </table:table-cell>
          <table:table-cell office:value-type="float" office:value="0.355806" calcext:value-type="float">
            <text:p>0.355806</text:p>
          </table:table-cell>
          <table:table-cell table:number-columns-repeated="20"/>
          <table:table-cell table:formula="of:=MIN([.A150:.BL150])" office:value-type="float" office:value="0.0565422" calcext:value-type="float">
            <text:p>0.0565422</text:p>
          </table:table-cell>
          <table:table-cell table:formula="of:=MAX([.A150:.BL150])" office:value-type="float" office:value="1.57318" calcext:value-type="float">
            <text:p>1.57318</text:p>
          </table:table-cell>
          <table:table-cell table:number-columns-repeated="7"/>
        </table:table-row>
        <table:table-row table:style-name="ro2">
          <table:table-cell office:value-type="float" office:value="0.198661" calcext:value-type="float">
            <text:p>0.198661</text:p>
          </table:table-cell>
          <table:table-cell office:value-type="float" office:value="0.205116" calcext:value-type="float">
            <text:p>0.205116</text:p>
          </table:table-cell>
          <table:table-cell office:value-type="float" office:value="0.231758" calcext:value-type="float">
            <text:p>0.231758</text:p>
          </table:table-cell>
          <table:table-cell office:value-type="float" office:value="0.107989" calcext:value-type="float">
            <text:p>0.107989</text:p>
          </table:table-cell>
          <table:table-cell office:value-type="float" office:value="0.134593" calcext:value-type="float">
            <text:p>0.134593</text:p>
          </table:table-cell>
          <table:table-cell office:value-type="float" office:value="0.16427" calcext:value-type="float">
            <text:p>0.16427</text:p>
          </table:table-cell>
          <table:table-cell office:value-type="float" office:value="0.360845" calcext:value-type="float">
            <text:p>0.360845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14736" calcext:value-type="float">
            <text:p>0.14736</text:p>
          </table:table-cell>
          <table:table-cell office:value-type="float" office:value="0.149536" calcext:value-type="float">
            <text:p>0.149536</text:p>
          </table:table-cell>
          <table:table-cell office:value-type="float" office:value="0.351826" calcext:value-type="float">
            <text:p>0.351826</text:p>
          </table:table-cell>
          <table:table-cell office:value-type="float" office:value="0.262919" calcext:value-type="float">
            <text:p>0.262919</text:p>
          </table:table-cell>
          <table:table-cell office:value-type="float" office:value="0.289116" calcext:value-type="float">
            <text:p>0.289116</text:p>
          </table:table-cell>
          <table:table-cell office:value-type="float" office:value="0.304973" calcext:value-type="float">
            <text:p>0.304973</text:p>
          </table:table-cell>
          <table:table-cell office:value-type="float" office:value="1.04578" calcext:value-type="float">
            <text:p>1.04578</text:p>
          </table:table-cell>
          <table:table-cell office:value-type="float" office:value="0.120277" calcext:value-type="float">
            <text:p>0.120277</text:p>
          </table:table-cell>
          <table:table-cell office:value-type="float" office:value="0.326748" calcext:value-type="float">
            <text:p>0.326748</text:p>
          </table:table-cell>
          <table:table-cell office:value-type="float" office:value="0.299762" calcext:value-type="float">
            <text:p>0.299762</text:p>
          </table:table-cell>
          <table:table-cell office:value-type="float" office:value="0.320655" calcext:value-type="float">
            <text:p>0.320655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0.787595" calcext:value-type="float">
            <text:p>0.787595</text:p>
          </table:table-cell>
          <table:table-cell office:value-type="float" office:value="1.09486" calcext:value-type="float">
            <text:p>1.09486</text:p>
          </table:table-cell>
          <table:table-cell office:value-type="float" office:value="1.07922" calcext:value-type="float">
            <text:p>1.07922</text:p>
          </table:table-cell>
          <table:table-cell office:value-type="float" office:value="0.971512" calcext:value-type="float">
            <text:p>0.971512</text:p>
          </table:table-cell>
          <table:table-cell office:value-type="float" office:value="0.155469" calcext:value-type="float">
            <text:p>0.155469</text:p>
          </table:table-cell>
          <table:table-cell office:value-type="float" office:value="0.812541" calcext:value-type="float">
            <text:p>0.812541</text:p>
          </table:table-cell>
          <table:table-cell office:value-type="float" office:value="1.39587" calcext:value-type="float">
            <text:p>1.39587</text:p>
          </table:table-cell>
          <table:table-cell office:value-type="float" office:value="1.11834" calcext:value-type="float">
            <text:p>1.11834</text:p>
          </table:table-cell>
          <table:table-cell office:value-type="float" office:value="0.16617" calcext:value-type="float">
            <text:p>0.16617</text:p>
          </table:table-cell>
          <table:table-cell office:value-type="float" office:value="1.48089" calcext:value-type="float">
            <text:p>1.48089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78469" calcext:value-type="float">
            <text:p>0.178469</text:p>
          </table:table-cell>
          <table:table-cell office:value-type="float" office:value="0.204346" calcext:value-type="float">
            <text:p>0.204346</text:p>
          </table:table-cell>
          <table:table-cell office:value-type="float" office:value="1.69068" calcext:value-type="float">
            <text:p>1.69068</text:p>
          </table:table-cell>
          <table:table-cell office:value-type="float" office:value="1.39605" calcext:value-type="float">
            <text:p>1.39605</text:p>
          </table:table-cell>
          <table:table-cell office:value-type="float" office:value="1.22791" calcext:value-type="float">
            <text:p>1.22791</text:p>
          </table:table-cell>
          <table:table-cell office:value-type="float" office:value="1.80434" calcext:value-type="float">
            <text:p>1.80434</text:p>
          </table:table-cell>
          <table:table-cell office:value-type="float" office:value="0.499032" calcext:value-type="float">
            <text:p>0.499032</text:p>
          </table:table-cell>
          <table:table-cell office:value-type="float" office:value="0.373724" calcext:value-type="float">
            <text:p>0.373724</text:p>
          </table:table-cell>
          <table:table-cell office:value-type="float" office:value="0.206489" calcext:value-type="float">
            <text:p>0.206489</text:p>
          </table:table-cell>
          <table:table-cell office:value-type="float" office:value="1.55817" calcext:value-type="float">
            <text:p>1.55817</text:p>
          </table:table-cell>
          <table:table-cell office:value-type="float" office:value="0.782246" calcext:value-type="float">
            <text:p>0.782246</text:p>
          </table:table-cell>
          <table:table-cell office:value-type="float" office:value="1.98207" calcext:value-type="float">
            <text:p>1.98207</text:p>
          </table:table-cell>
          <table:table-cell office:value-type="float" office:value="0.090312" calcext:value-type="float">
            <text:p>0.090312</text:p>
          </table:table-cell>
          <table:table-cell office:value-type="float" office:value="1.33025" calcext:value-type="float">
            <text:p>1.33025</text:p>
          </table:table-cell>
          <table:table-cell office:value-type="float" office:value="0.267162" calcext:value-type="float">
            <text:p>0.267162</text:p>
          </table:table-cell>
          <table:table-cell office:value-type="float" office:value="0.309443" calcext:value-type="float">
            <text:p>0.309443</text:p>
          </table:table-cell>
          <table:table-cell table:number-columns-repeated="20"/>
          <table:table-cell table:formula="of:=MIN([.A151:.BL151])" office:value-type="float" office:value="0.090312" calcext:value-type="float">
            <text:p>0.090312</text:p>
          </table:table-cell>
          <table:table-cell table:formula="of:=MAX([.A151:.BL151])" office:value-type="float" office:value="1.98207" calcext:value-type="float">
            <text:p>1.98207</text:p>
          </table:table-cell>
          <table:table-cell table:number-columns-repeated="7"/>
        </table:table-row>
        <table:table-row table:style-name="ro2">
          <table:table-cell office:value-type="float" office:value="0.144335" calcext:value-type="float">
            <text:p>0.144335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192685" calcext:value-type="float">
            <text:p>0.192685</text:p>
          </table:table-cell>
          <table:table-cell office:value-type="float" office:value="0.223691" calcext:value-type="float">
            <text:p>0.223691</text:p>
          </table:table-cell>
          <table:table-cell office:value-type="float" office:value="0.124383" calcext:value-type="float">
            <text:p>0.124383</text:p>
          </table:table-cell>
          <table:table-cell office:value-type="float" office:value="0.212191" calcext:value-type="float">
            <text:p>0.212191</text:p>
          </table:table-cell>
          <table:table-cell office:value-type="float" office:value="0.637562" calcext:value-type="float">
            <text:p>0.637562</text:p>
          </table:table-cell>
          <table:table-cell office:value-type="float" office:value="0.168444" calcext:value-type="float">
            <text:p>0.168444</text:p>
          </table:table-cell>
          <table:table-cell office:value-type="float" office:value="0.542018" calcext:value-type="float">
            <text:p>0.542018</text:p>
          </table:table-cell>
          <table:table-cell office:value-type="float" office:value="0.181446" calcext:value-type="float">
            <text:p>0.181446</text:p>
          </table:table-cell>
          <table:table-cell office:value-type="float" office:value="0.186429" calcext:value-type="float">
            <text:p>0.186429</text:p>
          </table:table-cell>
          <table:table-cell office:value-type="float" office:value="0.227299" calcext:value-type="float">
            <text:p>0.227299</text:p>
          </table:table-cell>
          <table:table-cell office:value-type="float" office:value="0.184763" calcext:value-type="float">
            <text:p>0.184763</text:p>
          </table:table-cell>
          <table:table-cell office:value-type="float" office:value="0.197088" calcext:value-type="float">
            <text:p>0.197088</text:p>
          </table:table-cell>
          <table:table-cell office:value-type="float" office:value="0.227269" calcext:value-type="float">
            <text:p>0.227269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0.150255" calcext:value-type="float">
            <text:p>0.150255</text:p>
          </table:table-cell>
          <table:table-cell office:value-type="float" office:value="1.28104" calcext:value-type="float">
            <text:p>1.28104</text:p>
          </table:table-cell>
          <table:table-cell office:value-type="float" office:value="0.964875" calcext:value-type="float">
            <text:p>0.964875</text:p>
          </table:table-cell>
          <table:table-cell office:value-type="float" office:value="1.15269" calcext:value-type="float">
            <text:p>1.15269</text:p>
          </table:table-cell>
          <table:table-cell office:value-type="float" office:value="0.168977" calcext:value-type="float">
            <text:p>0.168977</text:p>
          </table:table-cell>
          <table:table-cell office:value-type="float" office:value="0.955436" calcext:value-type="float">
            <text:p>0.955436</text:p>
          </table:table-cell>
          <table:table-cell office:value-type="float" office:value="1.30737" calcext:value-type="float">
            <text:p>1.30737</text:p>
          </table:table-cell>
          <table:table-cell office:value-type="float" office:value="1.22071" calcext:value-type="float">
            <text:p>1.22071</text:p>
          </table:table-cell>
          <table:table-cell office:value-type="float" office:value="0.162267" calcext:value-type="float">
            <text:p>0.162267</text:p>
          </table:table-cell>
          <table:table-cell office:value-type="float" office:value="0.350628" calcext:value-type="float">
            <text:p>0.350628</text:p>
          </table:table-cell>
          <table:table-cell office:value-type="float" office:value="0.197553" calcext:value-type="float">
            <text:p>0.197553</text:p>
          </table:table-cell>
          <table:table-cell office:value-type="float" office:value="1.63783" calcext:value-type="float">
            <text:p>1.63783</text:p>
          </table:table-cell>
          <table:table-cell office:value-type="float" office:value="1.39152" calcext:value-type="float">
            <text:p>1.39152</text:p>
          </table:table-cell>
          <table:table-cell office:value-type="float" office:value="1.26332" calcext:value-type="float">
            <text:p>1.26332</text:p>
          </table:table-cell>
          <table:table-cell office:value-type="float" office:value="1.18622" calcext:value-type="float">
            <text:p>1.18622</text:p>
          </table:table-cell>
          <table:table-cell office:value-type="float" office:value="0.208776" calcext:value-type="float">
            <text:p>0.208776</text:p>
          </table:table-cell>
          <table:table-cell office:value-type="float" office:value="0.92215" calcext:value-type="float">
            <text:p>0.92215</text:p>
          </table:table-cell>
          <table:table-cell office:value-type="float" office:value="0.766376" calcext:value-type="float">
            <text:p>0.766376</text:p>
          </table:table-cell>
          <table:table-cell office:value-type="float" office:value="1.01107" calcext:value-type="float">
            <text:p>1.01107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1.56018" calcext:value-type="float">
            <text:p>1.56018</text:p>
          </table:table-cell>
          <table:table-cell office:value-type="float" office:value="0.905263" calcext:value-type="float">
            <text:p>0.905263</text:p>
          </table:table-cell>
          <table:table-cell office:value-type="float" office:value="0.193716" calcext:value-type="float">
            <text:p>0.193716</text:p>
          </table:table-cell>
          <table:table-cell office:value-type="float" office:value="1.02079" calcext:value-type="float">
            <text:p>1.02079</text:p>
          </table:table-cell>
          <table:table-cell office:value-type="float" office:value="1.54173" calcext:value-type="float">
            <text:p>1.54173</text:p>
          </table:table-cell>
          <table:table-cell office:value-type="float" office:value="0.137614" calcext:value-type="float">
            <text:p>0.137614</text:p>
          </table:table-cell>
          <table:table-cell office:value-type="float" office:value="1.84913" calcext:value-type="float">
            <text:p>1.84913</text:p>
          </table:table-cell>
          <table:table-cell office:value-type="float" office:value="0.941464" calcext:value-type="float">
            <text:p>0.941464</text:p>
          </table:table-cell>
          <table:table-cell office:value-type="float" office:value="0.290289" calcext:value-type="float">
            <text:p>0.290289</text:p>
          </table:table-cell>
          <table:table-cell office:value-type="float" office:value="1.41013" calcext:value-type="float">
            <text:p>1.41013</text:p>
          </table:table-cell>
          <table:table-cell office:value-type="float" office:value="1.41633" calcext:value-type="float">
            <text:p>1.41633</text:p>
          </table:table-cell>
          <table:table-cell table:number-columns-repeated="20"/>
          <table:table-cell table:formula="of:=MIN([.A152:.BL152])" office:value-type="float" office:value="0.107846" calcext:value-type="float">
            <text:p>0.107846</text:p>
          </table:table-cell>
          <table:table-cell table:formula="of:=MAX([.A152:.BL152])" office:value-type="float" office:value="1.84913" calcext:value-type="float">
            <text:p>1.84913</text:p>
          </table:table-cell>
          <table:table-cell table:number-columns-repeated="7"/>
        </table:table-row>
        <table:table-row table:style-name="ro2">
          <table:table-cell office:value-type="float" office:value="0.157306" calcext:value-type="float">
            <text:p>0.157306</text:p>
          </table:table-cell>
          <table:table-cell office:value-type="float" office:value="0.190718" calcext:value-type="float">
            <text:p>0.190718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0.160417" calcext:value-type="float">
            <text:p>0.160417</text:p>
          </table:table-cell>
          <table:table-cell office:value-type="float" office:value="0.140619" calcext:value-type="float">
            <text:p>0.140619</text:p>
          </table:table-cell>
          <table:table-cell office:value-type="float" office:value="0.175338" calcext:value-type="float">
            <text:p>0.175338</text:p>
          </table:table-cell>
          <table:table-cell office:value-type="float" office:value="0.554243" calcext:value-type="float">
            <text:p>0.554243</text:p>
          </table:table-cell>
          <table:table-cell office:value-type="float" office:value="0.138864" calcext:value-type="float">
            <text:p>0.138864</text:p>
          </table:table-cell>
          <table:table-cell office:value-type="float" office:value="0.175286" calcext:value-type="float">
            <text:p>0.175286</text:p>
          </table:table-cell>
          <table:table-cell office:value-type="float" office:value="0.368049" calcext:value-type="float">
            <text:p>0.368049</text:p>
          </table:table-cell>
          <table:table-cell office:value-type="float" office:value="0.369349" calcext:value-type="float">
            <text:p>0.369349</text:p>
          </table:table-cell>
          <table:table-cell office:value-type="float" office:value="0.180326" calcext:value-type="float">
            <text:p>0.180326</text:p>
          </table:table-cell>
          <table:table-cell office:value-type="float" office:value="0.380317" calcext:value-type="float">
            <text:p>0.380317</text:p>
          </table:table-cell>
          <table:table-cell office:value-type="float" office:value="0.845755" calcext:value-type="float">
            <text:p>0.845755</text:p>
          </table:table-cell>
          <table:table-cell office:value-type="float" office:value="0.814408" calcext:value-type="float">
            <text:p>0.814408</text:p>
          </table:table-cell>
          <table:table-cell office:value-type="float" office:value="0.293141" calcext:value-type="float">
            <text:p>0.293141</text:p>
          </table:table-cell>
          <table:table-cell office:value-type="float" office:value="0.158996" calcext:value-type="float">
            <text:p>0.158996</text:p>
          </table:table-cell>
          <table:table-cell office:value-type="float" office:value="0.690669" calcext:value-type="float">
            <text:p>0.690669</text:p>
          </table:table-cell>
          <table:table-cell office:value-type="float" office:value="0.387263" calcext:value-type="float">
            <text:p>0.387263</text:p>
          </table:table-cell>
          <table:table-cell office:value-type="float" office:value="0.660112" calcext:value-type="float">
            <text:p>0.660112</text:p>
          </table:table-cell>
          <table:table-cell office:value-type="float" office:value="0.685203" calcext:value-type="float">
            <text:p>0.685203</text:p>
          </table:table-cell>
          <table:table-cell office:value-type="float" office:value="0.462185" calcext:value-type="float">
            <text:p>0.462185</text:p>
          </table:table-cell>
          <table:table-cell office:value-type="float" office:value="0.611053" calcext:value-type="float">
            <text:p>0.611053</text:p>
          </table:table-cell>
          <table:table-cell office:value-type="float" office:value="0.645008" calcext:value-type="float">
            <text:p>0.64500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0.60927" calcext:value-type="float">
            <text:p>0.60927</text:p>
          </table:table-cell>
          <table:table-cell office:value-type="float" office:value="0.506338" calcext:value-type="float">
            <text:p>0.506338</text:p>
          </table:table-cell>
          <table:table-cell office:value-type="float" office:value="0.823339" calcext:value-type="float">
            <text:p>0.823339</text:p>
          </table:table-cell>
          <table:table-cell office:value-type="float" office:value="0.533043" calcext:value-type="float">
            <text:p>0.533043</text:p>
          </table:table-cell>
          <table:table-cell office:value-type="float" office:value="0.416949" calcext:value-type="float">
            <text:p>0.416949</text:p>
          </table:table-cell>
          <table:table-cell office:value-type="float" office:value="1.08019" calcext:value-type="float">
            <text:p>1.08019</text:p>
          </table:table-cell>
          <table:table-cell office:value-type="float" office:value="1.60096" calcext:value-type="float">
            <text:p>1.60096</text:p>
          </table:table-cell>
          <table:table-cell office:value-type="float" office:value="0.412595" calcext:value-type="float">
            <text:p>0.412595</text:p>
          </table:table-cell>
          <table:table-cell office:value-type="float" office:value="1.66773" calcext:value-type="float">
            <text:p>1.66773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49397" calcext:value-type="float">
            <text:p>1.49397</text:p>
          </table:table-cell>
          <table:table-cell office:value-type="float" office:value="0.895027" calcext:value-type="float">
            <text:p>0.895027</text:p>
          </table:table-cell>
          <table:table-cell office:value-type="float" office:value="1.40618" calcext:value-type="float">
            <text:p>1.40618</text:p>
          </table:table-cell>
          <table:table-cell office:value-type="float" office:value="1.59045" calcext:value-type="float">
            <text:p>1.59045</text:p>
          </table:table-cell>
          <table:table-cell office:value-type="float" office:value="1.06654" calcext:value-type="float">
            <text:p>1.06654</text:p>
          </table:table-cell>
          <table:table-cell office:value-type="float" office:value="1.42519" calcext:value-type="float">
            <text:p>1.42519</text:p>
          </table:table-cell>
          <table:table-cell office:value-type="float" office:value="0.961226" calcext:value-type="float">
            <text:p>0.961226</text:p>
          </table:table-cell>
          <table:table-cell office:value-type="float" office:value="1.27592" calcext:value-type="float">
            <text:p>1.27592</text:p>
          </table:table-cell>
          <table:table-cell office:value-type="float" office:value="0.855573" calcext:value-type="float">
            <text:p>0.855573</text:p>
          </table:table-cell>
          <table:table-cell office:value-type="float" office:value="0.149548" calcext:value-type="float">
            <text:p>0.149548</text:p>
          </table:table-cell>
          <table:table-cell office:value-type="float" office:value="0.10777" calcext:value-type="float">
            <text:p>0.10777</text:p>
          </table:table-cell>
          <table:table-cell office:value-type="float" office:value="0.0510881" calcext:value-type="float">
            <text:p>0.0510881</text:p>
          </table:table-cell>
          <table:table-cell office:value-type="float" office:value="0.111779" calcext:value-type="float">
            <text:p>0.111779</text:p>
          </table:table-cell>
          <table:table-cell table:number-columns-repeated="20"/>
          <table:table-cell table:formula="of:=MIN([.A153:.BL153])" office:value-type="float" office:value="0.0510881" calcext:value-type="float">
            <text:p>0.0510881</text:p>
          </table:table-cell>
          <table:table-cell table:formula="of:=MAX([.A153:.BL153])" office:value-type="float" office:value="1.66773" calcext:value-type="float">
            <text:p>1.66773</text:p>
          </table:table-cell>
          <table:table-cell table:number-columns-repeated="7"/>
        </table:table-row>
        <table:table-row table:style-name="ro2">
          <table:table-cell office:value-type="float" office:value="0.191936" calcext:value-type="float">
            <text:p>0.191936</text:p>
          </table:table-cell>
          <table:table-cell office:value-type="float" office:value="0.195001" calcext:value-type="float">
            <text:p>0.195001</text:p>
          </table:table-cell>
          <table:table-cell office:value-type="float" office:value="0.150424" calcext:value-type="float">
            <text:p>0.150424</text:p>
          </table:table-cell>
          <table:table-cell office:value-type="float" office:value="0.178964" calcext:value-type="float">
            <text:p>0.178964</text:p>
          </table:table-cell>
          <table:table-cell office:value-type="float" office:value="0.383586" calcext:value-type="float">
            <text:p>0.383586</text:p>
          </table:table-cell>
          <table:table-cell office:value-type="float" office:value="0.203992" calcext:value-type="float">
            <text:p>0.203992</text:p>
          </table:table-cell>
          <table:table-cell office:value-type="float" office:value="0.598951" calcext:value-type="float">
            <text:p>0.598951</text:p>
          </table:table-cell>
          <table:table-cell office:value-type="float" office:value="0.33897" calcext:value-type="float">
            <text:p>0.33897</text:p>
          </table:table-cell>
          <table:table-cell office:value-type="float" office:value="0.311763" calcext:value-type="float">
            <text:p>0.311763</text:p>
          </table:table-cell>
          <table:table-cell office:value-type="float" office:value="0.128759" calcext:value-type="float">
            <text:p>0.128759</text:p>
          </table:table-cell>
          <table:table-cell office:value-type="float" office:value="0.240846" calcext:value-type="float">
            <text:p>0.240846</text:p>
          </table:table-cell>
          <table:table-cell office:value-type="float" office:value="0.668003" calcext:value-type="float">
            <text:p>0.668003</text:p>
          </table:table-cell>
          <table:table-cell office:value-type="float" office:value="0.337113" calcext:value-type="float">
            <text:p>0.337113</text:p>
          </table:table-cell>
          <table:table-cell office:value-type="float" office:value="0.433924" calcext:value-type="float">
            <text:p>0.433924</text:p>
          </table:table-cell>
          <table:table-cell office:value-type="float" office:value="0.267574" calcext:value-type="float">
            <text:p>0.267574</text:p>
          </table:table-cell>
          <table:table-cell office:value-type="float" office:value="0.962424" calcext:value-type="float">
            <text:p>0.962424</text:p>
          </table:table-cell>
          <table:table-cell office:value-type="float" office:value="0.355662" calcext:value-type="float">
            <text:p>0.355662</text:p>
          </table:table-cell>
          <table:table-cell office:value-type="float" office:value="0.868003" calcext:value-type="float">
            <text:p>0.868003</text:p>
          </table:table-cell>
          <table:table-cell office:value-type="float" office:value="0.844137" calcext:value-type="float">
            <text:p>0.844137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392287" calcext:value-type="float">
            <text:p>0.392287</text:p>
          </table:table-cell>
          <table:table-cell office:value-type="float" office:value="1.07127" calcext:value-type="float">
            <text:p>1.07127</text:p>
          </table:table-cell>
          <table:table-cell office:value-type="float" office:value="0.377362" calcext:value-type="float">
            <text:p>0.377362</text:p>
          </table:table-cell>
          <table:table-cell office:value-type="float" office:value="0.732161" calcext:value-type="float">
            <text:p>0.732161</text:p>
          </table:table-cell>
          <table:table-cell office:value-type="float" office:value="0.146524" calcext:value-type="float">
            <text:p>0.146524</text:p>
          </table:table-cell>
          <table:table-cell office:value-type="float" office:value="0.265786" calcext:value-type="float">
            <text:p>0.265786</text:p>
          </table:table-cell>
          <table:table-cell office:value-type="float" office:value="1.49357" calcext:value-type="float">
            <text:p>1.49357</text:p>
          </table:table-cell>
          <table:table-cell office:value-type="float" office:value="0.892372" calcext:value-type="float">
            <text:p>0.892372</text:p>
          </table:table-cell>
          <table:table-cell office:value-type="float" office:value="0.784133" calcext:value-type="float">
            <text:p>0.784133</text:p>
          </table:table-cell>
          <table:table-cell office:value-type="float" office:value="1.41301" calcext:value-type="float">
            <text:p>1.41301</text:p>
          </table:table-cell>
          <table:table-cell office:value-type="float" office:value="0.125558" calcext:value-type="float">
            <text:p>0.125558</text:p>
          </table:table-cell>
          <table:table-cell office:value-type="float" office:value="0.392932" calcext:value-type="float">
            <text:p>0.392932</text:p>
          </table:table-cell>
          <table:table-cell office:value-type="float" office:value="0.100555" calcext:value-type="float">
            <text:p>0.100555</text:p>
          </table:table-cell>
          <table:table-cell office:value-type="float" office:value="0.104133" calcext:value-type="float">
            <text:p>0.104133</text:p>
          </table:table-cell>
          <table:table-cell office:value-type="float" office:value="0.221432" calcext:value-type="float">
            <text:p>0.221432</text:p>
          </table:table-cell>
          <table:table-cell office:value-type="float" office:value="0.146212" calcext:value-type="float">
            <text:p>0.146212</text:p>
          </table:table-cell>
          <table:table-cell office:value-type="float" office:value="0.14494" calcext:value-type="float">
            <text:p>0.14494</text:p>
          </table:table-cell>
          <table:table-cell office:value-type="float" office:value="0.156427" calcext:value-type="float">
            <text:p>0.156427</text:p>
          </table:table-cell>
          <table:table-cell office:value-type="float" office:value="0.663939" calcext:value-type="float">
            <text:p>0.663939</text:p>
          </table:table-cell>
          <table:table-cell office:value-type="float" office:value="0.547841" calcext:value-type="float">
            <text:p>0.547841</text:p>
          </table:table-cell>
          <table:table-cell office:value-type="float" office:value="0.725876" calcext:value-type="float">
            <text:p>0.725876</text:p>
          </table:table-cell>
          <table:table-cell office:value-type="float" office:value="0.228343" calcext:value-type="float">
            <text:p>0.228343</text:p>
          </table:table-cell>
          <table:table-cell office:value-type="float" office:value="0.538061" calcext:value-type="float">
            <text:p>0.538061</text:p>
          </table:table-cell>
          <table:table-cell office:value-type="float" office:value="0.163999" calcext:value-type="float">
            <text:p>0.163999</text:p>
          </table:table-cell>
          <table:table-cell office:value-type="float" office:value="1.03144" calcext:value-type="float">
            <text:p>1.03144</text:p>
          </table:table-cell>
          <table:table-cell office:value-type="float" office:value="0.513294" calcext:value-type="float">
            <text:p>0.513294</text:p>
          </table:table-cell>
          <table:table-cell office:value-type="float" office:value="0.409403" calcext:value-type="float">
            <text:p>0.409403</text:p>
          </table:table-cell>
          <table:table-cell office:value-type="float" office:value="0.106177" calcext:value-type="float">
            <text:p>0.106177</text:p>
          </table:table-cell>
          <table:table-cell table:number-columns-repeated="20"/>
          <table:table-cell table:formula="of:=MIN([.A154:.BL154])" office:value-type="float" office:value="0.100555" calcext:value-type="float">
            <text:p>0.100555</text:p>
          </table:table-cell>
          <table:table-cell table:formula="of:=MAX([.A154:.BL154])" office:value-type="float" office:value="1.49357" calcext:value-type="float">
            <text:p>1.49357</text:p>
          </table:table-cell>
          <table:table-cell table:number-columns-repeated="7"/>
        </table:table-row>
        <table:table-row table:style-name="ro2">
          <table:table-cell office:value-type="float" office:value="0.144907" calcext:value-type="float">
            <text:p>0.144907</text:p>
          </table:table-cell>
          <table:table-cell office:value-type="float" office:value="0.14687" calcext:value-type="float">
            <text:p>0.14687</text:p>
          </table:table-cell>
          <table:table-cell office:value-type="float" office:value="0.184266" calcext:value-type="float">
            <text:p>0.184266</text:p>
          </table:table-cell>
          <table:table-cell office:value-type="float" office:value="0.237069" calcext:value-type="float">
            <text:p>0.237069</text:p>
          </table:table-cell>
          <table:table-cell office:value-type="float" office:value="0.211925" calcext:value-type="float">
            <text:p>0.211925</text:p>
          </table:table-cell>
          <table:table-cell office:value-type="float" office:value="0.174743" calcext:value-type="float">
            <text:p>0.174743</text:p>
          </table:table-cell>
          <table:table-cell office:value-type="float" office:value="0.128531" calcext:value-type="float">
            <text:p>0.128531</text:p>
          </table:table-cell>
          <table:table-cell office:value-type="float" office:value="0.153207" calcext:value-type="float">
            <text:p>0.153207</text:p>
          </table:table-cell>
          <table:table-cell office:value-type="float" office:value="0.117289" calcext:value-type="float">
            <text:p>0.117289</text:p>
          </table:table-cell>
          <table:table-cell office:value-type="float" office:value="0.129648" calcext:value-type="float">
            <text:p>0.129648</text:p>
          </table:table-cell>
          <table:table-cell office:value-type="float" office:value="0.130485" calcext:value-type="float">
            <text:p>0.130485</text:p>
          </table:table-cell>
          <table:table-cell office:value-type="float" office:value="0.110926" calcext:value-type="float">
            <text:p>0.110926</text:p>
          </table:table-cell>
          <table:table-cell office:value-type="float" office:value="0.114539" calcext:value-type="float">
            <text:p>0.114539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0.838895" calcext:value-type="float">
            <text:p>0.838895</text:p>
          </table:table-cell>
          <table:table-cell office:value-type="float" office:value="0.763376" calcext:value-type="float">
            <text:p>0.763376</text:p>
          </table:table-cell>
          <table:table-cell office:value-type="float" office:value="0.842388" calcext:value-type="float">
            <text:p>0.842388</text:p>
          </table:table-cell>
          <table:table-cell office:value-type="float" office:value="0.650233" calcext:value-type="float">
            <text:p>0.650233</text:p>
          </table:table-cell>
          <table:table-cell office:value-type="float" office:value="0.699883" calcext:value-type="float">
            <text:p>0.699883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604339" calcext:value-type="float">
            <text:p>0.604339</text:p>
          </table:table-cell>
          <table:table-cell office:value-type="float" office:value="0.581454" calcext:value-type="float">
            <text:p>0.581454</text:p>
          </table:table-cell>
          <table:table-cell office:value-type="float" office:value="0.548622" calcext:value-type="float">
            <text:p>0.548622</text:p>
          </table:table-cell>
          <table:table-cell office:value-type="float" office:value="0.535448" calcext:value-type="float">
            <text:p>0.535448</text:p>
          </table:table-cell>
          <table:table-cell office:value-type="float" office:value="0.526859" calcext:value-type="float">
            <text:p>0.526859</text:p>
          </table:table-cell>
          <table:table-cell office:value-type="float" office:value="0.485401" calcext:value-type="float">
            <text:p>0.485401</text:p>
          </table:table-cell>
          <table:table-cell office:value-type="float" office:value="0.478086" calcext:value-type="float">
            <text:p>0.478086</text:p>
          </table:table-cell>
          <table:table-cell office:value-type="float" office:value="0.507842" calcext:value-type="float">
            <text:p>0.507842</text:p>
          </table:table-cell>
          <table:table-cell office:value-type="float" office:value="0.564274" calcext:value-type="float">
            <text:p>0.564274</text:p>
          </table:table-cell>
          <table:table-cell office:value-type="float" office:value="0.576593" calcext:value-type="float">
            <text:p>0.576593</text:p>
          </table:table-cell>
          <table:table-cell office:value-type="float" office:value="0.623009" calcext:value-type="float">
            <text:p>0.623009</text:p>
          </table:table-cell>
          <table:table-cell office:value-type="float" office:value="0.615677" calcext:value-type="float">
            <text:p>0.615677</text:p>
          </table:table-cell>
          <table:table-cell office:value-type="float" office:value="1.34617" calcext:value-type="float">
            <text:p>1.34617</text:p>
          </table:table-cell>
          <table:table-cell office:value-type="float" office:value="0.613608" calcext:value-type="float">
            <text:p>0.613608</text:p>
          </table:table-cell>
          <table:table-cell office:value-type="float" office:value="1.56821" calcext:value-type="float">
            <text:p>1.56821</text:p>
          </table:table-cell>
          <table:table-cell office:value-type="float" office:value="0.641696" calcext:value-type="float">
            <text:p>0.641696</text:p>
          </table:table-cell>
          <table:table-cell office:value-type="float" office:value="0.651141" calcext:value-type="float">
            <text:p>0.651141</text:p>
          </table:table-cell>
          <table:table-cell office:value-type="float" office:value="0.666012" calcext:value-type="float">
            <text:p>0.666012</text:p>
          </table:table-cell>
          <table:table-cell office:value-type="float" office:value="1.917" calcext:value-type="float">
            <text:p>1.917</text:p>
          </table:table-cell>
          <table:table-cell office:value-type="float" office:value="1.88468" calcext:value-type="float">
            <text:p>1.88468</text:p>
          </table:table-cell>
          <table:table-cell office:value-type="float" office:value="1.93519" calcext:value-type="float">
            <text:p>1.93519</text:p>
          </table:table-cell>
          <table:table-cell office:value-type="float" office:value="0.552732" calcext:value-type="float">
            <text:p>0.552732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552522" calcext:value-type="float">
            <text:p>0.552522</text:p>
          </table:table-cell>
          <table:table-cell office:value-type="float" office:value="0.755836" calcext:value-type="float">
            <text:p>0.755836</text:p>
          </table:table-cell>
          <table:table-cell office:value-type="float" office:value="0.84534" calcext:value-type="float">
            <text:p>0.84534</text:p>
          </table:table-cell>
          <table:table-cell office:value-type="float" office:value="0.883531" calcext:value-type="float">
            <text:p>0.883531</text:p>
          </table:table-cell>
          <table:table-cell office:value-type="float" office:value="0.729005" calcext:value-type="float">
            <text:p>0.729005</text:p>
          </table:table-cell>
          <table:table-cell table:number-columns-repeated="20"/>
          <table:table-cell table:formula="of:=MIN([.A155:.BL155])" office:value-type="float" office:value="0.110926" calcext:value-type="float">
            <text:p>0.110926</text:p>
          </table:table-cell>
          <table:table-cell table:formula="of:=MAX([.A155:.BL155])" office:value-type="float" office:value="1.93519" calcext:value-type="float">
            <text:p>1.93519</text:p>
          </table:table-cell>
          <table:table-cell table:number-columns-repeated="7"/>
        </table:table-row>
        <table:table-row table:style-name="ro2">
          <table:table-cell office:value-type="float" office:value="0.203502" calcext:value-type="float">
            <text:p>0.203502</text:p>
          </table:table-cell>
          <table:table-cell office:value-type="float" office:value="0.20327" calcext:value-type="float">
            <text:p>0.20327</text:p>
          </table:table-cell>
          <table:table-cell office:value-type="float" office:value="0.258569" calcext:value-type="float">
            <text:p>0.258569</text:p>
          </table:table-cell>
          <table:table-cell office:value-type="float" office:value="0.129508" calcext:value-type="float">
            <text:p>0.129508</text:p>
          </table:table-cell>
          <table:table-cell office:value-type="float" office:value="0.237823" calcext:value-type="float">
            <text:p>0.237823</text:p>
          </table:table-cell>
          <table:table-cell office:value-type="float" office:value="0.260888" calcext:value-type="float">
            <text:p>0.260888</text:p>
          </table:table-cell>
          <table:table-cell office:value-type="float" office:value="0.143738" calcext:value-type="float">
            <text:p>0.143738</text:p>
          </table:table-cell>
          <table:table-cell office:value-type="float" office:value="0.131433" calcext:value-type="float">
            <text:p>0.131433</text:p>
          </table:table-cell>
          <table:table-cell office:value-type="float" office:value="0.127307" calcext:value-type="float">
            <text:p>0.127307</text:p>
          </table:table-cell>
          <table:table-cell office:value-type="float" office:value="0.744987" calcext:value-type="float">
            <text:p>0.744987</text:p>
          </table:table-cell>
          <table:table-cell office:value-type="float" office:value="0.555668" calcext:value-type="float">
            <text:p>0.555668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0.201313" calcext:value-type="float">
            <text:p>0.201313</text:p>
          </table:table-cell>
          <table:table-cell office:value-type="float" office:value="0.210449" calcext:value-type="float">
            <text:p>0.210449</text:p>
          </table:table-cell>
          <table:table-cell office:value-type="float" office:value="0.37655" calcext:value-type="float">
            <text:p>0.37655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269897" calcext:value-type="float">
            <text:p>0.269897</text:p>
          </table:table-cell>
          <table:table-cell office:value-type="float" office:value="0.178743" calcext:value-type="float">
            <text:p>0.178743</text:p>
          </table:table-cell>
          <table:table-cell office:value-type="float" office:value="0.337511" calcext:value-type="float">
            <text:p>0.337511</text:p>
          </table:table-cell>
          <table:table-cell office:value-type="float" office:value="0.161183" calcext:value-type="float">
            <text:p>0.161183</text:p>
          </table:table-cell>
          <table:table-cell office:value-type="float" office:value="0.274062" calcext:value-type="float">
            <text:p>0.274062</text:p>
          </table:table-cell>
          <table:table-cell office:value-type="float" office:value="0.20677" calcext:value-type="float">
            <text:p>0.20677</text:p>
          </table:table-cell>
          <table:table-cell office:value-type="float" office:value="0.164668" calcext:value-type="float">
            <text:p>0.164668</text:p>
          </table:table-cell>
          <table:table-cell office:value-type="float" office:value="0.135365" calcext:value-type="float">
            <text:p>0.135365</text:p>
          </table:table-cell>
          <table:table-cell office:value-type="float" office:value="0.16214" calcext:value-type="float">
            <text:p>0.16214</text:p>
          </table:table-cell>
          <table:table-cell office:value-type="float" office:value="1.13347" calcext:value-type="float">
            <text:p>1.13347</text:p>
          </table:table-cell>
          <table:table-cell office:value-type="float" office:value="1.28701" calcext:value-type="float">
            <text:p>1.28701</text:p>
          </table:table-cell>
          <table:table-cell office:value-type="float" office:value="1.17652" calcext:value-type="float">
            <text:p>1.17652</text:p>
          </table:table-cell>
          <table:table-cell office:value-type="float" office:value="1.19147" calcext:value-type="float">
            <text:p>1.19147</text:p>
          </table:table-cell>
          <table:table-cell office:value-type="float" office:value="1.34568" calcext:value-type="float">
            <text:p>1.34568</text:p>
          </table:table-cell>
          <table:table-cell office:value-type="float" office:value="0.465872" calcext:value-type="float">
            <text:p>0.465872</text:p>
          </table:table-cell>
          <table:table-cell office:value-type="float" office:value="1.09903" calcext:value-type="float">
            <text:p>1.09903</text:p>
          </table:table-cell>
          <table:table-cell office:value-type="float" office:value="0.380543" calcext:value-type="float">
            <text:p>0.380543</text:p>
          </table:table-cell>
          <table:table-cell office:value-type="float" office:value="0.769853" calcext:value-type="float">
            <text:p>0.769853</text:p>
          </table:table-cell>
          <table:table-cell office:value-type="float" office:value="0.685799" calcext:value-type="float">
            <text:p>0.685799</text:p>
          </table:table-cell>
          <table:table-cell office:value-type="float" office:value="0.645867" calcext:value-type="float">
            <text:p>0.645867</text:p>
          </table:table-cell>
          <table:table-cell office:value-type="float" office:value="0.65533" calcext:value-type="float">
            <text:p>0.65533</text:p>
          </table:table-cell>
          <table:table-cell office:value-type="float" office:value="0.542168" calcext:value-type="float">
            <text:p>0.542168</text:p>
          </table:table-cell>
          <table:table-cell office:value-type="float" office:value="0.495581" calcext:value-type="float">
            <text:p>0.495581</text:p>
          </table:table-cell>
          <table:table-cell office:value-type="float" office:value="0.0767291" calcext:value-type="float">
            <text:p>0.0767291</text:p>
          </table:table-cell>
          <table:table-cell office:value-type="float" office:value="0.81237" calcext:value-type="float">
            <text:p>0.81237</text:p>
          </table:table-cell>
          <table:table-cell office:value-type="float" office:value="0.137318" calcext:value-type="float">
            <text:p>0.137318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392607" calcext:value-type="float">
            <text:p>0.392607</text:p>
          </table:table-cell>
          <table:table-cell office:value-type="float" office:value="1.17846" calcext:value-type="float">
            <text:p>1.17846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679896" calcext:value-type="float">
            <text:p>0.679896</text:p>
          </table:table-cell>
          <table:table-cell office:value-type="float" office:value="0.0872641" calcext:value-type="float">
            <text:p>0.0872641</text:p>
          </table:table-cell>
          <table:table-cell table:number-columns-repeated="20"/>
          <table:table-cell table:formula="of:=MIN([.A156:.BL156])" office:value-type="float" office:value="0.0767291" calcext:value-type="float">
            <text:p>0.0767291</text:p>
          </table:table-cell>
          <table:table-cell table:formula="of:=MAX([.A156:.BL156])" office:value-type="float" office:value="1.34568" calcext:value-type="float">
            <text:p>1.34568</text:p>
          </table:table-cell>
          <table:table-cell table:number-columns-repeated="7"/>
        </table:table-row>
        <table:table-row table:style-name="ro2">
          <table:table-cell office:value-type="float" office:value="0.180703" calcext:value-type="float">
            <text:p>0.180703</text:p>
          </table:table-cell>
          <table:table-cell office:value-type="float" office:value="0.201593" calcext:value-type="float">
            <text:p>0.201593</text:p>
          </table:table-cell>
          <table:table-cell office:value-type="float" office:value="0.197289" calcext:value-type="float">
            <text:p>0.197289</text:p>
          </table:table-cell>
          <table:table-cell office:value-type="float" office:value="0.195326" calcext:value-type="float">
            <text:p>0.195326</text:p>
          </table:table-cell>
          <table:table-cell office:value-type="float" office:value="0.19861" calcext:value-type="float">
            <text:p>0.19861</text:p>
          </table:table-cell>
          <table:table-cell office:value-type="float" office:value="0.121365" calcext:value-type="float">
            <text:p>0.121365</text:p>
          </table:table-cell>
          <table:table-cell office:value-type="float" office:value="0.182843" calcext:value-type="float">
            <text:p>0.182843</text:p>
          </table:table-cell>
          <table:table-cell office:value-type="float" office:value="0.202139" calcext:value-type="float">
            <text:p>0.202139</text:p>
          </table:table-cell>
          <table:table-cell office:value-type="float" office:value="0.224222" calcext:value-type="float">
            <text:p>0.224222</text:p>
          </table:table-cell>
          <table:table-cell office:value-type="float" office:value="0.10263" calcext:value-type="float">
            <text:p>0.10263</text:p>
          </table:table-cell>
          <table:table-cell office:value-type="float" office:value="0.191102" calcext:value-type="float">
            <text:p>0.191102</text:p>
          </table:table-cell>
          <table:table-cell office:value-type="float" office:value="0.1595" calcext:value-type="float">
            <text:p>0.1595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1.10645" calcext:value-type="float">
            <text:p>1.10645</text:p>
          </table:table-cell>
          <table:table-cell office:value-type="float" office:value="0.92008" calcext:value-type="float">
            <text:p>0.92008</text:p>
          </table:table-cell>
          <table:table-cell office:value-type="float" office:value="0.211123" calcext:value-type="float">
            <text:p>0.211123</text:p>
          </table:table-cell>
          <table:table-cell office:value-type="float" office:value="0.49031" calcext:value-type="float">
            <text:p>0.49031</text:p>
          </table:table-cell>
          <table:table-cell office:value-type="float" office:value="0.191461" calcext:value-type="float">
            <text:p>0.191461</text:p>
          </table:table-cell>
          <table:table-cell office:value-type="float" office:value="1.53244" calcext:value-type="float">
            <text:p>1.53244</text:p>
          </table:table-cell>
          <table:table-cell office:value-type="float" office:value="0.631298" calcext:value-type="float">
            <text:p>0.631298</text:p>
          </table:table-cell>
          <table:table-cell office:value-type="float" office:value="1.35275" calcext:value-type="float">
            <text:p>1.35275</text:p>
          </table:table-cell>
          <table:table-cell office:value-type="float" office:value="1.15576" calcext:value-type="float">
            <text:p>1.15576</text:p>
          </table:table-cell>
          <table:table-cell office:value-type="float" office:value="0.960169" calcext:value-type="float">
            <text:p>0.960169</text:p>
          </table:table-cell>
          <table:table-cell office:value-type="float" office:value="1.44505" calcext:value-type="float">
            <text:p>1.44505</text:p>
          </table:table-cell>
          <table:table-cell office:value-type="float" office:value="0.72932" calcext:value-type="float">
            <text:p>0.72932</text:p>
          </table:table-cell>
          <table:table-cell office:value-type="float" office:value="0.730065" calcext:value-type="float">
            <text:p>0.730065</text:p>
          </table:table-cell>
          <table:table-cell office:value-type="float" office:value="0.187644" calcext:value-type="float">
            <text:p>0.187644</text:p>
          </table:table-cell>
          <table:table-cell office:value-type="float" office:value="1.03295" calcext:value-type="float">
            <text:p>1.03295</text:p>
          </table:table-cell>
          <table:table-cell office:value-type="float" office:value="0.859033" calcext:value-type="float">
            <text:p>0.859033</text:p>
          </table:table-cell>
          <table:table-cell office:value-type="float" office:value="0.186102" calcext:value-type="float">
            <text:p>0.186102</text:p>
          </table:table-cell>
          <table:table-cell office:value-type="float" office:value="0.613632" calcext:value-type="float">
            <text:p>0.613632</text:p>
          </table:table-cell>
          <table:table-cell office:value-type="float" office:value="0.201256" calcext:value-type="float">
            <text:p>0.201256</text:p>
          </table:table-cell>
          <table:table-cell office:value-type="float" office:value="0.629603" calcext:value-type="float">
            <text:p>0.629603</text:p>
          </table:table-cell>
          <table:table-cell office:value-type="float" office:value="1.35351" calcext:value-type="float">
            <text:p>1.35351</text:p>
          </table:table-cell>
          <table:table-cell office:value-type="float" office:value="1.03378" calcext:value-type="float">
            <text:p>1.03378</text:p>
          </table:table-cell>
          <table:table-cell office:value-type="float" office:value="0.166555" calcext:value-type="float">
            <text:p>0.166555</text:p>
          </table:table-cell>
          <table:table-cell office:value-type="float" office:value="0.232813" calcext:value-type="float">
            <text:p>0.232813</text:p>
          </table:table-cell>
          <table:table-cell office:value-type="float" office:value="2.16415" calcext:value-type="float">
            <text:p>2.16415</text:p>
          </table:table-cell>
          <table:table-cell office:value-type="float" office:value="1.98538" calcext:value-type="float">
            <text:p>1.98538</text:p>
          </table:table-cell>
          <table:table-cell office:value-type="float" office:value="1.78893" calcext:value-type="float">
            <text:p>1.78893</text:p>
          </table:table-cell>
          <table:table-cell office:value-type="float" office:value="0.907483" calcext:value-type="float">
            <text:p>0.907483</text:p>
          </table:table-cell>
          <table:table-cell office:value-type="float" office:value="1.1924" calcext:value-type="float">
            <text:p>1.1924</text:p>
          </table:table-cell>
          <table:table-cell office:value-type="float" office:value="1.17952" calcext:value-type="float">
            <text:p>1.17952</text:p>
          </table:table-cell>
          <table:table-cell office:value-type="float" office:value="1.42136" calcext:value-type="float">
            <text:p>1.42136</text:p>
          </table:table-cell>
          <table:table-cell office:value-type="float" office:value="0.924589" calcext:value-type="float">
            <text:p>0.924589</text:p>
          </table:table-cell>
          <table:table-cell office:value-type="float" office:value="0.896042" calcext:value-type="float">
            <text:p>0.896042</text:p>
          </table:table-cell>
          <table:table-cell office:value-type="float" office:value="0.159506" calcext:value-type="float">
            <text:p>0.159506</text:p>
          </table:table-cell>
          <table:table-cell office:value-type="float" office:value="0.349546" calcext:value-type="float">
            <text:p>0.349546</text:p>
          </table:table-cell>
          <table:table-cell table:number-columns-repeated="20"/>
          <table:table-cell table:formula="of:=MIN([.A157:.BL157])" office:value-type="float" office:value="0.10263" calcext:value-type="float">
            <text:p>0.10263</text:p>
          </table:table-cell>
          <table:table-cell table:formula="of:=MAX([.A157:.BL157])" office:value-type="float" office:value="2.16415" calcext:value-type="float">
            <text:p>2.16415</text:p>
          </table:table-cell>
          <table:table-cell table:number-columns-repeated="7"/>
        </table:table-row>
        <table:table-row table:style-name="ro1">
          <table:table-cell office:value-type="float" office:value="0.199065" calcext:value-type="float">
            <text:p>0.199065</text:p>
          </table:table-cell>
          <table:table-cell office:value-type="float" office:value="0.213718" calcext:value-type="float">
            <text:p>0.213718</text:p>
          </table:table-cell>
          <table:table-cell office:value-type="float" office:value="0.10411" calcext:value-type="float">
            <text:p>0.10411</text:p>
          </table:table-cell>
          <table:table-cell office:value-type="float" office:value="0.194306" calcext:value-type="float">
            <text:p>0.194306</text:p>
          </table:table-cell>
          <table:table-cell office:value-type="float" office:value="0.216339" calcext:value-type="float">
            <text:p>0.216339</text:p>
          </table:table-cell>
          <table:table-cell office:value-type="float" office:value="0.132037" calcext:value-type="float">
            <text:p>0.132037</text:p>
          </table:table-cell>
          <table:table-cell office:value-type="float" office:value="0.157329" calcext:value-type="float">
            <text:p>0.157329</text:p>
          </table:table-cell>
          <table:table-cell office:value-type="float" office:value="0.558777" calcext:value-type="float">
            <text:p>0.558777</text:p>
          </table:table-cell>
          <table:table-cell office:value-type="float" office:value="0.761197" calcext:value-type="float">
            <text:p>0.761197</text:p>
          </table:table-cell>
          <table:table-cell office:value-type="float" office:value="0.699346" calcext:value-type="float">
            <text:p>0.699346</text:p>
          </table:table-cell>
          <table:table-cell office:value-type="float" office:value="0.32976" calcext:value-type="float">
            <text:p>0.32976</text:p>
          </table:table-cell>
          <table:table-cell office:value-type="float" office:value="0.539487" calcext:value-type="float">
            <text:p>0.539487</text:p>
          </table:table-cell>
          <table:table-cell office:value-type="float" office:value="0.540117" calcext:value-type="float">
            <text:p>0.540117</text:p>
          </table:table-cell>
          <table:table-cell office:value-type="float" office:value="0.416342" calcext:value-type="float">
            <text:p>0.416342</text:p>
          </table:table-cell>
          <table:table-cell office:value-type="float" office:value="0.727618" calcext:value-type="float">
            <text:p>0.727618</text:p>
          </table:table-cell>
          <table:table-cell office:value-type="float" office:value="0.774238" calcext:value-type="float">
            <text:p>0.774238</text:p>
          </table:table-cell>
          <table:table-cell office:value-type="float" office:value="0.753979" calcext:value-type="float">
            <text:p>0.753979</text:p>
          </table:table-cell>
          <table:table-cell office:value-type="float" office:value="0.648237" calcext:value-type="float">
            <text:p>0.648237</text:p>
          </table:table-cell>
          <table:table-cell office:value-type="float" office:value="0.485617" calcext:value-type="float">
            <text:p>0.485617</text:p>
          </table:table-cell>
          <table:table-cell office:value-type="float" office:value="0.549826" calcext:value-type="float">
            <text:p>0.549826</text:p>
          </table:table-cell>
          <table:table-cell office:value-type="float" office:value="0.450935" calcext:value-type="float">
            <text:p>0.450935</text:p>
          </table:table-cell>
          <table:table-cell office:value-type="float" office:value="0.443286" calcext:value-type="float">
            <text:p>0.443286</text:p>
          </table:table-cell>
          <table:table-cell office:value-type="float" office:value="0.66064" calcext:value-type="float">
            <text:p>0.66064</text:p>
          </table:table-cell>
          <table:table-cell office:value-type="float" office:value="0.656919" calcext:value-type="float">
            <text:p>0.656919</text:p>
          </table:table-cell>
          <table:table-cell office:value-type="float" office:value="0.40944" calcext:value-type="float">
            <text:p>0.40944</text:p>
          </table:table-cell>
          <table:table-cell office:value-type="float" office:value="0.608371" calcext:value-type="float">
            <text:p>0.608371</text:p>
          </table:table-cell>
          <table:table-cell office:value-type="float" office:value="0.601712" calcext:value-type="float">
            <text:p>0.601712</text:p>
          </table:table-cell>
          <table:table-cell office:value-type="float" office:value="0.662573" calcext:value-type="float">
            <text:p>0.662573</text:p>
          </table:table-cell>
          <table:table-cell office:value-type="float" office:value="0.705243" calcext:value-type="float">
            <text:p>0.705243</text:p>
          </table:table-cell>
          <table:table-cell office:value-type="float" office:value="0.564997" calcext:value-type="float">
            <text:p>0.564997</text:p>
          </table:table-cell>
          <table:table-cell office:value-type="float" office:value="1.7727" calcext:value-type="float">
            <text:p>1.7727</text:p>
          </table:table-cell>
          <table:table-cell office:value-type="float" office:value="0.632869" calcext:value-type="float">
            <text:p>0.632869</text:p>
          </table:table-cell>
          <table:table-cell office:value-type="float" office:value="0.640248" calcext:value-type="float">
            <text:p>0.640248</text:p>
          </table:table-cell>
          <table:table-cell office:value-type="float" office:value="1.659" calcext:value-type="float">
            <text:p>1.659</text:p>
          </table:table-cell>
          <table:table-cell office:value-type="float" office:value="0.563172" calcext:value-type="float">
            <text:p>0.563172</text:p>
          </table:table-cell>
          <table:table-cell office:value-type="float" office:value="0.674167" calcext:value-type="float">
            <text:p>0.674167</text:p>
          </table:table-cell>
          <table:table-cell office:value-type="float" office:value="0.639493" calcext:value-type="float">
            <text:p>0.639493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1.82129" calcext:value-type="float">
            <text:p>1.82129</text:p>
          </table:table-cell>
          <table:table-cell office:value-type="float" office:value="0.556928" calcext:value-type="float">
            <text:p>0.556928</text:p>
          </table:table-cell>
          <table:table-cell office:value-type="float" office:value="0.497712" calcext:value-type="float">
            <text:p>0.497712</text:p>
          </table:table-cell>
          <table:table-cell office:value-type="float" office:value="0.686461" calcext:value-type="float">
            <text:p>0.686461</text:p>
          </table:table-cell>
          <table:table-cell office:value-type="float" office:value="0.426256" calcext:value-type="float">
            <text:p>0.426256</text:p>
          </table:table-cell>
          <table:table-cell office:value-type="float" office:value="1.94169" calcext:value-type="float">
            <text:p>1.94169</text:p>
          </table:table-cell>
          <table:table-cell office:value-type="float" office:value="0.53444" calcext:value-type="float">
            <text:p>0.53444</text:p>
          </table:table-cell>
          <table:table-cell office:value-type="float" office:value="1.78189" calcext:value-type="float">
            <text:p>1.78189</text:p>
          </table:table-cell>
          <table:table-cell office:value-type="float" office:value="0.823869" calcext:value-type="float">
            <text:p>0.823869</text:p>
          </table:table-cell>
          <table:table-cell office:value-type="float" office:value="1.65606" calcext:value-type="float">
            <text:p>1.65606</text:p>
          </table:table-cell>
          <table:table-cell table:number-columns-repeated="20"/>
          <table:table-cell table:formula="of:=MIN([.A158:.BL158])" office:value-type="float" office:value="0.10411" calcext:value-type="float">
            <text:p>0.10411</text:p>
          </table:table-cell>
          <table:table-cell table:formula="of:=MAX([.A158:.BL158])" office:value-type="float" office:value="1.94169" calcext:value-type="float">
            <text:p>1.94169</text:p>
          </table:table-cell>
          <table:table-cell table:number-columns-repeated="7"/>
        </table:table-row>
        <table:table-row table:style-name="ro2">
          <table:table-cell office:value-type="float" office:value="0.145149" calcext:value-type="float">
            <text:p>0.145149</text:p>
          </table:table-cell>
          <table:table-cell office:value-type="float" office:value="0.180119" calcext:value-type="float">
            <text:p>0.180119</text:p>
          </table:table-cell>
          <table:table-cell office:value-type="float" office:value="0.249114" calcext:value-type="float">
            <text:p>0.249114</text:p>
          </table:table-cell>
          <table:table-cell office:value-type="float" office:value="0.143513" calcext:value-type="float">
            <text:p>0.143513</text:p>
          </table:table-cell>
          <table:table-cell office:value-type="float" office:value="0.437747" calcext:value-type="float">
            <text:p>0.437747</text:p>
          </table:table-cell>
          <table:table-cell office:value-type="float" office:value="0.345397" calcext:value-type="float">
            <text:p>0.345397</text:p>
          </table:table-cell>
          <table:table-cell office:value-type="float" office:value="0.318698" calcext:value-type="float">
            <text:p>0.318698</text:p>
          </table:table-cell>
          <table:table-cell office:value-type="float" office:value="0.213833" calcext:value-type="float">
            <text:p>0.213833</text:p>
          </table:table-cell>
          <table:table-cell office:value-type="float" office:value="0.276541" calcext:value-type="float">
            <text:p>0.276541</text:p>
          </table:table-cell>
          <table:table-cell office:value-type="float" office:value="0.203792" calcext:value-type="float">
            <text:p>0.203792</text:p>
          </table:table-cell>
          <table:table-cell office:value-type="float" office:value="0.25752" calcext:value-type="float">
            <text:p>0.25752</text:p>
          </table:table-cell>
          <table:table-cell office:value-type="float" office:value="0.305214" calcext:value-type="float">
            <text:p>0.305214</text:p>
          </table:table-cell>
          <table:table-cell office:value-type="float" office:value="0.161246" calcext:value-type="float">
            <text:p>0.161246</text:p>
          </table:table-cell>
          <table:table-cell office:value-type="float" office:value="0.200351" calcext:value-type="float">
            <text:p>0.200351</text:p>
          </table:table-cell>
          <table:table-cell office:value-type="float" office:value="0.900479" calcext:value-type="float">
            <text:p>0.900479</text:p>
          </table:table-cell>
          <table:table-cell office:value-type="float" office:value="0.873813" calcext:value-type="float">
            <text:p>0.873813</text:p>
          </table:table-cell>
          <table:table-cell office:value-type="float" office:value="0.356806" calcext:value-type="float">
            <text:p>0.356806</text:p>
          </table:table-cell>
          <table:table-cell office:value-type="float" office:value="0.745958" calcext:value-type="float">
            <text:p>0.745958</text:p>
          </table:table-cell>
          <table:table-cell office:value-type="float" office:value="0.84646" calcext:value-type="float">
            <text:p>0.84646</text:p>
          </table:table-cell>
          <table:table-cell office:value-type="float" office:value="0.785127" calcext:value-type="float">
            <text:p>0.785127</text:p>
          </table:table-cell>
          <table:table-cell office:value-type="float" office:value="0.145044" calcext:value-type="float">
            <text:p>0.145044</text:p>
          </table:table-cell>
          <table:table-cell office:value-type="float" office:value="0.341712" calcext:value-type="float">
            <text:p>0.341712</text:p>
          </table:table-cell>
          <table:table-cell office:value-type="float" office:value="0.351804" calcext:value-type="float">
            <text:p>0.351804</text:p>
          </table:table-cell>
          <table:table-cell office:value-type="float" office:value="0.168654" calcext:value-type="float">
            <text:p>0.168654</text:p>
          </table:table-cell>
          <table:table-cell office:value-type="float" office:value="1.16607" calcext:value-type="float">
            <text:p>1.16607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996486" calcext:value-type="float">
            <text:p>0.996486</text:p>
          </table:table-cell>
          <table:table-cell office:value-type="float" office:value="0.952139" calcext:value-type="float">
            <text:p>0.952139</text:p>
          </table:table-cell>
          <table:table-cell office:value-type="float" office:value="0.820247" calcext:value-type="float">
            <text:p>0.820247</text:p>
          </table:table-cell>
          <table:table-cell office:value-type="float" office:value="1.42505" calcext:value-type="float">
            <text:p>1.42505</text:p>
          </table:table-cell>
          <table:table-cell office:value-type="float" office:value="0.161633" calcext:value-type="float">
            <text:p>0.161633</text:p>
          </table:table-cell>
          <table:table-cell office:value-type="float" office:value="0.398966" calcext:value-type="float">
            <text:p>0.398966</text:p>
          </table:table-cell>
          <table:table-cell office:value-type="float" office:value="0.118343" calcext:value-type="float">
            <text:p>0.118343</text:p>
          </table:table-cell>
          <table:table-cell office:value-type="float" office:value="1.68681" calcext:value-type="float">
            <text:p>1.68681</text:p>
          </table:table-cell>
          <table:table-cell office:value-type="float" office:value="1.47227" calcext:value-type="float">
            <text:p>1.47227</text:p>
          </table:table-cell>
          <table:table-cell office:value-type="float" office:value="0.350674" calcext:value-type="float">
            <text:p>0.350674</text:p>
          </table:table-cell>
          <table:table-cell office:value-type="float" office:value="0.463158" calcext:value-type="float">
            <text:p>0.463158</text:p>
          </table:table-cell>
          <table:table-cell office:value-type="float" office:value="0.178387" calcext:value-type="float">
            <text:p>0.178387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465458" calcext:value-type="float">
            <text:p>0.465458</text:p>
          </table:table-cell>
          <table:table-cell office:value-type="float" office:value="0.382652" calcext:value-type="float">
            <text:p>0.382652</text:p>
          </table:table-cell>
          <table:table-cell office:value-type="float" office:value="0.361754" calcext:value-type="float">
            <text:p>0.361754</text:p>
          </table:table-cell>
          <table:table-cell office:value-type="float" office:value="0.201093" calcext:value-type="float">
            <text:p>0.201093</text:p>
          </table:table-cell>
          <table:table-cell office:value-type="float" office:value="0.234977" calcext:value-type="float">
            <text:p>0.234977</text:p>
          </table:table-cell>
          <table:table-cell office:value-type="float" office:value="0.0656979" calcext:value-type="float">
            <text:p>0.0656979</text:p>
          </table:table-cell>
          <table:table-cell office:value-type="float" office:value="0.333791" calcext:value-type="float">
            <text:p>0.333791</text:p>
          </table:table-cell>
          <table:table-cell office:value-type="float" office:value="0.532985" calcext:value-type="float">
            <text:p>0.532985</text:p>
          </table:table-cell>
          <table:table-cell office:value-type="float" office:value="0.821206" calcext:value-type="float">
            <text:p>0.821206</text:p>
          </table:table-cell>
          <table:table-cell table:number-columns-repeated="20"/>
          <table:table-cell table:formula="of:=MIN([.A159:.BL159])" office:value-type="float" office:value="0.0656979" calcext:value-type="float">
            <text:p>0.0656979</text:p>
          </table:table-cell>
          <table:table-cell table:formula="of:=MAX([.A159:.BL159])" office:value-type="float" office:value="1.68681" calcext:value-type="float">
            <text:p>1.68681</text:p>
          </table:table-cell>
          <table:table-cell table:number-columns-repeated="7"/>
        </table:table-row>
        <table:table-row table:style-name="ro2">
          <table:table-cell office:value-type="float" office:value="0.145544" calcext:value-type="float">
            <text:p>0.145544</text:p>
          </table:table-cell>
          <table:table-cell office:value-type="float" office:value="0.190459" calcext:value-type="float">
            <text:p>0.190459</text:p>
          </table:table-cell>
          <table:table-cell office:value-type="float" office:value="0.192391" calcext:value-type="float">
            <text:p>0.192391</text:p>
          </table:table-cell>
          <table:table-cell office:value-type="float" office:value="0.121034" calcext:value-type="float">
            <text:p>0.121034</text:p>
          </table:table-cell>
          <table:table-cell office:value-type="float" office:value="0.154986" calcext:value-type="float">
            <text:p>0.154986</text:p>
          </table:table-cell>
          <table:table-cell office:value-type="float" office:value="0.320336" calcext:value-type="float">
            <text:p>0.320336</text:p>
          </table:table-cell>
          <table:table-cell office:value-type="float" office:value="0.57722" calcext:value-type="float">
            <text:p>0.57722</text:p>
          </table:table-cell>
          <table:table-cell office:value-type="float" office:value="0.251202" calcext:value-type="float">
            <text:p>0.251202</text:p>
          </table:table-cell>
          <table:table-cell office:value-type="float" office:value="0.174516" calcext:value-type="float">
            <text:p>0.174516</text:p>
          </table:table-cell>
          <table:table-cell office:value-type="float" office:value="0.660957" calcext:value-type="float">
            <text:p>0.660957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133223" calcext:value-type="float">
            <text:p>0.133223</text:p>
          </table:table-cell>
          <table:table-cell office:value-type="float" office:value="0.280893" calcext:value-type="float">
            <text:p>0.280893</text:p>
          </table:table-cell>
          <table:table-cell office:value-type="float" office:value="0.194671" calcext:value-type="float">
            <text:p>0.194671</text:p>
          </table:table-cell>
          <table:table-cell office:value-type="float" office:value="0.203659" calcext:value-type="float">
            <text:p>0.203659</text:p>
          </table:table-cell>
          <table:table-cell office:value-type="float" office:value="0.373754" calcext:value-type="float">
            <text:p>0.373754</text:p>
          </table:table-cell>
          <table:table-cell office:value-type="float" office:value="0.397866" calcext:value-type="float">
            <text:p>0.397866</text:p>
          </table:table-cell>
          <table:table-cell office:value-type="float" office:value="0.573201" calcext:value-type="float">
            <text:p>0.573201</text:p>
          </table:table-cell>
          <table:table-cell office:value-type="float" office:value="0.571881" calcext:value-type="float">
            <text:p>0.571881</text:p>
          </table:table-cell>
          <table:table-cell office:value-type="float" office:value="0.222717" calcext:value-type="float">
            <text:p>0.222717</text:p>
          </table:table-cell>
          <table:table-cell office:value-type="float" office:value="0.435159" calcext:value-type="float">
            <text:p>0.435159</text:p>
          </table:table-cell>
          <table:table-cell office:value-type="float" office:value="0.329088" calcext:value-type="float">
            <text:p>0.329088</text:p>
          </table:table-cell>
          <table:table-cell office:value-type="float" office:value="1.01341" calcext:value-type="float">
            <text:p>1.01341</text:p>
          </table:table-cell>
          <table:table-cell office:value-type="float" office:value="0.35651" calcext:value-type="float">
            <text:p>0.35651</text:p>
          </table:table-cell>
          <table:table-cell office:value-type="float" office:value="0.219004" calcext:value-type="float">
            <text:p>0.219004</text:p>
          </table:table-cell>
          <table:table-cell office:value-type="float" office:value="0.139816" calcext:value-type="float">
            <text:p>0.139816</text:p>
          </table:table-cell>
          <table:table-cell office:value-type="float" office:value="1.31915" calcext:value-type="float">
            <text:p>1.31915</text:p>
          </table:table-cell>
          <table:table-cell office:value-type="float" office:value="1.34171" calcext:value-type="float">
            <text:p>1.34171</text:p>
          </table:table-cell>
          <table:table-cell office:value-type="float" office:value="1.21264" calcext:value-type="float">
            <text:p>1.21264</text:p>
          </table:table-cell>
          <table:table-cell office:value-type="float" office:value="0.16368" calcext:value-type="float">
            <text:p>0.16368</text:p>
          </table:table-cell>
          <table:table-cell office:value-type="float" office:value="0.934503" calcext:value-type="float">
            <text:p>0.934503</text:p>
          </table:table-cell>
          <table:table-cell office:value-type="float" office:value="1.58415" calcext:value-type="float">
            <text:p>1.58415</text:p>
          </table:table-cell>
          <table:table-cell office:value-type="float" office:value="0.630331" calcext:value-type="float">
            <text:p>0.630331</text:p>
          </table:table-cell>
          <table:table-cell office:value-type="float" office:value="1.31637" calcext:value-type="float">
            <text:p>1.31637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0.703504" calcext:value-type="float">
            <text:p>0.703504</text:p>
          </table:table-cell>
          <table:table-cell office:value-type="float" office:value="1.3791" calcext:value-type="float">
            <text:p>1.3791</text:p>
          </table:table-cell>
          <table:table-cell office:value-type="float" office:value="0.756039" calcext:value-type="float">
            <text:p>0.756039</text:p>
          </table:table-cell>
          <table:table-cell office:value-type="float" office:value="1.03734" calcext:value-type="float">
            <text:p>1.03734</text:p>
          </table:table-cell>
          <table:table-cell office:value-type="float" office:value="0.876977" calcext:value-type="float">
            <text:p>0.876977</text:p>
          </table:table-cell>
          <table:table-cell office:value-type="float" office:value="1.91103" calcext:value-type="float">
            <text:p>1.91103</text:p>
          </table:table-cell>
          <table:table-cell office:value-type="float" office:value="1.87082" calcext:value-type="float">
            <text:p>1.87082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1.47418" calcext:value-type="float">
            <text:p>1.47418</text:p>
          </table:table-cell>
          <table:table-cell office:value-type="float" office:value="1.77123" calcext:value-type="float">
            <text:p>1.77123</text:p>
          </table:table-cell>
          <table:table-cell office:value-type="float" office:value="1.9667" calcext:value-type="float">
            <text:p>1.9667</text:p>
          </table:table-cell>
          <table:table-cell office:value-type="float" office:value="1.32285" calcext:value-type="float">
            <text:p>1.32285</text:p>
          </table:table-cell>
          <table:table-cell table:number-columns-repeated="20"/>
          <table:table-cell table:formula="of:=MIN([.A160:.BL160])" office:value-type="float" office:value="0.121034" calcext:value-type="float">
            <text:p>0.121034</text:p>
          </table:table-cell>
          <table:table-cell table:formula="of:=MAX([.A160:.BL160])" office:value-type="float" office:value="1.9667" calcext:value-type="float">
            <text:p>1.9667</text:p>
          </table:table-cell>
          <table:table-cell table:number-columns-repeated="7"/>
        </table:table-row>
        <table:table-row table:style-name="ro2">
          <table:table-cell office:value-type="float" office:value="0.187585" calcext:value-type="float">
            <text:p>0.187585</text:p>
          </table:table-cell>
          <table:table-cell office:value-type="float" office:value="0.204838" calcext:value-type="float">
            <text:p>0.204838</text:p>
          </table:table-cell>
          <table:table-cell office:value-type="float" office:value="0.201991" calcext:value-type="float">
            <text:p>0.201991</text:p>
          </table:table-cell>
          <table:table-cell office:value-type="float" office:value="0.204653" calcext:value-type="float">
            <text:p>0.204653</text:p>
          </table:table-cell>
          <table:table-cell office:value-type="float" office:value="0.465002" calcext:value-type="float">
            <text:p>0.465002</text:p>
          </table:table-cell>
          <table:table-cell office:value-type="float" office:value="0.470925" calcext:value-type="float">
            <text:p>0.470925</text:p>
          </table:table-cell>
          <table:table-cell office:value-type="float" office:value="0.305118" calcext:value-type="float">
            <text:p>0.305118</text:p>
          </table:table-cell>
          <table:table-cell office:value-type="float" office:value="0.203473" calcext:value-type="float">
            <text:p>0.203473</text:p>
          </table:table-cell>
          <table:table-cell office:value-type="float" office:value="0.215802" calcext:value-type="float">
            <text:p>0.215802</text:p>
          </table:table-cell>
          <table:table-cell office:value-type="float" office:value="0.144161" calcext:value-type="float">
            <text:p>0.144161</text:p>
          </table:table-cell>
          <table:table-cell office:value-type="float" office:value="0.358909" calcext:value-type="float">
            <text:p>0.358909</text:p>
          </table:table-cell>
          <table:table-cell office:value-type="float" office:value="0.371696" calcext:value-type="float">
            <text:p>0.371696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174125" calcext:value-type="float">
            <text:p>0.174125</text:p>
          </table:table-cell>
          <table:table-cell office:value-type="float" office:value="0.251719" calcext:value-type="float">
            <text:p>0.251719</text:p>
          </table:table-cell>
          <table:table-cell office:value-type="float" office:value="0.203263" calcext:value-type="float">
            <text:p>0.203263</text:p>
          </table:table-cell>
          <table:table-cell office:value-type="float" office:value="0.171639" calcext:value-type="float">
            <text:p>0.171639</text:p>
          </table:table-cell>
          <table:table-cell office:value-type="float" office:value="0.400234" calcext:value-type="float">
            <text:p>0.400234</text:p>
          </table:table-cell>
          <table:table-cell office:value-type="float" office:value="0.172658" calcext:value-type="float">
            <text:p>0.172658</text:p>
          </table:table-cell>
          <table:table-cell office:value-type="float" office:value="0.389176" calcext:value-type="float">
            <text:p>0.389176</text:p>
          </table:table-cell>
          <table:table-cell office:value-type="float" office:value="0.206998" calcext:value-type="float">
            <text:p>0.206998</text:p>
          </table:table-cell>
          <table:table-cell office:value-type="float" office:value="0.152125" calcext:value-type="float">
            <text:p>0.152125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301883" calcext:value-type="float">
            <text:p>0.301883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156372" calcext:value-type="float">
            <text:p>0.156372</text:p>
          </table:table-cell>
          <table:table-cell office:value-type="float" office:value="0.190942" calcext:value-type="float">
            <text:p>0.190942</text:p>
          </table:table-cell>
          <table:table-cell office:value-type="float" office:value="0.101373" calcext:value-type="float">
            <text:p>0.101373</text:p>
          </table:table-cell>
          <table:table-cell office:value-type="float" office:value="0.251952" calcext:value-type="float">
            <text:p>0.251952</text:p>
          </table:table-cell>
          <table:table-cell office:value-type="float" office:value="0.118165" calcext:value-type="float">
            <text:p>0.118165</text:p>
          </table:table-cell>
          <table:table-cell office:value-type="float" office:value="0.321232" calcext:value-type="float">
            <text:p>0.321232</text:p>
          </table:table-cell>
          <table:table-cell office:value-type="float" office:value="0.361543" calcext:value-type="float">
            <text:p>0.361543</text:p>
          </table:table-cell>
          <table:table-cell office:value-type="float" office:value="1.74025" calcext:value-type="float">
            <text:p>1.74025</text:p>
          </table:table-cell>
          <table:table-cell office:value-type="float" office:value="1.14247" calcext:value-type="float">
            <text:p>1.14247</text:p>
          </table:table-cell>
          <table:table-cell office:value-type="float" office:value="0.731849" calcext:value-type="float">
            <text:p>0.731849</text:p>
          </table:table-cell>
          <table:table-cell office:value-type="float" office:value="1.4324" calcext:value-type="float">
            <text:p>1.4324</text:p>
          </table:table-cell>
          <table:table-cell office:value-type="float" office:value="0.273956" calcext:value-type="float">
            <text:p>0.273956</text:p>
          </table:table-cell>
          <table:table-cell office:value-type="float" office:value="0.531616" calcext:value-type="float">
            <text:p>0.531616</text:p>
          </table:table-cell>
          <table:table-cell office:value-type="float" office:value="0.601425" calcext:value-type="float">
            <text:p>0.601425</text:p>
          </table:table-cell>
          <table:table-cell office:value-type="float" office:value="1.73498" calcext:value-type="float">
            <text:p>1.73498</text:p>
          </table:table-cell>
          <table:table-cell office:value-type="float" office:value="1.70221" calcext:value-type="float">
            <text:p>1.70221</text:p>
          </table:table-cell>
          <table:table-cell office:value-type="float" office:value="0.686974" calcext:value-type="float">
            <text:p>0.686974</text:p>
          </table:table-cell>
          <table:table-cell office:value-type="float" office:value="0.470186" calcext:value-type="float">
            <text:p>0.470186</text:p>
          </table:table-cell>
          <table:table-cell office:value-type="float" office:value="0.511591" calcext:value-type="float">
            <text:p>0.511591</text:p>
          </table:table-cell>
          <table:table-cell office:value-type="float" office:value="1.86345" calcext:value-type="float">
            <text:p>1.86345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0.183463" calcext:value-type="float">
            <text:p>0.183463</text:p>
          </table:table-cell>
          <table:table-cell table:number-columns-repeated="20"/>
          <table:table-cell table:formula="of:=MIN([.A161:.BL161])" office:value-type="float" office:value="0.101373" calcext:value-type="float">
            <text:p>0.101373</text:p>
          </table:table-cell>
          <table:table-cell table:formula="of:=MAX([.A161:.BL161])" office:value-type="float" office:value="2.09605" calcext:value-type="float">
            <text:p>2.09605</text:p>
          </table:table-cell>
          <table:table-cell table:number-columns-repeated="7"/>
        </table:table-row>
        <table:table-row table:style-name="ro2">
          <table:table-cell office:value-type="float" office:value="0.157725" calcext:value-type="float">
            <text:p>0.157725</text:p>
          </table:table-cell>
          <table:table-cell office:value-type="float" office:value="0.195223" calcext:value-type="float">
            <text:p>0.195223</text:p>
          </table:table-cell>
          <table:table-cell office:value-type="float" office:value="0.215925" calcext:value-type="float">
            <text:p>0.215925</text:p>
          </table:table-cell>
          <table:table-cell office:value-type="float" office:value="0.140408" calcext:value-type="float">
            <text:p>0.140408</text:p>
          </table:table-cell>
          <table:table-cell office:value-type="float" office:value="0.144142" calcext:value-type="float">
            <text:p>0.144142</text:p>
          </table:table-cell>
          <table:table-cell office:value-type="float" office:value="0.174388" calcext:value-type="float">
            <text:p>0.174388</text:p>
          </table:table-cell>
          <table:table-cell office:value-type="float" office:value="0.341722" calcext:value-type="float">
            <text:p>0.341722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323308" calcext:value-type="float">
            <text:p>0.323308</text:p>
          </table:table-cell>
          <table:table-cell office:value-type="float" office:value="0.359857" calcext:value-type="float">
            <text:p>0.359857</text:p>
          </table:table-cell>
          <table:table-cell office:value-type="float" office:value="0.447765" calcext:value-type="float">
            <text:p>0.447765</text:p>
          </table:table-cell>
          <table:table-cell office:value-type="float" office:value="0.342961" calcext:value-type="float">
            <text:p>0.342961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395025" calcext:value-type="float">
            <text:p>0.395025</text:p>
          </table:table-cell>
          <table:table-cell office:value-type="float" office:value="0.996659" calcext:value-type="float">
            <text:p>0.996659</text:p>
          </table:table-cell>
          <table:table-cell office:value-type="float" office:value="0.953482" calcext:value-type="float">
            <text:p>0.953482</text:p>
          </table:table-cell>
          <table:table-cell office:value-type="float" office:value="0.320524" calcext:value-type="float">
            <text:p>0.320524</text:p>
          </table:table-cell>
          <table:table-cell office:value-type="float" office:value="0.292526" calcext:value-type="float">
            <text:p>0.292526</text:p>
          </table:table-cell>
          <table:table-cell office:value-type="float" office:value="0.420154" calcext:value-type="float">
            <text:p>0.420154</text:p>
          </table:table-cell>
          <table:table-cell office:value-type="float" office:value="0.994532" calcext:value-type="float">
            <text:p>0.994532</text:p>
          </table:table-cell>
          <table:table-cell office:value-type="float" office:value="0.886287" calcext:value-type="float">
            <text:p>0.886287</text:p>
          </table:table-cell>
          <table:table-cell office:value-type="float" office:value="0.302995" calcext:value-type="float">
            <text:p>0.302995</text:p>
          </table:table-cell>
          <table:table-cell office:value-type="float" office:value="1.05403" calcext:value-type="float">
            <text:p>1.05403</text:p>
          </table:table-cell>
          <table:table-cell office:value-type="float" office:value="0.193861" calcext:value-type="float">
            <text:p>0.193861</text:p>
          </table:table-cell>
          <table:table-cell office:value-type="float" office:value="1.03635" calcext:value-type="float">
            <text:p>1.03635</text:p>
          </table:table-cell>
          <table:table-cell office:value-type="float" office:value="0.933377" calcext:value-type="float">
            <text:p>0.933377</text:p>
          </table:table-cell>
          <table:table-cell office:value-type="float" office:value="0.628911" calcext:value-type="float">
            <text:p>0.628911</text:p>
          </table:table-cell>
          <table:table-cell office:value-type="float" office:value="0.885586" calcext:value-type="float">
            <text:p>0.885586</text:p>
          </table:table-cell>
          <table:table-cell office:value-type="float" office:value="0.810688" calcext:value-type="float">
            <text:p>0.810688</text:p>
          </table:table-cell>
          <table:table-cell office:value-type="float" office:value="0.813052" calcext:value-type="float">
            <text:p>0.813052</text:p>
          </table:table-cell>
          <table:table-cell office:value-type="float" office:value="0.76477" calcext:value-type="float">
            <text:p>0.76477</text:p>
          </table:table-cell>
          <table:table-cell office:value-type="float" office:value="0.901983" calcext:value-type="float">
            <text:p>0.901983</text:p>
          </table:table-cell>
          <table:table-cell office:value-type="float" office:value="0.227014" calcext:value-type="float">
            <text:p>0.227014</text:p>
          </table:table-cell>
          <table:table-cell office:value-type="float" office:value="0.642066" calcext:value-type="float">
            <text:p>0.642066</text:p>
          </table:table-cell>
          <table:table-cell office:value-type="float" office:value="1.44177" calcext:value-type="float">
            <text:p>1.44177</text:p>
          </table:table-cell>
          <table:table-cell office:value-type="float" office:value="0.874452" calcext:value-type="float">
            <text:p>0.874452</text:p>
          </table:table-cell>
          <table:table-cell office:value-type="float" office:value="0.276886" calcext:value-type="float">
            <text:p>0.276886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329867" calcext:value-type="float">
            <text:p>0.329867</text:p>
          </table:table-cell>
          <table:table-cell office:value-type="float" office:value="0.195898" calcext:value-type="float">
            <text:p>0.195898</text:p>
          </table:table-cell>
          <table:table-cell office:value-type="float" office:value="0.141144" calcext:value-type="float">
            <text:p>0.141144</text:p>
          </table:table-cell>
          <table:table-cell office:value-type="float" office:value="0.889703" calcext:value-type="float">
            <text:p>0.889703</text:p>
          </table:table-cell>
          <table:table-cell office:value-type="float" office:value="0.17537" calcext:value-type="float">
            <text:p>0.17537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237218" calcext:value-type="float">
            <text:p>0.237218</text:p>
          </table:table-cell>
          <table:table-cell office:value-type="float" office:value="0.108581" calcext:value-type="float">
            <text:p>0.10858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0702219" calcext:value-type="float">
            <text:p>0.0702219</text:p>
          </table:table-cell>
          <table:table-cell table:number-columns-repeated="20"/>
          <table:table-cell table:formula="of:=MIN([.A162:.BL162])" office:value-type="float" office:value="0.0702219" calcext:value-type="float">
            <text:p>0.0702219</text:p>
          </table:table-cell>
          <table:table-cell table:formula="of:=MAX([.A162:.BL162])" office:value-type="float" office:value="1.44177" calcext:value-type="float">
            <text:p>1.44177</text:p>
          </table:table-cell>
          <table:table-cell table:number-columns-repeated="7"/>
        </table:table-row>
        <table:table-row table:style-name="ro2">
          <table:table-cell office:value-type="float" office:value="0.159958" calcext:value-type="float">
            <text:p>0.159958</text:p>
          </table:table-cell>
          <table:table-cell office:value-type="float" office:value="0.211005" calcext:value-type="float">
            <text:p>0.211005</text:p>
          </table:table-cell>
          <table:table-cell office:value-type="float" office:value="0.177068" calcext:value-type="float">
            <text:p>0.177068</text:p>
          </table:table-cell>
          <table:table-cell office:value-type="float" office:value="0.199989" calcext:value-type="float">
            <text:p>0.199989</text:p>
          </table:table-cell>
          <table:table-cell office:value-type="float" office:value="0.246118" calcext:value-type="float">
            <text:p>0.246118</text:p>
          </table:table-cell>
          <table:table-cell office:value-type="float" office:value="0.106014" calcext:value-type="float">
            <text:p>0.106014</text:p>
          </table:table-cell>
          <table:table-cell office:value-type="float" office:value="0.24199" calcext:value-type="float">
            <text:p>0.24199</text:p>
          </table:table-cell>
          <table:table-cell office:value-type="float" office:value="0.14676" calcext:value-type="float">
            <text:p>0.14676</text:p>
          </table:table-cell>
          <table:table-cell office:value-type="float" office:value="0.72012" calcext:value-type="float">
            <text:p>0.72012</text:p>
          </table:table-cell>
          <table:table-cell office:value-type="float" office:value="0.480454" calcext:value-type="float">
            <text:p>0.480454</text:p>
          </table:table-cell>
          <table:table-cell office:value-type="float" office:value="0.426847" calcext:value-type="float">
            <text:p>0.426847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0.333276" calcext:value-type="float">
            <text:p>0.333276</text:p>
          </table:table-cell>
          <table:table-cell office:value-type="float" office:value="0.441014" calcext:value-type="float">
            <text:p>0.441014</text:p>
          </table:table-cell>
          <table:table-cell office:value-type="float" office:value="0.391635" calcext:value-type="float">
            <text:p>0.391635</text:p>
          </table:table-cell>
          <table:table-cell office:value-type="float" office:value="0.48983" calcext:value-type="float">
            <text:p>0.48983</text:p>
          </table:table-cell>
          <table:table-cell office:value-type="float" office:value="0.480252" calcext:value-type="float">
            <text:p>0.480252</text:p>
          </table:table-cell>
          <table:table-cell office:value-type="float" office:value="1.25036" calcext:value-type="float">
            <text:p>1.25036</text:p>
          </table:table-cell>
          <table:table-cell office:value-type="float" office:value="0.508746" calcext:value-type="float">
            <text:p>0.508746</text:p>
          </table:table-cell>
          <table:table-cell office:value-type="float" office:value="0.490431" calcext:value-type="float">
            <text:p>0.490431</text:p>
          </table:table-cell>
          <table:table-cell office:value-type="float" office:value="0.135546" calcext:value-type="float">
            <text:p>0.135546</text:p>
          </table:table-cell>
          <table:table-cell office:value-type="float" office:value="0.423287" calcext:value-type="float">
            <text:p>0.423287</text:p>
          </table:table-cell>
          <table:table-cell office:value-type="float" office:value="0.658901" calcext:value-type="float">
            <text:p>0.658901</text:p>
          </table:table-cell>
          <table:table-cell office:value-type="float" office:value="0.372646" calcext:value-type="float">
            <text:p>0.372646</text:p>
          </table:table-cell>
          <table:table-cell office:value-type="float" office:value="0.288493" calcext:value-type="float">
            <text:p>0.288493</text:p>
          </table:table-cell>
          <table:table-cell office:value-type="float" office:value="1.66343" calcext:value-type="float">
            <text:p>1.66343</text:p>
          </table:table-cell>
          <table:table-cell office:value-type="float" office:value="0.27981" calcext:value-type="float">
            <text:p>0.27981</text:p>
          </table:table-cell>
          <table:table-cell office:value-type="float" office:value="0.241226" calcext:value-type="float">
            <text:p>0.241226</text:p>
          </table:table-cell>
          <table:table-cell office:value-type="float" office:value="1.54132" calcext:value-type="float">
            <text:p>1.54132</text:p>
          </table:table-cell>
          <table:table-cell office:value-type="float" office:value="1.48148" calcext:value-type="float">
            <text:p>1.48148</text:p>
          </table:table-cell>
          <table:table-cell office:value-type="float" office:value="1.48124" calcext:value-type="float">
            <text:p>1.48124</text:p>
          </table:table-cell>
          <table:table-cell office:value-type="float" office:value="0.345489" calcext:value-type="float">
            <text:p>0.345489</text:p>
          </table:table-cell>
          <table:table-cell office:value-type="float" office:value="0.367615" calcext:value-type="float">
            <text:p>0.367615</text:p>
          </table:table-cell>
          <table:table-cell office:value-type="float" office:value="0.429103" calcext:value-type="float">
            <text:p>0.429103</text:p>
          </table:table-cell>
          <table:table-cell office:value-type="float" office:value="1.92035" calcext:value-type="float">
            <text:p>1.92035</text:p>
          </table:table-cell>
          <table:table-cell office:value-type="float" office:value="1.62887" calcext:value-type="float">
            <text:p>1.62887</text:p>
          </table:table-cell>
          <table:table-cell office:value-type="float" office:value="1.53894" calcext:value-type="float">
            <text:p>1.53894</text:p>
          </table:table-cell>
          <table:table-cell office:value-type="float" office:value="1.39919" calcext:value-type="float">
            <text:p>1.39919</text:p>
          </table:table-cell>
          <table:table-cell office:value-type="float" office:value="0.545083" calcext:value-type="float">
            <text:p>0.545083</text:p>
          </table:table-cell>
          <table:table-cell office:value-type="float" office:value="1.3548" calcext:value-type="float">
            <text:p>1.3548</text:p>
          </table:table-cell>
          <table:table-cell office:value-type="float" office:value="1.49558" calcext:value-type="float">
            <text:p>1.49558</text:p>
          </table:table-cell>
          <table:table-cell office:value-type="float" office:value="1.48913" calcext:value-type="float">
            <text:p>1.48913</text:p>
          </table:table-cell>
          <table:table-cell office:value-type="float" office:value="1.41888" calcext:value-type="float">
            <text:p>1.41888</text:p>
          </table:table-cell>
          <table:table-cell office:value-type="float" office:value="1.22635" calcext:value-type="float">
            <text:p>1.22635</text:p>
          </table:table-cell>
          <table:table-cell office:value-type="float" office:value="1.37269" calcext:value-type="float">
            <text:p>1.37269</text:p>
          </table:table-cell>
          <table:table-cell office:value-type="float" office:value="1.14113" calcext:value-type="float">
            <text:p>1.14113</text:p>
          </table:table-cell>
          <table:table-cell office:value-type="float" office:value="1.31676" calcext:value-type="float">
            <text:p>1.31676</text:p>
          </table:table-cell>
          <table:table-cell table:number-columns-repeated="20"/>
          <table:table-cell table:formula="of:=MIN([.A163:.BL163])" office:value-type="float" office:value="0.106014" calcext:value-type="float">
            <text:p>0.106014</text:p>
          </table:table-cell>
          <table:table-cell table:formula="of:=MAX([.A163:.BL163])" office:value-type="float" office:value="1.92035" calcext:value-type="float">
            <text:p>1.92035</text:p>
          </table:table-cell>
          <table:table-cell table:number-columns-repeated="7"/>
        </table:table-row>
        <table:table-row table:style-name="ro2">
          <table:table-cell office:value-type="float" office:value="0.162471" calcext:value-type="float">
            <text:p>0.162471</text:p>
          </table:table-cell>
          <table:table-cell office:value-type="float" office:value="0.195612" calcext:value-type="float">
            <text:p>0.195612</text:p>
          </table:table-cell>
          <table:table-cell office:value-type="float" office:value="0.288733" calcext:value-type="float">
            <text:p>0.288733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211166" calcext:value-type="float">
            <text:p>0.211166</text:p>
          </table:table-cell>
          <table:table-cell office:value-type="float" office:value="0.255518" calcext:value-type="float">
            <text:p>0.255518</text:p>
          </table:table-cell>
          <table:table-cell office:value-type="float" office:value="0.112907" calcext:value-type="float">
            <text:p>0.112907</text:p>
          </table:table-cell>
          <table:table-cell office:value-type="float" office:value="0.325848" calcext:value-type="float">
            <text:p>0.325848</text:p>
          </table:table-cell>
          <table:table-cell office:value-type="float" office:value="0.160554" calcext:value-type="float">
            <text:p>0.160554</text:p>
          </table:table-cell>
          <table:table-cell office:value-type="float" office:value="0.150684" calcext:value-type="float">
            <text:p>0.150684</text:p>
          </table:table-cell>
          <table:table-cell office:value-type="float" office:value="0.822207" calcext:value-type="float">
            <text:p>0.822207</text:p>
          </table:table-cell>
          <table:table-cell office:value-type="float" office:value="0.269012" calcext:value-type="float">
            <text:p>0.269012</text:p>
          </table:table-cell>
          <table:table-cell office:value-type="float" office:value="0.177943" calcext:value-type="float">
            <text:p>0.177943</text:p>
          </table:table-cell>
          <table:table-cell office:value-type="float" office:value="0.798056" calcext:value-type="float">
            <text:p>0.798056</text:p>
          </table:table-cell>
          <table:table-cell office:value-type="float" office:value="0.251892" calcext:value-type="float">
            <text:p>0.251892</text:p>
          </table:table-cell>
          <table:table-cell office:value-type="float" office:value="0.544126" calcext:value-type="float">
            <text:p>0.54412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522204" calcext:value-type="float">
            <text:p>0.522204</text:p>
          </table:table-cell>
          <table:table-cell office:value-type="float" office:value="0.509137" calcext:value-type="float">
            <text:p>0.509137</text:p>
          </table:table-cell>
          <table:table-cell office:value-type="float" office:value="1.05395" calcext:value-type="float">
            <text:p>1.05395</text:p>
          </table:table-cell>
          <table:table-cell office:value-type="float" office:value="0.161957" calcext:value-type="float">
            <text:p>0.161957</text:p>
          </table:table-cell>
          <table:table-cell office:value-type="float" office:value="0.76219" calcext:value-type="float">
            <text:p>0.76219</text:p>
          </table:table-cell>
          <table:table-cell office:value-type="float" office:value="1.13109" calcext:value-type="float">
            <text:p>1.13109</text:p>
          </table:table-cell>
          <table:table-cell office:value-type="float" office:value="1.1164" calcext:value-type="float">
            <text:p>1.1164</text:p>
          </table:table-cell>
          <table:table-cell office:value-type="float" office:value="0.830299" calcext:value-type="float">
            <text:p>0.830299</text:p>
          </table:table-cell>
          <table:table-cell office:value-type="float" office:value="0.128758" calcext:value-type="float">
            <text:p>0.128758</text:p>
          </table:table-cell>
          <table:table-cell office:value-type="float" office:value="0.180571" calcext:value-type="float">
            <text:p>0.180571</text:p>
          </table:table-cell>
          <table:table-cell office:value-type="float" office:value="0.097712" calcext:value-type="float">
            <text:p>0.097712</text:p>
          </table:table-cell>
          <table:table-cell office:value-type="float" office:value="0.101574" calcext:value-type="float">
            <text:p>0.101574</text:p>
          </table:table-cell>
          <table:table-cell office:value-type="float" office:value="1.4099" calcext:value-type="float">
            <text:p>1.4099</text:p>
          </table:table-cell>
          <table:table-cell office:value-type="float" office:value="1.0027" calcext:value-type="float">
            <text:p>1.0027</text:p>
          </table:table-cell>
          <table:table-cell office:value-type="float" office:value="0.963815" calcext:value-type="float">
            <text:p>0.963815</text:p>
          </table:table-cell>
          <table:table-cell office:value-type="float" office:value="0.0832539" calcext:value-type="float">
            <text:p>0.0832539</text:p>
          </table:table-cell>
          <table:table-cell office:value-type="float" office:value="1.06623" calcext:value-type="float">
            <text:p>1.06623</text:p>
          </table:table-cell>
          <table:table-cell office:value-type="float" office:value="0.0686982" calcext:value-type="float">
            <text:p>0.0686982</text:p>
          </table:table-cell>
          <table:table-cell office:value-type="float" office:value="0.0819261" calcext:value-type="float">
            <text:p>0.0819261</text:p>
          </table:table-cell>
          <table:table-cell office:value-type="float" office:value="0.144826" calcext:value-type="float">
            <text:p>0.144826</text:p>
          </table:table-cell>
          <table:table-cell office:value-type="float" office:value="0.143463" calcext:value-type="float">
            <text:p>0.143463</text:p>
          </table:table-cell>
          <table:table-cell office:value-type="float" office:value="1.25977" calcext:value-type="float">
            <text:p>1.25977</text:p>
          </table:table-cell>
          <table:table-cell office:value-type="float" office:value="0.51048" calcext:value-type="float">
            <text:p>0.51048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0.0620131" calcext:value-type="float">
            <text:p>0.0620131</text:p>
          </table:table-cell>
          <table:table-cell office:value-type="float" office:value="0.226158" calcext:value-type="float">
            <text:p>0.226158</text:p>
          </table:table-cell>
          <table:table-cell office:value-type="float" office:value="0.051136" calcext:value-type="float">
            <text:p>0.051136</text:p>
          </table:table-cell>
          <table:table-cell office:value-type="float" office:value="0.830637" calcext:value-type="float">
            <text:p>0.830637</text:p>
          </table:table-cell>
          <table:table-cell office:value-type="float" office:value="0.050843" calcext:value-type="float">
            <text:p>0.050843</text:p>
          </table:table-cell>
          <table:table-cell office:value-type="float" office:value="0.395059" calcext:value-type="float">
            <text:p>0.395059</text:p>
          </table:table-cell>
          <table:table-cell office:value-type="float" office:value="0.488594" calcext:value-type="float">
            <text:p>0.488594</text:p>
          </table:table-cell>
          <table:table-cell table:number-columns-repeated="20"/>
          <table:table-cell table:formula="of:=MIN([.A164:.BL164])" office:value-type="float" office:value="0.050843" calcext:value-type="float">
            <text:p>0.050843</text:p>
          </table:table-cell>
          <table:table-cell table:formula="of:=MAX([.A164:.BL164])" office:value-type="float" office:value="1.4099" calcext:value-type="float">
            <text:p>1.4099</text:p>
          </table:table-cell>
          <table:table-cell table:number-columns-repeated="7"/>
        </table:table-row>
        <table:table-row table:style-name="ro2">
          <table:table-cell office:value-type="float" office:value="0.177904" calcext:value-type="float">
            <text:p>0.177904</text:p>
          </table:table-cell>
          <table:table-cell office:value-type="float" office:value="0.195257" calcext:value-type="float">
            <text:p>0.195257</text:p>
          </table:table-cell>
          <table:table-cell office:value-type="float" office:value="0.131678" calcext:value-type="float">
            <text:p>0.131678</text:p>
          </table:table-cell>
          <table:table-cell office:value-type="float" office:value="0.185283" calcext:value-type="float">
            <text:p>0.185283</text:p>
          </table:table-cell>
          <table:table-cell office:value-type="float" office:value="0.247851" calcext:value-type="float">
            <text:p>0.247851</text:p>
          </table:table-cell>
          <table:table-cell office:value-type="float" office:value="0.147355" calcext:value-type="float">
            <text:p>0.147355</text:p>
          </table:table-cell>
          <table:table-cell office:value-type="float" office:value="0.187309" calcext:value-type="float">
            <text:p>0.187309</text:p>
          </table:table-cell>
          <table:table-cell office:value-type="float" office:value="0.662311" calcext:value-type="float">
            <text:p>0.662311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344314" calcext:value-type="float">
            <text:p>0.344314</text:p>
          </table:table-cell>
          <table:table-cell office:value-type="float" office:value="0.311245" calcext:value-type="float">
            <text:p>0.311245</text:p>
          </table:table-cell>
          <table:table-cell office:value-type="float" office:value="0.127864" calcext:value-type="float">
            <text:p>0.127864</text:p>
          </table:table-cell>
          <table:table-cell office:value-type="float" office:value="0.497823" calcext:value-type="float">
            <text:p>0.497823</text:p>
          </table:table-cell>
          <table:table-cell office:value-type="float" office:value="0.874741" calcext:value-type="float">
            <text:p>0.874741</text:p>
          </table:table-cell>
          <table:table-cell office:value-type="float" office:value="0.474491" calcext:value-type="float">
            <text:p>0.474491</text:p>
          </table:table-cell>
          <table:table-cell office:value-type="float" office:value="0.473425" calcext:value-type="float">
            <text:p>0.473425</text:p>
          </table:table-cell>
          <table:table-cell office:value-type="float" office:value="0.371784" calcext:value-type="float">
            <text:p>0.371784</text:p>
          </table:table-cell>
          <table:table-cell office:value-type="float" office:value="0.700228" calcext:value-type="float">
            <text:p>0.700228</text:p>
          </table:table-cell>
          <table:table-cell office:value-type="float" office:value="0.301971" calcext:value-type="float">
            <text:p>0.301971</text:p>
          </table:table-cell>
          <table:table-cell office:value-type="float" office:value="1.40526" calcext:value-type="float">
            <text:p>1.40526</text:p>
          </table:table-cell>
          <table:table-cell office:value-type="float" office:value="0.497362" calcext:value-type="float">
            <text:p>0.497362</text:p>
          </table:table-cell>
          <table:table-cell office:value-type="float" office:value="1.27087" calcext:value-type="float">
            <text:p>1.27087</text:p>
          </table:table-cell>
          <table:table-cell office:value-type="float" office:value="1.36461" calcext:value-type="float">
            <text:p>1.36461</text:p>
          </table:table-cell>
          <table:table-cell office:value-type="float" office:value="1.1348" calcext:value-type="float">
            <text:p>1.1348</text:p>
          </table:table-cell>
          <table:table-cell office:value-type="float" office:value="0.22783" calcext:value-type="float">
            <text:p>0.22783</text:p>
          </table:table-cell>
          <table:table-cell office:value-type="float" office:value="0.444918" calcext:value-type="float">
            <text:p>0.444918</text:p>
          </table:table-cell>
          <table:table-cell office:value-type="float" office:value="1.04639" calcext:value-type="float">
            <text:p>1.04639</text:p>
          </table:table-cell>
          <table:table-cell office:value-type="float" office:value="0.394176" calcext:value-type="float">
            <text:p>0.394176</text:p>
          </table:table-cell>
          <table:table-cell office:value-type="float" office:value="0.957947" calcext:value-type="float">
            <text:p>0.957947</text:p>
          </table:table-cell>
          <table:table-cell office:value-type="float" office:value="1.36846" calcext:value-type="float">
            <text:p>1.36846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0.177241" calcext:value-type="float">
            <text:p>0.177241</text:p>
          </table:table-cell>
          <table:table-cell office:value-type="float" office:value="1.18127" calcext:value-type="float">
            <text:p>1.18127</text:p>
          </table:table-cell>
          <table:table-cell office:value-type="float" office:value="1.68899" calcext:value-type="float">
            <text:p>1.68899</text:p>
          </table:table-cell>
          <table:table-cell office:value-type="float" office:value="1.32132" calcext:value-type="float">
            <text:p>1.32132</text:p>
          </table:table-cell>
          <table:table-cell office:value-type="float" office:value="1.35159" calcext:value-type="float">
            <text:p>1.35159</text:p>
          </table:table-cell>
          <table:table-cell office:value-type="float" office:value="1.2507" calcext:value-type="float">
            <text:p>1.2507</text:p>
          </table:table-cell>
          <table:table-cell office:value-type="float" office:value="0.204124" calcext:value-type="float">
            <text:p>0.204124</text:p>
          </table:table-cell>
          <table:table-cell office:value-type="float" office:value="0.899461" calcext:value-type="float">
            <text:p>0.899461</text:p>
          </table:table-cell>
          <table:table-cell office:value-type="float" office:value="0.881936" calcext:value-type="float">
            <text:p>0.881936</text:p>
          </table:table-cell>
          <table:table-cell office:value-type="float" office:value="0.884318" calcext:value-type="float">
            <text:p>0.884318</text:p>
          </table:table-cell>
          <table:table-cell office:value-type="float" office:value="1.35786" calcext:value-type="float">
            <text:p>1.35786</text:p>
          </table:table-cell>
          <table:table-cell office:value-type="float" office:value="1.10908" calcext:value-type="float">
            <text:p>1.10908</text:p>
          </table:table-cell>
          <table:table-cell office:value-type="float" office:value="0.826571" calcext:value-type="float">
            <text:p>0.826571</text:p>
          </table:table-cell>
          <table:table-cell office:value-type="float" office:value="1.53276" calcext:value-type="float">
            <text:p>1.53276</text:p>
          </table:table-cell>
          <table:table-cell office:value-type="float" office:value="1.44523" calcext:value-type="float">
            <text:p>1.44523</text:p>
          </table:table-cell>
          <table:table-cell office:value-type="float" office:value="0.902388" calcext:value-type="float">
            <text:p>0.902388</text:p>
          </table:table-cell>
          <table:table-cell office:value-type="float" office:value="0.832935" calcext:value-type="float">
            <text:p>0.832935</text:p>
          </table:table-cell>
          <table:table-cell table:number-columns-repeated="20"/>
          <table:table-cell table:formula="of:=MIN([.A165:.BL165])" office:value-type="float" office:value="0.127864" calcext:value-type="float">
            <text:p>0.127864</text:p>
          </table:table-cell>
          <table:table-cell table:formula="of:=MAX([.A165:.BL165])" office:value-type="float" office:value="1.68899" calcext:value-type="float">
            <text:p>1.68899</text:p>
          </table:table-cell>
          <table:table-cell table:number-columns-repeated="7"/>
        </table:table-row>
        <table:table-row table:style-name="ro2">
          <table:table-cell office:value-type="float" office:value="0.084132" calcext:value-type="float">
            <text:p>0.084132</text:p>
          </table:table-cell>
          <table:table-cell office:value-type="float" office:value="0.0640528" calcext:value-type="float">
            <text:p>0.0640528</text:p>
          </table:table-cell>
          <table:table-cell office:value-type="float" office:value="0.20194" calcext:value-type="float">
            <text:p>0.20194</text:p>
          </table:table-cell>
          <table:table-cell office:value-type="float" office:value="0.095933" calcext:value-type="float">
            <text:p>0.095933</text:p>
          </table:table-cell>
          <table:table-cell office:value-type="float" office:value="0.151641" calcext:value-type="float">
            <text:p>0.151641</text:p>
          </table:table-cell>
          <table:table-cell office:value-type="float" office:value="0.0540562" calcext:value-type="float">
            <text:p>0.0540562</text:p>
          </table:table-cell>
          <table:table-cell office:value-type="float" office:value="0.298458" calcext:value-type="float">
            <text:p>0.298458</text:p>
          </table:table-cell>
          <table:table-cell office:value-type="float" office:value="0.193996" calcext:value-type="float">
            <text:p>0.193996</text:p>
          </table:table-cell>
          <table:table-cell office:value-type="float" office:value="0.122663" calcext:value-type="float">
            <text:p>0.122663</text:p>
          </table:table-cell>
          <table:table-cell office:value-type="float" office:value="0.203639" calcext:value-type="float">
            <text:p>0.203639</text:p>
          </table:table-cell>
          <table:table-cell office:value-type="float" office:value="0.156919" calcext:value-type="float">
            <text:p>0.156919</text:p>
          </table:table-cell>
          <table:table-cell office:value-type="float" office:value="0.126991" calcext:value-type="float">
            <text:p>0.126991</text:p>
          </table:table-cell>
          <table:table-cell office:value-type="float" office:value="0.222664" calcext:value-type="float">
            <text:p>0.222664</text:p>
          </table:table-cell>
          <table:table-cell office:value-type="float" office:value="0.0627992" calcext:value-type="float">
            <text:p>0.0627992</text:p>
          </table:table-cell>
          <table:table-cell office:value-type="float" office:value="0.186987" calcext:value-type="float">
            <text:p>0.186987</text:p>
          </table:table-cell>
          <table:table-cell office:value-type="float" office:value="0.387947" calcext:value-type="float">
            <text:p>0.387947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172552" calcext:value-type="float">
            <text:p>0.172552</text:p>
          </table:table-cell>
          <table:table-cell office:value-type="float" office:value="0.194816" calcext:value-type="float">
            <text:p>0.194816</text:p>
          </table:table-cell>
          <table:table-cell office:value-type="float" office:value="0.118631" calcext:value-type="float">
            <text:p>0.118631</text:p>
          </table:table-cell>
          <table:table-cell office:value-type="float" office:value="0.173448" calcext:value-type="float">
            <text:p>0.173448</text:p>
          </table:table-cell>
          <table:table-cell office:value-type="float" office:value="0.229866" calcext:value-type="float">
            <text:p>0.229866</text:p>
          </table:table-cell>
          <table:table-cell office:value-type="float" office:value="0.38246" calcext:value-type="float">
            <text:p>0.38246</text:p>
          </table:table-cell>
          <table:table-cell office:value-type="float" office:value="0.428494" calcext:value-type="float">
            <text:p>0.428494</text:p>
          </table:table-cell>
          <table:table-cell office:value-type="float" office:value="0.262759" calcext:value-type="float">
            <text:p>0.262759</text:p>
          </table:table-cell>
          <table:table-cell office:value-type="float" office:value="1.47303" calcext:value-type="float">
            <text:p>1.47303</text:p>
          </table:table-cell>
          <table:table-cell office:value-type="float" office:value="1.33496" calcext:value-type="float">
            <text:p>1.33496</text:p>
          </table:table-cell>
          <table:table-cell office:value-type="float" office:value="0.809771" calcext:value-type="float">
            <text:p>0.809771</text:p>
          </table:table-cell>
          <table:table-cell office:value-type="float" office:value="1.06629" calcext:value-type="float">
            <text:p>1.06629</text:p>
          </table:table-cell>
          <table:table-cell office:value-type="float" office:value="1.15265" calcext:value-type="float">
            <text:p>1.15265</text:p>
          </table:table-cell>
          <table:table-cell office:value-type="float" office:value="0.956267" calcext:value-type="float">
            <text:p>0.956267</text:p>
          </table:table-cell>
          <table:table-cell office:value-type="float" office:value="0.104658" calcext:value-type="float">
            <text:p>0.104658</text:p>
          </table:table-cell>
          <table:table-cell office:value-type="float" office:value="0.494947" calcext:value-type="float">
            <text:p>0.494947</text:p>
          </table:table-cell>
          <table:table-cell office:value-type="float" office:value="0.267223" calcext:value-type="float">
            <text:p>0.267223</text:p>
          </table:table-cell>
          <table:table-cell office:value-type="float" office:value="0.713235" calcext:value-type="float">
            <text:p>0.713235</text:p>
          </table:table-cell>
          <table:table-cell office:value-type="float" office:value="0.306378" calcext:value-type="float">
            <text:p>0.306378</text:p>
          </table:table-cell>
          <table:table-cell office:value-type="float" office:value="0.408807" calcext:value-type="float">
            <text:p>0.408807</text:p>
          </table:table-cell>
          <table:table-cell office:value-type="float" office:value="0.200296" calcext:value-type="float">
            <text:p>0.200296</text:p>
          </table:table-cell>
          <table:table-cell office:value-type="float" office:value="0.733767" calcext:value-type="float">
            <text:p>0.733767</text:p>
          </table:table-cell>
          <table:table-cell office:value-type="float" office:value="0.821468" calcext:value-type="float">
            <text:p>0.821468</text:p>
          </table:table-cell>
          <table:table-cell office:value-type="float" office:value="0.178568" calcext:value-type="float">
            <text:p>0.178568</text:p>
          </table:table-cell>
          <table:table-cell office:value-type="float" office:value="0.185419" calcext:value-type="float">
            <text:p>0.185419</text:p>
          </table:table-cell>
          <table:table-cell office:value-type="float" office:value="0.611247" calcext:value-type="float">
            <text:p>0.611247</text:p>
          </table:table-cell>
          <table:table-cell office:value-type="float" office:value="0.360405" calcext:value-type="float">
            <text:p>0.360405</text:p>
          </table:table-cell>
          <table:table-cell office:value-type="float" office:value="0.159209" calcext:value-type="float">
            <text:p>0.159209</text:p>
          </table:table-cell>
          <table:table-cell office:value-type="float" office:value="1.17318" calcext:value-type="float">
            <text:p>1.17318</text:p>
          </table:table-cell>
          <table:table-cell office:value-type="float" office:value="0.216303" calcext:value-type="float">
            <text:p>0.216303</text:p>
          </table:table-cell>
          <table:table-cell office:value-type="float" office:value="1.80816" calcext:value-type="float">
            <text:p>1.80816</text:p>
          </table:table-cell>
          <table:table-cell table:number-columns-repeated="20"/>
          <table:table-cell table:formula="of:=MIN([.A166:.BL166])" office:value-type="float" office:value="0.0540562" calcext:value-type="float">
            <text:p>0.0540562</text:p>
          </table:table-cell>
          <table:table-cell table:formula="of:=MAX([.A166:.BL166])" office:value-type="float" office:value="1.80816" calcext:value-type="float">
            <text:p>1.80816</text:p>
          </table:table-cell>
          <table:table-cell table:number-columns-repeated="7"/>
        </table:table-row>
        <table:table-row table:style-name="ro2">
          <table:table-cell office:value-type="float" office:value="0.0841451" calcext:value-type="float">
            <text:p>0.0841451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128112" calcext:value-type="float">
            <text:p>0.128112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088315" calcext:value-type="float">
            <text:p>0.088315</text:p>
          </table:table-cell>
          <table:table-cell office:value-type="float" office:value="0.0669072" calcext:value-type="float">
            <text:p>0.0669072</text:p>
          </table:table-cell>
          <table:table-cell office:value-type="float" office:value="0.428761" calcext:value-type="float">
            <text:p>0.428761</text:p>
          </table:table-cell>
          <table:table-cell office:value-type="float" office:value="0.076097" calcext:value-type="float">
            <text:p>0.076097</text:p>
          </table:table-cell>
          <table:table-cell office:value-type="float" office:value="0.421818" calcext:value-type="float">
            <text:p>0.421818</text:p>
          </table:table-cell>
          <table:table-cell office:value-type="float" office:value="0.0953538" calcext:value-type="float">
            <text:p>0.0953538</text:p>
          </table:table-cell>
          <table:table-cell office:value-type="float" office:value="0.107286" calcext:value-type="float">
            <text:p>0.107286</text:p>
          </table:table-cell>
          <table:table-cell office:value-type="float" office:value="0.0929999" calcext:value-type="float">
            <text:p>0.0929999</text:p>
          </table:table-cell>
          <table:table-cell office:value-type="float" office:value="0.0670459" calcext:value-type="float">
            <text:p>0.0670459</text:p>
          </table:table-cell>
          <table:table-cell office:value-type="float" office:value="0.090019" calcext:value-type="float">
            <text:p>0.090019</text:p>
          </table:table-cell>
          <table:table-cell office:value-type="float" office:value="0.0892642" calcext:value-type="float">
            <text:p>0.0892642</text:p>
          </table:table-cell>
          <table:table-cell office:value-type="float" office:value="1.11764" calcext:value-type="float">
            <text:p>1.11764</text:p>
          </table:table-cell>
          <table:table-cell office:value-type="float" office:value="0.989239" calcext:value-type="float">
            <text:p>0.989239</text:p>
          </table:table-cell>
          <table:table-cell office:value-type="float" office:value="1.01642" calcext:value-type="float">
            <text:p>1.01642</text:p>
          </table:table-cell>
          <table:table-cell office:value-type="float" office:value="0.968173" calcext:value-type="float">
            <text:p>0.968173</text:p>
          </table:table-cell>
          <table:table-cell office:value-type="float" office:value="1.29834" calcext:value-type="float">
            <text:p>1.29834</text:p>
          </table:table-cell>
          <table:table-cell office:value-type="float" office:value="1.18011" calcext:value-type="float">
            <text:p>1.18011</text:p>
          </table:table-cell>
          <table:table-cell office:value-type="float" office:value="1.09531" calcext:value-type="float">
            <text:p>1.09531</text:p>
          </table:table-cell>
          <table:table-cell office:value-type="float" office:value="1.02544" calcext:value-type="float">
            <text:p>1.02544</text:p>
          </table:table-cell>
          <table:table-cell office:value-type="float" office:value="0.970106" calcext:value-type="float">
            <text:p>0.970106</text:p>
          </table:table-cell>
          <table:table-cell office:value-type="float" office:value="0.818302" calcext:value-type="float">
            <text:p>0.818302</text:p>
          </table:table-cell>
          <table:table-cell office:value-type="float" office:value="0.954528" calcext:value-type="float">
            <text:p>0.954528</text:p>
          </table:table-cell>
          <table:table-cell office:value-type="float" office:value="0.927191" calcext:value-type="float">
            <text:p>0.927191</text:p>
          </table:table-cell>
          <table:table-cell office:value-type="float" office:value="0.590673" calcext:value-type="float">
            <text:p>0.590673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0.812786" calcext:value-type="float">
            <text:p>0.812786</text:p>
          </table:table-cell>
          <table:table-cell office:value-type="float" office:value="0.740606" calcext:value-type="float">
            <text:p>0.740606</text:p>
          </table:table-cell>
          <table:table-cell office:value-type="float" office:value="0.596164" calcext:value-type="float">
            <text:p>0.596164</text:p>
          </table:table-cell>
          <table:table-cell office:value-type="float" office:value="0.525458" calcext:value-type="float">
            <text:p>0.525458</text:p>
          </table:table-cell>
          <table:table-cell office:value-type="float" office:value="0.546321" calcext:value-type="float">
            <text:p>0.546321</text:p>
          </table:table-cell>
          <table:table-cell office:value-type="float" office:value="0.219652" calcext:value-type="float">
            <text:p>0.219652</text:p>
          </table:table-cell>
          <table:table-cell office:value-type="float" office:value="0.501632" calcext:value-type="float">
            <text:p>0.501632</text:p>
          </table:table-cell>
          <table:table-cell office:value-type="float" office:value="0.47275" calcext:value-type="float">
            <text:p>0.47275</text:p>
          </table:table-cell>
          <table:table-cell office:value-type="float" office:value="0.48961" calcext:value-type="float">
            <text:p>0.48961</text:p>
          </table:table-cell>
          <table:table-cell office:value-type="float" office:value="0.184453" calcext:value-type="float">
            <text:p>0.184453</text:p>
          </table:table-cell>
          <table:table-cell office:value-type="float" office:value="0.11319" calcext:value-type="float">
            <text:p>0.11319</text:p>
          </table:table-cell>
          <table:table-cell office:value-type="float" office:value="0.0729921" calcext:value-type="float">
            <text:p>0.0729921</text:p>
          </table:table-cell>
          <table:table-cell office:value-type="float" office:value="0.121428" calcext:value-type="float">
            <text:p>0.121428</text:p>
          </table:table-cell>
          <table:table-cell office:value-type="float" office:value="0.118203" calcext:value-type="float">
            <text:p>0.118203</text:p>
          </table:table-cell>
          <table:table-cell office:value-type="float" office:value="0.141354" calcext:value-type="float">
            <text:p>0.141354</text:p>
          </table:table-cell>
          <table:table-cell office:value-type="float" office:value="0.825806" calcext:value-type="float">
            <text:p>0.825806</text:p>
          </table:table-cell>
          <table:table-cell office:value-type="float" office:value="0.287743" calcext:value-type="float">
            <text:p>0.287743</text:p>
          </table:table-cell>
          <table:table-cell office:value-type="float" office:value="0.256229" calcext:value-type="float">
            <text:p>0.256229</text:p>
          </table:table-cell>
          <table:table-cell office:value-type="float" office:value="0.0499671" calcext:value-type="float">
            <text:p>0.0499671</text:p>
          </table:table-cell>
          <table:table-cell table:number-columns-repeated="20"/>
          <table:table-cell table:formula="of:=MIN([.A167:.BL167])" office:value-type="float" office:value="0.0499671" calcext:value-type="float">
            <text:p>0.0499671</text:p>
          </table:table-cell>
          <table:table-cell table:formula="of:=MAX([.A167:.BL167])" office:value-type="float" office:value="1.29834" calcext:value-type="float">
            <text:p>1.29834</text:p>
          </table:table-cell>
          <table:table-cell table:number-columns-repeated="7"/>
        </table:table-row>
        <table:table-row table:style-name="ro2">
          <table:table-cell office:value-type="float" office:value="0.15055" calcext:value-type="float">
            <text:p>0.15055</text:p>
          </table:table-cell>
          <table:table-cell office:value-type="float" office:value="0.18054" calcext:value-type="float">
            <text:p>0.18054</text:p>
          </table:table-cell>
          <table:table-cell office:value-type="float" office:value="0.104082" calcext:value-type="float">
            <text:p>0.104082</text:p>
          </table:table-cell>
          <table:table-cell office:value-type="float" office:value="0.130369" calcext:value-type="float">
            <text:p>0.130369</text:p>
          </table:table-cell>
          <table:table-cell office:value-type="float" office:value="0.159016" calcext:value-type="float">
            <text:p>0.159016</text:p>
          </table:table-cell>
          <table:table-cell office:value-type="float" office:value="0.195239" calcext:value-type="float">
            <text:p>0.195239</text:p>
          </table:table-cell>
          <table:table-cell office:value-type="float" office:value="0.148823" calcext:value-type="float">
            <text:p>0.148823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0.203162" calcext:value-type="float">
            <text:p>0.203162</text:p>
          </table:table-cell>
          <table:table-cell office:value-type="float" office:value="0.656943" calcext:value-type="float">
            <text:p>0.656943</text:p>
          </table:table-cell>
          <table:table-cell office:value-type="float" office:value="0.71809" calcext:value-type="float">
            <text:p>0.71809</text:p>
          </table:table-cell>
          <table:table-cell office:value-type="float" office:value="0.104928" calcext:value-type="float">
            <text:p>0.104928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609733" calcext:value-type="float">
            <text:p>0.609733</text:p>
          </table:table-cell>
          <table:table-cell office:value-type="float" office:value="0.302392" calcext:value-type="float">
            <text:p>0.302392</text:p>
          </table:table-cell>
          <table:table-cell office:value-type="float" office:value="0.145756" calcext:value-type="float">
            <text:p>0.145756</text:p>
          </table:table-cell>
          <table:table-cell office:value-type="float" office:value="0.580821" calcext:value-type="float">
            <text:p>0.580821</text:p>
          </table:table-cell>
          <table:table-cell office:value-type="float" office:value="0.630289" calcext:value-type="float">
            <text:p>0.630289</text:p>
          </table:table-cell>
          <table:table-cell office:value-type="float" office:value="1.20887" calcext:value-type="float">
            <text:p>1.20887</text:p>
          </table:table-cell>
          <table:table-cell office:value-type="float" office:value="0.600512" calcext:value-type="float">
            <text:p>0.600512</text:p>
          </table:table-cell>
          <table:table-cell office:value-type="float" office:value="1.43583" calcext:value-type="float">
            <text:p>1.43583</text:p>
          </table:table-cell>
          <table:table-cell office:value-type="float" office:value="0.527159" calcext:value-type="float">
            <text:p>0.527159</text:p>
          </table:table-cell>
          <table:table-cell office:value-type="float" office:value="1.27895" calcext:value-type="float">
            <text:p>1.27895</text:p>
          </table:table-cell>
          <table:table-cell office:value-type="float" office:value="1.5877" calcext:value-type="float">
            <text:p>1.5877</text:p>
          </table:table-cell>
          <table:table-cell office:value-type="float" office:value="1.21829" calcext:value-type="float">
            <text:p>1.21829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476033" calcext:value-type="float">
            <text:p>0.476033</text:p>
          </table:table-cell>
          <table:table-cell office:value-type="float" office:value="1.04713" calcext:value-type="float">
            <text:p>1.04713</text:p>
          </table:table-cell>
          <table:table-cell office:value-type="float" office:value="1.05048" calcext:value-type="float">
            <text:p>1.05048</text:p>
          </table:table-cell>
          <table:table-cell office:value-type="float" office:value="0.523997" calcext:value-type="float">
            <text:p>0.523997</text:p>
          </table:table-cell>
          <table:table-cell office:value-type="float" office:value="1.59079" calcext:value-type="float">
            <text:p>1.59079</text:p>
          </table:table-cell>
          <table:table-cell office:value-type="float" office:value="0.485848" calcext:value-type="float">
            <text:p>0.485848</text:p>
          </table:table-cell>
          <table:table-cell office:value-type="float" office:value="0.433024" calcext:value-type="float">
            <text:p>0.433024</text:p>
          </table:table-cell>
          <table:table-cell office:value-type="float" office:value="1.75941" calcext:value-type="float">
            <text:p>1.75941</text:p>
          </table:table-cell>
          <table:table-cell office:value-type="float" office:value="1.2727" calcext:value-type="float">
            <text:p>1.2727</text:p>
          </table:table-cell>
          <table:table-cell office:value-type="float" office:value="1.05724" calcext:value-type="float">
            <text:p>1.05724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1.55446" calcext:value-type="float">
            <text:p>1.55446</text:p>
          </table:table-cell>
          <table:table-cell office:value-type="float" office:value="1.36526" calcext:value-type="float">
            <text:p>1.36526</text:p>
          </table:table-cell>
          <table:table-cell office:value-type="float" office:value="1.85827" calcext:value-type="float">
            <text:p>1.85827</text:p>
          </table:table-cell>
          <table:table-cell office:value-type="float" office:value="1.57773" calcext:value-type="float">
            <text:p>1.57773</text:p>
          </table:table-cell>
          <table:table-cell office:value-type="float" office:value="0.973387" calcext:value-type="float">
            <text:p>0.973387</text:p>
          </table:table-cell>
          <table:table-cell office:value-type="float" office:value="0.91718" calcext:value-type="float">
            <text:p>0.91718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44376" calcext:value-type="float">
            <text:p>1.44376</text:p>
          </table:table-cell>
          <table:table-cell office:value-type="float" office:value="1.69089" calcext:value-type="float">
            <text:p>1.69089</text:p>
          </table:table-cell>
          <table:table-cell office:value-type="float" office:value="1.299" calcext:value-type="float">
            <text:p>1.299</text:p>
          </table:table-cell>
          <table:table-cell office:value-type="float" office:value="0.153367" calcext:value-type="float">
            <text:p>0.153367</text:p>
          </table:table-cell>
          <table:table-cell table:number-columns-repeated="20"/>
          <table:table-cell table:formula="of:=MIN([.A168:.BL168])" office:value-type="float" office:value="0.104082" calcext:value-type="float">
            <text:p>0.104082</text:p>
          </table:table-cell>
          <table:table-cell table:formula="of:=MAX([.A168:.BL168])" office:value-type="float" office:value="1.85827" calcext:value-type="float">
            <text:p>1.8582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097255" calcext:value-type="float">
            <text:p>0.097255</text:p>
          </table:table-cell>
          <table:table-cell office:value-type="float" office:value="0.149224" calcext:value-type="float">
            <text:p>0.149224</text:p>
          </table:table-cell>
          <table:table-cell office:value-type="float" office:value="0.149359" calcext:value-type="float">
            <text:p>0.149359</text:p>
          </table:table-cell>
          <table:table-cell office:value-type="float" office:value="0.112385" calcext:value-type="float">
            <text:p>0.112385</text:p>
          </table:table-cell>
          <table:table-cell office:value-type="float" office:value="0.151506" calcext:value-type="float">
            <text:p>0.151506</text:p>
          </table:table-cell>
          <table:table-cell office:value-type="float" office:value="0.309346" calcext:value-type="float">
            <text:p>0.309346</text:p>
          </table:table-cell>
          <table:table-cell office:value-type="float" office:value="0.159003" calcext:value-type="float">
            <text:p>0.159003</text:p>
          </table:table-cell>
          <table:table-cell office:value-type="float" office:value="0.300264" calcext:value-type="float">
            <text:p>0.300264</text:p>
          </table:table-cell>
          <table:table-cell office:value-type="float" office:value="0.138319" calcext:value-type="float">
            <text:p>0.138319</text:p>
          </table:table-cell>
          <table:table-cell office:value-type="float" office:value="0.445567" calcext:value-type="float">
            <text:p>0.445567</text:p>
          </table:table-cell>
          <table:table-cell office:value-type="float" office:value="0.335546" calcext:value-type="float">
            <text:p>0.335546</text:p>
          </table:table-cell>
          <table:table-cell office:value-type="float" office:value="0.303454" calcext:value-type="float">
            <text:p>0.303454</text:p>
          </table:table-cell>
          <table:table-cell office:value-type="float" office:value="0.34596" calcext:value-type="float">
            <text:p>0.34596</text:p>
          </table:table-cell>
          <table:table-cell office:value-type="float" office:value="0.253113" calcext:value-type="float">
            <text:p>0.253113</text:p>
          </table:table-cell>
          <table:table-cell office:value-type="float" office:value="0.273843" calcext:value-type="float">
            <text:p>0.273843</text:p>
          </table:table-cell>
          <table:table-cell office:value-type="float" office:value="0.589747" calcext:value-type="float">
            <text:p>0.589747</text:p>
          </table:table-cell>
          <table:table-cell office:value-type="float" office:value="0.199582" calcext:value-type="float">
            <text:p>0.199582</text:p>
          </table:table-cell>
          <table:table-cell office:value-type="float" office:value="0.226086" calcext:value-type="float">
            <text:p>0.226086</text:p>
          </table:table-cell>
          <table:table-cell office:value-type="float" office:value="0.452386" calcext:value-type="float">
            <text:p>0.452386</text:p>
          </table:table-cell>
          <table:table-cell office:value-type="float" office:value="0.340346" calcext:value-type="float">
            <text:p>0.340346</text:p>
          </table:table-cell>
          <table:table-cell office:value-type="float" office:value="0.354035" calcext:value-type="float">
            <text:p>0.354035</text:p>
          </table:table-cell>
          <table:table-cell office:value-type="float" office:value="0.430928" calcext:value-type="float">
            <text:p>0.430928</text:p>
          </table:table-cell>
          <table:table-cell office:value-type="float" office:value="0.370275" calcext:value-type="float">
            <text:p>0.370275</text:p>
          </table:table-cell>
          <table:table-cell office:value-type="float" office:value="0.253453" calcext:value-type="float">
            <text:p>0.253453</text:p>
          </table:table-cell>
          <table:table-cell office:value-type="float" office:value="0.346401" calcext:value-type="float">
            <text:p>0.346401</text:p>
          </table:table-cell>
          <table:table-cell office:value-type="float" office:value="0.17771" calcext:value-type="float">
            <text:p>0.17771</text:p>
          </table:table-cell>
          <table:table-cell office:value-type="float" office:value="0.39879" calcext:value-type="float">
            <text:p>0.39879</text:p>
          </table:table-cell>
          <table:table-cell office:value-type="float" office:value="1.16418" calcext:value-type="float">
            <text:p>1.16418</text:p>
          </table:table-cell>
          <table:table-cell office:value-type="float" office:value="0.288281" calcext:value-type="float">
            <text:p>0.288281</text:p>
          </table:table-cell>
          <table:table-cell office:value-type="float" office:value="0.369613" calcext:value-type="float">
            <text:p>0.369613</text:p>
          </table:table-cell>
          <table:table-cell office:value-type="float" office:value="1.07219" calcext:value-type="float">
            <text:p>1.07219</text:p>
          </table:table-cell>
          <table:table-cell office:value-type="float" office:value="0.374577" calcext:value-type="float">
            <text:p>0.374577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0.446636" calcext:value-type="float">
            <text:p>0.446636</text:p>
          </table:table-cell>
          <table:table-cell office:value-type="float" office:value="1.22435" calcext:value-type="float">
            <text:p>1.22435</text:p>
          </table:table-cell>
          <table:table-cell office:value-type="float" office:value="0.311877" calcext:value-type="float">
            <text:p>0.311877</text:p>
          </table:table-cell>
          <table:table-cell office:value-type="float" office:value="0.146436" calcext:value-type="float">
            <text:p>0.146436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149634" calcext:value-type="float">
            <text:p>0.149634</text:p>
          </table:table-cell>
          <table:table-cell office:value-type="float" office:value="0.158928" calcext:value-type="float">
            <text:p>0.158928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88059" calcext:value-type="float">
            <text:p>0.0788059</text:p>
          </table:table-cell>
          <table:table-cell office:value-type="float" office:value="0.22476" calcext:value-type="float">
            <text:p>0.22476</text:p>
          </table:table-cell>
          <table:table-cell office:value-type="float" office:value="0.271425" calcext:value-type="float">
            <text:p>0.271425</text:p>
          </table:table-cell>
          <table:table-cell office:value-type="float" office:value="0.161085" calcext:value-type="float">
            <text:p>0.161085</text:p>
          </table:table-cell>
          <table:table-cell office:value-type="float" office:value="0.195086" calcext:value-type="float">
            <text:p>0.195086</text:p>
          </table:table-cell>
          <table:table-cell office:value-type="float" office:value="0.382712" calcext:value-type="float">
            <text:p>0.382712</text:p>
          </table:table-cell>
          <table:table-cell office:value-type="float" office:value="0.379225" calcext:value-type="float">
            <text:p>0.379225</text:p>
          </table:table-cell>
          <table:table-cell office:value-type="float" office:value="0.388604" calcext:value-type="float">
            <text:p>0.388604</text:p>
          </table:table-cell>
          <table:table-cell office:value-type="float" office:value="0.200069" calcext:value-type="float">
            <text:p>0.200069</text:p>
          </table:table-cell>
          <table:table-cell office:value-type="float" office:value="0.352458" calcext:value-type="float">
            <text:p>0.352458</text:p>
          </table:table-cell>
          <table:table-cell office:value-type="float" office:value="0.705283" calcext:value-type="float">
            <text:p>0.705283</text:p>
          </table:table-cell>
          <table:table-cell office:value-type="float" office:value="0.24803" calcext:value-type="float">
            <text:p>0.24803</text:p>
          </table:table-cell>
          <table:table-cell office:value-type="float" office:value="1.91331" calcext:value-type="float">
            <text:p>1.91331</text:p>
          </table:table-cell>
          <table:table-cell office:value-type="float" office:value="0.236244" calcext:value-type="float">
            <text:p>0.236244</text:p>
          </table:table-cell>
          <table:table-cell office:value-type="float" office:value="0.795642" calcext:value-type="float">
            <text:p>0.795642</text:p>
          </table:table-cell>
          <table:table-cell office:value-type="float" office:value="0.160279" calcext:value-type="float">
            <text:p>0.160279</text:p>
          </table:table-cell>
          <table:table-cell office:value-type="float" office:value="0.666732" calcext:value-type="float">
            <text:p>0.666732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80951" calcext:value-type="float">
            <text:p>0.180951</text:p>
          </table:table-cell>
          <table:table-cell office:value-type="float" office:value="0.13599" calcext:value-type="float">
            <text:p>0.13599</text:p>
          </table:table-cell>
          <table:table-cell office:value-type="float" office:value="0.224536" calcext:value-type="float">
            <text:p>0.224536</text:p>
          </table:table-cell>
          <table:table-cell office:value-type="float" office:value="0.112708" calcext:value-type="float">
            <text:p>0.112708</text:p>
          </table:table-cell>
          <table:table-cell office:value-type="float" office:value="0.083107" calcext:value-type="float">
            <text:p>0.083107</text:p>
          </table:table-cell>
          <table:table-cell table:number-columns-repeated="4"/>
          <table:table-cell table:formula="of:=MIN([.A170:.BL170])" office:value-type="float" office:value="0.0788059" calcext:value-type="float">
            <text:p>0.0788059</text:p>
          </table:table-cell>
          <table:table-cell table:formula="of:=MAX([.A170:.BL170])" office:value-type="float" office:value="1.91331" calcext:value-type="float">
            <text:p>1.91331</text:p>
          </table:table-cell>
          <table:table-cell table:number-columns-repeated="7"/>
        </table:table-row>
        <table:table-row table:style-name="ro2">
          <table:table-cell office:value-type="float" office:value="0.106145" calcext:value-type="float">
            <text:p>0.106145</text:p>
          </table:table-cell>
          <table:table-cell office:value-type="float" office:value="0.145045" calcext:value-type="float">
            <text:p>0.145045</text:p>
          </table:table-cell>
          <table:table-cell office:value-type="float" office:value="0.171741" calcext:value-type="float">
            <text:p>0.171741</text:p>
          </table:table-cell>
          <table:table-cell office:value-type="float" office:value="0.159429" calcext:value-type="float">
            <text:p>0.159429</text:p>
          </table:table-cell>
          <table:table-cell office:value-type="float" office:value="0.16065" calcext:value-type="float">
            <text:p>0.16065</text:p>
          </table:table-cell>
          <table:table-cell office:value-type="float" office:value="0.10828" calcext:value-type="float">
            <text:p>0.10828</text:p>
          </table:table-cell>
          <table:table-cell office:value-type="float" office:value="0.112367" calcext:value-type="float">
            <text:p>0.112367</text:p>
          </table:table-cell>
          <table:table-cell office:value-type="float" office:value="0.136646" calcext:value-type="float">
            <text:p>0.136646</text:p>
          </table:table-cell>
          <table:table-cell office:value-type="float" office:value="0.151004" calcext:value-type="float">
            <text:p>0.151004</text:p>
          </table:table-cell>
          <table:table-cell office:value-type="float" office:value="0.103708" calcext:value-type="float">
            <text:p>0.103708</text:p>
          </table:table-cell>
          <table:table-cell office:value-type="float" office:value="0.141727" calcext:value-type="float">
            <text:p>0.141727</text:p>
          </table:table-cell>
          <table:table-cell office:value-type="float" office:value="0.70335" calcext:value-type="float">
            <text:p>0.70335</text:p>
          </table:table-cell>
          <table:table-cell office:value-type="float" office:value="0.112741" calcext:value-type="float">
            <text:p>0.112741</text:p>
          </table:table-cell>
          <table:table-cell office:value-type="float" office:value="0.679988" calcext:value-type="float">
            <text:p>0.679988</text:p>
          </table:table-cell>
          <table:table-cell office:value-type="float" office:value="0.155988" calcext:value-type="float">
            <text:p>0.155988</text:p>
          </table:table-cell>
          <table:table-cell office:value-type="float" office:value="0.159888" calcext:value-type="float">
            <text:p>0.159888</text:p>
          </table:table-cell>
          <table:table-cell office:value-type="float" office:value="0.566493" calcext:value-type="float">
            <text:p>0.566493</text:p>
          </table:table-cell>
          <table:table-cell office:value-type="float" office:value="0.389575" calcext:value-type="float">
            <text:p>0.389575</text:p>
          </table:table-cell>
          <table:table-cell office:value-type="float" office:value="0.783965" calcext:value-type="float">
            <text:p>0.783965</text:p>
          </table:table-cell>
          <table:table-cell office:value-type="float" office:value="0.787915" calcext:value-type="float">
            <text:p>0.787915</text:p>
          </table:table-cell>
          <table:table-cell office:value-type="float" office:value="0.722267" calcext:value-type="float">
            <text:p>0.722267</text:p>
          </table:table-cell>
          <table:table-cell office:value-type="float" office:value="0.330339" calcext:value-type="float">
            <text:p>0.330339</text:p>
          </table:table-cell>
          <table:table-cell office:value-type="float" office:value="0.175612" calcext:value-type="float">
            <text:p>0.175612</text:p>
          </table:table-cell>
          <table:table-cell office:value-type="float" office:value="1.19579" calcext:value-type="float">
            <text:p>1.19579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0.945907" calcext:value-type="float">
            <text:p>0.945907</text:p>
          </table:table-cell>
          <table:table-cell office:value-type="float" office:value="1.11051" calcext:value-type="float">
            <text:p>1.11051</text:p>
          </table:table-cell>
          <table:table-cell office:value-type="float" office:value="0.160363" calcext:value-type="float">
            <text:p>0.160363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0215" calcext:value-type="float">
            <text:p>1.00215</text:p>
          </table:table-cell>
          <table:table-cell office:value-type="float" office:value="0.731651" calcext:value-type="float">
            <text:p>0.731651</text:p>
          </table:table-cell>
          <table:table-cell office:value-type="float" office:value="0.162409" calcext:value-type="float">
            <text:p>0.162409</text:p>
          </table:table-cell>
          <table:table-cell office:value-type="float" office:value="0.738369" calcext:value-type="float">
            <text:p>0.738369</text:p>
          </table:table-cell>
          <table:table-cell office:value-type="float" office:value="0.100259" calcext:value-type="float">
            <text:p>0.100259</text:p>
          </table:table-cell>
          <table:table-cell office:value-type="float" office:value="1.51175" calcext:value-type="float">
            <text:p>1.51175</text:p>
          </table:table-cell>
          <table:table-cell office:value-type="float" office:value="0.620399" calcext:value-type="float">
            <text:p>0.620399</text:p>
          </table:table-cell>
          <table:table-cell office:value-type="float" office:value="0.651377" calcext:value-type="float">
            <text:p>0.651377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624711" calcext:value-type="float">
            <text:p>0.624711</text:p>
          </table:table-cell>
          <table:table-cell office:value-type="float" office:value="1.11985" calcext:value-type="float">
            <text:p>1.11985</text:p>
          </table:table-cell>
          <table:table-cell office:value-type="float" office:value="0.140212" calcext:value-type="float">
            <text:p>0.140212</text:p>
          </table:table-cell>
          <table:table-cell office:value-type="float" office:value="0.666736" calcext:value-type="float">
            <text:p>0.666736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144484" calcext:value-type="float">
            <text:p>0.144484</text:p>
          </table:table-cell>
          <table:table-cell office:value-type="float" office:value="0.146452" calcext:value-type="float">
            <text:p>0.146452</text:p>
          </table:table-cell>
          <table:table-cell office:value-type="float" office:value="1.56534" calcext:value-type="float">
            <text:p>1.56534</text:p>
          </table:table-cell>
          <table:table-cell office:value-type="float" office:value="1.37214" calcext:value-type="float">
            <text:p>1.37214</text:p>
          </table:table-cell>
          <table:table-cell office:value-type="float" office:value="0.144854" calcext:value-type="float">
            <text:p>0.144854</text:p>
          </table:table-cell>
          <table:table-cell office:value-type="float" office:value="1.38509" calcext:value-type="float">
            <text:p>1.38509</text:p>
          </table:table-cell>
          <table:table-cell office:value-type="float" office:value="0.132296" calcext:value-type="float">
            <text:p>0.132296</text:p>
          </table:table-cell>
          <table:table-cell office:value-type="float" office:value="1.2603" calcext:value-type="float">
            <text:p>1.2603</text:p>
          </table:table-cell>
          <table:table-cell office:value-type="float" office:value="1.0584" calcext:value-type="float">
            <text:p>1.0584</text:p>
          </table:table-cell>
          <table:table-cell office:value-type="float" office:value="0.318067" calcext:value-type="float">
            <text:p>0.318067</text:p>
          </table:table-cell>
          <table:table-cell office:value-type="float" office:value="0.122017" calcext:value-type="float">
            <text:p>0.122017</text:p>
          </table:table-cell>
          <table:table-cell office:value-type="float" office:value="1.94487" calcext:value-type="float">
            <text:p>1.94487</text:p>
          </table:table-cell>
          <table:table-cell office:value-type="float" office:value="0.994853" calcext:value-type="float">
            <text:p>0.994853</text:p>
          </table:table-cell>
          <table:table-cell office:value-type="float" office:value="1.69287" calcext:value-type="float">
            <text:p>1.69287</text:p>
          </table:table-cell>
          <table:table-cell office:value-type="float" office:value="1.9897" calcext:value-type="float">
            <text:p>1.9897</text:p>
          </table:table-cell>
          <table:table-cell office:value-type="float" office:value="0.0699551" calcext:value-type="float">
            <text:p>0.0699551</text:p>
          </table:table-cell>
          <table:table-cell office:value-type="float" office:value="0.359095" calcext:value-type="float">
            <text:p>0.359095</text:p>
          </table:table-cell>
          <table:table-cell office:value-type="float" office:value="0.340018" calcext:value-type="float">
            <text:p>0.340018</text:p>
          </table:table-cell>
          <table:table-cell office:value-type="float" office:value="0.25675" calcext:value-type="float">
            <text:p>0.25675</text:p>
          </table:table-cell>
          <table:table-cell office:value-type="float" office:value="1.43211" calcext:value-type="float">
            <text:p>1.43211</text:p>
          </table:table-cell>
          <table:table-cell office:value-type="float" office:value="1.66089" calcext:value-type="float">
            <text:p>1.66089</text:p>
          </table:table-cell>
          <table:table-cell table:number-columns-repeated="4"/>
          <table:table-cell table:formula="of:=MIN([.A171:.BL171])" office:value-type="float" office:value="0.0699551" calcext:value-type="float">
            <text:p>0.0699551</text:p>
          </table:table-cell>
          <table:table-cell table:formula="of:=MAX([.A171:.BL171])" office:value-type="float" office:value="1.9897" calcext:value-type="float">
            <text:p>1.9897</text:p>
          </table:table-cell>
          <table:table-cell table:number-columns-repeated="7"/>
        </table:table-row>
        <table:table-row table:style-name="ro2">
          <table:table-cell office:value-type="float" office:value="0.0942268" calcext:value-type="float">
            <text:p>0.0942268</text:p>
          </table:table-cell>
          <table:table-cell office:value-type="float" office:value="0.166868" calcext:value-type="float">
            <text:p>0.166868</text:p>
          </table:table-cell>
          <table:table-cell office:value-type="float" office:value="0.172305" calcext:value-type="float">
            <text:p>0.172305</text:p>
          </table:table-cell>
          <table:table-cell office:value-type="float" office:value="0.098527" calcext:value-type="float">
            <text:p>0.098527</text:p>
          </table:table-cell>
          <table:table-cell office:value-type="float" office:value="0.124294" calcext:value-type="float">
            <text:p>0.124294</text:p>
          </table:table-cell>
          <table:table-cell office:value-type="float" office:value="0.0876138" calcext:value-type="float">
            <text:p>0.0876138</text:p>
          </table:table-cell>
          <table:table-cell office:value-type="float" office:value="0.103923" calcext:value-type="float">
            <text:p>0.103923</text:p>
          </table:table-cell>
          <table:table-cell office:value-type="float" office:value="0.119847" calcext:value-type="float">
            <text:p>0.119847</text:p>
          </table:table-cell>
          <table:table-cell office:value-type="float" office:value="0.379662" calcext:value-type="float">
            <text:p>0.379662</text:p>
          </table:table-cell>
          <table:table-cell office:value-type="float" office:value="0.421534" calcext:value-type="float">
            <text:p>0.421534</text:p>
          </table:table-cell>
          <table:table-cell office:value-type="float" office:value="0.329249" calcext:value-type="float">
            <text:p>0.329249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093544" calcext:value-type="float">
            <text:p>0.093544</text:p>
          </table:table-cell>
          <table:table-cell office:value-type="float" office:value="0.201985" calcext:value-type="float">
            <text:p>0.201985</text:p>
          </table:table-cell>
          <table:table-cell office:value-type="float" office:value="0.164635" calcext:value-type="float">
            <text:p>0.164635</text:p>
          </table:table-cell>
          <table:table-cell office:value-type="float" office:value="0.0978942" calcext:value-type="float">
            <text:p>0.0978942</text:p>
          </table:table-cell>
          <table:table-cell office:value-type="float" office:value="0.27726" calcext:value-type="float">
            <text:p>0.27726</text:p>
          </table:table-cell>
          <table:table-cell office:value-type="float" office:value="0.117025" calcext:value-type="float">
            <text:p>0.117025</text:p>
          </table:table-cell>
          <table:table-cell office:value-type="float" office:value="0.962863" calcext:value-type="float">
            <text:p>0.962863</text:p>
          </table:table-cell>
          <table:table-cell office:value-type="float" office:value="0.262771" calcext:value-type="float">
            <text:p>0.262771</text:p>
          </table:table-cell>
          <table:table-cell office:value-type="float" office:value="0.92449" calcext:value-type="float">
            <text:p>0.92449</text:p>
          </table:table-cell>
          <table:table-cell office:value-type="float" office:value="0.194765" calcext:value-type="float">
            <text:p>0.194765</text:p>
          </table:table-cell>
          <table:table-cell office:value-type="float" office:value="0.715853" calcext:value-type="float">
            <text:p>0.715853</text:p>
          </table:table-cell>
          <table:table-cell office:value-type="float" office:value="0.120778" calcext:value-type="float">
            <text:p>0.120778</text:p>
          </table:table-cell>
          <table:table-cell office:value-type="float" office:value="0.168531" calcext:value-type="float">
            <text:p>0.168531</text:p>
          </table:table-cell>
          <table:table-cell office:value-type="float" office:value="0.931577" calcext:value-type="float">
            <text:p>0.931577</text:p>
          </table:table-cell>
          <table:table-cell office:value-type="float" office:value="0.779346" calcext:value-type="float">
            <text:p>0.779346</text:p>
          </table:table-cell>
          <table:table-cell office:value-type="float" office:value="0.106588" calcext:value-type="float">
            <text:p>0.106588</text:p>
          </table:table-cell>
          <table:table-cell office:value-type="float" office:value="1.34097" calcext:value-type="float">
            <text:p>1.34097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0.773191" calcext:value-type="float">
            <text:p>0.773191</text:p>
          </table:table-cell>
          <table:table-cell office:value-type="float" office:value="1.12004" calcext:value-type="float">
            <text:p>1.12004</text:p>
          </table:table-cell>
          <table:table-cell office:value-type="float" office:value="0.80678" calcext:value-type="float">
            <text:p>0.80678</text:p>
          </table:table-cell>
          <table:table-cell office:value-type="float" office:value="0.151602" calcext:value-type="float">
            <text:p>0.151602</text:p>
          </table:table-cell>
          <table:table-cell office:value-type="float" office:value="1.29189" calcext:value-type="float">
            <text:p>1.29189</text:p>
          </table:table-cell>
          <table:table-cell office:value-type="float" office:value="1.1807" calcext:value-type="float">
            <text:p>1.1807</text:p>
          </table:table-cell>
          <table:table-cell office:value-type="float" office:value="0.0861959" calcext:value-type="float">
            <text:p>0.0861959</text:p>
          </table:table-cell>
          <table:table-cell office:value-type="float" office:value="0.0463409" calcext:value-type="float">
            <text:p>0.0463409</text:p>
          </table:table-cell>
          <table:table-cell office:value-type="float" office:value="1.04057" calcext:value-type="float">
            <text:p>1.04057</text:p>
          </table:table-cell>
          <table:table-cell office:value-type="float" office:value="0.988042" calcext:value-type="float">
            <text:p>0.988042</text:p>
          </table:table-cell>
          <table:table-cell office:value-type="float" office:value="0.0625329" calcext:value-type="float">
            <text:p>0.0625329</text:p>
          </table:table-cell>
          <table:table-cell office:value-type="float" office:value="0.948341" calcext:value-type="float">
            <text:p>0.948341</text:p>
          </table:table-cell>
          <table:table-cell office:value-type="float" office:value="0.0630231" calcext:value-type="float">
            <text:p>0.0630231</text:p>
          </table:table-cell>
          <table:table-cell office:value-type="float" office:value="1.54112" calcext:value-type="float">
            <text:p>1.54112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746255" calcext:value-type="float">
            <text:p>0.746255</text:p>
          </table:table-cell>
          <table:table-cell office:value-type="float" office:value="0.0596039" calcext:value-type="float">
            <text:p>0.0596039</text:p>
          </table:table-cell>
          <table:table-cell office:value-type="float" office:value="0.04198" calcext:value-type="float">
            <text:p>0.04198</text:p>
          </table:table-cell>
          <table:table-cell office:value-type="float" office:value="1.25247" calcext:value-type="float">
            <text:p>1.25247</text:p>
          </table:table-cell>
          <table:table-cell office:value-type="float" office:value="0.707921" calcext:value-type="float">
            <text:p>0.707921</text:p>
          </table:table-cell>
          <table:table-cell office:value-type="float" office:value="0.673396" calcext:value-type="float">
            <text:p>0.673396</text:p>
          </table:table-cell>
          <table:table-cell office:value-type="float" office:value="0.567135" calcext:value-type="float">
            <text:p>0.567135</text:p>
          </table:table-cell>
          <table:table-cell office:value-type="float" office:value="0.418688" calcext:value-type="float">
            <text:p>0.418688</text:p>
          </table:table-cell>
          <table:table-cell office:value-type="float" office:value="0.352583" calcext:value-type="float">
            <text:p>0.352583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316729" calcext:value-type="float">
            <text:p>0.316729</text:p>
          </table:table-cell>
          <table:table-cell office:value-type="float" office:value="0.119076" calcext:value-type="float">
            <text:p>0.119076</text:p>
          </table:table-cell>
          <table:table-cell office:value-type="float" office:value="1.52866" calcext:value-type="float">
            <text:p>1.52866</text:p>
          </table:table-cell>
          <table:table-cell office:value-type="float" office:value="0.0596719" calcext:value-type="float">
            <text:p>0.0596719</text:p>
          </table:table-cell>
          <table:table-cell office:value-type="float" office:value="0.220389" calcext:value-type="float">
            <text:p>0.220389</text:p>
          </table:table-cell>
          <table:table-cell office:value-type="float" office:value="0.101794" calcext:value-type="float">
            <text:p>0.101794</text:p>
          </table:table-cell>
          <table:table-cell office:value-type="float" office:value="0.408246" calcext:value-type="float">
            <text:p>0.408246</text:p>
          </table:table-cell>
          <table:table-cell office:value-type="float" office:value="0.0733891" calcext:value-type="float">
            <text:p>0.0733891</text:p>
          </table:table-cell>
          <table:table-cell office:value-type="float" office:value="0.136052" calcext:value-type="float">
            <text:p>0.136052</text:p>
          </table:table-cell>
          <table:table-cell table:number-columns-repeated="4"/>
          <table:table-cell table:formula="of:=MIN([.A172:.BL172])" office:value-type="float" office:value="0.04198" calcext:value-type="float">
            <text:p>0.04198</text:p>
          </table:table-cell>
          <table:table-cell table:formula="of:=MAX([.A172:.BL172])" office:value-type="float" office:value="1.54112" calcext:value-type="float">
            <text:p>1.54112</text:p>
          </table:table-cell>
          <table:table-cell table:number-columns-repeated="7"/>
        </table:table-row>
        <table:table-row table:style-name="ro2">
          <table:table-cell office:value-type="float" office:value="0.143768" calcext:value-type="float">
            <text:p>0.143768</text:p>
          </table:table-cell>
          <table:table-cell office:value-type="float" office:value="0.158587" calcext:value-type="float">
            <text:p>0.158587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.10314" calcext:value-type="float">
            <text:p>0.10314</text:p>
          </table:table-cell>
          <table:table-cell office:value-type="float" office:value="0.269497" calcext:value-type="float">
            <text:p>0.269497</text:p>
          </table:table-cell>
          <table:table-cell office:value-type="float" office:value="0.118761" calcext:value-type="float">
            <text:p>0.118761</text:p>
          </table:table-cell>
          <table:table-cell office:value-type="float" office:value="0.197164" calcext:value-type="float">
            <text:p>0.197164</text:p>
          </table:table-cell>
          <table:table-cell office:value-type="float" office:value="0.122892" calcext:value-type="float">
            <text:p>0.122892</text:p>
          </table:table-cell>
          <table:table-cell office:value-type="float" office:value="0.142014" calcext:value-type="float">
            <text:p>0.142014</text:p>
          </table:table-cell>
          <table:table-cell office:value-type="float" office:value="0.258225" calcext:value-type="float">
            <text:p>0.258225</text:p>
          </table:table-cell>
          <table:table-cell office:value-type="float" office:value="0.186603" calcext:value-type="float">
            <text:p>0.186603</text:p>
          </table:table-cell>
          <table:table-cell office:value-type="float" office:value="0.09692" calcext:value-type="float">
            <text:p>0.09692</text:p>
          </table:table-cell>
          <table:table-cell office:value-type="float" office:value="0.155526" calcext:value-type="float">
            <text:p>0.155526</text:p>
          </table:table-cell>
          <table:table-cell office:value-type="float" office:value="0.420921" calcext:value-type="float">
            <text:p>0.420921</text:p>
          </table:table-cell>
          <table:table-cell office:value-type="float" office:value="0.327815" calcext:value-type="float">
            <text:p>0.327815</text:p>
          </table:table-cell>
          <table:table-cell office:value-type="float" office:value="0.354667" calcext:value-type="float">
            <text:p>0.354667</text:p>
          </table:table-cell>
          <table:table-cell office:value-type="float" office:value="0.0958109" calcext:value-type="float">
            <text:p>0.0958109</text:p>
          </table:table-cell>
          <table:table-cell office:value-type="float" office:value="0.309327" calcext:value-type="float">
            <text:p>0.309327</text:p>
          </table:table-cell>
          <table:table-cell office:value-type="float" office:value="0.115581" calcext:value-type="float">
            <text:p>0.115581</text:p>
          </table:table-cell>
          <table:table-cell office:value-type="float" office:value="0.839916" calcext:value-type="float">
            <text:p>0.839916</text:p>
          </table:table-cell>
          <table:table-cell office:value-type="float" office:value="0.330405" calcext:value-type="float">
            <text:p>0.330405</text:p>
          </table:table-cell>
          <table:table-cell office:value-type="float" office:value="0.969555" calcext:value-type="float">
            <text:p>0.969555</text:p>
          </table:table-cell>
          <table:table-cell office:value-type="float" office:value="0.117768" calcext:value-type="float">
            <text:p>0.117768</text:p>
          </table:table-cell>
          <table:table-cell office:value-type="float" office:value="0.400906" calcext:value-type="float">
            <text:p>0.400906</text:p>
          </table:table-cell>
          <table:table-cell office:value-type="float" office:value="1.15925" calcext:value-type="float">
            <text:p>1.15925</text:p>
          </table:table-cell>
          <table:table-cell office:value-type="float" office:value="0.355223" calcext:value-type="float">
            <text:p>0.355223</text:p>
          </table:table-cell>
          <table:table-cell office:value-type="float" office:value="1.17057" calcext:value-type="float">
            <text:p>1.17057</text:p>
          </table:table-cell>
          <table:table-cell office:value-type="float" office:value="0.849224" calcext:value-type="float">
            <text:p>0.849224</text:p>
          </table:table-cell>
          <table:table-cell office:value-type="float" office:value="0.912358" calcext:value-type="float">
            <text:p>0.912358</text:p>
          </table:table-cell>
          <table:table-cell office:value-type="float" office:value="0.893013" calcext:value-type="float">
            <text:p>0.893013</text:p>
          </table:table-cell>
          <table:table-cell office:value-type="float" office:value="0.456435" calcext:value-type="float">
            <text:p>0.456435</text:p>
          </table:table-cell>
          <table:table-cell office:value-type="float" office:value="0.339693" calcext:value-type="float">
            <text:p>0.339693</text:p>
          </table:table-cell>
          <table:table-cell office:value-type="float" office:value="0.311347" calcext:value-type="float">
            <text:p>0.311347</text:p>
          </table:table-cell>
          <table:table-cell office:value-type="float" office:value="0.620795" calcext:value-type="float">
            <text:p>0.620795</text:p>
          </table:table-cell>
          <table:table-cell office:value-type="float" office:value="0.60601" calcext:value-type="float">
            <text:p>0.60601</text:p>
          </table:table-cell>
          <table:table-cell office:value-type="float" office:value="0.652483" calcext:value-type="float">
            <text:p>0.652483</text:p>
          </table:table-cell>
          <table:table-cell office:value-type="float" office:value="1.54301" calcext:value-type="float">
            <text:p>1.54301</text:p>
          </table:table-cell>
          <table:table-cell office:value-type="float" office:value="0.119378" calcext:value-type="float">
            <text:p>0.119378</text:p>
          </table:table-cell>
          <table:table-cell office:value-type="float" office:value="0.261205" calcext:value-type="float">
            <text:p>0.261205</text:p>
          </table:table-cell>
          <table:table-cell office:value-type="float" office:value="0.284336" calcext:value-type="float">
            <text:p>0.284336</text:p>
          </table:table-cell>
          <table:table-cell office:value-type="float" office:value="0.318998" calcext:value-type="float">
            <text:p>0.318998</text:p>
          </table:table-cell>
          <table:table-cell office:value-type="float" office:value="0.298244" calcext:value-type="float">
            <text:p>0.298244</text:p>
          </table:table-cell>
          <table:table-cell office:value-type="float" office:value="0.69647" calcext:value-type="float">
            <text:p>0.69647</text:p>
          </table:table-cell>
          <table:table-cell office:value-type="float" office:value="0.613391" calcext:value-type="float">
            <text:p>0.613391</text:p>
          </table:table-cell>
          <table:table-cell office:value-type="float" office:value="0.272876" calcext:value-type="float">
            <text:p>0.272876</text:p>
          </table:table-cell>
          <table:table-cell office:value-type="float" office:value="1.88151" calcext:value-type="float">
            <text:p>1.88151</text:p>
          </table:table-cell>
          <table:table-cell office:value-type="float" office:value="0.114706" calcext:value-type="float">
            <text:p>0.114706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1.36117" calcext:value-type="float">
            <text:p>1.36117</text:p>
          </table:table-cell>
          <table:table-cell office:value-type="float" office:value="1.27025" calcext:value-type="float">
            <text:p>1.27025</text:p>
          </table:table-cell>
          <table:table-cell office:value-type="float" office:value="0.558098" calcext:value-type="float">
            <text:p>0.558098</text:p>
          </table:table-cell>
          <table:table-cell office:value-type="float" office:value="0.366365" calcext:value-type="float">
            <text:p>0.366365</text:p>
          </table:table-cell>
          <table:table-cell office:value-type="float" office:value="0.421842" calcext:value-type="float">
            <text:p>0.421842</text:p>
          </table:table-cell>
          <table:table-cell office:value-type="float" office:value="1.17257" calcext:value-type="float">
            <text:p>1.17257</text:p>
          </table:table-cell>
          <table:table-cell office:value-type="float" office:value="1.51136" calcext:value-type="float">
            <text:p>1.51136</text:p>
          </table:table-cell>
          <table:table-cell office:value-type="float" office:value="0.679706" calcext:value-type="float">
            <text:p>0.679706</text:p>
          </table:table-cell>
          <table:table-cell office:value-type="float" office:value="0.713414" calcext:value-type="float">
            <text:p>0.713414</text:p>
          </table:table-cell>
          <table:table-cell office:value-type="float" office:value="0.39801" calcext:value-type="float">
            <text:p>0.39801</text:p>
          </table:table-cell>
          <table:table-cell office:value-type="float" office:value="2.03552" calcext:value-type="float">
            <text:p>2.03552</text:p>
          </table:table-cell>
          <table:table-cell office:value-type="float" office:value="0.344437" calcext:value-type="float">
            <text:p>0.344437</text:p>
          </table:table-cell>
          <table:table-cell office:value-type="float" office:value="0.326402" calcext:value-type="float">
            <text:p>0.326402</text:p>
          </table:table-cell>
          <table:table-cell office:value-type="float" office:value="0.300507" calcext:value-type="float">
            <text:p>0.300507</text:p>
          </table:table-cell>
          <table:table-cell office:value-type="float" office:value="2.05421" calcext:value-type="float">
            <text:p>2.05421</text:p>
          </table:table-cell>
          <table:table-cell office:value-type="float" office:value="0.035675" calcext:value-type="float">
            <text:p>0.035675</text:p>
          </table:table-cell>
          <table:table-cell table:number-columns-repeated="4"/>
          <table:table-cell table:formula="of:=MIN([.A173:.BL173])" office:value-type="float" office:value="0.035675" calcext:value-type="float">
            <text:p>0.035675</text:p>
          </table:table-cell>
          <table:table-cell table:formula="of:=MAX([.A173:.BL173])" office:value-type="float" office:value="2.05421" calcext:value-type="float">
            <text:p>2.05421</text:p>
          </table:table-cell>
          <table:table-cell table:number-columns-repeated="7"/>
        </table:table-row>
        <table:table-row table:style-name="ro2">
          <table:table-cell office:value-type="float" office:value="0.148596" calcext:value-type="float">
            <text:p>0.148596</text:p>
          </table:table-cell>
          <table:table-cell office:value-type="float" office:value="0.17191" calcext:value-type="float">
            <text:p>0.17191</text:p>
          </table:table-cell>
          <table:table-cell office:value-type="float" office:value="0.0993059" calcext:value-type="float">
            <text:p>0.0993059</text:p>
          </table:table-cell>
          <table:table-cell office:value-type="float" office:value="0.167745" calcext:value-type="float">
            <text:p>0.167745</text:p>
          </table:table-cell>
          <table:table-cell office:value-type="float" office:value="0.116827" calcext:value-type="float">
            <text:p>0.116827</text:p>
          </table:table-cell>
          <table:table-cell office:value-type="float" office:value="0.142535" calcext:value-type="float">
            <text:p>0.142535</text:p>
          </table:table-cell>
          <table:table-cell office:value-type="float" office:value="0.193944" calcext:value-type="float">
            <text:p>0.193944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29155" calcext:value-type="float">
            <text:p>0.129155</text:p>
          </table:table-cell>
          <table:table-cell office:value-type="float" office:value="0.156155" calcext:value-type="float">
            <text:p>0.156155</text:p>
          </table:table-cell>
          <table:table-cell office:value-type="float" office:value="0.616476" calcext:value-type="float">
            <text:p>0.616476</text:p>
          </table:table-cell>
          <table:table-cell office:value-type="float" office:value="0.124276" calcext:value-type="float">
            <text:p>0.124276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618713" calcext:value-type="float">
            <text:p>0.618713</text:p>
          </table:table-cell>
          <table:table-cell office:value-type="float" office:value="0.477939" calcext:value-type="float">
            <text:p>0.477939</text:p>
          </table:table-cell>
          <table:table-cell office:value-type="float" office:value="0.649957" calcext:value-type="float">
            <text:p>0.649957</text:p>
          </table:table-cell>
          <table:table-cell office:value-type="float" office:value="0.599943" calcext:value-type="float">
            <text:p>0.599943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0.509081" calcext:value-type="float">
            <text:p>0.509081</text:p>
          </table:table-cell>
          <table:table-cell office:value-type="float" office:value="0.576673" calcext:value-type="float">
            <text:p>0.576673</text:p>
          </table:table-cell>
          <table:table-cell office:value-type="float" office:value="0.501656" calcext:value-type="float">
            <text:p>0.501656</text:p>
          </table:table-cell>
          <table:table-cell office:value-type="float" office:value="1.07983" calcext:value-type="float">
            <text:p>1.07983</text:p>
          </table:table-cell>
          <table:table-cell office:value-type="float" office:value="0.94701" calcext:value-type="float">
            <text:p>0.94701</text:p>
          </table:table-cell>
          <table:table-cell office:value-type="float" office:value="0.543519" calcext:value-type="float">
            <text:p>0.543519</text:p>
          </table:table-cell>
          <table:table-cell office:value-type="float" office:value="0.912029" calcext:value-type="float">
            <text:p>0.912029</text:p>
          </table:table-cell>
          <table:table-cell office:value-type="float" office:value="0.761517" calcext:value-type="float">
            <text:p>0.761517</text:p>
          </table:table-cell>
          <table:table-cell office:value-type="float" office:value="0.129367" calcext:value-type="float">
            <text:p>0.129367</text:p>
          </table:table-cell>
          <table:table-cell office:value-type="float" office:value="0.798377" calcext:value-type="float">
            <text:p>0.798377</text:p>
          </table:table-cell>
          <table:table-cell office:value-type="float" office:value="0.682385" calcext:value-type="float">
            <text:p>0.682385</text:p>
          </table:table-cell>
          <table:table-cell office:value-type="float" office:value="0.709596" calcext:value-type="float">
            <text:p>0.70959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1.06061" calcext:value-type="float">
            <text:p>1.06061</text:p>
          </table:table-cell>
          <table:table-cell office:value-type="float" office:value="0.623641" calcext:value-type="float">
            <text:p>0.623641</text:p>
          </table:table-cell>
          <table:table-cell office:value-type="float" office:value="0.68258" calcext:value-type="float">
            <text:p>0.68258</text:p>
          </table:table-cell>
          <table:table-cell office:value-type="float" office:value="0.68263" calcext:value-type="float">
            <text:p>0.68263</text:p>
          </table:table-cell>
          <table:table-cell office:value-type="float" office:value="0.757348" calcext:value-type="float">
            <text:p>0.757348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580916" calcext:value-type="float">
            <text:p>0.580916</text:p>
          </table:table-cell>
          <table:table-cell office:value-type="float" office:value="1.16506" calcext:value-type="float">
            <text:p>1.16506</text:p>
          </table:table-cell>
          <table:table-cell office:value-type="float" office:value="0.549586" calcext:value-type="float">
            <text:p>0.549586</text:p>
          </table:table-cell>
          <table:table-cell office:value-type="float" office:value="1.0164" calcext:value-type="float">
            <text:p>1.0164</text:p>
          </table:table-cell>
          <table:table-cell office:value-type="float" office:value="0.895362" calcext:value-type="float">
            <text:p>0.895362</text:p>
          </table:table-cell>
          <table:table-cell office:value-type="float" office:value="0.858904" calcext:value-type="float">
            <text:p>0.858904</text:p>
          </table:table-cell>
          <table:table-cell office:value-type="float" office:value="0.308986" calcext:value-type="float">
            <text:p>0.308986</text:p>
          </table:table-cell>
          <table:table-cell office:value-type="float" office:value="0.237977" calcext:value-type="float">
            <text:p>0.237977</text:p>
          </table:table-cell>
          <table:table-cell office:value-type="float" office:value="0.804952" calcext:value-type="float">
            <text:p>0.804952</text:p>
          </table:table-cell>
          <table:table-cell office:value-type="float" office:value="0.102076" calcext:value-type="float">
            <text:p>0.102076</text:p>
          </table:table-cell>
          <table:table-cell office:value-type="float" office:value="0.186605" calcext:value-type="float">
            <text:p>0.186605</text:p>
          </table:table-cell>
          <table:table-cell office:value-type="float" office:value="0.743868" calcext:value-type="float">
            <text:p>0.743868</text:p>
          </table:table-cell>
          <table:table-cell office:value-type="float" office:value="0.147894" calcext:value-type="float">
            <text:p>0.147894</text:p>
          </table:table-cell>
          <table:table-cell office:value-type="float" office:value="0.189751" calcext:value-type="float">
            <text:p>0.189751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136477" calcext:value-type="float">
            <text:p>0.136477</text:p>
          </table:table-cell>
          <table:table-cell office:value-type="float" office:value="0.156236" calcext:value-type="float">
            <text:p>0.156236</text:p>
          </table:table-cell>
          <table:table-cell office:value-type="float" office:value="0.176114" calcext:value-type="float">
            <text:p>0.176114</text:p>
          </table:table-cell>
          <table:table-cell office:value-type="float" office:value="0.116751" calcext:value-type="float">
            <text:p>0.116751</text:p>
          </table:table-cell>
          <table:table-cell office:value-type="float" office:value="0.476099" calcext:value-type="float">
            <text:p>0.476099</text:p>
          </table:table-cell>
          <table:table-cell office:value-type="float" office:value="0.174701" calcext:value-type="float">
            <text:p>0.174701</text:p>
          </table:table-cell>
          <table:table-cell office:value-type="float" office:value="0.228016" calcext:value-type="float">
            <text:p>0.228016</text:p>
          </table:table-cell>
          <table:table-cell office:value-type="float" office:value="0.13171" calcext:value-type="float">
            <text:p>0.13171</text:p>
          </table:table-cell>
          <table:table-cell office:value-type="float" office:value="0.115977" calcext:value-type="float">
            <text:p>0.115977</text:p>
          </table:table-cell>
          <table:table-cell office:value-type="float" office:value="0.077472" calcext:value-type="float">
            <text:p>0.077472</text:p>
          </table:table-cell>
          <table:table-cell office:value-type="float" office:value="0.0975161" calcext:value-type="float">
            <text:p>0.0975161</text:p>
          </table:table-cell>
          <table:table-cell table:number-columns-repeated="4"/>
          <table:table-cell table:formula="of:=MIN([.A174:.BL174])" office:value-type="float" office:value="0.077472" calcext:value-type="float">
            <text:p>0.077472</text:p>
          </table:table-cell>
          <table:table-cell table:formula="of:=MAX([.A174:.BL174])" office:value-type="float" office:value="1.16506" calcext:value-type="float">
            <text:p>1.16506</text:p>
          </table:table-cell>
          <table:table-cell table:number-columns-repeated="7"/>
        </table:table-row>
        <table:table-row table:style-name="ro2">
          <table:table-cell office:value-type="float" office:value="0.111713" calcext:value-type="float">
            <text:p>0.111713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0996602" calcext:value-type="float">
            <text:p>0.0996602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141796" calcext:value-type="float">
            <text:p>0.141796</text:p>
          </table:table-cell>
          <table:table-cell office:value-type="float" office:value="0.143245" calcext:value-type="float">
            <text:p>0.143245</text:p>
          </table:table-cell>
          <table:table-cell office:value-type="float" office:value="0.486705" calcext:value-type="float">
            <text:p>0.486705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497936" calcext:value-type="float">
            <text:p>0.497936</text:p>
          </table:table-cell>
          <table:table-cell office:value-type="float" office:value="0.500074" calcext:value-type="float">
            <text:p>0.500074</text:p>
          </table:table-cell>
          <table:table-cell office:value-type="float" office:value="0.459291" calcext:value-type="float">
            <text:p>0.459291</text:p>
          </table:table-cell>
          <table:table-cell office:value-type="float" office:value="0.125013" calcext:value-type="float">
            <text:p>0.125013</text:p>
          </table:table-cell>
          <table:table-cell office:value-type="float" office:value="0.112227" calcext:value-type="float">
            <text:p>0.112227</text:p>
          </table:table-cell>
          <table:table-cell office:value-type="float" office:value="0.771957" calcext:value-type="float">
            <text:p>0.771957</text:p>
          </table:table-cell>
          <table:table-cell office:value-type="float" office:value="0.697423" calcext:value-type="float">
            <text:p>0.697423</text:p>
          </table:table-cell>
          <table:table-cell office:value-type="float" office:value="0.128792" calcext:value-type="float">
            <text:p>0.128792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0.124271" calcext:value-type="float">
            <text:p>0.124271</text:p>
          </table:table-cell>
          <table:table-cell office:value-type="float" office:value="0.121876" calcext:value-type="float">
            <text:p>0.121876</text:p>
          </table:table-cell>
          <table:table-cell office:value-type="float" office:value="0.15475" calcext:value-type="float">
            <text:p>0.15475</text:p>
          </table:table-cell>
          <table:table-cell office:value-type="float" office:value="0.13595" calcext:value-type="float">
            <text:p>0.13595</text:p>
          </table:table-cell>
          <table:table-cell office:value-type="float" office:value="0.157724" calcext:value-type="float">
            <text:p>0.157724</text:p>
          </table:table-cell>
          <table:table-cell office:value-type="float" office:value="0.176305" calcext:value-type="float">
            <text:p>0.176305</text:p>
          </table:table-cell>
          <table:table-cell office:value-type="float" office:value="0.846" calcext:value-type="float">
            <text:p>0.846</text:p>
          </table:table-cell>
          <table:table-cell office:value-type="float" office:value="0.954969" calcext:value-type="float">
            <text:p>0.954969</text:p>
          </table:table-cell>
          <table:table-cell office:value-type="float" office:value="1.10319" calcext:value-type="float">
            <text:p>1.10319</text:p>
          </table:table-cell>
          <table:table-cell office:value-type="float" office:value="0.892713" calcext:value-type="float">
            <text:p>0.892713</text:p>
          </table:table-cell>
          <table:table-cell office:value-type="float" office:value="0.808258" calcext:value-type="float">
            <text:p>0.808258</text:p>
          </table:table-cell>
          <table:table-cell office:value-type="float" office:value="0.137957" calcext:value-type="float">
            <text:p>0.137957</text:p>
          </table:table-cell>
          <table:table-cell office:value-type="float" office:value="1.07562" calcext:value-type="float">
            <text:p>1.07562</text:p>
          </table:table-cell>
          <table:table-cell office:value-type="float" office:value="0.060658" calcext:value-type="float">
            <text:p>0.060658</text:p>
          </table:table-cell>
          <table:table-cell office:value-type="float" office:value="0.0462279" calcext:value-type="float">
            <text:p>0.0462279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160322" calcext:value-type="float">
            <text:p>0.160322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604514" calcext:value-type="float">
            <text:p>0.604514</text:p>
          </table:table-cell>
          <table:table-cell office:value-type="float" office:value="0.432895" calcext:value-type="float">
            <text:p>0.432895</text:p>
          </table:table-cell>
          <table:table-cell office:value-type="float" office:value="0.0574059" calcext:value-type="float">
            <text:p>0.0574059</text:p>
          </table:table-cell>
          <table:table-cell office:value-type="float" office:value="0.512248" calcext:value-type="float">
            <text:p>0.512248</text:p>
          </table:table-cell>
          <table:table-cell office:value-type="float" office:value="0.259197" calcext:value-type="float">
            <text:p>0.259197</text:p>
          </table:table-cell>
          <table:table-cell office:value-type="float" office:value="0.227321" calcext:value-type="float">
            <text:p>0.227321</text:p>
          </table:table-cell>
          <table:table-cell office:value-type="float" office:value="0.0434589" calcext:value-type="float">
            <text:p>0.0434589</text:p>
          </table:table-cell>
          <table:table-cell office:value-type="float" office:value="0.316286" calcext:value-type="float">
            <text:p>0.316286</text:p>
          </table:table-cell>
          <table:table-cell office:value-type="float" office:value="0.238562" calcext:value-type="float">
            <text:p>0.238562</text:p>
          </table:table-cell>
          <table:table-cell office:value-type="float" office:value="1.37065" calcext:value-type="float">
            <text:p>1.37065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1.27936" calcext:value-type="float">
            <text:p>1.27936</text:p>
          </table:table-cell>
          <table:table-cell office:value-type="float" office:value="1.13477" calcext:value-type="float">
            <text:p>1.13477</text:p>
          </table:table-cell>
          <table:table-cell office:value-type="float" office:value="1.04787" calcext:value-type="float">
            <text:p>1.04787</text:p>
          </table:table-cell>
          <table:table-cell office:value-type="float" office:value="0.970417" calcext:value-type="float">
            <text:p>0.970417</text:p>
          </table:table-cell>
          <table:table-cell office:value-type="float" office:value="0.277458" calcext:value-type="float">
            <text:p>0.277458</text:p>
          </table:table-cell>
          <table:table-cell office:value-type="float" office:value="0.307918" calcext:value-type="float">
            <text:p>0.307918</text:p>
          </table:table-cell>
          <table:table-cell office:value-type="float" office:value="1.51663" calcext:value-type="float">
            <text:p>1.51663</text:p>
          </table:table-cell>
          <table:table-cell office:value-type="float" office:value="0.355974" calcext:value-type="float">
            <text:p>0.355974</text:p>
          </table:table-cell>
          <table:table-cell office:value-type="float" office:value="1.56207" calcext:value-type="float">
            <text:p>1.56207</text:p>
          </table:table-cell>
          <table:table-cell office:value-type="float" office:value="1.05882" calcext:value-type="float">
            <text:p>1.05882</text:p>
          </table:table-cell>
          <table:table-cell office:value-type="float" office:value="1.9411" calcext:value-type="float">
            <text:p>1.9411</text:p>
          </table:table-cell>
          <table:table-cell office:value-type="float" office:value="0.331624" calcext:value-type="float">
            <text:p>0.331624</text:p>
          </table:table-cell>
          <table:table-cell office:value-type="float" office:value="0.353939" calcext:value-type="float">
            <text:p>0.353939</text:p>
          </table:table-cell>
          <table:table-cell office:value-type="float" office:value="0.132903" calcext:value-type="float">
            <text:p>0.132903</text:p>
          </table:table-cell>
          <table:table-cell office:value-type="float" office:value="0.042233" calcext:value-type="float">
            <text:p>0.042233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096576" calcext:value-type="float">
            <text:p>0.096576</text:p>
          </table:table-cell>
          <table:table-cell office:value-type="float" office:value="0.10743" calcext:value-type="float">
            <text:p>0.10743</text:p>
          </table:table-cell>
          <table:table-cell table:number-columns-repeated="4"/>
          <table:table-cell table:formula="of:=MIN([.A175:.BL175])" office:value-type="float" office:value="0.042233" calcext:value-type="float">
            <text:p>0.042233</text:p>
          </table:table-cell>
          <table:table-cell table:formula="of:=MAX([.A175:.BL175])" office:value-type="float" office:value="1.9411" calcext:value-type="float">
            <text:p>1.9411</text:p>
          </table:table-cell>
          <table:table-cell table:number-columns-repeated="7"/>
        </table:table-row>
        <table:table-row table:style-name="ro2">
          <table:table-cell office:value-type="float" office:value="0.0940542" calcext:value-type="float">
            <text:p>0.0940542</text:p>
          </table:table-cell>
          <table:table-cell office:value-type="float" office:value="0.130855" calcext:value-type="float">
            <text:p>0.130855</text:p>
          </table:table-cell>
          <table:table-cell office:value-type="float" office:value="0.144781" calcext:value-type="float">
            <text:p>0.144781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11849" calcext:value-type="float">
            <text:p>0.11849</text:p>
          </table:table-cell>
          <table:table-cell office:value-type="float" office:value="0.140454" calcext:value-type="float">
            <text:p>0.140454</text:p>
          </table:table-cell>
          <table:table-cell office:value-type="float" office:value="0.173299" calcext:value-type="float">
            <text:p>0.173299</text:p>
          </table:table-cell>
          <table:table-cell office:value-type="float" office:value="0.141107" calcext:value-type="float">
            <text:p>0.141107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702345" calcext:value-type="float">
            <text:p>0.702345</text:p>
          </table:table-cell>
          <table:table-cell office:value-type="float" office:value="0.627856" calcext:value-type="float">
            <text:p>0.627856</text:p>
          </table:table-cell>
          <table:table-cell office:value-type="float" office:value="0.77517" calcext:value-type="float">
            <text:p>0.77517</text:p>
          </table:table-cell>
          <table:table-cell office:value-type="float" office:value="0.547292" calcext:value-type="float">
            <text:p>0.547292</text:p>
          </table:table-cell>
          <table:table-cell office:value-type="float" office:value="0.565162" calcext:value-type="float">
            <text:p>0.565162</text:p>
          </table:table-cell>
          <table:table-cell office:value-type="float" office:value="0.49492" calcext:value-type="float">
            <text:p>0.49492</text:p>
          </table:table-cell>
          <table:table-cell office:value-type="float" office:value="0.187123" calcext:value-type="float">
            <text:p>0.187123</text:p>
          </table:table-cell>
          <table:table-cell office:value-type="float" office:value="0.444451" calcext:value-type="float">
            <text:p>0.444451</text:p>
          </table:table-cell>
          <table:table-cell office:value-type="float" office:value="0.416088" calcext:value-type="float">
            <text:p>0.416088</text:p>
          </table:table-cell>
          <table:table-cell office:value-type="float" office:value="0.350273" calcext:value-type="float">
            <text:p>0.350273</text:p>
          </table:table-cell>
          <table:table-cell office:value-type="float" office:value="0.302806" calcext:value-type="float">
            <text:p>0.302806</text:p>
          </table:table-cell>
          <table:table-cell office:value-type="float" office:value="0.286081" calcext:value-type="float">
            <text:p>0.286081</text:p>
          </table:table-cell>
          <table:table-cell office:value-type="float" office:value="0.22375" calcext:value-type="float">
            <text:p>0.22375</text:p>
          </table:table-cell>
          <table:table-cell office:value-type="float" office:value="0.203461" calcext:value-type="float">
            <text:p>0.203461</text:p>
          </table:table-cell>
          <table:table-cell office:value-type="float" office:value="0.309359" calcext:value-type="float">
            <text:p>0.309359</text:p>
          </table:table-cell>
          <table:table-cell office:value-type="float" office:value="0.319732" calcext:value-type="float">
            <text:p>0.319732</text:p>
          </table:table-cell>
          <table:table-cell office:value-type="float" office:value="0.320448" calcext:value-type="float">
            <text:p>0.320448</text:p>
          </table:table-cell>
          <table:table-cell office:value-type="float" office:value="0.345887" calcext:value-type="float">
            <text:p>0.345887</text:p>
          </table:table-cell>
          <table:table-cell office:value-type="float" office:value="0.327946" calcext:value-type="float">
            <text:p>0.327946</text:p>
          </table:table-cell>
          <table:table-cell office:value-type="float" office:value="0.225672" calcext:value-type="float">
            <text:p>0.225672</text:p>
          </table:table-cell>
          <table:table-cell office:value-type="float" office:value="0.260801" calcext:value-type="float">
            <text:p>0.260801</text:p>
          </table:table-cell>
          <table:table-cell office:value-type="float" office:value="0.316266" calcext:value-type="float">
            <text:p>0.316266</text:p>
          </table:table-cell>
          <table:table-cell office:value-type="float" office:value="0.274626" calcext:value-type="float">
            <text:p>0.274626</text:p>
          </table:table-cell>
          <table:table-cell office:value-type="float" office:value="0.149522" calcext:value-type="float">
            <text:p>0.149522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552423" calcext:value-type="float">
            <text:p>0.552423</text:p>
          </table:table-cell>
          <table:table-cell office:value-type="float" office:value="0.267521" calcext:value-type="float">
            <text:p>0.267521</text:p>
          </table:table-cell>
          <table:table-cell office:value-type="float" office:value="0.291511" calcext:value-type="float">
            <text:p>0.291511</text:p>
          </table:table-cell>
          <table:table-cell office:value-type="float" office:value="1.26696" calcext:value-type="float">
            <text:p>1.26696</text:p>
          </table:table-cell>
          <table:table-cell office:value-type="float" office:value="0.53381" calcext:value-type="float">
            <text:p>0.53381</text:p>
          </table:table-cell>
          <table:table-cell office:value-type="float" office:value="1.77599" calcext:value-type="float">
            <text:p>1.77599</text:p>
          </table:table-cell>
          <table:table-cell office:value-type="float" office:value="1.6976" calcext:value-type="float">
            <text:p>1.6976</text:p>
          </table:table-cell>
          <table:table-cell office:value-type="float" office:value="1.07668" calcext:value-type="float">
            <text:p>1.07668</text:p>
          </table:table-cell>
          <table:table-cell office:value-type="float" office:value="1.57948" calcext:value-type="float">
            <text:p>1.57948</text:p>
          </table:table-cell>
          <table:table-cell office:value-type="float" office:value="0.60536" calcext:value-type="float">
            <text:p>0.60536</text:p>
          </table:table-cell>
          <table:table-cell office:value-type="float" office:value="0.843318" calcext:value-type="float">
            <text:p>0.843318</text:p>
          </table:table-cell>
          <table:table-cell office:value-type="float" office:value="0.304557" calcext:value-type="float">
            <text:p>0.304557</text:p>
          </table:table-cell>
          <table:table-cell office:value-type="float" office:value="0.134528" calcext:value-type="float">
            <text:p>0.134528</text:p>
          </table:table-cell>
          <table:table-cell office:value-type="float" office:value="0.735168" calcext:value-type="float">
            <text:p>0.735168</text:p>
          </table:table-cell>
          <table:table-cell office:value-type="float" office:value="1.52458" calcext:value-type="float">
            <text:p>1.52458</text:p>
          </table:table-cell>
          <table:table-cell office:value-type="float" office:value="1.50505" calcext:value-type="float">
            <text:p>1.50505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1.57229" calcext:value-type="float">
            <text:p>1.57229</text:p>
          </table:table-cell>
          <table:table-cell office:value-type="float" office:value="1.38389" calcext:value-type="float">
            <text:p>1.38389</text:p>
          </table:table-cell>
          <table:table-cell office:value-type="float" office:value="0.1299" calcext:value-type="float">
            <text:p>0.1299</text:p>
          </table:table-cell>
          <table:table-cell office:value-type="float" office:value="1.60511" calcext:value-type="float">
            <text:p>1.60511</text:p>
          </table:table-cell>
          <table:table-cell office:value-type="float" office:value="1.45284" calcext:value-type="float">
            <text:p>1.45284</text:p>
          </table:table-cell>
          <table:table-cell office:value-type="float" office:value="1.89005" calcext:value-type="float">
            <text:p>1.89005</text:p>
          </table:table-cell>
          <table:table-cell office:value-type="float" office:value="1.41349" calcext:value-type="float">
            <text:p>1.41349</text:p>
          </table:table-cell>
          <table:table-cell office:value-type="float" office:value="1.50083" calcext:value-type="float">
            <text:p>1.50083</text:p>
          </table:table-cell>
          <table:table-cell office:value-type="float" office:value="0.113755" calcext:value-type="float">
            <text:p>0.113755</text:p>
          </table:table-cell>
          <table:table-cell office:value-type="float" office:value="0.082401" calcext:value-type="float">
            <text:p>0.082401</text:p>
          </table:table-cell>
          <table:table-cell office:value-type="float" office:value="1.50595" calcext:value-type="float">
            <text:p>1.50595</text:p>
          </table:table-cell>
          <table:table-cell office:value-type="float" office:value="0.577841" calcext:value-type="float">
            <text:p>0.577841</text:p>
          </table:table-cell>
          <table:table-cell office:value-type="float" office:value="0.0734532" calcext:value-type="float">
            <text:p>0.0734532</text:p>
          </table:table-cell>
          <table:table-cell table:number-columns-repeated="4"/>
          <table:table-cell table:formula="of:=MIN([.A176:.BL176])" office:value-type="float" office:value="0.0734532" calcext:value-type="float">
            <text:p>0.0734532</text:p>
          </table:table-cell>
          <table:table-cell table:formula="of:=MAX([.A176:.BL176])" office:value-type="float" office:value="1.89005" calcext:value-type="float">
            <text:p>1.89005</text:p>
          </table:table-cell>
          <table:table-cell table:number-columns-repeated="7"/>
        </table:table-row>
        <table:table-row table:style-name="ro2">
          <table:table-cell office:value-type="float" office:value="0.072134" calcext:value-type="float">
            <text:p>0.072134</text:p>
          </table:table-cell>
          <table:table-cell office:value-type="float" office:value="0.0489349" calcext:value-type="float">
            <text:p>0.0489349</text:p>
          </table:table-cell>
          <table:table-cell office:value-type="float" office:value="0.140102" calcext:value-type="float">
            <text:p>0.140102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0490351" calcext:value-type="float">
            <text:p>0.0490351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50481" calcext:value-type="float">
            <text:p>0.150481</text:p>
          </table:table-cell>
          <table:table-cell office:value-type="float" office:value="0.156739" calcext:value-type="float">
            <text:p>0.156739</text:p>
          </table:table-cell>
          <table:table-cell office:value-type="float" office:value="0.071733" calcext:value-type="float">
            <text:p>0.071733</text:p>
          </table:table-cell>
          <table:table-cell office:value-type="float" office:value="0.0590029" calcext:value-type="float">
            <text:p>0.0590029</text:p>
          </table:table-cell>
          <table:table-cell office:value-type="float" office:value="0.151294" calcext:value-type="float">
            <text:p>0.151294</text:p>
          </table:table-cell>
          <table:table-cell office:value-type="float" office:value="0.17625" calcext:value-type="float">
            <text:p>0.17625</text:p>
          </table:table-cell>
          <table:table-cell office:value-type="float" office:value="0.055064" calcext:value-type="float">
            <text:p>0.055064</text:p>
          </table:table-cell>
          <table:table-cell office:value-type="float" office:value="0.103246" calcext:value-type="float">
            <text:p>0.103246</text:p>
          </table:table-cell>
          <table:table-cell office:value-type="float" office:value="0.560811" calcext:value-type="float">
            <text:p>0.560811</text:p>
          </table:table-cell>
          <table:table-cell office:value-type="float" office:value="0.123796" calcext:value-type="float">
            <text:p>0.123796</text:p>
          </table:table-cell>
          <table:table-cell office:value-type="float" office:value="0.443387" calcext:value-type="float">
            <text:p>0.443387</text:p>
          </table:table-cell>
          <table:table-cell office:value-type="float" office:value="0.091804" calcext:value-type="float">
            <text:p>0.091804</text:p>
          </table:table-cell>
          <table:table-cell office:value-type="float" office:value="0.405455" calcext:value-type="float">
            <text:p>0.405455</text:p>
          </table:table-cell>
          <table:table-cell office:value-type="float" office:value="0.119186" calcext:value-type="float">
            <text:p>0.119186</text:p>
          </table:table-cell>
          <table:table-cell office:value-type="float" office:value="0.0478849" calcext:value-type="float">
            <text:p>0.0478849</text:p>
          </table:table-cell>
          <table:table-cell office:value-type="float" office:value="0.188449" calcext:value-type="float">
            <text:p>0.188449</text:p>
          </table:table-cell>
          <table:table-cell office:value-type="float" office:value="0.0441458" calcext:value-type="float">
            <text:p>0.0441458</text:p>
          </table:table-cell>
          <table:table-cell office:value-type="float" office:value="0.086935" calcext:value-type="float">
            <text:p>0.086935</text:p>
          </table:table-cell>
          <table:table-cell office:value-type="float" office:value="0.133198" calcext:value-type="float">
            <text:p>0.133198</text:p>
          </table:table-cell>
          <table:table-cell office:value-type="float" office:value="0.048173" calcext:value-type="float">
            <text:p>0.048173</text:p>
          </table:table-cell>
          <table:table-cell office:value-type="float" office:value="0.0961449" calcext:value-type="float">
            <text:p>0.0961449</text:p>
          </table:table-cell>
          <table:table-cell office:value-type="float" office:value="0.698319" calcext:value-type="float">
            <text:p>0.698319</text:p>
          </table:table-cell>
          <table:table-cell office:value-type="float" office:value="0.675553" calcext:value-type="float">
            <text:p>0.675553</text:p>
          </table:table-cell>
          <table:table-cell office:value-type="float" office:value="1.12527" calcext:value-type="float">
            <text:p>1.12527</text:p>
          </table:table-cell>
          <table:table-cell office:value-type="float" office:value="0.592687" calcext:value-type="float">
            <text:p>0.592687</text:p>
          </table:table-cell>
          <table:table-cell office:value-type="float" office:value="0.417208" calcext:value-type="float">
            <text:p>0.417208</text:p>
          </table:table-cell>
          <table:table-cell office:value-type="float" office:value="0.354586" calcext:value-type="float">
            <text:p>0.354586</text:p>
          </table:table-cell>
          <table:table-cell office:value-type="float" office:value="0.0661709" calcext:value-type="float">
            <text:p>0.0661709</text:p>
          </table:table-cell>
          <table:table-cell office:value-type="float" office:value="0.300607" calcext:value-type="float">
            <text:p>0.300607</text:p>
          </table:table-cell>
          <table:table-cell office:value-type="float" office:value="0.100312" calcext:value-type="float">
            <text:p>0.100312</text:p>
          </table:table-cell>
          <table:table-cell office:value-type="float" office:value="0.259826" calcext:value-type="float">
            <text:p>0.259826</text:p>
          </table:table-cell>
          <table:table-cell office:value-type="float" office:value="0.431862" calcext:value-type="float">
            <text:p>0.431862</text:p>
          </table:table-cell>
          <table:table-cell office:value-type="float" office:value="0.127745" calcext:value-type="float">
            <text:p>0.127745</text:p>
          </table:table-cell>
          <table:table-cell office:value-type="float" office:value="1.43204" calcext:value-type="float">
            <text:p>1.43204</text:p>
          </table:table-cell>
          <table:table-cell office:value-type="float" office:value="1.28844" calcext:value-type="float">
            <text:p>1.28844</text:p>
          </table:table-cell>
          <table:table-cell office:value-type="float" office:value="1.1819" calcext:value-type="float">
            <text:p>1.1819</text:p>
          </table:table-cell>
          <table:table-cell office:value-type="float" office:value="0.131674" calcext:value-type="float">
            <text:p>0.131674</text:p>
          </table:table-cell>
          <table:table-cell office:value-type="float" office:value="1.01527" calcext:value-type="float">
            <text:p>1.01527</text:p>
          </table:table-cell>
          <table:table-cell office:value-type="float" office:value="1.39397" calcext:value-type="float">
            <text:p>1.39397</text:p>
          </table:table-cell>
          <table:table-cell office:value-type="float" office:value="0.812621" calcext:value-type="float">
            <text:p>0.812621</text:p>
          </table:table-cell>
          <table:table-cell office:value-type="float" office:value="0.398101" calcext:value-type="float">
            <text:p>0.398101</text:p>
          </table:table-cell>
          <table:table-cell office:value-type="float" office:value="0.649051" calcext:value-type="float">
            <text:p>0.649051</text:p>
          </table:table-cell>
          <table:table-cell office:value-type="float" office:value="0.156126" calcext:value-type="float">
            <text:p>0.156126</text:p>
          </table:table-cell>
          <table:table-cell office:value-type="float" office:value="1.51885" calcext:value-type="float">
            <text:p>1.51885</text:p>
          </table:table-cell>
          <table:table-cell office:value-type="float" office:value="1.36248" calcext:value-type="float">
            <text:p>1.36248</text:p>
          </table:table-cell>
          <table:table-cell office:value-type="float" office:value="0.468867" calcext:value-type="float">
            <text:p>0.468867</text:p>
          </table:table-cell>
          <table:table-cell office:value-type="float" office:value="1.48828" calcext:value-type="float">
            <text:p>1.48828</text:p>
          </table:table-cell>
          <table:table-cell office:value-type="float" office:value="0.805881" calcext:value-type="float">
            <text:p>0.805881</text:p>
          </table:table-cell>
          <table:table-cell office:value-type="float" office:value="0.824634" calcext:value-type="float">
            <text:p>0.824634</text:p>
          </table:table-cell>
          <table:table-cell office:value-type="float" office:value="0.0923271" calcext:value-type="float">
            <text:p>0.0923271</text:p>
          </table:table-cell>
          <table:table-cell office:value-type="float" office:value="0.74378" calcext:value-type="float">
            <text:p>0.74378</text:p>
          </table:table-cell>
          <table:table-cell office:value-type="float" office:value="0.133422" calcext:value-type="float">
            <text:p>0.133422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874992" calcext:value-type="float">
            <text:p>0.874992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560003" calcext:value-type="float">
            <text:p>0.560003</text:p>
          </table:table-cell>
          <table:table-cell office:value-type="float" office:value="1.41479" calcext:value-type="float">
            <text:p>1.41479</text:p>
          </table:table-cell>
          <table:table-cell office:value-type="float" office:value="0.701134" calcext:value-type="float">
            <text:p>0.701134</text:p>
          </table:table-cell>
          <table:table-cell table:number-columns-repeated="4"/>
          <table:table-cell table:formula="of:=MIN([.A177:.BL177])" office:value-type="float" office:value="0.0441458" calcext:value-type="float">
            <text:p>0.0441458</text:p>
          </table:table-cell>
          <table:table-cell table:formula="of:=MAX([.A177:.BL177])" office:value-type="float" office:value="1.51885" calcext:value-type="float">
            <text:p>1.51885</text:p>
          </table:table-cell>
          <table:table-cell table:number-columns-repeated="7"/>
        </table:table-row>
        <table:table-row table:style-name="ro2">
          <table:table-cell office:value-type="float" office:value="0.0988572" calcext:value-type="float">
            <text:p>0.0988572</text:p>
          </table:table-cell>
          <table:table-cell office:value-type="float" office:value="0.148739" calcext:value-type="float">
            <text:p>0.148739</text:p>
          </table:table-cell>
          <table:table-cell office:value-type="float" office:value="0.160057" calcext:value-type="float">
            <text:p>0.160057</text:p>
          </table:table-cell>
          <table:table-cell office:value-type="float" office:value="0.102268" calcext:value-type="float">
            <text:p>0.102268</text:p>
          </table:table-cell>
          <table:table-cell office:value-type="float" office:value="0.102493" calcext:value-type="float">
            <text:p>0.102493</text:p>
          </table:table-cell>
          <table:table-cell office:value-type="float" office:value="0.185798" calcext:value-type="float">
            <text:p>0.185798</text:p>
          </table:table-cell>
          <table:table-cell office:value-type="float" office:value="0.289495" calcext:value-type="float">
            <text:p>0.289495</text:p>
          </table:table-cell>
          <table:table-cell office:value-type="float" office:value="0.191013" calcext:value-type="float">
            <text:p>0.191013</text:p>
          </table:table-cell>
          <table:table-cell office:value-type="float" office:value="0.144119" calcext:value-type="float">
            <text:p>0.144119</text:p>
          </table:table-cell>
          <table:table-cell office:value-type="float" office:value="0.271223" calcext:value-type="float">
            <text:p>0.271223</text:p>
          </table:table-cell>
          <table:table-cell office:value-type="float" office:value="0.259705" calcext:value-type="float">
            <text:p>0.259705</text:p>
          </table:table-cell>
          <table:table-cell office:value-type="float" office:value="0.0964899" calcext:value-type="float">
            <text:p>0.0964899</text:p>
          </table:table-cell>
          <table:table-cell office:value-type="float" office:value="0.267954" calcext:value-type="float">
            <text:p>0.267954</text:p>
          </table:table-cell>
          <table:table-cell office:value-type="float" office:value="0.232929" calcext:value-type="float">
            <text:p>0.232929</text:p>
          </table:table-cell>
          <table:table-cell office:value-type="float" office:value="0.115415" calcext:value-type="float">
            <text:p>0.115415</text:p>
          </table:table-cell>
          <table:table-cell office:value-type="float" office:value="0.184304" calcext:value-type="float">
            <text:p>0.184304</text:p>
          </table:table-cell>
          <table:table-cell office:value-type="float" office:value="0.214292" calcext:value-type="float">
            <text:p>0.214292</text:p>
          </table:table-cell>
          <table:table-cell office:value-type="float" office:value="0.1897" calcext:value-type="float">
            <text:p>0.1897</text:p>
          </table:table-cell>
          <table:table-cell office:value-type="float" office:value="1.00717" calcext:value-type="float">
            <text:p>1.00717</text:p>
          </table:table-cell>
          <table:table-cell office:value-type="float" office:value="0.913331" calcext:value-type="float">
            <text:p>0.913331</text:p>
          </table:table-cell>
          <table:table-cell office:value-type="float" office:value="0.864876" calcext:value-type="float">
            <text:p>0.864876</text:p>
          </table:table-cell>
          <table:table-cell office:value-type="float" office:value="0.773241" calcext:value-type="float">
            <text:p>0.773241</text:p>
          </table:table-cell>
          <table:table-cell office:value-type="float" office:value="0.179029" calcext:value-type="float">
            <text:p>0.179029</text:p>
          </table:table-cell>
          <table:table-cell office:value-type="float" office:value="0.628256" calcext:value-type="float">
            <text:p>0.628256</text:p>
          </table:table-cell>
          <table:table-cell office:value-type="float" office:value="0.607166" calcext:value-type="float">
            <text:p>0.607166</text:p>
          </table:table-cell>
          <table:table-cell office:value-type="float" office:value="1.02734" calcext:value-type="float">
            <text:p>1.02734</text:p>
          </table:table-cell>
          <table:table-cell office:value-type="float" office:value="0.696218" calcext:value-type="float">
            <text:p>0.696218</text:p>
          </table:table-cell>
          <table:table-cell office:value-type="float" office:value="0.460027" calcext:value-type="float">
            <text:p>0.460027</text:p>
          </table:table-cell>
          <table:table-cell office:value-type="float" office:value="0.628282" calcext:value-type="float">
            <text:p>0.628282</text:p>
          </table:table-cell>
          <table:table-cell office:value-type="float" office:value="0.558088" calcext:value-type="float">
            <text:p>0.558088</text:p>
          </table:table-cell>
          <table:table-cell office:value-type="float" office:value="0.495307" calcext:value-type="float">
            <text:p>0.495307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430388" calcext:value-type="float">
            <text:p>0.430388</text:p>
          </table:table-cell>
          <table:table-cell office:value-type="float" office:value="0.160636" calcext:value-type="float">
            <text:p>0.160636</text:p>
          </table:table-cell>
          <table:table-cell office:value-type="float" office:value="0.502439" calcext:value-type="float">
            <text:p>0.502439</text:p>
          </table:table-cell>
          <table:table-cell office:value-type="float" office:value="0.461714" calcext:value-type="float">
            <text:p>0.461714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0.422519" calcext:value-type="float">
            <text:p>0.422519</text:p>
          </table:table-cell>
          <table:table-cell office:value-type="float" office:value="0.524023" calcext:value-type="float">
            <text:p>0.524023</text:p>
          </table:table-cell>
          <table:table-cell office:value-type="float" office:value="0.569952" calcext:value-type="float">
            <text:p>0.569952</text:p>
          </table:table-cell>
          <table:table-cell office:value-type="float" office:value="0.581709" calcext:value-type="float">
            <text:p>0.581709</text:p>
          </table:table-cell>
          <table:table-cell office:value-type="float" office:value="0.458513" calcext:value-type="float">
            <text:p>0.458513</text:p>
          </table:table-cell>
          <table:table-cell office:value-type="float" office:value="0.502811" calcext:value-type="float">
            <text:p>0.502811</text:p>
          </table:table-cell>
          <table:table-cell office:value-type="float" office:value="0.595747" calcext:value-type="float">
            <text:p>0.595747</text:p>
          </table:table-cell>
          <table:table-cell office:value-type="float" office:value="0.410327" calcext:value-type="float">
            <text:p>0.410327</text:p>
          </table:table-cell>
          <table:table-cell office:value-type="float" office:value="0.869617" calcext:value-type="float">
            <text:p>0.869617</text:p>
          </table:table-cell>
          <table:table-cell office:value-type="float" office:value="0.367953" calcext:value-type="float">
            <text:p>0.367953</text:p>
          </table:table-cell>
          <table:table-cell office:value-type="float" office:value="0.595468" calcext:value-type="float">
            <text:p>0.595468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0.414695" calcext:value-type="float">
            <text:p>0.414695</text:p>
          </table:table-cell>
          <table:table-cell office:value-type="float" office:value="0.704803" calcext:value-type="float">
            <text:p>0.704803</text:p>
          </table:table-cell>
          <table:table-cell office:value-type="float" office:value="0.692793" calcext:value-type="float">
            <text:p>0.692793</text:p>
          </table:table-cell>
          <table:table-cell office:value-type="float" office:value="0.072866" calcext:value-type="float">
            <text:p>0.072866</text:p>
          </table:table-cell>
          <table:table-cell office:value-type="float" office:value="0.726092" calcext:value-type="float">
            <text:p>0.726092</text:p>
          </table:table-cell>
          <table:table-cell office:value-type="float" office:value="0.0750389" calcext:value-type="float">
            <text:p>0.0750389</text:p>
          </table:table-cell>
          <table:table-cell office:value-type="float" office:value="0.180829" calcext:value-type="float">
            <text:p>0.180829</text:p>
          </table:table-cell>
          <table:table-cell office:value-type="float" office:value="0.173778" calcext:value-type="float">
            <text:p>0.173778</text:p>
          </table:table-cell>
          <table:table-cell office:value-type="float" office:value="0.145456" calcext:value-type="float">
            <text:p>0.145456</text:p>
          </table:table-cell>
          <table:table-cell office:value-type="float" office:value="0.211764" calcext:value-type="float">
            <text:p>0.211764</text:p>
          </table:table-cell>
          <table:table-cell office:value-type="float" office:value="0.152493" calcext:value-type="float">
            <text:p>0.152493</text:p>
          </table:table-cell>
          <table:table-cell office:value-type="float" office:value="0.673518" calcext:value-type="float">
            <text:p>0.673518</text:p>
          </table:table-cell>
          <table:table-cell office:value-type="float" office:value="0.152799" calcext:value-type="float">
            <text:p>0.152799</text:p>
          </table:table-cell>
          <table:table-cell office:value-type="float" office:value="0.123847" calcext:value-type="float">
            <text:p>0.123847</text:p>
          </table:table-cell>
          <table:table-cell office:value-type="float" office:value="0.156371" calcext:value-type="float">
            <text:p>0.156371</text:p>
          </table:table-cell>
          <table:table-cell table:number-columns-repeated="4"/>
          <table:table-cell table:formula="of:=MIN([.A178:.BL178])" office:value-type="float" office:value="0.072866" calcext:value-type="float">
            <text:p>0.072866</text:p>
          </table:table-cell>
          <table:table-cell table:formula="of:=MAX([.A178:.BL178])" office:value-type="float" office:value="1.03732" calcext:value-type="float">
            <text:p>1.03732</text:p>
          </table:table-cell>
          <table:table-cell table:number-columns-repeated="7"/>
        </table:table-row>
        <table:table-row table:style-name="ro2">
          <table:table-cell office:value-type="float" office:value="0.102029" calcext:value-type="float">
            <text:p>0.102029</text:p>
          </table:table-cell>
          <table:table-cell office:value-type="float" office:value="0.157875" calcext:value-type="float">
            <text:p>0.157875</text:p>
          </table:table-cell>
          <table:table-cell office:value-type="float" office:value="0.116535" calcext:value-type="float">
            <text:p>0.116535</text:p>
          </table:table-cell>
          <table:table-cell office:value-type="float" office:value="0.118794" calcext:value-type="float">
            <text:p>0.118794</text:p>
          </table:table-cell>
          <table:table-cell office:value-type="float" office:value="0.156195" calcext:value-type="float">
            <text:p>0.156195</text:p>
          </table:table-cell>
          <table:table-cell office:value-type="float" office:value="0.161303" calcext:value-type="float">
            <text:p>0.161303</text:p>
          </table:table-cell>
          <table:table-cell office:value-type="float" office:value="0.160153" calcext:value-type="float">
            <text:p>0.160153</text:p>
          </table:table-cell>
          <table:table-cell office:value-type="float" office:value="0.224178" calcext:value-type="float">
            <text:p>0.224178</text:p>
          </table:table-cell>
          <table:table-cell office:value-type="float" office:value="0.123005" calcext:value-type="float">
            <text:p>0.123005</text:p>
          </table:table-cell>
          <table:table-cell office:value-type="float" office:value="0.181595" calcext:value-type="float">
            <text:p>0.181595</text:p>
          </table:table-cell>
          <table:table-cell office:value-type="float" office:value="0.274092" calcext:value-type="float">
            <text:p>0.274092</text:p>
          </table:table-cell>
          <table:table-cell office:value-type="float" office:value="0.173112" calcext:value-type="float">
            <text:p>0.173112</text:p>
          </table:table-cell>
          <table:table-cell office:value-type="float" office:value="0.32109" calcext:value-type="float">
            <text:p>0.32109</text:p>
          </table:table-cell>
          <table:table-cell office:value-type="float" office:value="0.159984" calcext:value-type="float">
            <text:p>0.159984</text:p>
          </table:table-cell>
          <table:table-cell office:value-type="float" office:value="0.103934" calcext:value-type="float">
            <text:p>0.103934</text:p>
          </table:table-cell>
          <table:table-cell office:value-type="float" office:value="0.137853" calcext:value-type="float">
            <text:p>0.137853</text:p>
          </table:table-cell>
          <table:table-cell office:value-type="float" office:value="0.205418" calcext:value-type="float">
            <text:p>0.205418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172054" calcext:value-type="float">
            <text:p>0.172054</text:p>
          </table:table-cell>
          <table:table-cell office:value-type="float" office:value="0.185642" calcext:value-type="float">
            <text:p>0.185642</text:p>
          </table:table-cell>
          <table:table-cell office:value-type="float" office:value="0.131984" calcext:value-type="float">
            <text:p>0.131984</text:p>
          </table:table-cell>
          <table:table-cell office:value-type="float" office:value="0.155366" calcext:value-type="float">
            <text:p>0.155366</text:p>
          </table:table-cell>
          <table:table-cell office:value-type="float" office:value="0.122845" calcext:value-type="float">
            <text:p>0.122845</text:p>
          </table:table-cell>
          <table:table-cell office:value-type="float" office:value="0.138555" calcext:value-type="float">
            <text:p>0.138555</text:p>
          </table:table-cell>
          <table:table-cell office:value-type="float" office:value="0.126745" calcext:value-type="float">
            <text:p>0.126745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1.07302" calcext:value-type="float">
            <text:p>1.07302</text:p>
          </table:table-cell>
          <table:table-cell office:value-type="float" office:value="0.223459" calcext:value-type="float">
            <text:p>0.223459</text:p>
          </table:table-cell>
          <table:table-cell office:value-type="float" office:value="0.0979462" calcext:value-type="float">
            <text:p>0.0979462</text:p>
          </table:table-cell>
          <table:table-cell office:value-type="float" office:value="1.36845" calcext:value-type="float">
            <text:p>1.36845</text:p>
          </table:table-cell>
          <table:table-cell office:value-type="float" office:value="0.0944481" calcext:value-type="float">
            <text:p>0.0944481</text:p>
          </table:table-cell>
          <table:table-cell office:value-type="float" office:value="1.27006" calcext:value-type="float">
            <text:p>1.27006</text:p>
          </table:table-cell>
          <table:table-cell office:value-type="float" office:value="1.23716" calcext:value-type="float">
            <text:p>1.23716</text:p>
          </table:table-cell>
          <table:table-cell office:value-type="float" office:value="0.148685" calcext:value-type="float">
            <text:p>0.148685</text:p>
          </table:table-cell>
          <table:table-cell office:value-type="float" office:value="0.875408" calcext:value-type="float">
            <text:p>0.875408</text:p>
          </table:table-cell>
          <table:table-cell office:value-type="float" office:value="0.204483" calcext:value-type="float">
            <text:p>0.204483</text:p>
          </table:table-cell>
          <table:table-cell office:value-type="float" office:value="0.763352" calcext:value-type="float">
            <text:p>0.763352</text:p>
          </table:table-cell>
          <table:table-cell office:value-type="float" office:value="0.142078" calcext:value-type="float">
            <text:p>0.142078</text:p>
          </table:table-cell>
          <table:table-cell office:value-type="float" office:value="0.210011" calcext:value-type="float">
            <text:p>0.210011</text:p>
          </table:table-cell>
          <table:table-cell office:value-type="float" office:value="0.774312" calcext:value-type="float">
            <text:p>0.774312</text:p>
          </table:table-cell>
          <table:table-cell office:value-type="float" office:value="0.684499" calcext:value-type="float">
            <text:p>0.684499</text:p>
          </table:table-cell>
          <table:table-cell office:value-type="float" office:value="0.689915" calcext:value-type="float">
            <text:p>0.689915</text:p>
          </table:table-cell>
          <table:table-cell office:value-type="float" office:value="0.609265" calcext:value-type="float">
            <text:p>0.609265</text:p>
          </table:table-cell>
          <table:table-cell office:value-type="float" office:value="1.75382" calcext:value-type="float">
            <text:p>1.75382</text:p>
          </table:table-cell>
          <table:table-cell office:value-type="float" office:value="1.47962" calcext:value-type="float">
            <text:p>1.47962</text:p>
          </table:table-cell>
          <table:table-cell office:value-type="float" office:value="0.595754" calcext:value-type="float">
            <text:p>0.595754</text:p>
          </table:table-cell>
          <table:table-cell office:value-type="float" office:value="1.94074" calcext:value-type="float">
            <text:p>1.94074</text:p>
          </table:table-cell>
          <table:table-cell office:value-type="float" office:value="1.80786" calcext:value-type="float">
            <text:p>1.80786</text:p>
          </table:table-cell>
          <table:table-cell office:value-type="float" office:value="0.597307" calcext:value-type="float">
            <text:p>0.597307</text:p>
          </table:table-cell>
          <table:table-cell office:value-type="float" office:value="1.64262" calcext:value-type="float">
            <text:p>1.64262</text:p>
          </table:table-cell>
          <table:table-cell office:value-type="float" office:value="0.58485" calcext:value-type="float">
            <text:p>0.58485</text:p>
          </table:table-cell>
          <table:table-cell office:value-type="float" office:value="0.546091" calcext:value-type="float">
            <text:p>0.546091</text:p>
          </table:table-cell>
          <table:table-cell office:value-type="float" office:value="0.457913" calcext:value-type="float">
            <text:p>0.457913</text:p>
          </table:table-cell>
          <table:table-cell office:value-type="float" office:value="1.58949" calcext:value-type="float">
            <text:p>1.58949</text:p>
          </table:table-cell>
          <table:table-cell office:value-type="float" office:value="0.357218" calcext:value-type="float">
            <text:p>0.357218</text:p>
          </table:table-cell>
          <table:table-cell office:value-type="float" office:value="1.89961" calcext:value-type="float">
            <text:p>1.89961</text:p>
          </table:table-cell>
          <table:table-cell office:value-type="float" office:value="0.905053" calcext:value-type="float">
            <text:p>0.905053</text:p>
          </table:table-cell>
          <table:table-cell office:value-type="float" office:value="1.75758" calcext:value-type="float">
            <text:p>1.75758</text:p>
          </table:table-cell>
          <table:table-cell office:value-type="float" office:value="1.76807" calcext:value-type="float">
            <text:p>1.76807</text:p>
          </table:table-cell>
          <table:table-cell office:value-type="float" office:value="0.429965" calcext:value-type="float">
            <text:p>0.429965</text:p>
          </table:table-cell>
          <table:table-cell office:value-type="float" office:value="0.445365" calcext:value-type="float">
            <text:p>0.445365</text:p>
          </table:table-cell>
          <table:table-cell office:value-type="float" office:value="1.79281" calcext:value-type="float">
            <text:p>1.79281</text:p>
          </table:table-cell>
          <table:table-cell office:value-type="float" office:value="0.0473399" calcext:value-type="float">
            <text:p>0.0473399</text:p>
          </table:table-cell>
          <table:table-cell office:value-type="float" office:value="0.132843" calcext:value-type="float">
            <text:p>0.132843</text:p>
          </table:table-cell>
          <table:table-cell table:number-columns-repeated="4"/>
          <table:table-cell table:formula="of:=MIN([.A179:.BL179])" office:value-type="float" office:value="0.0473399" calcext:value-type="float">
            <text:p>0.0473399</text:p>
          </table:table-cell>
          <table:table-cell table:formula="of:=MAX([.A179:.BL179])" office:value-type="float" office:value="1.94074" calcext:value-type="float">
            <text:p>1.94074</text:p>
          </table:table-cell>
          <table:table-cell table:number-columns-repeated="7"/>
        </table:table-row>
        <table:table-row table:style-name="ro2">
          <table:table-cell office:value-type="float" office:value="0.158641" calcext:value-type="float">
            <text:p>0.158641</text:p>
          </table:table-cell>
          <table:table-cell office:value-type="float" office:value="0.079222" calcext:value-type="float">
            <text:p>0.079222</text:p>
          </table:table-cell>
          <table:table-cell office:value-type="float" office:value="0.131319" calcext:value-type="float">
            <text:p>0.131319</text:p>
          </table:table-cell>
          <table:table-cell office:value-type="float" office:value="0.147703" calcext:value-type="float">
            <text:p>0.147703</text:p>
          </table:table-cell>
          <table:table-cell office:value-type="float" office:value="0.115922" calcext:value-type="float">
            <text:p>0.115922</text:p>
          </table:table-cell>
          <table:table-cell office:value-type="float" office:value="0.116732" calcext:value-type="float">
            <text:p>0.116732</text:p>
          </table:table-cell>
          <table:table-cell office:value-type="float" office:value="0.16067" calcext:value-type="float">
            <text:p>0.16067</text:p>
          </table:table-cell>
          <table:table-cell office:value-type="float" office:value="0.591812" calcext:value-type="float">
            <text:p>0.591812</text:p>
          </table:table-cell>
          <table:table-cell office:value-type="float" office:value="0.480106" calcext:value-type="float">
            <text:p>0.480106</text:p>
          </table:table-cell>
          <table:table-cell office:value-type="float" office:value="0.093689" calcext:value-type="float">
            <text:p>0.093689</text:p>
          </table:table-cell>
          <table:table-cell office:value-type="float" office:value="0.159622" calcext:value-type="float">
            <text:p>0.159622</text:p>
          </table:table-cell>
          <table:table-cell office:value-type="float" office:value="0.447481" calcext:value-type="float">
            <text:p>0.447481</text:p>
          </table:table-cell>
          <table:table-cell office:value-type="float" office:value="0.394053" calcext:value-type="float">
            <text:p>0.394053</text:p>
          </table:table-cell>
          <table:table-cell office:value-type="float" office:value="0.121841" calcext:value-type="float">
            <text:p>0.121841</text:p>
          </table:table-cell>
          <table:table-cell office:value-type="float" office:value="0.87396" calcext:value-type="float">
            <text:p>0.87396</text:p>
          </table:table-cell>
          <table:table-cell office:value-type="float" office:value="0.71954" calcext:value-type="float">
            <text:p>0.71954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118248" calcext:value-type="float">
            <text:p>0.118248</text:p>
          </table:table-cell>
          <table:table-cell office:value-type="float" office:value="0.60929" calcext:value-type="float">
            <text:p>0.60929</text:p>
          </table:table-cell>
          <table:table-cell office:value-type="float" office:value="0.397807" calcext:value-type="float">
            <text:p>0.397807</text:p>
          </table:table-cell>
          <table:table-cell office:value-type="float" office:value="0.506303" calcext:value-type="float">
            <text:p>0.506303</text:p>
          </table:table-cell>
          <table:table-cell office:value-type="float" office:value="0.510186" calcext:value-type="float">
            <text:p>0.510186</text:p>
          </table:table-cell>
          <table:table-cell office:value-type="float" office:value="0.154114" calcext:value-type="float">
            <text:p>0.154114</text:p>
          </table:table-cell>
          <table:table-cell office:value-type="float" office:value="0.412466" calcext:value-type="float">
            <text:p>0.412466</text:p>
          </table:table-cell>
          <table:table-cell office:value-type="float" office:value="0.883202" calcext:value-type="float">
            <text:p>0.883202</text:p>
          </table:table-cell>
          <table:table-cell office:value-type="float" office:value="0.401586" calcext:value-type="float">
            <text:p>0.401586</text:p>
          </table:table-cell>
          <table:table-cell office:value-type="float" office:value="0.993712" calcext:value-type="float">
            <text:p>0.993712</text:p>
          </table:table-cell>
          <table:table-cell office:value-type="float" office:value="0.154257" calcext:value-type="float">
            <text:p>0.154257</text:p>
          </table:table-cell>
          <table:table-cell office:value-type="float" office:value="0.769367" calcext:value-type="float">
            <text:p>0.769367</text:p>
          </table:table-cell>
          <table:table-cell office:value-type="float" office:value="0.778576" calcext:value-type="float">
            <text:p>0.778576</text:p>
          </table:table-cell>
          <table:table-cell office:value-type="float" office:value="0.666705" calcext:value-type="float">
            <text:p>0.666705</text:p>
          </table:table-cell>
          <table:table-cell office:value-type="float" office:value="0.119416" calcext:value-type="float">
            <text:p>0.119416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11401" calcext:value-type="float">
            <text:p>0.611401</text:p>
          </table:table-cell>
          <table:table-cell office:value-type="float" office:value="0.629606" calcext:value-type="float">
            <text:p>0.629606</text:p>
          </table:table-cell>
          <table:table-cell office:value-type="float" office:value="0.555046" calcext:value-type="float">
            <text:p>0.555046</text:p>
          </table:table-cell>
          <table:table-cell office:value-type="float" office:value="0.601819" calcext:value-type="float">
            <text:p>0.601819</text:p>
          </table:table-cell>
          <table:table-cell office:value-type="float" office:value="1.2543" calcext:value-type="float">
            <text:p>1.2543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0.438015" calcext:value-type="float">
            <text:p>0.438015</text:p>
          </table:table-cell>
          <table:table-cell office:value-type="float" office:value="0.0967472" calcext:value-type="float">
            <text:p>0.0967472</text:p>
          </table:table-cell>
          <table:table-cell office:value-type="float" office:value="0.0766649" calcext:value-type="float">
            <text:p>0.0766649</text:p>
          </table:table-cell>
          <table:table-cell office:value-type="float" office:value="0.0808249" calcext:value-type="float">
            <text:p>0.0808249</text:p>
          </table:table-cell>
          <table:table-cell office:value-type="float" office:value="0.835018" calcext:value-type="float">
            <text:p>0.835018</text:p>
          </table:table-cell>
          <table:table-cell office:value-type="float" office:value="0.163921" calcext:value-type="float">
            <text:p>0.163921</text:p>
          </table:table-cell>
          <table:table-cell office:value-type="float" office:value="0.111841" calcext:value-type="float">
            <text:p>0.111841</text:p>
          </table:table-cell>
          <table:table-cell office:value-type="float" office:value="0.110595" calcext:value-type="float">
            <text:p>0.110595</text:p>
          </table:table-cell>
          <table:table-cell office:value-type="float" office:value="1.80172" calcext:value-type="float">
            <text:p>1.80172</text:p>
          </table:table-cell>
          <table:table-cell office:value-type="float" office:value="0.843893" calcext:value-type="float">
            <text:p>0.843893</text:p>
          </table:table-cell>
          <table:table-cell office:value-type="float" office:value="0.0762649" calcext:value-type="float">
            <text:p>0.0762649</text:p>
          </table:table-cell>
          <table:table-cell office:value-type="float" office:value="1.39178" calcext:value-type="float">
            <text:p>1.39178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.71088" calcext:value-type="float">
            <text:p>1.71088</text:p>
          </table:table-cell>
          <table:table-cell office:value-type="float" office:value="0.166406" calcext:value-type="float">
            <text:p>0.166406</text:p>
          </table:table-cell>
          <table:table-cell office:value-type="float" office:value="1.41479" calcext:value-type="float">
            <text:p>1.41479</text:p>
          </table:table-cell>
          <table:table-cell office:value-type="float" office:value="0.200517" calcext:value-type="float">
            <text:p>0.200517</text:p>
          </table:table-cell>
          <table:table-cell office:value-type="float" office:value="1.27615" calcext:value-type="float">
            <text:p>1.27615</text:p>
          </table:table-cell>
          <table:table-cell office:value-type="float" office:value="0.13688" calcext:value-type="float">
            <text:p>0.13688</text:p>
          </table:table-cell>
          <table:table-cell office:value-type="float" office:value="0.153038" calcext:value-type="float">
            <text:p>0.153038</text:p>
          </table:table-cell>
          <table:table-cell office:value-type="float" office:value="1.3926" calcext:value-type="float">
            <text:p>1.3926</text:p>
          </table:table-cell>
          <table:table-cell office:value-type="float" office:value="0.178563" calcext:value-type="float">
            <text:p>0.178563</text:p>
          </table:table-cell>
          <table:table-cell office:value-type="float" office:value="0.136456" calcext:value-type="float">
            <text:p>0.136456</text:p>
          </table:table-cell>
          <table:table-cell office:value-type="float" office:value="0.143184" calcext:value-type="float">
            <text:p>0.143184</text:p>
          </table:table-cell>
          <table:table-cell office:value-type="float" office:value="0.0779631" calcext:value-type="float">
            <text:p>0.0779631</text:p>
          </table:table-cell>
          <table:table-cell table:number-columns-repeated="4"/>
          <table:table-cell table:formula="of:=MIN([.A180:.BL180])" office:value-type="float" office:value="0.0762649" calcext:value-type="float">
            <text:p>0.0762649</text:p>
          </table:table-cell>
          <table:table-cell table:formula="of:=MAX([.A180:.BL180])" office:value-type="float" office:value="1.80172" calcext:value-type="float">
            <text:p>1.80172</text:p>
          </table:table-cell>
          <table:table-cell table:number-columns-repeated="7"/>
        </table:table-row>
        <table:table-row table:style-name="ro2">
          <table:table-cell office:value-type="float" office:value="0.0869091" calcext:value-type="float">
            <text:p>0.0869091</text:p>
          </table:table-cell>
          <table:table-cell office:value-type="float" office:value="0.154191" calcext:value-type="float">
            <text:p>0.154191</text:p>
          </table:table-cell>
          <table:table-cell office:value-type="float" office:value="0.093991" calcext:value-type="float">
            <text:p>0.093991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141587" calcext:value-type="float">
            <text:p>0.141587</text:p>
          </table:table-cell>
          <table:table-cell office:value-type="float" office:value="0.122388" calcext:value-type="float">
            <text:p>0.122388</text:p>
          </table:table-cell>
          <table:table-cell office:value-type="float" office:value="0.124965" calcext:value-type="float">
            <text:p>0.124965</text:p>
          </table:table-cell>
          <table:table-cell office:value-type="float" office:value="0.200681" calcext:value-type="float">
            <text:p>0.200681</text:p>
          </table:table-cell>
          <table:table-cell office:value-type="float" office:value="0.203597" calcext:value-type="float">
            <text:p>0.203597</text:p>
          </table:table-cell>
          <table:table-cell office:value-type="float" office:value="0.0861201" calcext:value-type="float">
            <text:p>0.08612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0.166559" calcext:value-type="float">
            <text:p>0.166559</text:p>
          </table:table-cell>
          <table:table-cell office:value-type="float" office:value="0.724524" calcext:value-type="float">
            <text:p>0.724524</text:p>
          </table:table-cell>
          <table:table-cell office:value-type="float" office:value="0.0872638" calcext:value-type="float">
            <text:p>0.0872638</text:p>
          </table:table-cell>
          <table:table-cell office:value-type="float" office:value="0.645212" calcext:value-type="float">
            <text:p>0.645212</text:p>
          </table:table-cell>
          <table:table-cell office:value-type="float" office:value="0.107606" calcext:value-type="float">
            <text:p>0.107606</text:p>
          </table:table-cell>
          <table:table-cell office:value-type="float" office:value="0.157336" calcext:value-type="float">
            <text:p>0.157336</text:p>
          </table:table-cell>
          <table:table-cell office:value-type="float" office:value="0.112193" calcext:value-type="float">
            <text:p>0.112193</text:p>
          </table:table-cell>
          <table:table-cell office:value-type="float" office:value="0.155151" calcext:value-type="float">
            <text:p>0.155151</text:p>
          </table:table-cell>
          <table:table-cell office:value-type="float" office:value="0.704377" calcext:value-type="float">
            <text:p>0.704377</text:p>
          </table:table-cell>
          <table:table-cell office:value-type="float" office:value="0.082916" calcext:value-type="float">
            <text:p>0.082916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0928998" calcext:value-type="float">
            <text:p>0.0928998</text:p>
          </table:table-cell>
          <table:table-cell office:value-type="float" office:value="0.132474" calcext:value-type="float">
            <text:p>0.132474</text:p>
          </table:table-cell>
          <table:table-cell office:value-type="float" office:value="0.755645" calcext:value-type="float">
            <text:p>0.755645</text:p>
          </table:table-cell>
          <table:table-cell office:value-type="float" office:value="0.283027" calcext:value-type="float">
            <text:p>0.283027</text:p>
          </table:table-cell>
          <table:table-cell office:value-type="float" office:value="0.274159" calcext:value-type="float">
            <text:p>0.274159</text:p>
          </table:table-cell>
          <table:table-cell office:value-type="float" office:value="0.16156" calcext:value-type="float">
            <text:p>0.16156</text:p>
          </table:table-cell>
          <table:table-cell office:value-type="float" office:value="1.52068" calcext:value-type="float">
            <text:p>1.52068</text:p>
          </table:table-cell>
          <table:table-cell office:value-type="float" office:value="1.5024" calcext:value-type="float">
            <text:p>1.5024</text:p>
          </table:table-cell>
          <table:table-cell office:value-type="float" office:value="1.34563" calcext:value-type="float">
            <text:p>1.34563</text:p>
          </table:table-cell>
          <table:table-cell office:value-type="float" office:value="0.997625" calcext:value-type="float">
            <text:p>0.997625</text:p>
          </table:table-cell>
          <table:table-cell office:value-type="float" office:value="0.131815" calcext:value-type="float">
            <text:p>0.131815</text:p>
          </table:table-cell>
          <table:table-cell office:value-type="float" office:value="0.820433" calcext:value-type="float">
            <text:p>0.820433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0.670268" calcext:value-type="float">
            <text:p>0.670268</text:p>
          </table:table-cell>
          <table:table-cell office:value-type="float" office:value="1.11825" calcext:value-type="float">
            <text:p>1.11825</text:p>
          </table:table-cell>
          <table:table-cell office:value-type="float" office:value="0.949918" calcext:value-type="float">
            <text:p>0.949918</text:p>
          </table:table-cell>
          <table:table-cell office:value-type="float" office:value="0.472106" calcext:value-type="float">
            <text:p>0.472106</text:p>
          </table:table-cell>
          <table:table-cell office:value-type="float" office:value="1.43436" calcext:value-type="float">
            <text:p>1.43436</text:p>
          </table:table-cell>
          <table:table-cell office:value-type="float" office:value="0.143212" calcext:value-type="float">
            <text:p>0.143212</text:p>
          </table:table-cell>
          <table:table-cell office:value-type="float" office:value="1.39866" calcext:value-type="float">
            <text:p>1.39866</text:p>
          </table:table-cell>
          <table:table-cell office:value-type="float" office:value="0.712049" calcext:value-type="float">
            <text:p>0.712049</text:p>
          </table:table-cell>
          <table:table-cell office:value-type="float" office:value="0.63202" calcext:value-type="float">
            <text:p>0.63202</text:p>
          </table:table-cell>
          <table:table-cell office:value-type="float" office:value="0.489519" calcext:value-type="float">
            <text:p>0.489519</text:p>
          </table:table-cell>
          <table:table-cell office:value-type="float" office:value="1.57049" calcext:value-type="float">
            <text:p>1.57049</text:p>
          </table:table-cell>
          <table:table-cell office:value-type="float" office:value="0.529574" calcext:value-type="float">
            <text:p>0.529574</text:p>
          </table:table-cell>
          <table:table-cell office:value-type="float" office:value="1.81955" calcext:value-type="float">
            <text:p>1.81955</text:p>
          </table:table-cell>
          <table:table-cell office:value-type="float" office:value="0.573738" calcext:value-type="float">
            <text:p>0.573738</text:p>
          </table:table-cell>
          <table:table-cell office:value-type="float" office:value="1.26071" calcext:value-type="float">
            <text:p>1.26071</text:p>
          </table:table-cell>
          <table:table-cell office:value-type="float" office:value="1.49347" calcext:value-type="float">
            <text:p>1.49347</text:p>
          </table:table-cell>
          <table:table-cell office:value-type="float" office:value="1.89523" calcext:value-type="float">
            <text:p>1.89523</text:p>
          </table:table-cell>
          <table:table-cell office:value-type="float" office:value="1.13061" calcext:value-type="float">
            <text:p>1.13061</text:p>
          </table:table-cell>
          <table:table-cell office:value-type="float" office:value="1.91179" calcext:value-type="float">
            <text:p>1.91179</text:p>
          </table:table-cell>
          <table:table-cell office:value-type="float" office:value="1.67013" calcext:value-type="float">
            <text:p>1.67013</text:p>
          </table:table-cell>
          <table:table-cell office:value-type="float" office:value="1.60347" calcext:value-type="float">
            <text:p>1.60347</text:p>
          </table:table-cell>
          <table:table-cell office:value-type="float" office:value="1.93027" calcext:value-type="float">
            <text:p>1.93027</text:p>
          </table:table-cell>
          <table:table-cell office:value-type="float" office:value="1.54991" calcext:value-type="float">
            <text:p>1.54991</text:p>
          </table:table-cell>
          <table:table-cell office:value-type="float" office:value="1.53669" calcext:value-type="float">
            <text:p>1.53669</text:p>
          </table:table-cell>
          <table:table-cell office:value-type="float" office:value="1.48776" calcext:value-type="float">
            <text:p>1.48776</text:p>
          </table:table-cell>
          <table:table-cell office:value-type="float" office:value="1.45231" calcext:value-type="float">
            <text:p>1.45231</text:p>
          </table:table-cell>
          <table:table-cell office:value-type="float" office:value="1.18642" calcext:value-type="float">
            <text:p>1.18642</text:p>
          </table:table-cell>
          <table:table-cell office:value-type="float" office:value="1.76597" calcext:value-type="float">
            <text:p>1.76597</text:p>
          </table:table-cell>
          <table:table-cell office:value-type="float" office:value="2.19047" calcext:value-type="float">
            <text:p>2.19047</text:p>
          </table:table-cell>
          <table:table-cell table:number-columns-repeated="4"/>
          <table:table-cell table:formula="of:=MIN([.A181:.BL181])" office:value-type="float" office:value="0.082916" calcext:value-type="float">
            <text:p>0.082916</text:p>
          </table:table-cell>
          <table:table-cell table:formula="of:=MAX([.A181:.BL181])" office:value-type="float" office:value="2.19047" calcext:value-type="float">
            <text:p>2.19047</text:p>
          </table:table-cell>
          <table:table-cell table:number-columns-repeated="7"/>
        </table:table-row>
        <table:table-row table:style-name="ro2">
          <table:table-cell office:value-type="float" office:value="0.082942" calcext:value-type="float">
            <text:p>0.082942</text:p>
          </table:table-cell>
          <table:table-cell office:value-type="float" office:value="0.141652" calcext:value-type="float">
            <text:p>0.141652</text:p>
          </table:table-cell>
          <table:table-cell office:value-type="float" office:value="0.041121" calcext:value-type="float">
            <text:p>0.041121</text:p>
          </table:table-cell>
          <table:table-cell office:value-type="float" office:value="0.053426" calcext:value-type="float">
            <text:p>0.053426</text:p>
          </table:table-cell>
          <table:table-cell office:value-type="float" office:value="0.0492589" calcext:value-type="float">
            <text:p>0.0492589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064235" calcext:value-type="float">
            <text:p>0.064235</text:p>
          </table:table-cell>
          <table:table-cell office:value-type="float" office:value="0.049475" calcext:value-type="float">
            <text:p>0.049475</text:p>
          </table:table-cell>
          <table:table-cell office:value-type="float" office:value="0.145759" calcext:value-type="float">
            <text:p>0.145759</text:p>
          </table:table-cell>
          <table:table-cell office:value-type="float" office:value="0.0749722" calcext:value-type="float">
            <text:p>0.0749722</text:p>
          </table:table-cell>
          <table:table-cell office:value-type="float" office:value="0.0702772" calcext:value-type="float">
            <text:p>0.0702772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0458391" calcext:value-type="float">
            <text:p>0.0458391</text:p>
          </table:table-cell>
          <table:table-cell office:value-type="float" office:value="0.513009" calcext:value-type="float">
            <text:p>0.513009</text:p>
          </table:table-cell>
          <table:table-cell office:value-type="float" office:value="0.139025" calcext:value-type="float">
            <text:p>0.139025</text:p>
          </table:table-cell>
          <table:table-cell office:value-type="float" office:value="0.802653" calcext:value-type="float">
            <text:p>0.802653</text:p>
          </table:table-cell>
          <table:table-cell office:value-type="float" office:value="0.731734" calcext:value-type="float">
            <text:p>0.731734</text:p>
          </table:table-cell>
          <table:table-cell office:value-type="float" office:value="0.719863" calcext:value-type="float">
            <text:p>0.719863</text:p>
          </table:table-cell>
          <table:table-cell office:value-type="float" office:value="0.726934" calcext:value-type="float">
            <text:p>0.726934</text:p>
          </table:table-cell>
          <table:table-cell office:value-type="float" office:value="0.164372" calcext:value-type="float">
            <text:p>0.164372</text:p>
          </table:table-cell>
          <table:table-cell office:value-type="float" office:value="0.70478" calcext:value-type="float">
            <text:p>0.70478</text:p>
          </table:table-cell>
          <table:table-cell office:value-type="float" office:value="0.696073" calcext:value-type="float">
            <text:p>0.696073</text:p>
          </table:table-cell>
          <table:table-cell office:value-type="float" office:value="0.133661" calcext:value-type="float">
            <text:p>0.133661</text:p>
          </table:table-cell>
          <table:table-cell office:value-type="float" office:value="0.681097" calcext:value-type="float">
            <text:p>0.681097</text:p>
          </table:table-cell>
          <table:table-cell office:value-type="float" office:value="0.675012" calcext:value-type="float">
            <text:p>0.675012</text:p>
          </table:table-cell>
          <table:table-cell office:value-type="float" office:value="0.703456" calcext:value-type="float">
            <text:p>0.703456</text:p>
          </table:table-cell>
          <table:table-cell office:value-type="float" office:value="0.971076" calcext:value-type="float">
            <text:p>0.971076</text:p>
          </table:table-cell>
          <table:table-cell office:value-type="float" office:value="0.832239" calcext:value-type="float">
            <text:p>0.832239</text:p>
          </table:table-cell>
          <table:table-cell office:value-type="float" office:value="0.573772" calcext:value-type="float">
            <text:p>0.573772</text:p>
          </table:table-cell>
          <table:table-cell office:value-type="float" office:value="0.703468" calcext:value-type="float">
            <text:p>0.703468</text:p>
          </table:table-cell>
          <table:table-cell office:value-type="float" office:value="0.521378" calcext:value-type="float">
            <text:p>0.521378</text:p>
          </table:table-cell>
          <table:table-cell office:value-type="float" office:value="0.702132" calcext:value-type="float">
            <text:p>0.702132</text:p>
          </table:table-cell>
          <table:table-cell office:value-type="float" office:value="0.152161" calcext:value-type="float">
            <text:p>0.152161</text:p>
          </table:table-cell>
          <table:table-cell office:value-type="float" office:value="0.831929" calcext:value-type="float">
            <text:p>0.831929</text:p>
          </table:table-cell>
          <table:table-cell office:value-type="float" office:value="0.679738" calcext:value-type="float">
            <text:p>0.679738</text:p>
          </table:table-cell>
          <table:table-cell office:value-type="float" office:value="0.525238" calcext:value-type="float">
            <text:p>0.525238</text:p>
          </table:table-cell>
          <table:table-cell office:value-type="float" office:value="0.663048" calcext:value-type="float">
            <text:p>0.663048</text:p>
          </table:table-cell>
          <table:table-cell office:value-type="float" office:value="0.703628" calcext:value-type="float">
            <text:p>0.703628</text:p>
          </table:table-cell>
          <table:table-cell office:value-type="float" office:value="0.609971" calcext:value-type="float">
            <text:p>0.609971</text:p>
          </table:table-cell>
          <table:table-cell office:value-type="float" office:value="0.186148" calcext:value-type="float">
            <text:p>0.186148</text:p>
          </table:table-cell>
          <table:table-cell office:value-type="float" office:value="1.45427" calcext:value-type="float">
            <text:p>1.45427</text:p>
          </table:table-cell>
          <table:table-cell office:value-type="float" office:value="1.31337" calcext:value-type="float">
            <text:p>1.31337</text:p>
          </table:table-cell>
          <table:table-cell office:value-type="float" office:value="0.873534" calcext:value-type="float">
            <text:p>0.873534</text:p>
          </table:table-cell>
          <table:table-cell office:value-type="float" office:value="1.17773" calcext:value-type="float">
            <text:p>1.17773</text:p>
          </table:table-cell>
          <table:table-cell office:value-type="float" office:value="0.124663" calcext:value-type="float">
            <text:p>0.124663</text:p>
          </table:table-cell>
          <table:table-cell office:value-type="float" office:value="0.62053" calcext:value-type="float">
            <text:p>0.62053</text:p>
          </table:table-cell>
          <table:table-cell office:value-type="float" office:value="0.590083" calcext:value-type="float">
            <text:p>0.590083</text:p>
          </table:table-cell>
          <table:table-cell office:value-type="float" office:value="0.668948" calcext:value-type="float">
            <text:p>0.668948</text:p>
          </table:table-cell>
          <table:table-cell office:value-type="float" office:value="0.732947" calcext:value-type="float">
            <text:p>0.732947</text:p>
          </table:table-cell>
          <table:table-cell office:value-type="float" office:value="0.0747721" calcext:value-type="float">
            <text:p>0.0747721</text:p>
          </table:table-cell>
          <table:table-cell office:value-type="float" office:value="1.11177" calcext:value-type="float">
            <text:p>1.11177</text:p>
          </table:table-cell>
          <table:table-cell office:value-type="float" office:value="0.114072" calcext:value-type="float">
            <text:p>0.114072</text:p>
          </table:table-cell>
          <table:table-cell office:value-type="float" office:value="0.126558" calcext:value-type="float">
            <text:p>0.126558</text:p>
          </table:table-cell>
          <table:table-cell office:value-type="float" office:value="0.152673" calcext:value-type="float">
            <text:p>0.152673</text:p>
          </table:table-cell>
          <table:table-cell office:value-type="float" office:value="0.354917" calcext:value-type="float">
            <text:p>0.354917</text:p>
          </table:table-cell>
          <table:table-cell office:value-type="float" office:value="0.484915" calcext:value-type="float">
            <text:p>0.484915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1.40163" calcext:value-type="float">
            <text:p>1.40163</text:p>
          </table:table-cell>
          <table:table-cell office:value-type="float" office:value="0.206712" calcext:value-type="float">
            <text:p>0.206712</text:p>
          </table:table-cell>
          <table:table-cell office:value-type="float" office:value="0.207949" calcext:value-type="float">
            <text:p>0.207949</text:p>
          </table:table-cell>
          <table:table-cell office:value-type="float" office:value="0.11717" calcext:value-type="float">
            <text:p>0.11717</text:p>
          </table:table-cell>
          <table:table-cell office:value-type="float" office:value="0.0639791" calcext:value-type="float">
            <text:p>0.0639791</text:p>
          </table:table-cell>
          <table:table-cell office:value-type="float" office:value="0.150375" calcext:value-type="float">
            <text:p>0.150375</text:p>
          </table:table-cell>
          <table:table-cell office:value-type="float" office:value="0.064332" calcext:value-type="float">
            <text:p>0.064332</text:p>
          </table:table-cell>
          <table:table-cell table:number-columns-repeated="4"/>
          <table:table-cell table:formula="of:=MIN([.A182:.BL182])" office:value-type="float" office:value="0.041121" calcext:value-type="float">
            <text:p>0.041121</text:p>
          </table:table-cell>
          <table:table-cell table:formula="of:=MAX([.A182:.BL182])" office:value-type="float" office:value="1.45427" calcext:value-type="float">
            <text:p>1.45427</text:p>
          </table:table-cell>
          <table:table-cell table:number-columns-repeated="7"/>
        </table:table-row>
        <table:table-row table:style-name="ro2">
          <table:table-cell office:value-type="float" office:value="0.106194" calcext:value-type="float">
            <text:p>0.106194</text:p>
          </table:table-cell>
          <table:table-cell office:value-type="float" office:value="0.171775" calcext:value-type="float">
            <text:p>0.171775</text:p>
          </table:table-cell>
          <table:table-cell office:value-type="float" office:value="0.182202" calcext:value-type="float">
            <text:p>0.182202</text:p>
          </table:table-cell>
          <table:table-cell office:value-type="float" office:value="0.157305" calcext:value-type="float">
            <text:p>0.157305</text:p>
          </table:table-cell>
          <table:table-cell office:value-type="float" office:value="0.163906" calcext:value-type="float">
            <text:p>0.163906</text:p>
          </table:table-cell>
          <table:table-cell office:value-type="float" office:value="0.177575" calcext:value-type="float">
            <text:p>0.177575</text:p>
          </table:table-cell>
          <table:table-cell office:value-type="float" office:value="0.139675" calcext:value-type="float">
            <text:p>0.139675</text:p>
          </table:table-cell>
          <table:table-cell office:value-type="float" office:value="0.11608" calcext:value-type="float">
            <text:p>0.11608</text:p>
          </table:table-cell>
          <table:table-cell office:value-type="float" office:value="0.167381" calcext:value-type="float">
            <text:p>0.167381</text:p>
          </table:table-cell>
          <table:table-cell office:value-type="float" office:value="0.201139" calcext:value-type="float">
            <text:p>0.201139</text:p>
          </table:table-cell>
          <table:table-cell office:value-type="float" office:value="0.168376" calcext:value-type="float">
            <text:p>0.168376</text:p>
          </table:table-cell>
          <table:table-cell office:value-type="float" office:value="0.332111" calcext:value-type="float">
            <text:p>0.332111</text:p>
          </table:table-cell>
          <table:table-cell office:value-type="float" office:value="0.224744" calcext:value-type="float">
            <text:p>0.224744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125364" calcext:value-type="float">
            <text:p>0.125364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0.136078" calcext:value-type="float">
            <text:p>0.136078</text:p>
          </table:table-cell>
          <table:table-cell office:value-type="float" office:value="0.298954" calcext:value-type="float">
            <text:p>0.298954</text:p>
          </table:table-cell>
          <table:table-cell office:value-type="float" office:value="0.261958" calcext:value-type="float">
            <text:p>0.261958</text:p>
          </table:table-cell>
          <table:table-cell office:value-type="float" office:value="0.233176" calcext:value-type="float">
            <text:p>0.233176</text:p>
          </table:table-cell>
          <table:table-cell office:value-type="float" office:value="0.989654" calcext:value-type="float">
            <text:p>0.989654</text:p>
          </table:table-cell>
          <table:table-cell office:value-type="float" office:value="0.127028" calcext:value-type="float">
            <text:p>0.127028</text:p>
          </table:table-cell>
          <table:table-cell office:value-type="float" office:value="0.158168" calcext:value-type="float">
            <text:p>0.158168</text:p>
          </table:table-cell>
          <table:table-cell office:value-type="float" office:value="0.878738" calcext:value-type="float">
            <text:p>0.878738</text:p>
          </table:table-cell>
          <table:table-cell office:value-type="float" office:value="0.957213" calcext:value-type="float">
            <text:p>0.957213</text:p>
          </table:table-cell>
          <table:table-cell office:value-type="float" office:value="0.789536" calcext:value-type="float">
            <text:p>0.789536</text:p>
          </table:table-cell>
          <table:table-cell office:value-type="float" office:value="0.135431" calcext:value-type="float">
            <text:p>0.135431</text:p>
          </table:table-cell>
          <table:table-cell office:value-type="float" office:value="0.954429" calcext:value-type="float">
            <text:p>0.954429</text:p>
          </table:table-cell>
          <table:table-cell office:value-type="float" office:value="0.265981" calcext:value-type="float">
            <text:p>0.265981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893578" calcext:value-type="float">
            <text:p>0.893578</text:p>
          </table:table-cell>
          <table:table-cell office:value-type="float" office:value="0.879819" calcext:value-type="float">
            <text:p>0.879819</text:p>
          </table:table-cell>
          <table:table-cell office:value-type="float" office:value="0.805693" calcext:value-type="float">
            <text:p>0.805693</text:p>
          </table:table-cell>
          <table:table-cell office:value-type="float" office:value="0.0972519" calcext:value-type="float">
            <text:p>0.0972519</text:p>
          </table:table-cell>
          <table:table-cell office:value-type="float" office:value="0.0459321" calcext:value-type="float">
            <text:p>0.0459321</text:p>
          </table:table-cell>
          <table:table-cell office:value-type="float" office:value="0.143252" calcext:value-type="float">
            <text:p>0.143252</text:p>
          </table:table-cell>
          <table:table-cell office:value-type="float" office:value="1.34372" calcext:value-type="float">
            <text:p>1.34372</text:p>
          </table:table-cell>
          <table:table-cell office:value-type="float" office:value="1.29488" calcext:value-type="float">
            <text:p>1.29488</text:p>
          </table:table-cell>
          <table:table-cell office:value-type="float" office:value="0.902193" calcext:value-type="float">
            <text:p>0.902193</text:p>
          </table:table-cell>
          <table:table-cell office:value-type="float" office:value="1.41407" calcext:value-type="float">
            <text:p>1.41407</text:p>
          </table:table-cell>
          <table:table-cell office:value-type="float" office:value="0.73253" calcext:value-type="float">
            <text:p>0.73253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1.19895" calcext:value-type="float">
            <text:p>1.19895</text:p>
          </table:table-cell>
          <table:table-cell office:value-type="float" office:value="0.982631" calcext:value-type="float">
            <text:p>0.982631</text:p>
          </table:table-cell>
          <table:table-cell office:value-type="float" office:value="0.170301" calcext:value-type="float">
            <text:p>0.170301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074899" calcext:value-type="float">
            <text:p>0.074899</text:p>
          </table:table-cell>
          <table:table-cell office:value-type="float" office:value="0.203468" calcext:value-type="float">
            <text:p>0.203468</text:p>
          </table:table-cell>
          <table:table-cell office:value-type="float" office:value="0.224516" calcext:value-type="float">
            <text:p>0.224516</text:p>
          </table:table-cell>
          <table:table-cell office:value-type="float" office:value="0.488672" calcext:value-type="float">
            <text:p>0.488672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0.324072" calcext:value-type="float">
            <text:p>0.324072</text:p>
          </table:table-cell>
          <table:table-cell office:value-type="float" office:value="0.0695021" calcext:value-type="float">
            <text:p>0.0695021</text:p>
          </table:table-cell>
          <table:table-cell office:value-type="float" office:value="0.836932" calcext:value-type="float">
            <text:p>0.836932</text:p>
          </table:table-cell>
          <table:table-cell office:value-type="float" office:value="0.623354" calcext:value-type="float">
            <text:p>0.623354</text:p>
          </table:table-cell>
          <table:table-cell office:value-type="float" office:value="0.557075" calcext:value-type="float">
            <text:p>0.557075</text:p>
          </table:table-cell>
          <table:table-cell office:value-type="float" office:value="0.128974" calcext:value-type="float">
            <text:p>0.128974</text:p>
          </table:table-cell>
          <table:table-cell office:value-type="float" office:value="0.656959" calcext:value-type="float">
            <text:p>0.656959</text:p>
          </table:table-cell>
          <table:table-cell office:value-type="float" office:value="0.142178" calcext:value-type="float">
            <text:p>0.142178</text:p>
          </table:table-cell>
          <table:table-cell office:value-type="float" office:value="0.0389409" calcext:value-type="float">
            <text:p>0.0389409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557245" calcext:value-type="float">
            <text:p>0.557245</text:p>
          </table:table-cell>
          <table:table-cell office:value-type="float" office:value="0.0784378" calcext:value-type="float">
            <text:p>0.0784378</text:p>
          </table:table-cell>
          <table:table-cell table:number-columns-repeated="4"/>
          <table:table-cell table:formula="of:=MIN([.A183:.BL183])" office:value-type="float" office:value="0.0389409" calcext:value-type="float">
            <text:p>0.0389409</text:p>
          </table:table-cell>
          <table:table-cell table:formula="of:=MAX([.A183:.BL183])" office:value-type="float" office:value="1.41407" calcext:value-type="float">
            <text:p>1.41407</text:p>
          </table:table-cell>
          <table:table-cell table:number-columns-repeated="7"/>
        </table:table-row>
        <table:table-row table:style-name="ro2">
          <table:table-cell office:value-type="float" office:value="0.093751" calcext:value-type="float">
            <text:p>0.093751</text:p>
          </table:table-cell>
          <table:table-cell office:value-type="float" office:value="0.094481" calcext:value-type="float">
            <text:p>0.094481</text:p>
          </table:table-cell>
          <table:table-cell office:value-type="float" office:value="0.111982" calcext:value-type="float">
            <text:p>0.111982</text:p>
          </table:table-cell>
          <table:table-cell office:value-type="float" office:value="0.0823212" calcext:value-type="float">
            <text:p>0.0823212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.158468" calcext:value-type="float">
            <text:p>0.158468</text:p>
          </table:table-cell>
          <table:table-cell office:value-type="float" office:value="0.076612" calcext:value-type="float">
            <text:p>0.076612</text:p>
          </table:table-cell>
          <table:table-cell office:value-type="float" office:value="0.141101" calcext:value-type="float">
            <text:p>0.141101</text:p>
          </table:table-cell>
          <table:table-cell office:value-type="float" office:value="0.149381" calcext:value-type="float">
            <text:p>0.149381</text:p>
          </table:table-cell>
          <table:table-cell office:value-type="float" office:value="0.151085" calcext:value-type="float">
            <text:p>0.151085</text:p>
          </table:table-cell>
          <table:table-cell office:value-type="float" office:value="0.10477" calcext:value-type="float">
            <text:p>0.10477</text:p>
          </table:table-cell>
          <table:table-cell office:value-type="float" office:value="0.551029" calcext:value-type="float">
            <text:p>0.551029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505658" calcext:value-type="float">
            <text:p>0.505658</text:p>
          </table:table-cell>
          <table:table-cell office:value-type="float" office:value="0.143509" calcext:value-type="float">
            <text:p>0.143509</text:p>
          </table:table-cell>
          <table:table-cell office:value-type="float" office:value="0.144438" calcext:value-type="float">
            <text:p>0.144438</text:p>
          </table:table-cell>
          <table:table-cell office:value-type="float" office:value="0.507506" calcext:value-type="float">
            <text:p>0.507506</text:p>
          </table:table-cell>
          <table:table-cell office:value-type="float" office:value="0.964984" calcext:value-type="float">
            <text:p>0.964984</text:p>
          </table:table-cell>
          <table:table-cell office:value-type="float" office:value="0.0933828" calcext:value-type="float">
            <text:p>0.0933828</text:p>
          </table:table-cell>
          <table:table-cell office:value-type="float" office:value="0.521103" calcext:value-type="float">
            <text:p>0.521103</text:p>
          </table:table-cell>
          <table:table-cell office:value-type="float" office:value="0.526609" calcext:value-type="float">
            <text:p>0.526609</text:p>
          </table:table-cell>
          <table:table-cell office:value-type="float" office:value="0.128082" calcext:value-type="float">
            <text:p>0.128082</text:p>
          </table:table-cell>
          <table:table-cell office:value-type="float" office:value="1.0168" calcext:value-type="float">
            <text:p>1.0168</text:p>
          </table:table-cell>
          <table:table-cell office:value-type="float" office:value="0.345695" calcext:value-type="float">
            <text:p>0.345695</text:p>
          </table:table-cell>
          <table:table-cell office:value-type="float" office:value="0.951181" calcext:value-type="float">
            <text:p>0.951181</text:p>
          </table:table-cell>
          <table:table-cell office:value-type="float" office:value="0.382703" calcext:value-type="float">
            <text:p>0.382703</text:p>
          </table:table-cell>
          <table:table-cell office:value-type="float" office:value="1.2285" calcext:value-type="float">
            <text:p>1.2285</text:p>
          </table:table-cell>
          <table:table-cell office:value-type="float" office:value="0.948536" calcext:value-type="float">
            <text:p>0.948536</text:p>
          </table:table-cell>
          <table:table-cell office:value-type="float" office:value="0.261452" calcext:value-type="float">
            <text:p>0.261452</text:p>
          </table:table-cell>
          <table:table-cell office:value-type="float" office:value="0.0835812" calcext:value-type="float">
            <text:p>0.0835812</text:p>
          </table:table-cell>
          <table:table-cell office:value-type="float" office:value="0.379119" calcext:value-type="float">
            <text:p>0.379119</text:p>
          </table:table-cell>
          <table:table-cell office:value-type="float" office:value="1.1245" calcext:value-type="float">
            <text:p>1.1245</text:p>
          </table:table-cell>
          <table:table-cell office:value-type="float" office:value="0.330669" calcext:value-type="float">
            <text:p>0.330669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1.21638" calcext:value-type="float">
            <text:p>1.21638</text:p>
          </table:table-cell>
          <table:table-cell office:value-type="float" office:value="1.68684" calcext:value-type="float">
            <text:p>1.68684</text:p>
          </table:table-cell>
          <table:table-cell office:value-type="float" office:value="1.69239" calcext:value-type="float">
            <text:p>1.69239</text:p>
          </table:table-cell>
          <table:table-cell office:value-type="float" office:value="1.4816" calcext:value-type="float">
            <text:p>1.4816</text:p>
          </table:table-cell>
          <table:table-cell office:value-type="float" office:value="0.130311" calcext:value-type="float">
            <text:p>0.130311</text:p>
          </table:table-cell>
          <table:table-cell office:value-type="float" office:value="1.26084" calcext:value-type="float">
            <text:p>1.26084</text:p>
          </table:table-cell>
          <table:table-cell office:value-type="float" office:value="1.87668" calcext:value-type="float">
            <text:p>1.87668</text:p>
          </table:table-cell>
          <table:table-cell office:value-type="float" office:value="1.23235" calcext:value-type="float">
            <text:p>1.23235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1.26475" calcext:value-type="float">
            <text:p>1.26475</text:p>
          </table:table-cell>
          <table:table-cell office:value-type="float" office:value="1.07994" calcext:value-type="float">
            <text:p>1.07994</text:p>
          </table:table-cell>
          <table:table-cell office:value-type="float" office:value="0.182694" calcext:value-type="float">
            <text:p>0.182694</text:p>
          </table:table-cell>
          <table:table-cell office:value-type="float" office:value="1.28781" calcext:value-type="float">
            <text:p>1.28781</text:p>
          </table:table-cell>
          <table:table-cell office:value-type="float" office:value="1.04155" calcext:value-type="float">
            <text:p>1.04155</text:p>
          </table:table-cell>
          <table:table-cell office:value-type="float" office:value="1.93347" calcext:value-type="float">
            <text:p>1.93347</text:p>
          </table:table-cell>
          <table:table-cell office:value-type="float" office:value="1.5441" calcext:value-type="float">
            <text:p>1.5441</text:p>
          </table:table-cell>
          <table:table-cell office:value-type="float" office:value="0.93279" calcext:value-type="float">
            <text:p>0.93279</text:p>
          </table:table-cell>
          <table:table-cell office:value-type="float" office:value="1.27811" calcext:value-type="float">
            <text:p>1.27811</text:p>
          </table:table-cell>
          <table:table-cell office:value-type="float" office:value="1.48828" calcext:value-type="float">
            <text:p>1.48828</text:p>
          </table:table-cell>
          <table:table-cell office:value-type="float" office:value="1.28203" calcext:value-type="float">
            <text:p>1.28203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1.61841" calcext:value-type="float">
            <text:p>1.61841</text:p>
          </table:table-cell>
          <table:table-cell office:value-type="float" office:value="1.62004" calcext:value-type="float">
            <text:p>1.62004</text:p>
          </table:table-cell>
          <table:table-cell office:value-type="float" office:value="2.0355" calcext:value-type="float">
            <text:p>2.0355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1.85359" calcext:value-type="float">
            <text:p>1.85359</text:p>
          </table:table-cell>
          <table:table-cell office:value-type="float" office:value="0.0976751" calcext:value-type="float">
            <text:p>0.0976751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0760632" calcext:value-type="float">
            <text:p>0.0760632</text:p>
          </table:table-cell>
          <table:table-cell table:number-columns-repeated="4"/>
          <table:table-cell table:formula="of:=MIN([.A184:.BL184])" office:value-type="float" office:value="0.0760632" calcext:value-type="float">
            <text:p>0.0760632</text:p>
          </table:table-cell>
          <table:table-cell table:formula="of:=MAX([.A184:.BL184])" office:value-type="float" office:value="2.0355" calcext:value-type="float">
            <text:p>2.0355</text:p>
          </table:table-cell>
          <table:table-cell table:number-columns-repeated="7"/>
        </table:table-row>
        <table:table-row table:style-name="ro1">
          <table:table-cell office:value-type="float" office:value="0.1002" calcext:value-type="float">
            <text:p>0.1002</text:p>
          </table:table-cell>
          <table:table-cell office:value-type="float" office:value="0.151634" calcext:value-type="float">
            <text:p>0.151634</text:p>
          </table:table-cell>
          <table:table-cell office:value-type="float" office:value="0.154833" calcext:value-type="float">
            <text:p>0.154833</text:p>
          </table:table-cell>
          <table:table-cell office:value-type="float" office:value="0.150876" calcext:value-type="float">
            <text:p>0.150876</text:p>
          </table:table-cell>
          <table:table-cell office:value-type="float" office:value="0.15513" calcext:value-type="float">
            <text:p>0.15513</text:p>
          </table:table-cell>
          <table:table-cell office:value-type="float" office:value="0.081835" calcext:value-type="float">
            <text:p>0.081835</text:p>
          </table:table-cell>
          <table:table-cell office:value-type="float" office:value="0.082593" calcext:value-type="float">
            <text:p>0.082593</text:p>
          </table:table-cell>
          <table:table-cell office:value-type="float" office:value="0.174384" calcext:value-type="float">
            <text:p>0.174384</text:p>
          </table:table-cell>
          <table:table-cell office:value-type="float" office:value="0.18576" calcext:value-type="float">
            <text:p>0.18576</text:p>
          </table:table-cell>
          <table:table-cell office:value-type="float" office:value="0.101633" calcext:value-type="float">
            <text:p>0.101633</text:p>
          </table:table-cell>
          <table:table-cell office:value-type="float" office:value="0.14509" calcext:value-type="float">
            <text:p>0.14509</text:p>
          </table:table-cell>
          <table:table-cell office:value-type="float" office:value="0.18541" calcext:value-type="float">
            <text:p>0.18541</text:p>
          </table:table-cell>
          <table:table-cell office:value-type="float" office:value="0.105268" calcext:value-type="float">
            <text:p>0.105268</text:p>
          </table:table-cell>
          <table:table-cell office:value-type="float" office:value="0.157463" calcext:value-type="float">
            <text:p>0.157463</text:p>
          </table:table-cell>
          <table:table-cell office:value-type="float" office:value="0.200621" calcext:value-type="float">
            <text:p>0.200621</text:p>
          </table:table-cell>
          <table:table-cell office:value-type="float" office:value="0.0890591" calcext:value-type="float">
            <text:p>0.0890591</text:p>
          </table:table-cell>
          <table:table-cell office:value-type="float" office:value="0.171567" calcext:value-type="float">
            <text:p>0.171567</text:p>
          </table:table-cell>
          <table:table-cell office:value-type="float" office:value="0.800159" calcext:value-type="float">
            <text:p>0.800159</text:p>
          </table:table-cell>
          <table:table-cell office:value-type="float" office:value="0.141651" calcext:value-type="float">
            <text:p>0.141651</text:p>
          </table:table-cell>
          <table:table-cell office:value-type="float" office:value="0.800173" calcext:value-type="float">
            <text:p>0.800173</text:p>
          </table:table-cell>
          <table:table-cell office:value-type="float" office:value="0.123127" calcext:value-type="float">
            <text:p>0.123127</text:p>
          </table:table-cell>
          <table:table-cell office:value-type="float" office:value="1.17658" calcext:value-type="float">
            <text:p>1.17658</text:p>
          </table:table-cell>
          <table:table-cell office:value-type="float" office:value="0.176749" calcext:value-type="float">
            <text:p>0.176749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1.42433" calcext:value-type="float">
            <text:p>1.42433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1.34047" calcext:value-type="float">
            <text:p>1.34047</text:p>
          </table:table-cell>
          <table:table-cell office:value-type="float" office:value="1.40929" calcext:value-type="float">
            <text:p>1.40929</text:p>
          </table:table-cell>
          <table:table-cell office:value-type="float" office:value="1.13748" calcext:value-type="float">
            <text:p>1.13748</text:p>
          </table:table-cell>
          <table:table-cell office:value-type="float" office:value="1.05716" calcext:value-type="float">
            <text:p>1.05716</text:p>
          </table:table-cell>
          <table:table-cell office:value-type="float" office:value="0.998935" calcext:value-type="float">
            <text:p>0.998935</text:p>
          </table:table-cell>
          <table:table-cell office:value-type="float" office:value="0.96503" calcext:value-type="float">
            <text:p>0.96503</text:p>
          </table:table-cell>
          <table:table-cell office:value-type="float" office:value="0.970901" calcext:value-type="float">
            <text:p>0.970901</text:p>
          </table:table-cell>
          <table:table-cell office:value-type="float" office:value="0.866078" calcext:value-type="float">
            <text:p>0.866078</text:p>
          </table:table-cell>
          <table:table-cell office:value-type="float" office:value="0.976966" calcext:value-type="float">
            <text:p>0.976966</text:p>
          </table:table-cell>
          <table:table-cell office:value-type="float" office:value="0.848498" calcext:value-type="float">
            <text:p>0.848498</text:p>
          </table:table-cell>
          <table:table-cell office:value-type="float" office:value="0.813455" calcext:value-type="float">
            <text:p>0.813455</text:p>
          </table:table-cell>
          <table:table-cell office:value-type="float" office:value="0.858038" calcext:value-type="float">
            <text:p>0.858038</text:p>
          </table:table-cell>
          <table:table-cell office:value-type="float" office:value="0.647153" calcext:value-type="float">
            <text:p>0.647153</text:p>
          </table:table-cell>
          <table:table-cell office:value-type="float" office:value="0.75862" calcext:value-type="float">
            <text:p>0.75862</text:p>
          </table:table-cell>
          <table:table-cell office:value-type="float" office:value="0.852946" calcext:value-type="float">
            <text:p>0.852946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1.64202" calcext:value-type="float">
            <text:p>1.64202</text:p>
          </table:table-cell>
          <table:table-cell office:value-type="float" office:value="1.55028" calcext:value-type="float">
            <text:p>1.55028</text:p>
          </table:table-cell>
          <table:table-cell office:value-type="float" office:value="1.57975" calcext:value-type="float">
            <text:p>1.57975</text:p>
          </table:table-cell>
          <table:table-cell office:value-type="float" office:value="0.207848" calcext:value-type="float">
            <text:p>0.207848</text:p>
          </table:table-cell>
          <table:table-cell office:value-type="float" office:value="1.45376" calcext:value-type="float">
            <text:p>1.45376</text:p>
          </table:table-cell>
          <table:table-cell office:value-type="float" office:value="1.34607" calcext:value-type="float">
            <text:p>1.34607</text:p>
          </table:table-cell>
          <table:table-cell office:value-type="float" office:value="0.638786" calcext:value-type="float">
            <text:p>0.638786</text:p>
          </table:table-cell>
          <table:table-cell office:value-type="float" office:value="1.37839" calcext:value-type="float">
            <text:p>1.37839</text:p>
          </table:table-cell>
          <table:table-cell office:value-type="float" office:value="1.48488" calcext:value-type="float">
            <text:p>1.48488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1.13379" calcext:value-type="float">
            <text:p>1.13379</text:p>
          </table:table-cell>
          <table:table-cell office:value-type="float" office:value="0.112157" calcext:value-type="float">
            <text:p>0.112157</text:p>
          </table:table-cell>
          <table:table-cell office:value-type="float" office:value="0.812043" calcext:value-type="float">
            <text:p>0.812043</text:p>
          </table:table-cell>
          <table:table-cell office:value-type="float" office:value="0.832944" calcext:value-type="float">
            <text:p>0.832944</text:p>
          </table:table-cell>
          <table:table-cell office:value-type="float" office:value="0.399167" calcext:value-type="float">
            <text:p>0.399167</text:p>
          </table:table-cell>
          <table:table-cell office:value-type="float" office:value="1.01409" calcext:value-type="float">
            <text:p>1.01409</text:p>
          </table:table-cell>
          <table:table-cell office:value-type="float" office:value="1.39704" calcext:value-type="float">
            <text:p>1.39704</text:p>
          </table:table-cell>
          <table:table-cell office:value-type="float" office:value="0.154778" calcext:value-type="float">
            <text:p>0.154778</text:p>
          </table:table-cell>
          <table:table-cell office:value-type="float" office:value="1.85745" calcext:value-type="float">
            <text:p>1.85745</text:p>
          </table:table-cell>
          <table:table-cell office:value-type="float" office:value="0.347602" calcext:value-type="float">
            <text:p>0.347602</text:p>
          </table:table-cell>
          <table:table-cell office:value-type="float" office:value="0.039643" calcext:value-type="float">
            <text:p>0.039643</text:p>
          </table:table-cell>
          <table:table-cell office:value-type="float" office:value="0.0643079" calcext:value-type="float">
            <text:p>0.0643079</text:p>
          </table:table-cell>
          <table:table-cell table:number-columns-repeated="4"/>
          <table:table-cell table:formula="of:=MIN([.A185:.BL185])" office:value-type="float" office:value="0.039643" calcext:value-type="float">
            <text:p>0.039643</text:p>
          </table:table-cell>
          <table:table-cell table:formula="of:=MAX([.A185:.BL185])" office:value-type="float" office:value="1.85745" calcext:value-type="float">
            <text:p>1.85745</text:p>
          </table:table-cell>
          <table:table-cell table:number-columns-repeated="7"/>
        </table:table-row>
        <table:table-row table:style-name="ro2">
          <table:table-cell office:value-type="float" office:value="0.148986" calcext:value-type="float">
            <text:p>0.148986</text:p>
          </table:table-cell>
          <table:table-cell office:value-type="float" office:value="0.154593" calcext:value-type="float">
            <text:p>0.154593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116403" calcext:value-type="float">
            <text:p>0.116403</text:p>
          </table:table-cell>
          <table:table-cell office:value-type="float" office:value="0.148909" calcext:value-type="float">
            <text:p>0.148909</text:p>
          </table:table-cell>
          <table:table-cell office:value-type="float" office:value="0.165163" calcext:value-type="float">
            <text:p>0.165163</text:p>
          </table:table-cell>
          <table:table-cell office:value-type="float" office:value="0.187354" calcext:value-type="float">
            <text:p>0.187354</text:p>
          </table:table-cell>
          <table:table-cell office:value-type="float" office:value="0.354682" calcext:value-type="float">
            <text:p>0.354682</text:p>
          </table:table-cell>
          <table:table-cell office:value-type="float" office:value="0.154724" calcext:value-type="float">
            <text:p>0.154724</text:p>
          </table:table-cell>
          <table:table-cell office:value-type="float" office:value="0.441107" calcext:value-type="float">
            <text:p>0.441107</text:p>
          </table:table-cell>
          <table:table-cell office:value-type="float" office:value="0.151114" calcext:value-type="float">
            <text:p>0.151114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117791" calcext:value-type="float">
            <text:p>0.117791</text:p>
          </table:table-cell>
          <table:table-cell office:value-type="float" office:value="0.132273" calcext:value-type="float">
            <text:p>0.132273</text:p>
          </table:table-cell>
          <table:table-cell office:value-type="float" office:value="0.598417" calcext:value-type="float">
            <text:p>0.598417</text:p>
          </table:table-cell>
          <table:table-cell office:value-type="float" office:value="0.493898" calcext:value-type="float">
            <text:p>0.493898</text:p>
          </table:table-cell>
          <table:table-cell office:value-type="float" office:value="0.18948" calcext:value-type="float">
            <text:p>0.18948</text:p>
          </table:table-cell>
          <table:table-cell office:value-type="float" office:value="0.208994" calcext:value-type="float">
            <text:p>0.208994</text:p>
          </table:table-cell>
          <table:table-cell office:value-type="float" office:value="0.787011" calcext:value-type="float">
            <text:p>0.787011</text:p>
          </table:table-cell>
          <table:table-cell office:value-type="float" office:value="0.774839" calcext:value-type="float">
            <text:p>0.774839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0.467158" calcext:value-type="float">
            <text:p>0.467158</text:p>
          </table:table-cell>
          <table:table-cell office:value-type="float" office:value="0.217452" calcext:value-type="float">
            <text:p>0.217452</text:p>
          </table:table-cell>
          <table:table-cell office:value-type="float" office:value="1.13683" calcext:value-type="float">
            <text:p>1.13683</text:p>
          </table:table-cell>
          <table:table-cell office:value-type="float" office:value="0.295541" calcext:value-type="float">
            <text:p>0.295541</text:p>
          </table:table-cell>
          <table:table-cell office:value-type="float" office:value="0.301949" calcext:value-type="float">
            <text:p>0.301949</text:p>
          </table:table-cell>
          <table:table-cell office:value-type="float" office:value="0.196515" calcext:value-type="float">
            <text:p>0.196515</text:p>
          </table:table-cell>
          <table:table-cell office:value-type="float" office:value="1.21198" calcext:value-type="float">
            <text:p>1.21198</text:p>
          </table:table-cell>
          <table:table-cell office:value-type="float" office:value="1.10096" calcext:value-type="float">
            <text:p>1.10096</text:p>
          </table:table-cell>
          <table:table-cell office:value-type="float" office:value="1.12507" calcext:value-type="float">
            <text:p>1.12507</text:p>
          </table:table-cell>
          <table:table-cell office:value-type="float" office:value="1.13836" calcext:value-type="float">
            <text:p>1.13836</text:p>
          </table:table-cell>
          <table:table-cell office:value-type="float" office:value="0.345287" calcext:value-type="float">
            <text:p>0.345287</text:p>
          </table:table-cell>
          <table:table-cell office:value-type="float" office:value="0.326997" calcext:value-type="float">
            <text:p>0.326997</text:p>
          </table:table-cell>
          <table:table-cell office:value-type="float" office:value="1.1281" calcext:value-type="float">
            <text:p>1.1281</text:p>
          </table:table-cell>
          <table:table-cell office:value-type="float" office:value="0.928435" calcext:value-type="float">
            <text:p>0.928435</text:p>
          </table:table-cell>
          <table:table-cell office:value-type="float" office:value="0.195847" calcext:value-type="float">
            <text:p>0.195847</text:p>
          </table:table-cell>
          <table:table-cell office:value-type="float" office:value="1.31957" calcext:value-type="float">
            <text:p>1.31957</text:p>
          </table:table-cell>
          <table:table-cell office:value-type="float" office:value="1.3224" calcext:value-type="float">
            <text:p>1.3224</text:p>
          </table:table-cell>
          <table:table-cell office:value-type="float" office:value="1.49832" calcext:value-type="float">
            <text:p>1.49832</text:p>
          </table:table-cell>
          <table:table-cell office:value-type="float" office:value="0.143386" calcext:value-type="float">
            <text:p>0.143386</text:p>
          </table:table-cell>
          <table:table-cell office:value-type="float" office:value="0.994731" calcext:value-type="float">
            <text:p>0.994731</text:p>
          </table:table-cell>
          <table:table-cell office:value-type="float" office:value="0.145922" calcext:value-type="float">
            <text:p>0.145922</text:p>
          </table:table-cell>
          <table:table-cell office:value-type="float" office:value="1.44918" calcext:value-type="float">
            <text:p>1.44918</text:p>
          </table:table-cell>
          <table:table-cell office:value-type="float" office:value="0.141899" calcext:value-type="float">
            <text:p>0.141899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675921" calcext:value-type="float">
            <text:p>0.675921</text:p>
          </table:table-cell>
          <table:table-cell office:value-type="float" office:value="1.71643" calcext:value-type="float">
            <text:p>1.71643</text:p>
          </table:table-cell>
          <table:table-cell office:value-type="float" office:value="0.11408" calcext:value-type="float">
            <text:p>0.11408</text:p>
          </table:table-cell>
          <table:table-cell office:value-type="float" office:value="1.31557" calcext:value-type="float">
            <text:p>1.31557</text:p>
          </table:table-cell>
          <table:table-cell office:value-type="float" office:value="0.078994" calcext:value-type="float">
            <text:p>0.078994</text:p>
          </table:table-cell>
          <table:table-cell office:value-type="float" office:value="0.544167" calcext:value-type="float">
            <text:p>0.544167</text:p>
          </table:table-cell>
          <table:table-cell office:value-type="float" office:value="0.340477" calcext:value-type="float">
            <text:p>0.340477</text:p>
          </table:table-cell>
          <table:table-cell office:value-type="float" office:value="0.130115" calcext:value-type="float">
            <text:p>0.130115</text:p>
          </table:table-cell>
          <table:table-cell office:value-type="float" office:value="0.435149" calcext:value-type="float">
            <text:p>0.435149</text:p>
          </table:table-cell>
          <table:table-cell office:value-type="float" office:value="0.286093" calcext:value-type="float">
            <text:p>0.286093</text:p>
          </table:table-cell>
          <table:table-cell office:value-type="float" office:value="0.0803459" calcext:value-type="float">
            <text:p>0.0803459</text:p>
          </table:table-cell>
          <table:table-cell office:value-type="float" office:value="0.495148" calcext:value-type="float">
            <text:p>0.495148</text:p>
          </table:table-cell>
          <table:table-cell office:value-type="float" office:value="0.162623" calcext:value-type="float">
            <text:p>0.162623</text:p>
          </table:table-cell>
          <table:table-cell office:value-type="float" office:value="0.769845" calcext:value-type="float">
            <text:p>0.769845</text:p>
          </table:table-cell>
          <table:table-cell office:value-type="float" office:value="0.197365" calcext:value-type="float">
            <text:p>0.197365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24411" calcext:value-type="float">
            <text:p>0.24411</text:p>
          </table:table-cell>
          <table:table-cell office:value-type="float" office:value="0.0806701" calcext:value-type="float">
            <text:p>0.0806701</text:p>
          </table:table-cell>
          <table:table-cell office:value-type="float" office:value="0.064393" calcext:value-type="float">
            <text:p>0.064393</text:p>
          </table:table-cell>
          <table:table-cell table:number-columns-repeated="4"/>
          <table:table-cell table:formula="of:=MIN([.A186:.BL186])" office:value-type="float" office:value="0.06125" calcext:value-type="float">
            <text:p>0.06125</text:p>
          </table:table-cell>
          <table:table-cell table:formula="of:=MAX([.A186:.BL186])" office:value-type="float" office:value="1.71643" calcext:value-type="float">
            <text:p>1.71643</text:p>
          </table:table-cell>
          <table:table-cell table:number-columns-repeated="7"/>
        </table:table-row>
        <table:table-row table:style-name="ro2">
          <table:table-cell office:value-type="float" office:value="0.125104" calcext:value-type="float">
            <text:p>0.125104</text:p>
          </table:table-cell>
          <table:table-cell office:value-type="float" office:value="0.130752" calcext:value-type="float">
            <text:p>0.130752</text:p>
          </table:table-cell>
          <table:table-cell office:value-type="float" office:value="0.13406" calcext:value-type="float">
            <text:p>0.13406</text:p>
          </table:table-cell>
          <table:table-cell office:value-type="float" office:value="0.146897" calcext:value-type="float">
            <text:p>0.146897</text:p>
          </table:table-cell>
          <table:table-cell office:value-type="float" office:value="0.172789" calcext:value-type="float">
            <text:p>0.172789</text:p>
          </table:table-cell>
          <table:table-cell office:value-type="float" office:value="0.229782" calcext:value-type="float">
            <text:p>0.229782</text:p>
          </table:table-cell>
          <table:table-cell office:value-type="float" office:value="0.138836" calcext:value-type="float">
            <text:p>0.138836</text:p>
          </table:table-cell>
          <table:table-cell office:value-type="float" office:value="0.129388" calcext:value-type="float">
            <text:p>0.129388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0.171911" calcext:value-type="float">
            <text:p>0.171911</text:p>
          </table:table-cell>
          <table:table-cell office:value-type="float" office:value="0.108209" calcext:value-type="float">
            <text:p>0.108209</text:p>
          </table:table-cell>
          <table:table-cell office:value-type="float" office:value="0.152352" calcext:value-type="float">
            <text:p>0.152352</text:p>
          </table:table-cell>
          <table:table-cell office:value-type="float" office:value="0.0868881" calcext:value-type="float">
            <text:p>0.0868881</text:p>
          </table:table-cell>
          <table:table-cell office:value-type="float" office:value="0.100661" calcext:value-type="float">
            <text:p>0.100661</text:p>
          </table:table-cell>
          <table:table-cell office:value-type="float" office:value="0.133829" calcext:value-type="float">
            <text:p>0.133829</text:p>
          </table:table-cell>
          <table:table-cell office:value-type="float" office:value="0.0760849" calcext:value-type="float">
            <text:p>0.0760849</text:p>
          </table:table-cell>
          <table:table-cell office:value-type="float" office:value="0.0763929" calcext:value-type="float">
            <text:p>0.0763929</text:p>
          </table:table-cell>
          <table:table-cell office:value-type="float" office:value="0.58779" calcext:value-type="float">
            <text:p>0.58779</text:p>
          </table:table-cell>
          <table:table-cell office:value-type="float" office:value="0.174855" calcext:value-type="float">
            <text:p>0.174855</text:p>
          </table:table-cell>
          <table:table-cell office:value-type="float" office:value="1.02785" calcext:value-type="float">
            <text:p>1.02785</text:p>
          </table:table-cell>
          <table:table-cell office:value-type="float" office:value="0.623123" calcext:value-type="float">
            <text:p>0.623123</text:p>
          </table:table-cell>
          <table:table-cell office:value-type="float" office:value="0.930451" calcext:value-type="float">
            <text:p>0.930451</text:p>
          </table:table-cell>
          <table:table-cell office:value-type="float" office:value="0.171231" calcext:value-type="float">
            <text:p>0.171231</text:p>
          </table:table-cell>
          <table:table-cell office:value-type="float" office:value="0.635476" calcext:value-type="float">
            <text:p>0.635476</text:p>
          </table:table-cell>
          <table:table-cell office:value-type="float" office:value="0.59494" calcext:value-type="float">
            <text:p>0.59494</text:p>
          </table:table-cell>
          <table:table-cell office:value-type="float" office:value="0.706847" calcext:value-type="float">
            <text:p>0.706847</text:p>
          </table:table-cell>
          <table:table-cell office:value-type="float" office:value="0.109908" calcext:value-type="float">
            <text:p>0.109908</text:p>
          </table:table-cell>
          <table:table-cell office:value-type="float" office:value="1.1102" calcext:value-type="float">
            <text:p>1.1102</text:p>
          </table:table-cell>
          <table:table-cell office:value-type="float" office:value="0.662604" calcext:value-type="float">
            <text:p>0.662604</text:p>
          </table:table-cell>
          <table:table-cell office:value-type="float" office:value="0.584163" calcext:value-type="float">
            <text:p>0.584163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543285" calcext:value-type="float">
            <text:p>0.543285</text:p>
          </table:table-cell>
          <table:table-cell office:value-type="float" office:value="1.08144" calcext:value-type="float">
            <text:p>1.08144</text:p>
          </table:table-cell>
          <table:table-cell office:value-type="float" office:value="0.191709" calcext:value-type="float">
            <text:p>0.191709</text:p>
          </table:table-cell>
          <table:table-cell office:value-type="float" office:value="0.979705" calcext:value-type="float">
            <text:p>0.979705</text:p>
          </table:table-cell>
          <table:table-cell office:value-type="float" office:value="1.3341" calcext:value-type="float">
            <text:p>1.3341</text:p>
          </table:table-cell>
          <table:table-cell office:value-type="float" office:value="0.552918" calcext:value-type="float">
            <text:p>0.552918</text:p>
          </table:table-cell>
          <table:table-cell office:value-type="float" office:value="0.853112" calcext:value-type="float">
            <text:p>0.853112</text:p>
          </table:table-cell>
          <table:table-cell office:value-type="float" office:value="0.170877" calcext:value-type="float">
            <text:p>0.170877</text:p>
          </table:table-cell>
          <table:table-cell office:value-type="float" office:value="0.99829" calcext:value-type="float">
            <text:p>0.99829</text:p>
          </table:table-cell>
          <table:table-cell office:value-type="float" office:value="1.61826" calcext:value-type="float">
            <text:p>1.61826</text:p>
          </table:table-cell>
          <table:table-cell office:value-type="float" office:value="0.889305" calcext:value-type="float">
            <text:p>0.889305</text:p>
          </table:table-cell>
          <table:table-cell office:value-type="float" office:value="0.853739" calcext:value-type="float">
            <text:p>0.853739</text:p>
          </table:table-cell>
          <table:table-cell office:value-type="float" office:value="0.862598" calcext:value-type="float">
            <text:p>0.862598</text:p>
          </table:table-cell>
          <table:table-cell office:value-type="float" office:value="1.72267" calcext:value-type="float">
            <text:p>1.72267</text:p>
          </table:table-cell>
          <table:table-cell office:value-type="float" office:value="0.144993" calcext:value-type="float">
            <text:p>0.144993</text:p>
          </table:table-cell>
          <table:table-cell office:value-type="float" office:value="1.57142" calcext:value-type="float">
            <text:p>1.57142</text:p>
          </table:table-cell>
          <table:table-cell office:value-type="float" office:value="1.75867" calcext:value-type="float">
            <text:p>1.75867</text:p>
          </table:table-cell>
          <table:table-cell office:value-type="float" office:value="1.3733" calcext:value-type="float">
            <text:p>1.3733</text:p>
          </table:table-cell>
          <table:table-cell office:value-type="float" office:value="1.99031" calcext:value-type="float">
            <text:p>1.99031</text:p>
          </table:table-cell>
          <table:table-cell office:value-type="float" office:value="0.143375" calcext:value-type="float">
            <text:p>0.143375</text:p>
          </table:table-cell>
          <table:table-cell office:value-type="float" office:value="0.288116" calcext:value-type="float">
            <text:p>0.288116</text:p>
          </table:table-cell>
          <table:table-cell office:value-type="float" office:value="1.47835" calcext:value-type="float">
            <text:p>1.47835</text:p>
          </table:table-cell>
          <table:table-cell office:value-type="float" office:value="1.34724" calcext:value-type="float">
            <text:p>1.34724</text:p>
          </table:table-cell>
          <table:table-cell office:value-type="float" office:value="0.83958" calcext:value-type="float">
            <text:p>0.83958</text:p>
          </table:table-cell>
          <table:table-cell office:value-type="float" office:value="0.10635" calcext:value-type="float">
            <text:p>0.10635</text:p>
          </table:table-cell>
          <table:table-cell office:value-type="float" office:value="1.04248" calcext:value-type="float">
            <text:p>1.04248</text:p>
          </table:table-cell>
          <table:table-cell office:value-type="float" office:value="1.54868" calcext:value-type="float">
            <text:p>1.54868</text:p>
          </table:table-cell>
          <table:table-cell office:value-type="float" office:value="1.11766" calcext:value-type="float">
            <text:p>1.11766</text:p>
          </table:table-cell>
          <table:table-cell office:value-type="float" office:value="1.14272" calcext:value-type="float">
            <text:p>1.14272</text:p>
          </table:table-cell>
          <table:table-cell office:value-type="float" office:value="1.30754" calcext:value-type="float">
            <text:p>1.30754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1.7454" calcext:value-type="float">
            <text:p>1.7454</text:p>
          </table:table-cell>
          <table:table-cell office:value-type="float" office:value="0.115163" calcext:value-type="float">
            <text:p>0.115163</text:p>
          </table:table-cell>
          <table:table-cell table:number-columns-repeated="4"/>
          <table:table-cell table:formula="of:=MIN([.A187:.BL187])" office:value-type="float" office:value="0.0760849" calcext:value-type="float">
            <text:p>0.0760849</text:p>
          </table:table-cell>
          <table:table-cell table:formula="of:=MAX([.A187:.BL187])" office:value-type="float" office:value="1.99031" calcext:value-type="float">
            <text:p>1.99031</text:p>
          </table:table-cell>
          <table:table-cell table:number-columns-repeated="7"/>
        </table:table-row>
        <table:table-row table:style-name="ro2">
          <table:table-cell office:value-type="float" office:value="0.145968" calcext:value-type="float">
            <text:p>0.145968</text:p>
          </table:table-cell>
          <table:table-cell office:value-type="float" office:value="0.173381" calcext:value-type="float">
            <text:p>0.173381</text:p>
          </table:table-cell>
          <table:table-cell office:value-type="float" office:value="0.125449" calcext:value-type="float">
            <text:p>0.125449</text:p>
          </table:table-cell>
          <table:table-cell office:value-type="float" office:value="0.162911" calcext:value-type="float">
            <text:p>0.162911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321324" calcext:value-type="float">
            <text:p>0.321324</text:p>
          </table:table-cell>
          <table:table-cell office:value-type="float" office:value="0.204877" calcext:value-type="float">
            <text:p>0.204877</text:p>
          </table:table-cell>
          <table:table-cell office:value-type="float" office:value="0.190775" calcext:value-type="float">
            <text:p>0.190775</text:p>
          </table:table-cell>
          <table:table-cell office:value-type="float" office:value="0.174923" calcext:value-type="float">
            <text:p>0.174923</text:p>
          </table:table-cell>
          <table:table-cell office:value-type="float" office:value="0.093854" calcext:value-type="float">
            <text:p>0.093854</text:p>
          </table:table-cell>
          <table:table-cell office:value-type="float" office:value="0.199904" calcext:value-type="float">
            <text:p>0.199904</text:p>
          </table:table-cell>
          <table:table-cell office:value-type="float" office:value="0.225813" calcext:value-type="float">
            <text:p>0.225813</text:p>
          </table:table-cell>
          <table:table-cell office:value-type="float" office:value="0.239502" calcext:value-type="float">
            <text:p>0.239502</text:p>
          </table:table-cell>
          <table:table-cell office:value-type="float" office:value="0.190266" calcext:value-type="float">
            <text:p>0.190266</text:p>
          </table:table-cell>
          <table:table-cell office:value-type="float" office:value="0.092236" calcext:value-type="float">
            <text:p>0.092236</text:p>
          </table:table-cell>
          <table:table-cell office:value-type="float" office:value="0.254345" calcext:value-type="float">
            <text:p>0.254345</text:p>
          </table:table-cell>
          <table:table-cell office:value-type="float" office:value="1.05193" calcext:value-type="float">
            <text:p>1.05193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0.973149" calcext:value-type="float">
            <text:p>0.973149</text:p>
          </table:table-cell>
          <table:table-cell office:value-type="float" office:value="0.231567" calcext:value-type="float">
            <text:p>0.231567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0.897456" calcext:value-type="float">
            <text:p>0.897456</text:p>
          </table:table-cell>
          <table:table-cell office:value-type="float" office:value="0.865941" calcext:value-type="float">
            <text:p>0.865941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.267625" calcext:value-type="float">
            <text:p>0.267625</text:p>
          </table:table-cell>
          <table:table-cell office:value-type="float" office:value="1.44841" calcext:value-type="float">
            <text:p>1.44841</text:p>
          </table:table-cell>
          <table:table-cell office:value-type="float" office:value="1.15801" calcext:value-type="float">
            <text:p>1.15801</text:p>
          </table:table-cell>
          <table:table-cell office:value-type="float" office:value="1.37316" calcext:value-type="float">
            <text:p>1.37316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1.25715" calcext:value-type="float">
            <text:p>1.25715</text:p>
          </table:table-cell>
          <table:table-cell office:value-type="float" office:value="0.237544" calcext:value-type="float">
            <text:p>0.237544</text:p>
          </table:table-cell>
          <table:table-cell office:value-type="float" office:value="1.20017" calcext:value-type="float">
            <text:p>1.20017</text:p>
          </table:table-cell>
          <table:table-cell office:value-type="float" office:value="1.39724" calcext:value-type="float">
            <text:p>1.39724</text:p>
          </table:table-cell>
          <table:table-cell office:value-type="float" office:value="1.33138" calcext:value-type="float">
            <text:p>1.33138</text:p>
          </table:table-cell>
          <table:table-cell office:value-type="float" office:value="1.11174" calcext:value-type="float">
            <text:p>1.11174</text:p>
          </table:table-cell>
          <table:table-cell office:value-type="float" office:value="1.24588" calcext:value-type="float">
            <text:p>1.24588</text:p>
          </table:table-cell>
          <table:table-cell office:value-type="float" office:value="1.25071" calcext:value-type="float">
            <text:p>1.25071</text:p>
          </table:table-cell>
          <table:table-cell office:value-type="float" office:value="1.11916" calcext:value-type="float">
            <text:p>1.11916</text:p>
          </table:table-cell>
          <table:table-cell office:value-type="float" office:value="1.09011" calcext:value-type="float">
            <text:p>1.09011</text:p>
          </table:table-cell>
          <table:table-cell office:value-type="float" office:value="0.750051" calcext:value-type="float">
            <text:p>0.750051</text:p>
          </table:table-cell>
          <table:table-cell office:value-type="float" office:value="0.674697" calcext:value-type="float">
            <text:p>0.674697</text:p>
          </table:table-cell>
          <table:table-cell office:value-type="float" office:value="0.989769" calcext:value-type="float">
            <text:p>0.989769</text:p>
          </table:table-cell>
          <table:table-cell office:value-type="float" office:value="1.04283" calcext:value-type="float">
            <text:p>1.04283</text:p>
          </table:table-cell>
          <table:table-cell office:value-type="float" office:value="1.78082" calcext:value-type="float">
            <text:p>1.78082</text:p>
          </table:table-cell>
          <table:table-cell office:value-type="float" office:value="1.61064" calcext:value-type="float">
            <text:p>1.61064</text:p>
          </table:table-cell>
          <table:table-cell office:value-type="float" office:value="1.39692" calcext:value-type="float">
            <text:p>1.39692</text:p>
          </table:table-cell>
          <table:table-cell office:value-type="float" office:value="1.45941" calcext:value-type="float">
            <text:p>1.45941</text:p>
          </table:table-cell>
          <table:table-cell office:value-type="float" office:value="1.71167" calcext:value-type="float">
            <text:p>1.71167</text:p>
          </table:table-cell>
          <table:table-cell office:value-type="float" office:value="1.14459" calcext:value-type="float">
            <text:p>1.14459</text:p>
          </table:table-cell>
          <table:table-cell office:value-type="float" office:value="0.679422" calcext:value-type="float">
            <text:p>0.679422</text:p>
          </table:table-cell>
          <table:table-cell office:value-type="float" office:value="1.31386" calcext:value-type="float">
            <text:p>1.31386</text:p>
          </table:table-cell>
          <table:table-cell office:value-type="float" office:value="1.31881" calcext:value-type="float">
            <text:p>1.31881</text:p>
          </table:table-cell>
          <table:table-cell office:value-type="float" office:value="1.32613" calcext:value-type="float">
            <text:p>1.32613</text:p>
          </table:table-cell>
          <table:table-cell office:value-type="float" office:value="0.721208" calcext:value-type="float">
            <text:p>0.721208</text:p>
          </table:table-cell>
          <table:table-cell office:value-type="float" office:value="0.638584" calcext:value-type="float">
            <text:p>0.638584</text:p>
          </table:table-cell>
          <table:table-cell office:value-type="float" office:value="0.955219" calcext:value-type="float">
            <text:p>0.955219</text:p>
          </table:table-cell>
          <table:table-cell office:value-type="float" office:value="0.751053" calcext:value-type="float">
            <text:p>0.751053</text:p>
          </table:table-cell>
          <table:table-cell office:value-type="float" office:value="0.941378" calcext:value-type="float">
            <text:p>0.941378</text:p>
          </table:table-cell>
          <table:table-cell office:value-type="float" office:value="1.05333" calcext:value-type="float">
            <text:p>1.05333</text:p>
          </table:table-cell>
          <table:table-cell office:value-type="float" office:value="0.831235" calcext:value-type="float">
            <text:p>0.831235</text:p>
          </table:table-cell>
          <table:table-cell office:value-type="float" office:value="0.690111" calcext:value-type="float">
            <text:p>0.690111</text:p>
          </table:table-cell>
          <table:table-cell office:value-type="float" office:value="1.11875" calcext:value-type="float">
            <text:p>1.11875</text:p>
          </table:table-cell>
          <table:table-cell office:value-type="float" office:value="0.0552349" calcext:value-type="float">
            <text:p>0.0552349</text:p>
          </table:table-cell>
          <table:table-cell table:number-columns-repeated="4"/>
          <table:table-cell table:formula="of:=MIN([.A188:.BL188])" office:value-type="float" office:value="0.0552349" calcext:value-type="float">
            <text:p>0.0552349</text:p>
          </table:table-cell>
          <table:table-cell table:formula="of:=MAX([.A188:.BL188])" office:value-type="float" office:value="1.78082" calcext:value-type="float">
            <text:p>1.78082</text:p>
          </table:table-cell>
          <table:table-cell table:number-columns-repeated="7"/>
        </table:table-row>
        <table:table-row table:style-name="ro2">
          <table:table-cell office:value-type="float" office:value="0.0912561" calcext:value-type="float">
            <text:p>0.0912561</text:p>
          </table:table-cell>
          <table:table-cell office:value-type="float" office:value="0.116821" calcext:value-type="float">
            <text:p>0.116821</text:p>
          </table:table-cell>
          <table:table-cell office:value-type="float" office:value="0.168715" calcext:value-type="float">
            <text:p>0.168715</text:p>
          </table:table-cell>
          <table:table-cell office:value-type="float" office:value="0.090142" calcext:value-type="float">
            <text:p>0.090142</text:p>
          </table:table-cell>
          <table:table-cell office:value-type="float" office:value="0.166021" calcext:value-type="float">
            <text:p>0.166021</text:p>
          </table:table-cell>
          <table:table-cell office:value-type="float" office:value="0.261131" calcext:value-type="float">
            <text:p>0.261131</text:p>
          </table:table-cell>
          <table:table-cell office:value-type="float" office:value="0.413818" calcext:value-type="float">
            <text:p>0.413818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369319" calcext:value-type="float">
            <text:p>0.369319</text:p>
          </table:table-cell>
          <table:table-cell office:value-type="float" office:value="0.330449" calcext:value-type="float">
            <text:p>0.330449</text:p>
          </table:table-cell>
          <table:table-cell office:value-type="float" office:value="0.287718" calcext:value-type="float">
            <text:p>0.287718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0.228695" calcext:value-type="float">
            <text:p>0.228695</text:p>
          </table:table-cell>
          <table:table-cell office:value-type="float" office:value="0.105416" calcext:value-type="float">
            <text:p>0.105416</text:p>
          </table:table-cell>
          <table:table-cell office:value-type="float" office:value="0.303352" calcext:value-type="float">
            <text:p>0.303352</text:p>
          </table:table-cell>
          <table:table-cell office:value-type="float" office:value="0.270959" calcext:value-type="float">
            <text:p>0.270959</text:p>
          </table:table-cell>
          <table:table-cell office:value-type="float" office:value="0.286923" calcext:value-type="float">
            <text:p>0.286923</text:p>
          </table:table-cell>
          <table:table-cell office:value-type="float" office:value="0.233471" calcext:value-type="float">
            <text:p>0.233471</text:p>
          </table:table-cell>
          <table:table-cell office:value-type="float" office:value="0.160657" calcext:value-type="float">
            <text:p>0.160657</text:p>
          </table:table-cell>
          <table:table-cell office:value-type="float" office:value="0.314115" calcext:value-type="float">
            <text:p>0.314115</text:p>
          </table:table-cell>
          <table:table-cell office:value-type="float" office:value="0.205152" calcext:value-type="float">
            <text:p>0.205152</text:p>
          </table:table-cell>
          <table:table-cell office:value-type="float" office:value="0.151667" calcext:value-type="float">
            <text:p>0.151667</text:p>
          </table:table-cell>
          <table:table-cell office:value-type="float" office:value="0.337525" calcext:value-type="float">
            <text:p>0.337525</text:p>
          </table:table-cell>
          <table:table-cell office:value-type="float" office:value="0.325774" calcext:value-type="float">
            <text:p>0.325774</text:p>
          </table:table-cell>
          <table:table-cell office:value-type="float" office:value="0.150938" calcext:value-type="float">
            <text:p>0.150938</text:p>
          </table:table-cell>
          <table:table-cell office:value-type="float" office:value="0.325445" calcext:value-type="float">
            <text:p>0.325445</text:p>
          </table:table-cell>
          <table:table-cell office:value-type="float" office:value="0.315426" calcext:value-type="float">
            <text:p>0.315426</text:p>
          </table:table-cell>
          <table:table-cell office:value-type="float" office:value="0.680349" calcext:value-type="float">
            <text:p>0.680349</text:p>
          </table:table-cell>
          <table:table-cell office:value-type="float" office:value="0.304829" calcext:value-type="float">
            <text:p>0.304829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257333" calcext:value-type="float">
            <text:p>0.257333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282965" calcext:value-type="float">
            <text:p>0.282965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0.313104" calcext:value-type="float">
            <text:p>0.313104</text:p>
          </table:table-cell>
          <table:table-cell office:value-type="float" office:value="0.345049" calcext:value-type="float">
            <text:p>0.345049</text:p>
          </table:table-cell>
          <table:table-cell office:value-type="float" office:value="1.07214" calcext:value-type="float">
            <text:p>1.07214</text:p>
          </table:table-cell>
          <table:table-cell office:value-type="float" office:value="0.339879" calcext:value-type="float">
            <text:p>0.339879</text:p>
          </table:table-cell>
          <table:table-cell office:value-type="float" office:value="0.738458" calcext:value-type="float">
            <text:p>0.738458</text:p>
          </table:table-cell>
          <table:table-cell office:value-type="float" office:value="0.303392" calcext:value-type="float">
            <text:p>0.303392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88108" calcext:value-type="float">
            <text:p>0.288108</text:p>
          </table:table-cell>
          <table:table-cell office:value-type="float" office:value="0.138931" calcext:value-type="float">
            <text:p>0.138931</text:p>
          </table:table-cell>
          <table:table-cell office:value-type="float" office:value="0.258838" calcext:value-type="float">
            <text:p>0.258838</text:p>
          </table:table-cell>
          <table:table-cell office:value-type="float" office:value="0.102842" calcext:value-type="float">
            <text:p>0.102842</text:p>
          </table:table-cell>
          <table:table-cell office:value-type="float" office:value="0.241048" calcext:value-type="float">
            <text:p>0.241048</text:p>
          </table:table-cell>
          <table:table-cell office:value-type="float" office:value="0.0953169" calcext:value-type="float">
            <text:p>0.0953169</text:p>
          </table:table-cell>
          <table:table-cell office:value-type="float" office:value="1.98821" calcext:value-type="float">
            <text:p>1.98821</text:p>
          </table:table-cell>
          <table:table-cell office:value-type="float" office:value="1.98864" calcext:value-type="float">
            <text:p>1.98864</text:p>
          </table:table-cell>
          <table:table-cell office:value-type="float" office:value="0.210884" calcext:value-type="float">
            <text:p>0.210884</text:p>
          </table:table-cell>
          <table:table-cell office:value-type="float" office:value="1.6792" calcext:value-type="float">
            <text:p>1.6792</text:p>
          </table:table-cell>
          <table:table-cell office:value-type="float" office:value="1.55478" calcext:value-type="float">
            <text:p>1.55478</text:p>
          </table:table-cell>
          <table:table-cell office:value-type="float" office:value="1.42574" calcext:value-type="float">
            <text:p>1.42574</text:p>
          </table:table-cell>
          <table:table-cell office:value-type="float" office:value="1.29055" calcext:value-type="float">
            <text:p>1.29055</text:p>
          </table:table-cell>
          <table:table-cell office:value-type="float" office:value="0.749986" calcext:value-type="float">
            <text:p>0.749986</text:p>
          </table:table-cell>
          <table:table-cell office:value-type="float" office:value="1.88158" calcext:value-type="float">
            <text:p>1.88158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0.44903" calcext:value-type="float">
            <text:p>0.44903</text:p>
          </table:table-cell>
          <table:table-cell office:value-type="float" office:value="1.05546" calcext:value-type="float">
            <text:p>1.05546</text:p>
          </table:table-cell>
          <table:table-cell office:value-type="float" office:value="0.997187" calcext:value-type="float">
            <text:p>0.997187</text:p>
          </table:table-cell>
          <table:table-cell office:value-type="float" office:value="0.55987" calcext:value-type="float">
            <text:p>0.55987</text:p>
          </table:table-cell>
          <table:table-cell office:value-type="float" office:value="0.522343" calcext:value-type="float">
            <text:p>0.522343</text:p>
          </table:table-cell>
          <table:table-cell office:value-type="float" office:value="0.485349" calcext:value-type="float">
            <text:p>0.485349</text:p>
          </table:table-cell>
          <table:table-cell office:value-type="float" office:value="2.15108" calcext:value-type="float">
            <text:p>2.15108</text:p>
          </table:table-cell>
          <table:table-cell table:number-columns-repeated="4"/>
          <table:table-cell table:formula="of:=MIN([.A189:.BL189])" office:value-type="float" office:value="0.090142" calcext:value-type="float">
            <text:p>0.090142</text:p>
          </table:table-cell>
          <table:table-cell table:formula="of:=MAX([.A189:.BL189])" office:value-type="float" office:value="2.15108" calcext:value-type="float">
            <text:p>2.15108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562035" calcext:value-type="float">
            <text:p>2.2562035</text:p>
          </table:table-cell>
          <table:table-cell table:formula="of:=AVERAGE([.BR2:.BR21])" office:value-type="float" office:value="2.2562035" calcext:value-type="float">
            <text:p>2.2562035</text:p>
          </table:table-cell>
          <table:table-cell table:formula="of:=STDEV([.BQ2:.BQ21])/2" office:value-type="float" office:value="0.0698690086646169" calcext:value-type="float">
            <text:p>0.0698690087</text:p>
          </table:table-cell>
          <table:table-cell table:formula="of:=STDEV([.BR2:.BR21])/2" office:value-type="float" office:value="0.0698690086646169" calcext:value-type="float">
            <text:p>0.069869008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2204535" calcext:value-type="float">
            <text:p>1.22204535</text:p>
          </table:table-cell>
          <table:table-cell table:formula="of:=AVERAGE([.BR23:.BR42])" office:value-type="float" office:value="1.753557" calcext:value-type="float">
            <text:p>1.753557</text:p>
          </table:table-cell>
          <table:table-cell table:formula="of:=STDEV([.BQ23:.BQ42])/2" office:value-type="float" office:value="0.135864106699273" calcext:value-type="float">
            <text:p>0.1358641067</text:p>
          </table:table-cell>
          <table:table-cell table:formula="of:=STDEV([.BR23:.BR42])/2" office:value-type="float" office:value="0.129770385287367" calcext:value-type="float">
            <text:p>0.129770385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1.00540515" calcext:value-type="float">
            <text:p>1.00540515</text:p>
          </table:table-cell>
          <table:table-cell table:formula="of:=AVERAGE([.BR44:.BR63])" office:value-type="float" office:value="1.739989" calcext:value-type="float">
            <text:p>1.739989</text:p>
          </table:table-cell>
          <table:table-cell table:formula="of:=STDEV([.BQ44:.BQ63])/2" office:value-type="float" office:value="0.301729055354577" calcext:value-type="float">
            <text:p>0.3017290554</text:p>
          </table:table-cell>
          <table:table-cell table:formula="of:=STDEV([.BR44:.BR63])/2" office:value-type="float" office:value="0.240195322760566" calcext:value-type="float">
            <text:p>0.240195322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339494" calcext:value-type="float">
            <text:p>0.5339494</text:p>
          </table:table-cell>
          <table:table-cell table:formula="of:=AVERAGE([.BR65:.BR84])" office:value-type="float" office:value="1.526405" calcext:value-type="float">
            <text:p>1.526405</text:p>
          </table:table-cell>
          <table:table-cell table:formula="of:=STDEV([.BQ65:.BQ84])/2" office:value-type="float" office:value="0.152963088732767" calcext:value-type="float">
            <text:p>0.1529630887</text:p>
          </table:table-cell>
          <table:table-cell table:formula="of:=STDEV([.BR65:.BR84])/2" office:value-type="float" office:value="0.200167924532983" calcext:value-type="float">
            <text:p>0.200167924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1952632" calcext:value-type="float">
            <text:p>0.1952632</text:p>
          </table:table-cell>
          <table:table-cell table:formula="of:=AVERAGE([.BR86:.BR105])" office:value-type="float" office:value="1.53776855" calcext:value-type="float">
            <text:p>1.53776855</text:p>
          </table:table-cell>
          <table:table-cell table:formula="of:=STDEV([.BQ86:.BQ105])/2" office:value-type="float" office:value="0.0312289507481692" calcext:value-type="float">
            <text:p>0.0312289507</text:p>
          </table:table-cell>
          <table:table-cell table:formula="of:=STDEV([.BR86:.BR105])/2" office:value-type="float" office:value="0.136491381969076" calcext:value-type="float">
            <text:p>0.13649138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67558445" calcext:value-type="float">
            <text:p>0.167558445</text:p>
          </table:table-cell>
          <table:table-cell table:formula="of:=AVERAGE([.BR107:.BR126])" office:value-type="float" office:value="1.6673269" calcext:value-type="float">
            <text:p>1.6673269</text:p>
          </table:table-cell>
          <table:table-cell table:formula="of:=STDEV([.BQ107:.BQ126])/2" office:value-type="float" office:value="0.0289437465557737" calcext:value-type="float">
            <text:p>0.0289437466</text:p>
          </table:table-cell>
          <table:table-cell table:formula="of:=STDEV([.BR107:.BR126])/2" office:value-type="float" office:value="0.168847054995583" calcext:value-type="float">
            <text:p>0.168847055</text:p>
          </table:table-cell>
        </table:table-row>
        <table:table-row table:style-name="ro1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05057265" calcext:value-type="float">
            <text:p>0.105057265</text:p>
          </table:table-cell>
          <table:table-cell table:formula="of:=AVERAGE([.BR128:.BR147])" office:value-type="float" office:value="1.65543615" calcext:value-type="float">
            <text:p>1.65543615</text:p>
          </table:table-cell>
          <table:table-cell table:formula="of:=STDEV([.BQ128:.BQ147])/2" office:value-type="float" office:value="0.018720188749704" calcext:value-type="float">
            <text:p>0.0187201887</text:p>
          </table:table-cell>
          <table:table-cell table:formula="of:=STDEV([.BR128:.BR147])/2" office:value-type="float" office:value="0.148938413334989" calcext:value-type="float">
            <text:p>0.148938413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785775" calcext:value-type="float">
            <text:p>0.088785775</text:p>
          </table:table-cell>
          <table:table-cell table:formula="of:=AVERAGE([.BR149:.BR168])" office:value-type="float" office:value="1.721561" calcext:value-type="float">
            <text:p>1.721561</text:p>
          </table:table-cell>
          <table:table-cell table:formula="of:=STDEV([.BQ149:.BQ168])/2" office:value-type="float" office:value="0.0133482003094629" calcext:value-type="float">
            <text:p>0.0133482003</text:p>
          </table:table-cell>
          <table:table-cell table:formula="of:=STDEV([.BR149:.BR168])/2" office:value-type="float" office:value="0.135234857260094" calcext:value-type="float">
            <text:p>0.135234857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079335" calcext:value-type="float">
            <text:p>0.061079335</text:p>
          </table:table-cell>
          <table:table-cell table:formula="of:=AVERAGE([.BR170:.BR189])" office:value-type="float" office:value="1.769179" calcext:value-type="float">
            <text:p>1.769179</text:p>
          </table:table-cell>
          <table:table-cell table:formula="of:=STDEV([.BQ170:.BQ189])/2" office:value-type="float" office:value="0.00901646527408366" calcext:value-type="float">
            <text:p>0.0090164653</text:p>
          </table:table-cell>
          <table:table-cell table:formula="of:=STDEV([.BR170:.BR189])/2" office:value-type="float" office:value="0.158931366425723" calcext:value-type="float">
            <text:p>0.1589313664</text:p>
          </table:table-cell>
        </table:table-row>
      </table:table>
      <table:table table:name="2 Thread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409" calcext:value-type="float">
            <text:p>2.42409</text:p>
          </table:table-cell>
          <table:table-cell table:number-columns-repeated="67"/>
          <table:table-cell table:formula="of:=MIN([.A2:.BL2])" office:value-type="float" office:value="2.42409" calcext:value-type="float">
            <text:p>2.42409</text:p>
          </table:table-cell>
          <table:table-cell table:formula="of:=MAX([.A2:.BL2])" office:value-type="float" office:value="2.42409" calcext:value-type="float">
            <text:p>2.42409</text:p>
          </table:table-cell>
          <table:table-cell table:number-columns-repeated="7"/>
        </table:table-row>
        <table:table-row table:style-name="ro2">
          <table:table-cell office:value-type="float" office:value="2.42954" calcext:value-type="float">
            <text:p>2.42954</text:p>
          </table:table-cell>
          <table:table-cell table:number-columns-repeated="67"/>
          <table:table-cell table:formula="of:=MIN([.A3:.BL3])" office:value-type="float" office:value="2.42954" calcext:value-type="float">
            <text:p>2.42954</text:p>
          </table:table-cell>
          <table:table-cell table:formula="of:=MAX([.A3:.BL3])" office:value-type="float" office:value="2.42954" calcext:value-type="float">
            <text:p>2.42954</text:p>
          </table:table-cell>
          <table:table-cell table:number-columns-repeated="7"/>
        </table:table-row>
        <table:table-row table:style-name="ro2">
          <table:table-cell office:value-type="float" office:value="2.42448" calcext:value-type="float">
            <text:p>2.42448</text:p>
          </table:table-cell>
          <table:table-cell table:number-columns-repeated="67"/>
          <table:table-cell table:formula="of:=MIN([.A4:.BL4])" office:value-type="float" office:value="2.42448" calcext:value-type="float">
            <text:p>2.42448</text:p>
          </table:table-cell>
          <table:table-cell table:formula="of:=MAX([.A4:.BL4])" office:value-type="float" office:value="2.42448" calcext:value-type="float">
            <text:p>2.42448</text:p>
          </table:table-cell>
          <table:table-cell table:number-columns-repeated="7"/>
        </table:table-row>
        <table:table-row table:style-name="ro2">
          <table:table-cell office:value-type="float" office:value="2.42481" calcext:value-type="float">
            <text:p>2.42481</text:p>
          </table:table-cell>
          <table:table-cell table:number-columns-repeated="67"/>
          <table:table-cell table:formula="of:=MIN([.A5:.BL5])" office:value-type="float" office:value="2.42481" calcext:value-type="float">
            <text:p>2.42481</text:p>
          </table:table-cell>
          <table:table-cell table:formula="of:=MAX([.A5:.BL5])" office:value-type="float" office:value="2.42481" calcext:value-type="float">
            <text:p>2.42481</text:p>
          </table:table-cell>
          <table:table-cell table:number-columns-repeated="7"/>
        </table:table-row>
        <table:table-row table:style-name="ro2">
          <table:table-cell office:value-type="float" office:value="1.89983" calcext:value-type="float">
            <text:p>1.89983</text:p>
          </table:table-cell>
          <table:table-cell table:number-columns-repeated="67"/>
          <table:table-cell table:formula="of:=MIN([.A6:.BL6])" office:value-type="float" office:value="1.89983" calcext:value-type="float">
            <text:p>1.89983</text:p>
          </table:table-cell>
          <table:table-cell table:formula="of:=MAX([.A6:.BL6])" office:value-type="float" office:value="1.89983" calcext:value-type="float">
            <text:p>1.89983</text:p>
          </table:table-cell>
          <table:table-cell table:number-columns-repeated="7"/>
        </table:table-row>
        <table:table-row table:style-name="ro2">
          <table:table-cell office:value-type="float" office:value="1.92961" calcext:value-type="float">
            <text:p>1.92961</text:p>
          </table:table-cell>
          <table:table-cell table:number-columns-repeated="67"/>
          <table:table-cell table:formula="of:=MIN([.A7:.BL7])" office:value-type="float" office:value="1.92961" calcext:value-type="float">
            <text:p>1.92961</text:p>
          </table:table-cell>
          <table:table-cell table:formula="of:=MAX([.A7:.BL7])" office:value-type="float" office:value="1.92961" calcext:value-type="float">
            <text:p>1.92961</text:p>
          </table:table-cell>
          <table:table-cell table:number-columns-repeated="7"/>
        </table:table-row>
        <table:table-row table:style-name="ro2">
          <table:table-cell office:value-type="float" office:value="1.90038" calcext:value-type="float">
            <text:p>1.90038</text:p>
          </table:table-cell>
          <table:table-cell table:number-columns-repeated="67"/>
          <table:table-cell table:formula="of:=MIN([.A8:.BL8])" office:value-type="float" office:value="1.90038" calcext:value-type="float">
            <text:p>1.90038</text:p>
          </table:table-cell>
          <table:table-cell table:formula="of:=MAX([.A8:.BL8])" office:value-type="float" office:value="1.90038" calcext:value-type="float">
            <text:p>1.90038</text:p>
          </table:table-cell>
          <table:table-cell table:number-columns-repeated="7"/>
        </table:table-row>
        <table:table-row table:style-name="ro2">
          <table:table-cell office:value-type="float" office:value="2.2755" calcext:value-type="float">
            <text:p>2.2755</text:p>
          </table:table-cell>
          <table:table-cell table:number-columns-repeated="67"/>
          <table:table-cell table:formula="of:=MIN([.A9:.BL9])" office:value-type="float" office:value="2.2755" calcext:value-type="float">
            <text:p>2.2755</text:p>
          </table:table-cell>
          <table:table-cell table:formula="of:=MAX([.A9:.BL9])" office:value-type="float" office:value="2.2755" calcext:value-type="float">
            <text:p>2.2755</text:p>
          </table:table-cell>
          <table:table-cell table:number-columns-repeated="7"/>
        </table:table-row>
        <table:table-row table:style-name="ro2">
          <table:table-cell office:value-type="float" office:value="2.42045" calcext:value-type="float">
            <text:p>2.42045</text:p>
          </table:table-cell>
          <table:table-cell table:number-columns-repeated="67"/>
          <table:table-cell table:formula="of:=MIN([.A10:.BL10])" office:value-type="float" office:value="2.42045" calcext:value-type="float">
            <text:p>2.42045</text:p>
          </table:table-cell>
          <table:table-cell table:formula="of:=MAX([.A10:.BL10])" office:value-type="float" office:value="2.42045" calcext:value-type="float">
            <text:p>2.42045</text:p>
          </table:table-cell>
          <table:table-cell table:number-columns-repeated="7"/>
        </table:table-row>
        <table:table-row table:style-name="ro2">
          <table:table-cell office:value-type="float" office:value="2.41728" calcext:value-type="float">
            <text:p>2.41728</text:p>
          </table:table-cell>
          <table:table-cell table:number-columns-repeated="67"/>
          <table:table-cell table:formula="of:=MIN([.A11:.BL11])" office:value-type="float" office:value="2.41728" calcext:value-type="float">
            <text:p>2.41728</text:p>
          </table:table-cell>
          <table:table-cell table:formula="of:=MAX([.A11:.BL11])" office:value-type="float" office:value="2.41728" calcext:value-type="float">
            <text:p>2.41728</text:p>
          </table:table-cell>
          <table:table-cell table:number-columns-repeated="7"/>
        </table:table-row>
        <table:table-row table:style-name="ro2">
          <table:table-cell office:value-type="float" office:value="1.91079" calcext:value-type="float">
            <text:p>1.91079</text:p>
          </table:table-cell>
          <table:table-cell table:number-columns-repeated="67"/>
          <table:table-cell table:formula="of:=MIN([.A12:.BL12])" office:value-type="float" office:value="1.91079" calcext:value-type="float">
            <text:p>1.91079</text:p>
          </table:table-cell>
          <table:table-cell table:formula="of:=MAX([.A12:.BL12])" office:value-type="float" office:value="1.91079" calcext:value-type="float">
            <text:p>1.91079</text:p>
          </table:table-cell>
          <table:table-cell table:number-columns-repeated="7"/>
        </table:table-row>
        <table:table-row table:style-name="ro2">
          <table:table-cell office:value-type="float" office:value="2.40867" calcext:value-type="float">
            <text:p>2.40867</text:p>
          </table:table-cell>
          <table:table-cell table:number-columns-repeated="67"/>
          <table:table-cell table:formula="of:=MIN([.A13:.BL13])" office:value-type="float" office:value="2.40867" calcext:value-type="float">
            <text:p>2.40867</text:p>
          </table:table-cell>
          <table:table-cell table:formula="of:=MAX([.A13:.BL13])" office:value-type="float" office:value="2.40867" calcext:value-type="float">
            <text:p>2.40867</text:p>
          </table:table-cell>
          <table:table-cell table:number-columns-repeated="7"/>
        </table:table-row>
        <table:table-row table:style-name="ro2">
          <table:table-cell office:value-type="float" office:value="2.43816" calcext:value-type="float">
            <text:p>2.43816</text:p>
          </table:table-cell>
          <table:table-cell table:number-columns-repeated="67"/>
          <table:table-cell table:formula="of:=MIN([.A14:.BL14])" office:value-type="float" office:value="2.43816" calcext:value-type="float">
            <text:p>2.43816</text:p>
          </table:table-cell>
          <table:table-cell table:formula="of:=MAX([.A14:.BL14])" office:value-type="float" office:value="2.43816" calcext:value-type="float">
            <text:p>2.43816</text:p>
          </table:table-cell>
          <table:table-cell table:number-columns-repeated="7"/>
        </table:table-row>
        <table:table-row table:style-name="ro2">
          <table:table-cell office:value-type="float" office:value="2.42263" calcext:value-type="float">
            <text:p>2.42263</text:p>
          </table:table-cell>
          <table:table-cell table:number-columns-repeated="67"/>
          <table:table-cell table:formula="of:=MIN([.A15:.BL15])" office:value-type="float" office:value="2.42263" calcext:value-type="float">
            <text:p>2.42263</text:p>
          </table:table-cell>
          <table:table-cell table:formula="of:=MAX([.A15:.BL15])" office:value-type="float" office:value="2.42263" calcext:value-type="float">
            <text:p>2.42263</text:p>
          </table:table-cell>
          <table:table-cell table:number-columns-repeated="7"/>
        </table:table-row>
        <table:table-row table:style-name="ro2">
          <table:table-cell office:value-type="float" office:value="2.41672" calcext:value-type="float">
            <text:p>2.41672</text:p>
          </table:table-cell>
          <table:table-cell table:number-columns-repeated="67"/>
          <table:table-cell table:formula="of:=MIN([.A16:.BL16])" office:value-type="float" office:value="2.41672" calcext:value-type="float">
            <text:p>2.41672</text:p>
          </table:table-cell>
          <table:table-cell table:formula="of:=MAX([.A16:.BL16])" office:value-type="float" office:value="2.41672" calcext:value-type="float">
            <text:p>2.41672</text:p>
          </table:table-cell>
          <table:table-cell table:number-columns-repeated="7"/>
        </table:table-row>
        <table:table-row table:style-name="ro2">
          <table:table-cell office:value-type="float" office:value="2.41682" calcext:value-type="float">
            <text:p>2.41682</text:p>
          </table:table-cell>
          <table:table-cell table:number-columns-repeated="67"/>
          <table:table-cell table:formula="of:=MIN([.A17:.BL17])" office:value-type="float" office:value="2.41682" calcext:value-type="float">
            <text:p>2.41682</text:p>
          </table:table-cell>
          <table:table-cell table:formula="of:=MAX([.A17:.BL17])" office:value-type="float" office:value="2.41682" calcext:value-type="float">
            <text:p>2.41682</text:p>
          </table:table-cell>
          <table:table-cell table:number-columns-repeated="7"/>
        </table:table-row>
        <table:table-row table:style-name="ro2">
          <table:table-cell office:value-type="float" office:value="2.41589" calcext:value-type="float">
            <text:p>2.41589</text:p>
          </table:table-cell>
          <table:table-cell table:number-columns-repeated="67"/>
          <table:table-cell table:formula="of:=MIN([.A18:.BL18])" office:value-type="float" office:value="2.41589" calcext:value-type="float">
            <text:p>2.41589</text:p>
          </table:table-cell>
          <table:table-cell table:formula="of:=MAX([.A18:.BL18])" office:value-type="float" office:value="2.41589" calcext:value-type="float">
            <text:p>2.41589</text:p>
          </table:table-cell>
          <table:table-cell table:number-columns-repeated="7"/>
        </table:table-row>
        <table:table-row table:style-name="ro2">
          <table:table-cell office:value-type="float" office:value="2.41725" calcext:value-type="float">
            <text:p>2.41725</text:p>
          </table:table-cell>
          <table:table-cell table:number-columns-repeated="67"/>
          <table:table-cell table:formula="of:=MIN([.A19:.BL19])" office:value-type="float" office:value="2.41725" calcext:value-type="float">
            <text:p>2.41725</text:p>
          </table:table-cell>
          <table:table-cell table:formula="of:=MAX([.A19:.BL19])" office:value-type="float" office:value="2.41725" calcext:value-type="float">
            <text:p>2.41725</text:p>
          </table:table-cell>
          <table:table-cell table:number-columns-repeated="7"/>
        </table:table-row>
        <table:table-row table:style-name="ro2">
          <table:table-cell office:value-type="float" office:value="1.92907" calcext:value-type="float">
            <text:p>1.92907</text:p>
          </table:table-cell>
          <table:table-cell table:number-columns-repeated="67"/>
          <table:table-cell table:formula="of:=MIN([.A20:.BL20])" office:value-type="float" office:value="1.92907" calcext:value-type="float">
            <text:p>1.92907</text:p>
          </table:table-cell>
          <table:table-cell table:formula="of:=MAX([.A20:.BL20])" office:value-type="float" office:value="1.92907" calcext:value-type="float">
            <text:p>1.92907</text:p>
          </table:table-cell>
          <table:table-cell table:number-columns-repeated="7"/>
        </table:table-row>
        <table:table-row table:style-name="ro2">
          <table:table-cell office:value-type="float" office:value="2.43222" calcext:value-type="float">
            <text:p>2.43222</text:p>
          </table:table-cell>
          <table:table-cell table:number-columns-repeated="67"/>
          <table:table-cell table:formula="of:=MIN([.A21:.BL21])" office:value-type="float" office:value="2.43222" calcext:value-type="float">
            <text:p>2.43222</text:p>
          </table:table-cell>
          <table:table-cell table:formula="of:=MAX([.A21:.BL21])" office:value-type="float" office:value="2.43222" calcext:value-type="float">
            <text:p>2.432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221" calcext:value-type="float">
            <text:p>1.2221</text:p>
          </table:table-cell>
          <table:table-cell office:value-type="float" office:value="2.11296" calcext:value-type="float">
            <text:p>2.11296</text:p>
          </table:table-cell>
          <table:table-cell table:number-columns-repeated="66"/>
          <table:table-cell table:formula="of:=MIN([.A23:.BL23])" office:value-type="float" office:value="1.2221" calcext:value-type="float">
            <text:p>1.2221</text:p>
          </table:table-cell>
          <table:table-cell table:formula="of:=MAX([.A23:.BL23])" office:value-type="float" office:value="2.11296" calcext:value-type="float">
            <text:p>2.11296</text:p>
          </table:table-cell>
          <table:table-cell table:number-columns-repeated="7"/>
        </table:table-row>
        <table:table-row table:style-name="ro2">
          <table:table-cell office:value-type="float" office:value="1.86062" calcext:value-type="float">
            <text:p>1.86062</text:p>
          </table:table-cell>
          <table:table-cell office:value-type="float" office:value="2.03444" calcext:value-type="float">
            <text:p>2.03444</text:p>
          </table:table-cell>
          <table:table-cell table:number-columns-repeated="66"/>
          <table:table-cell table:formula="of:=MIN([.A24:.BL24])" office:value-type="float" office:value="1.86062" calcext:value-type="float">
            <text:p>1.86062</text:p>
          </table:table-cell>
          <table:table-cell table:formula="of:=MAX([.A24:.BL24])" office:value-type="float" office:value="2.03444" calcext:value-type="float">
            <text:p>2.03444</text:p>
          </table:table-cell>
          <table:table-cell table:number-columns-repeated="7"/>
        </table:table-row>
        <table:table-row table:style-name="ro2">
          <table:table-cell office:value-type="float" office:value="1.24067" calcext:value-type="float">
            <text:p>1.24067</text:p>
          </table:table-cell>
          <table:table-cell office:value-type="float" office:value="2.12457" calcext:value-type="float">
            <text:p>2.12457</text:p>
          </table:table-cell>
          <table:table-cell table:number-columns-repeated="66"/>
          <table:table-cell table:formula="of:=MIN([.A25:.BL25])" office:value-type="float" office:value="1.24067" calcext:value-type="float">
            <text:p>1.24067</text:p>
          </table:table-cell>
          <table:table-cell table:formula="of:=MAX([.A25:.BL25])" office:value-type="float" office:value="2.12457" calcext:value-type="float">
            <text:p>2.12457</text:p>
          </table:table-cell>
          <table:table-cell table:number-columns-repeated="7"/>
        </table:table-row>
        <table:table-row table:style-name="ro2">
          <table:table-cell office:value-type="float" office:value="1.21475" calcext:value-type="float">
            <text:p>1.21475</text:p>
          </table:table-cell>
          <table:table-cell office:value-type="float" office:value="1.12061" calcext:value-type="float">
            <text:p>1.12061</text:p>
          </table:table-cell>
          <table:table-cell table:number-columns-repeated="66"/>
          <table:table-cell table:formula="of:=MIN([.A26:.BL26])" office:value-type="float" office:value="1.12061" calcext:value-type="float">
            <text:p>1.12061</text:p>
          </table:table-cell>
          <table:table-cell table:formula="of:=MAX([.A26:.BL26])" office:value-type="float" office:value="1.21475" calcext:value-type="float">
            <text:p>1.21475</text:p>
          </table:table-cell>
          <table:table-cell table:number-columns-repeated="7"/>
        </table:table-row>
        <table:table-row table:style-name="ro2">
          <table:table-cell office:value-type="float" office:value="1.69474" calcext:value-type="float">
            <text:p>1.69474</text:p>
          </table:table-cell>
          <table:table-cell office:value-type="float" office:value="1.72546" calcext:value-type="float">
            <text:p>1.72546</text:p>
          </table:table-cell>
          <table:table-cell table:number-columns-repeated="66"/>
          <table:table-cell table:formula="of:=MIN([.A27:.BL27])" office:value-type="float" office:value="1.69474" calcext:value-type="float">
            <text:p>1.69474</text:p>
          </table:table-cell>
          <table:table-cell table:formula="of:=MAX([.A27:.BL27])" office:value-type="float" office:value="1.72546" calcext:value-type="float">
            <text:p>1.72546</text:p>
          </table:table-cell>
          <table:table-cell table:number-columns-repeated="7"/>
        </table:table-row>
        <table:table-row table:style-name="ro2">
          <table:table-cell office:value-type="float" office:value="1.22722" calcext:value-type="float">
            <text:p>1.22722</text:p>
          </table:table-cell>
          <table:table-cell office:value-type="float" office:value="2.00236" calcext:value-type="float">
            <text:p>2.00236</text:p>
          </table:table-cell>
          <table:table-cell table:number-columns-repeated="66"/>
          <table:table-cell table:formula="of:=MIN([.A28:.BL28])" office:value-type="float" office:value="1.22722" calcext:value-type="float">
            <text:p>1.22722</text:p>
          </table:table-cell>
          <table:table-cell table:formula="of:=MAX([.A28:.BL28])" office:value-type="float" office:value="2.00236" calcext:value-type="float">
            <text:p>2.00236</text:p>
          </table:table-cell>
          <table:table-cell table:number-columns-repeated="7"/>
        </table:table-row>
        <table:table-row table:style-name="ro2">
          <table:table-cell office:value-type="float" office:value="1.20977" calcext:value-type="float">
            <text:p>1.20977</text:p>
          </table:table-cell>
          <table:table-cell office:value-type="float" office:value="1.20778" calcext:value-type="float">
            <text:p>1.20778</text:p>
          </table:table-cell>
          <table:table-cell table:number-columns-repeated="66"/>
          <table:table-cell table:formula="of:=MIN([.A29:.BL29])" office:value-type="float" office:value="1.20778" calcext:value-type="float">
            <text:p>1.20778</text:p>
          </table:table-cell>
          <table:table-cell table:formula="of:=MAX([.A29:.BL29])" office:value-type="float" office:value="1.20977" calcext:value-type="float">
            <text:p>1.20977</text:p>
          </table:table-cell>
          <table:table-cell table:number-columns-repeated="7"/>
        </table:table-row>
        <table:table-row table:style-name="ro2">
          <table:table-cell office:value-type="float" office:value="1.22346" calcext:value-type="float">
            <text:p>1.22346</text:p>
          </table:table-cell>
          <table:table-cell office:value-type="float" office:value="1.88207" calcext:value-type="float">
            <text:p>1.88207</text:p>
          </table:table-cell>
          <table:table-cell table:number-columns-repeated="66"/>
          <table:table-cell table:formula="of:=MIN([.A30:.BL30])" office:value-type="float" office:value="1.22346" calcext:value-type="float">
            <text:p>1.22346</text:p>
          </table:table-cell>
          <table:table-cell table:formula="of:=MAX([.A30:.BL30])" office:value-type="float" office:value="1.88207" calcext:value-type="float">
            <text:p>1.88207</text:p>
          </table:table-cell>
          <table:table-cell table:number-columns-repeated="7"/>
        </table:table-row>
        <table:table-row table:style-name="ro2">
          <table:table-cell office:value-type="float" office:value="1.22322" calcext:value-type="float">
            <text:p>1.22322</text:p>
          </table:table-cell>
          <table:table-cell office:value-type="float" office:value="2.01863" calcext:value-type="float">
            <text:p>2.01863</text:p>
          </table:table-cell>
          <table:table-cell table:number-columns-repeated="66"/>
          <table:table-cell table:formula="of:=MIN([.A31:.BL31])" office:value-type="float" office:value="1.22322" calcext:value-type="float">
            <text:p>1.22322</text:p>
          </table:table-cell>
          <table:table-cell table:formula="of:=MAX([.A31:.BL31])" office:value-type="float" office:value="2.01863" calcext:value-type="float">
            <text:p>2.01863</text:p>
          </table:table-cell>
          <table:table-cell table:number-columns-repeated="7"/>
        </table:table-row>
        <table:table-row table:style-name="ro2">
          <table:table-cell office:value-type="float" office:value="0.991669" calcext:value-type="float">
            <text:p>0.991669</text:p>
          </table:table-cell>
          <table:table-cell office:value-type="float" office:value="1.93007" calcext:value-type="float">
            <text:p>1.93007</text:p>
          </table:table-cell>
          <table:table-cell table:number-columns-repeated="66"/>
          <table:table-cell table:formula="of:=MIN([.A32:.BL32])" office:value-type="float" office:value="0.991669" calcext:value-type="float">
            <text:p>0.991669</text:p>
          </table:table-cell>
          <table:table-cell table:formula="of:=MAX([.A32:.BL32])" office:value-type="float" office:value="1.93007" calcext:value-type="float">
            <text:p>1.93007</text:p>
          </table:table-cell>
          <table:table-cell table:number-columns-repeated="7"/>
        </table:table-row>
        <table:table-row table:style-name="ro2">
          <table:table-cell office:value-type="float" office:value="1.20347" calcext:value-type="float">
            <text:p>1.20347</text:p>
          </table:table-cell>
          <table:table-cell office:value-type="float" office:value="1.21081" calcext:value-type="float">
            <text:p>1.21081</text:p>
          </table:table-cell>
          <table:table-cell table:number-columns-repeated="66"/>
          <table:table-cell table:formula="of:=MIN([.A33:.BL33])" office:value-type="float" office:value="1.20347" calcext:value-type="float">
            <text:p>1.20347</text:p>
          </table:table-cell>
          <table:table-cell table:formula="of:=MAX([.A33:.BL33])" office:value-type="float" office:value="1.21081" calcext:value-type="float">
            <text:p>1.21081</text:p>
          </table:table-cell>
          <table:table-cell table:number-columns-repeated="7"/>
        </table:table-row>
        <table:table-row table:style-name="ro2">
          <table:table-cell office:value-type="float" office:value="1.2266" calcext:value-type="float">
            <text:p>1.2266</text:p>
          </table:table-cell>
          <table:table-cell office:value-type="float" office:value="2.00687" calcext:value-type="float">
            <text:p>2.00687</text:p>
          </table:table-cell>
          <table:table-cell table:number-columns-repeated="66"/>
          <table:table-cell table:formula="of:=MIN([.A34:.BL34])" office:value-type="float" office:value="1.2266" calcext:value-type="float">
            <text:p>1.2266</text:p>
          </table:table-cell>
          <table:table-cell table:formula="of:=MAX([.A34:.BL34])" office:value-type="float" office:value="2.00687" calcext:value-type="float">
            <text:p>2.00687</text:p>
          </table:table-cell>
          <table:table-cell table:number-columns-repeated="7"/>
        </table:table-row>
        <table:table-row table:style-name="ro2">
          <table:table-cell office:value-type="float" office:value="1.84533" calcext:value-type="float">
            <text:p>1.84533</text:p>
          </table:table-cell>
          <table:table-cell office:value-type="float" office:value="1.92279" calcext:value-type="float">
            <text:p>1.92279</text:p>
          </table:table-cell>
          <table:table-cell table:number-columns-repeated="66"/>
          <table:table-cell table:formula="of:=MIN([.A35:.BL35])" office:value-type="float" office:value="1.84533" calcext:value-type="float">
            <text:p>1.84533</text:p>
          </table:table-cell>
          <table:table-cell table:formula="of:=MAX([.A35:.BL35])" office:value-type="float" office:value="1.92279" calcext:value-type="float">
            <text:p>1.92279</text:p>
          </table:table-cell>
          <table:table-cell table:number-columns-repeated="7"/>
        </table:table-row>
        <table:table-row table:style-name="ro2">
          <table:table-cell office:value-type="float" office:value="1.20792" calcext:value-type="float">
            <text:p>1.20792</text:p>
          </table:table-cell>
          <table:table-cell office:value-type="float" office:value="1.20999" calcext:value-type="float">
            <text:p>1.20999</text:p>
          </table:table-cell>
          <table:table-cell table:number-columns-repeated="66"/>
          <table:table-cell table:formula="of:=MIN([.A36:.BL36])" office:value-type="float" office:value="1.20792" calcext:value-type="float">
            <text:p>1.20792</text:p>
          </table:table-cell>
          <table:table-cell table:formula="of:=MAX([.A36:.BL36])" office:value-type="float" office:value="1.20999" calcext:value-type="float">
            <text:p>1.20999</text:p>
          </table:table-cell>
          <table:table-cell table:number-columns-repeated="7"/>
        </table:table-row>
        <table:table-row table:style-name="ro2">
          <table:table-cell office:value-type="float" office:value="1.6454" calcext:value-type="float">
            <text:p>1.6454</text:p>
          </table:table-cell>
          <table:table-cell office:value-type="float" office:value="1.65864" calcext:value-type="float">
            <text:p>1.65864</text:p>
          </table:table-cell>
          <table:table-cell table:number-columns-repeated="66"/>
          <table:table-cell table:formula="of:=MIN([.A37:.BL37])" office:value-type="float" office:value="1.6454" calcext:value-type="float">
            <text:p>1.6454</text:p>
          </table:table-cell>
          <table:table-cell table:formula="of:=MAX([.A37:.BL37])" office:value-type="float" office:value="1.65864" calcext:value-type="float">
            <text:p>1.65864</text:p>
          </table:table-cell>
          <table:table-cell table:number-columns-repeated="7"/>
        </table:table-row>
        <table:table-row table:style-name="ro2">
          <table:table-cell office:value-type="float" office:value="0.980955" calcext:value-type="float">
            <text:p>0.980955</text:p>
          </table:table-cell>
          <table:table-cell office:value-type="float" office:value="1.93249" calcext:value-type="float">
            <text:p>1.93249</text:p>
          </table:table-cell>
          <table:table-cell table:number-columns-repeated="66"/>
          <table:table-cell table:formula="of:=MIN([.A38:.BL38])" office:value-type="float" office:value="0.980955" calcext:value-type="float">
            <text:p>0.980955</text:p>
          </table:table-cell>
          <table:table-cell table:formula="of:=MAX([.A38:.BL38])" office:value-type="float" office:value="1.93249" calcext:value-type="float">
            <text:p>1.93249</text:p>
          </table:table-cell>
          <table:table-cell table:number-columns-repeated="7"/>
        </table:table-row>
        <table:table-row table:style-name="ro2">
          <table:table-cell office:value-type="float" office:value="1.22371" calcext:value-type="float">
            <text:p>1.22371</text:p>
          </table:table-cell>
          <table:table-cell office:value-type="float" office:value="1.98855" calcext:value-type="float">
            <text:p>1.98855</text:p>
          </table:table-cell>
          <table:table-cell table:number-columns-repeated="66"/>
          <table:table-cell table:formula="of:=MIN([.A39:.BL39])" office:value-type="float" office:value="1.22371" calcext:value-type="float">
            <text:p>1.22371</text:p>
          </table:table-cell>
          <table:table-cell table:formula="of:=MAX([.A39:.BL39])" office:value-type="float" office:value="1.98855" calcext:value-type="float">
            <text:p>1.98855</text:p>
          </table:table-cell>
          <table:table-cell table:number-columns-repeated="7"/>
        </table:table-row>
        <table:table-row table:style-name="ro2">
          <table:table-cell office:value-type="float" office:value="1.67528" calcext:value-type="float">
            <text:p>1.67528</text:p>
          </table:table-cell>
          <table:table-cell office:value-type="float" office:value="1.69644" calcext:value-type="float">
            <text:p>1.69644</text:p>
          </table:table-cell>
          <table:table-cell table:number-columns-repeated="66"/>
          <table:table-cell table:formula="of:=MIN([.A40:.BL40])" office:value-type="float" office:value="1.67528" calcext:value-type="float">
            <text:p>1.67528</text:p>
          </table:table-cell>
          <table:table-cell table:formula="of:=MAX([.A40:.BL40])" office:value-type="float" office:value="1.69644" calcext:value-type="float">
            <text:p>1.69644</text:p>
          </table:table-cell>
          <table:table-cell table:number-columns-repeated="7"/>
        </table:table-row>
        <table:table-row table:style-name="ro2">
          <table:table-cell office:value-type="float" office:value="1.64458" calcext:value-type="float">
            <text:p>1.64458</text:p>
          </table:table-cell>
          <table:table-cell office:value-type="float" office:value="1.64799" calcext:value-type="float">
            <text:p>1.64799</text:p>
          </table:table-cell>
          <table:table-cell table:number-columns-repeated="66"/>
          <table:table-cell table:formula="of:=MIN([.A41:.BL41])" office:value-type="float" office:value="1.64458" calcext:value-type="float">
            <text:p>1.64458</text:p>
          </table:table-cell>
          <table:table-cell table:formula="of:=MAX([.A41:.BL41])" office:value-type="float" office:value="1.64799" calcext:value-type="float">
            <text:p>1.64799</text:p>
          </table:table-cell>
          <table:table-cell table:number-columns-repeated="7"/>
        </table:table-row>
        <table:table-row table:style-name="ro2">
          <table:table-cell office:value-type="float" office:value="1.93051" calcext:value-type="float">
            <text:p>1.93051</text:p>
          </table:table-cell>
          <table:table-cell office:value-type="float" office:value="2.00395" calcext:value-type="float">
            <text:p>2.00395</text:p>
          </table:table-cell>
          <table:table-cell table:number-columns-repeated="66"/>
          <table:table-cell table:formula="of:=MIN([.A42:.BL42])" office:value-type="float" office:value="1.93051" calcext:value-type="float">
            <text:p>1.93051</text:p>
          </table:table-cell>
          <table:table-cell table:formula="of:=MAX([.A42:.BL42])" office:value-type="float" office:value="2.00395" calcext:value-type="float">
            <text:p>2.0039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08366" calcext:value-type="float">
            <text:p>1.08366</text:p>
          </table:table-cell>
          <table:table-cell office:value-type="float" office:value="1.80345" calcext:value-type="float">
            <text:p>1.80345</text:p>
          </table:table-cell>
          <table:table-cell office:value-type="float" office:value="2.00062" calcext:value-type="float">
            <text:p>2.00062</text:p>
          </table:table-cell>
          <table:table-cell office:value-type="float" office:value="1.12889" calcext:value-type="float">
            <text:p>1.12889</text:p>
          </table:table-cell>
          <table:table-cell table:number-columns-repeated="64"/>
          <table:table-cell table:formula="of:=MIN([.A44:.BL44])" office:value-type="float" office:value="1.08366" calcext:value-type="float">
            <text:p>1.08366</text:p>
          </table:table-cell>
          <table:table-cell table:formula="of:=MAX([.A44:.BL44])" office:value-type="float" office:value="2.00062" calcext:value-type="float">
            <text:p>2.00062</text:p>
          </table:table-cell>
          <table:table-cell table:number-columns-repeated="7"/>
        </table:table-row>
        <table:table-row table:style-name="ro2">
          <table:table-cell office:value-type="float" office:value="1.17709" calcext:value-type="float">
            <text:p>1.17709</text:p>
          </table:table-cell>
          <table:table-cell office:value-type="float" office:value="1.61223" calcext:value-type="float">
            <text:p>1.61223</text:p>
          </table:table-cell>
          <table:table-cell office:value-type="float" office:value="1.77505" calcext:value-type="float">
            <text:p>1.77505</text:p>
          </table:table-cell>
          <table:table-cell office:value-type="float" office:value="0.953417" calcext:value-type="float">
            <text:p>0.953417</text:p>
          </table:table-cell>
          <table:table-cell table:number-columns-repeated="64"/>
          <table:table-cell table:formula="of:=MIN([.A45:.BL45])" office:value-type="float" office:value="0.953417" calcext:value-type="float">
            <text:p>0.953417</text:p>
          </table:table-cell>
          <table:table-cell table:formula="of:=MAX([.A45:.BL45])" office:value-type="float" office:value="1.77505" calcext:value-type="float">
            <text:p>1.77505</text:p>
          </table:table-cell>
          <table:table-cell table:number-columns-repeated="7"/>
        </table:table-row>
        <table:table-row table:style-name="ro2">
          <table:table-cell office:value-type="float" office:value="0.923984" calcext:value-type="float">
            <text:p>0.923984</text:p>
          </table:table-cell>
          <table:table-cell office:value-type="float" office:value="0.98334" calcext:value-type="float">
            <text:p>0.98334</text:p>
          </table:table-cell>
          <table:table-cell office:value-type="float" office:value="0.734894" calcext:value-type="float">
            <text:p>0.734894</text:p>
          </table:table-cell>
          <table:table-cell office:value-type="float" office:value="0.814421" calcext:value-type="float">
            <text:p>0.814421</text:p>
          </table:table-cell>
          <table:table-cell table:number-columns-repeated="64"/>
          <table:table-cell table:formula="of:=MIN([.A46:.BL46])" office:value-type="float" office:value="0.734894" calcext:value-type="float">
            <text:p>0.734894</text:p>
          </table:table-cell>
          <table:table-cell table:formula="of:=MAX([.A46:.BL46])" office:value-type="float" office:value="0.98334" calcext:value-type="float">
            <text:p>0.98334</text:p>
          </table:table-cell>
          <table:table-cell table:number-columns-repeated="7"/>
        </table:table-row>
        <table:table-row table:style-name="ro2">
          <table:table-cell office:value-type="float" office:value="0.622542" calcext:value-type="float">
            <text:p>0.622542</text:p>
          </table:table-cell>
          <table:table-cell office:value-type="float" office:value="1.06225" calcext:value-type="float">
            <text:p>1.06225</text:p>
          </table:table-cell>
          <table:table-cell office:value-type="float" office:value="0.891028" calcext:value-type="float">
            <text:p>0.891028</text:p>
          </table:table-cell>
          <table:table-cell office:value-type="float" office:value="0.897539" calcext:value-type="float">
            <text:p>0.897539</text:p>
          </table:table-cell>
          <table:table-cell table:number-columns-repeated="64"/>
          <table:table-cell table:formula="of:=MIN([.A47:.BL47])" office:value-type="float" office:value="0.622542" calcext:value-type="float">
            <text:p>0.622542</text:p>
          </table:table-cell>
          <table:table-cell table:formula="of:=MAX([.A47:.BL47])" office:value-type="float" office:value="1.06225" calcext:value-type="float">
            <text:p>1.06225</text:p>
          </table:table-cell>
          <table:table-cell table:number-columns-repeated="7"/>
        </table:table-row>
        <table:table-row table:style-name="ro2">
          <table:table-cell office:value-type="float" office:value="0.606095" calcext:value-type="float">
            <text:p>0.606095</text:p>
          </table:table-cell>
          <table:table-cell office:value-type="float" office:value="0.609184" calcext:value-type="float">
            <text:p>0.609184</text:p>
          </table:table-cell>
          <table:table-cell office:value-type="float" office:value="1.66431" calcext:value-type="float">
            <text:p>1.66431</text:p>
          </table:table-cell>
          <table:table-cell office:value-type="float" office:value="1.33267" calcext:value-type="float">
            <text:p>1.33267</text:p>
          </table:table-cell>
          <table:table-cell table:number-columns-repeated="64"/>
          <table:table-cell table:formula="of:=MIN([.A48:.BL48])" office:value-type="float" office:value="0.606095" calcext:value-type="float">
            <text:p>0.606095</text:p>
          </table:table-cell>
          <table:table-cell table:formula="of:=MAX([.A48:.BL48])" office:value-type="float" office:value="1.66431" calcext:value-type="float">
            <text:p>1.66431</text:p>
          </table:table-cell>
          <table:table-cell table:number-columns-repeated="7"/>
        </table:table-row>
        <table:table-row table:style-name="ro2">
          <table:table-cell office:value-type="float" office:value="0.622202" calcext:value-type="float">
            <text:p>0.622202</text:p>
          </table:table-cell>
          <table:table-cell office:value-type="float" office:value="0.911171" calcext:value-type="float">
            <text:p>0.911171</text:p>
          </table:table-cell>
          <table:table-cell office:value-type="float" office:value="1.08115" calcext:value-type="float">
            <text:p>1.08115</text:p>
          </table:table-cell>
          <table:table-cell office:value-type="float" office:value="0.908851" calcext:value-type="float">
            <text:p>0.908851</text:p>
          </table:table-cell>
          <table:table-cell table:number-columns-repeated="64"/>
          <table:table-cell table:formula="of:=MIN([.A49:.BL49])" office:value-type="float" office:value="0.622202" calcext:value-type="float">
            <text:p>0.622202</text:p>
          </table:table-cell>
          <table:table-cell table:formula="of:=MAX([.A49:.BL49])" office:value-type="float" office:value="1.08115" calcext:value-type="float">
            <text:p>1.08115</text:p>
          </table:table-cell>
          <table:table-cell table:number-columns-repeated="7"/>
        </table:table-row>
        <table:table-row table:style-name="ro2">
          <table:table-cell office:value-type="float" office:value="0.633096" calcext:value-type="float">
            <text:p>0.633096</text:p>
          </table:table-cell>
          <table:table-cell office:value-type="float" office:value="1.06298" calcext:value-type="float">
            <text:p>1.06298</text:p>
          </table:table-cell>
          <table:table-cell office:value-type="float" office:value="0.612865" calcext:value-type="float">
            <text:p>0.612865</text:p>
          </table:table-cell>
          <table:table-cell office:value-type="float" office:value="0.96321" calcext:value-type="float">
            <text:p>0.96321</text:p>
          </table:table-cell>
          <table:table-cell table:number-columns-repeated="64"/>
          <table:table-cell table:formula="of:=MIN([.A50:.BL50])" office:value-type="float" office:value="0.612865" calcext:value-type="float">
            <text:p>0.612865</text:p>
          </table:table-cell>
          <table:table-cell table:formula="of:=MAX([.A50:.BL50])" office:value-type="float" office:value="1.06298" calcext:value-type="float">
            <text:p>1.06298</text:p>
          </table:table-cell>
          <table:table-cell table:number-columns-repeated="7"/>
        </table:table-row>
        <table:table-row table:style-name="ro2">
          <table:table-cell office:value-type="float" office:value="0.531466" calcext:value-type="float">
            <text:p>0.531466</text:p>
          </table:table-cell>
          <table:table-cell office:value-type="float" office:value="0.614876" calcext:value-type="float">
            <text:p>0.614876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0.808842" calcext:value-type="float">
            <text:p>0.808842</text:p>
          </table:table-cell>
          <table:table-cell table:number-columns-repeated="64"/>
          <table:table-cell table:formula="of:=MIN([.A51:.BL51])" office:value-type="float" office:value="0.531466" calcext:value-type="float">
            <text:p>0.531466</text:p>
          </table:table-cell>
          <table:table-cell table:formula="of:=MAX([.A51:.BL51])" office:value-type="float" office:value="1.45751" calcext:value-type="float">
            <text:p>1.45751</text:p>
          </table:table-cell>
          <table:table-cell table:number-columns-repeated="7"/>
        </table:table-row>
        <table:table-row table:style-name="ro2">
          <table:table-cell office:value-type="float" office:value="0.62371" calcext:value-type="float">
            <text:p>0.62371</text:p>
          </table:table-cell>
          <table:table-cell office:value-type="float" office:value="0.972644" calcext:value-type="float">
            <text:p>0.972644</text:p>
          </table:table-cell>
          <table:table-cell office:value-type="float" office:value="1.3308" calcext:value-type="float">
            <text:p>1.3308</text:p>
          </table:table-cell>
          <table:table-cell office:value-type="float" office:value="2.03345" calcext:value-type="float">
            <text:p>2.03345</text:p>
          </table:table-cell>
          <table:table-cell table:number-columns-repeated="64"/>
          <table:table-cell table:formula="of:=MIN([.A52:.BL52])" office:value-type="float" office:value="0.62371" calcext:value-type="float">
            <text:p>0.62371</text:p>
          </table:table-cell>
          <table:table-cell table:formula="of:=MAX([.A52:.BL52])" office:value-type="float" office:value="2.03345" calcext:value-type="float">
            <text:p>2.03345</text:p>
          </table:table-cell>
          <table:table-cell table:number-columns-repeated="7"/>
        </table:table-row>
        <table:table-row table:style-name="ro2">
          <table:table-cell office:value-type="float" office:value="1.20756" calcext:value-type="float">
            <text:p>1.20756</text:p>
          </table:table-cell>
          <table:table-cell office:value-type="float" office:value="1.63491" calcext:value-type="float">
            <text:p>1.63491</text:p>
          </table:table-cell>
          <table:table-cell office:value-type="float" office:value="1.91928" calcext:value-type="float">
            <text:p>1.91928</text:p>
          </table:table-cell>
          <table:table-cell office:value-type="float" office:value="0.981202" calcext:value-type="float">
            <text:p>0.981202</text:p>
          </table:table-cell>
          <table:table-cell table:number-columns-repeated="64"/>
          <table:table-cell table:formula="of:=MIN([.A53:.BL53])" office:value-type="float" office:value="0.981202" calcext:value-type="float">
            <text:p>0.981202</text:p>
          </table:table-cell>
          <table:table-cell table:formula="of:=MAX([.A53:.BL53])" office:value-type="float" office:value="1.91928" calcext:value-type="float">
            <text:p>1.91928</text:p>
          </table:table-cell>
          <table:table-cell table:number-columns-repeated="7"/>
        </table:table-row>
        <table:table-row table:style-name="ro2">
          <table:table-cell office:value-type="float" office:value="1.1202" calcext:value-type="float">
            <text:p>1.1202</text:p>
          </table:table-cell>
          <table:table-cell office:value-type="float" office:value="1.50015" calcext:value-type="float">
            <text:p>1.50015</text:p>
          </table:table-cell>
          <table:table-cell office:value-type="float" office:value="1.57933" calcext:value-type="float">
            <text:p>1.57933</text:p>
          </table:table-cell>
          <table:table-cell office:value-type="float" office:value="0.661596" calcext:value-type="float">
            <text:p>0.661596</text:p>
          </table:table-cell>
          <table:table-cell table:number-columns-repeated="64"/>
          <table:table-cell table:formula="of:=MIN([.A54:.BL54])" office:value-type="float" office:value="0.661596" calcext:value-type="float">
            <text:p>0.661596</text:p>
          </table:table-cell>
          <table:table-cell table:formula="of:=MAX([.A54:.BL54])" office:value-type="float" office:value="1.57933" calcext:value-type="float">
            <text:p>1.57933</text:p>
          </table:table-cell>
          <table:table-cell table:number-columns-repeated="7"/>
        </table:table-row>
        <table:table-row table:style-name="ro2">
          <table:table-cell office:value-type="float" office:value="0.622375" calcext:value-type="float">
            <text:p>0.622375</text:p>
          </table:table-cell>
          <table:table-cell office:value-type="float" office:value="1.072" calcext:value-type="float">
            <text:p>1.072</text:p>
          </table:table-cell>
          <table:table-cell office:value-type="float" office:value="0.971665" calcext:value-type="float">
            <text:p>0.971665</text:p>
          </table:table-cell>
          <table:table-cell office:value-type="float" office:value="0.830316" calcext:value-type="float">
            <text:p>0.830316</text:p>
          </table:table-cell>
          <table:table-cell table:number-columns-repeated="64"/>
          <table:table-cell table:formula="of:=MIN([.A55:.BL55])" office:value-type="float" office:value="0.622375" calcext:value-type="float">
            <text:p>0.622375</text:p>
          </table:table-cell>
          <table:table-cell table:formula="of:=MAX([.A55:.BL55])" office:value-type="float" office:value="1.072" calcext:value-type="float">
            <text:p>1.072</text:p>
          </table:table-cell>
          <table:table-cell table:number-columns-repeated="7"/>
        </table:table-row>
        <table:table-row table:style-name="ro2">
          <table:table-cell office:value-type="float" office:value="1.12311" calcext:value-type="float">
            <text:p>1.12311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1.77996" calcext:value-type="float">
            <text:p>1.77996</text:p>
          </table:table-cell>
          <table:table-cell office:value-type="float" office:value="0.981792" calcext:value-type="float">
            <text:p>0.981792</text:p>
          </table:table-cell>
          <table:table-cell table:number-columns-repeated="64"/>
          <table:table-cell table:formula="of:=MIN([.A56:.BL56])" office:value-type="float" office:value="0.981792" calcext:value-type="float">
            <text:p>0.981792</text:p>
          </table:table-cell>
          <table:table-cell table:formula="of:=MAX([.A56:.BL56])" office:value-type="float" office:value="1.77996" calcext:value-type="float">
            <text:p>1.77996</text:p>
          </table:table-cell>
          <table:table-cell table:number-columns-repeated="7"/>
        </table:table-row>
        <table:table-row table:style-name="ro2">
          <table:table-cell office:value-type="float" office:value="0.607272" calcext:value-type="float">
            <text:p>0.607272</text:p>
          </table:table-cell>
          <table:table-cell office:value-type="float" office:value="1.04471" calcext:value-type="float">
            <text:p>1.04471</text:p>
          </table:table-cell>
          <table:table-cell office:value-type="float" office:value="0.926995" calcext:value-type="float">
            <text:p>0.926995</text:p>
          </table:table-cell>
          <table:table-cell office:value-type="float" office:value="0.603537" calcext:value-type="float">
            <text:p>0.603537</text:p>
          </table:table-cell>
          <table:table-cell table:number-columns-repeated="64"/>
          <table:table-cell table:formula="of:=MIN([.A57:.BL57])" office:value-type="float" office:value="0.603537" calcext:value-type="float">
            <text:p>0.603537</text:p>
          </table:table-cell>
          <table:table-cell table:formula="of:=MAX([.A57:.BL57])" office:value-type="float" office:value="1.04471" calcext:value-type="float">
            <text:p>1.04471</text:p>
          </table:table-cell>
          <table:table-cell table:number-columns-repeated="7"/>
        </table:table-row>
        <table:table-row table:style-name="ro2">
          <table:table-cell office:value-type="float" office:value="1.0068" calcext:value-type="float">
            <text:p>1.0068</text:p>
          </table:table-cell>
          <table:table-cell office:value-type="float" office:value="1.4701" calcext:value-type="float">
            <text:p>1.4701</text:p>
          </table:table-cell>
          <table:table-cell office:value-type="float" office:value="1.68707" calcext:value-type="float">
            <text:p>1.68707</text:p>
          </table:table-cell>
          <table:table-cell office:value-type="float" office:value="1.09785" calcext:value-type="float">
            <text:p>1.09785</text:p>
          </table:table-cell>
          <table:table-cell table:number-columns-repeated="64"/>
          <table:table-cell table:formula="of:=MIN([.A58:.BL58])" office:value-type="float" office:value="1.0068" calcext:value-type="float">
            <text:p>1.0068</text:p>
          </table:table-cell>
          <table:table-cell table:formula="of:=MAX([.A58:.BL58])" office:value-type="float" office:value="1.68707" calcext:value-type="float">
            <text:p>1.68707</text:p>
          </table:table-cell>
          <table:table-cell table:number-columns-repeated="7"/>
        </table:table-row>
        <table:table-row table:style-name="ro2">
          <table:table-cell office:value-type="float" office:value="2.42331" calcext:value-type="float">
            <text:p>2.42331</text:p>
          </table:table-cell>
          <table:table-cell office:value-type="float" office:value="2.43442" calcext:value-type="float">
            <text:p>2.43442</text:p>
          </table:table-cell>
          <table:table-cell office:value-type="float" office:value="2.44119" calcext:value-type="float">
            <text:p>2.44119</text:p>
          </table:table-cell>
          <table:table-cell office:value-type="float" office:value="2.45324" calcext:value-type="float">
            <text:p>2.45324</text:p>
          </table:table-cell>
          <table:table-cell table:number-columns-repeated="64"/>
          <table:table-cell table:formula="of:=MIN([.A59:.BL59])" office:value-type="float" office:value="2.42331" calcext:value-type="float">
            <text:p>2.42331</text:p>
          </table:table-cell>
          <table:table-cell table:formula="of:=MAX([.A59:.BL59])" office:value-type="float" office:value="2.45324" calcext:value-type="float">
            <text:p>2.45324</text:p>
          </table:table-cell>
          <table:table-cell table:number-columns-repeated="7"/>
        </table:table-row>
        <table:table-row table:style-name="ro2">
          <table:table-cell office:value-type="float" office:value="1.08091" calcext:value-type="float">
            <text:p>1.08091</text:p>
          </table:table-cell>
          <table:table-cell office:value-type="float" office:value="1.59561" calcext:value-type="float">
            <text:p>1.59561</text:p>
          </table:table-cell>
          <table:table-cell office:value-type="float" office:value="1.97661" calcext:value-type="float">
            <text:p>1.97661</text:p>
          </table:table-cell>
          <table:table-cell office:value-type="float" office:value="0.993258" calcext:value-type="float">
            <text:p>0.993258</text:p>
          </table:table-cell>
          <table:table-cell table:number-columns-repeated="64"/>
          <table:table-cell table:formula="of:=MIN([.A60:.BL60])" office:value-type="float" office:value="0.993258" calcext:value-type="float">
            <text:p>0.993258</text:p>
          </table:table-cell>
          <table:table-cell table:formula="of:=MAX([.A60:.BL60])" office:value-type="float" office:value="1.97661" calcext:value-type="float">
            <text:p>1.97661</text:p>
          </table:table-cell>
          <table:table-cell table:number-columns-repeated="7"/>
        </table:table-row>
        <table:table-row table:style-name="ro2">
          <table:table-cell office:value-type="float" office:value="1.16443" calcext:value-type="float">
            <text:p>1.16443</text:p>
          </table:table-cell>
          <table:table-cell office:value-type="float" office:value="2.18718" calcext:value-type="float">
            <text:p>2.18718</text:p>
          </table:table-cell>
          <table:table-cell office:value-type="float" office:value="1.06553" calcext:value-type="float">
            <text:p>1.06553</text:p>
          </table:table-cell>
          <table:table-cell office:value-type="float" office:value="2.23964" calcext:value-type="float">
            <text:p>2.23964</text:p>
          </table:table-cell>
          <table:table-cell table:number-columns-repeated="64"/>
          <table:table-cell table:formula="of:=MIN([.A61:.BL61])" office:value-type="float" office:value="1.06553" calcext:value-type="float">
            <text:p>1.06553</text:p>
          </table:table-cell>
          <table:table-cell table:formula="of:=MAX([.A61:.BL61])" office:value-type="float" office:value="2.23964" calcext:value-type="float">
            <text:p>2.23964</text:p>
          </table:table-cell>
          <table:table-cell table:number-columns-repeated="7"/>
        </table:table-row>
        <table:table-row table:style-name="ro2">
          <table:table-cell office:value-type="float" office:value="1.26716" calcext:value-type="float">
            <text:p>1.26716</text:p>
          </table:table-cell>
          <table:table-cell office:value-type="float" office:value="2.11575" calcext:value-type="float">
            <text:p>2.11575</text:p>
          </table:table-cell>
          <table:table-cell office:value-type="float" office:value="2.32873" calcext:value-type="float">
            <text:p>2.32873</text:p>
          </table:table-cell>
          <table:table-cell office:value-type="float" office:value="1.06316" calcext:value-type="float">
            <text:p>1.06316</text:p>
          </table:table-cell>
          <table:table-cell table:number-columns-repeated="64"/>
          <table:table-cell table:formula="of:=MIN([.A62:.BL62])" office:value-type="float" office:value="1.06316" calcext:value-type="float">
            <text:p>1.06316</text:p>
          </table:table-cell>
          <table:table-cell table:formula="of:=MAX([.A62:.BL62])" office:value-type="float" office:value="2.32873" calcext:value-type="float">
            <text:p>2.32873</text:p>
          </table:table-cell>
          <table:table-cell table:number-columns-repeated="7"/>
        </table:table-row>
        <table:table-row table:style-name="ro2">
          <table:table-cell office:value-type="float" office:value="1.16122" calcext:value-type="float">
            <text:p>1.16122</text:p>
          </table:table-cell>
          <table:table-cell office:value-type="float" office:value="1.73934" calcext:value-type="float">
            <text:p>1.73934</text:p>
          </table:table-cell>
          <table:table-cell office:value-type="float" office:value="1.96429" calcext:value-type="float">
            <text:p>1.96429</text:p>
          </table:table-cell>
          <table:table-cell office:value-type="float" office:value="1.15491" calcext:value-type="float">
            <text:p>1.15491</text:p>
          </table:table-cell>
          <table:table-cell table:number-columns-repeated="64"/>
          <table:table-cell table:formula="of:=MIN([.A63:.BL63])" office:value-type="float" office:value="1.15491" calcext:value-type="float">
            <text:p>1.15491</text:p>
          </table:table-cell>
          <table:table-cell table:formula="of:=MAX([.A63:.BL63])" office:value-type="float" office:value="1.96429" calcext:value-type="float">
            <text:p>1.964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550128" calcext:value-type="float">
            <text:p>0.550128</text:p>
          </table:table-cell>
          <table:table-cell office:value-type="float" office:value="0.883741" calcext:value-type="float">
            <text:p>0.883741</text:p>
          </table:table-cell>
          <table:table-cell office:value-type="float" office:value="1.11724" calcext:value-type="float">
            <text:p>1.11724</text:p>
          </table:table-cell>
          <table:table-cell office:value-type="float" office:value="0.485972" calcext:value-type="float">
            <text:p>0.485972</text:p>
          </table:table-cell>
          <table:table-cell office:value-type="float" office:value="1.24835" calcext:value-type="float">
            <text:p>1.24835</text:p>
          </table:table-cell>
          <table:table-cell office:value-type="float" office:value="0.900386" calcext:value-type="float">
            <text:p>0.900386</text:p>
          </table:table-cell>
          <table:table-cell office:value-type="float" office:value="0.780759" calcext:value-type="float">
            <text:p>0.780759</text:p>
          </table:table-cell>
          <table:table-cell office:value-type="float" office:value="0.861658" calcext:value-type="float">
            <text:p>0.861658</text:p>
          </table:table-cell>
          <table:table-cell table:number-columns-repeated="60"/>
          <table:table-cell table:formula="of:=MIN([.A65:.BL65])" office:value-type="float" office:value="0.485972" calcext:value-type="float">
            <text:p>0.485972</text:p>
          </table:table-cell>
          <table:table-cell table:formula="of:=MAX([.A65:.BL65])" office:value-type="float" office:value="1.24835" calcext:value-type="float">
            <text:p>1.24835</text:p>
          </table:table-cell>
          <table:table-cell table:number-columns-repeated="7"/>
        </table:table-row>
        <table:table-row table:style-name="ro2">
          <table:table-cell office:value-type="float" office:value="0.640991" calcext:value-type="float">
            <text:p>0.640991</text:p>
          </table:table-cell>
          <table:table-cell office:value-type="float" office:value="1.09135" calcext:value-type="float">
            <text:p>1.09135</text:p>
          </table:table-cell>
          <table:table-cell office:value-type="float" office:value="0.413882" calcext:value-type="float">
            <text:p>0.413882</text:p>
          </table:table-cell>
          <table:table-cell office:value-type="float" office:value="1.04572" calcext:value-type="float">
            <text:p>1.04572</text:p>
          </table:table-cell>
          <table:table-cell office:value-type="float" office:value="1.68935" calcext:value-type="float">
            <text:p>1.68935</text:p>
          </table:table-cell>
          <table:table-cell office:value-type="float" office:value="1.18717" calcext:value-type="float">
            <text:p>1.18717</text:p>
          </table:table-cell>
          <table:table-cell office:value-type="float" office:value="0.771881" calcext:value-type="float">
            <text:p>0.771881</text:p>
          </table:table-cell>
          <table:table-cell office:value-type="float" office:value="0.303481" calcext:value-type="float">
            <text:p>0.303481</text:p>
          </table:table-cell>
          <table:table-cell table:number-columns-repeated="60"/>
          <table:table-cell table:formula="of:=MIN([.A66:.BL66])" office:value-type="float" office:value="0.303481" calcext:value-type="float">
            <text:p>0.303481</text:p>
          </table:table-cell>
          <table:table-cell table:formula="of:=MAX([.A66:.BL66])" office:value-type="float" office:value="1.68935" calcext:value-type="float">
            <text:p>1.68935</text:p>
          </table:table-cell>
          <table:table-cell table:number-columns-repeated="7"/>
        </table:table-row>
        <table:table-row table:style-name="ro2">
          <table:table-cell office:value-type="float" office:value="1.20152" calcext:value-type="float">
            <text:p>1.20152</text:p>
          </table:table-cell>
          <table:table-cell office:value-type="float" office:value="1.21129" calcext:value-type="float">
            <text:p>1.21129</text:p>
          </table:table-cell>
          <table:table-cell office:value-type="float" office:value="1.26611" calcext:value-type="float">
            <text:p>1.26611</text:p>
          </table:table-cell>
          <table:table-cell office:value-type="float" office:value="1.28713" calcext:value-type="float">
            <text:p>1.28713</text:p>
          </table:table-cell>
          <table:table-cell office:value-type="float" office:value="0.323025" calcext:value-type="float">
            <text:p>0.323025</text:p>
          </table:table-cell>
          <table:table-cell office:value-type="float" office:value="0.506987" calcext:value-type="float">
            <text:p>0.506987</text:p>
          </table:table-cell>
          <table:table-cell office:value-type="float" office:value="0.708076" calcext:value-type="float">
            <text:p>0.708076</text:p>
          </table:table-cell>
          <table:table-cell office:value-type="float" office:value="0.398916" calcext:value-type="float">
            <text:p>0.398916</text:p>
          </table:table-cell>
          <table:table-cell table:number-columns-repeated="60"/>
          <table:table-cell table:formula="of:=MIN([.A67:.BL67])" office:value-type="float" office:value="0.323025" calcext:value-type="float">
            <text:p>0.323025</text:p>
          </table:table-cell>
          <table:table-cell table:formula="of:=MAX([.A67:.BL67])" office:value-type="float" office:value="1.28713" calcext:value-type="float">
            <text:p>1.28713</text:p>
          </table:table-cell>
          <table:table-cell table:number-columns-repeated="7"/>
        </table:table-row>
        <table:table-row table:style-name="ro2">
          <table:table-cell office:value-type="float" office:value="0.574524" calcext:value-type="float">
            <text:p>0.574524</text:p>
          </table:table-cell>
          <table:table-cell office:value-type="float" office:value="0.439076" calcext:value-type="float">
            <text:p>0.439076</text:p>
          </table:table-cell>
          <table:table-cell office:value-type="float" office:value="1.06604" calcext:value-type="float">
            <text:p>1.06604</text:p>
          </table:table-cell>
          <table:table-cell office:value-type="float" office:value="0.420951" calcext:value-type="float">
            <text:p>0.420951</text:p>
          </table:table-cell>
          <table:table-cell office:value-type="float" office:value="0.640247" calcext:value-type="float">
            <text:p>0.640247</text:p>
          </table:table-cell>
          <table:table-cell office:value-type="float" office:value="0.697402" calcext:value-type="float">
            <text:p>0.697402</text:p>
          </table:table-cell>
          <table:table-cell office:value-type="float" office:value="1.77937" calcext:value-type="float">
            <text:p>1.77937</text:p>
          </table:table-cell>
          <table:table-cell office:value-type="float" office:value="0.301877" calcext:value-type="float">
            <text:p>0.301877</text:p>
          </table:table-cell>
          <table:table-cell table:number-columns-repeated="60"/>
          <table:table-cell table:formula="of:=MIN([.A68:.BL68])" office:value-type="float" office:value="0.301877" calcext:value-type="float">
            <text:p>0.301877</text:p>
          </table:table-cell>
          <table:table-cell table:formula="of:=MAX([.A68:.BL68])" office:value-type="float" office:value="1.77937" calcext:value-type="float">
            <text:p>1.77937</text:p>
          </table:table-cell>
          <table:table-cell table:number-columns-repeated="7"/>
        </table:table-row>
        <table:table-row table:style-name="ro2">
          <table:table-cell office:value-type="float" office:value="0.528273" calcext:value-type="float">
            <text:p>0.528273</text:p>
          </table:table-cell>
          <table:table-cell office:value-type="float" office:value="0.324628" calcext:value-type="float">
            <text:p>0.324628</text:p>
          </table:table-cell>
          <table:table-cell office:value-type="float" office:value="1.15213" calcext:value-type="float">
            <text:p>1.15213</text:p>
          </table:table-cell>
          <table:table-cell office:value-type="float" office:value="1.16641" calcext:value-type="float">
            <text:p>1.16641</text:p>
          </table:table-cell>
          <table:table-cell office:value-type="float" office:value="0.460238" calcext:value-type="float">
            <text:p>0.460238</text:p>
          </table:table-cell>
          <table:table-cell office:value-type="float" office:value="0.512753" calcext:value-type="float">
            <text:p>0.512753</text:p>
          </table:table-cell>
          <table:table-cell office:value-type="float" office:value="1.01128" calcext:value-type="float">
            <text:p>1.01128</text:p>
          </table:table-cell>
          <table:table-cell office:value-type="float" office:value="0.374203" calcext:value-type="float">
            <text:p>0.374203</text:p>
          </table:table-cell>
          <table:table-cell table:number-columns-repeated="60"/>
          <table:table-cell table:formula="of:=MIN([.A69:.BL69])" office:value-type="float" office:value="0.324628" calcext:value-type="float">
            <text:p>0.324628</text:p>
          </table:table-cell>
          <table:table-cell table:formula="of:=MAX([.A69:.BL69])" office:value-type="float" office:value="1.16641" calcext:value-type="float">
            <text:p>1.16641</text:p>
          </table:table-cell>
          <table:table-cell table:number-columns-repeated="7"/>
        </table:table-row>
        <table:table-row table:style-name="ro2">
          <table:table-cell office:value-type="float" office:value="0.595952" calcext:value-type="float">
            <text:p>0.595952</text:p>
          </table:table-cell>
          <table:table-cell office:value-type="float" office:value="0.402112" calcext:value-type="float">
            <text:p>0.402112</text:p>
          </table:table-cell>
          <table:table-cell office:value-type="float" office:value="0.449643" calcext:value-type="float">
            <text:p>0.449643</text:p>
          </table:table-cell>
          <table:table-cell office:value-type="float" office:value="1.22544" calcext:value-type="float">
            <text:p>1.22544</text:p>
          </table:table-cell>
          <table:table-cell office:value-type="float" office:value="0.468164" calcext:value-type="float">
            <text:p>0.468164</text:p>
          </table:table-cell>
          <table:table-cell office:value-type="float" office:value="2.06173" calcext:value-type="float">
            <text:p>2.06173</text:p>
          </table:table-cell>
          <table:table-cell office:value-type="float" office:value="1.0873" calcext:value-type="float">
            <text:p>1.0873</text:p>
          </table:table-cell>
          <table:table-cell office:value-type="float" office:value="2.106" calcext:value-type="float">
            <text:p>2.106</text:p>
          </table:table-cell>
          <table:table-cell table:number-columns-repeated="60"/>
          <table:table-cell table:formula="of:=MIN([.A70:.BL70])" office:value-type="float" office:value="0.402112" calcext:value-type="float">
            <text:p>0.402112</text:p>
          </table:table-cell>
          <table:table-cell table:formula="of:=MAX([.A70:.BL70])" office:value-type="float" office:value="2.106" calcext:value-type="float">
            <text:p>2.106</text:p>
          </table:table-cell>
          <table:table-cell table:number-columns-repeated="7"/>
        </table:table-row>
        <table:table-row table:style-name="ro2">
          <table:table-cell office:value-type="float" office:value="1.16731" calcext:value-type="float">
            <text:p>1.16731</text:p>
          </table:table-cell>
          <table:table-cell office:value-type="float" office:value="1.20439" calcext:value-type="float">
            <text:p>1.20439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0.375725" calcext:value-type="float">
            <text:p>0.375725</text:p>
          </table:table-cell>
          <table:table-cell office:value-type="float" office:value="0.827655" calcext:value-type="float">
            <text:p>0.827655</text:p>
          </table:table-cell>
          <table:table-cell office:value-type="float" office:value="0.740156" calcext:value-type="float">
            <text:p>0.740156</text:p>
          </table:table-cell>
          <table:table-cell office:value-type="float" office:value="0.410485" calcext:value-type="float">
            <text:p>0.410485</text:p>
          </table:table-cell>
          <table:table-cell office:value-type="float" office:value="2.06128" calcext:value-type="float">
            <text:p>2.06128</text:p>
          </table:table-cell>
          <table:table-cell table:number-columns-repeated="60"/>
          <table:table-cell table:formula="of:=MIN([.A71:.BL71])" office:value-type="float" office:value="0.375725" calcext:value-type="float">
            <text:p>0.375725</text:p>
          </table:table-cell>
          <table:table-cell table:formula="of:=MAX([.A71:.BL71])" office:value-type="float" office:value="2.06128" calcext:value-type="float">
            <text:p>2.06128</text:p>
          </table:table-cell>
          <table:table-cell table:number-columns-repeated="7"/>
        </table:table-row>
        <table:table-row table:style-name="ro2">
          <table:table-cell office:value-type="float" office:value="0.604218" calcext:value-type="float">
            <text:p>0.604218</text:p>
          </table:table-cell>
          <table:table-cell office:value-type="float" office:value="1.10538" calcext:value-type="float">
            <text:p>1.10538</text:p>
          </table:table-cell>
          <table:table-cell office:value-type="float" office:value="1.32712" calcext:value-type="float">
            <text:p>1.32712</text:p>
          </table:table-cell>
          <table:table-cell office:value-type="float" office:value="0.941645" calcext:value-type="float">
            <text:p>0.941645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1.06917" calcext:value-type="float">
            <text:p>1.06917</text:p>
          </table:table-cell>
          <table:table-cell office:value-type="float" office:value="0.752524" calcext:value-type="float">
            <text:p>0.752524</text:p>
          </table:table-cell>
          <table:table-cell office:value-type="float" office:value="0.46673" calcext:value-type="float">
            <text:p>0.46673</text:p>
          </table:table-cell>
          <table:table-cell table:number-columns-repeated="60"/>
          <table:table-cell table:formula="of:=MIN([.A72:.BL72])" office:value-type="float" office:value="0.46673" calcext:value-type="float">
            <text:p>0.46673</text:p>
          </table:table-cell>
          <table:table-cell table:formula="of:=MAX([.A72:.BL72])" office:value-type="float" office:value="1.32712" calcext:value-type="float">
            <text:p>1.32712</text:p>
          </table:table-cell>
          <table:table-cell table:number-columns-repeated="7"/>
        </table:table-row>
        <table:table-row table:style-name="ro2">
          <table:table-cell office:value-type="float" office:value="0.598252" calcext:value-type="float">
            <text:p>0.598252</text:p>
          </table:table-cell>
          <table:table-cell office:value-type="float" office:value="0.957435" calcext:value-type="float">
            <text:p>0.957435</text:p>
          </table:table-cell>
          <table:table-cell office:value-type="float" office:value="1.21732" calcext:value-type="float">
            <text:p>1.21732</text:p>
          </table:table-cell>
          <table:table-cell office:value-type="float" office:value="0.894944" calcext:value-type="float">
            <text:p>0.894944</text:p>
          </table:table-cell>
          <table:table-cell office:value-type="float" office:value="1.0648" calcext:value-type="float">
            <text:p>1.0648</text:p>
          </table:table-cell>
          <table:table-cell office:value-type="float" office:value="1.09399" calcext:value-type="float">
            <text:p>1.09399</text:p>
          </table:table-cell>
          <table:table-cell office:value-type="float" office:value="0.574127" calcext:value-type="float">
            <text:p>0.574127</text:p>
          </table:table-cell>
          <table:table-cell office:value-type="float" office:value="0.923909" calcext:value-type="float">
            <text:p>0.923909</text:p>
          </table:table-cell>
          <table:table-cell table:number-columns-repeated="60"/>
          <table:table-cell table:formula="of:=MIN([.A73:.BL73])" office:value-type="float" office:value="0.574127" calcext:value-type="float">
            <text:p>0.574127</text:p>
          </table:table-cell>
          <table:table-cell table:formula="of:=MAX([.A73:.BL73])" office:value-type="float" office:value="1.21732" calcext:value-type="float">
            <text:p>1.21732</text:p>
          </table:table-cell>
          <table:table-cell table:number-columns-repeated="7"/>
        </table:table-row>
        <table:table-row table:style-name="ro2">
          <table:table-cell office:value-type="float" office:value="0.585086" calcext:value-type="float">
            <text:p>0.585086</text:p>
          </table:table-cell>
          <table:table-cell office:value-type="float" office:value="1.00254" calcext:value-type="float">
            <text:p>1.00254</text:p>
          </table:table-cell>
          <table:table-cell office:value-type="float" office:value="1.05972" calcext:value-type="float">
            <text:p>1.05972</text:p>
          </table:table-cell>
          <table:table-cell office:value-type="float" office:value="0.740551" calcext:value-type="float">
            <text:p>0.740551</text:p>
          </table:table-cell>
          <table:table-cell office:value-type="float" office:value="0.702941" calcext:value-type="float">
            <text:p>0.702941</text:p>
          </table:table-cell>
          <table:table-cell office:value-type="float" office:value="1.07494" calcext:value-type="float">
            <text:p>1.07494</text:p>
          </table:table-cell>
          <table:table-cell office:value-type="float" office:value="0.330298" calcext:value-type="float">
            <text:p>0.330298</text:p>
          </table:table-cell>
          <table:table-cell office:value-type="float" office:value="1.16075" calcext:value-type="float">
            <text:p>1.16075</text:p>
          </table:table-cell>
          <table:table-cell table:number-columns-repeated="60"/>
          <table:table-cell table:formula="of:=MIN([.A74:.BL74])" office:value-type="float" office:value="0.330298" calcext:value-type="float">
            <text:p>0.330298</text:p>
          </table:table-cell>
          <table:table-cell table:formula="of:=MAX([.A74:.BL74])" office:value-type="float" office:value="1.16075" calcext:value-type="float">
            <text:p>1.16075</text:p>
          </table:table-cell>
          <table:table-cell table:number-columns-repeated="7"/>
        </table:table-row>
        <table:table-row table:style-name="ro2">
          <table:table-cell office:value-type="float" office:value="1.20618" calcext:value-type="float">
            <text:p>1.20618</text:p>
          </table:table-cell>
          <table:table-cell office:value-type="float" office:value="0.597056" calcext:value-type="float">
            <text:p>0.597056</text:p>
          </table:table-cell>
          <table:table-cell office:value-type="float" office:value="1.81771" calcext:value-type="float">
            <text:p>1.81771</text:p>
          </table:table-cell>
          <table:table-cell office:value-type="float" office:value="0.737398" calcext:value-type="float">
            <text:p>0.737398</text:p>
          </table:table-cell>
          <table:table-cell office:value-type="float" office:value="1.97069" calcext:value-type="float">
            <text:p>1.97069</text:p>
          </table:table-cell>
          <table:table-cell office:value-type="float" office:value="1.97379" calcext:value-type="float">
            <text:p>1.97379</text:p>
          </table:table-cell>
          <table:table-cell office:value-type="float" office:value="0.955165" calcext:value-type="float">
            <text:p>0.955165</text:p>
          </table:table-cell>
          <table:table-cell office:value-type="float" office:value="0.298516" calcext:value-type="float">
            <text:p>0.298516</text:p>
          </table:table-cell>
          <table:table-cell table:number-columns-repeated="60"/>
          <table:table-cell table:formula="of:=MIN([.A75:.BL75])" office:value-type="float" office:value="0.298516" calcext:value-type="float">
            <text:p>0.298516</text:p>
          </table:table-cell>
          <table:table-cell table:formula="of:=MAX([.A75:.BL75])" office:value-type="float" office:value="1.97379" calcext:value-type="float">
            <text:p>1.97379</text:p>
          </table:table-cell>
          <table:table-cell table:number-columns-repeated="7"/>
        </table:table-row>
        <table:table-row table:style-name="ro2">
          <table:table-cell office:value-type="float" office:value="0.464568" calcext:value-type="float">
            <text:p>0.464568</text:p>
          </table:table-cell>
          <table:table-cell office:value-type="float" office:value="0.510086" calcext:value-type="float">
            <text:p>0.510086</text:p>
          </table:table-cell>
          <table:table-cell office:value-type="float" office:value="0.529734" calcext:value-type="float">
            <text:p>0.529734</text:p>
          </table:table-cell>
          <table:table-cell office:value-type="float" office:value="0.409835" calcext:value-type="float">
            <text:p>0.409835</text:p>
          </table:table-cell>
          <table:table-cell office:value-type="float" office:value="1.58141" calcext:value-type="float">
            <text:p>1.58141</text:p>
          </table:table-cell>
          <table:table-cell office:value-type="float" office:value="0.595215" calcext:value-type="float">
            <text:p>0.595215</text:p>
          </table:table-cell>
          <table:table-cell office:value-type="float" office:value="1.83241" calcext:value-type="float">
            <text:p>1.83241</text:p>
          </table:table-cell>
          <table:table-cell office:value-type="float" office:value="0.906133" calcext:value-type="float">
            <text:p>0.906133</text:p>
          </table:table-cell>
          <table:table-cell table:number-columns-repeated="60"/>
          <table:table-cell table:formula="of:=MIN([.A76:.BL76])" office:value-type="float" office:value="0.409835" calcext:value-type="float">
            <text:p>0.409835</text:p>
          </table:table-cell>
          <table:table-cell table:formula="of:=MAX([.A76:.BL76])" office:value-type="float" office:value="1.83241" calcext:value-type="float">
            <text:p>1.83241</text:p>
          </table:table-cell>
          <table:table-cell table:number-columns-repeated="7"/>
        </table:table-row>
        <table:table-row table:style-name="ro2">
          <table:table-cell office:value-type="float" office:value="1.14826" calcext:value-type="float">
            <text:p>1.14826</text:p>
          </table:table-cell>
          <table:table-cell office:value-type="float" office:value="1.17297" calcext:value-type="float">
            <text:p>1.17297</text:p>
          </table:table-cell>
          <table:table-cell office:value-type="float" office:value="1.22383" calcext:value-type="float">
            <text:p>1.22383</text:p>
          </table:table-cell>
          <table:table-cell office:value-type="float" office:value="1.22887" calcext:value-type="float">
            <text:p>1.22887</text:p>
          </table:table-cell>
          <table:table-cell office:value-type="float" office:value="0.393129" calcext:value-type="float">
            <text:p>0.393129</text:p>
          </table:table-cell>
          <table:table-cell office:value-type="float" office:value="0.561954" calcext:value-type="float">
            <text:p>0.561954</text:p>
          </table:table-cell>
          <table:table-cell office:value-type="float" office:value="0.698054" calcext:value-type="float">
            <text:p>0.698054</text:p>
          </table:table-cell>
          <table:table-cell office:value-type="float" office:value="0.411016" calcext:value-type="float">
            <text:p>0.411016</text:p>
          </table:table-cell>
          <table:table-cell table:number-columns-repeated="60"/>
          <table:table-cell table:formula="of:=MIN([.A77:.BL77])" office:value-type="float" office:value="0.393129" calcext:value-type="float">
            <text:p>0.393129</text:p>
          </table:table-cell>
          <table:table-cell table:formula="of:=MAX([.A77:.BL77])" office:value-type="float" office:value="1.22887" calcext:value-type="float">
            <text:p>1.22887</text:p>
          </table:table-cell>
          <table:table-cell table:number-columns-repeated="7"/>
        </table:table-row>
        <table:table-row table:style-name="ro2">
          <table:table-cell office:value-type="float" office:value="0.565024" calcext:value-type="float">
            <text:p>0.565024</text:p>
          </table:table-cell>
          <table:table-cell office:value-type="float" office:value="0.589074" calcext:value-type="float">
            <text:p>0.589074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809938" calcext:value-type="float">
            <text:p>0.809938</text:p>
          </table:table-cell>
          <table:table-cell office:value-type="float" office:value="1.48191" calcext:value-type="float">
            <text:p>1.48191</text:p>
          </table:table-cell>
          <table:table-cell office:value-type="float" office:value="0.523432" calcext:value-type="float">
            <text:p>0.523432</text:p>
          </table:table-cell>
          <table:table-cell office:value-type="float" office:value="0.479144" calcext:value-type="float">
            <text:p>0.479144</text:p>
          </table:table-cell>
          <table:table-cell office:value-type="float" office:value="0.374236" calcext:value-type="float">
            <text:p>0.374236</text:p>
          </table:table-cell>
          <table:table-cell table:number-columns-repeated="60"/>
          <table:table-cell table:formula="of:=MIN([.A78:.BL78])" office:value-type="float" office:value="0.374236" calcext:value-type="float">
            <text:p>0.374236</text:p>
          </table:table-cell>
          <table:table-cell table:formula="of:=MAX([.A78:.BL78])" office:value-type="float" office:value="1.48191" calcext:value-type="float">
            <text:p>1.48191</text:p>
          </table:table-cell>
          <table:table-cell table:number-columns-repeated="7"/>
        </table:table-row>
        <table:table-row table:style-name="ro2">
          <table:table-cell office:value-type="float" office:value="1.16196" calcext:value-type="float">
            <text:p>1.16196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.23353" calcext:value-type="float">
            <text:p>1.23353</text:p>
          </table:table-cell>
          <table:table-cell office:value-type="float" office:value="1.35731" calcext:value-type="float">
            <text:p>1.35731</text:p>
          </table:table-cell>
          <table:table-cell office:value-type="float" office:value="0.555856" calcext:value-type="float">
            <text:p>0.555856</text:p>
          </table:table-cell>
          <table:table-cell office:value-type="float" office:value="0.849021" calcext:value-type="float">
            <text:p>0.849021</text:p>
          </table:table-cell>
          <table:table-cell office:value-type="float" office:value="1.00317" calcext:value-type="float">
            <text:p>1.00317</text:p>
          </table:table-cell>
          <table:table-cell office:value-type="float" office:value="1.06435" calcext:value-type="float">
            <text:p>1.06435</text:p>
          </table:table-cell>
          <table:table-cell table:number-columns-repeated="60"/>
          <table:table-cell table:formula="of:=MIN([.A79:.BL79])" office:value-type="float" office:value="0.555856" calcext:value-type="float">
            <text:p>0.555856</text:p>
          </table:table-cell>
          <table:table-cell table:formula="of:=MAX([.A79:.BL79])" office:value-type="float" office:value="1.35731" calcext:value-type="float">
            <text:p>1.35731</text:p>
          </table:table-cell>
          <table:table-cell table:number-columns-repeated="7"/>
        </table:table-row>
        <table:table-row table:style-name="ro2">
          <table:table-cell office:value-type="float" office:value="1.08823" calcext:value-type="float">
            <text:p>1.08823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24911" calcext:value-type="float">
            <text:p>1.24911</text:p>
          </table:table-cell>
          <table:table-cell office:value-type="float" office:value="1.52289" calcext:value-type="float">
            <text:p>1.52289</text:p>
          </table:table-cell>
          <table:table-cell office:value-type="float" office:value="0.54255" calcext:value-type="float">
            <text:p>0.54255</text:p>
          </table:table-cell>
          <table:table-cell office:value-type="float" office:value="0.390201" calcext:value-type="float">
            <text:p>0.390201</text:p>
          </table:table-cell>
          <table:table-cell office:value-type="float" office:value="0.820484" calcext:value-type="float">
            <text:p>0.820484</text:p>
          </table:table-cell>
          <table:table-cell office:value-type="float" office:value="0.777574" calcext:value-type="float">
            <text:p>0.777574</text:p>
          </table:table-cell>
          <table:table-cell table:number-columns-repeated="60"/>
          <table:table-cell table:formula="of:=MIN([.A80:.BL80])" office:value-type="float" office:value="0.390201" calcext:value-type="float">
            <text:p>0.390201</text:p>
          </table:table-cell>
          <table:table-cell table:formula="of:=MAX([.A80:.BL80])" office:value-type="float" office:value="1.52289" calcext:value-type="float">
            <text:p>1.52289</text:p>
          </table:table-cell>
          <table:table-cell table:number-columns-repeated="7"/>
        </table:table-row>
        <table:table-row table:style-name="ro2">
          <table:table-cell office:value-type="float" office:value="0.520823" calcext:value-type="float">
            <text:p>0.520823</text:p>
          </table:table-cell>
          <table:table-cell office:value-type="float" office:value="0.528902" calcext:value-type="float">
            <text:p>0.528902</text:p>
          </table:table-cell>
          <table:table-cell office:value-type="float" office:value="0.343808" calcext:value-type="float">
            <text:p>0.343808</text:p>
          </table:table-cell>
          <table:table-cell office:value-type="float" office:value="0.485917" calcext:value-type="float">
            <text:p>0.485917</text:p>
          </table:table-cell>
          <table:table-cell office:value-type="float" office:value="0.512273" calcext:value-type="float">
            <text:p>0.512273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49662" calcext:value-type="float">
            <text:p>0.49662</text:p>
          </table:table-cell>
          <table:table-cell office:value-type="float" office:value="0.493443" calcext:value-type="float">
            <text:p>0.493443</text:p>
          </table:table-cell>
          <table:table-cell table:number-columns-repeated="60"/>
          <table:table-cell table:formula="of:=MIN([.A81:.BL81])" office:value-type="float" office:value="0.343808" calcext:value-type="float">
            <text:p>0.343808</text:p>
          </table:table-cell>
          <table:table-cell table:formula="of:=MAX([.A81:.BL81])" office:value-type="float" office:value="0.528902" calcext:value-type="float">
            <text:p>0.528902</text:p>
          </table:table-cell>
          <table:table-cell table:number-columns-repeated="7"/>
        </table:table-row>
        <table:table-row table:style-name="ro2">
          <table:table-cell office:value-type="float" office:value="0.995" calcext:value-type="float">
            <text:p>0.995</text:p>
          </table:table-cell>
          <table:table-cell office:value-type="float" office:value="1.23735" calcext:value-type="float">
            <text:p>1.23735</text:p>
          </table:table-cell>
          <table:table-cell office:value-type="float" office:value="1.24469" calcext:value-type="float">
            <text:p>1.24469</text:p>
          </table:table-cell>
          <table:table-cell office:value-type="float" office:value="0.622957" calcext:value-type="float">
            <text:p>0.622957</text:p>
          </table:table-cell>
          <table:table-cell office:value-type="float" office:value="0.643874" calcext:value-type="float">
            <text:p>0.643874</text:p>
          </table:table-cell>
          <table:table-cell office:value-type="float" office:value="0.485033" calcext:value-type="float">
            <text:p>0.485033</text:p>
          </table:table-cell>
          <table:table-cell office:value-type="float" office:value="2.16367" calcext:value-type="float">
            <text:p>2.16367</text:p>
          </table:table-cell>
          <table:table-cell office:value-type="float" office:value="1.24612" calcext:value-type="float">
            <text:p>1.24612</text:p>
          </table:table-cell>
          <table:table-cell table:number-columns-repeated="60"/>
          <table:table-cell table:formula="of:=MIN([.A82:.BL82])" office:value-type="float" office:value="0.485033" calcext:value-type="float">
            <text:p>0.485033</text:p>
          </table:table-cell>
          <table:table-cell table:formula="of:=MAX([.A82:.BL82])" office:value-type="float" office:value="2.16367" calcext:value-type="float">
            <text:p>2.16367</text:p>
          </table:table-cell>
          <table:table-cell table:number-columns-repeated="7"/>
        </table:table-row>
        <table:table-row table:style-name="ro2">
          <table:table-cell office:value-type="float" office:value="1.08075" calcext:value-type="float">
            <text:p>1.08075</text:p>
          </table:table-cell>
          <table:table-cell office:value-type="float" office:value="1.12601" calcext:value-type="float">
            <text:p>1.12601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.43437" calcext:value-type="float">
            <text:p>1.43437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1.09476" calcext:value-type="float">
            <text:p>1.09476</text:p>
          </table:table-cell>
          <table:table-cell office:value-type="float" office:value="1.09416" calcext:value-type="float">
            <text:p>1.09416</text:p>
          </table:table-cell>
          <table:table-cell office:value-type="float" office:value="0.965675" calcext:value-type="float">
            <text:p>0.965675</text:p>
          </table:table-cell>
          <table:table-cell table:number-columns-repeated="60"/>
          <table:table-cell table:formula="of:=MIN([.A83:.BL83])" office:value-type="float" office:value="0.965675" calcext:value-type="float">
            <text:p>0.965675</text:p>
          </table:table-cell>
          <table:table-cell table:formula="of:=MAX([.A83:.BL83])" office:value-type="float" office:value="1.43437" calcext:value-type="float">
            <text:p>1.43437</text:p>
          </table:table-cell>
          <table:table-cell table:number-columns-repeated="7"/>
        </table:table-row>
        <table:table-row table:style-name="ro2">
          <table:table-cell office:value-type="float" office:value="0.504591" calcext:value-type="float">
            <text:p>0.504591</text:p>
          </table:table-cell>
          <table:table-cell office:value-type="float" office:value="1.11973" calcext:value-type="float">
            <text:p>1.11973</text:p>
          </table:table-cell>
          <table:table-cell office:value-type="float" office:value="1.2224" calcext:value-type="float">
            <text:p>1.2224</text:p>
          </table:table-cell>
          <table:table-cell office:value-type="float" office:value="1.84293" calcext:value-type="float">
            <text:p>1.84293</text:p>
          </table:table-cell>
          <table:table-cell office:value-type="float" office:value="0.967592" calcext:value-type="float">
            <text:p>0.967592</text:p>
          </table:table-cell>
          <table:table-cell office:value-type="float" office:value="1.07217" calcext:value-type="float">
            <text:p>1.07217</text:p>
          </table:table-cell>
          <table:table-cell office:value-type="float" office:value="1.7079" calcext:value-type="float">
            <text:p>1.7079</text:p>
          </table:table-cell>
          <table:table-cell office:value-type="float" office:value="1.22046" calcext:value-type="float">
            <text:p>1.22046</text:p>
          </table:table-cell>
          <table:table-cell table:number-columns-repeated="60"/>
          <table:table-cell table:formula="of:=MIN([.A84:.BL84])" office:value-type="float" office:value="0.504591" calcext:value-type="float">
            <text:p>0.504591</text:p>
          </table:table-cell>
          <table:table-cell table:formula="of:=MAX([.A84:.BL84])" office:value-type="float" office:value="1.84293" calcext:value-type="float">
            <text:p>1.842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311265" calcext:value-type="float">
            <text:p>0.311265</text:p>
          </table:table-cell>
          <table:table-cell office:value-type="float" office:value="0.491781" calcext:value-type="float">
            <text:p>0.491781</text:p>
          </table:table-cell>
          <table:table-cell office:value-type="float" office:value="0.601052" calcext:value-type="float">
            <text:p>0.601052</text:p>
          </table:table-cell>
          <table:table-cell office:value-type="float" office:value="0.464597" calcext:value-type="float">
            <text:p>0.464597</text:p>
          </table:table-cell>
          <table:table-cell office:value-type="float" office:value="0.629155" calcext:value-type="float">
            <text:p>0.629155</text:p>
          </table:table-cell>
          <table:table-cell office:value-type="float" office:value="0.693079" calcext:value-type="float">
            <text:p>0.693079</text:p>
          </table:table-cell>
          <table:table-cell office:value-type="float" office:value="1.14777" calcext:value-type="float">
            <text:p>1.14777</text:p>
          </table:table-cell>
          <table:table-cell office:value-type="float" office:value="0.552011" calcext:value-type="float">
            <text:p>0.552011</text:p>
          </table:table-cell>
          <table:table-cell office:value-type="float" office:value="0.992669" calcext:value-type="float">
            <text:p>0.992669</text:p>
          </table:table-cell>
          <table:table-cell office:value-type="float" office:value="0.559363" calcext:value-type="float">
            <text:p>0.559363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1.635" calcext:value-type="float">
            <text:p>1.635</text:p>
          </table:table-cell>
          <table:table-cell office:value-type="float" office:value="0.519213" calcext:value-type="float">
            <text:p>0.519213</text:p>
          </table:table-cell>
          <table:table-cell office:value-type="float" office:value="1.99288" calcext:value-type="float">
            <text:p>1.99288</text:p>
          </table:table-cell>
          <table:table-cell office:value-type="float" office:value="0.570693" calcext:value-type="float">
            <text:p>0.570693</text:p>
          </table:table-cell>
          <table:table-cell office:value-type="float" office:value="0.293801" calcext:value-type="float">
            <text:p>0.293801</text:p>
          </table:table-cell>
          <table:table-cell table:number-columns-repeated="52"/>
          <table:table-cell table:formula="of:=MIN([.A86:.BL86])" office:value-type="float" office:value="0.293801" calcext:value-type="float">
            <text:p>0.293801</text:p>
          </table:table-cell>
          <table:table-cell table:formula="of:=MAX([.A86:.BL86])" office:value-type="float" office:value="1.99288" calcext:value-type="float">
            <text:p>1.99288</text:p>
          </table:table-cell>
          <table:table-cell table:number-columns-repeated="7"/>
        </table:table-row>
        <table:table-row table:style-name="ro2">
          <table:table-cell office:value-type="float" office:value="0.493856" calcext:value-type="float">
            <text:p>0.493856</text:p>
          </table:table-cell>
          <table:table-cell office:value-type="float" office:value="0.563405" calcext:value-type="float">
            <text:p>0.563405</text:p>
          </table:table-cell>
          <table:table-cell office:value-type="float" office:value="0.634522" calcext:value-type="float">
            <text:p>0.634522</text:p>
          </table:table-cell>
          <table:table-cell office:value-type="float" office:value="0.58538" calcext:value-type="float">
            <text:p>0.58538</text:p>
          </table:table-cell>
          <table:table-cell office:value-type="float" office:value="0.642098" calcext:value-type="float">
            <text:p>0.642098</text:p>
          </table:table-cell>
          <table:table-cell office:value-type="float" office:value="0.633628" calcext:value-type="float">
            <text:p>0.633628</text:p>
          </table:table-cell>
          <table:table-cell office:value-type="float" office:value="0.489464" calcext:value-type="float">
            <text:p>0.489464</text:p>
          </table:table-cell>
          <table:table-cell office:value-type="float" office:value="0.655849" calcext:value-type="float">
            <text:p>0.655849</text:p>
          </table:table-cell>
          <table:table-cell office:value-type="float" office:value="1.84236" calcext:value-type="float">
            <text:p>1.84236</text:p>
          </table:table-cell>
          <table:table-cell office:value-type="float" office:value="1.3922" calcext:value-type="float">
            <text:p>1.3922</text:p>
          </table:table-cell>
          <table:table-cell office:value-type="float" office:value="1.32715" calcext:value-type="float">
            <text:p>1.32715</text:p>
          </table:table-cell>
          <table:table-cell office:value-type="float" office:value="1.38313" calcext:value-type="float">
            <text:p>1.38313</text:p>
          </table:table-cell>
          <table:table-cell office:value-type="float" office:value="1.39722" calcext:value-type="float">
            <text:p>1.39722</text:p>
          </table:table-cell>
          <table:table-cell office:value-type="float" office:value="1.08603" calcext:value-type="float">
            <text:p>1.08603</text:p>
          </table:table-cell>
          <table:table-cell office:value-type="float" office:value="1.19997" calcext:value-type="float">
            <text:p>1.19997</text:p>
          </table:table-cell>
          <table:table-cell office:value-type="float" office:value="1.23432" calcext:value-type="float">
            <text:p>1.23432</text:p>
          </table:table-cell>
          <table:table-cell table:number-columns-repeated="52"/>
          <table:table-cell table:formula="of:=MIN([.A87:.BL87])" office:value-type="float" office:value="0.489464" calcext:value-type="float">
            <text:p>0.489464</text:p>
          </table:table-cell>
          <table:table-cell table:formula="of:=MAX([.A87:.BL87])" office:value-type="float" office:value="1.84236" calcext:value-type="float">
            <text:p>1.84236</text:p>
          </table:table-cell>
          <table:table-cell table:number-columns-repeated="7"/>
        </table:table-row>
        <table:table-row table:style-name="ro2">
          <table:table-cell office:value-type="float" office:value="0.587706" calcext:value-type="float">
            <text:p>0.587706</text:p>
          </table:table-cell>
          <table:table-cell office:value-type="float" office:value="0.591365" calcext:value-type="float">
            <text:p>0.591365</text:p>
          </table:table-cell>
          <table:table-cell office:value-type="float" office:value="0.622305" calcext:value-type="float">
            <text:p>0.622305</text:p>
          </table:table-cell>
          <table:table-cell office:value-type="float" office:value="0.581199" calcext:value-type="float">
            <text:p>0.581199</text:p>
          </table:table-cell>
          <table:table-cell office:value-type="float" office:value="0.622895" calcext:value-type="float">
            <text:p>0.622895</text:p>
          </table:table-cell>
          <table:table-cell office:value-type="float" office:value="0.652742" calcext:value-type="float">
            <text:p>0.652742</text:p>
          </table:table-cell>
          <table:table-cell office:value-type="float" office:value="0.734222" calcext:value-type="float">
            <text:p>0.734222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593719" calcext:value-type="float">
            <text:p>0.593719</text:p>
          </table:table-cell>
          <table:table-cell office:value-type="float" office:value="0.653537" calcext:value-type="float">
            <text:p>0.653537</text:p>
          </table:table-cell>
          <table:table-cell office:value-type="float" office:value="0.592898" calcext:value-type="float">
            <text:p>0.592898</text:p>
          </table:table-cell>
          <table:table-cell office:value-type="float" office:value="1.22148" calcext:value-type="float">
            <text:p>1.22148</text:p>
          </table:table-cell>
          <table:table-cell office:value-type="float" office:value="2.4267" calcext:value-type="float">
            <text:p>2.4267</text:p>
          </table:table-cell>
          <table:table-cell office:value-type="float" office:value="1.17815" calcext:value-type="float">
            <text:p>1.17815</text:p>
          </table:table-cell>
          <table:table-cell office:value-type="float" office:value="0.589989" calcext:value-type="float">
            <text:p>0.589989</text:p>
          </table:table-cell>
          <table:table-cell office:value-type="float" office:value="1.24829" calcext:value-type="float">
            <text:p>1.24829</text:p>
          </table:table-cell>
          <table:table-cell table:number-columns-repeated="52"/>
          <table:table-cell table:formula="of:=MIN([.A88:.BL88])" office:value-type="float" office:value="0.531864" calcext:value-type="float">
            <text:p>0.531864</text:p>
          </table:table-cell>
          <table:table-cell table:formula="of:=MAX([.A88:.BL88])" office:value-type="float" office:value="2.4267" calcext:value-type="float">
            <text:p>2.4267</text:p>
          </table:table-cell>
          <table:table-cell table:number-columns-repeated="7"/>
        </table:table-row>
        <table:table-row table:style-name="ro2">
          <table:table-cell office:value-type="float" office:value="0.447567" calcext:value-type="float">
            <text:p>0.447567</text:p>
          </table:table-cell>
          <table:table-cell office:value-type="float" office:value="0.464427" calcext:value-type="float">
            <text:p>0.464427</text:p>
          </table:table-cell>
          <table:table-cell office:value-type="float" office:value="0.483985" calcext:value-type="float">
            <text:p>0.483985</text:p>
          </table:table-cell>
          <table:table-cell office:value-type="float" office:value="0.579988" calcext:value-type="float">
            <text:p>0.579988</text:p>
          </table:table-cell>
          <table:table-cell office:value-type="float" office:value="0.345475" calcext:value-type="float">
            <text:p>0.345475</text:p>
          </table:table-cell>
          <table:table-cell office:value-type="float" office:value="0.565276" calcext:value-type="float">
            <text:p>0.565276</text:p>
          </table:table-cell>
          <table:table-cell office:value-type="float" office:value="0.600066" calcext:value-type="float">
            <text:p>0.600066</text:p>
          </table:table-cell>
          <table:table-cell office:value-type="float" office:value="1.18001" calcext:value-type="float">
            <text:p>1.18001</text:p>
          </table:table-cell>
          <table:table-cell office:value-type="float" office:value="0.627613" calcext:value-type="float">
            <text:p>0.627613</text:p>
          </table:table-cell>
          <table:table-cell office:value-type="float" office:value="0.659949" calcext:value-type="float">
            <text:p>0.659949</text:p>
          </table:table-cell>
          <table:table-cell office:value-type="float" office:value="1.29316" calcext:value-type="float">
            <text:p>1.29316</text:p>
          </table:table-cell>
          <table:table-cell office:value-type="float" office:value="1.68887" calcext:value-type="float">
            <text:p>1.68887</text:p>
          </table:table-cell>
          <table:table-cell office:value-type="float" office:value="1.74413" calcext:value-type="float">
            <text:p>1.74413</text:p>
          </table:table-cell>
          <table:table-cell office:value-type="float" office:value="1.7279" calcext:value-type="float">
            <text:p>1.7279</text:p>
          </table:table-cell>
          <table:table-cell office:value-type="float" office:value="1.72499" calcext:value-type="float">
            <text:p>1.72499</text:p>
          </table:table-cell>
          <table:table-cell office:value-type="float" office:value="0.495848" calcext:value-type="float">
            <text:p>0.495848</text:p>
          </table:table-cell>
          <table:table-cell table:number-columns-repeated="52"/>
          <table:table-cell table:formula="of:=MIN([.A89:.BL89])" office:value-type="float" office:value="0.345475" calcext:value-type="float">
            <text:p>0.345475</text:p>
          </table:table-cell>
          <table:table-cell table:formula="of:=MAX([.A89:.BL89])" office:value-type="float" office:value="1.74413" calcext:value-type="float">
            <text:p>1.74413</text:p>
          </table:table-cell>
          <table:table-cell table:number-columns-repeated="7"/>
        </table:table-row>
        <table:table-row table:style-name="ro2">
          <table:table-cell office:value-type="float" office:value="0.588578" calcext:value-type="float">
            <text:p>0.588578</text:p>
          </table:table-cell>
          <table:table-cell office:value-type="float" office:value="0.600016" calcext:value-type="float">
            <text:p>0.600016</text:p>
          </table:table-cell>
          <table:table-cell office:value-type="float" office:value="0.626753" calcext:value-type="float">
            <text:p>0.626753</text:p>
          </table:table-cell>
          <table:table-cell office:value-type="float" office:value="0.767878" calcext:value-type="float">
            <text:p>0.767878</text:p>
          </table:table-cell>
          <table:table-cell office:value-type="float" office:value="0.491221" calcext:value-type="float">
            <text:p>0.491221</text:p>
          </table:table-cell>
          <table:table-cell office:value-type="float" office:value="0.502097" calcext:value-type="float">
            <text:p>0.502097</text:p>
          </table:table-cell>
          <table:table-cell office:value-type="float" office:value="0.226973" calcext:value-type="float">
            <text:p>0.226973</text:p>
          </table:table-cell>
          <table:table-cell office:value-type="float" office:value="0.700428" calcext:value-type="float">
            <text:p>0.700428</text:p>
          </table:table-cell>
          <table:table-cell office:value-type="float" office:value="0.408915" calcext:value-type="float">
            <text:p>0.408915</text:p>
          </table:table-cell>
          <table:table-cell office:value-type="float" office:value="0.186863" calcext:value-type="float">
            <text:p>0.186863</text:p>
          </table:table-cell>
          <table:table-cell office:value-type="float" office:value="1.16696" calcext:value-type="float">
            <text:p>1.16696</text:p>
          </table:table-cell>
          <table:table-cell office:value-type="float" office:value="0.652341" calcext:value-type="float">
            <text:p>0.652341</text:p>
          </table:table-cell>
          <table:table-cell office:value-type="float" office:value="0.349352" calcext:value-type="float">
            <text:p>0.349352</text:p>
          </table:table-cell>
          <table:table-cell office:value-type="float" office:value="0.931068" calcext:value-type="float">
            <text:p>0.931068</text:p>
          </table:table-cell>
          <table:table-cell office:value-type="float" office:value="0.563692" calcext:value-type="float">
            <text:p>0.563692</text:p>
          </table:table-cell>
          <table:table-cell office:value-type="float" office:value="0.436583" calcext:value-type="float">
            <text:p>0.436583</text:p>
          </table:table-cell>
          <table:table-cell table:number-columns-repeated="52"/>
          <table:table-cell table:formula="of:=MIN([.A90:.BL90])" office:value-type="float" office:value="0.186863" calcext:value-type="float">
            <text:p>0.186863</text:p>
          </table:table-cell>
          <table:table-cell table:formula="of:=MAX([.A90:.BL90])" office:value-type="float" office:value="1.16696" calcext:value-type="float">
            <text:p>1.16696</text:p>
          </table:table-cell>
          <table:table-cell table:number-columns-repeated="7"/>
        </table:table-row>
        <table:table-row table:style-name="ro2">
          <table:table-cell office:value-type="float" office:value="0.153232" calcext:value-type="float">
            <text:p>0.153232</text:p>
          </table:table-cell>
          <table:table-cell office:value-type="float" office:value="0.152371" calcext:value-type="float">
            <text:p>0.152371</text:p>
          </table:table-cell>
          <table:table-cell office:value-type="float" office:value="0.152997" calcext:value-type="float">
            <text:p>0.152997</text:p>
          </table:table-cell>
          <table:table-cell office:value-type="float" office:value="0.483552" calcext:value-type="float">
            <text:p>0.483552</text:p>
          </table:table-cell>
          <table:table-cell office:value-type="float" office:value="0.41853" calcext:value-type="float">
            <text:p>0.41853</text:p>
          </table:table-cell>
          <table:table-cell office:value-type="float" office:value="0.513999" calcext:value-type="float">
            <text:p>0.513999</text:p>
          </table:table-cell>
          <table:table-cell office:value-type="float" office:value="0.514653" calcext:value-type="float">
            <text:p>0.514653</text:p>
          </table:table-cell>
          <table:table-cell office:value-type="float" office:value="0.735295" calcext:value-type="float">
            <text:p>0.735295</text:p>
          </table:table-cell>
          <table:table-cell office:value-type="float" office:value="0.929541" calcext:value-type="float">
            <text:p>0.929541</text:p>
          </table:table-cell>
          <table:table-cell office:value-type="float" office:value="0.402412" calcext:value-type="float">
            <text:p>0.402412</text:p>
          </table:table-cell>
          <table:table-cell office:value-type="float" office:value="0.5303" calcext:value-type="float">
            <text:p>0.5303</text:p>
          </table:table-cell>
          <table:table-cell office:value-type="float" office:value="0.703083" calcext:value-type="float">
            <text:p>0.703083</text:p>
          </table:table-cell>
          <table:table-cell office:value-type="float" office:value="0.180786" calcext:value-type="float">
            <text:p>0.180786</text:p>
          </table:table-cell>
          <table:table-cell office:value-type="float" office:value="0.267251" calcext:value-type="float">
            <text:p>0.267251</text:p>
          </table:table-cell>
          <table:table-cell office:value-type="float" office:value="0.224859" calcext:value-type="float">
            <text:p>0.224859</text:p>
          </table:table-cell>
          <table:table-cell office:value-type="float" office:value="0.191739" calcext:value-type="float">
            <text:p>0.191739</text:p>
          </table:table-cell>
          <table:table-cell table:number-columns-repeated="52"/>
          <table:table-cell table:formula="of:=MIN([.A91:.BL91])" office:value-type="float" office:value="0.152371" calcext:value-type="float">
            <text:p>0.152371</text:p>
          </table:table-cell>
          <table:table-cell table:formula="of:=MAX([.A91:.BL91])" office:value-type="float" office:value="0.929541" calcext:value-type="float">
            <text:p>0.929541</text:p>
          </table:table-cell>
          <table:table-cell table:number-columns-repeated="7"/>
        </table:table-row>
        <table:table-row table:style-name="ro2">
          <table:table-cell office:value-type="float" office:value="0.214545" calcext:value-type="float">
            <text:p>0.214545</text:p>
          </table:table-cell>
          <table:table-cell office:value-type="float" office:value="0.336896" calcext:value-type="float">
            <text:p>0.336896</text:p>
          </table:table-cell>
          <table:table-cell office:value-type="float" office:value="0.555427" calcext:value-type="float">
            <text:p>0.555427</text:p>
          </table:table-cell>
          <table:table-cell office:value-type="float" office:value="0.369448" calcext:value-type="float">
            <text:p>0.369448</text:p>
          </table:table-cell>
          <table:table-cell office:value-type="float" office:value="0.428736" calcext:value-type="float">
            <text:p>0.428736</text:p>
          </table:table-cell>
          <table:table-cell office:value-type="float" office:value="0.411237" calcext:value-type="float">
            <text:p>0.411237</text:p>
          </table:table-cell>
          <table:table-cell office:value-type="float" office:value="0.485599" calcext:value-type="float">
            <text:p>0.485599</text:p>
          </table:table-cell>
          <table:table-cell office:value-type="float" office:value="0.52793" calcext:value-type="float">
            <text:p>0.52793</text:p>
          </table:table-cell>
          <table:table-cell office:value-type="float" office:value="0.51591" calcext:value-type="float">
            <text:p>0.51591</text:p>
          </table:table-cell>
          <table:table-cell office:value-type="float" office:value="0.813884" calcext:value-type="float">
            <text:p>0.813884</text:p>
          </table:table-cell>
          <table:table-cell office:value-type="float" office:value="0.821447" calcext:value-type="float">
            <text:p>0.821447</text:p>
          </table:table-cell>
          <table:table-cell office:value-type="float" office:value="1.65234" calcext:value-type="float">
            <text:p>1.65234</text:p>
          </table:table-cell>
          <table:table-cell office:value-type="float" office:value="0.97829" calcext:value-type="float">
            <text:p>0.97829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1.02307" calcext:value-type="float">
            <text:p>1.02307</text:p>
          </table:table-cell>
          <table:table-cell table:number-columns-repeated="52"/>
          <table:table-cell table:formula="of:=MIN([.A92:.BL92])" office:value-type="float" office:value="0.214545" calcext:value-type="float">
            <text:p>0.214545</text:p>
          </table:table-cell>
          <table:table-cell table:formula="of:=MAX([.A92:.BL92])" office:value-type="float" office:value="1.65234" calcext:value-type="float">
            <text:p>1.65234</text:p>
          </table:table-cell>
          <table:table-cell table:number-columns-repeated="7"/>
        </table:table-row>
        <table:table-row table:style-name="ro2">
          <table:table-cell office:value-type="float" office:value="0.456494" calcext:value-type="float">
            <text:p>0.456494</text:p>
          </table:table-cell>
          <table:table-cell office:value-type="float" office:value="0.459998" calcext:value-type="float">
            <text:p>0.459998</text:p>
          </table:table-cell>
          <table:table-cell office:value-type="float" office:value="0.579894" calcext:value-type="float">
            <text:p>0.579894</text:p>
          </table:table-cell>
          <table:table-cell office:value-type="float" office:value="0.392962" calcext:value-type="float">
            <text:p>0.392962</text:p>
          </table:table-cell>
          <table:table-cell office:value-type="float" office:value="0.439976" calcext:value-type="float">
            <text:p>0.439976</text:p>
          </table:table-cell>
          <table:table-cell office:value-type="float" office:value="0.597839" calcext:value-type="float">
            <text:p>0.597839</text:p>
          </table:table-cell>
          <table:table-cell office:value-type="float" office:value="0.717828" calcext:value-type="float">
            <text:p>0.717828</text:p>
          </table:table-cell>
          <table:table-cell office:value-type="float" office:value="0.954688" calcext:value-type="float">
            <text:p>0.954688</text:p>
          </table:table-cell>
          <table:table-cell office:value-type="float" office:value="1.41525" calcext:value-type="float">
            <text:p>1.41525</text:p>
          </table:table-cell>
          <table:table-cell office:value-type="float" office:value="1.02883" calcext:value-type="float">
            <text:p>1.02883</text:p>
          </table:table-cell>
          <table:table-cell office:value-type="float" office:value="0.473815" calcext:value-type="float">
            <text:p>0.473815</text:p>
          </table:table-cell>
          <table:table-cell office:value-type="float" office:value="1.14702" calcext:value-type="float">
            <text:p>1.14702</text:p>
          </table:table-cell>
          <table:table-cell office:value-type="float" office:value="0.315377" calcext:value-type="float">
            <text:p>0.315377</text:p>
          </table:table-cell>
          <table:table-cell office:value-type="float" office:value="1.49106" calcext:value-type="float">
            <text:p>1.49106</text:p>
          </table:table-cell>
          <table:table-cell office:value-type="float" office:value="0.412293" calcext:value-type="float">
            <text:p>0.412293</text:p>
          </table:table-cell>
          <table:table-cell office:value-type="float" office:value="0.176206" calcext:value-type="float">
            <text:p>0.176206</text:p>
          </table:table-cell>
          <table:table-cell table:number-columns-repeated="52"/>
          <table:table-cell table:formula="of:=MIN([.A93:.BL93])" office:value-type="float" office:value="0.176206" calcext:value-type="float">
            <text:p>0.176206</text:p>
          </table:table-cell>
          <table:table-cell table:formula="of:=MAX([.A93:.BL93])" office:value-type="float" office:value="1.49106" calcext:value-type="float">
            <text:p>1.49106</text:p>
          </table:table-cell>
          <table:table-cell table:number-columns-repeated="7"/>
        </table:table-row>
        <table:table-row table:style-name="ro2">
          <table:table-cell office:value-type="float" office:value="0.362494" calcext:value-type="float">
            <text:p>0.362494</text:p>
          </table:table-cell>
          <table:table-cell office:value-type="float" office:value="0.450015" calcext:value-type="float">
            <text:p>0.450015</text:p>
          </table:table-cell>
          <table:table-cell office:value-type="float" office:value="0.565173" calcext:value-type="float">
            <text:p>0.565173</text:p>
          </table:table-cell>
          <table:table-cell office:value-type="float" office:value="0.72393" calcext:value-type="float">
            <text:p>0.72393</text:p>
          </table:table-cell>
          <table:table-cell office:value-type="float" office:value="0.740669" calcext:value-type="float">
            <text:p>0.740669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1.01133" calcext:value-type="float">
            <text:p>1.01133</text:p>
          </table:table-cell>
          <table:table-cell office:value-type="float" office:value="1.04412" calcext:value-type="float">
            <text:p>1.04412</text:p>
          </table:table-cell>
          <table:table-cell office:value-type="float" office:value="0.939418" calcext:value-type="float">
            <text:p>0.939418</text:p>
          </table:table-cell>
          <table:table-cell office:value-type="float" office:value="1.15555" calcext:value-type="float">
            <text:p>1.15555</text:p>
          </table:table-cell>
          <table:table-cell office:value-type="float" office:value="1.22702" calcext:value-type="float">
            <text:p>1.22702</text:p>
          </table:table-cell>
          <table:table-cell office:value-type="float" office:value="0.589705" calcext:value-type="float">
            <text:p>0.589705</text:p>
          </table:table-cell>
          <table:table-cell office:value-type="float" office:value="1.55774" calcext:value-type="float">
            <text:p>1.55774</text:p>
          </table:table-cell>
          <table:table-cell office:value-type="float" office:value="0.375513" calcext:value-type="float">
            <text:p>0.375513</text:p>
          </table:table-cell>
          <table:table-cell office:value-type="float" office:value="0.588029" calcext:value-type="float">
            <text:p>0.588029</text:p>
          </table:table-cell>
          <table:table-cell office:value-type="float" office:value="0.324543" calcext:value-type="float">
            <text:p>0.324543</text:p>
          </table:table-cell>
          <table:table-cell table:number-columns-repeated="52"/>
          <table:table-cell table:formula="of:=MIN([.A94:.BL94])" office:value-type="float" office:value="0.324543" calcext:value-type="float">
            <text:p>0.324543</text:p>
          </table:table-cell>
          <table:table-cell table:formula="of:=MAX([.A94:.BL94])" office:value-type="float" office:value="1.55774" calcext:value-type="float">
            <text:p>1.55774</text:p>
          </table:table-cell>
          <table:table-cell table:number-columns-repeated="7"/>
        </table:table-row>
        <table:table-row table:style-name="ro2">
          <table:table-cell office:value-type="float" office:value="0.431084" calcext:value-type="float">
            <text:p>0.431084</text:p>
          </table:table-cell>
          <table:table-cell office:value-type="float" office:value="0.544889" calcext:value-type="float">
            <text:p>0.544889</text:p>
          </table:table-cell>
          <table:table-cell office:value-type="float" office:value="0.566253" calcext:value-type="float">
            <text:p>0.566253</text:p>
          </table:table-cell>
          <table:table-cell office:value-type="float" office:value="0.609952" calcext:value-type="float">
            <text:p>0.609952</text:p>
          </table:table-cell>
          <table:table-cell office:value-type="float" office:value="0.422772" calcext:value-type="float">
            <text:p>0.422772</text:p>
          </table:table-cell>
          <table:table-cell office:value-type="float" office:value="1.4427" calcext:value-type="float">
            <text:p>1.4427</text:p>
          </table:table-cell>
          <table:table-cell office:value-type="float" office:value="1.02821" calcext:value-type="float">
            <text:p>1.02821</text:p>
          </table:table-cell>
          <table:table-cell office:value-type="float" office:value="1.11781" calcext:value-type="float">
            <text:p>1.11781</text:p>
          </table:table-cell>
          <table:table-cell office:value-type="float" office:value="0.245481" calcext:value-type="float">
            <text:p>0.245481</text:p>
          </table:table-cell>
          <table:table-cell office:value-type="float" office:value="0.769626" calcext:value-type="float">
            <text:p>0.769626</text:p>
          </table:table-cell>
          <table:table-cell office:value-type="float" office:value="0.267209" calcext:value-type="float">
            <text:p>0.267209</text:p>
          </table:table-cell>
          <table:table-cell office:value-type="float" office:value="0.576705" calcext:value-type="float">
            <text:p>0.576705</text:p>
          </table:table-cell>
          <table:table-cell office:value-type="float" office:value="0.975218" calcext:value-type="float">
            <text:p>0.975218</text:p>
          </table:table-cell>
          <table:table-cell office:value-type="float" office:value="2.03073" calcext:value-type="float">
            <text:p>2.03073</text:p>
          </table:table-cell>
          <table:table-cell office:value-type="float" office:value="1.05831" calcext:value-type="float">
            <text:p>1.05831</text:p>
          </table:table-cell>
          <table:table-cell office:value-type="float" office:value="0.328895" calcext:value-type="float">
            <text:p>0.328895</text:p>
          </table:table-cell>
          <table:table-cell table:number-columns-repeated="52"/>
          <table:table-cell table:formula="of:=MIN([.A95:.BL95])" office:value-type="float" office:value="0.245481" calcext:value-type="float">
            <text:p>0.245481</text:p>
          </table:table-cell>
          <table:table-cell table:formula="of:=MAX([.A95:.BL95])" office:value-type="float" office:value="2.03073" calcext:value-type="float">
            <text:p>2.03073</text:p>
          </table:table-cell>
          <table:table-cell table:number-columns-repeated="7"/>
        </table:table-row>
        <table:table-row table:style-name="ro2">
          <table:table-cell office:value-type="float" office:value="0.360415" calcext:value-type="float">
            <text:p>0.360415</text:p>
          </table:table-cell>
          <table:table-cell office:value-type="float" office:value="0.387427" calcext:value-type="float">
            <text:p>0.387427</text:p>
          </table:table-cell>
          <table:table-cell office:value-type="float" office:value="0.619209" calcext:value-type="float">
            <text:p>0.619209</text:p>
          </table:table-cell>
          <table:table-cell office:value-type="float" office:value="0.606416" calcext:value-type="float">
            <text:p>0.606416</text:p>
          </table:table-cell>
          <table:table-cell office:value-type="float" office:value="1.12585" calcext:value-type="float">
            <text:p>1.12585</text:p>
          </table:table-cell>
          <table:table-cell office:value-type="float" office:value="0.300496" calcext:value-type="float">
            <text:p>0.300496</text:p>
          </table:table-cell>
          <table:table-cell office:value-type="float" office:value="0.938753" calcext:value-type="float">
            <text:p>0.938753</text:p>
          </table:table-cell>
          <table:table-cell office:value-type="float" office:value="1.31968" calcext:value-type="float">
            <text:p>1.31968</text:p>
          </table:table-cell>
          <table:table-cell office:value-type="float" office:value="0.950257" calcext:value-type="float">
            <text:p>0.950257</text:p>
          </table:table-cell>
          <table:table-cell office:value-type="float" office:value="0.231843" calcext:value-type="float">
            <text:p>0.231843</text:p>
          </table:table-cell>
          <table:table-cell office:value-type="float" office:value="0.314022" calcext:value-type="float">
            <text:p>0.314022</text:p>
          </table:table-cell>
          <table:table-cell office:value-type="float" office:value="1.33923" calcext:value-type="float">
            <text:p>1.33923</text:p>
          </table:table-cell>
          <table:table-cell office:value-type="float" office:value="0.298149" calcext:value-type="float">
            <text:p>0.298149</text:p>
          </table:table-cell>
          <table:table-cell office:value-type="float" office:value="0.754912" calcext:value-type="float">
            <text:p>0.754912</text:p>
          </table:table-cell>
          <table:table-cell office:value-type="float" office:value="1.01109" calcext:value-type="float">
            <text:p>1.01109</text:p>
          </table:table-cell>
          <table:table-cell office:value-type="float" office:value="0.229031" calcext:value-type="float">
            <text:p>0.229031</text:p>
          </table:table-cell>
          <table:table-cell table:number-columns-repeated="52"/>
          <table:table-cell table:formula="of:=MIN([.A96:.BL96])" office:value-type="float" office:value="0.229031" calcext:value-type="float">
            <text:p>0.229031</text:p>
          </table:table-cell>
          <table:table-cell table:formula="of:=MAX([.A96:.BL96])" office:value-type="float" office:value="1.33923" calcext:value-type="float">
            <text:p>1.33923</text:p>
          </table:table-cell>
          <table:table-cell table:number-columns-repeated="7"/>
        </table:table-row>
        <table:table-row table:style-name="ro2">
          <table:table-cell office:value-type="float" office:value="0.226643" calcext:value-type="float">
            <text:p>0.226643</text:p>
          </table:table-cell>
          <table:table-cell office:value-type="float" office:value="0.437968" calcext:value-type="float">
            <text:p>0.437968</text:p>
          </table:table-cell>
          <table:table-cell office:value-type="float" office:value="0.383732" calcext:value-type="float">
            <text:p>0.383732</text:p>
          </table:table-cell>
          <table:table-cell office:value-type="float" office:value="0.309063" calcext:value-type="float">
            <text:p>0.309063</text:p>
          </table:table-cell>
          <table:table-cell office:value-type="float" office:value="0.285244" calcext:value-type="float">
            <text:p>0.285244</text:p>
          </table:table-cell>
          <table:table-cell office:value-type="float" office:value="0.34898" calcext:value-type="float">
            <text:p>0.34898</text:p>
          </table:table-cell>
          <table:table-cell office:value-type="float" office:value="1.01319" calcext:value-type="float">
            <text:p>1.01319</text:p>
          </table:table-cell>
          <table:table-cell office:value-type="float" office:value="0.434921" calcext:value-type="float">
            <text:p>0.434921</text:p>
          </table:table-cell>
          <table:table-cell office:value-type="float" office:value="0.817648" calcext:value-type="float">
            <text:p>0.817648</text:p>
          </table:table-cell>
          <table:table-cell office:value-type="float" office:value="0.826678" calcext:value-type="float">
            <text:p>0.826678</text:p>
          </table:table-cell>
          <table:table-cell office:value-type="float" office:value="0.680251" calcext:value-type="float">
            <text:p>0.680251</text:p>
          </table:table-cell>
          <table:table-cell office:value-type="float" office:value="1.81147" calcext:value-type="float">
            <text:p>1.81147</text:p>
          </table:table-cell>
          <table:table-cell office:value-type="float" office:value="1.65526" calcext:value-type="float">
            <text:p>1.65526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1.237" calcext:value-type="float">
            <text:p>1.237</text:p>
          </table:table-cell>
          <table:table-cell office:value-type="float" office:value="0.198035" calcext:value-type="float">
            <text:p>0.198035</text:p>
          </table:table-cell>
          <table:table-cell table:number-columns-repeated="52"/>
          <table:table-cell table:formula="of:=MIN([.A97:.BL97])" office:value-type="float" office:value="0.198035" calcext:value-type="float">
            <text:p>0.198035</text:p>
          </table:table-cell>
          <table:table-cell table:formula="of:=MAX([.A97:.BL97])" office:value-type="float" office:value="1.81147" calcext:value-type="float">
            <text:p>1.81147</text:p>
          </table:table-cell>
          <table:table-cell table:number-columns-repeated="7"/>
        </table:table-row>
        <table:table-row table:style-name="ro2">
          <table:table-cell office:value-type="float" office:value="0.274113" calcext:value-type="float">
            <text:p>0.274113</text:p>
          </table:table-cell>
          <table:table-cell office:value-type="float" office:value="0.483324" calcext:value-type="float">
            <text:p>0.483324</text:p>
          </table:table-cell>
          <table:table-cell office:value-type="float" office:value="0.609561" calcext:value-type="float">
            <text:p>0.609561</text:p>
          </table:table-cell>
          <table:table-cell office:value-type="float" office:value="0.373981" calcext:value-type="float">
            <text:p>0.373981</text:p>
          </table:table-cell>
          <table:table-cell office:value-type="float" office:value="0.356258" calcext:value-type="float">
            <text:p>0.356258</text:p>
          </table:table-cell>
          <table:table-cell office:value-type="float" office:value="0.331878" calcext:value-type="float">
            <text:p>0.331878</text:p>
          </table:table-cell>
          <table:table-cell office:value-type="float" office:value="0.260082" calcext:value-type="float">
            <text:p>0.260082</text:p>
          </table:table-cell>
          <table:table-cell office:value-type="float" office:value="0.256501" calcext:value-type="float">
            <text:p>0.256501</text:p>
          </table:table-cell>
          <table:table-cell office:value-type="float" office:value="0.565232" calcext:value-type="float">
            <text:p>0.565232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0.503944" calcext:value-type="float">
            <text:p>0.503944</text:p>
          </table:table-cell>
          <table:table-cell office:value-type="float" office:value="0.518488" calcext:value-type="float">
            <text:p>0.518488</text:p>
          </table:table-cell>
          <table:table-cell office:value-type="float" office:value="0.538238" calcext:value-type="float">
            <text:p>0.538238</text:p>
          </table:table-cell>
          <table:table-cell office:value-type="float" office:value="0.414839" calcext:value-type="float">
            <text:p>0.414839</text:p>
          </table:table-cell>
          <table:table-cell office:value-type="float" office:value="1.32689" calcext:value-type="float">
            <text:p>1.32689</text:p>
          </table:table-cell>
          <table:table-cell office:value-type="float" office:value="1.22474" calcext:value-type="float">
            <text:p>1.22474</text:p>
          </table:table-cell>
          <table:table-cell table:number-columns-repeated="52"/>
          <table:table-cell table:formula="of:=MIN([.A98:.BL98])" office:value-type="float" office:value="0.256501" calcext:value-type="float">
            <text:p>0.256501</text:p>
          </table:table-cell>
          <table:table-cell table:formula="of:=MAX([.A98:.BL98])" office:value-type="float" office:value="1.32689" calcext:value-type="float">
            <text:p>1.32689</text:p>
          </table:table-cell>
          <table:table-cell table:number-columns-repeated="7"/>
        </table:table-row>
        <table:table-row table:style-name="ro2">
          <table:table-cell office:value-type="float" office:value="0.567801" calcext:value-type="float">
            <text:p>0.567801</text:p>
          </table:table-cell>
          <table:table-cell office:value-type="float" office:value="0.588016" calcext:value-type="float">
            <text:p>0.588016</text:p>
          </table:table-cell>
          <table:table-cell office:value-type="float" office:value="0.668535" calcext:value-type="float">
            <text:p>0.668535</text:p>
          </table:table-cell>
          <table:table-cell office:value-type="float" office:value="0.699925" calcext:value-type="float">
            <text:p>0.699925</text:p>
          </table:table-cell>
          <table:table-cell office:value-type="float" office:value="0.540731" calcext:value-type="float">
            <text:p>0.540731</text:p>
          </table:table-cell>
          <table:table-cell office:value-type="float" office:value="0.649965" calcext:value-type="float">
            <text:p>0.649965</text:p>
          </table:table-cell>
          <table:table-cell office:value-type="float" office:value="0.616226" calcext:value-type="float">
            <text:p>0.616226</text:p>
          </table:table-cell>
          <table:table-cell office:value-type="float" office:value="0.946599" calcext:value-type="float">
            <text:p>0.946599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0.907116" calcext:value-type="float">
            <text:p>0.907116</text:p>
          </table:table-cell>
          <table:table-cell office:value-type="float" office:value="0.249599" calcext:value-type="float">
            <text:p>0.249599</text:p>
          </table:table-cell>
          <table:table-cell office:value-type="float" office:value="1.27994" calcext:value-type="float">
            <text:p>1.27994</text:p>
          </table:table-cell>
          <table:table-cell office:value-type="float" office:value="1.36999" calcext:value-type="float">
            <text:p>1.36999</text:p>
          </table:table-cell>
          <table:table-cell office:value-type="float" office:value="0.588268" calcext:value-type="float">
            <text:p>0.588268</text:p>
          </table:table-cell>
          <table:table-cell office:value-type="float" office:value="0.891121" calcext:value-type="float">
            <text:p>0.891121</text:p>
          </table:table-cell>
          <table:table-cell office:value-type="float" office:value="0.128095" calcext:value-type="float">
            <text:p>0.128095</text:p>
          </table:table-cell>
          <table:table-cell table:number-columns-repeated="52"/>
          <table:table-cell table:formula="of:=MIN([.A99:.BL99])" office:value-type="float" office:value="0.128095" calcext:value-type="float">
            <text:p>0.128095</text:p>
          </table:table-cell>
          <table:table-cell table:formula="of:=MAX([.A99:.BL99])" office:value-type="float" office:value="1.36999" calcext:value-type="float">
            <text:p>1.36999</text:p>
          </table:table-cell>
          <table:table-cell table:number-columns-repeated="7"/>
        </table:table-row>
        <table:table-row table:style-name="ro2">
          <table:table-cell office:value-type="float" office:value="0.553587" calcext:value-type="float">
            <text:p>0.553587</text:p>
          </table:table-cell>
          <table:table-cell office:value-type="float" office:value="0.563289" calcext:value-type="float">
            <text:p>0.563289</text:p>
          </table:table-cell>
          <table:table-cell office:value-type="float" office:value="0.629646" calcext:value-type="float">
            <text:p>0.629646</text:p>
          </table:table-cell>
          <table:table-cell office:value-type="float" office:value="0.194325" calcext:value-type="float">
            <text:p>0.194325</text:p>
          </table:table-cell>
          <table:table-cell office:value-type="float" office:value="0.221667" calcext:value-type="float">
            <text:p>0.221667</text:p>
          </table:table-cell>
          <table:table-cell office:value-type="float" office:value="0.490833" calcext:value-type="float">
            <text:p>0.490833</text:p>
          </table:table-cell>
          <table:table-cell office:value-type="float" office:value="0.822425" calcext:value-type="float">
            <text:p>0.822425</text:p>
          </table:table-cell>
          <table:table-cell office:value-type="float" office:value="1.44527" calcext:value-type="float">
            <text:p>1.44527</text:p>
          </table:table-cell>
          <table:table-cell office:value-type="float" office:value="0.762795" calcext:value-type="float">
            <text:p>0.762795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0.721144" calcext:value-type="float">
            <text:p>0.721144</text:p>
          </table:table-cell>
          <table:table-cell office:value-type="float" office:value="0.711451" calcext:value-type="float">
            <text:p>0.711451</text:p>
          </table:table-cell>
          <table:table-cell office:value-type="float" office:value="1.06413" calcext:value-type="float">
            <text:p>1.06413</text:p>
          </table:table-cell>
          <table:table-cell office:value-type="float" office:value="0.41458" calcext:value-type="float">
            <text:p>0.41458</text:p>
          </table:table-cell>
          <table:table-cell office:value-type="float" office:value="0.615739" calcext:value-type="float">
            <text:p>0.615739</text:p>
          </table:table-cell>
          <table:table-cell table:number-columns-repeated="52"/>
          <table:table-cell table:formula="of:=MIN([.A100:.BL100])" office:value-type="float" office:value="0.194325" calcext:value-type="float">
            <text:p>0.194325</text:p>
          </table:table-cell>
          <table:table-cell table:formula="of:=MAX([.A100:.BL100])" office:value-type="float" office:value="1.44527" calcext:value-type="float">
            <text:p>1.44527</text:p>
          </table:table-cell>
          <table:table-cell table:number-columns-repeated="7"/>
        </table:table-row>
        <table:table-row table:style-name="ro2">
          <table:table-cell office:value-type="float" office:value="0.309937" calcext:value-type="float">
            <text:p>0.309937</text:p>
          </table:table-cell>
          <table:table-cell office:value-type="float" office:value="0.429107" calcext:value-type="float">
            <text:p>0.429107</text:p>
          </table:table-cell>
          <table:table-cell office:value-type="float" office:value="0.154897" calcext:value-type="float">
            <text:p>0.154897</text:p>
          </table:table-cell>
          <table:table-cell office:value-type="float" office:value="0.591441" calcext:value-type="float">
            <text:p>0.591441</text:p>
          </table:table-cell>
          <table:table-cell office:value-type="float" office:value="0.234378" calcext:value-type="float">
            <text:p>0.234378</text:p>
          </table:table-cell>
          <table:table-cell office:value-type="float" office:value="0.22871" calcext:value-type="float">
            <text:p>0.22871</text:p>
          </table:table-cell>
          <table:table-cell office:value-type="float" office:value="0.601746" calcext:value-type="float">
            <text:p>0.601746</text:p>
          </table:table-cell>
          <table:table-cell office:value-type="float" office:value="0.808738" calcext:value-type="float">
            <text:p>0.808738</text:p>
          </table:table-cell>
          <table:table-cell office:value-type="float" office:value="0.34272" calcext:value-type="float">
            <text:p>0.34272</text:p>
          </table:table-cell>
          <table:table-cell office:value-type="float" office:value="1.13229" calcext:value-type="float">
            <text:p>1.13229</text:p>
          </table:table-cell>
          <table:table-cell office:value-type="float" office:value="1.01264" calcext:value-type="float">
            <text:p>1.01264</text:p>
          </table:table-cell>
          <table:table-cell office:value-type="float" office:value="1.42996" calcext:value-type="float">
            <text:p>1.42996</text:p>
          </table:table-cell>
          <table:table-cell office:value-type="float" office:value="0.156485" calcext:value-type="float">
            <text:p>0.156485</text:p>
          </table:table-cell>
          <table:table-cell office:value-type="float" office:value="0.322365" calcext:value-type="float">
            <text:p>0.322365</text:p>
          </table:table-cell>
          <table:table-cell office:value-type="float" office:value="0.700766" calcext:value-type="float">
            <text:p>0.700766</text:p>
          </table:table-cell>
          <table:table-cell office:value-type="float" office:value="0.788877" calcext:value-type="float">
            <text:p>0.788877</text:p>
          </table:table-cell>
          <table:table-cell table:number-columns-repeated="52"/>
          <table:table-cell table:formula="of:=MIN([.A101:.BL101])" office:value-type="float" office:value="0.154897" calcext:value-type="float">
            <text:p>0.154897</text:p>
          </table:table-cell>
          <table:table-cell table:formula="of:=MAX([.A101:.BL101])" office:value-type="float" office:value="1.42996" calcext:value-type="float">
            <text:p>1.42996</text:p>
          </table:table-cell>
          <table:table-cell table:number-columns-repeated="7"/>
        </table:table-row>
        <table:table-row table:style-name="ro2">
          <table:table-cell office:value-type="float" office:value="0.586883" calcext:value-type="float">
            <text:p>0.586883</text:p>
          </table:table-cell>
          <table:table-cell office:value-type="float" office:value="0.635511" calcext:value-type="float">
            <text:p>0.635511</text:p>
          </table:table-cell>
          <table:table-cell office:value-type="float" office:value="0.302557" calcext:value-type="float">
            <text:p>0.302557</text:p>
          </table:table-cell>
          <table:table-cell office:value-type="float" office:value="0.964343" calcext:value-type="float">
            <text:p>0.964343</text:p>
          </table:table-cell>
          <table:table-cell office:value-type="float" office:value="0.412942" calcext:value-type="float">
            <text:p>0.412942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153446" calcext:value-type="float">
            <text:p>0.153446</text:p>
          </table:table-cell>
          <table:table-cell office:value-type="float" office:value="0.278038" calcext:value-type="float">
            <text:p>0.278038</text:p>
          </table:table-cell>
          <table:table-cell office:value-type="float" office:value="0.795936" calcext:value-type="float">
            <text:p>0.795936</text:p>
          </table:table-cell>
          <table:table-cell office:value-type="float" office:value="1.76737" calcext:value-type="float">
            <text:p>1.76737</text:p>
          </table:table-cell>
          <table:table-cell office:value-type="float" office:value="0.754352" calcext:value-type="float">
            <text:p>0.754352</text:p>
          </table:table-cell>
          <table:table-cell office:value-type="float" office:value="0.380836" calcext:value-type="float">
            <text:p>0.380836</text:p>
          </table:table-cell>
          <table:table-cell office:value-type="float" office:value="1.15464" calcext:value-type="float">
            <text:p>1.15464</text:p>
          </table:table-cell>
          <table:table-cell office:value-type="float" office:value="0.353466" calcext:value-type="float">
            <text:p>0.353466</text:p>
          </table:table-cell>
          <table:table-cell office:value-type="float" office:value="1.52134" calcext:value-type="float">
            <text:p>1.52134</text:p>
          </table:table-cell>
          <table:table-cell office:value-type="float" office:value="1.50903" calcext:value-type="float">
            <text:p>1.50903</text:p>
          </table:table-cell>
          <table:table-cell table:number-columns-repeated="52"/>
          <table:table-cell table:formula="of:=MIN([.A102:.BL102])" office:value-type="float" office:value="0.153446" calcext:value-type="float">
            <text:p>0.153446</text:p>
          </table:table-cell>
          <table:table-cell table:formula="of:=MAX([.A102:.BL102])" office:value-type="float" office:value="1.76737" calcext:value-type="float">
            <text:p>1.76737</text:p>
          </table:table-cell>
          <table:table-cell table:number-columns-repeated="7"/>
        </table:table-row>
        <table:table-row table:style-name="ro2">
          <table:table-cell office:value-type="float" office:value="0.29712" calcext:value-type="float">
            <text:p>0.29712</text:p>
          </table:table-cell>
          <table:table-cell office:value-type="float" office:value="0.550786" calcext:value-type="float">
            <text:p>0.550786</text:p>
          </table:table-cell>
          <table:table-cell office:value-type="float" office:value="0.347881" calcext:value-type="float">
            <text:p>0.347881</text:p>
          </table:table-cell>
          <table:table-cell office:value-type="float" office:value="0.26929" calcext:value-type="float">
            <text:p>0.26929</text:p>
          </table:table-cell>
          <table:table-cell office:value-type="float" office:value="0.412314" calcext:value-type="float">
            <text:p>0.412314</text:p>
          </table:table-cell>
          <table:table-cell office:value-type="float" office:value="1.03023" calcext:value-type="float">
            <text:p>1.03023</text:p>
          </table:table-cell>
          <table:table-cell office:value-type="float" office:value="0.908395" calcext:value-type="float">
            <text:p>0.908395</text:p>
          </table:table-cell>
          <table:table-cell office:value-type="float" office:value="0.892791" calcext:value-type="float">
            <text:p>0.892791</text:p>
          </table:table-cell>
          <table:table-cell office:value-type="float" office:value="0.819948" calcext:value-type="float">
            <text:p>0.819948</text:p>
          </table:table-cell>
          <table:table-cell office:value-type="float" office:value="0.627285" calcext:value-type="float">
            <text:p>0.627285</text:p>
          </table:table-cell>
          <table:table-cell office:value-type="float" office:value="0.693907" calcext:value-type="float">
            <text:p>0.693907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324887" calcext:value-type="float">
            <text:p>0.324887</text:p>
          </table:table-cell>
          <table:table-cell office:value-type="float" office:value="1.1076" calcext:value-type="float">
            <text:p>1.1076</text:p>
          </table:table-cell>
          <table:table-cell office:value-type="float" office:value="0.524851" calcext:value-type="float">
            <text:p>0.524851</text:p>
          </table:table-cell>
          <table:table-cell office:value-type="float" office:value="0.163923" calcext:value-type="float">
            <text:p>0.163923</text:p>
          </table:table-cell>
          <table:table-cell table:number-columns-repeated="52"/>
          <table:table-cell table:formula="of:=MIN([.A103:.BL103])" office:value-type="float" office:value="0.163923" calcext:value-type="float">
            <text:p>0.163923</text:p>
          </table:table-cell>
          <table:table-cell table:formula="of:=MAX([.A103:.BL103])" office:value-type="float" office:value="1.1076" calcext:value-type="float">
            <text:p>1.1076</text:p>
          </table:table-cell>
          <table:table-cell table:number-columns-repeated="7"/>
        </table:table-row>
        <table:table-row table:style-name="ro2">
          <table:table-cell office:value-type="float" office:value="0.577636" calcext:value-type="float">
            <text:p>0.577636</text:p>
          </table:table-cell>
          <table:table-cell office:value-type="float" office:value="0.602093" calcext:value-type="float">
            <text:p>0.602093</text:p>
          </table:table-cell>
          <table:table-cell office:value-type="float" office:value="0.681836" calcext:value-type="float">
            <text:p>0.681836</text:p>
          </table:table-cell>
          <table:table-cell office:value-type="float" office:value="0.800069" calcext:value-type="float">
            <text:p>0.800069</text:p>
          </table:table-cell>
          <table:table-cell office:value-type="float" office:value="0.27377" calcext:value-type="float">
            <text:p>0.27377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803558" calcext:value-type="float">
            <text:p>0.803558</text:p>
          </table:table-cell>
          <table:table-cell office:value-type="float" office:value="0.589603" calcext:value-type="float">
            <text:p>0.589603</text:p>
          </table:table-cell>
          <table:table-cell office:value-type="float" office:value="0.595728" calcext:value-type="float">
            <text:p>0.595728</text:p>
          </table:table-cell>
          <table:table-cell office:value-type="float" office:value="0.502316" calcext:value-type="float">
            <text:p>0.502316</text:p>
          </table:table-cell>
          <table:table-cell office:value-type="float" office:value="1.22243" calcext:value-type="float">
            <text:p>1.22243</text:p>
          </table:table-cell>
          <table:table-cell office:value-type="float" office:value="1.46995" calcext:value-type="float">
            <text:p>1.46995</text:p>
          </table:table-cell>
          <table:table-cell office:value-type="float" office:value="1.62338" calcext:value-type="float">
            <text:p>1.62338</text:p>
          </table:table-cell>
          <table:table-cell office:value-type="float" office:value="0.592668" calcext:value-type="float">
            <text:p>0.592668</text:p>
          </table:table-cell>
          <table:table-cell office:value-type="float" office:value="0.2491" calcext:value-type="float">
            <text:p>0.2491</text:p>
          </table:table-cell>
          <table:table-cell office:value-type="float" office:value="1.20087" calcext:value-type="float">
            <text:p>1.20087</text:p>
          </table:table-cell>
          <table:table-cell table:number-columns-repeated="52"/>
          <table:table-cell table:formula="of:=MIN([.A104:.BL104])" office:value-type="float" office:value="0.195368" calcext:value-type="float">
            <text:p>0.195368</text:p>
          </table:table-cell>
          <table:table-cell table:formula="of:=MAX([.A104:.BL104])" office:value-type="float" office:value="1.62338" calcext:value-type="float">
            <text:p>1.62338</text:p>
          </table:table-cell>
          <table:table-cell table:number-columns-repeated="7"/>
        </table:table-row>
        <table:table-row table:style-name="ro2">
          <table:table-cell office:value-type="float" office:value="0.560674" calcext:value-type="float">
            <text:p>0.560674</text:p>
          </table:table-cell>
          <table:table-cell office:value-type="float" office:value="0.575103" calcext:value-type="float">
            <text:p>0.575103</text:p>
          </table:table-cell>
          <table:table-cell office:value-type="float" office:value="0.592813" calcext:value-type="float">
            <text:p>0.592813</text:p>
          </table:table-cell>
          <table:table-cell office:value-type="float" office:value="1.22846" calcext:value-type="float">
            <text:p>1.22846</text:p>
          </table:table-cell>
          <table:table-cell office:value-type="float" office:value="1.24194" calcext:value-type="float">
            <text:p>1.24194</text:p>
          </table:table-cell>
          <table:table-cell office:value-type="float" office:value="0.739746" calcext:value-type="float">
            <text:p>0.739746</text:p>
          </table:table-cell>
          <table:table-cell office:value-type="float" office:value="0.431809" calcext:value-type="float">
            <text:p>0.431809</text:p>
          </table:table-cell>
          <table:table-cell office:value-type="float" office:value="1.59753" calcext:value-type="float">
            <text:p>1.59753</text:p>
          </table:table-cell>
          <table:table-cell office:value-type="float" office:value="0.475493" calcext:value-type="float">
            <text:p>0.475493</text:p>
          </table:table-cell>
          <table:table-cell office:value-type="float" office:value="0.629185" calcext:value-type="float">
            <text:p>0.629185</text:p>
          </table:table-cell>
          <table:table-cell office:value-type="float" office:value="0.892123" calcext:value-type="float">
            <text:p>0.892123</text:p>
          </table:table-cell>
          <table:table-cell office:value-type="float" office:value="1.5909" calcext:value-type="float">
            <text:p>1.5909</text:p>
          </table:table-cell>
          <table:table-cell office:value-type="float" office:value="1.15169" calcext:value-type="float">
            <text:p>1.15169</text:p>
          </table:table-cell>
          <table:table-cell office:value-type="float" office:value="0.451172" calcext:value-type="float">
            <text:p>0.451172</text:p>
          </table:table-cell>
          <table:table-cell office:value-type="float" office:value="1.18375" calcext:value-type="float">
            <text:p>1.18375</text:p>
          </table:table-cell>
          <table:table-cell office:value-type="float" office:value="1.24436" calcext:value-type="float">
            <text:p>1.24436</text:p>
          </table:table-cell>
          <table:table-cell table:number-columns-repeated="52"/>
          <table:table-cell table:formula="of:=MIN([.A105:.BL105])" office:value-type="float" office:value="0.431809" calcext:value-type="float">
            <text:p>0.431809</text:p>
          </table:table-cell>
          <table:table-cell table:formula="of:=MAX([.A105:.BL105])" office:value-type="float" office:value="1.59753" calcext:value-type="float">
            <text:p>1.597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06584" calcext:value-type="float">
            <text:p>0.306584</text:p>
          </table:table-cell>
          <table:table-cell office:value-type="float" office:value="0.308859" calcext:value-type="float">
            <text:p>0.308859</text:p>
          </table:table-cell>
          <table:table-cell office:value-type="float" office:value="0.287296" calcext:value-type="float">
            <text:p>0.287296</text:p>
          </table:table-cell>
          <table:table-cell office:value-type="float" office:value="0.326718" calcext:value-type="float">
            <text:p>0.326718</text:p>
          </table:table-cell>
          <table:table-cell office:value-type="float" office:value="0.238019" calcext:value-type="float">
            <text:p>0.238019</text:p>
          </table:table-cell>
          <table:table-cell office:value-type="float" office:value="0.388726" calcext:value-type="float">
            <text:p>0.388726</text:p>
          </table:table-cell>
          <table:table-cell office:value-type="float" office:value="0.36717" calcext:value-type="float">
            <text:p>0.36717</text:p>
          </table:table-cell>
          <table:table-cell office:value-type="float" office:value="0.196782" calcext:value-type="float">
            <text:p>0.196782</text:p>
          </table:table-cell>
          <table:table-cell office:value-type="float" office:value="0.28992" calcext:value-type="float">
            <text:p>0.28992</text:p>
          </table:table-cell>
          <table:table-cell office:value-type="float" office:value="0.341344" calcext:value-type="float">
            <text:p>0.341344</text:p>
          </table:table-cell>
          <table:table-cell office:value-type="float" office:value="1.37295" calcext:value-type="float">
            <text:p>1.37295</text:p>
          </table:table-cell>
          <table:table-cell office:value-type="float" office:value="0.635739" calcext:value-type="float">
            <text:p>0.635739</text:p>
          </table:table-cell>
          <table:table-cell office:value-type="float" office:value="0.211632" calcext:value-type="float">
            <text:p>0.211632</text:p>
          </table:table-cell>
          <table:table-cell office:value-type="float" office:value="0.427322" calcext:value-type="float">
            <text:p>0.427322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1.44909" calcext:value-type="float">
            <text:p>1.44909</text:p>
          </table:table-cell>
          <table:table-cell office:value-type="float" office:value="0.569636" calcext:value-type="float">
            <text:p>0.569636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0.223173" calcext:value-type="float">
            <text:p>0.223173</text:p>
          </table:table-cell>
          <table:table-cell office:value-type="float" office:value="0.651373" calcext:value-type="float">
            <text:p>0.651373</text:p>
          </table:table-cell>
          <table:table-cell office:value-type="float" office:value="0.655641" calcext:value-type="float">
            <text:p>0.655641</text:p>
          </table:table-cell>
          <table:table-cell office:value-type="float" office:value="0.668093" calcext:value-type="float">
            <text:p>0.668093</text:p>
          </table:table-cell>
          <table:table-cell office:value-type="float" office:value="0.202331" calcext:value-type="float">
            <text:p>0.202331</text:p>
          </table:table-cell>
          <table:table-cell office:value-type="float" office:value="0.129725" calcext:value-type="float">
            <text:p>0.129725</text:p>
          </table:table-cell>
          <table:table-cell table:number-columns-repeated="44"/>
          <table:table-cell table:formula="of:=MIN([.A107:.BL107])" office:value-type="float" office:value="0.129725" calcext:value-type="float">
            <text:p>0.129725</text:p>
          </table:table-cell>
          <table:table-cell table:formula="of:=MAX([.A107:.BL107])" office:value-type="float" office:value="1.67588" calcext:value-type="float">
            <text:p>1.67588</text:p>
          </table:table-cell>
          <table:table-cell table:number-columns-repeated="7"/>
        </table:table-row>
        <table:table-row table:style-name="ro2">
          <table:table-cell office:value-type="float" office:value="0.371688" calcext:value-type="float">
            <text:p>0.371688</text:p>
          </table:table-cell>
          <table:table-cell office:value-type="float" office:value="0.398023" calcext:value-type="float">
            <text:p>0.398023</text:p>
          </table:table-cell>
          <table:table-cell office:value-type="float" office:value="0.422937" calcext:value-type="float">
            <text:p>0.422937</text:p>
          </table:table-cell>
          <table:table-cell office:value-type="float" office:value="0.51183" calcext:value-type="float">
            <text:p>0.51183</text:p>
          </table:table-cell>
          <table:table-cell office:value-type="float" office:value="0.407281" calcext:value-type="float">
            <text:p>0.407281</text:p>
          </table:table-cell>
          <table:table-cell office:value-type="float" office:value="0.388116" calcext:value-type="float">
            <text:p>0.388116</text:p>
          </table:table-cell>
          <table:table-cell office:value-type="float" office:value="0.821935" calcext:value-type="float">
            <text:p>0.821935</text:p>
          </table:table-cell>
          <table:table-cell office:value-type="float" office:value="0.41222" calcext:value-type="float">
            <text:p>0.41222</text:p>
          </table:table-cell>
          <table:table-cell office:value-type="float" office:value="0.433445" calcext:value-type="float">
            <text:p>0.433445</text:p>
          </table:table-cell>
          <table:table-cell office:value-type="float" office:value="0.181282" calcext:value-type="float">
            <text:p>0.181282</text:p>
          </table:table-cell>
          <table:table-cell office:value-type="float" office:value="0.217726" calcext:value-type="float">
            <text:p>0.217726</text:p>
          </table:table-cell>
          <table:table-cell office:value-type="float" office:value="0.240874" calcext:value-type="float">
            <text:p>0.240874</text:p>
          </table:table-cell>
          <table:table-cell office:value-type="float" office:value="1.23499" calcext:value-type="float">
            <text:p>1.23499</text:p>
          </table:table-cell>
          <table:table-cell office:value-type="float" office:value="0.13215" calcext:value-type="float">
            <text:p>0.13215</text:p>
          </table:table-cell>
          <table:table-cell office:value-type="float" office:value="1.40001" calcext:value-type="float">
            <text:p>1.40001</text:p>
          </table:table-cell>
          <table:table-cell office:value-type="float" office:value="1.43094" calcext:value-type="float">
            <text:p>1.43094</text:p>
          </table:table-cell>
          <table:table-cell office:value-type="float" office:value="1.48824" calcext:value-type="float">
            <text:p>1.48824</text:p>
          </table:table-cell>
          <table:table-cell office:value-type="float" office:value="1.41554" calcext:value-type="float">
            <text:p>1.41554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56534" calcext:value-type="float">
            <text:p>1.56534</text:p>
          </table:table-cell>
          <table:table-cell office:value-type="float" office:value="1.6648" calcext:value-type="float">
            <text:p>1.6648</text:p>
          </table:table-cell>
          <table:table-cell office:value-type="float" office:value="0.599027" calcext:value-type="float">
            <text:p>0.599027</text:p>
          </table:table-cell>
          <table:table-cell office:value-type="float" office:value="1.8667" calcext:value-type="float">
            <text:p>1.8667</text:p>
          </table:table-cell>
          <table:table-cell office:value-type="float" office:value="0.343934" calcext:value-type="float">
            <text:p>0.343934</text:p>
          </table:table-cell>
          <table:table-cell table:number-columns-repeated="44"/>
          <table:table-cell table:formula="of:=MIN([.A108:.BL108])" office:value-type="float" office:value="0.13215" calcext:value-type="float">
            <text:p>0.13215</text:p>
          </table:table-cell>
          <table:table-cell table:formula="of:=MAX([.A108:.BL108])" office:value-type="float" office:value="1.8667" calcext:value-type="float">
            <text:p>1.8667</text:p>
          </table:table-cell>
          <table:table-cell table:number-columns-repeated="7"/>
        </table:table-row>
        <table:table-row table:style-name="ro2">
          <table:table-cell office:value-type="float" office:value="0.227819" calcext:value-type="float">
            <text:p>0.227819</text:p>
          </table:table-cell>
          <table:table-cell office:value-type="float" office:value="0.357891" calcext:value-type="float">
            <text:p>0.357891</text:p>
          </table:table-cell>
          <table:table-cell office:value-type="float" office:value="0.286829" calcext:value-type="float">
            <text:p>0.286829</text:p>
          </table:table-cell>
          <table:table-cell office:value-type="float" office:value="0.338991" calcext:value-type="float">
            <text:p>0.338991</text:p>
          </table:table-cell>
          <table:table-cell office:value-type="float" office:value="0.480487" calcext:value-type="float">
            <text:p>0.480487</text:p>
          </table:table-cell>
          <table:table-cell office:value-type="float" office:value="0.529808" calcext:value-type="float">
            <text:p>0.529808</text:p>
          </table:table-cell>
          <table:table-cell office:value-type="float" office:value="0.447068" calcext:value-type="float">
            <text:p>0.447068</text:p>
          </table:table-cell>
          <table:table-cell office:value-type="float" office:value="0.422417" calcext:value-type="float">
            <text:p>0.422417</text:p>
          </table:table-cell>
          <table:table-cell office:value-type="float" office:value="0.377246" calcext:value-type="float">
            <text:p>0.377246</text:p>
          </table:table-cell>
          <table:table-cell office:value-type="float" office:value="0.549135" calcext:value-type="float">
            <text:p>0.549135</text:p>
          </table:table-cell>
          <table:table-cell office:value-type="float" office:value="1.28838" calcext:value-type="float">
            <text:p>1.28838</text:p>
          </table:table-cell>
          <table:table-cell office:value-type="float" office:value="0.415258" calcext:value-type="float">
            <text:p>0.415258</text:p>
          </table:table-cell>
          <table:table-cell office:value-type="float" office:value="0.310613" calcext:value-type="float">
            <text:p>0.310613</text:p>
          </table:table-cell>
          <table:table-cell office:value-type="float" office:value="0.317238" calcext:value-type="float">
            <text:p>0.317238</text:p>
          </table:table-cell>
          <table:table-cell office:value-type="float" office:value="0.0998771" calcext:value-type="float">
            <text:p>0.0998771</text:p>
          </table:table-cell>
          <table:table-cell office:value-type="float" office:value="0.0980289" calcext:value-type="float">
            <text:p>0.0980289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1.88944" calcext:value-type="float">
            <text:p>1.88944</text:p>
          </table:table-cell>
          <table:table-cell office:value-type="float" office:value="1.89213" calcext:value-type="float">
            <text:p>1.89213</text:p>
          </table:table-cell>
          <table:table-cell office:value-type="float" office:value="1.06679" calcext:value-type="float">
            <text:p>1.06679</text:p>
          </table:table-cell>
          <table:table-cell office:value-type="float" office:value="1.13136" calcext:value-type="float">
            <text:p>1.13136</text:p>
          </table:table-cell>
          <table:table-cell office:value-type="float" office:value="0.197096" calcext:value-type="float">
            <text:p>0.197096</text:p>
          </table:table-cell>
          <table:table-cell office:value-type="float" office:value="0.19769" calcext:value-type="float">
            <text:p>0.19769</text:p>
          </table:table-cell>
          <table:table-cell office:value-type="float" office:value="0.079349" calcext:value-type="float">
            <text:p>0.079349</text:p>
          </table:table-cell>
          <table:table-cell table:number-columns-repeated="44"/>
          <table:table-cell table:formula="of:=MIN([.A109:.BL109])" office:value-type="float" office:value="0.079349" calcext:value-type="float">
            <text:p>0.079349</text:p>
          </table:table-cell>
          <table:table-cell table:formula="of:=MAX([.A109:.BL109])" office:value-type="float" office:value="1.89213" calcext:value-type="float">
            <text:p>1.89213</text:p>
          </table:table-cell>
          <table:table-cell table:number-columns-repeated="7"/>
        </table:table-row>
        <table:table-row table:style-name="ro2">
          <table:table-cell office:value-type="float" office:value="0.379782" calcext:value-type="float">
            <text:p>0.379782</text:p>
          </table:table-cell>
          <table:table-cell office:value-type="float" office:value="0.40742" calcext:value-type="float">
            <text:p>0.40742</text:p>
          </table:table-cell>
          <table:table-cell office:value-type="float" office:value="0.412928" calcext:value-type="float">
            <text:p>0.412928</text:p>
          </table:table-cell>
          <table:table-cell office:value-type="float" office:value="0.464052" calcext:value-type="float">
            <text:p>0.464052</text:p>
          </table:table-cell>
          <table:table-cell office:value-type="float" office:value="0.248641" calcext:value-type="float">
            <text:p>0.248641</text:p>
          </table:table-cell>
          <table:table-cell office:value-type="float" office:value="0.328173" calcext:value-type="float">
            <text:p>0.328173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646355" calcext:value-type="float">
            <text:p>0.646355</text:p>
          </table:table-cell>
          <table:table-cell office:value-type="float" office:value="0.335371" calcext:value-type="float">
            <text:p>0.335371</text:p>
          </table:table-cell>
          <table:table-cell office:value-type="float" office:value="0.99257" calcext:value-type="float">
            <text:p>0.99257</text:p>
          </table:table-cell>
          <table:table-cell office:value-type="float" office:value="0.258494" calcext:value-type="float">
            <text:p>0.258494</text:p>
          </table:table-cell>
          <table:table-cell office:value-type="float" office:value="0.39966" calcext:value-type="float">
            <text:p>0.39966</text:p>
          </table:table-cell>
          <table:table-cell office:value-type="float" office:value="0.327964" calcext:value-type="float">
            <text:p>0.327964</text:p>
          </table:table-cell>
          <table:table-cell office:value-type="float" office:value="0.927629" calcext:value-type="float">
            <text:p>0.927629</text:p>
          </table:table-cell>
          <table:table-cell office:value-type="float" office:value="1.4045" calcext:value-type="float">
            <text:p>1.4045</text:p>
          </table:table-cell>
          <table:table-cell office:value-type="float" office:value="1.04953" calcext:value-type="float">
            <text:p>1.04953</text:p>
          </table:table-cell>
          <table:table-cell office:value-type="float" office:value="1.60047" calcext:value-type="float">
            <text:p>1.60047</text:p>
          </table:table-cell>
          <table:table-cell office:value-type="float" office:value="1.00745" calcext:value-type="float">
            <text:p>1.00745</text:p>
          </table:table-cell>
          <table:table-cell office:value-type="float" office:value="1.66904" calcext:value-type="float">
            <text:p>1.66904</text:p>
          </table:table-cell>
          <table:table-cell office:value-type="float" office:value="0.336077" calcext:value-type="float">
            <text:p>0.336077</text:p>
          </table:table-cell>
          <table:table-cell office:value-type="float" office:value="1.35692" calcext:value-type="float">
            <text:p>1.35692</text:p>
          </table:table-cell>
          <table:table-cell office:value-type="float" office:value="1.76219" calcext:value-type="float">
            <text:p>1.76219</text:p>
          </table:table-cell>
          <table:table-cell office:value-type="float" office:value="1.50556" calcext:value-type="float">
            <text:p>1.50556</text:p>
          </table:table-cell>
          <table:table-cell office:value-type="float" office:value="0.160425" calcext:value-type="float">
            <text:p>0.160425</text:p>
          </table:table-cell>
          <table:table-cell table:number-columns-repeated="44"/>
          <table:table-cell table:formula="of:=MIN([.A110:.BL110])" office:value-type="float" office:value="0.160425" calcext:value-type="float">
            <text:p>0.160425</text:p>
          </table:table-cell>
          <table:table-cell table:formula="of:=MAX([.A110:.BL110])" office:value-type="float" office:value="1.76219" calcext:value-type="float">
            <text:p>1.76219</text:p>
          </table:table-cell>
          <table:table-cell table:number-columns-repeated="7"/>
        </table:table-row>
        <table:table-row table:style-name="ro2">
          <table:table-cell office:value-type="float" office:value="0.241906" calcext:value-type="float">
            <text:p>0.241906</text:p>
          </table:table-cell>
          <table:table-cell office:value-type="float" office:value="0.368206" calcext:value-type="float">
            <text:p>0.368206</text:p>
          </table:table-cell>
          <table:table-cell office:value-type="float" office:value="0.290536" calcext:value-type="float">
            <text:p>0.290536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.763776" calcext:value-type="float">
            <text:p>0.763776</text:p>
          </table:table-cell>
          <table:table-cell office:value-type="float" office:value="0.403598" calcext:value-type="float">
            <text:p>0.403598</text:p>
          </table:table-cell>
          <table:table-cell office:value-type="float" office:value="0.205118" calcext:value-type="float">
            <text:p>0.205118</text:p>
          </table:table-cell>
          <table:table-cell office:value-type="float" office:value="0.329367" calcext:value-type="float">
            <text:p>0.329367</text:p>
          </table:table-cell>
          <table:table-cell office:value-type="float" office:value="0.152736" calcext:value-type="float">
            <text:p>0.152736</text:p>
          </table:table-cell>
          <table:table-cell office:value-type="float" office:value="0.196914" calcext:value-type="float">
            <text:p>0.196914</text:p>
          </table:table-cell>
          <table:table-cell office:value-type="float" office:value="1.08741" calcext:value-type="float">
            <text:p>1.08741</text:p>
          </table:table-cell>
          <table:table-cell office:value-type="float" office:value="1.28553" calcext:value-type="float">
            <text:p>1.28553</text:p>
          </table:table-cell>
          <table:table-cell office:value-type="float" office:value="0.450385" calcext:value-type="float">
            <text:p>0.450385</text:p>
          </table:table-cell>
          <table:table-cell office:value-type="float" office:value="0.990191" calcext:value-type="float">
            <text:p>0.990191</text:p>
          </table:table-cell>
          <table:table-cell office:value-type="float" office:value="0.72683" calcext:value-type="float">
            <text:p>0.72683</text:p>
          </table:table-cell>
          <table:table-cell office:value-type="float" office:value="0.744681" calcext:value-type="float">
            <text:p>0.744681</text:p>
          </table:table-cell>
          <table:table-cell office:value-type="float" office:value="1.70994" calcext:value-type="float">
            <text:p>1.70994</text:p>
          </table:table-cell>
          <table:table-cell office:value-type="float" office:value="1.5143" calcext:value-type="float">
            <text:p>1.5143</text:p>
          </table:table-cell>
          <table:table-cell office:value-type="float" office:value="0.182498" calcext:value-type="float">
            <text:p>0.182498</text:p>
          </table:table-cell>
          <table:table-cell office:value-type="float" office:value="1.61668" calcext:value-type="float">
            <text:p>1.61668</text:p>
          </table:table-cell>
          <table:table-cell office:value-type="float" office:value="0.477694" calcext:value-type="float">
            <text:p>0.477694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103558" calcext:value-type="float">
            <text:p>0.103558</text:p>
          </table:table-cell>
          <table:table-cell office:value-type="float" office:value="0.335976" calcext:value-type="float">
            <text:p>0.335976</text:p>
          </table:table-cell>
          <table:table-cell table:number-columns-repeated="44"/>
          <table:table-cell table:formula="of:=MIN([.A111:.BL111])" office:value-type="float" office:value="0.103558" calcext:value-type="float">
            <text:p>0.103558</text:p>
          </table:table-cell>
          <table:table-cell table:formula="of:=MAX([.A111:.BL111])" office:value-type="float" office:value="1.70994" calcext:value-type="float">
            <text:p>1.70994</text:p>
          </table:table-cell>
          <table:table-cell table:number-columns-repeated="7"/>
        </table:table-row>
        <table:table-row table:style-name="ro2">
          <table:table-cell office:value-type="float" office:value="0.218951" calcext:value-type="float">
            <text:p>0.218951</text:p>
          </table:table-cell>
          <table:table-cell office:value-type="float" office:value="0.280635" calcext:value-type="float">
            <text:p>0.280635</text:p>
          </table:table-cell>
          <table:table-cell office:value-type="float" office:value="0.345516" calcext:value-type="float">
            <text:p>0.345516</text:p>
          </table:table-cell>
          <table:table-cell office:value-type="float" office:value="0.194661" calcext:value-type="float">
            <text:p>0.194661</text:p>
          </table:table-cell>
          <table:table-cell office:value-type="float" office:value="0.265646" calcext:value-type="float">
            <text:p>0.265646</text:p>
          </table:table-cell>
          <table:table-cell office:value-type="float" office:value="0.234669" calcext:value-type="float">
            <text:p>0.234669</text:p>
          </table:table-cell>
          <table:table-cell office:value-type="float" office:value="0.392795" calcext:value-type="float">
            <text:p>0.392795</text:p>
          </table:table-cell>
          <table:table-cell office:value-type="float" office:value="0.187013" calcext:value-type="float">
            <text:p>0.187013</text:p>
          </table:table-cell>
          <table:table-cell office:value-type="float" office:value="0.275391" calcext:value-type="float">
            <text:p>0.275391</text:p>
          </table:table-cell>
          <table:table-cell office:value-type="float" office:value="0.253453" calcext:value-type="float">
            <text:p>0.253453</text:p>
          </table:table-cell>
          <table:table-cell office:value-type="float" office:value="0.412501" calcext:value-type="float">
            <text:p>0.412501</text:p>
          </table:table-cell>
          <table:table-cell office:value-type="float" office:value="0.197919" calcext:value-type="float">
            <text:p>0.197919</text:p>
          </table:table-cell>
          <table:table-cell office:value-type="float" office:value="0.257914" calcext:value-type="float">
            <text:p>0.257914</text:p>
          </table:table-cell>
          <table:table-cell office:value-type="float" office:value="1.20999" calcext:value-type="float">
            <text:p>1.20999</text:p>
          </table:table-cell>
          <table:table-cell office:value-type="float" office:value="0.200185" calcext:value-type="float">
            <text:p>0.200185</text:p>
          </table:table-cell>
          <table:table-cell office:value-type="float" office:value="0.302413" calcext:value-type="float">
            <text:p>0.302413</text:p>
          </table:table-cell>
          <table:table-cell office:value-type="float" office:value="0.415848" calcext:value-type="float">
            <text:p>0.415848</text:p>
          </table:table-cell>
          <table:table-cell office:value-type="float" office:value="1.16573" calcext:value-type="float">
            <text:p>1.16573</text:p>
          </table:table-cell>
          <table:table-cell office:value-type="float" office:value="0.835919" calcext:value-type="float">
            <text:p>0.835919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582692" calcext:value-type="float">
            <text:p>0.582692</text:p>
          </table:table-cell>
          <table:table-cell office:value-type="float" office:value="0.140105" calcext:value-type="float">
            <text:p>0.140105</text:p>
          </table:table-cell>
          <table:table-cell office:value-type="float" office:value="0.295397" calcext:value-type="float">
            <text:p>0.295397</text:p>
          </table:table-cell>
          <table:table-cell office:value-type="float" office:value="0.319856" calcext:value-type="float">
            <text:p>0.319856</text:p>
          </table:table-cell>
          <table:table-cell table:number-columns-repeated="44"/>
          <table:table-cell table:formula="of:=MIN([.A112:.BL112])" office:value-type="float" office:value="0.140105" calcext:value-type="float">
            <text:p>0.140105</text:p>
          </table:table-cell>
          <table:table-cell table:formula="of:=MAX([.A112:.BL112])" office:value-type="float" office:value="1.20999" calcext:value-type="float">
            <text:p>1.20999</text:p>
          </table:table-cell>
          <table:table-cell table:number-columns-repeated="7"/>
        </table:table-row>
        <table:table-row table:style-name="ro2">
          <table:table-cell office:value-type="float" office:value="0.236803" calcext:value-type="float">
            <text:p>0.236803</text:p>
          </table:table-cell>
          <table:table-cell office:value-type="float" office:value="0.365405" calcext:value-type="float">
            <text:p>0.365405</text:p>
          </table:table-cell>
          <table:table-cell office:value-type="float" office:value="0.41053" calcext:value-type="float">
            <text:p>0.41053</text:p>
          </table:table-cell>
          <table:table-cell office:value-type="float" office:value="0.37511" calcext:value-type="float">
            <text:p>0.37511</text:p>
          </table:table-cell>
          <table:table-cell office:value-type="float" office:value="0.407928" calcext:value-type="float">
            <text:p>0.407928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75136" calcext:value-type="float">
            <text:p>0.475136</text:p>
          </table:table-cell>
          <table:table-cell office:value-type="float" office:value="0.802324" calcext:value-type="float">
            <text:p>0.802324</text:p>
          </table:table-cell>
          <table:table-cell office:value-type="float" office:value="1.50177" calcext:value-type="float">
            <text:p>1.50177</text:p>
          </table:table-cell>
          <table:table-cell office:value-type="float" office:value="0.397159" calcext:value-type="float">
            <text:p>0.397159</text:p>
          </table:table-cell>
          <table:table-cell office:value-type="float" office:value="0.700129" calcext:value-type="float">
            <text:p>0.700129</text:p>
          </table:table-cell>
          <table:table-cell office:value-type="float" office:value="0.313616" calcext:value-type="float">
            <text:p>0.313616</text:p>
          </table:table-cell>
          <table:table-cell office:value-type="float" office:value="1.63623" calcext:value-type="float">
            <text:p>1.63623</text:p>
          </table:table-cell>
          <table:table-cell office:value-type="float" office:value="0.834987" calcext:value-type="float">
            <text:p>0.834987</text:p>
          </table:table-cell>
          <table:table-cell office:value-type="float" office:value="0.823905" calcext:value-type="float">
            <text:p>0.823905</text:p>
          </table:table-cell>
          <table:table-cell office:value-type="float" office:value="1.93073" calcext:value-type="float">
            <text:p>1.93073</text:p>
          </table:table-cell>
          <table:table-cell office:value-type="float" office:value="0.944054" calcext:value-type="float">
            <text:p>0.944054</text:p>
          </table:table-cell>
          <table:table-cell office:value-type="float" office:value="1.36959" calcext:value-type="float">
            <text:p>1.36959</text:p>
          </table:table-cell>
          <table:table-cell office:value-type="float" office:value="1.73704" calcext:value-type="float">
            <text:p>1.73704</text:p>
          </table:table-cell>
          <table:table-cell office:value-type="float" office:value="2.08879" calcext:value-type="float">
            <text:p>2.08879</text:p>
          </table:table-cell>
          <table:table-cell office:value-type="float" office:value="0.393962" calcext:value-type="float">
            <text:p>0.393962</text:p>
          </table:table-cell>
          <table:table-cell office:value-type="float" office:value="0.32755" calcext:value-type="float">
            <text:p>0.32755</text:p>
          </table:table-cell>
          <table:table-cell office:value-type="float" office:value="0.251086" calcext:value-type="float">
            <text:p>0.251086</text:p>
          </table:table-cell>
          <table:table-cell office:value-type="float" office:value="0.37337" calcext:value-type="float">
            <text:p>0.37337</text:p>
          </table:table-cell>
          <table:table-cell table:number-columns-repeated="44"/>
          <table:table-cell table:formula="of:=MIN([.A113:.BL113])" office:value-type="float" office:value="0.236803" calcext:value-type="float">
            <text:p>0.236803</text:p>
          </table:table-cell>
          <table:table-cell table:formula="of:=MAX([.A113:.BL113])" office:value-type="float" office:value="2.08879" calcext:value-type="float">
            <text:p>2.08879</text:p>
          </table:table-cell>
          <table:table-cell table:number-columns-repeated="7"/>
        </table:table-row>
        <table:table-row table:style-name="ro2">
          <table:table-cell office:value-type="float" office:value="0.216834" calcext:value-type="float">
            <text:p>0.216834</text:p>
          </table:table-cell>
          <table:table-cell office:value-type="float" office:value="0.146515" calcext:value-type="float">
            <text:p>0.146515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197639" calcext:value-type="float">
            <text:p>0.197639</text:p>
          </table:table-cell>
          <table:table-cell office:value-type="float" office:value="0.311039" calcext:value-type="float">
            <text:p>0.311039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79589" calcext:value-type="float">
            <text:p>0.179589</text:p>
          </table:table-cell>
          <table:table-cell office:value-type="float" office:value="0.181114" calcext:value-type="float">
            <text:p>0.181114</text:p>
          </table:table-cell>
          <table:table-cell office:value-type="float" office:value="0.299533" calcext:value-type="float">
            <text:p>0.299533</text:p>
          </table:table-cell>
          <table:table-cell office:value-type="float" office:value="0.174204" calcext:value-type="float">
            <text:p>0.174204</text:p>
          </table:table-cell>
          <table:table-cell office:value-type="float" office:value="1.69894" calcext:value-type="float">
            <text:p>1.69894</text:p>
          </table:table-cell>
          <table:table-cell office:value-type="float" office:value="1.51189" calcext:value-type="float">
            <text:p>1.51189</text:p>
          </table:table-cell>
          <table:table-cell office:value-type="float" office:value="1.36684" calcext:value-type="float">
            <text:p>1.36684</text:p>
          </table:table-cell>
          <table:table-cell office:value-type="float" office:value="1.93856" calcext:value-type="float">
            <text:p>1.93856</text:p>
          </table:table-cell>
          <table:table-cell office:value-type="float" office:value="0.472368" calcext:value-type="float">
            <text:p>0.472368</text:p>
          </table:table-cell>
          <table:table-cell office:value-type="float" office:value="1.09505" calcext:value-type="float">
            <text:p>1.09505</text:p>
          </table:table-cell>
          <table:table-cell office:value-type="float" office:value="1.01938" calcext:value-type="float">
            <text:p>1.01938</text:p>
          </table:table-cell>
          <table:table-cell office:value-type="float" office:value="0.930076" calcext:value-type="float">
            <text:p>0.930076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1.95359" calcext:value-type="float">
            <text:p>1.95359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0.596059" calcext:value-type="float">
            <text:p>0.596059</text:p>
          </table:table-cell>
          <table:table-cell office:value-type="float" office:value="1.47776" calcext:value-type="float">
            <text:p>1.47776</text:p>
          </table:table-cell>
          <table:table-cell table:number-columns-repeated="44"/>
          <table:table-cell table:formula="of:=MIN([.A114:.BL114])" office:value-type="float" office:value="0.146515" calcext:value-type="float">
            <text:p>0.146515</text:p>
          </table:table-cell>
          <table:table-cell table:formula="of:=MAX([.A114:.BL114])" office:value-type="float" office:value="1.97182" calcext:value-type="float">
            <text:p>1.97182</text:p>
          </table:table-cell>
          <table:table-cell table:number-columns-repeated="7"/>
        </table:table-row>
        <table:table-row table:style-name="ro2">
          <table:table-cell office:value-type="float" office:value="0.164714" calcext:value-type="float">
            <text:p>0.164714</text:p>
          </table:table-cell>
          <table:table-cell office:value-type="float" office:value="0.196438" calcext:value-type="float">
            <text:p>0.196438</text:p>
          </table:table-cell>
          <table:table-cell office:value-type="float" office:value="0.20384" calcext:value-type="float">
            <text:p>0.20384</text:p>
          </table:table-cell>
          <table:table-cell office:value-type="float" office:value="0.53191" calcext:value-type="float">
            <text:p>0.53191</text:p>
          </table:table-cell>
          <table:table-cell office:value-type="float" office:value="0.216052" calcext:value-type="float">
            <text:p>0.216052</text:p>
          </table:table-cell>
          <table:table-cell office:value-type="float" office:value="0.197998" calcext:value-type="float">
            <text:p>0.197998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486579" calcext:value-type="float">
            <text:p>0.486579</text:p>
          </table:table-cell>
          <table:table-cell office:value-type="float" office:value="0.235971" calcext:value-type="float">
            <text:p>0.235971</text:p>
          </table:table-cell>
          <table:table-cell office:value-type="float" office:value="1.52604" calcext:value-type="float">
            <text:p>1.52604</text:p>
          </table:table-cell>
          <table:table-cell office:value-type="float" office:value="1.39421" calcext:value-type="float">
            <text:p>1.39421</text:p>
          </table:table-cell>
          <table:table-cell office:value-type="float" office:value="0.221282" calcext:value-type="float">
            <text:p>0.221282</text:p>
          </table:table-cell>
          <table:table-cell office:value-type="float" office:value="0.765563" calcext:value-type="float">
            <text:p>0.765563</text:p>
          </table:table-cell>
          <table:table-cell office:value-type="float" office:value="0.649887" calcext:value-type="float">
            <text:p>0.649887</text:p>
          </table:table-cell>
          <table:table-cell office:value-type="float" office:value="1.84671" calcext:value-type="float">
            <text:p>1.84671</text:p>
          </table:table-cell>
          <table:table-cell office:value-type="float" office:value="1.32407" calcext:value-type="float">
            <text:p>1.32407</text:p>
          </table:table-cell>
          <table:table-cell office:value-type="float" office:value="0.317425" calcext:value-type="float">
            <text:p>0.317425</text:p>
          </table:table-cell>
          <table:table-cell office:value-type="float" office:value="1.29436" calcext:value-type="float">
            <text:p>1.29436</text:p>
          </table:table-cell>
          <table:table-cell office:value-type="float" office:value="0.101979" calcext:value-type="float">
            <text:p>0.101979</text:p>
          </table:table-cell>
          <table:table-cell office:value-type="float" office:value="1.77784" calcext:value-type="float">
            <text:p>1.77784</text:p>
          </table:table-cell>
          <table:table-cell office:value-type="float" office:value="0.796815" calcext:value-type="float">
            <text:p>0.796815</text:p>
          </table:table-cell>
          <table:table-cell office:value-type="float" office:value="1.81254" calcext:value-type="float">
            <text:p>1.81254</text:p>
          </table:table-cell>
          <table:table-cell office:value-type="float" office:value="1.62154" calcext:value-type="float">
            <text:p>1.62154</text:p>
          </table:table-cell>
          <table:table-cell office:value-type="float" office:value="0.925634" calcext:value-type="float">
            <text:p>0.925634</text:p>
          </table:table-cell>
          <table:table-cell table:number-columns-repeated="44"/>
          <table:table-cell table:formula="of:=MIN([.A115:.BL115])" office:value-type="float" office:value="0.101979" calcext:value-type="float">
            <text:p>0.101979</text:p>
          </table:table-cell>
          <table:table-cell table:formula="of:=MAX([.A115:.BL115])" office:value-type="float" office:value="1.84671" calcext:value-type="float">
            <text:p>1.84671</text:p>
          </table:table-cell>
          <table:table-cell table:number-columns-repeated="7"/>
        </table:table-row>
        <table:table-row table:style-name="ro2">
          <table:table-cell office:value-type="float" office:value="0.400424" calcext:value-type="float">
            <text:p>0.400424</text:p>
          </table:table-cell>
          <table:table-cell office:value-type="float" office:value="0.418744" calcext:value-type="float">
            <text:p>0.418744</text:p>
          </table:table-cell>
          <table:table-cell office:value-type="float" office:value="0.292822" calcext:value-type="float">
            <text:p>0.292822</text:p>
          </table:table-cell>
          <table:table-cell office:value-type="float" office:value="0.341418" calcext:value-type="float">
            <text:p>0.341418</text:p>
          </table:table-cell>
          <table:table-cell office:value-type="float" office:value="0.247998" calcext:value-type="float">
            <text:p>0.247998</text:p>
          </table:table-cell>
          <table:table-cell office:value-type="float" office:value="0.247382" calcext:value-type="float">
            <text:p>0.247382</text:p>
          </table:table-cell>
          <table:table-cell office:value-type="float" office:value="0.309583" calcext:value-type="float">
            <text:p>0.309583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375183" calcext:value-type="float">
            <text:p>0.375183</text:p>
          </table:table-cell>
          <table:table-cell office:value-type="float" office:value="1.40151" calcext:value-type="float">
            <text:p>1.40151</text:p>
          </table:table-cell>
          <table:table-cell office:value-type="float" office:value="1.01614" calcext:value-type="float">
            <text:p>1.01614</text:p>
          </table:table-cell>
          <table:table-cell office:value-type="float" office:value="1.04322" calcext:value-type="float">
            <text:p>1.04322</text:p>
          </table:table-cell>
          <table:table-cell office:value-type="float" office:value="0.498894" calcext:value-type="float">
            <text:p>0.498894</text:p>
          </table:table-cell>
          <table:table-cell office:value-type="float" office:value="0.954888" calcext:value-type="float">
            <text:p>0.954888</text:p>
          </table:table-cell>
          <table:table-cell office:value-type="float" office:value="1.16227" calcext:value-type="float">
            <text:p>1.16227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0.661088" calcext:value-type="float">
            <text:p>0.661088</text:p>
          </table:table-cell>
          <table:table-cell office:value-type="float" office:value="0.591012" calcext:value-type="float">
            <text:p>0.591012</text:p>
          </table:table-cell>
          <table:table-cell office:value-type="float" office:value="0.352747" calcext:value-type="float">
            <text:p>0.352747</text:p>
          </table:table-cell>
          <table:table-cell office:value-type="float" office:value="1.11277" calcext:value-type="float">
            <text:p>1.11277</text:p>
          </table:table-cell>
          <table:table-cell office:value-type="float" office:value="0.837316" calcext:value-type="float">
            <text:p>0.837316</text:p>
          </table:table-cell>
          <table:table-cell office:value-type="float" office:value="1.80922" calcext:value-type="float">
            <text:p>1.80922</text:p>
          </table:table-cell>
          <table:table-cell office:value-type="float" office:value="0.150953" calcext:value-type="float">
            <text:p>0.150953</text:p>
          </table:table-cell>
          <table:table-cell office:value-type="float" office:value="0.929602" calcext:value-type="float">
            <text:p>0.929602</text:p>
          </table:table-cell>
          <table:table-cell table:number-columns-repeated="44"/>
          <table:table-cell table:formula="of:=MIN([.A116:.BL116])" office:value-type="float" office:value="0.150953" calcext:value-type="float">
            <text:p>0.150953</text:p>
          </table:table-cell>
          <table:table-cell table:formula="of:=MAX([.A116:.BL116])" office:value-type="float" office:value="1.88237" calcext:value-type="float">
            <text:p>1.88237</text:p>
          </table:table-cell>
          <table:table-cell table:number-columns-repeated="7"/>
        </table:table-row>
        <table:table-row table:style-name="ro2">
          <table:table-cell office:value-type="float" office:value="0.344809" calcext:value-type="float">
            <text:p>0.344809</text:p>
          </table:table-cell>
          <table:table-cell office:value-type="float" office:value="0.367696" calcext:value-type="float">
            <text:p>0.367696</text:p>
          </table:table-cell>
          <table:table-cell office:value-type="float" office:value="0.483819" calcext:value-type="float">
            <text:p>0.483819</text:p>
          </table:table-cell>
          <table:table-cell office:value-type="float" office:value="0.528608" calcext:value-type="float">
            <text:p>0.528608</text:p>
          </table:table-cell>
          <table:table-cell office:value-type="float" office:value="0.45844" calcext:value-type="float">
            <text:p>0.45844</text:p>
          </table:table-cell>
          <table:table-cell office:value-type="float" office:value="0.530702" calcext:value-type="float">
            <text:p>0.530702</text:p>
          </table:table-cell>
          <table:table-cell office:value-type="float" office:value="0.400419" calcext:value-type="float">
            <text:p>0.400419</text:p>
          </table:table-cell>
          <table:table-cell office:value-type="float" office:value="0.379336" calcext:value-type="float">
            <text:p>0.379336</text:p>
          </table:table-cell>
          <table:table-cell office:value-type="float" office:value="0.424639" calcext:value-type="float">
            <text:p>0.424639</text:p>
          </table:table-cell>
          <table:table-cell office:value-type="float" office:value="0.310483" calcext:value-type="float">
            <text:p>0.310483</text:p>
          </table:table-cell>
          <table:table-cell office:value-type="float" office:value="0.749771" calcext:value-type="float">
            <text:p>0.749771</text:p>
          </table:table-cell>
          <table:table-cell office:value-type="float" office:value="0.849488" calcext:value-type="float">
            <text:p>0.849488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445673" calcext:value-type="float">
            <text:p>0.445673</text:p>
          </table:table-cell>
          <table:table-cell office:value-type="float" office:value="0.556176" calcext:value-type="float">
            <text:p>0.556176</text:p>
          </table:table-cell>
          <table:table-cell office:value-type="float" office:value="1.53042" calcext:value-type="float">
            <text:p>1.53042</text:p>
          </table:table-cell>
          <table:table-cell office:value-type="float" office:value="1.40179" calcext:value-type="float">
            <text:p>1.40179</text:p>
          </table:table-cell>
          <table:table-cell office:value-type="float" office:value="1.04202" calcext:value-type="float">
            <text:p>1.04202</text:p>
          </table:table-cell>
          <table:table-cell office:value-type="float" office:value="0.419088" calcext:value-type="float">
            <text:p>0.419088</text:p>
          </table:table-cell>
          <table:table-cell office:value-type="float" office:value="0.437377" calcext:value-type="float">
            <text:p>0.437377</text:p>
          </table:table-cell>
          <table:table-cell office:value-type="float" office:value="0.269261" calcext:value-type="float">
            <text:p>0.269261</text:p>
          </table:table-cell>
          <table:table-cell office:value-type="float" office:value="0.333526" calcext:value-type="float">
            <text:p>0.333526</text:p>
          </table:table-cell>
          <table:table-cell office:value-type="float" office:value="0.563836" calcext:value-type="float">
            <text:p>0.563836</text:p>
          </table:table-cell>
          <table:table-cell office:value-type="float" office:value="0.13186" calcext:value-type="float">
            <text:p>0.13186</text:p>
          </table:table-cell>
          <table:table-cell table:number-columns-repeated="44"/>
          <table:table-cell table:formula="of:=MIN([.A117:.BL117])" office:value-type="float" office:value="0.13186" calcext:value-type="float">
            <text:p>0.13186</text:p>
          </table:table-cell>
          <table:table-cell table:formula="of:=MAX([.A117:.BL117])" office:value-type="float" office:value="1.53042" calcext:value-type="float">
            <text:p>1.53042</text:p>
          </table:table-cell>
          <table:table-cell table:number-columns-repeated="7"/>
        </table:table-row>
        <table:table-row table:style-name="ro2">
          <table:table-cell office:value-type="float" office:value="0.223468" calcext:value-type="float">
            <text:p>0.223468</text:p>
          </table:table-cell>
          <table:table-cell office:value-type="float" office:value="0.321347" calcext:value-type="float">
            <text:p>0.321347</text:p>
          </table:table-cell>
          <table:table-cell office:value-type="float" office:value="0.387069" calcext:value-type="float">
            <text:p>0.387069</text:p>
          </table:table-cell>
          <table:table-cell office:value-type="float" office:value="0.143898" calcext:value-type="float">
            <text:p>0.143898</text:p>
          </table:table-cell>
          <table:table-cell office:value-type="float" office:value="0.139338" calcext:value-type="float">
            <text:p>0.13933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86451" calcext:value-type="float">
            <text:p>0.686451</text:p>
          </table:table-cell>
          <table:table-cell office:value-type="float" office:value="0.402096" calcext:value-type="float">
            <text:p>0.402096</text:p>
          </table:table-cell>
          <table:table-cell office:value-type="float" office:value="0.493472" calcext:value-type="float">
            <text:p>0.493472</text:p>
          </table:table-cell>
          <table:table-cell office:value-type="float" office:value="0.218051" calcext:value-type="float">
            <text:p>0.218051</text:p>
          </table:table-cell>
          <table:table-cell office:value-type="float" office:value="0.413085" calcext:value-type="float">
            <text:p>0.413085</text:p>
          </table:table-cell>
          <table:table-cell office:value-type="float" office:value="0.324051" calcext:value-type="float">
            <text:p>0.32405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62026" calcext:value-type="float">
            <text:p>0.62026</text:p>
          </table:table-cell>
          <table:table-cell office:value-type="float" office:value="1.00775" calcext:value-type="float">
            <text:p>1.00775</text:p>
          </table:table-cell>
          <table:table-cell office:value-type="float" office:value="0.469083" calcext:value-type="float">
            <text:p>0.469083</text:p>
          </table:table-cell>
          <table:table-cell office:value-type="float" office:value="0.356805" calcext:value-type="float">
            <text:p>0.356805</text:p>
          </table:table-cell>
          <table:table-cell office:value-type="float" office:value="0.770984" calcext:value-type="float">
            <text:p>0.770984</text:p>
          </table:table-cell>
          <table:table-cell office:value-type="float" office:value="1.69811" calcext:value-type="float">
            <text:p>1.69811</text:p>
          </table:table-cell>
          <table:table-cell office:value-type="float" office:value="1.8168" calcext:value-type="float">
            <text:p>1.8168</text:p>
          </table:table-cell>
          <table:table-cell office:value-type="float" office:value="1.49709" calcext:value-type="float">
            <text:p>1.49709</text:p>
          </table:table-cell>
          <table:table-cell office:value-type="float" office:value="0.559206" calcext:value-type="float">
            <text:p>0.559206</text:p>
          </table:table-cell>
          <table:table-cell office:value-type="float" office:value="0.934295" calcext:value-type="float">
            <text:p>0.934295</text:p>
          </table:table-cell>
          <table:table-cell office:value-type="float" office:value="1.89658" calcext:value-type="float">
            <text:p>1.89658</text:p>
          </table:table-cell>
          <table:table-cell table:number-columns-repeated="44"/>
          <table:table-cell table:formula="of:=MIN([.A118:.BL118])" office:value-type="float" office:value="0.139338" calcext:value-type="float">
            <text:p>0.139338</text:p>
          </table:table-cell>
          <table:table-cell table:formula="of:=MAX([.A118:.BL118])" office:value-type="float" office:value="1.89658" calcext:value-type="float">
            <text:p>1.89658</text:p>
          </table:table-cell>
          <table:table-cell table:number-columns-repeated="7"/>
        </table:table-row>
        <table:table-row table:style-name="ro2">
          <table:table-cell office:value-type="float" office:value="0.378125" calcext:value-type="float">
            <text:p>0.378125</text:p>
          </table:table-cell>
          <table:table-cell office:value-type="float" office:value="0.394828" calcext:value-type="float">
            <text:p>0.394828</text:p>
          </table:table-cell>
          <table:table-cell office:value-type="float" office:value="0.392922" calcext:value-type="float">
            <text:p>0.392922</text:p>
          </table:table-cell>
          <table:table-cell office:value-type="float" office:value="0.41837" calcext:value-type="float">
            <text:p>0.41837</text:p>
          </table:table-cell>
          <table:table-cell office:value-type="float" office:value="0.420143" calcext:value-type="float">
            <text:p>0.420143</text:p>
          </table:table-cell>
          <table:table-cell office:value-type="float" office:value="0.377489" calcext:value-type="float">
            <text:p>0.377489</text:p>
          </table:table-cell>
          <table:table-cell office:value-type="float" office:value="0.379708" calcext:value-type="float">
            <text:p>0.379708</text:p>
          </table:table-cell>
          <table:table-cell office:value-type="float" office:value="0.475872" calcext:value-type="float">
            <text:p>0.475872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0.902726" calcext:value-type="float">
            <text:p>0.902726</text:p>
          </table:table-cell>
          <table:table-cell office:value-type="float" office:value="0.25967" calcext:value-type="float">
            <text:p>0.25967</text:p>
          </table:table-cell>
          <table:table-cell office:value-type="float" office:value="0.799528" calcext:value-type="float">
            <text:p>0.799528</text:p>
          </table:table-cell>
          <table:table-cell office:value-type="float" office:value="0.818085" calcext:value-type="float">
            <text:p>0.818085</text:p>
          </table:table-cell>
          <table:table-cell office:value-type="float" office:value="1.6844" calcext:value-type="float">
            <text:p>1.6844</text:p>
          </table:table-cell>
          <table:table-cell office:value-type="float" office:value="0.573301" calcext:value-type="float">
            <text:p>0.573301</text:p>
          </table:table-cell>
          <table:table-cell office:value-type="float" office:value="0.801792" calcext:value-type="float">
            <text:p>0.801792</text:p>
          </table:table-cell>
          <table:table-cell office:value-type="float" office:value="1.24013" calcext:value-type="float">
            <text:p>1.24013</text:p>
          </table:table-cell>
          <table:table-cell office:value-type="float" office:value="0.327679" calcext:value-type="float">
            <text:p>0.327679</text:p>
          </table:table-cell>
          <table:table-cell office:value-type="float" office:value="0.905463" calcext:value-type="float">
            <text:p>0.905463</text:p>
          </table:table-cell>
          <table:table-cell office:value-type="float" office:value="0.555517" calcext:value-type="float">
            <text:p>0.555517</text:p>
          </table:table-cell>
          <table:table-cell office:value-type="float" office:value="1.33079" calcext:value-type="float">
            <text:p>1.33079</text:p>
          </table:table-cell>
          <table:table-cell office:value-type="float" office:value="0.206183" calcext:value-type="float">
            <text:p>0.206183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64308" calcext:value-type="float">
            <text:p>0.64308</text:p>
          </table:table-cell>
          <table:table-cell table:number-columns-repeated="44"/>
          <table:table-cell table:formula="of:=MIN([.A119:.BL119])" office:value-type="float" office:value="0.206183" calcext:value-type="float">
            <text:p>0.206183</text:p>
          </table:table-cell>
          <table:table-cell table:formula="of:=MAX([.A119:.BL119])" office:value-type="float" office:value="1.6844" calcext:value-type="float">
            <text:p>1.6844</text:p>
          </table:table-cell>
          <table:table-cell table:number-columns-repeated="7"/>
        </table:table-row>
        <table:table-row table:style-name="ro2">
          <table:table-cell office:value-type="float" office:value="0.352749" calcext:value-type="float">
            <text:p>0.352749</text:p>
          </table:table-cell>
          <table:table-cell office:value-type="float" office:value="0.407742" calcext:value-type="float">
            <text:p>0.407742</text:p>
          </table:table-cell>
          <table:table-cell office:value-type="float" office:value="0.462251" calcext:value-type="float">
            <text:p>0.462251</text:p>
          </table:table-cell>
          <table:table-cell office:value-type="float" office:value="0.213347" calcext:value-type="float">
            <text:p>0.213347</text:p>
          </table:table-cell>
          <table:table-cell office:value-type="float" office:value="0.358088" calcext:value-type="float">
            <text:p>0.358088</text:p>
          </table:table-cell>
          <table:table-cell office:value-type="float" office:value="0.377522" calcext:value-type="float">
            <text:p>0.377522</text:p>
          </table:table-cell>
          <table:table-cell office:value-type="float" office:value="0.742339" calcext:value-type="float">
            <text:p>0.742339</text:p>
          </table:table-cell>
          <table:table-cell office:value-type="float" office:value="0.355461" calcext:value-type="float">
            <text:p>0.355461</text:p>
          </table:table-cell>
          <table:table-cell office:value-type="float" office:value="0.752591" calcext:value-type="float">
            <text:p>0.752591</text:p>
          </table:table-cell>
          <table:table-cell office:value-type="float" office:value="0.93313" calcext:value-type="float">
            <text:p>0.93313</text:p>
          </table:table-cell>
          <table:table-cell office:value-type="float" office:value="0.601744" calcext:value-type="float">
            <text:p>0.601744</text:p>
          </table:table-cell>
          <table:table-cell office:value-type="float" office:value="0.811732" calcext:value-type="float">
            <text:p>0.811732</text:p>
          </table:table-cell>
          <table:table-cell office:value-type="float" office:value="0.572656" calcext:value-type="float">
            <text:p>0.572656</text:p>
          </table:table-cell>
          <table:table-cell office:value-type="float" office:value="1.71233" calcext:value-type="float">
            <text:p>1.71233</text:p>
          </table:table-cell>
          <table:table-cell office:value-type="float" office:value="0.628613" calcext:value-type="float">
            <text:p>0.628613</text:p>
          </table:table-cell>
          <table:table-cell office:value-type="float" office:value="0.567714" calcext:value-type="float">
            <text:p>0.567714</text:p>
          </table:table-cell>
          <table:table-cell office:value-type="float" office:value="0.486212" calcext:value-type="float">
            <text:p>0.486212</text:p>
          </table:table-cell>
          <table:table-cell office:value-type="float" office:value="0.486909" calcext:value-type="float">
            <text:p>0.486909</text:p>
          </table:table-cell>
          <table:table-cell office:value-type="float" office:value="1.10758" calcext:value-type="float">
            <text:p>1.10758</text:p>
          </table:table-cell>
          <table:table-cell office:value-type="float" office:value="0.487032" calcext:value-type="float">
            <text:p>0.487032</text:p>
          </table:table-cell>
          <table:table-cell office:value-type="float" office:value="1.37603" calcext:value-type="float">
            <text:p>1.37603</text:p>
          </table:table-cell>
          <table:table-cell office:value-type="float" office:value="1.84291" calcext:value-type="float">
            <text:p>1.84291</text:p>
          </table:table-cell>
          <table:table-cell office:value-type="float" office:value="1.54578" calcext:value-type="float">
            <text:p>1.54578</text:p>
          </table:table-cell>
          <table:table-cell office:value-type="float" office:value="1.86126" calcext:value-type="float">
            <text:p>1.86126</text:p>
          </table:table-cell>
          <table:table-cell table:number-columns-repeated="44"/>
          <table:table-cell table:formula="of:=MIN([.A120:.BL120])" office:value-type="float" office:value="0.213347" calcext:value-type="float">
            <text:p>0.213347</text:p>
          </table:table-cell>
          <table:table-cell table:formula="of:=MAX([.A120:.BL120])" office:value-type="float" office:value="1.86126" calcext:value-type="float">
            <text:p>1.86126</text:p>
          </table:table-cell>
          <table:table-cell table:number-columns-repeated="7"/>
        </table:table-row>
        <table:table-row table:style-name="ro2">
          <table:table-cell office:value-type="float" office:value="0.385792" calcext:value-type="float">
            <text:p>0.385792</text:p>
          </table:table-cell>
          <table:table-cell office:value-type="float" office:value="0.40038" calcext:value-type="float">
            <text:p>0.40038</text:p>
          </table:table-cell>
          <table:table-cell office:value-type="float" office:value="0.413046" calcext:value-type="float">
            <text:p>0.413046</text:p>
          </table:table-cell>
          <table:table-cell office:value-type="float" office:value="0.207319" calcext:value-type="float">
            <text:p>0.207319</text:p>
          </table:table-cell>
          <table:table-cell office:value-type="float" office:value="0.33591" calcext:value-type="float">
            <text:p>0.33591</text:p>
          </table:table-cell>
          <table:table-cell office:value-type="float" office:value="0.395122" calcext:value-type="float">
            <text:p>0.395122</text:p>
          </table:table-cell>
          <table:table-cell office:value-type="float" office:value="0.413603" calcext:value-type="float">
            <text:p>0.413603</text:p>
          </table:table-cell>
          <table:table-cell office:value-type="float" office:value="0.163812" calcext:value-type="float">
            <text:p>0.163812</text:p>
          </table:table-cell>
          <table:table-cell office:value-type="float" office:value="0.203233" calcext:value-type="float">
            <text:p>0.203233</text:p>
          </table:table-cell>
          <table:table-cell office:value-type="float" office:value="1.40964" calcext:value-type="float">
            <text:p>1.40964</text:p>
          </table:table-cell>
          <table:table-cell office:value-type="float" office:value="1.01449" calcext:value-type="float">
            <text:p>1.01449</text:p>
          </table:table-cell>
          <table:table-cell office:value-type="float" office:value="0.500949" calcext:value-type="float">
            <text:p>0.500949</text:p>
          </table:table-cell>
          <table:table-cell office:value-type="float" office:value="0.554786" calcext:value-type="float">
            <text:p>0.554786</text:p>
          </table:table-cell>
          <table:table-cell office:value-type="float" office:value="0.450211" calcext:value-type="float">
            <text:p>0.450211</text:p>
          </table:table-cell>
          <table:table-cell office:value-type="float" office:value="1.03992" calcext:value-type="float">
            <text:p>1.03992</text:p>
          </table:table-cell>
          <table:table-cell office:value-type="float" office:value="1.05085" calcext:value-type="float">
            <text:p>1.05085</text:p>
          </table:table-cell>
          <table:table-cell office:value-type="float" office:value="1.54588" calcext:value-type="float">
            <text:p>1.54588</text:p>
          </table:table-cell>
          <table:table-cell office:value-type="float" office:value="0.601439" calcext:value-type="float">
            <text:p>0.601439</text:p>
          </table:table-cell>
          <table:table-cell office:value-type="float" office:value="1.41005" calcext:value-type="float">
            <text:p>1.41005</text:p>
          </table:table-cell>
          <table:table-cell office:value-type="float" office:value="0.632708" calcext:value-type="float">
            <text:p>0.632708</text:p>
          </table:table-cell>
          <table:table-cell office:value-type="float" office:value="1.81576" calcext:value-type="float">
            <text:p>1.81576</text:p>
          </table:table-cell>
          <table:table-cell office:value-type="float" office:value="0.740022" calcext:value-type="float">
            <text:p>0.740022</text:p>
          </table:table-cell>
          <table:table-cell office:value-type="float" office:value="1.8992" calcext:value-type="float">
            <text:p>1.8992</text:p>
          </table:table-cell>
          <table:table-cell office:value-type="float" office:value="0.889323" calcext:value-type="float">
            <text:p>0.889323</text:p>
          </table:table-cell>
          <table:table-cell table:number-columns-repeated="44"/>
          <table:table-cell table:formula="of:=MIN([.A121:.BL121])" office:value-type="float" office:value="0.163812" calcext:value-type="float">
            <text:p>0.163812</text:p>
          </table:table-cell>
          <table:table-cell table:formula="of:=MAX([.A121:.BL121])" office:value-type="float" office:value="1.8992" calcext:value-type="float">
            <text:p>1.8992</text:p>
          </table:table-cell>
          <table:table-cell table:number-columns-repeated="7"/>
        </table:table-row>
        <table:table-row table:style-name="ro2">
          <table:table-cell office:value-type="float" office:value="0.229214" calcext:value-type="float">
            <text:p>0.229214</text:p>
          </table:table-cell>
          <table:table-cell office:value-type="float" office:value="0.354502" calcext:value-type="float">
            <text:p>0.354502</text:p>
          </table:table-cell>
          <table:table-cell office:value-type="float" office:value="0.36468" calcext:value-type="float">
            <text:p>0.36468</text:p>
          </table:table-cell>
          <table:table-cell office:value-type="float" office:value="0.354661" calcext:value-type="float">
            <text:p>0.354661</text:p>
          </table:table-cell>
          <table:table-cell office:value-type="float" office:value="0.401186" calcext:value-type="float">
            <text:p>0.401186</text:p>
          </table:table-cell>
          <table:table-cell office:value-type="float" office:value="0.751787" calcext:value-type="float">
            <text:p>0.751787</text:p>
          </table:table-cell>
          <table:table-cell office:value-type="float" office:value="0.444078" calcext:value-type="float">
            <text:p>0.444078</text:p>
          </table:table-cell>
          <table:table-cell office:value-type="float" office:value="0.458455" calcext:value-type="float">
            <text:p>0.458455</text:p>
          </table:table-cell>
          <table:table-cell office:value-type="float" office:value="0.367961" calcext:value-type="float">
            <text:p>0.367961</text:p>
          </table:table-cell>
          <table:table-cell office:value-type="float" office:value="0.547657" calcext:value-type="float">
            <text:p>0.547657</text:p>
          </table:table-cell>
          <table:table-cell office:value-type="float" office:value="0.36887" calcext:value-type="float">
            <text:p>0.36887</text:p>
          </table:table-cell>
          <table:table-cell office:value-type="float" office:value="0.658532" calcext:value-type="float">
            <text:p>0.658532</text:p>
          </table:table-cell>
          <table:table-cell office:value-type="float" office:value="0.680902" calcext:value-type="float">
            <text:p>0.680902</text:p>
          </table:table-cell>
          <table:table-cell office:value-type="float" office:value="0.426858" calcext:value-type="float">
            <text:p>0.426858</text:p>
          </table:table-cell>
          <table:table-cell office:value-type="float" office:value="1.2513" calcext:value-type="float">
            <text:p>1.2513</text:p>
          </table:table-cell>
          <table:table-cell office:value-type="float" office:value="0.906556" calcext:value-type="float">
            <text:p>0.906556</text:p>
          </table:table-cell>
          <table:table-cell office:value-type="float" office:value="0.106912" calcext:value-type="float">
            <text:p>0.106912</text:p>
          </table:table-cell>
          <table:table-cell office:value-type="float" office:value="0.716379" calcext:value-type="float">
            <text:p>0.716379</text:p>
          </table:table-cell>
          <table:table-cell office:value-type="float" office:value="1.30929" calcext:value-type="float">
            <text:p>1.30929</text:p>
          </table:table-cell>
          <table:table-cell office:value-type="float" office:value="0.471148" calcext:value-type="float">
            <text:p>0.471148</text:p>
          </table:table-cell>
          <table:table-cell office:value-type="float" office:value="0.248429" calcext:value-type="float">
            <text:p>0.248429</text:p>
          </table:table-cell>
          <table:table-cell office:value-type="float" office:value="0.304709" calcext:value-type="float">
            <text:p>0.304709</text:p>
          </table:table-cell>
          <table:table-cell office:value-type="float" office:value="0.674754" calcext:value-type="float">
            <text:p>0.674754</text:p>
          </table:table-cell>
          <table:table-cell office:value-type="float" office:value="0.309882" calcext:value-type="float">
            <text:p>0.309882</text:p>
          </table:table-cell>
          <table:table-cell table:number-columns-repeated="44"/>
          <table:table-cell table:formula="of:=MIN([.A122:.BL122])" office:value-type="float" office:value="0.106912" calcext:value-type="float">
            <text:p>0.106912</text:p>
          </table:table-cell>
          <table:table-cell table:formula="of:=MAX([.A122:.BL122])" office:value-type="float" office:value="1.30929" calcext:value-type="float">
            <text:p>1.30929</text:p>
          </table:table-cell>
          <table:table-cell table:number-columns-repeated="7"/>
        </table:table-row>
        <table:table-row table:style-name="ro2">
          <table:table-cell office:value-type="float" office:value="0.19358" calcext:value-type="float">
            <text:p>0.19358</text:p>
          </table:table-cell>
          <table:table-cell office:value-type="float" office:value="0.366665" calcext:value-type="float">
            <text:p>0.366665</text:p>
          </table:table-cell>
          <table:table-cell office:value-type="float" office:value="0.13276" calcext:value-type="float">
            <text:p>0.13276</text:p>
          </table:table-cell>
          <table:table-cell office:value-type="float" office:value="0.383774" calcext:value-type="float">
            <text:p>0.383774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0.348276" calcext:value-type="float">
            <text:p>0.348276</text:p>
          </table:table-cell>
          <table:table-cell office:value-type="float" office:value="0.778" calcext:value-type="float">
            <text:p>0.778</text:p>
          </table:table-cell>
          <table:table-cell office:value-type="float" office:value="1.31654" calcext:value-type="float">
            <text:p>1.31654</text:p>
          </table:table-cell>
          <table:table-cell office:value-type="float" office:value="0.583182" calcext:value-type="float">
            <text:p>0.583182</text:p>
          </table:table-cell>
          <table:table-cell office:value-type="float" office:value="0.393081" calcext:value-type="float">
            <text:p>0.393081</text:p>
          </table:table-cell>
          <table:table-cell office:value-type="float" office:value="1.13915" calcext:value-type="float">
            <text:p>1.13915</text:p>
          </table:table-cell>
          <table:table-cell office:value-type="float" office:value="0.473835" calcext:value-type="float">
            <text:p>0.473835</text:p>
          </table:table-cell>
          <table:table-cell office:value-type="float" office:value="0.654748" calcext:value-type="float">
            <text:p>0.654748</text:p>
          </table:table-cell>
          <table:table-cell office:value-type="float" office:value="1.27867" calcext:value-type="float">
            <text:p>1.27867</text:p>
          </table:table-cell>
          <table:table-cell office:value-type="float" office:value="0.315592" calcext:value-type="float">
            <text:p>0.315592</text:p>
          </table:table-cell>
          <table:table-cell office:value-type="float" office:value="0.680648" calcext:value-type="float">
            <text:p>0.680648</text:p>
          </table:table-cell>
          <table:table-cell office:value-type="float" office:value="0.747437" calcext:value-type="float">
            <text:p>0.747437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415346" calcext:value-type="float">
            <text:p>0.415346</text:p>
          </table:table-cell>
          <table:table-cell office:value-type="float" office:value="2.02653" calcext:value-type="float">
            <text:p>2.02653</text:p>
          </table:table-cell>
          <table:table-cell office:value-type="float" office:value="0.903127" calcext:value-type="float">
            <text:p>0.903127</text:p>
          </table:table-cell>
          <table:table-cell office:value-type="float" office:value="0.798503" calcext:value-type="float">
            <text:p>0.798503</text:p>
          </table:table-cell>
          <table:table-cell office:value-type="float" office:value="1.55687" calcext:value-type="float">
            <text:p>1.55687</text:p>
          </table:table-cell>
          <table:table-cell office:value-type="float" office:value="0.835565" calcext:value-type="float">
            <text:p>0.835565</text:p>
          </table:table-cell>
          <table:table-cell table:number-columns-repeated="44"/>
          <table:table-cell table:formula="of:=MIN([.A123:.BL123])" office:value-type="float" office:value="0.13276" calcext:value-type="float">
            <text:p>0.13276</text:p>
          </table:table-cell>
          <table:table-cell table:formula="of:=MAX([.A123:.BL123])" office:value-type="float" office:value="2.02653" calcext:value-type="float">
            <text:p>2.02653</text:p>
          </table:table-cell>
          <table:table-cell table:number-columns-repeated="7"/>
        </table:table-row>
        <table:table-row table:style-name="ro2">
          <table:table-cell office:value-type="float" office:value="0.279827" calcext:value-type="float">
            <text:p>0.279827</text:p>
          </table:table-cell>
          <table:table-cell office:value-type="float" office:value="0.291173" calcext:value-type="float">
            <text:p>0.291173</text:p>
          </table:table-cell>
          <table:table-cell office:value-type="float" office:value="0.315083" calcext:value-type="float">
            <text:p>0.315083</text:p>
          </table:table-cell>
          <table:table-cell office:value-type="float" office:value="0.149885" calcext:value-type="float">
            <text:p>0.149885</text:p>
          </table:table-cell>
          <table:table-cell office:value-type="float" office:value="0.247894" calcext:value-type="float">
            <text:p>0.247894</text:p>
          </table:table-cell>
          <table:table-cell office:value-type="float" office:value="0.14323" calcext:value-type="float">
            <text:p>0.14323</text:p>
          </table:table-cell>
          <table:table-cell office:value-type="float" office:value="0.346013" calcext:value-type="float">
            <text:p>0.346013</text:p>
          </table:table-cell>
          <table:table-cell office:value-type="float" office:value="0.328713" calcext:value-type="float">
            <text:p>0.328713</text:p>
          </table:table-cell>
          <table:table-cell office:value-type="float" office:value="0.664173" calcext:value-type="float">
            <text:p>0.664173</text:p>
          </table:table-cell>
          <table:table-cell office:value-type="float" office:value="0.368944" calcext:value-type="float">
            <text:p>0.368944</text:p>
          </table:table-cell>
          <table:table-cell office:value-type="float" office:value="0.272041" calcext:value-type="float">
            <text:p>0.272041</text:p>
          </table:table-cell>
          <table:table-cell office:value-type="float" office:value="1.0314" calcext:value-type="float">
            <text:p>1.0314</text:p>
          </table:table-cell>
          <table:table-cell office:value-type="float" office:value="0.858682" calcext:value-type="float">
            <text:p>0.858682</text:p>
          </table:table-cell>
          <table:table-cell office:value-type="float" office:value="0.626844" calcext:value-type="float">
            <text:p>0.626844</text:p>
          </table:table-cell>
          <table:table-cell office:value-type="float" office:value="1.30643" calcext:value-type="float">
            <text:p>1.30643</text:p>
          </table:table-cell>
          <table:table-cell office:value-type="float" office:value="1.35728" calcext:value-type="float">
            <text:p>1.35728</text:p>
          </table:table-cell>
          <table:table-cell office:value-type="float" office:value="0.619615" calcext:value-type="float">
            <text:p>0.619615</text:p>
          </table:table-cell>
          <table:table-cell office:value-type="float" office:value="1.40833" calcext:value-type="float">
            <text:p>1.40833</text:p>
          </table:table-cell>
          <table:table-cell office:value-type="float" office:value="0.546603" calcext:value-type="float">
            <text:p>0.546603</text:p>
          </table:table-cell>
          <table:table-cell office:value-type="float" office:value="0.355738" calcext:value-type="float">
            <text:p>0.355738</text:p>
          </table:table-cell>
          <table:table-cell office:value-type="float" office:value="0.765764" calcext:value-type="float">
            <text:p>0.765764</text:p>
          </table:table-cell>
          <table:table-cell office:value-type="float" office:value="0.216679" calcext:value-type="float">
            <text:p>0.216679</text:p>
          </table:table-cell>
          <table:table-cell office:value-type="float" office:value="0.453891" calcext:value-type="float">
            <text:p>0.453891</text:p>
          </table:table-cell>
          <table:table-cell office:value-type="float" office:value="0.279706" calcext:value-type="float">
            <text:p>0.279706</text:p>
          </table:table-cell>
          <table:table-cell table:number-columns-repeated="44"/>
          <table:table-cell table:formula="of:=MIN([.A124:.BL124])" office:value-type="float" office:value="0.14323" calcext:value-type="float">
            <text:p>0.14323</text:p>
          </table:table-cell>
          <table:table-cell table:formula="of:=MAX([.A124:.BL124])" office:value-type="float" office:value="1.40833" calcext:value-type="float">
            <text:p>1.40833</text:p>
          </table:table-cell>
          <table:table-cell table:number-columns-repeated="7"/>
        </table:table-row>
        <table:table-row table:style-name="ro2">
          <table:table-cell office:value-type="float" office:value="0.230179" calcext:value-type="float">
            <text:p>0.230179</text:p>
          </table:table-cell>
          <table:table-cell office:value-type="float" office:value="0.377479" calcext:value-type="float">
            <text:p>0.377479</text:p>
          </table:table-cell>
          <table:table-cell office:value-type="float" office:value="0.450327" calcext:value-type="float">
            <text:p>0.450327</text:p>
          </table:table-cell>
          <table:table-cell office:value-type="float" office:value="0.370168" calcext:value-type="float">
            <text:p>0.370168</text:p>
          </table:table-cell>
          <table:table-cell office:value-type="float" office:value="0.345144" calcext:value-type="float">
            <text:p>0.345144</text:p>
          </table:table-cell>
          <table:table-cell office:value-type="float" office:value="0.33978" calcext:value-type="float">
            <text:p>0.33978</text:p>
          </table:table-cell>
          <table:table-cell office:value-type="float" office:value="0.240254" calcext:value-type="float">
            <text:p>0.240254</text:p>
          </table:table-cell>
          <table:table-cell office:value-type="float" office:value="0.339979" calcext:value-type="float">
            <text:p>0.339979</text:p>
          </table:table-cell>
          <table:table-cell office:value-type="float" office:value="0.954317" calcext:value-type="float">
            <text:p>0.954317</text:p>
          </table:table-cell>
          <table:table-cell office:value-type="float" office:value="0.391942" calcext:value-type="float">
            <text:p>0.391942</text:p>
          </table:table-cell>
          <table:table-cell office:value-type="float" office:value="0.376052" calcext:value-type="float">
            <text:p>0.376052</text:p>
          </table:table-cell>
          <table:table-cell office:value-type="float" office:value="0.401708" calcext:value-type="float">
            <text:p>0.401708</text:p>
          </table:table-cell>
          <table:table-cell office:value-type="float" office:value="0.419274" calcext:value-type="float">
            <text:p>0.419274</text:p>
          </table:table-cell>
          <table:table-cell office:value-type="float" office:value="1.28929" calcext:value-type="float">
            <text:p>1.28929</text:p>
          </table:table-cell>
          <table:table-cell office:value-type="float" office:value="0.906441" calcext:value-type="float">
            <text:p>0.906441</text:p>
          </table:table-cell>
          <table:table-cell office:value-type="float" office:value="1.1514" calcext:value-type="float">
            <text:p>1.1514</text:p>
          </table:table-cell>
          <table:table-cell office:value-type="float" office:value="0.94835" calcext:value-type="float">
            <text:p>0.94835</text:p>
          </table:table-cell>
          <table:table-cell office:value-type="float" office:value="0.756123" calcext:value-type="float">
            <text:p>0.756123</text:p>
          </table:table-cell>
          <table:table-cell office:value-type="float" office:value="0.446721" calcext:value-type="float">
            <text:p>0.446721</text:p>
          </table:table-cell>
          <table:table-cell office:value-type="float" office:value="0.156471" calcext:value-type="float">
            <text:p>0.156471</text:p>
          </table:table-cell>
          <table:table-cell office:value-type="float" office:value="0.08442" calcext:value-type="float">
            <text:p>0.08442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396304" calcext:value-type="float">
            <text:p>0.396304</text:p>
          </table:table-cell>
          <table:table-cell office:value-type="float" office:value="0.182663" calcext:value-type="float">
            <text:p>0.182663</text:p>
          </table:table-cell>
          <table:table-cell table:number-columns-repeated="44"/>
          <table:table-cell table:formula="of:=MIN([.A125:.BL125])" office:value-type="float" office:value="0.08442" calcext:value-type="float">
            <text:p>0.08442</text:p>
          </table:table-cell>
          <table:table-cell table:formula="of:=MAX([.A125:.BL125])" office:value-type="float" office:value="1.28929" calcext:value-type="float">
            <text:p>1.28929</text:p>
          </table:table-cell>
          <table:table-cell table:number-columns-repeated="7"/>
        </table:table-row>
        <table:table-row table:style-name="ro2">
          <table:table-cell office:value-type="float" office:value="0.241899" calcext:value-type="float">
            <text:p>0.241899</text:p>
          </table:table-cell>
          <table:table-cell office:value-type="float" office:value="0.302064" calcext:value-type="float">
            <text:p>0.302064</text:p>
          </table:table-cell>
          <table:table-cell office:value-type="float" office:value="0.38971" calcext:value-type="float">
            <text:p>0.38971</text:p>
          </table:table-cell>
          <table:table-cell office:value-type="float" office:value="0.407847" calcext:value-type="float">
            <text:p>0.407847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1.28176" calcext:value-type="float">
            <text:p>1.28176</text:p>
          </table:table-cell>
          <table:table-cell office:value-type="float" office:value="1.17757" calcext:value-type="float">
            <text:p>1.17757</text:p>
          </table:table-cell>
          <table:table-cell office:value-type="float" office:value="1.15155" calcext:value-type="float">
            <text:p>1.15155</text:p>
          </table:table-cell>
          <table:table-cell office:value-type="float" office:value="0.785786" calcext:value-type="float">
            <text:p>0.785786</text:p>
          </table:table-cell>
          <table:table-cell office:value-type="float" office:value="0.852078" calcext:value-type="float">
            <text:p>0.852078</text:p>
          </table:table-cell>
          <table:table-cell office:value-type="float" office:value="0.391801" calcext:value-type="float">
            <text:p>0.391801</text:p>
          </table:table-cell>
          <table:table-cell office:value-type="float" office:value="0.295561" calcext:value-type="float">
            <text:p>0.295561</text:p>
          </table:table-cell>
          <table:table-cell office:value-type="float" office:value="0.789266" calcext:value-type="float">
            <text:p>0.789266</text:p>
          </table:table-cell>
          <table:table-cell office:value-type="float" office:value="1.54838" calcext:value-type="float">
            <text:p>1.54838</text:p>
          </table:table-cell>
          <table:table-cell office:value-type="float" office:value="1.91697" calcext:value-type="float">
            <text:p>1.91697</text:p>
          </table:table-cell>
          <table:table-cell office:value-type="float" office:value="1.30541" calcext:value-type="float">
            <text:p>1.30541</text:p>
          </table:table-cell>
          <table:table-cell office:value-type="float" office:value="1.0511" calcext:value-type="float">
            <text:p>1.0511</text:p>
          </table:table-cell>
          <table:table-cell office:value-type="float" office:value="1.40534" calcext:value-type="float">
            <text:p>1.40534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1.05821" calcext:value-type="float">
            <text:p>1.05821</text:p>
          </table:table-cell>
          <table:table-cell office:value-type="float" office:value="1.5732" calcext:value-type="float">
            <text:p>1.5732</text:p>
          </table:table-cell>
          <table:table-cell office:value-type="float" office:value="0.611634" calcext:value-type="float">
            <text:p>0.611634</text:p>
          </table:table-cell>
          <table:table-cell office:value-type="float" office:value="0.542796" calcext:value-type="float">
            <text:p>0.542796</text:p>
          </table:table-cell>
          <table:table-cell table:number-columns-repeated="44"/>
          <table:table-cell table:formula="of:=MIN([.A126:.BL126])" office:value-type="float" office:value="0.241899" calcext:value-type="float">
            <text:p>0.241899</text:p>
          </table:table-cell>
          <table:table-cell table:formula="of:=MAX([.A126:.BL126])" office:value-type="float" office:value="1.91697" calcext:value-type="float">
            <text:p>1.916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61133" calcext:value-type="float">
            <text:p>0.161133</text:p>
          </table:table-cell>
          <table:table-cell office:value-type="float" office:value="0.109417" calcext:value-type="float">
            <text:p>0.109417</text:p>
          </table:table-cell>
          <table:table-cell office:value-type="float" office:value="0.273943" calcext:value-type="float">
            <text:p>0.273943</text:p>
          </table:table-cell>
          <table:table-cell office:value-type="float" office:value="0.144692" calcext:value-type="float">
            <text:p>0.144692</text:p>
          </table:table-cell>
          <table:table-cell office:value-type="float" office:value="0.231419" calcext:value-type="float">
            <text:p>0.231419</text:p>
          </table:table-cell>
          <table:table-cell office:value-type="float" office:value="0.188246" calcext:value-type="float">
            <text:p>0.188246</text:p>
          </table:table-cell>
          <table:table-cell office:value-type="float" office:value="0.179324" calcext:value-type="float">
            <text:p>0.179324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0.22567" calcext:value-type="float">
            <text:p>0.22567</text:p>
          </table:table-cell>
          <table:table-cell office:value-type="float" office:value="0.201823" calcext:value-type="float">
            <text:p>0.201823</text:p>
          </table:table-cell>
          <table:table-cell office:value-type="float" office:value="1.04556" calcext:value-type="float">
            <text:p>1.04556</text:p>
          </table:table-cell>
          <table:table-cell office:value-type="float" office:value="0.970471" calcext:value-type="float">
            <text:p>0.970471</text:p>
          </table:table-cell>
          <table:table-cell office:value-type="float" office:value="0.246101" calcext:value-type="float">
            <text:p>0.246101</text:p>
          </table:table-cell>
          <table:table-cell office:value-type="float" office:value="0.939895" calcext:value-type="float">
            <text:p>0.939895</text:p>
          </table:table-cell>
          <table:table-cell office:value-type="float" office:value="0.869973" calcext:value-type="float">
            <text:p>0.869973</text:p>
          </table:table-cell>
          <table:table-cell office:value-type="float" office:value="0.855237" calcext:value-type="float">
            <text:p>0.855237</text:p>
          </table:table-cell>
          <table:table-cell office:value-type="float" office:value="1.15481" calcext:value-type="float">
            <text:p>1.15481</text:p>
          </table:table-cell>
          <table:table-cell office:value-type="float" office:value="0.797916" calcext:value-type="float">
            <text:p>0.797916</text:p>
          </table:table-cell>
          <table:table-cell office:value-type="float" office:value="0.911563" calcext:value-type="float">
            <text:p>0.911563</text:p>
          </table:table-cell>
          <table:table-cell office:value-type="float" office:value="0.796802" calcext:value-type="float">
            <text:p>0.796802</text:p>
          </table:table-cell>
          <table:table-cell office:value-type="float" office:value="0.713186" calcext:value-type="float">
            <text:p>0.713186</text:p>
          </table:table-cell>
          <table:table-cell office:value-type="float" office:value="1.21356" calcext:value-type="float">
            <text:p>1.21356</text:p>
          </table:table-cell>
          <table:table-cell office:value-type="float" office:value="0.411546" calcext:value-type="float">
            <text:p>0.411546</text:p>
          </table:table-cell>
          <table:table-cell office:value-type="float" office:value="0.639105" calcext:value-type="float">
            <text:p>0.639105</text:p>
          </table:table-cell>
          <table:table-cell office:value-type="float" office:value="0.842322" calcext:value-type="float">
            <text:p>0.842322</text:p>
          </table:table-cell>
          <table:table-cell office:value-type="float" office:value="0.490192" calcext:value-type="float">
            <text:p>0.490192</text:p>
          </table:table-cell>
          <table:table-cell office:value-type="float" office:value="0.590142" calcext:value-type="float">
            <text:p>0.590142</text:p>
          </table:table-cell>
          <table:table-cell office:value-type="float" office:value="0.589262" calcext:value-type="float">
            <text:p>0.589262</text:p>
          </table:table-cell>
          <table:table-cell office:value-type="float" office:value="1.3649" calcext:value-type="float">
            <text:p>1.3649</text:p>
          </table:table-cell>
          <table:table-cell office:value-type="float" office:value="1.15706" calcext:value-type="float">
            <text:p>1.15706</text:p>
          </table:table-cell>
          <table:table-cell office:value-type="float" office:value="0.884256" calcext:value-type="float">
            <text:p>0.884256</text:p>
          </table:table-cell>
          <table:table-cell office:value-type="float" office:value="1.67139" calcext:value-type="float">
            <text:p>1.67139</text:p>
          </table:table-cell>
          <table:table-cell table:number-columns-repeated="36"/>
          <table:table-cell table:formula="of:=MIN([.A128:.BL128])" office:value-type="float" office:value="0.109417" calcext:value-type="float">
            <text:p>0.109417</text:p>
          </table:table-cell>
          <table:table-cell table:formula="of:=MAX([.A128:.BL128])" office:value-type="float" office:value="1.67139" calcext:value-type="float">
            <text:p>1.67139</text:p>
          </table:table-cell>
          <table:table-cell table:number-columns-repeated="7"/>
        </table:table-row>
        <table:table-row table:style-name="ro2">
          <table:table-cell office:value-type="float" office:value="0.242815" calcext:value-type="float">
            <text:p>0.242815</text:p>
          </table:table-cell>
          <table:table-cell office:value-type="float" office:value="0.325416" calcext:value-type="float">
            <text:p>0.325416</text:p>
          </table:table-cell>
          <table:table-cell office:value-type="float" office:value="0.370614" calcext:value-type="float">
            <text:p>0.370614</text:p>
          </table:table-cell>
          <table:table-cell office:value-type="float" office:value="0.309384" calcext:value-type="float">
            <text:p>0.309384</text:p>
          </table:table-cell>
          <table:table-cell office:value-type="float" office:value="0.262229" calcext:value-type="float">
            <text:p>0.262229</text:p>
          </table:table-cell>
          <table:table-cell office:value-type="float" office:value="0.414678" calcext:value-type="float">
            <text:p>0.414678</text:p>
          </table:table-cell>
          <table:table-cell office:value-type="float" office:value="0.251423" calcext:value-type="float">
            <text:p>0.251423</text:p>
          </table:table-cell>
          <table:table-cell office:value-type="float" office:value="0.407176" calcext:value-type="float">
            <text:p>0.407176</text:p>
          </table:table-cell>
          <table:table-cell office:value-type="float" office:value="0.839948" calcext:value-type="float">
            <text:p>0.839948</text:p>
          </table:table-cell>
          <table:table-cell office:value-type="float" office:value="0.858307" calcext:value-type="float">
            <text:p>0.858307</text:p>
          </table:table-cell>
          <table:table-cell office:value-type="float" office:value="0.365122" calcext:value-type="float">
            <text:p>0.365122</text:p>
          </table:table-cell>
          <table:table-cell office:value-type="float" office:value="0.625291" calcext:value-type="float">
            <text:p>0.625291</text:p>
          </table:table-cell>
          <table:table-cell office:value-type="float" office:value="0.43814" calcext:value-type="float">
            <text:p>0.43814</text:p>
          </table:table-cell>
          <table:table-cell office:value-type="float" office:value="0.138065" calcext:value-type="float">
            <text:p>0.138065</text:p>
          </table:table-cell>
          <table:table-cell office:value-type="float" office:value="0.333814" calcext:value-type="float">
            <text:p>0.333814</text:p>
          </table:table-cell>
          <table:table-cell office:value-type="float" office:value="0.148323" calcext:value-type="float">
            <text:p>0.148323</text:p>
          </table:table-cell>
          <table:table-cell office:value-type="float" office:value="0.404845" calcext:value-type="float">
            <text:p>0.404845</text:p>
          </table:table-cell>
          <table:table-cell office:value-type="float" office:value="0.532148" calcext:value-type="float">
            <text:p>0.532148</text:p>
          </table:table-cell>
          <table:table-cell office:value-type="float" office:value="1.69928" calcext:value-type="float">
            <text:p>1.69928</text:p>
          </table:table-cell>
          <table:table-cell office:value-type="float" office:value="1.46123" calcext:value-type="float">
            <text:p>1.46123</text:p>
          </table:table-cell>
          <table:table-cell office:value-type="float" office:value="1.31081" calcext:value-type="float">
            <text:p>1.31081</text:p>
          </table:table-cell>
          <table:table-cell office:value-type="float" office:value="0.241082" calcext:value-type="float">
            <text:p>0.241082</text:p>
          </table:table-cell>
          <table:table-cell office:value-type="float" office:value="0.67442" calcext:value-type="float">
            <text:p>0.67442</text:p>
          </table:table-cell>
          <table:table-cell office:value-type="float" office:value="0.72458" calcext:value-type="float">
            <text:p>0.72458</text:p>
          </table:table-cell>
          <table:table-cell office:value-type="float" office:value="0.138357" calcext:value-type="float">
            <text:p>0.138357</text:p>
          </table:table-cell>
          <table:table-cell office:value-type="float" office:value="1.28047" calcext:value-type="float">
            <text:p>1.28047</text:p>
          </table:table-cell>
          <table:table-cell office:value-type="float" office:value="1.84645" calcext:value-type="float">
            <text:p>1.84645</text:p>
          </table:table-cell>
          <table:table-cell office:value-type="float" office:value="0.716864" calcext:value-type="float">
            <text:p>0.716864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0.180053" calcext:value-type="float">
            <text:p>0.180053</text:p>
          </table:table-cell>
          <table:table-cell office:value-type="float" office:value="0.16008" calcext:value-type="float">
            <text:p>0.16008</text:p>
          </table:table-cell>
          <table:table-cell office:value-type="float" office:value="0.150089" calcext:value-type="float">
            <text:p>0.150089</text:p>
          </table:table-cell>
          <table:table-cell table:number-columns-repeated="36"/>
          <table:table-cell table:formula="of:=MIN([.A129:.BL129])" office:value-type="float" office:value="0.138065" calcext:value-type="float">
            <text:p>0.138065</text:p>
          </table:table-cell>
          <table:table-cell table:formula="of:=MAX([.A129:.BL129])" office:value-type="float" office:value="1.84645" calcext:value-type="float">
            <text:p>1.84645</text:p>
          </table:table-cell>
          <table:table-cell table:number-columns-repeated="7"/>
        </table:table-row>
        <table:table-row table:style-name="ro2">
          <table:table-cell office:value-type="float" office:value="0.281664" calcext:value-type="float">
            <text:p>0.281664</text:p>
          </table:table-cell>
          <table:table-cell office:value-type="float" office:value="0.311812" calcext:value-type="float">
            <text:p>0.311812</text:p>
          </table:table-cell>
          <table:table-cell office:value-type="float" office:value="0.333833" calcext:value-type="float">
            <text:p>0.333833</text:p>
          </table:table-cell>
          <table:table-cell office:value-type="float" office:value="0.272307" calcext:value-type="float">
            <text:p>0.272307</text:p>
          </table:table-cell>
          <table:table-cell office:value-type="float" office:value="0.279032" calcext:value-type="float">
            <text:p>0.279032</text:p>
          </table:table-cell>
          <table:table-cell office:value-type="float" office:value="0.338266" calcext:value-type="float">
            <text:p>0.338266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280057" calcext:value-type="float">
            <text:p>0.280057</text:p>
          </table:table-cell>
          <table:table-cell office:value-type="float" office:value="0.30835" calcext:value-type="float">
            <text:p>0.30835</text:p>
          </table:table-cell>
          <table:table-cell office:value-type="float" office:value="0.314136" calcext:value-type="float">
            <text:p>0.314136</text:p>
          </table:table-cell>
          <table:table-cell office:value-type="float" office:value="0.279981" calcext:value-type="float">
            <text:p>0.279981</text:p>
          </table:table-cell>
          <table:table-cell office:value-type="float" office:value="0.305594" calcext:value-type="float">
            <text:p>0.305594</text:p>
          </table:table-cell>
          <table:table-cell office:value-type="float" office:value="1.5682" calcext:value-type="float">
            <text:p>1.5682</text:p>
          </table:table-cell>
          <table:table-cell office:value-type="float" office:value="0.537904" calcext:value-type="float">
            <text:p>0.537904</text:p>
          </table:table-cell>
          <table:table-cell office:value-type="float" office:value="1.38233" calcext:value-type="float">
            <text:p>1.38233</text:p>
          </table:table-cell>
          <table:table-cell office:value-type="float" office:value="1.38568" calcext:value-type="float">
            <text:p>1.38568</text:p>
          </table:table-cell>
          <table:table-cell office:value-type="float" office:value="0.509163" calcext:value-type="float">
            <text:p>0.509163</text:p>
          </table:table-cell>
          <table:table-cell office:value-type="float" office:value="0.543648" calcext:value-type="float">
            <text:p>0.543648</text:p>
          </table:table-cell>
          <table:table-cell office:value-type="float" office:value="1.47747" calcext:value-type="float">
            <text:p>1.47747</text:p>
          </table:table-cell>
          <table:table-cell office:value-type="float" office:value="0.357021" calcext:value-type="float">
            <text:p>0.357021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1.22081" calcext:value-type="float">
            <text:p>1.22081</text:p>
          </table:table-cell>
          <table:table-cell office:value-type="float" office:value="1.30996" calcext:value-type="float">
            <text:p>1.30996</text:p>
          </table:table-cell>
          <table:table-cell office:value-type="float" office:value="1.65797" calcext:value-type="float">
            <text:p>1.65797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0757382" calcext:value-type="float">
            <text:p>0.0757382</text:p>
          </table:table-cell>
          <table:table-cell office:value-type="float" office:value="0.0771091" calcext:value-type="float">
            <text:p>0.0771091</text:p>
          </table:table-cell>
          <table:table-cell office:value-type="float" office:value="0.078305" calcext:value-type="float">
            <text:p>0.078305</text:p>
          </table:table-cell>
          <table:table-cell office:value-type="float" office:value="0.417679" calcext:value-type="float">
            <text:p>0.417679</text:p>
          </table:table-cell>
          <table:table-cell office:value-type="float" office:value="0.28796" calcext:value-type="float">
            <text:p>0.28796</text:p>
          </table:table-cell>
          <table:table-cell table:number-columns-repeated="36"/>
          <table:table-cell table:formula="of:=MIN([.A130:.BL130])" office:value-type="float" office:value="0.0757382" calcext:value-type="float">
            <text:p>0.0757382</text:p>
          </table:table-cell>
          <table:table-cell table:formula="of:=MAX([.A130:.BL130])" office:value-type="float" office:value="1.65797" calcext:value-type="float">
            <text:p>1.65797</text:p>
          </table:table-cell>
          <table:table-cell table:number-columns-repeated="7"/>
        </table:table-row>
        <table:table-row table:style-name="ro2">
          <table:table-cell office:value-type="float" office:value="0.21512" calcext:value-type="float">
            <text:p>0.21512</text:p>
          </table:table-cell>
          <table:table-cell office:value-type="float" office:value="0.272339" calcext:value-type="float">
            <text:p>0.272339</text:p>
          </table:table-cell>
          <table:table-cell office:value-type="float" office:value="0.309634" calcext:value-type="float">
            <text:p>0.309634</text:p>
          </table:table-cell>
          <table:table-cell office:value-type="float" office:value="0.310705" calcext:value-type="float">
            <text:p>0.310705</text:p>
          </table:table-cell>
          <table:table-cell office:value-type="float" office:value="0.28699" calcext:value-type="float">
            <text:p>0.28699</text:p>
          </table:table-cell>
          <table:table-cell office:value-type="float" office:value="0.303505" calcext:value-type="float">
            <text:p>0.303505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501949" calcext:value-type="float">
            <text:p>0.501949</text:p>
          </table:table-cell>
          <table:table-cell office:value-type="float" office:value="0.660848" calcext:value-type="float">
            <text:p>0.660848</text:p>
          </table:table-cell>
          <table:table-cell office:value-type="float" office:value="0.294017" calcext:value-type="float">
            <text:p>0.294017</text:p>
          </table:table-cell>
          <table:table-cell office:value-type="float" office:value="0.334048" calcext:value-type="float">
            <text:p>0.334048</text:p>
          </table:table-cell>
          <table:table-cell office:value-type="float" office:value="0.270638" calcext:value-type="float">
            <text:p>0.270638</text:p>
          </table:table-cell>
          <table:table-cell office:value-type="float" office:value="0.357725" calcext:value-type="float">
            <text:p>0.357725</text:p>
          </table:table-cell>
          <table:table-cell office:value-type="float" office:value="0.339545" calcext:value-type="float">
            <text:p>0.339545</text:p>
          </table:table-cell>
          <table:table-cell office:value-type="float" office:value="0.270556" calcext:value-type="float">
            <text:p>0.270556</text:p>
          </table:table-cell>
          <table:table-cell office:value-type="float" office:value="0.757583" calcext:value-type="float">
            <text:p>0.757583</text:p>
          </table:table-cell>
          <table:table-cell office:value-type="float" office:value="0.346113" calcext:value-type="float">
            <text:p>0.346113</text:p>
          </table:table-cell>
          <table:table-cell office:value-type="float" office:value="0.793126" calcext:value-type="float">
            <text:p>0.793126</text:p>
          </table:table-cell>
          <table:table-cell office:value-type="float" office:value="0.331129" calcext:value-type="float">
            <text:p>0.331129</text:p>
          </table:table-cell>
          <table:table-cell office:value-type="float" office:value="1.27972" calcext:value-type="float">
            <text:p>1.27972</text:p>
          </table:table-cell>
          <table:table-cell office:value-type="float" office:value="1.63957" calcext:value-type="float">
            <text:p>1.63957</text:p>
          </table:table-cell>
          <table:table-cell office:value-type="float" office:value="0.652553" calcext:value-type="float">
            <text:p>0.652553</text:p>
          </table:table-cell>
          <table:table-cell office:value-type="float" office:value="0.18846" calcext:value-type="float">
            <text:p>0.18846</text:p>
          </table:table-cell>
          <table:table-cell office:value-type="float" office:value="1.04903" calcext:value-type="float">
            <text:p>1.04903</text:p>
          </table:table-cell>
          <table:table-cell office:value-type="float" office:value="0.272464" calcext:value-type="float">
            <text:p>0.272464</text:p>
          </table:table-cell>
          <table:table-cell office:value-type="float" office:value="0.711256" calcext:value-type="float">
            <text:p>0.711256</text:p>
          </table:table-cell>
          <table:table-cell office:value-type="float" office:value="1.64725" calcext:value-type="float">
            <text:p>1.64725</text:p>
          </table:table-cell>
          <table:table-cell office:value-type="float" office:value="0.297517" calcext:value-type="float">
            <text:p>0.297517</text:p>
          </table:table-cell>
          <table:table-cell office:value-type="float" office:value="0.841958" calcext:value-type="float">
            <text:p>0.841958</text:p>
          </table:table-cell>
          <table:table-cell office:value-type="float" office:value="0.62564" calcext:value-type="float">
            <text:p>0.62564</text:p>
          </table:table-cell>
          <table:table-cell office:value-type="float" office:value="0.321605" calcext:value-type="float">
            <text:p>0.321605</text:p>
          </table:table-cell>
          <table:table-cell office:value-type="float" office:value="0.630332" calcext:value-type="float">
            <text:p>0.630332</text:p>
          </table:table-cell>
          <table:table-cell table:number-columns-repeated="36"/>
          <table:table-cell table:formula="of:=MIN([.A131:.BL131])" office:value-type="float" office:value="0.18846" calcext:value-type="float">
            <text:p>0.18846</text:p>
          </table:table-cell>
          <table:table-cell table:formula="of:=MAX([.A131:.BL131])" office:value-type="float" office:value="1.64725" calcext:value-type="float">
            <text:p>1.64725</text:p>
          </table:table-cell>
          <table:table-cell table:number-columns-repeated="7"/>
        </table:table-row>
        <table:table-row table:style-name="ro2">
          <table:table-cell office:value-type="float" office:value="0.237782" calcext:value-type="float">
            <text:p>0.237782</text:p>
          </table:table-cell>
          <table:table-cell office:value-type="float" office:value="0.25568" calcext:value-type="float">
            <text:p>0.25568</text:p>
          </table:table-cell>
          <table:table-cell office:value-type="float" office:value="0.293877" calcext:value-type="float">
            <text:p>0.293877</text:p>
          </table:table-cell>
          <table:table-cell office:value-type="float" office:value="0.298153" calcext:value-type="float">
            <text:p>0.298153</text:p>
          </table:table-cell>
          <table:table-cell office:value-type="float" office:value="0.350638" calcext:value-type="float">
            <text:p>0.350638</text:p>
          </table:table-cell>
          <table:table-cell office:value-type="float" office:value="0.644841" calcext:value-type="float">
            <text:p>0.644841</text:p>
          </table:table-cell>
          <table:table-cell office:value-type="float" office:value="0.639975" calcext:value-type="float">
            <text:p>0.639975</text:p>
          </table:table-cell>
          <table:table-cell office:value-type="float" office:value="0.362562" calcext:value-type="float">
            <text:p>0.362562</text:p>
          </table:table-cell>
          <table:table-cell office:value-type="float" office:value="0.692529" calcext:value-type="float">
            <text:p>0.692529</text:p>
          </table:table-cell>
          <table:table-cell office:value-type="float" office:value="0.637757" calcext:value-type="float">
            <text:p>0.637757</text:p>
          </table:table-cell>
          <table:table-cell office:value-type="float" office:value="0.874028" calcext:value-type="float">
            <text:p>0.874028</text:p>
          </table:table-cell>
          <table:table-cell office:value-type="float" office:value="0.566106" calcext:value-type="float">
            <text:p>0.566106</text:p>
          </table:table-cell>
          <table:table-cell office:value-type="float" office:value="0.69623" calcext:value-type="float">
            <text:p>0.69623</text:p>
          </table:table-cell>
          <table:table-cell office:value-type="float" office:value="0.975816" calcext:value-type="float">
            <text:p>0.975816</text:p>
          </table:table-cell>
          <table:table-cell office:value-type="float" office:value="0.827685" calcext:value-type="float">
            <text:p>0.827685</text:p>
          </table:table-cell>
          <table:table-cell office:value-type="float" office:value="1.15036" calcext:value-type="float">
            <text:p>1.15036</text:p>
          </table:table-cell>
          <table:table-cell office:value-type="float" office:value="0.801026" calcext:value-type="float">
            <text:p>0.801026</text:p>
          </table:table-cell>
          <table:table-cell office:value-type="float" office:value="0.362024" calcext:value-type="float">
            <text:p>0.362024</text:p>
          </table:table-cell>
          <table:table-cell office:value-type="float" office:value="0.766154" calcext:value-type="float">
            <text:p>0.766154</text:p>
          </table:table-cell>
          <table:table-cell office:value-type="float" office:value="0.784281" calcext:value-type="float">
            <text:p>0.784281</text:p>
          </table:table-cell>
          <table:table-cell office:value-type="float" office:value="0.891648" calcext:value-type="float">
            <text:p>0.891648</text:p>
          </table:table-cell>
          <table:table-cell office:value-type="float" office:value="0.898977" calcext:value-type="float">
            <text:p>0.898977</text:p>
          </table:table-cell>
          <table:table-cell office:value-type="float" office:value="1.46659" calcext:value-type="float">
            <text:p>1.46659</text:p>
          </table:table-cell>
          <table:table-cell office:value-type="float" office:value="0.91722" calcext:value-type="float">
            <text:p>0.91722</text:p>
          </table:table-cell>
          <table:table-cell office:value-type="float" office:value="0.48952" calcext:value-type="float">
            <text:p>0.48952</text:p>
          </table:table-cell>
          <table:table-cell office:value-type="float" office:value="0.50496" calcext:value-type="float">
            <text:p>0.50496</text:p>
          </table:table-cell>
          <table:table-cell office:value-type="float" office:value="0.968504" calcext:value-type="float">
            <text:p>0.968504</text:p>
          </table:table-cell>
          <table:table-cell office:value-type="float" office:value="0.84985" calcext:value-type="float">
            <text:p>0.84985</text:p>
          </table:table-cell>
          <table:table-cell office:value-type="float" office:value="0.665659" calcext:value-type="float">
            <text:p>0.665659</text:p>
          </table:table-cell>
          <table:table-cell office:value-type="float" office:value="2.03697" calcext:value-type="float">
            <text:p>2.03697</text:p>
          </table:table-cell>
          <table:table-cell office:value-type="float" office:value="1.38547" calcext:value-type="float">
            <text:p>1.38547</text:p>
          </table:table-cell>
          <table:table-cell office:value-type="float" office:value="0.911584" calcext:value-type="float">
            <text:p>0.911584</text:p>
          </table:table-cell>
          <table:table-cell table:number-columns-repeated="36"/>
          <table:table-cell table:formula="of:=MIN([.A132:.BL132])" office:value-type="float" office:value="0.237782" calcext:value-type="float">
            <text:p>0.237782</text:p>
          </table:table-cell>
          <table:table-cell table:formula="of:=MAX([.A132:.BL132])" office:value-type="float" office:value="2.03697" calcext:value-type="float">
            <text:p>2.03697</text:p>
          </table:table-cell>
          <table:table-cell table:number-columns-repeated="7"/>
        </table:table-row>
        <table:table-row table:style-name="ro2">
          <table:table-cell office:value-type="float" office:value="0.259283" calcext:value-type="float">
            <text:p>0.259283</text:p>
          </table:table-cell>
          <table:table-cell office:value-type="float" office:value="0.305837" calcext:value-type="float">
            <text:p>0.305837</text:p>
          </table:table-cell>
          <table:table-cell office:value-type="float" office:value="0.150537" calcext:value-type="float">
            <text:p>0.150537</text:p>
          </table:table-cell>
          <table:table-cell office:value-type="float" office:value="0.264973" calcext:value-type="float">
            <text:p>0.264973</text:p>
          </table:table-cell>
          <table:table-cell office:value-type="float" office:value="0.402562" calcext:value-type="float">
            <text:p>0.402562</text:p>
          </table:table-cell>
          <table:table-cell office:value-type="float" office:value="0.684014" calcext:value-type="float">
            <text:p>0.684014</text:p>
          </table:table-cell>
          <table:table-cell office:value-type="float" office:value="0.64934" calcext:value-type="float">
            <text:p>0.64934</text:p>
          </table:table-cell>
          <table:table-cell office:value-type="float" office:value="0.33915" calcext:value-type="float">
            <text:p>0.33915</text:p>
          </table:table-cell>
          <table:table-cell office:value-type="float" office:value="0.966951" calcext:value-type="float">
            <text:p>0.966951</text:p>
          </table:table-cell>
          <table:table-cell office:value-type="float" office:value="0.309112" calcext:value-type="float">
            <text:p>0.309112</text:p>
          </table:table-cell>
          <table:table-cell office:value-type="float" office:value="0.670499" calcext:value-type="float">
            <text:p>0.670499</text:p>
          </table:table-cell>
          <table:table-cell office:value-type="float" office:value="0.923668" calcext:value-type="float">
            <text:p>0.923668</text:p>
          </table:table-cell>
          <table:table-cell office:value-type="float" office:value="0.989928" calcext:value-type="float">
            <text:p>0.989928</text:p>
          </table:table-cell>
          <table:table-cell office:value-type="float" office:value="0.814348" calcext:value-type="float">
            <text:p>0.814348</text:p>
          </table:table-cell>
          <table:table-cell office:value-type="float" office:value="0.935906" calcext:value-type="float">
            <text:p>0.935906</text:p>
          </table:table-cell>
          <table:table-cell office:value-type="float" office:value="0.571009" calcext:value-type="float">
            <text:p>0.571009</text:p>
          </table:table-cell>
          <table:table-cell office:value-type="float" office:value="0.890191" calcext:value-type="float">
            <text:p>0.890191</text:p>
          </table:table-cell>
          <table:table-cell office:value-type="float" office:value="0.42072" calcext:value-type="float">
            <text:p>0.42072</text:p>
          </table:table-cell>
          <table:table-cell office:value-type="float" office:value="0.922807" calcext:value-type="float">
            <text:p>0.922807</text:p>
          </table:table-cell>
          <table:table-cell office:value-type="float" office:value="1.05726" calcext:value-type="float">
            <text:p>1.05726</text:p>
          </table:table-cell>
          <table:table-cell office:value-type="float" office:value="0.343166" calcext:value-type="float">
            <text:p>0.343166</text:p>
          </table:table-cell>
          <table:table-cell office:value-type="float" office:value="0.445571" calcext:value-type="float">
            <text:p>0.445571</text:p>
          </table:table-cell>
          <table:table-cell office:value-type="float" office:value="0.86186" calcext:value-type="float">
            <text:p>0.86186</text:p>
          </table:table-cell>
          <table:table-cell office:value-type="float" office:value="0.125976" calcext:value-type="float">
            <text:p>0.125976</text:p>
          </table:table-cell>
          <table:table-cell office:value-type="float" office:value="0.191232" calcext:value-type="float">
            <text:p>0.191232</text:p>
          </table:table-cell>
          <table:table-cell office:value-type="float" office:value="0.338201" calcext:value-type="float">
            <text:p>0.33820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0.1684" calcext:value-type="float">
            <text:p>0.1684</text:p>
          </table:table-cell>
          <table:table-cell office:value-type="float" office:value="1.20532" calcext:value-type="float">
            <text:p>1.20532</text:p>
          </table:table-cell>
          <table:table-cell office:value-type="float" office:value="1.05013" calcext:value-type="float">
            <text:p>1.05013</text:p>
          </table:table-cell>
          <table:table-cell office:value-type="float" office:value="0.802369" calcext:value-type="float">
            <text:p>0.802369</text:p>
          </table:table-cell>
          <table:table-cell office:value-type="float" office:value="0.06673" calcext:value-type="float">
            <text:p>0.06673</text:p>
          </table:table-cell>
          <table:table-cell table:number-columns-repeated="36"/>
          <table:table-cell table:formula="of:=MIN([.A133:.BL133])" office:value-type="float" office:value="0.06673" calcext:value-type="float">
            <text:p>0.06673</text:p>
          </table:table-cell>
          <table:table-cell table:formula="of:=MAX([.A133:.BL133])" office:value-type="float" office:value="1.20532" calcext:value-type="float">
            <text:p>1.20532</text:p>
          </table:table-cell>
          <table:table-cell table:number-columns-repeated="7"/>
        </table:table-row>
        <table:table-row table:style-name="ro2">
          <table:table-cell office:value-type="float" office:value="0.101203" calcext:value-type="float">
            <text:p>0.101203</text:p>
          </table:table-cell>
          <table:table-cell office:value-type="float" office:value="0.113756" calcext:value-type="float">
            <text:p>0.113756</text:p>
          </table:table-cell>
          <table:table-cell office:value-type="float" office:value="0.272475" calcext:value-type="float">
            <text:p>0.272475</text:p>
          </table:table-cell>
          <table:table-cell office:value-type="float" office:value="0.36531" calcext:value-type="float">
            <text:p>0.36531</text:p>
          </table:table-cell>
          <table:table-cell office:value-type="float" office:value="0.152338" calcext:value-type="float">
            <text:p>0.152338</text:p>
          </table:table-cell>
          <table:table-cell office:value-type="float" office:value="0.125749" calcext:value-type="float">
            <text:p>0.125749</text:p>
          </table:table-cell>
          <table:table-cell office:value-type="float" office:value="0.279192" calcext:value-type="float">
            <text:p>0.279192</text:p>
          </table:table-cell>
          <table:table-cell office:value-type="float" office:value="0.284815" calcext:value-type="float">
            <text:p>0.284815</text:p>
          </table:table-cell>
          <table:table-cell office:value-type="float" office:value="0.410077" calcext:value-type="float">
            <text:p>0.410077</text:p>
          </table:table-cell>
          <table:table-cell office:value-type="float" office:value="0.104132" calcext:value-type="float">
            <text:p>0.104132</text:p>
          </table:table-cell>
          <table:table-cell office:value-type="float" office:value="0.0928831" calcext:value-type="float">
            <text:p>0.0928831</text:p>
          </table:table-cell>
          <table:table-cell office:value-type="float" office:value="0.278035" calcext:value-type="float">
            <text:p>0.278035</text:p>
          </table:table-cell>
          <table:table-cell office:value-type="float" office:value="0.136727" calcext:value-type="float">
            <text:p>0.136727</text:p>
          </table:table-cell>
          <table:table-cell office:value-type="float" office:value="0.144173" calcext:value-type="float">
            <text:p>0.144173</text:p>
          </table:table-cell>
          <table:table-cell office:value-type="float" office:value="0.58672" calcext:value-type="float">
            <text:p>0.58672</text:p>
          </table:table-cell>
          <table:table-cell office:value-type="float" office:value="0.310659" calcext:value-type="float">
            <text:p>0.310659</text:p>
          </table:table-cell>
          <table:table-cell office:value-type="float" office:value="0.511646" calcext:value-type="float">
            <text:p>0.511646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1.36201" calcext:value-type="float">
            <text:p>1.36201</text:p>
          </table:table-cell>
          <table:table-cell office:value-type="float" office:value="0.345097" calcext:value-type="float">
            <text:p>0.345097</text:p>
          </table:table-cell>
          <table:table-cell office:value-type="float" office:value="1.01051" calcext:value-type="float">
            <text:p>1.01051</text:p>
          </table:table-cell>
          <table:table-cell office:value-type="float" office:value="0.458397" calcext:value-type="float">
            <text:p>0.458397</text:p>
          </table:table-cell>
          <table:table-cell office:value-type="float" office:value="1.32809" calcext:value-type="float">
            <text:p>1.32809</text:p>
          </table:table-cell>
          <table:table-cell office:value-type="float" office:value="0.248538" calcext:value-type="float">
            <text:p>0.248538</text:p>
          </table:table-cell>
          <table:table-cell office:value-type="float" office:value="0.357883" calcext:value-type="float">
            <text:p>0.357883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902484" calcext:value-type="float">
            <text:p>0.902484</text:p>
          </table:table-cell>
          <table:table-cell office:value-type="float" office:value="0.190705" calcext:value-type="float">
            <text:p>0.190705</text:p>
          </table:table-cell>
          <table:table-cell office:value-type="float" office:value="0.735066" calcext:value-type="float">
            <text:p>0.735066</text:p>
          </table:table-cell>
          <table:table-cell office:value-type="float" office:value="1.50701" calcext:value-type="float">
            <text:p>1.50701</text:p>
          </table:table-cell>
          <table:table-cell office:value-type="float" office:value="0.615875" calcext:value-type="float">
            <text:p>0.615875</text:p>
          </table:table-cell>
          <table:table-cell table:number-columns-repeated="36"/>
          <table:table-cell table:formula="of:=MIN([.A134:.BL134])" office:value-type="float" office:value="0.0928831" calcext:value-type="float">
            <text:p>0.0928831</text:p>
          </table:table-cell>
          <table:table-cell table:formula="of:=MAX([.A134:.BL134])" office:value-type="float" office:value="1.50701" calcext:value-type="float">
            <text:p>1.50701</text:p>
          </table:table-cell>
          <table:table-cell table:number-columns-repeated="7"/>
        </table:table-row>
        <table:table-row table:style-name="ro2">
          <table:table-cell office:value-type="float" office:value="0.245867" calcext:value-type="float">
            <text:p>0.245867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0.283194" calcext:value-type="float">
            <text:p>0.283194</text:p>
          </table:table-cell>
          <table:table-cell office:value-type="float" office:value="0.572291" calcext:value-type="float">
            <text:p>0.572291</text:p>
          </table:table-cell>
          <table:table-cell office:value-type="float" office:value="0.354939" calcext:value-type="float">
            <text:p>0.354939</text:p>
          </table:table-cell>
          <table:table-cell office:value-type="float" office:value="0.730406" calcext:value-type="float">
            <text:p>0.730406</text:p>
          </table:table-cell>
          <table:table-cell office:value-type="float" office:value="0.521194" calcext:value-type="float">
            <text:p>0.521194</text:p>
          </table:table-cell>
          <table:table-cell office:value-type="float" office:value="0.274378" calcext:value-type="float">
            <text:p>0.274378</text:p>
          </table:table-cell>
          <table:table-cell office:value-type="float" office:value="0.314123" calcext:value-type="float">
            <text:p>0.314123</text:p>
          </table:table-cell>
          <table:table-cell office:value-type="float" office:value="0.278804" calcext:value-type="float">
            <text:p>0.278804</text:p>
          </table:table-cell>
          <table:table-cell office:value-type="float" office:value="0.221291" calcext:value-type="float">
            <text:p>0.221291</text:p>
          </table:table-cell>
          <table:table-cell office:value-type="float" office:value="0.583506" calcext:value-type="float">
            <text:p>0.583506</text:p>
          </table:table-cell>
          <table:table-cell office:value-type="float" office:value="0.278703" calcext:value-type="float">
            <text:p>0.278703</text:p>
          </table:table-cell>
          <table:table-cell office:value-type="float" office:value="0.286473" calcext:value-type="float">
            <text:p>0.286473</text:p>
          </table:table-cell>
          <table:table-cell office:value-type="float" office:value="1.06957" calcext:value-type="float">
            <text:p>1.06957</text:p>
          </table:table-cell>
          <table:table-cell office:value-type="float" office:value="0.302962" calcext:value-type="float">
            <text:p>0.302962</text:p>
          </table:table-cell>
          <table:table-cell office:value-type="float" office:value="0.325985" calcext:value-type="float">
            <text:p>0.325985</text:p>
          </table:table-cell>
          <table:table-cell office:value-type="float" office:value="0.398051" calcext:value-type="float">
            <text:p>0.398051</text:p>
          </table:table-cell>
          <table:table-cell office:value-type="float" office:value="0.960219" calcext:value-type="float">
            <text:p>0.960219</text:p>
          </table:table-cell>
          <table:table-cell office:value-type="float" office:value="1.04665" calcext:value-type="float">
            <text:p>1.04665</text:p>
          </table:table-cell>
          <table:table-cell office:value-type="float" office:value="0.31282" calcext:value-type="float">
            <text:p>0.31282</text:p>
          </table:table-cell>
          <table:table-cell office:value-type="float" office:value="0.313891" calcext:value-type="float">
            <text:p>0.313891</text:p>
          </table:table-cell>
          <table:table-cell office:value-type="float" office:value="0.361777" calcext:value-type="float">
            <text:p>0.361777</text:p>
          </table:table-cell>
          <table:table-cell office:value-type="float" office:value="0.179433" calcext:value-type="float">
            <text:p>0.179433</text:p>
          </table:table-cell>
          <table:table-cell office:value-type="float" office:value="0.345643" calcext:value-type="float">
            <text:p>0.345643</text:p>
          </table:table-cell>
          <table:table-cell office:value-type="float" office:value="0.314371" calcext:value-type="float">
            <text:p>0.314371</text:p>
          </table:table-cell>
          <table:table-cell office:value-type="float" office:value="0.789305" calcext:value-type="float">
            <text:p>0.789305</text:p>
          </table:table-cell>
          <table:table-cell office:value-type="float" office:value="0.247943" calcext:value-type="float">
            <text:p>0.247943</text:p>
          </table:table-cell>
          <table:table-cell office:value-type="float" office:value="0.128946" calcext:value-type="float">
            <text:p>0.128946</text:p>
          </table:table-cell>
          <table:table-cell office:value-type="float" office:value="0.130619" calcext:value-type="float">
            <text:p>0.130619</text:p>
          </table:table-cell>
          <table:table-cell office:value-type="float" office:value="0.711936" calcext:value-type="float">
            <text:p>0.711936</text:p>
          </table:table-cell>
          <table:table-cell office:value-type="float" office:value="0.0759559" calcext:value-type="float">
            <text:p>0.0759559</text:p>
          </table:table-cell>
          <table:table-cell table:number-columns-repeated="36"/>
          <table:table-cell table:formula="of:=MIN([.A135:.BL135])" office:value-type="float" office:value="0.0759559" calcext:value-type="float">
            <text:p>0.0759559</text:p>
          </table:table-cell>
          <table:table-cell table:formula="of:=MAX([.A135:.BL135])" office:value-type="float" office:value="1.06957" calcext:value-type="float">
            <text:p>1.06957</text:p>
          </table:table-cell>
          <table:table-cell table:number-columns-repeated="7"/>
        </table:table-row>
        <table:table-row table:style-name="ro2">
          <table:table-cell office:value-type="float" office:value="0.159431" calcext:value-type="float">
            <text:p>0.159431</text:p>
          </table:table-cell>
          <table:table-cell office:value-type="float" office:value="0.159705" calcext:value-type="float">
            <text:p>0.159705</text:p>
          </table:table-cell>
          <table:table-cell office:value-type="float" office:value="0.258608" calcext:value-type="float">
            <text:p>0.258608</text:p>
          </table:table-cell>
          <table:table-cell office:value-type="float" office:value="0.259315" calcext:value-type="float">
            <text:p>0.259315</text:p>
          </table:table-cell>
          <table:table-cell office:value-type="float" office:value="0.289387" calcext:value-type="float">
            <text:p>0.289387</text:p>
          </table:table-cell>
          <table:table-cell office:value-type="float" office:value="0.295036" calcext:value-type="float">
            <text:p>0.295036</text:p>
          </table:table-cell>
          <table:table-cell office:value-type="float" office:value="0.329742" calcext:value-type="float">
            <text:p>0.329742</text:p>
          </table:table-cell>
          <table:table-cell office:value-type="float" office:value="0.294208" calcext:value-type="float">
            <text:p>0.294208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0.322468" calcext:value-type="float">
            <text:p>0.322468</text:p>
          </table:table-cell>
          <table:table-cell office:value-type="float" office:value="0.617659" calcext:value-type="float">
            <text:p>0.617659</text:p>
          </table:table-cell>
          <table:table-cell office:value-type="float" office:value="0.916221" calcext:value-type="float">
            <text:p>0.916221</text:p>
          </table:table-cell>
          <table:table-cell office:value-type="float" office:value="0.302831" calcext:value-type="float">
            <text:p>0.302831</text:p>
          </table:table-cell>
          <table:table-cell office:value-type="float" office:value="0.285557" calcext:value-type="float">
            <text:p>0.285557</text:p>
          </table:table-cell>
          <table:table-cell office:value-type="float" office:value="0.922132" calcext:value-type="float">
            <text:p>0.922132</text:p>
          </table:table-cell>
          <table:table-cell office:value-type="float" office:value="0.655121" calcext:value-type="float">
            <text:p>0.655121</text:p>
          </table:table-cell>
          <table:table-cell office:value-type="float" office:value="0.356251" calcext:value-type="float">
            <text:p>0.356251</text:p>
          </table:table-cell>
          <table:table-cell office:value-type="float" office:value="0.398303" calcext:value-type="float">
            <text:p>0.398303</text:p>
          </table:table-cell>
          <table:table-cell office:value-type="float" office:value="1.4655" calcext:value-type="float">
            <text:p>1.4655</text:p>
          </table:table-cell>
          <table:table-cell office:value-type="float" office:value="0.267434" calcext:value-type="float">
            <text:p>0.267434</text:p>
          </table:table-cell>
          <table:table-cell office:value-type="float" office:value="1.62947" calcext:value-type="float">
            <text:p>1.62947</text:p>
          </table:table-cell>
          <table:table-cell office:value-type="float" office:value="1.67521" calcext:value-type="float">
            <text:p>1.67521</text:p>
          </table:table-cell>
          <table:table-cell office:value-type="float" office:value="1.70574" calcext:value-type="float">
            <text:p>1.70574</text:p>
          </table:table-cell>
          <table:table-cell office:value-type="float" office:value="0.423809" calcext:value-type="float">
            <text:p>0.423809</text:p>
          </table:table-cell>
          <table:table-cell office:value-type="float" office:value="0.790113" calcext:value-type="float">
            <text:p>0.790113</text:p>
          </table:table-cell>
          <table:table-cell office:value-type="float" office:value="1.74864" calcext:value-type="float">
            <text:p>1.74864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17214" calcext:value-type="float">
            <text:p>1.17214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0.267331" calcext:value-type="float">
            <text:p>0.267331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926571" calcext:value-type="float">
            <text:p>0.0926571</text:p>
          </table:table-cell>
          <table:table-cell table:number-columns-repeated="36"/>
          <table:table-cell table:formula="of:=MIN([.A136:.BL136])" office:value-type="float" office:value="0.0926571" calcext:value-type="float">
            <text:p>0.0926571</text:p>
          </table:table-cell>
          <table:table-cell table:formula="of:=MAX([.A136:.BL136])" office:value-type="float" office:value="1.74864" calcext:value-type="float">
            <text:p>1.74864</text:p>
          </table:table-cell>
          <table:table-cell table:number-columns-repeated="7"/>
        </table:table-row>
        <table:table-row table:style-name="ro2">
          <table:table-cell office:value-type="float" office:value="0.271361" calcext:value-type="float">
            <text:p>0.271361</text:p>
          </table:table-cell>
          <table:table-cell office:value-type="float" office:value="0.218175" calcext:value-type="float">
            <text:p>0.218175</text:p>
          </table:table-cell>
          <table:table-cell office:value-type="float" office:value="0.302744" calcext:value-type="float">
            <text:p>0.302744</text:p>
          </table:table-cell>
          <table:table-cell office:value-type="float" office:value="0.609832" calcext:value-type="float">
            <text:p>0.609832</text:p>
          </table:table-cell>
          <table:table-cell office:value-type="float" office:value="0.410065" calcext:value-type="float">
            <text:p>0.410065</text:p>
          </table:table-cell>
          <table:table-cell office:value-type="float" office:value="0.370735" calcext:value-type="float">
            <text:p>0.37073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317511" calcext:value-type="float">
            <text:p>0.317511</text:p>
          </table:table-cell>
          <table:table-cell office:value-type="float" office:value="0.397316" calcext:value-type="float">
            <text:p>0.397316</text:p>
          </table:table-cell>
          <table:table-cell office:value-type="float" office:value="0.266218" calcext:value-type="float">
            <text:p>0.266218</text:p>
          </table:table-cell>
          <table:table-cell office:value-type="float" office:value="0.267588" calcext:value-type="float">
            <text:p>0.267588</text:p>
          </table:table-cell>
          <table:table-cell office:value-type="float" office:value="1.02088" calcext:value-type="float">
            <text:p>1.02088</text:p>
          </table:table-cell>
          <table:table-cell office:value-type="float" office:value="0.296719" calcext:value-type="float">
            <text:p>0.296719</text:p>
          </table:table-cell>
          <table:table-cell office:value-type="float" office:value="1.40678" calcext:value-type="float">
            <text:p>1.40678</text:p>
          </table:table-cell>
          <table:table-cell office:value-type="float" office:value="0.992294" calcext:value-type="float">
            <text:p>0.992294</text:p>
          </table:table-cell>
          <table:table-cell office:value-type="float" office:value="0.285212" calcext:value-type="float">
            <text:p>0.285212</text:p>
          </table:table-cell>
          <table:table-cell office:value-type="float" office:value="0.348597" calcext:value-type="float">
            <text:p>0.348597</text:p>
          </table:table-cell>
          <table:table-cell office:value-type="float" office:value="1.07599" calcext:value-type="float">
            <text:p>1.07599</text:p>
          </table:table-cell>
          <table:table-cell office:value-type="float" office:value="0.192048" calcext:value-type="float">
            <text:p>0.192048</text:p>
          </table:table-cell>
          <table:table-cell office:value-type="float" office:value="0.110089" calcext:value-type="float">
            <text:p>0.110089</text:p>
          </table:table-cell>
          <table:table-cell office:value-type="float" office:value="0.977043" calcext:value-type="float">
            <text:p>0.977043</text:p>
          </table:table-cell>
          <table:table-cell office:value-type="float" office:value="1.96613" calcext:value-type="float">
            <text:p>1.96613</text:p>
          </table:table-cell>
          <table:table-cell office:value-type="float" office:value="0.386608" calcext:value-type="float">
            <text:p>0.386608</text:p>
          </table:table-cell>
          <table:table-cell office:value-type="float" office:value="0.306453" calcext:value-type="float">
            <text:p>0.306453</text:p>
          </table:table-cell>
          <table:table-cell office:value-type="float" office:value="0.302678" calcext:value-type="float">
            <text:p>0.302678</text:p>
          </table:table-cell>
          <table:table-cell office:value-type="float" office:value="1.64227" calcext:value-type="float">
            <text:p>1.64227</text:p>
          </table:table-cell>
          <table:table-cell office:value-type="float" office:value="1.28182" calcext:value-type="float">
            <text:p>1.28182</text:p>
          </table:table-cell>
          <table:table-cell office:value-type="float" office:value="0.295463" calcext:value-type="float">
            <text:p>0.295463</text:p>
          </table:table-cell>
          <table:table-cell office:value-type="float" office:value="0.327866" calcext:value-type="float">
            <text:p>0.327866</text:p>
          </table:table-cell>
          <table:table-cell office:value-type="float" office:value="1.03632" calcext:value-type="float">
            <text:p>1.03632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0.759706" calcext:value-type="float">
            <text:p>0.759706</text:p>
          </table:table-cell>
          <table:table-cell table:number-columns-repeated="36"/>
          <table:table-cell table:formula="of:=MIN([.A137:.BL137])" office:value-type="float" office:value="0.110089" calcext:value-type="float">
            <text:p>0.110089</text:p>
          </table:table-cell>
          <table:table-cell table:formula="of:=MAX([.A137:.BL137])" office:value-type="float" office:value="1.96613" calcext:value-type="float">
            <text:p>1.96613</text:p>
          </table:table-cell>
          <table:table-cell table:number-columns-repeated="7"/>
        </table:table-row>
        <table:table-row table:style-name="ro2">
          <table:table-cell office:value-type="float" office:value="0.282196" calcext:value-type="float">
            <text:p>0.282196</text:p>
          </table:table-cell>
          <table:table-cell office:value-type="float" office:value="0.344023" calcext:value-type="float">
            <text:p>0.344023</text:p>
          </table:table-cell>
          <table:table-cell office:value-type="float" office:value="0.245518" calcext:value-type="float">
            <text:p>0.245518</text:p>
          </table:table-cell>
          <table:table-cell office:value-type="float" office:value="0.281348" calcext:value-type="float">
            <text:p>0.281348</text:p>
          </table:table-cell>
          <table:table-cell office:value-type="float" office:value="0.584169" calcext:value-type="float">
            <text:p>0.584169</text:p>
          </table:table-cell>
          <table:table-cell office:value-type="float" office:value="0.595863" calcext:value-type="float">
            <text:p>0.595863</text:p>
          </table:table-cell>
          <table:table-cell office:value-type="float" office:value="0.280982" calcext:value-type="float">
            <text:p>0.280982</text:p>
          </table:table-cell>
          <table:table-cell office:value-type="float" office:value="0.343953" calcext:value-type="float">
            <text:p>0.343953</text:p>
          </table:table-cell>
          <table:table-cell office:value-type="float" office:value="0.289702" calcext:value-type="float">
            <text:p>0.289702</text:p>
          </table:table-cell>
          <table:table-cell office:value-type="float" office:value="0.354789" calcext:value-type="float">
            <text:p>0.354789</text:p>
          </table:table-cell>
          <table:table-cell office:value-type="float" office:value="0.528328" calcext:value-type="float">
            <text:p>0.528328</text:p>
          </table:table-cell>
          <table:table-cell office:value-type="float" office:value="0.56439" calcext:value-type="float">
            <text:p>0.56439</text:p>
          </table:table-cell>
          <table:table-cell office:value-type="float" office:value="0.916391" calcext:value-type="float">
            <text:p>0.916391</text:p>
          </table:table-cell>
          <table:table-cell office:value-type="float" office:value="0.675818" calcext:value-type="float">
            <text:p>0.675818</text:p>
          </table:table-cell>
          <table:table-cell office:value-type="float" office:value="0.302498" calcext:value-type="float">
            <text:p>0.302498</text:p>
          </table:table-cell>
          <table:table-cell office:value-type="float" office:value="0.750111" calcext:value-type="float">
            <text:p>0.750111</text:p>
          </table:table-cell>
          <table:table-cell office:value-type="float" office:value="0.353815" calcext:value-type="float">
            <text:p>0.353815</text:p>
          </table:table-cell>
          <table:table-cell office:value-type="float" office:value="0.795602" calcext:value-type="float">
            <text:p>0.795602</text:p>
          </table:table-cell>
          <table:table-cell office:value-type="float" office:value="0.706505" calcext:value-type="float">
            <text:p>0.706505</text:p>
          </table:table-cell>
          <table:table-cell office:value-type="float" office:value="0.443624" calcext:value-type="float">
            <text:p>0.443624</text:p>
          </table:table-cell>
          <table:table-cell office:value-type="float" office:value="0.411949" calcext:value-type="float">
            <text:p>0.411949</text:p>
          </table:table-cell>
          <table:table-cell office:value-type="float" office:value="0.367394" calcext:value-type="float">
            <text:p>0.367394</text:p>
          </table:table-cell>
          <table:table-cell office:value-type="float" office:value="0.355121" calcext:value-type="float">
            <text:p>0.355121</text:p>
          </table:table-cell>
          <table:table-cell office:value-type="float" office:value="0.413077" calcext:value-type="float">
            <text:p>0.413077</text:p>
          </table:table-cell>
          <table:table-cell office:value-type="float" office:value="0.323811" calcext:value-type="float">
            <text:p>0.323811</text:p>
          </table:table-cell>
          <table:table-cell office:value-type="float" office:value="0.341019" calcext:value-type="float">
            <text:p>0.341019</text:p>
          </table:table-cell>
          <table:table-cell office:value-type="float" office:value="0.209475" calcext:value-type="float">
            <text:p>0.209475</text:p>
          </table:table-cell>
          <table:table-cell office:value-type="float" office:value="1.04935" calcext:value-type="float">
            <text:p>1.04935</text:p>
          </table:table-cell>
          <table:table-cell office:value-type="float" office:value="0.737006" calcext:value-type="float">
            <text:p>0.737006</text:p>
          </table:table-cell>
          <table:table-cell office:value-type="float" office:value="1.15211" calcext:value-type="float">
            <text:p>1.15211</text:p>
          </table:table-cell>
          <table:table-cell office:value-type="float" office:value="1.0867" calcext:value-type="float">
            <text:p>1.0867</text:p>
          </table:table-cell>
          <table:table-cell office:value-type="float" office:value="0.8302" calcext:value-type="float">
            <text:p>0.8302</text:p>
          </table:table-cell>
          <table:table-cell table:number-columns-repeated="36"/>
          <table:table-cell table:formula="of:=MIN([.A138:.BL138])" office:value-type="float" office:value="0.209475" calcext:value-type="float">
            <text:p>0.209475</text:p>
          </table:table-cell>
          <table:table-cell table:formula="of:=MAX([.A138:.BL138])" office:value-type="float" office:value="1.15211" calcext:value-type="float">
            <text:p>1.15211</text:p>
          </table:table-cell>
          <table:table-cell table:number-columns-repeated="7"/>
        </table:table-row>
        <table:table-row table:style-name="ro2">
          <table:table-cell office:value-type="float" office:value="0.251927" calcext:value-type="float">
            <text:p>0.251927</text:p>
          </table:table-cell>
          <table:table-cell office:value-type="float" office:value="0.218886" calcext:value-type="float">
            <text:p>0.218886</text:p>
          </table:table-cell>
          <table:table-cell office:value-type="float" office:value="0.304852" calcext:value-type="float">
            <text:p>0.304852</text:p>
          </table:table-cell>
          <table:table-cell office:value-type="float" office:value="0.626844" calcext:value-type="float">
            <text:p>0.626844</text:p>
          </table:table-cell>
          <table:table-cell office:value-type="float" office:value="0.386027" calcext:value-type="float">
            <text:p>0.386027</text:p>
          </table:table-cell>
          <table:table-cell office:value-type="float" office:value="0.299157" calcext:value-type="float">
            <text:p>0.299157</text:p>
          </table:table-cell>
          <table:table-cell office:value-type="float" office:value="0.279573" calcext:value-type="float">
            <text:p>0.279573</text:p>
          </table:table-cell>
          <table:table-cell office:value-type="float" office:value="0.610238" calcext:value-type="float">
            <text:p>0.610238</text:p>
          </table:table-cell>
          <table:table-cell office:value-type="float" office:value="0.312517" calcext:value-type="float">
            <text:p>0.312517</text:p>
          </table:table-cell>
          <table:table-cell office:value-type="float" office:value="0.351939" calcext:value-type="float">
            <text:p>0.351939</text:p>
          </table:table-cell>
          <table:table-cell office:value-type="float" office:value="0.295064" calcext:value-type="float">
            <text:p>0.295064</text:p>
          </table:table-cell>
          <table:table-cell office:value-type="float" office:value="0.342157" calcext:value-type="float">
            <text:p>0.342157</text:p>
          </table:table-cell>
          <table:table-cell office:value-type="float" office:value="0.507688" calcext:value-type="float">
            <text:p>0.507688</text:p>
          </table:table-cell>
          <table:table-cell office:value-type="float" office:value="0.337063" calcext:value-type="float">
            <text:p>0.337063</text:p>
          </table:table-cell>
          <table:table-cell office:value-type="float" office:value="1.51139" calcext:value-type="float">
            <text:p>1.51139</text:p>
          </table:table-cell>
          <table:table-cell office:value-type="float" office:value="1.32035" calcext:value-type="float">
            <text:p>1.32035</text:p>
          </table:table-cell>
          <table:table-cell office:value-type="float" office:value="0.333381" calcext:value-type="float">
            <text:p>0.333381</text:p>
          </table:table-cell>
          <table:table-cell office:value-type="float" office:value="1.58244" calcext:value-type="float">
            <text:p>1.58244</text:p>
          </table:table-cell>
          <table:table-cell office:value-type="float" office:value="1.13355" calcext:value-type="float">
            <text:p>1.13355</text:p>
          </table:table-cell>
          <table:table-cell office:value-type="float" office:value="0.24077" calcext:value-type="float">
            <text:p>0.24077</text:p>
          </table:table-cell>
          <table:table-cell office:value-type="float" office:value="0.800872" calcext:value-type="float">
            <text:p>0.800872</text:p>
          </table:table-cell>
          <table:table-cell office:value-type="float" office:value="1.28852" calcext:value-type="float">
            <text:p>1.28852</text:p>
          </table:table-cell>
          <table:table-cell office:value-type="float" office:value="1.44156" calcext:value-type="float">
            <text:p>1.44156</text:p>
          </table:table-cell>
          <table:table-cell office:value-type="float" office:value="0.708628" calcext:value-type="float">
            <text:p>0.708628</text:p>
          </table:table-cell>
          <table:table-cell office:value-type="float" office:value="0.275242" calcext:value-type="float">
            <text:p>0.275242</text:p>
          </table:table-cell>
          <table:table-cell office:value-type="float" office:value="0.28898" calcext:value-type="float">
            <text:p>0.28898</text:p>
          </table:table-cell>
          <table:table-cell office:value-type="float" office:value="1.25319" calcext:value-type="float">
            <text:p>1.25319</text:p>
          </table:table-cell>
          <table:table-cell office:value-type="float" office:value="1.1601" calcext:value-type="float">
            <text:p>1.1601</text:p>
          </table:table-cell>
          <table:table-cell office:value-type="float" office:value="1.28029" calcext:value-type="float">
            <text:p>1.28029</text:p>
          </table:table-cell>
          <table:table-cell office:value-type="float" office:value="0.911238" calcext:value-type="float">
            <text:p>0.911238</text:p>
          </table:table-cell>
          <table:table-cell office:value-type="float" office:value="0.930045" calcext:value-type="float">
            <text:p>0.930045</text:p>
          </table:table-cell>
          <table:table-cell office:value-type="float" office:value="1.10787" calcext:value-type="float">
            <text:p>1.10787</text:p>
          </table:table-cell>
          <table:table-cell table:number-columns-repeated="36"/>
          <table:table-cell table:formula="of:=MIN([.A139:.BL139])" office:value-type="float" office:value="0.218886" calcext:value-type="float">
            <text:p>0.218886</text:p>
          </table:table-cell>
          <table:table-cell table:formula="of:=MAX([.A139:.BL139])" office:value-type="float" office:value="1.58244" calcext:value-type="float">
            <text:p>1.58244</text:p>
          </table:table-cell>
          <table:table-cell table:number-columns-repeated="7"/>
        </table:table-row>
        <table:table-row table:style-name="ro2">
          <table:table-cell office:value-type="float" office:value="0.280995" calcext:value-type="float">
            <text:p>0.280995</text:p>
          </table:table-cell>
          <table:table-cell office:value-type="float" office:value="0.282352" calcext:value-type="float">
            <text:p>0.282352</text:p>
          </table:table-cell>
          <table:table-cell office:value-type="float" office:value="0.285759" calcext:value-type="float">
            <text:p>0.285759</text:p>
          </table:table-cell>
          <table:table-cell office:value-type="float" office:value="0.232443" calcext:value-type="float">
            <text:p>0.232443</text:p>
          </table:table-cell>
          <table:table-cell office:value-type="float" office:value="0.170425" calcext:value-type="float">
            <text:p>0.170425</text:p>
          </table:table-cell>
          <table:table-cell office:value-type="float" office:value="0.244249" calcext:value-type="float">
            <text:p>0.244249</text:p>
          </table:table-cell>
          <table:table-cell office:value-type="float" office:value="0.217705" calcext:value-type="float">
            <text:p>0.217705</text:p>
          </table:table-cell>
          <table:table-cell office:value-type="float" office:value="0.750975" calcext:value-type="float">
            <text:p>0.750975</text:p>
          </table:table-cell>
          <table:table-cell office:value-type="float" office:value="0.219133" calcext:value-type="float">
            <text:p>0.219133</text:p>
          </table:table-cell>
          <table:table-cell office:value-type="float" office:value="1.56837" calcext:value-type="float">
            <text:p>1.56837</text:p>
          </table:table-cell>
          <table:table-cell office:value-type="float" office:value="1.32857" calcext:value-type="float">
            <text:p>1.32857</text:p>
          </table:table-cell>
          <table:table-cell office:value-type="float" office:value="1.33431" calcext:value-type="float">
            <text:p>1.33431</text:p>
          </table:table-cell>
          <table:table-cell office:value-type="float" office:value="1.05133" calcext:value-type="float">
            <text:p>1.05133</text:p>
          </table:table-cell>
          <table:table-cell office:value-type="float" office:value="0.319784" calcext:value-type="float">
            <text:p>0.319784</text:p>
          </table:table-cell>
          <table:table-cell office:value-type="float" office:value="0.330521" calcext:value-type="float">
            <text:p>0.330521</text:p>
          </table:table-cell>
          <table:table-cell office:value-type="float" office:value="0.627664" calcext:value-type="float">
            <text:p>0.627664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1.40898" calcext:value-type="float">
            <text:p>1.40898</text:p>
          </table:table-cell>
          <table:table-cell office:value-type="float" office:value="0.658298" calcext:value-type="float">
            <text:p>0.658298</text:p>
          </table:table-cell>
          <table:table-cell office:value-type="float" office:value="1.46806" calcext:value-type="float">
            <text:p>1.46806</text:p>
          </table:table-cell>
          <table:table-cell office:value-type="float" office:value="1.19287" calcext:value-type="float">
            <text:p>1.19287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02066" calcext:value-type="float">
            <text:p>1.02066</text:p>
          </table:table-cell>
          <table:table-cell office:value-type="float" office:value="0.212606" calcext:value-type="float">
            <text:p>0.212606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0.745243" calcext:value-type="float">
            <text:p>0.745243</text:p>
          </table:table-cell>
          <table:table-cell office:value-type="float" office:value="0.764291" calcext:value-type="float">
            <text:p>0.764291</text:p>
          </table:table-cell>
          <table:table-cell office:value-type="float" office:value="1.12735" calcext:value-type="float">
            <text:p>1.12735</text:p>
          </table:table-cell>
          <table:table-cell office:value-type="float" office:value="0.841755" calcext:value-type="float">
            <text:p>0.841755</text:p>
          </table:table-cell>
          <table:table-cell office:value-type="float" office:value="0.623686" calcext:value-type="float">
            <text:p>0.623686</text:p>
          </table:table-cell>
          <table:table-cell office:value-type="float" office:value="0.608744" calcext:value-type="float">
            <text:p>0.608744</text:p>
          </table:table-cell>
          <table:table-cell office:value-type="float" office:value="0.0772641" calcext:value-type="float">
            <text:p>0.0772641</text:p>
          </table:table-cell>
          <table:table-cell table:number-columns-repeated="36"/>
          <table:table-cell table:formula="of:=MIN([.A140:.BL140])" office:value-type="float" office:value="0.0772641" calcext:value-type="float">
            <text:p>0.0772641</text:p>
          </table:table-cell>
          <table:table-cell table:formula="of:=MAX([.A140:.BL140])" office:value-type="float" office:value="1.68365" calcext:value-type="float">
            <text:p>1.68365</text:p>
          </table:table-cell>
          <table:table-cell table:number-columns-repeated="7"/>
        </table:table-row>
        <table:table-row table:style-name="ro2">
          <table:table-cell office:value-type="float" office:value="0.244899" calcext:value-type="float">
            <text:p>0.244899</text:p>
          </table:table-cell>
          <table:table-cell office:value-type="float" office:value="0.272865" calcext:value-type="float">
            <text:p>0.272865</text:p>
          </table:table-cell>
          <table:table-cell office:value-type="float" office:value="0.295083" calcext:value-type="float">
            <text:p>0.295083</text:p>
          </table:table-cell>
          <table:table-cell office:value-type="float" office:value="0.165728" calcext:value-type="float">
            <text:p>0.165728</text:p>
          </table:table-cell>
          <table:table-cell office:value-type="float" office:value="0.707908" calcext:value-type="float">
            <text:p>0.707908</text:p>
          </table:table-cell>
          <table:table-cell office:value-type="float" office:value="0.323708" calcext:value-type="float">
            <text:p>0.323708</text:p>
          </table:table-cell>
          <table:table-cell office:value-type="float" office:value="0.33421" calcext:value-type="float">
            <text:p>0.33421</text:p>
          </table:table-cell>
          <table:table-cell office:value-type="float" office:value="0.258387" calcext:value-type="float">
            <text:p>0.258387</text:p>
          </table:table-cell>
          <table:table-cell office:value-type="float" office:value="0.233358" calcext:value-type="float">
            <text:p>0.233358</text:p>
          </table:table-cell>
          <table:table-cell office:value-type="float" office:value="0.264181" calcext:value-type="float">
            <text:p>0.264181</text:p>
          </table:table-cell>
          <table:table-cell office:value-type="float" office:value="0.308041" calcext:value-type="float">
            <text:p>0.308041</text:p>
          </table:table-cell>
          <table:table-cell office:value-type="float" office:value="0.313226" calcext:value-type="float">
            <text:p>0.313226</text:p>
          </table:table-cell>
          <table:table-cell office:value-type="float" office:value="0.335781" calcext:value-type="float">
            <text:p>0.335781</text:p>
          </table:table-cell>
          <table:table-cell office:value-type="float" office:value="1.00391" calcext:value-type="float">
            <text:p>1.00391</text:p>
          </table:table-cell>
          <table:table-cell office:value-type="float" office:value="0.873485" calcext:value-type="float">
            <text:p>0.873485</text:p>
          </table:table-cell>
          <table:table-cell office:value-type="float" office:value="1.34772" calcext:value-type="float">
            <text:p>1.34772</text:p>
          </table:table-cell>
          <table:table-cell office:value-type="float" office:value="0.237487" calcext:value-type="float">
            <text:p>0.237487</text:p>
          </table:table-cell>
          <table:table-cell office:value-type="float" office:value="0.812844" calcext:value-type="float">
            <text:p>0.812844</text:p>
          </table:table-cell>
          <table:table-cell office:value-type="float" office:value="1.80828" calcext:value-type="float">
            <text:p>1.80828</text:p>
          </table:table-cell>
          <table:table-cell office:value-type="float" office:value="1.33051" calcext:value-type="float">
            <text:p>1.33051</text:p>
          </table:table-cell>
          <table:table-cell office:value-type="float" office:value="1.05432" calcext:value-type="float">
            <text:p>1.05432</text:p>
          </table:table-cell>
          <table:table-cell office:value-type="float" office:value="1.24795" calcext:value-type="float">
            <text:p>1.24795</text:p>
          </table:table-cell>
          <table:table-cell office:value-type="float" office:value="0.595383" calcext:value-type="float">
            <text:p>0.595383</text:p>
          </table:table-cell>
          <table:table-cell office:value-type="float" office:value="0.619807" calcext:value-type="float">
            <text:p>0.619807</text:p>
          </table:table-cell>
          <table:table-cell office:value-type="float" office:value="0.656937" calcext:value-type="float">
            <text:p>0.656937</text:p>
          </table:table-cell>
          <table:table-cell office:value-type="float" office:value="0.434426" calcext:value-type="float">
            <text:p>0.434426</text:p>
          </table:table-cell>
          <table:table-cell office:value-type="float" office:value="1.16653" calcext:value-type="float">
            <text:p>1.16653</text:p>
          </table:table-cell>
          <table:table-cell office:value-type="float" office:value="1.89924" calcext:value-type="float">
            <text:p>1.89924</text:p>
          </table:table-cell>
          <table:table-cell office:value-type="float" office:value="2.14793" calcext:value-type="float">
            <text:p>2.14793</text:p>
          </table:table-cell>
          <table:table-cell office:value-type="float" office:value="1.20053" calcext:value-type="float">
            <text:p>1.20053</text:p>
          </table:table-cell>
          <table:table-cell office:value-type="float" office:value="0.802266" calcext:value-type="float">
            <text:p>0.802266</text:p>
          </table:table-cell>
          <table:table-cell office:value-type="float" office:value="0.781346" calcext:value-type="float">
            <text:p>0.781346</text:p>
          </table:table-cell>
          <table:table-cell table:number-columns-repeated="36"/>
          <table:table-cell table:formula="of:=MIN([.A141:.BL141])" office:value-type="float" office:value="0.165728" calcext:value-type="float">
            <text:p>0.165728</text:p>
          </table:table-cell>
          <table:table-cell table:formula="of:=MAX([.A141:.BL141])" office:value-type="float" office:value="2.14793" calcext:value-type="float">
            <text:p>2.14793</text:p>
          </table:table-cell>
          <table:table-cell table:number-columns-repeated="7"/>
        </table:table-row>
        <table:table-row table:style-name="ro2">
          <table:table-cell office:value-type="float" office:value="0.320318" calcext:value-type="float">
            <text:p>0.320318</text:p>
          </table:table-cell>
          <table:table-cell office:value-type="float" office:value="0.316022" calcext:value-type="float">
            <text:p>0.316022</text:p>
          </table:table-cell>
          <table:table-cell office:value-type="float" office:value="0.219871" calcext:value-type="float">
            <text:p>0.219871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0.32126" calcext:value-type="float">
            <text:p>0.32126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86816" calcext:value-type="float">
            <text:p>0.86816</text:p>
          </table:table-cell>
          <table:table-cell office:value-type="float" office:value="0.672027" calcext:value-type="float">
            <text:p>0.672027</text:p>
          </table:table-cell>
          <table:table-cell office:value-type="float" office:value="0.359737" calcext:value-type="float">
            <text:p>0.359737</text:p>
          </table:table-cell>
          <table:table-cell office:value-type="float" office:value="0.433336" calcext:value-type="float">
            <text:p>0.433336</text:p>
          </table:table-cell>
          <table:table-cell office:value-type="float" office:value="0.309766" calcext:value-type="float">
            <text:p>0.309766</text:p>
          </table:table-cell>
          <table:table-cell office:value-type="float" office:value="1.29106" calcext:value-type="float">
            <text:p>1.29106</text:p>
          </table:table-cell>
          <table:table-cell office:value-type="float" office:value="0.732499" calcext:value-type="float">
            <text:p>0.732499</text:p>
          </table:table-cell>
          <table:table-cell office:value-type="float" office:value="0.489229" calcext:value-type="float">
            <text:p>0.489229</text:p>
          </table:table-cell>
          <table:table-cell office:value-type="float" office:value="0.489261" calcext:value-type="float">
            <text:p>0.489261</text:p>
          </table:table-cell>
          <table:table-cell office:value-type="float" office:value="0.889679" calcext:value-type="float">
            <text:p>0.889679</text:p>
          </table:table-cell>
          <table:table-cell office:value-type="float" office:value="0.765248" calcext:value-type="float">
            <text:p>0.765248</text:p>
          </table:table-cell>
          <table:table-cell office:value-type="float" office:value="0.816274" calcext:value-type="float">
            <text:p>0.816274</text:p>
          </table:table-cell>
          <table:table-cell office:value-type="float" office:value="1.20488" calcext:value-type="float">
            <text:p>1.20488</text:p>
          </table:table-cell>
          <table:table-cell office:value-type="float" office:value="0.794336" calcext:value-type="float">
            <text:p>0.794336</text:p>
          </table:table-cell>
          <table:table-cell office:value-type="float" office:value="0.69923" calcext:value-type="float">
            <text:p>0.69923</text:p>
          </table:table-cell>
          <table:table-cell office:value-type="float" office:value="0.552653" calcext:value-type="float">
            <text:p>0.552653</text:p>
          </table:table-cell>
          <table:table-cell office:value-type="float" office:value="1.66599" calcext:value-type="float">
            <text:p>1.66599</text:p>
          </table:table-cell>
          <table:table-cell office:value-type="float" office:value="1.45498" calcext:value-type="float">
            <text:p>1.45498</text:p>
          </table:table-cell>
          <table:table-cell office:value-type="float" office:value="1.38017" calcext:value-type="float">
            <text:p>1.38017</text:p>
          </table:table-cell>
          <table:table-cell office:value-type="float" office:value="0.571434" calcext:value-type="float">
            <text:p>0.571434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1.25839" calcext:value-type="float">
            <text:p>1.25839</text:p>
          </table:table-cell>
          <table:table-cell office:value-type="float" office:value="0.667883" calcext:value-type="float">
            <text:p>0.667883</text:p>
          </table:table-cell>
          <table:table-cell office:value-type="float" office:value="1.14095" calcext:value-type="float">
            <text:p>1.14095</text:p>
          </table:table-cell>
          <table:table-cell office:value-type="float" office:value="1.35938" calcext:value-type="float">
            <text:p>1.35938</text:p>
          </table:table-cell>
          <table:table-cell office:value-type="float" office:value="0.135757" calcext:value-type="float">
            <text:p>0.135757</text:p>
          </table:table-cell>
          <table:table-cell table:number-columns-repeated="36"/>
          <table:table-cell table:formula="of:=MIN([.A142:.BL142])" office:value-type="float" office:value="0.135757" calcext:value-type="float">
            <text:p>0.135757</text:p>
          </table:table-cell>
          <table:table-cell table:formula="of:=MAX([.A142:.BL142])" office:value-type="float" office:value="1.66599" calcext:value-type="float">
            <text:p>1.66599</text:p>
          </table:table-cell>
          <table:table-cell table:number-columns-repeated="7"/>
        </table:table-row>
        <table:table-row table:style-name="ro2">
          <table:table-cell office:value-type="float" office:value="0.249253" calcext:value-type="float">
            <text:p>0.249253</text:p>
          </table:table-cell>
          <table:table-cell office:value-type="float" office:value="0.383053" calcext:value-type="float">
            <text:p>0.383053</text:p>
          </table:table-cell>
          <table:table-cell office:value-type="float" office:value="0.228848" calcext:value-type="float">
            <text:p>0.228848</text:p>
          </table:table-cell>
          <table:table-cell office:value-type="float" office:value="0.284688" calcext:value-type="float">
            <text:p>0.284688</text:p>
          </table:table-cell>
          <table:table-cell office:value-type="float" office:value="0.308581" calcext:value-type="float">
            <text:p>0.308581</text:p>
          </table:table-cell>
          <table:table-cell office:value-type="float" office:value="0.391793" calcext:value-type="float">
            <text:p>0.391793</text:p>
          </table:table-cell>
          <table:table-cell office:value-type="float" office:value="0.803314" calcext:value-type="float">
            <text:p>0.803314</text:p>
          </table:table-cell>
          <table:table-cell office:value-type="float" office:value="0.8459" calcext:value-type="float">
            <text:p>0.8459</text:p>
          </table:table-cell>
          <table:table-cell office:value-type="float" office:value="0.648085" calcext:value-type="float">
            <text:p>0.648085</text:p>
          </table:table-cell>
          <table:table-cell office:value-type="float" office:value="0.411267" calcext:value-type="float">
            <text:p>0.411267</text:p>
          </table:table-cell>
          <table:table-cell office:value-type="float" office:value="0.313586" calcext:value-type="float">
            <text:p>0.313586</text:p>
          </table:table-cell>
          <table:table-cell office:value-type="float" office:value="0.349805" calcext:value-type="float">
            <text:p>0.349805</text:p>
          </table:table-cell>
          <table:table-cell office:value-type="float" office:value="0.93382" calcext:value-type="float">
            <text:p>0.93382</text:p>
          </table:table-cell>
          <table:table-cell office:value-type="float" office:value="0.645197" calcext:value-type="float">
            <text:p>0.645197</text:p>
          </table:table-cell>
          <table:table-cell office:value-type="float" office:value="1.05727" calcext:value-type="float">
            <text:p>1.05727</text:p>
          </table:table-cell>
          <table:table-cell office:value-type="float" office:value="0.752053" calcext:value-type="float">
            <text:p>0.752053</text:p>
          </table:table-cell>
          <table:table-cell office:value-type="float" office:value="0.338146" calcext:value-type="float">
            <text:p>0.338146</text:p>
          </table:table-cell>
          <table:table-cell office:value-type="float" office:value="0.321507" calcext:value-type="float">
            <text:p>0.321507</text:p>
          </table:table-cell>
          <table:table-cell office:value-type="float" office:value="0.604377" calcext:value-type="float">
            <text:p>0.604377</text:p>
          </table:table-cell>
          <table:table-cell office:value-type="float" office:value="1.02683" calcext:value-type="float">
            <text:p>1.02683</text:p>
          </table:table-cell>
          <table:table-cell office:value-type="float" office:value="1.03967" calcext:value-type="float">
            <text:p>1.03967</text:p>
          </table:table-cell>
          <table:table-cell office:value-type="float" office:value="0.972973" calcext:value-type="float">
            <text:p>0.972973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380089" calcext:value-type="float">
            <text:p>0.380089</text:p>
          </table:table-cell>
          <table:table-cell office:value-type="float" office:value="0.356063" calcext:value-type="float">
            <text:p>0.356063</text:p>
          </table:table-cell>
          <table:table-cell office:value-type="float" office:value="0.66899" calcext:value-type="float">
            <text:p>0.66899</text:p>
          </table:table-cell>
          <table:table-cell office:value-type="float" office:value="1.44172" calcext:value-type="float">
            <text:p>1.44172</text:p>
          </table:table-cell>
          <table:table-cell office:value-type="float" office:value="0.185304" calcext:value-type="float">
            <text:p>0.185304</text:p>
          </table:table-cell>
          <table:table-cell office:value-type="float" office:value="0.188593" calcext:value-type="float">
            <text:p>0.188593</text:p>
          </table:table-cell>
          <table:table-cell office:value-type="float" office:value="0.171342" calcext:value-type="float">
            <text:p>0.171342</text:p>
          </table:table-cell>
          <table:table-cell office:value-type="float" office:value="0.0924051" calcext:value-type="float">
            <text:p>0.0924051</text:p>
          </table:table-cell>
          <table:table-cell table:number-columns-repeated="36"/>
          <table:table-cell table:formula="of:=MIN([.A143:.BL143])" office:value-type="float" office:value="0.0924051" calcext:value-type="float">
            <text:p>0.0924051</text:p>
          </table:table-cell>
          <table:table-cell table:formula="of:=MAX([.A143:.BL143])" office:value-type="float" office:value="1.44172" calcext:value-type="float">
            <text:p>1.44172</text:p>
          </table:table-cell>
          <table:table-cell table:number-columns-repeated="7"/>
        </table:table-row>
        <table:table-row table:style-name="ro2">
          <table:table-cell office:value-type="float" office:value="0.275195" calcext:value-type="float">
            <text:p>0.275195</text:p>
          </table:table-cell>
          <table:table-cell office:value-type="float" office:value="0.33837" calcext:value-type="float">
            <text:p>0.33837</text:p>
          </table:table-cell>
          <table:table-cell office:value-type="float" office:value="0.343756" calcext:value-type="float">
            <text:p>0.343756</text:p>
          </table:table-cell>
          <table:table-cell office:value-type="float" office:value="0.291966" calcext:value-type="float">
            <text:p>0.291966</text:p>
          </table:table-cell>
          <table:table-cell office:value-type="float" office:value="0.239071" calcext:value-type="float">
            <text:p>0.239071</text:p>
          </table:table-cell>
          <table:table-cell office:value-type="float" office:value="0.672576" calcext:value-type="float">
            <text:p>0.672576</text:p>
          </table:table-cell>
          <table:table-cell office:value-type="float" office:value="0.238858" calcext:value-type="float">
            <text:p>0.238858</text:p>
          </table:table-cell>
          <table:table-cell office:value-type="float" office:value="0.581498" calcext:value-type="float">
            <text:p>0.581498</text:p>
          </table:table-cell>
          <table:table-cell office:value-type="float" office:value="0.339736" calcext:value-type="float">
            <text:p>0.339736</text:p>
          </table:table-cell>
          <table:table-cell office:value-type="float" office:value="0.149856" calcext:value-type="float">
            <text:p>0.149856</text:p>
          </table:table-cell>
          <table:table-cell office:value-type="float" office:value="0.379419" calcext:value-type="float">
            <text:p>0.379419</text:p>
          </table:table-cell>
          <table:table-cell office:value-type="float" office:value="0.468203" calcext:value-type="float">
            <text:p>0.468203</text:p>
          </table:table-cell>
          <table:table-cell office:value-type="float" office:value="0.278783" calcext:value-type="float">
            <text:p>0.278783</text:p>
          </table:table-cell>
          <table:table-cell office:value-type="float" office:value="0.327815" calcext:value-type="float">
            <text:p>0.327815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23926" calcext:value-type="float">
            <text:p>0.23926</text:p>
          </table:table-cell>
          <table:table-cell office:value-type="float" office:value="1.25757" calcext:value-type="float">
            <text:p>1.25757</text:p>
          </table:table-cell>
          <table:table-cell office:value-type="float" office:value="0.284597" calcext:value-type="float">
            <text:p>0.284597</text:p>
          </table:table-cell>
          <table:table-cell office:value-type="float" office:value="0.457307" calcext:value-type="float">
            <text:p>0.457307</text:p>
          </table:table-cell>
          <table:table-cell office:value-type="float" office:value="1.2911" calcext:value-type="float">
            <text:p>1.2911</text:p>
          </table:table-cell>
          <table:table-cell office:value-type="float" office:value="0.25806" calcext:value-type="float">
            <text:p>0.25806</text:p>
          </table:table-cell>
          <table:table-cell office:value-type="float" office:value="0.358936" calcext:value-type="float">
            <text:p>0.358936</text:p>
          </table:table-cell>
          <table:table-cell office:value-type="float" office:value="0.78659" calcext:value-type="float">
            <text:p>0.78659</text:p>
          </table:table-cell>
          <table:table-cell office:value-type="float" office:value="0.638555" calcext:value-type="float">
            <text:p>0.638555</text:p>
          </table:table-cell>
          <table:table-cell office:value-type="float" office:value="1.6125" calcext:value-type="float">
            <text:p>1.6125</text:p>
          </table:table-cell>
          <table:table-cell office:value-type="float" office:value="0.383007" calcext:value-type="float">
            <text:p>0.383007</text:p>
          </table:table-cell>
          <table:table-cell office:value-type="float" office:value="0.299104" calcext:value-type="float">
            <text:p>0.299104</text:p>
          </table:table-cell>
          <table:table-cell office:value-type="float" office:value="0.991353" calcext:value-type="float">
            <text:p>0.991353</text:p>
          </table:table-cell>
          <table:table-cell office:value-type="float" office:value="1.41862" calcext:value-type="float">
            <text:p>1.41862</text:p>
          </table:table-cell>
          <table:table-cell office:value-type="float" office:value="0.726147" calcext:value-type="float">
            <text:p>0.726147</text:p>
          </table:table-cell>
          <table:table-cell office:value-type="float" office:value="0.275999" calcext:value-type="float">
            <text:p>0.275999</text:p>
          </table:table-cell>
          <table:table-cell office:value-type="float" office:value="1.54669" calcext:value-type="float">
            <text:p>1.54669</text:p>
          </table:table-cell>
          <table:table-cell table:number-columns-repeated="36"/>
          <table:table-cell table:formula="of:=MIN([.A144:.BL144])" office:value-type="float" office:value="0.149856" calcext:value-type="float">
            <text:p>0.149856</text:p>
          </table:table-cell>
          <table:table-cell table:formula="of:=MAX([.A144:.BL144])" office:value-type="float" office:value="1.6125" calcext:value-type="float">
            <text:p>1.6125</text:p>
          </table:table-cell>
          <table:table-cell table:number-columns-repeated="7"/>
        </table:table-row>
        <table:table-row table:style-name="ro2">
          <table:table-cell office:value-type="float" office:value="0.286067" calcext:value-type="float">
            <text:p>0.286067</text:p>
          </table:table-cell>
          <table:table-cell office:value-type="float" office:value="0.290042" calcext:value-type="float">
            <text:p>0.290042</text:p>
          </table:table-cell>
          <table:table-cell office:value-type="float" office:value="0.597034" calcext:value-type="float">
            <text:p>0.597034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298047" calcext:value-type="float">
            <text:p>0.298047</text:p>
          </table:table-cell>
          <table:table-cell office:value-type="float" office:value="0.303019" calcext:value-type="float">
            <text:p>0.303019</text:p>
          </table:table-cell>
          <table:table-cell office:value-type="float" office:value="0.361841" calcext:value-type="float">
            <text:p>0.361841</text:p>
          </table:table-cell>
          <table:table-cell office:value-type="float" office:value="1.0473" calcext:value-type="float">
            <text:p>1.0473</text:p>
          </table:table-cell>
          <table:table-cell office:value-type="float" office:value="0.838087" calcext:value-type="float">
            <text:p>0.838087</text:p>
          </table:table-cell>
          <table:table-cell office:value-type="float" office:value="0.518371" calcext:value-type="float">
            <text:p>0.518371</text:p>
          </table:table-cell>
          <table:table-cell office:value-type="float" office:value="0.59115" calcext:value-type="float">
            <text:p>0.59115</text:p>
          </table:table-cell>
          <table:table-cell office:value-type="float" office:value="0.29632" calcext:value-type="float">
            <text:p>0.29632</text:p>
          </table:table-cell>
          <table:table-cell office:value-type="float" office:value="0.279521" calcext:value-type="float">
            <text:p>0.279521</text:p>
          </table:table-cell>
          <table:table-cell office:value-type="float" office:value="0.321714" calcext:value-type="float">
            <text:p>0.321714</text:p>
          </table:table-cell>
          <table:table-cell office:value-type="float" office:value="0.375926" calcext:value-type="float">
            <text:p>0.375926</text:p>
          </table:table-cell>
          <table:table-cell office:value-type="float" office:value="0.197849" calcext:value-type="float">
            <text:p>0.197849</text:p>
          </table:table-cell>
          <table:table-cell office:value-type="float" office:value="0.313089" calcext:value-type="float">
            <text:p>0.313089</text:p>
          </table:table-cell>
          <table:table-cell office:value-type="float" office:value="0.304831" calcext:value-type="float">
            <text:p>0.304831</text:p>
          </table:table-cell>
          <table:table-cell office:value-type="float" office:value="0.259296" calcext:value-type="float">
            <text:p>0.259296</text:p>
          </table:table-cell>
          <table:table-cell office:value-type="float" office:value="0.289239" calcext:value-type="float">
            <text:p>0.289239</text:p>
          </table:table-cell>
          <table:table-cell office:value-type="float" office:value="2.01579" calcext:value-type="float">
            <text:p>2.01579</text:p>
          </table:table-cell>
          <table:table-cell office:value-type="float" office:value="1.75201" calcext:value-type="float">
            <text:p>1.75201</text:p>
          </table:table-cell>
          <table:table-cell office:value-type="float" office:value="1.12188" calcext:value-type="float">
            <text:p>1.12188</text:p>
          </table:table-cell>
          <table:table-cell office:value-type="float" office:value="0.293883" calcext:value-type="float">
            <text:p>0.293883</text:p>
          </table:table-cell>
          <table:table-cell office:value-type="float" office:value="1.30006" calcext:value-type="float">
            <text:p>1.30006</text:p>
          </table:table-cell>
          <table:table-cell office:value-type="float" office:value="1.68815" calcext:value-type="float">
            <text:p>1.68815</text:p>
          </table:table-cell>
          <table:table-cell office:value-type="float" office:value="1.733" calcext:value-type="float">
            <text:p>1.733</text:p>
          </table:table-cell>
          <table:table-cell office:value-type="float" office:value="1.42644" calcext:value-type="float">
            <text:p>1.42644</text:p>
          </table:table-cell>
          <table:table-cell office:value-type="float" office:value="1.42801" calcext:value-type="float">
            <text:p>1.42801</text:p>
          </table:table-cell>
          <table:table-cell office:value-type="float" office:value="1.44922" calcext:value-type="float">
            <text:p>1.44922</text:p>
          </table:table-cell>
          <table:table-cell office:value-type="float" office:value="1.81361" calcext:value-type="float">
            <text:p>1.81361</text:p>
          </table:table-cell>
          <table:table-cell office:value-type="float" office:value="1.80488" calcext:value-type="float">
            <text:p>1.80488</text:p>
          </table:table-cell>
          <table:table-cell table:number-columns-repeated="36"/>
          <table:table-cell table:formula="of:=MIN([.A145:.BL145])" office:value-type="float" office:value="0.197849" calcext:value-type="float">
            <text:p>0.197849</text:p>
          </table:table-cell>
          <table:table-cell table:formula="of:=MAX([.A145:.BL145])" office:value-type="float" office:value="2.01579" calcext:value-type="float">
            <text:p>2.01579</text:p>
          </table:table-cell>
          <table:table-cell table:number-columns-repeated="7"/>
        </table:table-row>
        <table:table-row table:style-name="ro2">
          <table:table-cell office:value-type="float" office:value="0.113675" calcext:value-type="float">
            <text:p>0.113675</text:p>
          </table:table-cell>
          <table:table-cell office:value-type="float" office:value="0.249563" calcext:value-type="float">
            <text:p>0.249563</text:p>
          </table:table-cell>
          <table:table-cell office:value-type="float" office:value="0.149782" calcext:value-type="float">
            <text:p>0.149782</text:p>
          </table:table-cell>
          <table:table-cell office:value-type="float" office:value="0.247751" calcext:value-type="float">
            <text:p>0.247751</text:p>
          </table:table-cell>
          <table:table-cell office:value-type="float" office:value="0.294793" calcext:value-type="float">
            <text:p>0.294793</text:p>
          </table:table-cell>
          <table:table-cell office:value-type="float" office:value="0.469576" calcext:value-type="float">
            <text:p>0.469576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461477" calcext:value-type="float">
            <text:p>0.461477</text:p>
          </table:table-cell>
          <table:table-cell office:value-type="float" office:value="0.257159" calcext:value-type="float">
            <text:p>0.257159</text:p>
          </table:table-cell>
          <table:table-cell office:value-type="float" office:value="0.116214" calcext:value-type="float">
            <text:p>0.116214</text:p>
          </table:table-cell>
          <table:table-cell office:value-type="float" office:value="0.465438" calcext:value-type="float">
            <text:p>0.465438</text:p>
          </table:table-cell>
          <table:table-cell office:value-type="float" office:value="0.311569" calcext:value-type="float">
            <text:p>0.311569</text:p>
          </table:table-cell>
          <table:table-cell office:value-type="float" office:value="0.483889" calcext:value-type="float">
            <text:p>0.483889</text:p>
          </table:table-cell>
          <table:table-cell office:value-type="float" office:value="0.337548" calcext:value-type="float">
            <text:p>0.337548</text:p>
          </table:table-cell>
          <table:table-cell office:value-type="float" office:value="0.274021" calcext:value-type="float">
            <text:p>0.274021</text:p>
          </table:table-cell>
          <table:table-cell office:value-type="float" office:value="0.115552" calcext:value-type="float">
            <text:p>0.115552</text:p>
          </table:table-cell>
          <table:table-cell office:value-type="float" office:value="0.310002" calcext:value-type="float">
            <text:p>0.310002</text:p>
          </table:table-cell>
          <table:table-cell office:value-type="float" office:value="0.333251" calcext:value-type="float">
            <text:p>0.333251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262981" calcext:value-type="float">
            <text:p>0.262981</text:p>
          </table:table-cell>
          <table:table-cell office:value-type="float" office:value="0.458739" calcext:value-type="float">
            <text:p>0.458739</text:p>
          </table:table-cell>
          <table:table-cell office:value-type="float" office:value="0.317138" calcext:value-type="float">
            <text:p>0.317138</text:p>
          </table:table-cell>
          <table:table-cell office:value-type="float" office:value="1.24821" calcext:value-type="float">
            <text:p>1.24821</text:p>
          </table:table-cell>
          <table:table-cell office:value-type="float" office:value="1.21605" calcext:value-type="float">
            <text:p>1.21605</text:p>
          </table:table-cell>
          <table:table-cell office:value-type="float" office:value="0.235382" calcext:value-type="float">
            <text:p>0.235382</text:p>
          </table:table-cell>
          <table:table-cell office:value-type="float" office:value="1.99071" calcext:value-type="float">
            <text:p>1.99071</text:p>
          </table:table-cell>
          <table:table-cell office:value-type="float" office:value="0.28213" calcext:value-type="float">
            <text:p>0.28213</text:p>
          </table:table-cell>
          <table:table-cell office:value-type="float" office:value="0.373238" calcext:value-type="float">
            <text:p>0.373238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0.137433" calcext:value-type="float">
            <text:p>0.137433</text:p>
          </table:table-cell>
          <table:table-cell office:value-type="float" office:value="0.180781" calcext:value-type="float">
            <text:p>0.180781</text:p>
          </table:table-cell>
          <table:table-cell office:value-type="float" office:value="0.230092" calcext:value-type="float">
            <text:p>0.230092</text:p>
          </table:table-cell>
          <table:table-cell table:number-columns-repeated="36"/>
          <table:table-cell table:formula="of:=MIN([.A146:.BL146])" office:value-type="float" office:value="0.113675" calcext:value-type="float">
            <text:p>0.113675</text:p>
          </table:table-cell>
          <table:table-cell table:formula="of:=MAX([.A146:.BL146])" office:value-type="float" office:value="1.99071" calcext:value-type="float">
            <text:p>1.99071</text:p>
          </table:table-cell>
          <table:table-cell table:number-columns-repeated="7"/>
        </table:table-row>
        <table:table-row table:style-name="ro2">
          <table:table-cell office:value-type="float" office:value="0.310141" calcext:value-type="float">
            <text:p>0.310141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.212056" calcext:value-type="float">
            <text:p>0.212056</text:p>
          </table:table-cell>
          <table:table-cell office:value-type="float" office:value="0.223588" calcext:value-type="float">
            <text:p>0.223588</text:p>
          </table:table-cell>
          <table:table-cell office:value-type="float" office:value="0.23389" calcext:value-type="float">
            <text:p>0.23389</text:p>
          </table:table-cell>
          <table:table-cell office:value-type="float" office:value="0.549706" calcext:value-type="float">
            <text:p>0.549706</text:p>
          </table:table-cell>
          <table:table-cell office:value-type="float" office:value="0.237966" calcext:value-type="float">
            <text:p>0.237966</text:p>
          </table:table-cell>
          <table:table-cell office:value-type="float" office:value="0.274832" calcext:value-type="float">
            <text:p>0.274832</text:p>
          </table:table-cell>
          <table:table-cell office:value-type="float" office:value="0.703893" calcext:value-type="float">
            <text:p>0.703893</text:p>
          </table:table-cell>
          <table:table-cell office:value-type="float" office:value="0.206853" calcext:value-type="float">
            <text:p>0.206853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0.565894" calcext:value-type="float">
            <text:p>0.565894</text:p>
          </table:table-cell>
          <table:table-cell office:value-type="float" office:value="0.341129" calcext:value-type="float">
            <text:p>0.341129</text:p>
          </table:table-cell>
          <table:table-cell office:value-type="float" office:value="0.826568" calcext:value-type="float">
            <text:p>0.826568</text:p>
          </table:table-cell>
          <table:table-cell office:value-type="float" office:value="0.160819" calcext:value-type="float">
            <text:p>0.160819</text:p>
          </table:table-cell>
          <table:table-cell office:value-type="float" office:value="0.118053" calcext:value-type="float">
            <text:p>0.118053</text:p>
          </table:table-cell>
          <table:table-cell office:value-type="float" office:value="0.0768509" calcext:value-type="float">
            <text:p>0.0768509</text:p>
          </table:table-cell>
          <table:table-cell office:value-type="float" office:value="0.304627" calcext:value-type="float">
            <text:p>0.304627</text:p>
          </table:table-cell>
          <table:table-cell office:value-type="float" office:value="0.075665" calcext:value-type="float">
            <text:p>0.075665</text:p>
          </table:table-cell>
          <table:table-cell office:value-type="float" office:value="1.19687" calcext:value-type="float">
            <text:p>1.19687</text:p>
          </table:table-cell>
          <table:table-cell office:value-type="float" office:value="0.699806" calcext:value-type="float">
            <text:p>0.699806</text:p>
          </table:table-cell>
          <table:table-cell office:value-type="float" office:value="0.531962" calcext:value-type="float">
            <text:p>0.531962</text:p>
          </table:table-cell>
          <table:table-cell office:value-type="float" office:value="0.212261" calcext:value-type="float">
            <text:p>0.212261</text:p>
          </table:table-cell>
          <table:table-cell office:value-type="float" office:value="0.636227" calcext:value-type="float">
            <text:p>0.636227</text:p>
          </table:table-cell>
          <table:table-cell office:value-type="float" office:value="0.159427" calcext:value-type="float">
            <text:p>0.159427</text:p>
          </table:table-cell>
          <table:table-cell office:value-type="float" office:value="0.161556" calcext:value-type="float">
            <text:p>0.161556</text:p>
          </table:table-cell>
          <table:table-cell office:value-type="float" office:value="0.453697" calcext:value-type="float">
            <text:p>0.453697</text:p>
          </table:table-cell>
          <table:table-cell office:value-type="float" office:value="1.71438" calcext:value-type="float">
            <text:p>1.71438</text:p>
          </table:table-cell>
          <table:table-cell office:value-type="float" office:value="0.281816" calcext:value-type="float">
            <text:p>0.281816</text:p>
          </table:table-cell>
          <table:table-cell office:value-type="float" office:value="0.548631" calcext:value-type="float">
            <text:p>0.548631</text:p>
          </table:table-cell>
          <table:table-cell office:value-type="float" office:value="0.415906" calcext:value-type="float">
            <text:p>0.415906</text:p>
          </table:table-cell>
          <table:table-cell office:value-type="float" office:value="0.190735" calcext:value-type="float">
            <text:p>0.190735</text:p>
          </table:table-cell>
          <table:table-cell table:number-columns-repeated="36"/>
          <table:table-cell table:formula="of:=MIN([.A147:.BL147])" office:value-type="float" office:value="0.075665" calcext:value-type="float">
            <text:p>0.075665</text:p>
          </table:table-cell>
          <table:table-cell table:formula="of:=MAX([.A147:.BL147])" office:value-type="float" office:value="1.71438" calcext:value-type="float">
            <text:p>1.7143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129" calcext:value-type="float">
            <text:p>0.19129</text:p>
          </table:table-cell>
          <table:table-cell office:value-type="float" office:value="0.191852" calcext:value-type="float">
            <text:p>0.191852</text:p>
          </table:table-cell>
          <table:table-cell office:value-type="float" office:value="0.202427" calcext:value-type="float">
            <text:p>0.202427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357478" calcext:value-type="float">
            <text:p>0.357478</text:p>
          </table:table-cell>
          <table:table-cell office:value-type="float" office:value="0.182784" calcext:value-type="float">
            <text:p>0.182784</text:p>
          </table:table-cell>
          <table:table-cell office:value-type="float" office:value="0.138039" calcext:value-type="float">
            <text:p>0.138039</text:p>
          </table:table-cell>
          <table:table-cell office:value-type="float" office:value="0.16117" calcext:value-type="float">
            <text:p>0.16117</text:p>
          </table:table-cell>
          <table:table-cell office:value-type="float" office:value="0.143229" calcext:value-type="float">
            <text:p>0.143229</text:p>
          </table:table-cell>
          <table:table-cell office:value-type="float" office:value="0.53696" calcext:value-type="float">
            <text:p>0.53696</text:p>
          </table:table-cell>
          <table:table-cell office:value-type="float" office:value="0.552153" calcext:value-type="float">
            <text:p>0.552153</text:p>
          </table:table-cell>
          <table:table-cell office:value-type="float" office:value="0.220218" calcext:value-type="float">
            <text:p>0.220218</text:p>
          </table:table-cell>
          <table:table-cell office:value-type="float" office:value="0.776547" calcext:value-type="float">
            <text:p>0.776547</text:p>
          </table:table-cell>
          <table:table-cell office:value-type="float" office:value="0.191997" calcext:value-type="float">
            <text:p>0.191997</text:p>
          </table:table-cell>
          <table:table-cell office:value-type="float" office:value="0.229861" calcext:value-type="float">
            <text:p>0.229861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0.146619" calcext:value-type="float">
            <text:p>0.146619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87162" calcext:value-type="float">
            <text:p>0.187162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769502" calcext:value-type="float">
            <text:p>0.769502</text:p>
          </table:table-cell>
          <table:table-cell office:value-type="float" office:value="0.14661" calcext:value-type="float">
            <text:p>0.14661</text:p>
          </table:table-cell>
          <table:table-cell office:value-type="float" office:value="0.184229" calcext:value-type="float">
            <text:p>0.184229</text:p>
          </table:table-cell>
          <table:table-cell office:value-type="float" office:value="0.259062" calcext:value-type="float">
            <text:p>0.259062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57232" calcext:value-type="float">
            <text:p>0.57232</text:p>
          </table:table-cell>
          <table:table-cell office:value-type="float" office:value="0.838955" calcext:value-type="float">
            <text:p>0.838955</text:p>
          </table:table-cell>
          <table:table-cell office:value-type="float" office:value="0.375287" calcext:value-type="float">
            <text:p>0.375287</text:p>
          </table:table-cell>
          <table:table-cell office:value-type="float" office:value="0.639001" calcext:value-type="float">
            <text:p>0.639001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244928" calcext:value-type="float">
            <text:p>0.244928</text:p>
          </table:table-cell>
          <table:table-cell office:value-type="float" office:value="0.51515" calcext:value-type="float">
            <text:p>0.51515</text:p>
          </table:table-cell>
          <table:table-cell office:value-type="float" office:value="1.7529" calcext:value-type="float">
            <text:p>1.7529</text:p>
          </table:table-cell>
          <table:table-cell office:value-type="float" office:value="0.467861" calcext:value-type="float">
            <text:p>0.467861</text:p>
          </table:table-cell>
          <table:table-cell office:value-type="float" office:value="1.31523" calcext:value-type="float">
            <text:p>1.31523</text:p>
          </table:table-cell>
          <table:table-cell office:value-type="float" office:value="1.85495" calcext:value-type="float">
            <text:p>1.85495</text:p>
          </table:table-cell>
          <table:table-cell office:value-type="float" office:value="1.14598" calcext:value-type="float">
            <text:p>1.14598</text:p>
          </table:table-cell>
          <table:table-cell office:value-type="float" office:value="0.957922" calcext:value-type="float">
            <text:p>0.957922</text:p>
          </table:table-cell>
          <table:table-cell office:value-type="float" office:value="1.1504" calcext:value-type="float">
            <text:p>1.1504</text:p>
          </table:table-cell>
          <table:table-cell office:value-type="float" office:value="0.71509" calcext:value-type="float">
            <text:p>0.71509</text:p>
          </table:table-cell>
          <table:table-cell office:value-type="float" office:value="1.22582" calcext:value-type="float">
            <text:p>1.22582</text:p>
          </table:table-cell>
          <table:table-cell office:value-type="float" office:value="1.08317" calcext:value-type="float">
            <text:p>1.08317</text:p>
          </table:table-cell>
          <table:table-cell office:value-type="float" office:value="2.01224" calcext:value-type="float">
            <text:p>2.01224</text:p>
          </table:table-cell>
          <table:table-cell office:value-type="float" office:value="2.03234" calcext:value-type="float">
            <text:p>2.03234</text:p>
          </table:table-cell>
          <table:table-cell office:value-type="float" office:value="1.13196" calcext:value-type="float">
            <text:p>1.13196</text:p>
          </table:table-cell>
          <table:table-cell office:value-type="float" office:value="0.091727" calcext:value-type="float">
            <text:p>0.091727</text:p>
          </table:table-cell>
          <table:table-cell office:value-type="float" office:value="0.972142" calcext:value-type="float">
            <text:p>0.972142</text:p>
          </table:table-cell>
          <table:table-cell table:number-columns-repeated="20"/>
          <table:table-cell table:formula="of:=MIN([.A149:.BL149])" office:value-type="float" office:value="0.091727" calcext:value-type="float">
            <text:p>0.091727</text:p>
          </table:table-cell>
          <table:table-cell table:formula="of:=MAX([.A149:.BL149])" office:value-type="float" office:value="2.03234" calcext:value-type="float">
            <text:p>2.03234</text:p>
          </table:table-cell>
          <table:table-cell table:number-columns-repeated="7"/>
        </table:table-row>
        <table:table-row table:style-name="ro2">
          <table:table-cell office:value-type="float" office:value="0.160673" calcext:value-type="float">
            <text:p>0.160673</text:p>
          </table:table-cell>
          <table:table-cell office:value-type="float" office:value="0.180252" calcext:value-type="float">
            <text:p>0.180252</text:p>
          </table:table-cell>
          <table:table-cell office:value-type="float" office:value="0.211502" calcext:value-type="float">
            <text:p>0.211502</text:p>
          </table:table-cell>
          <table:table-cell office:value-type="float" office:value="0.138649" calcext:value-type="float">
            <text:p>0.138649</text:p>
          </table:table-cell>
          <table:table-cell office:value-type="float" office:value="0.181702" calcext:value-type="float">
            <text:p>0.181702</text:p>
          </table:table-cell>
          <table:table-cell office:value-type="float" office:value="0.107024" calcext:value-type="float">
            <text:p>0.107024</text:p>
          </table:table-cell>
          <table:table-cell office:value-type="float" office:value="0.161749" calcext:value-type="float">
            <text:p>0.161749</text:p>
          </table:table-cell>
          <table:table-cell office:value-type="float" office:value="0.191514" calcext:value-type="float">
            <text:p>0.191514</text:p>
          </table:table-cell>
          <table:table-cell office:value-type="float" office:value="0.260334" calcext:value-type="float">
            <text:p>0.260334</text:p>
          </table:table-cell>
          <table:table-cell office:value-type="float" office:value="0.790265" calcext:value-type="float">
            <text:p>0.790265</text:p>
          </table:table-cell>
          <table:table-cell office:value-type="float" office:value="0.198501" calcext:value-type="float">
            <text:p>0.198501</text:p>
          </table:table-cell>
          <table:table-cell office:value-type="float" office:value="0.211451" calcext:value-type="float">
            <text:p>0.211451</text:p>
          </table:table-cell>
          <table:table-cell office:value-type="float" office:value="0.704276" calcext:value-type="float">
            <text:p>0.704276</text:p>
          </table:table-cell>
          <table:table-cell office:value-type="float" office:value="0.176831" calcext:value-type="float">
            <text:p>0.176831</text:p>
          </table:table-cell>
          <table:table-cell office:value-type="float" office:value="0.685646" calcext:value-type="float">
            <text:p>0.685646</text:p>
          </table:table-cell>
          <table:table-cell office:value-type="float" office:value="0.183655" calcext:value-type="float">
            <text:p>0.183655</text:p>
          </table:table-cell>
          <table:table-cell office:value-type="float" office:value="0.603928" calcext:value-type="float">
            <text:p>0.603928</text:p>
          </table:table-cell>
          <table:table-cell office:value-type="float" office:value="0.194294" calcext:value-type="float">
            <text:p>0.194294</text:p>
          </table:table-cell>
          <table:table-cell office:value-type="float" office:value="0.225704" calcext:value-type="float">
            <text:p>0.225704</text:p>
          </table:table-cell>
          <table:table-cell office:value-type="float" office:value="0.422274" calcext:value-type="float">
            <text:p>0.422274</text:p>
          </table:table-cell>
          <table:table-cell office:value-type="float" office:value="0.348351" calcext:value-type="float">
            <text:p>0.348351</text:p>
          </table:table-cell>
          <table:table-cell office:value-type="float" office:value="1.52158" calcext:value-type="float">
            <text:p>1.52158</text:p>
          </table:table-cell>
          <table:table-cell office:value-type="float" office:value="1.51236" calcext:value-type="float">
            <text:p>1.51236</text:p>
          </table:table-cell>
          <table:table-cell office:value-type="float" office:value="1.30359" calcext:value-type="float">
            <text:p>1.30359</text:p>
          </table:table-cell>
          <table:table-cell office:value-type="float" office:value="1.60632" calcext:value-type="float">
            <text:p>1.60632</text:p>
          </table:table-cell>
          <table:table-cell office:value-type="float" office:value="0.815145" calcext:value-type="float">
            <text:p>0.815145</text:p>
          </table:table-cell>
          <table:table-cell office:value-type="float" office:value="0.873736" calcext:value-type="float">
            <text:p>0.873736</text:p>
          </table:table-cell>
          <table:table-cell office:value-type="float" office:value="1.18651" calcext:value-type="float">
            <text:p>1.18651</text:p>
          </table:table-cell>
          <table:table-cell office:value-type="float" office:value="1.38058" calcext:value-type="float">
            <text:p>1.38058</text:p>
          </table:table-cell>
          <table:table-cell office:value-type="float" office:value="1.45257" calcext:value-type="float">
            <text:p>1.45257</text:p>
          </table:table-cell>
          <table:table-cell office:value-type="float" office:value="1.29034" calcext:value-type="float">
            <text:p>1.29034</text:p>
          </table:table-cell>
          <table:table-cell office:value-type="float" office:value="1.02507" calcext:value-type="float">
            <text:p>1.02507</text:p>
          </table:table-cell>
          <table:table-cell office:value-type="float" office:value="1.56154" calcext:value-type="float">
            <text:p>1.56154</text:p>
          </table:table-cell>
          <table:table-cell office:value-type="float" office:value="0.867428" calcext:value-type="float">
            <text:p>0.867428</text:p>
          </table:table-cell>
          <table:table-cell office:value-type="float" office:value="0.606943" calcext:value-type="float">
            <text:p>0.606943</text:p>
          </table:table-cell>
          <table:table-cell office:value-type="float" office:value="0.598922" calcext:value-type="float">
            <text:p>0.598922</text:p>
          </table:table-cell>
          <table:table-cell office:value-type="float" office:value="2.11365" calcext:value-type="float">
            <text:p>2.11365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1.76945" calcext:value-type="float">
            <text:p>1.76945</text:p>
          </table:table-cell>
          <table:table-cell office:value-type="float" office:value="1.99598" calcext:value-type="float">
            <text:p>1.99598</text:p>
          </table:table-cell>
          <table:table-cell office:value-type="float" office:value="1.8466" calcext:value-type="float">
            <text:p>1.8466</text:p>
          </table:table-cell>
          <table:table-cell office:value-type="float" office:value="1.45335" calcext:value-type="float">
            <text:p>1.45335</text:p>
          </table:table-cell>
          <table:table-cell office:value-type="float" office:value="1.23127" calcext:value-type="float">
            <text:p>1.23127</text:p>
          </table:table-cell>
          <table:table-cell office:value-type="float" office:value="0.628978" calcext:value-type="float">
            <text:p>0.628978</text:p>
          </table:table-cell>
          <table:table-cell office:value-type="float" office:value="0.673751" calcext:value-type="float">
            <text:p>0.673751</text:p>
          </table:table-cell>
          <table:table-cell office:value-type="float" office:value="2.12523" calcext:value-type="float">
            <text:p>2.12523</text:p>
          </table:table-cell>
          <table:table-cell office:value-type="float" office:value="1.36881" calcext:value-type="float">
            <text:p>1.36881</text:p>
          </table:table-cell>
          <table:table-cell office:value-type="float" office:value="0.246306" calcext:value-type="float">
            <text:p>0.246306</text:p>
          </table:table-cell>
          <table:table-cell table:number-columns-repeated="20"/>
          <table:table-cell table:formula="of:=MIN([.A150:.BL150])" office:value-type="float" office:value="0.107024" calcext:value-type="float">
            <text:p>0.107024</text:p>
          </table:table-cell>
          <table:table-cell table:formula="of:=MAX([.A150:.BL150])" office:value-type="float" office:value="2.12523" calcext:value-type="float">
            <text:p>2.12523</text:p>
          </table:table-cell>
          <table:table-cell table:number-columns-repeated="7"/>
        </table:table-row>
        <table:table-row table:style-name="ro2">
          <table:table-cell office:value-type="float" office:value="0.185532" calcext:value-type="float">
            <text:p>0.185532</text:p>
          </table:table-cell>
          <table:table-cell office:value-type="float" office:value="0.199681" calcext:value-type="float">
            <text:p>0.199681</text:p>
          </table:table-cell>
          <table:table-cell office:value-type="float" office:value="0.223108" calcext:value-type="float">
            <text:p>0.223108</text:p>
          </table:table-cell>
          <table:table-cell office:value-type="float" office:value="0.197567" calcext:value-type="float">
            <text:p>0.197567</text:p>
          </table:table-cell>
          <table:table-cell office:value-type="float" office:value="0.146339" calcext:value-type="float">
            <text:p>0.146339</text:p>
          </table:table-cell>
          <table:table-cell office:value-type="float" office:value="0.159066" calcext:value-type="float">
            <text:p>0.159066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445495" calcext:value-type="float">
            <text:p>0.445495</text:p>
          </table:table-cell>
          <table:table-cell office:value-type="float" office:value="0.32359" calcext:value-type="float">
            <text:p>0.32359</text:p>
          </table:table-cell>
          <table:table-cell office:value-type="float" office:value="0.162065" calcext:value-type="float">
            <text:p>0.16206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0.352611" calcext:value-type="float">
            <text:p>0.352611</text:p>
          </table:table-cell>
          <table:table-cell office:value-type="float" office:value="0.209268" calcext:value-type="float">
            <text:p>0.209268</text:p>
          </table:table-cell>
          <table:table-cell office:value-type="float" office:value="0.225315" calcext:value-type="float">
            <text:p>0.225315</text:p>
          </table:table-cell>
          <table:table-cell office:value-type="float" office:value="0.816019" calcext:value-type="float">
            <text:p>0.816019</text:p>
          </table:table-cell>
          <table:table-cell office:value-type="float" office:value="0.403186" calcext:value-type="float">
            <text:p>0.403186</text:p>
          </table:table-cell>
          <table:table-cell office:value-type="float" office:value="0.161029" calcext:value-type="float">
            <text:p>0.161029</text:p>
          </table:table-cell>
          <table:table-cell office:value-type="float" office:value="0.183385" calcext:value-type="float">
            <text:p>0.183385</text:p>
          </table:table-cell>
          <table:table-cell office:value-type="float" office:value="0.666931" calcext:value-type="float">
            <text:p>0.666931</text:p>
          </table:table-cell>
          <table:table-cell office:value-type="float" office:value="0.579813" calcext:value-type="float">
            <text:p>0.579813</text:p>
          </table:table-cell>
          <table:table-cell office:value-type="float" office:value="0.533644" calcext:value-type="float">
            <text:p>0.533644</text:p>
          </table:table-cell>
          <table:table-cell office:value-type="float" office:value="0.200452" calcext:value-type="float">
            <text:p>0.200452</text:p>
          </table:table-cell>
          <table:table-cell office:value-type="float" office:value="0.297581" calcext:value-type="float">
            <text:p>0.297581</text:p>
          </table:table-cell>
          <table:table-cell office:value-type="float" office:value="0.743195" calcext:value-type="float">
            <text:p>0.743195</text:p>
          </table:table-cell>
          <table:table-cell office:value-type="float" office:value="0.315537" calcext:value-type="float">
            <text:p>0.315537</text:p>
          </table:table-cell>
          <table:table-cell office:value-type="float" office:value="0.303558" calcext:value-type="float">
            <text:p>0.303558</text:p>
          </table:table-cell>
          <table:table-cell office:value-type="float" office:value="0.158918" calcext:value-type="float">
            <text:p>0.158918</text:p>
          </table:table-cell>
          <table:table-cell office:value-type="float" office:value="1.47288" calcext:value-type="float">
            <text:p>1.47288</text:p>
          </table:table-cell>
          <table:table-cell office:value-type="float" office:value="0.358107" calcext:value-type="float">
            <text:p>0.358107</text:p>
          </table:table-cell>
          <table:table-cell office:value-type="float" office:value="1.63233" calcext:value-type="float">
            <text:p>1.63233</text:p>
          </table:table-cell>
          <table:table-cell office:value-type="float" office:value="0.841654" calcext:value-type="float">
            <text:p>0.841654</text:p>
          </table:table-cell>
          <table:table-cell office:value-type="float" office:value="0.242125" calcext:value-type="float">
            <text:p>0.242125</text:p>
          </table:table-cell>
          <table:table-cell office:value-type="float" office:value="0.704717" calcext:value-type="float">
            <text:p>0.704717</text:p>
          </table:table-cell>
          <table:table-cell office:value-type="float" office:value="1.93199" calcext:value-type="float">
            <text:p>1.93199</text:p>
          </table:table-cell>
          <table:table-cell office:value-type="float" office:value="1.46323" calcext:value-type="float">
            <text:p>1.46323</text:p>
          </table:table-cell>
          <table:table-cell office:value-type="float" office:value="0.992269" calcext:value-type="float">
            <text:p>0.992269</text:p>
          </table:table-cell>
          <table:table-cell office:value-type="float" office:value="0.562566" calcext:value-type="float">
            <text:p>0.562566</text:p>
          </table:table-cell>
          <table:table-cell office:value-type="float" office:value="0.860694" calcext:value-type="float">
            <text:p>0.860694</text:p>
          </table:table-cell>
          <table:table-cell office:value-type="float" office:value="1.92143" calcext:value-type="float">
            <text:p>1.92143</text:p>
          </table:table-cell>
          <table:table-cell office:value-type="float" office:value="1.10993" calcext:value-type="float">
            <text:p>1.10993</text:p>
          </table:table-cell>
          <table:table-cell office:value-type="float" office:value="1.94263" calcext:value-type="float">
            <text:p>1.94263</text:p>
          </table:table-cell>
          <table:table-cell office:value-type="float" office:value="1.44827" calcext:value-type="float">
            <text:p>1.44827</text:p>
          </table:table-cell>
          <table:table-cell office:value-type="float" office:value="1.63727" calcext:value-type="float">
            <text:p>1.63727</text:p>
          </table:table-cell>
          <table:table-cell office:value-type="float" office:value="0.868344" calcext:value-type="float">
            <text:p>0.868344</text:p>
          </table:table-cell>
          <table:table-cell office:value-type="float" office:value="1.02755" calcext:value-type="float">
            <text:p>1.02755</text:p>
          </table:table-cell>
          <table:table-cell office:value-type="float" office:value="0.084909" calcext:value-type="float">
            <text:p>0.084909</text:p>
          </table:table-cell>
          <table:table-cell office:value-type="float" office:value="0.780119" calcext:value-type="float">
            <text:p>0.780119</text:p>
          </table:table-cell>
          <table:table-cell office:value-type="float" office:value="0.741508" calcext:value-type="float">
            <text:p>0.741508</text:p>
          </table:table-cell>
          <table:table-cell table:number-columns-repeated="20"/>
          <table:table-cell table:formula="of:=MIN([.A151:.BL151])" office:value-type="float" office:value="0.084909" calcext:value-type="float">
            <text:p>0.084909</text:p>
          </table:table-cell>
          <table:table-cell table:formula="of:=MAX([.A151:.BL151])" office:value-type="float" office:value="1.94263" calcext:value-type="float">
            <text:p>1.94263</text:p>
          </table:table-cell>
          <table:table-cell table:number-columns-repeated="7"/>
        </table:table-row>
        <table:table-row table:style-name="ro2">
          <table:table-cell office:value-type="float" office:value="0.115839" calcext:value-type="float">
            <text:p>0.115839</text:p>
          </table:table-cell>
          <table:table-cell office:value-type="float" office:value="0.0748141" calcext:value-type="float">
            <text:p>0.0748141</text:p>
          </table:table-cell>
          <table:table-cell office:value-type="float" office:value="0.0863841" calcext:value-type="float">
            <text:p>0.0863841</text:p>
          </table:table-cell>
          <table:table-cell office:value-type="float" office:value="0.108825" calcext:value-type="float">
            <text:p>0.108825</text:p>
          </table:table-cell>
          <table:table-cell office:value-type="float" office:value="0.0931921" calcext:value-type="float">
            <text:p>0.0931921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0.0760009" calcext:value-type="float">
            <text:p>0.0760009</text:p>
          </table:table-cell>
          <table:table-cell office:value-type="float" office:value="0.051065" calcext:value-type="float">
            <text:p>0.051065</text:p>
          </table:table-cell>
          <table:table-cell office:value-type="float" office:value="0.116252" calcext:value-type="float">
            <text:p>0.116252</text:p>
          </table:table-cell>
          <table:table-cell office:value-type="float" office:value="0.258518" calcext:value-type="float">
            <text:p>0.258518</text:p>
          </table:table-cell>
          <table:table-cell office:value-type="float" office:value="0.099452" calcext:value-type="float">
            <text:p>0.099452</text:p>
          </table:table-cell>
          <table:table-cell office:value-type="float" office:value="0.14729" calcext:value-type="float">
            <text:p>0.14729</text:p>
          </table:table-cell>
          <table:table-cell office:value-type="float" office:value="0.0846491" calcext:value-type="float">
            <text:p>0.0846491</text:p>
          </table:table-cell>
          <table:table-cell office:value-type="float" office:value="0.173341" calcext:value-type="float">
            <text:p>0.173341</text:p>
          </table:table-cell>
          <table:table-cell office:value-type="float" office:value="0.0519221" calcext:value-type="float">
            <text:p>0.0519221</text:p>
          </table:table-cell>
          <table:table-cell office:value-type="float" office:value="0.475831" calcext:value-type="float">
            <text:p>0.475831</text:p>
          </table:table-cell>
          <table:table-cell office:value-type="float" office:value="0.351534" calcext:value-type="float">
            <text:p>0.351534</text:p>
          </table:table-cell>
          <table:table-cell office:value-type="float" office:value="0.223275" calcext:value-type="float">
            <text:p>0.223275</text:p>
          </table:table-cell>
          <table:table-cell office:value-type="float" office:value="1.03675" calcext:value-type="float">
            <text:p>1.03675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216902" calcext:value-type="float">
            <text:p>0.216902</text:p>
          </table:table-cell>
          <table:table-cell office:value-type="float" office:value="1.19705" calcext:value-type="float">
            <text:p>1.19705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1.08534" calcext:value-type="float">
            <text:p>1.08534</text:p>
          </table:table-cell>
          <table:table-cell office:value-type="float" office:value="0.109785" calcext:value-type="float">
            <text:p>0.109785</text:p>
          </table:table-cell>
          <table:table-cell office:value-type="float" office:value="1.00315" calcext:value-type="float">
            <text:p>1.00315</text:p>
          </table:table-cell>
          <table:table-cell office:value-type="float" office:value="1.72524" calcext:value-type="float">
            <text:p>1.72524</text:p>
          </table:table-cell>
          <table:table-cell office:value-type="float" office:value="1.65466" calcext:value-type="float">
            <text:p>1.65466</text:p>
          </table:table-cell>
          <table:table-cell office:value-type="float" office:value="1.51043" calcext:value-type="float">
            <text:p>1.51043</text:p>
          </table:table-cell>
          <table:table-cell office:value-type="float" office:value="1.52929" calcext:value-type="float">
            <text:p>1.52929</text:p>
          </table:table-cell>
          <table:table-cell office:value-type="float" office:value="1.35625" calcext:value-type="float">
            <text:p>1.35625</text:p>
          </table:table-cell>
          <table:table-cell office:value-type="float" office:value="1.86654" calcext:value-type="float">
            <text:p>1.86654</text:p>
          </table:table-cell>
          <table:table-cell office:value-type="float" office:value="1.23562" calcext:value-type="float">
            <text:p>1.23562</text:p>
          </table:table-cell>
          <table:table-cell office:value-type="float" office:value="1.09582" calcext:value-type="float">
            <text:p>1.09582</text:p>
          </table:table-cell>
          <table:table-cell office:value-type="float" office:value="0.453426" calcext:value-type="float">
            <text:p>0.453426</text:p>
          </table:table-cell>
          <table:table-cell office:value-type="float" office:value="1.49259" calcext:value-type="float">
            <text:p>1.49259</text:p>
          </table:table-cell>
          <table:table-cell office:value-type="float" office:value="0.999287" calcext:value-type="float">
            <text:p>0.999287</text:p>
          </table:table-cell>
          <table:table-cell office:value-type="float" office:value="0.514369" calcext:value-type="float">
            <text:p>0.514369</text:p>
          </table:table-cell>
          <table:table-cell office:value-type="float" office:value="1.47882" calcext:value-type="float">
            <text:p>1.47882</text:p>
          </table:table-cell>
          <table:table-cell office:value-type="float" office:value="1.81297" calcext:value-type="float">
            <text:p>1.81297</text:p>
          </table:table-cell>
          <table:table-cell office:value-type="float" office:value="1.03946" calcext:value-type="float">
            <text:p>1.03946</text:p>
          </table:table-cell>
          <table:table-cell office:value-type="float" office:value="0.985202" calcext:value-type="float">
            <text:p>0.985202</text:p>
          </table:table-cell>
          <table:table-cell office:value-type="float" office:value="2.05133" calcext:value-type="float">
            <text:p>2.05133</text:p>
          </table:table-cell>
          <table:table-cell office:value-type="float" office:value="1.98554" calcext:value-type="float">
            <text:p>1.98554</text:p>
          </table:table-cell>
          <table:table-cell office:value-type="float" office:value="0.170612" calcext:value-type="float">
            <text:p>0.170612</text:p>
          </table:table-cell>
          <table:table-cell office:value-type="float" office:value="0.180887" calcext:value-type="float">
            <text:p>0.180887</text:p>
          </table:table-cell>
          <table:table-cell office:value-type="float" office:value="2.03699" calcext:value-type="float">
            <text:p>2.03699</text:p>
          </table:table-cell>
          <table:table-cell office:value-type="float" office:value="1.30504" calcext:value-type="float">
            <text:p>1.30504</text:p>
          </table:table-cell>
          <table:table-cell table:number-columns-repeated="20"/>
          <table:table-cell table:formula="of:=MIN([.A152:.BL152])" office:value-type="float" office:value="0.051065" calcext:value-type="float">
            <text:p>0.051065</text:p>
          </table:table-cell>
          <table:table-cell table:formula="of:=MAX([.A152:.BL152])" office:value-type="float" office:value="2.05133" calcext:value-type="float">
            <text:p>2.05133</text:p>
          </table:table-cell>
          <table:table-cell table:number-columns-repeated="7"/>
        </table:table-row>
        <table:table-row table:style-name="ro2">
          <table:table-cell office:value-type="float" office:value="0.15482" calcext:value-type="float">
            <text:p>0.15482</text:p>
          </table:table-cell>
          <table:table-cell office:value-type="float" office:value="0.148761" calcext:value-type="float">
            <text:p>0.148761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68059" calcext:value-type="float">
            <text:p>0.168059</text:p>
          </table:table-cell>
          <table:table-cell office:value-type="float" office:value="0.160399" calcext:value-type="float">
            <text:p>0.160399</text:p>
          </table:table-cell>
          <table:table-cell office:value-type="float" office:value="0.514921" calcext:value-type="float">
            <text:p>0.514921</text:p>
          </table:table-cell>
          <table:table-cell office:value-type="float" office:value="0.164547" calcext:value-type="float">
            <text:p>0.164547</text:p>
          </table:table-cell>
          <table:table-cell office:value-type="float" office:value="0.389589" calcext:value-type="float">
            <text:p>0.389589</text:p>
          </table:table-cell>
          <table:table-cell office:value-type="float" office:value="0.702363" calcext:value-type="float">
            <text:p>0.702363</text:p>
          </table:table-cell>
          <table:table-cell office:value-type="float" office:value="0.425301" calcext:value-type="float">
            <text:p>0.425301</text:p>
          </table:table-cell>
          <table:table-cell office:value-type="float" office:value="0.352393" calcext:value-type="float">
            <text:p>0.352393</text:p>
          </table:table-cell>
          <table:table-cell office:value-type="float" office:value="0.558683" calcext:value-type="float">
            <text:p>0.558683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1.00272" calcext:value-type="float">
            <text:p>1.00272</text:p>
          </table:table-cell>
          <table:table-cell office:value-type="float" office:value="0.494756" calcext:value-type="float">
            <text:p>0.494756</text:p>
          </table:table-cell>
          <table:table-cell office:value-type="float" office:value="0.87419" calcext:value-type="float">
            <text:p>0.87419</text:p>
          </table:table-cell>
          <table:table-cell office:value-type="float" office:value="0.714514" calcext:value-type="float">
            <text:p>0.714514</text:p>
          </table:table-cell>
          <table:table-cell office:value-type="float" office:value="0.78261" calcext:value-type="float">
            <text:p>0.78261</text:p>
          </table:table-cell>
          <table:table-cell office:value-type="float" office:value="0.660798" calcext:value-type="float">
            <text:p>0.660798</text:p>
          </table:table-cell>
          <table:table-cell office:value-type="float" office:value="0.47994" calcext:value-type="float">
            <text:p>0.47994</text:p>
          </table:table-cell>
          <table:table-cell office:value-type="float" office:value="0.718147" calcext:value-type="float">
            <text:p>0.718147</text:p>
          </table:table-cell>
          <table:table-cell office:value-type="float" office:value="0.655137" calcext:value-type="float">
            <text:p>0.655137</text:p>
          </table:table-cell>
          <table:table-cell office:value-type="float" office:value="0.540558" calcext:value-type="float">
            <text:p>0.540558</text:p>
          </table:table-cell>
          <table:table-cell office:value-type="float" office:value="0.727334" calcext:value-type="float">
            <text:p>0.727334</text:p>
          </table:table-cell>
          <table:table-cell office:value-type="float" office:value="0.595199" calcext:value-type="float">
            <text:p>0.595199</text:p>
          </table:table-cell>
          <table:table-cell office:value-type="float" office:value="0.818922" calcext:value-type="float">
            <text:p>0.818922</text:p>
          </table:table-cell>
          <table:table-cell office:value-type="float" office:value="0.68772" calcext:value-type="float">
            <text:p>0.68772</text:p>
          </table:table-cell>
          <table:table-cell office:value-type="float" office:value="0.86389" calcext:value-type="float">
            <text:p>0.86389</text:p>
          </table:table-cell>
          <table:table-cell office:value-type="float" office:value="1.39309" calcext:value-type="float">
            <text:p>1.39309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02934" calcext:value-type="float">
            <text:p>1.02934</text:p>
          </table:table-cell>
          <table:table-cell office:value-type="float" office:value="1.32558" calcext:value-type="float">
            <text:p>1.32558</text:p>
          </table:table-cell>
          <table:table-cell office:value-type="float" office:value="1.16677" calcext:value-type="float">
            <text:p>1.16677</text:p>
          </table:table-cell>
          <table:table-cell office:value-type="float" office:value="0.689475" calcext:value-type="float">
            <text:p>0.689475</text:p>
          </table:table-cell>
          <table:table-cell office:value-type="float" office:value="1.10002" calcext:value-type="float">
            <text:p>1.10002</text:p>
          </table:table-cell>
          <table:table-cell office:value-type="float" office:value="1.27142" calcext:value-type="float">
            <text:p>1.27142</text:p>
          </table:table-cell>
          <table:table-cell office:value-type="float" office:value="0.969847" calcext:value-type="float">
            <text:p>0.969847</text:p>
          </table:table-cell>
          <table:table-cell office:value-type="float" office:value="1.0428" calcext:value-type="float">
            <text:p>1.0428</text:p>
          </table:table-cell>
          <table:table-cell office:value-type="float" office:value="1.07402" calcext:value-type="float">
            <text:p>1.07402</text:p>
          </table:table-cell>
          <table:table-cell office:value-type="float" office:value="1.08549" calcext:value-type="float">
            <text:p>1.08549</text:p>
          </table:table-cell>
          <table:table-cell office:value-type="float" office:value="1.84262" calcext:value-type="float">
            <text:p>1.84262</text:p>
          </table:table-cell>
          <table:table-cell office:value-type="float" office:value="1.08619" calcext:value-type="float">
            <text:p>1.08619</text:p>
          </table:table-cell>
          <table:table-cell office:value-type="float" office:value="0.853649" calcext:value-type="float">
            <text:p>0.853649</text:p>
          </table:table-cell>
          <table:table-cell office:value-type="float" office:value="1.06017" calcext:value-type="float">
            <text:p>1.06017</text:p>
          </table:table-cell>
          <table:table-cell office:value-type="float" office:value="1.07969" calcext:value-type="float">
            <text:p>1.07969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47779" calcext:value-type="float">
            <text:p>0.47779</text:p>
          </table:table-cell>
          <table:table-cell office:value-type="float" office:value="0.941045" calcext:value-type="float">
            <text:p>0.941045</text:p>
          </table:table-cell>
          <table:table-cell table:number-columns-repeated="20"/>
          <table:table-cell table:formula="of:=MIN([.A153:.BL153])" office:value-type="float" office:value="0.148761" calcext:value-type="float">
            <text:p>0.148761</text:p>
          </table:table-cell>
          <table:table-cell table:formula="of:=MAX([.A153:.BL153])" office:value-type="float" office:value="1.84262" calcext:value-type="float">
            <text:p>1.84262</text:p>
          </table:table-cell>
          <table:table-cell table:number-columns-repeated="7"/>
        </table:table-row>
        <table:table-row table:style-name="ro2">
          <table:table-cell office:value-type="float" office:value="0.156032" calcext:value-type="float">
            <text:p>0.156032</text:p>
          </table:table-cell>
          <table:table-cell office:value-type="float" office:value="0.203027" calcext:value-type="float">
            <text:p>0.203027</text:p>
          </table:table-cell>
          <table:table-cell office:value-type="float" office:value="0.190253" calcext:value-type="float">
            <text:p>0.190253</text:p>
          </table:table-cell>
          <table:table-cell office:value-type="float" office:value="0.290293" calcext:value-type="float">
            <text:p>0.290293</text:p>
          </table:table-cell>
          <table:table-cell office:value-type="float" office:value="0.208284" calcext:value-type="float">
            <text:p>0.208284</text:p>
          </table:table-cell>
          <table:table-cell office:value-type="float" office:value="0.564908" calcext:value-type="float">
            <text:p>0.564908</text:p>
          </table:table-cell>
          <table:table-cell office:value-type="float" office:value="0.51736" calcext:value-type="float">
            <text:p>0.51736</text:p>
          </table:table-cell>
          <table:table-cell office:value-type="float" office:value="0.18582" calcext:value-type="float">
            <text:p>0.18582</text:p>
          </table:table-cell>
          <table:table-cell office:value-type="float" office:value="0.348619" calcext:value-type="float">
            <text:p>0.348619</text:p>
          </table:table-cell>
          <table:table-cell office:value-type="float" office:value="0.16514" calcext:value-type="float">
            <text:p>0.16514</text:p>
          </table:table-cell>
          <table:table-cell office:value-type="float" office:value="0.161769" calcext:value-type="float">
            <text:p>0.161769</text:p>
          </table:table-cell>
          <table:table-cell office:value-type="float" office:value="0.350625" calcext:value-type="float">
            <text:p>0.350625</text:p>
          </table:table-cell>
          <table:table-cell office:value-type="float" office:value="0.21596" calcext:value-type="float">
            <text:p>0.21596</text:p>
          </table:table-cell>
          <table:table-cell office:value-type="float" office:value="0.164539" calcext:value-type="float">
            <text:p>0.164539</text:p>
          </table:table-cell>
          <table:table-cell office:value-type="float" office:value="0.176273" calcext:value-type="float">
            <text:p>0.176273</text:p>
          </table:table-cell>
          <table:table-cell office:value-type="float" office:value="0.442646" calcext:value-type="float">
            <text:p>0.442646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351922" calcext:value-type="float">
            <text:p>0.351922</text:p>
          </table:table-cell>
          <table:table-cell office:value-type="float" office:value="0.130326" calcext:value-type="float">
            <text:p>0.130326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0.376356" calcext:value-type="float">
            <text:p>0.376356</text:p>
          </table:table-cell>
          <table:table-cell office:value-type="float" office:value="0.377971" calcext:value-type="float">
            <text:p>0.377971</text:p>
          </table:table-cell>
          <table:table-cell office:value-type="float" office:value="0.349748" calcext:value-type="float">
            <text:p>0.349748</text:p>
          </table:table-cell>
          <table:table-cell office:value-type="float" office:value="0.255839" calcext:value-type="float">
            <text:p>0.255839</text:p>
          </table:table-cell>
          <table:table-cell office:value-type="float" office:value="1.45477" calcext:value-type="float">
            <text:p>1.45477</text:p>
          </table:table-cell>
          <table:table-cell office:value-type="float" office:value="0.205556" calcext:value-type="float">
            <text:p>0.205556</text:p>
          </table:table-cell>
          <table:table-cell office:value-type="float" office:value="0.137511" calcext:value-type="float">
            <text:p>0.137511</text:p>
          </table:table-cell>
          <table:table-cell office:value-type="float" office:value="1.7937" calcext:value-type="float">
            <text:p>1.7937</text:p>
          </table:table-cell>
          <table:table-cell office:value-type="float" office:value="0.143377" calcext:value-type="float">
            <text:p>0.143377</text:p>
          </table:table-cell>
          <table:table-cell office:value-type="float" office:value="1.5016" calcext:value-type="float">
            <text:p>1.5016</text:p>
          </table:table-cell>
          <table:table-cell office:value-type="float" office:value="1.75193" calcext:value-type="float">
            <text:p>1.75193</text:p>
          </table:table-cell>
          <table:table-cell office:value-type="float" office:value="1.71093" calcext:value-type="float">
            <text:p>1.71093</text:p>
          </table:table-cell>
          <table:table-cell office:value-type="float" office:value="0.987776" calcext:value-type="float">
            <text:p>0.987776</text:p>
          </table:table-cell>
          <table:table-cell office:value-type="float" office:value="1.25041" calcext:value-type="float">
            <text:p>1.25041</text:p>
          </table:table-cell>
          <table:table-cell office:value-type="float" office:value="1.11489" calcext:value-type="float">
            <text:p>1.11489</text:p>
          </table:table-cell>
          <table:table-cell office:value-type="float" office:value="1.49042" calcext:value-type="float">
            <text:p>1.49042</text:p>
          </table:table-cell>
          <table:table-cell office:value-type="float" office:value="1.50877" calcext:value-type="float">
            <text:p>1.50877</text:p>
          </table:table-cell>
          <table:table-cell office:value-type="float" office:value="0.789916" calcext:value-type="float">
            <text:p>0.789916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1.46546" calcext:value-type="float">
            <text:p>1.46546</text:p>
          </table:table-cell>
          <table:table-cell office:value-type="float" office:value="1.23448" calcext:value-type="float">
            <text:p>1.23448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707263" calcext:value-type="float">
            <text:p>0.707263</text:p>
          </table:table-cell>
          <table:table-cell office:value-type="float" office:value="0.850337" calcext:value-type="float">
            <text:p>0.850337</text:p>
          </table:table-cell>
          <table:table-cell office:value-type="float" office:value="0.834322" calcext:value-type="float">
            <text:p>0.834322</text:p>
          </table:table-cell>
          <table:table-cell office:value-type="float" office:value="0.744972" calcext:value-type="float">
            <text:p>0.744972</text:p>
          </table:table-cell>
          <table:table-cell office:value-type="float" office:value="0.111511" calcext:value-type="float">
            <text:p>0.111511</text:p>
          </table:table-cell>
          <table:table-cell office:value-type="float" office:value="1.70472" calcext:value-type="float">
            <text:p>1.70472</text:p>
          </table:table-cell>
          <table:table-cell table:number-columns-repeated="20"/>
          <table:table-cell table:formula="of:=MIN([.A154:.BL154])" office:value-type="float" office:value="0.111511" calcext:value-type="float">
            <text:p>0.111511</text:p>
          </table:table-cell>
          <table:table-cell table:formula="of:=MAX([.A154:.BL154])" office:value-type="float" office:value="1.7937" calcext:value-type="float">
            <text:p>1.7937</text:p>
          </table:table-cell>
          <table:table-cell table:number-columns-repeated="7"/>
        </table:table-row>
        <table:table-row table:style-name="ro2">
          <table:table-cell office:value-type="float" office:value="0.0587339" calcext:value-type="float">
            <text:p>0.0587339</text:p>
          </table:table-cell>
          <table:table-cell office:value-type="float" office:value="0.108014" calcext:value-type="float">
            <text:p>0.108014</text:p>
          </table:table-cell>
          <table:table-cell office:value-type="float" office:value="0.24286" calcext:value-type="float">
            <text:p>0.24286</text:p>
          </table:table-cell>
          <table:table-cell office:value-type="float" office:value="0.234926" calcext:value-type="float">
            <text:p>0.234926</text:p>
          </table:table-cell>
          <table:table-cell office:value-type="float" office:value="0.307408" calcext:value-type="float">
            <text:p>0.307408</text:p>
          </table:table-cell>
          <table:table-cell office:value-type="float" office:value="0.250377" calcext:value-type="float">
            <text:p>0.250377</text:p>
          </table:table-cell>
          <table:table-cell office:value-type="float" office:value="0.205342" calcext:value-type="float">
            <text:p>0.205342</text:p>
          </table:table-cell>
          <table:table-cell office:value-type="float" office:value="0.198015" calcext:value-type="float">
            <text:p>0.198015</text:p>
          </table:table-cell>
          <table:table-cell office:value-type="float" office:value="0.197604" calcext:value-type="float">
            <text:p>0.197604</text:p>
          </table:table-cell>
          <table:table-cell office:value-type="float" office:value="0.254271" calcext:value-type="float">
            <text:p>0.254271</text:p>
          </table:table-cell>
          <table:table-cell office:value-type="float" office:value="0.294347" calcext:value-type="float">
            <text:p>0.294347</text:p>
          </table:table-cell>
          <table:table-cell office:value-type="float" office:value="0.239204" calcext:value-type="float">
            <text:p>0.239204</text:p>
          </table:table-cell>
          <table:table-cell office:value-type="float" office:value="0.215742" calcext:value-type="float">
            <text:p>0.215742</text:p>
          </table:table-cell>
          <table:table-cell office:value-type="float" office:value="0.26041" calcext:value-type="float">
            <text:p>0.26041</text:p>
          </table:table-cell>
          <table:table-cell office:value-type="float" office:value="0.248924" calcext:value-type="float">
            <text:p>0.248924</text:p>
          </table:table-cell>
          <table:table-cell office:value-type="float" office:value="0.242708" calcext:value-type="float">
            <text:p>0.242708</text:p>
          </table:table-cell>
          <table:table-cell office:value-type="float" office:value="0.293172" calcext:value-type="float">
            <text:p>0.293172</text:p>
          </table:table-cell>
          <table:table-cell office:value-type="float" office:value="0.271096" calcext:value-type="float">
            <text:p>0.271096</text:p>
          </table:table-cell>
          <table:table-cell office:value-type="float" office:value="0.199736" calcext:value-type="float">
            <text:p>0.199736</text:p>
          </table:table-cell>
          <table:table-cell office:value-type="float" office:value="0.195309" calcext:value-type="float">
            <text:p>0.195309</text:p>
          </table:table-cell>
          <table:table-cell office:value-type="float" office:value="0.249031" calcext:value-type="float">
            <text:p>0.249031</text:p>
          </table:table-cell>
          <table:table-cell office:value-type="float" office:value="0.239005" calcext:value-type="float">
            <text:p>0.239005</text:p>
          </table:table-cell>
          <table:table-cell office:value-type="float" office:value="0.248585" calcext:value-type="float">
            <text:p>0.248585</text:p>
          </table:table-cell>
          <table:table-cell office:value-type="float" office:value="0.29502" calcext:value-type="float">
            <text:p>0.29502</text:p>
          </table:table-cell>
          <table:table-cell office:value-type="float" office:value="0.259204" calcext:value-type="float">
            <text:p>0.259204</text:p>
          </table:table-cell>
          <table:table-cell office:value-type="float" office:value="0.864653" calcext:value-type="float">
            <text:p>0.864653</text:p>
          </table:table-cell>
          <table:table-cell office:value-type="float" office:value="0.205786" calcext:value-type="float">
            <text:p>0.205786</text:p>
          </table:table-cell>
          <table:table-cell office:value-type="float" office:value="0.201037" calcext:value-type="float">
            <text:p>0.201037</text:p>
          </table:table-cell>
          <table:table-cell office:value-type="float" office:value="0.176186" calcext:value-type="float">
            <text:p>0.176186</text:p>
          </table:table-cell>
          <table:table-cell office:value-type="float" office:value="0.214617" calcext:value-type="float">
            <text:p>0.214617</text:p>
          </table:table-cell>
          <table:table-cell office:value-type="float" office:value="0.205057" calcext:value-type="float">
            <text:p>0.205057</text:p>
          </table:table-cell>
          <table:table-cell office:value-type="float" office:value="0.22762" calcext:value-type="float">
            <text:p>0.22762</text:p>
          </table:table-cell>
          <table:table-cell office:value-type="float" office:value="0.22373" calcext:value-type="float">
            <text:p>0.2237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6137" calcext:value-type="float">
            <text:p>0.16137</text:p>
          </table:table-cell>
          <table:table-cell office:value-type="float" office:value="0.224379" calcext:value-type="float">
            <text:p>0.224379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0.201154" calcext:value-type="float">
            <text:p>0.201154</text:p>
          </table:table-cell>
          <table:table-cell office:value-type="float" office:value="0.173475" calcext:value-type="float">
            <text:p>0.173475</text:p>
          </table:table-cell>
          <table:table-cell office:value-type="float" office:value="0.563632" calcext:value-type="float">
            <text:p>0.563632</text:p>
          </table:table-cell>
          <table:table-cell office:value-type="float" office:value="0.547691" calcext:value-type="float">
            <text:p>0.547691</text:p>
          </table:table-cell>
          <table:table-cell office:value-type="float" office:value="0.23655" calcext:value-type="float">
            <text:p>0.23655</text:p>
          </table:table-cell>
          <table:table-cell office:value-type="float" office:value="1.88368" calcext:value-type="float">
            <text:p>1.88368</text:p>
          </table:table-cell>
          <table:table-cell office:value-type="float" office:value="1.1543" calcext:value-type="float">
            <text:p>1.1543</text:p>
          </table:table-cell>
          <table:table-cell office:value-type="float" office:value="0.109118" calcext:value-type="float">
            <text:p>0.109118</text:p>
          </table:table-cell>
          <table:table-cell office:value-type="float" office:value="0.833176" calcext:value-type="float">
            <text:p>0.833176</text:p>
          </table:table-cell>
          <table:table-cell office:value-type="float" office:value="0.10126" calcext:value-type="float">
            <text:p>0.10126</text:p>
          </table:table-cell>
          <table:table-cell office:value-type="float" office:value="0.166584" calcext:value-type="float">
            <text:p>0.166584</text:p>
          </table:table-cell>
          <table:table-cell table:number-columns-repeated="20"/>
          <table:table-cell table:formula="of:=MIN([.A155:.BL155])" office:value-type="float" office:value="0.0587339" calcext:value-type="float">
            <text:p>0.0587339</text:p>
          </table:table-cell>
          <table:table-cell table:formula="of:=MAX([.A155:.BL155])" office:value-type="float" office:value="1.88368" calcext:value-type="float">
            <text:p>1.88368</text:p>
          </table:table-cell>
          <table:table-cell table:number-columns-repeated="7"/>
        </table:table-row>
        <table:table-row table:style-name="ro2">
          <table:table-cell office:value-type="float" office:value="0.188788" calcext:value-type="float">
            <text:p>0.188788</text:p>
          </table:table-cell>
          <table:table-cell office:value-type="float" office:value="0.196482" calcext:value-type="float">
            <text:p>0.196482</text:p>
          </table:table-cell>
          <table:table-cell office:value-type="float" office:value="0.248683" calcext:value-type="float">
            <text:p>0.248683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170788" calcext:value-type="float">
            <text:p>0.170788</text:p>
          </table:table-cell>
          <table:table-cell office:value-type="float" office:value="0.154023" calcext:value-type="float">
            <text:p>0.154023</text:p>
          </table:table-cell>
          <table:table-cell office:value-type="float" office:value="0.207244" calcext:value-type="float">
            <text:p>0.207244</text:p>
          </table:table-cell>
          <table:table-cell office:value-type="float" office:value="0.188027" calcext:value-type="float">
            <text:p>0.188027</text:p>
          </table:table-cell>
          <table:table-cell office:value-type="float" office:value="0.205932" calcext:value-type="float">
            <text:p>0.205932</text:p>
          </table:table-cell>
          <table:table-cell office:value-type="float" office:value="0.197278" calcext:value-type="float">
            <text:p>0.197278</text:p>
          </table:table-cell>
          <table:table-cell office:value-type="float" office:value="0.181579" calcext:value-type="float">
            <text:p>0.181579</text:p>
          </table:table-cell>
          <table:table-cell office:value-type="float" office:value="0.171156" calcext:value-type="float">
            <text:p>0.171156</text:p>
          </table:table-cell>
          <table:table-cell office:value-type="float" office:value="0.268254" calcext:value-type="float">
            <text:p>0.268254</text:p>
          </table:table-cell>
          <table:table-cell office:value-type="float" office:value="0.144244" calcext:value-type="float">
            <text:p>0.144244</text:p>
          </table:table-cell>
          <table:table-cell office:value-type="float" office:value="0.179967" calcext:value-type="float">
            <text:p>0.179967</text:p>
          </table:table-cell>
          <table:table-cell office:value-type="float" office:value="0.224498" calcext:value-type="float">
            <text:p>0.224498</text:p>
          </table:table-cell>
          <table:table-cell office:value-type="float" office:value="0.852033" calcext:value-type="float">
            <text:p>0.852033</text:p>
          </table:table-cell>
          <table:table-cell office:value-type="float" office:value="0.855201" calcext:value-type="float">
            <text:p>0.855201</text:p>
          </table:table-cell>
          <table:table-cell office:value-type="float" office:value="0.89433" calcext:value-type="float">
            <text:p>0.89433</text:p>
          </table:table-cell>
          <table:table-cell office:value-type="float" office:value="0.921549" calcext:value-type="float">
            <text:p>0.921549</text:p>
          </table:table-cell>
          <table:table-cell office:value-type="float" office:value="0.183531" calcext:value-type="float">
            <text:p>0.183531</text:p>
          </table:table-cell>
          <table:table-cell office:value-type="float" office:value="0.821388" calcext:value-type="float">
            <text:p>0.821388</text:p>
          </table:table-cell>
          <table:table-cell office:value-type="float" office:value="0.802808" calcext:value-type="float">
            <text:p>0.802808</text:p>
          </table:table-cell>
          <table:table-cell office:value-type="float" office:value="0.765111" calcext:value-type="float">
            <text:p>0.765111</text:p>
          </table:table-cell>
          <table:table-cell office:value-type="float" office:value="0.973915" calcext:value-type="float">
            <text:p>0.973915</text:p>
          </table:table-cell>
          <table:table-cell office:value-type="float" office:value="0.183263" calcext:value-type="float">
            <text:p>0.183263</text:p>
          </table:table-cell>
          <table:table-cell office:value-type="float" office:value="0.261649" calcext:value-type="float">
            <text:p>0.261649</text:p>
          </table:table-cell>
          <table:table-cell office:value-type="float" office:value="0.18716" calcext:value-type="float">
            <text:p>0.18716</text:p>
          </table:table-cell>
          <table:table-cell office:value-type="float" office:value="1.37418" calcext:value-type="float">
            <text:p>1.37418</text:p>
          </table:table-cell>
          <table:table-cell office:value-type="float" office:value="0.15897" calcext:value-type="float">
            <text:p>0.15897</text:p>
          </table:table-cell>
          <table:table-cell office:value-type="float" office:value="0.169373" calcext:value-type="float">
            <text:p>0.169373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402381" calcext:value-type="float">
            <text:p>0.402381</text:p>
          </table:table-cell>
          <table:table-cell office:value-type="float" office:value="0.0695441" calcext:value-type="float">
            <text:p>0.0695441</text:p>
          </table:table-cell>
          <table:table-cell office:value-type="float" office:value="0.223942" calcext:value-type="float">
            <text:p>0.223942</text:p>
          </table:table-cell>
          <table:table-cell office:value-type="float" office:value="0.545836" calcext:value-type="float">
            <text:p>0.545836</text:p>
          </table:table-cell>
          <table:table-cell office:value-type="float" office:value="1.75873" calcext:value-type="float">
            <text:p>1.75873</text:p>
          </table:table-cell>
          <table:table-cell office:value-type="float" office:value="0.387377" calcext:value-type="float">
            <text:p>0.387377</text:p>
          </table:table-cell>
          <table:table-cell office:value-type="float" office:value="0.614139" calcext:value-type="float">
            <text:p>0.614139</text:p>
          </table:table-cell>
          <table:table-cell office:value-type="float" office:value="0.759433" calcext:value-type="float">
            <text:p>0.759433</text:p>
          </table:table-cell>
          <table:table-cell office:value-type="float" office:value="1.70816" calcext:value-type="float">
            <text:p>1.70816</text:p>
          </table:table-cell>
          <table:table-cell office:value-type="float" office:value="0.625144" calcext:value-type="float">
            <text:p>0.625144</text:p>
          </table:table-cell>
          <table:table-cell office:value-type="float" office:value="0.963359" calcext:value-type="float">
            <text:p>0.963359</text:p>
          </table:table-cell>
          <table:table-cell office:value-type="float" office:value="0.441494" calcext:value-type="float">
            <text:p>0.441494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0.347688" calcext:value-type="float">
            <text:p>0.347688</text:p>
          </table:table-cell>
          <table:table-cell office:value-type="float" office:value="0.71082" calcext:value-type="float">
            <text:p>0.71082</text:p>
          </table:table-cell>
          <table:table-cell table:number-columns-repeated="20"/>
          <table:table-cell table:formula="of:=MIN([.A156:.BL156])" office:value-type="float" office:value="0.0679021" calcext:value-type="float">
            <text:p>0.0679021</text:p>
          </table:table-cell>
          <table:table-cell table:formula="of:=MAX([.A156:.BL156])" office:value-type="float" office:value="1.75873" calcext:value-type="float">
            <text:p>1.75873</text:p>
          </table:table-cell>
          <table:table-cell table:number-columns-repeated="7"/>
        </table:table-row>
        <table:table-row table:style-name="ro2">
          <table:table-cell office:value-type="float" office:value="0.190411" calcext:value-type="float">
            <text:p>0.190411</text:p>
          </table:table-cell>
          <table:table-cell office:value-type="float" office:value="0.206937" calcext:value-type="float">
            <text:p>0.206937</text:p>
          </table:table-cell>
          <table:table-cell office:value-type="float" office:value="0.117049" calcext:value-type="float">
            <text:p>0.117049</text:p>
          </table:table-cell>
          <table:table-cell office:value-type="float" office:value="0.143448" calcext:value-type="float">
            <text:p>0.143448</text:p>
          </table:table-cell>
          <table:table-cell office:value-type="float" office:value="0.343104" calcext:value-type="float">
            <text:p>0.343104</text:p>
          </table:table-cell>
          <table:table-cell office:value-type="float" office:value="0.222673" calcext:value-type="float">
            <text:p>0.222673</text:p>
          </table:table-cell>
          <table:table-cell office:value-type="float" office:value="0.626288" calcext:value-type="float">
            <text:p>0.626288</text:p>
          </table:table-cell>
          <table:table-cell office:value-type="float" office:value="0.20134" calcext:value-type="float">
            <text:p>0.20134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14782" calcext:value-type="float">
            <text:p>0.14782</text:p>
          </table:table-cell>
          <table:table-cell office:value-type="float" office:value="0.642803" calcext:value-type="float">
            <text:p>0.642803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221945" calcext:value-type="float">
            <text:p>0.221945</text:p>
          </table:table-cell>
          <table:table-cell office:value-type="float" office:value="0.503039" calcext:value-type="float">
            <text:p>0.503039</text:p>
          </table:table-cell>
          <table:table-cell office:value-type="float" office:value="0.379413" calcext:value-type="float">
            <text:p>0.379413</text:p>
          </table:table-cell>
          <table:table-cell office:value-type="float" office:value="0.24949" calcext:value-type="float">
            <text:p>0.24949</text:p>
          </table:table-cell>
          <table:table-cell office:value-type="float" office:value="0.220743" calcext:value-type="float">
            <text:p>0.220743</text:p>
          </table:table-cell>
          <table:table-cell office:value-type="float" office:value="0.98204" calcext:value-type="float">
            <text:p>0.98204</text:p>
          </table:table-cell>
          <table:table-cell office:value-type="float" office:value="1.03731" calcext:value-type="float">
            <text:p>1.03731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13179" calcext:value-type="float">
            <text:p>1.13179</text:p>
          </table:table-cell>
          <table:table-cell office:value-type="float" office:value="1.01941" calcext:value-type="float">
            <text:p>1.01941</text:p>
          </table:table-cell>
          <table:table-cell office:value-type="float" office:value="0.239197" calcext:value-type="float">
            <text:p>0.239197</text:p>
          </table:table-cell>
          <table:table-cell office:value-type="float" office:value="0.813536" calcext:value-type="float">
            <text:p>0.813536</text:p>
          </table:table-cell>
          <table:table-cell office:value-type="float" office:value="0.824299" calcext:value-type="float">
            <text:p>0.824299</text:p>
          </table:table-cell>
          <table:table-cell office:value-type="float" office:value="0.158539" calcext:value-type="float">
            <text:p>0.158539</text:p>
          </table:table-cell>
          <table:table-cell office:value-type="float" office:value="0.561467" calcext:value-type="float">
            <text:p>0.561467</text:p>
          </table:table-cell>
          <table:table-cell office:value-type="float" office:value="0.591227" calcext:value-type="float">
            <text:p>0.591227</text:p>
          </table:table-cell>
          <table:table-cell office:value-type="float" office:value="0.550223" calcext:value-type="float">
            <text:p>0.550223</text:p>
          </table:table-cell>
          <table:table-cell office:value-type="float" office:value="1.20525" calcext:value-type="float">
            <text:p>1.20525</text:p>
          </table:table-cell>
          <table:table-cell office:value-type="float" office:value="0.185855" calcext:value-type="float">
            <text:p>0.185855</text:p>
          </table:table-cell>
          <table:table-cell office:value-type="float" office:value="0.228667" calcext:value-type="float">
            <text:p>0.228667</text:p>
          </table:table-cell>
          <table:table-cell office:value-type="float" office:value="1.26878" calcext:value-type="float">
            <text:p>1.26878</text:p>
          </table:table-cell>
          <table:table-cell office:value-type="float" office:value="0.153569" calcext:value-type="float">
            <text:p>0.153569</text:p>
          </table:table-cell>
          <table:table-cell office:value-type="float" office:value="0.351451" calcext:value-type="float">
            <text:p>0.351451</text:p>
          </table:table-cell>
          <table:table-cell office:value-type="float" office:value="1.7085" calcext:value-type="float">
            <text:p>1.7085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0.711326" calcext:value-type="float">
            <text:p>0.711326</text:p>
          </table:table-cell>
          <table:table-cell office:value-type="float" office:value="1.2112" calcext:value-type="float">
            <text:p>1.2112</text:p>
          </table:table-cell>
          <table:table-cell office:value-type="float" office:value="0.604873" calcext:value-type="float">
            <text:p>0.604873</text:p>
          </table:table-cell>
          <table:table-cell office:value-type="float" office:value="0.369759" calcext:value-type="float">
            <text:p>0.369759</text:p>
          </table:table-cell>
          <table:table-cell office:value-type="float" office:value="0.260093" calcext:value-type="float">
            <text:p>0.260093</text:p>
          </table:table-cell>
          <table:table-cell office:value-type="float" office:value="0.200758" calcext:value-type="float">
            <text:p>0.200758</text:p>
          </table:table-cell>
          <table:table-cell office:value-type="float" office:value="0.0505259" calcext:value-type="float">
            <text:p>0.0505259</text:p>
          </table:table-cell>
          <table:table-cell office:value-type="float" office:value="0.255762" calcext:value-type="float">
            <text:p>0.255762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0.052717" calcext:value-type="float">
            <text:p>0.052717</text:p>
          </table:table-cell>
          <table:table-cell table:number-columns-repeated="20"/>
          <table:table-cell table:formula="of:=MIN([.A157:.BL157])" office:value-type="float" office:value="0.0505259" calcext:value-type="float">
            <text:p>0.0505259</text:p>
          </table:table-cell>
          <table:table-cell table:formula="of:=MAX([.A157:.BL157])" office:value-type="float" office:value="1.7085" calcext:value-type="float">
            <text:p>1.7085</text:p>
          </table:table-cell>
          <table:table-cell table:number-columns-repeated="7"/>
        </table:table-row>
        <table:table-row table:style-name="ro2">
          <table:table-cell office:value-type="float" office:value="0.0955119" calcext:value-type="float">
            <text:p>0.0955119</text:p>
          </table:table-cell>
          <table:table-cell office:value-type="float" office:value="0.16383" calcext:value-type="float">
            <text:p>0.16383</text:p>
          </table:table-cell>
          <table:table-cell office:value-type="float" office:value="0.204453" calcext:value-type="float">
            <text:p>0.204453</text:p>
          </table:table-cell>
          <table:table-cell office:value-type="float" office:value="0.097945" calcext:value-type="float">
            <text:p>0.097945</text:p>
          </table:table-cell>
          <table:table-cell office:value-type="float" office:value="0.157359" calcext:value-type="float">
            <text:p>0.157359</text:p>
          </table:table-cell>
          <table:table-cell office:value-type="float" office:value="0.153172" calcext:value-type="float">
            <text:p>0.153172</text:p>
          </table:table-cell>
          <table:table-cell office:value-type="float" office:value="0.099772" calcext:value-type="float">
            <text:p>0.099772</text:p>
          </table:table-cell>
          <table:table-cell office:value-type="float" office:value="0.225844" calcext:value-type="float">
            <text:p>0.225844</text:p>
          </table:table-cell>
          <table:table-cell office:value-type="float" office:value="0.210061" calcext:value-type="float">
            <text:p>0.210061</text:p>
          </table:table-cell>
          <table:table-cell office:value-type="float" office:value="0.178587" calcext:value-type="float">
            <text:p>0.178587</text:p>
          </table:table-cell>
          <table:table-cell office:value-type="float" office:value="0.099134" calcext:value-type="float">
            <text:p>0.099134</text:p>
          </table:table-cell>
          <table:table-cell office:value-type="float" office:value="0.164417" calcext:value-type="float">
            <text:p>0.164417</text:p>
          </table:table-cell>
          <table:table-cell office:value-type="float" office:value="0.212984" calcext:value-type="float">
            <text:p>0.212984</text:p>
          </table:table-cell>
          <table:table-cell office:value-type="float" office:value="0.141881" calcext:value-type="float">
            <text:p>0.141881</text:p>
          </table:table-cell>
          <table:table-cell office:value-type="float" office:value="0.146777" calcext:value-type="float">
            <text:p>0.146777</text:p>
          </table:table-cell>
          <table:table-cell office:value-type="float" office:value="0.976053" calcext:value-type="float">
            <text:p>0.976053</text:p>
          </table:table-cell>
          <table:table-cell office:value-type="float" office:value="0.161436" calcext:value-type="float">
            <text:p>0.161436</text:p>
          </table:table-cell>
          <table:table-cell office:value-type="float" office:value="0.85991" calcext:value-type="float">
            <text:p>0.85991</text:p>
          </table:table-cell>
          <table:table-cell office:value-type="float" office:value="0.941887" calcext:value-type="float">
            <text:p>0.941887</text:p>
          </table:table-cell>
          <table:table-cell office:value-type="float" office:value="0.179277" calcext:value-type="float">
            <text:p>0.179277</text:p>
          </table:table-cell>
          <table:table-cell office:value-type="float" office:value="0.200384" calcext:value-type="float">
            <text:p>0.200384</text:p>
          </table:table-cell>
          <table:table-cell office:value-type="float" office:value="0.240912" calcext:value-type="float">
            <text:p>0.240912</text:p>
          </table:table-cell>
          <table:table-cell office:value-type="float" office:value="0.879877" calcext:value-type="float">
            <text:p>0.879877</text:p>
          </table:table-cell>
          <table:table-cell office:value-type="float" office:value="0.208521" calcext:value-type="float">
            <text:p>0.208521</text:p>
          </table:table-cell>
          <table:table-cell office:value-type="float" office:value="0.635719" calcext:value-type="float">
            <text:p>0.635719</text:p>
          </table:table-cell>
          <table:table-cell office:value-type="float" office:value="0.221844" calcext:value-type="float">
            <text:p>0.221844</text:p>
          </table:table-cell>
          <table:table-cell office:value-type="float" office:value="1.19167" calcext:value-type="float">
            <text:p>1.19167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55989" calcext:value-type="float">
            <text:p>1.55989</text:p>
          </table:table-cell>
          <table:table-cell office:value-type="float" office:value="0.507832" calcext:value-type="float">
            <text:p>0.507832</text:p>
          </table:table-cell>
          <table:table-cell office:value-type="float" office:value="0.863818" calcext:value-type="float">
            <text:p>0.863818</text:p>
          </table:table-cell>
          <table:table-cell office:value-type="float" office:value="1.36584" calcext:value-type="float">
            <text:p>1.36584</text:p>
          </table:table-cell>
          <table:table-cell office:value-type="float" office:value="1.35999" calcext:value-type="float">
            <text:p>1.35999</text:p>
          </table:table-cell>
          <table:table-cell office:value-type="float" office:value="1.77417" calcext:value-type="float">
            <text:p>1.77417</text:p>
          </table:table-cell>
          <table:table-cell office:value-type="float" office:value="1.2069" calcext:value-type="float">
            <text:p>1.2069</text:p>
          </table:table-cell>
          <table:table-cell office:value-type="float" office:value="1.15224" calcext:value-type="float">
            <text:p>1.15224</text:p>
          </table:table-cell>
          <table:table-cell office:value-type="float" office:value="1.66454" calcext:value-type="float">
            <text:p>1.66454</text:p>
          </table:table-cell>
          <table:table-cell office:value-type="float" office:value="0.461954" calcext:value-type="float">
            <text:p>0.461954</text:p>
          </table:table-cell>
          <table:table-cell office:value-type="float" office:value="0.347507" calcext:value-type="float">
            <text:p>0.347507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0.658529" calcext:value-type="float">
            <text:p>0.658529</text:p>
          </table:table-cell>
          <table:table-cell office:value-type="float" office:value="0.105037" calcext:value-type="float">
            <text:p>0.105037</text:p>
          </table:table-cell>
          <table:table-cell office:value-type="float" office:value="0.0922391" calcext:value-type="float">
            <text:p>0.0922391</text:p>
          </table:table-cell>
          <table:table-cell office:value-type="float" office:value="0.637393" calcext:value-type="float">
            <text:p>0.637393</text:p>
          </table:table-cell>
          <table:table-cell office:value-type="float" office:value="0.162497" calcext:value-type="float">
            <text:p>0.162497</text:p>
          </table:table-cell>
          <table:table-cell office:value-type="float" office:value="0.249809" calcext:value-type="float">
            <text:p>0.249809</text:p>
          </table:table-cell>
          <table:table-cell office:value-type="float" office:value="0.590879" calcext:value-type="float">
            <text:p>0.590879</text:p>
          </table:table-cell>
          <table:table-cell office:value-type="float" office:value="0.0517519" calcext:value-type="float">
            <text:p>0.0517519</text:p>
          </table:table-cell>
          <table:table-cell table:number-columns-repeated="20"/>
          <table:table-cell table:formula="of:=MIN([.A158:.BL158])" office:value-type="float" office:value="0.0517519" calcext:value-type="float">
            <text:p>0.0517519</text:p>
          </table:table-cell>
          <table:table-cell table:formula="of:=MAX([.A158:.BL158])" office:value-type="float" office:value="1.77417" calcext:value-type="float">
            <text:p>1.77417</text:p>
          </table:table-cell>
          <table:table-cell table:number-columns-repeated="7"/>
        </table:table-row>
        <table:table-row table:style-name="ro2">
          <table:table-cell office:value-type="float" office:value="0.20818" calcext:value-type="float">
            <text:p>0.20818</text:p>
          </table:table-cell>
          <table:table-cell office:value-type="float" office:value="0.209944" calcext:value-type="float">
            <text:p>0.209944</text:p>
          </table:table-cell>
          <table:table-cell office:value-type="float" office:value="0.115713" calcext:value-type="float">
            <text:p>0.115713</text:p>
          </table:table-cell>
          <table:table-cell office:value-type="float" office:value="0.165463" calcext:value-type="float">
            <text:p>0.165463</text:p>
          </table:table-cell>
          <table:table-cell office:value-type="float" office:value="0.194704" calcext:value-type="float">
            <text:p>0.194704</text:p>
          </table:table-cell>
          <table:table-cell office:value-type="float" office:value="0.141901" calcext:value-type="float">
            <text:p>0.141901</text:p>
          </table:table-cell>
          <table:table-cell office:value-type="float" office:value="0.192753" calcext:value-type="float">
            <text:p>0.192753</text:p>
          </table:table-cell>
          <table:table-cell office:value-type="float" office:value="0.193666" calcext:value-type="float">
            <text:p>0.193666</text:p>
          </table:table-cell>
          <table:table-cell office:value-type="float" office:value="0.415172" calcext:value-type="float">
            <text:p>0.415172</text:p>
          </table:table-cell>
          <table:table-cell office:value-type="float" office:value="0.191495" calcext:value-type="float">
            <text:p>0.191495</text:p>
          </table:table-cell>
          <table:table-cell office:value-type="float" office:value="0.323068" calcext:value-type="float">
            <text:p>0.323068</text:p>
          </table:table-cell>
          <table:table-cell office:value-type="float" office:value="0.14579" calcext:value-type="float">
            <text:p>0.14579</text:p>
          </table:table-cell>
          <table:table-cell office:value-type="float" office:value="0.442863" calcext:value-type="float">
            <text:p>0.442863</text:p>
          </table:table-cell>
          <table:table-cell office:value-type="float" office:value="0.740712" calcext:value-type="float">
            <text:p>0.740712</text:p>
          </table:table-cell>
          <table:table-cell office:value-type="float" office:value="1.1314" calcext:value-type="float">
            <text:p>1.1314</text:p>
          </table:table-cell>
          <table:table-cell office:value-type="float" office:value="0.818038" calcext:value-type="float">
            <text:p>0.818038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718668" calcext:value-type="float">
            <text:p>0.718668</text:p>
          </table:table-cell>
          <table:table-cell office:value-type="float" office:value="0.721398" calcext:value-type="float">
            <text:p>0.721398</text:p>
          </table:table-cell>
          <table:table-cell office:value-type="float" office:value="1.34787" calcext:value-type="float">
            <text:p>1.34787</text:p>
          </table:table-cell>
          <table:table-cell office:value-type="float" office:value="0.639231" calcext:value-type="float">
            <text:p>0.639231</text:p>
          </table:table-cell>
          <table:table-cell office:value-type="float" office:value="0.281455" calcext:value-type="float">
            <text:p>0.281455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239953" calcext:value-type="float">
            <text:p>0.239953</text:p>
          </table:table-cell>
          <table:table-cell office:value-type="float" office:value="1.12479" calcext:value-type="float">
            <text:p>1.12479</text:p>
          </table:table-cell>
          <table:table-cell office:value-type="float" office:value="0.690667" calcext:value-type="float">
            <text:p>0.690667</text:p>
          </table:table-cell>
          <table:table-cell office:value-type="float" office:value="1.24408" calcext:value-type="float">
            <text:p>1.24408</text:p>
          </table:table-cell>
          <table:table-cell office:value-type="float" office:value="0.596058" calcext:value-type="float">
            <text:p>0.596058</text:p>
          </table:table-cell>
          <table:table-cell office:value-type="float" office:value="1.02808" calcext:value-type="float">
            <text:p>1.02808</text:p>
          </table:table-cell>
          <table:table-cell office:value-type="float" office:value="0.932465" calcext:value-type="float">
            <text:p>0.932465</text:p>
          </table:table-cell>
          <table:table-cell office:value-type="float" office:value="1.14812" calcext:value-type="float">
            <text:p>1.14812</text:p>
          </table:table-cell>
          <table:table-cell office:value-type="float" office:value="1.54737" calcext:value-type="float">
            <text:p>1.54737</text:p>
          </table:table-cell>
          <table:table-cell office:value-type="float" office:value="0.673329" calcext:value-type="float">
            <text:p>0.673329</text:p>
          </table:table-cell>
          <table:table-cell office:value-type="float" office:value="0.690946" calcext:value-type="float">
            <text:p>0.690946</text:p>
          </table:table-cell>
          <table:table-cell office:value-type="float" office:value="0.818753" calcext:value-type="float">
            <text:p>0.818753</text:p>
          </table:table-cell>
          <table:table-cell office:value-type="float" office:value="0.680197" calcext:value-type="float">
            <text:p>0.680197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1.05677" calcext:value-type="float">
            <text:p>1.05677</text:p>
          </table:table-cell>
          <table:table-cell office:value-type="float" office:value="0.095103" calcext:value-type="float">
            <text:p>0.095103</text:p>
          </table:table-cell>
          <table:table-cell office:value-type="float" office:value="0.17209" calcext:value-type="float">
            <text:p>0.17209</text:p>
          </table:table-cell>
          <table:table-cell office:value-type="float" office:value="0.228068" calcext:value-type="float">
            <text:p>0.228068</text:p>
          </table:table-cell>
          <table:table-cell office:value-type="float" office:value="0.13684" calcext:value-type="float">
            <text:p>0.13684</text:p>
          </table:table-cell>
          <table:table-cell office:value-type="float" office:value="0.340152" calcext:value-type="float">
            <text:p>0.340152</text:p>
          </table:table-cell>
          <table:table-cell office:value-type="float" office:value="1.10896" calcext:value-type="float">
            <text:p>1.10896</text:p>
          </table:table-cell>
          <table:table-cell office:value-type="float" office:value="0.154755" calcext:value-type="float">
            <text:p>0.154755</text:p>
          </table:table-cell>
          <table:table-cell office:value-type="float" office:value="1.13893" calcext:value-type="float">
            <text:p>1.13893</text:p>
          </table:table-cell>
          <table:table-cell office:value-type="float" office:value="1.67037" calcext:value-type="float">
            <text:p>1.67037</text:p>
          </table:table-cell>
          <table:table-cell office:value-type="float" office:value="0.0551531" calcext:value-type="float">
            <text:p>0.0551531</text:p>
          </table:table-cell>
          <table:table-cell table:number-columns-repeated="20"/>
          <table:table-cell table:formula="of:=MIN([.A159:.BL159])" office:value-type="float" office:value="0.0551531" calcext:value-type="float">
            <text:p>0.0551531</text:p>
          </table:table-cell>
          <table:table-cell table:formula="of:=MAX([.A159:.BL159])" office:value-type="float" office:value="1.67037" calcext:value-type="float">
            <text:p>1.67037</text:p>
          </table:table-cell>
          <table:table-cell table:number-columns-repeated="7"/>
        </table:table-row>
        <table:table-row table:style-name="ro2">
          <table:table-cell office:value-type="float" office:value="0.109955" calcext:value-type="float">
            <text:p>0.109955</text:p>
          </table:table-cell>
          <table:table-cell office:value-type="float" office:value="0.184424" calcext:value-type="float">
            <text:p>0.184424</text:p>
          </table:table-cell>
          <table:table-cell office:value-type="float" office:value="0.102643" calcext:value-type="float">
            <text:p>0.102643</text:p>
          </table:table-cell>
          <table:table-cell office:value-type="float" office:value="0.160107" calcext:value-type="float">
            <text:p>0.160107</text:p>
          </table:table-cell>
          <table:table-cell office:value-type="float" office:value="0.143424" calcext:value-type="float">
            <text:p>0.143424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189977" calcext:value-type="float">
            <text:p>0.189977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0278" calcext:value-type="float">
            <text:p>1.0278</text:p>
          </table:table-cell>
          <table:table-cell office:value-type="float" office:value="1.04126" calcext:value-type="float">
            <text:p>1.04126</text:p>
          </table:table-cell>
          <table:table-cell office:value-type="float" office:value="0.914385" calcext:value-type="float">
            <text:p>0.914385</text:p>
          </table:table-cell>
          <table:table-cell office:value-type="float" office:value="0.20597" calcext:value-type="float">
            <text:p>0.20597</text:p>
          </table:table-cell>
          <table:table-cell office:value-type="float" office:value="0.618192" calcext:value-type="float">
            <text:p>0.618192</text:p>
          </table:table-cell>
          <table:table-cell office:value-type="float" office:value="0.470358" calcext:value-type="float">
            <text:p>0.470358</text:p>
          </table:table-cell>
          <table:table-cell office:value-type="float" office:value="0.987561" calcext:value-type="float">
            <text:p>0.987561</text:p>
          </table:table-cell>
          <table:table-cell office:value-type="float" office:value="0.281686" calcext:value-type="float">
            <text:p>0.281686</text:p>
          </table:table-cell>
          <table:table-cell office:value-type="float" office:value="0.903783" calcext:value-type="float">
            <text:p>0.903783</text:p>
          </table:table-cell>
          <table:table-cell office:value-type="float" office:value="0.767801" calcext:value-type="float">
            <text:p>0.767801</text:p>
          </table:table-cell>
          <table:table-cell office:value-type="float" office:value="0.424563" calcext:value-type="float">
            <text:p>0.424563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0.618841" calcext:value-type="float">
            <text:p>0.618841</text:p>
          </table:table-cell>
          <table:table-cell office:value-type="float" office:value="0.972258" calcext:value-type="float">
            <text:p>0.972258</text:p>
          </table:table-cell>
          <table:table-cell office:value-type="float" office:value="1.46093" calcext:value-type="float">
            <text:p>1.46093</text:p>
          </table:table-cell>
          <table:table-cell office:value-type="float" office:value="0.263135" calcext:value-type="float">
            <text:p>0.263135</text:p>
          </table:table-cell>
          <table:table-cell office:value-type="float" office:value="0.572332" calcext:value-type="float">
            <text:p>0.572332</text:p>
          </table:table-cell>
          <table:table-cell office:value-type="float" office:value="1.37336" calcext:value-type="float">
            <text:p>1.37336</text:p>
          </table:table-cell>
          <table:table-cell office:value-type="float" office:value="0.446762" calcext:value-type="float">
            <text:p>0.446762</text:p>
          </table:table-cell>
          <table:table-cell office:value-type="float" office:value="0.471394" calcext:value-type="float">
            <text:p>0.471394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541997" calcext:value-type="float">
            <text:p>0.541997</text:p>
          </table:table-cell>
          <table:table-cell office:value-type="float" office:value="1.63666" calcext:value-type="float">
            <text:p>1.63666</text:p>
          </table:table-cell>
          <table:table-cell office:value-type="float" office:value="1.54002" calcext:value-type="float">
            <text:p>1.54002</text:p>
          </table:table-cell>
          <table:table-cell office:value-type="float" office:value="0.188955" calcext:value-type="float">
            <text:p>0.188955</text:p>
          </table:table-cell>
          <table:table-cell office:value-type="float" office:value="1.27538" calcext:value-type="float">
            <text:p>1.27538</text:p>
          </table:table-cell>
          <table:table-cell office:value-type="float" office:value="0.226674" calcext:value-type="float">
            <text:p>0.226674</text:p>
          </table:table-cell>
          <table:table-cell office:value-type="float" office:value="0.19404" calcext:value-type="float">
            <text:p>0.19404</text:p>
          </table:table-cell>
          <table:table-cell office:value-type="float" office:value="2.09516" calcext:value-type="float">
            <text:p>2.09516</text:p>
          </table:table-cell>
          <table:table-cell office:value-type="float" office:value="1.6474" calcext:value-type="float">
            <text:p>1.6474</text:p>
          </table:table-cell>
          <table:table-cell office:value-type="float" office:value="0.257176" calcext:value-type="float">
            <text:p>0.257176</text:p>
          </table:table-cell>
          <table:table-cell office:value-type="float" office:value="0.226447" calcext:value-type="float">
            <text:p>0.226447</text:p>
          </table:table-cell>
          <table:table-cell office:value-type="float" office:value="0.945168" calcext:value-type="float">
            <text:p>0.945168</text:p>
          </table:table-cell>
          <table:table-cell office:value-type="float" office:value="0.273313" calcext:value-type="float">
            <text:p>0.273313</text:p>
          </table:table-cell>
          <table:table-cell office:value-type="float" office:value="0.56573" calcext:value-type="float">
            <text:p>0.56573</text:p>
          </table:table-cell>
          <table:table-cell office:value-type="float" office:value="0.731555" calcext:value-type="float">
            <text:p>0.731555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0813031" calcext:value-type="float">
            <text:p>0.0813031</text:p>
          </table:table-cell>
          <table:table-cell office:value-type="float" office:value="0.08004" calcext:value-type="float">
            <text:p>0.08004</text:p>
          </table:table-cell>
          <table:table-cell office:value-type="float" office:value="0.0854521" calcext:value-type="float">
            <text:p>0.0854521</text:p>
          </table:table-cell>
          <table:table-cell table:number-columns-repeated="20"/>
          <table:table-cell table:formula="of:=MIN([.A160:.BL160])" office:value-type="float" office:value="0.08004" calcext:value-type="float">
            <text:p>0.08004</text:p>
          </table:table-cell>
          <table:table-cell table:formula="of:=MAX([.A160:.BL160])" office:value-type="float" office:value="2.09516" calcext:value-type="float">
            <text:p>2.09516</text:p>
          </table:table-cell>
          <table:table-cell table:number-columns-repeated="7"/>
        </table:table-row>
        <table:table-row table:style-name="ro2">
          <table:table-cell office:value-type="float" office:value="0.0768709" calcext:value-type="float">
            <text:p>0.0768709</text:p>
          </table:table-cell>
          <table:table-cell office:value-type="float" office:value="0.078011" calcext:value-type="float">
            <text:p>0.078011</text:p>
          </table:table-cell>
          <table:table-cell office:value-type="float" office:value="0.185676" calcext:value-type="float">
            <text:p>0.185676</text:p>
          </table:table-cell>
          <table:table-cell office:value-type="float" office:value="0.0988119" calcext:value-type="float">
            <text:p>0.0988119</text:p>
          </table:table-cell>
          <table:table-cell office:value-type="float" office:value="0.146896" calcext:value-type="float">
            <text:p>0.146896</text:p>
          </table:table-cell>
          <table:table-cell office:value-type="float" office:value="0.203137" calcext:value-type="float">
            <text:p>0.203137</text:p>
          </table:table-cell>
          <table:table-cell office:value-type="float" office:value="0.08688" calcext:value-type="float">
            <text:p>0.08688</text:p>
          </table:table-cell>
          <table:table-cell office:value-type="float" office:value="0.130886" calcext:value-type="float">
            <text:p>0.130886</text:p>
          </table:table-cell>
          <table:table-cell office:value-type="float" office:value="0.104936" calcext:value-type="float">
            <text:p>0.104936</text:p>
          </table:table-cell>
          <table:table-cell office:value-type="float" office:value="0.161613" calcext:value-type="float">
            <text:p>0.161613</text:p>
          </table:table-cell>
          <table:table-cell office:value-type="float" office:value="0.184158" calcext:value-type="float">
            <text:p>0.184158</text:p>
          </table:table-cell>
          <table:table-cell office:value-type="float" office:value="0.096745" calcext:value-type="float">
            <text:p>0.096745</text:p>
          </table:table-cell>
          <table:table-cell office:value-type="float" office:value="0.665999" calcext:value-type="float">
            <text:p>0.665999</text:p>
          </table:table-cell>
          <table:table-cell office:value-type="float" office:value="0.205035" calcext:value-type="float">
            <text:p>0.205035</text:p>
          </table:table-cell>
          <table:table-cell office:value-type="float" office:value="0.666121" calcext:value-type="float">
            <text:p>0.666121</text:p>
          </table:table-cell>
          <table:table-cell office:value-type="float" office:value="0.15919" calcext:value-type="float">
            <text:p>0.15919</text:p>
          </table:table-cell>
          <table:table-cell office:value-type="float" office:value="0.0557902" calcext:value-type="float">
            <text:p>0.0557902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0978501" calcext:value-type="float">
            <text:p>0.0978501</text:p>
          </table:table-cell>
          <table:table-cell office:value-type="float" office:value="0.59381" calcext:value-type="float">
            <text:p>0.59381</text:p>
          </table:table-cell>
          <table:table-cell office:value-type="float" office:value="0.055959" calcext:value-type="float">
            <text:p>0.055959</text:p>
          </table:table-cell>
          <table:table-cell office:value-type="float" office:value="0.311816" calcext:value-type="float">
            <text:p>0.311816</text:p>
          </table:table-cell>
          <table:table-cell office:value-type="float" office:value="0.606272" calcext:value-type="float">
            <text:p>0.606272</text:p>
          </table:table-cell>
          <table:table-cell office:value-type="float" office:value="0.557646" calcext:value-type="float">
            <text:p>0.557646</text:p>
          </table:table-cell>
          <table:table-cell office:value-type="float" office:value="0.508937" calcext:value-type="float">
            <text:p>0.508937</text:p>
          </table:table-cell>
          <table:table-cell office:value-type="float" office:value="0.197029" calcext:value-type="float">
            <text:p>0.197029</text:p>
          </table:table-cell>
          <table:table-cell office:value-type="float" office:value="1.643" calcext:value-type="float">
            <text:p>1.643</text:p>
          </table:table-cell>
          <table:table-cell office:value-type="float" office:value="0.284859" calcext:value-type="float">
            <text:p>0.284859</text:p>
          </table:table-cell>
          <table:table-cell office:value-type="float" office:value="0.288471" calcext:value-type="float">
            <text:p>0.288471</text:p>
          </table:table-cell>
          <table:table-cell office:value-type="float" office:value="0.429597" calcext:value-type="float">
            <text:p>0.429597</text:p>
          </table:table-cell>
          <table:table-cell office:value-type="float" office:value="0.383733" calcext:value-type="float">
            <text:p>0.383733</text:p>
          </table:table-cell>
          <table:table-cell office:value-type="float" office:value="0.278687" calcext:value-type="float">
            <text:p>0.278687</text:p>
          </table:table-cell>
          <table:table-cell office:value-type="float" office:value="1.46208" calcext:value-type="float">
            <text:p>1.46208</text:p>
          </table:table-cell>
          <table:table-cell office:value-type="float" office:value="1.52435" calcext:value-type="float">
            <text:p>1.52435</text:p>
          </table:table-cell>
          <table:table-cell office:value-type="float" office:value="1.42201" calcext:value-type="float">
            <text:p>1.42201</text:p>
          </table:table-cell>
          <table:table-cell office:value-type="float" office:value="0.23403" calcext:value-type="float">
            <text:p>0.23403</text:p>
          </table:table-cell>
          <table:table-cell office:value-type="float" office:value="1.37326" calcext:value-type="float">
            <text:p>1.37326</text:p>
          </table:table-cell>
          <table:table-cell office:value-type="float" office:value="1.07951" calcext:value-type="float">
            <text:p>1.07951</text:p>
          </table:table-cell>
          <table:table-cell office:value-type="float" office:value="1.23948" calcext:value-type="float">
            <text:p>1.23948</text:p>
          </table:table-cell>
          <table:table-cell office:value-type="float" office:value="1.11036" calcext:value-type="float">
            <text:p>1.11036</text:p>
          </table:table-cell>
          <table:table-cell office:value-type="float" office:value="0.680373" calcext:value-type="float">
            <text:p>0.680373</text:p>
          </table:table-cell>
          <table:table-cell office:value-type="float" office:value="0.142236" calcext:value-type="float">
            <text:p>0.142236</text:p>
          </table:table-cell>
          <table:table-cell office:value-type="float" office:value="0.304742" calcext:value-type="float">
            <text:p>0.304742</text:p>
          </table:table-cell>
          <table:table-cell office:value-type="float" office:value="0.204293" calcext:value-type="float">
            <text:p>0.204293</text:p>
          </table:table-cell>
          <table:table-cell office:value-type="float" office:value="0.212567" calcext:value-type="float">
            <text:p>0.212567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0.122146" calcext:value-type="float">
            <text:p>0.122146</text:p>
          </table:table-cell>
          <table:table-cell office:value-type="float" office:value="0.132886" calcext:value-type="float">
            <text:p>0.132886</text:p>
          </table:table-cell>
          <table:table-cell table:number-columns-repeated="20"/>
          <table:table-cell table:formula="of:=MIN([.A161:.BL161])" office:value-type="float" office:value="0.0557902" calcext:value-type="float">
            <text:p>0.0557902</text:p>
          </table:table-cell>
          <table:table-cell table:formula="of:=MAX([.A161:.BL161])" office:value-type="float" office:value="1.643" calcext:value-type="float">
            <text:p>1.643</text:p>
          </table:table-cell>
          <table:table-cell table:number-columns-repeated="7"/>
        </table:table-row>
        <table:table-row table:style-name="ro2">
          <table:table-cell office:value-type="float" office:value="0.113715" calcext:value-type="float">
            <text:p>0.113715</text:p>
          </table:table-cell>
          <table:table-cell office:value-type="float" office:value="0.191184" calcext:value-type="float">
            <text:p>0.191184</text:p>
          </table:table-cell>
          <table:table-cell office:value-type="float" office:value="0.122763" calcext:value-type="float">
            <text:p>0.122763</text:p>
          </table:table-cell>
          <table:table-cell office:value-type="float" office:value="0.156506" calcext:value-type="float">
            <text:p>0.156506</text:p>
          </table:table-cell>
          <table:table-cell office:value-type="float" office:value="0.255558" calcext:value-type="float">
            <text:p>0.255558</text:p>
          </table:table-cell>
          <table:table-cell office:value-type="float" office:value="0.202198" calcext:value-type="float">
            <text:p>0.202198</text:p>
          </table:table-cell>
          <table:table-cell office:value-type="float" office:value="0.702036" calcext:value-type="float">
            <text:p>0.702036</text:p>
          </table:table-cell>
          <table:table-cell office:value-type="float" office:value="0.152674" calcext:value-type="float">
            <text:p>0.152674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0.706733" calcext:value-type="float">
            <text:p>0.706733</text:p>
          </table:table-cell>
          <table:table-cell office:value-type="float" office:value="0.591531" calcext:value-type="float">
            <text:p>0.591531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170066" calcext:value-type="float">
            <text:p>0.170066</text:p>
          </table:table-cell>
          <table:table-cell office:value-type="float" office:value="1.01739" calcext:value-type="float">
            <text:p>1.01739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267814" calcext:value-type="float">
            <text:p>0.267814</text:p>
          </table:table-cell>
          <table:table-cell office:value-type="float" office:value="0.523271" calcext:value-type="float">
            <text:p>0.523271</text:p>
          </table:table-cell>
          <table:table-cell office:value-type="float" office:value="1.10574" calcext:value-type="float">
            <text:p>1.10574</text:p>
          </table:table-cell>
          <table:table-cell office:value-type="float" office:value="0.956862" calcext:value-type="float">
            <text:p>0.956862</text:p>
          </table:table-cell>
          <table:table-cell office:value-type="float" office:value="0.945999" calcext:value-type="float">
            <text:p>0.945999</text:p>
          </table:table-cell>
          <table:table-cell office:value-type="float" office:value="0.536919" calcext:value-type="float">
            <text:p>0.536919</text:p>
          </table:table-cell>
          <table:table-cell office:value-type="float" office:value="0.214228" calcext:value-type="float">
            <text:p>0.214228</text:p>
          </table:table-cell>
          <table:table-cell office:value-type="float" office:value="0.318737" calcext:value-type="float">
            <text:p>0.318737</text:p>
          </table:table-cell>
          <table:table-cell office:value-type="float" office:value="0.249691" calcext:value-type="float">
            <text:p>0.249691</text:p>
          </table:table-cell>
          <table:table-cell office:value-type="float" office:value="0.144809" calcext:value-type="float">
            <text:p>0.144809</text:p>
          </table:table-cell>
          <table:table-cell office:value-type="float" office:value="1.15027" calcext:value-type="float">
            <text:p>1.15027</text:p>
          </table:table-cell>
          <table:table-cell office:value-type="float" office:value="0.683957" calcext:value-type="float">
            <text:p>0.683957</text:p>
          </table:table-cell>
          <table:table-cell office:value-type="float" office:value="1.36947" calcext:value-type="float">
            <text:p>1.36947</text:p>
          </table:table-cell>
          <table:table-cell office:value-type="float" office:value="1.60893" calcext:value-type="float">
            <text:p>1.60893</text:p>
          </table:table-cell>
          <table:table-cell office:value-type="float" office:value="1.27697" calcext:value-type="float">
            <text:p>1.27697</text:p>
          </table:table-cell>
          <table:table-cell office:value-type="float" office:value="1.41719" calcext:value-type="float">
            <text:p>1.41719</text:p>
          </table:table-cell>
          <table:table-cell office:value-type="float" office:value="0.434019" calcext:value-type="float">
            <text:p>0.434019</text:p>
          </table:table-cell>
          <table:table-cell office:value-type="float" office:value="0.240323" calcext:value-type="float">
            <text:p>0.240323</text:p>
          </table:table-cell>
          <table:table-cell office:value-type="float" office:value="0.204095" calcext:value-type="float">
            <text:p>0.204095</text:p>
          </table:table-cell>
          <table:table-cell office:value-type="float" office:value="0.109691" calcext:value-type="float">
            <text:p>0.109691</text:p>
          </table:table-cell>
          <table:table-cell office:value-type="float" office:value="0.159882" calcext:value-type="float">
            <text:p>0.159882</text:p>
          </table:table-cell>
          <table:table-cell office:value-type="float" office:value="0.196084" calcext:value-type="float">
            <text:p>0.196084</text:p>
          </table:table-cell>
          <table:table-cell office:value-type="float" office:value="0.19416" calcext:value-type="float">
            <text:p>0.19416</text:p>
          </table:table-cell>
          <table:table-cell office:value-type="float" office:value="0.498576" calcext:value-type="float">
            <text:p>0.498576</text:p>
          </table:table-cell>
          <table:table-cell office:value-type="float" office:value="0.197342" calcext:value-type="float">
            <text:p>0.197342</text:p>
          </table:table-cell>
          <table:table-cell office:value-type="float" office:value="0.393203" calcext:value-type="float">
            <text:p>0.393203</text:p>
          </table:table-cell>
          <table:table-cell office:value-type="float" office:value="0.243578" calcext:value-type="float">
            <text:p>0.243578</text:p>
          </table:table-cell>
          <table:table-cell office:value-type="float" office:value="1.20254" calcext:value-type="float">
            <text:p>1.20254</text:p>
          </table:table-cell>
          <table:table-cell office:value-type="float" office:value="0.284716" calcext:value-type="float">
            <text:p>0.284716</text:p>
          </table:table-cell>
          <table:table-cell office:value-type="float" office:value="0.130935" calcext:value-type="float">
            <text:p>0.130935</text:p>
          </table:table-cell>
          <table:table-cell office:value-type="float" office:value="0.711646" calcext:value-type="float">
            <text:p>0.711646</text:p>
          </table:table-cell>
          <table:table-cell office:value-type="float" office:value="0.0493701" calcext:value-type="float">
            <text:p>0.0493701</text:p>
          </table:table-cell>
          <table:table-cell table:number-columns-repeated="20"/>
          <table:table-cell table:formula="of:=MIN([.A162:.BL162])" office:value-type="float" office:value="0.0493701" calcext:value-type="float">
            <text:p>0.0493701</text:p>
          </table:table-cell>
          <table:table-cell table:formula="of:=MAX([.A162:.BL162])" office:value-type="float" office:value="1.60893" calcext:value-type="float">
            <text:p>1.60893</text:p>
          </table:table-cell>
          <table:table-cell table:number-columns-repeated="7"/>
        </table:table-row>
        <table:table-row table:style-name="ro2">
          <table:table-cell office:value-type="float" office:value="0.199201" calcext:value-type="float">
            <text:p>0.199201</text:p>
          </table:table-cell>
          <table:table-cell office:value-type="float" office:value="0.194008" calcext:value-type="float">
            <text:p>0.194008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229349" calcext:value-type="float">
            <text:p>0.229349</text:p>
          </table:table-cell>
          <table:table-cell office:value-type="float" office:value="0.117713" calcext:value-type="float">
            <text:p>0.117713</text:p>
          </table:table-cell>
          <table:table-cell office:value-type="float" office:value="0.548412" calcext:value-type="float">
            <text:p>0.548412</text:p>
          </table:table-cell>
          <table:table-cell office:value-type="float" office:value="0.409906" calcext:value-type="float">
            <text:p>0.409906</text:p>
          </table:table-cell>
          <table:table-cell office:value-type="float" office:value="0.15496" calcext:value-type="float">
            <text:p>0.15496</text:p>
          </table:table-cell>
          <table:table-cell office:value-type="float" office:value="0.181046" calcext:value-type="float">
            <text:p>0.181046</text:p>
          </table:table-cell>
          <table:table-cell office:value-type="float" office:value="0.205242" calcext:value-type="float">
            <text:p>0.205242</text:p>
          </table:table-cell>
          <table:table-cell office:value-type="float" office:value="0.237698" calcext:value-type="float">
            <text:p>0.237698</text:p>
          </table:table-cell>
          <table:table-cell office:value-type="float" office:value="0.950174" calcext:value-type="float">
            <text:p>0.950174</text:p>
          </table:table-cell>
          <table:table-cell office:value-type="float" office:value="0.103002" calcext:value-type="float">
            <text:p>0.103002</text:p>
          </table:table-cell>
          <table:table-cell office:value-type="float" office:value="1.08782" calcext:value-type="float">
            <text:p>1.08782</text:p>
          </table:table-cell>
          <table:table-cell office:value-type="float" office:value="0.558848" calcext:value-type="float">
            <text:p>0.558848</text:p>
          </table:table-cell>
          <table:table-cell office:value-type="float" office:value="0.722264" calcext:value-type="float">
            <text:p>0.722264</text:p>
          </table:table-cell>
          <table:table-cell office:value-type="float" office:value="0.205699" calcext:value-type="float">
            <text:p>0.205699</text:p>
          </table:table-cell>
          <table:table-cell office:value-type="float" office:value="0.774866" calcext:value-type="float">
            <text:p>0.774866</text:p>
          </table:table-cell>
          <table:table-cell office:value-type="float" office:value="0.879012" calcext:value-type="float">
            <text:p>0.879012</text:p>
          </table:table-cell>
          <table:table-cell office:value-type="float" office:value="0.882474" calcext:value-type="float">
            <text:p>0.882474</text:p>
          </table:table-cell>
          <table:table-cell office:value-type="float" office:value="0.207508" calcext:value-type="float">
            <text:p>0.207508</text:p>
          </table:table-cell>
          <table:table-cell office:value-type="float" office:value="0.805762" calcext:value-type="float">
            <text:p>0.805762</text:p>
          </table:table-cell>
          <table:table-cell office:value-type="float" office:value="0.844451" calcext:value-type="float">
            <text:p>0.844451</text:p>
          </table:table-cell>
          <table:table-cell office:value-type="float" office:value="1.061" calcext:value-type="float">
            <text:p>1.061</text:p>
          </table:table-cell>
          <table:table-cell office:value-type="float" office:value="1.07563" calcext:value-type="float">
            <text:p>1.07563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1.16341" calcext:value-type="float">
            <text:p>1.16341</text:p>
          </table:table-cell>
          <table:table-cell office:value-type="float" office:value="1.14175" calcext:value-type="float">
            <text:p>1.14175</text:p>
          </table:table-cell>
          <table:table-cell office:value-type="float" office:value="1.08191" calcext:value-type="float">
            <text:p>1.08191</text:p>
          </table:table-cell>
          <table:table-cell office:value-type="float" office:value="0.736314" calcext:value-type="float">
            <text:p>0.736314</text:p>
          </table:table-cell>
          <table:table-cell office:value-type="float" office:value="0.780814" calcext:value-type="float">
            <text:p>0.780814</text:p>
          </table:table-cell>
          <table:table-cell office:value-type="float" office:value="0.170601" calcext:value-type="float">
            <text:p>0.170601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918553" calcext:value-type="float">
            <text:p>0.918553</text:p>
          </table:table-cell>
          <table:table-cell office:value-type="float" office:value="0.982228" calcext:value-type="float">
            <text:p>0.982228</text:p>
          </table:table-cell>
          <table:table-cell office:value-type="float" office:value="0.193302" calcext:value-type="float">
            <text:p>0.193302</text:p>
          </table:table-cell>
          <table:table-cell office:value-type="float" office:value="0.19623" calcext:value-type="float">
            <text:p>0.19623</text:p>
          </table:table-cell>
          <table:table-cell office:value-type="float" office:value="0.216484" calcext:value-type="float">
            <text:p>0.216484</text:p>
          </table:table-cell>
          <table:table-cell office:value-type="float" office:value="0.550044" calcext:value-type="float">
            <text:p>0.550044</text:p>
          </table:table-cell>
          <table:table-cell office:value-type="float" office:value="0.234107" calcext:value-type="float">
            <text:p>0.234107</text:p>
          </table:table-cell>
          <table:table-cell office:value-type="float" office:value="0.111433" calcext:value-type="float">
            <text:p>0.111433</text:p>
          </table:table-cell>
          <table:table-cell office:value-type="float" office:value="0.363731" calcext:value-type="float">
            <text:p>0.363731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166519" calcext:value-type="float">
            <text:p>0.166519</text:p>
          </table:table-cell>
          <table:table-cell office:value-type="float" office:value="0.256133" calcext:value-type="float">
            <text:p>0.256133</text:p>
          </table:table-cell>
          <table:table-cell office:value-type="float" office:value="0.245494" calcext:value-type="float">
            <text:p>0.245494</text:p>
          </table:table-cell>
          <table:table-cell office:value-type="float" office:value="0.136526" calcext:value-type="float">
            <text:p>0.136526</text:p>
          </table:table-cell>
          <table:table-cell office:value-type="float" office:value="0.678314" calcext:value-type="float">
            <text:p>0.678314</text:p>
          </table:table-cell>
          <table:table-cell table:number-columns-repeated="20"/>
          <table:table-cell table:formula="of:=MIN([.A163:.BL163])" office:value-type="float" office:value="0.103002" calcext:value-type="float">
            <text:p>0.103002</text:p>
          </table:table-cell>
          <table:table-cell table:formula="of:=MAX([.A163:.BL163])" office:value-type="float" office:value="1.16341" calcext:value-type="float">
            <text:p>1.16341</text:p>
          </table:table-cell>
          <table:table-cell table:number-columns-repeated="7"/>
        </table:table-row>
        <table:table-row table:style-name="ro2">
          <table:table-cell office:value-type="float" office:value="0.192801" calcext:value-type="float">
            <text:p>0.192801</text:p>
          </table:table-cell>
          <table:table-cell office:value-type="float" office:value="0.275373" calcext:value-type="float">
            <text:p>0.275373</text:p>
          </table:table-cell>
          <table:table-cell office:value-type="float" office:value="0.107943" calcext:value-type="float">
            <text:p>0.107943</text:p>
          </table:table-cell>
          <table:table-cell office:value-type="float" office:value="0.19412" calcext:value-type="float">
            <text:p>0.19412</text:p>
          </table:table-cell>
          <table:table-cell office:value-type="float" office:value="0.219436" calcext:value-type="float">
            <text:p>0.219436</text:p>
          </table:table-cell>
          <table:table-cell office:value-type="float" office:value="0.212803" calcext:value-type="float">
            <text:p>0.212803</text:p>
          </table:table-cell>
          <table:table-cell office:value-type="float" office:value="0.192207" calcext:value-type="float">
            <text:p>0.192207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0.19749" calcext:value-type="float">
            <text:p>0.19749</text:p>
          </table:table-cell>
          <table:table-cell office:value-type="float" office:value="0.217196" calcext:value-type="float">
            <text:p>0.217196</text:p>
          </table:table-cell>
          <table:table-cell office:value-type="float" office:value="0.598613" calcext:value-type="float">
            <text:p>0.598613</text:p>
          </table:table-cell>
          <table:table-cell office:value-type="float" office:value="0.162755" calcext:value-type="float">
            <text:p>0.162755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912205" calcext:value-type="float">
            <text:p>0.912205</text:p>
          </table:table-cell>
          <table:table-cell office:value-type="float" office:value="0.194825" calcext:value-type="float">
            <text:p>0.194825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14399" calcext:value-type="float">
            <text:p>0.914399</text:p>
          </table:table-cell>
          <table:table-cell office:value-type="float" office:value="0.318525" calcext:value-type="float">
            <text:p>0.318525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833809" calcext:value-type="float">
            <text:p>0.833809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222966" calcext:value-type="float">
            <text:p>0.222966</text:p>
          </table:table-cell>
          <table:table-cell office:value-type="float" office:value="0.666366" calcext:value-type="float">
            <text:p>0.666366</text:p>
          </table:table-cell>
          <table:table-cell office:value-type="float" office:value="0.585575" calcext:value-type="float">
            <text:p>0.585575</text:p>
          </table:table-cell>
          <table:table-cell office:value-type="float" office:value="0.629089" calcext:value-type="float">
            <text:p>0.629089</text:p>
          </table:table-cell>
          <table:table-cell office:value-type="float" office:value="0.593654" calcext:value-type="float">
            <text:p>0.593654</text:p>
          </table:table-cell>
          <table:table-cell office:value-type="float" office:value="0.533605" calcext:value-type="float">
            <text:p>0.533605</text:p>
          </table:table-cell>
          <table:table-cell office:value-type="float" office:value="0.157851" calcext:value-type="float">
            <text:p>0.157851</text:p>
          </table:table-cell>
          <table:table-cell office:value-type="float" office:value="0.416617" calcext:value-type="float">
            <text:p>0.416617</text:p>
          </table:table-cell>
          <table:table-cell office:value-type="float" office:value="0.594755" calcext:value-type="float">
            <text:p>0.594755</text:p>
          </table:table-cell>
          <table:table-cell office:value-type="float" office:value="1.55145" calcext:value-type="float">
            <text:p>1.55145</text:p>
          </table:table-cell>
          <table:table-cell office:value-type="float" office:value="0.162117" calcext:value-type="float">
            <text:p>0.162117</text:p>
          </table:table-cell>
          <table:table-cell office:value-type="float" office:value="1.42465" calcext:value-type="float">
            <text:p>1.42465</text:p>
          </table:table-cell>
          <table:table-cell office:value-type="float" office:value="1.00938" calcext:value-type="float">
            <text:p>1.00938</text:p>
          </table:table-cell>
          <table:table-cell office:value-type="float" office:value="0.703623" calcext:value-type="float">
            <text:p>0.703623</text:p>
          </table:table-cell>
          <table:table-cell office:value-type="float" office:value="1.2448" calcext:value-type="float">
            <text:p>1.2448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1.53527" calcext:value-type="float">
            <text:p>1.53527</text:p>
          </table:table-cell>
          <table:table-cell office:value-type="float" office:value="2.15021" calcext:value-type="float">
            <text:p>2.15021</text:p>
          </table:table-cell>
          <table:table-cell office:value-type="float" office:value="1.90912" calcext:value-type="float">
            <text:p>1.90912</text:p>
          </table:table-cell>
          <table:table-cell office:value-type="float" office:value="1.1961" calcext:value-type="float">
            <text:p>1.1961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0.153012" calcext:value-type="float">
            <text:p>0.153012</text:p>
          </table:table-cell>
          <table:table-cell office:value-type="float" office:value="0.278758" calcext:value-type="float">
            <text:p>0.278758</text:p>
          </table:table-cell>
          <table:table-cell office:value-type="float" office:value="0.289599" calcext:value-type="float">
            <text:p>0.289599</text:p>
          </table:table-cell>
          <table:table-cell office:value-type="float" office:value="0.132772" calcext:value-type="float">
            <text:p>0.132772</text:p>
          </table:table-cell>
          <table:table-cell office:value-type="float" office:value="0.51915" calcext:value-type="float">
            <text:p>0.51915</text:p>
          </table:table-cell>
          <table:table-cell table:number-columns-repeated="20"/>
          <table:table-cell table:formula="of:=MIN([.A164:.BL164])" office:value-type="float" office:value="0.107943" calcext:value-type="float">
            <text:p>0.107943</text:p>
          </table:table-cell>
          <table:table-cell table:formula="of:=MAX([.A164:.BL164])" office:value-type="float" office:value="2.15021" calcext:value-type="float">
            <text:p>2.15021</text:p>
          </table:table-cell>
          <table:table-cell table:number-columns-repeated="7"/>
        </table:table-row>
        <table:table-row table:style-name="ro2">
          <table:table-cell office:value-type="float" office:value="0.204457" calcext:value-type="float">
            <text:p>0.204457</text:p>
          </table:table-cell>
          <table:table-cell office:value-type="float" office:value="0.203895" calcext:value-type="float">
            <text:p>0.203895</text:p>
          </table:table-cell>
          <table:table-cell office:value-type="float" office:value="0.251136" calcext:value-type="float">
            <text:p>0.251136</text:p>
          </table:table-cell>
          <table:table-cell office:value-type="float" office:value="0.188874" calcext:value-type="float">
            <text:p>0.188874</text:p>
          </table:table-cell>
          <table:table-cell office:value-type="float" office:value="0.257036" calcext:value-type="float">
            <text:p>0.257036</text:p>
          </table:table-cell>
          <table:table-cell office:value-type="float" office:value="0.200682" calcext:value-type="float">
            <text:p>0.200682</text:p>
          </table:table-cell>
          <table:table-cell office:value-type="float" office:value="0.208501" calcext:value-type="float">
            <text:p>0.208501</text:p>
          </table:table-cell>
          <table:table-cell office:value-type="float" office:value="0.196856" calcext:value-type="float">
            <text:p>0.196856</text:p>
          </table:table-cell>
          <table:table-cell office:value-type="float" office:value="0.204599" calcext:value-type="float">
            <text:p>0.204599</text:p>
          </table:table-cell>
          <table:table-cell office:value-type="float" office:value="0.213944" calcext:value-type="float">
            <text:p>0.213944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0.18544" calcext:value-type="float">
            <text:p>0.18544</text:p>
          </table:table-cell>
          <table:table-cell office:value-type="float" office:value="0.869582" calcext:value-type="float">
            <text:p>0.869582</text:p>
          </table:table-cell>
          <table:table-cell office:value-type="float" office:value="1.14152" calcext:value-type="float">
            <text:p>1.14152</text:p>
          </table:table-cell>
          <table:table-cell office:value-type="float" office:value="0.216958" calcext:value-type="float">
            <text:p>0.216958</text:p>
          </table:table-cell>
          <table:table-cell office:value-type="float" office:value="0.904559" calcext:value-type="float">
            <text:p>0.904559</text:p>
          </table:table-cell>
          <table:table-cell office:value-type="float" office:value="0.247125" calcext:value-type="float">
            <text:p>0.247125</text:p>
          </table:table-cell>
          <table:table-cell office:value-type="float" office:value="0.675921" calcext:value-type="float">
            <text:p>0.675921</text:p>
          </table:table-cell>
          <table:table-cell office:value-type="float" office:value="0.860238" calcext:value-type="float">
            <text:p>0.860238</text:p>
          </table:table-cell>
          <table:table-cell office:value-type="float" office:value="0.80479" calcext:value-type="float">
            <text:p>0.80479</text:p>
          </table:table-cell>
          <table:table-cell office:value-type="float" office:value="0.626306" calcext:value-type="float">
            <text:p>0.626306</text:p>
          </table:table-cell>
          <table:table-cell office:value-type="float" office:value="0.626555" calcext:value-type="float">
            <text:p>0.626555</text:p>
          </table:table-cell>
          <table:table-cell office:value-type="float" office:value="0.18703" calcext:value-type="float">
            <text:p>0.18703</text:p>
          </table:table-cell>
          <table:table-cell office:value-type="float" office:value="0.202116" calcext:value-type="float">
            <text:p>0.202116</text:p>
          </table:table-cell>
          <table:table-cell office:value-type="float" office:value="1.01583" calcext:value-type="float">
            <text:p>1.01583</text:p>
          </table:table-cell>
          <table:table-cell office:value-type="float" office:value="0.202803" calcext:value-type="float">
            <text:p>0.202803</text:p>
          </table:table-cell>
          <table:table-cell office:value-type="float" office:value="1.46913" calcext:value-type="float">
            <text:p>1.46913</text:p>
          </table:table-cell>
          <table:table-cell office:value-type="float" office:value="0.105177" calcext:value-type="float">
            <text:p>0.105177</text:p>
          </table:table-cell>
          <table:table-cell office:value-type="float" office:value="0.807775" calcext:value-type="float">
            <text:p>0.807775</text:p>
          </table:table-cell>
          <table:table-cell office:value-type="float" office:value="0.151093" calcext:value-type="float">
            <text:p>0.151093</text:p>
          </table:table-cell>
          <table:table-cell office:value-type="float" office:value="0.203417" calcext:value-type="float">
            <text:p>0.203417</text:p>
          </table:table-cell>
          <table:table-cell office:value-type="float" office:value="0.209264" calcext:value-type="float">
            <text:p>0.209264</text:p>
          </table:table-cell>
          <table:table-cell office:value-type="float" office:value="0.944224" calcext:value-type="float">
            <text:p>0.944224</text:p>
          </table:table-cell>
          <table:table-cell office:value-type="float" office:value="0.193143" calcext:value-type="float">
            <text:p>0.193143</text:p>
          </table:table-cell>
          <table:table-cell office:value-type="float" office:value="0.742934" calcext:value-type="float">
            <text:p>0.742934</text:p>
          </table:table-cell>
          <table:table-cell office:value-type="float" office:value="0.20181" calcext:value-type="float">
            <text:p>0.20181</text:p>
          </table:table-cell>
          <table:table-cell office:value-type="float" office:value="1.71544" calcext:value-type="float">
            <text:p>1.71544</text:p>
          </table:table-cell>
          <table:table-cell office:value-type="float" office:value="1.44934" calcext:value-type="float">
            <text:p>1.44934</text:p>
          </table:table-cell>
          <table:table-cell office:value-type="float" office:value="1.26079" calcext:value-type="float">
            <text:p>1.26079</text:p>
          </table:table-cell>
          <table:table-cell office:value-type="float" office:value="1.27292" calcext:value-type="float">
            <text:p>1.27292</text:p>
          </table:table-cell>
          <table:table-cell office:value-type="float" office:value="1.5062" calcext:value-type="float">
            <text:p>1.5062</text:p>
          </table:table-cell>
          <table:table-cell office:value-type="float" office:value="2.0473" calcext:value-type="float">
            <text:p>2.0473</text:p>
          </table:table-cell>
          <table:table-cell office:value-type="float" office:value="0.532751" calcext:value-type="float">
            <text:p>0.532751</text:p>
          </table:table-cell>
          <table:table-cell office:value-type="float" office:value="0.954556" calcext:value-type="float">
            <text:p>0.954556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416339" calcext:value-type="float">
            <text:p>0.416339</text:p>
          </table:table-cell>
          <table:table-cell office:value-type="float" office:value="2.16761" calcext:value-type="float">
            <text:p>2.16761</text:p>
          </table:table-cell>
          <table:table-cell office:value-type="float" office:value="1.47719" calcext:value-type="float">
            <text:p>1.47719</text:p>
          </table:table-cell>
          <table:table-cell table:number-columns-repeated="20"/>
          <table:table-cell table:formula="of:=MIN([.A165:.BL165])" office:value-type="float" office:value="0.105177" calcext:value-type="float">
            <text:p>0.105177</text:p>
          </table:table-cell>
          <table:table-cell table:formula="of:=MAX([.A165:.BL165])" office:value-type="float" office:value="2.16761" calcext:value-type="float">
            <text:p>2.16761</text:p>
          </table:table-cell>
          <table:table-cell table:number-columns-repeated="7"/>
        </table:table-row>
        <table:table-row table:style-name="ro2">
          <table:table-cell office:value-type="float" office:value="0.155249" calcext:value-type="float">
            <text:p>0.155249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411883" calcext:value-type="float">
            <text:p>0.411883</text:p>
          </table:table-cell>
          <table:table-cell office:value-type="float" office:value="0.222224" calcext:value-type="float">
            <text:p>0.222224</text:p>
          </table:table-cell>
          <table:table-cell office:value-type="float" office:value="0.287593" calcext:value-type="float">
            <text:p>0.287593</text:p>
          </table:table-cell>
          <table:table-cell office:value-type="float" office:value="0.225677" calcext:value-type="float">
            <text:p>0.225677</text:p>
          </table:table-cell>
          <table:table-cell office:value-type="float" office:value="0.176814" calcext:value-type="float">
            <text:p>0.176814</text:p>
          </table:table-cell>
          <table:table-cell office:value-type="float" office:value="0.181478" calcext:value-type="float">
            <text:p>0.181478</text:p>
          </table:table-cell>
          <table:table-cell office:value-type="float" office:value="0.335262" calcext:value-type="float">
            <text:p>0.335262</text:p>
          </table:table-cell>
          <table:table-cell office:value-type="float" office:value="0.193913" calcext:value-type="float">
            <text:p>0.193913</text:p>
          </table:table-cell>
          <table:table-cell office:value-type="float" office:value="0.243288" calcext:value-type="float">
            <text:p>0.243288</text:p>
          </table:table-cell>
          <table:table-cell office:value-type="float" office:value="0.216042" calcext:value-type="float">
            <text:p>0.216042</text:p>
          </table:table-cell>
          <table:table-cell office:value-type="float" office:value="0.250812" calcext:value-type="float">
            <text:p>0.250812</text:p>
          </table:table-cell>
          <table:table-cell office:value-type="float" office:value="0.157746" calcext:value-type="float">
            <text:p>0.157746</text:p>
          </table:table-cell>
          <table:table-cell office:value-type="float" office:value="0.173943" calcext:value-type="float">
            <text:p>0.173943</text:p>
          </table:table-cell>
          <table:table-cell office:value-type="float" office:value="0.970386" calcext:value-type="float">
            <text:p>0.970386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54964" calcext:value-type="float">
            <text:p>0.154964</text:p>
          </table:table-cell>
          <table:table-cell office:value-type="float" office:value="0.933697" calcext:value-type="float">
            <text:p>0.933697</text:p>
          </table:table-cell>
          <table:table-cell office:value-type="float" office:value="0.883009" calcext:value-type="float">
            <text:p>0.883009</text:p>
          </table:table-cell>
          <table:table-cell office:value-type="float" office:value="0.128982" calcext:value-type="float">
            <text:p>0.128982</text:p>
          </table:table-cell>
          <table:table-cell office:value-type="float" office:value="0.146836" calcext:value-type="float">
            <text:p>0.146836</text:p>
          </table:table-cell>
          <table:table-cell office:value-type="float" office:value="0.639125" calcext:value-type="float">
            <text:p>0.639125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5402" calcext:value-type="float">
            <text:p>1.5402</text:p>
          </table:table-cell>
          <table:table-cell office:value-type="float" office:value="0.338258" calcext:value-type="float">
            <text:p>0.338258</text:p>
          </table:table-cell>
          <table:table-cell office:value-type="float" office:value="1.41711" calcext:value-type="float">
            <text:p>1.41711</text:p>
          </table:table-cell>
          <table:table-cell office:value-type="float" office:value="0.407403" calcext:value-type="float">
            <text:p>0.407403</text:p>
          </table:table-cell>
          <table:table-cell office:value-type="float" office:value="1.45178" calcext:value-type="float">
            <text:p>1.45178</text:p>
          </table:table-cell>
          <table:table-cell office:value-type="float" office:value="0.805022" calcext:value-type="float">
            <text:p>0.805022</text:p>
          </table:table-cell>
          <table:table-cell office:value-type="float" office:value="0.331176" calcext:value-type="float">
            <text:p>0.331176</text:p>
          </table:table-cell>
          <table:table-cell office:value-type="float" office:value="0.824502" calcext:value-type="float">
            <text:p>0.824502</text:p>
          </table:table-cell>
          <table:table-cell office:value-type="float" office:value="0.813831" calcext:value-type="float">
            <text:p>0.813831</text:p>
          </table:table-cell>
          <table:table-cell office:value-type="float" office:value="0.659448" calcext:value-type="float">
            <text:p>0.659448</text:p>
          </table:table-cell>
          <table:table-cell office:value-type="float" office:value="1.07698" calcext:value-type="float">
            <text:p>1.07698</text:p>
          </table:table-cell>
          <table:table-cell office:value-type="float" office:value="1.94492" calcext:value-type="float">
            <text:p>1.94492</text:p>
          </table:table-cell>
          <table:table-cell office:value-type="float" office:value="1.50446" calcext:value-type="float">
            <text:p>1.50446</text:p>
          </table:table-cell>
          <table:table-cell office:value-type="float" office:value="0.161568" calcext:value-type="float">
            <text:p>0.161568</text:p>
          </table:table-cell>
          <table:table-cell office:value-type="float" office:value="0.199622" calcext:value-type="float">
            <text:p>0.199622</text:p>
          </table:table-cell>
          <table:table-cell office:value-type="float" office:value="0.771979" calcext:value-type="float">
            <text:p>0.771979</text:p>
          </table:table-cell>
          <table:table-cell office:value-type="float" office:value="1.78548" calcext:value-type="float">
            <text:p>1.78548</text:p>
          </table:table-cell>
          <table:table-cell office:value-type="float" office:value="0.50956" calcext:value-type="float">
            <text:p>0.50956</text:p>
          </table:table-cell>
          <table:table-cell office:value-type="float" office:value="2.04644" calcext:value-type="float">
            <text:p>2.04644</text:p>
          </table:table-cell>
          <table:table-cell office:value-type="float" office:value="0.681931" calcext:value-type="float">
            <text:p>0.681931</text:p>
          </table:table-cell>
          <table:table-cell office:value-type="float" office:value="2.0895" calcext:value-type="float">
            <text:p>2.0895</text:p>
          </table:table-cell>
          <table:table-cell office:value-type="float" office:value="0.052649" calcext:value-type="float">
            <text:p>0.052649</text:p>
          </table:table-cell>
          <table:table-cell table:number-columns-repeated="20"/>
          <table:table-cell table:formula="of:=MIN([.A166:.BL166])" office:value-type="float" office:value="0.052649" calcext:value-type="float">
            <text:p>0.052649</text:p>
          </table:table-cell>
          <table:table-cell table:formula="of:=MAX([.A166:.BL166])" office:value-type="float" office:value="2.0895" calcext:value-type="float">
            <text:p>2.0895</text:p>
          </table:table-cell>
          <table:table-cell table:number-columns-repeated="7"/>
        </table:table-row>
        <table:table-row table:style-name="ro2">
          <table:table-cell office:value-type="float" office:value="0.196298" calcext:value-type="float">
            <text:p>0.196298</text:p>
          </table:table-cell>
          <table:table-cell office:value-type="float" office:value="0.204139" calcext:value-type="float">
            <text:p>0.204139</text:p>
          </table:table-cell>
          <table:table-cell office:value-type="float" office:value="0.149084" calcext:value-type="float">
            <text:p>0.149084</text:p>
          </table:table-cell>
          <table:table-cell office:value-type="float" office:value="0.356372" calcext:value-type="float">
            <text:p>0.356372</text:p>
          </table:table-cell>
          <table:table-cell office:value-type="float" office:value="0.208926" calcext:value-type="float">
            <text:p>0.208926</text:p>
          </table:table-cell>
          <table:table-cell office:value-type="float" office:value="0.287748" calcext:value-type="float">
            <text:p>0.287748</text:p>
          </table:table-cell>
          <table:table-cell office:value-type="float" office:value="0.183096" calcext:value-type="float">
            <text:p>0.183096</text:p>
          </table:table-cell>
          <table:table-cell office:value-type="float" office:value="0.22241" calcext:value-type="float">
            <text:p>0.22241</text:p>
          </table:table-cell>
          <table:table-cell office:value-type="float" office:value="0.258248" calcext:value-type="float">
            <text:p>0.258248</text:p>
          </table:table-cell>
          <table:table-cell office:value-type="float" office:value="0.215936" calcext:value-type="float">
            <text:p>0.215936</text:p>
          </table:table-cell>
          <table:table-cell office:value-type="float" office:value="0.268647" calcext:value-type="float">
            <text:p>0.268647</text:p>
          </table:table-cell>
          <table:table-cell office:value-type="float" office:value="0.262831" calcext:value-type="float">
            <text:p>0.262831</text:p>
          </table:table-cell>
          <table:table-cell office:value-type="float" office:value="0.227597" calcext:value-type="float">
            <text:p>0.227597</text:p>
          </table:table-cell>
          <table:table-cell office:value-type="float" office:value="0.173321" calcext:value-type="float">
            <text:p>0.173321</text:p>
          </table:table-cell>
          <table:table-cell office:value-type="float" office:value="0.266889" calcext:value-type="float">
            <text:p>0.266889</text:p>
          </table:table-cell>
          <table:table-cell office:value-type="float" office:value="0.203025" calcext:value-type="float">
            <text:p>0.203025</text:p>
          </table:table-cell>
          <table:table-cell office:value-type="float" office:value="0.252992" calcext:value-type="float">
            <text:p>0.252992</text:p>
          </table:table-cell>
          <table:table-cell office:value-type="float" office:value="0.243769" calcext:value-type="float">
            <text:p>0.243769</text:p>
          </table:table-cell>
          <table:table-cell office:value-type="float" office:value="0.228314" calcext:value-type="float">
            <text:p>0.228314</text:p>
          </table:table-cell>
          <table:table-cell office:value-type="float" office:value="0.195232" calcext:value-type="float">
            <text:p>0.195232</text:p>
          </table:table-cell>
          <table:table-cell office:value-type="float" office:value="0.215795" calcext:value-type="float">
            <text:p>0.215795</text:p>
          </table:table-cell>
          <table:table-cell office:value-type="float" office:value="1.36385" calcext:value-type="float">
            <text:p>1.36385</text:p>
          </table:table-cell>
          <table:table-cell office:value-type="float" office:value="1.2" calcext:value-type="float">
            <text:p>1.2</text:p>
          </table:table-cell>
          <table:table-cell office:value-type="float" office:value="0.102064" calcext:value-type="float">
            <text:p>0.102064</text:p>
          </table:table-cell>
          <table:table-cell office:value-type="float" office:value="0.936384" calcext:value-type="float">
            <text:p>0.936384</text:p>
          </table:table-cell>
          <table:table-cell office:value-type="float" office:value="0.73076" calcext:value-type="float">
            <text:p>0.73076</text:p>
          </table:table-cell>
          <table:table-cell office:value-type="float" office:value="0.644729" calcext:value-type="float">
            <text:p>0.644729</text:p>
          </table:table-cell>
          <table:table-cell office:value-type="float" office:value="0.112146" calcext:value-type="float">
            <text:p>0.112146</text:p>
          </table:table-cell>
          <table:table-cell office:value-type="float" office:value="0.38245" calcext:value-type="float">
            <text:p>0.38245</text:p>
          </table:table-cell>
          <table:table-cell office:value-type="float" office:value="0.187951" calcext:value-type="float">
            <text:p>0.187951</text:p>
          </table:table-cell>
          <table:table-cell office:value-type="float" office:value="0.113839" calcext:value-type="float">
            <text:p>0.113839</text:p>
          </table:table-cell>
          <table:table-cell office:value-type="float" office:value="0.152236" calcext:value-type="float">
            <text:p>0.152236</text:p>
          </table:table-cell>
          <table:table-cell office:value-type="float" office:value="0.663432" calcext:value-type="float">
            <text:p>0.663432</text:p>
          </table:table-cell>
          <table:table-cell office:value-type="float" office:value="0.242439" calcext:value-type="float">
            <text:p>0.242439</text:p>
          </table:table-cell>
          <table:table-cell office:value-type="float" office:value="0.284832" calcext:value-type="float">
            <text:p>0.284832</text:p>
          </table:table-cell>
          <table:table-cell office:value-type="float" office:value="1.49728" calcext:value-type="float">
            <text:p>1.49728</text:p>
          </table:table-cell>
          <table:table-cell office:value-type="float" office:value="0.113899" calcext:value-type="float">
            <text:p>0.113899</text:p>
          </table:table-cell>
          <table:table-cell office:value-type="float" office:value="0.112983" calcext:value-type="float">
            <text:p>0.112983</text:p>
          </table:table-cell>
          <table:table-cell office:value-type="float" office:value="0.327024" calcext:value-type="float">
            <text:p>0.327024</text:p>
          </table:table-cell>
          <table:table-cell office:value-type="float" office:value="0.51609" calcext:value-type="float">
            <text:p>0.51609</text:p>
          </table:table-cell>
          <table:table-cell office:value-type="float" office:value="0.406784" calcext:value-type="float">
            <text:p>0.406784</text:p>
          </table:table-cell>
          <table:table-cell office:value-type="float" office:value="0.0701542" calcext:value-type="float">
            <text:p>0.0701542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830764" calcext:value-type="float">
            <text:p>0.830764</text:p>
          </table:table-cell>
          <table:table-cell office:value-type="float" office:value="0.310918" calcext:value-type="float">
            <text:p>0.310918</text:p>
          </table:table-cell>
          <table:table-cell office:value-type="float" office:value="0.199293" calcext:value-type="float">
            <text:p>0.199293</text:p>
          </table:table-cell>
          <table:table-cell office:value-type="float" office:value="0.150173" calcext:value-type="float">
            <text:p>0.150173</text:p>
          </table:table-cell>
          <table:table-cell office:value-type="float" office:value="0.106373" calcext:value-type="float">
            <text:p>0.106373</text:p>
          </table:table-cell>
          <table:table-cell table:number-columns-repeated="20"/>
          <table:table-cell table:formula="of:=MIN([.A167:.BL167])" office:value-type="float" office:value="0.0701542" calcext:value-type="float">
            <text:p>0.0701542</text:p>
          </table:table-cell>
          <table:table-cell table:formula="of:=MAX([.A167:.BL167])" office:value-type="float" office:value="1.49728" calcext:value-type="float">
            <text:p>1.49728</text:p>
          </table:table-cell>
          <table:table-cell table:number-columns-repeated="7"/>
        </table:table-row>
        <table:table-row table:style-name="ro2">
          <table:table-cell office:value-type="float" office:value="0.130928" calcext:value-type="float">
            <text:p>0.130928</text:p>
          </table:table-cell>
          <table:table-cell office:value-type="float" office:value="0.101965" calcext:value-type="float">
            <text:p>0.101965</text:p>
          </table:table-cell>
          <table:table-cell office:value-type="float" office:value="0.163366" calcext:value-type="float">
            <text:p>0.163366</text:p>
          </table:table-cell>
          <table:table-cell office:value-type="float" office:value="0.208632" calcext:value-type="float">
            <text:p>0.208632</text:p>
          </table:table-cell>
          <table:table-cell office:value-type="float" office:value="0.308848" calcext:value-type="float">
            <text:p>0.308848</text:p>
          </table:table-cell>
          <table:table-cell office:value-type="float" office:value="0.26963" calcext:value-type="float">
            <text:p>0.26963</text:p>
          </table:table-cell>
          <table:table-cell office:value-type="float" office:value="0.166429" calcext:value-type="float">
            <text:p>0.166429</text:p>
          </table:table-cell>
          <table:table-cell office:value-type="float" office:value="0.564488" calcext:value-type="float">
            <text:p>0.564488</text:p>
          </table:table-cell>
          <table:table-cell office:value-type="float" office:value="0.188427" calcext:value-type="float">
            <text:p>0.188427</text:p>
          </table:table-cell>
          <table:table-cell office:value-type="float" office:value="0.141712" calcext:value-type="float">
            <text:p>0.141712</text:p>
          </table:table-cell>
          <table:table-cell office:value-type="float" office:value="0.354991" calcext:value-type="float">
            <text:p>0.354991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19463" calcext:value-type="float">
            <text:p>0.19463</text:p>
          </table:table-cell>
          <table:table-cell office:value-type="float" office:value="0.367863" calcext:value-type="float">
            <text:p>0.367863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263063" calcext:value-type="float">
            <text:p>0.263063</text:p>
          </table:table-cell>
          <table:table-cell office:value-type="float" office:value="0.482016" calcext:value-type="float">
            <text:p>0.482016</text:p>
          </table:table-cell>
          <table:table-cell office:value-type="float" office:value="0.150343" calcext:value-type="float">
            <text:p>0.150343</text:p>
          </table:table-cell>
          <table:table-cell office:value-type="float" office:value="0.346052" calcext:value-type="float">
            <text:p>0.346052</text:p>
          </table:table-cell>
          <table:table-cell office:value-type="float" office:value="0.306967" calcext:value-type="float">
            <text:p>0.306967</text:p>
          </table:table-cell>
          <table:table-cell office:value-type="float" office:value="0.212505" calcext:value-type="float">
            <text:p>0.212505</text:p>
          </table:table-cell>
          <table:table-cell office:value-type="float" office:value="1.36824" calcext:value-type="float">
            <text:p>1.36824</text:p>
          </table:table-cell>
          <table:table-cell office:value-type="float" office:value="0.249994" calcext:value-type="float">
            <text:p>0.249994</text:p>
          </table:table-cell>
          <table:table-cell office:value-type="float" office:value="0.180982" calcext:value-type="float">
            <text:p>0.180982</text:p>
          </table:table-cell>
          <table:table-cell office:value-type="float" office:value="1.49536" calcext:value-type="float">
            <text:p>1.49536</text:p>
          </table:table-cell>
          <table:table-cell office:value-type="float" office:value="1.22044" calcext:value-type="float">
            <text:p>1.22044</text:p>
          </table:table-cell>
          <table:table-cell office:value-type="float" office:value="1.28968" calcext:value-type="float">
            <text:p>1.28968</text:p>
          </table:table-cell>
          <table:table-cell office:value-type="float" office:value="1.36194" calcext:value-type="float">
            <text:p>1.36194</text:p>
          </table:table-cell>
          <table:table-cell office:value-type="float" office:value="0.222388" calcext:value-type="float">
            <text:p>0.222388</text:p>
          </table:table-cell>
          <table:table-cell office:value-type="float" office:value="1.49936" calcext:value-type="float">
            <text:p>1.49936</text:p>
          </table:table-cell>
          <table:table-cell office:value-type="float" office:value="0.152883" calcext:value-type="float">
            <text:p>0.152883</text:p>
          </table:table-cell>
          <table:table-cell office:value-type="float" office:value="1.32043" calcext:value-type="float">
            <text:p>1.32043</text:p>
          </table:table-cell>
          <table:table-cell office:value-type="float" office:value="1.18661" calcext:value-type="float">
            <text:p>1.18661</text:p>
          </table:table-cell>
          <table:table-cell office:value-type="float" office:value="0.993552" calcext:value-type="float">
            <text:p>0.993552</text:p>
          </table:table-cell>
          <table:table-cell office:value-type="float" office:value="0.236496" calcext:value-type="float">
            <text:p>0.236496</text:p>
          </table:table-cell>
          <table:table-cell office:value-type="float" office:value="0.601846" calcext:value-type="float">
            <text:p>0.601846</text:p>
          </table:table-cell>
          <table:table-cell office:value-type="float" office:value="1.65223" calcext:value-type="float">
            <text:p>1.65223</text:p>
          </table:table-cell>
          <table:table-cell office:value-type="float" office:value="0.706478" calcext:value-type="float">
            <text:p>0.706478</text:p>
          </table:table-cell>
          <table:table-cell office:value-type="float" office:value="0.185986" calcext:value-type="float">
            <text:p>0.185986</text:p>
          </table:table-cell>
          <table:table-cell office:value-type="float" office:value="0.091609" calcext:value-type="float">
            <text:p>0.091609</text:p>
          </table:table-cell>
          <table:table-cell office:value-type="float" office:value="0.509807" calcext:value-type="float">
            <text:p>0.509807</text:p>
          </table:table-cell>
          <table:table-cell office:value-type="float" office:value="0.214339" calcext:value-type="float">
            <text:p>0.214339</text:p>
          </table:table-cell>
          <table:table-cell office:value-type="float" office:value="1.80996" calcext:value-type="float">
            <text:p>1.80996</text:p>
          </table:table-cell>
          <table:table-cell office:value-type="float" office:value="0.568404" calcext:value-type="float">
            <text:p>0.568404</text:p>
          </table:table-cell>
          <table:table-cell office:value-type="float" office:value="1.66487" calcext:value-type="float">
            <text:p>1.66487</text:p>
          </table:table-cell>
          <table:table-cell office:value-type="float" office:value="2.03951" calcext:value-type="float">
            <text:p>2.03951</text:p>
          </table:table-cell>
          <table:table-cell office:value-type="float" office:value="0.325037" calcext:value-type="float">
            <text:p>0.325037</text:p>
          </table:table-cell>
          <table:table-cell office:value-type="float" office:value="0.278556" calcext:value-type="float">
            <text:p>0.278556</text:p>
          </table:table-cell>
          <table:table-cell table:number-columns-repeated="20"/>
          <table:table-cell table:formula="of:=MIN([.A168:.BL168])" office:value-type="float" office:value="0.091609" calcext:value-type="float">
            <text:p>0.091609</text:p>
          </table:table-cell>
          <table:table-cell table:formula="of:=MAX([.A168:.BL168])" office:value-type="float" office:value="2.03951" calcext:value-type="float">
            <text:p>2.03951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05" calcext:value-type="float">
            <text:p>0.10605</text:p>
          </table:table-cell>
          <table:table-cell office:value-type="float" office:value="0.157558" calcext:value-type="float">
            <text:p>0.157558</text:p>
          </table:table-cell>
          <table:table-cell office:value-type="float" office:value="0.140782" calcext:value-type="float">
            <text:p>0.140782</text:p>
          </table:table-cell>
          <table:table-cell office:value-type="float" office:value="0.143109" calcext:value-type="float">
            <text:p>0.143109</text:p>
          </table:table-cell>
          <table:table-cell office:value-type="float" office:value="0.107118" calcext:value-type="float">
            <text:p>0.107118</text:p>
          </table:table-cell>
          <table:table-cell office:value-type="float" office:value="0.139757" calcext:value-type="float">
            <text:p>0.139757</text:p>
          </table:table-cell>
          <table:table-cell office:value-type="float" office:value="0.310718" calcext:value-type="float">
            <text:p>0.310718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307982" calcext:value-type="float">
            <text:p>0.307982</text:p>
          </table:table-cell>
          <table:table-cell office:value-type="float" office:value="0.16984" calcext:value-type="float">
            <text:p>0.16984</text:p>
          </table:table-cell>
          <table:table-cell office:value-type="float" office:value="0.166257" calcext:value-type="float">
            <text:p>0.166257</text:p>
          </table:table-cell>
          <table:table-cell office:value-type="float" office:value="0.0776451" calcext:value-type="float">
            <text:p>0.0776451</text:p>
          </table:table-cell>
          <table:table-cell office:value-type="float" office:value="0.151267" calcext:value-type="float">
            <text:p>0.151267</text:p>
          </table:table-cell>
          <table:table-cell office:value-type="float" office:value="0.0872228" calcext:value-type="float">
            <text:p>0.0872228</text:p>
          </table:table-cell>
          <table:table-cell office:value-type="float" office:value="0.263936" calcext:value-type="float">
            <text:p>0.263936</text:p>
          </table:table-cell>
          <table:table-cell office:value-type="float" office:value="0.321267" calcext:value-type="float">
            <text:p>0.321267</text:p>
          </table:table-cell>
          <table:table-cell office:value-type="float" office:value="0.305639" calcext:value-type="float">
            <text:p>0.305639</text:p>
          </table:table-cell>
          <table:table-cell office:value-type="float" office:value="0.207797" calcext:value-type="float">
            <text:p>0.207797</text:p>
          </table:table-cell>
          <table:table-cell office:value-type="float" office:value="0.602617" calcext:value-type="float">
            <text:p>0.602617</text:p>
          </table:table-cell>
          <table:table-cell office:value-type="float" office:value="1.05378" calcext:value-type="float">
            <text:p>1.05378</text:p>
          </table:table-cell>
          <table:table-cell office:value-type="float" office:value="0.111071" calcext:value-type="float">
            <text:p>0.111071</text:p>
          </table:table-cell>
          <table:table-cell office:value-type="float" office:value="0.970966" calcext:value-type="float">
            <text:p>0.970966</text:p>
          </table:table-cell>
          <table:table-cell office:value-type="float" office:value="0.275923" calcext:value-type="float">
            <text:p>0.275923</text:p>
          </table:table-cell>
          <table:table-cell office:value-type="float" office:value="0.142106" calcext:value-type="float">
            <text:p>0.142106</text:p>
          </table:table-cell>
          <table:table-cell office:value-type="float" office:value="1.18906" calcext:value-type="float">
            <text:p>1.18906</text:p>
          </table:table-cell>
          <table:table-cell office:value-type="float" office:value="0.854719" calcext:value-type="float">
            <text:p>0.854719</text:p>
          </table:table-cell>
          <table:table-cell office:value-type="float" office:value="0.127207" calcext:value-type="float">
            <text:p>0.127207</text:p>
          </table:table-cell>
          <table:table-cell office:value-type="float" office:value="1.06234" calcext:value-type="float">
            <text:p>1.06234</text:p>
          </table:table-cell>
          <table:table-cell office:value-type="float" office:value="0.960325" calcext:value-type="float">
            <text:p>0.960325</text:p>
          </table:table-cell>
          <table:table-cell office:value-type="float" office:value="1.1369" calcext:value-type="float">
            <text:p>1.1369</text:p>
          </table:table-cell>
          <table:table-cell office:value-type="float" office:value="0.222398" calcext:value-type="float">
            <text:p>0.222398</text:p>
          </table:table-cell>
          <table:table-cell office:value-type="float" office:value="0.789393" calcext:value-type="float">
            <text:p>0.789393</text:p>
          </table:table-cell>
          <table:table-cell office:value-type="float" office:value="0.122257" calcext:value-type="float">
            <text:p>0.122257</text:p>
          </table:table-cell>
          <table:table-cell office:value-type="float" office:value="0.268843" calcext:value-type="float">
            <text:p>0.268843</text:p>
          </table:table-cell>
          <table:table-cell office:value-type="float" office:value="0.163819" calcext:value-type="float">
            <text:p>0.163819</text:p>
          </table:table-cell>
          <table:table-cell office:value-type="float" office:value="0.86632" calcext:value-type="float">
            <text:p>0.86632</text:p>
          </table:table-cell>
          <table:table-cell office:value-type="float" office:value="1.69311" calcext:value-type="float">
            <text:p>1.69311</text:p>
          </table:table-cell>
          <table:table-cell office:value-type="float" office:value="1.79001" calcext:value-type="float">
            <text:p>1.79001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1.10761" calcext:value-type="float">
            <text:p>1.10761</text:p>
          </table:table-cell>
          <table:table-cell office:value-type="float" office:value="1.9797" calcext:value-type="float">
            <text:p>1.9797</text:p>
          </table:table-cell>
          <table:table-cell office:value-type="float" office:value="1.55019" calcext:value-type="float">
            <text:p>1.55019</text:p>
          </table:table-cell>
          <table:table-cell office:value-type="float" office:value="1.69602" calcext:value-type="float">
            <text:p>1.69602</text:p>
          </table:table-cell>
          <table:table-cell office:value-type="float" office:value="1.08868" calcext:value-type="float">
            <text:p>1.08868</text:p>
          </table:table-cell>
          <table:table-cell office:value-type="float" office:value="1.41801" calcext:value-type="float">
            <text:p>1.41801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24159" calcext:value-type="float">
            <text:p>1.24159</text:p>
          </table:table-cell>
          <table:table-cell office:value-type="float" office:value="0.705819" calcext:value-type="float">
            <text:p>0.705819</text:p>
          </table:table-cell>
          <table:table-cell office:value-type="float" office:value="1.13716" calcext:value-type="float">
            <text:p>1.13716</text:p>
          </table:table-cell>
          <table:table-cell office:value-type="float" office:value="1.1382" calcext:value-type="float">
            <text:p>1.1382</text:p>
          </table:table-cell>
          <table:table-cell office:value-type="float" office:value="1.50847" calcext:value-type="float">
            <text:p>1.50847</text:p>
          </table:table-cell>
          <table:table-cell office:value-type="float" office:value="1.1305" calcext:value-type="float">
            <text:p>1.1305</text:p>
          </table:table-cell>
          <table:table-cell office:value-type="float" office:value="1.09392" calcext:value-type="float">
            <text:p>1.09392</text:p>
          </table:table-cell>
          <table:table-cell office:value-type="float" office:value="1.02457" calcext:value-type="float">
            <text:p>1.02457</text:p>
          </table:table-cell>
          <table:table-cell office:value-type="float" office:value="1.22034" calcext:value-type="float">
            <text:p>1.22034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1.00864" calcext:value-type="float">
            <text:p>1.00864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119462" calcext:value-type="float">
            <text:p>0.119462</text:p>
          </table:table-cell>
          <table:table-cell office:value-type="float" office:value="0.961198" calcext:value-type="float">
            <text:p>0.961198</text:p>
          </table:table-cell>
          <table:table-cell office:value-type="float" office:value="0.045296" calcext:value-type="float">
            <text:p>0.045296</text:p>
          </table:table-cell>
          <table:table-cell office:value-type="float" office:value="1.03547" calcext:value-type="float">
            <text:p>1.03547</text:p>
          </table:table-cell>
          <table:table-cell office:value-type="float" office:value="0.0712769" calcext:value-type="float">
            <text:p>0.0712769</text:p>
          </table:table-cell>
          <table:table-cell office:value-type="float" office:value="0.13617" calcext:value-type="float">
            <text:p>0.13617</text:p>
          </table:table-cell>
          <table:table-cell table:number-columns-repeated="4"/>
          <table:table-cell table:formula="of:=MIN([.A170:.BL170])" office:value-type="float" office:value="0.045296" calcext:value-type="float">
            <text:p>0.045296</text:p>
          </table:table-cell>
          <table:table-cell table:formula="of:=MAX([.A170:.BL170])" office:value-type="float" office:value="1.9797" calcext:value-type="float">
            <text:p>1.9797</text:p>
          </table:table-cell>
          <table:table-cell table:number-columns-repeated="7"/>
        </table:table-row>
        <table:table-row table:style-name="ro2">
          <table:table-cell office:value-type="float" office:value="0.0885291" calcext:value-type="float">
            <text:p>0.0885291</text:p>
          </table:table-cell>
          <table:table-cell office:value-type="float" office:value="0.113828" calcext:value-type="float">
            <text:p>0.113828</text:p>
          </table:table-cell>
          <table:table-cell office:value-type="float" office:value="0.248856" calcext:value-type="float">
            <text:p>0.248856</text:p>
          </table:table-cell>
          <table:table-cell office:value-type="float" office:value="0.104181" calcext:value-type="float">
            <text:p>0.104181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235444" calcext:value-type="float">
            <text:p>0.235444</text:p>
          </table:table-cell>
          <table:table-cell office:value-type="float" office:value="0.150617" calcext:value-type="float">
            <text:p>0.150617</text:p>
          </table:table-cell>
          <table:table-cell office:value-type="float" office:value="0.154995" calcext:value-type="float">
            <text:p>0.154995</text:p>
          </table:table-cell>
          <table:table-cell office:value-type="float" office:value="0.108218" calcext:value-type="float">
            <text:p>0.108218</text:p>
          </table:table-cell>
          <table:table-cell office:value-type="float" office:value="0.116891" calcext:value-type="float">
            <text:p>0.116891</text:p>
          </table:table-cell>
          <table:table-cell office:value-type="float" office:value="0.140237" calcext:value-type="float">
            <text:p>0.140237</text:p>
          </table:table-cell>
          <table:table-cell office:value-type="float" office:value="0.669883" calcext:value-type="float">
            <text:p>0.669883</text:p>
          </table:table-cell>
          <table:table-cell office:value-type="float" office:value="0.504599" calcext:value-type="float">
            <text:p>0.504599</text:p>
          </table:table-cell>
          <table:table-cell office:value-type="float" office:value="0.130602" calcext:value-type="float">
            <text:p>0.130602</text:p>
          </table:table-cell>
          <table:table-cell office:value-type="float" office:value="0.378178" calcext:value-type="float">
            <text:p>0.378178</text:p>
          </table:table-cell>
          <table:table-cell office:value-type="float" office:value="0.373783" calcext:value-type="float">
            <text:p>0.373783</text:p>
          </table:table-cell>
          <table:table-cell office:value-type="float" office:value="1.20336" calcext:value-type="float">
            <text:p>1.20336</text:p>
          </table:table-cell>
          <table:table-cell office:value-type="float" office:value="0.419712" calcext:value-type="float">
            <text:p>0.419712</text:p>
          </table:table-cell>
          <table:table-cell office:value-type="float" office:value="1.07723" calcext:value-type="float">
            <text:p>1.07723</text:p>
          </table:table-cell>
          <table:table-cell office:value-type="float" office:value="1.05471" calcext:value-type="float">
            <text:p>1.05471</text:p>
          </table:table-cell>
          <table:table-cell office:value-type="float" office:value="0.962022" calcext:value-type="float">
            <text:p>0.962022</text:p>
          </table:table-cell>
          <table:table-cell office:value-type="float" office:value="0.522845" calcext:value-type="float">
            <text:p>0.522845</text:p>
          </table:table-cell>
          <table:table-cell office:value-type="float" office:value="0.523019" calcext:value-type="float">
            <text:p>0.523019</text:p>
          </table:table-cell>
          <table:table-cell office:value-type="float" office:value="0.414339" calcext:value-type="float">
            <text:p>0.414339</text:p>
          </table:table-cell>
          <table:table-cell office:value-type="float" office:value="1.08721" calcext:value-type="float">
            <text:p>1.08721</text:p>
          </table:table-cell>
          <table:table-cell office:value-type="float" office:value="0.971388" calcext:value-type="float">
            <text:p>0.971388</text:p>
          </table:table-cell>
          <table:table-cell office:value-type="float" office:value="1.40251" calcext:value-type="float">
            <text:p>1.40251</text:p>
          </table:table-cell>
          <table:table-cell office:value-type="float" office:value="0.989659" calcext:value-type="float">
            <text:p>0.989659</text:p>
          </table:table-cell>
          <table:table-cell office:value-type="float" office:value="0.698741" calcext:value-type="float">
            <text:p>0.698741</text:p>
          </table:table-cell>
          <table:table-cell office:value-type="float" office:value="0.695393" calcext:value-type="float">
            <text:p>0.695393</text:p>
          </table:table-cell>
          <table:table-cell office:value-type="float" office:value="0.954288" calcext:value-type="float">
            <text:p>0.954288</text:p>
          </table:table-cell>
          <table:table-cell office:value-type="float" office:value="0.979363" calcext:value-type="float">
            <text:p>0.979363</text:p>
          </table:table-cell>
          <table:table-cell office:value-type="float" office:value="0.609381" calcext:value-type="float">
            <text:p>0.609381</text:p>
          </table:table-cell>
          <table:table-cell office:value-type="float" office:value="0.509234" calcext:value-type="float">
            <text:p>0.509234</text:p>
          </table:table-cell>
          <table:table-cell office:value-type="float" office:value="0.938397" calcext:value-type="float">
            <text:p>0.938397</text:p>
          </table:table-cell>
          <table:table-cell office:value-type="float" office:value="1.73215" calcext:value-type="float">
            <text:p>1.73215</text:p>
          </table:table-cell>
          <table:table-cell office:value-type="float" office:value="1.65832" calcext:value-type="float">
            <text:p>1.65832</text:p>
          </table:table-cell>
          <table:table-cell office:value-type="float" office:value="1.60015" calcext:value-type="float">
            <text:p>1.60015</text:p>
          </table:table-cell>
          <table:table-cell office:value-type="float" office:value="0.54971" calcext:value-type="float">
            <text:p>0.54971</text:p>
          </table:table-cell>
          <table:table-cell office:value-type="float" office:value="1.04423" calcext:value-type="float">
            <text:p>1.04423</text:p>
          </table:table-cell>
          <table:table-cell office:value-type="float" office:value="0.871374" calcext:value-type="float">
            <text:p>0.871374</text:p>
          </table:table-cell>
          <table:table-cell office:value-type="float" office:value="1.15889" calcext:value-type="float">
            <text:p>1.15889</text:p>
          </table:table-cell>
          <table:table-cell office:value-type="float" office:value="0.820587" calcext:value-type="float">
            <text:p>0.820587</text:p>
          </table:table-cell>
          <table:table-cell office:value-type="float" office:value="1.20004" calcext:value-type="float">
            <text:p>1.20004</text:p>
          </table:table-cell>
          <table:table-cell office:value-type="float" office:value="0.794192" calcext:value-type="float">
            <text:p>0.794192</text:p>
          </table:table-cell>
          <table:table-cell office:value-type="float" office:value="1.76649" calcext:value-type="float">
            <text:p>1.76649</text:p>
          </table:table-cell>
          <table:table-cell office:value-type="float" office:value="1.26209" calcext:value-type="float">
            <text:p>1.26209</text:p>
          </table:table-cell>
          <table:table-cell office:value-type="float" office:value="1.67154" calcext:value-type="float">
            <text:p>1.67154</text:p>
          </table:table-cell>
          <table:table-cell office:value-type="float" office:value="1.4297" calcext:value-type="float">
            <text:p>1.4297</text:p>
          </table:table-cell>
          <table:table-cell office:value-type="float" office:value="0.81937" calcext:value-type="float">
            <text:p>0.81937</text:p>
          </table:table-cell>
          <table:table-cell office:value-type="float" office:value="0.83691" calcext:value-type="float">
            <text:p>0.83691</text:p>
          </table:table-cell>
          <table:table-cell office:value-type="float" office:value="1.31322" calcext:value-type="float">
            <text:p>1.31322</text:p>
          </table:table-cell>
          <table:table-cell office:value-type="float" office:value="0.985981" calcext:value-type="float">
            <text:p>0.985981</text:p>
          </table:table-cell>
          <table:table-cell office:value-type="float" office:value="1.1931" calcext:value-type="float">
            <text:p>1.1931</text:p>
          </table:table-cell>
          <table:table-cell office:value-type="float" office:value="0.876394" calcext:value-type="float">
            <text:p>0.876394</text:p>
          </table:table-cell>
          <table:table-cell office:value-type="float" office:value="1.03542" calcext:value-type="float">
            <text:p>1.03542</text:p>
          </table:table-cell>
          <table:table-cell office:value-type="float" office:value="0.869496" calcext:value-type="float">
            <text:p>0.869496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870444" calcext:value-type="float">
            <text:p>0.870444</text:p>
          </table:table-cell>
          <table:table-cell office:value-type="float" office:value="0.864245" calcext:value-type="float">
            <text:p>0.864245</text:p>
          </table:table-cell>
          <table:table-cell office:value-type="float" office:value="0.848174" calcext:value-type="float">
            <text:p>0.848174</text:p>
          </table:table-cell>
          <table:table-cell office:value-type="float" office:value="0.889776" calcext:value-type="float">
            <text:p>0.889776</text:p>
          </table:table-cell>
          <table:table-cell office:value-type="float" office:value="0.891528" calcext:value-type="float">
            <text:p>0.891528</text:p>
          </table:table-cell>
          <table:table-cell office:value-type="float" office:value="0.062263" calcext:value-type="float">
            <text:p>0.062263</text:p>
          </table:table-cell>
          <table:table-cell table:number-columns-repeated="4"/>
          <table:table-cell table:formula="of:=MIN([.A171:.BL171])" office:value-type="float" office:value="0.062263" calcext:value-type="float">
            <text:p>0.062263</text:p>
          </table:table-cell>
          <table:table-cell table:formula="of:=MAX([.A171:.BL171])" office:value-type="float" office:value="1.76649" calcext:value-type="float">
            <text:p>1.76649</text:p>
          </table:table-cell>
          <table:table-cell table:number-columns-repeated="7"/>
        </table:table-row>
        <table:table-row table:style-name="ro2">
          <table:table-cell office:value-type="float" office:value="0.119595" calcext:value-type="float">
            <text:p>0.119595</text:p>
          </table:table-cell>
          <table:table-cell office:value-type="float" office:value="0.146917" calcext:value-type="float">
            <text:p>0.146917</text:p>
          </table:table-cell>
          <table:table-cell office:value-type="float" office:value="0.150826" calcext:value-type="float">
            <text:p>0.150826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0.153843" calcext:value-type="float">
            <text:p>0.153843</text:p>
          </table:table-cell>
          <table:table-cell office:value-type="float" office:value="0.113811" calcext:value-type="float">
            <text:p>0.113811</text:p>
          </table:table-cell>
          <table:table-cell office:value-type="float" office:value="0.177479" calcext:value-type="float">
            <text:p>0.177479</text:p>
          </table:table-cell>
          <table:table-cell office:value-type="float" office:value="0.107102" calcext:value-type="float">
            <text:p>0.107102</text:p>
          </table:table-cell>
          <table:table-cell office:value-type="float" office:value="0.608845" calcext:value-type="float">
            <text:p>0.608845</text:p>
          </table:table-cell>
          <table:table-cell office:value-type="float" office:value="0.522543" calcext:value-type="float">
            <text:p>0.522543</text:p>
          </table:table-cell>
          <table:table-cell office:value-type="float" office:value="0.523103" calcext:value-type="float">
            <text:p>0.523103</text:p>
          </table:table-cell>
          <table:table-cell office:value-type="float" office:value="0.312342" calcext:value-type="float">
            <text:p>0.312342</text:p>
          </table:table-cell>
          <table:table-cell office:value-type="float" office:value="0.465573" calcext:value-type="float">
            <text:p>0.465573</text:p>
          </table:table-cell>
          <table:table-cell office:value-type="float" office:value="0.307676" calcext:value-type="float">
            <text:p>0.307676</text:p>
          </table:table-cell>
          <table:table-cell office:value-type="float" office:value="0.330685" calcext:value-type="float">
            <text:p>0.330685</text:p>
          </table:table-cell>
          <table:table-cell office:value-type="float" office:value="0.117498" calcext:value-type="float">
            <text:p>0.117498</text:p>
          </table:table-cell>
          <table:table-cell office:value-type="float" office:value="0.779871" calcext:value-type="float">
            <text:p>0.779871</text:p>
          </table:table-cell>
          <table:table-cell office:value-type="float" office:value="0.333469" calcext:value-type="float">
            <text:p>0.333469</text:p>
          </table:table-cell>
          <table:table-cell office:value-type="float" office:value="0.356287" calcext:value-type="float">
            <text:p>0.356287</text:p>
          </table:table-cell>
          <table:table-cell office:value-type="float" office:value="0.446303" calcext:value-type="float">
            <text:p>0.446303</text:p>
          </table:table-cell>
          <table:table-cell office:value-type="float" office:value="1.09463" calcext:value-type="float">
            <text:p>1.09463</text:p>
          </table:table-cell>
          <table:table-cell office:value-type="float" office:value="0.329071" calcext:value-type="float">
            <text:p>0.329071</text:p>
          </table:table-cell>
          <table:table-cell office:value-type="float" office:value="1.09747" calcext:value-type="float">
            <text:p>1.09747</text:p>
          </table:table-cell>
          <table:table-cell office:value-type="float" office:value="0.94848" calcext:value-type="float">
            <text:p>0.94848</text:p>
          </table:table-cell>
          <table:table-cell office:value-type="float" office:value="0.278941" calcext:value-type="float">
            <text:p>0.278941</text:p>
          </table:table-cell>
          <table:table-cell office:value-type="float" office:value="0.364131" calcext:value-type="float">
            <text:p>0.364131</text:p>
          </table:table-cell>
          <table:table-cell office:value-type="float" office:value="0.396077" calcext:value-type="float">
            <text:p>0.396077</text:p>
          </table:table-cell>
          <table:table-cell office:value-type="float" office:value="0.357622" calcext:value-type="float">
            <text:p>0.357622</text:p>
          </table:table-cell>
          <table:table-cell office:value-type="float" office:value="1.28438" calcext:value-type="float">
            <text:p>1.28438</text:p>
          </table:table-cell>
          <table:table-cell office:value-type="float" office:value="1.0484" calcext:value-type="float">
            <text:p>1.0484</text:p>
          </table:table-cell>
          <table:table-cell office:value-type="float" office:value="1.05525" calcext:value-type="float">
            <text:p>1.05525</text:p>
          </table:table-cell>
          <table:table-cell office:value-type="float" office:value="1.35548" calcext:value-type="float">
            <text:p>1.35548</text:p>
          </table:table-cell>
          <table:table-cell office:value-type="float" office:value="1.36222" calcext:value-type="float">
            <text:p>1.36222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959306" calcext:value-type="float">
            <text:p>0.959306</text:p>
          </table:table-cell>
          <table:table-cell office:value-type="float" office:value="0.134467" calcext:value-type="float">
            <text:p>0.134467</text:p>
          </table:table-cell>
          <table:table-cell office:value-type="float" office:value="0.966923" calcext:value-type="float">
            <text:p>0.966923</text:p>
          </table:table-cell>
          <table:table-cell office:value-type="float" office:value="0.764532" calcext:value-type="float">
            <text:p>0.764532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2901" calcext:value-type="float">
            <text:p>0.92901</text:p>
          </table:table-cell>
          <table:table-cell office:value-type="float" office:value="0.438448" calcext:value-type="float">
            <text:p>0.438448</text:p>
          </table:table-cell>
          <table:table-cell office:value-type="float" office:value="0.449419" calcext:value-type="float">
            <text:p>0.449419</text:p>
          </table:table-cell>
          <table:table-cell office:value-type="float" office:value="0.122906" calcext:value-type="float">
            <text:p>0.122906</text:p>
          </table:table-cell>
          <table:table-cell office:value-type="float" office:value="0.93402" calcext:value-type="float">
            <text:p>0.93402</text:p>
          </table:table-cell>
          <table:table-cell office:value-type="float" office:value="0.713466" calcext:value-type="float">
            <text:p>0.713466</text:p>
          </table:table-cell>
          <table:table-cell office:value-type="float" office:value="0.894999" calcext:value-type="float">
            <text:p>0.894999</text:p>
          </table:table-cell>
          <table:table-cell office:value-type="float" office:value="0.151439" calcext:value-type="float">
            <text:p>0.151439</text:p>
          </table:table-cell>
          <table:table-cell office:value-type="float" office:value="1.04752" calcext:value-type="float">
            <text:p>1.04752</text:p>
          </table:table-cell>
          <table:table-cell office:value-type="float" office:value="0.178974" calcext:value-type="float">
            <text:p>0.178974</text:p>
          </table:table-cell>
          <table:table-cell office:value-type="float" office:value="0.118017" calcext:value-type="float">
            <text:p>0.118017</text:p>
          </table:table-cell>
          <table:table-cell office:value-type="float" office:value="0.129207" calcext:value-type="float">
            <text:p>0.129207</text:p>
          </table:table-cell>
          <table:table-cell office:value-type="float" office:value="0.255608" calcext:value-type="float">
            <text:p>0.255608</text:p>
          </table:table-cell>
          <table:table-cell office:value-type="float" office:value="1.94792" calcext:value-type="float">
            <text:p>1.94792</text:p>
          </table:table-cell>
          <table:table-cell office:value-type="float" office:value="0.182894" calcext:value-type="float">
            <text:p>0.182894</text:p>
          </table:table-cell>
          <table:table-cell office:value-type="float" office:value="1.84444" calcext:value-type="float">
            <text:p>1.84444</text:p>
          </table:table-cell>
          <table:table-cell office:value-type="float" office:value="1.3966" calcext:value-type="float">
            <text:p>1.3966</text:p>
          </table:table-cell>
          <table:table-cell office:value-type="float" office:value="0.660162" calcext:value-type="float">
            <text:p>0.660162</text:p>
          </table:table-cell>
          <table:table-cell office:value-type="float" office:value="0.240904" calcext:value-type="float">
            <text:p>0.240904</text:p>
          </table:table-cell>
          <table:table-cell office:value-type="float" office:value="0.433145" calcext:value-type="float">
            <text:p>0.433145</text:p>
          </table:table-cell>
          <table:table-cell office:value-type="float" office:value="0.111274" calcext:value-type="float">
            <text:p>0.111274</text:p>
          </table:table-cell>
          <table:table-cell office:value-type="float" office:value="0.396583" calcext:value-type="float">
            <text:p>0.396583</text:p>
          </table:table-cell>
          <table:table-cell office:value-type="float" office:value="0.313778" calcext:value-type="float">
            <text:p>0.313778</text:p>
          </table:table-cell>
          <table:table-cell office:value-type="float" office:value="0.382901" calcext:value-type="float">
            <text:p>0.382901</text:p>
          </table:table-cell>
          <table:table-cell office:value-type="float" office:value="0.274484" calcext:value-type="float">
            <text:p>0.274484</text:p>
          </table:table-cell>
          <table:table-cell table:number-columns-repeated="4"/>
          <table:table-cell table:formula="of:=MIN([.A172:.BL172])" office:value-type="float" office:value="0.107102" calcext:value-type="float">
            <text:p>0.107102</text:p>
          </table:table-cell>
          <table:table-cell table:formula="of:=MAX([.A172:.BL172])" office:value-type="float" office:value="1.94792" calcext:value-type="float">
            <text:p>1.94792</text:p>
          </table:table-cell>
          <table:table-cell table:number-columns-repeated="7"/>
        </table:table-row>
        <table:table-row table:style-name="ro2">
          <table:table-cell office:value-type="float" office:value="0.157666" calcext:value-type="float">
            <text:p>0.157666</text:p>
          </table:table-cell>
          <table:table-cell office:value-type="float" office:value="0.165418" calcext:value-type="float">
            <text:p>0.165418</text:p>
          </table:table-cell>
          <table:table-cell office:value-type="float" office:value="0.152438" calcext:value-type="float">
            <text:p>0.152438</text:p>
          </table:table-cell>
          <table:table-cell office:value-type="float" office:value="0.159623" calcext:value-type="float">
            <text:p>0.159623</text:p>
          </table:table-cell>
          <table:table-cell office:value-type="float" office:value="0.167118" calcext:value-type="float">
            <text:p>0.167118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0865319" calcext:value-type="float">
            <text:p>0.0865319</text:p>
          </table:table-cell>
          <table:table-cell office:value-type="float" office:value="0.123461" calcext:value-type="float">
            <text:p>0.123461</text:p>
          </table:table-cell>
          <table:table-cell office:value-type="float" office:value="0.192969" calcext:value-type="float">
            <text:p>0.192969</text:p>
          </table:table-cell>
          <table:table-cell office:value-type="float" office:value="0.134896" calcext:value-type="float">
            <text:p>0.134896</text:p>
          </table:table-cell>
          <table:table-cell office:value-type="float" office:value="0.140937" calcext:value-type="float">
            <text:p>0.140937</text:p>
          </table:table-cell>
          <table:table-cell office:value-type="float" office:value="0.246478" calcext:value-type="float">
            <text:p>0.246478</text:p>
          </table:table-cell>
          <table:table-cell office:value-type="float" office:value="0.13098" calcext:value-type="float">
            <text:p>0.13098</text:p>
          </table:table-cell>
          <table:table-cell office:value-type="float" office:value="0.167809" calcext:value-type="float">
            <text:p>0.167809</text:p>
          </table:table-cell>
          <table:table-cell office:value-type="float" office:value="0.262336" calcext:value-type="float">
            <text:p>0.262336</text:p>
          </table:table-cell>
          <table:table-cell office:value-type="float" office:value="0.202584" calcext:value-type="float">
            <text:p>0.202584</text:p>
          </table:table-cell>
          <table:table-cell office:value-type="float" office:value="0.207068" calcext:value-type="float">
            <text:p>0.207068</text:p>
          </table:table-cell>
          <table:table-cell office:value-type="float" office:value="0.228804" calcext:value-type="float">
            <text:p>0.228804</text:p>
          </table:table-cell>
          <table:table-cell office:value-type="float" office:value="0.195243" calcext:value-type="float">
            <text:p>0.195243</text:p>
          </table:table-cell>
          <table:table-cell office:value-type="float" office:value="0.16653" calcext:value-type="float">
            <text:p>0.16653</text:p>
          </table:table-cell>
          <table:table-cell office:value-type="float" office:value="0.165405" calcext:value-type="float">
            <text:p>0.165405</text:p>
          </table:table-cell>
          <table:table-cell office:value-type="float" office:value="0.178754" calcext:value-type="float">
            <text:p>0.178754</text:p>
          </table:table-cell>
          <table:table-cell office:value-type="float" office:value="0.145972" calcext:value-type="float">
            <text:p>0.145972</text:p>
          </table:table-cell>
          <table:table-cell office:value-type="float" office:value="0.105649" calcext:value-type="float">
            <text:p>0.105649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0.139664" calcext:value-type="float">
            <text:p>0.139664</text:p>
          </table:table-cell>
          <table:table-cell office:value-type="float" office:value="0.195925" calcext:value-type="float">
            <text:p>0.195925</text:p>
          </table:table-cell>
          <table:table-cell office:value-type="float" office:value="1.27668" calcext:value-type="float">
            <text:p>1.27668</text:p>
          </table:table-cell>
          <table:table-cell office:value-type="float" office:value="0.154766" calcext:value-type="float">
            <text:p>0.154766</text:p>
          </table:table-cell>
          <table:table-cell office:value-type="float" office:value="0.897499" calcext:value-type="float">
            <text:p>0.897499</text:p>
          </table:table-cell>
          <table:table-cell office:value-type="float" office:value="0.132187" calcext:value-type="float">
            <text:p>0.132187</text:p>
          </table:table-cell>
          <table:table-cell office:value-type="float" office:value="0.204181" calcext:value-type="float">
            <text:p>0.204181</text:p>
          </table:table-cell>
          <table:table-cell office:value-type="float" office:value="0.191574" calcext:value-type="float">
            <text:p>0.191574</text:p>
          </table:table-cell>
          <table:table-cell office:value-type="float" office:value="0.15775" calcext:value-type="float">
            <text:p>0.15775</text:p>
          </table:table-cell>
          <table:table-cell office:value-type="float" office:value="1.24602" calcext:value-type="float">
            <text:p>1.24602</text:p>
          </table:table-cell>
          <table:table-cell office:value-type="float" office:value="0.259592" calcext:value-type="float">
            <text:p>0.259592</text:p>
          </table:table-cell>
          <table:table-cell office:value-type="float" office:value="0.223029" calcext:value-type="float">
            <text:p>0.223029</text:p>
          </table:table-cell>
          <table:table-cell office:value-type="float" office:value="1.3238" calcext:value-type="float">
            <text:p>1.3238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1.36971" calcext:value-type="float">
            <text:p>1.36971</text:p>
          </table:table-cell>
          <table:table-cell office:value-type="float" office:value="1.17682" calcext:value-type="float">
            <text:p>1.17682</text:p>
          </table:table-cell>
          <table:table-cell office:value-type="float" office:value="0.858316" calcext:value-type="float">
            <text:p>0.858316</text:p>
          </table:table-cell>
          <table:table-cell office:value-type="float" office:value="1.43092" calcext:value-type="float">
            <text:p>1.43092</text:p>
          </table:table-cell>
          <table:table-cell office:value-type="float" office:value="0.0762529" calcext:value-type="float">
            <text:p>0.0762529</text:p>
          </table:table-cell>
          <table:table-cell office:value-type="float" office:value="0.153468" calcext:value-type="float">
            <text:p>0.153468</text:p>
          </table:table-cell>
          <table:table-cell office:value-type="float" office:value="0.14262" calcext:value-type="float">
            <text:p>0.14262</text:p>
          </table:table-cell>
          <table:table-cell office:value-type="float" office:value="0.110541" calcext:value-type="float">
            <text:p>0.110541</text:p>
          </table:table-cell>
          <table:table-cell office:value-type="float" office:value="0.119255" calcext:value-type="float">
            <text:p>0.119255</text:p>
          </table:table-cell>
          <table:table-cell office:value-type="float" office:value="1.79611" calcext:value-type="float">
            <text:p>1.79611</text:p>
          </table:table-cell>
          <table:table-cell office:value-type="float" office:value="0.138257" calcext:value-type="float">
            <text:p>0.138257</text:p>
          </table:table-cell>
          <table:table-cell office:value-type="float" office:value="0.148997" calcext:value-type="float">
            <text:p>0.148997</text:p>
          </table:table-cell>
          <table:table-cell office:value-type="float" office:value="0.565632" calcext:value-type="float">
            <text:p>0.565632</text:p>
          </table:table-cell>
          <table:table-cell office:value-type="float" office:value="0.923654" calcext:value-type="float">
            <text:p>0.923654</text:p>
          </table:table-cell>
          <table:table-cell office:value-type="float" office:value="0.143578" calcext:value-type="float">
            <text:p>0.143578</text:p>
          </table:table-cell>
          <table:table-cell office:value-type="float" office:value="0.162687" calcext:value-type="float">
            <text:p>0.162687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486133" calcext:value-type="float">
            <text:p>0.486133</text:p>
          </table:table-cell>
          <table:table-cell office:value-type="float" office:value="1.34576" calcext:value-type="float">
            <text:p>1.34576</text:p>
          </table:table-cell>
          <table:table-cell office:value-type="float" office:value="0.356982" calcext:value-type="float">
            <text:p>0.356982</text:p>
          </table:table-cell>
          <table:table-cell office:value-type="float" office:value="0.679646" calcext:value-type="float">
            <text:p>0.679646</text:p>
          </table:table-cell>
          <table:table-cell office:value-type="float" office:value="0.639607" calcext:value-type="float">
            <text:p>0.639607</text:p>
          </table:table-cell>
          <table:table-cell office:value-type="float" office:value="0.51814" calcext:value-type="float">
            <text:p>0.51814</text:p>
          </table:table-cell>
          <table:table-cell office:value-type="float" office:value="0.585381" calcext:value-type="float">
            <text:p>0.585381</text:p>
          </table:table-cell>
          <table:table-cell office:value-type="float" office:value="0.274783" calcext:value-type="float">
            <text:p>0.274783</text:p>
          </table:table-cell>
          <table:table-cell table:number-columns-repeated="4"/>
          <table:table-cell table:formula="of:=MIN([.A173:.BL173])" office:value-type="float" office:value="0.0762529" calcext:value-type="float">
            <text:p>0.0762529</text:p>
          </table:table-cell>
          <table:table-cell table:formula="of:=MAX([.A173:.BL173])" office:value-type="float" office:value="1.79611" calcext:value-type="float">
            <text:p>1.79611</text:p>
          </table:table-cell>
          <table:table-cell table:number-columns-repeated="7"/>
        </table:table-row>
        <table:table-row table:style-name="ro2">
          <table:table-cell office:value-type="float" office:value="0.110877" calcext:value-type="float">
            <text:p>0.110877</text:p>
          </table:table-cell>
          <table:table-cell office:value-type="float" office:value="0.240536" calcext:value-type="float">
            <text:p>0.240536</text:p>
          </table:table-cell>
          <table:table-cell office:value-type="float" office:value="0.106226" calcext:value-type="float">
            <text:p>0.106226</text:p>
          </table:table-cell>
          <table:table-cell office:value-type="float" office:value="0.146223" calcext:value-type="float">
            <text:p>0.146223</text:p>
          </table:table-cell>
          <table:table-cell office:value-type="float" office:value="0.174849" calcext:value-type="float">
            <text:p>0.174849</text:p>
          </table:table-cell>
          <table:table-cell office:value-type="float" office:value="0.331455" calcext:value-type="float">
            <text:p>0.331455</text:p>
          </table:table-cell>
          <table:table-cell office:value-type="float" office:value="0.217058" calcext:value-type="float">
            <text:p>0.217058</text:p>
          </table:table-cell>
          <table:table-cell office:value-type="float" office:value="0.145177" calcext:value-type="float">
            <text:p>0.145177</text:p>
          </table:table-cell>
          <table:table-cell office:value-type="float" office:value="0.224259" calcext:value-type="float">
            <text:p>0.224259</text:p>
          </table:table-cell>
          <table:table-cell office:value-type="float" office:value="0.252065" calcext:value-type="float">
            <text:p>0.252065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718629" calcext:value-type="float">
            <text:p>0.718629</text:p>
          </table:table-cell>
          <table:table-cell office:value-type="float" office:value="0.631587" calcext:value-type="float">
            <text:p>0.631587</text:p>
          </table:table-cell>
          <table:table-cell office:value-type="float" office:value="0.142259" calcext:value-type="float">
            <text:p>0.142259</text:p>
          </table:table-cell>
          <table:table-cell office:value-type="float" office:value="0.109311" calcext:value-type="float">
            <text:p>0.109311</text:p>
          </table:table-cell>
          <table:table-cell office:value-type="float" office:value="0.542345" calcext:value-type="float">
            <text:p>0.542345</text:p>
          </table:table-cell>
          <table:table-cell office:value-type="float" office:value="0.279731" calcext:value-type="float">
            <text:p>0.279731</text:p>
          </table:table-cell>
          <table:table-cell office:value-type="float" office:value="0.894924" calcext:value-type="float">
            <text:p>0.894924</text:p>
          </table:table-cell>
          <table:table-cell office:value-type="float" office:value="0.665615" calcext:value-type="float">
            <text:p>0.665615</text:p>
          </table:table-cell>
          <table:table-cell office:value-type="float" office:value="0.518465" calcext:value-type="float">
            <text:p>0.518465</text:p>
          </table:table-cell>
          <table:table-cell office:value-type="float" office:value="0.483247" calcext:value-type="float">
            <text:p>0.483247</text:p>
          </table:table-cell>
          <table:table-cell office:value-type="float" office:value="0.717922" calcext:value-type="float">
            <text:p>0.717922</text:p>
          </table:table-cell>
          <table:table-cell office:value-type="float" office:value="0.730086" calcext:value-type="float">
            <text:p>0.7300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563836" calcext:value-type="float">
            <text:p>0.563836</text:p>
          </table:table-cell>
          <table:table-cell office:value-type="float" office:value="0.607644" calcext:value-type="float">
            <text:p>0.607644</text:p>
          </table:table-cell>
          <table:table-cell office:value-type="float" office:value="0.676423" calcext:value-type="float">
            <text:p>0.676423</text:p>
          </table:table-cell>
          <table:table-cell office:value-type="float" office:value="0.509046" calcext:value-type="float">
            <text:p>0.509046</text:p>
          </table:table-cell>
          <table:table-cell office:value-type="float" office:value="1.4344" calcext:value-type="float">
            <text:p>1.4344</text:p>
          </table:table-cell>
          <table:table-cell office:value-type="float" office:value="1.09487" calcext:value-type="float">
            <text:p>1.09487</text:p>
          </table:table-cell>
          <table:table-cell office:value-type="float" office:value="1.28619" calcext:value-type="float">
            <text:p>1.28619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0.882285" calcext:value-type="float">
            <text:p>0.882285</text:p>
          </table:table-cell>
          <table:table-cell office:value-type="float" office:value="0.880539" calcext:value-type="float">
            <text:p>0.880539</text:p>
          </table:table-cell>
          <table:table-cell office:value-type="float" office:value="0.581803" calcext:value-type="float">
            <text:p>0.581803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.26" calcext:value-type="float">
            <text:p>1.26</text:p>
          </table:table-cell>
          <table:table-cell office:value-type="float" office:value="1.25931" calcext:value-type="float">
            <text:p>1.25931</text:p>
          </table:table-cell>
          <table:table-cell office:value-type="float" office:value="0.525427" calcext:value-type="float">
            <text:p>0.525427</text:p>
          </table:table-cell>
          <table:table-cell office:value-type="float" office:value="0.518724" calcext:value-type="float">
            <text:p>0.518724</text:p>
          </table:table-cell>
          <table:table-cell office:value-type="float" office:value="1.09882" calcext:value-type="float">
            <text:p>1.09882</text:p>
          </table:table-cell>
          <table:table-cell office:value-type="float" office:value="1.10911" calcext:value-type="float">
            <text:p>1.10911</text:p>
          </table:table-cell>
          <table:table-cell office:value-type="float" office:value="0.925015" calcext:value-type="float">
            <text:p>0.925015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0.415098" calcext:value-type="float">
            <text:p>0.415098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0.866969" calcext:value-type="float">
            <text:p>0.866969</text:p>
          </table:table-cell>
          <table:table-cell office:value-type="float" office:value="0.810664" calcext:value-type="float">
            <text:p>0.810664</text:p>
          </table:table-cell>
          <table:table-cell office:value-type="float" office:value="1.01377" calcext:value-type="float">
            <text:p>1.01377</text:p>
          </table:table-cell>
          <table:table-cell office:value-type="float" office:value="1.00127" calcext:value-type="float">
            <text:p>1.00127</text:p>
          </table:table-cell>
          <table:table-cell office:value-type="float" office:value="0.15861" calcext:value-type="float">
            <text:p>0.15861</text:p>
          </table:table-cell>
          <table:table-cell office:value-type="float" office:value="0.844046" calcext:value-type="float">
            <text:p>0.844046</text:p>
          </table:table-cell>
          <table:table-cell office:value-type="float" office:value="0.612207" calcext:value-type="float">
            <text:p>0.612207</text:p>
          </table:table-cell>
          <table:table-cell office:value-type="float" office:value="0.728777" calcext:value-type="float">
            <text:p>0.728777</text:p>
          </table:table-cell>
          <table:table-cell office:value-type="float" office:value="0.67962" calcext:value-type="float">
            <text:p>0.67962</text:p>
          </table:table-cell>
          <table:table-cell office:value-type="float" office:value="0.0490952" calcext:value-type="float">
            <text:p>0.0490952</text:p>
          </table:table-cell>
          <table:table-cell office:value-type="float" office:value="0.96798" calcext:value-type="float">
            <text:p>0.96798</text:p>
          </table:table-cell>
          <table:table-cell office:value-type="float" office:value="0.158465" calcext:value-type="float">
            <text:p>0.158465</text:p>
          </table:table-cell>
          <table:table-cell office:value-type="float" office:value="0.733732" calcext:value-type="float">
            <text:p>0.733732</text:p>
          </table:table-cell>
          <table:table-cell office:value-type="float" office:value="0.052273" calcext:value-type="float">
            <text:p>0.052273</text:p>
          </table:table-cell>
          <table:table-cell office:value-type="float" office:value="0.206431" calcext:value-type="float">
            <text:p>0.206431</text:p>
          </table:table-cell>
          <table:table-cell office:value-type="float" office:value="0.143646" calcext:value-type="float">
            <text:p>0.143646</text:p>
          </table:table-cell>
          <table:table-cell office:value-type="float" office:value="0.07651" calcext:value-type="float">
            <text:p>0.07651</text:p>
          </table:table-cell>
          <table:table-cell table:number-columns-repeated="4"/>
          <table:table-cell table:formula="of:=MIN([.A174:.BL174])" office:value-type="float" office:value="0.0490952" calcext:value-type="float">
            <text:p>0.0490952</text:p>
          </table:table-cell>
          <table:table-cell table:formula="of:=MAX([.A174:.BL174])" office:value-type="float" office:value="1.4344" calcext:value-type="float">
            <text:p>1.4344</text:p>
          </table:table-cell>
          <table:table-cell table:number-columns-repeated="7"/>
        </table:table-row>
        <table:table-row table:style-name="ro2">
          <table:table-cell office:value-type="float" office:value="0.108029" calcext:value-type="float">
            <text:p>0.108029</text:p>
          </table:table-cell>
          <table:table-cell office:value-type="float" office:value="0.16699" calcext:value-type="float">
            <text:p>0.16699</text:p>
          </table:table-cell>
          <table:table-cell office:value-type="float" office:value="0.082278" calcext:value-type="float">
            <text:p>0.082278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0.343345" calcext:value-type="float">
            <text:p>0.343345</text:p>
          </table:table-cell>
          <table:table-cell office:value-type="float" office:value="0.349811" calcext:value-type="float">
            <text:p>0.349811</text:p>
          </table:table-cell>
          <table:table-cell office:value-type="float" office:value="0.134496" calcext:value-type="float">
            <text:p>0.134496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144654" calcext:value-type="float">
            <text:p>0.144654</text:p>
          </table:table-cell>
          <table:table-cell office:value-type="float" office:value="0.16908" calcext:value-type="float">
            <text:p>0.16908</text:p>
          </table:table-cell>
          <table:table-cell office:value-type="float" office:value="0.298751" calcext:value-type="float">
            <text:p>0.298751</text:p>
          </table:table-cell>
          <table:table-cell office:value-type="float" office:value="0.118247" calcext:value-type="float">
            <text:p>0.118247</text:p>
          </table:table-cell>
          <table:table-cell office:value-type="float" office:value="0.303958" calcext:value-type="float">
            <text:p>0.303958</text:p>
          </table:table-cell>
          <table:table-cell office:value-type="float" office:value="0.293772" calcext:value-type="float">
            <text:p>0.293772</text:p>
          </table:table-cell>
          <table:table-cell office:value-type="float" office:value="0.153171" calcext:value-type="float">
            <text:p>0.153171</text:p>
          </table:table-cell>
          <table:table-cell office:value-type="float" office:value="0.159257" calcext:value-type="float">
            <text:p>0.159257</text:p>
          </table:table-cell>
          <table:table-cell office:value-type="float" office:value="0.252453" calcext:value-type="float">
            <text:p>0.252453</text:p>
          </table:table-cell>
          <table:table-cell office:value-type="float" office:value="0.249621" calcext:value-type="float">
            <text:p>0.249621</text:p>
          </table:table-cell>
          <table:table-cell office:value-type="float" office:value="0.108958" calcext:value-type="float">
            <text:p>0.108958</text:p>
          </table:table-cell>
          <table:table-cell office:value-type="float" office:value="0.189582" calcext:value-type="float">
            <text:p>0.189582</text:p>
          </table:table-cell>
          <table:table-cell office:value-type="float" office:value="0.148182" calcext:value-type="float">
            <text:p>0.148182</text:p>
          </table:table-cell>
          <table:table-cell office:value-type="float" office:value="0.288121" calcext:value-type="float">
            <text:p>0.288121</text:p>
          </table:table-cell>
          <table:table-cell office:value-type="float" office:value="1.23365" calcext:value-type="float">
            <text:p>1.23365</text:p>
          </table:table-cell>
          <table:table-cell office:value-type="float" office:value="1.21928" calcext:value-type="float">
            <text:p>1.21928</text:p>
          </table:table-cell>
          <table:table-cell office:value-type="float" office:value="0.363097" calcext:value-type="float">
            <text:p>0.363097</text:p>
          </table:table-cell>
          <table:table-cell office:value-type="float" office:value="1.17627" calcext:value-type="float">
            <text:p>1.17627</text:p>
          </table:table-cell>
          <table:table-cell office:value-type="float" office:value="0.804413" calcext:value-type="float">
            <text:p>0.804413</text:p>
          </table:table-cell>
          <table:table-cell office:value-type="float" office:value="1.32958" calcext:value-type="float">
            <text:p>1.32958</text:p>
          </table:table-cell>
          <table:table-cell office:value-type="float" office:value="0.146682" calcext:value-type="float">
            <text:p>0.146682</text:p>
          </table:table-cell>
          <table:table-cell office:value-type="float" office:value="0.618702" calcext:value-type="float">
            <text:p>0.618702</text:p>
          </table:table-cell>
          <table:table-cell office:value-type="float" office:value="1.22186" calcext:value-type="float">
            <text:p>1.22186</text:p>
          </table:table-cell>
          <table:table-cell office:value-type="float" office:value="1.22118" calcext:value-type="float">
            <text:p>1.22118</text:p>
          </table:table-cell>
          <table:table-cell office:value-type="float" office:value="0.475738" calcext:value-type="float">
            <text:p>0.475738</text:p>
          </table:table-cell>
          <table:table-cell office:value-type="float" office:value="1.14983" calcext:value-type="float">
            <text:p>1.14983</text:p>
          </table:table-cell>
          <table:table-cell office:value-type="float" office:value="0.921132" calcext:value-type="float">
            <text:p>0.921132</text:p>
          </table:table-cell>
          <table:table-cell office:value-type="float" office:value="0.455423" calcext:value-type="float">
            <text:p>0.455423</text:p>
          </table:table-cell>
          <table:table-cell office:value-type="float" office:value="0.780553" calcext:value-type="float">
            <text:p>0.780553</text:p>
          </table:table-cell>
          <table:table-cell office:value-type="float" office:value="0.501943" calcext:value-type="float">
            <text:p>0.501943</text:p>
          </table:table-cell>
          <table:table-cell office:value-type="float" office:value="0.709431" calcext:value-type="float">
            <text:p>0.709431</text:p>
          </table:table-cell>
          <table:table-cell office:value-type="float" office:value="0.572651" calcext:value-type="float">
            <text:p>0.572651</text:p>
          </table:table-cell>
          <table:table-cell office:value-type="float" office:value="0.555496" calcext:value-type="float">
            <text:p>0.555496</text:p>
          </table:table-cell>
          <table:table-cell office:value-type="float" office:value="0.468426" calcext:value-type="float">
            <text:p>0.468426</text:p>
          </table:table-cell>
          <table:table-cell office:value-type="float" office:value="0.764013" calcext:value-type="float">
            <text:p>0.764013</text:p>
          </table:table-cell>
          <table:table-cell office:value-type="float" office:value="1.65402" calcext:value-type="float">
            <text:p>1.65402</text:p>
          </table:table-cell>
          <table:table-cell office:value-type="float" office:value="0.145926" calcext:value-type="float">
            <text:p>0.145926</text:p>
          </table:table-cell>
          <table:table-cell office:value-type="float" office:value="0.984516" calcext:value-type="float">
            <text:p>0.984516</text:p>
          </table:table-cell>
          <table:table-cell office:value-type="float" office:value="0.162541" calcext:value-type="float">
            <text:p>0.162541</text:p>
          </table:table-cell>
          <table:table-cell office:value-type="float" office:value="0.148749" calcext:value-type="float">
            <text:p>0.148749</text:p>
          </table:table-cell>
          <table:table-cell office:value-type="float" office:value="1.8912" calcext:value-type="float">
            <text:p>1.8912</text:p>
          </table:table-cell>
          <table:table-cell office:value-type="float" office:value="0.167626" calcext:value-type="float">
            <text:p>0.167626</text:p>
          </table:table-cell>
          <table:table-cell office:value-type="float" office:value="1.65843" calcext:value-type="float">
            <text:p>1.65843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1.28045" calcext:value-type="float">
            <text:p>1.28045</text:p>
          </table:table-cell>
          <table:table-cell office:value-type="float" office:value="1.949" calcext:value-type="float">
            <text:p>1.949</text:p>
          </table:table-cell>
          <table:table-cell office:value-type="float" office:value="1.58783" calcext:value-type="float">
            <text:p>1.58783</text:p>
          </table:table-cell>
          <table:table-cell office:value-type="float" office:value="1.02655" calcext:value-type="float">
            <text:p>1.02655</text:p>
          </table:table-cell>
          <table:table-cell office:value-type="float" office:value="1.98957" calcext:value-type="float">
            <text:p>1.98957</text:p>
          </table:table-cell>
          <table:table-cell office:value-type="float" office:value="0.54638" calcext:value-type="float">
            <text:p>0.54638</text:p>
          </table:table-cell>
          <table:table-cell office:value-type="float" office:value="0.273388" calcext:value-type="float">
            <text:p>0.273388</text:p>
          </table:table-cell>
          <table:table-cell office:value-type="float" office:value="0.208202" calcext:value-type="float">
            <text:p>0.208202</text:p>
          </table:table-cell>
          <table:table-cell office:value-type="float" office:value="1.37265" calcext:value-type="float">
            <text:p>1.37265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665181" calcext:value-type="float">
            <text:p>0.0665181</text:p>
          </table:table-cell>
          <table:table-cell table:number-columns-repeated="4"/>
          <table:table-cell table:formula="of:=MIN([.A175:.BL175])" office:value-type="float" office:value="0.0665181" calcext:value-type="float">
            <text:p>0.0665181</text:p>
          </table:table-cell>
          <table:table-cell table:formula="of:=MAX([.A175:.BL175])" office:value-type="float" office:value="1.98957" calcext:value-type="float">
            <text:p>1.98957</text:p>
          </table:table-cell>
          <table:table-cell table:number-columns-repeated="7"/>
        </table:table-row>
        <table:table-row table:style-name="ro2">
          <table:table-cell office:value-type="float" office:value="0.104992" calcext:value-type="float">
            <text:p>0.104992</text:p>
          </table:table-cell>
          <table:table-cell office:value-type="float" office:value="0.194563" calcext:value-type="float">
            <text:p>0.194563</text:p>
          </table:table-cell>
          <table:table-cell office:value-type="float" office:value="0.0797789" calcext:value-type="float">
            <text:p>0.0797789</text:p>
          </table:table-cell>
          <table:table-cell office:value-type="float" office:value="0.0791199" calcext:value-type="float">
            <text:p>0.0791199</text:p>
          </table:table-cell>
          <table:table-cell office:value-type="float" office:value="0.148095" calcext:value-type="float">
            <text:p>0.148095</text:p>
          </table:table-cell>
          <table:table-cell office:value-type="float" office:value="0.108385" calcext:value-type="float">
            <text:p>0.108385</text:p>
          </table:table-cell>
          <table:table-cell office:value-type="float" office:value="0.173465" calcext:value-type="float">
            <text:p>0.173465</text:p>
          </table:table-cell>
          <table:table-cell office:value-type="float" office:value="0.199765" calcext:value-type="float">
            <text:p>0.199765</text:p>
          </table:table-cell>
          <table:table-cell office:value-type="float" office:value="0.121648" calcext:value-type="float">
            <text:p>0.121648</text:p>
          </table:table-cell>
          <table:table-cell office:value-type="float" office:value="0.144174" calcext:value-type="float">
            <text:p>0.144174</text:p>
          </table:table-cell>
          <table:table-cell office:value-type="float" office:value="0.705115" calcext:value-type="float">
            <text:p>0.705115</text:p>
          </table:table-cell>
          <table:table-cell office:value-type="float" office:value="0.137399" calcext:value-type="float">
            <text:p>0.137399</text:p>
          </table:table-cell>
          <table:table-cell office:value-type="float" office:value="0.669384" calcext:value-type="float">
            <text:p>0.669384</text:p>
          </table:table-cell>
          <table:table-cell office:value-type="float" office:value="0.647098" calcext:value-type="float">
            <text:p>0.647098</text:p>
          </table:table-cell>
          <table:table-cell office:value-type="float" office:value="1.03821" calcext:value-type="float">
            <text:p>1.03821</text:p>
          </table:table-cell>
          <table:table-cell office:value-type="float" office:value="0.170242" calcext:value-type="float">
            <text:p>0.170242</text:p>
          </table:table-cell>
          <table:table-cell office:value-type="float" office:value="0.93738" calcext:value-type="float">
            <text:p>0.93738</text:p>
          </table:table-cell>
          <table:table-cell office:value-type="float" office:value="0.85828" calcext:value-type="float">
            <text:p>0.85828</text:p>
          </table:table-cell>
          <table:table-cell office:value-type="float" office:value="0.630894" calcext:value-type="float">
            <text:p>0.630894</text:p>
          </table:table-cell>
          <table:table-cell office:value-type="float" office:value="0.165865" calcext:value-type="float">
            <text:p>0.165865</text:p>
          </table:table-cell>
          <table:table-cell office:value-type="float" office:value="0.824939" calcext:value-type="float">
            <text:p>0.824939</text:p>
          </table:table-cell>
          <table:table-cell office:value-type="float" office:value="0.142042" calcext:value-type="float">
            <text:p>0.142042</text:p>
          </table:table-cell>
          <table:table-cell office:value-type="float" office:value="1.28999" calcext:value-type="float">
            <text:p>1.28999</text:p>
          </table:table-cell>
          <table:table-cell office:value-type="float" office:value="0.698985" calcext:value-type="float">
            <text:p>0.698985</text:p>
          </table:table-cell>
          <table:table-cell office:value-type="float" office:value="0.14961" calcext:value-type="float">
            <text:p>0.14961</text:p>
          </table:table-cell>
          <table:table-cell office:value-type="float" office:value="0.753911" calcext:value-type="float">
            <text:p>0.753911</text:p>
          </table:table-cell>
          <table:table-cell office:value-type="float" office:value="0.735246" calcext:value-type="float">
            <text:p>0.735246</text:p>
          </table:table-cell>
          <table:table-cell office:value-type="float" office:value="0.742287" calcext:value-type="float">
            <text:p>0.742287</text:p>
          </table:table-cell>
          <table:table-cell office:value-type="float" office:value="0.766065" calcext:value-type="float">
            <text:p>0.766065</text:p>
          </table:table-cell>
          <table:table-cell office:value-type="float" office:value="0.156009" calcext:value-type="float">
            <text:p>0.156009</text:p>
          </table:table-cell>
          <table:table-cell office:value-type="float" office:value="1.371" calcext:value-type="float">
            <text:p>1.371</text:p>
          </table:table-cell>
          <table:table-cell office:value-type="float" office:value="0.192495" calcext:value-type="float">
            <text:p>0.192495</text:p>
          </table:table-cell>
          <table:table-cell office:value-type="float" office:value="0.648846" calcext:value-type="float">
            <text:p>0.648846</text:p>
          </table:table-cell>
          <table:table-cell office:value-type="float" office:value="0.114547" calcext:value-type="float">
            <text:p>0.114547</text:p>
          </table:table-cell>
          <table:table-cell office:value-type="float" office:value="1.13027" calcext:value-type="float">
            <text:p>1.13027</text:p>
          </table:table-cell>
          <table:table-cell office:value-type="float" office:value="1.82977" calcext:value-type="float">
            <text:p>1.82977</text:p>
          </table:table-cell>
          <table:table-cell office:value-type="float" office:value="0.245372" calcext:value-type="float">
            <text:p>0.245372</text:p>
          </table:table-cell>
          <table:table-cell office:value-type="float" office:value="0.291368" calcext:value-type="float">
            <text:p>0.291368</text:p>
          </table:table-cell>
          <table:table-cell office:value-type="float" office:value="1.89844" calcext:value-type="float">
            <text:p>1.89844</text:p>
          </table:table-cell>
          <table:table-cell office:value-type="float" office:value="2.12026" calcext:value-type="float">
            <text:p>2.12026</text:p>
          </table:table-cell>
          <table:table-cell office:value-type="float" office:value="1.93717" calcext:value-type="float">
            <text:p>1.93717</text:p>
          </table:table-cell>
          <table:table-cell office:value-type="float" office:value="1.60514" calcext:value-type="float">
            <text:p>1.60514</text:p>
          </table:table-cell>
          <table:table-cell office:value-type="float" office:value="1.7838" calcext:value-type="float">
            <text:p>1.7838</text:p>
          </table:table-cell>
          <table:table-cell office:value-type="float" office:value="0.674193" calcext:value-type="float">
            <text:p>0.674193</text:p>
          </table:table-cell>
          <table:table-cell office:value-type="float" office:value="1.41599" calcext:value-type="float">
            <text:p>1.41599</text:p>
          </table:table-cell>
          <table:table-cell office:value-type="float" office:value="1.40762" calcext:value-type="float">
            <text:p>1.40762</text:p>
          </table:table-cell>
          <table:table-cell office:value-type="float" office:value="2.13081" calcext:value-type="float">
            <text:p>2.13081</text:p>
          </table:table-cell>
          <table:table-cell office:value-type="float" office:value="1.20745" calcext:value-type="float">
            <text:p>1.20745</text:p>
          </table:table-cell>
          <table:table-cell office:value-type="float" office:value="1.66501" calcext:value-type="float">
            <text:p>1.66501</text:p>
          </table:table-cell>
          <table:table-cell office:value-type="float" office:value="1.67588" calcext:value-type="float">
            <text:p>1.67588</text:p>
          </table:table-cell>
          <table:table-cell office:value-type="float" office:value="1.50927" calcext:value-type="float">
            <text:p>1.50927</text:p>
          </table:table-cell>
          <table:table-cell office:value-type="float" office:value="0.888627" calcext:value-type="float">
            <text:p>0.888627</text:p>
          </table:table-cell>
          <table:table-cell office:value-type="float" office:value="1.66153" calcext:value-type="float">
            <text:p>1.66153</text:p>
          </table:table-cell>
          <table:table-cell office:value-type="float" office:value="1.86296" calcext:value-type="float">
            <text:p>1.86296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1.10148" calcext:value-type="float">
            <text:p>1.10148</text:p>
          </table:table-cell>
          <table:table-cell office:value-type="float" office:value="1.21012" calcext:value-type="float">
            <text:p>1.21012</text:p>
          </table:table-cell>
          <table:table-cell office:value-type="float" office:value="1.14117" calcext:value-type="float">
            <text:p>1.14117</text:p>
          </table:table-cell>
          <table:table-cell office:value-type="float" office:value="1.01797" calcext:value-type="float">
            <text:p>1.01797</text:p>
          </table:table-cell>
          <table:table-cell office:value-type="float" office:value="0.995417" calcext:value-type="float">
            <text:p>0.995417</text:p>
          </table:table-cell>
          <table:table-cell office:value-type="float" office:value="0.852635" calcext:value-type="float">
            <text:p>0.852635</text:p>
          </table:table-cell>
          <table:table-cell office:value-type="float" office:value="1.44696" calcext:value-type="float">
            <text:p>1.44696</text:p>
          </table:table-cell>
          <table:table-cell office:value-type="float" office:value="1.38837" calcext:value-type="float">
            <text:p>1.38837</text:p>
          </table:table-cell>
          <table:table-cell office:value-type="float" office:value="0.0386219" calcext:value-type="float">
            <text:p>0.0386219</text:p>
          </table:table-cell>
          <table:table-cell table:number-columns-repeated="4"/>
          <table:table-cell table:formula="of:=MIN([.A176:.BL176])" office:value-type="float" office:value="0.0386219" calcext:value-type="float">
            <text:p>0.0386219</text:p>
          </table:table-cell>
          <table:table-cell table:formula="of:=MAX([.A176:.BL176])" office:value-type="float" office:value="2.13081" calcext:value-type="float">
            <text:p>2.13081</text:p>
          </table:table-cell>
          <table:table-cell table:number-columns-repeated="7"/>
        </table:table-row>
        <table:table-row table:style-name="ro2">
          <table:table-cell office:value-type="float" office:value="0.10708" calcext:value-type="float">
            <text:p>0.10708</text:p>
          </table:table-cell>
          <table:table-cell office:value-type="float" office:value="0.108217" calcext:value-type="float">
            <text:p>0.108217</text:p>
          </table:table-cell>
          <table:table-cell office:value-type="float" office:value="0.142399" calcext:value-type="float">
            <text:p>0.142399</text:p>
          </table:table-cell>
          <table:table-cell office:value-type="float" office:value="0.0872622" calcext:value-type="float">
            <text:p>0.0872622</text:p>
          </table:table-cell>
          <table:table-cell office:value-type="float" office:value="0.140022" calcext:value-type="float">
            <text:p>0.140022</text:p>
          </table:table-cell>
          <table:table-cell office:value-type="float" office:value="0.15113" calcext:value-type="float">
            <text:p>0.15113</text:p>
          </table:table-cell>
          <table:table-cell office:value-type="float" office:value="0.161766" calcext:value-type="float">
            <text:p>0.161766</text:p>
          </table:table-cell>
          <table:table-cell office:value-type="float" office:value="0.135138" calcext:value-type="float">
            <text:p>0.135138</text:p>
          </table:table-cell>
          <table:table-cell office:value-type="float" office:value="0.153811" calcext:value-type="float">
            <text:p>0.153811</text:p>
          </table:table-cell>
          <table:table-cell office:value-type="float" office:value="0.110199" calcext:value-type="float">
            <text:p>0.110199</text:p>
          </table:table-cell>
          <table:table-cell office:value-type="float" office:value="0.78193" calcext:value-type="float">
            <text:p>0.78193</text:p>
          </table:table-cell>
          <table:table-cell office:value-type="float" office:value="0.685477" calcext:value-type="float">
            <text:p>0.685477</text:p>
          </table:table-cell>
          <table:table-cell office:value-type="float" office:value="0.639745" calcext:value-type="float">
            <text:p>0.639745</text:p>
          </table:table-cell>
          <table:table-cell office:value-type="float" office:value="0.880806" calcext:value-type="float">
            <text:p>0.880806</text:p>
          </table:table-cell>
          <table:table-cell office:value-type="float" office:value="0.781364" calcext:value-type="float">
            <text:p>0.781364</text:p>
          </table:table-cell>
          <table:table-cell office:value-type="float" office:value="0.661148" calcext:value-type="float">
            <text:p>0.661148</text:p>
          </table:table-cell>
          <table:table-cell office:value-type="float" office:value="0.14836" calcext:value-type="float">
            <text:p>0.14836</text:p>
          </table:table-cell>
          <table:table-cell office:value-type="float" office:value="0.599634" calcext:value-type="float">
            <text:p>0.599634</text:p>
          </table:table-cell>
          <table:table-cell office:value-type="float" office:value="0.514582" calcext:value-type="float">
            <text:p>0.514582</text:p>
          </table:table-cell>
          <table:table-cell office:value-type="float" office:value="0.150042" calcext:value-type="float">
            <text:p>0.150042</text:p>
          </table:table-cell>
          <table:table-cell office:value-type="float" office:value="0.571133" calcext:value-type="float">
            <text:p>0.571133</text:p>
          </table:table-cell>
          <table:table-cell office:value-type="float" office:value="0.483956" calcext:value-type="float">
            <text:p>0.483956</text:p>
          </table:table-cell>
          <table:table-cell office:value-type="float" office:value="0.489782" calcext:value-type="float">
            <text:p>0.489782</text:p>
          </table:table-cell>
          <table:table-cell office:value-type="float" office:value="0.248821" calcext:value-type="float">
            <text:p>0.248821</text:p>
          </table:table-cell>
          <table:table-cell office:value-type="float" office:value="0.194496" calcext:value-type="float">
            <text:p>0.194496</text:p>
          </table:table-cell>
          <table:table-cell office:value-type="float" office:value="0.138172" calcext:value-type="float">
            <text:p>0.138172</text:p>
          </table:table-cell>
          <table:table-cell office:value-type="float" office:value="0.469273" calcext:value-type="float">
            <text:p>0.469273</text:p>
          </table:table-cell>
          <table:table-cell office:value-type="float" office:value="0.076324" calcext:value-type="float">
            <text:p>0.076324</text:p>
          </table:table-cell>
          <table:table-cell office:value-type="float" office:value="0.46935" calcext:value-type="float">
            <text:p>0.46935</text:p>
          </table:table-cell>
          <table:table-cell office:value-type="float" office:value="1.33055" calcext:value-type="float">
            <text:p>1.33055</text:p>
          </table:table-cell>
          <table:table-cell office:value-type="float" office:value="0.507604" calcext:value-type="float">
            <text:p>0.507604</text:p>
          </table:table-cell>
          <table:table-cell office:value-type="float" office:value="1.19812" calcext:value-type="float">
            <text:p>1.19812</text:p>
          </table:table-cell>
          <table:table-cell office:value-type="float" office:value="1.23649" calcext:value-type="float">
            <text:p>1.23649</text:p>
          </table:table-cell>
          <table:table-cell office:value-type="float" office:value="0.435641" calcext:value-type="float">
            <text:p>0.435641</text:p>
          </table:table-cell>
          <table:table-cell office:value-type="float" office:value="1.05786" calcext:value-type="float">
            <text:p>1.05786</text:p>
          </table:table-cell>
          <table:table-cell office:value-type="float" office:value="1.31982" calcext:value-type="float">
            <text:p>1.31982</text:p>
          </table:table-cell>
          <table:table-cell office:value-type="float" office:value="0.924738" calcext:value-type="float">
            <text:p>0.924738</text:p>
          </table:table-cell>
          <table:table-cell office:value-type="float" office:value="0.941695" calcext:value-type="float">
            <text:p>0.941695</text:p>
          </table:table-cell>
          <table:table-cell office:value-type="float" office:value="0.806402" calcext:value-type="float">
            <text:p>0.806402</text:p>
          </table:table-cell>
          <table:table-cell office:value-type="float" office:value="1.13766" calcext:value-type="float">
            <text:p>1.13766</text:p>
          </table:table-cell>
          <table:table-cell office:value-type="float" office:value="1.14594" calcext:value-type="float">
            <text:p>1.14594</text:p>
          </table:table-cell>
          <table:table-cell office:value-type="float" office:value="0.760395" calcext:value-type="float">
            <text:p>0.760395</text:p>
          </table:table-cell>
          <table:table-cell office:value-type="float" office:value="0.885925" calcext:value-type="float">
            <text:p>0.885925</text:p>
          </table:table-cell>
          <table:table-cell office:value-type="float" office:value="1.02619" calcext:value-type="float">
            <text:p>1.02619</text:p>
          </table:table-cell>
          <table:table-cell office:value-type="float" office:value="1.24784" calcext:value-type="float">
            <text:p>1.24784</text:p>
          </table:table-cell>
          <table:table-cell office:value-type="float" office:value="0.963595" calcext:value-type="float">
            <text:p>0.963595</text:p>
          </table:table-cell>
          <table:table-cell office:value-type="float" office:value="0.956486" calcext:value-type="float">
            <text:p>0.956486</text:p>
          </table:table-cell>
          <table:table-cell office:value-type="float" office:value="1.49114" calcext:value-type="float">
            <text:p>1.49114</text:p>
          </table:table-cell>
          <table:table-cell office:value-type="float" office:value="1.25624" calcext:value-type="float">
            <text:p>1.25624</text:p>
          </table:table-cell>
          <table:table-cell office:value-type="float" office:value="0.887127" calcext:value-type="float">
            <text:p>0.887127</text:p>
          </table:table-cell>
          <table:table-cell office:value-type="float" office:value="1.00084" calcext:value-type="float">
            <text:p>1.00084</text:p>
          </table:table-cell>
          <table:table-cell office:value-type="float" office:value="0.901892" calcext:value-type="float">
            <text:p>0.901892</text:p>
          </table:table-cell>
          <table:table-cell office:value-type="float" office:value="0.17868" calcext:value-type="float">
            <text:p>0.17868</text:p>
          </table:table-cell>
          <table:table-cell office:value-type="float" office:value="0.111102" calcext:value-type="float">
            <text:p>0.111102</text:p>
          </table:table-cell>
          <table:table-cell office:value-type="float" office:value="0.152096" calcext:value-type="float">
            <text:p>0.152096</text:p>
          </table:table-cell>
          <table:table-cell office:value-type="float" office:value="0.149261" calcext:value-type="float">
            <text:p>0.149261</text:p>
          </table:table-cell>
          <table:table-cell office:value-type="float" office:value="0.110169" calcext:value-type="float">
            <text:p>0.110169</text:p>
          </table:table-cell>
          <table:table-cell office:value-type="float" office:value="0.375206" calcext:value-type="float">
            <text:p>0.375206</text:p>
          </table:table-cell>
          <table:table-cell office:value-type="float" office:value="0.350722" calcext:value-type="float">
            <text:p>0.350722</text:p>
          </table:table-cell>
          <table:table-cell office:value-type="float" office:value="0.216114" calcext:value-type="float">
            <text:p>0.216114</text:p>
          </table:table-cell>
          <table:table-cell office:value-type="float" office:value="0.328416" calcext:value-type="float">
            <text:p>0.328416</text:p>
          </table:table-cell>
          <table:table-cell office:value-type="float" office:value="0.536447" calcext:value-type="float">
            <text:p>0.536447</text:p>
          </table:table-cell>
          <table:table-cell office:value-type="float" office:value="0.185906" calcext:value-type="float">
            <text:p>0.185906</text:p>
          </table:table-cell>
          <table:table-cell office:value-type="float" office:value="0.0341599" calcext:value-type="float">
            <text:p>0.0341599</text:p>
          </table:table-cell>
          <table:table-cell table:number-columns-repeated="4"/>
          <table:table-cell table:formula="of:=MIN([.A177:.BL177])" office:value-type="float" office:value="0.0341599" calcext:value-type="float">
            <text:p>0.0341599</text:p>
          </table:table-cell>
          <table:table-cell table:formula="of:=MAX([.A177:.BL177])" office:value-type="float" office:value="1.49114" calcext:value-type="float">
            <text:p>1.49114</text:p>
          </table:table-cell>
          <table:table-cell table:number-columns-repeated="7"/>
        </table:table-row>
        <table:table-row table:style-name="ro2">
          <table:table-cell office:value-type="float" office:value="0.137674" calcext:value-type="float">
            <text:p>0.137674</text:p>
          </table:table-cell>
          <table:table-cell office:value-type="float" office:value="0.152902" calcext:value-type="float">
            <text:p>0.152902</text:p>
          </table:table-cell>
          <table:table-cell office:value-type="float" office:value="0.106794" calcext:value-type="float">
            <text:p>0.106794</text:p>
          </table:table-cell>
          <table:table-cell office:value-type="float" office:value="0.107907" calcext:value-type="float">
            <text:p>0.107907</text:p>
          </table:table-cell>
          <table:table-cell office:value-type="float" office:value="0.109542" calcext:value-type="float">
            <text:p>0.109542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518832" calcext:value-type="float">
            <text:p>0.518832</text:p>
          </table:table-cell>
          <table:table-cell office:value-type="float" office:value="0.560465" calcext:value-type="float">
            <text:p>0.560465</text:p>
          </table:table-cell>
          <table:table-cell office:value-type="float" office:value="0.671823" calcext:value-type="float">
            <text:p>0.671823</text:p>
          </table:table-cell>
          <table:table-cell office:value-type="float" office:value="0.682755" calcext:value-type="float">
            <text:p>0.682755</text:p>
          </table:table-cell>
          <table:table-cell office:value-type="float" office:value="0.371935" calcext:value-type="float">
            <text:p>0.371935</text:p>
          </table:table-cell>
          <table:table-cell office:value-type="float" office:value="0.411044" calcext:value-type="float">
            <text:p>0.411044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756984" calcext:value-type="float">
            <text:p>0.756984</text:p>
          </table:table-cell>
          <table:table-cell office:value-type="float" office:value="0.360649" calcext:value-type="float">
            <text:p>0.360649</text:p>
          </table:table-cell>
          <table:table-cell office:value-type="float" office:value="0.619423" calcext:value-type="float">
            <text:p>0.619423</text:p>
          </table:table-cell>
          <table:table-cell office:value-type="float" office:value="0.55771" calcext:value-type="float">
            <text:p>0.55771</text:p>
          </table:table-cell>
          <table:table-cell office:value-type="float" office:value="0.409051" calcext:value-type="float">
            <text:p>0.409051</text:p>
          </table:table-cell>
          <table:table-cell office:value-type="float" office:value="0.939581" calcext:value-type="float">
            <text:p>0.939581</text:p>
          </table:table-cell>
          <table:table-cell office:value-type="float" office:value="0.717466" calcext:value-type="float">
            <text:p>0.717466</text:p>
          </table:table-cell>
          <table:table-cell office:value-type="float" office:value="0.418778" calcext:value-type="float">
            <text:p>0.418778</text:p>
          </table:table-cell>
          <table:table-cell office:value-type="float" office:value="0.662093" calcext:value-type="float">
            <text:p>0.662093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1.11328" calcext:value-type="float">
            <text:p>1.11328</text:p>
          </table:table-cell>
          <table:table-cell office:value-type="float" office:value="0.558832" calcext:value-type="float">
            <text:p>0.558832</text:p>
          </table:table-cell>
          <table:table-cell office:value-type="float" office:value="0.623357" calcext:value-type="float">
            <text:p>0.623357</text:p>
          </table:table-cell>
          <table:table-cell office:value-type="float" office:value="0.49059" calcext:value-type="float">
            <text:p>0.49059</text:p>
          </table:table-cell>
          <table:table-cell office:value-type="float" office:value="0.531198" calcext:value-type="float">
            <text:p>0.531198</text:p>
          </table:table-cell>
          <table:table-cell office:value-type="float" office:value="0.490019" calcext:value-type="float">
            <text:p>0.490019</text:p>
          </table:table-cell>
          <table:table-cell office:value-type="float" office:value="0.497312" calcext:value-type="float">
            <text:p>0.497312</text:p>
          </table:table-cell>
          <table:table-cell office:value-type="float" office:value="0.428227" calcext:value-type="float">
            <text:p>0.428227</text:p>
          </table:table-cell>
          <table:table-cell office:value-type="float" office:value="0.471532" calcext:value-type="float">
            <text:p>0.471532</text:p>
          </table:table-cell>
          <table:table-cell office:value-type="float" office:value="1.55903" calcext:value-type="float">
            <text:p>1.55903</text:p>
          </table:table-cell>
          <table:table-cell office:value-type="float" office:value="0.485671" calcext:value-type="float">
            <text:p>0.485671</text:p>
          </table:table-cell>
          <table:table-cell office:value-type="float" office:value="1.34622" calcext:value-type="float">
            <text:p>1.34622</text:p>
          </table:table-cell>
          <table:table-cell office:value-type="float" office:value="0.479803" calcext:value-type="float">
            <text:p>0.479803</text:p>
          </table:table-cell>
          <table:table-cell office:value-type="float" office:value="0.47681" calcext:value-type="float">
            <text:p>0.47681</text:p>
          </table:table-cell>
          <table:table-cell office:value-type="float" office:value="0.581298" calcext:value-type="float">
            <text:p>0.581298</text:p>
          </table:table-cell>
          <table:table-cell office:value-type="float" office:value="0.430612" calcext:value-type="float">
            <text:p>0.430612</text:p>
          </table:table-cell>
          <table:table-cell office:value-type="float" office:value="0.455557" calcext:value-type="float">
            <text:p>0.455557</text:p>
          </table:table-cell>
          <table:table-cell office:value-type="float" office:value="0.33225" calcext:value-type="float">
            <text:p>0.33225</text:p>
          </table:table-cell>
          <table:table-cell office:value-type="float" office:value="0.496057" calcext:value-type="float">
            <text:p>0.496057</text:p>
          </table:table-cell>
          <table:table-cell office:value-type="float" office:value="0.520301" calcext:value-type="float">
            <text:p>0.520301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539798" calcext:value-type="float">
            <text:p>0.539798</text:p>
          </table:table-cell>
          <table:table-cell office:value-type="float" office:value="1.80683" calcext:value-type="float">
            <text:p>1.80683</text:p>
          </table:table-cell>
          <table:table-cell office:value-type="float" office:value="1.49533" calcext:value-type="float">
            <text:p>1.49533</text:p>
          </table:table-cell>
          <table:table-cell office:value-type="float" office:value="1.49521" calcext:value-type="float">
            <text:p>1.49521</text:p>
          </table:table-cell>
          <table:table-cell office:value-type="float" office:value="1.39992" calcext:value-type="float">
            <text:p>1.39992</text:p>
          </table:table-cell>
          <table:table-cell office:value-type="float" office:value="1.36915" calcext:value-type="float">
            <text:p>1.36915</text:p>
          </table:table-cell>
          <table:table-cell office:value-type="float" office:value="1.18289" calcext:value-type="float">
            <text:p>1.18289</text:p>
          </table:table-cell>
          <table:table-cell office:value-type="float" office:value="1.21548" calcext:value-type="float">
            <text:p>1.21548</text:p>
          </table:table-cell>
          <table:table-cell office:value-type="float" office:value="0.580232" calcext:value-type="float">
            <text:p>0.580232</text:p>
          </table:table-cell>
          <table:table-cell office:value-type="float" office:value="1.28402" calcext:value-type="float">
            <text:p>1.28402</text:p>
          </table:table-cell>
          <table:table-cell office:value-type="float" office:value="0.200314" calcext:value-type="float">
            <text:p>0.200314</text:p>
          </table:table-cell>
          <table:table-cell office:value-type="float" office:value="0.768254" calcext:value-type="float">
            <text:p>0.768254</text:p>
          </table:table-cell>
          <table:table-cell office:value-type="float" office:value="0.0803559" calcext:value-type="float">
            <text:p>0.0803559</text:p>
          </table:table-cell>
          <table:table-cell office:value-type="float" office:value="0.124973" calcext:value-type="float">
            <text:p>0.124973</text:p>
          </table:table-cell>
          <table:table-cell office:value-type="float" office:value="0.0959291" calcext:value-type="float">
            <text:p>0.0959291</text:p>
          </table:table-cell>
          <table:table-cell office:value-type="float" office:value="0.0839322" calcext:value-type="float">
            <text:p>0.0839322</text:p>
          </table:table-cell>
          <table:table-cell office:value-type="float" office:value="0.273787" calcext:value-type="float">
            <text:p>0.273787</text:p>
          </table:table-cell>
          <table:table-cell office:value-type="float" office:value="0.248788" calcext:value-type="float">
            <text:p>0.248788</text:p>
          </table:table-cell>
          <table:table-cell office:value-type="float" office:value="0.234965" calcext:value-type="float">
            <text:p>0.234965</text:p>
          </table:table-cell>
          <table:table-cell table:number-columns-repeated="4"/>
          <table:table-cell table:formula="of:=MIN([.A178:.BL178])" office:value-type="float" office:value="0.0803559" calcext:value-type="float">
            <text:p>0.0803559</text:p>
          </table:table-cell>
          <table:table-cell table:formula="of:=MAX([.A178:.BL178])" office:value-type="float" office:value="1.80683" calcext:value-type="float">
            <text:p>1.80683</text:p>
          </table:table-cell>
          <table:table-cell table:number-columns-repeated="7"/>
        </table:table-row>
        <table:table-row table:style-name="ro2">
          <table:table-cell office:value-type="float" office:value="0.105059" calcext:value-type="float">
            <text:p>0.105059</text:p>
          </table:table-cell>
          <table:table-cell office:value-type="float" office:value="0.109629" calcext:value-type="float">
            <text:p>0.109629</text:p>
          </table:table-cell>
          <table:table-cell office:value-type="float" office:value="0.156413" calcext:value-type="float">
            <text:p>0.156413</text:p>
          </table:table-cell>
          <table:table-cell office:value-type="float" office:value="0.214671" calcext:value-type="float">
            <text:p>0.214671</text:p>
          </table:table-cell>
          <table:table-cell office:value-type="float" office:value="0.110765" calcext:value-type="float">
            <text:p>0.110765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111643" calcext:value-type="float">
            <text:p>0.111643</text:p>
          </table:table-cell>
          <table:table-cell office:value-type="float" office:value="0.121117" calcext:value-type="float">
            <text:p>0.121117</text:p>
          </table:table-cell>
          <table:table-cell office:value-type="float" office:value="0.115806" calcext:value-type="float">
            <text:p>0.115806</text:p>
          </table:table-cell>
          <table:table-cell office:value-type="float" office:value="0.13921" calcext:value-type="float">
            <text:p>0.13921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.214485" calcext:value-type="float">
            <text:p>0.214485</text:p>
          </table:table-cell>
          <table:table-cell office:value-type="float" office:value="0.612029" calcext:value-type="float">
            <text:p>0.612029</text:p>
          </table:table-cell>
          <table:table-cell office:value-type="float" office:value="0.107333" calcext:value-type="float">
            <text:p>0.107333</text:p>
          </table:table-cell>
          <table:table-cell office:value-type="float" office:value="0.524803" calcext:value-type="float">
            <text:p>0.524803</text:p>
          </table:table-cell>
          <table:table-cell office:value-type="float" office:value="0.700209" calcext:value-type="float">
            <text:p>0.700209</text:p>
          </table:table-cell>
          <table:table-cell office:value-type="float" office:value="0.0992632" calcext:value-type="float">
            <text:p>0.0992632</text:p>
          </table:table-cell>
          <table:table-cell office:value-type="float" office:value="0.536652" calcext:value-type="float">
            <text:p>0.536652</text:p>
          </table:table-cell>
          <table:table-cell office:value-type="float" office:value="0.104398" calcext:value-type="float">
            <text:p>0.104398</text:p>
          </table:table-cell>
          <table:table-cell office:value-type="float" office:value="0.602637" calcext:value-type="float">
            <text:p>0.602637</text:p>
          </table:table-cell>
          <table:table-cell office:value-type="float" office:value="0.16152" calcext:value-type="float">
            <text:p>0.16152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0.121834" calcext:value-type="float">
            <text:p>0.121834</text:p>
          </table:table-cell>
          <table:table-cell office:value-type="float" office:value="1.2379" calcext:value-type="float">
            <text:p>1.2379</text:p>
          </table:table-cell>
          <table:table-cell office:value-type="float" office:value="1.04051" calcext:value-type="float">
            <text:p>1.04051</text:p>
          </table:table-cell>
          <table:table-cell office:value-type="float" office:value="1.30456" calcext:value-type="float">
            <text:p>1.30456</text:p>
          </table:table-cell>
          <table:table-cell office:value-type="float" office:value="0.637635" calcext:value-type="float">
            <text:p>0.637635</text:p>
          </table:table-cell>
          <table:table-cell office:value-type="float" office:value="0.880505" calcext:value-type="float">
            <text:p>0.880505</text:p>
          </table:table-cell>
          <table:table-cell office:value-type="float" office:value="0.471434" calcext:value-type="float">
            <text:p>0.471434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32489" calcext:value-type="float">
            <text:p>1.32489</text:p>
          </table:table-cell>
          <table:table-cell office:value-type="float" office:value="1.12849" calcext:value-type="float">
            <text:p>1.12849</text:p>
          </table:table-cell>
          <table:table-cell office:value-type="float" office:value="0.741495" calcext:value-type="float">
            <text:p>0.741495</text:p>
          </table:table-cell>
          <table:table-cell office:value-type="float" office:value="0.110371" calcext:value-type="float">
            <text:p>0.110371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1.10856" calcext:value-type="float">
            <text:p>1.10856</text:p>
          </table:table-cell>
          <table:table-cell office:value-type="float" office:value="1.13715" calcext:value-type="float">
            <text:p>1.13715</text:p>
          </table:table-cell>
          <table:table-cell office:value-type="float" office:value="0.142076" calcext:value-type="float">
            <text:p>0.142076</text:p>
          </table:table-cell>
          <table:table-cell office:value-type="float" office:value="0.99955" calcext:value-type="float">
            <text:p>0.99955</text:p>
          </table:table-cell>
          <table:table-cell office:value-type="float" office:value="1.03252" calcext:value-type="float">
            <text:p>1.03252</text:p>
          </table:table-cell>
          <table:table-cell office:value-type="float" office:value="0.964926" calcext:value-type="float">
            <text:p>0.964926</text:p>
          </table:table-cell>
          <table:table-cell office:value-type="float" office:value="0.198204" calcext:value-type="float">
            <text:p>0.198204</text:p>
          </table:table-cell>
          <table:table-cell office:value-type="float" office:value="0.855801" calcext:value-type="float">
            <text:p>0.855801</text:p>
          </table:table-cell>
          <table:table-cell office:value-type="float" office:value="0.145509" calcext:value-type="float">
            <text:p>0.145509</text:p>
          </table:table-cell>
          <table:table-cell office:value-type="float" office:value="0.146806" calcext:value-type="float">
            <text:p>0.146806</text:p>
          </table:table-cell>
          <table:table-cell office:value-type="float" office:value="0.999114" calcext:value-type="float">
            <text:p>0.999114</text:p>
          </table:table-cell>
          <table:table-cell office:value-type="float" office:value="1.77775" calcext:value-type="float">
            <text:p>1.77775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0.522718" calcext:value-type="float">
            <text:p>0.522718</text:p>
          </table:table-cell>
          <table:table-cell office:value-type="float" office:value="0.855908" calcext:value-type="float">
            <text:p>0.855908</text:p>
          </table:table-cell>
          <table:table-cell office:value-type="float" office:value="0.378949" calcext:value-type="float">
            <text:p>0.378949</text:p>
          </table:table-cell>
          <table:table-cell office:value-type="float" office:value="0.865516" calcext:value-type="float">
            <text:p>0.865516</text:p>
          </table:table-cell>
          <table:table-cell office:value-type="float" office:value="1.65314" calcext:value-type="float">
            <text:p>1.65314</text:p>
          </table:table-cell>
          <table:table-cell office:value-type="float" office:value="0.892667" calcext:value-type="float">
            <text:p>0.892667</text:p>
          </table:table-cell>
          <table:table-cell office:value-type="float" office:value="0.609819" calcext:value-type="float">
            <text:p>0.609819</text:p>
          </table:table-cell>
          <table:table-cell office:value-type="float" office:value="0.561582" calcext:value-type="float">
            <text:p>0.561582</text:p>
          </table:table-cell>
          <table:table-cell office:value-type="float" office:value="0.843343" calcext:value-type="float">
            <text:p>0.843343</text:p>
          </table:table-cell>
          <table:table-cell office:value-type="float" office:value="0.373207" calcext:value-type="float">
            <text:p>0.373207</text:p>
          </table:table-cell>
          <table:table-cell office:value-type="float" office:value="0.791924" calcext:value-type="float">
            <text:p>0.791924</text:p>
          </table:table-cell>
          <table:table-cell office:value-type="float" office:value="0.726773" calcext:value-type="float">
            <text:p>0.726773</text:p>
          </table:table-cell>
          <table:table-cell office:value-type="float" office:value="0.136426" calcext:value-type="float">
            <text:p>0.136426</text:p>
          </table:table-cell>
          <table:table-cell office:value-type="float" office:value="0.110981" calcext:value-type="float">
            <text:p>0.110981</text:p>
          </table:table-cell>
          <table:table-cell office:value-type="float" office:value="0.072037" calcext:value-type="float">
            <text:p>0.072037</text:p>
          </table:table-cell>
          <table:table-cell table:number-columns-repeated="4"/>
          <table:table-cell table:formula="of:=MIN([.A179:.BL179])" office:value-type="float" office:value="0.072037" calcext:value-type="float">
            <text:p>0.072037</text:p>
          </table:table-cell>
          <table:table-cell table:formula="of:=MAX([.A179:.BL179])" office:value-type="float" office:value="1.77775" calcext:value-type="float">
            <text:p>1.77775</text:p>
          </table:table-cell>
          <table:table-cell table:number-columns-repeated="7"/>
        </table:table-row>
        <table:table-row table:style-name="ro2">
          <table:table-cell office:value-type="float" office:value="0.0919151" calcext:value-type="float">
            <text:p>0.0919151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35098" calcext:value-type="float">
            <text:p>0.135098</text:p>
          </table:table-cell>
          <table:table-cell office:value-type="float" office:value="0.0745721" calcext:value-type="float">
            <text:p>0.0745721</text:p>
          </table:table-cell>
          <table:table-cell office:value-type="float" office:value="0.118411" calcext:value-type="float">
            <text:p>0.118411</text:p>
          </table:table-cell>
          <table:table-cell office:value-type="float" office:value="0.164528" calcext:value-type="float">
            <text:p>0.164528</text:p>
          </table:table-cell>
          <table:table-cell office:value-type="float" office:value="0.0476441" calcext:value-type="float">
            <text:p>0.0476441</text:p>
          </table:table-cell>
          <table:table-cell office:value-type="float" office:value="0.0581431" calcext:value-type="float">
            <text:p>0.0581431</text:p>
          </table:table-cell>
          <table:table-cell office:value-type="float" office:value="0.0403969" calcext:value-type="float">
            <text:p>0.0403969</text:p>
          </table:table-cell>
          <table:table-cell office:value-type="float" office:value="0.173151" calcext:value-type="float">
            <text:p>0.173151</text:p>
          </table:table-cell>
          <table:table-cell office:value-type="float" office:value="0.0737231" calcext:value-type="float">
            <text:p>0.0737231</text:p>
          </table:table-cell>
          <table:table-cell office:value-type="float" office:value="0.110842" calcext:value-type="float">
            <text:p>0.110842</text:p>
          </table:table-cell>
          <table:table-cell office:value-type="float" office:value="0.08232" calcext:value-type="float">
            <text:p>0.08232</text:p>
          </table:table-cell>
          <table:table-cell office:value-type="float" office:value="0.557146" calcext:value-type="float">
            <text:p>0.557146</text:p>
          </table:table-cell>
          <table:table-cell office:value-type="float" office:value="0.474287" calcext:value-type="float">
            <text:p>0.474287</text:p>
          </table:table-cell>
          <table:table-cell office:value-type="float" office:value="0.462727" calcext:value-type="float">
            <text:p>0.462727</text:p>
          </table:table-cell>
          <table:table-cell office:value-type="float" office:value="0.616091" calcext:value-type="float">
            <text:p>0.616091</text:p>
          </table:table-cell>
          <table:table-cell office:value-type="float" office:value="0.0444632" calcext:value-type="float">
            <text:p>0.0444632</text:p>
          </table:table-cell>
          <table:table-cell office:value-type="float" office:value="0.233339" calcext:value-type="float">
            <text:p>0.233339</text:p>
          </table:table-cell>
          <table:table-cell office:value-type="float" office:value="0.578068" calcext:value-type="float">
            <text:p>0.578068</text:p>
          </table:table-cell>
          <table:table-cell office:value-type="float" office:value="0.533786" calcext:value-type="float">
            <text:p>0.533786</text:p>
          </table:table-cell>
          <table:table-cell office:value-type="float" office:value="0.754496" calcext:value-type="float">
            <text:p>0.754496</text:p>
          </table:table-cell>
          <table:table-cell office:value-type="float" office:value="0.4603" calcext:value-type="float">
            <text:p>0.4603</text:p>
          </table:table-cell>
          <table:table-cell office:value-type="float" office:value="0.327355" calcext:value-type="float">
            <text:p>0.327355</text:p>
          </table:table-cell>
          <table:table-cell office:value-type="float" office:value="0.271281" calcext:value-type="float">
            <text:p>0.271281</text:p>
          </table:table-cell>
          <table:table-cell office:value-type="float" office:value="0.226644" calcext:value-type="float">
            <text:p>0.226644</text:p>
          </table:table-cell>
          <table:table-cell office:value-type="float" office:value="0.17007" calcext:value-type="float">
            <text:p>0.17007</text:p>
          </table:table-cell>
          <table:table-cell office:value-type="float" office:value="0.464325" calcext:value-type="float">
            <text:p>0.464325</text:p>
          </table:table-cell>
          <table:table-cell office:value-type="float" office:value="0.106223" calcext:value-type="float">
            <text:p>0.106223</text:p>
          </table:table-cell>
          <table:table-cell office:value-type="float" office:value="0.382207" calcext:value-type="float">
            <text:p>0.382207</text:p>
          </table:table-cell>
          <table:table-cell office:value-type="float" office:value="0.382832" calcext:value-type="float">
            <text:p>0.382832</text:p>
          </table:table-cell>
          <table:table-cell office:value-type="float" office:value="0.489236" calcext:value-type="float">
            <text:p>0.489236</text:p>
          </table:table-cell>
          <table:table-cell office:value-type="float" office:value="0.128234" calcext:value-type="float">
            <text:p>0.128234</text:p>
          </table:table-cell>
          <table:table-cell office:value-type="float" office:value="0.270732" calcext:value-type="float">
            <text:p>0.270732</text:p>
          </table:table-cell>
          <table:table-cell office:value-type="float" office:value="0.13426" calcext:value-type="float">
            <text:p>0.13426</text:p>
          </table:table-cell>
          <table:table-cell office:value-type="float" office:value="0.08496" calcext:value-type="float">
            <text:p>0.08496</text:p>
          </table:table-cell>
          <table:table-cell office:value-type="float" office:value="0.134436" calcext:value-type="float">
            <text:p>0.134436</text:p>
          </table:table-cell>
          <table:table-cell office:value-type="float" office:value="0.499867" calcext:value-type="float">
            <text:p>0.499867</text:p>
          </table:table-cell>
          <table:table-cell office:value-type="float" office:value="1.27569" calcext:value-type="float">
            <text:p>1.27569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131843" calcext:value-type="float">
            <text:p>0.131843</text:p>
          </table:table-cell>
          <table:table-cell office:value-type="float" office:value="0.304158" calcext:value-type="float">
            <text:p>0.304158</text:p>
          </table:table-cell>
          <table:table-cell office:value-type="float" office:value="0.148937" calcext:value-type="float">
            <text:p>0.148937</text:p>
          </table:table-cell>
          <table:table-cell office:value-type="float" office:value="0.295368" calcext:value-type="float">
            <text:p>0.295368</text:p>
          </table:table-cell>
          <table:table-cell office:value-type="float" office:value="0.124977" calcext:value-type="float">
            <text:p>0.124977</text:p>
          </table:table-cell>
          <table:table-cell office:value-type="float" office:value="0.174022" calcext:value-type="float">
            <text:p>0.174022</text:p>
          </table:table-cell>
          <table:table-cell office:value-type="float" office:value="0.544438" calcext:value-type="float">
            <text:p>0.544438</text:p>
          </table:table-cell>
          <table:table-cell office:value-type="float" office:value="0.351879" calcext:value-type="float">
            <text:p>0.351879</text:p>
          </table:table-cell>
          <table:table-cell office:value-type="float" office:value="0.464973" calcext:value-type="float">
            <text:p>0.464973</text:p>
          </table:table-cell>
          <table:table-cell office:value-type="float" office:value="0.612259" calcext:value-type="float">
            <text:p>0.612259</text:p>
          </table:table-cell>
          <table:table-cell office:value-type="float" office:value="0.446593" calcext:value-type="float">
            <text:p>0.446593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371062" calcext:value-type="float">
            <text:p>0.371062</text:p>
          </table:table-cell>
          <table:table-cell office:value-type="float" office:value="1.34886" calcext:value-type="float">
            <text:p>1.34886</text:p>
          </table:table-cell>
          <table:table-cell office:value-type="float" office:value="0.131992" calcext:value-type="float">
            <text:p>0.131992</text:p>
          </table:table-cell>
          <table:table-cell office:value-type="float" office:value="1.4525" calcext:value-type="float">
            <text:p>1.4525</text:p>
          </table:table-cell>
          <table:table-cell office:value-type="float" office:value="1.45315" calcext:value-type="float">
            <text:p>1.45315</text:p>
          </table:table-cell>
          <table:table-cell office:value-type="float" office:value="0.321879" calcext:value-type="float">
            <text:p>0.321879</text:p>
          </table:table-cell>
          <table:table-cell office:value-type="float" office:value="0.31486" calcext:value-type="float">
            <text:p>0.31486</text:p>
          </table:table-cell>
          <table:table-cell office:value-type="float" office:value="0.386102" calcext:value-type="float">
            <text:p>0.386102</text:p>
          </table:table-cell>
          <table:table-cell office:value-type="float" office:value="0.222734" calcext:value-type="float">
            <text:p>0.222734</text:p>
          </table:table-cell>
          <table:table-cell office:value-type="float" office:value="0.328682" calcext:value-type="float">
            <text:p>0.328682</text:p>
          </table:table-cell>
          <table:table-cell office:value-type="float" office:value="0.272724" calcext:value-type="float">
            <text:p>0.272724</text:p>
          </table:table-cell>
          <table:table-cell office:value-type="float" office:value="0.996453" calcext:value-type="float">
            <text:p>0.996453</text:p>
          </table:table-cell>
          <table:table-cell table:number-columns-repeated="4"/>
          <table:table-cell table:formula="of:=MIN([.A180:.BL180])" office:value-type="float" office:value="0.0403969" calcext:value-type="float">
            <text:p>0.0403969</text:p>
          </table:table-cell>
          <table:table-cell table:formula="of:=MAX([.A180:.BL180])" office:value-type="float" office:value="1.45315" calcext:value-type="float">
            <text:p>1.45315</text:p>
          </table:table-cell>
          <table:table-cell table:number-columns-repeated="7"/>
        </table:table-row>
        <table:table-row table:style-name="ro2">
          <table:table-cell office:value-type="float" office:value="0.137156" calcext:value-type="float">
            <text:p>0.137156</text:p>
          </table:table-cell>
          <table:table-cell office:value-type="float" office:value="0.118142" calcext:value-type="float">
            <text:p>0.118142</text:p>
          </table:table-cell>
          <table:table-cell office:value-type="float" office:value="0.138755" calcext:value-type="float">
            <text:p>0.138755</text:p>
          </table:table-cell>
          <table:table-cell office:value-type="float" office:value="0.155809" calcext:value-type="float">
            <text:p>0.155809</text:p>
          </table:table-cell>
          <table:table-cell office:value-type="float" office:value="0.159527" calcext:value-type="float">
            <text:p>0.159527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127495" calcext:value-type="float">
            <text:p>0.127495</text:p>
          </table:table-cell>
          <table:table-cell office:value-type="float" office:value="0.13849" calcext:value-type="float">
            <text:p>0.13849</text:p>
          </table:table-cell>
          <table:table-cell office:value-type="float" office:value="0.105346" calcext:value-type="float">
            <text:p>0.105346</text:p>
          </table:table-cell>
          <table:table-cell office:value-type="float" office:value="0.463301" calcext:value-type="float">
            <text:p>0.463301</text:p>
          </table:table-cell>
          <table:table-cell office:value-type="float" office:value="0.907977" calcext:value-type="float">
            <text:p>0.907977</text:p>
          </table:table-cell>
          <table:table-cell office:value-type="float" office:value="0.095818" calcext:value-type="float">
            <text:p>0.095818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0.806869" calcext:value-type="float">
            <text:p>0.806869</text:p>
          </table:table-cell>
          <table:table-cell office:value-type="float" office:value="0.650534" calcext:value-type="float">
            <text:p>0.650534</text:p>
          </table:table-cell>
          <table:table-cell office:value-type="float" office:value="0.530868" calcext:value-type="float">
            <text:p>0.530868</text:p>
          </table:table-cell>
          <table:table-cell office:value-type="float" office:value="0.416682" calcext:value-type="float">
            <text:p>0.416682</text:p>
          </table:table-cell>
          <table:table-cell office:value-type="float" office:value="0.400725" calcext:value-type="float">
            <text:p>0.400725</text:p>
          </table:table-cell>
          <table:table-cell office:value-type="float" office:value="0.794055" calcext:value-type="float">
            <text:p>0.794055</text:p>
          </table:table-cell>
          <table:table-cell office:value-type="float" office:value="0.236006" calcext:value-type="float">
            <text:p>0.236006</text:p>
          </table:table-cell>
          <table:table-cell office:value-type="float" office:value="0.379261" calcext:value-type="float">
            <text:p>0.379261</text:p>
          </table:table-cell>
          <table:table-cell office:value-type="float" office:value="1.03784" calcext:value-type="float">
            <text:p>1.03784</text:p>
          </table:table-cell>
          <table:table-cell office:value-type="float" office:value="0.0939269" calcext:value-type="float">
            <text:p>0.0939269</text:p>
          </table:table-cell>
          <table:table-cell office:value-type="float" office:value="0.490412" calcext:value-type="float">
            <text:p>0.490412</text:p>
          </table:table-cell>
          <table:table-cell office:value-type="float" office:value="0.141147" calcext:value-type="float">
            <text:p>0.141147</text:p>
          </table:table-cell>
          <table:table-cell office:value-type="float" office:value="1.42838" calcext:value-type="float">
            <text:p>1.42838</text:p>
          </table:table-cell>
          <table:table-cell office:value-type="float" office:value="1.30283" calcext:value-type="float">
            <text:p>1.30283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1.01556" calcext:value-type="float">
            <text:p>1.01556</text:p>
          </table:table-cell>
          <table:table-cell office:value-type="float" office:value="0.886595" calcext:value-type="float">
            <text:p>0.886595</text:p>
          </table:table-cell>
          <table:table-cell office:value-type="float" office:value="0.668563" calcext:value-type="float">
            <text:p>0.668563</text:p>
          </table:table-cell>
          <table:table-cell office:value-type="float" office:value="0.504096" calcext:value-type="float">
            <text:p>0.504096</text:p>
          </table:table-cell>
          <table:table-cell office:value-type="float" office:value="1.54909" calcext:value-type="float">
            <text:p>1.54909</text:p>
          </table:table-cell>
          <table:table-cell office:value-type="float" office:value="0.500662" calcext:value-type="float">
            <text:p>0.500662</text:p>
          </table:table-cell>
          <table:table-cell office:value-type="float" office:value="0.58657" calcext:value-type="float">
            <text:p>0.58657</text:p>
          </table:table-cell>
          <table:table-cell office:value-type="float" office:value="1.27091" calcext:value-type="float">
            <text:p>1.27091</text:p>
          </table:table-cell>
          <table:table-cell office:value-type="float" office:value="0.630629" calcext:value-type="float">
            <text:p>0.630629</text:p>
          </table:table-cell>
          <table:table-cell office:value-type="float" office:value="0.617286" calcext:value-type="float">
            <text:p>0.617286</text:p>
          </table:table-cell>
          <table:table-cell office:value-type="float" office:value="0.366448" calcext:value-type="float">
            <text:p>0.366448</text:p>
          </table:table-cell>
          <table:table-cell office:value-type="float" office:value="0.598622" calcext:value-type="float">
            <text:p>0.598622</text:p>
          </table:table-cell>
          <table:table-cell office:value-type="float" office:value="0.816883" calcext:value-type="float">
            <text:p>0.816883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1.64083" calcext:value-type="float">
            <text:p>1.64083</text:p>
          </table:table-cell>
          <table:table-cell office:value-type="float" office:value="0.612301" calcext:value-type="float">
            <text:p>0.612301</text:p>
          </table:table-cell>
          <table:table-cell office:value-type="float" office:value="1.78661" calcext:value-type="float">
            <text:p>1.78661</text:p>
          </table:table-cell>
          <table:table-cell office:value-type="float" office:value="0.651664" calcext:value-type="float">
            <text:p>0.651664</text:p>
          </table:table-cell>
          <table:table-cell office:value-type="float" office:value="0.545304" calcext:value-type="float">
            <text:p>0.545304</text:p>
          </table:table-cell>
          <table:table-cell office:value-type="float" office:value="0.945105" calcext:value-type="float">
            <text:p>0.945105</text:p>
          </table:table-cell>
          <table:table-cell office:value-type="float" office:value="0.569259" calcext:value-type="float">
            <text:p>0.569259</text:p>
          </table:table-cell>
          <table:table-cell office:value-type="float" office:value="0.562868" calcext:value-type="float">
            <text:p>0.562868</text:p>
          </table:table-cell>
          <table:table-cell office:value-type="float" office:value="0.557341" calcext:value-type="float">
            <text:p>0.557341</text:p>
          </table:table-cell>
          <table:table-cell office:value-type="float" office:value="1.09136" calcext:value-type="float">
            <text:p>1.09136</text:p>
          </table:table-cell>
          <table:table-cell office:value-type="float" office:value="1.2038" calcext:value-type="float">
            <text:p>1.2038</text:p>
          </table:table-cell>
          <table:table-cell office:value-type="float" office:value="1.3224" calcext:value-type="float">
            <text:p>1.3224</text:p>
          </table:table-cell>
          <table:table-cell office:value-type="float" office:value="0.065321" calcext:value-type="float">
            <text:p>0.065321</text:p>
          </table:table-cell>
          <table:table-cell office:value-type="float" office:value="1.41466" calcext:value-type="float">
            <text:p>1.41466</text:p>
          </table:table-cell>
          <table:table-cell office:value-type="float" office:value="1.4249" calcext:value-type="float">
            <text:p>1.4249</text:p>
          </table:table-cell>
          <table:table-cell office:value-type="float" office:value="0.127103" calcext:value-type="float">
            <text:p>0.127103</text:p>
          </table:table-cell>
          <table:table-cell office:value-type="float" office:value="0.252994" calcext:value-type="float">
            <text:p>0.252994</text:p>
          </table:table-cell>
          <table:table-cell office:value-type="float" office:value="0.109496" calcext:value-type="float">
            <text:p>0.109496</text:p>
          </table:table-cell>
          <table:table-cell office:value-type="float" office:value="0.173464" calcext:value-type="float">
            <text:p>0.173464</text:p>
          </table:table-cell>
          <table:table-cell office:value-type="float" office:value="0.13726" calcext:value-type="float">
            <text:p>0.13726</text:p>
          </table:table-cell>
          <table:table-cell office:value-type="float" office:value="0.134695" calcext:value-type="float">
            <text:p>0.134695</text:p>
          </table:table-cell>
          <table:table-cell office:value-type="float" office:value="0.04757" calcext:value-type="float">
            <text:p>0.04757</text:p>
          </table:table-cell>
          <table:table-cell table:number-columns-repeated="4"/>
          <table:table-cell table:formula="of:=MIN([.A181:.BL181])" office:value-type="float" office:value="0.04757" calcext:value-type="float">
            <text:p>0.04757</text:p>
          </table:table-cell>
          <table:table-cell table:formula="of:=MAX([.A181:.BL181])" office:value-type="float" office:value="1.78661" calcext:value-type="float">
            <text:p>1.78661</text:p>
          </table:table-cell>
          <table:table-cell table:number-columns-repeated="7"/>
        </table:table-row>
        <table:table-row table:style-name="ro2">
          <table:table-cell office:value-type="float" office:value="0.145164" calcext:value-type="float">
            <text:p>0.145164</text:p>
          </table:table-cell>
          <table:table-cell office:value-type="float" office:value="0.13779" calcext:value-type="float">
            <text:p>0.1377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316402" calcext:value-type="float">
            <text:p>0.316402</text:p>
          </table:table-cell>
          <table:table-cell office:value-type="float" office:value="0.19186" calcext:value-type="float">
            <text:p>0.19186</text:p>
          </table:table-cell>
          <table:table-cell office:value-type="float" office:value="0.0916159" calcext:value-type="float">
            <text:p>0.0916159</text:p>
          </table:table-cell>
          <table:table-cell office:value-type="float" office:value="0.156954" calcext:value-type="float">
            <text:p>0.156954</text:p>
          </table:table-cell>
          <table:table-cell office:value-type="float" office:value="0.169163" calcext:value-type="float">
            <text:p>0.169163</text:p>
          </table:table-cell>
          <table:table-cell office:value-type="float" office:value="0.137801" calcext:value-type="float">
            <text:p>0.137801</text:p>
          </table:table-cell>
          <table:table-cell office:value-type="float" office:value="0.317907" calcext:value-type="float">
            <text:p>0.317907</text:p>
          </table:table-cell>
          <table:table-cell office:value-type="float" office:value="0.22178" calcext:value-type="float">
            <text:p>0.22178</text:p>
          </table:table-cell>
          <table:table-cell office:value-type="float" office:value="0.136925" calcext:value-type="float">
            <text:p>0.136925</text:p>
          </table:table-cell>
          <table:table-cell office:value-type="float" office:value="0.746183" calcext:value-type="float">
            <text:p>0.746183</text:p>
          </table:table-cell>
          <table:table-cell office:value-type="float" office:value="0.206586" calcext:value-type="float">
            <text:p>0.206586</text:p>
          </table:table-cell>
          <table:table-cell office:value-type="float" office:value="0.16198" calcext:value-type="float">
            <text:p>0.16198</text:p>
          </table:table-cell>
          <table:table-cell office:value-type="float" office:value="0.615349" calcext:value-type="float">
            <text:p>0.615349</text:p>
          </table:table-cell>
          <table:table-cell office:value-type="float" office:value="0.187036" calcext:value-type="float">
            <text:p>0.187036</text:p>
          </table:table-cell>
          <table:table-cell office:value-type="float" office:value="0.12671" calcext:value-type="float">
            <text:p>0.12671</text:p>
          </table:table-cell>
          <table:table-cell office:value-type="float" office:value="0.646275" calcext:value-type="float">
            <text:p>0.646275</text:p>
          </table:table-cell>
          <table:table-cell office:value-type="float" office:value="0.118132" calcext:value-type="float">
            <text:p>0.118132</text:p>
          </table:table-cell>
          <table:table-cell office:value-type="float" office:value="0.674788" calcext:value-type="float">
            <text:p>0.674788</text:p>
          </table:table-cell>
          <table:table-cell office:value-type="float" office:value="0.17697" calcext:value-type="float">
            <text:p>0.17697</text:p>
          </table:table-cell>
          <table:table-cell office:value-type="float" office:value="0.117565" calcext:value-type="float">
            <text:p>0.117565</text:p>
          </table:table-cell>
          <table:table-cell office:value-type="float" office:value="0.232353" calcext:value-type="float">
            <text:p>0.232353</text:p>
          </table:table-cell>
          <table:table-cell office:value-type="float" office:value="0.102467" calcext:value-type="float">
            <text:p>0.102467</text:p>
          </table:table-cell>
          <table:table-cell office:value-type="float" office:value="0.0937049" calcext:value-type="float">
            <text:p>0.0937049</text:p>
          </table:table-cell>
          <table:table-cell office:value-type="float" office:value="0.133865" calcext:value-type="float">
            <text:p>0.133865</text:p>
          </table:table-cell>
          <table:table-cell office:value-type="float" office:value="0.215607" calcext:value-type="float">
            <text:p>0.215607</text:p>
          </table:table-cell>
          <table:table-cell office:value-type="float" office:value="0.111748" calcext:value-type="float">
            <text:p>0.111748</text:p>
          </table:table-cell>
          <table:table-cell office:value-type="float" office:value="1.08871" calcext:value-type="float">
            <text:p>1.08871</text:p>
          </table:table-cell>
          <table:table-cell office:value-type="float" office:value="0.161012" calcext:value-type="float">
            <text:p>0.161012</text:p>
          </table:table-cell>
          <table:table-cell office:value-type="float" office:value="0.114323" calcext:value-type="float">
            <text:p>0.114323</text:p>
          </table:table-cell>
          <table:table-cell office:value-type="float" office:value="0.210951" calcext:value-type="float">
            <text:p>0.210951</text:p>
          </table:table-cell>
          <table:table-cell office:value-type="float" office:value="0.224013" calcext:value-type="float">
            <text:p>0.224013</text:p>
          </table:table-cell>
          <table:table-cell office:value-type="float" office:value="0.0798841" calcext:value-type="float">
            <text:p>0.0798841</text:p>
          </table:table-cell>
          <table:table-cell office:value-type="float" office:value="0.17394" calcext:value-type="float">
            <text:p>0.17394</text:p>
          </table:table-cell>
          <table:table-cell office:value-type="float" office:value="0.157053" calcext:value-type="float">
            <text:p>0.157053</text:p>
          </table:table-cell>
          <table:table-cell office:value-type="float" office:value="0.0708489" calcext:value-type="float">
            <text:p>0.0708489</text:p>
          </table:table-cell>
          <table:table-cell office:value-type="float" office:value="1.44896" calcext:value-type="float">
            <text:p>1.44896</text:p>
          </table:table-cell>
          <table:table-cell office:value-type="float" office:value="0.186352" calcext:value-type="float">
            <text:p>0.186352</text:p>
          </table:table-cell>
          <table:table-cell office:value-type="float" office:value="0.159343" calcext:value-type="float">
            <text:p>0.159343</text:p>
          </table:table-cell>
          <table:table-cell office:value-type="float" office:value="0.15351" calcext:value-type="float">
            <text:p>0.15351</text:p>
          </table:table-cell>
          <table:table-cell office:value-type="float" office:value="0.087698" calcext:value-type="float">
            <text:p>0.087698</text:p>
          </table:table-cell>
          <table:table-cell office:value-type="float" office:value="0.069149" calcext:value-type="float">
            <text:p>0.069149</text:p>
          </table:table-cell>
          <table:table-cell office:value-type="float" office:value="0.091444" calcext:value-type="float">
            <text:p>0.091444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063813" calcext:value-type="float">
            <text:p>0.063813</text:p>
          </table:table-cell>
          <table:table-cell office:value-type="float" office:value="0.150481" calcext:value-type="float">
            <text:p>0.150481</text:p>
          </table:table-cell>
          <table:table-cell office:value-type="float" office:value="2.09085" calcext:value-type="float">
            <text:p>2.09085</text:p>
          </table:table-cell>
          <table:table-cell office:value-type="float" office:value="1.95405" calcext:value-type="float">
            <text:p>1.95405</text:p>
          </table:table-cell>
          <table:table-cell office:value-type="float" office:value="0.058969" calcext:value-type="float">
            <text:p>0.058969</text:p>
          </table:table-cell>
          <table:table-cell office:value-type="float" office:value="1.84536" calcext:value-type="float">
            <text:p>1.84536</text:p>
          </table:table-cell>
          <table:table-cell office:value-type="float" office:value="1.72484" calcext:value-type="float">
            <text:p>1.72484</text:p>
          </table:table-cell>
          <table:table-cell office:value-type="float" office:value="1.77077" calcext:value-type="float">
            <text:p>1.77077</text:p>
          </table:table-cell>
          <table:table-cell office:value-type="float" office:value="1.76276" calcext:value-type="float">
            <text:p>1.76276</text:p>
          </table:table-cell>
          <table:table-cell office:value-type="float" office:value="1.65501" calcext:value-type="float">
            <text:p>1.65501</text:p>
          </table:table-cell>
          <table:table-cell office:value-type="float" office:value="1.57886" calcext:value-type="float">
            <text:p>1.57886</text:p>
          </table:table-cell>
          <table:table-cell office:value-type="float" office:value="2.00951" calcext:value-type="float">
            <text:p>2.00951</text:p>
          </table:table-cell>
          <table:table-cell office:value-type="float" office:value="0.269462" calcext:value-type="float">
            <text:p>0.269462</text:p>
          </table:table-cell>
          <table:table-cell office:value-type="float" office:value="1.98554" calcext:value-type="float">
            <text:p>1.98554</text:p>
          </table:table-cell>
          <table:table-cell office:value-type="float" office:value="0.692422" calcext:value-type="float">
            <text:p>0.692422</text:p>
          </table:table-cell>
          <table:table-cell office:value-type="float" office:value="1.22286" calcext:value-type="float">
            <text:p>1.22286</text:p>
          </table:table-cell>
          <table:table-cell office:value-type="float" office:value="0.056551" calcext:value-type="float">
            <text:p>0.056551</text:p>
          </table:table-cell>
          <table:table-cell table:number-columns-repeated="4"/>
          <table:table-cell table:formula="of:=MIN([.A182:.BL182])" office:value-type="float" office:value="0.056551" calcext:value-type="float">
            <text:p>0.056551</text:p>
          </table:table-cell>
          <table:table-cell table:formula="of:=MAX([.A182:.BL182])" office:value-type="float" office:value="2.09085" calcext:value-type="float">
            <text:p>2.09085</text:p>
          </table:table-cell>
          <table:table-cell table:number-columns-repeated="7"/>
        </table:table-row>
        <table:table-row table:style-name="ro2">
          <table:table-cell office:value-type="float" office:value="0.0929461" calcext:value-type="float">
            <text:p>0.0929461</text:p>
          </table:table-cell>
          <table:table-cell office:value-type="float" office:value="0.148639" calcext:value-type="float">
            <text:p>0.148639</text:p>
          </table:table-cell>
          <table:table-cell office:value-type="float" office:value="0.08868" calcext:value-type="float">
            <text:p>0.08868</text:p>
          </table:table-cell>
          <table:table-cell office:value-type="float" office:value="0.109125" calcext:value-type="float">
            <text:p>0.109125</text:p>
          </table:table-cell>
          <table:table-cell office:value-type="float" office:value="0.0734761" calcext:value-type="float">
            <text:p>0.0734761</text:p>
          </table:table-cell>
          <table:table-cell office:value-type="float" office:value="0.143085" calcext:value-type="float">
            <text:p>0.143085</text:p>
          </table:table-cell>
          <table:table-cell office:value-type="float" office:value="0.321667" calcext:value-type="float">
            <text:p>0.321667</text:p>
          </table:table-cell>
          <table:table-cell office:value-type="float" office:value="0.0546899" calcext:value-type="float">
            <text:p>0.0546899</text:p>
          </table:table-cell>
          <table:table-cell office:value-type="float" office:value="0.293385" calcext:value-type="float">
            <text:p>0.293385</text:p>
          </table:table-cell>
          <table:table-cell office:value-type="float" office:value="0.240094" calcext:value-type="float">
            <text:p>0.240094</text:p>
          </table:table-cell>
          <table:table-cell office:value-type="float" office:value="0.059773" calcext:value-type="float">
            <text:p>0.059773</text:p>
          </table:table-cell>
          <table:table-cell office:value-type="float" office:value="0.0681281" calcext:value-type="float">
            <text:p>0.0681281</text:p>
          </table:table-cell>
          <table:table-cell office:value-type="float" office:value="0.328337" calcext:value-type="float">
            <text:p>0.328337</text:p>
          </table:table-cell>
          <table:table-cell office:value-type="float" office:value="0.282772" calcext:value-type="float">
            <text:p>0.282772</text:p>
          </table:table-cell>
          <table:table-cell office:value-type="float" office:value="0.261533" calcext:value-type="float">
            <text:p>0.261533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0642149" calcext:value-type="float">
            <text:p>0.0642149</text:p>
          </table:table-cell>
          <table:table-cell office:value-type="float" office:value="0.0595839" calcext:value-type="float">
            <text:p>0.0595839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168379" calcext:value-type="float">
            <text:p>0.168379</text:p>
          </table:table-cell>
          <table:table-cell office:value-type="float" office:value="0.222233" calcext:value-type="float">
            <text:p>0.222233</text:p>
          </table:table-cell>
          <table:table-cell office:value-type="float" office:value="0.343027" calcext:value-type="float">
            <text:p>0.343027</text:p>
          </table:table-cell>
          <table:table-cell office:value-type="float" office:value="0.311002" calcext:value-type="float">
            <text:p>0.311002</text:p>
          </table:table-cell>
          <table:table-cell office:value-type="float" office:value="0.438557" calcext:value-type="float">
            <text:p>0.438557</text:p>
          </table:table-cell>
          <table:table-cell office:value-type="float" office:value="0.148431" calcext:value-type="float">
            <text:p>0.148431</text:p>
          </table:table-cell>
          <table:table-cell office:value-type="float" office:value="0.0660419" calcext:value-type="float">
            <text:p>0.0660419</text:p>
          </table:table-cell>
          <table:table-cell office:value-type="float" office:value="1.24509" calcext:value-type="float">
            <text:p>1.24509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0.269545" calcext:value-type="float">
            <text:p>0.269545</text:p>
          </table:table-cell>
          <table:table-cell office:value-type="float" office:value="0.24551" calcext:value-type="float">
            <text:p>0.24551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0.310285" calcext:value-type="float">
            <text:p>0.310285</text:p>
          </table:table-cell>
          <table:table-cell office:value-type="float" office:value="0.991016" calcext:value-type="float">
            <text:p>0.991016</text:p>
          </table:table-cell>
          <table:table-cell office:value-type="float" office:value="1.17218" calcext:value-type="float">
            <text:p>1.17218</text:p>
          </table:table-cell>
          <table:table-cell office:value-type="float" office:value="0.371506" calcext:value-type="float">
            <text:p>0.371506</text:p>
          </table:table-cell>
          <table:table-cell office:value-type="float" office:value="1.30885" calcext:value-type="float">
            <text:p>1.30885</text:p>
          </table:table-cell>
          <table:table-cell office:value-type="float" office:value="0.905548" calcext:value-type="float">
            <text:p>0.905548</text:p>
          </table:table-cell>
          <table:table-cell office:value-type="float" office:value="1.22693" calcext:value-type="float">
            <text:p>1.22693</text:p>
          </table:table-cell>
          <table:table-cell office:value-type="float" office:value="1.18613" calcext:value-type="float">
            <text:p>1.18613</text:p>
          </table:table-cell>
          <table:table-cell office:value-type="float" office:value="0.831384" calcext:value-type="float">
            <text:p>0.831384</text:p>
          </table:table-cell>
          <table:table-cell office:value-type="float" office:value="1.15405" calcext:value-type="float">
            <text:p>1.15405</text:p>
          </table:table-cell>
          <table:table-cell office:value-type="float" office:value="1.10812" calcext:value-type="float">
            <text:p>1.10812</text:p>
          </table:table-cell>
          <table:table-cell office:value-type="float" office:value="0.904507" calcext:value-type="float">
            <text:p>0.904507</text:p>
          </table:table-cell>
          <table:table-cell office:value-type="float" office:value="1.07663" calcext:value-type="float">
            <text:p>1.07663</text:p>
          </table:table-cell>
          <table:table-cell office:value-type="float" office:value="1.00935" calcext:value-type="float">
            <text:p>1.00935</text:p>
          </table:table-cell>
          <table:table-cell office:value-type="float" office:value="0.133644" calcext:value-type="float">
            <text:p>0.133644</text:p>
          </table:table-cell>
          <table:table-cell office:value-type="float" office:value="0.164006" calcext:value-type="float">
            <text:p>0.164006</text:p>
          </table:table-cell>
          <table:table-cell office:value-type="float" office:value="0.157706" calcext:value-type="float">
            <text:p>0.157706</text:p>
          </table:table-cell>
          <table:table-cell office:value-type="float" office:value="0.138365" calcext:value-type="float">
            <text:p>0.138365</text:p>
          </table:table-cell>
          <table:table-cell office:value-type="float" office:value="0.141751" calcext:value-type="float">
            <text:p>0.141751</text:p>
          </table:table-cell>
          <table:table-cell office:value-type="float" office:value="0.154871" calcext:value-type="float">
            <text:p>0.154871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0.14369" calcext:value-type="float">
            <text:p>0.14369</text:p>
          </table:table-cell>
          <table:table-cell office:value-type="float" office:value="0.303601" calcext:value-type="float">
            <text:p>0.303601</text:p>
          </table:table-cell>
          <table:table-cell office:value-type="float" office:value="0.172518" calcext:value-type="float">
            <text:p>0.172518</text:p>
          </table:table-cell>
          <table:table-cell office:value-type="float" office:value="0.408203" calcext:value-type="float">
            <text:p>0.408203</text:p>
          </table:table-cell>
          <table:table-cell office:value-type="float" office:value="0.098094" calcext:value-type="float">
            <text:p>0.098094</text:p>
          </table:table-cell>
          <table:table-cell office:value-type="float" office:value="0.149763" calcext:value-type="float">
            <text:p>0.149763</text:p>
          </table:table-cell>
          <table:table-cell office:value-type="float" office:value="0.213433" calcext:value-type="float">
            <text:p>0.213433</text:p>
          </table:table-cell>
          <table:table-cell office:value-type="float" office:value="0.179735" calcext:value-type="float">
            <text:p>0.179735</text:p>
          </table:table-cell>
          <table:table-cell office:value-type="float" office:value="0.0797808" calcext:value-type="float">
            <text:p>0.0797808</text:p>
          </table:table-cell>
          <table:table-cell office:value-type="float" office:value="0.215078" calcext:value-type="float">
            <text:p>0.215078</text:p>
          </table:table-cell>
          <table:table-cell office:value-type="float" office:value="0.0388808" calcext:value-type="float">
            <text:p>0.0388808</text:p>
          </table:table-cell>
          <table:table-cell office:value-type="float" office:value="0.0747459" calcext:value-type="float">
            <text:p>0.0747459</text:p>
          </table:table-cell>
          <table:table-cell table:number-columns-repeated="4"/>
          <table:table-cell table:formula="of:=MIN([.A183:.BL183])" office:value-type="float" office:value="0.0388808" calcext:value-type="float">
            <text:p>0.0388808</text:p>
          </table:table-cell>
          <table:table-cell table:formula="of:=MAX([.A183:.BL183])" office:value-type="float" office:value="1.30885" calcext:value-type="float">
            <text:p>1.30885</text:p>
          </table:table-cell>
          <table:table-cell table:number-columns-repeated="7"/>
        </table:table-row>
        <table:table-row table:style-name="ro2">
          <table:table-cell office:value-type="float" office:value="0.11254" calcext:value-type="float">
            <text:p>0.11254</text:p>
          </table:table-cell>
          <table:table-cell office:value-type="float" office:value="0.115849" calcext:value-type="float">
            <text:p>0.115849</text:p>
          </table:table-cell>
          <table:table-cell office:value-type="float" office:value="0.144029" calcext:value-type="float">
            <text:p>0.144029</text:p>
          </table:table-cell>
          <table:table-cell office:value-type="float" office:value="0.44629" calcext:value-type="float">
            <text:p>0.44629</text:p>
          </table:table-cell>
          <table:table-cell office:value-type="float" office:value="0.368469" calcext:value-type="float">
            <text:p>0.368469</text:p>
          </table:table-cell>
          <table:table-cell office:value-type="float" office:value="0.12217" calcext:value-type="float">
            <text:p>0.12217</text:p>
          </table:table-cell>
          <table:table-cell office:value-type="float" office:value="0.157126" calcext:value-type="float">
            <text:p>0.157126</text:p>
          </table:table-cell>
          <table:table-cell office:value-type="float" office:value="0.149802" calcext:value-type="float">
            <text:p>0.149802</text:p>
          </table:table-cell>
          <table:table-cell office:value-type="float" office:value="0.151824" calcext:value-type="float">
            <text:p>0.151824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208807" calcext:value-type="float">
            <text:p>0.208807</text:p>
          </table:table-cell>
          <table:table-cell office:value-type="float" office:value="0.502176" calcext:value-type="float">
            <text:p>0.502176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152827" calcext:value-type="float">
            <text:p>0.152827</text:p>
          </table:table-cell>
          <table:table-cell office:value-type="float" office:value="0.81645" calcext:value-type="float">
            <text:p>0.81645</text:p>
          </table:table-cell>
          <table:table-cell office:value-type="float" office:value="0.538391" calcext:value-type="float">
            <text:p>0.538391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641512" calcext:value-type="float">
            <text:p>0.641512</text:p>
          </table:table-cell>
          <table:table-cell office:value-type="float" office:value="1.19356" calcext:value-type="float">
            <text:p>1.19356</text:p>
          </table:table-cell>
          <table:table-cell office:value-type="float" office:value="0.525847" calcext:value-type="float">
            <text:p>0.525847</text:p>
          </table:table-cell>
          <table:table-cell office:value-type="float" office:value="0.205815" calcext:value-type="float">
            <text:p>0.205815</text:p>
          </table:table-cell>
          <table:table-cell office:value-type="float" office:value="1.0402" calcext:value-type="float">
            <text:p>1.0402</text:p>
          </table:table-cell>
          <table:table-cell office:value-type="float" office:value="1.18864" calcext:value-type="float">
            <text:p>1.18864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376689" calcext:value-type="float">
            <text:p>0.376689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04063" calcext:value-type="float">
            <text:p>0.904063</text:p>
          </table:table-cell>
          <table:table-cell office:value-type="float" office:value="0.155376" calcext:value-type="float">
            <text:p>0.155376</text:p>
          </table:table-cell>
          <table:table-cell office:value-type="float" office:value="0.892004" calcext:value-type="float">
            <text:p>0.892004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75779" calcext:value-type="float">
            <text:p>0.675779</text:p>
          </table:table-cell>
          <table:table-cell office:value-type="float" office:value="0.113792" calcext:value-type="float">
            <text:p>0.113792</text:p>
          </table:table-cell>
          <table:table-cell office:value-type="float" office:value="1.40839" calcext:value-type="float">
            <text:p>1.40839</text:p>
          </table:table-cell>
          <table:table-cell office:value-type="float" office:value="0.860108" calcext:value-type="float">
            <text:p>0.860108</text:p>
          </table:table-cell>
          <table:table-cell office:value-type="float" office:value="0.746155" calcext:value-type="float">
            <text:p>0.746155</text:p>
          </table:table-cell>
          <table:table-cell office:value-type="float" office:value="0.322482" calcext:value-type="float">
            <text:p>0.322482</text:p>
          </table:table-cell>
          <table:table-cell office:value-type="float" office:value="1.10572" calcext:value-type="float">
            <text:p>1.10572</text:p>
          </table:table-cell>
          <table:table-cell office:value-type="float" office:value="1.00724" calcext:value-type="float">
            <text:p>1.00724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0.132904" calcext:value-type="float">
            <text:p>0.132904</text:p>
          </table:table-cell>
          <table:table-cell office:value-type="float" office:value="1.39506" calcext:value-type="float">
            <text:p>1.39506</text:p>
          </table:table-cell>
          <table:table-cell office:value-type="float" office:value="0.49769" calcext:value-type="float">
            <text:p>0.49769</text:p>
          </table:table-cell>
          <table:table-cell office:value-type="float" office:value="0.0620131" calcext:value-type="float">
            <text:p>0.0620131</text:p>
          </table:table-cell>
          <table:table-cell office:value-type="float" office:value="0.104729" calcext:value-type="float">
            <text:p>0.104729</text:p>
          </table:table-cell>
          <table:table-cell office:value-type="float" office:value="0.220604" calcext:value-type="float">
            <text:p>0.220604</text:p>
          </table:table-cell>
          <table:table-cell office:value-type="float" office:value="0.705069" calcext:value-type="float">
            <text:p>0.705069</text:p>
          </table:table-cell>
          <table:table-cell office:value-type="float" office:value="0.509004" calcext:value-type="float">
            <text:p>0.509004</text:p>
          </table:table-cell>
          <table:table-cell office:value-type="float" office:value="0.44972" calcext:value-type="float">
            <text:p>0.44972</text:p>
          </table:table-cell>
          <table:table-cell office:value-type="float" office:value="0.342487" calcext:value-type="float">
            <text:p>0.342487</text:p>
          </table:table-cell>
          <table:table-cell office:value-type="float" office:value="0.330667" calcext:value-type="float">
            <text:p>0.330667</text:p>
          </table:table-cell>
          <table:table-cell office:value-type="float" office:value="1.22535" calcext:value-type="float">
            <text:p>1.22535</text:p>
          </table:table-cell>
          <table:table-cell office:value-type="float" office:value="0.321758" calcext:value-type="float">
            <text:p>0.321758</text:p>
          </table:table-cell>
          <table:table-cell office:value-type="float" office:value="1.44126" calcext:value-type="float">
            <text:p>1.44126</text:p>
          </table:table-cell>
          <table:table-cell office:value-type="float" office:value="0.264155" calcext:value-type="float">
            <text:p>0.264155</text:p>
          </table:table-cell>
          <table:table-cell office:value-type="float" office:value="0.128677" calcext:value-type="float">
            <text:p>0.128677</text:p>
          </table:table-cell>
          <table:table-cell office:value-type="float" office:value="0.721893" calcext:value-type="float">
            <text:p>0.721893</text:p>
          </table:table-cell>
          <table:table-cell office:value-type="float" office:value="0.172339" calcext:value-type="float">
            <text:p>0.172339</text:p>
          </table:table-cell>
          <table:table-cell office:value-type="float" office:value="0.223626" calcext:value-type="float">
            <text:p>0.223626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0819581" calcext:value-type="float">
            <text:p>0.0819581</text:p>
          </table:table-cell>
          <table:table-cell office:value-type="float" office:value="0.164995" calcext:value-type="float">
            <text:p>0.164995</text:p>
          </table:table-cell>
          <table:table-cell office:value-type="float" office:value="0.436012" calcext:value-type="float">
            <text:p>0.436012</text:p>
          </table:table-cell>
          <table:table-cell office:value-type="float" office:value="0.0808642" calcext:value-type="float">
            <text:p>0.0808642</text:p>
          </table:table-cell>
          <table:table-cell office:value-type="float" office:value="0.0908651" calcext:value-type="float">
            <text:p>0.0908651</text:p>
          </table:table-cell>
          <table:table-cell table:number-columns-repeated="4"/>
          <table:table-cell table:formula="of:=MIN([.A184:.BL184])" office:value-type="float" office:value="0.0620131" calcext:value-type="float">
            <text:p>0.0620131</text:p>
          </table:table-cell>
          <table:table-cell table:formula="of:=MAX([.A184:.BL184])" office:value-type="float" office:value="1.44126" calcext:value-type="float">
            <text:p>1.44126</text:p>
          </table:table-cell>
          <table:table-cell table:number-columns-repeated="7"/>
        </table:table-row>
        <table:table-row table:style-name="ro2">
          <table:table-cell office:value-type="float" office:value="0.152867" calcext:value-type="float">
            <text:p>0.152867</text:p>
          </table:table-cell>
          <table:table-cell office:value-type="float" office:value="0.160733" calcext:value-type="float">
            <text:p>0.160733</text:p>
          </table:table-cell>
          <table:table-cell office:value-type="float" office:value="0.158842" calcext:value-type="float">
            <text:p>0.158842</text:p>
          </table:table-cell>
          <table:table-cell office:value-type="float" office:value="0.107866" calcext:value-type="float">
            <text:p>0.107866</text:p>
          </table:table-cell>
          <table:table-cell office:value-type="float" office:value="0.188618" calcext:value-type="float">
            <text:p>0.188618</text:p>
          </table:table-cell>
          <table:table-cell office:value-type="float" office:value="0.149954" calcext:value-type="float">
            <text:p>0.149954</text:p>
          </table:table-cell>
          <table:table-cell office:value-type="float" office:value="0.107106" calcext:value-type="float">
            <text:p>0.107106</text:p>
          </table:table-cell>
          <table:table-cell office:value-type="float" office:value="0.13035" calcext:value-type="float">
            <text:p>0.13035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687581" calcext:value-type="float">
            <text:p>0.687581</text:p>
          </table:table-cell>
          <table:table-cell office:value-type="float" office:value="0.728579" calcext:value-type="float">
            <text:p>0.728579</text:p>
          </table:table-cell>
          <table:table-cell office:value-type="float" office:value="0.631475" calcext:value-type="float">
            <text:p>0.631475</text:p>
          </table:table-cell>
          <table:table-cell office:value-type="float" office:value="0.551867" calcext:value-type="float">
            <text:p>0.551867</text:p>
          </table:table-cell>
          <table:table-cell office:value-type="float" office:value="0.560617" calcext:value-type="float">
            <text:p>0.560617</text:p>
          </table:table-cell>
          <table:table-cell office:value-type="float" office:value="0.34134" calcext:value-type="float">
            <text:p>0.34134</text:p>
          </table:table-cell>
          <table:table-cell office:value-type="float" office:value="0.448585" calcext:value-type="float">
            <text:p>0.448585</text:p>
          </table:table-cell>
          <table:table-cell office:value-type="float" office:value="0.83482" calcext:value-type="float">
            <text:p>0.83482</text:p>
          </table:table-cell>
          <table:table-cell office:value-type="float" office:value="0.76696" calcext:value-type="float">
            <text:p>0.76696</text:p>
          </table:table-cell>
          <table:table-cell office:value-type="float" office:value="0.551084" calcext:value-type="float">
            <text:p>0.551084</text:p>
          </table:table-cell>
          <table:table-cell office:value-type="float" office:value="0.882444" calcext:value-type="float">
            <text:p>0.882444</text:p>
          </table:table-cell>
          <table:table-cell office:value-type="float" office:value="0.81" calcext:value-type="float">
            <text:p>0.81</text:p>
          </table:table-cell>
          <table:table-cell office:value-type="float" office:value="0.277479" calcext:value-type="float">
            <text:p>0.277479</text:p>
          </table:table-cell>
          <table:table-cell office:value-type="float" office:value="0.459255" calcext:value-type="float">
            <text:p>0.459255</text:p>
          </table:table-cell>
          <table:table-cell office:value-type="float" office:value="0.509121" calcext:value-type="float">
            <text:p>0.509121</text:p>
          </table:table-cell>
          <table:table-cell office:value-type="float" office:value="0.552936" calcext:value-type="float">
            <text:p>0.552936</text:p>
          </table:table-cell>
          <table:table-cell office:value-type="float" office:value="0.129411" calcext:value-type="float">
            <text:p>0.129411</text:p>
          </table:table-cell>
          <table:table-cell office:value-type="float" office:value="1.26016" calcext:value-type="float">
            <text:p>1.26016</text:p>
          </table:table-cell>
          <table:table-cell office:value-type="float" office:value="0.566602" calcext:value-type="float">
            <text:p>0.566602</text:p>
          </table:table-cell>
          <table:table-cell office:value-type="float" office:value="0.139051" calcext:value-type="float">
            <text:p>0.139051</text:p>
          </table:table-cell>
          <table:table-cell office:value-type="float" office:value="0.62547" calcext:value-type="float">
            <text:p>0.62547</text:p>
          </table:table-cell>
          <table:table-cell office:value-type="float" office:value="0.874981" calcext:value-type="float">
            <text:p>0.874981</text:p>
          </table:table-cell>
          <table:table-cell office:value-type="float" office:value="0.575218" calcext:value-type="float">
            <text:p>0.575218</text:p>
          </table:table-cell>
          <table:table-cell office:value-type="float" office:value="1.39247" calcext:value-type="float">
            <text:p>1.39247</text:p>
          </table:table-cell>
          <table:table-cell office:value-type="float" office:value="0.675114" calcext:value-type="float">
            <text:p>0.675114</text:p>
          </table:table-cell>
          <table:table-cell office:value-type="float" office:value="0.552216" calcext:value-type="float">
            <text:p>0.552216</text:p>
          </table:table-cell>
          <table:table-cell office:value-type="float" office:value="1.1296" calcext:value-type="float">
            <text:p>1.1296</text:p>
          </table:table-cell>
          <table:table-cell office:value-type="float" office:value="0.72511" calcext:value-type="float">
            <text:p>0.72511</text:p>
          </table:table-cell>
          <table:table-cell office:value-type="float" office:value="0.840172" calcext:value-type="float">
            <text:p>0.840172</text:p>
          </table:table-cell>
          <table:table-cell office:value-type="float" office:value="1.53463" calcext:value-type="float">
            <text:p>1.53463</text:p>
          </table:table-cell>
          <table:table-cell office:value-type="float" office:value="0.810317" calcext:value-type="float">
            <text:p>0.810317</text:p>
          </table:table-cell>
          <table:table-cell office:value-type="float" office:value="0.979267" calcext:value-type="float">
            <text:p>0.979267</text:p>
          </table:table-cell>
          <table:table-cell office:value-type="float" office:value="0.862173" calcext:value-type="float">
            <text:p>0.862173</text:p>
          </table:table-cell>
          <table:table-cell office:value-type="float" office:value="0.662507" calcext:value-type="float">
            <text:p>0.662507</text:p>
          </table:table-cell>
          <table:table-cell office:value-type="float" office:value="0.932818" calcext:value-type="float">
            <text:p>0.932818</text:p>
          </table:table-cell>
          <table:table-cell office:value-type="float" office:value="0.16934" calcext:value-type="float">
            <text:p>0.16934</text:p>
          </table:table-cell>
          <table:table-cell office:value-type="float" office:value="0.970871" calcext:value-type="float">
            <text:p>0.970871</text:p>
          </table:table-cell>
          <table:table-cell office:value-type="float" office:value="0.958792" calcext:value-type="float">
            <text:p>0.958792</text:p>
          </table:table-cell>
          <table:table-cell office:value-type="float" office:value="0.936834" calcext:value-type="float">
            <text:p>0.936834</text:p>
          </table:table-cell>
          <table:table-cell office:value-type="float" office:value="0.999511" calcext:value-type="float">
            <text:p>0.999511</text:p>
          </table:table-cell>
          <table:table-cell office:value-type="float" office:value="0.928531" calcext:value-type="float">
            <text:p>0.928531</text:p>
          </table:table-cell>
          <table:table-cell office:value-type="float" office:value="0.793899" calcext:value-type="float">
            <text:p>0.793899</text:p>
          </table:table-cell>
          <table:table-cell office:value-type="float" office:value="0.842714" calcext:value-type="float">
            <text:p>0.842714</text:p>
          </table:table-cell>
          <table:table-cell office:value-type="float" office:value="0.141034" calcext:value-type="float">
            <text:p>0.141034</text:p>
          </table:table-cell>
          <table:table-cell office:value-type="float" office:value="0.121275" calcext:value-type="float">
            <text:p>0.121275</text:p>
          </table:table-cell>
          <table:table-cell office:value-type="float" office:value="0.0567319" calcext:value-type="float">
            <text:p>0.0567319</text:p>
          </table:table-cell>
          <table:table-cell office:value-type="float" office:value="0.073698" calcext:value-type="float">
            <text:p>0.073698</text:p>
          </table:table-cell>
          <table:table-cell office:value-type="float" office:value="0.11924" calcext:value-type="float">
            <text:p>0.11924</text:p>
          </table:table-cell>
          <table:table-cell office:value-type="float" office:value="0.050447" calcext:value-type="float">
            <text:p>0.050447</text:p>
          </table:table-cell>
          <table:table-cell office:value-type="float" office:value="0.226677" calcext:value-type="float">
            <text:p>0.226677</text:p>
          </table:table-cell>
          <table:table-cell office:value-type="float" office:value="0.0485108" calcext:value-type="float">
            <text:p>0.0485108</text:p>
          </table:table-cell>
          <table:table-cell office:value-type="float" office:value="2.1577" calcext:value-type="float">
            <text:p>2.1577</text:p>
          </table:table-cell>
          <table:table-cell office:value-type="float" office:value="0.32491" calcext:value-type="float">
            <text:p>0.32491</text:p>
          </table:table-cell>
          <table:table-cell office:value-type="float" office:value="0.0874312" calcext:value-type="float">
            <text:p>0.0874312</text:p>
          </table:table-cell>
          <table:table-cell office:value-type="float" office:value="0.124768" calcext:value-type="float">
            <text:p>0.124768</text:p>
          </table:table-cell>
          <table:table-cell table:number-columns-repeated="4"/>
          <table:table-cell table:formula="of:=MIN([.A185:.BL185])" office:value-type="float" office:value="0.0485108" calcext:value-type="float">
            <text:p>0.0485108</text:p>
          </table:table-cell>
          <table:table-cell table:formula="of:=MAX([.A185:.BL185])" office:value-type="float" office:value="2.1577" calcext:value-type="float">
            <text:p>2.1577</text:p>
          </table:table-cell>
          <table:table-cell table:number-columns-repeated="7"/>
        </table:table-row>
        <table:table-row table:style-name="ro2">
          <table:table-cell office:value-type="float" office:value="0.112832" calcext:value-type="float">
            <text:p>0.112832</text:p>
          </table:table-cell>
          <table:table-cell office:value-type="float" office:value="0.140855" calcext:value-type="float">
            <text:p>0.140855</text:p>
          </table:table-cell>
          <table:table-cell office:value-type="float" office:value="0.110846" calcext:value-type="float">
            <text:p>0.110846</text:p>
          </table:table-cell>
          <table:table-cell office:value-type="float" office:value="0.263363" calcext:value-type="float">
            <text:p>0.263363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243947" calcext:value-type="float">
            <text:p>0.243947</text:p>
          </table:table-cell>
          <table:table-cell office:value-type="float" office:value="0.279746" calcext:value-type="float">
            <text:p>0.279746</text:p>
          </table:table-cell>
          <table:table-cell office:value-type="float" office:value="0.137049" calcext:value-type="float">
            <text:p>0.137049</text:p>
          </table:table-cell>
          <table:table-cell office:value-type="float" office:value="0.430201" calcext:value-type="float">
            <text:p>0.430201</text:p>
          </table:table-cell>
          <table:table-cell office:value-type="float" office:value="0.107896" calcext:value-type="float">
            <text:p>0.107896</text:p>
          </table:table-cell>
          <table:table-cell office:value-type="float" office:value="0.292358" calcext:value-type="float">
            <text:p>0.292358</text:p>
          </table:table-cell>
          <table:table-cell office:value-type="float" office:value="0.278197" calcext:value-type="float">
            <text:p>0.278197</text:p>
          </table:table-cell>
          <table:table-cell office:value-type="float" office:value="0.246714" calcext:value-type="float">
            <text:p>0.246714</text:p>
          </table:table-cell>
          <table:table-cell office:value-type="float" office:value="0.299574" calcext:value-type="float">
            <text:p>0.299574</text:p>
          </table:table-cell>
          <table:table-cell office:value-type="float" office:value="0.191683" calcext:value-type="float">
            <text:p>0.191683</text:p>
          </table:table-cell>
          <table:table-cell office:value-type="float" office:value="0.373389" calcext:value-type="float">
            <text:p>0.373389</text:p>
          </table:table-cell>
          <table:table-cell office:value-type="float" office:value="0.316312" calcext:value-type="float">
            <text:p>0.316312</text:p>
          </table:table-cell>
          <table:table-cell office:value-type="float" office:value="0.153751" calcext:value-type="float">
            <text:p>0.153751</text:p>
          </table:table-cell>
          <table:table-cell office:value-type="float" office:value="0.297429" calcext:value-type="float">
            <text:p>0.297429</text:p>
          </table:table-cell>
          <table:table-cell office:value-type="float" office:value="0.245913" calcext:value-type="float">
            <text:p>0.245913</text:p>
          </table:table-cell>
          <table:table-cell office:value-type="float" office:value="0.301448" calcext:value-type="float">
            <text:p>0.301448</text:p>
          </table:table-cell>
          <table:table-cell office:value-type="float" office:value="0.368872" calcext:value-type="float">
            <text:p>0.368872</text:p>
          </table:table-cell>
          <table:table-cell office:value-type="float" office:value="0.219207" calcext:value-type="float">
            <text:p>0.219207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0.334788" calcext:value-type="float">
            <text:p>0.334788</text:p>
          </table:table-cell>
          <table:table-cell office:value-type="float" office:value="0.212499" calcext:value-type="float">
            <text:p>0.212499</text:p>
          </table:table-cell>
          <table:table-cell office:value-type="float" office:value="0.27373" calcext:value-type="float">
            <text:p>0.27373</text:p>
          </table:table-cell>
          <table:table-cell office:value-type="float" office:value="1.13653" calcext:value-type="float">
            <text:p>1.13653</text:p>
          </table:table-cell>
          <table:table-cell office:value-type="float" office:value="0.488859" calcext:value-type="float">
            <text:p>0.488859</text:p>
          </table:table-cell>
          <table:table-cell office:value-type="float" office:value="0.427493" calcext:value-type="float">
            <text:p>0.427493</text:p>
          </table:table-cell>
          <table:table-cell office:value-type="float" office:value="0.149745" calcext:value-type="float">
            <text:p>0.149745</text:p>
          </table:table-cell>
          <table:table-cell office:value-type="float" office:value="0.333494" calcext:value-type="float">
            <text:p>0.333494</text:p>
          </table:table-cell>
          <table:table-cell office:value-type="float" office:value="0.306618" calcext:value-type="float">
            <text:p>0.306618</text:p>
          </table:table-cell>
          <table:table-cell office:value-type="float" office:value="0.159689" calcext:value-type="float">
            <text:p>0.159689</text:p>
          </table:table-cell>
          <table:table-cell office:value-type="float" office:value="0.114175" calcext:value-type="float">
            <text:p>0.114175</text:p>
          </table:table-cell>
          <table:table-cell office:value-type="float" office:value="0.385757" calcext:value-type="float">
            <text:p>0.385757</text:p>
          </table:table-cell>
          <table:table-cell office:value-type="float" office:value="1.6647" calcext:value-type="float">
            <text:p>1.6647</text:p>
          </table:table-cell>
          <table:table-cell office:value-type="float" office:value="1.30379" calcext:value-type="float">
            <text:p>1.30379</text:p>
          </table:table-cell>
          <table:table-cell office:value-type="float" office:value="0.183121" calcext:value-type="float">
            <text:p>0.183121</text:p>
          </table:table-cell>
          <table:table-cell office:value-type="float" office:value="1.30847" calcext:value-type="float">
            <text:p>1.30847</text:p>
          </table:table-cell>
          <table:table-cell office:value-type="float" office:value="1.7997" calcext:value-type="float">
            <text:p>1.7997</text:p>
          </table:table-cell>
          <table:table-cell office:value-type="float" office:value="1.58268" calcext:value-type="float">
            <text:p>1.58268</text:p>
          </table:table-cell>
          <table:table-cell office:value-type="float" office:value="0.968883" calcext:value-type="float">
            <text:p>0.968883</text:p>
          </table:table-cell>
          <table:table-cell office:value-type="float" office:value="0.106035" calcext:value-type="float">
            <text:p>0.106035</text:p>
          </table:table-cell>
          <table:table-cell office:value-type="float" office:value="0.194109" calcext:value-type="float">
            <text:p>0.194109</text:p>
          </table:table-cell>
          <table:table-cell office:value-type="float" office:value="0.174498" calcext:value-type="float">
            <text:p>0.174498</text:p>
          </table:table-cell>
          <table:table-cell office:value-type="float" office:value="0.251515" calcext:value-type="float">
            <text:p>0.251515</text:p>
          </table:table-cell>
          <table:table-cell office:value-type="float" office:value="0.580029" calcext:value-type="float">
            <text:p>0.580029</text:p>
          </table:table-cell>
          <table:table-cell office:value-type="float" office:value="0.500531" calcext:value-type="float">
            <text:p>0.500531</text:p>
          </table:table-cell>
          <table:table-cell office:value-type="float" office:value="0.44506" calcext:value-type="float">
            <text:p>0.44506</text:p>
          </table:table-cell>
          <table:table-cell office:value-type="float" office:value="1.72265" calcext:value-type="float">
            <text:p>1.72265</text:p>
          </table:table-cell>
          <table:table-cell office:value-type="float" office:value="0.941447" calcext:value-type="float">
            <text:p>0.941447</text:p>
          </table:table-cell>
          <table:table-cell office:value-type="float" office:value="0.199477" calcext:value-type="float">
            <text:p>0.199477</text:p>
          </table:table-cell>
          <table:table-cell office:value-type="float" office:value="0.050998" calcext:value-type="float">
            <text:p>0.050998</text:p>
          </table:table-cell>
          <table:table-cell office:value-type="float" office:value="1.90735" calcext:value-type="float">
            <text:p>1.90735</text:p>
          </table:table-cell>
          <table:table-cell office:value-type="float" office:value="1.94701" calcext:value-type="float">
            <text:p>1.94701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429296" calcext:value-type="float">
            <text:p>0.429296</text:p>
          </table:table-cell>
          <table:table-cell office:value-type="float" office:value="0.767812" calcext:value-type="float">
            <text:p>0.767812</text:p>
          </table:table-cell>
          <table:table-cell office:value-type="float" office:value="0.131529" calcext:value-type="float">
            <text:p>0.131529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100508" calcext:value-type="float">
            <text:p>0.100508</text:p>
          </table:table-cell>
          <table:table-cell office:value-type="float" office:value="0.135054" calcext:value-type="float">
            <text:p>0.135054</text:p>
          </table:table-cell>
          <table:table-cell office:value-type="float" office:value="0.079026" calcext:value-type="float">
            <text:p>0.079026</text:p>
          </table:table-cell>
          <table:table-cell table:number-columns-repeated="4"/>
          <table:table-cell table:formula="of:=MIN([.A186:.BL186])" office:value-type="float" office:value="0.050998" calcext:value-type="float">
            <text:p>0.050998</text:p>
          </table:table-cell>
          <table:table-cell table:formula="of:=MAX([.A186:.BL186])" office:value-type="float" office:value="1.94701" calcext:value-type="float">
            <text:p>1.94701</text:p>
          </table:table-cell>
          <table:table-cell table:number-columns-repeated="7"/>
        </table:table-row>
        <table:table-row table:style-name="ro2">
          <table:table-cell office:value-type="float" office:value="0.0809929" calcext:value-type="float">
            <text:p>0.0809929</text:p>
          </table:table-cell>
          <table:table-cell office:value-type="float" office:value="0.082449" calcext:value-type="float">
            <text:p>0.082449</text:p>
          </table:table-cell>
          <table:table-cell office:value-type="float" office:value="0.0801902" calcext:value-type="float">
            <text:p>0.0801902</text:p>
          </table:table-cell>
          <table:table-cell office:value-type="float" office:value="0.130279" calcext:value-type="float">
            <text:p>0.130279</text:p>
          </table:table-cell>
          <table:table-cell office:value-type="float" office:value="0.0788531" calcext:value-type="float">
            <text:p>0.0788531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148788" calcext:value-type="float">
            <text:p>0.148788</text:p>
          </table:table-cell>
          <table:table-cell office:value-type="float" office:value="0.073993" calcext:value-type="float">
            <text:p>0.073993</text:p>
          </table:table-cell>
          <table:table-cell office:value-type="float" office:value="0.300389" calcext:value-type="float">
            <text:p>0.300389</text:p>
          </table:table-cell>
          <table:table-cell office:value-type="float" office:value="0.16461" calcext:value-type="float">
            <text:p>0.16461</text:p>
          </table:table-cell>
          <table:table-cell office:value-type="float" office:value="0.0899479" calcext:value-type="float">
            <text:p>0.0899479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.163785" calcext:value-type="float">
            <text:p>0.163785</text:p>
          </table:table-cell>
          <table:table-cell office:value-type="float" office:value="0.064671" calcext:value-type="float">
            <text:p>0.064671</text:p>
          </table:table-cell>
          <table:table-cell office:value-type="float" office:value="0.117705" calcext:value-type="float">
            <text:p>0.117705</text:p>
          </table:table-cell>
          <table:table-cell office:value-type="float" office:value="0.0724599" calcext:value-type="float">
            <text:p>0.0724599</text:p>
          </table:table-cell>
          <table:table-cell office:value-type="float" office:value="0.126138" calcext:value-type="float">
            <text:p>0.126138</text:p>
          </table:table-cell>
          <table:table-cell office:value-type="float" office:value="0.955316" calcext:value-type="float">
            <text:p>0.955316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1.01635" calcext:value-type="float">
            <text:p>1.01635</text:p>
          </table:table-cell>
          <table:table-cell office:value-type="float" office:value="0.978616" calcext:value-type="float">
            <text:p>0.978616</text:p>
          </table:table-cell>
          <table:table-cell office:value-type="float" office:value="0.954477" calcext:value-type="float">
            <text:p>0.954477</text:p>
          </table:table-cell>
          <table:table-cell office:value-type="float" office:value="0.156985" calcext:value-type="float">
            <text:p>0.156985</text:p>
          </table:table-cell>
          <table:table-cell office:value-type="float" office:value="0.924069" calcext:value-type="float">
            <text:p>0.924069</text:p>
          </table:table-cell>
          <table:table-cell office:value-type="float" office:value="0.941296" calcext:value-type="float">
            <text:p>0.941296</text:p>
          </table:table-cell>
          <table:table-cell office:value-type="float" office:value="0.893935" calcext:value-type="float">
            <text:p>0.893935</text:p>
          </table:table-cell>
          <table:table-cell office:value-type="float" office:value="0.155606" calcext:value-type="float">
            <text:p>0.155606</text:p>
          </table:table-cell>
          <table:table-cell office:value-type="float" office:value="0.882061" calcext:value-type="float">
            <text:p>0.882061</text:p>
          </table:table-cell>
          <table:table-cell office:value-type="float" office:value="0.841291" calcext:value-type="float">
            <text:p>0.841291</text:p>
          </table:table-cell>
          <table:table-cell office:value-type="float" office:value="1.39317" calcext:value-type="float">
            <text:p>1.39317</text:p>
          </table:table-cell>
          <table:table-cell office:value-type="float" office:value="0.15026" calcext:value-type="float">
            <text:p>0.15026</text:p>
          </table:table-cell>
          <table:table-cell office:value-type="float" office:value="1.34749" calcext:value-type="float">
            <text:p>1.34749</text:p>
          </table:table-cell>
          <table:table-cell office:value-type="float" office:value="0.716176" calcext:value-type="float">
            <text:p>0.716176</text:p>
          </table:table-cell>
          <table:table-cell office:value-type="float" office:value="0.691691" calcext:value-type="float">
            <text:p>0.691691</text:p>
          </table:table-cell>
          <table:table-cell office:value-type="float" office:value="0.68272" calcext:value-type="float">
            <text:p>0.68272</text:p>
          </table:table-cell>
          <table:table-cell office:value-type="float" office:value="0.671001" calcext:value-type="float">
            <text:p>0.671001</text:p>
          </table:table-cell>
          <table:table-cell office:value-type="float" office:value="1.28466" calcext:value-type="float">
            <text:p>1.28466</text:p>
          </table:table-cell>
          <table:table-cell office:value-type="float" office:value="1.12945" calcext:value-type="float">
            <text:p>1.12945</text:p>
          </table:table-cell>
          <table:table-cell office:value-type="float" office:value="0.900694" calcext:value-type="float">
            <text:p>0.900694</text:p>
          </table:table-cell>
          <table:table-cell office:value-type="float" office:value="0.789478" calcext:value-type="float">
            <text:p>0.789478</text:p>
          </table:table-cell>
          <table:table-cell office:value-type="float" office:value="0.485214" calcext:value-type="float">
            <text:p>0.485214</text:p>
          </table:table-cell>
          <table:table-cell office:value-type="float" office:value="1.62495" calcext:value-type="float">
            <text:p>1.62495</text:p>
          </table:table-cell>
          <table:table-cell office:value-type="float" office:value="1.08143" calcext:value-type="float">
            <text:p>1.08143</text:p>
          </table:table-cell>
          <table:table-cell office:value-type="float" office:value="1.46724" calcext:value-type="float">
            <text:p>1.46724</text:p>
          </table:table-cell>
          <table:table-cell office:value-type="float" office:value="1.28278" calcext:value-type="float">
            <text:p>1.28278</text:p>
          </table:table-cell>
          <table:table-cell office:value-type="float" office:value="1.1239" calcext:value-type="float">
            <text:p>1.1239</text:p>
          </table:table-cell>
          <table:table-cell office:value-type="float" office:value="1.17751" calcext:value-type="float">
            <text:p>1.17751</text:p>
          </table:table-cell>
          <table:table-cell office:value-type="float" office:value="0.134434" calcext:value-type="float">
            <text:p>0.134434</text:p>
          </table:table-cell>
          <table:table-cell office:value-type="float" office:value="0.875243" calcext:value-type="float">
            <text:p>0.875243</text:p>
          </table:table-cell>
          <table:table-cell office:value-type="float" office:value="0.847963" calcext:value-type="float">
            <text:p>0.847963</text:p>
          </table:table-cell>
          <table:table-cell office:value-type="float" office:value="0.903902" calcext:value-type="float">
            <text:p>0.903902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0.718749" calcext:value-type="float">
            <text:p>0.718749</text:p>
          </table:table-cell>
          <table:table-cell office:value-type="float" office:value="0.750521" calcext:value-type="float">
            <text:p>0.750521</text:p>
          </table:table-cell>
          <table:table-cell office:value-type="float" office:value="0.238259" calcext:value-type="float">
            <text:p>0.238259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1.38655" calcext:value-type="float">
            <text:p>1.38655</text:p>
          </table:table-cell>
          <table:table-cell office:value-type="float" office:value="0.880328" calcext:value-type="float">
            <text:p>0.880328</text:p>
          </table:table-cell>
          <table:table-cell office:value-type="float" office:value="1.00522" calcext:value-type="float">
            <text:p>1.00522</text:p>
          </table:table-cell>
          <table:table-cell office:value-type="float" office:value="0.415455" calcext:value-type="float">
            <text:p>0.415455</text:p>
          </table:table-cell>
          <table:table-cell office:value-type="float" office:value="0.61578" calcext:value-type="float">
            <text:p>0.61578</text:p>
          </table:table-cell>
          <table:table-cell office:value-type="float" office:value="0.111632" calcext:value-type="float">
            <text:p>0.111632</text:p>
          </table:table-cell>
          <table:table-cell office:value-type="float" office:value="0.204866" calcext:value-type="float">
            <text:p>0.204866</text:p>
          </table:table-cell>
          <table:table-cell office:value-type="float" office:value="0.0526111" calcext:value-type="float">
            <text:p>0.0526111</text:p>
          </table:table-cell>
          <table:table-cell table:number-columns-repeated="4"/>
          <table:table-cell table:formula="of:=MIN([.A187:.BL187])" office:value-type="float" office:value="0.044533" calcext:value-type="float">
            <text:p>0.044533</text:p>
          </table:table-cell>
          <table:table-cell table:formula="of:=MAX([.A187:.BL187])" office:value-type="float" office:value="1.62495" calcext:value-type="float">
            <text:p>1.62495</text:p>
          </table:table-cell>
          <table:table-cell table:number-columns-repeated="7"/>
        </table:table-row>
        <table:table-row table:style-name="ro2">
          <table:table-cell office:value-type="float" office:value="0.122669" calcext:value-type="float">
            <text:p>0.122669</text:p>
          </table:table-cell>
          <table:table-cell office:value-type="float" office:value="0.147165" calcext:value-type="float">
            <text:p>0.147165</text:p>
          </table:table-cell>
          <table:table-cell office:value-type="float" office:value="0.15556" calcext:value-type="float">
            <text:p>0.15556</text:p>
          </table:table-cell>
          <table:table-cell office:value-type="float" office:value="0.158286" calcext:value-type="float">
            <text:p>0.158286</text:p>
          </table:table-cell>
          <table:table-cell office:value-type="float" office:value="0.107073" calcext:value-type="float">
            <text:p>0.107073</text:p>
          </table:table-cell>
          <table:table-cell office:value-type="float" office:value="0.152393" calcext:value-type="float">
            <text:p>0.152393</text:p>
          </table:table-cell>
          <table:table-cell office:value-type="float" office:value="0.153462" calcext:value-type="float">
            <text:p>0.153462</text:p>
          </table:table-cell>
          <table:table-cell office:value-type="float" office:value="0.156975" calcext:value-type="float">
            <text:p>0.156975</text:p>
          </table:table-cell>
          <table:table-cell office:value-type="float" office:value="0.162891" calcext:value-type="float">
            <text:p>0.162891</text:p>
          </table:table-cell>
          <table:table-cell office:value-type="float" office:value="0.143016" calcext:value-type="float">
            <text:p>0.143016</text:p>
          </table:table-cell>
          <table:table-cell office:value-type="float" office:value="0.158716" calcext:value-type="float">
            <text:p>0.158716</text:p>
          </table:table-cell>
          <table:table-cell office:value-type="float" office:value="0.165528" calcext:value-type="float">
            <text:p>0.165528</text:p>
          </table:table-cell>
          <table:table-cell office:value-type="float" office:value="0.114028" calcext:value-type="float">
            <text:p>0.114028</text:p>
          </table:table-cell>
          <table:table-cell office:value-type="float" office:value="0.593122" calcext:value-type="float">
            <text:p>0.593122</text:p>
          </table:table-cell>
          <table:table-cell office:value-type="float" office:value="0.612937" calcext:value-type="float">
            <text:p>0.612937</text:p>
          </table:table-cell>
          <table:table-cell office:value-type="float" office:value="0.199125" calcext:value-type="float">
            <text:p>0.199125</text:p>
          </table:table-cell>
          <table:table-cell office:value-type="float" office:value="0.11933" calcext:value-type="float">
            <text:p>0.11933</text:p>
          </table:table-cell>
          <table:table-cell office:value-type="float" office:value="1.04474" calcext:value-type="float">
            <text:p>1.04474</text:p>
          </table:table-cell>
          <table:table-cell office:value-type="float" office:value="0.498165" calcext:value-type="float">
            <text:p>0.498165</text:p>
          </table:table-cell>
          <table:table-cell office:value-type="float" office:value="0.270948" calcext:value-type="float">
            <text:p>0.270948</text:p>
          </table:table-cell>
          <table:table-cell office:value-type="float" office:value="0.123087" calcext:value-type="float">
            <text:p>0.123087</text:p>
          </table:table-cell>
          <table:table-cell office:value-type="float" office:value="0.461495" calcext:value-type="float">
            <text:p>0.461495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.397825" calcext:value-type="float">
            <text:p>0.397825</text:p>
          </table:table-cell>
          <table:table-cell office:value-type="float" office:value="1.03199" calcext:value-type="float">
            <text:p>1.03199</text:p>
          </table:table-cell>
          <table:table-cell office:value-type="float" office:value="0.41768" calcext:value-type="float">
            <text:p>0.41768</text:p>
          </table:table-cell>
          <table:table-cell office:value-type="float" office:value="0.187267" calcext:value-type="float">
            <text:p>0.187267</text:p>
          </table:table-cell>
          <table:table-cell office:value-type="float" office:value="1.08119" calcext:value-type="float">
            <text:p>1.08119</text:p>
          </table:table-cell>
          <table:table-cell office:value-type="float" office:value="0.902106" calcext:value-type="float">
            <text:p>0.902106</text:p>
          </table:table-cell>
          <table:table-cell office:value-type="float" office:value="0.141414" calcext:value-type="float">
            <text:p>0.141414</text:p>
          </table:table-cell>
          <table:table-cell office:value-type="float" office:value="0.812332" calcext:value-type="float">
            <text:p>0.812332</text:p>
          </table:table-cell>
          <table:table-cell office:value-type="float" office:value="0.868177" calcext:value-type="float">
            <text:p>0.868177</text:p>
          </table:table-cell>
          <table:table-cell office:value-type="float" office:value="0.131555" calcext:value-type="float">
            <text:p>0.131555</text:p>
          </table:table-cell>
          <table:table-cell office:value-type="float" office:value="0.726214" calcext:value-type="float">
            <text:p>0.726214</text:p>
          </table:table-cell>
          <table:table-cell office:value-type="float" office:value="0.792651" calcext:value-type="float">
            <text:p>0.792651</text:p>
          </table:table-cell>
          <table:table-cell office:value-type="float" office:value="1.40183" calcext:value-type="float">
            <text:p>1.40183</text:p>
          </table:table-cell>
          <table:table-cell office:value-type="float" office:value="0.142819" calcext:value-type="float">
            <text:p>0.142819</text:p>
          </table:table-cell>
          <table:table-cell office:value-type="float" office:value="1.76917" calcext:value-type="float">
            <text:p>1.76917</text:p>
          </table:table-cell>
          <table:table-cell office:value-type="float" office:value="1.27738" calcext:value-type="float">
            <text:p>1.27738</text:p>
          </table:table-cell>
          <table:table-cell office:value-type="float" office:value="1.28555" calcext:value-type="float">
            <text:p>1.28555</text:p>
          </table:table-cell>
          <table:table-cell office:value-type="float" office:value="1.12096" calcext:value-type="float">
            <text:p>1.12096</text:p>
          </table:table-cell>
          <table:table-cell office:value-type="float" office:value="1.57608" calcext:value-type="float">
            <text:p>1.57608</text:p>
          </table:table-cell>
          <table:table-cell office:value-type="float" office:value="1.85144" calcext:value-type="float">
            <text:p>1.85144</text:p>
          </table:table-cell>
          <table:table-cell office:value-type="float" office:value="1.03452" calcext:value-type="float">
            <text:p>1.03452</text:p>
          </table:table-cell>
          <table:table-cell office:value-type="float" office:value="1.7456" calcext:value-type="float">
            <text:p>1.7456</text:p>
          </table:table-cell>
          <table:table-cell office:value-type="float" office:value="0.860458" calcext:value-type="float">
            <text:p>0.860458</text:p>
          </table:table-cell>
          <table:table-cell office:value-type="float" office:value="0.430564" calcext:value-type="float">
            <text:p>0.430564</text:p>
          </table:table-cell>
          <table:table-cell office:value-type="float" office:value="0.175867" calcext:value-type="float">
            <text:p>0.175867</text:p>
          </table:table-cell>
          <table:table-cell office:value-type="float" office:value="1.39624" calcext:value-type="float">
            <text:p>1.39624</text:p>
          </table:table-cell>
          <table:table-cell office:value-type="float" office:value="1.43981" calcext:value-type="float">
            <text:p>1.43981</text:p>
          </table:table-cell>
          <table:table-cell office:value-type="float" office:value="1.13211" calcext:value-type="float">
            <text:p>1.13211</text:p>
          </table:table-cell>
          <table:table-cell office:value-type="float" office:value="0.11122" calcext:value-type="float">
            <text:p>0.11122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10479" calcext:value-type="float">
            <text:p>1.10479</text:p>
          </table:table-cell>
          <table:table-cell office:value-type="float" office:value="0.132508" calcext:value-type="float">
            <text:p>0.132508</text:p>
          </table:table-cell>
          <table:table-cell office:value-type="float" office:value="0.584026" calcext:value-type="float">
            <text:p>0.584026</text:p>
          </table:table-cell>
          <table:table-cell office:value-type="float" office:value="0.0712478" calcext:value-type="float">
            <text:p>0.0712478</text:p>
          </table:table-cell>
          <table:table-cell office:value-type="float" office:value="0.0517271" calcext:value-type="float">
            <text:p>0.0517271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0.16022" calcext:value-type="float">
            <text:p>0.16022</text:p>
          </table:table-cell>
          <table:table-cell office:value-type="float" office:value="0.0917881" calcext:value-type="float">
            <text:p>0.0917881</text:p>
          </table:table-cell>
          <table:table-cell office:value-type="float" office:value="0.741727" calcext:value-type="float">
            <text:p>0.741727</text:p>
          </table:table-cell>
          <table:table-cell office:value-type="float" office:value="0.289425" calcext:value-type="float">
            <text:p>0.289425</text:p>
          </table:table-cell>
          <table:table-cell office:value-type="float" office:value="0.0518231" calcext:value-type="float">
            <text:p>0.0518231</text:p>
          </table:table-cell>
          <table:table-cell table:number-columns-repeated="4"/>
          <table:table-cell table:formula="of:=MIN([.A188:.BL188])" office:value-type="float" office:value="0.0517271" calcext:value-type="float">
            <text:p>0.0517271</text:p>
          </table:table-cell>
          <table:table-cell table:formula="of:=MAX([.A188:.BL188])" office:value-type="float" office:value="1.85144" calcext:value-type="float">
            <text:p>1.85144</text:p>
          </table:table-cell>
          <table:table-cell table:number-columns-repeated="7"/>
        </table:table-row>
        <table:table-row table:style-name="ro2">
          <table:table-cell office:value-type="float" office:value="0.106043" calcext:value-type="float">
            <text:p>0.106043</text:p>
          </table:table-cell>
          <table:table-cell office:value-type="float" office:value="0.138967" calcext:value-type="float">
            <text:p>0.138967</text:p>
          </table:table-cell>
          <table:table-cell office:value-type="float" office:value="0.143942" calcext:value-type="float">
            <text:p>0.143942</text:p>
          </table:table-cell>
          <table:table-cell office:value-type="float" office:value="0.205024" calcext:value-type="float">
            <text:p>0.20502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111095" calcext:value-type="float">
            <text:p>0.111095</text:p>
          </table:table-cell>
          <table:table-cell office:value-type="float" office:value="0.150047" calcext:value-type="float">
            <text:p>0.150047</text:p>
          </table:table-cell>
          <table:table-cell office:value-type="float" office:value="0.189093" calcext:value-type="float">
            <text:p>0.189093</text:p>
          </table:table-cell>
          <table:table-cell office:value-type="float" office:value="0.150264" calcext:value-type="float">
            <text:p>0.150264</text:p>
          </table:table-cell>
          <table:table-cell office:value-type="float" office:value="0.156683" calcext:value-type="float">
            <text:p>0.156683</text:p>
          </table:table-cell>
          <table:table-cell office:value-type="float" office:value="0.168794" calcext:value-type="float">
            <text:p>0.168794</text:p>
          </table:table-cell>
          <table:table-cell office:value-type="float" office:value="0.355702" calcext:value-type="float">
            <text:p>0.355702</text:p>
          </table:table-cell>
          <table:table-cell office:value-type="float" office:value="0.36596" calcext:value-type="float">
            <text:p>0.36596</text:p>
          </table:table-cell>
          <table:table-cell office:value-type="float" office:value="0.160385" calcext:value-type="float">
            <text:p>0.160385</text:p>
          </table:table-cell>
          <table:table-cell office:value-type="float" office:value="0.130048" calcext:value-type="float">
            <text:p>0.130048</text:p>
          </table:table-cell>
          <table:table-cell office:value-type="float" office:value="0.293403" calcext:value-type="float">
            <text:p>0.293403</text:p>
          </table:table-cell>
          <table:table-cell office:value-type="float" office:value="0.252315" calcext:value-type="float">
            <text:p>0.252315</text:p>
          </table:table-cell>
          <table:table-cell office:value-type="float" office:value="0.180766" calcext:value-type="float">
            <text:p>0.180766</text:p>
          </table:table-cell>
          <table:table-cell office:value-type="float" office:value="0.347116" calcext:value-type="float">
            <text:p>0.347116</text:p>
          </table:table-cell>
          <table:table-cell office:value-type="float" office:value="0.112652" calcext:value-type="float">
            <text:p>0.112652</text:p>
          </table:table-cell>
          <table:table-cell office:value-type="float" office:value="0.0873048" calcext:value-type="float">
            <text:p>0.0873048</text:p>
          </table:table-cell>
          <table:table-cell office:value-type="float" office:value="0.351153" calcext:value-type="float">
            <text:p>0.351153</text:p>
          </table:table-cell>
          <table:table-cell office:value-type="float" office:value="1.1886" calcext:value-type="float">
            <text:p>1.1886</text:p>
          </table:table-cell>
          <table:table-cell office:value-type="float" office:value="0.128724" calcext:value-type="float">
            <text:p>0.128724</text:p>
          </table:table-cell>
          <table:table-cell office:value-type="float" office:value="0.305966" calcext:value-type="float">
            <text:p>0.305966</text:p>
          </table:table-cell>
          <table:table-cell office:value-type="float" office:value="1.09326" calcext:value-type="float">
            <text:p>1.09326</text:p>
          </table:table-cell>
          <table:table-cell office:value-type="float" office:value="0.407045" calcext:value-type="float">
            <text:p>0.407045</text:p>
          </table:table-cell>
          <table:table-cell office:value-type="float" office:value="0.374491" calcext:value-type="float">
            <text:p>0.374491</text:p>
          </table:table-cell>
          <table:table-cell office:value-type="float" office:value="1.41259" calcext:value-type="float">
            <text:p>1.41259</text:p>
          </table:table-cell>
          <table:table-cell office:value-type="float" office:value="0.305606" calcext:value-type="float">
            <text:p>0.305606</text:p>
          </table:table-cell>
          <table:table-cell office:value-type="float" office:value="0.30197" calcext:value-type="float">
            <text:p>0.30197</text:p>
          </table:table-cell>
          <table:table-cell office:value-type="float" office:value="1.12338" calcext:value-type="float">
            <text:p>1.12338</text:p>
          </table:table-cell>
          <table:table-cell office:value-type="float" office:value="1.157" calcext:value-type="float">
            <text:p>1.157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1.34797" calcext:value-type="float">
            <text:p>1.34797</text:p>
          </table:table-cell>
          <table:table-cell office:value-type="float" office:value="0.263681" calcext:value-type="float">
            <text:p>0.263681</text:p>
          </table:table-cell>
          <table:table-cell office:value-type="float" office:value="0.964839" calcext:value-type="float">
            <text:p>0.964839</text:p>
          </table:table-cell>
          <table:table-cell office:value-type="float" office:value="1.67491" calcext:value-type="float">
            <text:p>1.67491</text:p>
          </table:table-cell>
          <table:table-cell office:value-type="float" office:value="0.989409" calcext:value-type="float">
            <text:p>0.989409</text:p>
          </table:table-cell>
          <table:table-cell office:value-type="float" office:value="1.53212" calcext:value-type="float">
            <text:p>1.53212</text:p>
          </table:table-cell>
          <table:table-cell office:value-type="float" office:value="1.16094" calcext:value-type="float">
            <text:p>1.16094</text:p>
          </table:table-cell>
          <table:table-cell office:value-type="float" office:value="0.868901" calcext:value-type="float">
            <text:p>0.868901</text:p>
          </table:table-cell>
          <table:table-cell office:value-type="float" office:value="0.789425" calcext:value-type="float">
            <text:p>0.789425</text:p>
          </table:table-cell>
          <table:table-cell office:value-type="float" office:value="1.04526" calcext:value-type="float">
            <text:p>1.04526</text:p>
          </table:table-cell>
          <table:table-cell office:value-type="float" office:value="0.710531" calcext:value-type="float">
            <text:p>0.710531</text:p>
          </table:table-cell>
          <table:table-cell office:value-type="float" office:value="1.16743" calcext:value-type="float">
            <text:p>1.16743</text:p>
          </table:table-cell>
          <table:table-cell office:value-type="float" office:value="0.679606" calcext:value-type="float">
            <text:p>0.679606</text:p>
          </table:table-cell>
          <table:table-cell office:value-type="float" office:value="1.41442" calcext:value-type="float">
            <text:p>1.41442</text:p>
          </table:table-cell>
          <table:table-cell office:value-type="float" office:value="1.99792" calcext:value-type="float">
            <text:p>1.99792</text:p>
          </table:table-cell>
          <table:table-cell office:value-type="float" office:value="0.682775" calcext:value-type="float">
            <text:p>0.682775</text:p>
          </table:table-cell>
          <table:table-cell office:value-type="float" office:value="0.155669" calcext:value-type="float">
            <text:p>0.155669</text:p>
          </table:table-cell>
          <table:table-cell office:value-type="float" office:value="1.6661" calcext:value-type="float">
            <text:p>1.6661</text:p>
          </table:table-cell>
          <table:table-cell office:value-type="float" office:value="1.69536" calcext:value-type="float">
            <text:p>1.69536</text:p>
          </table:table-cell>
          <table:table-cell office:value-type="float" office:value="1.69187" calcext:value-type="float">
            <text:p>1.69187</text:p>
          </table:table-cell>
          <table:table-cell office:value-type="float" office:value="1.96428" calcext:value-type="float">
            <text:p>1.96428</text:p>
          </table:table-cell>
          <table:table-cell office:value-type="float" office:value="1.42802" calcext:value-type="float">
            <text:p>1.42802</text:p>
          </table:table-cell>
          <table:table-cell office:value-type="float" office:value="1.93205" calcext:value-type="float">
            <text:p>1.93205</text:p>
          </table:table-cell>
          <table:table-cell office:value-type="float" office:value="1.59058" calcext:value-type="float">
            <text:p>1.59058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0.261513" calcext:value-type="float">
            <text:p>0.261513</text:p>
          </table:table-cell>
          <table:table-cell office:value-type="float" office:value="0.888989" calcext:value-type="float">
            <text:p>0.888989</text:p>
          </table:table-cell>
          <table:table-cell office:value-type="float" office:value="0.130287" calcext:value-type="float">
            <text:p>0.130287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16464" calcext:value-type="float">
            <text:p>0.116464</text:p>
          </table:table-cell>
          <table:table-cell table:number-columns-repeated="4"/>
          <table:table-cell table:formula="of:=MIN([.A189:.BL189])" office:value-type="float" office:value="0.0873048" calcext:value-type="float">
            <text:p>0.0873048</text:p>
          </table:table-cell>
          <table:table-cell table:formula="of:=MAX([.A189:.BL189])" office:value-type="float" office:value="1.99792" calcext:value-type="float">
            <text:p>1.99792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877095" calcext:value-type="float">
            <text:p>2.2877095</text:p>
          </table:table-cell>
          <table:table-cell table:formula="of:=AVERAGE([.BR2:.BR21])" office:value-type="float" office:value="2.2877095" calcext:value-type="float">
            <text:p>2.2877095</text:p>
          </table:table-cell>
          <table:table-cell table:formula="of:=STDEV([.BQ2:.BQ21])/2" office:value-type="float" office:value="0.111982976202389" calcext:value-type="float">
            <text:p>0.1119829762</text:p>
          </table:table-cell>
          <table:table-cell table:formula="of:=STDEV([.BR2:.BR21])/2" office:value-type="float" office:value="0.111982976202389" calcext:value-type="float">
            <text:p>0.1119829762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3797922" calcext:value-type="float">
            <text:p>1.3797922</text:p>
          </table:table-cell>
          <table:table-cell table:formula="of:=AVERAGE([.BR23:.BR42])" office:value-type="float" office:value="1.77668" calcext:value-type="float">
            <text:p>1.77668</text:p>
          </table:table-cell>
          <table:table-cell table:formula="of:=STDEV([.BQ23:.BQ42])/2" office:value-type="float" office:value="0.149989660563355" calcext:value-type="float">
            <text:p>0.1499896606</text:p>
          </table:table-cell>
          <table:table-cell table:formula="of:=STDEV([.BR23:.BR42])/2" office:value-type="float" office:value="0.1605035981315" calcext:value-type="float">
            <text:p>0.160503598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741605" calcext:value-type="float">
            <text:p>0.89741605</text:p>
          </table:table-cell>
          <table:table-cell table:formula="of:=AVERAGE([.BR44:.BR63])" office:value-type="float" office:value="1.658276" calcext:value-type="float">
            <text:p>1.658276</text:p>
          </table:table-cell>
          <table:table-cell table:formula="of:=STDEV([.BQ44:.BQ63])/2" office:value-type="float" office:value="0.20817214749327" calcext:value-type="float">
            <text:p>0.2081721475</text:p>
          </table:table-cell>
          <table:table-cell table:formula="of:=STDEV([.BR44:.BR63])/2" office:value-type="float" office:value="0.236052732101604" calcext:value-type="float">
            <text:p>0.23605273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3044275" calcext:value-type="float">
            <text:p>0.43044275</text:p>
          </table:table-cell>
          <table:table-cell table:formula="of:=AVERAGE([.BR65:.BR84])" office:value-type="float" office:value="1.5205066" calcext:value-type="float">
            <text:p>1.5205066</text:p>
          </table:table-cell>
          <table:table-cell table:formula="of:=STDEV([.BQ65:.BQ84])/2" office:value-type="float" office:value="0.0757802202657331" calcext:value-type="float">
            <text:p>0.0757802203</text:p>
          </table:table-cell>
          <table:table-cell table:formula="of:=STDEV([.BR65:.BR84])/2" office:value-type="float" office:value="0.204156335008532" calcext:value-type="float">
            <text:p>0.204156335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5330215" calcext:value-type="float">
            <text:p>0.25330215</text:p>
          </table:table-cell>
          <table:table-cell table:formula="of:=AVERAGE([.BR86:.BR105])" office:value-type="float" office:value="1.58265655" calcext:value-type="float">
            <text:p>1.58265655</text:p>
          </table:table-cell>
          <table:table-cell table:formula="of:=STDEV([.BQ86:.BQ105])/2" office:value-type="float" office:value="0.0580791391123659" calcext:value-type="float">
            <text:p>0.0580791391</text:p>
          </table:table-cell>
          <table:table-cell table:formula="of:=STDEV([.BR86:.BR105])/2" office:value-type="float" office:value="0.17450442840192" calcext:value-type="float">
            <text:p>0.174504428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6615" calcext:value-type="float">
            <text:p>0.14726615</text:p>
          </table:table-cell>
          <table:table-cell table:formula="of:=AVERAGE([.BR107:.BR126])" office:value-type="float" office:value="1.7364395" calcext:value-type="float">
            <text:p>1.7364395</text:p>
          </table:table-cell>
          <table:table-cell table:formula="of:=STDEV([.BQ107:.BQ126])/2" office:value-type="float" office:value="0.0230952646201696" calcext:value-type="float">
            <text:p>0.0230952646</text:p>
          </table:table-cell>
          <table:table-cell table:formula="of:=STDEV([.BR107:.BR126])/2" office:value-type="float" office:value="0.128558125021893" calcext:value-type="float">
            <text:p>0.12855812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31216875" calcext:value-type="float">
            <text:p>0.131216875</text:p>
          </table:table-cell>
          <table:table-cell table:formula="of:=AVERAGE([.BR128:.BR147])" office:value-type="float" office:value="1.668196" calcext:value-type="float">
            <text:p>1.668196</text:p>
          </table:table-cell>
          <table:table-cell table:formula="of:=STDEV([.BQ128:.BQ147])/2" office:value-type="float" office:value="0.027258038695898" calcext:value-type="float">
            <text:p>0.0272580387</text:p>
          </table:table-cell>
          <table:table-cell table:formula="of:=STDEV([.BR128:.BR147])/2" office:value-type="float" office:value="0.147237584530653" calcext:value-type="float">
            <text:p>0.147237584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973992" calcext:value-type="float">
            <text:p>0.07973992</text:p>
          </table:table-cell>
          <table:table-cell table:formula="of:=AVERAGE([.BR149:.BR168])" office:value-type="float" office:value="1.8518955" calcext:value-type="float">
            <text:p>1.8518955</text:p>
          </table:table-cell>
          <table:table-cell table:formula="of:=STDEV([.BQ149:.BQ168])/2" office:value-type="float" office:value="0.0139450739322699" calcext:value-type="float">
            <text:p>0.0139450739</text:p>
          </table:table-cell>
          <table:table-cell table:formula="of:=STDEV([.BR149:.BR168])/2" office:value-type="float" office:value="0.129265668127748" calcext:value-type="float">
            <text:p>0.1292656681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800937" calcext:value-type="float">
            <text:p>0.05800937</text:p>
          </table:table-cell>
          <table:table-cell table:formula="of:=AVERAGE([.BR170:.BR189])" office:value-type="float" office:value="1.789023" calcext:value-type="float">
            <text:p>1.789023</text:p>
          </table:table-cell>
          <table:table-cell table:formula="of:=STDEV([.BQ170:.BQ189])/2" office:value-type="float" office:value="0.00941529553544461" calcext:value-type="float">
            <text:p>0.0094152955</text:p>
          </table:table-cell>
          <table:table-cell table:formula="of:=STDEV([.BR170:.BR189])/2" office:value-type="float" office:value="0.12695290101679" calcext:value-type="float">
            <text:p>0.126952901</text:p>
          </table:table-cell>
        </table:table-row>
      </table:table>
      <table:table table:name="4 Thread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1564" calcext:value-type="float">
            <text:p>1.91564</text:p>
          </table:table-cell>
          <table:table-cell table:number-columns-repeated="67"/>
          <table:table-cell table:formula="of:=MIN([.A2:.BL2])" office:value-type="float" office:value="1.91564" calcext:value-type="float">
            <text:p>1.91564</text:p>
          </table:table-cell>
          <table:table-cell table:formula="of:=MAX([.A2:.BL2])" office:value-type="float" office:value="1.91564" calcext:value-type="float">
            <text:p>1.91564</text:p>
          </table:table-cell>
          <table:table-cell table:number-columns-repeated="7"/>
        </table:table-row>
        <table:table-row table:style-name="ro2">
          <table:table-cell office:value-type="float" office:value="2.44814" calcext:value-type="float">
            <text:p>2.44814</text:p>
          </table:table-cell>
          <table:table-cell table:number-columns-repeated="67"/>
          <table:table-cell table:formula="of:=MIN([.A3:.BL3])" office:value-type="float" office:value="2.44814" calcext:value-type="float">
            <text:p>2.44814</text:p>
          </table:table-cell>
          <table:table-cell table:formula="of:=MAX([.A3:.BL3])" office:value-type="float" office:value="2.44814" calcext:value-type="float">
            <text:p>2.44814</text:p>
          </table:table-cell>
          <table:table-cell table:number-columns-repeated="7"/>
        </table:table-row>
        <table:table-row table:style-name="ro2">
          <table:table-cell office:value-type="float" office:value="1.90153" calcext:value-type="float">
            <text:p>1.90153</text:p>
          </table:table-cell>
          <table:table-cell table:number-columns-repeated="67"/>
          <table:table-cell table:formula="of:=MIN([.A4:.BL4])" office:value-type="float" office:value="1.90153" calcext:value-type="float">
            <text:p>1.90153</text:p>
          </table:table-cell>
          <table:table-cell table:formula="of:=MAX([.A4:.BL4])" office:value-type="float" office:value="1.90153" calcext:value-type="float">
            <text:p>1.90153</text:p>
          </table:table-cell>
          <table:table-cell table:number-columns-repeated="7"/>
        </table:table-row>
        <table:table-row table:style-name="ro2">
          <table:table-cell office:value-type="float" office:value="1.89024" calcext:value-type="float">
            <text:p>1.89024</text:p>
          </table:table-cell>
          <table:table-cell table:number-columns-repeated="67"/>
          <table:table-cell table:formula="of:=MIN([.A5:.BL5])" office:value-type="float" office:value="1.89024" calcext:value-type="float">
            <text:p>1.89024</text:p>
          </table:table-cell>
          <table:table-cell table:formula="of:=MAX([.A5:.BL5])" office:value-type="float" office:value="1.89024" calcext:value-type="float">
            <text:p>1.89024</text:p>
          </table:table-cell>
          <table:table-cell table:number-columns-repeated="7"/>
        </table:table-row>
        <table:table-row table:style-name="ro2">
          <table:table-cell office:value-type="float" office:value="2.05562" calcext:value-type="float">
            <text:p>2.05562</text:p>
          </table:table-cell>
          <table:table-cell table:number-columns-repeated="67"/>
          <table:table-cell table:formula="of:=MIN([.A6:.BL6])" office:value-type="float" office:value="2.05562" calcext:value-type="float">
            <text:p>2.05562</text:p>
          </table:table-cell>
          <table:table-cell table:formula="of:=MAX([.A6:.BL6])" office:value-type="float" office:value="2.05562" calcext:value-type="float">
            <text:p>2.05562</text:p>
          </table:table-cell>
          <table:table-cell table:number-columns-repeated="7"/>
        </table:table-row>
        <table:table-row table:style-name="ro2">
          <table:table-cell office:value-type="float" office:value="1.94699" calcext:value-type="float">
            <text:p>1.94699</text:p>
          </table:table-cell>
          <table:table-cell table:number-columns-repeated="67"/>
          <table:table-cell table:formula="of:=MIN([.A7:.BL7])" office:value-type="float" office:value="1.94699" calcext:value-type="float">
            <text:p>1.94699</text:p>
          </table:table-cell>
          <table:table-cell table:formula="of:=MAX([.A7:.BL7])" office:value-type="float" office:value="1.94699" calcext:value-type="float">
            <text:p>1.94699</text:p>
          </table:table-cell>
          <table:table-cell table:number-columns-repeated="7"/>
        </table:table-row>
        <table:table-row table:style-name="ro2">
          <table:table-cell office:value-type="float" office:value="1.91662" calcext:value-type="float">
            <text:p>1.91662</text:p>
          </table:table-cell>
          <table:table-cell table:number-columns-repeated="67"/>
          <table:table-cell table:formula="of:=MIN([.A8:.BL8])" office:value-type="float" office:value="1.91662" calcext:value-type="float">
            <text:p>1.91662</text:p>
          </table:table-cell>
          <table:table-cell table:formula="of:=MAX([.A8:.BL8])" office:value-type="float" office:value="1.91662" calcext:value-type="float">
            <text:p>1.91662</text:p>
          </table:table-cell>
          <table:table-cell table:number-columns-repeated="7"/>
        </table:table-row>
        <table:table-row table:style-name="ro2">
          <table:table-cell office:value-type="float" office:value="2.29845" calcext:value-type="float">
            <text:p>2.29845</text:p>
          </table:table-cell>
          <table:table-cell table:number-columns-repeated="67"/>
          <table:table-cell table:formula="of:=MIN([.A9:.BL9])" office:value-type="float" office:value="2.29845" calcext:value-type="float">
            <text:p>2.29845</text:p>
          </table:table-cell>
          <table:table-cell table:formula="of:=MAX([.A9:.BL9])" office:value-type="float" office:value="2.29845" calcext:value-type="float">
            <text:p>2.29845</text:p>
          </table:table-cell>
          <table:table-cell table:number-columns-repeated="7"/>
        </table:table-row>
        <table:table-row table:style-name="ro2">
          <table:table-cell office:value-type="float" office:value="1.91242" calcext:value-type="float">
            <text:p>1.91242</text:p>
          </table:table-cell>
          <table:table-cell table:number-columns-repeated="67"/>
          <table:table-cell table:formula="of:=MIN([.A10:.BL10])" office:value-type="float" office:value="1.91242" calcext:value-type="float">
            <text:p>1.91242</text:p>
          </table:table-cell>
          <table:table-cell table:formula="of:=MAX([.A10:.BL10])" office:value-type="float" office:value="1.91242" calcext:value-type="float">
            <text:p>1.91242</text:p>
          </table:table-cell>
          <table:table-cell table:number-columns-repeated="7"/>
        </table:table-row>
        <table:table-row table:style-name="ro2">
          <table:table-cell office:value-type="float" office:value="1.9144" calcext:value-type="float">
            <text:p>1.9144</text:p>
          </table:table-cell>
          <table:table-cell table:number-columns-repeated="67"/>
          <table:table-cell table:formula="of:=MIN([.A11:.BL11])" office:value-type="float" office:value="1.9144" calcext:value-type="float">
            <text:p>1.9144</text:p>
          </table:table-cell>
          <table:table-cell table:formula="of:=MAX([.A11:.BL11])" office:value-type="float" office:value="1.9144" calcext:value-type="float">
            <text:p>1.9144</text:p>
          </table:table-cell>
          <table:table-cell table:number-columns-repeated="7"/>
        </table:table-row>
        <table:table-row table:style-name="ro2">
          <table:table-cell office:value-type="float" office:value="2.4132" calcext:value-type="float">
            <text:p>2.4132</text:p>
          </table:table-cell>
          <table:table-cell table:number-columns-repeated="67"/>
          <table:table-cell table:formula="of:=MIN([.A12:.BL12])" office:value-type="float" office:value="2.4132" calcext:value-type="float">
            <text:p>2.4132</text:p>
          </table:table-cell>
          <table:table-cell table:formula="of:=MAX([.A12:.BL12])" office:value-type="float" office:value="2.4132" calcext:value-type="float">
            <text:p>2.4132</text:p>
          </table:table-cell>
          <table:table-cell table:number-columns-repeated="7"/>
        </table:table-row>
        <table:table-row table:style-name="ro2">
          <table:table-cell office:value-type="float" office:value="1.90544" calcext:value-type="float">
            <text:p>1.90544</text:p>
          </table:table-cell>
          <table:table-cell table:number-columns-repeated="67"/>
          <table:table-cell table:formula="of:=MIN([.A13:.BL13])" office:value-type="float" office:value="1.90544" calcext:value-type="float">
            <text:p>1.90544</text:p>
          </table:table-cell>
          <table:table-cell table:formula="of:=MAX([.A13:.BL13])" office:value-type="float" office:value="1.90544" calcext:value-type="float">
            <text:p>1.90544</text:p>
          </table:table-cell>
          <table:table-cell table:number-columns-repeated="7"/>
        </table:table-row>
        <table:table-row table:style-name="ro2">
          <table:table-cell office:value-type="float" office:value="1.89652" calcext:value-type="float">
            <text:p>1.89652</text:p>
          </table:table-cell>
          <table:table-cell table:number-columns-repeated="67"/>
          <table:table-cell table:formula="of:=MIN([.A14:.BL14])" office:value-type="float" office:value="1.89652" calcext:value-type="float">
            <text:p>1.89652</text:p>
          </table:table-cell>
          <table:table-cell table:formula="of:=MAX([.A14:.BL14])" office:value-type="float" office:value="1.89652" calcext:value-type="float">
            <text:p>1.89652</text:p>
          </table:table-cell>
          <table:table-cell table:number-columns-repeated="7"/>
        </table:table-row>
        <table:table-row table:style-name="ro2">
          <table:table-cell office:value-type="float" office:value="1.90116" calcext:value-type="float">
            <text:p>1.90116</text:p>
          </table:table-cell>
          <table:table-cell table:number-columns-repeated="67"/>
          <table:table-cell table:formula="of:=MIN([.A15:.BL15])" office:value-type="float" office:value="1.90116" calcext:value-type="float">
            <text:p>1.90116</text:p>
          </table:table-cell>
          <table:table-cell table:formula="of:=MAX([.A15:.BL15])" office:value-type="float" office:value="1.90116" calcext:value-type="float">
            <text:p>1.90116</text:p>
          </table:table-cell>
          <table:table-cell table:number-columns-repeated="7"/>
        </table:table-row>
        <table:table-row table:style-name="ro2">
          <table:table-cell office:value-type="float" office:value="2.41175" calcext:value-type="float">
            <text:p>2.41175</text:p>
          </table:table-cell>
          <table:table-cell table:number-columns-repeated="67"/>
          <table:table-cell table:formula="of:=MIN([.A16:.BL16])" office:value-type="float" office:value="2.41175" calcext:value-type="float">
            <text:p>2.41175</text:p>
          </table:table-cell>
          <table:table-cell table:formula="of:=MAX([.A16:.BL16])" office:value-type="float" office:value="2.41175" calcext:value-type="float">
            <text:p>2.41175</text:p>
          </table:table-cell>
          <table:table-cell table:number-columns-repeated="7"/>
        </table:table-row>
        <table:table-row table:style-name="ro2">
          <table:table-cell office:value-type="float" office:value="2.40878" calcext:value-type="float">
            <text:p>2.40878</text:p>
          </table:table-cell>
          <table:table-cell table:number-columns-repeated="67"/>
          <table:table-cell table:formula="of:=MIN([.A17:.BL17])" office:value-type="float" office:value="2.40878" calcext:value-type="float">
            <text:p>2.40878</text:p>
          </table:table-cell>
          <table:table-cell table:formula="of:=MAX([.A17:.BL17])" office:value-type="float" office:value="2.40878" calcext:value-type="float">
            <text:p>2.40878</text:p>
          </table:table-cell>
          <table:table-cell table:number-columns-repeated="7"/>
        </table:table-row>
        <table:table-row table:style-name="ro2">
          <table:table-cell office:value-type="float" office:value="1.97768" calcext:value-type="float">
            <text:p>1.97768</text:p>
          </table:table-cell>
          <table:table-cell table:number-columns-repeated="67"/>
          <table:table-cell table:formula="of:=MIN([.A18:.BL18])" office:value-type="float" office:value="1.97768" calcext:value-type="float">
            <text:p>1.97768</text:p>
          </table:table-cell>
          <table:table-cell table:formula="of:=MAX([.A18:.BL18])" office:value-type="float" office:value="1.97768" calcext:value-type="float">
            <text:p>1.97768</text:p>
          </table:table-cell>
          <table:table-cell table:number-columns-repeated="7"/>
        </table:table-row>
        <table:table-row table:style-name="ro2">
          <table:table-cell office:value-type="float" office:value="2.41584" calcext:value-type="float">
            <text:p>2.41584</text:p>
          </table:table-cell>
          <table:table-cell table:number-columns-repeated="67"/>
          <table:table-cell table:formula="of:=MIN([.A19:.BL19])" office:value-type="float" office:value="2.41584" calcext:value-type="float">
            <text:p>2.41584</text:p>
          </table:table-cell>
          <table:table-cell table:formula="of:=MAX([.A19:.BL19])" office:value-type="float" office:value="2.41584" calcext:value-type="float">
            <text:p>2.41584</text:p>
          </table:table-cell>
          <table:table-cell table:number-columns-repeated="7"/>
        </table:table-row>
        <table:table-row table:style-name="ro2">
          <table:table-cell office:value-type="float" office:value="2.41141" calcext:value-type="float">
            <text:p>2.41141</text:p>
          </table:table-cell>
          <table:table-cell table:number-columns-repeated="67"/>
          <table:table-cell table:formula="of:=MIN([.A20:.BL20])" office:value-type="float" office:value="2.41141" calcext:value-type="float">
            <text:p>2.41141</text:p>
          </table:table-cell>
          <table:table-cell table:formula="of:=MAX([.A20:.BL20])" office:value-type="float" office:value="2.41141" calcext:value-type="float">
            <text:p>2.41141</text:p>
          </table:table-cell>
          <table:table-cell table:number-columns-repeated="7"/>
        </table:table-row>
        <table:table-row table:style-name="ro2">
          <table:table-cell office:value-type="float" office:value="2.41471" calcext:value-type="float">
            <text:p>2.41471</text:p>
          </table:table-cell>
          <table:table-cell table:number-columns-repeated="67"/>
          <table:table-cell table:formula="of:=MIN([.A21:.BL21])" office:value-type="float" office:value="2.41471" calcext:value-type="float">
            <text:p>2.41471</text:p>
          </table:table-cell>
          <table:table-cell table:formula="of:=MAX([.A21:.BL21])" office:value-type="float" office:value="2.41471" calcext:value-type="float">
            <text:p>2.414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124" calcext:value-type="float">
            <text:p>1.77124</text:p>
          </table:table-cell>
          <table:table-cell office:value-type="float" office:value="2.0887" calcext:value-type="float">
            <text:p>2.0887</text:p>
          </table:table-cell>
          <table:table-cell table:number-columns-repeated="66"/>
          <table:table-cell table:formula="of:=MIN([.A23:.BL23])" office:value-type="float" office:value="1.77124" calcext:value-type="float">
            <text:p>1.77124</text:p>
          </table:table-cell>
          <table:table-cell table:formula="of:=MAX([.A23:.BL23])" office:value-type="float" office:value="2.0887" calcext:value-type="float">
            <text:p>2.0887</text:p>
          </table:table-cell>
          <table:table-cell table:number-columns-repeated="7"/>
        </table:table-row>
        <table:table-row table:style-name="ro2">
          <table:table-cell office:value-type="float" office:value="1.2226" calcext:value-type="float">
            <text:p>1.2226</text:p>
          </table:table-cell>
          <table:table-cell office:value-type="float" office:value="1.85196" calcext:value-type="float">
            <text:p>1.85196</text:p>
          </table:table-cell>
          <table:table-cell table:number-columns-repeated="66"/>
          <table:table-cell table:formula="of:=MIN([.A24:.BL24])" office:value-type="float" office:value="1.2226" calcext:value-type="float">
            <text:p>1.2226</text:p>
          </table:table-cell>
          <table:table-cell table:formula="of:=MAX([.A24:.BL24])" office:value-type="float" office:value="1.85196" calcext:value-type="float">
            <text:p>1.85196</text:p>
          </table:table-cell>
          <table:table-cell table:number-columns-repeated="7"/>
        </table:table-row>
        <table:table-row table:style-name="ro2">
          <table:table-cell office:value-type="float" office:value="1.21636" calcext:value-type="float">
            <text:p>1.21636</text:p>
          </table:table-cell>
          <table:table-cell office:value-type="float" office:value="2.02887" calcext:value-type="float">
            <text:p>2.02887</text:p>
          </table:table-cell>
          <table:table-cell table:number-columns-repeated="66"/>
          <table:table-cell table:formula="of:=MIN([.A25:.BL25])" office:value-type="float" office:value="1.21636" calcext:value-type="float">
            <text:p>1.21636</text:p>
          </table:table-cell>
          <table:table-cell table:formula="of:=MAX([.A25:.BL25])" office:value-type="float" office:value="2.02887" calcext:value-type="float">
            <text:p>2.02887</text:p>
          </table:table-cell>
          <table:table-cell table:number-columns-repeated="7"/>
        </table:table-row>
        <table:table-row table:style-name="ro2">
          <table:table-cell office:value-type="float" office:value="2.21257" calcext:value-type="float">
            <text:p>2.21257</text:p>
          </table:table-cell>
          <table:table-cell office:value-type="float" office:value="2.23521" calcext:value-type="float">
            <text:p>2.23521</text:p>
          </table:table-cell>
          <table:table-cell table:number-columns-repeated="66"/>
          <table:table-cell table:formula="of:=MIN([.A26:.BL26])" office:value-type="float" office:value="2.21257" calcext:value-type="float">
            <text:p>2.21257</text:p>
          </table:table-cell>
          <table:table-cell table:formula="of:=MAX([.A26:.BL26])" office:value-type="float" office:value="2.23521" calcext:value-type="float">
            <text:p>2.23521</text:p>
          </table:table-cell>
          <table:table-cell table:number-columns-repeated="7"/>
        </table:table-row>
        <table:table-row table:style-name="ro2">
          <table:table-cell office:value-type="float" office:value="0.961564" calcext:value-type="float">
            <text:p>0.961564</text:p>
          </table:table-cell>
          <table:table-cell office:value-type="float" office:value="1.23713" calcext:value-type="float">
            <text:p>1.23713</text:p>
          </table:table-cell>
          <table:table-cell table:number-columns-repeated="66"/>
          <table:table-cell table:formula="of:=MIN([.A27:.BL27])" office:value-type="float" office:value="0.961564" calcext:value-type="float">
            <text:p>0.961564</text:p>
          </table:table-cell>
          <table:table-cell table:formula="of:=MAX([.A27:.BL27])" office:value-type="float" office:value="1.23713" calcext:value-type="float">
            <text:p>1.23713</text:p>
          </table:table-cell>
          <table:table-cell table:number-columns-repeated="7"/>
        </table:table-row>
        <table:table-row table:style-name="ro2">
          <table:table-cell office:value-type="float" office:value="2.05879" calcext:value-type="float">
            <text:p>2.05879</text:p>
          </table:table-cell>
          <table:table-cell office:value-type="float" office:value="2.14278" calcext:value-type="float">
            <text:p>2.14278</text:p>
          </table:table-cell>
          <table:table-cell table:number-columns-repeated="66"/>
          <table:table-cell table:formula="of:=MIN([.A28:.BL28])" office:value-type="float" office:value="2.05879" calcext:value-type="float">
            <text:p>2.05879</text:p>
          </table:table-cell>
          <table:table-cell table:formula="of:=MAX([.A28:.BL28])" office:value-type="float" office:value="2.14278" calcext:value-type="float">
            <text:p>2.14278</text:p>
          </table:table-cell>
          <table:table-cell table:number-columns-repeated="7"/>
        </table:table-row>
        <table:table-row table:style-name="ro2">
          <table:table-cell office:value-type="float" office:value="1.21129" calcext:value-type="float">
            <text:p>1.21129</text:p>
          </table:table-cell>
          <table:table-cell office:value-type="float" office:value="2.06212" calcext:value-type="float">
            <text:p>2.06212</text:p>
          </table:table-cell>
          <table:table-cell table:number-columns-repeated="66"/>
          <table:table-cell table:formula="of:=MIN([.A29:.BL29])" office:value-type="float" office:value="1.21129" calcext:value-type="float">
            <text:p>1.21129</text:p>
          </table:table-cell>
          <table:table-cell table:formula="of:=MAX([.A29:.BL29])" office:value-type="float" office:value="2.06212" calcext:value-type="float">
            <text:p>2.06212</text:p>
          </table:table-cell>
          <table:table-cell table:number-columns-repeated="7"/>
        </table:table-row>
        <table:table-row table:style-name="ro2">
          <table:table-cell office:value-type="float" office:value="1.22129" calcext:value-type="float">
            <text:p>1.22129</text:p>
          </table:table-cell>
          <table:table-cell office:value-type="float" office:value="2.00486" calcext:value-type="float">
            <text:p>2.00486</text:p>
          </table:table-cell>
          <table:table-cell table:number-columns-repeated="66"/>
          <table:table-cell table:formula="of:=MIN([.A30:.BL30])" office:value-type="float" office:value="1.22129" calcext:value-type="float">
            <text:p>1.22129</text:p>
          </table:table-cell>
          <table:table-cell table:formula="of:=MAX([.A30:.BL30])" office:value-type="float" office:value="2.00486" calcext:value-type="float">
            <text:p>2.00486</text:p>
          </table:table-cell>
          <table:table-cell table:number-columns-repeated="7"/>
        </table:table-row>
        <table:table-row table:style-name="ro2">
          <table:table-cell office:value-type="float" office:value="1.20355" calcext:value-type="float">
            <text:p>1.20355</text:p>
          </table:table-cell>
          <table:table-cell office:value-type="float" office:value="2.09732" calcext:value-type="float">
            <text:p>2.09732</text:p>
          </table:table-cell>
          <table:table-cell table:number-columns-repeated="66"/>
          <table:table-cell table:formula="of:=MIN([.A31:.BL31])" office:value-type="float" office:value="1.20355" calcext:value-type="float">
            <text:p>1.20355</text:p>
          </table:table-cell>
          <table:table-cell table:formula="of:=MAX([.A31:.BL31])" office:value-type="float" office:value="2.09732" calcext:value-type="float">
            <text:p>2.09732</text:p>
          </table:table-cell>
          <table:table-cell table:number-columns-repeated="7"/>
        </table:table-row>
        <table:table-row table:style-name="ro2">
          <table:table-cell office:value-type="float" office:value="1.2177" calcext:value-type="float">
            <text:p>1.2177</text:p>
          </table:table-cell>
          <table:table-cell office:value-type="float" office:value="2.02648" calcext:value-type="float">
            <text:p>2.02648</text:p>
          </table:table-cell>
          <table:table-cell table:number-columns-repeated="66"/>
          <table:table-cell table:formula="of:=MIN([.A32:.BL32])" office:value-type="float" office:value="1.2177" calcext:value-type="float">
            <text:p>1.2177</text:p>
          </table:table-cell>
          <table:table-cell table:formula="of:=MAX([.A32:.BL32])" office:value-type="float" office:value="2.02648" calcext:value-type="float">
            <text:p>2.02648</text:p>
          </table:table-cell>
          <table:table-cell table:number-columns-repeated="7"/>
        </table:table-row>
        <table:table-row table:style-name="ro2">
          <table:table-cell office:value-type="float" office:value="1.25305" calcext:value-type="float">
            <text:p>1.25305</text:p>
          </table:table-cell>
          <table:table-cell office:value-type="float" office:value="2.09892" calcext:value-type="float">
            <text:p>2.09892</text:p>
          </table:table-cell>
          <table:table-cell table:number-columns-repeated="66"/>
          <table:table-cell table:formula="of:=MIN([.A33:.BL33])" office:value-type="float" office:value="1.25305" calcext:value-type="float">
            <text:p>1.25305</text:p>
          </table:table-cell>
          <table:table-cell table:formula="of:=MAX([.A33:.BL33])" office:value-type="float" office:value="2.09892" calcext:value-type="float">
            <text:p>2.09892</text:p>
          </table:table-cell>
          <table:table-cell table:number-columns-repeated="7"/>
        </table:table-row>
        <table:table-row table:style-name="ro2">
          <table:table-cell office:value-type="float" office:value="1.16075" calcext:value-type="float">
            <text:p>1.16075</text:p>
          </table:table-cell>
          <table:table-cell office:value-type="float" office:value="2.12147" calcext:value-type="float">
            <text:p>2.12147</text:p>
          </table:table-cell>
          <table:table-cell table:number-columns-repeated="66"/>
          <table:table-cell table:formula="of:=MIN([.A34:.BL34])" office:value-type="float" office:value="1.16075" calcext:value-type="float">
            <text:p>1.16075</text:p>
          </table:table-cell>
          <table:table-cell table:formula="of:=MAX([.A34:.BL34])" office:value-type="float" office:value="2.12147" calcext:value-type="float">
            <text:p>2.12147</text:p>
          </table:table-cell>
          <table:table-cell table:number-columns-repeated="7"/>
        </table:table-row>
        <table:table-row table:style-name="ro2">
          <table:table-cell office:value-type="float" office:value="1.27299" calcext:value-type="float">
            <text:p>1.27299</text:p>
          </table:table-cell>
          <table:table-cell office:value-type="float" office:value="1.98963" calcext:value-type="float">
            <text:p>1.98963</text:p>
          </table:table-cell>
          <table:table-cell table:number-columns-repeated="66"/>
          <table:table-cell table:formula="of:=MIN([.A35:.BL35])" office:value-type="float" office:value="1.27299" calcext:value-type="float">
            <text:p>1.27299</text:p>
          </table:table-cell>
          <table:table-cell table:formula="of:=MAX([.A35:.BL35])" office:value-type="float" office:value="1.98963" calcext:value-type="float">
            <text:p>1.98963</text:p>
          </table:table-cell>
          <table:table-cell table:number-columns-repeated="7"/>
        </table:table-row>
        <table:table-row table:style-name="ro2">
          <table:table-cell office:value-type="float" office:value="1.87017" calcext:value-type="float">
            <text:p>1.87017</text:p>
          </table:table-cell>
          <table:table-cell office:value-type="float" office:value="2.00549" calcext:value-type="float">
            <text:p>2.00549</text:p>
          </table:table-cell>
          <table:table-cell table:number-columns-repeated="66"/>
          <table:table-cell table:formula="of:=MIN([.A36:.BL36])" office:value-type="float" office:value="1.87017" calcext:value-type="float">
            <text:p>1.87017</text:p>
          </table:table-cell>
          <table:table-cell table:formula="of:=MAX([.A36:.BL36])" office:value-type="float" office:value="2.00549" calcext:value-type="float">
            <text:p>2.00549</text:p>
          </table:table-cell>
          <table:table-cell table:number-columns-repeated="7"/>
        </table:table-row>
        <table:table-row table:style-name="ro2">
          <table:table-cell office:value-type="float" office:value="1.21938" calcext:value-type="float">
            <text:p>1.21938</text:p>
          </table:table-cell>
          <table:table-cell office:value-type="float" office:value="1.97727" calcext:value-type="float">
            <text:p>1.97727</text:p>
          </table:table-cell>
          <table:table-cell table:number-columns-repeated="66"/>
          <table:table-cell table:formula="of:=MIN([.A37:.BL37])" office:value-type="float" office:value="1.21938" calcext:value-type="float">
            <text:p>1.21938</text:p>
          </table:table-cell>
          <table:table-cell table:formula="of:=MAX([.A37:.BL37])" office:value-type="float" office:value="1.97727" calcext:value-type="float">
            <text:p>1.97727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.20722</text:p>
          </table:table-cell>
          <table:table-cell office:value-type="float" office:value="2.01576" calcext:value-type="float">
            <text:p>2.01576</text:p>
          </table:table-cell>
          <table:table-cell table:number-columns-repeated="66"/>
          <table:table-cell table:formula="of:=MIN([.A38:.BL38])" office:value-type="float" office:value="1.20722" calcext:value-type="float">
            <text:p>1.20722</text:p>
          </table:table-cell>
          <table:table-cell table:formula="of:=MAX([.A38:.BL38])" office:value-type="float" office:value="2.01576" calcext:value-type="float">
            <text:p>2.01576</text:p>
          </table:table-cell>
          <table:table-cell table:number-columns-repeated="7"/>
        </table:table-row>
        <table:table-row table:style-name="ro2">
          <table:table-cell office:value-type="float" office:value="1.67819" calcext:value-type="float">
            <text:p>1.67819</text:p>
          </table:table-cell>
          <table:table-cell office:value-type="float" office:value="1.69588" calcext:value-type="float">
            <text:p>1.69588</text:p>
          </table:table-cell>
          <table:table-cell table:number-columns-repeated="66"/>
          <table:table-cell table:formula="of:=MIN([.A39:.BL39])" office:value-type="float" office:value="1.67819" calcext:value-type="float">
            <text:p>1.67819</text:p>
          </table:table-cell>
          <table:table-cell table:formula="of:=MAX([.A39:.BL39])" office:value-type="float" office:value="1.69588" calcext:value-type="float">
            <text:p>1.69588</text:p>
          </table:table-cell>
          <table:table-cell table:number-columns-repeated="7"/>
        </table:table-row>
        <table:table-row table:style-name="ro2">
          <table:table-cell office:value-type="float" office:value="1.87605" calcext:value-type="float">
            <text:p>1.87605</text:p>
          </table:table-cell>
          <table:table-cell office:value-type="float" office:value="2.13865" calcext:value-type="float">
            <text:p>2.13865</text:p>
          </table:table-cell>
          <table:table-cell table:number-columns-repeated="66"/>
          <table:table-cell table:formula="of:=MIN([.A40:.BL40])" office:value-type="float" office:value="1.87605" calcext:value-type="float">
            <text:p>1.87605</text:p>
          </table:table-cell>
          <table:table-cell table:formula="of:=MAX([.A40:.BL40])" office:value-type="float" office:value="2.13865" calcext:value-type="float">
            <text:p>2.13865</text:p>
          </table:table-cell>
          <table:table-cell table:number-columns-repeated="7"/>
        </table:table-row>
        <table:table-row table:style-name="ro2">
          <table:table-cell office:value-type="float" office:value="1.37077" calcext:value-type="float">
            <text:p>1.37077</text:p>
          </table:table-cell>
          <table:table-cell office:value-type="float" office:value="2.11088" calcext:value-type="float">
            <text:p>2.11088</text:p>
          </table:table-cell>
          <table:table-cell table:number-columns-repeated="66"/>
          <table:table-cell table:formula="of:=MIN([.A41:.BL41])" office:value-type="float" office:value="1.37077" calcext:value-type="float">
            <text:p>1.37077</text:p>
          </table:table-cell>
          <table:table-cell table:formula="of:=MAX([.A41:.BL41])" office:value-type="float" office:value="2.11088" calcext:value-type="float">
            <text:p>2.11088</text:p>
          </table:table-cell>
          <table:table-cell table:number-columns-repeated="7"/>
        </table:table-row>
        <table:table-row table:style-name="ro2">
          <table:table-cell office:value-type="float" office:value="1.24724" calcext:value-type="float">
            <text:p>1.24724</text:p>
          </table:table-cell>
          <table:table-cell office:value-type="float" office:value="1.8218" calcext:value-type="float">
            <text:p>1.8218</text:p>
          </table:table-cell>
          <table:table-cell table:number-columns-repeated="66"/>
          <table:table-cell table:formula="of:=MIN([.A42:.BL42])" office:value-type="float" office:value="1.24724" calcext:value-type="float">
            <text:p>1.24724</text:p>
          </table:table-cell>
          <table:table-cell table:formula="of:=MAX([.A42:.BL42])" office:value-type="float" office:value="1.8218" calcext:value-type="float">
            <text:p>1.82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0.614947" calcext:value-type="float">
            <text:p>0.614947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1.97557" calcext:value-type="float">
            <text:p>1.97557</text:p>
          </table:table-cell>
          <table:table-cell office:value-type="float" office:value="1.56797" calcext:value-type="float">
            <text:p>1.56797</text:p>
          </table:table-cell>
          <table:table-cell table:number-columns-repeated="64"/>
          <table:table-cell table:formula="of:=MIN([.A44:.BL44])" office:value-type="float" office:value="0.614947" calcext:value-type="float">
            <text:p>0.614947</text:p>
          </table:table-cell>
          <table:table-cell table:formula="of:=MAX([.A44:.BL44])" office:value-type="float" office:value="1.97557" calcext:value-type="float">
            <text:p>1.97557</text:p>
          </table:table-cell>
          <table:table-cell table:number-columns-repeated="7"/>
        </table:table-row>
        <table:table-row table:style-name="ro2">
          <table:table-cell office:value-type="float" office:value="0.786594" calcext:value-type="float">
            <text:p>0.786594</text:p>
          </table:table-cell>
          <table:table-cell office:value-type="float" office:value="0.829783" calcext:value-type="float">
            <text:p>0.829783</text:p>
          </table:table-cell>
          <table:table-cell office:value-type="float" office:value="0.793577" calcext:value-type="float">
            <text:p>0.793577</text:p>
          </table:table-cell>
          <table:table-cell office:value-type="float" office:value="0.906542" calcext:value-type="float">
            <text:p>0.906542</text:p>
          </table:table-cell>
          <table:table-cell table:number-columns-repeated="64"/>
          <table:table-cell table:formula="of:=MIN([.A45:.BL45])" office:value-type="float" office:value="0.786594" calcext:value-type="float">
            <text:p>0.786594</text:p>
          </table:table-cell>
          <table:table-cell table:formula="of:=MAX([.A45:.BL45])" office:value-type="float" office:value="0.906542" calcext:value-type="float">
            <text:p>0.906542</text:p>
          </table:table-cell>
          <table:table-cell table:number-columns-repeated="7"/>
        </table:table-row>
        <table:table-row table:style-name="ro2">
          <table:table-cell office:value-type="float" office:value="1.18589" calcext:value-type="float">
            <text:p>1.18589</text:p>
          </table:table-cell>
          <table:table-cell office:value-type="float" office:value="2.16855" calcext:value-type="float">
            <text:p>2.16855</text:p>
          </table:table-cell>
          <table:table-cell office:value-type="float" office:value="0.999217" calcext:value-type="float">
            <text:p>0.999217</text:p>
          </table:table-cell>
          <table:table-cell office:value-type="float" office:value="2.26061" calcext:value-type="float">
            <text:p>2.26061</text:p>
          </table:table-cell>
          <table:table-cell table:number-columns-repeated="64"/>
          <table:table-cell table:formula="of:=MIN([.A46:.BL46])" office:value-type="float" office:value="0.999217" calcext:value-type="float">
            <text:p>0.999217</text:p>
          </table:table-cell>
          <table:table-cell table:formula="of:=MAX([.A46:.BL46])" office:value-type="float" office:value="2.26061" calcext:value-type="float">
            <text:p>2.26061</text:p>
          </table:table-cell>
          <table:table-cell table:number-columns-repeated="7"/>
        </table:table-row>
        <table:table-row table:style-name="ro2">
          <table:table-cell office:value-type="float" office:value="0.915147" calcext:value-type="float">
            <text:p>0.915147</text:p>
          </table:table-cell>
          <table:table-cell office:value-type="float" office:value="1.14999" calcext:value-type="float">
            <text:p>1.14999</text:p>
          </table:table-cell>
          <table:table-cell office:value-type="float" office:value="2.08241" calcext:value-type="float">
            <text:p>2.08241</text:p>
          </table:table-cell>
          <table:table-cell office:value-type="float" office:value="2.12304" calcext:value-type="float">
            <text:p>2.12304</text:p>
          </table:table-cell>
          <table:table-cell table:number-columns-repeated="64"/>
          <table:table-cell table:formula="of:=MIN([.A47:.BL47])" office:value-type="float" office:value="0.915147" calcext:value-type="float">
            <text:p>0.915147</text:p>
          </table:table-cell>
          <table:table-cell table:formula="of:=MAX([.A47:.BL47])" office:value-type="float" office:value="2.12304" calcext:value-type="float">
            <text:p>2.12304</text:p>
          </table:table-cell>
          <table:table-cell table:number-columns-repeated="7"/>
        </table:table-row>
        <table:table-row table:style-name="ro2">
          <table:table-cell office:value-type="float" office:value="0.875018" calcext:value-type="float">
            <text:p>0.875018</text:p>
          </table:table-cell>
          <table:table-cell office:value-type="float" office:value="0.992608" calcext:value-type="float">
            <text:p>0.992608</text:p>
          </table:table-cell>
          <table:table-cell office:value-type="float" office:value="0.701454" calcext:value-type="float">
            <text:p>0.701454</text:p>
          </table:table-cell>
          <table:table-cell office:value-type="float" office:value="1.03317" calcext:value-type="float">
            <text:p>1.03317</text:p>
          </table:table-cell>
          <table:table-cell table:number-columns-repeated="64"/>
          <table:table-cell table:formula="of:=MIN([.A48:.BL48])" office:value-type="float" office:value="0.701454" calcext:value-type="float">
            <text:p>0.701454</text:p>
          </table:table-cell>
          <table:table-cell table:formula="of:=MAX([.A48:.BL48])" office:value-type="float" office:value="1.03317" calcext:value-type="float">
            <text:p>1.03317</text:p>
          </table:table-cell>
          <table:table-cell table:number-columns-repeated="7"/>
        </table:table-row>
        <table:table-row table:style-name="ro2">
          <table:table-cell office:value-type="float" office:value="0.612163" calcext:value-type="float">
            <text:p>0.612163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0.611971" calcext:value-type="float">
            <text:p>0.611971</text:p>
          </table:table-cell>
          <table:table-cell table:number-columns-repeated="64"/>
          <table:table-cell table:formula="of:=MIN([.A49:.BL49])" office:value-type="float" office:value="0.611971" calcext:value-type="float">
            <text:p>0.611971</text:p>
          </table:table-cell>
          <table:table-cell table:formula="of:=MAX([.A49:.BL49])" office:value-type="float" office:value="1.02834" calcext:value-type="float">
            <text:p>1.02834</text:p>
          </table:table-cell>
          <table:table-cell table:number-columns-repeated="7"/>
        </table:table-row>
        <table:table-row table:style-name="ro2">
          <table:table-cell office:value-type="float" office:value="1.13446" calcext:value-type="float">
            <text:p>1.13446</text:p>
          </table:table-cell>
          <table:table-cell office:value-type="float" office:value="1.55011" calcext:value-type="float">
            <text:p>1.55011</text:p>
          </table:table-cell>
          <table:table-cell office:value-type="float" office:value="0.759378" calcext:value-type="float">
            <text:p>0.759378</text:p>
          </table:table-cell>
          <table:table-cell office:value-type="float" office:value="1.96828" calcext:value-type="float">
            <text:p>1.96828</text:p>
          </table:table-cell>
          <table:table-cell table:number-columns-repeated="64"/>
          <table:table-cell table:formula="of:=MIN([.A50:.BL50])" office:value-type="float" office:value="0.759378" calcext:value-type="float">
            <text:p>0.759378</text:p>
          </table:table-cell>
          <table:table-cell table:formula="of:=MAX([.A50:.BL50])" office:value-type="float" office:value="1.96828" calcext:value-type="float">
            <text:p>1.96828</text:p>
          </table:table-cell>
          <table:table-cell table:number-columns-repeated="7"/>
        </table:table-row>
        <table:table-row table:style-name="ro2">
          <table:table-cell office:value-type="float" office:value="0.611048" calcext:value-type="float">
            <text:p>0.611048</text:p>
          </table:table-cell>
          <table:table-cell office:value-type="float" office:value="0.618828" calcext:value-type="float">
            <text:p>0.618828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0.746286" calcext:value-type="float">
            <text:p>0.746286</text:p>
          </table:table-cell>
          <table:table-cell table:number-columns-repeated="64"/>
          <table:table-cell table:formula="of:=MIN([.A51:.BL51])" office:value-type="float" office:value="0.611048" calcext:value-type="float">
            <text:p>0.611048</text:p>
          </table:table-cell>
          <table:table-cell table:formula="of:=MAX([.A51:.BL51])" office:value-type="float" office:value="1.44083" calcext:value-type="float">
            <text:p>1.44083</text:p>
          </table:table-cell>
          <table:table-cell table:number-columns-repeated="7"/>
        </table:table-row>
        <table:table-row table:style-name="ro2">
          <table:table-cell office:value-type="float" office:value="1.16308" calcext:value-type="float">
            <text:p>1.16308</text:p>
          </table:table-cell>
          <table:table-cell office:value-type="float" office:value="1.68488" calcext:value-type="float">
            <text:p>1.68488</text:p>
          </table:table-cell>
          <table:table-cell office:value-type="float" office:value="1.88684" calcext:value-type="float">
            <text:p>1.88684</text:p>
          </table:table-cell>
          <table:table-cell office:value-type="float" office:value="1.03298" calcext:value-type="float">
            <text:p>1.03298</text:p>
          </table:table-cell>
          <table:table-cell table:number-columns-repeated="64"/>
          <table:table-cell table:formula="of:=MIN([.A52:.BL52])" office:value-type="float" office:value="1.03298" calcext:value-type="float">
            <text:p>1.03298</text:p>
          </table:table-cell>
          <table:table-cell table:formula="of:=MAX([.A52:.BL52])" office:value-type="float" office:value="1.88684" calcext:value-type="float">
            <text:p>1.88684</text:p>
          </table:table-cell>
          <table:table-cell table:number-columns-repeated="7"/>
        </table:table-row>
        <table:table-row table:style-name="ro2">
          <table:table-cell office:value-type="float" office:value="1.04257" calcext:value-type="float">
            <text:p>1.04257</text:p>
          </table:table-cell>
          <table:table-cell office:value-type="float" office:value="2.04038" calcext:value-type="float">
            <text:p>2.04038</text:p>
          </table:table-cell>
          <table:table-cell office:value-type="float" office:value="1.11881" calcext:value-type="float">
            <text:p>1.11881</text:p>
          </table:table-cell>
          <table:table-cell office:value-type="float" office:value="2.21511" calcext:value-type="float">
            <text:p>2.21511</text:p>
          </table:table-cell>
          <table:table-cell table:number-columns-repeated="64"/>
          <table:table-cell table:formula="of:=MIN([.A53:.BL53])" office:value-type="float" office:value="1.04257" calcext:value-type="float">
            <text:p>1.04257</text:p>
          </table:table-cell>
          <table:table-cell table:formula="of:=MAX([.A53:.BL53])" office:value-type="float" office:value="2.21511" calcext:value-type="float">
            <text:p>2.21511</text:p>
          </table:table-cell>
          <table:table-cell table:number-columns-repeated="7"/>
        </table:table-row>
        <table:table-row table:style-name="ro2">
          <table:table-cell office:value-type="float" office:value="0.612741" calcext:value-type="float">
            <text:p>0.612741</text:p>
          </table:table-cell>
          <table:table-cell office:value-type="float" office:value="0.829986" calcext:value-type="float">
            <text:p>0.829986</text:p>
          </table:table-cell>
          <table:table-cell office:value-type="float" office:value="1.66057" calcext:value-type="float">
            <text:p>1.66057</text:p>
          </table:table-cell>
          <table:table-cell office:value-type="float" office:value="1.36814" calcext:value-type="float">
            <text:p>1.36814</text:p>
          </table:table-cell>
          <table:table-cell table:number-columns-repeated="64"/>
          <table:table-cell table:formula="of:=MIN([.A54:.BL54])" office:value-type="float" office:value="0.612741" calcext:value-type="float">
            <text:p>0.612741</text:p>
          </table:table-cell>
          <table:table-cell table:formula="of:=MAX([.A54:.BL54])" office:value-type="float" office:value="1.66057" calcext:value-type="float">
            <text:p>1.66057</text:p>
          </table:table-cell>
          <table:table-cell table:number-columns-repeated="7"/>
        </table:table-row>
        <table:table-row table:style-name="ro2">
          <table:table-cell office:value-type="float" office:value="0.97364" calcext:value-type="float">
            <text:p>0.97364</text:p>
          </table:table-cell>
          <table:table-cell office:value-type="float" office:value="1.32537" calcext:value-type="float">
            <text:p>1.32537</text:p>
          </table:table-cell>
          <table:table-cell office:value-type="float" office:value="0.533689" calcext:value-type="float">
            <text:p>0.533689</text:p>
          </table:table-cell>
          <table:table-cell office:value-type="float" office:value="2.0863" calcext:value-type="float">
            <text:p>2.0863</text:p>
          </table:table-cell>
          <table:table-cell table:number-columns-repeated="64"/>
          <table:table-cell table:formula="of:=MIN([.A55:.BL55])" office:value-type="float" office:value="0.533689" calcext:value-type="float">
            <text:p>0.533689</text:p>
          </table:table-cell>
          <table:table-cell table:formula="of:=MAX([.A55:.BL55])" office:value-type="float" office:value="2.0863" calcext:value-type="float">
            <text:p>2.0863</text:p>
          </table:table-cell>
          <table:table-cell table:number-columns-repeated="7"/>
        </table:table-row>
        <table:table-row table:style-name="ro2">
          <table:table-cell office:value-type="float" office:value="1.2105" calcext:value-type="float">
            <text:p>1.2105</text:p>
          </table:table-cell>
          <table:table-cell office:value-type="float" office:value="2.20073" calcext:value-type="float">
            <text:p>2.20073</text:p>
          </table:table-cell>
          <table:table-cell office:value-type="float" office:value="2.25668" calcext:value-type="float">
            <text:p>2.25668</text:p>
          </table:table-cell>
          <table:table-cell office:value-type="float" office:value="1.11385" calcext:value-type="float">
            <text:p>1.11385</text:p>
          </table:table-cell>
          <table:table-cell table:number-columns-repeated="64"/>
          <table:table-cell table:formula="of:=MIN([.A56:.BL56])" office:value-type="float" office:value="1.11385" calcext:value-type="float">
            <text:p>1.11385</text:p>
          </table:table-cell>
          <table:table-cell table:formula="of:=MAX([.A56:.BL56])" office:value-type="float" office:value="2.25668" calcext:value-type="float">
            <text:p>2.25668</text:p>
          </table:table-cell>
          <table:table-cell table:number-columns-repeated="7"/>
        </table:table-row>
        <table:table-row table:style-name="ro2">
          <table:table-cell office:value-type="float" office:value="1.15313" calcext:value-type="float">
            <text:p>1.15313</text:p>
          </table:table-cell>
          <table:table-cell office:value-type="float" office:value="1.47385" calcext:value-type="float">
            <text:p>1.47385</text:p>
          </table:table-cell>
          <table:table-cell office:value-type="float" office:value="1.68618" calcext:value-type="float">
            <text:p>1.68618</text:p>
          </table:table-cell>
          <table:table-cell office:value-type="float" office:value="0.614266" calcext:value-type="float">
            <text:p>0.614266</text:p>
          </table:table-cell>
          <table:table-cell table:number-columns-repeated="64"/>
          <table:table-cell table:formula="of:=MIN([.A57:.BL57])" office:value-type="float" office:value="0.614266" calcext:value-type="float">
            <text:p>0.614266</text:p>
          </table:table-cell>
          <table:table-cell table:formula="of:=MAX([.A57:.BL57])" office:value-type="float" office:value="1.68618" calcext:value-type="float">
            <text:p>1.68618</text:p>
          </table:table-cell>
          <table:table-cell table:number-columns-repeated="7"/>
        </table:table-row>
        <table:table-row table:style-name="ro2">
          <table:table-cell office:value-type="float" office:value="1.20674" calcext:value-type="float">
            <text:p>1.20674</text:p>
          </table:table-cell>
          <table:table-cell office:value-type="float" office:value="1.64729" calcext:value-type="float">
            <text:p>1.64729</text:p>
          </table:table-cell>
          <table:table-cell office:value-type="float" office:value="0.948163" calcext:value-type="float">
            <text:p>0.948163</text:p>
          </table:table-cell>
          <table:table-cell office:value-type="float" office:value="2.20041" calcext:value-type="float">
            <text:p>2.20041</text:p>
          </table:table-cell>
          <table:table-cell table:number-columns-repeated="64"/>
          <table:table-cell table:formula="of:=MIN([.A58:.BL58])" office:value-type="float" office:value="0.948163" calcext:value-type="float">
            <text:p>0.948163</text:p>
          </table:table-cell>
          <table:table-cell table:formula="of:=MAX([.A58:.BL58])" office:value-type="float" office:value="2.20041" calcext:value-type="float">
            <text:p>2.20041</text:p>
          </table:table-cell>
          <table:table-cell table:number-columns-repeated="7"/>
        </table:table-row>
        <table:table-row table:style-name="ro2">
          <table:table-cell office:value-type="float" office:value="0.606549" calcext:value-type="float">
            <text:p>0.606549</text:p>
          </table:table-cell>
          <table:table-cell office:value-type="float" office:value="0.606199" calcext:value-type="float">
            <text:p>0.606199</text:p>
          </table:table-cell>
          <table:table-cell office:value-type="float" office:value="0.608602" calcext:value-type="float">
            <text:p>0.608602</text:p>
          </table:table-cell>
          <table:table-cell office:value-type="float" office:value="0.605543" calcext:value-type="float">
            <text:p>0.605543</text:p>
          </table:table-cell>
          <table:table-cell table:number-columns-repeated="64"/>
          <table:table-cell table:formula="of:=MIN([.A59:.BL59])" office:value-type="float" office:value="0.605543" calcext:value-type="float">
            <text:p>0.605543</text:p>
          </table:table-cell>
          <table:table-cell table:formula="of:=MAX([.A59:.BL59])" office:value-type="float" office:value="0.608602" calcext:value-type="float">
            <text:p>0.608602</text:p>
          </table:table-cell>
          <table:table-cell table:number-columns-repeated="7"/>
        </table:table-row>
        <table:table-row table:style-name="ro2">
          <table:table-cell office:value-type="float" office:value="1.22831" calcext:value-type="float">
            <text:p>1.22831</text:p>
          </table:table-cell>
          <table:table-cell office:value-type="float" office:value="1.67366" calcext:value-type="float">
            <text:p>1.67366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0.989331" calcext:value-type="float">
            <text:p>0.989331</text:p>
          </table:table-cell>
          <table:table-cell table:number-columns-repeated="64"/>
          <table:table-cell table:formula="of:=MIN([.A60:.BL60])" office:value-type="float" office:value="0.989331" calcext:value-type="float">
            <text:p>0.989331</text:p>
          </table:table-cell>
          <table:table-cell table:formula="of:=MAX([.A60:.BL60])" office:value-type="float" office:value="1.81464" calcext:value-type="float">
            <text:p>1.81464</text:p>
          </table:table-cell>
          <table:table-cell table:number-columns-repeated="7"/>
        </table:table-row>
        <table:table-row table:style-name="ro2">
          <table:table-cell office:value-type="float" office:value="0.913252" calcext:value-type="float">
            <text:p>0.913252</text:p>
          </table:table-cell>
          <table:table-cell office:value-type="float" office:value="1.1676" calcext:value-type="float">
            <text:p>1.1676</text:p>
          </table:table-cell>
          <table:table-cell office:value-type="float" office:value="2.09755" calcext:value-type="float">
            <text:p>2.09755</text:p>
          </table:table-cell>
          <table:table-cell office:value-type="float" office:value="2.17074" calcext:value-type="float">
            <text:p>2.17074</text:p>
          </table:table-cell>
          <table:table-cell table:number-columns-repeated="64"/>
          <table:table-cell table:formula="of:=MIN([.A61:.BL61])" office:value-type="float" office:value="0.913252" calcext:value-type="float">
            <text:p>0.913252</text:p>
          </table:table-cell>
          <table:table-cell table:formula="of:=MAX([.A61:.BL61])" office:value-type="float" office:value="2.17074" calcext:value-type="float">
            <text:p>2.17074</text:p>
          </table:table-cell>
          <table:table-cell table:number-columns-repeated="7"/>
        </table:table-row>
        <table:table-row table:style-name="ro2">
          <table:table-cell office:value-type="float" office:value="1.17604" calcext:value-type="float">
            <text:p>1.17604</text:p>
          </table:table-cell>
          <table:table-cell office:value-type="float" office:value="0.610414" calcext:value-type="float">
            <text:p>0.610414</text:p>
          </table:table-cell>
          <table:table-cell office:value-type="float" office:value="2.0842" calcext:value-type="float">
            <text:p>2.0842</text:p>
          </table:table-cell>
          <table:table-cell office:value-type="float" office:value="2.10643" calcext:value-type="float">
            <text:p>2.10643</text:p>
          </table:table-cell>
          <table:table-cell table:number-columns-repeated="64"/>
          <table:table-cell table:formula="of:=MIN([.A62:.BL62])" office:value-type="float" office:value="0.610414" calcext:value-type="float">
            <text:p>0.610414</text:p>
          </table:table-cell>
          <table:table-cell table:formula="of:=MAX([.A62:.BL62])" office:value-type="float" office:value="2.10643" calcext:value-type="float">
            <text:p>2.10643</text:p>
          </table:table-cell>
          <table:table-cell table:number-columns-repeated="7"/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1.57194" calcext:value-type="float">
            <text:p>1.57194</text:p>
          </table:table-cell>
          <table:table-cell office:value-type="float" office:value="1.70036" calcext:value-type="float">
            <text:p>1.70036</text:p>
          </table:table-cell>
          <table:table-cell office:value-type="float" office:value="0.604183" calcext:value-type="float">
            <text:p>0.604183</text:p>
          </table:table-cell>
          <table:table-cell table:number-columns-repeated="64"/>
          <table:table-cell table:formula="of:=MIN([.A63:.BL63])" office:value-type="float" office:value="0.604183" calcext:value-type="float">
            <text:p>0.604183</text:p>
          </table:table-cell>
          <table:table-cell table:formula="of:=MAX([.A63:.BL63])" office:value-type="float" office:value="1.70036" calcext:value-type="float">
            <text:p>1.700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0.64499" calcext:value-type="float">
            <text:p>0.64499</text:p>
          </table:table-cell>
          <table:table-cell office:value-type="float" office:value="0.93804" calcext:value-type="float">
            <text:p>0.93804</text:p>
          </table:table-cell>
          <table:table-cell office:value-type="float" office:value="1.20354" calcext:value-type="float">
            <text:p>1.20354</text:p>
          </table:table-cell>
          <table:table-cell office:value-type="float" office:value="0.603652" calcext:value-type="float">
            <text:p>0.603652</text:p>
          </table:table-cell>
          <table:table-cell office:value-type="float" office:value="0.468773" calcext:value-type="float">
            <text:p>0.468773</text:p>
          </table:table-cell>
          <table:table-cell office:value-type="float" office:value="1.37283" calcext:value-type="float">
            <text:p>1.37283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0.887044" calcext:value-type="float">
            <text:p>0.887044</text:p>
          </table:table-cell>
          <table:table-cell table:number-columns-repeated="60"/>
          <table:table-cell table:formula="of:=MIN([.A65:.BL65])" office:value-type="float" office:value="0.468773" calcext:value-type="float">
            <text:p>0.468773</text:p>
          </table:table-cell>
          <table:table-cell table:formula="of:=MAX([.A65:.BL65])" office:value-type="float" office:value="1.37283" calcext:value-type="float">
            <text:p>1.37283</text:p>
          </table:table-cell>
          <table:table-cell table:number-columns-repeated="7"/>
        </table:table-row>
        <table:table-row table:style-name="ro2">
          <table:table-cell office:value-type="float" office:value="1.21055" calcext:value-type="float">
            <text:p>1.21055</text:p>
          </table:table-cell>
          <table:table-cell office:value-type="float" office:value="1.22184" calcext:value-type="float">
            <text:p>1.22184</text:p>
          </table:table-cell>
          <table:table-cell office:value-type="float" office:value="1.26063" calcext:value-type="float">
            <text:p>1.26063</text:p>
          </table:table-cell>
          <table:table-cell office:value-type="float" office:value="1.2665" calcext:value-type="float">
            <text:p>1.2665</text:p>
          </table:table-cell>
          <table:table-cell office:value-type="float" office:value="1.0955" calcext:value-type="float">
            <text:p>1.0955</text:p>
          </table:table-cell>
          <table:table-cell office:value-type="float" office:value="1.15795" calcext:value-type="float">
            <text:p>1.15795</text:p>
          </table:table-cell>
          <table:table-cell office:value-type="float" office:value="1.13714" calcext:value-type="float">
            <text:p>1.13714</text:p>
          </table:table-cell>
          <table:table-cell office:value-type="float" office:value="1.23138" calcext:value-type="float">
            <text:p>1.23138</text:p>
          </table:table-cell>
          <table:table-cell table:number-columns-repeated="60"/>
          <table:table-cell table:formula="of:=MIN([.A66:.BL66])" office:value-type="float" office:value="1.0955" calcext:value-type="float">
            <text:p>1.0955</text:p>
          </table:table-cell>
          <table:table-cell table:formula="of:=MAX([.A66:.BL66])" office:value-type="float" office:value="1.2665" calcext:value-type="float">
            <text:p>1.2665</text:p>
          </table:table-cell>
          <table:table-cell table:number-columns-repeated="7"/>
        </table:table-row>
        <table:table-row table:style-name="ro2">
          <table:table-cell office:value-type="float" office:value="1.13645" calcext:value-type="float">
            <text:p>1.13645</text:p>
          </table:table-cell>
          <table:table-cell office:value-type="float" office:value="1.18534" calcext:value-type="float">
            <text:p>1.18534</text:p>
          </table:table-cell>
          <table:table-cell office:value-type="float" office:value="1.21701" calcext:value-type="float">
            <text:p>1.21701</text:p>
          </table:table-cell>
          <table:table-cell office:value-type="float" office:value="1.4488" calcext:value-type="float">
            <text:p>1.4488</text:p>
          </table:table-cell>
          <table:table-cell office:value-type="float" office:value="1.29025" calcext:value-type="float">
            <text:p>1.29025</text:p>
          </table:table-cell>
          <table:table-cell office:value-type="float" office:value="1.29081" calcext:value-type="float">
            <text:p>1.29081</text:p>
          </table:table-cell>
          <table:table-cell office:value-type="float" office:value="1.23043" calcext:value-type="float">
            <text:p>1.23043</text:p>
          </table:table-cell>
          <table:table-cell office:value-type="float" office:value="1.01836" calcext:value-type="float">
            <text:p>1.01836</text:p>
          </table:table-cell>
          <table:table-cell table:number-columns-repeated="60"/>
          <table:table-cell table:formula="of:=MIN([.A67:.BL67])" office:value-type="float" office:value="1.01836" calcext:value-type="float">
            <text:p>1.01836</text:p>
          </table:table-cell>
          <table:table-cell table:formula="of:=MAX([.A67:.BL67])" office:value-type="float" office:value="1.4488" calcext:value-type="float">
            <text:p>1.4488</text:p>
          </table:table-cell>
          <table:table-cell table:number-columns-repeated="7"/>
        </table:table-row>
        <table:table-row table:style-name="ro2">
          <table:table-cell office:value-type="float" office:value="0.45778" calcext:value-type="float">
            <text:p>0.45778</text:p>
          </table:table-cell>
          <table:table-cell office:value-type="float" office:value="0.763689" calcext:value-type="float">
            <text:p>0.763689</text:p>
          </table:table-cell>
          <table:table-cell office:value-type="float" office:value="0.68055" calcext:value-type="float">
            <text:p>0.68055</text:p>
          </table:table-cell>
          <table:table-cell office:value-type="float" office:value="1.14058" calcext:value-type="float">
            <text:p>1.14058</text:p>
          </table:table-cell>
          <table:table-cell office:value-type="float" office:value="0.485924" calcext:value-type="float">
            <text:p>0.485924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400171" calcext:value-type="float">
            <text:p>0.400171</text:p>
          </table:table-cell>
          <table:table-cell office:value-type="float" office:value="0.942549" calcext:value-type="float">
            <text:p>0.942549</text:p>
          </table:table-cell>
          <table:table-cell table:number-columns-repeated="60"/>
          <table:table-cell table:formula="of:=MIN([.A68:.BL68])" office:value-type="float" office:value="0.400171" calcext:value-type="float">
            <text:p>0.400171</text:p>
          </table:table-cell>
          <table:table-cell table:formula="of:=MAX([.A68:.BL68])" office:value-type="float" office:value="1.14058" calcext:value-type="float">
            <text:p>1.14058</text:p>
          </table:table-cell>
          <table:table-cell table:number-columns-repeated="7"/>
        </table:table-row>
        <table:table-row table:style-name="ro2">
          <table:table-cell office:value-type="float" office:value="1.15105" calcext:value-type="float">
            <text:p>1.15105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.2353" calcext:value-type="float">
            <text:p>1.2353</text:p>
          </table:table-cell>
          <table:table-cell office:value-type="float" office:value="1.36449" calcext:value-type="float">
            <text:p>1.36449</text:p>
          </table:table-cell>
          <table:table-cell office:value-type="float" office:value="0.389309" calcext:value-type="float">
            <text:p>0.389309</text:p>
          </table:table-cell>
          <table:table-cell office:value-type="float" office:value="0.531702" calcext:value-type="float">
            <text:p>0.531702</text:p>
          </table:table-cell>
          <table:table-cell office:value-type="float" office:value="0.302946" calcext:value-type="float">
            <text:p>0.302946</text:p>
          </table:table-cell>
          <table:table-cell office:value-type="float" office:value="0.30216" calcext:value-type="float">
            <text:p>0.30216</text:p>
          </table:table-cell>
          <table:table-cell table:number-columns-repeated="60"/>
          <table:table-cell table:formula="of:=MIN([.A69:.BL69])" office:value-type="float" office:value="0.30216" calcext:value-type="float">
            <text:p>0.30216</text:p>
          </table:table-cell>
          <table:table-cell table:formula="of:=MAX([.A69:.BL69])" office:value-type="float" office:value="1.36449" calcext:value-type="float">
            <text:p>1.36449</text:p>
          </table:table-cell>
          <table:table-cell table:number-columns-repeated="7"/>
        </table:table-row>
        <table:table-row table:style-name="ro2">
          <table:table-cell office:value-type="float" office:value="0.665553" calcext:value-type="float">
            <text:p>0.665553</text:p>
          </table:table-cell>
          <table:table-cell office:value-type="float" office:value="0.973283" calcext:value-type="float">
            <text:p>0.973283</text:p>
          </table:table-cell>
          <table:table-cell office:value-type="float" office:value="0.991047" calcext:value-type="float">
            <text:p>0.991047</text:p>
          </table:table-cell>
          <table:table-cell office:value-type="float" office:value="0.315164" calcext:value-type="float">
            <text:p>0.315164</text:p>
          </table:table-cell>
          <table:table-cell office:value-type="float" office:value="0.502845" calcext:value-type="float">
            <text:p>0.502845</text:p>
          </table:table-cell>
          <table:table-cell office:value-type="float" office:value="0.437001" calcext:value-type="float">
            <text:p>0.437001</text:p>
          </table:table-cell>
          <table:table-cell office:value-type="float" office:value="0.452205" calcext:value-type="float">
            <text:p>0.452205</text:p>
          </table:table-cell>
          <table:table-cell office:value-type="float" office:value="1.35369" calcext:value-type="float">
            <text:p>1.35369</text:p>
          </table:table-cell>
          <table:table-cell table:number-columns-repeated="60"/>
          <table:table-cell table:formula="of:=MIN([.A70:.BL70])" office:value-type="float" office:value="0.315164" calcext:value-type="float">
            <text:p>0.315164</text:p>
          </table:table-cell>
          <table:table-cell table:formula="of:=MAX([.A70:.BL70])" office:value-type="float" office:value="1.35369" calcext:value-type="float">
            <text:p>1.35369</text:p>
          </table:table-cell>
          <table:table-cell table:number-columns-repeated="7"/>
        </table:table-row>
        <table:table-row table:style-name="ro2">
          <table:table-cell office:value-type="float" office:value="0.468878" calcext:value-type="float">
            <text:p>0.468878</text:p>
          </table:table-cell>
          <table:table-cell office:value-type="float" office:value="0.8236" calcext:value-type="float">
            <text:p>0.8236</text:p>
          </table:table-cell>
          <table:table-cell office:value-type="float" office:value="1.03313" calcext:value-type="float">
            <text:p>1.03313</text:p>
          </table:table-cell>
          <table:table-cell office:value-type="float" office:value="0.811714" calcext:value-type="float">
            <text:p>0.811714</text:p>
          </table:table-cell>
          <table:table-cell office:value-type="float" office:value="0.738698" calcext:value-type="float">
            <text:p>0.738698</text:p>
          </table:table-cell>
          <table:table-cell office:value-type="float" office:value="0.789052" calcext:value-type="float">
            <text:p>0.789052</text:p>
          </table:table-cell>
          <table:table-cell office:value-type="float" office:value="0.609079" calcext:value-type="float">
            <text:p>0.609079</text:p>
          </table:table-cell>
          <table:table-cell office:value-type="float" office:value="0.905592" calcext:value-type="float">
            <text:p>0.905592</text:p>
          </table:table-cell>
          <table:table-cell table:number-columns-repeated="60"/>
          <table:table-cell table:formula="of:=MIN([.A71:.BL71])" office:value-type="float" office:value="0.468878" calcext:value-type="float">
            <text:p>0.468878</text:p>
          </table:table-cell>
          <table:table-cell table:formula="of:=MAX([.A71:.BL71])" office:value-type="float" office:value="1.03313" calcext:value-type="float">
            <text:p>1.03313</text:p>
          </table:table-cell>
          <table:table-cell table:number-columns-repeated="7"/>
        </table:table-row>
        <table:table-row table:style-name="ro2">
          <table:table-cell office:value-type="float" office:value="1.1659" calcext:value-type="float">
            <text:p>1.1659</text:p>
          </table:table-cell>
          <table:table-cell office:value-type="float" office:value="1.2015" calcext:value-type="float">
            <text:p>1.2015</text:p>
          </table:table-cell>
          <table:table-cell office:value-type="float" office:value="0.53017" calcext:value-type="float">
            <text:p>0.53017</text:p>
          </table:table-cell>
          <table:table-cell office:value-type="float" office:value="1.78652" calcext:value-type="float">
            <text:p>1.78652</text:p>
          </table:table-cell>
          <table:table-cell office:value-type="float" office:value="0.824671" calcext:value-type="float">
            <text:p>0.824671</text:p>
          </table:table-cell>
          <table:table-cell office:value-type="float" office:value="2.02043" calcext:value-type="float">
            <text:p>2.02043</text:p>
          </table:table-cell>
          <table:table-cell office:value-type="float" office:value="0.837537" calcext:value-type="float">
            <text:p>0.837537</text:p>
          </table:table-cell>
          <table:table-cell office:value-type="float" office:value="0.302207" calcext:value-type="float">
            <text:p>0.302207</text:p>
          </table:table-cell>
          <table:table-cell table:number-columns-repeated="60"/>
          <table:table-cell table:formula="of:=MIN([.A72:.BL72])" office:value-type="float" office:value="0.302207" calcext:value-type="float">
            <text:p>0.302207</text:p>
          </table:table-cell>
          <table:table-cell table:formula="of:=MAX([.A72:.BL72])" office:value-type="float" office:value="2.02043" calcext:value-type="float">
            <text:p>2.02043</text:p>
          </table:table-cell>
          <table:table-cell table:number-columns-repeated="7"/>
        </table:table-row>
        <table:table-row table:style-name="ro2">
          <table:table-cell office:value-type="float" office:value="1.14722" calcext:value-type="float">
            <text:p>1.14722</text:p>
          </table:table-cell>
          <table:table-cell office:value-type="float" office:value="1.23936" calcext:value-type="float">
            <text:p>1.23936</text:p>
          </table:table-cell>
          <table:table-cell office:value-type="float" office:value="1.25305" calcext:value-type="float">
            <text:p>1.25305</text:p>
          </table:table-cell>
          <table:table-cell office:value-type="float" office:value="1.33225" calcext:value-type="float">
            <text:p>1.33225</text:p>
          </table:table-cell>
          <table:table-cell office:value-type="float" office:value="0.606919" calcext:value-type="float">
            <text:p>0.606919</text:p>
          </table:table-cell>
          <table:table-cell office:value-type="float" office:value="0.915151" calcext:value-type="float">
            <text:p>0.915151</text:p>
          </table:table-cell>
          <table:table-cell office:value-type="float" office:value="0.974281" calcext:value-type="float">
            <text:p>0.974281</text:p>
          </table:table-cell>
          <table:table-cell office:value-type="float" office:value="1.09829" calcext:value-type="float">
            <text:p>1.09829</text:p>
          </table:table-cell>
          <table:table-cell table:number-columns-repeated="60"/>
          <table:table-cell table:formula="of:=MIN([.A73:.BL73])" office:value-type="float" office:value="0.606919" calcext:value-type="float">
            <text:p>0.606919</text:p>
          </table:table-cell>
          <table:table-cell table:formula="of:=MAX([.A73:.BL73])" office:value-type="float" office:value="1.33225" calcext:value-type="float">
            <text:p>1.33225</text:p>
          </table:table-cell>
          <table:table-cell table:number-columns-repeated="7"/>
        </table:table-row>
        <table:table-row table:style-name="ro2">
          <table:table-cell office:value-type="float" office:value="0.528641" calcext:value-type="float">
            <text:p>0.528641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616805" calcext:value-type="float">
            <text:p>0.616805</text:p>
          </table:table-cell>
          <table:table-cell office:value-type="float" office:value="1.15455" calcext:value-type="float">
            <text:p>1.15455</text:p>
          </table:table-cell>
          <table:table-cell office:value-type="float" office:value="0.331489" calcext:value-type="float">
            <text:p>0.331489</text:p>
          </table:table-cell>
          <table:table-cell office:value-type="float" office:value="0.642376" calcext:value-type="float">
            <text:p>0.642376</text:p>
          </table:table-cell>
          <table:table-cell office:value-type="float" office:value="1.04256" calcext:value-type="float">
            <text:p>1.04256</text:p>
          </table:table-cell>
          <table:table-cell office:value-type="float" office:value="0.302634" calcext:value-type="float">
            <text:p>0.302634</text:p>
          </table:table-cell>
          <table:table-cell table:number-columns-repeated="60"/>
          <table:table-cell table:formula="of:=MIN([.A74:.BL74])" office:value-type="float" office:value="0.302634" calcext:value-type="float">
            <text:p>0.302634</text:p>
          </table:table-cell>
          <table:table-cell table:formula="of:=MAX([.A74:.BL74])" office:value-type="float" office:value="1.15455" calcext:value-type="float">
            <text:p>1.15455</text:p>
          </table:table-cell>
          <table:table-cell table:number-columns-repeated="7"/>
        </table:table-row>
        <table:table-row table:style-name="ro2">
          <table:table-cell office:value-type="float" office:value="0.602814" calcext:value-type="float">
            <text:p>0.602814</text:p>
          </table:table-cell>
          <table:table-cell office:value-type="float" office:value="0.554084" calcext:value-type="float">
            <text:p>0.554084</text:p>
          </table:table-cell>
          <table:table-cell office:value-type="float" office:value="1.18826" calcext:value-type="float">
            <text:p>1.18826</text:p>
          </table:table-cell>
          <table:table-cell office:value-type="float" office:value="1.31783" calcext:value-type="float">
            <text:p>1.31783</text:p>
          </table:table-cell>
          <table:table-cell office:value-type="float" office:value="0.518113" calcext:value-type="float">
            <text:p>0.518113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0.779027" calcext:value-type="float">
            <text:p>0.779027</text:p>
          </table:table-cell>
          <table:table-cell office:value-type="float" office:value="0.297532" calcext:value-type="float">
            <text:p>0.297532</text:p>
          </table:table-cell>
          <table:table-cell table:number-columns-repeated="60"/>
          <table:table-cell table:formula="of:=MIN([.A75:.BL75])" office:value-type="float" office:value="0.297532" calcext:value-type="float">
            <text:p>0.297532</text:p>
          </table:table-cell>
          <table:table-cell table:formula="of:=MAX([.A75:.BL75])" office:value-type="float" office:value="1.31783" calcext:value-type="float">
            <text:p>1.31783</text:p>
          </table:table-cell>
          <table:table-cell table:number-columns-repeated="7"/>
        </table:table-row>
        <table:table-row table:style-name="ro2">
          <table:table-cell office:value-type="float" office:value="0.680658" calcext:value-type="float">
            <text:p>0.680658</text:p>
          </table:table-cell>
          <table:table-cell office:value-type="float" office:value="0.960124" calcext:value-type="float">
            <text:p>0.96012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0.898365" calcext:value-type="float">
            <text:p>0.898365</text:p>
          </table:table-cell>
          <table:table-cell office:value-type="float" office:value="0.647941" calcext:value-type="float">
            <text:p>0.647941</text:p>
          </table:table-cell>
          <table:table-cell office:value-type="float" office:value="0.718184" calcext:value-type="float">
            <text:p>0.718184</text:p>
          </table:table-cell>
          <table:table-cell office:value-type="float" office:value="0.304339" calcext:value-type="float">
            <text:p>0.304339</text:p>
          </table:table-cell>
          <table:table-cell office:value-type="float" office:value="0.630163" calcext:value-type="float">
            <text:p>0.630163</text:p>
          </table:table-cell>
          <table:table-cell table:number-columns-repeated="60"/>
          <table:table-cell table:formula="of:=MIN([.A76:.BL76])" office:value-type="float" office:value="0.304339" calcext:value-type="float">
            <text:p>0.304339</text:p>
          </table:table-cell>
          <table:table-cell table:formula="of:=MAX([.A76:.BL76])" office:value-type="float" office:value="1.17258" calcext:value-type="float">
            <text:p>1.17258</text:p>
          </table:table-cell>
          <table:table-cell table:number-columns-repeated="7"/>
        </table:table-row>
        <table:table-row table:style-name="ro2">
          <table:table-cell office:value-type="float" office:value="1.23556" calcext:value-type="float">
            <text:p>1.23556</text:p>
          </table:table-cell>
          <table:table-cell office:value-type="float" office:value="1.23001" calcext:value-type="float">
            <text:p>1.23001</text:p>
          </table:table-cell>
          <table:table-cell office:value-type="float" office:value="1.27123" calcext:value-type="float">
            <text:p>1.27123</text:p>
          </table:table-cell>
          <table:table-cell office:value-type="float" office:value="1.15679" calcext:value-type="float">
            <text:p>1.15679</text:p>
          </table:table-cell>
          <table:table-cell office:value-type="float" office:value="1.18548" calcext:value-type="float">
            <text:p>1.18548</text:p>
          </table:table-cell>
          <table:table-cell office:value-type="float" office:value="1.22477" calcext:value-type="float">
            <text:p>1.22477</text:p>
          </table:table-cell>
          <table:table-cell office:value-type="float" office:value="2.46366" calcext:value-type="float">
            <text:p>2.46366</text:p>
          </table:table-cell>
          <table:table-cell office:value-type="float" office:value="1.24098" calcext:value-type="float">
            <text:p>1.24098</text:p>
          </table:table-cell>
          <table:table-cell table:number-columns-repeated="60"/>
          <table:table-cell table:formula="of:=MIN([.A77:.BL77])" office:value-type="float" office:value="1.15679" calcext:value-type="float">
            <text:p>1.15679</text:p>
          </table:table-cell>
          <table:table-cell table:formula="of:=MAX([.A77:.BL77])" office:value-type="float" office:value="2.46366" calcext:value-type="float">
            <text:p>2.46366</text:p>
          </table:table-cell>
          <table:table-cell table:number-columns-repeated="7"/>
        </table:table-row>
        <table:table-row table:style-name="ro2">
          <table:table-cell office:value-type="float" office:value="1.15872" calcext:value-type="float">
            <text:p>1.15872</text:p>
          </table:table-cell>
          <table:table-cell office:value-type="float" office:value="1.16993" calcext:value-type="float">
            <text:p>1.16993</text:p>
          </table:table-cell>
          <table:table-cell office:value-type="float" office:value="1.24344" calcext:value-type="float">
            <text:p>1.24344</text:p>
          </table:table-cell>
          <table:table-cell office:value-type="float" office:value="1.25593" calcext:value-type="float">
            <text:p>1.25593</text:p>
          </table:table-cell>
          <table:table-cell office:value-type="float" office:value="0.717337" calcext:value-type="float">
            <text:p>0.717337</text:p>
          </table:table-cell>
          <table:table-cell office:value-type="float" office:value="0.770559" calcext:value-type="float">
            <text:p>0.770559</text:p>
          </table:table-cell>
          <table:table-cell office:value-type="float" office:value="0.897169" calcext:value-type="float">
            <text:p>0.897169</text:p>
          </table:table-cell>
          <table:table-cell office:value-type="float" office:value="0.300011" calcext:value-type="float">
            <text:p>0.300011</text:p>
          </table:table-cell>
          <table:table-cell table:number-columns-repeated="60"/>
          <table:table-cell table:formula="of:=MIN([.A78:.BL78])" office:value-type="float" office:value="0.300011" calcext:value-type="float">
            <text:p>0.300011</text:p>
          </table:table-cell>
          <table:table-cell table:formula="of:=MAX([.A78:.BL78])" office:value-type="float" office:value="1.25593" calcext:value-type="float">
            <text:p>1.25593</text:p>
          </table:table-cell>
          <table:table-cell table:number-columns-repeated="7"/>
        </table:table-row>
        <table:table-row table:style-name="ro2">
          <table:table-cell office:value-type="float" office:value="1.14688" calcext:value-type="float">
            <text:p>1.14688</text:p>
          </table:table-cell>
          <table:table-cell office:value-type="float" office:value="1.152" calcext:value-type="float">
            <text:p>1.152</text:p>
          </table:table-cell>
          <table:table-cell office:value-type="float" office:value="1.20819" calcext:value-type="float">
            <text:p>1.20819</text:p>
          </table:table-cell>
          <table:table-cell office:value-type="float" office:value="1.24522" calcext:value-type="float">
            <text:p>1.24522</text:p>
          </table:table-cell>
          <table:table-cell office:value-type="float" office:value="0.358824" calcext:value-type="float">
            <text:p>0.358824</text:p>
          </table:table-cell>
          <table:table-cell office:value-type="float" office:value="0.432226" calcext:value-type="float">
            <text:p>0.432226</text:p>
          </table:table-cell>
          <table:table-cell office:value-type="float" office:value="0.307556" calcext:value-type="float">
            <text:p>0.307556</text:p>
          </table:table-cell>
          <table:table-cell office:value-type="float" office:value="0.661946" calcext:value-type="float">
            <text:p>0.661946</text:p>
          </table:table-cell>
          <table:table-cell table:number-columns-repeated="60"/>
          <table:table-cell table:formula="of:=MIN([.A79:.BL79])" office:value-type="float" office:value="0.307556" calcext:value-type="float">
            <text:p>0.307556</text:p>
          </table:table-cell>
          <table:table-cell table:formula="of:=MAX([.A79:.BL79])" office:value-type="float" office:value="1.24522" calcext:value-type="float">
            <text:p>1.24522</text:p>
          </table:table-cell>
          <table:table-cell table:number-columns-repeated="7"/>
        </table:table-row>
        <table:table-row table:style-name="ro2">
          <table:table-cell office:value-type="float" office:value="1.23011" calcext:value-type="float">
            <text:p>1.23011</text:p>
          </table:table-cell>
          <table:table-cell office:value-type="float" office:value="1.23257" calcext:value-type="float">
            <text:p>1.23257</text:p>
          </table:table-cell>
          <table:table-cell office:value-type="float" office:value="1.25393" calcext:value-type="float">
            <text:p>1.25393</text:p>
          </table:table-cell>
          <table:table-cell office:value-type="float" office:value="1.25346" calcext:value-type="float">
            <text:p>1.25346</text:p>
          </table:table-cell>
          <table:table-cell office:value-type="float" office:value="1.23589" calcext:value-type="float">
            <text:p>1.23589</text:p>
          </table:table-cell>
          <table:table-cell office:value-type="float" office:value="1.23754" calcext:value-type="float">
            <text:p>1.23754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27625" calcext:value-type="float">
            <text:p>1.27625</text:p>
          </table:table-cell>
          <table:table-cell table:number-columns-repeated="60"/>
          <table:table-cell table:formula="of:=MIN([.A80:.BL80])" office:value-type="float" office:value="1.2283" calcext:value-type="float">
            <text:p>1.2283</text:p>
          </table:table-cell>
          <table:table-cell table:formula="of:=MAX([.A80:.BL80])" office:value-type="float" office:value="1.27625" calcext:value-type="float">
            <text:p>1.27625</text:p>
          </table:table-cell>
          <table:table-cell table:number-columns-repeated="7"/>
        </table:table-row>
        <table:table-row table:style-name="ro2">
          <table:table-cell office:value-type="float" office:value="1.21472" calcext:value-type="float">
            <text:p>1.21472</text:p>
          </table:table-cell>
          <table:table-cell office:value-type="float" office:value="1.24807" calcext:value-type="float">
            <text:p>1.24807</text:p>
          </table:table-cell>
          <table:table-cell office:value-type="float" office:value="1.26493" calcext:value-type="float">
            <text:p>1.26493</text:p>
          </table:table-cell>
          <table:table-cell office:value-type="float" office:value="1.34682" calcext:value-type="float">
            <text:p>1.34682</text:p>
          </table:table-cell>
          <table:table-cell office:value-type="float" office:value="0.758991" calcext:value-type="float">
            <text:p>0.758991</text:p>
          </table:table-cell>
          <table:table-cell office:value-type="float" office:value="0.894167" calcext:value-type="float">
            <text:p>0.894167</text:p>
          </table:table-cell>
          <table:table-cell office:value-type="float" office:value="0.975307" calcext:value-type="float">
            <text:p>0.975307</text:p>
          </table:table-cell>
          <table:table-cell office:value-type="float" office:value="1.15563" calcext:value-type="float">
            <text:p>1.15563</text:p>
          </table:table-cell>
          <table:table-cell table:number-columns-repeated="60"/>
          <table:table-cell table:formula="of:=MIN([.A81:.BL81])" office:value-type="float" office:value="0.758991" calcext:value-type="float">
            <text:p>0.758991</text:p>
          </table:table-cell>
          <table:table-cell table:formula="of:=MAX([.A81:.BL81])" office:value-type="float" office:value="1.34682" calcext:value-type="float">
            <text:p>1.34682</text:p>
          </table:table-cell>
          <table:table-cell table:number-columns-repeated="7"/>
        </table:table-row>
        <table:table-row table:style-name="ro2">
          <table:table-cell office:value-type="float" office:value="0.579788" calcext:value-type="float">
            <text:p>0.579788</text:p>
          </table:table-cell>
          <table:table-cell office:value-type="float" office:value="0.789701" calcext:value-type="float">
            <text:p>0.789701</text:p>
          </table:table-cell>
          <table:table-cell office:value-type="float" office:value="0.498858" calcext:value-type="float">
            <text:p>0.498858</text:p>
          </table:table-cell>
          <table:table-cell office:value-type="float" office:value="0.501559" calcext:value-type="float">
            <text:p>0.501559</text:p>
          </table:table-cell>
          <table:table-cell office:value-type="float" office:value="0.417565" calcext:value-type="float">
            <text:p>0.417565</text:p>
          </table:table-cell>
          <table:table-cell office:value-type="float" office:value="1.67518" calcext:value-type="float">
            <text:p>1.67518</text:p>
          </table:table-cell>
          <table:table-cell office:value-type="float" office:value="0.391453" calcext:value-type="float">
            <text:p>0.391453</text:p>
          </table:table-cell>
          <table:table-cell office:value-type="float" office:value="0.300907" calcext:value-type="float">
            <text:p>0.300907</text:p>
          </table:table-cell>
          <table:table-cell table:number-columns-repeated="60"/>
          <table:table-cell table:formula="of:=MIN([.A82:.BL82])" office:value-type="float" office:value="0.300907" calcext:value-type="float">
            <text:p>0.300907</text:p>
          </table:table-cell>
          <table:table-cell table:formula="of:=MAX([.A82:.BL82])" office:value-type="float" office:value="1.67518" calcext:value-type="float">
            <text:p>1.67518</text:p>
          </table:table-cell>
          <table:table-cell table:number-columns-repeated="7"/>
        </table:table-row>
        <table:table-row table:style-name="ro2">
          <table:table-cell office:value-type="float" office:value="0.531549" calcext:value-type="float">
            <text:p>0.531549</text:p>
          </table:table-cell>
          <table:table-cell office:value-type="float" office:value="0.313156" calcext:value-type="float">
            <text:p>0.313156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6258" calcext:value-type="float">
            <text:p>1.06258</text:p>
          </table:table-cell>
          <table:table-cell office:value-type="float" office:value="0.423249" calcext:value-type="float">
            <text:p>0.423249</text:p>
          </table:table-cell>
          <table:table-cell office:value-type="float" office:value="0.624131" calcext:value-type="float">
            <text:p>0.624131</text:p>
          </table:table-cell>
          <table:table-cell office:value-type="float" office:value="0.892847" calcext:value-type="float">
            <text:p>0.892847</text:p>
          </table:table-cell>
          <table:table-cell office:value-type="float" office:value="0.3044" calcext:value-type="float">
            <text:p>0.3044</text:p>
          </table:table-cell>
          <table:table-cell table:number-columns-repeated="60"/>
          <table:table-cell table:formula="of:=MIN([.A83:.BL83])" office:value-type="float" office:value="0.3044" calcext:value-type="float">
            <text:p>0.3044</text:p>
          </table:table-cell>
          <table:table-cell table:formula="of:=MAX([.A83:.BL83])" office:value-type="float" office:value="1.06258" calcext:value-type="float">
            <text:p>1.06258</text:p>
          </table:table-cell>
          <table:table-cell table:number-columns-repeated="7"/>
        </table:table-row>
        <table:table-row table:style-name="ro2">
          <table:table-cell office:value-type="float" office:value="1.16413" calcext:value-type="float">
            <text:p>1.16413</text:p>
          </table:table-cell>
          <table:table-cell office:value-type="float" office:value="1.29131" calcext:value-type="float">
            <text:p>1.29131</text:p>
          </table:table-cell>
          <table:table-cell office:value-type="float" office:value="1.31486" calcext:value-type="float">
            <text:p>1.31486</text:p>
          </table:table-cell>
          <table:table-cell office:value-type="float" office:value="1.42455" calcext:value-type="float">
            <text:p>1.42455</text:p>
          </table:table-cell>
          <table:table-cell office:value-type="float" office:value="0.810239" calcext:value-type="float">
            <text:p>0.810239</text:p>
          </table:table-cell>
          <table:table-cell office:value-type="float" office:value="1.05422" calcext:value-type="float">
            <text:p>1.05422</text:p>
          </table:table-cell>
          <table:table-cell office:value-type="float" office:value="1.15566" calcext:value-type="float">
            <text:p>1.15566</text:p>
          </table:table-cell>
          <table:table-cell office:value-type="float" office:value="0.937457" calcext:value-type="float">
            <text:p>0.937457</text:p>
          </table:table-cell>
          <table:table-cell table:number-columns-repeated="60"/>
          <table:table-cell table:formula="of:=MIN([.A84:.BL84])" office:value-type="float" office:value="0.810239" calcext:value-type="float">
            <text:p>0.810239</text:p>
          </table:table-cell>
          <table:table-cell table:formula="of:=MAX([.A84:.BL84])" office:value-type="float" office:value="1.42455" calcext:value-type="float">
            <text:p>1.424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226189" calcext:value-type="float">
            <text:p>0.226189</text:p>
          </table:table-cell>
          <table:table-cell office:value-type="float" office:value="0.208182" calcext:value-type="float">
            <text:p>0.208182</text:p>
          </table:table-cell>
          <table:table-cell office:value-type="float" office:value="0.318803" calcext:value-type="float">
            <text:p>0.318803</text:p>
          </table:table-cell>
          <table:table-cell office:value-type="float" office:value="0.558545" calcext:value-type="float">
            <text:p>0.558545</text:p>
          </table:table-cell>
          <table:table-cell office:value-type="float" office:value="0.210395" calcext:value-type="float">
            <text:p>0.210395</text:p>
          </table:table-cell>
          <table:table-cell office:value-type="float" office:value="0.310434" calcext:value-type="float">
            <text:p>0.310434</text:p>
          </table:table-cell>
          <table:table-cell office:value-type="float" office:value="0.800677" calcext:value-type="float">
            <text:p>0.800677</text:p>
          </table:table-cell>
          <table:table-cell office:value-type="float" office:value="0.430282" calcext:value-type="float">
            <text:p>0.430282</text:p>
          </table:table-cell>
          <table:table-cell office:value-type="float" office:value="0.452255" calcext:value-type="float">
            <text:p>0.452255</text:p>
          </table:table-cell>
          <table:table-cell office:value-type="float" office:value="0.495112" calcext:value-type="float">
            <text:p>0.495112</text:p>
          </table:table-cell>
          <table:table-cell office:value-type="float" office:value="1.46294" calcext:value-type="float">
            <text:p>1.46294</text:p>
          </table:table-cell>
          <table:table-cell office:value-type="float" office:value="0.291942" calcext:value-type="float">
            <text:p>0.291942</text:p>
          </table:table-cell>
          <table:table-cell office:value-type="float" office:value="0.422892" calcext:value-type="float">
            <text:p>0.422892</text:p>
          </table:table-cell>
          <table:table-cell office:value-type="float" office:value="1.30506" calcext:value-type="float">
            <text:p>1.30506</text:p>
          </table:table-cell>
          <table:table-cell office:value-type="float" office:value="0.422964" calcext:value-type="float">
            <text:p>0.422964</text:p>
          </table:table-cell>
          <table:table-cell office:value-type="float" office:value="0.613636" calcext:value-type="float">
            <text:p>0.613636</text:p>
          </table:table-cell>
          <table:table-cell table:number-columns-repeated="52"/>
          <table:table-cell table:formula="of:=MIN([.A86:.BL86])" office:value-type="float" office:value="0.208182" calcext:value-type="float">
            <text:p>0.208182</text:p>
          </table:table-cell>
          <table:table-cell table:formula="of:=MAX([.A86:.BL86])" office:value-type="float" office:value="1.46294" calcext:value-type="float">
            <text:p>1.46294</text:p>
          </table:table-cell>
          <table:table-cell table:number-columns-repeated="7"/>
        </table:table-row>
        <table:table-row table:style-name="ro2">
          <table:table-cell office:value-type="float" office:value="0.595213" calcext:value-type="float">
            <text:p>0.595213</text:p>
          </table:table-cell>
          <table:table-cell office:value-type="float" office:value="0.620148" calcext:value-type="float">
            <text:p>0.620148</text:p>
          </table:table-cell>
          <table:table-cell office:value-type="float" office:value="0.707302" calcext:value-type="float">
            <text:p>0.707302</text:p>
          </table:table-cell>
          <table:table-cell office:value-type="float" office:value="0.445114" calcext:value-type="float">
            <text:p>0.445114</text:p>
          </table:table-cell>
          <table:table-cell office:value-type="float" office:value="0.40507" calcext:value-type="float">
            <text:p>0.40507</text:p>
          </table:table-cell>
          <table:table-cell office:value-type="float" office:value="0.560552" calcext:value-type="float">
            <text:p>0.560552</text:p>
          </table:table-cell>
          <table:table-cell office:value-type="float" office:value="0.712998" calcext:value-type="float">
            <text:p>0.712998</text:p>
          </table:table-cell>
          <table:table-cell office:value-type="float" office:value="0.736348" calcext:value-type="float">
            <text:p>0.736348</text:p>
          </table:table-cell>
          <table:table-cell office:value-type="float" office:value="1.35016" calcext:value-type="float">
            <text:p>1.35016</text:p>
          </table:table-cell>
          <table:table-cell office:value-type="float" office:value="0.52081" calcext:value-type="float">
            <text:p>0.52081</text:p>
          </table:table-cell>
          <table:table-cell office:value-type="float" office:value="0.41966" calcext:value-type="float">
            <text:p>0.41966</text:p>
          </table:table-cell>
          <table:table-cell office:value-type="float" office:value="0.762971" calcext:value-type="float">
            <text:p>0.762971</text:p>
          </table:table-cell>
          <table:table-cell office:value-type="float" office:value="1.22841" calcext:value-type="float">
            <text:p>1.22841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205086" calcext:value-type="float">
            <text:p>0.205086</text:p>
          </table:table-cell>
          <table:table-cell office:value-type="float" office:value="0.146578" calcext:value-type="float">
            <text:p>0.146578</text:p>
          </table:table-cell>
          <table:table-cell table:number-columns-repeated="52"/>
          <table:table-cell table:formula="of:=MIN([.A87:.BL87])" office:value-type="float" office:value="0.146578" calcext:value-type="float">
            <text:p>0.146578</text:p>
          </table:table-cell>
          <table:table-cell table:formula="of:=MAX([.A87:.BL87])" office:value-type="float" office:value="1.35016" calcext:value-type="float">
            <text:p>1.35016</text:p>
          </table:table-cell>
          <table:table-cell table:number-columns-repeated="7"/>
        </table:table-row>
        <table:table-row table:style-name="ro2">
          <table:table-cell office:value-type="float" office:value="0.549379" calcext:value-type="float">
            <text:p>0.549379</text:p>
          </table:table-cell>
          <table:table-cell office:value-type="float" office:value="0.574834" calcext:value-type="float">
            <text:p>0.574834</text:p>
          </table:table-cell>
          <table:table-cell office:value-type="float" office:value="0.65509" calcext:value-type="float">
            <text:p>0.65509</text:p>
          </table:table-cell>
          <table:table-cell office:value-type="float" office:value="0.757519" calcext:value-type="float">
            <text:p>0.757519</text:p>
          </table:table-cell>
          <table:table-cell office:value-type="float" office:value="0.642183" calcext:value-type="float">
            <text:p>0.642183</text:p>
          </table:table-cell>
          <table:table-cell office:value-type="float" office:value="0.603186" calcext:value-type="float">
            <text:p>0.603186</text:p>
          </table:table-cell>
          <table:table-cell office:value-type="float" office:value="0.530921" calcext:value-type="float">
            <text:p>0.530921</text:p>
          </table:table-cell>
          <table:table-cell office:value-type="float" office:value="0.151894" calcext:value-type="float">
            <text:p>0.151894</text:p>
          </table:table-cell>
          <table:table-cell office:value-type="float" office:value="0.153459" calcext:value-type="float">
            <text:p>0.153459</text:p>
          </table:table-cell>
          <table:table-cell office:value-type="float" office:value="1.07314" calcext:value-type="float">
            <text:p>1.07314</text:p>
          </table:table-cell>
          <table:table-cell office:value-type="float" office:value="0.52329" calcext:value-type="float">
            <text:p>0.52329</text:p>
          </table:table-cell>
          <table:table-cell office:value-type="float" office:value="0.597926" calcext:value-type="float">
            <text:p>0.597926</text:p>
          </table:table-cell>
          <table:table-cell office:value-type="float" office:value="0.663726" calcext:value-type="float">
            <text:p>0.663726</text:p>
          </table:table-cell>
          <table:table-cell office:value-type="float" office:value="1.49171" calcext:value-type="float">
            <text:p>1.49171</text:p>
          </table:table-cell>
          <table:table-cell office:value-type="float" office:value="0.986996" calcext:value-type="float">
            <text:p>0.986996</text:p>
          </table:table-cell>
          <table:table-cell office:value-type="float" office:value="0.255177" calcext:value-type="float">
            <text:p>0.255177</text:p>
          </table:table-cell>
          <table:table-cell table:number-columns-repeated="52"/>
          <table:table-cell table:formula="of:=MIN([.A88:.BL88])" office:value-type="float" office:value="0.151894" calcext:value-type="float">
            <text:p>0.151894</text:p>
          </table:table-cell>
          <table:table-cell table:formula="of:=MAX([.A88:.BL88])" office:value-type="float" office:value="1.49171" calcext:value-type="float">
            <text:p>1.49171</text:p>
          </table:table-cell>
          <table:table-cell table:number-columns-repeated="7"/>
        </table:table-row>
        <table:table-row table:style-name="ro2">
          <table:table-cell office:value-type="float" office:value="0.215254" calcext:value-type="float">
            <text:p>0.215254</text:p>
          </table:table-cell>
          <table:table-cell office:value-type="float" office:value="0.216853" calcext:value-type="float">
            <text:p>0.216853</text:p>
          </table:table-cell>
          <table:table-cell office:value-type="float" office:value="0.593107" calcext:value-type="float">
            <text:p>0.593107</text:p>
          </table:table-cell>
          <table:table-cell office:value-type="float" office:value="0.305635" calcext:value-type="float">
            <text:p>0.305635</text:p>
          </table:table-cell>
          <table:table-cell office:value-type="float" office:value="0.250355" calcext:value-type="float">
            <text:p>0.250355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740564" calcext:value-type="float">
            <text:p>0.740564</text:p>
          </table:table-cell>
          <table:table-cell office:value-type="float" office:value="0.252757" calcext:value-type="float">
            <text:p>0.252757</text:p>
          </table:table-cell>
          <table:table-cell office:value-type="float" office:value="0.385012" calcext:value-type="float">
            <text:p>0.385012</text:p>
          </table:table-cell>
          <table:table-cell office:value-type="float" office:value="1.31724" calcext:value-type="float">
            <text:p>1.31724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33916" calcext:value-type="float">
            <text:p>0.433916</text:p>
          </table:table-cell>
          <table:table-cell office:value-type="float" office:value="1.77509" calcext:value-type="float">
            <text:p>1.77509</text:p>
          </table:table-cell>
          <table:table-cell office:value-type="float" office:value="0.408288" calcext:value-type="float">
            <text:p>0.408288</text:p>
          </table:table-cell>
          <table:table-cell office:value-type="float" office:value="2.23997" calcext:value-type="float">
            <text:p>2.23997</text:p>
          </table:table-cell>
          <table:table-cell office:value-type="float" office:value="2.03295" calcext:value-type="float">
            <text:p>2.03295</text:p>
          </table:table-cell>
          <table:table-cell table:number-columns-repeated="52"/>
          <table:table-cell table:formula="of:=MIN([.A89:.BL89])" office:value-type="float" office:value="0.215254" calcext:value-type="float">
            <text:p>0.215254</text:p>
          </table:table-cell>
          <table:table-cell table:formula="of:=MAX([.A89:.BL89])" office:value-type="float" office:value="2.23997" calcext:value-type="float">
            <text:p>2.23997</text:p>
          </table:table-cell>
          <table:table-cell table:number-columns-repeated="7"/>
        </table:table-row>
        <table:table-row table:style-name="ro2">
          <table:table-cell office:value-type="float" office:value="0.609204" calcext:value-type="float">
            <text:p>0.609204</text:p>
          </table:table-cell>
          <table:table-cell office:value-type="float" office:value="0.619862" calcext:value-type="float">
            <text:p>0.619862</text:p>
          </table:table-cell>
          <table:table-cell office:value-type="float" office:value="0.555045" calcext:value-type="float">
            <text:p>0.555045</text:p>
          </table:table-cell>
          <table:table-cell office:value-type="float" office:value="0.604264" calcext:value-type="float">
            <text:p>0.604264</text:p>
          </table:table-cell>
          <table:table-cell office:value-type="float" office:value="0.632744" calcext:value-type="float">
            <text:p>0.632744</text:p>
          </table:table-cell>
          <table:table-cell office:value-type="float" office:value="0.587683" calcext:value-type="float">
            <text:p>0.587683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1.24511" calcext:value-type="float">
            <text:p>1.24511</text:p>
          </table:table-cell>
          <table:table-cell office:value-type="float" office:value="1.861" calcext:value-type="float">
            <text:p>1.861</text:p>
          </table:table-cell>
          <table:table-cell office:value-type="float" office:value="0.621974" calcext:value-type="float">
            <text:p>0.621974</text:p>
          </table:table-cell>
          <table:table-cell office:value-type="float" office:value="1.28752" calcext:value-type="float">
            <text:p>1.28752</text:p>
          </table:table-cell>
          <table:table-cell office:value-type="float" office:value="1.45275" calcext:value-type="float">
            <text:p>1.45275</text:p>
          </table:table-cell>
          <table:table-cell office:value-type="float" office:value="1.00206" calcext:value-type="float">
            <text:p>1.00206</text:p>
          </table:table-cell>
          <table:table-cell office:value-type="float" office:value="0.313403" calcext:value-type="float">
            <text:p>0.313403</text:p>
          </table:table-cell>
          <table:table-cell office:value-type="float" office:value="0.988822" calcext:value-type="float">
            <text:p>0.988822</text:p>
          </table:table-cell>
          <table:table-cell office:value-type="float" office:value="0.159734" calcext:value-type="float">
            <text:p>0.159734</text:p>
          </table:table-cell>
          <table:table-cell table:number-columns-repeated="52"/>
          <table:table-cell table:formula="of:=MIN([.A90:.BL90])" office:value-type="float" office:value="0.159734" calcext:value-type="float">
            <text:p>0.159734</text:p>
          </table:table-cell>
          <table:table-cell table:formula="of:=MAX([.A90:.BL90])" office:value-type="float" office:value="1.861" calcext:value-type="float">
            <text:p>1.861</text:p>
          </table:table-cell>
          <table:table-cell table:number-columns-repeated="7"/>
        </table:table-row>
        <table:table-row table:style-name="ro2">
          <table:table-cell office:value-type="float" office:value="0.52542" calcext:value-type="float">
            <text:p>0.52542</text:p>
          </table:table-cell>
          <table:table-cell office:value-type="float" office:value="0.609158" calcext:value-type="float">
            <text:p>0.609158</text:p>
          </table:table-cell>
          <table:table-cell office:value-type="float" office:value="0.783894" calcext:value-type="float">
            <text:p>0.783894</text:p>
          </table:table-cell>
          <table:table-cell office:value-type="float" office:value="0.50383" calcext:value-type="float">
            <text:p>0.50383</text:p>
          </table:table-cell>
          <table:table-cell office:value-type="float" office:value="1.16431" calcext:value-type="float">
            <text:p>1.16431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0.522348" calcext:value-type="float">
            <text:p>0.522348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418448" calcext:value-type="float">
            <text:p>0.418448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1.39047" calcext:value-type="float">
            <text:p>1.39047</text:p>
          </table:table-cell>
          <table:table-cell office:value-type="float" office:value="0.754161" calcext:value-type="float">
            <text:p>0.754161</text:p>
          </table:table-cell>
          <table:table-cell office:value-type="float" office:value="1.48359" calcext:value-type="float">
            <text:p>1.48359</text:p>
          </table:table-cell>
          <table:table-cell office:value-type="float" office:value="1.61677" calcext:value-type="float">
            <text:p>1.61677</text:p>
          </table:table-cell>
          <table:table-cell office:value-type="float" office:value="1.06724" calcext:value-type="float">
            <text:p>1.06724</text:p>
          </table:table-cell>
          <table:table-cell office:value-type="float" office:value="1.02025" calcext:value-type="float">
            <text:p>1.02025</text:p>
          </table:table-cell>
          <table:table-cell table:number-columns-repeated="52"/>
          <table:table-cell table:formula="of:=MIN([.A91:.BL91])" office:value-type="float" office:value="0.418448" calcext:value-type="float">
            <text:p>0.418448</text:p>
          </table:table-cell>
          <table:table-cell table:formula="of:=MAX([.A91:.BL91])" office:value-type="float" office:value="1.61677" calcext:value-type="float">
            <text:p>1.61677</text:p>
          </table:table-cell>
          <table:table-cell table:number-columns-repeated="7"/>
        </table:table-row>
        <table:table-row table:style-name="ro2">
          <table:table-cell office:value-type="float" office:value="0.281869" calcext:value-type="float">
            <text:p>0.281869</text:p>
          </table:table-cell>
          <table:table-cell office:value-type="float" office:value="0.569285" calcext:value-type="float">
            <text:p>0.569285</text:p>
          </table:table-cell>
          <table:table-cell office:value-type="float" office:value="0.303925" calcext:value-type="float">
            <text:p>0.303925</text:p>
          </table:table-cell>
          <table:table-cell office:value-type="float" office:value="0.261631" calcext:value-type="float">
            <text:p>0.261631</text:p>
          </table:table-cell>
          <table:table-cell office:value-type="float" office:value="0.290294" calcext:value-type="float">
            <text:p>0.290294</text:p>
          </table:table-cell>
          <table:table-cell office:value-type="float" office:value="0.618783" calcext:value-type="float">
            <text:p>0.618783</text:p>
          </table:table-cell>
          <table:table-cell office:value-type="float" office:value="0.797538" calcext:value-type="float">
            <text:p>0.797538</text:p>
          </table:table-cell>
          <table:table-cell office:value-type="float" office:value="0.998061" calcext:value-type="float">
            <text:p>0.998061</text:p>
          </table:table-cell>
          <table:table-cell office:value-type="float" office:value="1.3241" calcext:value-type="float">
            <text:p>1.3241</text:p>
          </table:table-cell>
          <table:table-cell office:value-type="float" office:value="0.440016" calcext:value-type="float">
            <text:p>0.440016</text:p>
          </table:table-cell>
          <table:table-cell office:value-type="float" office:value="1.84374" calcext:value-type="float">
            <text:p>1.84374</text:p>
          </table:table-cell>
          <table:table-cell office:value-type="float" office:value="1.3263" calcext:value-type="float">
            <text:p>1.3263</text:p>
          </table:table-cell>
          <table:table-cell office:value-type="float" office:value="0.920077" calcext:value-type="float">
            <text:p>0.920077</text:p>
          </table:table-cell>
          <table:table-cell office:value-type="float" office:value="0.469666" calcext:value-type="float">
            <text:p>0.469666</text:p>
          </table:table-cell>
          <table:table-cell office:value-type="float" office:value="0.985215" calcext:value-type="float">
            <text:p>0.985215</text:p>
          </table:table-cell>
          <table:table-cell office:value-type="float" office:value="1.66107" calcext:value-type="float">
            <text:p>1.66107</text:p>
          </table:table-cell>
          <table:table-cell table:number-columns-repeated="52"/>
          <table:table-cell table:formula="of:=MIN([.A92:.BL92])" office:value-type="float" office:value="0.261631" calcext:value-type="float">
            <text:p>0.261631</text:p>
          </table:table-cell>
          <table:table-cell table:formula="of:=MAX([.A92:.BL92])" office:value-type="float" office:value="1.84374" calcext:value-type="float">
            <text:p>1.84374</text:p>
          </table:table-cell>
          <table:table-cell table:number-columns-repeated="7"/>
        </table:table-row>
        <table:table-row table:style-name="ro2">
          <table:table-cell office:value-type="float" office:value="0.598333" calcext:value-type="float">
            <text:p>0.598333</text:p>
          </table:table-cell>
          <table:table-cell office:value-type="float" office:value="0.614935" calcext:value-type="float">
            <text:p>0.614935</text:p>
          </table:table-cell>
          <table:table-cell office:value-type="float" office:value="0.365149" calcext:value-type="float">
            <text:p>0.365149</text:p>
          </table:table-cell>
          <table:table-cell office:value-type="float" office:value="0.983689" calcext:value-type="float">
            <text:p>0.983689</text:p>
          </table:table-cell>
          <table:table-cell office:value-type="float" office:value="0.632535" calcext:value-type="float">
            <text:p>0.632535</text:p>
          </table:table-cell>
          <table:table-cell office:value-type="float" office:value="0.775924" calcext:value-type="float">
            <text:p>0.775924</text:p>
          </table:table-cell>
          <table:table-cell office:value-type="float" office:value="0.811058" calcext:value-type="float">
            <text:p>0.811058</text:p>
          </table:table-cell>
          <table:table-cell office:value-type="float" office:value="1.41673" calcext:value-type="float">
            <text:p>1.41673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10727" calcext:value-type="float">
            <text:p>0.710727</text:p>
          </table:table-cell>
          <table:table-cell office:value-type="float" office:value="0.635861" calcext:value-type="float">
            <text:p>0.635861</text:p>
          </table:table-cell>
          <table:table-cell office:value-type="float" office:value="0.815532" calcext:value-type="float">
            <text:p>0.815532</text:p>
          </table:table-cell>
          <table:table-cell office:value-type="float" office:value="1.51057" calcext:value-type="float">
            <text:p>1.51057</text:p>
          </table:table-cell>
          <table:table-cell office:value-type="float" office:value="1.57311" calcext:value-type="float">
            <text:p>1.57311</text:p>
          </table:table-cell>
          <table:table-cell office:value-type="float" office:value="1.57865" calcext:value-type="float">
            <text:p>1.57865</text:p>
          </table:table-cell>
          <table:table-cell office:value-type="float" office:value="0.592681" calcext:value-type="float">
            <text:p>0.592681</text:p>
          </table:table-cell>
          <table:table-cell table:number-columns-repeated="52"/>
          <table:table-cell table:formula="of:=MIN([.A93:.BL93])" office:value-type="float" office:value="0.365149" calcext:value-type="float">
            <text:p>0.365149</text:p>
          </table:table-cell>
          <table:table-cell table:formula="of:=MAX([.A93:.BL93])" office:value-type="float" office:value="1.57865" calcext:value-type="float">
            <text:p>1.57865</text:p>
          </table:table-cell>
          <table:table-cell table:number-columns-repeated="7"/>
        </table:table-row>
        <table:table-row table:style-name="ro2">
          <table:table-cell office:value-type="float" office:value="0.304023" calcext:value-type="float">
            <text:p>0.304023</text:p>
          </table:table-cell>
          <table:table-cell office:value-type="float" office:value="0.222569" calcext:value-type="float">
            <text:p>0.222569</text:p>
          </table:table-cell>
          <table:table-cell office:value-type="float" office:value="0.618816" calcext:value-type="float">
            <text:p>0.618816</text:p>
          </table:table-cell>
          <table:table-cell office:value-type="float" office:value="0.643806" calcext:value-type="float">
            <text:p>0.643806</text:p>
          </table:table-cell>
          <table:table-cell office:value-type="float" office:value="0.341962" calcext:value-type="float">
            <text:p>0.341962</text:p>
          </table:table-cell>
          <table:table-cell office:value-type="float" office:value="0.544704" calcext:value-type="float">
            <text:p>0.544704</text:p>
          </table:table-cell>
          <table:table-cell office:value-type="float" office:value="0.576428" calcext:value-type="float">
            <text:p>0.576428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1.05013" calcext:value-type="float">
            <text:p>1.05013</text:p>
          </table:table-cell>
          <table:table-cell office:value-type="float" office:value="1.16067" calcext:value-type="float">
            <text:p>1.16067</text:p>
          </table:table-cell>
          <table:table-cell office:value-type="float" office:value="0.591094" calcext:value-type="float">
            <text:p>0.591094</text:p>
          </table:table-cell>
          <table:table-cell office:value-type="float" office:value="0.642271" calcext:value-type="float">
            <text:p>0.642271</text:p>
          </table:table-cell>
          <table:table-cell office:value-type="float" office:value="1.09745" calcext:value-type="float">
            <text:p>1.09745</text:p>
          </table:table-cell>
          <table:table-cell office:value-type="float" office:value="1.47601" calcext:value-type="float">
            <text:p>1.47601</text:p>
          </table:table-cell>
          <table:table-cell office:value-type="float" office:value="1.52691" calcext:value-type="float">
            <text:p>1.52691</text:p>
          </table:table-cell>
          <table:table-cell office:value-type="float" office:value="0.470742" calcext:value-type="float">
            <text:p>0.470742</text:p>
          </table:table-cell>
          <table:table-cell table:number-columns-repeated="52"/>
          <table:table-cell table:formula="of:=MIN([.A94:.BL94])" office:value-type="float" office:value="0.222569" calcext:value-type="float">
            <text:p>0.222569</text:p>
          </table:table-cell>
          <table:table-cell table:formula="of:=MAX([.A94:.BL94])" office:value-type="float" office:value="1.52691" calcext:value-type="float">
            <text:p>1.52691</text:p>
          </table:table-cell>
          <table:table-cell table:number-columns-repeated="7"/>
        </table:table-row>
        <table:table-row table:style-name="ro2">
          <table:table-cell office:value-type="float" office:value="0.276889" calcext:value-type="float">
            <text:p>0.276889</text:p>
          </table:table-cell>
          <table:table-cell office:value-type="float" office:value="0.20773" calcext:value-type="float">
            <text:p>0.20773</text:p>
          </table:table-cell>
          <table:table-cell office:value-type="float" office:value="0.529965" calcext:value-type="float">
            <text:p>0.529965</text:p>
          </table:table-cell>
          <table:table-cell office:value-type="float" office:value="0.613128" calcext:value-type="float">
            <text:p>0.613128</text:p>
          </table:table-cell>
          <table:table-cell office:value-type="float" office:value="0.660947" calcext:value-type="float">
            <text:p>0.660947</text:p>
          </table:table-cell>
          <table:table-cell office:value-type="float" office:value="0.672007" calcext:value-type="float">
            <text:p>0.672007</text:p>
          </table:table-cell>
          <table:table-cell office:value-type="float" office:value="0.297792" calcext:value-type="float">
            <text:p>0.297792</text:p>
          </table:table-cell>
          <table:table-cell office:value-type="float" office:value="1.51349" calcext:value-type="float">
            <text:p>1.51349</text:p>
          </table:table-cell>
          <table:table-cell office:value-type="float" office:value="0.994946" calcext:value-type="float">
            <text:p>0.994946</text:p>
          </table:table-cell>
          <table:table-cell office:value-type="float" office:value="0.558255" calcext:value-type="float">
            <text:p>0.558255</text:p>
          </table:table-cell>
          <table:table-cell office:value-type="float" office:value="0.631558" calcext:value-type="float">
            <text:p>0.631558</text:p>
          </table:table-cell>
          <table:table-cell office:value-type="float" office:value="0.696474" calcext:value-type="float">
            <text:p>0.696474</text:p>
          </table:table-cell>
          <table:table-cell office:value-type="float" office:value="0.834995" calcext:value-type="float">
            <text:p>0.834995</text:p>
          </table:table-cell>
          <table:table-cell office:value-type="float" office:value="0.943731" calcext:value-type="float">
            <text:p>0.943731</text:p>
          </table:table-cell>
          <table:table-cell office:value-type="float" office:value="1.68027" calcext:value-type="float">
            <text:p>1.68027</text:p>
          </table:table-cell>
          <table:table-cell office:value-type="float" office:value="0.393627" calcext:value-type="float">
            <text:p>0.393627</text:p>
          </table:table-cell>
          <table:table-cell table:number-columns-repeated="52"/>
          <table:table-cell table:formula="of:=MIN([.A95:.BL95])" office:value-type="float" office:value="0.20773" calcext:value-type="float">
            <text:p>0.20773</text:p>
          </table:table-cell>
          <table:table-cell table:formula="of:=MAX([.A95:.BL95])" office:value-type="float" office:value="1.68027" calcext:value-type="float">
            <text:p>1.68027</text:p>
          </table:table-cell>
          <table:table-cell table:number-columns-repeated="7"/>
        </table:table-row>
        <table:table-row table:style-name="ro2">
          <table:table-cell office:value-type="float" office:value="0.263851" calcext:value-type="float">
            <text:p>0.263851</text:p>
          </table:table-cell>
          <table:table-cell office:value-type="float" office:value="0.253759" calcext:value-type="float">
            <text:p>0.253759</text:p>
          </table:table-cell>
          <table:table-cell office:value-type="float" office:value="0.584151" calcext:value-type="float">
            <text:p>0.584151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0.806932" calcext:value-type="float">
            <text:p>0.806932</text:p>
          </table:table-cell>
          <table:table-cell office:value-type="float" office:value="0.39899" calcext:value-type="float">
            <text:p>0.39899</text:p>
          </table:table-cell>
          <table:table-cell office:value-type="float" office:value="0.889089" calcext:value-type="float">
            <text:p>0.889089</text:p>
          </table:table-cell>
          <table:table-cell office:value-type="float" office:value="1.07687" calcext:value-type="float">
            <text:p>1.07687</text:p>
          </table:table-cell>
          <table:table-cell office:value-type="float" office:value="1.02385" calcext:value-type="float">
            <text:p>1.02385</text:p>
          </table:table-cell>
          <table:table-cell office:value-type="float" office:value="0.653384" calcext:value-type="float">
            <text:p>0.653384</text:p>
          </table:table-cell>
          <table:table-cell office:value-type="float" office:value="1.24769" calcext:value-type="float">
            <text:p>1.24769</text:p>
          </table:table-cell>
          <table:table-cell office:value-type="float" office:value="0.299723" calcext:value-type="float">
            <text:p>0.299723</text:p>
          </table:table-cell>
          <table:table-cell office:value-type="float" office:value="0.51471" calcext:value-type="float">
            <text:p>0.51471</text:p>
          </table:table-cell>
          <table:table-cell office:value-type="float" office:value="1.42964" calcext:value-type="float">
            <text:p>1.42964</text:p>
          </table:table-cell>
          <table:table-cell office:value-type="float" office:value="0.576307" calcext:value-type="float">
            <text:p>0.576307</text:p>
          </table:table-cell>
          <table:table-cell office:value-type="float" office:value="0.624083" calcext:value-type="float">
            <text:p>0.624083</text:p>
          </table:table-cell>
          <table:table-cell table:number-columns-repeated="52"/>
          <table:table-cell table:formula="of:=MIN([.A96:.BL96])" office:value-type="float" office:value="0.253759" calcext:value-type="float">
            <text:p>0.253759</text:p>
          </table:table-cell>
          <table:table-cell table:formula="of:=MAX([.A96:.BL96])" office:value-type="float" office:value="1.42964" calcext:value-type="float">
            <text:p>1.42964</text:p>
          </table:table-cell>
          <table:table-cell table:number-columns-repeated="7"/>
        </table:table-row>
        <table:table-row table:style-name="ro2">
          <table:table-cell office:value-type="float" office:value="0.298921" calcext:value-type="float">
            <text:p>0.298921</text:p>
          </table:table-cell>
          <table:table-cell office:value-type="float" office:value="0.248117" calcext:value-type="float">
            <text:p>0.248117</text:p>
          </table:table-cell>
          <table:table-cell office:value-type="float" office:value="0.580005" calcext:value-type="float">
            <text:p>0.580005</text:p>
          </table:table-cell>
          <table:table-cell office:value-type="float" office:value="0.346762" calcext:value-type="float">
            <text:p>0.346762</text:p>
          </table:table-cell>
          <table:table-cell office:value-type="float" office:value="1.13736" calcext:value-type="float">
            <text:p>1.13736</text:p>
          </table:table-cell>
          <table:table-cell office:value-type="float" office:value="0.600448" calcext:value-type="float">
            <text:p>0.600448</text:p>
          </table:table-cell>
          <table:table-cell office:value-type="float" office:value="0.333913" calcext:value-type="float">
            <text:p>0.333913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0.496067" calcext:value-type="float">
            <text:p>0.496067</text:p>
          </table:table-cell>
          <table:table-cell office:value-type="float" office:value="0.757536" calcext:value-type="float">
            <text:p>0.757536</text:p>
          </table:table-cell>
          <table:table-cell office:value-type="float" office:value="0.517064" calcext:value-type="float">
            <text:p>0.517064</text:p>
          </table:table-cell>
          <table:table-cell office:value-type="float" office:value="1.43874" calcext:value-type="float">
            <text:p>1.43874</text:p>
          </table:table-cell>
          <table:table-cell office:value-type="float" office:value="1.56821" calcext:value-type="float">
            <text:p>1.56821</text:p>
          </table:table-cell>
          <table:table-cell office:value-type="float" office:value="0.863885" calcext:value-type="float">
            <text:p>0.863885</text:p>
          </table:table-cell>
          <table:table-cell office:value-type="float" office:value="1.83787" calcext:value-type="float">
            <text:p>1.83787</text:p>
          </table:table-cell>
          <table:table-cell office:value-type="float" office:value="1.64869" calcext:value-type="float">
            <text:p>1.64869</text:p>
          </table:table-cell>
          <table:table-cell table:number-columns-repeated="52"/>
          <table:table-cell table:formula="of:=MIN([.A97:.BL97])" office:value-type="float" office:value="0.248117" calcext:value-type="float">
            <text:p>0.248117</text:p>
          </table:table-cell>
          <table:table-cell table:formula="of:=MAX([.A97:.BL97])" office:value-type="float" office:value="1.83787" calcext:value-type="float">
            <text:p>1.83787</text:p>
          </table:table-cell>
          <table:table-cell table:number-columns-repeated="7"/>
        </table:table-row>
        <table:table-row table:style-name="ro2">
          <table:table-cell office:value-type="float" office:value="0.424006" calcext:value-type="float">
            <text:p>0.424006</text:p>
          </table:table-cell>
          <table:table-cell office:value-type="float" office:value="0.432165" calcext:value-type="float">
            <text:p>0.432165</text:p>
          </table:table-cell>
          <table:table-cell office:value-type="float" office:value="0.539292" calcext:value-type="float">
            <text:p>0.539292</text:p>
          </table:table-cell>
          <table:table-cell office:value-type="float" office:value="0.604034" calcext:value-type="float">
            <text:p>0.604034</text:p>
          </table:table-cell>
          <table:table-cell office:value-type="float" office:value="0.433974" calcext:value-type="float">
            <text:p>0.433974</text:p>
          </table:table-cell>
          <table:table-cell office:value-type="float" office:value="0.569992" calcext:value-type="float">
            <text:p>0.569992</text:p>
          </table:table-cell>
          <table:table-cell office:value-type="float" office:value="0.994844" calcext:value-type="float">
            <text:p>0.994844</text:p>
          </table:table-cell>
          <table:table-cell office:value-type="float" office:value="0.954911" calcext:value-type="float">
            <text:p>0.954911</text:p>
          </table:table-cell>
          <table:table-cell office:value-type="float" office:value="0.917018" calcext:value-type="float">
            <text:p>0.917018</text:p>
          </table:table-cell>
          <table:table-cell office:value-type="float" office:value="1.10348" calcext:value-type="float">
            <text:p>1.10348</text:p>
          </table:table-cell>
          <table:table-cell office:value-type="float" office:value="0.677055" calcext:value-type="float">
            <text:p>0.677055</text:p>
          </table:table-cell>
          <table:table-cell office:value-type="float" office:value="1.24497" calcext:value-type="float">
            <text:p>1.24497</text:p>
          </table:table-cell>
          <table:table-cell office:value-type="float" office:value="1.37291" calcext:value-type="float">
            <text:p>1.37291</text:p>
          </table:table-cell>
          <table:table-cell office:value-type="float" office:value="1.26208" calcext:value-type="float">
            <text:p>1.26208</text:p>
          </table:table-cell>
          <table:table-cell office:value-type="float" office:value="0.215518" calcext:value-type="float">
            <text:p>0.215518</text:p>
          </table:table-cell>
          <table:table-cell office:value-type="float" office:value="0.250274" calcext:value-type="float">
            <text:p>0.250274</text:p>
          </table:table-cell>
          <table:table-cell table:number-columns-repeated="52"/>
          <table:table-cell table:formula="of:=MIN([.A98:.BL98])" office:value-type="float" office:value="0.215518" calcext:value-type="float">
            <text:p>0.215518</text:p>
          </table:table-cell>
          <table:table-cell table:formula="of:=MAX([.A98:.BL98])" office:value-type="float" office:value="1.37291" calcext:value-type="float">
            <text:p>1.37291</text:p>
          </table:table-cell>
          <table:table-cell table:number-columns-repeated="7"/>
        </table:table-row>
        <table:table-row table:style-name="ro2">
          <table:table-cell office:value-type="float" office:value="0.292952" calcext:value-type="float">
            <text:p>0.292952</text:p>
          </table:table-cell>
          <table:table-cell office:value-type="float" office:value="0.218965" calcext:value-type="float">
            <text:p>0.218965</text:p>
          </table:table-cell>
          <table:table-cell office:value-type="float" office:value="0.76401" calcext:value-type="float">
            <text:p>0.76401</text:p>
          </table:table-cell>
          <table:table-cell office:value-type="float" office:value="0.259728" calcext:value-type="float">
            <text:p>0.259728</text:p>
          </table:table-cell>
          <table:table-cell office:value-type="float" office:value="0.913969" calcext:value-type="float">
            <text:p>0.913969</text:p>
          </table:table-cell>
          <table:table-cell office:value-type="float" office:value="0.819369" calcext:value-type="float">
            <text:p>0.819369</text:p>
          </table:table-cell>
          <table:table-cell office:value-type="float" office:value="0.392576" calcext:value-type="float">
            <text:p>0.392576</text:p>
          </table:table-cell>
          <table:table-cell office:value-type="float" office:value="1.02062" calcext:value-type="float">
            <text:p>1.02062</text:p>
          </table:table-cell>
          <table:table-cell office:value-type="float" office:value="0.550338" calcext:value-type="float">
            <text:p>0.550338</text:p>
          </table:table-cell>
          <table:table-cell office:value-type="float" office:value="0.602834" calcext:value-type="float">
            <text:p>0.602834</text:p>
          </table:table-cell>
          <table:table-cell office:value-type="float" office:value="1.43599" calcext:value-type="float">
            <text:p>1.43599</text:p>
          </table:table-cell>
          <table:table-cell office:value-type="float" office:value="1.68874" calcext:value-type="float">
            <text:p>1.68874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1.27661" calcext:value-type="float">
            <text:p>1.27661</text:p>
          </table:table-cell>
          <table:table-cell office:value-type="float" office:value="0.501382" calcext:value-type="float">
            <text:p>0.501382</text:p>
          </table:table-cell>
          <table:table-cell office:value-type="float" office:value="0.16337" calcext:value-type="float">
            <text:p>0.16337</text:p>
          </table:table-cell>
          <table:table-cell table:number-columns-repeated="52"/>
          <table:table-cell table:formula="of:=MIN([.A99:.BL99])" office:value-type="float" office:value="0.16337" calcext:value-type="float">
            <text:p>0.16337</text:p>
          </table:table-cell>
          <table:table-cell table:formula="of:=MAX([.A99:.BL99])" office:value-type="float" office:value="1.68874" calcext:value-type="float">
            <text:p>1.68874</text:p>
          </table:table-cell>
          <table:table-cell table:number-columns-repeated="7"/>
        </table:table-row>
        <table:table-row table:style-name="ro2">
          <table:table-cell office:value-type="float" office:value="0.305536" calcext:value-type="float">
            <text:p>0.305536</text:p>
          </table:table-cell>
          <table:table-cell office:value-type="float" office:value="0.35725" calcext:value-type="float">
            <text:p>0.35725</text:p>
          </table:table-cell>
          <table:table-cell office:value-type="float" office:value="0.237945" calcext:value-type="float">
            <text:p>0.237945</text:p>
          </table:table-cell>
          <table:table-cell office:value-type="float" office:value="0.255722" calcext:value-type="float">
            <text:p>0.255722</text:p>
          </table:table-cell>
          <table:table-cell office:value-type="float" office:value="0.276088" calcext:value-type="float">
            <text:p>0.276088</text:p>
          </table:table-cell>
          <table:table-cell office:value-type="float" office:value="0.574764" calcext:value-type="float">
            <text:p>0.574764</text:p>
          </table:table-cell>
          <table:table-cell office:value-type="float" office:value="0.891562" calcext:value-type="float">
            <text:p>0.891562</text:p>
          </table:table-cell>
          <table:table-cell office:value-type="float" office:value="1.37544" calcext:value-type="float">
            <text:p>1.37544</text:p>
          </table:table-cell>
          <table:table-cell office:value-type="float" office:value="0.536554" calcext:value-type="float">
            <text:p>0.536554</text:p>
          </table:table-cell>
          <table:table-cell office:value-type="float" office:value="1.16609" calcext:value-type="float">
            <text:p>1.16609</text:p>
          </table:table-cell>
          <table:table-cell office:value-type="float" office:value="0.582753" calcext:value-type="float">
            <text:p>0.582753</text:p>
          </table:table-cell>
          <table:table-cell office:value-type="float" office:value="0.517337" calcext:value-type="float">
            <text:p>0.517337</text:p>
          </table:table-cell>
          <table:table-cell office:value-type="float" office:value="1.70796" calcext:value-type="float">
            <text:p>1.70796</text:p>
          </table:table-cell>
          <table:table-cell office:value-type="float" office:value="0.624014" calcext:value-type="float">
            <text:p>0.624014</text:p>
          </table:table-cell>
          <table:table-cell office:value-type="float" office:value="1.46013" calcext:value-type="float">
            <text:p>1.46013</text:p>
          </table:table-cell>
          <table:table-cell office:value-type="float" office:value="0.64661" calcext:value-type="float">
            <text:p>0.64661</text:p>
          </table:table-cell>
          <table:table-cell table:number-columns-repeated="52"/>
          <table:table-cell table:formula="of:=MIN([.A100:.BL100])" office:value-type="float" office:value="0.237945" calcext:value-type="float">
            <text:p>0.237945</text:p>
          </table:table-cell>
          <table:table-cell table:formula="of:=MAX([.A100:.BL100])" office:value-type="float" office:value="1.70796" calcext:value-type="float">
            <text:p>1.70796</text:p>
          </table:table-cell>
          <table:table-cell table:number-columns-repeated="7"/>
        </table:table-row>
        <table:table-row table:style-name="ro2">
          <table:table-cell office:value-type="float" office:value="0.335823" calcext:value-type="float">
            <text:p>0.335823</text:p>
          </table:table-cell>
          <table:table-cell office:value-type="float" office:value="0.493487" calcext:value-type="float">
            <text:p>0.493487</text:p>
          </table:table-cell>
          <table:table-cell office:value-type="float" office:value="0.322254" calcext:value-type="float">
            <text:p>0.322254</text:p>
          </table:table-cell>
          <table:table-cell office:value-type="float" office:value="0.288753" calcext:value-type="float">
            <text:p>0.288753</text:p>
          </table:table-cell>
          <table:table-cell office:value-type="float" office:value="0.62111" calcext:value-type="float">
            <text:p>0.62111</text:p>
          </table:table-cell>
          <table:table-cell office:value-type="float" office:value="0.344606" calcext:value-type="float">
            <text:p>0.344606</text:p>
          </table:table-cell>
          <table:table-cell office:value-type="float" office:value="0.162209" calcext:value-type="float">
            <text:p>0.162209</text:p>
          </table:table-cell>
          <table:table-cell office:value-type="float" office:value="1.65584" calcext:value-type="float">
            <text:p>1.65584</text:p>
          </table:table-cell>
          <table:table-cell office:value-type="float" office:value="1.26857" calcext:value-type="float">
            <text:p>1.26857</text:p>
          </table:table-cell>
          <table:table-cell office:value-type="float" office:value="1.02616" calcext:value-type="float">
            <text:p>1.02616</text:p>
          </table:table-cell>
          <table:table-cell office:value-type="float" office:value="0.870391" calcext:value-type="float">
            <text:p>0.870391</text:p>
          </table:table-cell>
          <table:table-cell office:value-type="float" office:value="0.927964" calcext:value-type="float">
            <text:p>0.927964</text:p>
          </table:table-cell>
          <table:table-cell office:value-type="float" office:value="0.922443" calcext:value-type="float">
            <text:p>0.922443</text:p>
          </table:table-cell>
          <table:table-cell office:value-type="float" office:value="1.01817" calcext:value-type="float">
            <text:p>1.01817</text:p>
          </table:table-cell>
          <table:table-cell office:value-type="float" office:value="2.15506" calcext:value-type="float">
            <text:p>2.15506</text:p>
          </table:table-cell>
          <table:table-cell office:value-type="float" office:value="1.83324" calcext:value-type="float">
            <text:p>1.83324</text:p>
          </table:table-cell>
          <table:table-cell table:number-columns-repeated="52"/>
          <table:table-cell table:formula="of:=MIN([.A101:.BL101])" office:value-type="float" office:value="0.162209" calcext:value-type="float">
            <text:p>0.162209</text:p>
          </table:table-cell>
          <table:table-cell table:formula="of:=MAX([.A101:.BL101])" office:value-type="float" office:value="2.15506" calcext:value-type="float">
            <text:p>2.15506</text:p>
          </table:table-cell>
          <table:table-cell table:number-columns-repeated="7"/>
        </table:table-row>
        <table:table-row table:style-name="ro2">
          <table:table-cell office:value-type="float" office:value="0.577325" calcext:value-type="float">
            <text:p>0.577325</text:p>
          </table:table-cell>
          <table:table-cell office:value-type="float" office:value="0.609679" calcext:value-type="float">
            <text:p>0.609679</text:p>
          </table:table-cell>
          <table:table-cell office:value-type="float" office:value="0.607876" calcext:value-type="float">
            <text:p>0.607876</text:p>
          </table:table-cell>
          <table:table-cell office:value-type="float" office:value="0.571749" calcext:value-type="float">
            <text:p>0.571749</text:p>
          </table:table-cell>
          <table:table-cell office:value-type="float" office:value="0.618334" calcext:value-type="float">
            <text:p>0.618334</text:p>
          </table:table-cell>
          <table:table-cell office:value-type="float" office:value="1.23177" calcext:value-type="float">
            <text:p>1.23177</text:p>
          </table:table-cell>
          <table:table-cell office:value-type="float" office:value="0.622359" calcext:value-type="float">
            <text:p>0.622359</text:p>
          </table:table-cell>
          <table:table-cell office:value-type="float" office:value="0.921244" calcext:value-type="float">
            <text:p>0.921244</text:p>
          </table:table-cell>
          <table:table-cell office:value-type="float" office:value="0.464118" calcext:value-type="float">
            <text:p>0.464118</text:p>
          </table:table-cell>
          <table:table-cell office:value-type="float" office:value="0.506484" calcext:value-type="float">
            <text:p>0.506484</text:p>
          </table:table-cell>
          <table:table-cell office:value-type="float" office:value="0.278396" calcext:value-type="float">
            <text:p>0.278396</text:p>
          </table:table-cell>
          <table:table-cell office:value-type="float" office:value="0.894082" calcext:value-type="float">
            <text:p>0.894082</text:p>
          </table:table-cell>
          <table:table-cell office:value-type="float" office:value="0.419162" calcext:value-type="float">
            <text:p>0.419162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65724" calcext:value-type="float">
            <text:p>1.65724</text:p>
          </table:table-cell>
          <table:table-cell office:value-type="float" office:value="1.70149" calcext:value-type="float">
            <text:p>1.70149</text:p>
          </table:table-cell>
          <table:table-cell table:number-columns-repeated="52"/>
          <table:table-cell table:formula="of:=MIN([.A102:.BL102])" office:value-type="float" office:value="0.278396" calcext:value-type="float">
            <text:p>0.278396</text:p>
          </table:table-cell>
          <table:table-cell table:formula="of:=MAX([.A102:.BL102])" office:value-type="float" office:value="1.70149" calcext:value-type="float">
            <text:p>1.70149</text:p>
          </table:table-cell>
          <table:table-cell table:number-columns-repeated="7"/>
        </table:table-row>
        <table:table-row table:style-name="ro2">
          <table:table-cell office:value-type="float" office:value="0.242614" calcext:value-type="float">
            <text:p>0.242614</text:p>
          </table:table-cell>
          <table:table-cell office:value-type="float" office:value="0.319723" calcext:value-type="float">
            <text:p>0.319723</text:p>
          </table:table-cell>
          <table:table-cell office:value-type="float" office:value="0.568242" calcext:value-type="float">
            <text:p>0.568242</text:p>
          </table:table-cell>
          <table:table-cell office:value-type="float" office:value="0.271029" calcext:value-type="float">
            <text:p>0.271029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707154" calcext:value-type="float">
            <text:p>0.707154</text:p>
          </table:table-cell>
          <table:table-cell office:value-type="float" office:value="1.28121" calcext:value-type="float">
            <text:p>1.28121</text:p>
          </table:table-cell>
          <table:table-cell office:value-type="float" office:value="0.465346" calcext:value-type="float">
            <text:p>0.465346</text:p>
          </table:table-cell>
          <table:table-cell office:value-type="float" office:value="0.742733" calcext:value-type="float">
            <text:p>0.742733</text:p>
          </table:table-cell>
          <table:table-cell office:value-type="float" office:value="0.60793" calcext:value-type="float">
            <text:p>0.60793</text:p>
          </table:table-cell>
          <table:table-cell office:value-type="float" office:value="0.60859" calcext:value-type="float">
            <text:p>0.60859</text:p>
          </table:table-cell>
          <table:table-cell office:value-type="float" office:value="0.670611" calcext:value-type="float">
            <text:p>0.670611</text:p>
          </table:table-cell>
          <table:table-cell office:value-type="float" office:value="0.441711" calcext:value-type="float">
            <text:p>0.441711</text:p>
          </table:table-cell>
          <table:table-cell office:value-type="float" office:value="1.93234" calcext:value-type="float">
            <text:p>1.93234</text:p>
          </table:table-cell>
          <table:table-cell office:value-type="float" office:value="1.12878" calcext:value-type="float">
            <text:p>1.12878</text:p>
          </table:table-cell>
          <table:table-cell office:value-type="float" office:value="0.554924" calcext:value-type="float">
            <text:p>0.554924</text:p>
          </table:table-cell>
          <table:table-cell table:number-columns-repeated="52"/>
          <table:table-cell table:formula="of:=MIN([.A103:.BL103])" office:value-type="float" office:value="0.242614" calcext:value-type="float">
            <text:p>0.242614</text:p>
          </table:table-cell>
          <table:table-cell table:formula="of:=MAX([.A103:.BL103])" office:value-type="float" office:value="1.93234" calcext:value-type="float">
            <text:p>1.93234</text:p>
          </table:table-cell>
          <table:table-cell table:number-columns-repeated="7"/>
        </table:table-row>
        <table:table-row table:style-name="ro2">
          <table:table-cell office:value-type="float" office:value="0.317648" calcext:value-type="float">
            <text:p>0.317648</text:p>
          </table:table-cell>
          <table:table-cell office:value-type="float" office:value="0.610286" calcext:value-type="float">
            <text:p>0.610286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621546" calcext:value-type="float">
            <text:p>0.621546</text:p>
          </table:table-cell>
          <table:table-cell office:value-type="float" office:value="0.203119" calcext:value-type="float">
            <text:p>0.203119</text:p>
          </table:table-cell>
          <table:table-cell office:value-type="float" office:value="0.597347" calcext:value-type="float">
            <text:p>0.597347</text:p>
          </table:table-cell>
          <table:table-cell office:value-type="float" office:value="0.305424" calcext:value-type="float">
            <text:p>0.305424</text:p>
          </table:table-cell>
          <table:table-cell office:value-type="float" office:value="0.432037" calcext:value-type="float">
            <text:p>0.432037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75755" calcext:value-type="float">
            <text:p>0.75755</text:p>
          </table:table-cell>
          <table:table-cell office:value-type="float" office:value="0.918797" calcext:value-type="float">
            <text:p>0.918797</text:p>
          </table:table-cell>
          <table:table-cell office:value-type="float" office:value="0.449228" calcext:value-type="float">
            <text:p>0.449228</text:p>
          </table:table-cell>
          <table:table-cell office:value-type="float" office:value="2.10459" calcext:value-type="float">
            <text:p>2.10459</text:p>
          </table:table-cell>
          <table:table-cell office:value-type="float" office:value="1.35231" calcext:value-type="float">
            <text:p>1.35231</text:p>
          </table:table-cell>
          <table:table-cell office:value-type="float" office:value="0.35272" calcext:value-type="float">
            <text:p>0.35272</text:p>
          </table:table-cell>
          <table:table-cell office:value-type="float" office:value="0.162699" calcext:value-type="float">
            <text:p>0.162699</text:p>
          </table:table-cell>
          <table:table-cell table:number-columns-repeated="52"/>
          <table:table-cell table:formula="of:=MIN([.A104:.BL104])" office:value-type="float" office:value="0.162699" calcext:value-type="float">
            <text:p>0.162699</text:p>
          </table:table-cell>
          <table:table-cell table:formula="of:=MAX([.A104:.BL104])" office:value-type="float" office:value="2.10459" calcext:value-type="float">
            <text:p>2.10459</text:p>
          </table:table-cell>
          <table:table-cell table:number-columns-repeated="7"/>
        </table:table-row>
        <table:table-row table:style-name="ro2">
          <table:table-cell office:value-type="float" office:value="0.747381" calcext:value-type="float">
            <text:p>0.747381</text:p>
          </table:table-cell>
          <table:table-cell office:value-type="float" office:value="0.752668" calcext:value-type="float">
            <text:p>0.752668</text:p>
          </table:table-cell>
          <table:table-cell office:value-type="float" office:value="0.84648" calcext:value-type="float">
            <text:p>0.84648</text:p>
          </table:table-cell>
          <table:table-cell office:value-type="float" office:value="0.884451" calcext:value-type="float">
            <text:p>0.884451</text:p>
          </table:table-cell>
          <table:table-cell office:value-type="float" office:value="0.682253" calcext:value-type="float">
            <text:p>0.682253</text:p>
          </table:table-cell>
          <table:table-cell office:value-type="float" office:value="0.591687" calcext:value-type="float">
            <text:p>0.591687</text:p>
          </table:table-cell>
          <table:table-cell office:value-type="float" office:value="0.762635" calcext:value-type="float">
            <text:p>0.762635</text:p>
          </table:table-cell>
          <table:table-cell office:value-type="float" office:value="0.661381" calcext:value-type="float">
            <text:p>0.661381</text:p>
          </table:table-cell>
          <table:table-cell office:value-type="float" office:value="0.345706" calcext:value-type="float">
            <text:p>0.345706</text:p>
          </table:table-cell>
          <table:table-cell office:value-type="float" office:value="1.13965" calcext:value-type="float">
            <text:p>1.13965</text:p>
          </table:table-cell>
          <table:table-cell office:value-type="float" office:value="1.24099" calcext:value-type="float">
            <text:p>1.24099</text:p>
          </table:table-cell>
          <table:table-cell office:value-type="float" office:value="0.35729" calcext:value-type="float">
            <text:p>0.35729</text:p>
          </table:table-cell>
          <table:table-cell office:value-type="float" office:value="0.153767" calcext:value-type="float">
            <text:p>0.153767</text:p>
          </table:table-cell>
          <table:table-cell office:value-type="float" office:value="1.45691" calcext:value-type="float">
            <text:p>1.45691</text:p>
          </table:table-cell>
          <table:table-cell office:value-type="float" office:value="0.408639" calcext:value-type="float">
            <text:p>0.408639</text:p>
          </table:table-cell>
          <table:table-cell office:value-type="float" office:value="1.69763" calcext:value-type="float">
            <text:p>1.69763</text:p>
          </table:table-cell>
          <table:table-cell table:number-columns-repeated="52"/>
          <table:table-cell table:formula="of:=MIN([.A105:.BL105])" office:value-type="float" office:value="0.153767" calcext:value-type="float">
            <text:p>0.153767</text:p>
          </table:table-cell>
          <table:table-cell table:formula="of:=MAX([.A105:.BL105])" office:value-type="float" office:value="1.69763" calcext:value-type="float">
            <text:p>1.697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28003" calcext:value-type="float">
            <text:p>0.228003</text:p>
          </table:table-cell>
          <table:table-cell office:value-type="float" office:value="0.314158" calcext:value-type="float">
            <text:p>0.314158</text:p>
          </table:table-cell>
          <table:table-cell office:value-type="float" office:value="0.151037" calcext:value-type="float">
            <text:p>0.151037</text:p>
          </table:table-cell>
          <table:table-cell office:value-type="float" office:value="0.102029" calcext:value-type="float">
            <text:p>0.102029</text:p>
          </table:table-cell>
          <table:table-cell office:value-type="float" office:value="0.11638" calcext:value-type="float">
            <text:p>0.11638</text:p>
          </table:table-cell>
          <table:table-cell office:value-type="float" office:value="0.415324" calcext:value-type="float">
            <text:p>0.415324</text:p>
          </table:table-cell>
          <table:table-cell office:value-type="float" office:value="0.421105" calcext:value-type="float">
            <text:p>0.421105</text:p>
          </table:table-cell>
          <table:table-cell office:value-type="float" office:value="0.760911" calcext:value-type="float">
            <text:p>0.760911</text:p>
          </table:table-cell>
          <table:table-cell office:value-type="float" office:value="0.382874" calcext:value-type="float">
            <text:p>0.382874</text:p>
          </table:table-cell>
          <table:table-cell office:value-type="float" office:value="0.741878" calcext:value-type="float">
            <text:p>0.741878</text:p>
          </table:table-cell>
          <table:table-cell office:value-type="float" office:value="1.02876" calcext:value-type="float">
            <text:p>1.02876</text:p>
          </table:table-cell>
          <table:table-cell office:value-type="float" office:value="1.32544" calcext:value-type="float">
            <text:p>1.32544</text:p>
          </table:table-cell>
          <table:table-cell office:value-type="float" office:value="0.362918" calcext:value-type="float">
            <text:p>0.362918</text:p>
          </table:table-cell>
          <table:table-cell office:value-type="float" office:value="1.13728" calcext:value-type="float">
            <text:p>1.13728</text:p>
          </table:table-cell>
          <table:table-cell office:value-type="float" office:value="1.29267" calcext:value-type="float">
            <text:p>1.29267</text:p>
          </table:table-cell>
          <table:table-cell office:value-type="float" office:value="0.852671" calcext:value-type="float">
            <text:p>0.852671</text:p>
          </table:table-cell>
          <table:table-cell office:value-type="float" office:value="0.876918" calcext:value-type="float">
            <text:p>0.876918</text:p>
          </table:table-cell>
          <table:table-cell office:value-type="float" office:value="0.289441" calcext:value-type="float">
            <text:p>0.289441</text:p>
          </table:table-cell>
          <table:table-cell office:value-type="float" office:value="0.525992" calcext:value-type="float">
            <text:p>0.525992</text:p>
          </table:table-cell>
          <table:table-cell office:value-type="float" office:value="0.343156" calcext:value-type="float">
            <text:p>0.343156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676253" calcext:value-type="float">
            <text:p>0.676253</text:p>
          </table:table-cell>
          <table:table-cell office:value-type="float" office:value="0.197586" calcext:value-type="float">
            <text:p>0.197586</text:p>
          </table:table-cell>
          <table:table-cell office:value-type="float" office:value="0.100652" calcext:value-type="float">
            <text:p>0.100652</text:p>
          </table:table-cell>
          <table:table-cell table:number-columns-repeated="44"/>
          <table:table-cell table:formula="of:=MIN([.A107:.BL107])" office:value-type="float" office:value="0.100652" calcext:value-type="float">
            <text:p>0.100652</text:p>
          </table:table-cell>
          <table:table-cell table:formula="of:=MAX([.A107:.BL107])" office:value-type="float" office:value="1.32544" calcext:value-type="float">
            <text:p>1.32544</text:p>
          </table:table-cell>
          <table:table-cell table:number-columns-repeated="7"/>
        </table:table-row>
        <table:table-row table:style-name="ro2">
          <table:table-cell office:value-type="float" office:value="0.371698" calcext:value-type="float">
            <text:p>0.371698</text:p>
          </table:table-cell>
          <table:table-cell office:value-type="float" office:value="0.393296" calcext:value-type="float">
            <text:p>0.393296</text:p>
          </table:table-cell>
          <table:table-cell office:value-type="float" office:value="0.405767" calcext:value-type="float">
            <text:p>0.405767</text:p>
          </table:table-cell>
          <table:table-cell office:value-type="float" office:value="0.410409" calcext:value-type="float">
            <text:p>0.410409</text:p>
          </table:table-cell>
          <table:table-cell office:value-type="float" office:value="0.383858" calcext:value-type="float">
            <text:p>0.383858</text:p>
          </table:table-cell>
          <table:table-cell office:value-type="float" office:value="0.38963" calcext:value-type="float">
            <text:p>0.38963</text:p>
          </table:table-cell>
          <table:table-cell office:value-type="float" office:value="0.408724" calcext:value-type="float">
            <text:p>0.408724</text:p>
          </table:table-cell>
          <table:table-cell office:value-type="float" office:value="0.842611" calcext:value-type="float">
            <text:p>0.842611</text:p>
          </table:table-cell>
          <table:table-cell office:value-type="float" office:value="0.273529" calcext:value-type="float">
            <text:p>0.273529</text:p>
          </table:table-cell>
          <table:table-cell office:value-type="float" office:value="0.366787" calcext:value-type="float">
            <text:p>0.366787</text:p>
          </table:table-cell>
          <table:table-cell office:value-type="float" office:value="1.66875" calcext:value-type="float">
            <text:p>1.66875</text:p>
          </table:table-cell>
          <table:table-cell office:value-type="float" office:value="0.379415" calcext:value-type="float">
            <text:p>0.379415</text:p>
          </table:table-cell>
          <table:table-cell office:value-type="float" office:value="1.15042" calcext:value-type="float">
            <text:p>1.15042</text:p>
          </table:table-cell>
          <table:table-cell office:value-type="float" office:value="0.403295" calcext:value-type="float">
            <text:p>0.403295</text:p>
          </table:table-cell>
          <table:table-cell office:value-type="float" office:value="1.33882" calcext:value-type="float">
            <text:p>1.33882</text:p>
          </table:table-cell>
          <table:table-cell office:value-type="float" office:value="0.550572" calcext:value-type="float">
            <text:p>0.550572</text:p>
          </table:table-cell>
          <table:table-cell office:value-type="float" office:value="1.77581" calcext:value-type="float">
            <text:p>1.77581</text:p>
          </table:table-cell>
          <table:table-cell office:value-type="float" office:value="1.8328" calcext:value-type="float">
            <text:p>1.8328</text:p>
          </table:table-cell>
          <table:table-cell office:value-type="float" office:value="0.995049" calcext:value-type="float">
            <text:p>0.995049</text:p>
          </table:table-cell>
          <table:table-cell office:value-type="float" office:value="0.427864" calcext:value-type="float">
            <text:p>0.427864</text:p>
          </table:table-cell>
          <table:table-cell office:value-type="float" office:value="1.16196" calcext:value-type="float">
            <text:p>1.16196</text:p>
          </table:table-cell>
          <table:table-cell office:value-type="float" office:value="2.37966" calcext:value-type="float">
            <text:p>2.37966</text:p>
          </table:table-cell>
          <table:table-cell office:value-type="float" office:value="0.224983" calcext:value-type="float">
            <text:p>0.224983</text:p>
          </table:table-cell>
          <table:table-cell office:value-type="float" office:value="2.03547" calcext:value-type="float">
            <text:p>2.03547</text:p>
          </table:table-cell>
          <table:table-cell table:number-columns-repeated="44"/>
          <table:table-cell table:formula="of:=MIN([.A108:.BL108])" office:value-type="float" office:value="0.224983" calcext:value-type="float">
            <text:p>0.224983</text:p>
          </table:table-cell>
          <table:table-cell table:formula="of:=MAX([.A108:.BL108])" office:value-type="float" office:value="2.37966" calcext:value-type="float">
            <text:p>2.37966</text:p>
          </table:table-cell>
          <table:table-cell table:number-columns-repeated="7"/>
        </table:table-row>
        <table:table-row table:style-name="ro2">
          <table:table-cell office:value-type="float" office:value="0.274853" calcext:value-type="float">
            <text:p>0.274853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47012" calcext:value-type="float">
            <text:p>0.47012</text:p>
          </table:table-cell>
          <table:table-cell office:value-type="float" office:value="0.314895" calcext:value-type="float">
            <text:p>0.314895</text:p>
          </table:table-cell>
          <table:table-cell office:value-type="float" office:value="0.585071" calcext:value-type="float">
            <text:p>0.585071</text:p>
          </table:table-cell>
          <table:table-cell office:value-type="float" office:value="0.606142" calcext:value-type="float">
            <text:p>0.606142</text:p>
          </table:table-cell>
          <table:table-cell office:value-type="float" office:value="0.988063" calcext:value-type="float">
            <text:p>0.988063</text:p>
          </table:table-cell>
          <table:table-cell office:value-type="float" office:value="0.59474" calcext:value-type="float">
            <text:p>0.59474</text:p>
          </table:table-cell>
          <table:table-cell office:value-type="float" office:value="0.607925" calcext:value-type="float">
            <text:p>0.607925</text:p>
          </table:table-cell>
          <table:table-cell office:value-type="float" office:value="0.385431" calcext:value-type="float">
            <text:p>0.385431</text:p>
          </table:table-cell>
          <table:table-cell office:value-type="float" office:value="0.991898" calcext:value-type="float">
            <text:p>0.991898</text:p>
          </table:table-cell>
          <table:table-cell office:value-type="float" office:value="0.895202" calcext:value-type="float">
            <text:p>0.895202</text:p>
          </table:table-cell>
          <table:table-cell office:value-type="float" office:value="0.785395" calcext:value-type="float">
            <text:p>0.785395</text:p>
          </table:table-cell>
          <table:table-cell office:value-type="float" office:value="1.04716" calcext:value-type="float">
            <text:p>1.04716</text:p>
          </table:table-cell>
          <table:table-cell office:value-type="float" office:value="0.160436" calcext:value-type="float">
            <text:p>0.160436</text:p>
          </table:table-cell>
          <table:table-cell office:value-type="float" office:value="0.753365" calcext:value-type="float">
            <text:p>0.753365</text:p>
          </table:table-cell>
          <table:table-cell office:value-type="float" office:value="0.844968" calcext:value-type="float">
            <text:p>0.844968</text:p>
          </table:table-cell>
          <table:table-cell office:value-type="float" office:value="0.376725" calcext:value-type="float">
            <text:p>0.376725</text:p>
          </table:table-cell>
          <table:table-cell office:value-type="float" office:value="0.396192" calcext:value-type="float">
            <text:p>0.396192</text:p>
          </table:table-cell>
          <table:table-cell office:value-type="float" office:value="0.423855" calcext:value-type="float">
            <text:p>0.423855</text:p>
          </table:table-cell>
          <table:table-cell office:value-type="float" office:value="0.755252" calcext:value-type="float">
            <text:p>0.755252</text:p>
          </table:table-cell>
          <table:table-cell office:value-type="float" office:value="0.152727" calcext:value-type="float">
            <text:p>0.152727</text:p>
          </table:table-cell>
          <table:table-cell office:value-type="float" office:value="0.402319" calcext:value-type="float">
            <text:p>0.402319</text:p>
          </table:table-cell>
          <table:table-cell office:value-type="float" office:value="0.190513" calcext:value-type="float">
            <text:p>0.190513</text:p>
          </table:table-cell>
          <table:table-cell table:number-columns-repeated="44"/>
          <table:table-cell table:formula="of:=MIN([.A109:.BL109])" office:value-type="float" office:value="0.152727" calcext:value-type="float">
            <text:p>0.152727</text:p>
          </table:table-cell>
          <table:table-cell table:formula="of:=MAX([.A109:.BL109])" office:value-type="float" office:value="1.04716" calcext:value-type="float">
            <text:p>1.04716</text:p>
          </table:table-cell>
          <table:table-cell table:number-columns-repeated="7"/>
        </table:table-row>
        <table:table-row table:style-name="ro2">
          <table:table-cell office:value-type="float" office:value="0.401074" calcext:value-type="float">
            <text:p>0.401074</text:p>
          </table:table-cell>
          <table:table-cell office:value-type="float" office:value="0.451637" calcext:value-type="float">
            <text:p>0.451637</text:p>
          </table:table-cell>
          <table:table-cell office:value-type="float" office:value="0.402643" calcext:value-type="float">
            <text:p>0.402643</text:p>
          </table:table-cell>
          <table:table-cell office:value-type="float" office:value="0.856" calcext:value-type="float">
            <text:p>0.856</text:p>
          </table:table-cell>
          <table:table-cell office:value-type="float" office:value="0.779685" calcext:value-type="float">
            <text:p>0.779685</text:p>
          </table:table-cell>
          <table:table-cell office:value-type="float" office:value="0.747098" calcext:value-type="float">
            <text:p>0.747098</text:p>
          </table:table-cell>
          <table:table-cell office:value-type="float" office:value="0.764976" calcext:value-type="float">
            <text:p>0.764976</text:p>
          </table:table-cell>
          <table:table-cell office:value-type="float" office:value="1.26034" calcext:value-type="float">
            <text:p>1.26034</text:p>
          </table:table-cell>
          <table:table-cell office:value-type="float" office:value="0.897112" calcext:value-type="float">
            <text:p>0.897112</text:p>
          </table:table-cell>
          <table:table-cell office:value-type="float" office:value="0.861812" calcext:value-type="float">
            <text:p>0.861812</text:p>
          </table:table-cell>
          <table:table-cell office:value-type="float" office:value="0.941159" calcext:value-type="float">
            <text:p>0.941159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854263" calcext:value-type="float">
            <text:p>0.854263</text:p>
          </table:table-cell>
          <table:table-cell office:value-type="float" office:value="0.569607" calcext:value-type="float">
            <text:p>0.569607</text:p>
          </table:table-cell>
          <table:table-cell office:value-type="float" office:value="0.512199" calcext:value-type="float">
            <text:p>0.512199</text:p>
          </table:table-cell>
          <table:table-cell office:value-type="float" office:value="0.686844" calcext:value-type="float">
            <text:p>0.686844</text:p>
          </table:table-cell>
          <table:table-cell office:value-type="float" office:value="0.301368" calcext:value-type="float">
            <text:p>0.301368</text:p>
          </table:table-cell>
          <table:table-cell office:value-type="float" office:value="0.335" calcext:value-type="float">
            <text:p>0.335</text:p>
          </table:table-cell>
          <table:table-cell office:value-type="float" office:value="0.841723" calcext:value-type="float">
            <text:p>0.841723</text:p>
          </table:table-cell>
          <table:table-cell office:value-type="float" office:value="0.911079" calcext:value-type="float">
            <text:p>0.911079</text:p>
          </table:table-cell>
          <table:table-cell office:value-type="float" office:value="1.03507" calcext:value-type="float">
            <text:p>1.03507</text:p>
          </table:table-cell>
          <table:table-cell office:value-type="float" office:value="1.131" calcext:value-type="float">
            <text:p>1.131</text:p>
          </table:table-cell>
          <table:table-cell office:value-type="float" office:value="1.18996" calcext:value-type="float">
            <text:p>1.18996</text:p>
          </table:table-cell>
          <table:table-cell office:value-type="float" office:value="1.11096" calcext:value-type="float">
            <text:p>1.11096</text:p>
          </table:table-cell>
          <table:table-cell table:number-columns-repeated="44"/>
          <table:table-cell table:formula="of:=MIN([.A110:.BL110])" office:value-type="float" office:value="0.301368" calcext:value-type="float">
            <text:p>0.301368</text:p>
          </table:table-cell>
          <table:table-cell table:formula="of:=MAX([.A110:.BL110])" office:value-type="float" office:value="1.26034" calcext:value-type="float">
            <text:p>1.26034</text:p>
          </table:table-cell>
          <table:table-cell table:number-columns-repeated="7"/>
        </table:table-row>
        <table:table-row table:style-name="ro2">
          <table:table-cell office:value-type="float" office:value="0.34845" calcext:value-type="float">
            <text:p>0.34845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550705" calcext:value-type="float">
            <text:p>0.550705</text:p>
          </table:table-cell>
          <table:table-cell office:value-type="float" office:value="0.357423" calcext:value-type="float">
            <text:p>0.357423</text:p>
          </table:table-cell>
          <table:table-cell office:value-type="float" office:value="0.367215" calcext:value-type="float">
            <text:p>0.367215</text:p>
          </table:table-cell>
          <table:table-cell office:value-type="float" office:value="0.941507" calcext:value-type="float">
            <text:p>0.941507</text:p>
          </table:table-cell>
          <table:table-cell office:value-type="float" office:value="0.344618" calcext:value-type="float">
            <text:p>0.344618</text:p>
          </table:table-cell>
          <table:table-cell office:value-type="float" office:value="0.809377" calcext:value-type="float">
            <text:p>0.809377</text:p>
          </table:table-cell>
          <table:table-cell office:value-type="float" office:value="0.736153" calcext:value-type="float">
            <text:p>0.736153</text:p>
          </table:table-cell>
          <table:table-cell office:value-type="float" office:value="0.654505" calcext:value-type="float">
            <text:p>0.654505</text:p>
          </table:table-cell>
          <table:table-cell office:value-type="float" office:value="0.610163" calcext:value-type="float">
            <text:p>0.610163</text:p>
          </table:table-cell>
          <table:table-cell office:value-type="float" office:value="0.668448" calcext:value-type="float">
            <text:p>0.668448</text:p>
          </table:table-cell>
          <table:table-cell office:value-type="float" office:value="0.944934" calcext:value-type="float">
            <text:p>0.944934</text:p>
          </table:table-cell>
          <table:table-cell office:value-type="float" office:value="0.643268" calcext:value-type="float">
            <text:p>0.643268</text:p>
          </table:table-cell>
          <table:table-cell office:value-type="float" office:value="1.49723" calcext:value-type="float">
            <text:p>1.49723</text:p>
          </table:table-cell>
          <table:table-cell office:value-type="float" office:value="1.52459" calcext:value-type="float">
            <text:p>1.52459</text:p>
          </table:table-cell>
          <table:table-cell office:value-type="float" office:value="1.37571" calcext:value-type="float">
            <text:p>1.37571</text:p>
          </table:table-cell>
          <table:table-cell office:value-type="float" office:value="1.51045" calcext:value-type="float">
            <text:p>1.51045</text:p>
          </table:table-cell>
          <table:table-cell office:value-type="float" office:value="1.17656" calcext:value-type="float">
            <text:p>1.17656</text:p>
          </table:table-cell>
          <table:table-cell office:value-type="float" office:value="0.356899" calcext:value-type="float">
            <text:p>0.356899</text:p>
          </table:table-cell>
          <table:table-cell office:value-type="float" office:value="1.18021" calcext:value-type="float">
            <text:p>1.18021</text:p>
          </table:table-cell>
          <table:table-cell office:value-type="float" office:value="1.09228" calcext:value-type="float">
            <text:p>1.09228</text:p>
          </table:table-cell>
          <table:table-cell office:value-type="float" office:value="0.150104" calcext:value-type="float">
            <text:p>0.150104</text:p>
          </table:table-cell>
          <table:table-cell office:value-type="float" office:value="0.215684" calcext:value-type="float">
            <text:p>0.215684</text:p>
          </table:table-cell>
          <table:table-cell table:number-columns-repeated="44"/>
          <table:table-cell table:formula="of:=MIN([.A111:.BL111])" office:value-type="float" office:value="0.150104" calcext:value-type="float">
            <text:p>0.150104</text:p>
          </table:table-cell>
          <table:table-cell table:formula="of:=MAX([.A111:.BL111])" office:value-type="float" office:value="1.52459" calcext:value-type="float">
            <text:p>1.52459</text:p>
          </table:table-cell>
          <table:table-cell table:number-columns-repeated="7"/>
        </table:table-row>
        <table:table-row table:style-name="ro2">
          <table:table-cell office:value-type="float" office:value="0.396443" calcext:value-type="float">
            <text:p>0.396443</text:p>
          </table:table-cell>
          <table:table-cell office:value-type="float" office:value="0.407924" calcext:value-type="float">
            <text:p>0.407924</text:p>
          </table:table-cell>
          <table:table-cell office:value-type="float" office:value="0.566645" calcext:value-type="float">
            <text:p>0.566645</text:p>
          </table:table-cell>
          <table:table-cell office:value-type="float" office:value="0.32967" calcext:value-type="float">
            <text:p>0.32967</text:p>
          </table:table-cell>
          <table:table-cell office:value-type="float" office:value="0.387197" calcext:value-type="float">
            <text:p>0.387197</text:p>
          </table:table-cell>
          <table:table-cell office:value-type="float" office:value="0.514715" calcext:value-type="float">
            <text:p>0.514715</text:p>
          </table:table-cell>
          <table:table-cell office:value-type="float" office:value="0.79693" calcext:value-type="float">
            <text:p>0.79693</text:p>
          </table:table-cell>
          <table:table-cell office:value-type="float" office:value="0.382311" calcext:value-type="float">
            <text:p>0.382311</text:p>
          </table:table-cell>
          <table:table-cell office:value-type="float" office:value="1.47834" calcext:value-type="float">
            <text:p>1.47834</text:p>
          </table:table-cell>
          <table:table-cell office:value-type="float" office:value="1.25855" calcext:value-type="float">
            <text:p>1.25855</text:p>
          </table:table-cell>
          <table:table-cell office:value-type="float" office:value="0.3186" calcext:value-type="float">
            <text:p>0.3186</text:p>
          </table:table-cell>
          <table:table-cell office:value-type="float" office:value="1.31961" calcext:value-type="float">
            <text:p>1.31961</text:p>
          </table:table-cell>
          <table:table-cell office:value-type="float" office:value="0.85451" calcext:value-type="float">
            <text:p>0.85451</text:p>
          </table:table-cell>
          <table:table-cell office:value-type="float" office:value="0.72986" calcext:value-type="float">
            <text:p>0.72986</text:p>
          </table:table-cell>
          <table:table-cell office:value-type="float" office:value="1.58934" calcext:value-type="float">
            <text:p>1.58934</text:p>
          </table:table-cell>
          <table:table-cell office:value-type="float" office:value="0.971866" calcext:value-type="float">
            <text:p>0.971866</text:p>
          </table:table-cell>
          <table:table-cell office:value-type="float" office:value="1.15075" calcext:value-type="float">
            <text:p>1.15075</text:p>
          </table:table-cell>
          <table:table-cell office:value-type="float" office:value="0.389143" calcext:value-type="float">
            <text:p>0.389143</text:p>
          </table:table-cell>
          <table:table-cell office:value-type="float" office:value="0.302601" calcext:value-type="float">
            <text:p>0.302601</text:p>
          </table:table-cell>
          <table:table-cell office:value-type="float" office:value="0.676437" calcext:value-type="float">
            <text:p>0.676437</text:p>
          </table:table-cell>
          <table:table-cell office:value-type="float" office:value="0.12872" calcext:value-type="float">
            <text:p>0.12872</text:p>
          </table:table-cell>
          <table:table-cell office:value-type="float" office:value="1.35241" calcext:value-type="float">
            <text:p>1.35241</text:p>
          </table:table-cell>
          <table:table-cell office:value-type="float" office:value="1.94917" calcext:value-type="float">
            <text:p>1.94917</text:p>
          </table:table-cell>
          <table:table-cell office:value-type="float" office:value="0.231346" calcext:value-type="float">
            <text:p>0.231346</text:p>
          </table:table-cell>
          <table:table-cell table:number-columns-repeated="44"/>
          <table:table-cell table:formula="of:=MIN([.A112:.BL112])" office:value-type="float" office:value="0.12872" calcext:value-type="float">
            <text:p>0.12872</text:p>
          </table:table-cell>
          <table:table-cell table:formula="of:=MAX([.A112:.BL112])" office:value-type="float" office:value="1.94917" calcext:value-type="float">
            <text:p>1.94917</text:p>
          </table:table-cell>
          <table:table-cell table:number-columns-repeated="7"/>
        </table:table-row>
        <table:table-row table:style-name="ro2">
          <table:table-cell office:value-type="float" office:value="0.334576" calcext:value-type="float">
            <text:p>0.334576</text:p>
          </table:table-cell>
          <table:table-cell office:value-type="float" office:value="0.398528" calcext:value-type="float">
            <text:p>0.398528</text:p>
          </table:table-cell>
          <table:table-cell office:value-type="float" office:value="0.504392" calcext:value-type="float">
            <text:p>0.504392</text:p>
          </table:table-cell>
          <table:table-cell office:value-type="float" office:value="0.254767" calcext:value-type="float">
            <text:p>0.254767</text:p>
          </table:table-cell>
          <table:table-cell office:value-type="float" office:value="0.529905" calcext:value-type="float">
            <text:p>0.529905</text:p>
          </table:table-cell>
          <table:table-cell office:value-type="float" office:value="0.392561" calcext:value-type="float">
            <text:p>0.392561</text:p>
          </table:table-cell>
          <table:table-cell office:value-type="float" office:value="1.04865" calcext:value-type="float">
            <text:p>1.04865</text:p>
          </table:table-cell>
          <table:table-cell office:value-type="float" office:value="0.708788" calcext:value-type="float">
            <text:p>0.708788</text:p>
          </table:table-cell>
          <table:table-cell office:value-type="float" office:value="0.286396" calcext:value-type="float">
            <text:p>0.286396</text:p>
          </table:table-cell>
          <table:table-cell office:value-type="float" office:value="0.855382" calcext:value-type="float">
            <text:p>0.855382</text:p>
          </table:table-cell>
          <table:table-cell office:value-type="float" office:value="0.702719" calcext:value-type="float">
            <text:p>0.702719</text:p>
          </table:table-cell>
          <table:table-cell office:value-type="float" office:value="0.592517" calcext:value-type="float">
            <text:p>0.592517</text:p>
          </table:table-cell>
          <table:table-cell office:value-type="float" office:value="0.355908" calcext:value-type="float">
            <text:p>0.355908</text:p>
          </table:table-cell>
          <table:table-cell office:value-type="float" office:value="0.449672" calcext:value-type="float">
            <text:p>0.449672</text:p>
          </table:table-cell>
          <table:table-cell office:value-type="float" office:value="1.1457" calcext:value-type="float">
            <text:p>1.1457</text:p>
          </table:table-cell>
          <table:table-cell office:value-type="float" office:value="1.34691" calcext:value-type="float">
            <text:p>1.34691</text:p>
          </table:table-cell>
          <table:table-cell office:value-type="float" office:value="1.63934" calcext:value-type="float">
            <text:p>1.63934</text:p>
          </table:table-cell>
          <table:table-cell office:value-type="float" office:value="0.415586" calcext:value-type="float">
            <text:p>0.415586</text:p>
          </table:table-cell>
          <table:table-cell office:value-type="float" office:value="0.411064" calcext:value-type="float">
            <text:p>0.411064</text:p>
          </table:table-cell>
          <table:table-cell office:value-type="float" office:value="0.36769" calcext:value-type="float">
            <text:p>0.36769</text:p>
          </table:table-cell>
          <table:table-cell office:value-type="float" office:value="1.77096" calcext:value-type="float">
            <text:p>1.77096</text:p>
          </table:table-cell>
          <table:table-cell office:value-type="float" office:value="0.646254" calcext:value-type="float">
            <text:p>0.64625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101861" calcext:value-type="float">
            <text:p>0.101861</text:p>
          </table:table-cell>
          <table:table-cell table:number-columns-repeated="44"/>
          <table:table-cell table:formula="of:=MIN([.A113:.BL113])" office:value-type="float" office:value="0.101861" calcext:value-type="float">
            <text:p>0.101861</text:p>
          </table:table-cell>
          <table:table-cell table:formula="of:=MAX([.A113:.BL113])" office:value-type="float" office:value="1.77096" calcext:value-type="float">
            <text:p>1.77096</text:p>
          </table:table-cell>
          <table:table-cell table:number-columns-repeated="7"/>
        </table:table-row>
        <table:table-row table:style-name="ro2">
          <table:table-cell office:value-type="float" office:value="0.38989" calcext:value-type="float">
            <text:p>0.38989</text:p>
          </table:table-cell>
          <table:table-cell office:value-type="float" office:value="0.406557" calcext:value-type="float">
            <text:p>0.406557</text:p>
          </table:table-cell>
          <table:table-cell office:value-type="float" office:value="0.558717" calcext:value-type="float">
            <text:p>0.558717</text:p>
          </table:table-cell>
          <table:table-cell office:value-type="float" office:value="0.293135" calcext:value-type="float">
            <text:p>0.293135</text:p>
          </table:table-cell>
          <table:table-cell office:value-type="float" office:value="0.386817" calcext:value-type="float">
            <text:p>0.386817</text:p>
          </table:table-cell>
          <table:table-cell office:value-type="float" office:value="0.672069" calcext:value-type="float">
            <text:p>0.672069</text:p>
          </table:table-cell>
          <table:table-cell office:value-type="float" office:value="0.777019" calcext:value-type="float">
            <text:p>0.777019</text:p>
          </table:table-cell>
          <table:table-cell office:value-type="float" office:value="0.428753" calcext:value-type="float">
            <text:p>0.428753</text:p>
          </table:table-cell>
          <table:table-cell office:value-type="float" office:value="0.550904" calcext:value-type="float">
            <text:p>0.550904</text:p>
          </table:table-cell>
          <table:table-cell office:value-type="float" office:value="0.357954" calcext:value-type="float">
            <text:p>0.357954</text:p>
          </table:table-cell>
          <table:table-cell office:value-type="float" office:value="0.288624" calcext:value-type="float">
            <text:p>0.288624</text:p>
          </table:table-cell>
          <table:table-cell office:value-type="float" office:value="0.364654" calcext:value-type="float">
            <text:p>0.364654</text:p>
          </table:table-cell>
          <table:table-cell office:value-type="float" office:value="0.324231" calcext:value-type="float">
            <text:p>0.324231</text:p>
          </table:table-cell>
          <table:table-cell office:value-type="float" office:value="0.421642" calcext:value-type="float">
            <text:p>0.421642</text:p>
          </table:table-cell>
          <table:table-cell office:value-type="float" office:value="2.08821" calcext:value-type="float">
            <text:p>2.08821</text:p>
          </table:table-cell>
          <table:table-cell office:value-type="float" office:value="0.899027" calcext:value-type="float">
            <text:p>0.899027</text:p>
          </table:table-cell>
          <table:table-cell office:value-type="float" office:value="1.71519" calcext:value-type="float">
            <text:p>1.71519</text:p>
          </table:table-cell>
          <table:table-cell office:value-type="float" office:value="1.08534" calcext:value-type="float">
            <text:p>1.08534</text:p>
          </table:table-cell>
          <table:table-cell office:value-type="float" office:value="0.636938" calcext:value-type="float">
            <text:p>0.636938</text:p>
          </table:table-cell>
          <table:table-cell office:value-type="float" office:value="0.514999" calcext:value-type="float">
            <text:p>0.514999</text:p>
          </table:table-cell>
          <table:table-cell office:value-type="float" office:value="0.382494" calcext:value-type="float">
            <text:p>0.382494</text:p>
          </table:table-cell>
          <table:table-cell office:value-type="float" office:value="0.31011" calcext:value-type="float">
            <text:p>0.31011</text:p>
          </table:table-cell>
          <table:table-cell office:value-type="float" office:value="0.348904" calcext:value-type="float">
            <text:p>0.348904</text:p>
          </table:table-cell>
          <table:table-cell office:value-type="float" office:value="0.526718" calcext:value-type="float">
            <text:p>0.526718</text:p>
          </table:table-cell>
          <table:table-cell table:number-columns-repeated="44"/>
          <table:table-cell table:formula="of:=MIN([.A114:.BL114])" office:value-type="float" office:value="0.288624" calcext:value-type="float">
            <text:p>0.288624</text:p>
          </table:table-cell>
          <table:table-cell table:formula="of:=MAX([.A114:.BL114])" office:value-type="float" office:value="2.08821" calcext:value-type="float">
            <text:p>2.08821</text:p>
          </table:table-cell>
          <table:table-cell table:number-columns-repeated="7"/>
        </table:table-row>
        <table:table-row table:style-name="ro2">
          <table:table-cell office:value-type="float" office:value="0.214957" calcext:value-type="float">
            <text:p>0.214957</text:p>
          </table:table-cell>
          <table:table-cell office:value-type="float" office:value="0.351609" calcext:value-type="float">
            <text:p>0.351609</text:p>
          </table:table-cell>
          <table:table-cell office:value-type="float" office:value="0.545767" calcext:value-type="float">
            <text:p>0.545767</text:p>
          </table:table-cell>
          <table:table-cell office:value-type="float" office:value="0.50341" calcext:value-type="float">
            <text:p>0.50341</text:p>
          </table:table-cell>
          <table:table-cell office:value-type="float" office:value="0.557793" calcext:value-type="float">
            <text:p>0.557793</text:p>
          </table:table-cell>
          <table:table-cell office:value-type="float" office:value="0.408842" calcext:value-type="float">
            <text:p>0.408842</text:p>
          </table:table-cell>
          <table:table-cell office:value-type="float" office:value="0.976626" calcext:value-type="float">
            <text:p>0.976626</text:p>
          </table:table-cell>
          <table:table-cell office:value-type="float" office:value="0.756535" calcext:value-type="float">
            <text:p>0.756535</text:p>
          </table:table-cell>
          <table:table-cell office:value-type="float" office:value="0.658894" calcext:value-type="float">
            <text:p>0.658894</text:p>
          </table:table-cell>
          <table:table-cell office:value-type="float" office:value="0.499456" calcext:value-type="float">
            <text:p>0.499456</text:p>
          </table:table-cell>
          <table:table-cell office:value-type="float" office:value="0.406038" calcext:value-type="float">
            <text:p>0.406038</text:p>
          </table:table-cell>
          <table:table-cell office:value-type="float" office:value="0.832088" calcext:value-type="float">
            <text:p>0.832088</text:p>
          </table:table-cell>
          <table:table-cell office:value-type="float" office:value="0.78661" calcext:value-type="float">
            <text:p>0.78661</text:p>
          </table:table-cell>
          <table:table-cell office:value-type="float" office:value="1.23665" calcext:value-type="float">
            <text:p>1.23665</text:p>
          </table:table-cell>
          <table:table-cell office:value-type="float" office:value="0.756045" calcext:value-type="float">
            <text:p>0.756045</text:p>
          </table:table-cell>
          <table:table-cell office:value-type="float" office:value="0.967628" calcext:value-type="float">
            <text:p>0.967628</text:p>
          </table:table-cell>
          <table:table-cell office:value-type="float" office:value="0.366663" calcext:value-type="float">
            <text:p>0.366663</text:p>
          </table:table-cell>
          <table:table-cell office:value-type="float" office:value="1.70032" calcext:value-type="float">
            <text:p>1.70032</text:p>
          </table:table-cell>
          <table:table-cell office:value-type="float" office:value="0.390803" calcext:value-type="float">
            <text:p>0.390803</text:p>
          </table:table-cell>
          <table:table-cell office:value-type="float" office:value="0.499823" calcext:value-type="float">
            <text:p>0.499823</text:p>
          </table:table-cell>
          <table:table-cell office:value-type="float" office:value="0.66283" calcext:value-type="float">
            <text:p>0.66283</text:p>
          </table:table-cell>
          <table:table-cell office:value-type="float" office:value="1.37952" calcext:value-type="float">
            <text:p>1.37952</text:p>
          </table:table-cell>
          <table:table-cell office:value-type="float" office:value="0.262517" calcext:value-type="float">
            <text:p>0.262517</text:p>
          </table:table-cell>
          <table:table-cell office:value-type="float" office:value="0.2458" calcext:value-type="float">
            <text:p>0.2458</text:p>
          </table:table-cell>
          <table:table-cell table:number-columns-repeated="44"/>
          <table:table-cell table:formula="of:=MIN([.A115:.BL115])" office:value-type="float" office:value="0.214957" calcext:value-type="float">
            <text:p>0.214957</text:p>
          </table:table-cell>
          <table:table-cell table:formula="of:=MAX([.A115:.BL115])" office:value-type="float" office:value="1.70032" calcext:value-type="float">
            <text:p>1.70032</text:p>
          </table:table-cell>
          <table:table-cell table:number-columns-repeated="7"/>
        </table:table-row>
        <table:table-row table:style-name="ro2">
          <table:table-cell office:value-type="float" office:value="0.377605" calcext:value-type="float">
            <text:p>0.377605</text:p>
          </table:table-cell>
          <table:table-cell office:value-type="float" office:value="0.451088" calcext:value-type="float">
            <text:p>0.451088</text:p>
          </table:table-cell>
          <table:table-cell office:value-type="float" office:value="0.488267" calcext:value-type="float">
            <text:p>0.488267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0.492162" calcext:value-type="float">
            <text:p>0.492162</text:p>
          </table:table-cell>
          <table:table-cell office:value-type="float" office:value="0.29496" calcext:value-type="float">
            <text:p>0.29496</text:p>
          </table:table-cell>
          <table:table-cell office:value-type="float" office:value="0.323553" calcext:value-type="float">
            <text:p>0.323553</text:p>
          </table:table-cell>
          <table:table-cell office:value-type="float" office:value="0.337996" calcext:value-type="float">
            <text:p>0.337996</text:p>
          </table:table-cell>
          <table:table-cell office:value-type="float" office:value="0.925473" calcext:value-type="float">
            <text:p>0.925473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0.700055" calcext:value-type="float">
            <text:p>0.700055</text:p>
          </table:table-cell>
          <table:table-cell office:value-type="float" office:value="0.763833" calcext:value-type="float">
            <text:p>0.763833</text:p>
          </table:table-cell>
          <table:table-cell office:value-type="float" office:value="1.58219" calcext:value-type="float">
            <text:p>1.58219</text:p>
          </table:table-cell>
          <table:table-cell office:value-type="float" office:value="1.38103" calcext:value-type="float">
            <text:p>1.38103</text:p>
          </table:table-cell>
          <table:table-cell office:value-type="float" office:value="1.50138" calcext:value-type="float">
            <text:p>1.50138</text:p>
          </table:table-cell>
          <table:table-cell office:value-type="float" office:value="0.661973" calcext:value-type="float">
            <text:p>0.661973</text:p>
          </table:table-cell>
          <table:table-cell office:value-type="float" office:value="1.59974" calcext:value-type="float">
            <text:p>1.59974</text:p>
          </table:table-cell>
          <table:table-cell office:value-type="float" office:value="1.30612" calcext:value-type="float">
            <text:p>1.30612</text:p>
          </table:table-cell>
          <table:table-cell office:value-type="float" office:value="0.648545" calcext:value-type="float">
            <text:p>0.648545</text:p>
          </table:table-cell>
          <table:table-cell office:value-type="float" office:value="1.78906" calcext:value-type="float">
            <text:p>1.78906</text:p>
          </table:table-cell>
          <table:table-cell office:value-type="float" office:value="0.747606" calcext:value-type="float">
            <text:p>0.747606</text:p>
          </table:table-cell>
          <table:table-cell office:value-type="float" office:value="0.962517" calcext:value-type="float">
            <text:p>0.962517</text:p>
          </table:table-cell>
          <table:table-cell office:value-type="float" office:value="0.974188" calcext:value-type="float">
            <text:p>0.974188</text:p>
          </table:table-cell>
          <table:table-cell office:value-type="float" office:value="1.81543" calcext:value-type="float">
            <text:p>1.81543</text:p>
          </table:table-cell>
          <table:table-cell table:number-columns-repeated="44"/>
          <table:table-cell table:formula="of:=MIN([.A116:.BL116])" office:value-type="float" office:value="0.29496" calcext:value-type="float">
            <text:p>0.29496</text:p>
          </table:table-cell>
          <table:table-cell table:formula="of:=MAX([.A116:.BL116])" office:value-type="float" office:value="1.81543" calcext:value-type="float">
            <text:p>1.81543</text:p>
          </table:table-cell>
          <table:table-cell table:number-columns-repeated="7"/>
        </table:table-row>
        <table:table-row table:style-name="ro2">
          <table:table-cell office:value-type="float" office:value="0.206864" calcext:value-type="float">
            <text:p>0.206864</text:p>
          </table:table-cell>
          <table:table-cell office:value-type="float" office:value="0.303636" calcext:value-type="float">
            <text:p>0.303636</text:p>
          </table:table-cell>
          <table:table-cell office:value-type="float" office:value="0.302194" calcext:value-type="float">
            <text:p>0.302194</text:p>
          </table:table-cell>
          <table:table-cell office:value-type="float" office:value="0.24527" calcext:value-type="float">
            <text:p>0.24527</text:p>
          </table:table-cell>
          <table:table-cell office:value-type="float" office:value="0.294892" calcext:value-type="float">
            <text:p>0.294892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0.32239" calcext:value-type="float">
            <text:p>0.32239</text:p>
          </table:table-cell>
          <table:table-cell office:value-type="float" office:value="0.33892" calcext:value-type="float">
            <text:p>0.33892</text:p>
          </table:table-cell>
          <table:table-cell office:value-type="float" office:value="0.258236" calcext:value-type="float">
            <text:p>0.258236</text:p>
          </table:table-cell>
          <table:table-cell office:value-type="float" office:value="0.311813" calcext:value-type="float">
            <text:p>0.311813</text:p>
          </table:table-cell>
          <table:table-cell office:value-type="float" office:value="1.35809" calcext:value-type="float">
            <text:p>1.35809</text:p>
          </table:table-cell>
          <table:table-cell office:value-type="float" office:value="1.16221" calcext:value-type="float">
            <text:p>1.16221</text:p>
          </table:table-cell>
          <table:table-cell office:value-type="float" office:value="0.224391" calcext:value-type="float">
            <text:p>0.224391</text:p>
          </table:table-cell>
          <table:table-cell office:value-type="float" office:value="0.22208" calcext:value-type="float">
            <text:p>0.22208</text:p>
          </table:table-cell>
          <table:table-cell office:value-type="float" office:value="1.23032" calcext:value-type="float">
            <text:p>1.23032</text:p>
          </table:table-cell>
          <table:table-cell office:value-type="float" office:value="1.51825" calcext:value-type="float">
            <text:p>1.51825</text:p>
          </table:table-cell>
          <table:table-cell office:value-type="float" office:value="0.372141" calcext:value-type="float">
            <text:p>0.372141</text:p>
          </table:table-cell>
          <table:table-cell office:value-type="float" office:value="1.86401" calcext:value-type="float">
            <text:p>1.86401</text:p>
          </table:table-cell>
          <table:table-cell office:value-type="float" office:value="1.68308" calcext:value-type="float">
            <text:p>1.68308</text:p>
          </table:table-cell>
          <table:table-cell office:value-type="float" office:value="1.31687" calcext:value-type="float">
            <text:p>1.31687</text:p>
          </table:table-cell>
          <table:table-cell office:value-type="float" office:value="2.22679" calcext:value-type="float">
            <text:p>2.22679</text:p>
          </table:table-cell>
          <table:table-cell office:value-type="float" office:value="2.02633" calcext:value-type="float">
            <text:p>2.02633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0.111334" calcext:value-type="float">
            <text:p>0.111334</text:p>
          </table:table-cell>
          <table:table-cell table:number-columns-repeated="44"/>
          <table:table-cell table:formula="of:=MIN([.A117:.BL117])" office:value-type="float" office:value="0.111334" calcext:value-type="float">
            <text:p>0.111334</text:p>
          </table:table-cell>
          <table:table-cell table:formula="of:=MAX([.A117:.BL117])" office:value-type="float" office:value="2.22679" calcext:value-type="float">
            <text:p>2.22679</text:p>
          </table:table-cell>
          <table:table-cell table:number-columns-repeated="7"/>
        </table:table-row>
        <table:table-row table:style-name="ro2">
          <table:table-cell office:value-type="float" office:value="0.375543" calcext:value-type="float">
            <text:p>0.375543</text:p>
          </table:table-cell>
          <table:table-cell office:value-type="float" office:value="0.427929" calcext:value-type="float">
            <text:p>0.427929</text:p>
          </table:table-cell>
          <table:table-cell office:value-type="float" office:value="0.356289" calcext:value-type="float">
            <text:p>0.356289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84199" calcext:value-type="float">
            <text:p>0.384199</text:p>
          </table:table-cell>
          <table:table-cell office:value-type="float" office:value="0.401362" calcext:value-type="float">
            <text:p>0.401362</text:p>
          </table:table-cell>
          <table:table-cell office:value-type="float" office:value="1.29698" calcext:value-type="float">
            <text:p>1.29698</text:p>
          </table:table-cell>
          <table:table-cell office:value-type="float" office:value="0.563661" calcext:value-type="float">
            <text:p>0.563661</text:p>
          </table:table-cell>
          <table:table-cell office:value-type="float" office:value="1.01026" calcext:value-type="float">
            <text:p>1.01026</text:p>
          </table:table-cell>
          <table:table-cell office:value-type="float" office:value="1.10169" calcext:value-type="float">
            <text:p>1.10169</text:p>
          </table:table-cell>
          <table:table-cell office:value-type="float" office:value="0.241439" calcext:value-type="float">
            <text:p>0.241439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1.63636" calcext:value-type="float">
            <text:p>1.63636</text:p>
          </table:table-cell>
          <table:table-cell office:value-type="float" office:value="1.34604" calcext:value-type="float">
            <text:p>1.34604</text:p>
          </table:table-cell>
          <table:table-cell office:value-type="float" office:value="1.37901" calcext:value-type="float">
            <text:p>1.37901</text:p>
          </table:table-cell>
          <table:table-cell office:value-type="float" office:value="1.13224" calcext:value-type="float">
            <text:p>1.13224</text:p>
          </table:table-cell>
          <table:table-cell office:value-type="float" office:value="1.65832" calcext:value-type="float">
            <text:p>1.65832</text:p>
          </table:table-cell>
          <table:table-cell office:value-type="float" office:value="0.517781" calcext:value-type="float">
            <text:p>0.517781</text:p>
          </table:table-cell>
          <table:table-cell office:value-type="float" office:value="1.30036" calcext:value-type="float">
            <text:p>1.30036</text:p>
          </table:table-cell>
          <table:table-cell office:value-type="float" office:value="1.37116" calcext:value-type="float">
            <text:p>1.37116</text:p>
          </table:table-cell>
          <table:table-cell office:value-type="float" office:value="1.01291" calcext:value-type="float">
            <text:p>1.01291</text:p>
          </table:table-cell>
          <table:table-cell office:value-type="float" office:value="1.07106" calcext:value-type="float">
            <text:p>1.07106</text:p>
          </table:table-cell>
          <table:table-cell office:value-type="float" office:value="0.282512" calcext:value-type="float">
            <text:p>0.282512</text:p>
          </table:table-cell>
          <table:table-cell office:value-type="float" office:value="0.259346" calcext:value-type="float">
            <text:p>0.259346</text:p>
          </table:table-cell>
          <table:table-cell table:number-columns-repeated="44"/>
          <table:table-cell table:formula="of:=MIN([.A118:.BL118])" office:value-type="float" office:value="0.241439" calcext:value-type="float">
            <text:p>0.241439</text:p>
          </table:table-cell>
          <table:table-cell table:formula="of:=MAX([.A118:.BL118])" office:value-type="float" office:value="1.65832" calcext:value-type="float">
            <text:p>1.65832</text:p>
          </table:table-cell>
          <table:table-cell table:number-columns-repeated="7"/>
        </table:table-row>
        <table:table-row table:style-name="ro2">
          <table:table-cell office:value-type="float" office:value="0.304669" calcext:value-type="float">
            <text:p>0.304669</text:p>
          </table:table-cell>
          <table:table-cell office:value-type="float" office:value="0.444243" calcext:value-type="float">
            <text:p>0.444243</text:p>
          </table:table-cell>
          <table:table-cell office:value-type="float" office:value="0.409472" calcext:value-type="float">
            <text:p>0.409472</text:p>
          </table:table-cell>
          <table:table-cell office:value-type="float" office:value="0.469271" calcext:value-type="float">
            <text:p>0.469271</text:p>
          </table:table-cell>
          <table:table-cell office:value-type="float" office:value="0.612778" calcext:value-type="float">
            <text:p>0.612778</text:p>
          </table:table-cell>
          <table:table-cell office:value-type="float" office:value="0.416528" calcext:value-type="float">
            <text:p>0.416528</text:p>
          </table:table-cell>
          <table:table-cell office:value-type="float" office:value="0.597729" calcext:value-type="float">
            <text:p>0.597729</text:p>
          </table:table-cell>
          <table:table-cell office:value-type="float" office:value="0.518138" calcext:value-type="float">
            <text:p>0.518138</text:p>
          </table:table-cell>
          <table:table-cell office:value-type="float" office:value="1.43062" calcext:value-type="float">
            <text:p>1.43062</text:p>
          </table:table-cell>
          <table:table-cell office:value-type="float" office:value="1.19507" calcext:value-type="float">
            <text:p>1.19507</text:p>
          </table:table-cell>
          <table:table-cell office:value-type="float" office:value="0.604845" calcext:value-type="float">
            <text:p>0.604845</text:p>
          </table:table-cell>
          <table:table-cell office:value-type="float" office:value="0.717125" calcext:value-type="float">
            <text:p>0.717125</text:p>
          </table:table-cell>
          <table:table-cell office:value-type="float" office:value="0.679715" calcext:value-type="float">
            <text:p>0.679715</text:p>
          </table:table-cell>
          <table:table-cell office:value-type="float" office:value="1.27935" calcext:value-type="float">
            <text:p>1.27935</text:p>
          </table:table-cell>
          <table:table-cell office:value-type="float" office:value="0.413422" calcext:value-type="float">
            <text:p>0.413422</text:p>
          </table:table-cell>
          <table:table-cell office:value-type="float" office:value="2.08398" calcext:value-type="float">
            <text:p>2.08398</text:p>
          </table:table-cell>
          <table:table-cell office:value-type="float" office:value="1.86205" calcext:value-type="float">
            <text:p>1.86205</text:p>
          </table:table-cell>
          <table:table-cell office:value-type="float" office:value="1.11472" calcext:value-type="float">
            <text:p>1.11472</text:p>
          </table:table-cell>
          <table:table-cell office:value-type="float" office:value="0.388912" calcext:value-type="float">
            <text:p>0.388912</text:p>
          </table:table-cell>
          <table:table-cell office:value-type="float" office:value="0.998387" calcext:value-type="float">
            <text:p>0.998387</text:p>
          </table:table-cell>
          <table:table-cell office:value-type="float" office:value="1.54656" calcext:value-type="float">
            <text:p>1.54656</text:p>
          </table:table-cell>
          <table:table-cell office:value-type="float" office:value="1.20607" calcext:value-type="float">
            <text:p>1.20607</text:p>
          </table:table-cell>
          <table:table-cell office:value-type="float" office:value="1.16181" calcext:value-type="float">
            <text:p>1.16181</text:p>
          </table:table-cell>
          <table:table-cell office:value-type="float" office:value="0.977599" calcext:value-type="float">
            <text:p>0.977599</text:p>
          </table:table-cell>
          <table:table-cell table:number-columns-repeated="44"/>
          <table:table-cell table:formula="of:=MIN([.A119:.BL119])" office:value-type="float" office:value="0.304669" calcext:value-type="float">
            <text:p>0.304669</text:p>
          </table:table-cell>
          <table:table-cell table:formula="of:=MAX([.A119:.BL119])" office:value-type="float" office:value="2.08398" calcext:value-type="float">
            <text:p>2.08398</text:p>
          </table:table-cell>
          <table:table-cell table:number-columns-repeated="7"/>
        </table:table-row>
        <table:table-row table:style-name="ro2">
          <table:table-cell office:value-type="float" office:value="0.365428" calcext:value-type="float">
            <text:p>0.365428</text:p>
          </table:table-cell>
          <table:table-cell office:value-type="float" office:value="0.396813" calcext:value-type="float">
            <text:p>0.396813</text:p>
          </table:table-cell>
          <table:table-cell office:value-type="float" office:value="0.380462" calcext:value-type="float">
            <text:p>0.380462</text:p>
          </table:table-cell>
          <table:table-cell office:value-type="float" office:value="0.391029" calcext:value-type="float">
            <text:p>0.391029</text:p>
          </table:table-cell>
          <table:table-cell office:value-type="float" office:value="0.458325" calcext:value-type="float">
            <text:p>0.458325</text:p>
          </table:table-cell>
          <table:table-cell office:value-type="float" office:value="0.395426" calcext:value-type="float">
            <text:p>0.395426</text:p>
          </table:table-cell>
          <table:table-cell office:value-type="float" office:value="0.398487" calcext:value-type="float">
            <text:p>0.398487</text:p>
          </table:table-cell>
          <table:table-cell office:value-type="float" office:value="1.31886" calcext:value-type="float">
            <text:p>1.31886</text:p>
          </table:table-cell>
          <table:table-cell office:value-type="float" office:value="0.512959" calcext:value-type="float">
            <text:p>0.512959</text:p>
          </table:table-cell>
          <table:table-cell office:value-type="float" office:value="0.52159" calcext:value-type="float">
            <text:p>0.52159</text:p>
          </table:table-cell>
          <table:table-cell office:value-type="float" office:value="0.217747" calcext:value-type="float">
            <text:p>0.217747</text:p>
          </table:table-cell>
          <table:table-cell office:value-type="float" office:value="0.198515" calcext:value-type="float">
            <text:p>0.198515</text:p>
          </table:table-cell>
          <table:table-cell office:value-type="float" office:value="1.71448" calcext:value-type="float">
            <text:p>1.71448</text:p>
          </table:table-cell>
          <table:table-cell office:value-type="float" office:value="1.34513" calcext:value-type="float">
            <text:p>1.34513</text:p>
          </table:table-cell>
          <table:table-cell office:value-type="float" office:value="0.553024" calcext:value-type="float">
            <text:p>0.553024</text:p>
          </table:table-cell>
          <table:table-cell office:value-type="float" office:value="0.445469" calcext:value-type="float">
            <text:p>0.445469</text:p>
          </table:table-cell>
          <table:table-cell office:value-type="float" office:value="0.385552" calcext:value-type="float">
            <text:p>0.385552</text:p>
          </table:table-cell>
          <table:table-cell office:value-type="float" office:value="1.19727" calcext:value-type="float">
            <text:p>1.19727</text:p>
          </table:table-cell>
          <table:table-cell office:value-type="float" office:value="1.65824" calcext:value-type="float">
            <text:p>1.65824</text:p>
          </table:table-cell>
          <table:table-cell office:value-type="float" office:value="1.35631" calcext:value-type="float">
            <text:p>1.35631</text:p>
          </table:table-cell>
          <table:table-cell office:value-type="float" office:value="0.381027" calcext:value-type="float">
            <text:p>0.381027</text:p>
          </table:table-cell>
          <table:table-cell office:value-type="float" office:value="0.20881" calcext:value-type="float">
            <text:p>0.20881</text:p>
          </table:table-cell>
          <table:table-cell office:value-type="float" office:value="0.215007" calcext:value-type="float">
            <text:p>0.215007</text:p>
          </table:table-cell>
          <table:table-cell office:value-type="float" office:value="0.101579" calcext:value-type="float">
            <text:p>0.101579</text:p>
          </table:table-cell>
          <table:table-cell table:number-columns-repeated="44"/>
          <table:table-cell table:formula="of:=MIN([.A120:.BL120])" office:value-type="float" office:value="0.101579" calcext:value-type="float">
            <text:p>0.101579</text:p>
          </table:table-cell>
          <table:table-cell table:formula="of:=MAX([.A120:.BL120])" office:value-type="float" office:value="1.71448" calcext:value-type="float">
            <text:p>1.71448</text:p>
          </table:table-cell>
          <table:table-cell table:number-columns-repeated="7"/>
        </table:table-row>
        <table:table-row table:style-name="ro2">
          <table:table-cell office:value-type="float" office:value="0.144265" calcext:value-type="float">
            <text:p>0.144265</text:p>
          </table:table-cell>
          <table:table-cell office:value-type="float" office:value="0.101637" calcext:value-type="float">
            <text:p>0.101637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0.103395" calcext:value-type="float">
            <text:p>0.103395</text:p>
          </table:table-cell>
          <table:table-cell office:value-type="float" office:value="0.100632" calcext:value-type="float">
            <text:p>0.100632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103118" calcext:value-type="float">
            <text:p>0.103118</text:p>
          </table:table-cell>
          <table:table-cell office:value-type="float" office:value="0.108041" calcext:value-type="float">
            <text:p>0.108041</text:p>
          </table:table-cell>
          <table:table-cell office:value-type="float" office:value="0.104095" calcext:value-type="float">
            <text:p>0.104095</text:p>
          </table:table-cell>
          <table:table-cell office:value-type="float" office:value="0.279272" calcext:value-type="float">
            <text:p>0.279272</text:p>
          </table:table-cell>
          <table:table-cell office:value-type="float" office:value="0.236616" calcext:value-type="float">
            <text:p>0.236616</text:p>
          </table:table-cell>
          <table:table-cell office:value-type="float" office:value="0.232456" calcext:value-type="float">
            <text:p>0.232456</text:p>
          </table:table-cell>
          <table:table-cell office:value-type="float" office:value="0.242997" calcext:value-type="float">
            <text:p>0.242997</text:p>
          </table:table-cell>
          <table:table-cell office:value-type="float" office:value="0.243793" calcext:value-type="float">
            <text:p>0.243793</text:p>
          </table:table-cell>
          <table:table-cell office:value-type="float" office:value="1.10981" calcext:value-type="float">
            <text:p>1.10981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1.76034" calcext:value-type="float">
            <text:p>1.76034</text:p>
          </table:table-cell>
          <table:table-cell office:value-type="float" office:value="1.42073" calcext:value-type="float">
            <text:p>1.42073</text:p>
          </table:table-cell>
          <table:table-cell office:value-type="float" office:value="0.451892" calcext:value-type="float">
            <text:p>0.451892</text:p>
          </table:table-cell>
          <table:table-cell office:value-type="float" office:value="0.765494" calcext:value-type="float">
            <text:p>0.765494</text:p>
          </table:table-cell>
          <table:table-cell office:value-type="float" office:value="0.316895" calcext:value-type="float">
            <text:p>0.316895</text:p>
          </table:table-cell>
          <table:table-cell office:value-type="float" office:value="1.98268" calcext:value-type="float">
            <text:p>1.98268</text:p>
          </table:table-cell>
          <table:table-cell office:value-type="float" office:value="2.14161" calcext:value-type="float">
            <text:p>2.14161</text:p>
          </table:table-cell>
          <table:table-cell office:value-type="float" office:value="1.90851" calcext:value-type="float">
            <text:p>1.90851</text:p>
          </table:table-cell>
          <table:table-cell table:number-columns-repeated="44"/>
          <table:table-cell table:formula="of:=MIN([.A121:.BL121])" office:value-type="float" office:value="0.100632" calcext:value-type="float">
            <text:p>0.100632</text:p>
          </table:table-cell>
          <table:table-cell table:formula="of:=MAX([.A121:.BL121])" office:value-type="float" office:value="2.14161" calcext:value-type="float">
            <text:p>2.14161</text:p>
          </table:table-cell>
          <table:table-cell table:number-columns-repeated="7"/>
        </table:table-row>
        <table:table-row table:style-name="ro2">
          <table:table-cell office:value-type="float" office:value="0.196061" calcext:value-type="float">
            <text:p>0.196061</text:p>
          </table:table-cell>
          <table:table-cell office:value-type="float" office:value="0.201198" calcext:value-type="float">
            <text:p>0.201198</text:p>
          </table:table-cell>
          <table:table-cell office:value-type="float" office:value="0.442027" calcext:value-type="float">
            <text:p>0.442027</text:p>
          </table:table-cell>
          <table:table-cell office:value-type="float" office:value="0.147691" calcext:value-type="float">
            <text:p>0.147691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866968" calcext:value-type="float">
            <text:p>0.866968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688733" calcext:value-type="float">
            <text:p>0.688733</text:p>
          </table:table-cell>
          <table:table-cell office:value-type="float" office:value="0.795489" calcext:value-type="float">
            <text:p>0.795489</text:p>
          </table:table-cell>
          <table:table-cell office:value-type="float" office:value="0.719288" calcext:value-type="float">
            <text:p>0.719288</text:p>
          </table:table-cell>
          <table:table-cell office:value-type="float" office:value="1.14154" calcext:value-type="float">
            <text:p>1.14154</text:p>
          </table:table-cell>
          <table:table-cell office:value-type="float" office:value="0.965127" calcext:value-type="float">
            <text:p>0.965127</text:p>
          </table:table-cell>
          <table:table-cell office:value-type="float" office:value="0.58771" calcext:value-type="float">
            <text:p>0.58771</text:p>
          </table:table-cell>
          <table:table-cell office:value-type="float" office:value="0.852888" calcext:value-type="float">
            <text:p>0.852888</text:p>
          </table:table-cell>
          <table:table-cell office:value-type="float" office:value="0.572923" calcext:value-type="float">
            <text:p>0.572923</text:p>
          </table:table-cell>
          <table:table-cell office:value-type="float" office:value="0.651029" calcext:value-type="float">
            <text:p>0.651029</text:p>
          </table:table-cell>
          <table:table-cell office:value-type="float" office:value="0.574582" calcext:value-type="float">
            <text:p>0.574582</text:p>
          </table:table-cell>
          <table:table-cell office:value-type="float" office:value="0.363613" calcext:value-type="float">
            <text:p>0.363613</text:p>
          </table:table-cell>
          <table:table-cell office:value-type="float" office:value="0.404281" calcext:value-type="float">
            <text:p>0.404281</text:p>
          </table:table-cell>
          <table:table-cell office:value-type="float" office:value="0.225126" calcext:value-type="float">
            <text:p>0.225126</text:p>
          </table:table-cell>
          <table:table-cell office:value-type="float" office:value="0.22462" calcext:value-type="float">
            <text:p>0.22462</text:p>
          </table:table-cell>
          <table:table-cell office:value-type="float" office:value="0.302816" calcext:value-type="float">
            <text:p>0.302816</text:p>
          </table:table-cell>
          <table:table-cell office:value-type="float" office:value="1.4507" calcext:value-type="float">
            <text:p>1.4507</text:p>
          </table:table-cell>
          <table:table-cell office:value-type="float" office:value="0.284629" calcext:value-type="float">
            <text:p>0.284629</text:p>
          </table:table-cell>
          <table:table-cell table:number-columns-repeated="44"/>
          <table:table-cell table:formula="of:=MIN([.A122:.BL122])" office:value-type="float" office:value="0.147691" calcext:value-type="float">
            <text:p>0.147691</text:p>
          </table:table-cell>
          <table:table-cell table:formula="of:=MAX([.A122:.BL122])" office:value-type="float" office:value="1.4507" calcext:value-type="float">
            <text:p>1.4507</text:p>
          </table:table-cell>
          <table:table-cell table:number-columns-repeated="7"/>
        </table:table-row>
        <table:table-row table:style-name="ro2">
          <table:table-cell office:value-type="float" office:value="0.251281" calcext:value-type="float">
            <text:p>0.251281</text:p>
          </table:table-cell>
          <table:table-cell office:value-type="float" office:value="0.372765" calcext:value-type="float">
            <text:p>0.372765</text:p>
          </table:table-cell>
          <table:table-cell office:value-type="float" office:value="0.387685" calcext:value-type="float">
            <text:p>0.387685</text:p>
          </table:table-cell>
          <table:table-cell office:value-type="float" office:value="0.358315" calcext:value-type="float">
            <text:p>0.358315</text:p>
          </table:table-cell>
          <table:table-cell office:value-type="float" office:value="0.410841" calcext:value-type="float">
            <text:p>0.410841</text:p>
          </table:table-cell>
          <table:table-cell office:value-type="float" office:value="0.439304" calcext:value-type="float">
            <text:p>0.439304</text:p>
          </table:table-cell>
          <table:table-cell office:value-type="float" office:value="0.558558" calcext:value-type="float">
            <text:p>0.558558</text:p>
          </table:table-cell>
          <table:table-cell office:value-type="float" office:value="0.350159" calcext:value-type="float">
            <text:p>0.350159</text:p>
          </table:table-cell>
          <table:table-cell office:value-type="float" office:value="0.395319" calcext:value-type="float">
            <text:p>0.395319</text:p>
          </table:table-cell>
          <table:table-cell office:value-type="float" office:value="1.18726" calcext:value-type="float">
            <text:p>1.18726</text:p>
          </table:table-cell>
          <table:table-cell office:value-type="float" office:value="0.363616" calcext:value-type="float">
            <text:p>0.363616</text:p>
          </table:table-cell>
          <table:table-cell office:value-type="float" office:value="0.508455" calcext:value-type="float">
            <text:p>0.508455</text:p>
          </table:table-cell>
          <table:table-cell office:value-type="float" office:value="1.45704" calcext:value-type="float">
            <text:p>1.45704</text:p>
          </table:table-cell>
          <table:table-cell office:value-type="float" office:value="1.60874" calcext:value-type="float">
            <text:p>1.60874</text:p>
          </table:table-cell>
          <table:table-cell office:value-type="float" office:value="1.06339" calcext:value-type="float">
            <text:p>1.06339</text:p>
          </table:table-cell>
          <table:table-cell office:value-type="float" office:value="2.01807" calcext:value-type="float">
            <text:p>2.01807</text:p>
          </table:table-cell>
          <table:table-cell office:value-type="float" office:value="1.78108" calcext:value-type="float">
            <text:p>1.78108</text:p>
          </table:table-cell>
          <table:table-cell office:value-type="float" office:value="1.70635" calcext:value-type="float">
            <text:p>1.70635</text:p>
          </table:table-cell>
          <table:table-cell office:value-type="float" office:value="1.15461" calcext:value-type="float">
            <text:p>1.15461</text:p>
          </table:table-cell>
          <table:table-cell office:value-type="float" office:value="1.31782" calcext:value-type="float">
            <text:p>1.31782</text:p>
          </table:table-cell>
          <table:table-cell office:value-type="float" office:value="1.40089" calcext:value-type="float">
            <text:p>1.40089</text:p>
          </table:table-cell>
          <table:table-cell office:value-type="float" office:value="0.555273" calcext:value-type="float">
            <text:p>0.555273</text:p>
          </table:table-cell>
          <table:table-cell office:value-type="float" office:value="0.205288" calcext:value-type="float">
            <text:p>0.205288</text:p>
          </table:table-cell>
          <table:table-cell office:value-type="float" office:value="0.21509" calcext:value-type="float">
            <text:p>0.21509</text:p>
          </table:table-cell>
          <table:table-cell table:number-columns-repeated="44"/>
          <table:table-cell table:formula="of:=MIN([.A123:.BL123])" office:value-type="float" office:value="0.205288" calcext:value-type="float">
            <text:p>0.205288</text:p>
          </table:table-cell>
          <table:table-cell table:formula="of:=MAX([.A123:.BL123])" office:value-type="float" office:value="2.01807" calcext:value-type="float">
            <text:p>2.01807</text:p>
          </table:table-cell>
          <table:table-cell table:number-columns-repeated="7"/>
        </table:table-row>
        <table:table-row table:style-name="ro2">
          <table:table-cell office:value-type="float" office:value="0.345396" calcext:value-type="float">
            <text:p>0.345396</text:p>
          </table:table-cell>
          <table:table-cell office:value-type="float" office:value="0.410139" calcext:value-type="float">
            <text:p>0.410139</text:p>
          </table:table-cell>
          <table:table-cell office:value-type="float" office:value="0.503775" calcext:value-type="float">
            <text:p>0.503775</text:p>
          </table:table-cell>
          <table:table-cell office:value-type="float" office:value="0.295292" calcext:value-type="float">
            <text:p>0.295292</text:p>
          </table:table-cell>
          <table:table-cell office:value-type="float" office:value="0.368098" calcext:value-type="float">
            <text:p>0.368098</text:p>
          </table:table-cell>
          <table:table-cell office:value-type="float" office:value="0.77636" calcext:value-type="float">
            <text:p>0.77636</text:p>
          </table:table-cell>
          <table:table-cell office:value-type="float" office:value="0.412768" calcext:value-type="float">
            <text:p>0.412768</text:p>
          </table:table-cell>
          <table:table-cell office:value-type="float" office:value="1.21759" calcext:value-type="float">
            <text:p>1.21759</text:p>
          </table:table-cell>
          <table:table-cell office:value-type="float" office:value="0.746958" calcext:value-type="float">
            <text:p>0.746958</text:p>
          </table:table-cell>
          <table:table-cell office:value-type="float" office:value="0.454764" calcext:value-type="float">
            <text:p>0.454764</text:p>
          </table:table-cell>
          <table:table-cell office:value-type="float" office:value="0.398893" calcext:value-type="float">
            <text:p>0.398893</text:p>
          </table:table-cell>
          <table:table-cell office:value-type="float" office:value="0.427544" calcext:value-type="float">
            <text:p>0.427544</text:p>
          </table:table-cell>
          <table:table-cell office:value-type="float" office:value="1.29115" calcext:value-type="float">
            <text:p>1.29115</text:p>
          </table:table-cell>
          <table:table-cell office:value-type="float" office:value="0.594722" calcext:value-type="float">
            <text:p>0.594722</text:p>
          </table:table-cell>
          <table:table-cell office:value-type="float" office:value="1.04736" calcext:value-type="float">
            <text:p>1.04736</text:p>
          </table:table-cell>
          <table:table-cell office:value-type="float" office:value="0.770658" calcext:value-type="float">
            <text:p>0.770658</text:p>
          </table:table-cell>
          <table:table-cell office:value-type="float" office:value="1.49985" calcext:value-type="float">
            <text:p>1.49985</text:p>
          </table:table-cell>
          <table:table-cell office:value-type="float" office:value="1.70751" calcext:value-type="float">
            <text:p>1.70751</text:p>
          </table:table-cell>
          <table:table-cell office:value-type="float" office:value="0.899594" calcext:value-type="float">
            <text:p>0.899594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10412" calcext:value-type="float">
            <text:p>0.10412</text:p>
          </table:table-cell>
          <table:table-cell office:value-type="float" office:value="0.238682" calcext:value-type="float">
            <text:p>0.238682</text:p>
          </table:table-cell>
          <table:table-cell office:value-type="float" office:value="1.88189" calcext:value-type="float">
            <text:p>1.88189</text:p>
          </table:table-cell>
          <table:table-cell office:value-type="float" office:value="0.119452" calcext:value-type="float">
            <text:p>0.119452</text:p>
          </table:table-cell>
          <table:table-cell table:number-columns-repeated="44"/>
          <table:table-cell table:formula="of:=MIN([.A124:.BL124])" office:value-type="float" office:value="0.10412" calcext:value-type="float">
            <text:p>0.10412</text:p>
          </table:table-cell>
          <table:table-cell table:formula="of:=MAX([.A124:.BL124])" office:value-type="float" office:value="1.88189" calcext:value-type="float">
            <text:p>1.88189</text:p>
          </table:table-cell>
          <table:table-cell table:number-columns-repeated="7"/>
        </table:table-row>
        <table:table-row table:style-name="ro2">
          <table:table-cell office:value-type="float" office:value="0.360904" calcext:value-type="float">
            <text:p>0.360904</text:p>
          </table:table-cell>
          <table:table-cell office:value-type="float" office:value="0.390736" calcext:value-type="float">
            <text:p>0.390736</text:p>
          </table:table-cell>
          <table:table-cell office:value-type="float" office:value="0.519269" calcext:value-type="float">
            <text:p>0.519269</text:p>
          </table:table-cell>
          <table:table-cell office:value-type="float" office:value="0.466538" calcext:value-type="float">
            <text:p>0.466538</text:p>
          </table:table-cell>
          <table:table-cell office:value-type="float" office:value="0.622482" calcext:value-type="float">
            <text:p>0.622482</text:p>
          </table:table-cell>
          <table:table-cell office:value-type="float" office:value="0.567532" calcext:value-type="float">
            <text:p>0.567532</text:p>
          </table:table-cell>
          <table:table-cell office:value-type="float" office:value="0.392132" calcext:value-type="float">
            <text:p>0.392132</text:p>
          </table:table-cell>
          <table:table-cell office:value-type="float" office:value="1.28303" calcext:value-type="float">
            <text:p>1.28303</text:p>
          </table:table-cell>
          <table:table-cell office:value-type="float" office:value="0.951646" calcext:value-type="float">
            <text:p>0.951646</text:p>
          </table:table-cell>
          <table:table-cell office:value-type="float" office:value="0.528687" calcext:value-type="float">
            <text:p>0.528687</text:p>
          </table:table-cell>
          <table:table-cell office:value-type="float" office:value="0.91383" calcext:value-type="float">
            <text:p>0.91383</text:p>
          </table:table-cell>
          <table:table-cell office:value-type="float" office:value="0.36216" calcext:value-type="float">
            <text:p>0.36216</text:p>
          </table:table-cell>
          <table:table-cell office:value-type="float" office:value="0.667033" calcext:value-type="float">
            <text:p>0.667033</text:p>
          </table:table-cell>
          <table:table-cell office:value-type="float" office:value="1.40819" calcext:value-type="float">
            <text:p>1.40819</text:p>
          </table:table-cell>
          <table:table-cell office:value-type="float" office:value="1.42043" calcext:value-type="float">
            <text:p>1.42043</text:p>
          </table:table-cell>
          <table:table-cell office:value-type="float" office:value="0.698747" calcext:value-type="float">
            <text:p>0.698747</text:p>
          </table:table-cell>
          <table:table-cell office:value-type="float" office:value="1.51499" calcext:value-type="float">
            <text:p>1.51499</text:p>
          </table:table-cell>
          <table:table-cell office:value-type="float" office:value="0.260352" calcext:value-type="float">
            <text:p>0.260352</text:p>
          </table:table-cell>
          <table:table-cell office:value-type="float" office:value="1.01118" calcext:value-type="float">
            <text:p>1.01118</text:p>
          </table:table-cell>
          <table:table-cell office:value-type="float" office:value="1.11082" calcext:value-type="float">
            <text:p>1.11082</text:p>
          </table:table-cell>
          <table:table-cell office:value-type="float" office:value="0.426425" calcext:value-type="float">
            <text:p>0.426425</text:p>
          </table:table-cell>
          <table:table-cell office:value-type="float" office:value="0.551929" calcext:value-type="float">
            <text:p>0.551929</text:p>
          </table:table-cell>
          <table:table-cell office:value-type="float" office:value="0.940444" calcext:value-type="float">
            <text:p>0.940444</text:p>
          </table:table-cell>
          <table:table-cell office:value-type="float" office:value="0.287609" calcext:value-type="float">
            <text:p>0.287609</text:p>
          </table:table-cell>
          <table:table-cell table:number-columns-repeated="44"/>
          <table:table-cell table:formula="of:=MIN([.A125:.BL125])" office:value-type="float" office:value="0.260352" calcext:value-type="float">
            <text:p>0.260352</text:p>
          </table:table-cell>
          <table:table-cell table:formula="of:=MAX([.A125:.BL125])" office:value-type="float" office:value="1.51499" calcext:value-type="float">
            <text:p>1.51499</text:p>
          </table:table-cell>
          <table:table-cell table:number-columns-repeated="7"/>
        </table:table-row>
        <table:table-row table:style-name="ro2">
          <table:table-cell office:value-type="float" office:value="0.39749" calcext:value-type="float">
            <text:p>0.39749</text:p>
          </table:table-cell>
          <table:table-cell office:value-type="float" office:value="0.403292" calcext:value-type="float">
            <text:p>0.403292</text:p>
          </table:table-cell>
          <table:table-cell office:value-type="float" office:value="0.284178" calcext:value-type="float">
            <text:p>0.284178</text:p>
          </table:table-cell>
          <table:table-cell office:value-type="float" office:value="0.378427" calcext:value-type="float">
            <text:p>0.378427</text:p>
          </table:table-cell>
          <table:table-cell office:value-type="float" office:value="0.44514" calcext:value-type="float">
            <text:p>0.44514</text:p>
          </table:table-cell>
          <table:table-cell office:value-type="float" office:value="0.945119" calcext:value-type="float">
            <text:p>0.945119</text:p>
          </table:table-cell>
          <table:table-cell office:value-type="float" office:value="0.459254" calcext:value-type="float">
            <text:p>0.459254</text:p>
          </table:table-cell>
          <table:table-cell office:value-type="float" office:value="0.819436" calcext:value-type="float">
            <text:p>0.819436</text:p>
          </table:table-cell>
          <table:table-cell office:value-type="float" office:value="0.419986" calcext:value-type="float">
            <text:p>0.419986</text:p>
          </table:table-cell>
          <table:table-cell office:value-type="float" office:value="1.00836" calcext:value-type="float">
            <text:p>1.00836</text:p>
          </table:table-cell>
          <table:table-cell office:value-type="float" office:value="0.282273" calcext:value-type="float">
            <text:p>0.282273</text:p>
          </table:table-cell>
          <table:table-cell office:value-type="float" office:value="0.528768" calcext:value-type="float">
            <text:p>0.528768</text:p>
          </table:table-cell>
          <table:table-cell office:value-type="float" office:value="0.451129" calcext:value-type="float">
            <text:p>0.451129</text:p>
          </table:table-cell>
          <table:table-cell office:value-type="float" office:value="1.08908" calcext:value-type="float">
            <text:p>1.08908</text:p>
          </table:table-cell>
          <table:table-cell office:value-type="float" office:value="1.22047" calcext:value-type="float">
            <text:p>1.22047</text:p>
          </table:table-cell>
          <table:table-cell office:value-type="float" office:value="0.420446" calcext:value-type="float">
            <text:p>0.420446</text:p>
          </table:table-cell>
          <table:table-cell office:value-type="float" office:value="0.294132" calcext:value-type="float">
            <text:p>0.294132</text:p>
          </table:table-cell>
          <table:table-cell office:value-type="float" office:value="0.431161" calcext:value-type="float">
            <text:p>0.431161</text:p>
          </table:table-cell>
          <table:table-cell office:value-type="float" office:value="2.15237" calcext:value-type="float">
            <text:p>2.15237</text:p>
          </table:table-cell>
          <table:table-cell office:value-type="float" office:value="0.169921" calcext:value-type="float">
            <text:p>0.169921</text:p>
          </table:table-cell>
          <table:table-cell office:value-type="float" office:value="1.35813" calcext:value-type="float">
            <text:p>1.35813</text:p>
          </table:table-cell>
          <table:table-cell office:value-type="float" office:value="0.729085" calcext:value-type="float">
            <text:p>0.729085</text:p>
          </table:table-cell>
          <table:table-cell office:value-type="float" office:value="1.51425" calcext:value-type="float">
            <text:p>1.51425</text:p>
          </table:table-cell>
          <table:table-cell office:value-type="float" office:value="1.93291" calcext:value-type="float">
            <text:p>1.93291</text:p>
          </table:table-cell>
          <table:table-cell table:number-columns-repeated="44"/>
          <table:table-cell table:formula="of:=MIN([.A126:.BL126])" office:value-type="float" office:value="0.169921" calcext:value-type="float">
            <text:p>0.169921</text:p>
          </table:table-cell>
          <table:table-cell table:formula="of:=MAX([.A126:.BL126])" office:value-type="float" office:value="2.15237" calcext:value-type="float">
            <text:p>2.152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172684" calcext:value-type="float">
            <text:p>0.172684</text:p>
          </table:table-cell>
          <table:table-cell office:value-type="float" office:value="0.225395" calcext:value-type="float">
            <text:p>0.225395</text:p>
          </table:table-cell>
          <table:table-cell office:value-type="float" office:value="0.151764" calcext:value-type="float">
            <text:p>0.151764</text:p>
          </table:table-cell>
          <table:table-cell office:value-type="float" office:value="0.16619" calcext:value-type="float">
            <text:p>0.16619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151185" calcext:value-type="float">
            <text:p>0.151185</text:p>
          </table:table-cell>
          <table:table-cell office:value-type="float" office:value="0.306611" calcext:value-type="float">
            <text:p>0.306611</text:p>
          </table:table-cell>
          <table:table-cell office:value-type="float" office:value="0.376447" calcext:value-type="float">
            <text:p>0.376447</text:p>
          </table:table-cell>
          <table:table-cell office:value-type="float" office:value="0.329323" calcext:value-type="float">
            <text:p>0.329323</text:p>
          </table:table-cell>
          <table:table-cell office:value-type="float" office:value="0.190433" calcext:value-type="float">
            <text:p>0.190433</text:p>
          </table:table-cell>
          <table:table-cell office:value-type="float" office:value="0.177803" calcext:value-type="float">
            <text:p>0.177803</text:p>
          </table:table-cell>
          <table:table-cell office:value-type="float" office:value="0.294992" calcext:value-type="float">
            <text:p>0.294992</text:p>
          </table:table-cell>
          <table:table-cell office:value-type="float" office:value="0.353757" calcext:value-type="float">
            <text:p>0.353757</text:p>
          </table:table-cell>
          <table:table-cell office:value-type="float" office:value="0.398776" calcext:value-type="float">
            <text:p>0.398776</text:p>
          </table:table-cell>
          <table:table-cell office:value-type="float" office:value="0.589926" calcext:value-type="float">
            <text:p>0.589926</text:p>
          </table:table-cell>
          <table:table-cell office:value-type="float" office:value="0.589661" calcext:value-type="float">
            <text:p>0.589661</text:p>
          </table:table-cell>
          <table:table-cell office:value-type="float" office:value="0.469086" calcext:value-type="float">
            <text:p>0.469086</text:p>
          </table:table-cell>
          <table:table-cell office:value-type="float" office:value="0.348486" calcext:value-type="float">
            <text:p>0.348486</text:p>
          </table:table-cell>
          <table:table-cell office:value-type="float" office:value="0.476743" calcext:value-type="float">
            <text:p>0.476743</text:p>
          </table:table-cell>
          <table:table-cell office:value-type="float" office:value="0.506984" calcext:value-type="float">
            <text:p>0.506984</text:p>
          </table:table-cell>
          <table:table-cell office:value-type="float" office:value="0.874408" calcext:value-type="float">
            <text:p>0.874408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0.291532" calcext:value-type="float">
            <text:p>0.291532</text:p>
          </table:table-cell>
          <table:table-cell office:value-type="float" office:value="1.29965" calcext:value-type="float">
            <text:p>1.29965</text:p>
          </table:table-cell>
          <table:table-cell office:value-type="float" office:value="0.411259" calcext:value-type="float">
            <text:p>0.411259</text:p>
          </table:table-cell>
          <table:table-cell office:value-type="float" office:value="0.370231" calcext:value-type="float">
            <text:p>0.370231</text:p>
          </table:table-cell>
          <table:table-cell office:value-type="float" office:value="0.378937" calcext:value-type="float">
            <text:p>0.378937</text:p>
          </table:table-cell>
          <table:table-cell office:value-type="float" office:value="0.38764" calcext:value-type="float">
            <text:p>0.38764</text:p>
          </table:table-cell>
          <table:table-cell office:value-type="float" office:value="2.07372" calcext:value-type="float">
            <text:p>2.07372</text:p>
          </table:table-cell>
          <table:table-cell office:value-type="float" office:value="1.91581" calcext:value-type="float">
            <text:p>1.91581</text:p>
          </table:table-cell>
          <table:table-cell office:value-type="float" office:value="0.731844" calcext:value-type="float">
            <text:p>0.731844</text:p>
          </table:table-cell>
          <table:table-cell office:value-type="float" office:value="0.18888" calcext:value-type="float">
            <text:p>0.18888</text:p>
          </table:table-cell>
          <table:table-cell table:number-columns-repeated="36"/>
          <table:table-cell table:formula="of:=MIN([.A128:.BL128])" office:value-type="float" office:value="0.151185" calcext:value-type="float">
            <text:p>0.151185</text:p>
          </table:table-cell>
          <table:table-cell table:formula="of:=MAX([.A128:.BL128])" office:value-type="float" office:value="2.07372" calcext:value-type="float">
            <text:p>2.07372</text:p>
          </table:table-cell>
          <table:table-cell table:number-columns-repeated="7"/>
        </table:table-row>
        <table:table-row table:style-name="ro2">
          <table:table-cell office:value-type="float" office:value="0.227249" calcext:value-type="float">
            <text:p>0.227249</text:p>
          </table:table-cell>
          <table:table-cell office:value-type="float" office:value="0.232552" calcext:value-type="float">
            <text:p>0.232552</text:p>
          </table:table-cell>
          <table:table-cell office:value-type="float" office:value="0.280009" calcext:value-type="float">
            <text:p>0.280009</text:p>
          </table:table-cell>
          <table:table-cell office:value-type="float" office:value="0.351438" calcext:value-type="float">
            <text:p>0.351438</text:p>
          </table:table-cell>
          <table:table-cell office:value-type="float" office:value="0.417451" calcext:value-type="float">
            <text:p>0.417451</text:p>
          </table:table-cell>
          <table:table-cell office:value-type="float" office:value="0.240732" calcext:value-type="float">
            <text:p>0.240732</text:p>
          </table:table-cell>
          <table:table-cell office:value-type="float" office:value="0.257495" calcext:value-type="float">
            <text:p>0.257495</text:p>
          </table:table-cell>
          <table:table-cell office:value-type="float" office:value="0.391123" calcext:value-type="float">
            <text:p>0.391123</text:p>
          </table:table-cell>
          <table:table-cell office:value-type="float" office:value="0.405498" calcext:value-type="float">
            <text:p>0.405498</text:p>
          </table:table-cell>
          <table:table-cell office:value-type="float" office:value="0.304274" calcext:value-type="float">
            <text:p>0.304274</text:p>
          </table:table-cell>
          <table:table-cell office:value-type="float" office:value="0.34433" calcext:value-type="float">
            <text:p>0.34433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28536" calcext:value-type="float">
            <text:p>0.28536</text:p>
          </table:table-cell>
          <table:table-cell office:value-type="float" office:value="0.324133" calcext:value-type="float">
            <text:p>0.324133</text:p>
          </table:table-cell>
          <table:table-cell office:value-type="float" office:value="1.77286" calcext:value-type="float">
            <text:p>1.77286</text:p>
          </table:table-cell>
          <table:table-cell office:value-type="float" office:value="1.501" calcext:value-type="float">
            <text:p>1.501</text:p>
          </table:table-cell>
          <table:table-cell office:value-type="float" office:value="1.3264" calcext:value-type="float">
            <text:p>1.3264</text:p>
          </table:table-cell>
          <table:table-cell office:value-type="float" office:value="1.71546" calcext:value-type="float">
            <text:p>1.71546</text:p>
          </table:table-cell>
          <table:table-cell office:value-type="float" office:value="0.247059" calcext:value-type="float">
            <text:p>0.247059</text:p>
          </table:table-cell>
          <table:table-cell office:value-type="float" office:value="0.22401" calcext:value-type="float">
            <text:p>0.22401</text:p>
          </table:table-cell>
          <table:table-cell office:value-type="float" office:value="0.946435" calcext:value-type="float">
            <text:p>0.946435</text:p>
          </table:table-cell>
          <table:table-cell office:value-type="float" office:value="1.76222" calcext:value-type="float">
            <text:p>1.76222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92585" calcext:value-type="float">
            <text:p>1.92585</text:p>
          </table:table-cell>
          <table:table-cell office:value-type="float" office:value="1.51026" calcext:value-type="float">
            <text:p>1.51026</text:p>
          </table:table-cell>
          <table:table-cell office:value-type="float" office:value="1.51951" calcext:value-type="float">
            <text:p>1.51951</text:p>
          </table:table-cell>
          <table:table-cell office:value-type="float" office:value="0.835241" calcext:value-type="float">
            <text:p>0.835241</text:p>
          </table:table-cell>
          <table:table-cell office:value-type="float" office:value="0.318712" calcext:value-type="float">
            <text:p>0.318712</text:p>
          </table:table-cell>
          <table:table-cell office:value-type="float" office:value="0.27772" calcext:value-type="float">
            <text:p>0.27772</text:p>
          </table:table-cell>
          <table:table-cell office:value-type="float" office:value="1.12264" calcext:value-type="float">
            <text:p>1.12264</text:p>
          </table:table-cell>
          <table:table-cell office:value-type="float" office:value="2.1276" calcext:value-type="float">
            <text:p>2.1276</text:p>
          </table:table-cell>
          <table:table-cell office:value-type="float" office:value="0.415793" calcext:value-type="float">
            <text:p>0.415793</text:p>
          </table:table-cell>
          <table:table-cell table:number-columns-repeated="36"/>
          <table:table-cell table:formula="of:=MIN([.A129:.BL129])" office:value-type="float" office:value="0.22401" calcext:value-type="float">
            <text:p>0.22401</text:p>
          </table:table-cell>
          <table:table-cell table:formula="of:=MAX([.A129:.BL129])" office:value-type="float" office:value="2.1276" calcext:value-type="float">
            <text:p>2.1276</text:p>
          </table:table-cell>
          <table:table-cell table:number-columns-repeated="7"/>
        </table:table-row>
        <table:table-row table:style-name="ro2">
          <table:table-cell office:value-type="float" office:value="0.204903" calcext:value-type="float">
            <text:p>0.204903</text:p>
          </table:table-cell>
          <table:table-cell office:value-type="float" office:value="0.256228" calcext:value-type="float">
            <text:p>0.256228</text:p>
          </table:table-cell>
          <table:table-cell office:value-type="float" office:value="0.332964" calcext:value-type="float">
            <text:p>0.332964</text:p>
          </table:table-cell>
          <table:table-cell office:value-type="float" office:value="0.214162" calcext:value-type="float">
            <text:p>0.214162</text:p>
          </table:table-cell>
          <table:table-cell office:value-type="float" office:value="0.518228" calcext:value-type="float">
            <text:p>0.518228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421507" calcext:value-type="float">
            <text:p>0.421507</text:p>
          </table:table-cell>
          <table:table-cell office:value-type="float" office:value="0.893606" calcext:value-type="float">
            <text:p>0.893606</text:p>
          </table:table-cell>
          <table:table-cell office:value-type="float" office:value="0.626083" calcext:value-type="float">
            <text:p>0.626083</text:p>
          </table:table-cell>
          <table:table-cell office:value-type="float" office:value="0.951099" calcext:value-type="float">
            <text:p>0.951099</text:p>
          </table:table-cell>
          <table:table-cell office:value-type="float" office:value="0.908696" calcext:value-type="float">
            <text:p>0.908696</text:p>
          </table:table-cell>
          <table:table-cell office:value-type="float" office:value="0.480501" calcext:value-type="float">
            <text:p>0.480501</text:p>
          </table:table-cell>
          <table:table-cell office:value-type="float" office:value="1.32936" calcext:value-type="float">
            <text:p>1.32936</text:p>
          </table:table-cell>
          <table:table-cell office:value-type="float" office:value="0.52245" calcext:value-type="float">
            <text:p>0.52245</text:p>
          </table:table-cell>
          <table:table-cell office:value-type="float" office:value="0.558871" calcext:value-type="float">
            <text:p>0.558871</text:p>
          </table:table-cell>
          <table:table-cell office:value-type="float" office:value="0.485182" calcext:value-type="float">
            <text:p>0.485182</text:p>
          </table:table-cell>
          <table:table-cell office:value-type="float" office:value="1.37893" calcext:value-type="float">
            <text:p>1.37893</text:p>
          </table:table-cell>
          <table:table-cell office:value-type="float" office:value="0.478853" calcext:value-type="float">
            <text:p>0.478853</text:p>
          </table:table-cell>
          <table:table-cell office:value-type="float" office:value="0.466675" calcext:value-type="float">
            <text:p>0.466675</text:p>
          </table:table-cell>
          <table:table-cell office:value-type="float" office:value="1.3874" calcext:value-type="float">
            <text:p>1.3874</text:p>
          </table:table-cell>
          <table:table-cell office:value-type="float" office:value="1.20857" calcext:value-type="float">
            <text:p>1.20857</text:p>
          </table:table-cell>
          <table:table-cell office:value-type="float" office:value="0.522247" calcext:value-type="float">
            <text:p>0.522247</text:p>
          </table:table-cell>
          <table:table-cell office:value-type="float" office:value="0.985757" calcext:value-type="float">
            <text:p>0.985757</text:p>
          </table:table-cell>
          <table:table-cell office:value-type="float" office:value="0.790257" calcext:value-type="float">
            <text:p>0.790257</text:p>
          </table:table-cell>
          <table:table-cell office:value-type="float" office:value="0.290816" calcext:value-type="float">
            <text:p>0.290816</text:p>
          </table:table-cell>
          <table:table-cell office:value-type="float" office:value="0.159405" calcext:value-type="float">
            <text:p>0.159405</text:p>
          </table:table-cell>
          <table:table-cell office:value-type="float" office:value="0.18205" calcext:value-type="float">
            <text:p>0.18205</text:p>
          </table:table-cell>
          <table:table-cell office:value-type="float" office:value="1.32209" calcext:value-type="float">
            <text:p>1.32209</text:p>
          </table:table-cell>
          <table:table-cell office:value-type="float" office:value="0.346002" calcext:value-type="float">
            <text:p>0.346002</text:p>
          </table:table-cell>
          <table:table-cell office:value-type="float" office:value="0.163475" calcext:value-type="float">
            <text:p>0.163475</text:p>
          </table:table-cell>
          <table:table-cell office:value-type="float" office:value="2.01404" calcext:value-type="float">
            <text:p>2.01404</text:p>
          </table:table-cell>
          <table:table-cell office:value-type="float" office:value="0.602254" calcext:value-type="float">
            <text:p>0.602254</text:p>
          </table:table-cell>
          <table:table-cell table:number-columns-repeated="36"/>
          <table:table-cell table:formula="of:=MIN([.A130:.BL130])" office:value-type="float" office:value="0.159405" calcext:value-type="float">
            <text:p>0.159405</text:p>
          </table:table-cell>
          <table:table-cell table:formula="of:=MAX([.A130:.BL130])" office:value-type="float" office:value="2.01404" calcext:value-type="float">
            <text:p>2.01404</text:p>
          </table:table-cell>
          <table:table-cell table:number-columns-repeated="7"/>
        </table:table-row>
        <table:table-row table:style-name="ro2">
          <table:table-cell office:value-type="float" office:value="0.303191" calcext:value-type="float">
            <text:p>0.303191</text:p>
          </table:table-cell>
          <table:table-cell office:value-type="float" office:value="0.283891" calcext:value-type="float">
            <text:p>0.283891</text:p>
          </table:table-cell>
          <table:table-cell office:value-type="float" office:value="0.311651" calcext:value-type="float">
            <text:p>0.311651</text:p>
          </table:table-cell>
          <table:table-cell office:value-type="float" office:value="0.312684" calcext:value-type="float">
            <text:p>0.312684</text:p>
          </table:table-cell>
          <table:table-cell office:value-type="float" office:value="0.291906" calcext:value-type="float">
            <text:p>0.291906</text:p>
          </table:table-cell>
          <table:table-cell office:value-type="float" office:value="0.237961" calcext:value-type="float">
            <text:p>0.237961</text:p>
          </table:table-cell>
          <table:table-cell office:value-type="float" office:value="1.15053" calcext:value-type="float">
            <text:p>1.15053</text:p>
          </table:table-cell>
          <table:table-cell office:value-type="float" office:value="0.595479" calcext:value-type="float">
            <text:p>0.595479</text:p>
          </table:table-cell>
          <table:table-cell office:value-type="float" office:value="0.624524" calcext:value-type="float">
            <text:p>0.624524</text:p>
          </table:table-cell>
          <table:table-cell office:value-type="float" office:value="0.603398" calcext:value-type="float">
            <text:p>0.603398</text:p>
          </table:table-cell>
          <table:table-cell office:value-type="float" office:value="0.415542" calcext:value-type="float">
            <text:p>0.415542</text:p>
          </table:table-cell>
          <table:table-cell office:value-type="float" office:value="0.280118" calcext:value-type="float">
            <text:p>0.280118</text:p>
          </table:table-cell>
          <table:table-cell office:value-type="float" office:value="1.49889" calcext:value-type="float">
            <text:p>1.49889</text:p>
          </table:table-cell>
          <table:table-cell office:value-type="float" office:value="0.304761" calcext:value-type="float">
            <text:p>0.304761</text:p>
          </table:table-cell>
          <table:table-cell office:value-type="float" office:value="0.312476" calcext:value-type="float">
            <text:p>0.312476</text:p>
          </table:table-cell>
          <table:table-cell office:value-type="float" office:value="1.55303" calcext:value-type="float">
            <text:p>1.55303</text:p>
          </table:table-cell>
          <table:table-cell office:value-type="float" office:value="0.952206" calcext:value-type="float">
            <text:p>0.952206</text:p>
          </table:table-cell>
          <table:table-cell office:value-type="float" office:value="1.28908" calcext:value-type="float">
            <text:p>1.28908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462107" calcext:value-type="float">
            <text:p>0.462107</text:p>
          </table:table-cell>
          <table:table-cell office:value-type="float" office:value="0.407617" calcext:value-type="float">
            <text:p>0.407617</text:p>
          </table:table-cell>
          <table:table-cell office:value-type="float" office:value="0.408346" calcext:value-type="float">
            <text:p>0.408346</text:p>
          </table:table-cell>
          <table:table-cell office:value-type="float" office:value="0.553902" calcext:value-type="float">
            <text:p>0.553902</text:p>
          </table:table-cell>
          <table:table-cell office:value-type="float" office:value="0.637975" calcext:value-type="float">
            <text:p>0.637975</text:p>
          </table:table-cell>
          <table:table-cell office:value-type="float" office:value="0.498169" calcext:value-type="float">
            <text:p>0.498169</text:p>
          </table:table-cell>
          <table:table-cell office:value-type="float" office:value="0.62528" calcext:value-type="float">
            <text:p>0.62528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869021" calcext:value-type="float">
            <text:p>0.869021</text:p>
          </table:table-cell>
          <table:table-cell office:value-type="float" office:value="1.27157" calcext:value-type="float">
            <text:p>1.27157</text:p>
          </table:table-cell>
          <table:table-cell office:value-type="float" office:value="0.935902" calcext:value-type="float">
            <text:p>0.935902</text:p>
          </table:table-cell>
          <table:table-cell office:value-type="float" office:value="0.918693" calcext:value-type="float">
            <text:p>0.918693</text:p>
          </table:table-cell>
          <table:table-cell office:value-type="float" office:value="0.25985" calcext:value-type="float">
            <text:p>0.25985</text:p>
          </table:table-cell>
          <table:table-cell table:number-columns-repeated="36"/>
          <table:table-cell table:formula="of:=MIN([.A131:.BL131])" office:value-type="float" office:value="0.237961" calcext:value-type="float">
            <text:p>0.237961</text:p>
          </table:table-cell>
          <table:table-cell table:formula="of:=MAX([.A131:.BL131])" office:value-type="float" office:value="1.55303" calcext:value-type="float">
            <text:p>1.55303</text:p>
          </table:table-cell>
          <table:table-cell table:number-columns-repeated="7"/>
        </table:table-row>
        <table:table-row table:style-name="ro2">
          <table:table-cell office:value-type="float" office:value="0.211394" calcext:value-type="float">
            <text:p>0.211394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0.170688" calcext:value-type="float">
            <text:p>0.170688</text:p>
          </table:table-cell>
          <table:table-cell office:value-type="float" office:value="0.234914" calcext:value-type="float">
            <text:p>0.234914</text:p>
          </table:table-cell>
          <table:table-cell office:value-type="float" office:value="0.321181" calcext:value-type="float">
            <text:p>0.321181</text:p>
          </table:table-cell>
          <table:table-cell office:value-type="float" office:value="0.326752" calcext:value-type="float">
            <text:p>0.326752</text:p>
          </table:table-cell>
          <table:table-cell office:value-type="float" office:value="0.746081" calcext:value-type="float">
            <text:p>0.746081</text:p>
          </table:table-cell>
          <table:table-cell office:value-type="float" office:value="0.308523" calcext:value-type="float">
            <text:p>0.308523</text:p>
          </table:table-cell>
          <table:table-cell office:value-type="float" office:value="0.318043" calcext:value-type="float">
            <text:p>0.318043</text:p>
          </table:table-cell>
          <table:table-cell office:value-type="float" office:value="0.332232" calcext:value-type="float">
            <text:p>0.332232</text:p>
          </table:table-cell>
          <table:table-cell office:value-type="float" office:value="0.246772" calcext:value-type="float">
            <text:p>0.246772</text:p>
          </table:table-cell>
          <table:table-cell office:value-type="float" office:value="0.292058" calcext:value-type="float">
            <text:p>0.292058</text:p>
          </table:table-cell>
          <table:table-cell office:value-type="float" office:value="1.34734" calcext:value-type="float">
            <text:p>1.34734</text:p>
          </table:table-cell>
          <table:table-cell office:value-type="float" office:value="0.652426" calcext:value-type="float">
            <text:p>0.652426</text:p>
          </table:table-cell>
          <table:table-cell office:value-type="float" office:value="1.21728" calcext:value-type="float">
            <text:p>1.21728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1.32783" calcext:value-type="float">
            <text:p>1.32783</text:p>
          </table:table-cell>
          <table:table-cell office:value-type="float" office:value="1.14734" calcext:value-type="float">
            <text:p>1.14734</text:p>
          </table:table-cell>
          <table:table-cell office:value-type="float" office:value="0.276589" calcext:value-type="float">
            <text:p>0.276589</text:p>
          </table:table-cell>
          <table:table-cell office:value-type="float" office:value="1.3205" calcext:value-type="float">
            <text:p>1.3205</text:p>
          </table:table-cell>
          <table:table-cell office:value-type="float" office:value="0.29506" calcext:value-type="float">
            <text:p>0.29506</text:p>
          </table:table-cell>
          <table:table-cell office:value-type="float" office:value="0.369419" calcext:value-type="float">
            <text:p>0.369419</text:p>
          </table:table-cell>
          <table:table-cell office:value-type="float" office:value="1.83926" calcext:value-type="float">
            <text:p>1.83926</text:p>
          </table:table-cell>
          <table:table-cell office:value-type="float" office:value="1.47768" calcext:value-type="float">
            <text:p>1.47768</text:p>
          </table:table-cell>
          <table:table-cell office:value-type="float" office:value="1.02837" calcext:value-type="float">
            <text:p>1.02837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1.59362" calcext:value-type="float">
            <text:p>1.59362</text:p>
          </table:table-cell>
          <table:table-cell office:value-type="float" office:value="1.62082" calcext:value-type="float">
            <text:p>1.62082</text:p>
          </table:table-cell>
          <table:table-cell office:value-type="float" office:value="1.61545" calcext:value-type="float">
            <text:p>1.61545</text:p>
          </table:table-cell>
          <table:table-cell office:value-type="float" office:value="1.07345" calcext:value-type="float">
            <text:p>1.07345</text:p>
          </table:table-cell>
          <table:table-cell office:value-type="float" office:value="1.33725" calcext:value-type="float">
            <text:p>1.33725</text:p>
          </table:table-cell>
          <table:table-cell office:value-type="float" office:value="1.09064" calcext:value-type="float">
            <text:p>1.09064</text:p>
          </table:table-cell>
          <table:table-cell table:number-columns-repeated="36"/>
          <table:table-cell table:formula="of:=MIN([.A132:.BL132])" office:value-type="float" office:value="0.170688" calcext:value-type="float">
            <text:p>0.170688</text:p>
          </table:table-cell>
          <table:table-cell table:formula="of:=MAX([.A132:.BL132])" office:value-type="float" office:value="1.83926" calcext:value-type="float">
            <text:p>1.83926</text:p>
          </table:table-cell>
          <table:table-cell table:number-columns-repeated="7"/>
        </table:table-row>
        <table:table-row table:style-name="ro2">
          <table:table-cell office:value-type="float" office:value="0.21213" calcext:value-type="float">
            <text:p>0.21213</text:p>
          </table:table-cell>
          <table:table-cell office:value-type="float" office:value="0.262674" calcext:value-type="float">
            <text:p>0.262674</text:p>
          </table:table-cell>
          <table:table-cell office:value-type="float" office:value="0.272901" calcext:value-type="float">
            <text:p>0.272901</text:p>
          </table:table-cell>
          <table:table-cell office:value-type="float" office:value="0.253888" calcext:value-type="float">
            <text:p>0.253888</text:p>
          </table:table-cell>
          <table:table-cell office:value-type="float" office:value="0.289443" calcext:value-type="float">
            <text:p>0.289443</text:p>
          </table:table-cell>
          <table:table-cell office:value-type="float" office:value="0.155134" calcext:value-type="float">
            <text:p>0.155134</text:p>
          </table:table-cell>
          <table:table-cell office:value-type="float" office:value="0.434797" calcext:value-type="float">
            <text:p>0.434797</text:p>
          </table:table-cell>
          <table:table-cell office:value-type="float" office:value="0.170543" calcext:value-type="float">
            <text:p>0.170543</text:p>
          </table:table-cell>
          <table:table-cell office:value-type="float" office:value="0.343726" calcext:value-type="float">
            <text:p>0.343726</text:p>
          </table:table-cell>
          <table:table-cell office:value-type="float" office:value="0.284163" calcext:value-type="float">
            <text:p>0.284163</text:p>
          </table:table-cell>
          <table:table-cell office:value-type="float" office:value="0.275674" calcext:value-type="float">
            <text:p>0.275674</text:p>
          </table:table-cell>
          <table:table-cell office:value-type="float" office:value="0.291517" calcext:value-type="float">
            <text:p>0.291517</text:p>
          </table:table-cell>
          <table:table-cell office:value-type="float" office:value="1.45861" calcext:value-type="float">
            <text:p>1.45861</text:p>
          </table:table-cell>
          <table:table-cell office:value-type="float" office:value="0.303694" calcext:value-type="float">
            <text:p>0.303694</text:p>
          </table:table-cell>
          <table:table-cell office:value-type="float" office:value="1.22404" calcext:value-type="float">
            <text:p>1.22404</text:p>
          </table:table-cell>
          <table:table-cell office:value-type="float" office:value="0.836111" calcext:value-type="float">
            <text:p>0.836111</text:p>
          </table:table-cell>
          <table:table-cell office:value-type="float" office:value="0.763799" calcext:value-type="float">
            <text:p>0.763799</text:p>
          </table:table-cell>
          <table:table-cell office:value-type="float" office:value="0.282984" calcext:value-type="float">
            <text:p>0.282984</text:p>
          </table:table-cell>
          <table:table-cell office:value-type="float" office:value="0.597493" calcext:value-type="float">
            <text:p>0.597493</text:p>
          </table:table-cell>
          <table:table-cell office:value-type="float" office:value="0.734062" calcext:value-type="float">
            <text:p>0.734062</text:p>
          </table:table-cell>
          <table:table-cell office:value-type="float" office:value="0.503635" calcext:value-type="float">
            <text:p>0.503635</text:p>
          </table:table-cell>
          <table:table-cell office:value-type="float" office:value="0.961347" calcext:value-type="float">
            <text:p>0.961347</text:p>
          </table:table-cell>
          <table:table-cell office:value-type="float" office:value="0.433637" calcext:value-type="float">
            <text:p>0.433637</text:p>
          </table:table-cell>
          <table:table-cell office:value-type="float" office:value="1.40127" calcext:value-type="float">
            <text:p>1.40127</text:p>
          </table:table-cell>
          <table:table-cell office:value-type="float" office:value="1.25191" calcext:value-type="float">
            <text:p>1.25191</text:p>
          </table:table-cell>
          <table:table-cell office:value-type="float" office:value="1.43513" calcext:value-type="float">
            <text:p>1.43513</text:p>
          </table:table-cell>
          <table:table-cell office:value-type="float" office:value="0.689268" calcext:value-type="float">
            <text:p>0.689268</text:p>
          </table:table-cell>
          <table:table-cell office:value-type="float" office:value="1.88001" calcext:value-type="float">
            <text:p>1.88001</text:p>
          </table:table-cell>
          <table:table-cell office:value-type="float" office:value="0.148828" calcext:value-type="float">
            <text:p>0.148828</text:p>
          </table:table-cell>
          <table:table-cell office:value-type="float" office:value="0.292862" calcext:value-type="float">
            <text:p>0.292862</text:p>
          </table:table-cell>
          <table:table-cell office:value-type="float" office:value="1.96198" calcext:value-type="float">
            <text:p>1.96198</text:p>
          </table:table-cell>
          <table:table-cell office:value-type="float" office:value="1.0867" calcext:value-type="float">
            <text:p>1.0867</text:p>
          </table:table-cell>
          <table:table-cell table:number-columns-repeated="36"/>
          <table:table-cell table:formula="of:=MIN([.A133:.BL133])" office:value-type="float" office:value="0.148828" calcext:value-type="float">
            <text:p>0.148828</text:p>
          </table:table-cell>
          <table:table-cell table:formula="of:=MAX([.A133:.BL133])" office:value-type="float" office:value="1.96198" calcext:value-type="float">
            <text:p>1.96198</text:p>
          </table:table-cell>
          <table:table-cell table:number-columns-repeated="7"/>
        </table:table-row>
        <table:table-row table:style-name="ro2">
          <table:table-cell office:value-type="float" office:value="0.127046" calcext:value-type="float">
            <text:p>0.127046</text:p>
          </table:table-cell>
          <table:table-cell office:value-type="float" office:value="0.175965" calcext:value-type="float">
            <text:p>0.175965</text:p>
          </table:table-cell>
          <table:table-cell office:value-type="float" office:value="0.252547" calcext:value-type="float">
            <text:p>0.252547</text:p>
          </table:table-cell>
          <table:table-cell office:value-type="float" office:value="0.186541" calcext:value-type="float">
            <text:p>0.186541</text:p>
          </table:table-cell>
          <table:table-cell office:value-type="float" office:value="0.219966" calcext:value-type="float">
            <text:p>0.219966</text:p>
          </table:table-cell>
          <table:table-cell office:value-type="float" office:value="0.205901" calcext:value-type="float">
            <text:p>0.205901</text:p>
          </table:table-cell>
          <table:table-cell office:value-type="float" office:value="0.17699" calcext:value-type="float">
            <text:p>0.17699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89971" calcext:value-type="float">
            <text:p>0.289971</text:p>
          </table:table-cell>
          <table:table-cell office:value-type="float" office:value="0.751502" calcext:value-type="float">
            <text:p>0.751502</text:p>
          </table:table-cell>
          <table:table-cell office:value-type="float" office:value="0.638668" calcext:value-type="float">
            <text:p>0.638668</text:p>
          </table:table-cell>
          <table:table-cell office:value-type="float" office:value="0.272187" calcext:value-type="float">
            <text:p>0.272187</text:p>
          </table:table-cell>
          <table:table-cell office:value-type="float" office:value="0.292857" calcext:value-type="float">
            <text:p>0.292857</text:p>
          </table:table-cell>
          <table:table-cell office:value-type="float" office:value="0.32374" calcext:value-type="float">
            <text:p>0.32374</text:p>
          </table:table-cell>
          <table:table-cell office:value-type="float" office:value="0.295506" calcext:value-type="float">
            <text:p>0.295506</text:p>
          </table:table-cell>
          <table:table-cell office:value-type="float" office:value="0.335859" calcext:value-type="float">
            <text:p>0.335859</text:p>
          </table:table-cell>
          <table:table-cell office:value-type="float" office:value="0.240806" calcext:value-type="float">
            <text:p>0.240806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0.586952" calcext:value-type="float">
            <text:p>0.586952</text:p>
          </table:table-cell>
          <table:table-cell office:value-type="float" office:value="0.263875" calcext:value-type="float">
            <text:p>0.263875</text:p>
          </table:table-cell>
          <table:table-cell office:value-type="float" office:value="0.279619" calcext:value-type="float">
            <text:p>0.279619</text:p>
          </table:table-cell>
          <table:table-cell office:value-type="float" office:value="0.300306" calcext:value-type="float">
            <text:p>0.300306</text:p>
          </table:table-cell>
          <table:table-cell office:value-type="float" office:value="1.64447" calcext:value-type="float">
            <text:p>1.64447</text:p>
          </table:table-cell>
          <table:table-cell office:value-type="float" office:value="0.280636" calcext:value-type="float">
            <text:p>0.280636</text:p>
          </table:table-cell>
          <table:table-cell office:value-type="float" office:value="0.303401" calcext:value-type="float">
            <text:p>0.303401</text:p>
          </table:table-cell>
          <table:table-cell office:value-type="float" office:value="0.220675" calcext:value-type="float">
            <text:p>0.220675</text:p>
          </table:table-cell>
          <table:table-cell office:value-type="float" office:value="0.375025" calcext:value-type="float">
            <text:p>0.375025</text:p>
          </table:table-cell>
          <table:table-cell office:value-type="float" office:value="1.17959" calcext:value-type="float">
            <text:p>1.17959</text:p>
          </table:table-cell>
          <table:table-cell office:value-type="float" office:value="0.746177" calcext:value-type="float">
            <text:p>0.746177</text:p>
          </table:table-cell>
          <table:table-cell office:value-type="float" office:value="0.077616" calcext:value-type="float">
            <text:p>0.077616</text:p>
          </table:table-cell>
          <table:table-cell office:value-type="float" office:value="0.141221" calcext:value-type="float">
            <text:p>0.141221</text:p>
          </table:table-cell>
          <table:table-cell office:value-type="float" office:value="0.185932" calcext:value-type="float">
            <text:p>0.185932</text:p>
          </table:table-cell>
          <table:table-cell table:number-columns-repeated="36"/>
          <table:table-cell table:formula="of:=MIN([.A134:.BL134])" office:value-type="float" office:value="0.077616" calcext:value-type="float">
            <text:p>0.077616</text:p>
          </table:table-cell>
          <table:table-cell table:formula="of:=MAX([.A134:.BL134])" office:value-type="float" office:value="1.64447" calcext:value-type="float">
            <text:p>1.64447</text:p>
          </table:table-cell>
          <table:table-cell table:number-columns-repeated="7"/>
        </table:table-row>
        <table:table-row table:style-name="ro2">
          <table:table-cell office:value-type="float" office:value="0.286449" calcext:value-type="float">
            <text:p>0.286449</text:p>
          </table:table-cell>
          <table:table-cell office:value-type="float" office:value="0.261097" calcext:value-type="float">
            <text:p>0.261097</text:p>
          </table:table-cell>
          <table:table-cell office:value-type="float" office:value="0.27547" calcext:value-type="float">
            <text:p>0.27547</text:p>
          </table:table-cell>
          <table:table-cell office:value-type="float" office:value="0.340486" calcext:value-type="float">
            <text:p>0.340486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169875" calcext:value-type="float">
            <text:p>0.169875</text:p>
          </table:table-cell>
          <table:table-cell office:value-type="float" office:value="0.120939" calcext:value-type="float">
            <text:p>0.120939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421096" calcext:value-type="float">
            <text:p>0.421096</text:p>
          </table:table-cell>
          <table:table-cell office:value-type="float" office:value="0.531311" calcext:value-type="float">
            <text:p>0.531311</text:p>
          </table:table-cell>
          <table:table-cell office:value-type="float" office:value="0.111872" calcext:value-type="float">
            <text:p>0.111872</text:p>
          </table:table-cell>
          <table:table-cell office:value-type="float" office:value="0.298138" calcext:value-type="float">
            <text:p>0.298138</text:p>
          </table:table-cell>
          <table:table-cell office:value-type="float" office:value="1.28841" calcext:value-type="float">
            <text:p>1.28841</text:p>
          </table:table-cell>
          <table:table-cell office:value-type="float" office:value="0.273232" calcext:value-type="float">
            <text:p>0.273232</text:p>
          </table:table-cell>
          <table:table-cell office:value-type="float" office:value="1.33545" calcext:value-type="float">
            <text:p>1.33545</text:p>
          </table:table-cell>
          <table:table-cell office:value-type="float" office:value="0.845822" calcext:value-type="float">
            <text:p>0.845822</text:p>
          </table:table-cell>
          <table:table-cell office:value-type="float" office:value="0.934351" calcext:value-type="float">
            <text:p>0.934351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1.32428" calcext:value-type="float">
            <text:p>1.32428</text:p>
          </table:table-cell>
          <table:table-cell office:value-type="float" office:value="0.810554" calcext:value-type="float">
            <text:p>0.810554</text:p>
          </table:table-cell>
          <table:table-cell office:value-type="float" office:value="0.849202" calcext:value-type="float">
            <text:p>0.849202</text:p>
          </table:table-cell>
          <table:table-cell office:value-type="float" office:value="1.03758" calcext:value-type="float">
            <text:p>1.03758</text:p>
          </table:table-cell>
          <table:table-cell office:value-type="float" office:value="1.1706" calcext:value-type="float">
            <text:p>1.1706</text:p>
          </table:table-cell>
          <table:table-cell office:value-type="float" office:value="0.898967" calcext:value-type="float">
            <text:p>0.898967</text:p>
          </table:table-cell>
          <table:table-cell office:value-type="float" office:value="0.847658" calcext:value-type="float">
            <text:p>0.847658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853655" calcext:value-type="float">
            <text:p>0.853655</text:p>
          </table:table-cell>
          <table:table-cell office:value-type="float" office:value="1.57036" calcext:value-type="float">
            <text:p>1.57036</text:p>
          </table:table-cell>
          <table:table-cell office:value-type="float" office:value="0.148962" calcext:value-type="float">
            <text:p>0.148962</text:p>
          </table:table-cell>
          <table:table-cell office:value-type="float" office:value="1.54346" calcext:value-type="float">
            <text:p>1.54346</text:p>
          </table:table-cell>
          <table:table-cell office:value-type="float" office:value="0.421618" calcext:value-type="float">
            <text:p>0.421618</text:p>
          </table:table-cell>
          <table:table-cell office:value-type="float" office:value="0.0712042" calcext:value-type="float">
            <text:p>0.0712042</text:p>
          </table:table-cell>
          <table:table-cell table:number-columns-repeated="36"/>
          <table:table-cell table:formula="of:=MIN([.A135:.BL135])" office:value-type="float" office:value="0.0712042" calcext:value-type="float">
            <text:p>0.0712042</text:p>
          </table:table-cell>
          <table:table-cell table:formula="of:=MAX([.A135:.BL135])" office:value-type="float" office:value="1.57036" calcext:value-type="float">
            <text:p>1.57036</text:p>
          </table:table-cell>
          <table:table-cell table:number-columns-repeated="7"/>
        </table:table-row>
        <table:table-row table:style-name="ro2">
          <table:table-cell office:value-type="float" office:value="0.295075" calcext:value-type="float">
            <text:p>0.295075</text:p>
          </table:table-cell>
          <table:table-cell office:value-type="float" office:value="0.146969" calcext:value-type="float">
            <text:p>0.146969</text:p>
          </table:table-cell>
          <table:table-cell office:value-type="float" office:value="0.147209" calcext:value-type="float">
            <text:p>0.147209</text:p>
          </table:table-cell>
          <table:table-cell office:value-type="float" office:value="0.267204" calcext:value-type="float">
            <text:p>0.267204</text:p>
          </table:table-cell>
          <table:table-cell office:value-type="float" office:value="0.323571" calcext:value-type="float">
            <text:p>0.323571</text:p>
          </table:table-cell>
          <table:table-cell office:value-type="float" office:value="0.360848" calcext:value-type="float">
            <text:p>0.360848</text:p>
          </table:table-cell>
          <table:table-cell office:value-type="float" office:value="0.448882" calcext:value-type="float">
            <text:p>0.448882</text:p>
          </table:table-cell>
          <table:table-cell office:value-type="float" office:value="0.238445" calcext:value-type="float">
            <text:p>0.238445</text:p>
          </table:table-cell>
          <table:table-cell office:value-type="float" office:value="0.198792" calcext:value-type="float">
            <text:p>0.198792</text:p>
          </table:table-cell>
          <table:table-cell office:value-type="float" office:value="1.11185" calcext:value-type="float">
            <text:p>1.11185</text:p>
          </table:table-cell>
          <table:table-cell office:value-type="float" office:value="1.15294" calcext:value-type="float">
            <text:p>1.15294</text:p>
          </table:table-cell>
          <table:table-cell office:value-type="float" office:value="0.969242" calcext:value-type="float">
            <text:p>0.969242</text:p>
          </table:table-cell>
          <table:table-cell office:value-type="float" office:value="0.863153" calcext:value-type="float">
            <text:p>0.863153</text:p>
          </table:table-cell>
          <table:table-cell office:value-type="float" office:value="0.296499" calcext:value-type="float">
            <text:p>0.296499</text:p>
          </table:table-cell>
          <table:table-cell office:value-type="float" office:value="0.53151" calcext:value-type="float">
            <text:p>0.53151</text:p>
          </table:table-cell>
          <table:table-cell office:value-type="float" office:value="0.579904" calcext:value-type="float">
            <text:p>0.579904</text:p>
          </table:table-cell>
          <table:table-cell office:value-type="float" office:value="1.10473" calcext:value-type="float">
            <text:p>1.10473</text:p>
          </table:table-cell>
          <table:table-cell office:value-type="float" office:value="0.268481" calcext:value-type="float">
            <text:p>0.268481</text:p>
          </table:table-cell>
          <table:table-cell office:value-type="float" office:value="0.697758" calcext:value-type="float">
            <text:p>0.697758</text:p>
          </table:table-cell>
          <table:table-cell office:value-type="float" office:value="1.46239" calcext:value-type="float">
            <text:p>1.46239</text:p>
          </table:table-cell>
          <table:table-cell office:value-type="float" office:value="0.192545" calcext:value-type="float">
            <text:p>0.192545</text:p>
          </table:table-cell>
          <table:table-cell office:value-type="float" office:value="1.77798" calcext:value-type="float">
            <text:p>1.77798</text:p>
          </table:table-cell>
          <table:table-cell office:value-type="float" office:value="0.45484" calcext:value-type="float">
            <text:p>0.45484</text:p>
          </table:table-cell>
          <table:table-cell office:value-type="float" office:value="1.09898" calcext:value-type="float">
            <text:p>1.09898</text:p>
          </table:table-cell>
          <table:table-cell office:value-type="float" office:value="0.382164" calcext:value-type="float">
            <text:p>0.382164</text:p>
          </table:table-cell>
          <table:table-cell office:value-type="float" office:value="0.212031" calcext:value-type="float">
            <text:p>0.212031</text:p>
          </table:table-cell>
          <table:table-cell office:value-type="float" office:value="1.26401" calcext:value-type="float">
            <text:p>1.26401</text:p>
          </table:table-cell>
          <table:table-cell office:value-type="float" office:value="1.62259" calcext:value-type="float">
            <text:p>1.62259</text:p>
          </table:table-cell>
          <table:table-cell office:value-type="float" office:value="0.986151" calcext:value-type="float">
            <text:p>0.986151</text:p>
          </table:table-cell>
          <table:table-cell office:value-type="float" office:value="0.518382" calcext:value-type="float">
            <text:p>0.518382</text:p>
          </table:table-cell>
          <table:table-cell office:value-type="float" office:value="0.127848" calcext:value-type="float">
            <text:p>0.127848</text:p>
          </table:table-cell>
          <table:table-cell office:value-type="float" office:value="0.151092" calcext:value-type="float">
            <text:p>0.151092</text:p>
          </table:table-cell>
          <table:table-cell table:number-columns-repeated="36"/>
          <table:table-cell table:formula="of:=MIN([.A136:.BL136])" office:value-type="float" office:value="0.127848" calcext:value-type="float">
            <text:p>0.127848</text:p>
          </table:table-cell>
          <table:table-cell table:formula="of:=MAX([.A136:.BL136])" office:value-type="float" office:value="1.77798" calcext:value-type="float">
            <text:p>1.77798</text:p>
          </table:table-cell>
          <table:table-cell table:number-columns-repeated="7"/>
        </table:table-row>
        <table:table-row table:style-name="ro2">
          <table:table-cell office:value-type="float" office:value="0.234098" calcext:value-type="float">
            <text:p>0.234098</text:p>
          </table:table-cell>
          <table:table-cell office:value-type="float" office:value="0.334419" calcext:value-type="float">
            <text:p>0.334419</text:p>
          </table:table-cell>
          <table:table-cell office:value-type="float" office:value="0.297403" calcext:value-type="float">
            <text:p>0.297403</text:p>
          </table:table-cell>
          <table:table-cell office:value-type="float" office:value="0.299372" calcext:value-type="float">
            <text:p>0.299372</text:p>
          </table:table-cell>
          <table:table-cell office:value-type="float" office:value="0.311883" calcext:value-type="float">
            <text:p>0.311883</text:p>
          </table:table-cell>
          <table:table-cell office:value-type="float" office:value="0.927649" calcext:value-type="float">
            <text:p>0.927649</text:p>
          </table:table-cell>
          <table:table-cell office:value-type="float" office:value="0.405791" calcext:value-type="float">
            <text:p>0.405791</text:p>
          </table:table-cell>
          <table:table-cell office:value-type="float" office:value="0.706984" calcext:value-type="float">
            <text:p>0.706984</text:p>
          </table:table-cell>
          <table:table-cell office:value-type="float" office:value="0.200693" calcext:value-type="float">
            <text:p>0.200693</text:p>
          </table:table-cell>
          <table:table-cell office:value-type="float" office:value="0.500819" calcext:value-type="float">
            <text:p>0.500819</text:p>
          </table:table-cell>
          <table:table-cell office:value-type="float" office:value="0.708005" calcext:value-type="float">
            <text:p>0.708005</text:p>
          </table:table-cell>
          <table:table-cell office:value-type="float" office:value="0.253838" calcext:value-type="float">
            <text:p>0.253838</text:p>
          </table:table-cell>
          <table:table-cell office:value-type="float" office:value="0.54148" calcext:value-type="float">
            <text:p>0.54148</text:p>
          </table:table-cell>
          <table:table-cell office:value-type="float" office:value="0.279032" calcext:value-type="float">
            <text:p>0.279032</text:p>
          </table:table-cell>
          <table:table-cell office:value-type="float" office:value="1.59882" calcext:value-type="float">
            <text:p>1.59882</text:p>
          </table:table-cell>
          <table:table-cell office:value-type="float" office:value="1.37004" calcext:value-type="float">
            <text:p>1.37004</text:p>
          </table:table-cell>
          <table:table-cell office:value-type="float" office:value="1.10984" calcext:value-type="float">
            <text:p>1.10984</text:p>
          </table:table-cell>
          <table:table-cell office:value-type="float" office:value="0.299229" calcext:value-type="float">
            <text:p>0.299229</text:p>
          </table:table-cell>
          <table:table-cell office:value-type="float" office:value="1.01411" calcext:value-type="float">
            <text:p>1.01411</text:p>
          </table:table-cell>
          <table:table-cell office:value-type="float" office:value="0.636938" calcext:value-type="float">
            <text:p>0.636938</text:p>
          </table:table-cell>
          <table:table-cell office:value-type="float" office:value="0.908116" calcext:value-type="float">
            <text:p>0.908116</text:p>
          </table:table-cell>
          <table:table-cell office:value-type="float" office:value="1.02915" calcext:value-type="float">
            <text:p>1.02915</text:p>
          </table:table-cell>
          <table:table-cell office:value-type="float" office:value="0.339112" calcext:value-type="float">
            <text:p>0.339112</text:p>
          </table:table-cell>
          <table:table-cell office:value-type="float" office:value="1.94208" calcext:value-type="float">
            <text:p>1.94208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0.847727" calcext:value-type="float">
            <text:p>0.847727</text:p>
          </table:table-cell>
          <table:table-cell office:value-type="float" office:value="1.04249" calcext:value-type="float">
            <text:p>1.04249</text:p>
          </table:table-cell>
          <table:table-cell office:value-type="float" office:value="0.432393" calcext:value-type="float">
            <text:p>0.432393</text:p>
          </table:table-cell>
          <table:table-cell office:value-type="float" office:value="1.3418" calcext:value-type="float">
            <text:p>1.3418</text:p>
          </table:table-cell>
          <table:table-cell office:value-type="float" office:value="1.26884" calcext:value-type="float">
            <text:p>1.26884</text:p>
          </table:table-cell>
          <table:table-cell office:value-type="float" office:value="0.54722" calcext:value-type="float">
            <text:p>0.54722</text:p>
          </table:table-cell>
          <table:table-cell office:value-type="float" office:value="0.257846" calcext:value-type="float">
            <text:p>0.257846</text:p>
          </table:table-cell>
          <table:table-cell table:number-columns-repeated="36"/>
          <table:table-cell table:formula="of:=MIN([.A137:.BL137])" office:value-type="float" office:value="0.200693" calcext:value-type="float">
            <text:p>0.200693</text:p>
          </table:table-cell>
          <table:table-cell table:formula="of:=MAX([.A137:.BL137])" office:value-type="float" office:value="1.94208" calcext:value-type="float">
            <text:p>1.94208</text:p>
          </table:table-cell>
          <table:table-cell table:number-columns-repeated="7"/>
        </table:table-row>
        <table:table-row table:style-name="ro2">
          <table:table-cell office:value-type="float" office:value="0.283953" calcext:value-type="float">
            <text:p>0.283953</text:p>
          </table:table-cell>
          <table:table-cell office:value-type="float" office:value="0.319548" calcext:value-type="float">
            <text:p>0.319548</text:p>
          </table:table-cell>
          <table:table-cell office:value-type="float" office:value="0.29708" calcext:value-type="float">
            <text:p>0.29708</text:p>
          </table:table-cell>
          <table:table-cell office:value-type="float" office:value="0.633747" calcext:value-type="float">
            <text:p>0.633747</text:p>
          </table:table-cell>
          <table:table-cell office:value-type="float" office:value="0.349614" calcext:value-type="float">
            <text:p>0.349614</text:p>
          </table:table-cell>
          <table:table-cell office:value-type="float" office:value="0.444793" calcext:value-type="float">
            <text:p>0.444793</text:p>
          </table:table-cell>
          <table:table-cell office:value-type="float" office:value="0.193678" calcext:value-type="float">
            <text:p>0.193678</text:p>
          </table:table-cell>
          <table:table-cell office:value-type="float" office:value="0.818303" calcext:value-type="float">
            <text:p>0.818303</text:p>
          </table:table-cell>
          <table:table-cell office:value-type="float" office:value="0.26211" calcext:value-type="float">
            <text:p>0.26211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279314" calcext:value-type="float">
            <text:p>0.279314</text:p>
          </table:table-cell>
          <table:table-cell office:value-type="float" office:value="0.285511" calcext:value-type="float">
            <text:p>0.285511</text:p>
          </table:table-cell>
          <table:table-cell office:value-type="float" office:value="1.03045" calcext:value-type="float">
            <text:p>1.03045</text:p>
          </table:table-cell>
          <table:table-cell office:value-type="float" office:value="0.792157" calcext:value-type="float">
            <text:p>0.792157</text:p>
          </table:table-cell>
          <table:table-cell office:value-type="float" office:value="0.847837" calcext:value-type="float">
            <text:p>0.847837</text:p>
          </table:table-cell>
          <table:table-cell office:value-type="float" office:value="0.676377" calcext:value-type="float">
            <text:p>0.676377</text:p>
          </table:table-cell>
          <table:table-cell office:value-type="float" office:value="0.497711" calcext:value-type="float">
            <text:p>0.497711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23615" calcext:value-type="float">
            <text:p>0.23615</text:p>
          </table:table-cell>
          <table:table-cell office:value-type="float" office:value="0.349868" calcext:value-type="float">
            <text:p>0.349868</text:p>
          </table:table-cell>
          <table:table-cell office:value-type="float" office:value="0.890456" calcext:value-type="float">
            <text:p>0.890456</text:p>
          </table:table-cell>
          <table:table-cell office:value-type="float" office:value="0.502415" calcext:value-type="float">
            <text:p>0.502415</text:p>
          </table:table-cell>
          <table:table-cell office:value-type="float" office:value="0.224909" calcext:value-type="float">
            <text:p>0.224909</text:p>
          </table:table-cell>
          <table:table-cell office:value-type="float" office:value="0.630845" calcext:value-type="float">
            <text:p>0.630845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508911" calcext:value-type="float">
            <text:p>0.508911</text:p>
          </table:table-cell>
          <table:table-cell office:value-type="float" office:value="0.310207" calcext:value-type="float">
            <text:p>0.310207</text:p>
          </table:table-cell>
          <table:table-cell office:value-type="float" office:value="0.532863" calcext:value-type="float">
            <text:p>0.532863</text:p>
          </table:table-cell>
          <table:table-cell office:value-type="float" office:value="0.296789" calcext:value-type="float">
            <text:p>0.296789</text:p>
          </table:table-cell>
          <table:table-cell office:value-type="float" office:value="0.635193" calcext:value-type="float">
            <text:p>0.635193</text:p>
          </table:table-cell>
          <table:table-cell office:value-type="float" office:value="1.24489" calcext:value-type="float">
            <text:p>1.24489</text:p>
          </table:table-cell>
          <table:table-cell office:value-type="float" office:value="0.967132" calcext:value-type="float">
            <text:p>0.967132</text:p>
          </table:table-cell>
          <table:table-cell table:number-columns-repeated="36"/>
          <table:table-cell table:formula="of:=MIN([.A138:.BL138])" office:value-type="float" office:value="0.193678" calcext:value-type="float">
            <text:p>0.193678</text:p>
          </table:table-cell>
          <table:table-cell table:formula="of:=MAX([.A138:.BL138])" office:value-type="float" office:value="1.2769" calcext:value-type="float">
            <text:p>1.2769</text:p>
          </table:table-cell>
          <table:table-cell table:number-columns-repeated="7"/>
        </table:table-row>
        <table:table-row table:style-name="ro2">
          <table:table-cell office:value-type="float" office:value="0.287628" calcext:value-type="float">
            <text:p>0.287628</text:p>
          </table:table-cell>
          <table:table-cell office:value-type="float" office:value="0.298646" calcext:value-type="float">
            <text:p>0.298646</text:p>
          </table:table-cell>
          <table:table-cell office:value-type="float" office:value="0.319045" calcext:value-type="float">
            <text:p>0.319045</text:p>
          </table:table-cell>
          <table:table-cell office:value-type="float" office:value="0.295211" calcext:value-type="float">
            <text:p>0.295211</text:p>
          </table:table-cell>
          <table:table-cell office:value-type="float" office:value="0.318528" calcext:value-type="float">
            <text:p>0.318528</text:p>
          </table:table-cell>
          <table:table-cell office:value-type="float" office:value="0.200777" calcext:value-type="float">
            <text:p>0.200777</text:p>
          </table:table-cell>
          <table:table-cell office:value-type="float" office:value="0.306861" calcext:value-type="float">
            <text:p>0.306861</text:p>
          </table:table-cell>
          <table:table-cell office:value-type="float" office:value="0.289866" calcext:value-type="float">
            <text:p>0.289866</text:p>
          </table:table-cell>
          <table:table-cell office:value-type="float" office:value="0.14881" calcext:value-type="float">
            <text:p>0.14881</text:p>
          </table:table-cell>
          <table:table-cell office:value-type="float" office:value="0.273281" calcext:value-type="float">
            <text:p>0.273281</text:p>
          </table:table-cell>
          <table:table-cell office:value-type="float" office:value="0.406032" calcext:value-type="float">
            <text:p>0.406032</text:p>
          </table:table-cell>
          <table:table-cell office:value-type="float" office:value="1.221" calcext:value-type="float">
            <text:p>1.221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969765" calcext:value-type="float">
            <text:p>0.969765</text:p>
          </table:table-cell>
          <table:table-cell office:value-type="float" office:value="0.966768" calcext:value-type="float">
            <text:p>0.966768</text:p>
          </table:table-cell>
          <table:table-cell office:value-type="float" office:value="0.652839" calcext:value-type="float">
            <text:p>0.652839</text:p>
          </table:table-cell>
          <table:table-cell office:value-type="float" office:value="1.17367" calcext:value-type="float">
            <text:p>1.17367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535875" calcext:value-type="float">
            <text:p>0.535875</text:p>
          </table:table-cell>
          <table:table-cell office:value-type="float" office:value="0.145146" calcext:value-type="float">
            <text:p>0.145146</text:p>
          </table:table-cell>
          <table:table-cell office:value-type="float" office:value="0.621054" calcext:value-type="float">
            <text:p>0.621054</text:p>
          </table:table-cell>
          <table:table-cell office:value-type="float" office:value="0.609087" calcext:value-type="float">
            <text:p>0.609087</text:p>
          </table:table-cell>
          <table:table-cell office:value-type="float" office:value="0.432676" calcext:value-type="float">
            <text:p>0.432676</text:p>
          </table:table-cell>
          <table:table-cell office:value-type="float" office:value="0.738757" calcext:value-type="float">
            <text:p>0.738757</text:p>
          </table:table-cell>
          <table:table-cell office:value-type="float" office:value="0.803234" calcext:value-type="float">
            <text:p>0.803234</text:p>
          </table:table-cell>
          <table:table-cell office:value-type="float" office:value="0.531199" calcext:value-type="float">
            <text:p>0.531199</text:p>
          </table:table-cell>
          <table:table-cell office:value-type="float" office:value="0.891092" calcext:value-type="float">
            <text:p>0.891092</text:p>
          </table:table-cell>
          <table:table-cell office:value-type="float" office:value="0.432915" calcext:value-type="float">
            <text:p>0.432915</text:p>
          </table:table-cell>
          <table:table-cell office:value-type="float" office:value="0.394075" calcext:value-type="float">
            <text:p>0.394075</text:p>
          </table:table-cell>
          <table:table-cell office:value-type="float" office:value="0.076864" calcext:value-type="float">
            <text:p>0.076864</text:p>
          </table:table-cell>
          <table:table-cell office:value-type="float" office:value="1.08618" calcext:value-type="float">
            <text:p>1.08618</text:p>
          </table:table-cell>
          <table:table-cell office:value-type="float" office:value="1.09056" calcext:value-type="float">
            <text:p>1.09056</text:p>
          </table:table-cell>
          <table:table-cell table:number-columns-repeated="36"/>
          <table:table-cell table:formula="of:=MIN([.A139:.BL139])" office:value-type="float" office:value="0.076864" calcext:value-type="float">
            <text:p>0.076864</text:p>
          </table:table-cell>
          <table:table-cell table:formula="of:=MAX([.A139:.BL139])" office:value-type="float" office:value="1.3061" calcext:value-type="float">
            <text:p>1.3061</text:p>
          </table:table-cell>
          <table:table-cell table:number-columns-repeated="7"/>
        </table:table-row>
        <table:table-row table:style-name="ro2">
          <table:table-cell office:value-type="float" office:value="0.30855" calcext:value-type="float">
            <text:p>0.30855</text:p>
          </table:table-cell>
          <table:table-cell office:value-type="float" office:value="0.314896" calcext:value-type="float">
            <text:p>0.314896</text:p>
          </table:table-cell>
          <table:table-cell office:value-type="float" office:value="0.316007" calcext:value-type="float">
            <text:p>0.316007</text:p>
          </table:table-cell>
          <table:table-cell office:value-type="float" office:value="0.254068" calcext:value-type="float">
            <text:p>0.254068</text:p>
          </table:table-cell>
          <table:table-cell office:value-type="float" office:value="0.306224" calcext:value-type="float">
            <text:p>0.306224</text:p>
          </table:table-cell>
          <table:table-cell office:value-type="float" office:value="0.174239" calcext:value-type="float">
            <text:p>0.174239</text:p>
          </table:table-cell>
          <table:table-cell office:value-type="float" office:value="0.272158" calcext:value-type="float">
            <text:p>0.272158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1.00749" calcext:value-type="float">
            <text:p>1.00749</text:p>
          </table:table-cell>
          <table:table-cell office:value-type="float" office:value="0.830329" calcext:value-type="float">
            <text:p>0.830329</text:p>
          </table:table-cell>
          <table:table-cell office:value-type="float" office:value="1.14567" calcext:value-type="float">
            <text:p>1.14567</text:p>
          </table:table-cell>
          <table:table-cell office:value-type="float" office:value="0.476661" calcext:value-type="float">
            <text:p>0.476661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616884" calcext:value-type="float">
            <text:p>0.616884</text:p>
          </table:table-cell>
          <table:table-cell office:value-type="float" office:value="0.555288" calcext:value-type="float">
            <text:p>0.555288</text:p>
          </table:table-cell>
          <table:table-cell office:value-type="float" office:value="1.77677" calcext:value-type="float">
            <text:p>1.77677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2154" calcext:value-type="float">
            <text:p>1.2154</text:p>
          </table:table-cell>
          <table:table-cell office:value-type="float" office:value="0.674996" calcext:value-type="float">
            <text:p>0.674996</text:p>
          </table:table-cell>
          <table:table-cell office:value-type="float" office:value="1.36171" calcext:value-type="float">
            <text:p>1.36171</text:p>
          </table:table-cell>
          <table:table-cell office:value-type="float" office:value="1.33247" calcext:value-type="float">
            <text:p>1.33247</text:p>
          </table:table-cell>
          <table:table-cell office:value-type="float" office:value="1.16943" calcext:value-type="float">
            <text:p>1.16943</text:p>
          </table:table-cell>
          <table:table-cell office:value-type="float" office:value="0.82163" calcext:value-type="float">
            <text:p>0.82163</text:p>
          </table:table-cell>
          <table:table-cell office:value-type="float" office:value="0.766128" calcext:value-type="float">
            <text:p>0.766128</text:p>
          </table:table-cell>
          <table:table-cell office:value-type="float" office:value="0.584182" calcext:value-type="float">
            <text:p>0.584182</text:p>
          </table:table-cell>
          <table:table-cell office:value-type="float" office:value="1.88334" calcext:value-type="float">
            <text:p>1.88334</text:p>
          </table:table-cell>
          <table:table-cell office:value-type="float" office:value="0.762551" calcext:value-type="float">
            <text:p>0.762551</text:p>
          </table:table-cell>
          <table:table-cell office:value-type="float" office:value="0.704298" calcext:value-type="float">
            <text:p>0.704298</text:p>
          </table:table-cell>
          <table:table-cell office:value-type="float" office:value="1.94797" calcext:value-type="float">
            <text:p>1.94797</text:p>
          </table:table-cell>
          <table:table-cell office:value-type="float" office:value="1.19841" calcext:value-type="float">
            <text:p>1.19841</text:p>
          </table:table-cell>
          <table:table-cell office:value-type="float" office:value="0.0712268" calcext:value-type="float">
            <text:p>0.0712268</text:p>
          </table:table-cell>
          <table:table-cell office:value-type="float" office:value="0.125847" calcext:value-type="float">
            <text:p>0.125847</text:p>
          </table:table-cell>
          <table:table-cell table:number-columns-repeated="36"/>
          <table:table-cell table:formula="of:=MIN([.A140:.BL140])" office:value-type="float" office:value="0.0712268" calcext:value-type="float">
            <text:p>0.0712268</text:p>
          </table:table-cell>
          <table:table-cell table:formula="of:=MAX([.A140:.BL140])" office:value-type="float" office:value="1.94797" calcext:value-type="float">
            <text:p>1.94797</text:p>
          </table:table-cell>
          <table:table-cell table:number-columns-repeated="7"/>
        </table:table-row>
        <table:table-row table:style-name="ro2">
          <table:table-cell office:value-type="float" office:value="0.3026" calcext:value-type="float">
            <text:p>0.3026</text:p>
          </table:table-cell>
          <table:table-cell office:value-type="float" office:value="0.325043" calcext:value-type="float">
            <text:p>0.325043</text:p>
          </table:table-cell>
          <table:table-cell office:value-type="float" office:value="0.329229" calcext:value-type="float">
            <text:p>0.329229</text:p>
          </table:table-cell>
          <table:table-cell office:value-type="float" office:value="0.34297" calcext:value-type="float">
            <text:p>0.34297</text:p>
          </table:table-cell>
          <table:table-cell office:value-type="float" office:value="0.21974" calcext:value-type="float">
            <text:p>0.21974</text:p>
          </table:table-cell>
          <table:table-cell office:value-type="float" office:value="0.22456" calcext:value-type="float">
            <text:p>0.22456</text:p>
          </table:table-cell>
          <table:table-cell office:value-type="float" office:value="0.264692" calcext:value-type="float">
            <text:p>0.264692</text:p>
          </table:table-cell>
          <table:table-cell office:value-type="float" office:value="0.248626" calcext:value-type="float">
            <text:p>0.248626</text:p>
          </table:table-cell>
          <table:table-cell office:value-type="float" office:value="0.247133" calcext:value-type="float">
            <text:p>0.247133</text:p>
          </table:table-cell>
          <table:table-cell office:value-type="float" office:value="0.41276" calcext:value-type="float">
            <text:p>0.41276</text:p>
          </table:table-cell>
          <table:table-cell office:value-type="float" office:value="0.620053" calcext:value-type="float">
            <text:p>0.620053</text:p>
          </table:table-cell>
          <table:table-cell office:value-type="float" office:value="0.259437" calcext:value-type="float">
            <text:p>0.259437</text:p>
          </table:table-cell>
          <table:table-cell office:value-type="float" office:value="0.362786" calcext:value-type="float">
            <text:p>0.362786</text:p>
          </table:table-cell>
          <table:table-cell office:value-type="float" office:value="0.625892" calcext:value-type="float">
            <text:p>0.625892</text:p>
          </table:table-cell>
          <table:table-cell office:value-type="float" office:value="0.366452" calcext:value-type="float">
            <text:p>0.366452</text:p>
          </table:table-cell>
          <table:table-cell office:value-type="float" office:value="1.32565" calcext:value-type="float">
            <text:p>1.32565</text:p>
          </table:table-cell>
          <table:table-cell office:value-type="float" office:value="0.834423" calcext:value-type="float">
            <text:p>0.834423</text:p>
          </table:table-cell>
          <table:table-cell office:value-type="float" office:value="0.43933" calcext:value-type="float">
            <text:p>0.43933</text:p>
          </table:table-cell>
          <table:table-cell office:value-type="float" office:value="0.741369" calcext:value-type="float">
            <text:p>0.741369</text:p>
          </table:table-cell>
          <table:table-cell office:value-type="float" office:value="1.58765" calcext:value-type="float">
            <text:p>1.58765</text:p>
          </table:table-cell>
          <table:table-cell office:value-type="float" office:value="0.724518" calcext:value-type="float">
            <text:p>0.724518</text:p>
          </table:table-cell>
          <table:table-cell office:value-type="float" office:value="0.554414" calcext:value-type="float">
            <text:p>0.554414</text:p>
          </table:table-cell>
          <table:table-cell office:value-type="float" office:value="1.62332" calcext:value-type="float">
            <text:p>1.62332</text:p>
          </table:table-cell>
          <table:table-cell office:value-type="float" office:value="1.14615" calcext:value-type="float">
            <text:p>1.14615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.427436" calcext:value-type="float">
            <text:p>0.427436</text:p>
          </table:table-cell>
          <table:table-cell office:value-type="float" office:value="0.187231" calcext:value-type="float">
            <text:p>0.187231</text:p>
          </table:table-cell>
          <table:table-cell office:value-type="float" office:value="0.0774078" calcext:value-type="float">
            <text:p>0.0774078</text:p>
          </table:table-cell>
          <table:table-cell office:value-type="float" office:value="1.92751" calcext:value-type="float">
            <text:p>1.92751</text:p>
          </table:table-cell>
          <table:table-cell office:value-type="float" office:value="0.155924" calcext:value-type="float">
            <text:p>0.155924</text:p>
          </table:table-cell>
          <table:table-cell office:value-type="float" office:value="0.199913" calcext:value-type="float">
            <text:p>0.199913</text:p>
          </table:table-cell>
          <table:table-cell office:value-type="float" office:value="0.112061" calcext:value-type="float">
            <text:p>0.112061</text:p>
          </table:table-cell>
          <table:table-cell table:number-columns-repeated="36"/>
          <table:table-cell table:formula="of:=MIN([.A141:.BL141])" office:value-type="float" office:value="0.0774078" calcext:value-type="float">
            <text:p>0.0774078</text:p>
          </table:table-cell>
          <table:table-cell table:formula="of:=MAX([.A141:.BL141])" office:value-type="float" office:value="1.92751" calcext:value-type="float">
            <text:p>1.92751</text:p>
          </table:table-cell>
          <table:table-cell table:number-columns-repeated="7"/>
        </table:table-row>
        <table:table-row table:style-name="ro2">
          <table:table-cell office:value-type="float" office:value="0.158613" calcext:value-type="float">
            <text:p>0.158613</text:p>
          </table:table-cell>
          <table:table-cell office:value-type="float" office:value="0.118372" calcext:value-type="float">
            <text:p>0.118372</text:p>
          </table:table-cell>
          <table:table-cell office:value-type="float" office:value="0.282586" calcext:value-type="float">
            <text:p>0.282586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210606" calcext:value-type="float">
            <text:p>0.210606</text:p>
          </table:table-cell>
          <table:table-cell office:value-type="float" office:value="0.196227" calcext:value-type="float">
            <text:p>0.196227</text:p>
          </table:table-cell>
          <table:table-cell office:value-type="float" office:value="0.810515" calcext:value-type="float">
            <text:p>0.810515</text:p>
          </table:table-cell>
          <table:table-cell office:value-type="float" office:value="0.190952" calcext:value-type="float">
            <text:p>0.190952</text:p>
          </table:table-cell>
          <table:table-cell office:value-type="float" office:value="0.716955" calcext:value-type="float">
            <text:p>0.716955</text:p>
          </table:table-cell>
          <table:table-cell office:value-type="float" office:value="0.654125" calcext:value-type="float">
            <text:p>0.654125</text:p>
          </table:table-cell>
          <table:table-cell office:value-type="float" office:value="0.597657" calcext:value-type="float">
            <text:p>0.597657</text:p>
          </table:table-cell>
          <table:table-cell office:value-type="float" office:value="0.551488" calcext:value-type="float">
            <text:p>0.551488</text:p>
          </table:table-cell>
          <table:table-cell office:value-type="float" office:value="0.839239" calcext:value-type="float">
            <text:p>0.839239</text:p>
          </table:table-cell>
          <table:table-cell office:value-type="float" office:value="0.478232" calcext:value-type="float">
            <text:p>0.478232</text:p>
          </table:table-cell>
          <table:table-cell office:value-type="float" office:value="0.580867" calcext:value-type="float">
            <text:p>0.580867</text:p>
          </table:table-cell>
          <table:table-cell office:value-type="float" office:value="0.521372" calcext:value-type="float">
            <text:p>0.521372</text:p>
          </table:table-cell>
          <table:table-cell office:value-type="float" office:value="0.655463" calcext:value-type="float">
            <text:p>0.655463</text:p>
          </table:table-cell>
          <table:table-cell office:value-type="float" office:value="0.605767" calcext:value-type="float">
            <text:p>0.605767</text:p>
          </table:table-cell>
          <table:table-cell office:value-type="float" office:value="0.542039" calcext:value-type="float">
            <text:p>0.542039</text:p>
          </table:table-cell>
          <table:table-cell office:value-type="float" office:value="0.74606" calcext:value-type="float">
            <text:p>0.74606</text:p>
          </table:table-cell>
          <table:table-cell office:value-type="float" office:value="0.622209" calcext:value-type="float">
            <text:p>0.622209</text:p>
          </table:table-cell>
          <table:table-cell office:value-type="float" office:value="0.618864" calcext:value-type="float">
            <text:p>0.618864</text:p>
          </table:table-cell>
          <table:table-cell office:value-type="float" office:value="0.639206" calcext:value-type="float">
            <text:p>0.639206</text:p>
          </table:table-cell>
          <table:table-cell office:value-type="float" office:value="0.868151" calcext:value-type="float">
            <text:p>0.868151</text:p>
          </table:table-cell>
          <table:table-cell office:value-type="float" office:value="0.375931" calcext:value-type="float">
            <text:p>0.375931</text:p>
          </table:table-cell>
          <table:table-cell office:value-type="float" office:value="1.03422" calcext:value-type="float">
            <text:p>1.03422</text:p>
          </table:table-cell>
          <table:table-cell office:value-type="float" office:value="0.599774" calcext:value-type="float">
            <text:p>0.599774</text:p>
          </table:table-cell>
          <table:table-cell office:value-type="float" office:value="0.519644" calcext:value-type="float">
            <text:p>0.519644</text:p>
          </table:table-cell>
          <table:table-cell office:value-type="float" office:value="0.248175" calcext:value-type="float">
            <text:p>0.248175</text:p>
          </table:table-cell>
          <table:table-cell office:value-type="float" office:value="0.780185" calcext:value-type="float">
            <text:p>0.780185</text:p>
          </table:table-cell>
          <table:table-cell office:value-type="float" office:value="0.803969" calcext:value-type="float">
            <text:p>0.803969</text:p>
          </table:table-cell>
          <table:table-cell table:number-columns-repeated="36"/>
          <table:table-cell table:formula="of:=MIN([.A142:.BL142])" office:value-type="float" office:value="0.118372" calcext:value-type="float">
            <text:p>0.118372</text:p>
          </table:table-cell>
          <table:table-cell table:formula="of:=MAX([.A142:.BL142])" office:value-type="float" office:value="1.03422" calcext:value-type="float">
            <text:p>1.03422</text:p>
          </table:table-cell>
          <table:table-cell table:number-columns-repeated="7"/>
        </table:table-row>
        <table:table-row table:style-name="ro2">
          <table:table-cell office:value-type="float" office:value="0.285974" calcext:value-type="float">
            <text:p>0.285974</text:p>
          </table:table-cell>
          <table:table-cell office:value-type="float" office:value="0.295989" calcext:value-type="float">
            <text:p>0.295989</text:p>
          </table:table-cell>
          <table:table-cell office:value-type="float" office:value="0.364894" calcext:value-type="float">
            <text:p>0.364894</text:p>
          </table:table-cell>
          <table:table-cell office:value-type="float" office:value="0.269641" calcext:value-type="float">
            <text:p>0.269641</text:p>
          </table:table-cell>
          <table:table-cell office:value-type="float" office:value="0.303465" calcext:value-type="float">
            <text:p>0.303465</text:p>
          </table:table-cell>
          <table:table-cell office:value-type="float" office:value="0.675692" calcext:value-type="float">
            <text:p>0.675692</text:p>
          </table:table-cell>
          <table:table-cell office:value-type="float" office:value="0.308462" calcext:value-type="float">
            <text:p>0.308462</text:p>
          </table:table-cell>
          <table:table-cell office:value-type="float" office:value="0.612695" calcext:value-type="float">
            <text:p>0.612695</text:p>
          </table:table-cell>
          <table:table-cell office:value-type="float" office:value="0.363088" calcext:value-type="float">
            <text:p>0.363088</text:p>
          </table:table-cell>
          <table:table-cell office:value-type="float" office:value="0.363242" calcext:value-type="float">
            <text:p>0.363242</text:p>
          </table:table-cell>
          <table:table-cell office:value-type="float" office:value="1.1386" calcext:value-type="float">
            <text:p>1.1386</text:p>
          </table:table-cell>
          <table:table-cell office:value-type="float" office:value="0.903547" calcext:value-type="float">
            <text:p>0.903547</text:p>
          </table:table-cell>
          <table:table-cell office:value-type="float" office:value="0.524644" calcext:value-type="float">
            <text:p>0.524644</text:p>
          </table:table-cell>
          <table:table-cell office:value-type="float" office:value="0.887906" calcext:value-type="float">
            <text:p>0.887906</text:p>
          </table:table-cell>
          <table:table-cell office:value-type="float" office:value="0.580335" calcext:value-type="float">
            <text:p>0.580335</text:p>
          </table:table-cell>
          <table:table-cell office:value-type="float" office:value="0.717448" calcext:value-type="float">
            <text:p>0.717448</text:p>
          </table:table-cell>
          <table:table-cell office:value-type="float" office:value="1.53667" calcext:value-type="float">
            <text:p>1.53667</text:p>
          </table:table-cell>
          <table:table-cell office:value-type="float" office:value="1.68809" calcext:value-type="float">
            <text:p>1.68809</text:p>
          </table:table-cell>
          <table:table-cell office:value-type="float" office:value="1.39299" calcext:value-type="float">
            <text:p>1.39299</text:p>
          </table:table-cell>
          <table:table-cell office:value-type="float" office:value="0.291809" calcext:value-type="float">
            <text:p>0.291809</text:p>
          </table:table-cell>
          <table:table-cell office:value-type="float" office:value="1.08264" calcext:value-type="float">
            <text:p>1.08264</text:p>
          </table:table-cell>
          <table:table-cell office:value-type="float" office:value="0.832737" calcext:value-type="float">
            <text:p>0.832737</text:p>
          </table:table-cell>
          <table:table-cell office:value-type="float" office:value="1.18728" calcext:value-type="float">
            <text:p>1.18728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0.19206" calcext:value-type="float">
            <text:p>0.19206</text:p>
          </table:table-cell>
          <table:table-cell office:value-type="float" office:value="1.34238" calcext:value-type="float">
            <text:p>1.34238</text:p>
          </table:table-cell>
          <table:table-cell office:value-type="float" office:value="0.233983" calcext:value-type="float">
            <text:p>0.233983</text:p>
          </table:table-cell>
          <table:table-cell office:value-type="float" office:value="0.888976" calcext:value-type="float">
            <text:p>0.888976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0.927809" calcext:value-type="float">
            <text:p>0.927809</text:p>
          </table:table-cell>
          <table:table-cell office:value-type="float" office:value="1.46546" calcext:value-type="float">
            <text:p>1.46546</text:p>
          </table:table-cell>
          <table:table-cell office:value-type="float" office:value="0.19166" calcext:value-type="float">
            <text:p>0.19166</text:p>
          </table:table-cell>
          <table:table-cell table:number-columns-repeated="36"/>
          <table:table-cell table:formula="of:=MIN([.A143:.BL143])" office:value-type="float" office:value="0.19166" calcext:value-type="float">
            <text:p>0.19166</text:p>
          </table:table-cell>
          <table:table-cell table:formula="of:=MAX([.A143:.BL143])" office:value-type="float" office:value="1.68809" calcext:value-type="float">
            <text:p>1.68809</text:p>
          </table:table-cell>
          <table:table-cell table:number-columns-repeated="7"/>
        </table:table-row>
        <table:table-row table:style-name="ro2">
          <table:table-cell office:value-type="float" office:value="0.219179" calcext:value-type="float">
            <text:p>0.219179</text:p>
          </table:table-cell>
          <table:table-cell office:value-type="float" office:value="0.232503" calcext:value-type="float">
            <text:p>0.232503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0.409735" calcext:value-type="float">
            <text:p>0.409735</text:p>
          </table:table-cell>
          <table:table-cell office:value-type="float" office:value="0.408947" calcext:value-type="float">
            <text:p>0.408947</text:p>
          </table:table-cell>
          <table:table-cell office:value-type="float" office:value="0.223115" calcext:value-type="float">
            <text:p>0.223115</text:p>
          </table:table-cell>
          <table:table-cell office:value-type="float" office:value="0.763976" calcext:value-type="float">
            <text:p>0.763976</text:p>
          </table:table-cell>
          <table:table-cell office:value-type="float" office:value="0.285776" calcext:value-type="float">
            <text:p>0.285776</text:p>
          </table:table-cell>
          <table:table-cell office:value-type="float" office:value="0.684096" calcext:value-type="float">
            <text:p>0.684096</text:p>
          </table:table-cell>
          <table:table-cell office:value-type="float" office:value="0.362298" calcext:value-type="float">
            <text:p>0.362298</text:p>
          </table:table-cell>
          <table:table-cell office:value-type="float" office:value="0.301313" calcext:value-type="float">
            <text:p>0.301313</text:p>
          </table:table-cell>
          <table:table-cell office:value-type="float" office:value="0.249762" calcext:value-type="float">
            <text:p>0.249762</text:p>
          </table:table-cell>
          <table:table-cell office:value-type="float" office:value="0.301746" calcext:value-type="float">
            <text:p>0.301746</text:p>
          </table:table-cell>
          <table:table-cell office:value-type="float" office:value="0.321986" calcext:value-type="float">
            <text:p>0.321986</text:p>
          </table:table-cell>
          <table:table-cell office:value-type="float" office:value="0.309097" calcext:value-type="float">
            <text:p>0.309097</text:p>
          </table:table-cell>
          <table:table-cell office:value-type="float" office:value="1.2693" calcext:value-type="float">
            <text:p>1.2693</text:p>
          </table:table-cell>
          <table:table-cell office:value-type="float" office:value="0.302299" calcext:value-type="float">
            <text:p>0.302299</text:p>
          </table:table-cell>
          <table:table-cell office:value-type="float" office:value="1.53707" calcext:value-type="float">
            <text:p>1.53707</text:p>
          </table:table-cell>
          <table:table-cell office:value-type="float" office:value="1.44788" calcext:value-type="float">
            <text:p>1.44788</text:p>
          </table:table-cell>
          <table:table-cell office:value-type="float" office:value="1.43936" calcext:value-type="float">
            <text:p>1.43936</text:p>
          </table:table-cell>
          <table:table-cell office:value-type="float" office:value="0.687678" calcext:value-type="float">
            <text:p>0.687678</text:p>
          </table:table-cell>
          <table:table-cell office:value-type="float" office:value="1.64449" calcext:value-type="float">
            <text:p>1.64449</text:p>
          </table:table-cell>
          <table:table-cell office:value-type="float" office:value="1.35847" calcext:value-type="float">
            <text:p>1.35847</text:p>
          </table:table-cell>
          <table:table-cell office:value-type="float" office:value="0.641497" calcext:value-type="float">
            <text:p>0.641497</text:p>
          </table:table-cell>
          <table:table-cell office:value-type="float" office:value="1.49951" calcext:value-type="float">
            <text:p>1.49951</text:p>
          </table:table-cell>
          <table:table-cell office:value-type="float" office:value="1.44656" calcext:value-type="float">
            <text:p>1.44656</text:p>
          </table:table-cell>
          <table:table-cell office:value-type="float" office:value="0.223084" calcext:value-type="float">
            <text:p>0.223084</text:p>
          </table:table-cell>
          <table:table-cell office:value-type="float" office:value="0.266689" calcext:value-type="float">
            <text:p>0.266689</text:p>
          </table:table-cell>
          <table:table-cell office:value-type="float" office:value="1.16104" calcext:value-type="float">
            <text:p>1.16104</text:p>
          </table:table-cell>
          <table:table-cell office:value-type="float" office:value="0.157313" calcext:value-type="float">
            <text:p>0.157313</text:p>
          </table:table-cell>
          <table:table-cell office:value-type="float" office:value="0.505597" calcext:value-type="float">
            <text:p>0.505597</text:p>
          </table:table-cell>
          <table:table-cell office:value-type="float" office:value="0.139448" calcext:value-type="float">
            <text:p>0.139448</text:p>
          </table:table-cell>
          <table:table-cell table:number-columns-repeated="36"/>
          <table:table-cell table:formula="of:=MIN([.A144:.BL144])" office:value-type="float" office:value="0.139448" calcext:value-type="float">
            <text:p>0.139448</text:p>
          </table:table-cell>
          <table:table-cell table:formula="of:=MAX([.A144:.BL144])" office:value-type="float" office:value="1.64449" calcext:value-type="float">
            <text:p>1.64449</text:p>
          </table:table-cell>
          <table:table-cell table:number-columns-repeated="7"/>
        </table:table-row>
        <table:table-row table:style-name="ro2">
          <table:table-cell office:value-type="float" office:value="0.168827" calcext:value-type="float">
            <text:p>0.168827</text:p>
          </table:table-cell>
          <table:table-cell office:value-type="float" office:value="0.269995" calcext:value-type="float">
            <text:p>0.269995</text:p>
          </table:table-cell>
          <table:table-cell office:value-type="float" office:value="0.10174" calcext:value-type="float">
            <text:p>0.10174</text:p>
          </table:table-cell>
          <table:table-cell office:value-type="float" office:value="0.407837" calcext:value-type="float">
            <text:p>0.407837</text:p>
          </table:table-cell>
          <table:table-cell office:value-type="float" office:value="0.303431" calcext:value-type="float">
            <text:p>0.303431</text:p>
          </table:table-cell>
          <table:table-cell office:value-type="float" office:value="0.268833" calcext:value-type="float">
            <text:p>0.268833</text:p>
          </table:table-cell>
          <table:table-cell office:value-type="float" office:value="0.289451" calcext:value-type="float">
            <text:p>0.289451</text:p>
          </table:table-cell>
          <table:table-cell office:value-type="float" office:value="0.257204" calcext:value-type="float">
            <text:p>0.257204</text:p>
          </table:table-cell>
          <table:table-cell office:value-type="float" office:value="0.349384" calcext:value-type="float">
            <text:p>0.349384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0.412445" calcext:value-type="float">
            <text:p>0.412445</text:p>
          </table:table-cell>
          <table:table-cell office:value-type="float" office:value="0.291398" calcext:value-type="float">
            <text:p>0.291398</text:p>
          </table:table-cell>
          <table:table-cell office:value-type="float" office:value="0.314616" calcext:value-type="float">
            <text:p>0.314616</text:p>
          </table:table-cell>
          <table:table-cell office:value-type="float" office:value="0.326597" calcext:value-type="float">
            <text:p>0.326597</text:p>
          </table:table-cell>
          <table:table-cell office:value-type="float" office:value="0.262776" calcext:value-type="float">
            <text:p>0.262776</text:p>
          </table:table-cell>
          <table:table-cell office:value-type="float" office:value="0.294197" calcext:value-type="float">
            <text:p>0.294197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0.825382" calcext:value-type="float">
            <text:p>0.825382</text:p>
          </table:table-cell>
          <table:table-cell office:value-type="float" office:value="1.44229" calcext:value-type="float">
            <text:p>1.44229</text:p>
          </table:table-cell>
          <table:table-cell office:value-type="float" office:value="1.09585" calcext:value-type="float">
            <text:p>1.09585</text:p>
          </table:table-cell>
          <table:table-cell office:value-type="float" office:value="0.548095" calcext:value-type="float">
            <text:p>0.548095</text:p>
          </table:table-cell>
          <table:table-cell office:value-type="float" office:value="0.306556" calcext:value-type="float">
            <text:p>0.306556</text:p>
          </table:table-cell>
          <table:table-cell office:value-type="float" office:value="0.657795" calcext:value-type="float">
            <text:p>0.657795</text:p>
          </table:table-cell>
          <table:table-cell office:value-type="float" office:value="0.223677" calcext:value-type="float">
            <text:p>0.223677</text:p>
          </table:table-cell>
          <table:table-cell office:value-type="float" office:value="1.30793" calcext:value-type="float">
            <text:p>1.30793</text:p>
          </table:table-cell>
          <table:table-cell office:value-type="float" office:value="0.213906" calcext:value-type="float">
            <text:p>0.213906</text:p>
          </table:table-cell>
          <table:table-cell office:value-type="float" office:value="1.59627" calcext:value-type="float">
            <text:p>1.59627</text:p>
          </table:table-cell>
          <table:table-cell office:value-type="float" office:value="0.648884" calcext:value-type="float">
            <text:p>0.648884</text:p>
          </table:table-cell>
          <table:table-cell office:value-type="float" office:value="0.386223" calcext:value-type="float">
            <text:p>0.386223</text:p>
          </table:table-cell>
          <table:table-cell office:value-type="float" office:value="0.190621" calcext:value-type="float">
            <text:p>0.190621</text:p>
          </table:table-cell>
          <table:table-cell office:value-type="float" office:value="0.792333" calcext:value-type="float">
            <text:p>0.792333</text:p>
          </table:table-cell>
          <table:table-cell office:value-type="float" office:value="1.05682" calcext:value-type="float">
            <text:p>1.05682</text:p>
          </table:table-cell>
          <table:table-cell table:number-columns-repeated="36"/>
          <table:table-cell table:formula="of:=MIN([.A145:.BL145])" office:value-type="float" office:value="0.10174" calcext:value-type="float">
            <text:p>0.10174</text:p>
          </table:table-cell>
          <table:table-cell table:formula="of:=MAX([.A145:.BL145])" office:value-type="float" office:value="1.59627" calcext:value-type="float">
            <text:p>1.59627</text:p>
          </table:table-cell>
          <table:table-cell table:number-columns-repeated="7"/>
        </table:table-row>
        <table:table-row table:style-name="ro2">
          <table:table-cell office:value-type="float" office:value="0.207197" calcext:value-type="float">
            <text:p>0.207197</text:p>
          </table:table-cell>
          <table:table-cell office:value-type="float" office:value="0.310283" calcext:value-type="float">
            <text:p>0.310283</text:p>
          </table:table-cell>
          <table:table-cell office:value-type="float" office:value="0.283252" calcext:value-type="float">
            <text:p>0.283252</text:p>
          </table:table-cell>
          <table:table-cell office:value-type="float" office:value="0.613568" calcext:value-type="float">
            <text:p>0.613568</text:p>
          </table:table-cell>
          <table:table-cell office:value-type="float" office:value="0.239653" calcext:value-type="float">
            <text:p>0.239653</text:p>
          </table:table-cell>
          <table:table-cell office:value-type="float" office:value="0.294125" calcext:value-type="float">
            <text:p>0.294125</text:p>
          </table:table-cell>
          <table:table-cell office:value-type="float" office:value="0.31515" calcext:value-type="float">
            <text:p>0.31515</text:p>
          </table:table-cell>
          <table:table-cell office:value-type="float" office:value="0.949675" calcext:value-type="float">
            <text:p>0.949675</text:p>
          </table:table-cell>
          <table:table-cell office:value-type="float" office:value="0.904723" calcext:value-type="float">
            <text:p>0.904723</text:p>
          </table:table-cell>
          <table:table-cell office:value-type="float" office:value="0.813678" calcext:value-type="float">
            <text:p>0.813678</text:p>
          </table:table-cell>
          <table:table-cell office:value-type="float" office:value="0.952003" calcext:value-type="float">
            <text:p>0.952003</text:p>
          </table:table-cell>
          <table:table-cell office:value-type="float" office:value="0.262063" calcext:value-type="float">
            <text:p>0.262063</text:p>
          </table:table-cell>
          <table:table-cell office:value-type="float" office:value="0.747956" calcext:value-type="float">
            <text:p>0.747956</text:p>
          </table:table-cell>
          <table:table-cell office:value-type="float" office:value="0.253781" calcext:value-type="float">
            <text:p>0.253781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1.39031" calcext:value-type="float">
            <text:p>1.39031</text:p>
          </table:table-cell>
          <table:table-cell office:value-type="float" office:value="1.33213" calcext:value-type="float">
            <text:p>1.33213</text:p>
          </table:table-cell>
          <table:table-cell office:value-type="float" office:value="0.799221" calcext:value-type="float">
            <text:p>0.799221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1.04018" calcext:value-type="float">
            <text:p>1.04018</text:p>
          </table:table-cell>
          <table:table-cell office:value-type="float" office:value="1.6375" calcext:value-type="float">
            <text:p>1.6375</text:p>
          </table:table-cell>
          <table:table-cell office:value-type="float" office:value="0.874692" calcext:value-type="float">
            <text:p>0.874692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1.21109" calcext:value-type="float">
            <text:p>1.21109</text:p>
          </table:table-cell>
          <table:table-cell office:value-type="float" office:value="0.566512" calcext:value-type="float">
            <text:p>0.566512</text:p>
          </table:table-cell>
          <table:table-cell office:value-type="float" office:value="0.589601" calcext:value-type="float">
            <text:p>0.589601</text:p>
          </table:table-cell>
          <table:table-cell office:value-type="float" office:value="0.463395" calcext:value-type="float">
            <text:p>0.463395</text:p>
          </table:table-cell>
          <table:table-cell office:value-type="float" office:value="0.577762" calcext:value-type="float">
            <text:p>0.577762</text:p>
          </table:table-cell>
          <table:table-cell office:value-type="float" office:value="0.884437" calcext:value-type="float">
            <text:p>0.884437</text:p>
          </table:table-cell>
          <table:table-cell office:value-type="float" office:value="1.34007" calcext:value-type="float">
            <text:p>1.34007</text:p>
          </table:table-cell>
          <table:table-cell office:value-type="float" office:value="1.15718" calcext:value-type="float">
            <text:p>1.15718</text:p>
          </table:table-cell>
          <table:table-cell office:value-type="float" office:value="1.37818" calcext:value-type="float">
            <text:p>1.37818</text:p>
          </table:table-cell>
          <table:table-cell table:number-columns-repeated="36"/>
          <table:table-cell table:formula="of:=MIN([.A146:.BL146])" office:value-type="float" office:value="0.207197" calcext:value-type="float">
            <text:p>0.207197</text:p>
          </table:table-cell>
          <table:table-cell table:formula="of:=MAX([.A146:.BL146])" office:value-type="float" office:value="1.6375" calcext:value-type="float">
            <text:p>1.6375</text:p>
          </table:table-cell>
          <table:table-cell table:number-columns-repeated="7"/>
        </table:table-row>
        <table:table-row table:style-name="ro2">
          <table:table-cell office:value-type="float" office:value="0.29852" calcext:value-type="float">
            <text:p>0.29852</text:p>
          </table:table-cell>
          <table:table-cell office:value-type="float" office:value="0.307466" calcext:value-type="float">
            <text:p>0.307466</text:p>
          </table:table-cell>
          <table:table-cell office:value-type="float" office:value="0.323128" calcext:value-type="float">
            <text:p>0.323128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89488" calcext:value-type="float">
            <text:p>0.289488</text:p>
          </table:table-cell>
          <table:table-cell office:value-type="float" office:value="0.230785" calcext:value-type="float">
            <text:p>0.230785</text:p>
          </table:table-cell>
          <table:table-cell office:value-type="float" office:value="0.320322" calcext:value-type="float">
            <text:p>0.320322</text:p>
          </table:table-cell>
          <table:table-cell office:value-type="float" office:value="0.258044" calcext:value-type="float">
            <text:p>0.258044</text:p>
          </table:table-cell>
          <table:table-cell office:value-type="float" office:value="0.797428" calcext:value-type="float">
            <text:p>0.797428</text:p>
          </table:table-cell>
          <table:table-cell office:value-type="float" office:value="0.857314" calcext:value-type="float">
            <text:p>0.857314</text:p>
          </table:table-cell>
          <table:table-cell office:value-type="float" office:value="0.638679" calcext:value-type="float">
            <text:p>0.638679</text:p>
          </table:table-cell>
          <table:table-cell office:value-type="float" office:value="1.07919" calcext:value-type="float">
            <text:p>1.07919</text:p>
          </table:table-cell>
          <table:table-cell office:value-type="float" office:value="1.39676" calcext:value-type="float">
            <text:p>1.39676</text:p>
          </table:table-cell>
          <table:table-cell office:value-type="float" office:value="1.08141" calcext:value-type="float">
            <text:p>1.08141</text:p>
          </table:table-cell>
          <table:table-cell office:value-type="float" office:value="0.844843" calcext:value-type="float">
            <text:p>0.844843</text:p>
          </table:table-cell>
          <table:table-cell office:value-type="float" office:value="0.601878" calcext:value-type="float">
            <text:p>0.601878</text:p>
          </table:table-cell>
          <table:table-cell office:value-type="float" office:value="0.573589" calcext:value-type="float">
            <text:p>0.573589</text:p>
          </table:table-cell>
          <table:table-cell office:value-type="float" office:value="0.663613" calcext:value-type="float">
            <text:p>0.663613</text:p>
          </table:table-cell>
          <table:table-cell office:value-type="float" office:value="0.44911" calcext:value-type="float">
            <text:p>0.44911</text:p>
          </table:table-cell>
          <table:table-cell office:value-type="float" office:value="0.506042" calcext:value-type="float">
            <text:p>0.506042</text:p>
          </table:table-cell>
          <table:table-cell office:value-type="float" office:value="1.38713" calcext:value-type="float">
            <text:p>1.38713</text:p>
          </table:table-cell>
          <table:table-cell office:value-type="float" office:value="1.07642" calcext:value-type="float">
            <text:p>1.07642</text:p>
          </table:table-cell>
          <table:table-cell office:value-type="float" office:value="0.601225" calcext:value-type="float">
            <text:p>0.601225</text:p>
          </table:table-cell>
          <table:table-cell office:value-type="float" office:value="0.51497" calcext:value-type="float">
            <text:p>0.51497</text:p>
          </table:table-cell>
          <table:table-cell office:value-type="float" office:value="0.455908" calcext:value-type="float">
            <text:p>0.455908</text:p>
          </table:table-cell>
          <table:table-cell office:value-type="float" office:value="1.37184" calcext:value-type="float">
            <text:p>1.37184</text:p>
          </table:table-cell>
          <table:table-cell office:value-type="float" office:value="1.17604" calcext:value-type="float">
            <text:p>1.17604</text:p>
          </table:table-cell>
          <table:table-cell office:value-type="float" office:value="0.26857" calcext:value-type="float">
            <text:p>0.26857</text:p>
          </table:table-cell>
          <table:table-cell office:value-type="float" office:value="0.322741" calcext:value-type="float">
            <text:p>0.322741</text:p>
          </table:table-cell>
          <table:table-cell office:value-type="float" office:value="0.191607" calcext:value-type="float">
            <text:p>0.191607</text:p>
          </table:table-cell>
          <table:table-cell office:value-type="float" office:value="1.14377" calcext:value-type="float">
            <text:p>1.14377</text:p>
          </table:table-cell>
          <table:table-cell office:value-type="float" office:value="1.69619" calcext:value-type="float">
            <text:p>1.69619</text:p>
          </table:table-cell>
          <table:table-cell table:number-columns-repeated="36"/>
          <table:table-cell table:formula="of:=MIN([.A147:.BL147])" office:value-type="float" office:value="0.191607" calcext:value-type="float">
            <text:p>0.191607</text:p>
          </table:table-cell>
          <table:table-cell table:formula="of:=MAX([.A147:.BL147])" office:value-type="float" office:value="1.69619" calcext:value-type="float">
            <text:p>1.69619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7568" calcext:value-type="float">
            <text:p>0.147568</text:p>
          </table:table-cell>
          <table:table-cell office:value-type="float" office:value="0.224694" calcext:value-type="float">
            <text:p>0.224694</text:p>
          </table:table-cell>
          <table:table-cell office:value-type="float" office:value="0.169637" calcext:value-type="float">
            <text:p>0.169637</text:p>
          </table:table-cell>
          <table:table-cell office:value-type="float" office:value="0.194337" calcext:value-type="float">
            <text:p>0.194337</text:p>
          </table:table-cell>
          <table:table-cell office:value-type="float" office:value="0.553826" calcext:value-type="float">
            <text:p>0.553826</text:p>
          </table:table-cell>
          <table:table-cell office:value-type="float" office:value="0.305325" calcext:value-type="float">
            <text:p>0.305325</text:p>
          </table:table-cell>
          <table:table-cell office:value-type="float" office:value="0.447922" calcext:value-type="float">
            <text:p>0.447922</text:p>
          </table:table-cell>
          <table:table-cell office:value-type="float" office:value="0.558519" calcext:value-type="float">
            <text:p>0.558519</text:p>
          </table:table-cell>
          <table:table-cell office:value-type="float" office:value="0.334044" calcext:value-type="float">
            <text:p>0.334044</text:p>
          </table:table-cell>
          <table:table-cell office:value-type="float" office:value="0.515901" calcext:value-type="float">
            <text:p>0.515901</text:p>
          </table:table-cell>
          <table:table-cell office:value-type="float" office:value="0.326132" calcext:value-type="float">
            <text:p>0.326132</text:p>
          </table:table-cell>
          <table:table-cell office:value-type="float" office:value="0.574873" calcext:value-type="float">
            <text:p>0.574873</text:p>
          </table:table-cell>
          <table:table-cell office:value-type="float" office:value="0.384645" calcext:value-type="float">
            <text:p>0.384645</text:p>
          </table:table-cell>
          <table:table-cell office:value-type="float" office:value="1.01881" calcext:value-type="float">
            <text:p>1.01881</text:p>
          </table:table-cell>
          <table:table-cell office:value-type="float" office:value="0.958224" calcext:value-type="float">
            <text:p>0.958224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0.863722" calcext:value-type="float">
            <text:p>0.863722</text:p>
          </table:table-cell>
          <table:table-cell office:value-type="float" office:value="0.70283" calcext:value-type="float">
            <text:p>0.70283</text:p>
          </table:table-cell>
          <table:table-cell office:value-type="float" office:value="0.585603" calcext:value-type="float">
            <text:p>0.585603</text:p>
          </table:table-cell>
          <table:table-cell office:value-type="float" office:value="0.673369" calcext:value-type="float">
            <text:p>0.673369</text:p>
          </table:table-cell>
          <table:table-cell office:value-type="float" office:value="0.578295" calcext:value-type="float">
            <text:p>0.578295</text:p>
          </table:table-cell>
          <table:table-cell office:value-type="float" office:value="0.372305" calcext:value-type="float">
            <text:p>0.372305</text:p>
          </table:table-cell>
          <table:table-cell office:value-type="float" office:value="0.687844" calcext:value-type="float">
            <text:p>0.687844</text:p>
          </table:table-cell>
          <table:table-cell office:value-type="float" office:value="0.579863" calcext:value-type="float">
            <text:p>0.579863</text:p>
          </table:table-cell>
          <table:table-cell office:value-type="float" office:value="0.543276" calcext:value-type="float">
            <text:p>0.543276</text:p>
          </table:table-cell>
          <table:table-cell office:value-type="float" office:value="0.313007" calcext:value-type="float">
            <text:p>0.313007</text:p>
          </table:table-cell>
          <table:table-cell office:value-type="float" office:value="0.592892" calcext:value-type="float">
            <text:p>0.592892</text:p>
          </table:table-cell>
          <table:table-cell office:value-type="float" office:value="0.602456" calcext:value-type="float">
            <text:p>0.602456</text:p>
          </table:table-cell>
          <table:table-cell office:value-type="float" office:value="0.602015" calcext:value-type="float">
            <text:p>0.602015</text:p>
          </table:table-cell>
          <table:table-cell office:value-type="float" office:value="0.63511" calcext:value-type="float">
            <text:p>0.63511</text:p>
          </table:table-cell>
          <table:table-cell office:value-type="float" office:value="0.620487" calcext:value-type="float">
            <text:p>0.620487</text:p>
          </table:table-cell>
          <table:table-cell office:value-type="float" office:value="0.582886" calcext:value-type="float">
            <text:p>0.582886</text:p>
          </table:table-cell>
          <table:table-cell office:value-type="float" office:value="0.63409" calcext:value-type="float">
            <text:p>0.63409</text:p>
          </table:table-cell>
          <table:table-cell office:value-type="float" office:value="0.566021" calcext:value-type="float">
            <text:p>0.566021</text:p>
          </table:table-cell>
          <table:table-cell office:value-type="float" office:value="1.19704" calcext:value-type="float">
            <text:p>1.19704</text:p>
          </table:table-cell>
          <table:table-cell office:value-type="float" office:value="0.649047" calcext:value-type="float">
            <text:p>0.649047</text:p>
          </table:table-cell>
          <table:table-cell office:value-type="float" office:value="0.653336" calcext:value-type="float">
            <text:p>0.653336</text:p>
          </table:table-cell>
          <table:table-cell office:value-type="float" office:value="0.685804" calcext:value-type="float">
            <text:p>0.685804</text:p>
          </table:table-cell>
          <table:table-cell office:value-type="float" office:value="0.884341" calcext:value-type="float">
            <text:p>0.884341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323072" calcext:value-type="float">
            <text:p>0.323072</text:p>
          </table:table-cell>
          <table:table-cell office:value-type="float" office:value="0.0706248" calcext:value-type="float">
            <text:p>0.0706248</text:p>
          </table:table-cell>
          <table:table-cell office:value-type="float" office:value="0.0792029" calcext:value-type="float">
            <text:p>0.0792029</text:p>
          </table:table-cell>
          <table:table-cell office:value-type="float" office:value="0.168386" calcext:value-type="float">
            <text:p>0.168386</text:p>
          </table:table-cell>
          <table:table-cell office:value-type="float" office:value="0.202119" calcext:value-type="float">
            <text:p>0.202119</text:p>
          </table:table-cell>
          <table:table-cell office:value-type="float" office:value="0.854508" calcext:value-type="float">
            <text:p>0.854508</text:p>
          </table:table-cell>
          <table:table-cell office:value-type="float" office:value="0.098238" calcext:value-type="float">
            <text:p>0.098238</text:p>
          </table:table-cell>
          <table:table-cell office:value-type="float" office:value="0.124671" calcext:value-type="float">
            <text:p>0.124671</text:p>
          </table:table-cell>
          <table:table-cell table:number-columns-repeated="20"/>
          <table:table-cell table:formula="of:=MIN([.A149:.BL149])" office:value-type="float" office:value="0.0706248" calcext:value-type="float">
            <text:p>0.0706248</text:p>
          </table:table-cell>
          <table:table-cell table:formula="of:=MAX([.A149:.BL149])" office:value-type="float" office:value="1.19704" calcext:value-type="float">
            <text:p>1.19704</text:p>
          </table:table-cell>
          <table:table-cell table:number-columns-repeated="7"/>
        </table:table-row>
        <table:table-row table:style-name="ro2">
          <table:table-cell office:value-type="float" office:value="0.16376" calcext:value-type="float">
            <text:p>0.16376</text:p>
          </table:table-cell>
          <table:table-cell office:value-type="float" office:value="0.141084" calcext:value-type="float">
            <text:p>0.141084</text:p>
          </table:table-cell>
          <table:table-cell office:value-type="float" office:value="0.180822" calcext:value-type="float">
            <text:p>0.180822</text:p>
          </table:table-cell>
          <table:table-cell office:value-type="float" office:value="0.399473" calcext:value-type="float">
            <text:p>0.399473</text:p>
          </table:table-cell>
          <table:table-cell office:value-type="float" office:value="0.505368" calcext:value-type="float">
            <text:p>0.505368</text:p>
          </table:table-cell>
          <table:table-cell office:value-type="float" office:value="0.145298" calcext:value-type="float">
            <text:p>0.145298</text:p>
          </table:table-cell>
          <table:table-cell office:value-type="float" office:value="0.498635" calcext:value-type="float">
            <text:p>0.498635</text:p>
          </table:table-cell>
          <table:table-cell office:value-type="float" office:value="0.392961" calcext:value-type="float">
            <text:p>0.392961</text:p>
          </table:table-cell>
          <table:table-cell office:value-type="float" office:value="0.381404" calcext:value-type="float">
            <text:p>0.381404</text:p>
          </table:table-cell>
          <table:table-cell office:value-type="float" office:value="0.358342" calcext:value-type="float">
            <text:p>0.358342</text:p>
          </table:table-cell>
          <table:table-cell office:value-type="float" office:value="0.306104" calcext:value-type="float">
            <text:p>0.306104</text:p>
          </table:table-cell>
          <table:table-cell office:value-type="float" office:value="0.200798" calcext:value-type="float">
            <text:p>0.200798</text:p>
          </table:table-cell>
          <table:table-cell office:value-type="float" office:value="0.350722" calcext:value-type="float">
            <text:p>0.350722</text:p>
          </table:table-cell>
          <table:table-cell office:value-type="float" office:value="0.42885" calcext:value-type="float">
            <text:p>0.42885</text:p>
          </table:table-cell>
          <table:table-cell office:value-type="float" office:value="0.444378" calcext:value-type="float">
            <text:p>0.444378</text:p>
          </table:table-cell>
          <table:table-cell office:value-type="float" office:value="0.232629" calcext:value-type="float">
            <text:p>0.232629</text:p>
          </table:table-cell>
          <table:table-cell office:value-type="float" office:value="0.436011" calcext:value-type="float">
            <text:p>0.436011</text:p>
          </table:table-cell>
          <table:table-cell office:value-type="float" office:value="0.357693" calcext:value-type="float">
            <text:p>0.357693</text:p>
          </table:table-cell>
          <table:table-cell office:value-type="float" office:value="1.33046" calcext:value-type="float">
            <text:p>1.33046</text:p>
          </table:table-cell>
          <table:table-cell office:value-type="float" office:value="0.273902" calcext:value-type="float">
            <text:p>0.273902</text:p>
          </table:table-cell>
          <table:table-cell office:value-type="float" office:value="0.308239" calcext:value-type="float">
            <text:p>0.308239</text:p>
          </table:table-cell>
          <table:table-cell office:value-type="float" office:value="1.37669" calcext:value-type="float">
            <text:p>1.37669</text:p>
          </table:table-cell>
          <table:table-cell office:value-type="float" office:value="1.22329" calcext:value-type="float">
            <text:p>1.22329</text:p>
          </table:table-cell>
          <table:table-cell office:value-type="float" office:value="1.32814" calcext:value-type="float">
            <text:p>1.32814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0.464193" calcext:value-type="float">
            <text:p>0.464193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1.29507" calcext:value-type="float">
            <text:p>1.29507</text:p>
          </table:table-cell>
          <table:table-cell office:value-type="float" office:value="0.288619" calcext:value-type="float">
            <text:p>0.288619</text:p>
          </table:table-cell>
          <table:table-cell office:value-type="float" office:value="1.2766" calcext:value-type="float">
            <text:p>1.2766</text:p>
          </table:table-cell>
          <table:table-cell office:value-type="float" office:value="1.04766" calcext:value-type="float">
            <text:p>1.04766</text:p>
          </table:table-cell>
          <table:table-cell office:value-type="float" office:value="1.42559" calcext:value-type="float">
            <text:p>1.42559</text:p>
          </table:table-cell>
          <table:table-cell office:value-type="float" office:value="1.1676" calcext:value-type="float">
            <text:p>1.1676</text:p>
          </table:table-cell>
          <table:table-cell office:value-type="float" office:value="1.36929" calcext:value-type="float">
            <text:p>1.36929</text:p>
          </table:table-cell>
          <table:table-cell office:value-type="float" office:value="1.9918" calcext:value-type="float">
            <text:p>1.9918</text:p>
          </table:table-cell>
          <table:table-cell office:value-type="float" office:value="1.36132" calcext:value-type="float">
            <text:p>1.36132</text:p>
          </table:table-cell>
          <table:table-cell office:value-type="float" office:value="0.230391" calcext:value-type="float">
            <text:p>0.230391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1.16239" calcext:value-type="float">
            <text:p>1.16239</text:p>
          </table:table-cell>
          <table:table-cell office:value-type="float" office:value="1.64853" calcext:value-type="float">
            <text:p>1.64853</text:p>
          </table:table-cell>
          <table:table-cell office:value-type="float" office:value="1.0981" calcext:value-type="float">
            <text:p>1.0981</text:p>
          </table:table-cell>
          <table:table-cell office:value-type="float" office:value="1.14998" calcext:value-type="float">
            <text:p>1.14998</text:p>
          </table:table-cell>
          <table:table-cell office:value-type="float" office:value="0.133653" calcext:value-type="float">
            <text:p>0.133653</text:p>
          </table:table-cell>
          <table:table-cell office:value-type="float" office:value="0.484505" calcext:value-type="float">
            <text:p>0.484505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141824" calcext:value-type="float">
            <text:p>0.141824</text:p>
          </table:table-cell>
          <table:table-cell office:value-type="float" office:value="0.368614" calcext:value-type="float">
            <text:p>0.368614</text:p>
          </table:table-cell>
          <table:table-cell office:value-type="float" office:value="0.576303" calcext:value-type="float">
            <text:p>0.576303</text:p>
          </table:table-cell>
          <table:table-cell table:number-columns-repeated="20"/>
          <table:table-cell table:formula="of:=MIN([.A150:.BL150])" office:value-type="float" office:value="0.0589399" calcext:value-type="float">
            <text:p>0.0589399</text:p>
          </table:table-cell>
          <table:table-cell table:formula="of:=MAX([.A150:.BL150])" office:value-type="float" office:value="1.9918" calcext:value-type="float">
            <text:p>1.9918</text:p>
          </table:table-cell>
          <table:table-cell table:number-columns-repeated="7"/>
        </table:table-row>
        <table:table-row table:style-name="ro2">
          <table:table-cell office:value-type="float" office:value="0.132606" calcext:value-type="float">
            <text:p>0.132606</text:p>
          </table:table-cell>
          <table:table-cell office:value-type="float" office:value="0.167668" calcext:value-type="float">
            <text:p>0.167668</text:p>
          </table:table-cell>
          <table:table-cell office:value-type="float" office:value="0.149615" calcext:value-type="float">
            <text:p>0.149615</text:p>
          </table:table-cell>
          <table:table-cell office:value-type="float" office:value="0.150113" calcext:value-type="float">
            <text:p>0.150113</text:p>
          </table:table-cell>
          <table:table-cell office:value-type="float" office:value="0.246749" calcext:value-type="float">
            <text:p>0.246749</text:p>
          </table:table-cell>
          <table:table-cell office:value-type="float" office:value="0.186493" calcext:value-type="float">
            <text:p>0.186493</text:p>
          </table:table-cell>
          <table:table-cell office:value-type="float" office:value="0.230582" calcext:value-type="float">
            <text:p>0.230582</text:p>
          </table:table-cell>
          <table:table-cell office:value-type="float" office:value="0.471969" calcext:value-type="float">
            <text:p>0.471969</text:p>
          </table:table-cell>
          <table:table-cell office:value-type="float" office:value="0.530824" calcext:value-type="float">
            <text:p>0.530824</text:p>
          </table:table-cell>
          <table:table-cell office:value-type="float" office:value="0.258494" calcext:value-type="float">
            <text:p>0.258494</text:p>
          </table:table-cell>
          <table:table-cell office:value-type="float" office:value="0.256652" calcext:value-type="float">
            <text:p>0.256652</text:p>
          </table:table-cell>
          <table:table-cell office:value-type="float" office:value="0.740712" calcext:value-type="float">
            <text:p>0.740712</text:p>
          </table:table-cell>
          <table:table-cell office:value-type="float" office:value="0.241656" calcext:value-type="float">
            <text:p>0.241656</text:p>
          </table:table-cell>
          <table:table-cell office:value-type="float" office:value="0.726775" calcext:value-type="float">
            <text:p>0.726775</text:p>
          </table:table-cell>
          <table:table-cell office:value-type="float" office:value="0.189116" calcext:value-type="float">
            <text:p>0.189116</text:p>
          </table:table-cell>
          <table:table-cell office:value-type="float" office:value="1.03252" calcext:value-type="float">
            <text:p>1.03252</text:p>
          </table:table-cell>
          <table:table-cell office:value-type="float" office:value="0.137993" calcext:value-type="float">
            <text:p>0.137993</text:p>
          </table:table-cell>
          <table:table-cell office:value-type="float" office:value="0.81869" calcext:value-type="float">
            <text:p>0.81869</text:p>
          </table:table-cell>
          <table:table-cell office:value-type="float" office:value="1.25758" calcext:value-type="float">
            <text:p>1.25758</text:p>
          </table:table-cell>
          <table:table-cell office:value-type="float" office:value="0.960544" calcext:value-type="float">
            <text:p>0.960544</text:p>
          </table:table-cell>
          <table:table-cell office:value-type="float" office:value="0.726632" calcext:value-type="float">
            <text:p>0.726632</text:p>
          </table:table-cell>
          <table:table-cell office:value-type="float" office:value="0.478716" calcext:value-type="float">
            <text:p>0.478716</text:p>
          </table:table-cell>
          <table:table-cell office:value-type="float" office:value="0.971933" calcext:value-type="float">
            <text:p>0.971933</text:p>
          </table:table-cell>
          <table:table-cell office:value-type="float" office:value="0.21222" calcext:value-type="float">
            <text:p>0.21222</text:p>
          </table:table-cell>
          <table:table-cell office:value-type="float" office:value="0.583067" calcext:value-type="float">
            <text:p>0.583067</text:p>
          </table:table-cell>
          <table:table-cell office:value-type="float" office:value="0.809491" calcext:value-type="float">
            <text:p>0.809491</text:p>
          </table:table-cell>
          <table:table-cell office:value-type="float" office:value="1.4027" calcext:value-type="float">
            <text:p>1.4027</text:p>
          </table:table-cell>
          <table:table-cell office:value-type="float" office:value="0.972121" calcext:value-type="float">
            <text:p>0.972121</text:p>
          </table:table-cell>
          <table:table-cell office:value-type="float" office:value="0.155851" calcext:value-type="float">
            <text:p>0.155851</text:p>
          </table:table-cell>
          <table:table-cell office:value-type="float" office:value="1.64269" calcext:value-type="float">
            <text:p>1.64269</text:p>
          </table:table-cell>
          <table:table-cell office:value-type="float" office:value="1.42634" calcext:value-type="float">
            <text:p>1.42634</text:p>
          </table:table-cell>
          <table:table-cell office:value-type="float" office:value="0.177311" calcext:value-type="float">
            <text:p>0.177311</text:p>
          </table:table-cell>
          <table:table-cell office:value-type="float" office:value="1.06088" calcext:value-type="float">
            <text:p>1.06088</text:p>
          </table:table-cell>
          <table:table-cell office:value-type="float" office:value="0.214855" calcext:value-type="float">
            <text:p>0.214855</text:p>
          </table:table-cell>
          <table:table-cell office:value-type="float" office:value="1.15879" calcext:value-type="float">
            <text:p>1.15879</text:p>
          </table:table-cell>
          <table:table-cell office:value-type="float" office:value="0.384692" calcext:value-type="float">
            <text:p>0.384692</text:p>
          </table:table-cell>
          <table:table-cell office:value-type="float" office:value="0.244344" calcext:value-type="float">
            <text:p>0.244344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18833" calcext:value-type="float">
            <text:p>0.218833</text:p>
          </table:table-cell>
          <table:table-cell office:value-type="float" office:value="0.818325" calcext:value-type="float">
            <text:p>0.818325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54612" calcext:value-type="float">
            <text:p>1.54612</text:p>
          </table:table-cell>
          <table:table-cell office:value-type="float" office:value="0.961029" calcext:value-type="float">
            <text:p>0.961029</text:p>
          </table:table-cell>
          <table:table-cell office:value-type="float" office:value="0.226092" calcext:value-type="float">
            <text:p>0.226092</text:p>
          </table:table-cell>
          <table:table-cell office:value-type="float" office:value="0.190629" calcext:value-type="float">
            <text:p>0.190629</text:p>
          </table:table-cell>
          <table:table-cell office:value-type="float" office:value="0.071249" calcext:value-type="float">
            <text:p>0.071249</text:p>
          </table:table-cell>
          <table:table-cell office:value-type="float" office:value="0.875089" calcext:value-type="float">
            <text:p>0.875089</text:p>
          </table:table-cell>
          <table:table-cell office:value-type="float" office:value="0.106163" calcext:value-type="float">
            <text:p>0.106163</text:p>
          </table:table-cell>
          <table:table-cell table:number-columns-repeated="20"/>
          <table:table-cell table:formula="of:=MIN([.A151:.BL151])" office:value-type="float" office:value="0.071249" calcext:value-type="float">
            <text:p>0.071249</text:p>
          </table:table-cell>
          <table:table-cell table:formula="of:=MAX([.A151:.BL151])" office:value-type="float" office:value="1.64269" calcext:value-type="float">
            <text:p>1.64269</text:p>
          </table:table-cell>
          <table:table-cell table:number-columns-repeated="7"/>
        </table:table-row>
        <table:table-row table:style-name="ro2">
          <table:table-cell office:value-type="float" office:value="0.203974" calcext:value-type="float">
            <text:p>0.203974</text:p>
          </table:table-cell>
          <table:table-cell office:value-type="float" office:value="0.219505" calcext:value-type="float">
            <text:p>0.219505</text:p>
          </table:table-cell>
          <table:table-cell office:value-type="float" office:value="0.189047" calcext:value-type="float">
            <text:p>0.189047</text:p>
          </table:table-cell>
          <table:table-cell office:value-type="float" office:value="0.249073" calcext:value-type="float">
            <text:p>0.249073</text:p>
          </table:table-cell>
          <table:table-cell office:value-type="float" office:value="0.200945" calcext:value-type="float">
            <text:p>0.200945</text:p>
          </table:table-cell>
          <table:table-cell office:value-type="float" office:value="0.213576" calcext:value-type="float">
            <text:p>0.213576</text:p>
          </table:table-cell>
          <table:table-cell office:value-type="float" office:value="0.13788" calcext:value-type="float">
            <text:p>0.13788</text:p>
          </table:table-cell>
          <table:table-cell office:value-type="float" office:value="0.198746" calcext:value-type="float">
            <text:p>0.198746</text:p>
          </table:table-cell>
          <table:table-cell office:value-type="float" office:value="0.261643" calcext:value-type="float">
            <text:p>0.261643</text:p>
          </table:table-cell>
          <table:table-cell office:value-type="float" office:value="0.79718" calcext:value-type="float">
            <text:p>0.79718</text:p>
          </table:table-cell>
          <table:table-cell office:value-type="float" office:value="0.144243" calcext:value-type="float">
            <text:p>0.144243</text:p>
          </table:table-cell>
          <table:table-cell office:value-type="float" office:value="0.981344" calcext:value-type="float">
            <text:p>0.981344</text:p>
          </table:table-cell>
          <table:table-cell office:value-type="float" office:value="0.997151" calcext:value-type="float">
            <text:p>0.997151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0.774047" calcext:value-type="float">
            <text:p>0.774047</text:p>
          </table:table-cell>
          <table:table-cell office:value-type="float" office:value="0.826412" calcext:value-type="float">
            <text:p>0.826412</text:p>
          </table:table-cell>
          <table:table-cell office:value-type="float" office:value="0.698741" calcext:value-type="float">
            <text:p>0.698741</text:p>
          </table:table-cell>
          <table:table-cell office:value-type="float" office:value="0.682081" calcext:value-type="float">
            <text:p>0.682081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0.562431" calcext:value-type="float">
            <text:p>0.562431</text:p>
          </table:table-cell>
          <table:table-cell office:value-type="float" office:value="1.44423" calcext:value-type="float">
            <text:p>1.44423</text:p>
          </table:table-cell>
          <table:table-cell office:value-type="float" office:value="0.702099" calcext:value-type="float">
            <text:p>0.702099</text:p>
          </table:table-cell>
          <table:table-cell office:value-type="float" office:value="0.534092" calcext:value-type="float">
            <text:p>0.534092</text:p>
          </table:table-cell>
          <table:table-cell office:value-type="float" office:value="1.61163" calcext:value-type="float">
            <text:p>1.61163</text:p>
          </table:table-cell>
          <table:table-cell office:value-type="float" office:value="0.739844" calcext:value-type="float">
            <text:p>0.739844</text:p>
          </table:table-cell>
          <table:table-cell office:value-type="float" office:value="0.904629" calcext:value-type="float">
            <text:p>0.904629</text:p>
          </table:table-cell>
          <table:table-cell office:value-type="float" office:value="1.34429" calcext:value-type="float">
            <text:p>1.34429</text:p>
          </table:table-cell>
          <table:table-cell office:value-type="float" office:value="1.59552" calcext:value-type="float">
            <text:p>1.59552</text:p>
          </table:table-cell>
          <table:table-cell office:value-type="float" office:value="1.24754" calcext:value-type="float">
            <text:p>1.24754</text:p>
          </table:table-cell>
          <table:table-cell office:value-type="float" office:value="1.23609" calcext:value-type="float">
            <text:p>1.23609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.610195" calcext:value-type="float">
            <text:p>0.610195</text:p>
          </table:table-cell>
          <table:table-cell office:value-type="float" office:value="0.839032" calcext:value-type="float">
            <text:p>0.83903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5591" calcext:value-type="float">
            <text:p>0.855591</text:p>
          </table:table-cell>
          <table:table-cell office:value-type="float" office:value="0.727859" calcext:value-type="float">
            <text:p>0.727859</text:p>
          </table:table-cell>
          <table:table-cell office:value-type="float" office:value="0.896218" calcext:value-type="float">
            <text:p>0.896218</text:p>
          </table:table-cell>
          <table:table-cell office:value-type="float" office:value="0.916212" calcext:value-type="float">
            <text:p>0.916212</text:p>
          </table:table-cell>
          <table:table-cell office:value-type="float" office:value="0.224175" calcext:value-type="float">
            <text:p>0.224175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0494" calcext:value-type="float">
            <text:p>0.990494</text:p>
          </table:table-cell>
          <table:table-cell office:value-type="float" office:value="2.13978" calcext:value-type="float">
            <text:p>2.13978</text:p>
          </table:table-cell>
          <table:table-cell office:value-type="float" office:value="0.163032" calcext:value-type="float">
            <text:p>0.163032</text:p>
          </table:table-cell>
          <table:table-cell office:value-type="float" office:value="0.273256" calcext:value-type="float">
            <text:p>0.273256</text:p>
          </table:table-cell>
          <table:table-cell office:value-type="float" office:value="0.240908" calcext:value-type="float">
            <text:p>0.240908</text:p>
          </table:table-cell>
          <table:table-cell office:value-type="float" office:value="0.333234" calcext:value-type="float">
            <text:p>0.333234</text:p>
          </table:table-cell>
          <table:table-cell office:value-type="float" office:value="0.126137" calcext:value-type="float">
            <text:p>0.126137</text:p>
          </table:table-cell>
          <table:table-cell office:value-type="float" office:value="0.139453" calcext:value-type="float">
            <text:p>0.139453</text:p>
          </table:table-cell>
          <table:table-cell table:number-columns-repeated="20"/>
          <table:table-cell table:formula="of:=MIN([.A152:.BL152])" office:value-type="float" office:value="0.126137" calcext:value-type="float">
            <text:p>0.126137</text:p>
          </table:table-cell>
          <table:table-cell table:formula="of:=MAX([.A152:.BL152])" office:value-type="float" office:value="2.13978" calcext:value-type="float">
            <text:p>2.13978</text:p>
          </table:table-cell>
          <table:table-cell table:number-columns-repeated="7"/>
        </table:table-row>
        <table:table-row table:style-name="ro2">
          <table:table-cell office:value-type="float" office:value="0.194242" calcext:value-type="float">
            <text:p>0.194242</text:p>
          </table:table-cell>
          <table:table-cell office:value-type="float" office:value="0.208244" calcext:value-type="float">
            <text:p>0.208244</text:p>
          </table:table-cell>
          <table:table-cell office:value-type="float" office:value="0.116288" calcext:value-type="float">
            <text:p>0.116288</text:p>
          </table:table-cell>
          <table:table-cell office:value-type="float" office:value="0.202163" calcext:value-type="float">
            <text:p>0.202163</text:p>
          </table:table-cell>
          <table:table-cell office:value-type="float" office:value="0.36126" calcext:value-type="float">
            <text:p>0.36126</text:p>
          </table:table-cell>
          <table:table-cell office:value-type="float" office:value="0.223077" calcext:value-type="float">
            <text:p>0.223077</text:p>
          </table:table-cell>
          <table:table-cell office:value-type="float" office:value="0.382616" calcext:value-type="float">
            <text:p>0.382616</text:p>
          </table:table-cell>
          <table:table-cell office:value-type="float" office:value="0.255162" calcext:value-type="float">
            <text:p>0.255162</text:p>
          </table:table-cell>
          <table:table-cell office:value-type="float" office:value="0.293421" calcext:value-type="float">
            <text:p>0.293421</text:p>
          </table:table-cell>
          <table:table-cell office:value-type="float" office:value="0.949943" calcext:value-type="float">
            <text:p>0.949943</text:p>
          </table:table-cell>
          <table:table-cell office:value-type="float" office:value="0.859377" calcext:value-type="float">
            <text:p>0.859377</text:p>
          </table:table-cell>
          <table:table-cell office:value-type="float" office:value="0.772594" calcext:value-type="float">
            <text:p>0.772594</text:p>
          </table:table-cell>
          <table:table-cell office:value-type="float" office:value="0.215966" calcext:value-type="float">
            <text:p>0.215966</text:p>
          </table:table-cell>
          <table:table-cell office:value-type="float" office:value="1.18326" calcext:value-type="float">
            <text:p>1.18326</text:p>
          </table:table-cell>
          <table:table-cell office:value-type="float" office:value="1.06418" calcext:value-type="float">
            <text:p>1.06418</text:p>
          </table:table-cell>
          <table:table-cell office:value-type="float" office:value="0.86742" calcext:value-type="float">
            <text:p>0.86742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788295" calcext:value-type="float">
            <text:p>0.788295</text:p>
          </table:table-cell>
          <table:table-cell office:value-type="float" office:value="0.57982" calcext:value-type="float">
            <text:p>0.57982</text:p>
          </table:table-cell>
          <table:table-cell office:value-type="float" office:value="0.506442" calcext:value-type="float">
            <text:p>0.506442</text:p>
          </table:table-cell>
          <table:table-cell office:value-type="float" office:value="0.199147" calcext:value-type="float">
            <text:p>0.199147</text:p>
          </table:table-cell>
          <table:table-cell office:value-type="float" office:value="0.578094" calcext:value-type="float">
            <text:p>0.578094</text:p>
          </table:table-cell>
          <table:table-cell office:value-type="float" office:value="0.538701" calcext:value-type="float">
            <text:p>0.538701</text:p>
          </table:table-cell>
          <table:table-cell office:value-type="float" office:value="0.529901" calcext:value-type="float">
            <text:p>0.529901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351912" calcext:value-type="float">
            <text:p>0.351912</text:p>
          </table:table-cell>
          <table:table-cell office:value-type="float" office:value="0.244985" calcext:value-type="float">
            <text:p>0.244985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0.871518" calcext:value-type="float">
            <text:p>0.871518</text:p>
          </table:table-cell>
          <table:table-cell office:value-type="float" office:value="0.207667" calcext:value-type="float">
            <text:p>0.207667</text:p>
          </table:table-cell>
          <table:table-cell office:value-type="float" office:value="0.229423" calcext:value-type="float">
            <text:p>0.229423</text:p>
          </table:table-cell>
          <table:table-cell office:value-type="float" office:value="0.196335" calcext:value-type="float">
            <text:p>0.196335</text:p>
          </table:table-cell>
          <table:table-cell office:value-type="float" office:value="0.384327" calcext:value-type="float">
            <text:p>0.384327</text:p>
          </table:table-cell>
          <table:table-cell office:value-type="float" office:value="0.780145" calcext:value-type="float">
            <text:p>0.780145</text:p>
          </table:table-cell>
          <table:table-cell office:value-type="float" office:value="0.635116" calcext:value-type="float">
            <text:p>0.635116</text:p>
          </table:table-cell>
          <table:table-cell office:value-type="float" office:value="0.371775" calcext:value-type="float">
            <text:p>0.371775</text:p>
          </table:table-cell>
          <table:table-cell office:value-type="float" office:value="1.51772" calcext:value-type="float">
            <text:p>1.51772</text:p>
          </table:table-cell>
          <table:table-cell office:value-type="float" office:value="0.710793" calcext:value-type="float">
            <text:p>0.710793</text:p>
          </table:table-cell>
          <table:table-cell office:value-type="float" office:value="1.12053" calcext:value-type="float">
            <text:p>1.12053</text:p>
          </table:table-cell>
          <table:table-cell office:value-type="float" office:value="0.833042" calcext:value-type="float">
            <text:p>0.833042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1.98765" calcext:value-type="float">
            <text:p>1.98765</text:p>
          </table:table-cell>
          <table:table-cell office:value-type="float" office:value="0.807332" calcext:value-type="float">
            <text:p>0.807332</text:p>
          </table:table-cell>
          <table:table-cell office:value-type="float" office:value="1.21743" calcext:value-type="float">
            <text:p>1.21743</text:p>
          </table:table-cell>
          <table:table-cell office:value-type="float" office:value="1.06624" calcext:value-type="float">
            <text:p>1.06624</text:p>
          </table:table-cell>
          <table:table-cell office:value-type="float" office:value="0.163741" calcext:value-type="float">
            <text:p>0.163741</text:p>
          </table:table-cell>
          <table:table-cell office:value-type="float" office:value="0.175999" calcext:value-type="float">
            <text:p>0.175999</text:p>
          </table:table-cell>
          <table:table-cell office:value-type="float" office:value="0.0686231" calcext:value-type="float">
            <text:p>0.0686231</text:p>
          </table:table-cell>
          <table:table-cell table:number-columns-repeated="20"/>
          <table:table-cell table:formula="of:=MIN([.A153:.BL153])" office:value-type="float" office:value="0.0686231" calcext:value-type="float">
            <text:p>0.0686231</text:p>
          </table:table-cell>
          <table:table-cell table:formula="of:=MAX([.A153:.BL153])" office:value-type="float" office:value="1.98765" calcext:value-type="float">
            <text:p>1.98765</text:p>
          </table:table-cell>
          <table:table-cell table:number-columns-repeated="7"/>
        </table:table-row>
        <table:table-row table:style-name="ro2">
          <table:table-cell office:value-type="float" office:value="0.185291" calcext:value-type="float">
            <text:p>0.185291</text:p>
          </table:table-cell>
          <table:table-cell office:value-type="float" office:value="0.193772" calcext:value-type="float">
            <text:p>0.193772</text:p>
          </table:table-cell>
          <table:table-cell office:value-type="float" office:value="0.204529" calcext:value-type="float">
            <text:p>0.204529</text:p>
          </table:table-cell>
          <table:table-cell office:value-type="float" office:value="0.226803" calcext:value-type="float">
            <text:p>0.226803</text:p>
          </table:table-cell>
          <table:table-cell office:value-type="float" office:value="0.166071" calcext:value-type="float">
            <text:p>0.166071</text:p>
          </table:table-cell>
          <table:table-cell office:value-type="float" office:value="0.184526" calcext:value-type="float">
            <text:p>0.184526</text:p>
          </table:table-cell>
          <table:table-cell office:value-type="float" office:value="0.192433" calcext:value-type="float">
            <text:p>0.192433</text:p>
          </table:table-cell>
          <table:table-cell office:value-type="float" office:value="0.165045" calcext:value-type="float">
            <text:p>0.165045</text:p>
          </table:table-cell>
          <table:table-cell office:value-type="float" office:value="0.164972" calcext:value-type="float">
            <text:p>0.164972</text:p>
          </table:table-cell>
          <table:table-cell office:value-type="float" office:value="0.225392" calcext:value-type="float">
            <text:p>0.225392</text:p>
          </table:table-cell>
          <table:table-cell office:value-type="float" office:value="0.275038" calcext:value-type="float">
            <text:p>0.275038</text:p>
          </table:table-cell>
          <table:table-cell office:value-type="float" office:value="0.174933" calcext:value-type="float">
            <text:p>0.174933</text:p>
          </table:table-cell>
          <table:table-cell office:value-type="float" office:value="0.278167" calcext:value-type="float">
            <text:p>0.278167</text:p>
          </table:table-cell>
          <table:table-cell office:value-type="float" office:value="0.175056" calcext:value-type="float">
            <text:p>0.175056</text:p>
          </table:table-cell>
          <table:table-cell office:value-type="float" office:value="0.197677" calcext:value-type="float">
            <text:p>0.197677</text:p>
          </table:table-cell>
          <table:table-cell office:value-type="float" office:value="0.44044" calcext:value-type="float">
            <text:p>0.44044</text:p>
          </table:table-cell>
          <table:table-cell office:value-type="float" office:value="0.215051" calcext:value-type="float">
            <text:p>0.215051</text:p>
          </table:table-cell>
          <table:table-cell office:value-type="float" office:value="0.224843" calcext:value-type="float">
            <text:p>0.224843</text:p>
          </table:table-cell>
          <table:table-cell office:value-type="float" office:value="0.248727" calcext:value-type="float">
            <text:p>0.248727</text:p>
          </table:table-cell>
          <table:table-cell office:value-type="float" office:value="0.808146" calcext:value-type="float">
            <text:p>0.808146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250167" calcext:value-type="float">
            <text:p>0.250167</text:p>
          </table:table-cell>
          <table:table-cell office:value-type="float" office:value="0.316812" calcext:value-type="float">
            <text:p>0.316812</text:p>
          </table:table-cell>
          <table:table-cell office:value-type="float" office:value="0.177892" calcext:value-type="float">
            <text:p>0.177892</text:p>
          </table:table-cell>
          <table:table-cell office:value-type="float" office:value="0.272364" calcext:value-type="float">
            <text:p>0.272364</text:p>
          </table:table-cell>
          <table:table-cell office:value-type="float" office:value="0.300599" calcext:value-type="float">
            <text:p>0.300599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297649" calcext:value-type="float">
            <text:p>0.297649</text:p>
          </table:table-cell>
          <table:table-cell office:value-type="float" office:value="1.99871" calcext:value-type="float">
            <text:p>1.99871</text:p>
          </table:table-cell>
          <table:table-cell office:value-type="float" office:value="0.302718" calcext:value-type="float">
            <text:p>0.302718</text:p>
          </table:table-cell>
          <table:table-cell office:value-type="float" office:value="2.20628" calcext:value-type="float">
            <text:p>2.20628</text:p>
          </table:table-cell>
          <table:table-cell office:value-type="float" office:value="1.07767" calcext:value-type="float">
            <text:p>1.07767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2.11997" calcext:value-type="float">
            <text:p>2.11997</text:p>
          </table:table-cell>
          <table:table-cell office:value-type="float" office:value="1.99077" calcext:value-type="float">
            <text:p>1.99077</text:p>
          </table:table-cell>
          <table:table-cell office:value-type="float" office:value="2.42961" calcext:value-type="float">
            <text:p>2.42961</text:p>
          </table:table-cell>
          <table:table-cell office:value-type="float" office:value="2.23333" calcext:value-type="float">
            <text:p>2.23333</text:p>
          </table:table-cell>
          <table:table-cell office:value-type="float" office:value="2.44697" calcext:value-type="float">
            <text:p>2.44697</text:p>
          </table:table-cell>
          <table:table-cell office:value-type="float" office:value="2.30028" calcext:value-type="float">
            <text:p>2.30028</text:p>
          </table:table-cell>
          <table:table-cell office:value-type="float" office:value="1.11619" calcext:value-type="float">
            <text:p>1.11619</text:p>
          </table:table-cell>
          <table:table-cell office:value-type="float" office:value="0.833254" calcext:value-type="float">
            <text:p>0.833254</text:p>
          </table:table-cell>
          <table:table-cell office:value-type="float" office:value="2.56866" calcext:value-type="float">
            <text:p>2.56866</text:p>
          </table:table-cell>
          <table:table-cell office:value-type="float" office:value="2.21773" calcext:value-type="float">
            <text:p>2.21773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0.096951" calcext:value-type="float">
            <text:p>0.096951</text:p>
          </table:table-cell>
          <table:table-cell office:value-type="float" office:value="0.459588" calcext:value-type="float">
            <text:p>0.459588</text:p>
          </table:table-cell>
          <table:table-cell office:value-type="float" office:value="2.55943" calcext:value-type="float">
            <text:p>2.55943</text:p>
          </table:table-cell>
          <table:table-cell office:value-type="float" office:value="1.91168" calcext:value-type="float">
            <text:p>1.91168</text:p>
          </table:table-cell>
          <table:table-cell table:number-columns-repeated="20"/>
          <table:table-cell table:formula="of:=MIN([.A154:.BL154])" office:value-type="float" office:value="0.096951" calcext:value-type="float">
            <text:p>0.096951</text:p>
          </table:table-cell>
          <table:table-cell table:formula="of:=MAX([.A154:.BL154])" office:value-type="float" office:value="2.56866" calcext:value-type="float">
            <text:p>2.56866</text:p>
          </table:table-cell>
          <table:table-cell table:number-columns-repeated="7"/>
        </table:table-row>
        <table:table-row table:style-name="ro2">
          <table:table-cell office:value-type="float" office:value="0.181576" calcext:value-type="float">
            <text:p>0.181576</text:p>
          </table:table-cell>
          <table:table-cell office:value-type="float" office:value="0.195516" calcext:value-type="float">
            <text:p>0.195516</text:p>
          </table:table-cell>
          <table:table-cell office:value-type="float" office:value="0.42209" calcext:value-type="float">
            <text:p>0.42209</text:p>
          </table:table-cell>
          <table:table-cell office:value-type="float" office:value="0.258139" calcext:value-type="float">
            <text:p>0.258139</text:p>
          </table:table-cell>
          <table:table-cell office:value-type="float" office:value="0.323676" calcext:value-type="float">
            <text:p>0.323676</text:p>
          </table:table-cell>
          <table:table-cell office:value-type="float" office:value="0.368881" calcext:value-type="float">
            <text:p>0.368881</text:p>
          </table:table-cell>
          <table:table-cell office:value-type="float" office:value="0.255036" calcext:value-type="float">
            <text:p>0.255036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89322" calcext:value-type="float">
            <text:p>0.189322</text:p>
          </table:table-cell>
          <table:table-cell office:value-type="float" office:value="0.189317" calcext:value-type="float">
            <text:p>0.189317</text:p>
          </table:table-cell>
          <table:table-cell office:value-type="float" office:value="0.190931" calcext:value-type="float">
            <text:p>0.190931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8099" calcext:value-type="float">
            <text:p>0.408099</text:p>
          </table:table-cell>
          <table:table-cell office:value-type="float" office:value="0.231634" calcext:value-type="float">
            <text:p>0.231634</text:p>
          </table:table-cell>
          <table:table-cell office:value-type="float" office:value="0.871159" calcext:value-type="float">
            <text:p>0.871159</text:p>
          </table:table-cell>
          <table:table-cell office:value-type="float" office:value="0.837587" calcext:value-type="float">
            <text:p>0.837587</text:p>
          </table:table-cell>
          <table:table-cell office:value-type="float" office:value="0.265934" calcext:value-type="float">
            <text:p>0.265934</text:p>
          </table:table-cell>
          <table:table-cell office:value-type="float" office:value="1.44212" calcext:value-type="float">
            <text:p>1.44212</text:p>
          </table:table-cell>
          <table:table-cell office:value-type="float" office:value="0.358638" calcext:value-type="float">
            <text:p>0.358638</text:p>
          </table:table-cell>
          <table:table-cell office:value-type="float" office:value="0.998832" calcext:value-type="float">
            <text:p>0.998832</text:p>
          </table:table-cell>
          <table:table-cell office:value-type="float" office:value="0.175459" calcext:value-type="float">
            <text:p>0.175459</text:p>
          </table:table-cell>
          <table:table-cell office:value-type="float" office:value="0.655885" calcext:value-type="float">
            <text:p>0.655885</text:p>
          </table:table-cell>
          <table:table-cell office:value-type="float" office:value="1.61308" calcext:value-type="float">
            <text:p>1.61308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601624" calcext:value-type="float">
            <text:p>0.601624</text:p>
          </table:table-cell>
          <table:table-cell office:value-type="float" office:value="1.23651" calcext:value-type="float">
            <text:p>1.23651</text:p>
          </table:table-cell>
          <table:table-cell office:value-type="float" office:value="0.681926" calcext:value-type="float">
            <text:p>0.681926</text:p>
          </table:table-cell>
          <table:table-cell office:value-type="float" office:value="0.203039" calcext:value-type="float">
            <text:p>0.203039</text:p>
          </table:table-cell>
          <table:table-cell office:value-type="float" office:value="0.948769" calcext:value-type="float">
            <text:p>0.948769</text:p>
          </table:table-cell>
          <table:table-cell office:value-type="float" office:value="0.338757" calcext:value-type="float">
            <text:p>0.338757</text:p>
          </table:table-cell>
          <table:table-cell office:value-type="float" office:value="0.139976" calcext:value-type="float">
            <text:p>0.139976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748699" calcext:value-type="float">
            <text:p>0.0748699</text:p>
          </table:table-cell>
          <table:table-cell office:value-type="float" office:value="0.601722" calcext:value-type="float">
            <text:p>0.601722</text:p>
          </table:table-cell>
          <table:table-cell office:value-type="float" office:value="0.388777" calcext:value-type="float">
            <text:p>0.388777</text:p>
          </table:table-cell>
          <table:table-cell office:value-type="float" office:value="0.35681" calcext:value-type="float">
            <text:p>0.35681</text:p>
          </table:table-cell>
          <table:table-cell office:value-type="float" office:value="0.381005" calcext:value-type="float">
            <text:p>0.381005</text:p>
          </table:table-cell>
          <table:table-cell office:value-type="float" office:value="0.293701" calcext:value-type="float">
            <text:p>0.293701</text:p>
          </table:table-cell>
          <table:table-cell office:value-type="float" office:value="0.277562" calcext:value-type="float">
            <text:p>0.277562</text:p>
          </table:table-cell>
          <table:table-cell office:value-type="float" office:value="0.624432" calcext:value-type="float">
            <text:p>0.624432</text:p>
          </table:table-cell>
          <table:table-cell office:value-type="float" office:value="1.80521" calcext:value-type="float">
            <text:p>1.80521</text:p>
          </table:table-cell>
          <table:table-cell office:value-type="float" office:value="0.506666" calcext:value-type="float">
            <text:p>0.506666</text:p>
          </table:table-cell>
          <table:table-cell office:value-type="float" office:value="0.770753" calcext:value-type="float">
            <text:p>0.770753</text:p>
          </table:table-cell>
          <table:table-cell office:value-type="float" office:value="0.431951" calcext:value-type="float">
            <text:p>0.431951</text:p>
          </table:table-cell>
          <table:table-cell office:value-type="float" office:value="0.343348" calcext:value-type="float">
            <text:p>0.343348</text:p>
          </table:table-cell>
          <table:table-cell office:value-type="float" office:value="0.549423" calcext:value-type="float">
            <text:p>0.549423</text:p>
          </table:table-cell>
          <table:table-cell office:value-type="float" office:value="0.100203" calcext:value-type="float">
            <text:p>0.100203</text:p>
          </table:table-cell>
          <table:table-cell table:number-columns-repeated="20"/>
          <table:table-cell table:formula="of:=MIN([.A155:.BL155])" office:value-type="float" office:value="0.0748699" calcext:value-type="float">
            <text:p>0.0748699</text:p>
          </table:table-cell>
          <table:table-cell table:formula="of:=MAX([.A155:.BL155])" office:value-type="float" office:value="1.80521" calcext:value-type="float">
            <text:p>1.80521</text:p>
          </table:table-cell>
          <table:table-cell table:number-columns-repeated="7"/>
        </table:table-row>
        <table:table-row table:style-name="ro2">
          <table:table-cell office:value-type="float" office:value="0.106992" calcext:value-type="float">
            <text:p>0.106992</text:p>
          </table:table-cell>
          <table:table-cell office:value-type="float" office:value="0.190865" calcext:value-type="float">
            <text:p>0.190865</text:p>
          </table:table-cell>
          <table:table-cell office:value-type="float" office:value="0.102911" calcext:value-type="float">
            <text:p>0.102911</text:p>
          </table:table-cell>
          <table:table-cell office:value-type="float" office:value="0.17405" calcext:value-type="float">
            <text:p>0.17405</text:p>
          </table:table-cell>
          <table:table-cell office:value-type="float" office:value="0.272471" calcext:value-type="float">
            <text:p>0.272471</text:p>
          </table:table-cell>
          <table:table-cell office:value-type="float" office:value="0.176116" calcext:value-type="float">
            <text:p>0.176116</text:p>
          </table:table-cell>
          <table:table-cell office:value-type="float" office:value="0.258321" calcext:value-type="float">
            <text:p>0.258321</text:p>
          </table:table-cell>
          <table:table-cell office:value-type="float" office:value="0.24675" calcext:value-type="float">
            <text:p>0.24675</text:p>
          </table:table-cell>
          <table:table-cell office:value-type="float" office:value="0.165165" calcext:value-type="float">
            <text:p>0.165165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587694" calcext:value-type="float">
            <text:p>0.587694</text:p>
          </table:table-cell>
          <table:table-cell office:value-type="float" office:value="0.558338" calcext:value-type="float">
            <text:p>0.558338</text:p>
          </table:table-cell>
          <table:table-cell office:value-type="float" office:value="0.523896" calcext:value-type="float">
            <text:p>0.523896</text:p>
          </table:table-cell>
          <table:table-cell office:value-type="float" office:value="0.233883" calcext:value-type="float">
            <text:p>0.233883</text:p>
          </table:table-cell>
          <table:table-cell office:value-type="float" office:value="0.533834" calcext:value-type="float">
            <text:p>0.533834</text:p>
          </table:table-cell>
          <table:table-cell office:value-type="float" office:value="0.459338" calcext:value-type="float">
            <text:p>0.459338</text:p>
          </table:table-cell>
          <table:table-cell office:value-type="float" office:value="0.385162" calcext:value-type="float">
            <text:p>0.385162</text:p>
          </table:table-cell>
          <table:table-cell office:value-type="float" office:value="0.406924" calcext:value-type="float">
            <text:p>0.406924</text:p>
          </table:table-cell>
          <table:table-cell office:value-type="float" office:value="0.719392" calcext:value-type="float">
            <text:p>0.719392</text:p>
          </table:table-cell>
          <table:table-cell office:value-type="float" office:value="0.503448" calcext:value-type="float">
            <text:p>0.503448</text:p>
          </table:table-cell>
          <table:table-cell office:value-type="float" office:value="0.581393" calcext:value-type="float">
            <text:p>0.581393</text:p>
          </table:table-cell>
          <table:table-cell office:value-type="float" office:value="0.519182" calcext:value-type="float">
            <text:p>0.519182</text:p>
          </table:table-cell>
          <table:table-cell office:value-type="float" office:value="0.65778" calcext:value-type="float">
            <text:p>0.65778</text:p>
          </table:table-cell>
          <table:table-cell office:value-type="float" office:value="0.607533" calcext:value-type="float">
            <text:p>0.607533</text:p>
          </table:table-cell>
          <table:table-cell office:value-type="float" office:value="0.575258" calcext:value-type="float">
            <text:p>0.575258</text:p>
          </table:table-cell>
          <table:table-cell office:value-type="float" office:value="0.549315" calcext:value-type="float">
            <text:p>0.549315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587344" calcext:value-type="float">
            <text:p>0.587344</text:p>
          </table:table-cell>
          <table:table-cell office:value-type="float" office:value="0.474768" calcext:value-type="float">
            <text:p>0.474768</text:p>
          </table:table-cell>
          <table:table-cell office:value-type="float" office:value="0.448733" calcext:value-type="float">
            <text:p>0.448733</text:p>
          </table:table-cell>
          <table:table-cell office:value-type="float" office:value="0.647749" calcext:value-type="float">
            <text:p>0.647749</text:p>
          </table:table-cell>
          <table:table-cell office:value-type="float" office:value="0.477048" calcext:value-type="float">
            <text:p>0.477048</text:p>
          </table:table-cell>
          <table:table-cell office:value-type="float" office:value="0.718848" calcext:value-type="float">
            <text:p>0.718848</text:p>
          </table:table-cell>
          <table:table-cell office:value-type="float" office:value="0.54642" calcext:value-type="float">
            <text:p>0.54642</text:p>
          </table:table-cell>
          <table:table-cell office:value-type="float" office:value="0.409147" calcext:value-type="float">
            <text:p>0.409147</text:p>
          </table:table-cell>
          <table:table-cell office:value-type="float" office:value="0.356798" calcext:value-type="float">
            <text:p>0.356798</text:p>
          </table:table-cell>
          <table:table-cell office:value-type="float" office:value="0.364053" calcext:value-type="float">
            <text:p>0.364053</text:p>
          </table:table-cell>
          <table:table-cell office:value-type="float" office:value="0.40241" calcext:value-type="float">
            <text:p>0.40241</text:p>
          </table:table-cell>
          <table:table-cell office:value-type="float" office:value="0.683881" calcext:value-type="float">
            <text:p>0.683881</text:p>
          </table:table-cell>
          <table:table-cell office:value-type="float" office:value="0.446807" calcext:value-type="float">
            <text:p>0.446807</text:p>
          </table:table-cell>
          <table:table-cell office:value-type="float" office:value="0.197922" calcext:value-type="float">
            <text:p>0.197922</text:p>
          </table:table-cell>
          <table:table-cell office:value-type="float" office:value="0.600202" calcext:value-type="float">
            <text:p>0.600202</text:p>
          </table:table-cell>
          <table:table-cell office:value-type="float" office:value="0.580774" calcext:value-type="float">
            <text:p>0.580774</text:p>
          </table:table-cell>
          <table:table-cell office:value-type="float" office:value="0.490427" calcext:value-type="float">
            <text:p>0.490427</text:p>
          </table:table-cell>
          <table:table-cell office:value-type="float" office:value="0.156192" calcext:value-type="float">
            <text:p>0.156192</text:p>
          </table:table-cell>
          <table:table-cell office:value-type="float" office:value="0.165275" calcext:value-type="float">
            <text:p>0.165275</text:p>
          </table:table-cell>
          <table:table-cell office:value-type="float" office:value="0.996933" calcext:value-type="float">
            <text:p>0.996933</text:p>
          </table:table-cell>
          <table:table-cell office:value-type="float" office:value="0.097208" calcext:value-type="float">
            <text:p>0.097208</text:p>
          </table:table-cell>
          <table:table-cell table:number-columns-repeated="20"/>
          <table:table-cell table:formula="of:=MIN([.A156:.BL156])" office:value-type="float" office:value="0.097208" calcext:value-type="float">
            <text:p>0.097208</text:p>
          </table:table-cell>
          <table:table-cell table:formula="of:=MAX([.A156:.BL156])" office:value-type="float" office:value="0.996933" calcext:value-type="float">
            <text:p>0.996933</text:p>
          </table:table-cell>
          <table:table-cell table:number-columns-repeated="7"/>
        </table:table-row>
        <table:table-row table:style-name="ro2">
          <table:table-cell office:value-type="float" office:value="0.145021" calcext:value-type="float">
            <text:p>0.145021</text:p>
          </table:table-cell>
          <table:table-cell office:value-type="float" office:value="0.270908" calcext:value-type="float">
            <text:p>0.270908</text:p>
          </table:table-cell>
          <table:table-cell office:value-type="float" office:value="0.370003" calcext:value-type="float">
            <text:p>0.370003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04726" calcext:value-type="float">
            <text:p>0.204726</text:p>
          </table:table-cell>
          <table:table-cell office:value-type="float" office:value="0.209414" calcext:value-type="float">
            <text:p>0.209414</text:p>
          </table:table-cell>
          <table:table-cell office:value-type="float" office:value="0.202902" calcext:value-type="float">
            <text:p>0.202902</text:p>
          </table:table-cell>
          <table:table-cell office:value-type="float" office:value="0.195618" calcext:value-type="float">
            <text:p>0.195618</text:p>
          </table:table-cell>
          <table:table-cell office:value-type="float" office:value="0.217239" calcext:value-type="float">
            <text:p>0.217239</text:p>
          </table:table-cell>
          <table:table-cell office:value-type="float" office:value="0.15627" calcext:value-type="float">
            <text:p>0.15627</text:p>
          </table:table-cell>
          <table:table-cell office:value-type="float" office:value="0.18655" calcext:value-type="float">
            <text:p>0.18655</text:p>
          </table:table-cell>
          <table:table-cell office:value-type="float" office:value="0.19751" calcext:value-type="float">
            <text:p>0.19751</text:p>
          </table:table-cell>
          <table:table-cell office:value-type="float" office:value="0.206356" calcext:value-type="float">
            <text:p>0.206356</text:p>
          </table:table-cell>
          <table:table-cell office:value-type="float" office:value="0.465088" calcext:value-type="float">
            <text:p>0.465088</text:p>
          </table:table-cell>
          <table:table-cell office:value-type="float" office:value="0.303474" calcext:value-type="float">
            <text:p>0.303474</text:p>
          </table:table-cell>
          <table:table-cell office:value-type="float" office:value="0.908771" calcext:value-type="float">
            <text:p>0.908771</text:p>
          </table:table-cell>
          <table:table-cell office:value-type="float" office:value="0.795942" calcext:value-type="float">
            <text:p>0.795942</text:p>
          </table:table-cell>
          <table:table-cell office:value-type="float" office:value="0.208794" calcext:value-type="float">
            <text:p>0.208794</text:p>
          </table:table-cell>
          <table:table-cell office:value-type="float" office:value="0.236684" calcext:value-type="float">
            <text:p>0.236684</text:p>
          </table:table-cell>
          <table:table-cell office:value-type="float" office:value="1.15698" calcext:value-type="float">
            <text:p>1.15698</text:p>
          </table:table-cell>
          <table:table-cell office:value-type="float" office:value="0.207215" calcext:value-type="float">
            <text:p>0.207215</text:p>
          </table:table-cell>
          <table:table-cell office:value-type="float" office:value="0.171132" calcext:value-type="float">
            <text:p>0.171132</text:p>
          </table:table-cell>
          <table:table-cell office:value-type="float" office:value="0.189135" calcext:value-type="float">
            <text:p>0.189135</text:p>
          </table:table-cell>
          <table:table-cell office:value-type="float" office:value="0.200913" calcext:value-type="float">
            <text:p>0.200913</text:p>
          </table:table-cell>
          <table:table-cell office:value-type="float" office:value="0.233921" calcext:value-type="float">
            <text:p>0.233921</text:p>
          </table:table-cell>
          <table:table-cell office:value-type="float" office:value="0.204083" calcext:value-type="float">
            <text:p>0.204083</text:p>
          </table:table-cell>
          <table:table-cell office:value-type="float" office:value="0.726251" calcext:value-type="float">
            <text:p>0.726251</text:p>
          </table:table-cell>
          <table:table-cell office:value-type="float" office:value="0.767747" calcext:value-type="float">
            <text:p>0.767747</text:p>
          </table:table-cell>
          <table:table-cell office:value-type="float" office:value="1.30513" calcext:value-type="float">
            <text:p>1.30513</text:p>
          </table:table-cell>
          <table:table-cell office:value-type="float" office:value="0.168287" calcext:value-type="float">
            <text:p>0.168287</text:p>
          </table:table-cell>
          <table:table-cell office:value-type="float" office:value="0.172433" calcext:value-type="float">
            <text:p>0.172433</text:p>
          </table:table-cell>
          <table:table-cell office:value-type="float" office:value="0.21042" calcext:value-type="float">
            <text:p>0.21042</text:p>
          </table:table-cell>
          <table:table-cell office:value-type="float" office:value="0.155743" calcext:value-type="float">
            <text:p>0.155743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1.1672" calcext:value-type="float">
            <text:p>1.1672</text:p>
          </table:table-cell>
          <table:table-cell office:value-type="float" office:value="0.810139" calcext:value-type="float">
            <text:p>0.810139</text:p>
          </table:table-cell>
          <table:table-cell office:value-type="float" office:value="1.58413" calcext:value-type="float">
            <text:p>1.58413</text:p>
          </table:table-cell>
          <table:table-cell office:value-type="float" office:value="0.393833" calcext:value-type="float">
            <text:p>0.393833</text:p>
          </table:table-cell>
          <table:table-cell office:value-type="float" office:value="0.228359" calcext:value-type="float">
            <text:p>0.228359</text:p>
          </table:table-cell>
          <table:table-cell office:value-type="float" office:value="0.237286" calcext:value-type="float">
            <text:p>0.237286</text:p>
          </table:table-cell>
          <table:table-cell office:value-type="float" office:value="1.65906" calcext:value-type="float">
            <text:p>1.65906</text:p>
          </table:table-cell>
          <table:table-cell office:value-type="float" office:value="2.03082" calcext:value-type="float">
            <text:p>2.03082</text:p>
          </table:table-cell>
          <table:table-cell office:value-type="float" office:value="0.704202" calcext:value-type="float">
            <text:p>0.704202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1.80912" calcext:value-type="float">
            <text:p>1.80912</text:p>
          </table:table-cell>
          <table:table-cell office:value-type="float" office:value="0.103385" calcext:value-type="float">
            <text:p>0.103385</text:p>
          </table:table-cell>
          <table:table-cell office:value-type="float" office:value="0.069428" calcext:value-type="float">
            <text:p>0.069428</text:p>
          </table:table-cell>
          <table:table-cell office:value-type="float" office:value="0.157649" calcext:value-type="float">
            <text:p>0.157649</text:p>
          </table:table-cell>
          <table:table-cell table:number-columns-repeated="20"/>
          <table:table-cell table:formula="of:=MIN([.A157:.BL157])" office:value-type="float" office:value="0.069428" calcext:value-type="float">
            <text:p>0.069428</text:p>
          </table:table-cell>
          <table:table-cell table:formula="of:=MAX([.A157:.BL157])" office:value-type="float" office:value="2.03082" calcext:value-type="float">
            <text:p>2.03082</text:p>
          </table:table-cell>
          <table:table-cell table:number-columns-repeated="7"/>
        </table:table-row>
        <table:table-row table:style-name="ro2">
          <table:table-cell office:value-type="float" office:value="0.156747" calcext:value-type="float">
            <text:p>0.156747</text:p>
          </table:table-cell>
          <table:table-cell office:value-type="float" office:value="0.198014" calcext:value-type="float">
            <text:p>0.198014</text:p>
          </table:table-cell>
          <table:table-cell office:value-type="float" office:value="0.207383" calcext:value-type="float">
            <text:p>0.207383</text:p>
          </table:table-cell>
          <table:table-cell office:value-type="float" office:value="0.280292" calcext:value-type="float">
            <text:p>0.280292</text:p>
          </table:table-cell>
          <table:table-cell office:value-type="float" office:value="0.160614" calcext:value-type="float">
            <text:p>0.160614</text:p>
          </table:table-cell>
          <table:table-cell office:value-type="float" office:value="0.181718" calcext:value-type="float">
            <text:p>0.181718</text:p>
          </table:table-cell>
          <table:table-cell office:value-type="float" office:value="0.726397" calcext:value-type="float">
            <text:p>0.726397</text:p>
          </table:table-cell>
          <table:table-cell office:value-type="float" office:value="0.570538" calcext:value-type="float">
            <text:p>0.570538</text:p>
          </table:table-cell>
          <table:table-cell office:value-type="float" office:value="0.232201" calcext:value-type="float">
            <text:p>0.232201</text:p>
          </table:table-cell>
          <table:table-cell office:value-type="float" office:value="0.191968" calcext:value-type="float">
            <text:p>0.191968</text:p>
          </table:table-cell>
          <table:table-cell office:value-type="float" office:value="0.21265" calcext:value-type="float">
            <text:p>0.21265</text:p>
          </table:table-cell>
          <table:table-cell office:value-type="float" office:value="0.495235" calcext:value-type="float">
            <text:p>0.495235</text:p>
          </table:table-cell>
          <table:table-cell office:value-type="float" office:value="0.532541" calcext:value-type="float">
            <text:p>0.532541</text:p>
          </table:table-cell>
          <table:table-cell office:value-type="float" office:value="0.233103" calcext:value-type="float">
            <text:p>0.233103</text:p>
          </table:table-cell>
          <table:table-cell office:value-type="float" office:value="0.359723" calcext:value-type="float">
            <text:p>0.359723</text:p>
          </table:table-cell>
          <table:table-cell office:value-type="float" office:value="0.374771" calcext:value-type="float">
            <text:p>0.374771</text:p>
          </table:table-cell>
          <table:table-cell office:value-type="float" office:value="0.164803" calcext:value-type="float">
            <text:p>0.164803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1.49822" calcext:value-type="float">
            <text:p>1.49822</text:p>
          </table:table-cell>
          <table:table-cell office:value-type="float" office:value="0.234747" calcext:value-type="float">
            <text:p>0.234747</text:p>
          </table:table-cell>
          <table:table-cell office:value-type="float" office:value="0.160888" calcext:value-type="float">
            <text:p>0.160888</text:p>
          </table:table-cell>
          <table:table-cell office:value-type="float" office:value="1.31263" calcext:value-type="float">
            <text:p>1.31263</text:p>
          </table:table-cell>
          <table:table-cell office:value-type="float" office:value="1.27543" calcext:value-type="float">
            <text:p>1.27543</text:p>
          </table:table-cell>
          <table:table-cell office:value-type="float" office:value="0.160262" calcext:value-type="float">
            <text:p>0.160262</text:p>
          </table:table-cell>
          <table:table-cell office:value-type="float" office:value="0.406705" calcext:value-type="float">
            <text:p>0.406705</text:p>
          </table:table-cell>
          <table:table-cell office:value-type="float" office:value="1.18189" calcext:value-type="float">
            <text:p>1.18189</text:p>
          </table:table-cell>
          <table:table-cell office:value-type="float" office:value="1.60551" calcext:value-type="float">
            <text:p>1.60551</text:p>
          </table:table-cell>
          <table:table-cell office:value-type="float" office:value="1.52573" calcext:value-type="float">
            <text:p>1.52573</text:p>
          </table:table-cell>
          <table:table-cell office:value-type="float" office:value="1.96884" calcext:value-type="float">
            <text:p>1.96884</text:p>
          </table:table-cell>
          <table:table-cell office:value-type="float" office:value="1.25096" calcext:value-type="float">
            <text:p>1.25096</text:p>
          </table:table-cell>
          <table:table-cell office:value-type="float" office:value="1.14088" calcext:value-type="float">
            <text:p>1.14088</text:p>
          </table:table-cell>
          <table:table-cell office:value-type="float" office:value="1.40944" calcext:value-type="float">
            <text:p>1.4094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171778" calcext:value-type="float">
            <text:p>0.171778</text:p>
          </table:table-cell>
          <table:table-cell office:value-type="float" office:value="1.76806" calcext:value-type="float">
            <text:p>1.76806</text:p>
          </table:table-cell>
          <table:table-cell office:value-type="float" office:value="1.76963" calcext:value-type="float">
            <text:p>1.76963</text:p>
          </table:table-cell>
          <table:table-cell office:value-type="float" office:value="1.55886" calcext:value-type="float">
            <text:p>1.55886</text:p>
          </table:table-cell>
          <table:table-cell office:value-type="float" office:value="0.20086" calcext:value-type="float">
            <text:p>0.20086</text:p>
          </table:table-cell>
          <table:table-cell office:value-type="float" office:value="0.849192" calcext:value-type="float">
            <text:p>0.849192</text:p>
          </table:table-cell>
          <table:table-cell office:value-type="float" office:value="0.204679" calcext:value-type="float">
            <text:p>0.204679</text:p>
          </table:table-cell>
          <table:table-cell office:value-type="float" office:value="0.212419" calcext:value-type="float">
            <text:p>0.212419</text:p>
          </table:table-cell>
          <table:table-cell office:value-type="float" office:value="1.91204" calcext:value-type="float">
            <text:p>1.91204</text:p>
          </table:table-cell>
          <table:table-cell office:value-type="float" office:value="1.62146" calcext:value-type="float">
            <text:p>1.62146</text:p>
          </table:table-cell>
          <table:table-cell office:value-type="float" office:value="1.75806" calcext:value-type="float">
            <text:p>1.75806</text:p>
          </table:table-cell>
          <table:table-cell office:value-type="float" office:value="0.174501" calcext:value-type="float">
            <text:p>0.174501</text:p>
          </table:table-cell>
          <table:table-cell office:value-type="float" office:value="1.33513" calcext:value-type="float">
            <text:p>1.33513</text:p>
          </table:table-cell>
          <table:table-cell office:value-type="float" office:value="0.06213" calcext:value-type="float">
            <text:p>0.06213</text:p>
          </table:table-cell>
          <table:table-cell office:value-type="float" office:value="0.137979" calcext:value-type="float">
            <text:p>0.137979</text:p>
          </table:table-cell>
          <table:table-cell table:number-columns-repeated="20"/>
          <table:table-cell table:formula="of:=MIN([.A158:.BL158])" office:value-type="float" office:value="0.06213" calcext:value-type="float">
            <text:p>0.06213</text:p>
          </table:table-cell>
          <table:table-cell table:formula="of:=MAX([.A158:.BL158])" office:value-type="float" office:value="1.96884" calcext:value-type="float">
            <text:p>1.96884</text:p>
          </table:table-cell>
          <table:table-cell table:number-columns-repeated="7"/>
        </table:table-row>
        <table:table-row table:style-name="ro2">
          <table:table-cell office:value-type="float" office:value="0.121492" calcext:value-type="float">
            <text:p>0.121492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101673" calcext:value-type="float">
            <text:p>0.101673</text:p>
          </table:table-cell>
          <table:table-cell office:value-type="float" office:value="0.111777" calcext:value-type="float">
            <text:p>0.111777</text:p>
          </table:table-cell>
          <table:table-cell office:value-type="float" office:value="0.493362" calcext:value-type="float">
            <text:p>0.493362</text:p>
          </table:table-cell>
          <table:table-cell office:value-type="float" office:value="0.372339" calcext:value-type="float">
            <text:p>0.372339</text:p>
          </table:table-cell>
          <table:table-cell office:value-type="float" office:value="0.19058" calcext:value-type="float">
            <text:p>0.19058</text:p>
          </table:table-cell>
          <table:table-cell office:value-type="float" office:value="0.288162" calcext:value-type="float">
            <text:p>0.288162</text:p>
          </table:table-cell>
          <table:table-cell office:value-type="float" office:value="0.194542" calcext:value-type="float">
            <text:p>0.194542</text:p>
          </table:table-cell>
          <table:table-cell office:value-type="float" office:value="0.398897" calcext:value-type="float">
            <text:p>0.398897</text:p>
          </table:table-cell>
          <table:table-cell office:value-type="float" office:value="0.262763" calcext:value-type="float">
            <text:p>0.262763</text:p>
          </table:table-cell>
          <table:table-cell office:value-type="float" office:value="0.400455" calcext:value-type="float">
            <text:p>0.400455</text:p>
          </table:table-cell>
          <table:table-cell office:value-type="float" office:value="0.310813" calcext:value-type="float">
            <text:p>0.310813</text:p>
          </table:table-cell>
          <table:table-cell office:value-type="float" office:value="0.221922" calcext:value-type="float">
            <text:p>0.221922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0.37368" calcext:value-type="float">
            <text:p>0.37368</text:p>
          </table:table-cell>
          <table:table-cell office:value-type="float" office:value="0.344232" calcext:value-type="float">
            <text:p>0.344232</text:p>
          </table:table-cell>
          <table:table-cell office:value-type="float" office:value="0.293333" calcext:value-type="float">
            <text:p>0.293333</text:p>
          </table:table-cell>
          <table:table-cell office:value-type="float" office:value="0.215952" calcext:value-type="float">
            <text:p>0.215952</text:p>
          </table:table-cell>
          <table:table-cell office:value-type="float" office:value="0.0898831" calcext:value-type="float">
            <text:p>0.0898831</text:p>
          </table:table-cell>
          <table:table-cell office:value-type="float" office:value="0.094336" calcext:value-type="float">
            <text:p>0.094336</text:p>
          </table:table-cell>
          <table:table-cell office:value-type="float" office:value="0.090723" calcext:value-type="float">
            <text:p>0.090723</text:p>
          </table:table-cell>
          <table:table-cell office:value-type="float" office:value="0.348872" calcext:value-type="float">
            <text:p>0.348872</text:p>
          </table:table-cell>
          <table:table-cell office:value-type="float" office:value="0.0943072" calcext:value-type="float">
            <text:p>0.0943072</text:p>
          </table:table-cell>
          <table:table-cell office:value-type="float" office:value="0.269808" calcext:value-type="float">
            <text:p>0.269808</text:p>
          </table:table-cell>
          <table:table-cell office:value-type="float" office:value="1.28609" calcext:value-type="float">
            <text:p>1.28609</text:p>
          </table:table-cell>
          <table:table-cell office:value-type="float" office:value="0.105521" calcext:value-type="float">
            <text:p>0.105521</text:p>
          </table:table-cell>
          <table:table-cell office:value-type="float" office:value="0.05267" calcext:value-type="float">
            <text:p>0.05267</text:p>
          </table:table-cell>
          <table:table-cell office:value-type="float" office:value="1.8238" calcext:value-type="float">
            <text:p>1.8238</text:p>
          </table:table-cell>
          <table:table-cell office:value-type="float" office:value="1.71044" calcext:value-type="float">
            <text:p>1.71044</text:p>
          </table:table-cell>
          <table:table-cell office:value-type="float" office:value="1.77521" calcext:value-type="float">
            <text:p>1.77521</text:p>
          </table:table-cell>
          <table:table-cell office:value-type="float" office:value="1.54463" calcext:value-type="float">
            <text:p>1.54463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1.01851" calcext:value-type="float">
            <text:p>1.01851</text:p>
          </table:table-cell>
          <table:table-cell office:value-type="float" office:value="0.084497" calcext:value-type="float">
            <text:p>0.084497</text:p>
          </table:table-cell>
          <table:table-cell office:value-type="float" office:value="0.419756" calcext:value-type="float">
            <text:p>0.419756</text:p>
          </table:table-cell>
          <table:table-cell office:value-type="float" office:value="0.385236" calcext:value-type="float">
            <text:p>0.385236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0.657738" calcext:value-type="float">
            <text:p>0.657738</text:p>
          </table:table-cell>
          <table:table-cell office:value-type="float" office:value="0.602369" calcext:value-type="float">
            <text:p>0.602369</text:p>
          </table:table-cell>
          <table:table-cell office:value-type="float" office:value="2.23829" calcext:value-type="float">
            <text:p>2.23829</text:p>
          </table:table-cell>
          <table:table-cell office:value-type="float" office:value="1.10993" calcext:value-type="float">
            <text:p>1.10993</text:p>
          </table:table-cell>
          <table:table-cell office:value-type="float" office:value="0.995336" calcext:value-type="float">
            <text:p>0.995336</text:p>
          </table:table-cell>
          <table:table-cell office:value-type="float" office:value="0.917403" calcext:value-type="float">
            <text:p>0.917403</text:p>
          </table:table-cell>
          <table:table-cell office:value-type="float" office:value="0.841097" calcext:value-type="float">
            <text:p>0.841097</text:p>
          </table:table-cell>
          <table:table-cell office:value-type="float" office:value="0.955054" calcext:value-type="float">
            <text:p>0.955054</text:p>
          </table:table-cell>
          <table:table-cell office:value-type="float" office:value="1.55206" calcext:value-type="float">
            <text:p>1.55206</text:p>
          </table:table-cell>
          <table:table-cell table:number-columns-repeated="20"/>
          <table:table-cell table:formula="of:=MIN([.A159:.BL159])" office:value-type="float" office:value="0.05267" calcext:value-type="float">
            <text:p>0.05267</text:p>
          </table:table-cell>
          <table:table-cell table:formula="of:=MAX([.A159:.BL159])" office:value-type="float" office:value="2.23829" calcext:value-type="float">
            <text:p>2.23829</text:p>
          </table:table-cell>
          <table:table-cell table:number-columns-repeated="7"/>
        </table:table-row>
        <table:table-row table:style-name="ro2">
          <table:table-cell office:value-type="float" office:value="0.148408" calcext:value-type="float">
            <text:p>0.148408</text:p>
          </table:table-cell>
          <table:table-cell office:value-type="float" office:value="0.142425" calcext:value-type="float">
            <text:p>0.142425</text:p>
          </table:table-cell>
          <table:table-cell office:value-type="float" office:value="0.218446" calcext:value-type="float">
            <text:p>0.218446</text:p>
          </table:table-cell>
          <table:table-cell office:value-type="float" office:value="0.15393" calcext:value-type="float">
            <text:p>0.15393</text:p>
          </table:table-cell>
          <table:table-cell office:value-type="float" office:value="0.167333" calcext:value-type="float">
            <text:p>0.16733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490418" calcext:value-type="float">
            <text:p>0.490418</text:p>
          </table:table-cell>
          <table:table-cell office:value-type="float" office:value="0.392622" calcext:value-type="float">
            <text:p>0.392622</text:p>
          </table:table-cell>
          <table:table-cell office:value-type="float" office:value="0.333339" calcext:value-type="float">
            <text:p>0.333339</text:p>
          </table:table-cell>
          <table:table-cell office:value-type="float" office:value="0.197471" calcext:value-type="float">
            <text:p>0.197471</text:p>
          </table:table-cell>
          <table:table-cell office:value-type="float" office:value="0.888063" calcext:value-type="float">
            <text:p>0.888063</text:p>
          </table:table-cell>
          <table:table-cell office:value-type="float" office:value="0.379339" calcext:value-type="float">
            <text:p>0.379339</text:p>
          </table:table-cell>
          <table:table-cell office:value-type="float" office:value="0.361158" calcext:value-type="float">
            <text:p>0.361158</text:p>
          </table:table-cell>
          <table:table-cell office:value-type="float" office:value="0.727861" calcext:value-type="float">
            <text:p>0.727861</text:p>
          </table:table-cell>
          <table:table-cell office:value-type="float" office:value="0.685456" calcext:value-type="float">
            <text:p>0.685456</text:p>
          </table:table-cell>
          <table:table-cell office:value-type="float" office:value="0.549525" calcext:value-type="float">
            <text:p>0.549525</text:p>
          </table:table-cell>
          <table:table-cell office:value-type="float" office:value="1.08778" calcext:value-type="float">
            <text:p>1.08778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33742" calcext:value-type="float">
            <text:p>0.633742</text:p>
          </table:table-cell>
          <table:table-cell office:value-type="float" office:value="0.608984" calcext:value-type="float">
            <text:p>0.608984</text:p>
          </table:table-cell>
          <table:table-cell office:value-type="float" office:value="1.05736" calcext:value-type="float">
            <text:p>1.05736</text:p>
          </table:table-cell>
          <table:table-cell office:value-type="float" office:value="0.826749" calcext:value-type="float">
            <text:p>0.826749</text:p>
          </table:table-cell>
          <table:table-cell office:value-type="float" office:value="0.660265" calcext:value-type="float">
            <text:p>0.660265</text:p>
          </table:table-cell>
          <table:table-cell office:value-type="float" office:value="0.18294" calcext:value-type="float">
            <text:p>0.18294</text:p>
          </table:table-cell>
          <table:table-cell office:value-type="float" office:value="0.907618" calcext:value-type="float">
            <text:p>0.907618</text:p>
          </table:table-cell>
          <table:table-cell office:value-type="float" office:value="0.76313" calcext:value-type="float">
            <text:p>0.76313</text:p>
          </table:table-cell>
          <table:table-cell office:value-type="float" office:value="0.63279" calcext:value-type="float">
            <text:p>0.63279</text:p>
          </table:table-cell>
          <table:table-cell office:value-type="float" office:value="0.67366" calcext:value-type="float">
            <text:p>0.67366</text:p>
          </table:table-cell>
          <table:table-cell office:value-type="float" office:value="0.967378" calcext:value-type="float">
            <text:p>0.967378</text:p>
          </table:table-cell>
          <table:table-cell office:value-type="float" office:value="0.692205" calcext:value-type="float">
            <text:p>0.692205</text:p>
          </table:table-cell>
          <table:table-cell office:value-type="float" office:value="0.613718" calcext:value-type="float">
            <text:p>0.613718</text:p>
          </table:table-cell>
          <table:table-cell office:value-type="float" office:value="0.613883" calcext:value-type="float">
            <text:p>0.613883</text:p>
          </table:table-cell>
          <table:table-cell office:value-type="float" office:value="0.580656" calcext:value-type="float">
            <text:p>0.580656</text:p>
          </table:table-cell>
          <table:table-cell office:value-type="float" office:value="0.643346" calcext:value-type="float">
            <text:p>0.643346</text:p>
          </table:table-cell>
          <table:table-cell office:value-type="float" office:value="0.719412" calcext:value-type="float">
            <text:p>0.719412</text:p>
          </table:table-cell>
          <table:table-cell office:value-type="float" office:value="0.636759" calcext:value-type="float">
            <text:p>0.636759</text:p>
          </table:table-cell>
          <table:table-cell office:value-type="float" office:value="0.646885" calcext:value-type="float">
            <text:p>0.646885</text:p>
          </table:table-cell>
          <table:table-cell office:value-type="float" office:value="0.225335" calcext:value-type="float">
            <text:p>0.225335</text:p>
          </table:table-cell>
          <table:table-cell office:value-type="float" office:value="0.205401" calcext:value-type="float">
            <text:p>0.205401</text:p>
          </table:table-cell>
          <table:table-cell office:value-type="float" office:value="0.27817" calcext:value-type="float">
            <text:p>0.27817</text:p>
          </table:table-cell>
          <table:table-cell office:value-type="float" office:value="0.657242" calcext:value-type="float">
            <text:p>0.657242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0.126438" calcext:value-type="float">
            <text:p>0.126438</text:p>
          </table:table-cell>
          <table:table-cell office:value-type="float" office:value="0.448525" calcext:value-type="float">
            <text:p>0.448525</text:p>
          </table:table-cell>
          <table:table-cell office:value-type="float" office:value="0.273039" calcext:value-type="float">
            <text:p>0.273039</text:p>
          </table:table-cell>
          <table:table-cell office:value-type="float" office:value="0.207746" calcext:value-type="float">
            <text:p>0.207746</text:p>
          </table:table-cell>
          <table:table-cell office:value-type="float" office:value="1.61807" calcext:value-type="float">
            <text:p>1.61807</text:p>
          </table:table-cell>
          <table:table-cell office:value-type="float" office:value="0.10043" calcext:value-type="float">
            <text:p>0.10043</text:p>
          </table:table-cell>
          <table:table-cell table:number-columns-repeated="20"/>
          <table:table-cell table:formula="of:=MIN([.A160:.BL160])" office:value-type="float" office:value="0.10043" calcext:value-type="float">
            <text:p>0.10043</text:p>
          </table:table-cell>
          <table:table-cell table:formula="of:=MAX([.A160:.BL160])" office:value-type="float" office:value="1.61807" calcext:value-type="float">
            <text:p>1.61807</text:p>
          </table:table-cell>
          <table:table-cell table:number-columns-repeated="7"/>
        </table:table-row>
        <table:table-row table:style-name="ro2">
          <table:table-cell office:value-type="float" office:value="0.0906391" calcext:value-type="float">
            <text:p>0.0906391</text:p>
          </table:table-cell>
          <table:table-cell office:value-type="float" office:value="0.0968981" calcext:value-type="float">
            <text:p>0.0968981</text:p>
          </table:table-cell>
          <table:table-cell office:value-type="float" office:value="0.102838" calcext:value-type="float">
            <text:p>0.102838</text:p>
          </table:table-cell>
          <table:table-cell office:value-type="float" office:value="0.107213" calcext:value-type="float">
            <text:p>0.107213</text:p>
          </table:table-cell>
          <table:table-cell office:value-type="float" office:value="0.277079" calcext:value-type="float">
            <text:p>0.277079</text:p>
          </table:table-cell>
          <table:table-cell office:value-type="float" office:value="0.233439" calcext:value-type="float">
            <text:p>0.233439</text:p>
          </table:table-cell>
          <table:table-cell office:value-type="float" office:value="0.193914" calcext:value-type="float">
            <text:p>0.193914</text:p>
          </table:table-cell>
          <table:table-cell office:value-type="float" office:value="0.231468" calcext:value-type="float">
            <text:p>0.231468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202127" calcext:value-type="float">
            <text:p>0.202127</text:p>
          </table:table-cell>
          <table:table-cell office:value-type="float" office:value="0.20069" calcext:value-type="float">
            <text:p>0.20069</text:p>
          </table:table-cell>
          <table:table-cell office:value-type="float" office:value="0.204913" calcext:value-type="float">
            <text:p>0.204913</text:p>
          </table:table-cell>
          <table:table-cell office:value-type="float" office:value="0.962672" calcext:value-type="float">
            <text:p>0.962672</text:p>
          </table:table-cell>
          <table:table-cell office:value-type="float" office:value="0.176172" calcext:value-type="float">
            <text:p>0.176172</text:p>
          </table:table-cell>
          <table:table-cell office:value-type="float" office:value="1.11335" calcext:value-type="float">
            <text:p>1.11335</text:p>
          </table:table-cell>
          <table:table-cell office:value-type="float" office:value="0.953091" calcext:value-type="float">
            <text:p>0.953091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02064" calcext:value-type="float">
            <text:p>0.802064</text:p>
          </table:table-cell>
          <table:table-cell office:value-type="float" office:value="0.771672" calcext:value-type="float">
            <text:p>0.771672</text:p>
          </table:table-cell>
          <table:table-cell office:value-type="float" office:value="0.717814" calcext:value-type="float">
            <text:p>0.717814</text:p>
          </table:table-cell>
          <table:table-cell office:value-type="float" office:value="0.659393" calcext:value-type="float">
            <text:p>0.659393</text:p>
          </table:table-cell>
          <table:table-cell office:value-type="float" office:value="0.466915" calcext:value-type="float">
            <text:p>0.466915</text:p>
          </table:table-cell>
          <table:table-cell office:value-type="float" office:value="0.614706" calcext:value-type="float">
            <text:p>0.614706</text:p>
          </table:table-cell>
          <table:table-cell office:value-type="float" office:value="1.24621" calcext:value-type="float">
            <text:p>1.24621</text:p>
          </table:table-cell>
          <table:table-cell office:value-type="float" office:value="0.606299" calcext:value-type="float">
            <text:p>0.606299</text:p>
          </table:table-cell>
          <table:table-cell office:value-type="float" office:value="1.39606" calcext:value-type="float">
            <text:p>1.39606</text:p>
          </table:table-cell>
          <table:table-cell office:value-type="float" office:value="0.180497" calcext:value-type="float">
            <text:p>0.180497</text:p>
          </table:table-cell>
          <table:table-cell office:value-type="float" office:value="0.222918" calcext:value-type="float">
            <text:p>0.222918</text:p>
          </table:table-cell>
          <table:table-cell office:value-type="float" office:value="0.227609" calcext:value-type="float">
            <text:p>0.227609</text:p>
          </table:table-cell>
          <table:table-cell office:value-type="float" office:value="0.300231" calcext:value-type="float">
            <text:p>0.300231</text:p>
          </table:table-cell>
          <table:table-cell office:value-type="float" office:value="1.04679" calcext:value-type="float">
            <text:p>1.04679</text:p>
          </table:table-cell>
          <table:table-cell office:value-type="float" office:value="0.200719" calcext:value-type="float">
            <text:p>0.200719</text:p>
          </table:table-cell>
          <table:table-cell office:value-type="float" office:value="0.148309" calcext:value-type="float">
            <text:p>0.148309</text:p>
          </table:table-cell>
          <table:table-cell office:value-type="float" office:value="0.42179" calcext:value-type="float">
            <text:p>0.42179</text:p>
          </table:table-cell>
          <table:table-cell office:value-type="float" office:value="0.265727" calcext:value-type="float">
            <text:p>0.265727</text:p>
          </table:table-cell>
          <table:table-cell office:value-type="float" office:value="0.406133" calcext:value-type="float">
            <text:p>0.406133</text:p>
          </table:table-cell>
          <table:table-cell office:value-type="float" office:value="0.312491" calcext:value-type="float">
            <text:p>0.312491</text:p>
          </table:table-cell>
          <table:table-cell office:value-type="float" office:value="0.509184" calcext:value-type="float">
            <text:p>0.509184</text:p>
          </table:table-cell>
          <table:table-cell office:value-type="float" office:value="0.508312" calcext:value-type="float">
            <text:p>0.508312</text:p>
          </table:table-cell>
          <table:table-cell office:value-type="float" office:value="1.8936" calcext:value-type="float">
            <text:p>1.8936</text:p>
          </table:table-cell>
          <table:table-cell office:value-type="float" office:value="0.588319" calcext:value-type="float">
            <text:p>0.588319</text:p>
          </table:table-cell>
          <table:table-cell office:value-type="float" office:value="0.127268" calcext:value-type="float">
            <text:p>0.127268</text:p>
          </table:table-cell>
          <table:table-cell office:value-type="float" office:value="0.15712" calcext:value-type="float">
            <text:p>0.15712</text:p>
          </table:table-cell>
          <table:table-cell office:value-type="float" office:value="0.484471" calcext:value-type="float">
            <text:p>0.484471</text:p>
          </table:table-cell>
          <table:table-cell office:value-type="float" office:value="0.406085" calcext:value-type="float">
            <text:p>0.406085</text:p>
          </table:table-cell>
          <table:table-cell office:value-type="float" office:value="0.058645" calcext:value-type="float">
            <text:p>0.058645</text:p>
          </table:table-cell>
          <table:table-cell office:value-type="float" office:value="0.057539" calcext:value-type="float">
            <text:p>0.057539</text:p>
          </table:table-cell>
          <table:table-cell table:number-columns-repeated="20"/>
          <table:table-cell table:formula="of:=MIN([.A161:.BL161])" office:value-type="float" office:value="0.057539" calcext:value-type="float">
            <text:p>0.057539</text:p>
          </table:table-cell>
          <table:table-cell table:formula="of:=MAX([.A161:.BL161])" office:value-type="float" office:value="1.8936" calcext:value-type="float">
            <text:p>1.8936</text:p>
          </table:table-cell>
          <table:table-cell table:number-columns-repeated="7"/>
        </table:table-row>
        <table:table-row table:style-name="ro2">
          <table:table-cell office:value-type="float" office:value="0.110119" calcext:value-type="float">
            <text:p>0.110119</text:p>
          </table:table-cell>
          <table:table-cell office:value-type="float" office:value="0.202389" calcext:value-type="float">
            <text:p>0.202389</text:p>
          </table:table-cell>
          <table:table-cell office:value-type="float" office:value="0.205254" calcext:value-type="float">
            <text:p>0.205254</text:p>
          </table:table-cell>
          <table:table-cell office:value-type="float" office:value="0.206256" calcext:value-type="float">
            <text:p>0.206256</text:p>
          </table:table-cell>
          <table:table-cell office:value-type="float" office:value="0.194726" calcext:value-type="float">
            <text:p>0.194726</text:p>
          </table:table-cell>
          <table:table-cell office:value-type="float" office:value="0.235691" calcext:value-type="float">
            <text:p>0.235691</text:p>
          </table:table-cell>
          <table:table-cell office:value-type="float" office:value="0.142136" calcext:value-type="float">
            <text:p>0.142136</text:p>
          </table:table-cell>
          <table:table-cell office:value-type="float" office:value="0.212594" calcext:value-type="float">
            <text:p>0.212594</text:p>
          </table:table-cell>
          <table:table-cell office:value-type="float" office:value="0.699017" calcext:value-type="float">
            <text:p>0.699017</text:p>
          </table:table-cell>
          <table:table-cell office:value-type="float" office:value="0.132623" calcext:value-type="float">
            <text:p>0.132623</text:p>
          </table:table-cell>
          <table:table-cell office:value-type="float" office:value="0.167962" calcext:value-type="float">
            <text:p>0.167962</text:p>
          </table:table-cell>
          <table:table-cell office:value-type="float" office:value="0.253328" calcext:value-type="float">
            <text:p>0.253328</text:p>
          </table:table-cell>
          <table:table-cell office:value-type="float" office:value="0.244254" calcext:value-type="float">
            <text:p>0.244254</text:p>
          </table:table-cell>
          <table:table-cell office:value-type="float" office:value="1.00519" calcext:value-type="float">
            <text:p>1.00519</text:p>
          </table:table-cell>
          <table:table-cell office:value-type="float" office:value="0.180631" calcext:value-type="float">
            <text:p>0.180631</text:p>
          </table:table-cell>
          <table:table-cell office:value-type="float" office:value="1.07521" calcext:value-type="float">
            <text:p>1.07521</text:p>
          </table:table-cell>
          <table:table-cell office:value-type="float" office:value="0.978616" calcext:value-type="float">
            <text:p>0.978616</text:p>
          </table:table-cell>
          <table:table-cell office:value-type="float" office:value="0.22319" calcext:value-type="float">
            <text:p>0.22319</text:p>
          </table:table-cell>
          <table:table-cell office:value-type="float" office:value="0.216381" calcext:value-type="float">
            <text:p>0.216381</text:p>
          </table:table-cell>
          <table:table-cell office:value-type="float" office:value="0.825159" calcext:value-type="float">
            <text:p>0.825159</text:p>
          </table:table-cell>
          <table:table-cell office:value-type="float" office:value="1.3824" calcext:value-type="float">
            <text:p>1.3824</text:p>
          </table:table-cell>
          <table:table-cell office:value-type="float" office:value="0.999268" calcext:value-type="float">
            <text:p>0.999268</text:p>
          </table:table-cell>
          <table:table-cell office:value-type="float" office:value="0.936809" calcext:value-type="float">
            <text:p>0.936809</text:p>
          </table:table-cell>
          <table:table-cell office:value-type="float" office:value="0.178272" calcext:value-type="float">
            <text:p>0.178272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07947" calcext:value-type="float">
            <text:p>1.07947</text:p>
          </table:table-cell>
          <table:table-cell office:value-type="float" office:value="1.31457" calcext:value-type="float">
            <text:p>1.31457</text:p>
          </table:table-cell>
          <table:table-cell office:value-type="float" office:value="1.24768" calcext:value-type="float">
            <text:p>1.24768</text:p>
          </table:table-cell>
          <table:table-cell office:value-type="float" office:value="0.279331" calcext:value-type="float">
            <text:p>0.279331</text:p>
          </table:table-cell>
          <table:table-cell office:value-type="float" office:value="1.50606" calcext:value-type="float">
            <text:p>1.50606</text:p>
          </table:table-cell>
          <table:table-cell office:value-type="float" office:value="1.51732" calcext:value-type="float">
            <text:p>1.51732</text:p>
          </table:table-cell>
          <table:table-cell office:value-type="float" office:value="0.322876" calcext:value-type="float">
            <text:p>0.322876</text:p>
          </table:table-cell>
          <table:table-cell office:value-type="float" office:value="1.78277" calcext:value-type="float">
            <text:p>1.78277</text:p>
          </table:table-cell>
          <table:table-cell office:value-type="float" office:value="1.83102" calcext:value-type="float">
            <text:p>1.83102</text:p>
          </table:table-cell>
          <table:table-cell office:value-type="float" office:value="1.45391" calcext:value-type="float">
            <text:p>1.45391</text:p>
          </table:table-cell>
          <table:table-cell office:value-type="float" office:value="1.08718" calcext:value-type="float">
            <text:p>1.08718</text:p>
          </table:table-cell>
          <table:table-cell office:value-type="float" office:value="0.903675" calcext:value-type="float">
            <text:p>0.903675</text:p>
          </table:table-cell>
          <table:table-cell office:value-type="float" office:value="1.97648" calcext:value-type="float">
            <text:p>1.97648</text:p>
          </table:table-cell>
          <table:table-cell office:value-type="float" office:value="0.247913" calcext:value-type="float">
            <text:p>0.247913</text:p>
          </table:table-cell>
          <table:table-cell office:value-type="float" office:value="2.01489" calcext:value-type="float">
            <text:p>2.01489</text:p>
          </table:table-cell>
          <table:table-cell office:value-type="float" office:value="0.182119" calcext:value-type="float">
            <text:p>0.182119</text:p>
          </table:table-cell>
          <table:table-cell office:value-type="float" office:value="0.47264" calcext:value-type="float">
            <text:p>0.47264</text:p>
          </table:table-cell>
          <table:table-cell office:value-type="float" office:value="0.878525" calcext:value-type="float">
            <text:p>0.878525</text:p>
          </table:table-cell>
          <table:table-cell office:value-type="float" office:value="0.187551" calcext:value-type="float">
            <text:p>0.187551</text:p>
          </table:table-cell>
          <table:table-cell office:value-type="float" office:value="1.05338" calcext:value-type="float">
            <text:p>1.05338</text:p>
          </table:table-cell>
          <table:table-cell office:value-type="float" office:value="0.23081" calcext:value-type="float">
            <text:p>0.23081</text:p>
          </table:table-cell>
          <table:table-cell office:value-type="float" office:value="0.0812979" calcext:value-type="float">
            <text:p>0.0812979</text:p>
          </table:table-cell>
          <table:table-cell office:value-type="float" office:value="0.155618" calcext:value-type="float">
            <text:p>0.155618</text:p>
          </table:table-cell>
          <table:table-cell table:number-columns-repeated="20"/>
          <table:table-cell table:formula="of:=MIN([.A162:.BL162])" office:value-type="float" office:value="0.0812979" calcext:value-type="float">
            <text:p>0.0812979</text:p>
          </table:table-cell>
          <table:table-cell table:formula="of:=MAX([.A162:.BL162])" office:value-type="float" office:value="2.01489" calcext:value-type="float">
            <text:p>2.01489</text:p>
          </table:table-cell>
          <table:table-cell table:number-columns-repeated="7"/>
        </table:table-row>
        <table:table-row table:style-name="ro2">
          <table:table-cell office:value-type="float" office:value="0.118773" calcext:value-type="float">
            <text:p>0.118773</text:p>
          </table:table-cell>
          <table:table-cell office:value-type="float" office:value="0.170417" calcext:value-type="float">
            <text:p>0.170417</text:p>
          </table:table-cell>
          <table:table-cell office:value-type="float" office:value="0.106006" calcext:value-type="float">
            <text:p>0.106006</text:p>
          </table:table-cell>
          <table:table-cell office:value-type="float" office:value="0.205872" calcext:value-type="float">
            <text:p>0.205872</text:p>
          </table:table-cell>
          <table:table-cell office:value-type="float" office:value="0.426051" calcext:value-type="float">
            <text:p>0.426051</text:p>
          </table:table-cell>
          <table:table-cell office:value-type="float" office:value="0.400117" calcext:value-type="float">
            <text:p>0.400117</text:p>
          </table:table-cell>
          <table:table-cell office:value-type="float" office:value="0.377009" calcext:value-type="float">
            <text:p>0.377009</text:p>
          </table:table-cell>
          <table:table-cell office:value-type="float" office:value="0.195956" calcext:value-type="float">
            <text:p>0.195956</text:p>
          </table:table-cell>
          <table:table-cell office:value-type="float" office:value="0.263367" calcext:value-type="float">
            <text:p>0.263367</text:p>
          </table:table-cell>
          <table:table-cell office:value-type="float" office:value="0.572025" calcext:value-type="float">
            <text:p>0.572025</text:p>
          </table:table-cell>
          <table:table-cell office:value-type="float" office:value="0.429946" calcext:value-type="float">
            <text:p>0.429946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0.326822" calcext:value-type="float">
            <text:p>0.326822</text:p>
          </table:table-cell>
          <table:table-cell office:value-type="float" office:value="0.180863" calcext:value-type="float">
            <text:p>0.180863</text:p>
          </table:table-cell>
          <table:table-cell office:value-type="float" office:value="0.347085" calcext:value-type="float">
            <text:p>0.347085</text:p>
          </table:table-cell>
          <table:table-cell office:value-type="float" office:value="0.258138" calcext:value-type="float">
            <text:p>0.258138</text:p>
          </table:table-cell>
          <table:table-cell office:value-type="float" office:value="0.453654" calcext:value-type="float">
            <text:p>0.453654</text:p>
          </table:table-cell>
          <table:table-cell office:value-type="float" office:value="0.46894" calcext:value-type="float">
            <text:p>0.46894</text:p>
          </table:table-cell>
          <table:table-cell office:value-type="float" office:value="0.28055" calcext:value-type="float">
            <text:p>0.28055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456314" calcext:value-type="float">
            <text:p>0.456314</text:p>
          </table:table-cell>
          <table:table-cell office:value-type="float" office:value="0.481691" calcext:value-type="float">
            <text:p>0.481691</text:p>
          </table:table-cell>
          <table:table-cell office:value-type="float" office:value="0.483664" calcext:value-type="float">
            <text:p>0.483664</text:p>
          </table:table-cell>
          <table:table-cell office:value-type="float" office:value="0.211627" calcext:value-type="float">
            <text:p>0.211627</text:p>
          </table:table-cell>
          <table:table-cell office:value-type="float" office:value="0.256819" calcext:value-type="float">
            <text:p>0.256819</text:p>
          </table:table-cell>
          <table:table-cell office:value-type="float" office:value="0.435697" calcext:value-type="float">
            <text:p>0.435697</text:p>
          </table:table-cell>
          <table:table-cell office:value-type="float" office:value="1.08411" calcext:value-type="float">
            <text:p>1.08411</text:p>
          </table:table-cell>
          <table:table-cell office:value-type="float" office:value="0.287541" calcext:value-type="float">
            <text:p>0.287541</text:p>
          </table:table-cell>
          <table:table-cell office:value-type="float" office:value="0.494668" calcext:value-type="float">
            <text:p>0.494668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285379" calcext:value-type="float">
            <text:p>0.285379</text:p>
          </table:table-cell>
          <table:table-cell office:value-type="float" office:value="0.505727" calcext:value-type="float">
            <text:p>0.505727</text:p>
          </table:table-cell>
          <table:table-cell office:value-type="float" office:value="0.276002" calcext:value-type="float">
            <text:p>0.276002</text:p>
          </table:table-cell>
          <table:table-cell office:value-type="float" office:value="0.510433" calcext:value-type="float">
            <text:p>0.510433</text:p>
          </table:table-cell>
          <table:table-cell office:value-type="float" office:value="1.52105" calcext:value-type="float">
            <text:p>1.52105</text:p>
          </table:table-cell>
          <table:table-cell office:value-type="float" office:value="0.520702" calcext:value-type="float">
            <text:p>0.520702</text:p>
          </table:table-cell>
          <table:table-cell office:value-type="float" office:value="0.26259" calcext:value-type="float">
            <text:p>0.26259</text:p>
          </table:table-cell>
          <table:table-cell office:value-type="float" office:value="0.559684" calcext:value-type="float">
            <text:p>0.559684</text:p>
          </table:table-cell>
          <table:table-cell office:value-type="float" office:value="0.48416" calcext:value-type="float">
            <text:p>0.48416</text:p>
          </table:table-cell>
          <table:table-cell office:value-type="float" office:value="0.182993" calcext:value-type="float">
            <text:p>0.182993</text:p>
          </table:table-cell>
          <table:table-cell office:value-type="float" office:value="0.703185" calcext:value-type="float">
            <text:p>0.703185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2.18945" calcext:value-type="float">
            <text:p>2.18945</text:p>
          </table:table-cell>
          <table:table-cell office:value-type="float" office:value="0.92409" calcext:value-type="float">
            <text:p>0.92409</text:p>
          </table:table-cell>
          <table:table-cell office:value-type="float" office:value="0.462724" calcext:value-type="float">
            <text:p>0.462724</text:p>
          </table:table-cell>
          <table:table-cell office:value-type="float" office:value="0.0862939" calcext:value-type="float">
            <text:p>0.0862939</text:p>
          </table:table-cell>
          <table:table-cell office:value-type="float" office:value="0.58165" calcext:value-type="float">
            <text:p>0.58165</text:p>
          </table:table-cell>
          <table:table-cell office:value-type="float" office:value="0.504298" calcext:value-type="float">
            <text:p>0.504298</text:p>
          </table:table-cell>
          <table:table-cell table:number-columns-repeated="20"/>
          <table:table-cell table:formula="of:=MIN([.A163:.BL163])" office:value-type="float" office:value="0.0862939" calcext:value-type="float">
            <text:p>0.0862939</text:p>
          </table:table-cell>
          <table:table-cell table:formula="of:=MAX([.A163:.BL163])" office:value-type="float" office:value="2.18945" calcext:value-type="float">
            <text:p>2.18945</text:p>
          </table:table-cell>
          <table:table-cell table:number-columns-repeated="7"/>
        </table:table-row>
        <table:table-row table:style-name="ro2">
          <table:table-cell office:value-type="float" office:value="0.198732" calcext:value-type="float">
            <text:p>0.198732</text:p>
          </table:table-cell>
          <table:table-cell office:value-type="float" office:value="0.207469" calcext:value-type="float">
            <text:p>0.207469</text:p>
          </table:table-cell>
          <table:table-cell office:value-type="float" office:value="0.17214" calcext:value-type="float">
            <text:p>0.17214</text:p>
          </table:table-cell>
          <table:table-cell office:value-type="float" office:value="0.204397" calcext:value-type="float">
            <text:p>0.204397</text:p>
          </table:table-cell>
          <table:table-cell office:value-type="float" office:value="0.165084" calcext:value-type="float">
            <text:p>0.165084</text:p>
          </table:table-cell>
          <table:table-cell office:value-type="float" office:value="0.110988" calcext:value-type="float">
            <text:p>0.110988</text:p>
          </table:table-cell>
          <table:table-cell office:value-type="float" office:value="0.279154" calcext:value-type="float">
            <text:p>0.279154</text:p>
          </table:table-cell>
          <table:table-cell office:value-type="float" office:value="0.696427" calcext:value-type="float">
            <text:p>0.696427</text:p>
          </table:table-cell>
          <table:table-cell office:value-type="float" office:value="0.214993" calcext:value-type="float">
            <text:p>0.214993</text:p>
          </table:table-cell>
          <table:table-cell office:value-type="float" office:value="0.621811" calcext:value-type="float">
            <text:p>0.621811</text:p>
          </table:table-cell>
          <table:table-cell office:value-type="float" office:value="0.662914" calcext:value-type="float">
            <text:p>0.662914</text:p>
          </table:table-cell>
          <table:table-cell office:value-type="float" office:value="0.182068" calcext:value-type="float">
            <text:p>0.182068</text:p>
          </table:table-cell>
          <table:table-cell office:value-type="float" office:value="0.561738" calcext:value-type="float">
            <text:p>0.561738</text:p>
          </table:table-cell>
          <table:table-cell office:value-type="float" office:value="0.343953" calcext:value-type="float">
            <text:p>0.343953</text:p>
          </table:table-cell>
          <table:table-cell office:value-type="float" office:value="0.173737" calcext:value-type="float">
            <text:p>0.173737</text:p>
          </table:table-cell>
          <table:table-cell office:value-type="float" office:value="1.05692" calcext:value-type="float">
            <text:p>1.05692</text:p>
          </table:table-cell>
          <table:table-cell office:value-type="float" office:value="0.892386" calcext:value-type="float">
            <text:p>0.892386</text:p>
          </table:table-cell>
          <table:table-cell office:value-type="float" office:value="0.704354" calcext:value-type="float">
            <text:p>0.704354</text:p>
          </table:table-cell>
          <table:table-cell office:value-type="float" office:value="0.830316" calcext:value-type="float">
            <text:p>0.830316</text:p>
          </table:table-cell>
          <table:table-cell office:value-type="float" office:value="0.188922" calcext:value-type="float">
            <text:p>0.188922</text:p>
          </table:table-cell>
          <table:table-cell office:value-type="float" office:value="0.626103" calcext:value-type="float">
            <text:p>0.626103</text:p>
          </table:table-cell>
          <table:table-cell office:value-type="float" office:value="0.376187" calcext:value-type="float">
            <text:p>0.376187</text:p>
          </table:table-cell>
          <table:table-cell office:value-type="float" office:value="0.673047" calcext:value-type="float">
            <text:p>0.673047</text:p>
          </table:table-cell>
          <table:table-cell office:value-type="float" office:value="0.195539" calcext:value-type="float">
            <text:p>0.195539</text:p>
          </table:table-cell>
          <table:table-cell office:value-type="float" office:value="0.664674" calcext:value-type="float">
            <text:p>0.664674</text:p>
          </table:table-cell>
          <table:table-cell office:value-type="float" office:value="0.659926" calcext:value-type="float">
            <text:p>0.659926</text:p>
          </table:table-cell>
          <table:table-cell office:value-type="float" office:value="0.631588" calcext:value-type="float">
            <text:p>0.631588</text:p>
          </table:table-cell>
          <table:table-cell office:value-type="float" office:value="0.188471" calcext:value-type="float">
            <text:p>0.188471</text:p>
          </table:table-cell>
          <table:table-cell office:value-type="float" office:value="0.438037" calcext:value-type="float">
            <text:p>0.438037</text:p>
          </table:table-cell>
          <table:table-cell office:value-type="float" office:value="0.219919" calcext:value-type="float">
            <text:p>0.219919</text:p>
          </table:table-cell>
          <table:table-cell office:value-type="float" office:value="1.03414" calcext:value-type="float">
            <text:p>1.03414</text:p>
          </table:table-cell>
          <table:table-cell office:value-type="float" office:value="0.921052" calcext:value-type="float">
            <text:p>0.921052</text:p>
          </table:table-cell>
          <table:table-cell office:value-type="float" office:value="0.921667" calcext:value-type="float">
            <text:p>0.921667</text:p>
          </table:table-cell>
          <table:table-cell office:value-type="float" office:value="0.175987" calcext:value-type="float">
            <text:p>0.175987</text:p>
          </table:table-cell>
          <table:table-cell office:value-type="float" office:value="0.243609" calcext:value-type="float">
            <text:p>0.243609</text:p>
          </table:table-cell>
          <table:table-cell office:value-type="float" office:value="0.966751" calcext:value-type="float">
            <text:p>0.966751</text:p>
          </table:table-cell>
          <table:table-cell office:value-type="float" office:value="0.579441" calcext:value-type="float">
            <text:p>0.579441</text:p>
          </table:table-cell>
          <table:table-cell office:value-type="float" office:value="0.292229" calcext:value-type="float">
            <text:p>0.292229</text:p>
          </table:table-cell>
          <table:table-cell office:value-type="float" office:value="0.0774291" calcext:value-type="float">
            <text:p>0.0774291</text:p>
          </table:table-cell>
          <table:table-cell office:value-type="float" office:value="0.075835" calcext:value-type="float">
            <text:p>0.075835</text:p>
          </table:table-cell>
          <table:table-cell office:value-type="float" office:value="0.727042" calcext:value-type="float">
            <text:p>0.727042</text:p>
          </table:table-cell>
          <table:table-cell office:value-type="float" office:value="0.390319" calcext:value-type="float">
            <text:p>0.390319</text:p>
          </table:table-cell>
          <table:table-cell office:value-type="float" office:value="0.713729" calcext:value-type="float">
            <text:p>0.713729</text:p>
          </table:table-cell>
          <table:table-cell office:value-type="float" office:value="0.747636" calcext:value-type="float">
            <text:p>0.747636</text:p>
          </table:table-cell>
          <table:table-cell office:value-type="float" office:value="0.727821" calcext:value-type="float">
            <text:p>0.727821</text:p>
          </table:table-cell>
          <table:table-cell office:value-type="float" office:value="0.479356" calcext:value-type="float">
            <text:p>0.479356</text:p>
          </table:table-cell>
          <table:table-cell office:value-type="float" office:value="0.729956" calcext:value-type="float">
            <text:p>0.729956</text:p>
          </table:table-cell>
          <table:table-cell office:value-type="float" office:value="0.064368" calcext:value-type="float">
            <text:p>0.064368</text:p>
          </table:table-cell>
          <table:table-cell table:number-columns-repeated="20"/>
          <table:table-cell table:formula="of:=MIN([.A164:.BL164])" office:value-type="float" office:value="0.064368" calcext:value-type="float">
            <text:p>0.064368</text:p>
          </table:table-cell>
          <table:table-cell table:formula="of:=MAX([.A164:.BL164])" office:value-type="float" office:value="1.05692" calcext:value-type="float">
            <text:p>1.05692</text:p>
          </table:table-cell>
          <table:table-cell table:number-columns-repeated="7"/>
        </table:table-row>
        <table:table-row table:style-name="ro2">
          <table:table-cell office:value-type="float" office:value="0.174376" calcext:value-type="float">
            <text:p>0.174376</text:p>
          </table:table-cell>
          <table:table-cell office:value-type="float" office:value="0.134787" calcext:value-type="float">
            <text:p>0.134787</text:p>
          </table:table-cell>
          <table:table-cell office:value-type="float" office:value="0.334009" calcext:value-type="float">
            <text:p>0.334009</text:p>
          </table:table-cell>
          <table:table-cell office:value-type="float" office:value="0.099426" calcext:value-type="float">
            <text:p>0.099426</text:p>
          </table:table-cell>
          <table:table-cell office:value-type="float" office:value="0.470843" calcext:value-type="float">
            <text:p>0.470843</text:p>
          </table:table-cell>
          <table:table-cell office:value-type="float" office:value="0.357433" calcext:value-type="float">
            <text:p>0.357433</text:p>
          </table:table-cell>
          <table:table-cell office:value-type="float" office:value="0.196654" calcext:value-type="float">
            <text:p>0.196654</text:p>
          </table:table-cell>
          <table:table-cell office:value-type="float" office:value="0.291881" calcext:value-type="float">
            <text:p>0.291881</text:p>
          </table:table-cell>
          <table:table-cell office:value-type="float" office:value="0.229707" calcext:value-type="float">
            <text:p>0.229707</text:p>
          </table:table-cell>
          <table:table-cell office:value-type="float" office:value="0.506429" calcext:value-type="float">
            <text:p>0.506429</text:p>
          </table:table-cell>
          <table:table-cell office:value-type="float" office:value="0.496775" calcext:value-type="float">
            <text:p>0.496775</text:p>
          </table:table-cell>
          <table:table-cell office:value-type="float" office:value="0.191256" calcext:value-type="float">
            <text:p>0.191256</text:p>
          </table:table-cell>
          <table:table-cell office:value-type="float" office:value="0.435002" calcext:value-type="float">
            <text:p>0.435002</text:p>
          </table:table-cell>
          <table:table-cell office:value-type="float" office:value="0.444845" calcext:value-type="float">
            <text:p>0.444845</text:p>
          </table:table-cell>
          <table:table-cell office:value-type="float" office:value="1.1357" calcext:value-type="float">
            <text:p>1.1357</text:p>
          </table:table-cell>
          <table:table-cell office:value-type="float" office:value="0.605946" calcext:value-type="float">
            <text:p>0.605946</text:p>
          </table:table-cell>
          <table:table-cell office:value-type="float" office:value="0.596869" calcext:value-type="float">
            <text:p>0.596869</text:p>
          </table:table-cell>
          <table:table-cell office:value-type="float" office:value="0.178446" calcext:value-type="float">
            <text:p>0.178446</text:p>
          </table:table-cell>
          <table:table-cell office:value-type="float" office:value="0.333981" calcext:value-type="float">
            <text:p>0.333981</text:p>
          </table:table-cell>
          <table:table-cell office:value-type="float" office:value="0.183057" calcext:value-type="float">
            <text:p>0.183057</text:p>
          </table:table-cell>
          <table:table-cell office:value-type="float" office:value="0.908895" calcext:value-type="float">
            <text:p>0.908895</text:p>
          </table:table-cell>
          <table:table-cell office:value-type="float" office:value="0.356945" calcext:value-type="float">
            <text:p>0.356945</text:p>
          </table:table-cell>
          <table:table-cell office:value-type="float" office:value="1.14962" calcext:value-type="float">
            <text:p>1.14962</text:p>
          </table:table-cell>
          <table:table-cell office:value-type="float" office:value="1.07647" calcext:value-type="float">
            <text:p>1.07647</text:p>
          </table:table-cell>
          <table:table-cell office:value-type="float" office:value="1.25435" calcext:value-type="float">
            <text:p>1.25435</text:p>
          </table:table-cell>
          <table:table-cell office:value-type="float" office:value="0.138097" calcext:value-type="float">
            <text:p>0.138097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0.12974" calcext:value-type="float">
            <text:p>0.12974</text:p>
          </table:table-cell>
          <table:table-cell office:value-type="float" office:value="0.244448" calcext:value-type="float">
            <text:p>0.244448</text:p>
          </table:table-cell>
          <table:table-cell office:value-type="float" office:value="1.23557" calcext:value-type="float">
            <text:p>1.23557</text:p>
          </table:table-cell>
          <table:table-cell office:value-type="float" office:value="1.56449" calcext:value-type="float">
            <text:p>1.56449</text:p>
          </table:table-cell>
          <table:table-cell office:value-type="float" office:value="1.44395" calcext:value-type="float">
            <text:p>1.44395</text:p>
          </table:table-cell>
          <table:table-cell office:value-type="float" office:value="0.147739" calcext:value-type="float">
            <text:p>0.147739</text:p>
          </table:table-cell>
          <table:table-cell office:value-type="float" office:value="0.167227" calcext:value-type="float">
            <text:p>0.167227</text:p>
          </table:table-cell>
          <table:table-cell office:value-type="float" office:value="0.174915" calcext:value-type="float">
            <text:p>0.174915</text:p>
          </table:table-cell>
          <table:table-cell office:value-type="float" office:value="0.488078" calcext:value-type="float">
            <text:p>0.488078</text:p>
          </table:table-cell>
          <table:table-cell office:value-type="float" office:value="0.222743" calcext:value-type="float">
            <text:p>0.222743</text:p>
          </table:table-cell>
          <table:table-cell office:value-type="float" office:value="0.232377" calcext:value-type="float">
            <text:p>0.232377</text:p>
          </table:table-cell>
          <table:table-cell office:value-type="float" office:value="0.337742" calcext:value-type="float">
            <text:p>0.337742</text:p>
          </table:table-cell>
          <table:table-cell office:value-type="float" office:value="1.93217" calcext:value-type="float">
            <text:p>1.93217</text:p>
          </table:table-cell>
          <table:table-cell office:value-type="float" office:value="0.81247" calcext:value-type="float">
            <text:p>0.81247</text:p>
          </table:table-cell>
          <table:table-cell office:value-type="float" office:value="0.180825" calcext:value-type="float">
            <text:p>0.180825</text:p>
          </table:table-cell>
          <table:table-cell office:value-type="float" office:value="1.63364" calcext:value-type="float">
            <text:p>1.63364</text:p>
          </table:table-cell>
          <table:table-cell office:value-type="float" office:value="0.443967" calcext:value-type="float">
            <text:p>0.443967</text:p>
          </table:table-cell>
          <table:table-cell office:value-type="float" office:value="0.260447" calcext:value-type="float">
            <text:p>0.260447</text:p>
          </table:table-cell>
          <table:table-cell office:value-type="float" office:value="0.095288" calcext:value-type="float">
            <text:p>0.095288</text:p>
          </table:table-cell>
          <table:table-cell office:value-type="float" office:value="0.703265" calcext:value-type="float">
            <text:p>0.703265</text:p>
          </table:table-cell>
          <table:table-cell table:number-columns-repeated="20"/>
          <table:table-cell table:formula="of:=MIN([.A165:.BL165])" office:value-type="float" office:value="0.095288" calcext:value-type="float">
            <text:p>0.095288</text:p>
          </table:table-cell>
          <table:table-cell table:formula="of:=MAX([.A165:.BL165])" office:value-type="float" office:value="1.93217" calcext:value-type="float">
            <text:p>1.93217</text:p>
          </table:table-cell>
          <table:table-cell table:number-columns-repeated="7"/>
        </table:table-row>
        <table:table-row table:style-name="ro2">
          <table:table-cell office:value-type="float" office:value="0.168624" calcext:value-type="float">
            <text:p>0.168624</text:p>
          </table:table-cell>
          <table:table-cell office:value-type="float" office:value="0.201669" calcext:value-type="float">
            <text:p>0.201669</text:p>
          </table:table-cell>
          <table:table-cell office:value-type="float" office:value="0.233497" calcext:value-type="float">
            <text:p>0.233497</text:p>
          </table:table-cell>
          <table:table-cell office:value-type="float" office:value="0.160938" calcext:value-type="float">
            <text:p>0.160938</text:p>
          </table:table-cell>
          <table:table-cell office:value-type="float" office:value="0.167696" calcext:value-type="float">
            <text:p>0.167696</text:p>
          </table:table-cell>
          <table:table-cell office:value-type="float" office:value="0.174403" calcext:value-type="float">
            <text:p>0.174403</text:p>
          </table:table-cell>
          <table:table-cell office:value-type="float" office:value="0.188524" calcext:value-type="float">
            <text:p>0.188524</text:p>
          </table:table-cell>
          <table:table-cell office:value-type="float" office:value="0.207403" calcext:value-type="float">
            <text:p>0.207403</text:p>
          </table:table-cell>
          <table:table-cell office:value-type="float" office:value="0.217221" calcext:value-type="float">
            <text:p>0.217221</text:p>
          </table:table-cell>
          <table:table-cell office:value-type="float" office:value="0.195863" calcext:value-type="float">
            <text:p>0.195863</text:p>
          </table:table-cell>
          <table:table-cell office:value-type="float" office:value="0.841125" calcext:value-type="float">
            <text:p>0.841125</text:p>
          </table:table-cell>
          <table:table-cell office:value-type="float" office:value="0.793494" calcext:value-type="float">
            <text:p>0.793494</text:p>
          </table:table-cell>
          <table:table-cell office:value-type="float" office:value="0.144787" calcext:value-type="float">
            <text:p>0.144787</text:p>
          </table:table-cell>
          <table:table-cell office:value-type="float" office:value="0.155337" calcext:value-type="float">
            <text:p>0.155337</text:p>
          </table:table-cell>
          <table:table-cell office:value-type="float" office:value="0.167315" calcext:value-type="float">
            <text:p>0.167315</text:p>
          </table:table-cell>
          <table:table-cell office:value-type="float" office:value="0.389361" calcext:value-type="float">
            <text:p>0.389361</text:p>
          </table:table-cell>
          <table:table-cell office:value-type="float" office:value="0.767684" calcext:value-type="float">
            <text:p>0.767684</text:p>
          </table:table-cell>
          <table:table-cell office:value-type="float" office:value="0.739831" calcext:value-type="float">
            <text:p>0.739831</text:p>
          </table:table-cell>
          <table:table-cell office:value-type="float" office:value="0.318844" calcext:value-type="float">
            <text:p>0.318844</text:p>
          </table:table-cell>
          <table:table-cell office:value-type="float" office:value="0.187127" calcext:value-type="float">
            <text:p>0.187127</text:p>
          </table:table-cell>
          <table:table-cell office:value-type="float" office:value="0.709866" calcext:value-type="float">
            <text:p>0.709866</text:p>
          </table:table-cell>
          <table:table-cell office:value-type="float" office:value="0.347146" calcext:value-type="float">
            <text:p>0.347146</text:p>
          </table:table-cell>
          <table:table-cell office:value-type="float" office:value="0.696722" calcext:value-type="float">
            <text:p>0.696722</text:p>
          </table:table-cell>
          <table:table-cell office:value-type="float" office:value="0.72155" calcext:value-type="float">
            <text:p>0.72155</text:p>
          </table:table-cell>
          <table:table-cell office:value-type="float" office:value="0.170351" calcext:value-type="float">
            <text:p>0.170351</text:p>
          </table:table-cell>
          <table:table-cell office:value-type="float" office:value="0.0605121" calcext:value-type="float">
            <text:p>0.0605121</text:p>
          </table:table-cell>
          <table:table-cell office:value-type="float" office:value="0.0878482" calcext:value-type="float">
            <text:p>0.0878482</text:p>
          </table:table-cell>
          <table:table-cell office:value-type="float" office:value="0.571631" calcext:value-type="float">
            <text:p>0.571631</text:p>
          </table:table-cell>
          <table:table-cell office:value-type="float" office:value="0.0906029" calcext:value-type="float">
            <text:p>0.0906029</text:p>
          </table:table-cell>
          <table:table-cell office:value-type="float" office:value="1.45236" calcext:value-type="float">
            <text:p>1.45236</text:p>
          </table:table-cell>
          <table:table-cell office:value-type="float" office:value="0.0855918" calcext:value-type="float">
            <text:p>0.0855918</text:p>
          </table:table-cell>
          <table:table-cell office:value-type="float" office:value="0.600223" calcext:value-type="float">
            <text:p>0.600223</text:p>
          </table:table-cell>
          <table:table-cell office:value-type="float" office:value="1.10752" calcext:value-type="float">
            <text:p>1.10752</text:p>
          </table:table-cell>
          <table:table-cell office:value-type="float" office:value="0.126627" calcext:value-type="float">
            <text:p>0.126627</text:p>
          </table:table-cell>
          <table:table-cell office:value-type="float" office:value="0.856261" calcext:value-type="float">
            <text:p>0.856261</text:p>
          </table:table-cell>
          <table:table-cell office:value-type="float" office:value="0.108422" calcext:value-type="float">
            <text:p>0.108422</text:p>
          </table:table-cell>
          <table:table-cell office:value-type="float" office:value="1.29304" calcext:value-type="float">
            <text:p>1.29304</text:p>
          </table:table-cell>
          <table:table-cell office:value-type="float" office:value="0.0672801" calcext:value-type="float">
            <text:p>0.0672801</text:p>
          </table:table-cell>
          <table:table-cell office:value-type="float" office:value="1.00256" calcext:value-type="float">
            <text:p>1.00256</text:p>
          </table:table-cell>
          <table:table-cell office:value-type="float" office:value="0.203126" calcext:value-type="float">
            <text:p>0.203126</text:p>
          </table:table-cell>
          <table:table-cell office:value-type="float" office:value="1.79366" calcext:value-type="float">
            <text:p>1.79366</text:p>
          </table:table-cell>
          <table:table-cell office:value-type="float" office:value="0.225896" calcext:value-type="float">
            <text:p>0.225896</text:p>
          </table:table-cell>
          <table:table-cell office:value-type="float" office:value="0.175256" calcext:value-type="float">
            <text:p>0.175256</text:p>
          </table:table-cell>
          <table:table-cell office:value-type="float" office:value="1.81529" calcext:value-type="float">
            <text:p>1.81529</text:p>
          </table:table-cell>
          <table:table-cell office:value-type="float" office:value="0.496946" calcext:value-type="float">
            <text:p>0.496946</text:p>
          </table:table-cell>
          <table:table-cell office:value-type="float" office:value="1.83534" calcext:value-type="float">
            <text:p>1.83534</text:p>
          </table:table-cell>
          <table:table-cell office:value-type="float" office:value="1.25503" calcext:value-type="float">
            <text:p>1.25503</text:p>
          </table:table-cell>
          <table:table-cell office:value-type="float" office:value="0.112489" calcext:value-type="float">
            <text:p>0.112489</text:p>
          </table:table-cell>
          <table:table-cell table:number-columns-repeated="20"/>
          <table:table-cell table:formula="of:=MIN([.A166:.BL166])" office:value-type="float" office:value="0.0605121" calcext:value-type="float">
            <text:p>0.0605121</text:p>
          </table:table-cell>
          <table:table-cell table:formula="of:=MAX([.A166:.BL166])" office:value-type="float" office:value="1.83534" calcext:value-type="float">
            <text:p>1.83534</text:p>
          </table:table-cell>
          <table:table-cell table:number-columns-repeated="7"/>
        </table:table-row>
        <table:table-row table:style-name="ro2">
          <table:table-cell office:value-type="float" office:value="0.133304" calcext:value-type="float">
            <text:p>0.133304</text:p>
          </table:table-cell>
          <table:table-cell office:value-type="float" office:value="0.134829" calcext:value-type="float">
            <text:p>0.134829</text:p>
          </table:table-cell>
          <table:table-cell office:value-type="float" office:value="0.197133" calcext:value-type="float">
            <text:p>0.197133</text:p>
          </table:table-cell>
          <table:table-cell office:value-type="float" office:value="0.199858" calcext:value-type="float">
            <text:p>0.199858</text:p>
          </table:table-cell>
          <table:table-cell office:value-type="float" office:value="0.229572" calcext:value-type="float">
            <text:p>0.229572</text:p>
          </table:table-cell>
          <table:table-cell office:value-type="float" office:value="0.373974" calcext:value-type="float">
            <text:p>0.373974</text:p>
          </table:table-cell>
          <table:table-cell office:value-type="float" office:value="0.188201" calcext:value-type="float">
            <text:p>0.188201</text:p>
          </table:table-cell>
          <table:table-cell office:value-type="float" office:value="0.304128" calcext:value-type="float">
            <text:p>0.304128</text:p>
          </table:table-cell>
          <table:table-cell office:value-type="float" office:value="0.109611" calcext:value-type="float">
            <text:p>0.109611</text:p>
          </table:table-cell>
          <table:table-cell office:value-type="float" office:value="0.321213" calcext:value-type="float">
            <text:p>0.321213</text:p>
          </table:table-cell>
          <table:table-cell office:value-type="float" office:value="0.194412" calcext:value-type="float">
            <text:p>0.194412</text:p>
          </table:table-cell>
          <table:table-cell office:value-type="float" office:value="0.202089" calcext:value-type="float">
            <text:p>0.202089</text:p>
          </table:table-cell>
          <table:table-cell office:value-type="float" office:value="0.424359" calcext:value-type="float">
            <text:p>0.424359</text:p>
          </table:table-cell>
          <table:table-cell office:value-type="float" office:value="0.218713" calcext:value-type="float">
            <text:p>0.218713</text:p>
          </table:table-cell>
          <table:table-cell office:value-type="float" office:value="0.606755" calcext:value-type="float">
            <text:p>0.606755</text:p>
          </table:table-cell>
          <table:table-cell office:value-type="float" office:value="1.2034" calcext:value-type="float">
            <text:p>1.2034</text:p>
          </table:table-cell>
          <table:table-cell office:value-type="float" office:value="0.191233" calcext:value-type="float">
            <text:p>0.191233</text:p>
          </table:table-cell>
          <table:table-cell office:value-type="float" office:value="0.414763" calcext:value-type="float">
            <text:p>0.414763</text:p>
          </table:table-cell>
          <table:table-cell office:value-type="float" office:value="0.419277" calcext:value-type="float">
            <text:p>0.419277</text:p>
          </table:table-cell>
          <table:table-cell office:value-type="float" office:value="1.17807" calcext:value-type="float">
            <text:p>1.17807</text:p>
          </table:table-cell>
          <table:table-cell office:value-type="float" office:value="1.28844" calcext:value-type="float">
            <text:p>1.28844</text:p>
          </table:table-cell>
          <table:table-cell office:value-type="float" office:value="1.09578" calcext:value-type="float">
            <text:p>1.09578</text:p>
          </table:table-cell>
          <table:table-cell office:value-type="float" office:value="0.919284" calcext:value-type="float">
            <text:p>0.919284</text:p>
          </table:table-cell>
          <table:table-cell office:value-type="float" office:value="0.806506" calcext:value-type="float">
            <text:p>0.806506</text:p>
          </table:table-cell>
          <table:table-cell office:value-type="float" office:value="1.12971" calcext:value-type="float">
            <text:p>1.12971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155747" calcext:value-type="float">
            <text:p>0.155747</text:p>
          </table:table-cell>
          <table:table-cell office:value-type="float" office:value="0.335638" calcext:value-type="float">
            <text:p>0.335638</text:p>
          </table:table-cell>
          <table:table-cell office:value-type="float" office:value="0.38488" calcext:value-type="float">
            <text:p>0.38488</text:p>
          </table:table-cell>
          <table:table-cell office:value-type="float" office:value="0.168419" calcext:value-type="float">
            <text:p>0.168419</text:p>
          </table:table-cell>
          <table:table-cell office:value-type="float" office:value="1.84253" calcext:value-type="float">
            <text:p>1.84253</text:p>
          </table:table-cell>
          <table:table-cell office:value-type="float" office:value="1.25117" calcext:value-type="float">
            <text:p>1.25117</text:p>
          </table:table-cell>
          <table:table-cell office:value-type="float" office:value="0.346213" calcext:value-type="float">
            <text:p>0.346213</text:p>
          </table:table-cell>
          <table:table-cell office:value-type="float" office:value="0.835298" calcext:value-type="float">
            <text:p>0.835298</text:p>
          </table:table-cell>
          <table:table-cell office:value-type="float" office:value="0.151031" calcext:value-type="float">
            <text:p>0.151031</text:p>
          </table:table-cell>
          <table:table-cell office:value-type="float" office:value="0.327931" calcext:value-type="float">
            <text:p>0.327931</text:p>
          </table:table-cell>
          <table:table-cell office:value-type="float" office:value="0.402983" calcext:value-type="float">
            <text:p>0.402983</text:p>
          </table:table-cell>
          <table:table-cell office:value-type="float" office:value="1.42314" calcext:value-type="float">
            <text:p>1.42314</text:p>
          </table:table-cell>
          <table:table-cell office:value-type="float" office:value="1.771" calcext:value-type="float">
            <text:p>1.771</text:p>
          </table:table-cell>
          <table:table-cell office:value-type="float" office:value="0.645105" calcext:value-type="float">
            <text:p>0.645105</text:p>
          </table:table-cell>
          <table:table-cell office:value-type="float" office:value="1.26068" calcext:value-type="float">
            <text:p>1.26068</text:p>
          </table:table-cell>
          <table:table-cell office:value-type="float" office:value="0.211479" calcext:value-type="float">
            <text:p>0.211479</text:p>
          </table:table-cell>
          <table:table-cell office:value-type="float" office:value="0.175479" calcext:value-type="float">
            <text:p>0.175479</text:p>
          </table:table-cell>
          <table:table-cell office:value-type="float" office:value="0.187639" calcext:value-type="float">
            <text:p>0.187639</text:p>
          </table:table-cell>
          <table:table-cell office:value-type="float" office:value="0.425942" calcext:value-type="float">
            <text:p>0.425942</text:p>
          </table:table-cell>
          <table:table-cell office:value-type="float" office:value="0.0672309" calcext:value-type="float">
            <text:p>0.0672309</text:p>
          </table:table-cell>
          <table:table-cell office:value-type="float" office:value="0.485949" calcext:value-type="float">
            <text:p>0.485949</text:p>
          </table:table-cell>
          <table:table-cell office:value-type="float" office:value="0.0787139" calcext:value-type="float">
            <text:p>0.0787139</text:p>
          </table:table-cell>
          <table:table-cell table:number-columns-repeated="20"/>
          <table:table-cell table:formula="of:=MIN([.A167:.BL167])" office:value-type="float" office:value="0.0672309" calcext:value-type="float">
            <text:p>0.0672309</text:p>
          </table:table-cell>
          <table:table-cell table:formula="of:=MAX([.A167:.BL167])" office:value-type="float" office:value="1.84253" calcext:value-type="float">
            <text:p>1.84253</text:p>
          </table:table-cell>
          <table:table-cell table:number-columns-repeated="7"/>
        </table:table-row>
        <table:table-row table:style-name="ro2">
          <table:table-cell office:value-type="float" office:value="0.14016" calcext:value-type="float">
            <text:p>0.14016</text:p>
          </table:table-cell>
          <table:table-cell office:value-type="float" office:value="0.142328" calcext:value-type="float">
            <text:p>0.142328</text:p>
          </table:table-cell>
          <table:table-cell office:value-type="float" office:value="0.146418" calcext:value-type="float">
            <text:p>0.146418</text:p>
          </table:table-cell>
          <table:table-cell office:value-type="float" office:value="0.337498" calcext:value-type="float">
            <text:p>0.337498</text:p>
          </table:table-cell>
          <table:table-cell office:value-type="float" office:value="0.296599" calcext:value-type="float">
            <text:p>0.296599</text:p>
          </table:table-cell>
          <table:table-cell office:value-type="float" office:value="0.0980639" calcext:value-type="float">
            <text:p>0.0980639</text:p>
          </table:table-cell>
          <table:table-cell office:value-type="float" office:value="0.303737" calcext:value-type="float">
            <text:p>0.303737</text:p>
          </table:table-cell>
          <table:table-cell office:value-type="float" office:value="0.295413" calcext:value-type="float">
            <text:p>0.295413</text:p>
          </table:table-cell>
          <table:table-cell office:value-type="float" office:value="0.205629" calcext:value-type="float">
            <text:p>0.205629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711171" calcext:value-type="float">
            <text:p>0.711171</text:p>
          </table:table-cell>
          <table:table-cell office:value-type="float" office:value="0.156518" calcext:value-type="float">
            <text:p>0.156518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0.729545" calcext:value-type="float">
            <text:p>0.729545</text:p>
          </table:table-cell>
          <table:table-cell office:value-type="float" office:value="0.441609" calcext:value-type="float">
            <text:p>0.441609</text:p>
          </table:table-cell>
          <table:table-cell office:value-type="float" office:value="0.95246" calcext:value-type="float">
            <text:p>0.95246</text:p>
          </table:table-cell>
          <table:table-cell office:value-type="float" office:value="0.686878" calcext:value-type="float">
            <text:p>0.686878</text:p>
          </table:table-cell>
          <table:table-cell office:value-type="float" office:value="0.56476" calcext:value-type="float">
            <text:p>0.56476</text:p>
          </table:table-cell>
          <table:table-cell office:value-type="float" office:value="1.10274" calcext:value-type="float">
            <text:p>1.10274</text:p>
          </table:table-cell>
          <table:table-cell office:value-type="float" office:value="0.665766" calcext:value-type="float">
            <text:p>0.665766</text:p>
          </table:table-cell>
          <table:table-cell office:value-type="float" office:value="0.449003" calcext:value-type="float">
            <text:p>0.449003</text:p>
          </table:table-cell>
          <table:table-cell office:value-type="float" office:value="0.831802" calcext:value-type="float">
            <text:p>0.831802</text:p>
          </table:table-cell>
          <table:table-cell office:value-type="float" office:value="0.410894" calcext:value-type="float">
            <text:p>0.410894</text:p>
          </table:table-cell>
          <table:table-cell office:value-type="float" office:value="0.22069" calcext:value-type="float">
            <text:p>0.22069</text:p>
          </table:table-cell>
          <table:table-cell office:value-type="float" office:value="0.83138" calcext:value-type="float">
            <text:p>0.83138</text:p>
          </table:table-cell>
          <table:table-cell office:value-type="float" office:value="0.771255" calcext:value-type="float">
            <text:p>0.771255</text:p>
          </table:table-cell>
          <table:table-cell office:value-type="float" office:value="0.803025" calcext:value-type="float">
            <text:p>0.803025</text:p>
          </table:table-cell>
          <table:table-cell office:value-type="float" office:value="1.62885" calcext:value-type="float">
            <text:p>1.62885</text:p>
          </table:table-cell>
          <table:table-cell office:value-type="float" office:value="1.54908" calcext:value-type="float">
            <text:p>1.54908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1.08259" calcext:value-type="float">
            <text:p>1.08259</text:p>
          </table:table-cell>
          <table:table-cell office:value-type="float" office:value="0.670505" calcext:value-type="float">
            <text:p>0.670505</text:p>
          </table:table-cell>
          <table:table-cell office:value-type="float" office:value="1.22743" calcext:value-type="float">
            <text:p>1.22743</text:p>
          </table:table-cell>
          <table:table-cell office:value-type="float" office:value="0.773878" calcext:value-type="float">
            <text:p>0.773878</text:p>
          </table:table-cell>
          <table:table-cell office:value-type="float" office:value="1.54683" calcext:value-type="float">
            <text:p>1.54683</text:p>
          </table:table-cell>
          <table:table-cell office:value-type="float" office:value="0.85855" calcext:value-type="float">
            <text:p>0.85855</text:p>
          </table:table-cell>
          <table:table-cell office:value-type="float" office:value="1.64998" calcext:value-type="float">
            <text:p>1.64998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06378" calcext:value-type="float">
            <text:p>1.06378</text:p>
          </table:table-cell>
          <table:table-cell office:value-type="float" office:value="1.07141" calcext:value-type="float">
            <text:p>1.07141</text:p>
          </table:table-cell>
          <table:table-cell office:value-type="float" office:value="1.05319" calcext:value-type="float">
            <text:p>1.05319</text:p>
          </table:table-cell>
          <table:table-cell office:value-type="float" office:value="1.074" calcext:value-type="float">
            <text:p>1.074</text:p>
          </table:table-cell>
          <table:table-cell office:value-type="float" office:value="1.08763" calcext:value-type="float">
            <text:p>1.08763</text:p>
          </table:table-cell>
          <table:table-cell office:value-type="float" office:value="0.97548" calcext:value-type="float">
            <text:p>0.97548</text:p>
          </table:table-cell>
          <table:table-cell office:value-type="float" office:value="0.296215" calcext:value-type="float">
            <text:p>0.296215</text:p>
          </table:table-cell>
          <table:table-cell office:value-type="float" office:value="0.439333" calcext:value-type="float">
            <text:p>0.439333</text:p>
          </table:table-cell>
          <table:table-cell office:value-type="float" office:value="0.109224" calcext:value-type="float">
            <text:p>0.109224</text:p>
          </table:table-cell>
          <table:table-cell office:value-type="float" office:value="0.115562" calcext:value-type="float">
            <text:p>0.115562</text:p>
          </table:table-cell>
          <table:table-cell table:number-columns-repeated="20"/>
          <table:table-cell table:formula="of:=MIN([.A168:.BL168])" office:value-type="float" office:value="0.0980639" calcext:value-type="float">
            <text:p>0.0980639</text:p>
          </table:table-cell>
          <table:table-cell table:formula="of:=MAX([.A168:.BL168])" office:value-type="float" office:value="1.64998" calcext:value-type="float">
            <text:p>1.6499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9766" calcext:value-type="float">
            <text:p>0.149766</text:p>
          </table:table-cell>
          <table:table-cell office:value-type="float" office:value="0.150996" calcext:value-type="float">
            <text:p>0.150996</text:p>
          </table:table-cell>
          <table:table-cell office:value-type="float" office:value="0.0770249" calcext:value-type="float">
            <text:p>0.0770249</text:p>
          </table:table-cell>
          <table:table-cell office:value-type="float" office:value="0.136467" calcext:value-type="float">
            <text:p>0.136467</text:p>
          </table:table-cell>
          <table:table-cell office:value-type="float" office:value="0.165538" calcext:value-type="float">
            <text:p>0.165538</text:p>
          </table:table-cell>
          <table:table-cell office:value-type="float" office:value="0.321611" calcext:value-type="float">
            <text:p>0.321611</text:p>
          </table:table-cell>
          <table:table-cell office:value-type="float" office:value="0.146614" calcext:value-type="float">
            <text:p>0.146614</text:p>
          </table:table-cell>
          <table:table-cell office:value-type="float" office:value="0.137382" calcext:value-type="float">
            <text:p>0.137382</text:p>
          </table:table-cell>
          <table:table-cell office:value-type="float" office:value="0.277738" calcext:value-type="float">
            <text:p>0.277738</text:p>
          </table:table-cell>
          <table:table-cell office:value-type="float" office:value="0.354202" calcext:value-type="float">
            <text:p>0.354202</text:p>
          </table:table-cell>
          <table:table-cell office:value-type="float" office:value="0.211069" calcext:value-type="float">
            <text:p>0.211069</text:p>
          </table:table-cell>
          <table:table-cell office:value-type="float" office:value="0.608805" calcext:value-type="float">
            <text:p>0.608805</text:p>
          </table:table-cell>
          <table:table-cell office:value-type="float" office:value="0.26729" calcext:value-type="float">
            <text:p>0.26729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586014" calcext:value-type="float">
            <text:p>0.586014</text:p>
          </table:table-cell>
          <table:table-cell office:value-type="float" office:value="0.494916" calcext:value-type="float">
            <text:p>0.494916</text:p>
          </table:table-cell>
          <table:table-cell office:value-type="float" office:value="0.191262" calcext:value-type="float">
            <text:p>0.191262</text:p>
          </table:table-cell>
          <table:table-cell office:value-type="float" office:value="0.414735" calcext:value-type="float">
            <text:p>0.414735</text:p>
          </table:table-cell>
          <table:table-cell office:value-type="float" office:value="0.350535" calcext:value-type="float">
            <text:p>0.350535</text:p>
          </table:table-cell>
          <table:table-cell office:value-type="float" office:value="0.650564" calcext:value-type="float">
            <text:p>0.650564</text:p>
          </table:table-cell>
          <table:table-cell office:value-type="float" office:value="1.07958" calcext:value-type="float">
            <text:p>1.07958</text:p>
          </table:table-cell>
          <table:table-cell office:value-type="float" office:value="0.236294" calcext:value-type="float">
            <text:p>0.236294</text:p>
          </table:table-cell>
          <table:table-cell office:value-type="float" office:value="0.954169" calcext:value-type="float">
            <text:p>0.954169</text:p>
          </table:table-cell>
          <table:table-cell office:value-type="float" office:value="0.284212" calcext:value-type="float">
            <text:p>0.284212</text:p>
          </table:table-cell>
          <table:table-cell office:value-type="float" office:value="0.213307" calcext:value-type="float">
            <text:p>0.213307</text:p>
          </table:table-cell>
          <table:table-cell office:value-type="float" office:value="0.666084" calcext:value-type="float">
            <text:p>0.666084</text:p>
          </table:table-cell>
          <table:table-cell office:value-type="float" office:value="0.188186" calcext:value-type="float">
            <text:p>0.188186</text:p>
          </table:table-cell>
          <table:table-cell office:value-type="float" office:value="0.493013" calcext:value-type="float">
            <text:p>0.493013</text:p>
          </table:table-cell>
          <table:table-cell office:value-type="float" office:value="0.366047" calcext:value-type="float">
            <text:p>0.366047</text:p>
          </table:table-cell>
          <table:table-cell office:value-type="float" office:value="0.238591" calcext:value-type="float">
            <text:p>0.238591</text:p>
          </table:table-cell>
          <table:table-cell office:value-type="float" office:value="0.178341" calcext:value-type="float">
            <text:p>0.178341</text:p>
          </table:table-cell>
          <table:table-cell office:value-type="float" office:value="0.553463" calcext:value-type="float">
            <text:p>0.553463</text:p>
          </table:table-cell>
          <table:table-cell office:value-type="float" office:value="0.522639" calcext:value-type="float">
            <text:p>0.522639</text:p>
          </table:table-cell>
          <table:table-cell office:value-type="float" office:value="0.771162" calcext:value-type="float">
            <text:p>0.771162</text:p>
          </table:table-cell>
          <table:table-cell office:value-type="float" office:value="0.798042" calcext:value-type="float">
            <text:p>0.798042</text:p>
          </table:table-cell>
          <table:table-cell office:value-type="float" office:value="0.745019" calcext:value-type="float">
            <text:p>0.745019</text:p>
          </table:table-cell>
          <table:table-cell office:value-type="float" office:value="0.782882" calcext:value-type="float">
            <text:p>0.782882</text:p>
          </table:table-cell>
          <table:table-cell office:value-type="float" office:value="0.769788" calcext:value-type="float">
            <text:p>0.769788</text:p>
          </table:table-cell>
          <table:table-cell office:value-type="float" office:value="0.672078" calcext:value-type="float">
            <text:p>0.672078</text:p>
          </table:table-cell>
          <table:table-cell office:value-type="float" office:value="1.54004" calcext:value-type="float">
            <text:p>1.54004</text:p>
          </table:table-cell>
          <table:table-cell office:value-type="float" office:value="0.142795" calcext:value-type="float">
            <text:p>0.142795</text:p>
          </table:table-cell>
          <table:table-cell office:value-type="float" office:value="0.300003" calcext:value-type="float">
            <text:p>0.300003</text:p>
          </table:table-cell>
          <table:table-cell office:value-type="float" office:value="0.306194" calcext:value-type="float">
            <text:p>0.306194</text:p>
          </table:table-cell>
          <table:table-cell office:value-type="float" office:value="1.59431" calcext:value-type="float">
            <text:p>1.59431</text:p>
          </table:table-cell>
          <table:table-cell office:value-type="float" office:value="1.61272" calcext:value-type="float">
            <text:p>1.61272</text:p>
          </table:table-cell>
          <table:table-cell office:value-type="float" office:value="0.21999" calcext:value-type="float">
            <text:p>0.21999</text:p>
          </table:table-cell>
          <table:table-cell office:value-type="float" office:value="0.254227" calcext:value-type="float">
            <text:p>0.254227</text:p>
          </table:table-cell>
          <table:table-cell office:value-type="float" office:value="0.387889" calcext:value-type="float">
            <text:p>0.387889</text:p>
          </table:table-cell>
          <table:table-cell office:value-type="float" office:value="1.6658" calcext:value-type="float">
            <text:p>1.6658</text:p>
          </table:table-cell>
          <table:table-cell office:value-type="float" office:value="0.238441" calcext:value-type="float">
            <text:p>0.238441</text:p>
          </table:table-cell>
          <table:table-cell office:value-type="float" office:value="0.395737" calcext:value-type="float">
            <text:p>0.395737</text:p>
          </table:table-cell>
          <table:table-cell office:value-type="float" office:value="0.385982" calcext:value-type="float">
            <text:p>0.385982</text:p>
          </table:table-cell>
          <table:table-cell office:value-type="float" office:value="1.77147" calcext:value-type="float">
            <text:p>1.77147</text:p>
          </table:table-cell>
          <table:table-cell office:value-type="float" office:value="1.8373" calcext:value-type="float">
            <text:p>1.8373</text:p>
          </table:table-cell>
          <table:table-cell office:value-type="float" office:value="0.261704" calcext:value-type="float">
            <text:p>0.261704</text:p>
          </table:table-cell>
          <table:table-cell office:value-type="float" office:value="2.05595" calcext:value-type="float">
            <text:p>2.05595</text:p>
          </table:table-cell>
          <table:table-cell office:value-type="float" office:value="0.539008" calcext:value-type="float">
            <text:p>0.539008</text:p>
          </table:table-cell>
          <table:table-cell office:value-type="float" office:value="1.9522" calcext:value-type="float">
            <text:p>1.9522</text:p>
          </table:table-cell>
          <table:table-cell office:value-type="float" office:value="0.158823" calcext:value-type="float">
            <text:p>0.158823</text:p>
          </table:table-cell>
          <table:table-cell office:value-type="float" office:value="0.464938" calcext:value-type="float">
            <text:p>0.464938</text:p>
          </table:table-cell>
          <table:table-cell office:value-type="float" office:value="0.384331" calcext:value-type="float">
            <text:p>0.384331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1.66311" calcext:value-type="float">
            <text:p>1.66311</text:p>
          </table:table-cell>
          <table:table-cell office:value-type="float" office:value="0.080832" calcext:value-type="float">
            <text:p>0.080832</text:p>
          </table:table-cell>
          <table:table-cell table:number-columns-repeated="4"/>
          <table:table-cell table:formula="of:=MIN([.A170:.BL170])" office:value-type="float" office:value="0.0770249" calcext:value-type="float">
            <text:p>0.0770249</text:p>
          </table:table-cell>
          <table:table-cell table:formula="of:=MAX([.A170:.BL170])" office:value-type="float" office:value="2.05595" calcext:value-type="float">
            <text:p>2.05595</text:p>
          </table:table-cell>
          <table:table-cell table:number-columns-repeated="7"/>
        </table:table-row>
        <table:table-row table:style-name="ro2">
          <table:table-cell office:value-type="float" office:value="0.115492" calcext:value-type="float">
            <text:p>0.115492</text:p>
          </table:table-cell>
          <table:table-cell office:value-type="float" office:value="0.137534" calcext:value-type="float">
            <text:p>0.137534</text:p>
          </table:table-cell>
          <table:table-cell office:value-type="float" office:value="0.151817" calcext:value-type="float">
            <text:p>0.151817</text:p>
          </table:table-cell>
          <table:table-cell office:value-type="float" office:value="0.159713" calcext:value-type="float">
            <text:p>0.159713</text:p>
          </table:table-cell>
          <table:table-cell office:value-type="float" office:value="0.165697" calcext:value-type="float">
            <text:p>0.165697</text:p>
          </table:table-cell>
          <table:table-cell office:value-type="float" office:value="0.165913" calcext:value-type="float">
            <text:p>0.165913</text:p>
          </table:table-cell>
          <table:table-cell office:value-type="float" office:value="0.441334" calcext:value-type="float">
            <text:p>0.441334</text:p>
          </table:table-cell>
          <table:table-cell office:value-type="float" office:value="0.206077" calcext:value-type="float">
            <text:p>0.206077</text:p>
          </table:table-cell>
          <table:table-cell office:value-type="float" office:value="0.14889" calcext:value-type="float">
            <text:p>0.14889</text:p>
          </table:table-cell>
          <table:table-cell office:value-type="float" office:value="0.160953" calcext:value-type="float">
            <text:p>0.160953</text:p>
          </table:table-cell>
          <table:table-cell office:value-type="float" office:value="0.167262" calcext:value-type="float">
            <text:p>0.167262</text:p>
          </table:table-cell>
          <table:table-cell office:value-type="float" office:value="0.265579" calcext:value-type="float">
            <text:p>0.265579</text:p>
          </table:table-cell>
          <table:table-cell office:value-type="float" office:value="0.166317" calcext:value-type="float">
            <text:p>0.166317</text:p>
          </table:table-cell>
          <table:table-cell office:value-type="float" office:value="0.146261" calcext:value-type="float">
            <text:p>0.146261</text:p>
          </table:table-cell>
          <table:table-cell office:value-type="float" office:value="0.257373" calcext:value-type="float">
            <text:p>0.257373</text:p>
          </table:table-cell>
          <table:table-cell office:value-type="float" office:value="0.270374" calcext:value-type="float">
            <text:p>0.270374</text:p>
          </table:table-cell>
          <table:table-cell office:value-type="float" office:value="0.136147" calcext:value-type="float">
            <text:p>0.136147</text:p>
          </table:table-cell>
          <table:table-cell office:value-type="float" office:value="0.214726" calcext:value-type="float">
            <text:p>0.214726</text:p>
          </table:table-cell>
          <table:table-cell office:value-type="float" office:value="0.169296" calcext:value-type="float">
            <text:p>0.169296</text:p>
          </table:table-cell>
          <table:table-cell office:value-type="float" office:value="0.496066" calcext:value-type="float">
            <text:p>0.496066</text:p>
          </table:table-cell>
          <table:table-cell office:value-type="float" office:value="0.523771" calcext:value-type="float">
            <text:p>0.523771</text:p>
          </table:table-cell>
          <table:table-cell office:value-type="float" office:value="0.124957" calcext:value-type="float">
            <text:p>0.124957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0.203706" calcext:value-type="float">
            <text:p>0.203706</text:p>
          </table:table-cell>
          <table:table-cell office:value-type="float" office:value="0.173891" calcext:value-type="float">
            <text:p>0.173891</text:p>
          </table:table-cell>
          <table:table-cell office:value-type="float" office:value="0.109603" calcext:value-type="float">
            <text:p>0.109603</text:p>
          </table:table-cell>
          <table:table-cell office:value-type="float" office:value="0.90943" calcext:value-type="float">
            <text:p>0.90943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0.26699" calcext:value-type="float">
            <text:p>0.26699</text:p>
          </table:table-cell>
          <table:table-cell office:value-type="float" office:value="0.260322" calcext:value-type="float">
            <text:p>0.260322</text:p>
          </table:table-cell>
          <table:table-cell office:value-type="float" office:value="1.4784" calcext:value-type="float">
            <text:p>1.4784</text:p>
          </table:table-cell>
          <table:table-cell office:value-type="float" office:value="1.66726" calcext:value-type="float">
            <text:p>1.66726</text:p>
          </table:table-cell>
          <table:table-cell office:value-type="float" office:value="0.151425" calcext:value-type="float">
            <text:p>0.151425</text:p>
          </table:table-cell>
          <table:table-cell office:value-type="float" office:value="1.25981" calcext:value-type="float">
            <text:p>1.25981</text:p>
          </table:table-cell>
          <table:table-cell office:value-type="float" office:value="0.188441" calcext:value-type="float">
            <text:p>0.188441</text:p>
          </table:table-cell>
          <table:table-cell office:value-type="float" office:value="1.35883" calcext:value-type="float">
            <text:p>1.35883</text:p>
          </table:table-cell>
          <table:table-cell office:value-type="float" office:value="1.55535" calcext:value-type="float">
            <text:p>1.55535</text:p>
          </table:table-cell>
          <table:table-cell office:value-type="float" office:value="0.138478" calcext:value-type="float">
            <text:p>0.138478</text:p>
          </table:table-cell>
          <table:table-cell office:value-type="float" office:value="0.168967" calcext:value-type="float">
            <text:p>0.168967</text:p>
          </table:table-cell>
          <table:table-cell office:value-type="float" office:value="1.16435" calcext:value-type="float">
            <text:p>1.16435</text:p>
          </table:table-cell>
          <table:table-cell office:value-type="float" office:value="0.102967" calcext:value-type="float">
            <text:p>0.102967</text:p>
          </table:table-cell>
          <table:table-cell office:value-type="float" office:value="0.926874" calcext:value-type="float">
            <text:p>0.926874</text:p>
          </table:table-cell>
          <table:table-cell office:value-type="float" office:value="0.818635" calcext:value-type="float">
            <text:p>0.818635</text:p>
          </table:table-cell>
          <table:table-cell office:value-type="float" office:value="0.784313" calcext:value-type="float">
            <text:p>0.784313</text:p>
          </table:table-cell>
          <table:table-cell office:value-type="float" office:value="0.593063" calcext:value-type="float">
            <text:p>0.593063</text:p>
          </table:table-cell>
          <table:table-cell office:value-type="float" office:value="0.156719" calcext:value-type="float">
            <text:p>0.156719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2.06905" calcext:value-type="float">
            <text:p>2.06905</text:p>
          </table:table-cell>
          <table:table-cell office:value-type="float" office:value="1.75527" calcext:value-type="float">
            <text:p>1.75527</text:p>
          </table:table-cell>
          <table:table-cell office:value-type="float" office:value="1.59183" calcext:value-type="float">
            <text:p>1.59183</text:p>
          </table:table-cell>
          <table:table-cell office:value-type="float" office:value="1.33073" calcext:value-type="float">
            <text:p>1.33073</text:p>
          </table:table-cell>
          <table:table-cell office:value-type="float" office:value="0.424637" calcext:value-type="float">
            <text:p>0.424637</text:p>
          </table:table-cell>
          <table:table-cell office:value-type="float" office:value="0.129659" calcext:value-type="float">
            <text:p>0.129659</text:p>
          </table:table-cell>
          <table:table-cell office:value-type="float" office:value="0.515321" calcext:value-type="float">
            <text:p>0.515321</text:p>
          </table:table-cell>
          <table:table-cell office:value-type="float" office:value="0.346517" calcext:value-type="float">
            <text:p>0.346517</text:p>
          </table:table-cell>
          <table:table-cell office:value-type="float" office:value="1.92468" calcext:value-type="float">
            <text:p>1.92468</text:p>
          </table:table-cell>
          <table:table-cell office:value-type="float" office:value="0.499984" calcext:value-type="float">
            <text:p>0.499984</text:p>
          </table:table-cell>
          <table:table-cell office:value-type="float" office:value="0.511892" calcext:value-type="float">
            <text:p>0.511892</text:p>
          </table:table-cell>
          <table:table-cell office:value-type="float" office:value="0.112112" calcext:value-type="float">
            <text:p>0.112112</text:p>
          </table:table-cell>
          <table:table-cell office:value-type="float" office:value="0.813208" calcext:value-type="float">
            <text:p>0.813208</text:p>
          </table:table-cell>
          <table:table-cell office:value-type="float" office:value="0.227915" calcext:value-type="float">
            <text:p>0.227915</text:p>
          </table:table-cell>
          <table:table-cell office:value-type="float" office:value="0.776535" calcext:value-type="float">
            <text:p>0.776535</text:p>
          </table:table-cell>
          <table:table-cell office:value-type="float" office:value="0.612977" calcext:value-type="float">
            <text:p>0.612977</text:p>
          </table:table-cell>
          <table:table-cell office:value-type="float" office:value="0.088891" calcext:value-type="float">
            <text:p>0.088891</text:p>
          </table:table-cell>
          <table:table-cell table:number-columns-repeated="4"/>
          <table:table-cell table:formula="of:=MIN([.A171:.BL171])" office:value-type="float" office:value="0.088891" calcext:value-type="float">
            <text:p>0.088891</text:p>
          </table:table-cell>
          <table:table-cell table:formula="of:=MAX([.A171:.BL171])" office:value-type="float" office:value="2.16667" calcext:value-type="float">
            <text:p>2.16667</text:p>
          </table:table-cell>
          <table:table-cell table:number-columns-repeated="7"/>
        </table:table-row>
        <table:table-row table:style-name="ro2">
          <table:table-cell office:value-type="float" office:value="0.101601" calcext:value-type="float">
            <text:p>0.101601</text:p>
          </table:table-cell>
          <table:table-cell office:value-type="float" office:value="0.150218" calcext:value-type="float">
            <text:p>0.150218</text:p>
          </table:table-cell>
          <table:table-cell office:value-type="float" office:value="0.149691" calcext:value-type="float">
            <text:p>0.149691</text:p>
          </table:table-cell>
          <table:table-cell office:value-type="float" office:value="0.183671" calcext:value-type="float">
            <text:p>0.183671</text:p>
          </table:table-cell>
          <table:table-cell office:value-type="float" office:value="0.137426" calcext:value-type="float">
            <text:p>0.137426</text:p>
          </table:table-cell>
          <table:table-cell office:value-type="float" office:value="0.152586" calcext:value-type="float">
            <text:p>0.152586</text:p>
          </table:table-cell>
          <table:table-cell office:value-type="float" office:value="0.171018" calcext:value-type="float">
            <text:p>0.171018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171341" calcext:value-type="float">
            <text:p>0.171341</text:p>
          </table:table-cell>
          <table:table-cell office:value-type="float" office:value="0.121255" calcext:value-type="float">
            <text:p>0.121255</text:p>
          </table:table-cell>
          <table:table-cell office:value-type="float" office:value="0.164608" calcext:value-type="float">
            <text:p>0.164608</text:p>
          </table:table-cell>
          <table:table-cell office:value-type="float" office:value="0.778361" calcext:value-type="float">
            <text:p>0.778361</text:p>
          </table:table-cell>
          <table:table-cell office:value-type="float" office:value="0.758022" calcext:value-type="float">
            <text:p>0.758022</text:p>
          </table:table-cell>
          <table:table-cell office:value-type="float" office:value="0.624143" calcext:value-type="float">
            <text:p>0.624143</text:p>
          </table:table-cell>
          <table:table-cell office:value-type="float" office:value="0.156101" calcext:value-type="float">
            <text:p>0.156101</text:p>
          </table:table-cell>
          <table:table-cell office:value-type="float" office:value="0.552281" calcext:value-type="float">
            <text:p>0.552281</text:p>
          </table:table-cell>
          <table:table-cell office:value-type="float" office:value="0.138771" calcext:value-type="float">
            <text:p>0.138771</text:p>
          </table:table-cell>
          <table:table-cell office:value-type="float" office:value="0.529241" calcext:value-type="float">
            <text:p>0.529241</text:p>
          </table:table-cell>
          <table:table-cell office:value-type="float" office:value="0.15003" calcext:value-type="float">
            <text:p>0.15003</text:p>
          </table:table-cell>
          <table:table-cell office:value-type="float" office:value="0.479192" calcext:value-type="float">
            <text:p>0.479192</text:p>
          </table:table-cell>
          <table:table-cell office:value-type="float" office:value="1.19985" calcext:value-type="float">
            <text:p>1.19985</text:p>
          </table:table-cell>
          <table:table-cell office:value-type="float" office:value="1.17986" calcext:value-type="float">
            <text:p>1.17986</text:p>
          </table:table-cell>
          <table:table-cell office:value-type="float" office:value="0.946873" calcext:value-type="float">
            <text:p>0.946873</text:p>
          </table:table-cell>
          <table:table-cell office:value-type="float" office:value="0.531808" calcext:value-type="float">
            <text:p>0.531808</text:p>
          </table:table-cell>
          <table:table-cell office:value-type="float" office:value="1.05093" calcext:value-type="float">
            <text:p>1.05093</text:p>
          </table:table-cell>
          <table:table-cell office:value-type="float" office:value="0.472289" calcext:value-type="float">
            <text:p>0.472289</text:p>
          </table:table-cell>
          <table:table-cell office:value-type="float" office:value="0.196919" calcext:value-type="float">
            <text:p>0.196919</text:p>
          </table:table-cell>
          <table:table-cell office:value-type="float" office:value="1.00203" calcext:value-type="float">
            <text:p>1.00203</text:p>
          </table:table-cell>
          <table:table-cell office:value-type="float" office:value="1.53364" calcext:value-type="float">
            <text:p>1.53364</text:p>
          </table:table-cell>
          <table:table-cell office:value-type="float" office:value="1.31849" calcext:value-type="float">
            <text:p>1.31849</text:p>
          </table:table-cell>
          <table:table-cell office:value-type="float" office:value="1.56836" calcext:value-type="float">
            <text:p>1.56836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1.07919" calcext:value-type="float">
            <text:p>1.07919</text:p>
          </table:table-cell>
          <table:table-cell office:value-type="float" office:value="1.63942" calcext:value-type="float">
            <text:p>1.63942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40922" calcext:value-type="float">
            <text:p>1.40922</text:p>
          </table:table-cell>
          <table:table-cell office:value-type="float" office:value="0.547134" calcext:value-type="float">
            <text:p>0.547134</text:p>
          </table:table-cell>
          <table:table-cell office:value-type="float" office:value="1.29429" calcext:value-type="float">
            <text:p>1.29429</text:p>
          </table:table-cell>
          <table:table-cell office:value-type="float" office:value="1.19059" calcext:value-type="float">
            <text:p>1.19059</text:p>
          </table:table-cell>
          <table:table-cell office:value-type="float" office:value="1.8391" calcext:value-type="float">
            <text:p>1.8391</text:p>
          </table:table-cell>
          <table:table-cell office:value-type="float" office:value="1.8396" calcext:value-type="float">
            <text:p>1.8396</text:p>
          </table:table-cell>
          <table:table-cell office:value-type="float" office:value="1.02161" calcext:value-type="float">
            <text:p>1.02161</text:p>
          </table:table-cell>
          <table:table-cell office:value-type="float" office:value="0.993969" calcext:value-type="float">
            <text:p>0.993969</text:p>
          </table:table-cell>
          <table:table-cell office:value-type="float" office:value="1.12581" calcext:value-type="float">
            <text:p>1.12581</text:p>
          </table:table-cell>
          <table:table-cell office:value-type="float" office:value="0.8888" calcext:value-type="float">
            <text:p>0.8888</text:p>
          </table:table-cell>
          <table:table-cell office:value-type="float" office:value="1.34015" calcext:value-type="float">
            <text:p>1.34015</text:p>
          </table:table-cell>
          <table:table-cell office:value-type="float" office:value="0.760797" calcext:value-type="float">
            <text:p>0.760797</text:p>
          </table:table-cell>
          <table:table-cell office:value-type="float" office:value="1.25535" calcext:value-type="float">
            <text:p>1.25535</text:p>
          </table:table-cell>
          <table:table-cell office:value-type="float" office:value="1.24436" calcext:value-type="float">
            <text:p>1.24436</text:p>
          </table:table-cell>
          <table:table-cell office:value-type="float" office:value="0.856038" calcext:value-type="float">
            <text:p>0.856038</text:p>
          </table:table-cell>
          <table:table-cell office:value-type="float" office:value="1.60833" calcext:value-type="float">
            <text:p>1.60833</text:p>
          </table:table-cell>
          <table:table-cell office:value-type="float" office:value="1.19112" calcext:value-type="float">
            <text:p>1.19112</text:p>
          </table:table-cell>
          <table:table-cell office:value-type="float" office:value="0.972123" calcext:value-type="float">
            <text:p>0.972123</text:p>
          </table:table-cell>
          <table:table-cell office:value-type="float" office:value="1.30172" calcext:value-type="float">
            <text:p>1.30172</text:p>
          </table:table-cell>
          <table:table-cell office:value-type="float" office:value="0.950624" calcext:value-type="float">
            <text:p>0.950624</text:p>
          </table:table-cell>
          <table:table-cell office:value-type="float" office:value="0.997505" calcext:value-type="float">
            <text:p>0.997505</text:p>
          </table:table-cell>
          <table:table-cell office:value-type="float" office:value="0.981309" calcext:value-type="float">
            <text:p>0.981309</text:p>
          </table:table-cell>
          <table:table-cell office:value-type="float" office:value="1.39806" calcext:value-type="float">
            <text:p>1.39806</text:p>
          </table:table-cell>
          <table:table-cell office:value-type="float" office:value="1.01434" calcext:value-type="float">
            <text:p>1.01434</text:p>
          </table:table-cell>
          <table:table-cell office:value-type="float" office:value="1.59427" calcext:value-type="float">
            <text:p>1.59427</text:p>
          </table:table-cell>
          <table:table-cell office:value-type="float" office:value="2.24214" calcext:value-type="float">
            <text:p>2.24214</text:p>
          </table:table-cell>
          <table:table-cell office:value-type="float" office:value="1.27252" calcext:value-type="float">
            <text:p>1.27252</text:p>
          </table:table-cell>
          <table:table-cell office:value-type="float" office:value="0.882773" calcext:value-type="float">
            <text:p>0.882773</text:p>
          </table:table-cell>
          <table:table-cell table:number-columns-repeated="4"/>
          <table:table-cell table:formula="of:=MIN([.A172:.BL172])" office:value-type="float" office:value="0.101601" calcext:value-type="float">
            <text:p>0.101601</text:p>
          </table:table-cell>
          <table:table-cell table:formula="of:=MAX([.A172:.BL172])" office:value-type="float" office:value="2.24214" calcext:value-type="float">
            <text:p>2.24214</text:p>
          </table:table-cell>
          <table:table-cell table:number-columns-repeated="7"/>
        </table:table-row>
        <table:table-row table:style-name="ro2">
          <table:table-cell office:value-type="float" office:value="0.152431" calcext:value-type="float">
            <text:p>0.152431</text:p>
          </table:table-cell>
          <table:table-cell office:value-type="float" office:value="0.157646" calcext:value-type="float">
            <text:p>0.157646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0045" calcext:value-type="float">
            <text:p>0.150045</text:p>
          </table:table-cell>
          <table:table-cell office:value-type="float" office:value="0.168826" calcext:value-type="float">
            <text:p>0.168826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179111" calcext:value-type="float">
            <text:p>0.179111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731023" calcext:value-type="float">
            <text:p>0.731023</text:p>
          </table:table-cell>
          <table:table-cell office:value-type="float" office:value="0.751023" calcext:value-type="float">
            <text:p>0.751023</text:p>
          </table:table-cell>
          <table:table-cell office:value-type="float" office:value="0.646585" calcext:value-type="float">
            <text:p>0.646585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9913" calcext:value-type="float">
            <text:p>0.819913</text:p>
          </table:table-cell>
          <table:table-cell office:value-type="float" office:value="0.578698" calcext:value-type="float">
            <text:p>0.578698</text:p>
          </table:table-cell>
          <table:table-cell office:value-type="float" office:value="0.509756" calcext:value-type="float">
            <text:p>0.509756</text:p>
          </table:table-cell>
          <table:table-cell office:value-type="float" office:value="0.866456" calcext:value-type="float">
            <text:p>0.866456</text:p>
          </table:table-cell>
          <table:table-cell office:value-type="float" office:value="0.793343" calcext:value-type="float">
            <text:p>0.793343</text:p>
          </table:table-cell>
          <table:table-cell office:value-type="float" office:value="0.566994" calcext:value-type="float">
            <text:p>0.566994</text:p>
          </table:table-cell>
          <table:table-cell office:value-type="float" office:value="0.224603" calcext:value-type="float">
            <text:p>0.22460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965281" calcext:value-type="float">
            <text:p>0.965281</text:p>
          </table:table-cell>
          <table:table-cell office:value-type="float" office:value="0.0992301" calcext:value-type="float">
            <text:p>0.0992301</text:p>
          </table:table-cell>
          <table:table-cell office:value-type="float" office:value="0.809381" calcext:value-type="float">
            <text:p>0.809381</text:p>
          </table:table-cell>
          <table:table-cell office:value-type="float" office:value="0.635269" calcext:value-type="float">
            <text:p>0.635269</text:p>
          </table:table-cell>
          <table:table-cell office:value-type="float" office:value="0.0438268" calcext:value-type="float">
            <text:p>0.0438268</text:p>
          </table:table-cell>
          <table:table-cell office:value-type="float" office:value="0.309365" calcext:value-type="float">
            <text:p>0.309365</text:p>
          </table:table-cell>
          <table:table-cell office:value-type="float" office:value="0.628898" calcext:value-type="float">
            <text:p>0.628898</text:p>
          </table:table-cell>
          <table:table-cell office:value-type="float" office:value="0.618743" calcext:value-type="float">
            <text:p>0.618743</text:p>
          </table:table-cell>
          <table:table-cell office:value-type="float" office:value="0.892503" calcext:value-type="float">
            <text:p>0.892503</text:p>
          </table:table-cell>
          <table:table-cell office:value-type="float" office:value="0.795357" calcext:value-type="float">
            <text:p>0.795357</text:p>
          </table:table-cell>
          <table:table-cell office:value-type="float" office:value="0.470864" calcext:value-type="float">
            <text:p>0.470864</text:p>
          </table:table-cell>
          <table:table-cell office:value-type="float" office:value="0.491346" calcext:value-type="float">
            <text:p>0.491346</text:p>
          </table:table-cell>
          <table:table-cell office:value-type="float" office:value="0.473186" calcext:value-type="float">
            <text:p>0.473186</text:p>
          </table:table-cell>
          <table:table-cell office:value-type="float" office:value="0.522647" calcext:value-type="float">
            <text:p>0.522647</text:p>
          </table:table-cell>
          <table:table-cell office:value-type="float" office:value="0.13134" calcext:value-type="float">
            <text:p>0.13134</text:p>
          </table:table-cell>
          <table:table-cell office:value-type="float" office:value="0.576458" calcext:value-type="float">
            <text:p>0.576458</text:p>
          </table:table-cell>
          <table:table-cell office:value-type="float" office:value="0.145593" calcext:value-type="float">
            <text:p>0.145593</text:p>
          </table:table-cell>
          <table:table-cell office:value-type="float" office:value="1.60358" calcext:value-type="float">
            <text:p>1.60358</text:p>
          </table:table-cell>
          <table:table-cell office:value-type="float" office:value="0.237371" calcext:value-type="float">
            <text:p>0.237371</text:p>
          </table:table-cell>
          <table:table-cell office:value-type="float" office:value="0.629401" calcext:value-type="float">
            <text:p>0.629401</text:p>
          </table:table-cell>
          <table:table-cell office:value-type="float" office:value="0.0959179" calcext:value-type="float">
            <text:p>0.0959179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0.82368" calcext:value-type="float">
            <text:p>0.82368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0.629183" calcext:value-type="float">
            <text:p>0.629183</text:p>
          </table:table-cell>
          <table:table-cell office:value-type="float" office:value="0.584957" calcext:value-type="float">
            <text:p>0.584957</text:p>
          </table:table-cell>
          <table:table-cell office:value-type="float" office:value="0.858185" calcext:value-type="float">
            <text:p>0.858185</text:p>
          </table:table-cell>
          <table:table-cell office:value-type="float" office:value="0.855598" calcext:value-type="float">
            <text:p>0.855598</text:p>
          </table:table-cell>
          <table:table-cell office:value-type="float" office:value="1.11484" calcext:value-type="float">
            <text:p>1.11484</text:p>
          </table:table-cell>
          <table:table-cell office:value-type="float" office:value="0.227444" calcext:value-type="float">
            <text:p>0.227444</text:p>
          </table:table-cell>
          <table:table-cell office:value-type="float" office:value="0.31987" calcext:value-type="float">
            <text:p>0.31987</text:p>
          </table:table-cell>
          <table:table-cell office:value-type="float" office:value="0.164251" calcext:value-type="float">
            <text:p>0.164251</text:p>
          </table:table-cell>
          <table:table-cell office:value-type="float" office:value="1.0416" calcext:value-type="float">
            <text:p>1.0416</text:p>
          </table:table-cell>
          <table:table-cell office:value-type="float" office:value="0.371477" calcext:value-type="float">
            <text:p>0.371477</text:p>
          </table:table-cell>
          <table:table-cell office:value-type="float" office:value="0.290838" calcext:value-type="float">
            <text:p>0.290838</text:p>
          </table:table-cell>
          <table:table-cell office:value-type="float" office:value="0.276066" calcext:value-type="float">
            <text:p>0.276066</text:p>
          </table:table-cell>
          <table:table-cell office:value-type="float" office:value="0.114912" calcext:value-type="float">
            <text:p>0.114912</text:p>
          </table:table-cell>
          <table:table-cell office:value-type="float" office:value="0.372358" calcext:value-type="float">
            <text:p>0.372358</text:p>
          </table:table-cell>
          <table:table-cell office:value-type="float" office:value="0.316167" calcext:value-type="float">
            <text:p>0.316167</text:p>
          </table:table-cell>
          <table:table-cell office:value-type="float" office:value="0.160798" calcext:value-type="float">
            <text:p>0.160798</text:p>
          </table:table-cell>
          <table:table-cell office:value-type="float" office:value="0.179474" calcext:value-type="float">
            <text:p>0.179474</text:p>
          </table:table-cell>
          <table:table-cell office:value-type="float" office:value="0.0914121" calcext:value-type="float">
            <text:p>0.0914121</text:p>
          </table:table-cell>
          <table:table-cell table:number-columns-repeated="4"/>
          <table:table-cell table:formula="of:=MIN([.A173:.BL173])" office:value-type="float" office:value="0.0438268" calcext:value-type="float">
            <text:p>0.0438268</text:p>
          </table:table-cell>
          <table:table-cell table:formula="of:=MAX([.A173:.BL173])" office:value-type="float" office:value="1.60358" calcext:value-type="float">
            <text:p>1.60358</text:p>
          </table:table-cell>
          <table:table-cell table:number-columns-repeated="7"/>
        </table:table-row>
        <table:table-row table:style-name="ro2">
          <table:table-cell office:value-type="float" office:value="0.149021" calcext:value-type="float">
            <text:p>0.149021</text:p>
          </table:table-cell>
          <table:table-cell office:value-type="float" office:value="0.155049" calcext:value-type="float">
            <text:p>0.155049</text:p>
          </table:table-cell>
          <table:table-cell office:value-type="float" office:value="0.176053" calcext:value-type="float">
            <text:p>0.176053</text:p>
          </table:table-cell>
          <table:table-cell office:value-type="float" office:value="0.0763149" calcext:value-type="float">
            <text:p>0.0763149</text:p>
          </table:table-cell>
          <table:table-cell office:value-type="float" office:value="0.240955" calcext:value-type="float">
            <text:p>0.240955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0.200206" calcext:value-type="float">
            <text:p>0.200206</text:p>
          </table:table-cell>
          <table:table-cell office:value-type="float" office:value="0.141525" calcext:value-type="float">
            <text:p>0.141525</text:p>
          </table:table-cell>
          <table:table-cell office:value-type="float" office:value="0.22405" calcext:value-type="float">
            <text:p>0.22405</text:p>
          </table:table-cell>
          <table:table-cell office:value-type="float" office:value="0.208394" calcext:value-type="float">
            <text:p>0.208394</text:p>
          </table:table-cell>
          <table:table-cell office:value-type="float" office:value="0.141895" calcext:value-type="float">
            <text:p>0.141895</text:p>
          </table:table-cell>
          <table:table-cell office:value-type="float" office:value="0.147594" calcext:value-type="float">
            <text:p>0.147594</text:p>
          </table:table-cell>
          <table:table-cell office:value-type="float" office:value="0.109174" calcext:value-type="float">
            <text:p>0.109174</text:p>
          </table:table-cell>
          <table:table-cell office:value-type="float" office:value="0.162545" calcext:value-type="float">
            <text:p>0.162545</text:p>
          </table:table-cell>
          <table:table-cell office:value-type="float" office:value="0.106556" calcext:value-type="float">
            <text:p>0.106556</text:p>
          </table:table-cell>
          <table:table-cell office:value-type="float" office:value="0.288384" calcext:value-type="float">
            <text:p>0.288384</text:p>
          </table:table-cell>
          <table:table-cell office:value-type="float" office:value="0.143196" calcext:value-type="float">
            <text:p>0.143196</text:p>
          </table:table-cell>
          <table:table-cell office:value-type="float" office:value="0.20414" calcext:value-type="float">
            <text:p>0.20414</text:p>
          </table:table-cell>
          <table:table-cell office:value-type="float" office:value="0.151347" calcext:value-type="float">
            <text:p>0.151347</text:p>
          </table:table-cell>
          <table:table-cell office:value-type="float" office:value="0.0909221" calcext:value-type="float">
            <text:p>0.0909221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173687" calcext:value-type="float">
            <text:p>0.173687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0.114536" calcext:value-type="float">
            <text:p>0.114536</text:p>
          </table:table-cell>
          <table:table-cell office:value-type="float" office:value="1.13954" calcext:value-type="float">
            <text:p>1.13954</text:p>
          </table:table-cell>
          <table:table-cell office:value-type="float" office:value="1.33056" calcext:value-type="float">
            <text:p>1.33056</text:p>
          </table:table-cell>
          <table:table-cell office:value-type="float" office:value="1.33293" calcext:value-type="float">
            <text:p>1.33293</text:p>
          </table:table-cell>
          <table:table-cell office:value-type="float" office:value="1.36489" calcext:value-type="float">
            <text:p>1.36489</text:p>
          </table:table-cell>
          <table:table-cell office:value-type="float" office:value="0.168557" calcext:value-type="float">
            <text:p>0.168557</text:p>
          </table:table-cell>
          <table:table-cell office:value-type="float" office:value="1.3912" calcext:value-type="float">
            <text:p>1.3912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0519" calcext:value-type="float">
            <text:p>1.0519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1.04214" calcext:value-type="float">
            <text:p>1.04214</text:p>
          </table:table-cell>
          <table:table-cell office:value-type="float" office:value="0.199249" calcext:value-type="float">
            <text:p>0.199249</text:p>
          </table:table-cell>
          <table:table-cell office:value-type="float" office:value="1.05258" calcext:value-type="float">
            <text:p>1.05258</text:p>
          </table:table-cell>
          <table:table-cell office:value-type="float" office:value="0.130838" calcext:value-type="float">
            <text:p>0.130838</text:p>
          </table:table-cell>
          <table:table-cell office:value-type="float" office:value="0.911828" calcext:value-type="float">
            <text:p>0.911828</text:p>
          </table:table-cell>
          <table:table-cell office:value-type="float" office:value="0.8626" calcext:value-type="float">
            <text:p>0.8626</text:p>
          </table:table-cell>
          <table:table-cell office:value-type="float" office:value="1.78168" calcext:value-type="float">
            <text:p>1.78168</text:p>
          </table:table-cell>
          <table:table-cell office:value-type="float" office:value="1.58659" calcext:value-type="float">
            <text:p>1.58659</text:p>
          </table:table-cell>
          <table:table-cell office:value-type="float" office:value="1.58517" calcext:value-type="float">
            <text:p>1.58517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196305" calcext:value-type="float">
            <text:p>0.196305</text:p>
          </table:table-cell>
          <table:table-cell office:value-type="float" office:value="1.02489" calcext:value-type="float">
            <text:p>1.02489</text:p>
          </table:table-cell>
          <table:table-cell office:value-type="float" office:value="0.138348" calcext:value-type="float">
            <text:p>0.138348</text:p>
          </table:table-cell>
          <table:table-cell office:value-type="float" office:value="1.33089" calcext:value-type="float">
            <text:p>1.33089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1.15617" calcext:value-type="float">
            <text:p>1.15617</text:p>
          </table:table-cell>
          <table:table-cell office:value-type="float" office:value="1.98247" calcext:value-type="float">
            <text:p>1.98247</text:p>
          </table:table-cell>
          <table:table-cell office:value-type="float" office:value="1.44625" calcext:value-type="float">
            <text:p>1.44625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70365" calcext:value-type="float">
            <text:p>1.70365</text:p>
          </table:table-cell>
          <table:table-cell office:value-type="float" office:value="1.63402" calcext:value-type="float">
            <text:p>1.63402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193394" calcext:value-type="float">
            <text:p>0.193394</text:p>
          </table:table-cell>
          <table:table-cell office:value-type="float" office:value="1.53152" calcext:value-type="float">
            <text:p>1.53152</text:p>
          </table:table-cell>
          <table:table-cell office:value-type="float" office:value="1.01136" calcext:value-type="float">
            <text:p>1.01136</text:p>
          </table:table-cell>
          <table:table-cell office:value-type="float" office:value="1.62023" calcext:value-type="float">
            <text:p>1.62023</text:p>
          </table:table-cell>
          <table:table-cell office:value-type="float" office:value="0.279224" calcext:value-type="float">
            <text:p>0.279224</text:p>
          </table:table-cell>
          <table:table-cell office:value-type="float" office:value="0.127786" calcext:value-type="float">
            <text:p>0.127786</text:p>
          </table:table-cell>
          <table:table-cell office:value-type="float" office:value="0.176655" calcext:value-type="float">
            <text:p>0.176655</text:p>
          </table:table-cell>
          <table:table-cell office:value-type="float" office:value="0.0480518" calcext:value-type="float">
            <text:p>0.0480518</text:p>
          </table:table-cell>
          <table:table-cell office:value-type="float" office:value="0.0605891" calcext:value-type="float">
            <text:p>0.0605891</text:p>
          </table:table-cell>
          <table:table-cell table:number-columns-repeated="4"/>
          <table:table-cell table:formula="of:=MIN([.A174:.BL174])" office:value-type="float" office:value="0.0480518" calcext:value-type="float">
            <text:p>0.0480518</text:p>
          </table:table-cell>
          <table:table-cell table:formula="of:=MAX([.A174:.BL174])" office:value-type="float" office:value="1.98247" calcext:value-type="float">
            <text:p>1.98247</text:p>
          </table:table-cell>
          <table:table-cell table:number-columns-repeated="7"/>
        </table:table-row>
        <table:table-row table:style-name="ro2">
          <table:table-cell office:value-type="float" office:value="0.147318" calcext:value-type="float">
            <text:p>0.147318</text:p>
          </table:table-cell>
          <table:table-cell office:value-type="float" office:value="0.149788" calcext:value-type="float">
            <text:p>0.149788</text:p>
          </table:table-cell>
          <table:table-cell office:value-type="float" office:value="0.147815" calcext:value-type="float">
            <text:p>0.147815</text:p>
          </table:table-cell>
          <table:table-cell office:value-type="float" office:value="0.15058" calcext:value-type="float">
            <text:p>0.15058</text:p>
          </table:table-cell>
          <table:table-cell office:value-type="float" office:value="0.157027" calcext:value-type="float">
            <text:p>0.157027</text:p>
          </table:table-cell>
          <table:table-cell office:value-type="float" office:value="0.175284" calcext:value-type="float">
            <text:p>0.175284</text:p>
          </table:table-cell>
          <table:table-cell office:value-type="float" office:value="0.330573" calcext:value-type="float">
            <text:p>0.330573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0.359777" calcext:value-type="float">
            <text:p>0.359777</text:p>
          </table:table-cell>
          <table:table-cell office:value-type="float" office:value="0.228924" calcext:value-type="float">
            <text:p>0.228924</text:p>
          </table:table-cell>
          <table:table-cell office:value-type="float" office:value="0.0787969" calcext:value-type="float">
            <text:p>0.0787969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091892" calcext:value-type="float">
            <text:p>0.091892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0.386898" calcext:value-type="float">
            <text:p>0.386898</text:p>
          </table:table-cell>
          <table:table-cell office:value-type="float" office:value="0.543376" calcext:value-type="float">
            <text:p>0.543376</text:p>
          </table:table-cell>
          <table:table-cell office:value-type="float" office:value="0.0840499" calcext:value-type="float">
            <text:p>0.0840499</text:p>
          </table:table-cell>
          <table:table-cell office:value-type="float" office:value="0.600882" calcext:value-type="float">
            <text:p>0.600882</text:p>
          </table:table-cell>
          <table:table-cell office:value-type="float" office:value="0.0880849" calcext:value-type="float">
            <text:p>0.0880849</text:p>
          </table:table-cell>
          <table:table-cell office:value-type="float" office:value="0.0417478" calcext:value-type="float">
            <text:p>0.0417478</text:p>
          </table:table-cell>
          <table:table-cell office:value-type="float" office:value="0.0425961" calcext:value-type="float">
            <text:p>0.0425961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940984" calcext:value-type="float">
            <text:p>0.940984</text:p>
          </table:table-cell>
          <table:table-cell office:value-type="float" office:value="0.0991821" calcext:value-type="float">
            <text:p>0.0991821</text:p>
          </table:table-cell>
          <table:table-cell office:value-type="float" office:value="0.0814619" calcext:value-type="float">
            <text:p>0.0814619</text:p>
          </table:table-cell>
          <table:table-cell office:value-type="float" office:value="0.0750849" calcext:value-type="float">
            <text:p>0.0750849</text:p>
          </table:table-cell>
          <table:table-cell office:value-type="float" office:value="0.0673828" calcext:value-type="float">
            <text:p>0.0673828</text:p>
          </table:table-cell>
          <table:table-cell office:value-type="float" office:value="0.0547688" calcext:value-type="float">
            <text:p>0.0547688</text:p>
          </table:table-cell>
          <table:table-cell office:value-type="float" office:value="0.161642" calcext:value-type="float">
            <text:p>0.161642</text:p>
          </table:table-cell>
          <table:table-cell office:value-type="float" office:value="0.0613179" calcext:value-type="float">
            <text:p>0.0613179</text:p>
          </table:table-cell>
          <table:table-cell office:value-type="float" office:value="0.124034" calcext:value-type="float">
            <text:p>0.124034</text:p>
          </table:table-cell>
          <table:table-cell office:value-type="float" office:value="0.05776" calcext:value-type="float">
            <text:p>0.05776</text:p>
          </table:table-cell>
          <table:table-cell office:value-type="float" office:value="0.125642" calcext:value-type="float">
            <text:p>0.125642</text:p>
          </table:table-cell>
          <table:table-cell office:value-type="float" office:value="0.331817" calcext:value-type="float">
            <text:p>0.331817</text:p>
          </table:table-cell>
          <table:table-cell office:value-type="float" office:value="0.0389378" calcext:value-type="float">
            <text:p>0.0389378</text:p>
          </table:table-cell>
          <table:table-cell office:value-type="float" office:value="0.325038" calcext:value-type="float">
            <text:p>0.325038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986009" calcext:value-type="float">
            <text:p>0.986009</text:p>
          </table:table-cell>
          <table:table-cell office:value-type="float" office:value="1.6322" calcext:value-type="float">
            <text:p>1.6322</text:p>
          </table:table-cell>
          <table:table-cell office:value-type="float" office:value="0.248415" calcext:value-type="float">
            <text:p>0.248415</text:p>
          </table:table-cell>
          <table:table-cell office:value-type="float" office:value="0.929853" calcext:value-type="float">
            <text:p>0.929853</text:p>
          </table:table-cell>
          <table:table-cell office:value-type="float" office:value="0.884825" calcext:value-type="float">
            <text:p>0.884825</text:p>
          </table:table-cell>
          <table:table-cell office:value-type="float" office:value="0.247004" calcext:value-type="float">
            <text:p>0.247004</text:p>
          </table:table-cell>
          <table:table-cell office:value-type="float" office:value="1.17405" calcext:value-type="float">
            <text:p>1.17405</text:p>
          </table:table-cell>
          <table:table-cell office:value-type="float" office:value="0.71958" calcext:value-type="float">
            <text:p>0.71958</text:p>
          </table:table-cell>
          <table:table-cell office:value-type="float" office:value="1.11488" calcext:value-type="float">
            <text:p>1.11488</text:p>
          </table:table-cell>
          <table:table-cell office:value-type="float" office:value="0.658821" calcext:value-type="float">
            <text:p>0.658821</text:p>
          </table:table-cell>
          <table:table-cell office:value-type="float" office:value="0.631468" calcext:value-type="float">
            <text:p>0.631468</text:p>
          </table:table-cell>
          <table:table-cell office:value-type="float" office:value="0.954413" calcext:value-type="float">
            <text:p>0.954413</text:p>
          </table:table-cell>
          <table:table-cell office:value-type="float" office:value="1.86308" calcext:value-type="float">
            <text:p>1.86308</text:p>
          </table:table-cell>
          <table:table-cell office:value-type="float" office:value="0.558101" calcext:value-type="float">
            <text:p>0.558101</text:p>
          </table:table-cell>
          <table:table-cell office:value-type="float" office:value="1.73605" calcext:value-type="float">
            <text:p>1.73605</text:p>
          </table:table-cell>
          <table:table-cell office:value-type="float" office:value="0.807307" calcext:value-type="float">
            <text:p>0.807307</text:p>
          </table:table-cell>
          <table:table-cell office:value-type="float" office:value="0.647949" calcext:value-type="float">
            <text:p>0.647949</text:p>
          </table:table-cell>
          <table:table-cell office:value-type="float" office:value="2.07337" calcext:value-type="float">
            <text:p>2.07337</text:p>
          </table:table-cell>
          <table:table-cell office:value-type="float" office:value="0.951599" calcext:value-type="float">
            <text:p>0.951599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1.38051" calcext:value-type="float">
            <text:p>1.38051</text:p>
          </table:table-cell>
          <table:table-cell office:value-type="float" office:value="0.151152" calcext:value-type="float">
            <text:p>0.151152</text:p>
          </table:table-cell>
          <table:table-cell office:value-type="float" office:value="0.566473" calcext:value-type="float">
            <text:p>0.566473</text:p>
          </table:table-cell>
          <table:table-cell office:value-type="float" office:value="0.15888" calcext:value-type="float">
            <text:p>0.15888</text:p>
          </table:table-cell>
          <table:table-cell office:value-type="float" office:value="2.04375" calcext:value-type="float">
            <text:p>2.04375</text:p>
          </table:table-cell>
          <table:table-cell table:number-columns-repeated="4"/>
          <table:table-cell table:formula="of:=MIN([.A175:.BL175])" office:value-type="float" office:value="0.0389378" calcext:value-type="float">
            <text:p>0.0389378</text:p>
          </table:table-cell>
          <table:table-cell table:formula="of:=MAX([.A175:.BL175])" office:value-type="float" office:value="2.07337" calcext:value-type="float">
            <text:p>2.07337</text:p>
          </table:table-cell>
          <table:table-cell table:number-columns-repeated="7"/>
        </table:table-row>
        <table:table-row table:style-name="ro2">
          <table:table-cell office:value-type="float" office:value="0.144093" calcext:value-type="float">
            <text:p>0.144093</text:p>
          </table:table-cell>
          <table:table-cell office:value-type="float" office:value="0.146101" calcext:value-type="float">
            <text:p>0.146101</text:p>
          </table:table-cell>
          <table:table-cell office:value-type="float" office:value="0.114333" calcext:value-type="float">
            <text:p>0.114333</text:p>
          </table:table-cell>
          <table:table-cell office:value-type="float" office:value="0.417231" calcext:value-type="float">
            <text:p>0.417231</text:p>
          </table:table-cell>
          <table:table-cell office:value-type="float" office:value="0.286027" calcext:value-type="float">
            <text:p>0.286027</text:p>
          </table:table-cell>
          <table:table-cell office:value-type="float" office:value="0.140475" calcext:value-type="float">
            <text:p>0.140475</text:p>
          </table:table-cell>
          <table:table-cell office:value-type="float" office:value="0.203943" calcext:value-type="float">
            <text:p>0.203943</text:p>
          </table:table-cell>
          <table:table-cell office:value-type="float" office:value="0.217627" calcext:value-type="float">
            <text:p>0.217627</text:p>
          </table:table-cell>
          <table:table-cell office:value-type="float" office:value="0.156763" calcext:value-type="float">
            <text:p>0.156763</text:p>
          </table:table-cell>
          <table:table-cell office:value-type="float" office:value="0.296794" calcext:value-type="float">
            <text:p>0.296794</text:p>
          </table:table-cell>
          <table:table-cell office:value-type="float" office:value="0.234634" calcext:value-type="float">
            <text:p>0.234634</text:p>
          </table:table-cell>
          <table:table-cell office:value-type="float" office:value="0.146204" calcext:value-type="float">
            <text:p>0.146204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155018" calcext:value-type="float">
            <text:p>0.155018</text:p>
          </table:table-cell>
          <table:table-cell office:value-type="float" office:value="0.899197" calcext:value-type="float">
            <text:p>0.899197</text:p>
          </table:table-cell>
          <table:table-cell office:value-type="float" office:value="0.785297" calcext:value-type="float">
            <text:p>0.785297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604426" calcext:value-type="float">
            <text:p>0.604426</text:p>
          </table:table-cell>
          <table:table-cell office:value-type="float" office:value="0.56408" calcext:value-type="float">
            <text:p>0.56408</text:p>
          </table:table-cell>
          <table:table-cell office:value-type="float" office:value="0.410572" calcext:value-type="float">
            <text:p>0.410572</text:p>
          </table:table-cell>
          <table:table-cell office:value-type="float" office:value="0.144754" calcext:value-type="float">
            <text:p>0.144754</text:p>
          </table:table-cell>
          <table:table-cell office:value-type="float" office:value="0.355892" calcext:value-type="float">
            <text:p>0.355892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375792" calcext:value-type="float">
            <text:p>0.375792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117359" calcext:value-type="float">
            <text:p>0.117359</text:p>
          </table:table-cell>
          <table:table-cell office:value-type="float" office:value="0.536783" calcext:value-type="float">
            <text:p>0.536783</text:p>
          </table:table-cell>
          <table:table-cell office:value-type="float" office:value="0.154694" calcext:value-type="float">
            <text:p>0.154694</text:p>
          </table:table-cell>
          <table:table-cell office:value-type="float" office:value="0.493987" calcext:value-type="float">
            <text:p>0.493987</text:p>
          </table:table-cell>
          <table:table-cell office:value-type="float" office:value="0.179222" calcext:value-type="float">
            <text:p>0.179222</text:p>
          </table:table-cell>
          <table:table-cell office:value-type="float" office:value="1.41579" calcext:value-type="float">
            <text:p>1.41579</text:p>
          </table:table-cell>
          <table:table-cell office:value-type="float" office:value="1.28047" calcext:value-type="float">
            <text:p>1.28047</text:p>
          </table:table-cell>
          <table:table-cell office:value-type="float" office:value="1.19054" calcext:value-type="float">
            <text:p>1.19054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442312" calcext:value-type="float">
            <text:p>0.442312</text:p>
          </table:table-cell>
          <table:table-cell office:value-type="float" office:value="1.05056" calcext:value-type="float">
            <text:p>1.05056</text:p>
          </table:table-cell>
          <table:table-cell office:value-type="float" office:value="0.0978241" calcext:value-type="float">
            <text:p>0.0978241</text:p>
          </table:table-cell>
          <table:table-cell office:value-type="float" office:value="0.159128" calcext:value-type="float">
            <text:p>0.159128</text:p>
          </table:table-cell>
          <table:table-cell office:value-type="float" office:value="0.373561" calcext:value-type="float">
            <text:p>0.373561</text:p>
          </table:table-cell>
          <table:table-cell office:value-type="float" office:value="0.908953" calcext:value-type="float">
            <text:p>0.908953</text:p>
          </table:table-cell>
          <table:table-cell office:value-type="float" office:value="1.86469" calcext:value-type="float">
            <text:p>1.86469</text:p>
          </table:table-cell>
          <table:table-cell office:value-type="float" office:value="0.815006" calcext:value-type="float">
            <text:p>0.815006</text:p>
          </table:table-cell>
          <table:table-cell office:value-type="float" office:value="0.835994" calcext:value-type="float">
            <text:p>0.835994</text:p>
          </table:table-cell>
          <table:table-cell office:value-type="float" office:value="0.654373" calcext:value-type="float">
            <text:p>0.654373</text:p>
          </table:table-cell>
          <table:table-cell office:value-type="float" office:value="0.627474" calcext:value-type="float">
            <text:p>0.627474</text:p>
          </table:table-cell>
          <table:table-cell office:value-type="float" office:value="0.427331" calcext:value-type="float">
            <text:p>0.427331</text:p>
          </table:table-cell>
          <table:table-cell office:value-type="float" office:value="0.141174" calcext:value-type="float">
            <text:p>0.141174</text:p>
          </table:table-cell>
          <table:table-cell office:value-type="float" office:value="0.15065" calcext:value-type="float">
            <text:p>0.15065</text:p>
          </table:table-cell>
          <table:table-cell office:value-type="float" office:value="0.0771098" calcext:value-type="float">
            <text:p>0.0771098</text:p>
          </table:table-cell>
          <table:table-cell office:value-type="float" office:value="0.0881271" calcext:value-type="float">
            <text:p>0.0881271</text:p>
          </table:table-cell>
          <table:table-cell office:value-type="float" office:value="1.47349" calcext:value-type="float">
            <text:p>1.47349</text:p>
          </table:table-cell>
          <table:table-cell office:value-type="float" office:value="0.092891" calcext:value-type="float">
            <text:p>0.092891</text:p>
          </table:table-cell>
          <table:table-cell office:value-type="float" office:value="0.485888" calcext:value-type="float">
            <text:p>0.485888</text:p>
          </table:table-cell>
          <table:table-cell office:value-type="float" office:value="1.45305" calcext:value-type="float">
            <text:p>1.45305</text:p>
          </table:table-cell>
          <table:table-cell office:value-type="float" office:value="1.56772" calcext:value-type="float">
            <text:p>1.56772</text:p>
          </table:table-cell>
          <table:table-cell office:value-type="float" office:value="0.356896" calcext:value-type="float">
            <text:p>0.356896</text:p>
          </table:table-cell>
          <table:table-cell office:value-type="float" office:value="1.82021" calcext:value-type="float">
            <text:p>1.82021</text:p>
          </table:table-cell>
          <table:table-cell office:value-type="float" office:value="1.35053" calcext:value-type="float">
            <text:p>1.35053</text:p>
          </table:table-cell>
          <table:table-cell office:value-type="float" office:value="1.34" calcext:value-type="float">
            <text:p>1.34</text:p>
          </table:table-cell>
          <table:table-cell office:value-type="float" office:value="0.114763" calcext:value-type="float">
            <text:p>0.114763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539273" calcext:value-type="float">
            <text:p>0.539273</text:p>
          </table:table-cell>
          <table:table-cell office:value-type="float" office:value="0.0528729" calcext:value-type="float">
            <text:p>0.0528729</text:p>
          </table:table-cell>
          <table:table-cell office:value-type="float" office:value="0.0523281" calcext:value-type="float">
            <text:p>0.0523281</text:p>
          </table:table-cell>
          <table:table-cell table:number-columns-repeated="4"/>
          <table:table-cell table:formula="of:=MIN([.A176:.BL176])" office:value-type="float" office:value="0.0523281" calcext:value-type="float">
            <text:p>0.0523281</text:p>
          </table:table-cell>
          <table:table-cell table:formula="of:=MAX([.A176:.BL176])" office:value-type="float" office:value="1.86469" calcext:value-type="float">
            <text:p>1.86469</text:p>
          </table:table-cell>
          <table:table-cell table:number-columns-repeated="7"/>
        </table:table-row>
        <table:table-row table:style-name="ro2">
          <table:table-cell office:value-type="float" office:value="0.105825" calcext:value-type="float">
            <text:p>0.105825</text:p>
          </table:table-cell>
          <table:table-cell office:value-type="float" office:value="0.13043" calcext:value-type="float">
            <text:p>0.13043</text:p>
          </table:table-cell>
          <table:table-cell office:value-type="float" office:value="0.057426" calcext:value-type="float">
            <text:p>0.057426</text:p>
          </table:table-cell>
          <table:table-cell office:value-type="float" office:value="0.171634" calcext:value-type="float">
            <text:p>0.171634</text:p>
          </table:table-cell>
          <table:table-cell office:value-type="float" office:value="0.149562" calcext:value-type="float">
            <text:p>0.149562</text:p>
          </table:table-cell>
          <table:table-cell office:value-type="float" office:value="0.177943" calcext:value-type="float">
            <text:p>0.177943</text:p>
          </table:table-cell>
          <table:table-cell office:value-type="float" office:value="0.222466" calcext:value-type="float">
            <text:p>0.222466</text:p>
          </table:table-cell>
          <table:table-cell office:value-type="float" office:value="0.101219" calcext:value-type="float">
            <text:p>0.101219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0.314285" calcext:value-type="float">
            <text:p>0.314285</text:p>
          </table:table-cell>
          <table:table-cell office:value-type="float" office:value="0.212016" calcext:value-type="float">
            <text:p>0.212016</text:p>
          </table:table-cell>
          <table:table-cell office:value-type="float" office:value="0.141244" calcext:value-type="float">
            <text:p>0.141244</text:p>
          </table:table-cell>
          <table:table-cell office:value-type="float" office:value="0.283814" calcext:value-type="float">
            <text:p>0.283814</text:p>
          </table:table-cell>
          <table:table-cell office:value-type="float" office:value="0.07445" calcext:value-type="float">
            <text:p>0.07445</text:p>
          </table:table-cell>
          <table:table-cell office:value-type="float" office:value="0.174519" calcext:value-type="float">
            <text:p>0.174519</text:p>
          </table:table-cell>
          <table:table-cell office:value-type="float" office:value="0.321994" calcext:value-type="float">
            <text:p>0.321994</text:p>
          </table:table-cell>
          <table:table-cell office:value-type="float" office:value="0.264642" calcext:value-type="float">
            <text:p>0.264642</text:p>
          </table:table-cell>
          <table:table-cell office:value-type="float" office:value="0.151232" calcext:value-type="float">
            <text:p>0.151232</text:p>
          </table:table-cell>
          <table:table-cell office:value-type="float" office:value="0.0749311" calcext:value-type="float">
            <text:p>0.0749311</text:p>
          </table:table-cell>
          <table:table-cell office:value-type="float" office:value="0.252398" calcext:value-type="float">
            <text:p>0.252398</text:p>
          </table:table-cell>
          <table:table-cell office:value-type="float" office:value="0.226683" calcext:value-type="float">
            <text:p>0.226683</text:p>
          </table:table-cell>
          <table:table-cell office:value-type="float" office:value="0.127686" calcext:value-type="float">
            <text:p>0.127686</text:p>
          </table:table-cell>
          <table:table-cell office:value-type="float" office:value="0.405325" calcext:value-type="float">
            <text:p>0.405325</text:p>
          </table:table-cell>
          <table:table-cell office:value-type="float" office:value="0.244205" calcext:value-type="float">
            <text:p>0.244205</text:p>
          </table:table-cell>
          <table:table-cell office:value-type="float" office:value="0.130879" calcext:value-type="float">
            <text:p>0.130879</text:p>
          </table:table-cell>
          <table:table-cell office:value-type="float" office:value="0.386802" calcext:value-type="float">
            <text:p>0.386802</text:p>
          </table:table-cell>
          <table:table-cell office:value-type="float" office:value="0.341476" calcext:value-type="float">
            <text:p>0.341476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0.321854" calcext:value-type="float">
            <text:p>0.321854</text:p>
          </table:table-cell>
          <table:table-cell office:value-type="float" office:value="0.802184" calcext:value-type="float">
            <text:p>0.802184</text:p>
          </table:table-cell>
          <table:table-cell office:value-type="float" office:value="0.756897" calcext:value-type="float">
            <text:p>0.756897</text:p>
          </table:table-cell>
          <table:table-cell office:value-type="float" office:value="0.63582" calcext:value-type="float">
            <text:p>0.63582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41022" calcext:value-type="float">
            <text:p>1.41022</text:p>
          </table:table-cell>
          <table:table-cell office:value-type="float" office:value="1.44096" calcext:value-type="float">
            <text:p>1.44096</text:p>
          </table:table-cell>
          <table:table-cell office:value-type="float" office:value="1.19527" calcext:value-type="float">
            <text:p>1.19527</text:p>
          </table:table-cell>
          <table:table-cell office:value-type="float" office:value="0.615567" calcext:value-type="float">
            <text:p>0.615567</text:p>
          </table:table-cell>
          <table:table-cell office:value-type="float" office:value="0.428276" calcext:value-type="float">
            <text:p>0.428276</text:p>
          </table:table-cell>
          <table:table-cell office:value-type="float" office:value="0.661982" calcext:value-type="float">
            <text:p>0.661982</text:p>
          </table:table-cell>
          <table:table-cell office:value-type="float" office:value="1.76791" calcext:value-type="float">
            <text:p>1.76791</text:p>
          </table:table-cell>
          <table:table-cell office:value-type="float" office:value="0.635848" calcext:value-type="float">
            <text:p>0.635848</text:p>
          </table:table-cell>
          <table:table-cell office:value-type="float" office:value="0.448212" calcext:value-type="float">
            <text:p>0.448212</text:p>
          </table:table-cell>
          <table:table-cell office:value-type="float" office:value="1.59216" calcext:value-type="float">
            <text:p>1.59216</text:p>
          </table:table-cell>
          <table:table-cell office:value-type="float" office:value="1.86225" calcext:value-type="float">
            <text:p>1.86225</text:p>
          </table:table-cell>
          <table:table-cell office:value-type="float" office:value="1.48946" calcext:value-type="float">
            <text:p>1.48946</text:p>
          </table:table-cell>
          <table:table-cell office:value-type="float" office:value="0.589417" calcext:value-type="float">
            <text:p>0.589417</text:p>
          </table:table-cell>
          <table:table-cell office:value-type="float" office:value="1.50955" calcext:value-type="float">
            <text:p>1.50955</text:p>
          </table:table-cell>
          <table:table-cell office:value-type="float" office:value="0.45361" calcext:value-type="float">
            <text:p>0.45361</text:p>
          </table:table-cell>
          <table:table-cell office:value-type="float" office:value="0.617266" calcext:value-type="float">
            <text:p>0.617266</text:p>
          </table:table-cell>
          <table:table-cell office:value-type="float" office:value="1.4626" calcext:value-type="float">
            <text:p>1.4626</text:p>
          </table:table-cell>
          <table:table-cell office:value-type="float" office:value="0.457949" calcext:value-type="float">
            <text:p>0.457949</text:p>
          </table:table-cell>
          <table:table-cell office:value-type="float" office:value="0.613083" calcext:value-type="float">
            <text:p>0.613083</text:p>
          </table:table-cell>
          <table:table-cell office:value-type="float" office:value="0.462544" calcext:value-type="float">
            <text:p>0.462544</text:p>
          </table:table-cell>
          <table:table-cell office:value-type="float" office:value="1.3403" calcext:value-type="float">
            <text:p>1.3403</text:p>
          </table:table-cell>
          <table:table-cell office:value-type="float" office:value="1.99429" calcext:value-type="float">
            <text:p>1.99429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80982" calcext:value-type="float">
            <text:p>1.80982</text:p>
          </table:table-cell>
          <table:table-cell office:value-type="float" office:value="1.42027" calcext:value-type="float">
            <text:p>1.42027</text:p>
          </table:table-cell>
          <table:table-cell office:value-type="float" office:value="1.72942" calcext:value-type="float">
            <text:p>1.72942</text:p>
          </table:table-cell>
          <table:table-cell office:value-type="float" office:value="0.617517" calcext:value-type="float">
            <text:p>0.617517</text:p>
          </table:table-cell>
          <table:table-cell office:value-type="float" office:value="2.2689" calcext:value-type="float">
            <text:p>2.2689</text:p>
          </table:table-cell>
          <table:table-cell office:value-type="float" office:value="0.766269" calcext:value-type="float">
            <text:p>0.766269</text:p>
          </table:table-cell>
          <table:table-cell office:value-type="float" office:value="0.074755" calcext:value-type="float">
            <text:p>0.074755</text:p>
          </table:table-cell>
          <table:table-cell office:value-type="float" office:value="0.71864" calcext:value-type="float">
            <text:p>0.71864</text:p>
          </table:table-cell>
          <table:table-cell table:number-columns-repeated="4"/>
          <table:table-cell table:formula="of:=MIN([.A177:.BL177])" office:value-type="float" office:value="0.057426" calcext:value-type="float">
            <text:p>0.057426</text:p>
          </table:table-cell>
          <table:table-cell table:formula="of:=MAX([.A177:.BL177])" office:value-type="float" office:value="2.2689" calcext:value-type="float">
            <text:p>2.2689</text:p>
          </table:table-cell>
          <table:table-cell table:number-columns-repeated="7"/>
        </table:table-row>
        <table:table-row table:style-name="ro2">
          <table:table-cell office:value-type="float" office:value="0.096549" calcext:value-type="float">
            <text:p>0.096549</text:p>
          </table:table-cell>
          <table:table-cell office:value-type="float" office:value="0.145238" calcext:value-type="float">
            <text:p>0.145238</text:p>
          </table:table-cell>
          <table:table-cell office:value-type="float" office:value="0.196233" calcext:value-type="float">
            <text:p>0.196233</text:p>
          </table:table-cell>
          <table:table-cell office:value-type="float" office:value="0.111392" calcext:value-type="float">
            <text:p>0.111392</text:p>
          </table:table-cell>
          <table:table-cell office:value-type="float" office:value="0.132255" calcext:value-type="float">
            <text:p>0.132255</text:p>
          </table:table-cell>
          <table:table-cell office:value-type="float" office:value="0.128881" calcext:value-type="float">
            <text:p>0.128881</text:p>
          </table:table-cell>
          <table:table-cell office:value-type="float" office:value="0.108088" calcext:value-type="float">
            <text:p>0.108088</text:p>
          </table:table-cell>
          <table:table-cell office:value-type="float" office:value="0.119877" calcext:value-type="float">
            <text:p>0.119877</text:p>
          </table:table-cell>
          <table:table-cell office:value-type="float" office:value="0.399416" calcext:value-type="float">
            <text:p>0.399416</text:p>
          </table:table-cell>
          <table:table-cell office:value-type="float" office:value="0.143849" calcext:value-type="float">
            <text:p>0.143849</text:p>
          </table:table-cell>
          <table:table-cell office:value-type="float" office:value="0.394329" calcext:value-type="float">
            <text:p>0.394329</text:p>
          </table:table-cell>
          <table:table-cell office:value-type="float" office:value="0.155919" calcext:value-type="float">
            <text:p>0.155919</text:p>
          </table:table-cell>
          <table:table-cell office:value-type="float" office:value="0.316723" calcext:value-type="float">
            <text:p>0.316723</text:p>
          </table:table-cell>
          <table:table-cell office:value-type="float" office:value="0.133435" calcext:value-type="float">
            <text:p>0.133435</text:p>
          </table:table-cell>
          <table:table-cell office:value-type="float" office:value="0.136097" calcext:value-type="float">
            <text:p>0.136097</text:p>
          </table:table-cell>
          <table:table-cell office:value-type="float" office:value="0.317051" calcext:value-type="float">
            <text:p>0.317051</text:p>
          </table:table-cell>
          <table:table-cell office:value-type="float" office:value="0.16767" calcext:value-type="float">
            <text:p>0.16767</text:p>
          </table:table-cell>
          <table:table-cell office:value-type="float" office:value="0.150582" calcext:value-type="float">
            <text:p>0.150582</text:p>
          </table:table-cell>
          <table:table-cell office:value-type="float" office:value="0.427808" calcext:value-type="float">
            <text:p>0.427808</text:p>
          </table:table-cell>
          <table:table-cell office:value-type="float" office:value="0.212492" calcext:value-type="float">
            <text:p>0.212492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404233" calcext:value-type="float">
            <text:p>0.404233</text:p>
          </table:table-cell>
          <table:table-cell office:value-type="float" office:value="0.132974" calcext:value-type="float">
            <text:p>0.132974</text:p>
          </table:table-cell>
          <table:table-cell office:value-type="float" office:value="0.140223" calcext:value-type="float">
            <text:p>0.140223</text:p>
          </table:table-cell>
          <table:table-cell office:value-type="float" office:value="0.318207" calcext:value-type="float">
            <text:p>0.318207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0.118394" calcext:value-type="float">
            <text:p>0.118394</text:p>
          </table:table-cell>
          <table:table-cell office:value-type="float" office:value="0.150268" calcext:value-type="float">
            <text:p>0.150268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0.245533" calcext:value-type="float">
            <text:p>0.245533</text:p>
          </table:table-cell>
          <table:table-cell office:value-type="float" office:value="1.46358" calcext:value-type="float">
            <text:p>1.46358</text:p>
          </table:table-cell>
          <table:table-cell office:value-type="float" office:value="0.140938" calcext:value-type="float">
            <text:p>0.140938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176944" calcext:value-type="float">
            <text:p>0.176944</text:p>
          </table:table-cell>
          <table:table-cell office:value-type="float" office:value="1.24699" calcext:value-type="float">
            <text:p>1.24699</text:p>
          </table:table-cell>
          <table:table-cell office:value-type="float" office:value="1.21637" calcext:value-type="float">
            <text:p>1.21637</text:p>
          </table:table-cell>
          <table:table-cell office:value-type="float" office:value="0.154815" calcext:value-type="float">
            <text:p>0.154815</text:p>
          </table:table-cell>
          <table:table-cell office:value-type="float" office:value="0.102771" calcext:value-type="float">
            <text:p>0.102771</text:p>
          </table:table-cell>
          <table:table-cell office:value-type="float" office:value="1.07405" calcext:value-type="float">
            <text:p>1.07405</text:p>
          </table:table-cell>
          <table:table-cell office:value-type="float" office:value="1.07521" calcext:value-type="float">
            <text:p>1.07521</text:p>
          </table:table-cell>
          <table:table-cell office:value-type="float" office:value="1.06498" calcext:value-type="float">
            <text:p>1.06498</text:p>
          </table:table-cell>
          <table:table-cell office:value-type="float" office:value="0.160981" calcext:value-type="float">
            <text:p>0.160981</text:p>
          </table:table-cell>
          <table:table-cell office:value-type="float" office:value="0.175622" calcext:value-type="float">
            <text:p>0.175622</text:p>
          </table:table-cell>
          <table:table-cell office:value-type="float" office:value="0.131267" calcext:value-type="float">
            <text:p>0.131267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1.49922" calcext:value-type="float">
            <text:p>1.49922</text:p>
          </table:table-cell>
          <table:table-cell office:value-type="float" office:value="1.83408" calcext:value-type="float">
            <text:p>1.83408</text:p>
          </table:table-cell>
          <table:table-cell office:value-type="float" office:value="0.124525" calcext:value-type="float">
            <text:p>0.124525</text:p>
          </table:table-cell>
          <table:table-cell office:value-type="float" office:value="0.327579" calcext:value-type="float">
            <text:p>0.327579</text:p>
          </table:table-cell>
          <table:table-cell office:value-type="float" office:value="0.22206" calcext:value-type="float">
            <text:p>0.22206</text:p>
          </table:table-cell>
          <table:table-cell office:value-type="float" office:value="1.94038" calcext:value-type="float">
            <text:p>1.94038</text:p>
          </table:table-cell>
          <table:table-cell office:value-type="float" office:value="0.351061" calcext:value-type="float">
            <text:p>0.351061</text:p>
          </table:table-cell>
          <table:table-cell office:value-type="float" office:value="2.06287" calcext:value-type="float">
            <text:p>2.06287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32347" calcext:value-type="float">
            <text:p>1.32347</text:p>
          </table:table-cell>
          <table:table-cell office:value-type="float" office:value="1.87928" calcext:value-type="float">
            <text:p>1.87928</text:p>
          </table:table-cell>
          <table:table-cell office:value-type="float" office:value="2.13663" calcext:value-type="float">
            <text:p>2.13663</text:p>
          </table:table-cell>
          <table:table-cell office:value-type="float" office:value="2.02596" calcext:value-type="float">
            <text:p>2.02596</text:p>
          </table:table-cell>
          <table:table-cell office:value-type="float" office:value="1.74655" calcext:value-type="float">
            <text:p>1.74655</text:p>
          </table:table-cell>
          <table:table-cell office:value-type="float" office:value="1.88799" calcext:value-type="float">
            <text:p>1.88799</text:p>
          </table:table-cell>
          <table:table-cell office:value-type="float" office:value="1.41451" calcext:value-type="float">
            <text:p>1.41451</text:p>
          </table:table-cell>
          <table:table-cell office:value-type="float" office:value="1.69442" calcext:value-type="float">
            <text:p>1.69442</text:p>
          </table:table-cell>
          <table:table-cell office:value-type="float" office:value="0.339254" calcext:value-type="float">
            <text:p>0.339254</text:p>
          </table:table-cell>
          <table:table-cell office:value-type="float" office:value="1.97067" calcext:value-type="float">
            <text:p>1.97067</text:p>
          </table:table-cell>
          <table:table-cell table:number-columns-repeated="4"/>
          <table:table-cell table:formula="of:=MIN([.A178:.BL178])" office:value-type="float" office:value="0.096549" calcext:value-type="float">
            <text:p>0.096549</text:p>
          </table:table-cell>
          <table:table-cell table:formula="of:=MAX([.A178:.BL178])" office:value-type="float" office:value="2.13663" calcext:value-type="float">
            <text:p>2.13663</text:p>
          </table:table-cell>
          <table:table-cell table:number-columns-repeated="7"/>
        </table:table-row>
        <table:table-row table:style-name="ro2">
          <table:table-cell office:value-type="float" office:value="0.139204" calcext:value-type="float">
            <text:p>0.139204</text:p>
          </table:table-cell>
          <table:table-cell office:value-type="float" office:value="0.141794" calcext:value-type="float">
            <text:p>0.141794</text:p>
          </table:table-cell>
          <table:table-cell office:value-type="float" office:value="0.175963" calcext:value-type="float">
            <text:p>0.17596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07335" calcext:value-type="float">
            <text:p>0.107335</text:p>
          </table:table-cell>
          <table:table-cell office:value-type="float" office:value="0.109367" calcext:value-type="float">
            <text:p>0.109367</text:p>
          </table:table-cell>
          <table:table-cell office:value-type="float" office:value="0.110542" calcext:value-type="float">
            <text:p>0.110542</text:p>
          </table:table-cell>
          <table:table-cell office:value-type="float" office:value="0.106185" calcext:value-type="float">
            <text:p>0.106185</text:p>
          </table:table-cell>
          <table:table-cell office:value-type="float" office:value="0.106851" calcext:value-type="float">
            <text:p>0.106851</text:p>
          </table:table-cell>
          <table:table-cell office:value-type="float" office:value="0.117567" calcext:value-type="float">
            <text:p>0.117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153906" calcext:value-type="float">
            <text:p>0.153906</text:p>
          </table:table-cell>
          <table:table-cell office:value-type="float" office:value="0.497101" calcext:value-type="float">
            <text:p>0.497101</text:p>
          </table:table-cell>
          <table:table-cell office:value-type="float" office:value="0.492772" calcext:value-type="float">
            <text:p>0.492772</text:p>
          </table:table-cell>
          <table:table-cell office:value-type="float" office:value="0.146939" calcext:value-type="float">
            <text:p>0.1469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389163" calcext:value-type="float">
            <text:p>0.389163</text:p>
          </table:table-cell>
          <table:table-cell office:value-type="float" office:value="0.792855" calcext:value-type="float">
            <text:p>0.792855</text:p>
          </table:table-cell>
          <table:table-cell office:value-type="float" office:value="0.10892" calcext:value-type="float">
            <text:p>0.10892</text:p>
          </table:table-cell>
          <table:table-cell office:value-type="float" office:value="0.211126" calcext:value-type="float">
            <text:p>0.211126</text:p>
          </table:table-cell>
          <table:table-cell office:value-type="float" office:value="0.473555" calcext:value-type="float">
            <text:p>0.473555</text:p>
          </table:table-cell>
          <table:table-cell office:value-type="float" office:value="0.12901" calcext:value-type="float">
            <text:p>0.12901</text:p>
          </table:table-cell>
          <table:table-cell office:value-type="float" office:value="0.191744" calcext:value-type="float">
            <text:p>0.191744</text:p>
          </table:table-cell>
          <table:table-cell office:value-type="float" office:value="0.567011" calcext:value-type="float">
            <text:p>0.567011</text:p>
          </table:table-cell>
          <table:table-cell office:value-type="float" office:value="1.42527" calcext:value-type="float">
            <text:p>1.42527</text:p>
          </table:table-cell>
          <table:table-cell office:value-type="float" office:value="1.18722" calcext:value-type="float">
            <text:p>1.18722</text:p>
          </table:table-cell>
          <table:table-cell office:value-type="float" office:value="0.142478" calcext:value-type="float">
            <text:p>0.142478</text:p>
          </table:table-cell>
          <table:table-cell office:value-type="float" office:value="0.160801" calcext:value-type="float">
            <text:p>0.160801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1.11939" calcext:value-type="float">
            <text:p>1.11939</text:p>
          </table:table-cell>
          <table:table-cell office:value-type="float" office:value="0.932053" calcext:value-type="float">
            <text:p>0.932053</text:p>
          </table:table-cell>
          <table:table-cell office:value-type="float" office:value="0.0968509" calcext:value-type="float">
            <text:p>0.0968509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921594" calcext:value-type="float">
            <text:p>0.921594</text:p>
          </table:table-cell>
          <table:table-cell office:value-type="float" office:value="1.1902" calcext:value-type="float">
            <text:p>1.1902</text:p>
          </table:table-cell>
          <table:table-cell office:value-type="float" office:value="0.79064" calcext:value-type="float">
            <text:p>0.79064</text:p>
          </table:table-cell>
          <table:table-cell office:value-type="float" office:value="0.604716" calcext:value-type="float">
            <text:p>0.604716</text:p>
          </table:table-cell>
          <table:table-cell office:value-type="float" office:value="0.417859" calcext:value-type="float">
            <text:p>0.417859</text:p>
          </table:table-cell>
          <table:table-cell office:value-type="float" office:value="0.87755" calcext:value-type="float">
            <text:p>0.87755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0.172336" calcext:value-type="float">
            <text:p>0.172336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1.13056" calcext:value-type="float">
            <text:p>1.13056</text:p>
          </table:table-cell>
          <table:table-cell office:value-type="float" office:value="0.361382" calcext:value-type="float">
            <text:p>0.361382</text:p>
          </table:table-cell>
          <table:table-cell office:value-type="float" office:value="1.83439" calcext:value-type="float">
            <text:p>1.83439</text:p>
          </table:table-cell>
          <table:table-cell office:value-type="float" office:value="1.54139" calcext:value-type="float">
            <text:p>1.54139</text:p>
          </table:table-cell>
          <table:table-cell office:value-type="float" office:value="1.43762" calcext:value-type="float">
            <text:p>1.43762</text:p>
          </table:table-cell>
          <table:table-cell office:value-type="float" office:value="1.58152" calcext:value-type="float">
            <text:p>1.58152</text:p>
          </table:table-cell>
          <table:table-cell office:value-type="float" office:value="0.342467" calcext:value-type="float">
            <text:p>0.342467</text:p>
          </table:table-cell>
          <table:table-cell office:value-type="float" office:value="1.49841" calcext:value-type="float">
            <text:p>1.49841</text:p>
          </table:table-cell>
          <table:table-cell office:value-type="float" office:value="1.67135" calcext:value-type="float">
            <text:p>1.67135</text:p>
          </table:table-cell>
          <table:table-cell office:value-type="float" office:value="1.30572" calcext:value-type="float">
            <text:p>1.30572</text:p>
          </table:table-cell>
          <table:table-cell office:value-type="float" office:value="1.17415" calcext:value-type="float">
            <text:p>1.17415</text:p>
          </table:table-cell>
          <table:table-cell office:value-type="float" office:value="1.34556" calcext:value-type="float">
            <text:p>1.34556</text:p>
          </table:table-cell>
          <table:table-cell office:value-type="float" office:value="0.141462" calcext:value-type="float">
            <text:p>0.141462</text:p>
          </table:table-cell>
          <table:table-cell office:value-type="float" office:value="0.311818" calcext:value-type="float">
            <text:p>0.311818</text:p>
          </table:table-cell>
          <table:table-cell office:value-type="float" office:value="1.71844" calcext:value-type="float">
            <text:p>1.71844</text:p>
          </table:table-cell>
          <table:table-cell office:value-type="float" office:value="1.47477" calcext:value-type="float">
            <text:p>1.47477</text:p>
          </table:table-cell>
          <table:table-cell office:value-type="float" office:value="0.581223" calcext:value-type="float">
            <text:p>0.58122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16806" calcext:value-type="float">
            <text:p>0.116806</text:p>
          </table:table-cell>
          <table:table-cell office:value-type="float" office:value="0.106076" calcext:value-type="float">
            <text:p>0.106076</text:p>
          </table:table-cell>
          <table:table-cell office:value-type="float" office:value="0.15064" calcext:value-type="float">
            <text:p>0.15064</text:p>
          </table:table-cell>
          <table:table-cell office:value-type="float" office:value="0.175734" calcext:value-type="float">
            <text:p>0.175734</text:p>
          </table:table-cell>
          <table:table-cell table:number-columns-repeated="4"/>
          <table:table-cell table:formula="of:=MIN([.A179:.BL179])" office:value-type="float" office:value="0.0968509" calcext:value-type="float">
            <text:p>0.0968509</text:p>
          </table:table-cell>
          <table:table-cell table:formula="of:=MAX([.A179:.BL179])" office:value-type="float" office:value="1.83439" calcext:value-type="float">
            <text:p>1.83439</text:p>
          </table:table-cell>
          <table:table-cell table:number-columns-repeated="7"/>
        </table:table-row>
        <table:table-row table:style-name="ro2">
          <table:table-cell office:value-type="float" office:value="0.123667" calcext:value-type="float">
            <text:p>0.123667</text:p>
          </table:table-cell>
          <table:table-cell office:value-type="float" office:value="0.150893" calcext:value-type="float">
            <text:p>0.150893</text:p>
          </table:table-cell>
          <table:table-cell office:value-type="float" office:value="0.135122" calcext:value-type="float">
            <text:p>0.135122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158734" calcext:value-type="float">
            <text:p>0.158734</text:p>
          </table:table-cell>
          <table:table-cell office:value-type="float" office:value="0.221634" calcext:value-type="float">
            <text:p>0.221634</text:p>
          </table:table-cell>
          <table:table-cell office:value-type="float" office:value="0.084301" calcext:value-type="float">
            <text:p>0.084301</text:p>
          </table:table-cell>
          <table:table-cell office:value-type="float" office:value="0.163634" calcext:value-type="float">
            <text:p>0.163634</text:p>
          </table:table-cell>
          <table:table-cell office:value-type="float" office:value="0.0764849" calcext:value-type="float">
            <text:p>0.0764849</text:p>
          </table:table-cell>
          <table:table-cell office:value-type="float" office:value="0.486741" calcext:value-type="float">
            <text:p>0.486741</text:p>
          </table:table-cell>
          <table:table-cell office:value-type="float" office:value="0.111369" calcext:value-type="float">
            <text:p>0.111369</text:p>
          </table:table-cell>
          <table:table-cell office:value-type="float" office:value="0.777719" calcext:value-type="float">
            <text:p>0.777719</text:p>
          </table:table-cell>
          <table:table-cell office:value-type="float" office:value="0.113217" calcext:value-type="float">
            <text:p>0.113217</text:p>
          </table:table-cell>
          <table:table-cell office:value-type="float" office:value="0.15265" calcext:value-type="float">
            <text:p>0.15265</text:p>
          </table:table-cell>
          <table:table-cell office:value-type="float" office:value="0.157624" calcext:value-type="float">
            <text:p>0.157624</text:p>
          </table:table-cell>
          <table:table-cell office:value-type="float" office:value="0.175351" calcext:value-type="float">
            <text:p>0.175351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671059" calcext:value-type="float">
            <text:p>0.671059</text:p>
          </table:table-cell>
          <table:table-cell office:value-type="float" office:value="0.66528" calcext:value-type="float">
            <text:p>0.66528</text:p>
          </table:table-cell>
          <table:table-cell office:value-type="float" office:value="0.613001" calcext:value-type="float">
            <text:p>0.613001</text:p>
          </table:table-cell>
          <table:table-cell office:value-type="float" office:value="0.59609" calcext:value-type="float">
            <text:p>0.59609</text:p>
          </table:table-cell>
          <table:table-cell office:value-type="float" office:value="0.493265" calcext:value-type="float">
            <text:p>0.493265</text:p>
          </table:table-cell>
          <table:table-cell office:value-type="float" office:value="1.03365" calcext:value-type="float">
            <text:p>1.03365</text:p>
          </table:table-cell>
          <table:table-cell office:value-type="float" office:value="0.39596" calcext:value-type="float">
            <text:p>0.39596</text:p>
          </table:table-cell>
          <table:table-cell office:value-type="float" office:value="0.917889" calcext:value-type="float">
            <text:p>0.917889</text:p>
          </table:table-cell>
          <table:table-cell office:value-type="float" office:value="1.20232" calcext:value-type="float">
            <text:p>1.20232</text:p>
          </table:table-cell>
          <table:table-cell office:value-type="float" office:value="0.859175" calcext:value-type="float">
            <text:p>0.859175</text:p>
          </table:table-cell>
          <table:table-cell office:value-type="float" office:value="0.437426" calcext:value-type="float">
            <text:p>0.437426</text:p>
          </table:table-cell>
          <table:table-cell office:value-type="float" office:value="0.406378" calcext:value-type="float">
            <text:p>0.406378</text:p>
          </table:table-cell>
          <table:table-cell office:value-type="float" office:value="0.808309" calcext:value-type="float">
            <text:p>0.808309</text:p>
          </table:table-cell>
          <table:table-cell office:value-type="float" office:value="0.358682" calcext:value-type="float">
            <text:p>0.358682</text:p>
          </table:table-cell>
          <table:table-cell office:value-type="float" office:value="0.322412" calcext:value-type="float">
            <text:p>0.322412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1.6467" calcext:value-type="float">
            <text:p>1.6467</text:p>
          </table:table-cell>
          <table:table-cell office:value-type="float" office:value="0.299965" calcext:value-type="float">
            <text:p>0.299965</text:p>
          </table:table-cell>
          <table:table-cell office:value-type="float" office:value="0.2944" calcext:value-type="float">
            <text:p>0.2944</text:p>
          </table:table-cell>
          <table:table-cell office:value-type="float" office:value="1.4523" calcext:value-type="float">
            <text:p>1.4523</text:p>
          </table:table-cell>
          <table:table-cell office:value-type="float" office:value="0.138854" calcext:value-type="float">
            <text:p>0.138854</text:p>
          </table:table-cell>
          <table:table-cell office:value-type="float" office:value="1.36898" calcext:value-type="float">
            <text:p>1.36898</text:p>
          </table:table-cell>
          <table:table-cell office:value-type="float" office:value="1.7392" calcext:value-type="float">
            <text:p>1.7392</text:p>
          </table:table-cell>
          <table:table-cell office:value-type="float" office:value="0.373495" calcext:value-type="float">
            <text:p>0.373495</text:p>
          </table:table-cell>
          <table:table-cell office:value-type="float" office:value="1.30892" calcext:value-type="float">
            <text:p>1.30892</text:p>
          </table:table-cell>
          <table:table-cell office:value-type="float" office:value="1.80313" calcext:value-type="float">
            <text:p>1.80313</text:p>
          </table:table-cell>
          <table:table-cell office:value-type="float" office:value="0.416147" calcext:value-type="float">
            <text:p>0.416147</text:p>
          </table:table-cell>
          <table:table-cell office:value-type="float" office:value="0.410502" calcext:value-type="float">
            <text:p>0.410502</text:p>
          </table:table-cell>
          <table:table-cell office:value-type="float" office:value="1.54993" calcext:value-type="float">
            <text:p>1.54993</text:p>
          </table:table-cell>
          <table:table-cell office:value-type="float" office:value="0.492937" calcext:value-type="float">
            <text:p>0.492937</text:p>
          </table:table-cell>
          <table:table-cell office:value-type="float" office:value="1.39832" calcext:value-type="float">
            <text:p>1.39832</text:p>
          </table:table-cell>
          <table:table-cell office:value-type="float" office:value="0.494833" calcext:value-type="float">
            <text:p>0.494833</text:p>
          </table:table-cell>
          <table:table-cell office:value-type="float" office:value="0.424122" calcext:value-type="float">
            <text:p>0.424122</text:p>
          </table:table-cell>
          <table:table-cell office:value-type="float" office:value="1.04385" calcext:value-type="float">
            <text:p>1.04385</text:p>
          </table:table-cell>
          <table:table-cell office:value-type="float" office:value="1.80162" calcext:value-type="float">
            <text:p>1.80162</text:p>
          </table:table-cell>
          <table:table-cell office:value-type="float" office:value="1.83098" calcext:value-type="float">
            <text:p>1.83098</text:p>
          </table:table-cell>
          <table:table-cell office:value-type="float" office:value="1.82788" calcext:value-type="float">
            <text:p>1.82788</text:p>
          </table:table-cell>
          <table:table-cell office:value-type="float" office:value="1.82825" calcext:value-type="float">
            <text:p>1.82825</text:p>
          </table:table-cell>
          <table:table-cell office:value-type="float" office:value="1.82606" calcext:value-type="float">
            <text:p>1.82606</text:p>
          </table:table-cell>
          <table:table-cell office:value-type="float" office:value="1.6153" calcext:value-type="float">
            <text:p>1.6153</text:p>
          </table:table-cell>
          <table:table-cell office:value-type="float" office:value="2.11029" calcext:value-type="float">
            <text:p>2.11029</text:p>
          </table:table-cell>
          <table:table-cell office:value-type="float" office:value="1.24883" calcext:value-type="float">
            <text:p>1.24883</text:p>
          </table:table-cell>
          <table:table-cell office:value-type="float" office:value="0.136678" calcext:value-type="float">
            <text:p>0.136678</text:p>
          </table:table-cell>
          <table:table-cell office:value-type="float" office:value="0.233167" calcext:value-type="float">
            <text:p>0.233167</text:p>
          </table:table-cell>
          <table:table-cell office:value-type="float" office:value="0.0617731" calcext:value-type="float">
            <text:p>0.0617731</text:p>
          </table:table-cell>
          <table:table-cell office:value-type="float" office:value="1.31628" calcext:value-type="float">
            <text:p>1.31628</text:p>
          </table:table-cell>
          <table:table-cell office:value-type="float" office:value="0.0583889" calcext:value-type="float">
            <text:p>0.0583889</text:p>
          </table:table-cell>
          <table:table-cell table:number-columns-repeated="4"/>
          <table:table-cell table:formula="of:=MIN([.A180:.BL180])" office:value-type="float" office:value="0.0583889" calcext:value-type="float">
            <text:p>0.0583889</text:p>
          </table:table-cell>
          <table:table-cell table:formula="of:=MAX([.A180:.BL180])" office:value-type="float" office:value="2.11029" calcext:value-type="float">
            <text:p>2.11029</text:p>
          </table:table-cell>
          <table:table-cell table:number-columns-repeated="7"/>
        </table:table-row>
        <table:table-row table:style-name="ro2">
          <table:table-cell office:value-type="float" office:value="0.137979" calcext:value-type="float">
            <text:p>0.137979</text:p>
          </table:table-cell>
          <table:table-cell office:value-type="float" office:value="0.127264" calcext:value-type="float">
            <text:p>0.127264</text:p>
          </table:table-cell>
          <table:table-cell office:value-type="float" office:value="0.105366" calcext:value-type="float">
            <text:p>0.105366</text:p>
          </table:table-cell>
          <table:table-cell office:value-type="float" office:value="0.184265" calcext:value-type="float">
            <text:p>0.184265</text:p>
          </table:table-cell>
          <table:table-cell office:value-type="float" office:value="0.12979" calcext:value-type="float">
            <text:p>0.12979</text:p>
          </table:table-cell>
          <table:table-cell office:value-type="float" office:value="0.121115" calcext:value-type="float">
            <text:p>0.121115</text:p>
          </table:table-cell>
          <table:table-cell office:value-type="float" office:value="0.142546" calcext:value-type="float">
            <text:p>0.142546</text:p>
          </table:table-cell>
          <table:table-cell office:value-type="float" office:value="0.731629" calcext:value-type="float">
            <text:p>0.731629</text:p>
          </table:table-cell>
          <table:table-cell office:value-type="float" office:value="0.18349" calcext:value-type="float">
            <text:p>0.18349</text:p>
          </table:table-cell>
          <table:table-cell office:value-type="float" office:value="0.655791" calcext:value-type="float">
            <text:p>0.655791</text:p>
          </table:table-cell>
          <table:table-cell office:value-type="float" office:value="0.214298" calcext:value-type="float">
            <text:p>0.214298</text:p>
          </table:table-cell>
          <table:table-cell office:value-type="float" office:value="0.440223" calcext:value-type="float">
            <text:p>0.440223</text:p>
          </table:table-cell>
          <table:table-cell office:value-type="float" office:value="0.275344" calcext:value-type="float">
            <text:p>0.275344</text:p>
          </table:table-cell>
          <table:table-cell office:value-type="float" office:value="0.197187" calcext:value-type="float">
            <text:p>0.197187</text:p>
          </table:table-cell>
          <table:table-cell office:value-type="float" office:value="1.02141" calcext:value-type="float">
            <text:p>1.02141</text:p>
          </table:table-cell>
          <table:table-cell office:value-type="float" office:value="0.231108" calcext:value-type="float">
            <text:p>0.231108</text:p>
          </table:table-cell>
          <table:table-cell office:value-type="float" office:value="0.687111" calcext:value-type="float">
            <text:p>0.687111</text:p>
          </table:table-cell>
          <table:table-cell office:value-type="float" office:value="0.138701" calcext:value-type="float">
            <text:p>0.138701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0.873122" calcext:value-type="float">
            <text:p>0.873122</text:p>
          </table:table-cell>
          <table:table-cell office:value-type="float" office:value="0.713452" calcext:value-type="float">
            <text:p>0.713452</text:p>
          </table:table-cell>
          <table:table-cell office:value-type="float" office:value="0.761855" calcext:value-type="float">
            <text:p>0.761855</text:p>
          </table:table-cell>
          <table:table-cell office:value-type="float" office:value="0.104583" calcext:value-type="float">
            <text:p>0.104583</text:p>
          </table:table-cell>
          <table:table-cell office:value-type="float" office:value="0.351308" calcext:value-type="float">
            <text:p>0.351308</text:p>
          </table:table-cell>
          <table:table-cell office:value-type="float" office:value="0.0648279" calcext:value-type="float">
            <text:p>0.0648279</text:p>
          </table:table-cell>
          <table:table-cell office:value-type="float" office:value="1.04789" calcext:value-type="float">
            <text:p>1.04789</text:p>
          </table:table-cell>
          <table:table-cell office:value-type="float" office:value="0.944388" calcext:value-type="float">
            <text:p>0.944388</text:p>
          </table:table-cell>
          <table:table-cell office:value-type="float" office:value="0.623186" calcext:value-type="float">
            <text:p>0.623186</text:p>
          </table:table-cell>
          <table:table-cell office:value-type="float" office:value="0.631071" calcext:value-type="float">
            <text:p>0.631071</text:p>
          </table:table-cell>
          <table:table-cell office:value-type="float" office:value="0.0841601" calcext:value-type="float">
            <text:p>0.0841601</text:p>
          </table:table-cell>
          <table:table-cell office:value-type="float" office:value="0.637315" calcext:value-type="float">
            <text:p>0.637315</text:p>
          </table:table-cell>
          <table:table-cell office:value-type="float" office:value="0.127467" calcext:value-type="float">
            <text:p>0.127467</text:p>
          </table:table-cell>
          <table:table-cell office:value-type="float" office:value="1.43749" calcext:value-type="float">
            <text:p>1.43749</text:p>
          </table:table-cell>
          <table:table-cell office:value-type="float" office:value="1.3239" calcext:value-type="float">
            <text:p>1.3239</text:p>
          </table:table-cell>
          <table:table-cell office:value-type="float" office:value="1.09524" calcext:value-type="float">
            <text:p>1.09524</text:p>
          </table:table-cell>
          <table:table-cell office:value-type="float" office:value="0.755372" calcext:value-type="float">
            <text:p>0.755372</text:p>
          </table:table-cell>
          <table:table-cell office:value-type="float" office:value="0.740916" calcext:value-type="float">
            <text:p>0.740916</text:p>
          </table:table-cell>
          <table:table-cell office:value-type="float" office:value="0.531082" calcext:value-type="float">
            <text:p>0.531082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169546" calcext:value-type="float">
            <text:p>0.169546</text:p>
          </table:table-cell>
          <table:table-cell office:value-type="float" office:value="0.176328" calcext:value-type="float">
            <text:p>0.176328</text:p>
          </table:table-cell>
          <table:table-cell office:value-type="float" office:value="0.12116" calcext:value-type="float">
            <text:p>0.12116</text:p>
          </table:table-cell>
          <table:table-cell office:value-type="float" office:value="0.196575" calcext:value-type="float">
            <text:p>0.196575</text:p>
          </table:table-cell>
          <table:table-cell office:value-type="float" office:value="0.226738" calcext:value-type="float">
            <text:p>0.226738</text:p>
          </table:table-cell>
          <table:table-cell office:value-type="float" office:value="0.15229" calcext:value-type="float">
            <text:p>0.15229</text:p>
          </table:table-cell>
          <table:table-cell office:value-type="float" office:value="0.703245" calcext:value-type="float">
            <text:p>0.703245</text:p>
          </table:table-cell>
          <table:table-cell office:value-type="float" office:value="0.59443" calcext:value-type="float">
            <text:p>0.59443</text:p>
          </table:table-cell>
          <table:table-cell office:value-type="float" office:value="0.507513" calcext:value-type="float">
            <text:p>0.507513</text:p>
          </table:table-cell>
          <table:table-cell office:value-type="float" office:value="0.541879" calcext:value-type="float">
            <text:p>0.541879</text:p>
          </table:table-cell>
          <table:table-cell office:value-type="float" office:value="1.15741" calcext:value-type="float">
            <text:p>1.15741</text:p>
          </table:table-cell>
          <table:table-cell office:value-type="float" office:value="0.270813" calcext:value-type="float">
            <text:p>0.270813</text:p>
          </table:table-cell>
          <table:table-cell office:value-type="float" office:value="0.831024" calcext:value-type="float">
            <text:p>0.831024</text:p>
          </table:table-cell>
          <table:table-cell office:value-type="float" office:value="0.758184" calcext:value-type="float">
            <text:p>0.758184</text:p>
          </table:table-cell>
          <table:table-cell office:value-type="float" office:value="0.347055" calcext:value-type="float">
            <text:p>0.347055</text:p>
          </table:table-cell>
          <table:table-cell office:value-type="float" office:value="0.332826" calcext:value-type="float">
            <text:p>0.332826</text:p>
          </table:table-cell>
          <table:table-cell office:value-type="float" office:value="0.44116" calcext:value-type="float">
            <text:p>0.44116</text:p>
          </table:table-cell>
          <table:table-cell office:value-type="float" office:value="0.665152" calcext:value-type="float">
            <text:p>0.665152</text:p>
          </table:table-cell>
          <table:table-cell office:value-type="float" office:value="0.349811" calcext:value-type="float">
            <text:p>0.349811</text:p>
          </table:table-cell>
          <table:table-cell office:value-type="float" office:value="0.412791" calcext:value-type="float">
            <text:p>0.412791</text:p>
          </table:table-cell>
          <table:table-cell office:value-type="float" office:value="0.727576" calcext:value-type="float">
            <text:p>0.727576</text:p>
          </table:table-cell>
          <table:table-cell office:value-type="float" office:value="0.449041" calcext:value-type="float">
            <text:p>0.449041</text:p>
          </table:table-cell>
          <table:table-cell office:value-type="float" office:value="0.127323" calcext:value-type="float">
            <text:p>0.127323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0.082027" calcext:value-type="float">
            <text:p>0.082027</text:p>
          </table:table-cell>
          <table:table-cell table:number-columns-repeated="4"/>
          <table:table-cell table:formula="of:=MIN([.A181:.BL181])" office:value-type="float" office:value="0.0648279" calcext:value-type="float">
            <text:p>0.0648279</text:p>
          </table:table-cell>
          <table:table-cell table:formula="of:=MAX([.A181:.BL181])" office:value-type="float" office:value="1.43749" calcext:value-type="float">
            <text:p>1.43749</text:p>
          </table:table-cell>
          <table:table-cell table:number-columns-repeated="7"/>
        </table:table-row>
        <table:table-row table:style-name="ro2">
          <table:table-cell office:value-type="float" office:value="0.123516" calcext:value-type="float">
            <text:p>0.123516</text:p>
          </table:table-cell>
          <table:table-cell office:value-type="float" office:value="0.148936" calcext:value-type="float">
            <text:p>0.148936</text:p>
          </table:table-cell>
          <table:table-cell office:value-type="float" office:value="0.131163" calcext:value-type="float">
            <text:p>0.131163</text:p>
          </table:table-cell>
          <table:table-cell office:value-type="float" office:value="0.305394" calcext:value-type="float">
            <text:p>0.305394</text:p>
          </table:table-cell>
          <table:table-cell office:value-type="float" office:value="0.268905" calcext:value-type="float">
            <text:p>0.268905</text:p>
          </table:table-cell>
          <table:table-cell office:value-type="float" office:value="0.260337" calcext:value-type="float">
            <text:p>0.260337</text:p>
          </table:table-cell>
          <table:table-cell office:value-type="float" office:value="0.141179" calcext:value-type="float">
            <text:p>0.141179</text:p>
          </table:table-cell>
          <table:table-cell office:value-type="float" office:value="0.14373" calcext:value-type="float">
            <text:p>0.14373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0.157108" calcext:value-type="float">
            <text:p>0.157108</text:p>
          </table:table-cell>
          <table:table-cell office:value-type="float" office:value="0.32328" calcext:value-type="float">
            <text:p>0.32328</text:p>
          </table:table-cell>
          <table:table-cell office:value-type="float" office:value="0.780481" calcext:value-type="float">
            <text:p>0.780481</text:p>
          </table:table-cell>
          <table:table-cell office:value-type="float" office:value="0.535629" calcext:value-type="float">
            <text:p>0.535629</text:p>
          </table:table-cell>
          <table:table-cell office:value-type="float" office:value="0.147417" calcext:value-type="float">
            <text:p>0.147417</text:p>
          </table:table-cell>
          <table:table-cell office:value-type="float" office:value="0.231891" calcext:value-type="float">
            <text:p>0.231891</text:p>
          </table:table-cell>
          <table:table-cell office:value-type="float" office:value="0.43324" calcext:value-type="float">
            <text:p>0.43324</text:p>
          </table:table-cell>
          <table:table-cell office:value-type="float" office:value="0.631274" calcext:value-type="float">
            <text:p>0.631274</text:p>
          </table:table-cell>
          <table:table-cell office:value-type="float" office:value="0.235416" calcext:value-type="float">
            <text:p>0.235416</text:p>
          </table:table-cell>
          <table:table-cell office:value-type="float" office:value="0.174756" calcext:value-type="float">
            <text:p>0.174756</text:p>
          </table:table-cell>
          <table:table-cell office:value-type="float" office:value="0.21293" calcext:value-type="float">
            <text:p>0.21293</text:p>
          </table:table-cell>
          <table:table-cell office:value-type="float" office:value="0.107712" calcext:value-type="float">
            <text:p>0.107712</text:p>
          </table:table-cell>
          <table:table-cell office:value-type="float" office:value="0.262675" calcext:value-type="float">
            <text:p>0.262675</text:p>
          </table:table-cell>
          <table:table-cell office:value-type="float" office:value="0.2642" calcext:value-type="float">
            <text:p>0.2642</text:p>
          </table:table-cell>
          <table:table-cell office:value-type="float" office:value="1.19865" calcext:value-type="float">
            <text:p>1.19865</text:p>
          </table:table-cell>
          <table:table-cell office:value-type="float" office:value="1.20793" calcext:value-type="float">
            <text:p>1.20793</text:p>
          </table:table-cell>
          <table:table-cell office:value-type="float" office:value="1.08138" calcext:value-type="float">
            <text:p>1.08138</text:p>
          </table:table-cell>
          <table:table-cell office:value-type="float" office:value="0.148274" calcext:value-type="float">
            <text:p>0.148274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0.272231" calcext:value-type="float">
            <text:p>0.272231</text:p>
          </table:table-cell>
          <table:table-cell office:value-type="float" office:value="0.92919" calcext:value-type="float">
            <text:p>0.92919</text:p>
          </table:table-cell>
          <table:table-cell office:value-type="float" office:value="0.281179" calcext:value-type="float">
            <text:p>0.281179</text:p>
          </table:table-cell>
          <table:table-cell office:value-type="float" office:value="0.113172" calcext:value-type="float">
            <text:p>0.113172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47033" calcext:value-type="float">
            <text:p>0.647033</text:p>
          </table:table-cell>
          <table:table-cell office:value-type="float" office:value="0.537758" calcext:value-type="float">
            <text:p>0.537758</text:p>
          </table:table-cell>
          <table:table-cell office:value-type="float" office:value="0.175194" calcext:value-type="float">
            <text:p>0.175194</text:p>
          </table:table-cell>
          <table:table-cell office:value-type="float" office:value="1.1337" calcext:value-type="float">
            <text:p>1.1337</text:p>
          </table:table-cell>
          <table:table-cell office:value-type="float" office:value="0.157101" calcext:value-type="float">
            <text:p>0.157101</text:p>
          </table:table-cell>
          <table:table-cell office:value-type="float" office:value="0.420388" calcext:value-type="float">
            <text:p>0.420388</text:p>
          </table:table-cell>
          <table:table-cell office:value-type="float" office:value="0.17099" calcext:value-type="float">
            <text:p>0.17099</text:p>
          </table:table-cell>
          <table:table-cell office:value-type="float" office:value="0.217165" calcext:value-type="float">
            <text:p>0.217165</text:p>
          </table:table-cell>
          <table:table-cell office:value-type="float" office:value="0.146698" calcext:value-type="float">
            <text:p>0.146698</text:p>
          </table:table-cell>
          <table:table-cell office:value-type="float" office:value="0.158874" calcext:value-type="float">
            <text:p>0.158874</text:p>
          </table:table-cell>
          <table:table-cell office:value-type="float" office:value="0.388232" calcext:value-type="float">
            <text:p>0.388232</text:p>
          </table:table-cell>
          <table:table-cell office:value-type="float" office:value="0.192239" calcext:value-type="float">
            <text:p>0.192239</text:p>
          </table:table-cell>
          <table:table-cell office:value-type="float" office:value="0.70601" calcext:value-type="float">
            <text:p>0.70601</text:p>
          </table:table-cell>
          <table:table-cell office:value-type="float" office:value="0.396178" calcext:value-type="float">
            <text:p>0.396178</text:p>
          </table:table-cell>
          <table:table-cell office:value-type="float" office:value="1.44653" calcext:value-type="float">
            <text:p>1.44653</text:p>
          </table:table-cell>
          <table:table-cell office:value-type="float" office:value="1.9984" calcext:value-type="float">
            <text:p>1.9984</text:p>
          </table:table-cell>
          <table:table-cell office:value-type="float" office:value="0.597403" calcext:value-type="float">
            <text:p>0.597403</text:p>
          </table:table-cell>
          <table:table-cell office:value-type="float" office:value="0.136538" calcext:value-type="float">
            <text:p>0.136538</text:p>
          </table:table-cell>
          <table:table-cell office:value-type="float" office:value="0.540883" calcext:value-type="float">
            <text:p>0.540883</text:p>
          </table:table-cell>
          <table:table-cell office:value-type="float" office:value="0.088969" calcext:value-type="float">
            <text:p>0.088969</text:p>
          </table:table-cell>
          <table:table-cell office:value-type="float" office:value="0.153071" calcext:value-type="float">
            <text:p>0.153071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0.06422" calcext:value-type="float">
            <text:p>0.06422</text:p>
          </table:table-cell>
          <table:table-cell office:value-type="float" office:value="0.28993" calcext:value-type="float">
            <text:p>0.28993</text:p>
          </table:table-cell>
          <table:table-cell office:value-type="float" office:value="0.111914" calcext:value-type="float">
            <text:p>0.111914</text:p>
          </table:table-cell>
          <table:table-cell office:value-type="float" office:value="0.0870349" calcext:value-type="float">
            <text:p>0.0870349</text:p>
          </table:table-cell>
          <table:table-cell office:value-type="float" office:value="0.135693" calcext:value-type="float">
            <text:p>0.135693</text:p>
          </table:table-cell>
          <table:table-cell office:value-type="float" office:value="0.115546" calcext:value-type="float">
            <text:p>0.115546</text:p>
          </table:table-cell>
          <table:table-cell office:value-type="float" office:value="0.04719" calcext:value-type="float">
            <text:p>0.04719</text:p>
          </table:table-cell>
          <table:table-cell office:value-type="float" office:value="0.286211" calcext:value-type="float">
            <text:p>0.286211</text:p>
          </table:table-cell>
          <table:table-cell table:number-columns-repeated="4"/>
          <table:table-cell table:formula="of:=MIN([.A182:.BL182])" office:value-type="float" office:value="0.04719" calcext:value-type="float">
            <text:p>0.04719</text:p>
          </table:table-cell>
          <table:table-cell table:formula="of:=MAX([.A182:.BL182])" office:value-type="float" office:value="1.9984" calcext:value-type="float">
            <text:p>1.9984</text:p>
          </table:table-cell>
          <table:table-cell table:number-columns-repeated="7"/>
        </table:table-row>
        <table:table-row table:style-name="ro2">
          <table:table-cell office:value-type="float" office:value="0.0786099" calcext:value-type="float">
            <text:p>0.0786099</text:p>
          </table:table-cell>
          <table:table-cell office:value-type="float" office:value="0.0862949" calcext:value-type="float">
            <text:p>0.0862949</text:p>
          </table:table-cell>
          <table:table-cell office:value-type="float" office:value="0.139152" calcext:value-type="float">
            <text:p>0.139152</text:p>
          </table:table-cell>
          <table:table-cell office:value-type="float" office:value="0.107067" calcext:value-type="float">
            <text:p>0.107067</text:p>
          </table:table-cell>
          <table:table-cell office:value-type="float" office:value="0.115732" calcext:value-type="float">
            <text:p>0.115732</text:p>
          </table:table-cell>
          <table:table-cell office:value-type="float" office:value="0.12771" calcext:value-type="float">
            <text:p>0.12771</text:p>
          </table:table-cell>
          <table:table-cell office:value-type="float" office:value="0.10654" calcext:value-type="float">
            <text:p>0.10654</text:p>
          </table:table-cell>
          <table:table-cell office:value-type="float" office:value="0.118813" calcext:value-type="float">
            <text:p>0.118813</text:p>
          </table:table-cell>
          <table:table-cell office:value-type="float" office:value="0.147527" calcext:value-type="float">
            <text:p>0.147527</text:p>
          </table:table-cell>
          <table:table-cell office:value-type="float" office:value="0.090441" calcext:value-type="float">
            <text:p>0.090441</text:p>
          </table:table-cell>
          <table:table-cell office:value-type="float" office:value="0.636683" calcext:value-type="float">
            <text:p>0.636683</text:p>
          </table:table-cell>
          <table:table-cell office:value-type="float" office:value="0.154253" calcext:value-type="float">
            <text:p>0.154253</text:p>
          </table:table-cell>
          <table:table-cell office:value-type="float" office:value="0.0779998" calcext:value-type="float">
            <text:p>0.0779998</text:p>
          </table:table-cell>
          <table:table-cell office:value-type="float" office:value="0.54011" calcext:value-type="float">
            <text:p>0.54011</text:p>
          </table:table-cell>
          <table:table-cell office:value-type="float" office:value="0.0849309" calcext:value-type="float">
            <text:p>0.0849309</text:p>
          </table:table-cell>
          <table:table-cell office:value-type="float" office:value="0.131678" calcext:value-type="float">
            <text:p>0.131678</text:p>
          </table:table-cell>
          <table:table-cell office:value-type="float" office:value="0.664748" calcext:value-type="float">
            <text:p>0.664748</text:p>
          </table:table-cell>
          <table:table-cell office:value-type="float" office:value="0.157877" calcext:value-type="float">
            <text:p>0.157877</text:p>
          </table:table-cell>
          <table:table-cell office:value-type="float" office:value="0.24251" calcext:value-type="float">
            <text:p>0.24251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1.05542" calcext:value-type="float">
            <text:p>1.05542</text:p>
          </table:table-cell>
          <table:table-cell office:value-type="float" office:value="0.891005" calcext:value-type="float">
            <text:p>0.891005</text:p>
          </table:table-cell>
          <table:table-cell office:value-type="float" office:value="0.618325" calcext:value-type="float">
            <text:p>0.618325</text:p>
          </table:table-cell>
          <table:table-cell office:value-type="float" office:value="0.17889" calcext:value-type="float">
            <text:p>0.17889</text:p>
          </table:table-cell>
          <table:table-cell office:value-type="float" office:value="1.28923" calcext:value-type="float">
            <text:p>1.28923</text:p>
          </table:table-cell>
          <table:table-cell office:value-type="float" office:value="0.433046" calcext:value-type="float">
            <text:p>0.433046</text:p>
          </table:table-cell>
          <table:table-cell office:value-type="float" office:value="0.838387" calcext:value-type="float">
            <text:p>0.838387</text:p>
          </table:table-cell>
          <table:table-cell office:value-type="float" office:value="0.812131" calcext:value-type="float">
            <text:p>0.812131</text:p>
          </table:table-cell>
          <table:table-cell office:value-type="float" office:value="0.34097" calcext:value-type="float">
            <text:p>0.34097</text:p>
          </table:table-cell>
          <table:table-cell office:value-type="float" office:value="0.756541" calcext:value-type="float">
            <text:p>0.756541</text:p>
          </table:table-cell>
          <table:table-cell office:value-type="float" office:value="0.723717" calcext:value-type="float">
            <text:p>0.723717</text:p>
          </table:table-cell>
          <table:table-cell office:value-type="float" office:value="0.292013" calcext:value-type="float">
            <text:p>0.292013</text:p>
          </table:table-cell>
          <table:table-cell office:value-type="float" office:value="0.444736" calcext:value-type="float">
            <text:p>0.444736</text:p>
          </table:table-cell>
          <table:table-cell office:value-type="float" office:value="0.427958" calcext:value-type="float">
            <text:p>0.427958</text:p>
          </table:table-cell>
          <table:table-cell office:value-type="float" office:value="1.57996" calcext:value-type="float">
            <text:p>1.57996</text:p>
          </table:table-cell>
          <table:table-cell office:value-type="float" office:value="1.43042" calcext:value-type="float">
            <text:p>1.43042</text:p>
          </table:table-cell>
          <table:table-cell office:value-type="float" office:value="0.36385" calcext:value-type="float">
            <text:p>0.36385</text:p>
          </table:table-cell>
          <table:table-cell office:value-type="float" office:value="1.52186" calcext:value-type="float">
            <text:p>1.52186</text:p>
          </table:table-cell>
          <table:table-cell office:value-type="float" office:value="1.40887" calcext:value-type="float">
            <text:p>1.40887</text:p>
          </table:table-cell>
          <table:table-cell office:value-type="float" office:value="0.47342" calcext:value-type="float">
            <text:p>0.47342</text:p>
          </table:table-cell>
          <table:table-cell office:value-type="float" office:value="0.511853" calcext:value-type="float">
            <text:p>0.511853</text:p>
          </table:table-cell>
          <table:table-cell office:value-type="float" office:value="0.513879" calcext:value-type="float">
            <text:p>0.513879</text:p>
          </table:table-cell>
          <table:table-cell office:value-type="float" office:value="1.49489" calcext:value-type="float">
            <text:p>1.49489</text:p>
          </table:table-cell>
          <table:table-cell office:value-type="float" office:value="0.508821" calcext:value-type="float">
            <text:p>0.508821</text:p>
          </table:table-cell>
          <table:table-cell office:value-type="float" office:value="1.42359" calcext:value-type="float">
            <text:p>1.42359</text:p>
          </table:table-cell>
          <table:table-cell office:value-type="float" office:value="1.36945" calcext:value-type="float">
            <text:p>1.36945</text:p>
          </table:table-cell>
          <table:table-cell office:value-type="float" office:value="0.588927" calcext:value-type="float">
            <text:p>0.588927</text:p>
          </table:table-cell>
          <table:table-cell office:value-type="float" office:value="0.682775" calcext:value-type="float">
            <text:p>0.682775</text:p>
          </table:table-cell>
          <table:table-cell office:value-type="float" office:value="0.973848" calcext:value-type="float">
            <text:p>0.973848</text:p>
          </table:table-cell>
          <table:table-cell office:value-type="float" office:value="1.76895" calcext:value-type="float">
            <text:p>1.76895</text:p>
          </table:table-cell>
          <table:table-cell office:value-type="float" office:value="1.74848" calcext:value-type="float">
            <text:p>1.74848</text:p>
          </table:table-cell>
          <table:table-cell office:value-type="float" office:value="0.645075" calcext:value-type="float">
            <text:p>0.645075</text:p>
          </table:table-cell>
          <table:table-cell office:value-type="float" office:value="0.594439" calcext:value-type="float">
            <text:p>0.594439</text:p>
          </table:table-cell>
          <table:table-cell office:value-type="float" office:value="1.29219" calcext:value-type="float">
            <text:p>1.29219</text:p>
          </table:table-cell>
          <table:table-cell office:value-type="float" office:value="1.30289" calcext:value-type="float">
            <text:p>1.30289</text:p>
          </table:table-cell>
          <table:table-cell office:value-type="float" office:value="1.17345" calcext:value-type="float">
            <text:p>1.17345</text:p>
          </table:table-cell>
          <table:table-cell office:value-type="float" office:value="0.0827191" calcext:value-type="float">
            <text:p>0.0827191</text:p>
          </table:table-cell>
          <table:table-cell office:value-type="float" office:value="1.76033" calcext:value-type="float">
            <text:p>1.76033</text:p>
          </table:table-cell>
          <table:table-cell office:value-type="float" office:value="2.14977" calcext:value-type="float">
            <text:p>2.14977</text:p>
          </table:table-cell>
          <table:table-cell office:value-type="float" office:value="0.0974951" calcext:value-type="float">
            <text:p>0.0974951</text:p>
          </table:table-cell>
          <table:table-cell office:value-type="float" office:value="1.60964" calcext:value-type="float">
            <text:p>1.60964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0.041513" calcext:value-type="float">
            <text:p>0.041513</text:p>
          </table:table-cell>
          <table:table-cell table:number-columns-repeated="4"/>
          <table:table-cell table:formula="of:=MIN([.A183:.BL183])" office:value-type="float" office:value="0.041513" calcext:value-type="float">
            <text:p>0.041513</text:p>
          </table:table-cell>
          <table:table-cell table:formula="of:=MAX([.A183:.BL183])" office:value-type="float" office:value="2.14977" calcext:value-type="float">
            <text:p>2.14977</text:p>
          </table:table-cell>
          <table:table-cell table:number-columns-repeated="7"/>
        </table:table-row>
        <table:table-row table:style-name="ro2">
          <table:table-cell office:value-type="float" office:value="0.130437" calcext:value-type="float">
            <text:p>0.130437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77543" calcext:value-type="float">
            <text:p>0.177543</text:p>
          </table:table-cell>
          <table:table-cell office:value-type="float" office:value="0.156383" calcext:value-type="float">
            <text:p>0.156383</text:p>
          </table:table-cell>
          <table:table-cell office:value-type="float" office:value="0.164533" calcext:value-type="float">
            <text:p>0.164533</text:p>
          </table:table-cell>
          <table:table-cell office:value-type="float" office:value="0.200391" calcext:value-type="float">
            <text:p>0.200391</text:p>
          </table:table-cell>
          <table:table-cell office:value-type="float" office:value="0.107311" calcext:value-type="float">
            <text:p>0.107311</text:p>
          </table:table-cell>
          <table:table-cell office:value-type="float" office:value="0.17938" calcext:value-type="float">
            <text:p>0.17938</text:p>
          </table:table-cell>
          <table:table-cell office:value-type="float" office:value="0.142383" calcext:value-type="float">
            <text:p>0.142383</text:p>
          </table:table-cell>
          <table:table-cell office:value-type="float" office:value="0.117075" calcext:value-type="float">
            <text:p>0.117075</text:p>
          </table:table-cell>
          <table:table-cell office:value-type="float" office:value="0.177254" calcext:value-type="float">
            <text:p>0.17725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925306" calcext:value-type="float">
            <text:p>0.925306</text:p>
          </table:table-cell>
          <table:table-cell office:value-type="float" office:value="0.244999" calcext:value-type="float">
            <text:p>0.244999</text:p>
          </table:table-cell>
          <table:table-cell office:value-type="float" office:value="0.793721" calcext:value-type="float">
            <text:p>0.793721</text:p>
          </table:table-cell>
          <table:table-cell office:value-type="float" office:value="0.436064" calcext:value-type="float">
            <text:p>0.436064</text:p>
          </table:table-cell>
          <table:table-cell office:value-type="float" office:value="0.335258" calcext:value-type="float">
            <text:p>0.335258</text:p>
          </table:table-cell>
          <table:table-cell office:value-type="float" office:value="0.715335" calcext:value-type="float">
            <text:p>0.715335</text:p>
          </table:table-cell>
          <table:table-cell office:value-type="float" office:value="0.14903" calcext:value-type="float">
            <text:p>0.14903</text:p>
          </table:table-cell>
          <table:table-cell office:value-type="float" office:value="0.750573" calcext:value-type="float">
            <text:p>0.750573</text:p>
          </table:table-cell>
          <table:table-cell office:value-type="float" office:value="1.2463" calcext:value-type="float">
            <text:p>1.2463</text:p>
          </table:table-cell>
          <table:table-cell office:value-type="float" office:value="0.343968" calcext:value-type="float">
            <text:p>0.343968</text:p>
          </table:table-cell>
          <table:table-cell office:value-type="float" office:value="0.297013" calcext:value-type="float">
            <text:p>0.297013</text:p>
          </table:table-cell>
          <table:table-cell office:value-type="float" office:value="0.169815" calcext:value-type="float">
            <text:p>0.169815</text:p>
          </table:table-cell>
          <table:table-cell office:value-type="float" office:value="0.150323" calcext:value-type="float">
            <text:p>0.150323</text:p>
          </table:table-cell>
          <table:table-cell office:value-type="float" office:value="1.05435" calcext:value-type="float">
            <text:p>1.05435</text:p>
          </table:table-cell>
          <table:table-cell office:value-type="float" office:value="0.153242" calcext:value-type="float">
            <text:p>0.153242</text:p>
          </table:table-cell>
          <table:table-cell office:value-type="float" office:value="1.02508" calcext:value-type="float">
            <text:p>1.02508</text:p>
          </table:table-cell>
          <table:table-cell office:value-type="float" office:value="1.00566" calcext:value-type="float">
            <text:p>1.00566</text:p>
          </table:table-cell>
          <table:table-cell office:value-type="float" office:value="0.142863" calcext:value-type="float">
            <text:p>0.142863</text:p>
          </table:table-cell>
          <table:table-cell office:value-type="float" office:value="0.145493" calcext:value-type="float">
            <text:p>0.145493</text:p>
          </table:table-cell>
          <table:table-cell office:value-type="float" office:value="1.28575" calcext:value-type="float">
            <text:p>1.28575</text:p>
          </table:table-cell>
          <table:table-cell office:value-type="float" office:value="1.18575" calcext:value-type="float">
            <text:p>1.18575</text:p>
          </table:table-cell>
          <table:table-cell office:value-type="float" office:value="0.764126" calcext:value-type="float">
            <text:p>0.764126</text:p>
          </table:table-cell>
          <table:table-cell office:value-type="float" office:value="0.471747" calcext:value-type="float">
            <text:p>0.471747</text:p>
          </table:table-cell>
          <table:table-cell office:value-type="float" office:value="0.457546" calcext:value-type="float">
            <text:p>0.457546</text:p>
          </table:table-cell>
          <table:table-cell office:value-type="float" office:value="0.208212" calcext:value-type="float">
            <text:p>0.208212</text:p>
          </table:table-cell>
          <table:table-cell office:value-type="float" office:value="2.02663" calcext:value-type="float">
            <text:p>2.02663</text:p>
          </table:table-cell>
          <table:table-cell office:value-type="float" office:value="1.90097" calcext:value-type="float">
            <text:p>1.90097</text:p>
          </table:table-cell>
          <table:table-cell office:value-type="float" office:value="0.169324" calcext:value-type="float">
            <text:p>0.169324</text:p>
          </table:table-cell>
          <table:table-cell office:value-type="float" office:value="0.152537" calcext:value-type="float">
            <text:p>0.152537</text:p>
          </table:table-cell>
          <table:table-cell office:value-type="float" office:value="1.39349" calcext:value-type="float">
            <text:p>1.39349</text:p>
          </table:table-cell>
          <table:table-cell office:value-type="float" office:value="0.378407" calcext:value-type="float">
            <text:p>0.378407</text:p>
          </table:table-cell>
          <table:table-cell office:value-type="float" office:value="1.0332" calcext:value-type="float">
            <text:p>1.0332</text:p>
          </table:table-cell>
          <table:table-cell office:value-type="float" office:value="1.82499" calcext:value-type="float">
            <text:p>1.82499</text:p>
          </table:table-cell>
          <table:table-cell office:value-type="float" office:value="1.12449" calcext:value-type="float">
            <text:p>1.12449</text:p>
          </table:table-cell>
          <table:table-cell office:value-type="float" office:value="1.64862" calcext:value-type="float">
            <text:p>1.64862</text:p>
          </table:table-cell>
          <table:table-cell office:value-type="float" office:value="0.372006" calcext:value-type="float">
            <text:p>0.372006</text:p>
          </table:table-cell>
          <table:table-cell office:value-type="float" office:value="1.2669" calcext:value-type="float">
            <text:p>1.2669</text:p>
          </table:table-cell>
          <table:table-cell office:value-type="float" office:value="0.16593" calcext:value-type="float">
            <text:p>0.16593</text:p>
          </table:table-cell>
          <table:table-cell office:value-type="float" office:value="0.677534" calcext:value-type="float">
            <text:p>0.677534</text:p>
          </table:table-cell>
          <table:table-cell office:value-type="float" office:value="0.574911" calcext:value-type="float">
            <text:p>0.574911</text:p>
          </table:table-cell>
          <table:table-cell office:value-type="float" office:value="0.443842" calcext:value-type="float">
            <text:p>0.443842</text:p>
          </table:table-cell>
          <table:table-cell office:value-type="float" office:value="2.03357" calcext:value-type="float">
            <text:p>2.03357</text:p>
          </table:table-cell>
          <table:table-cell office:value-type="float" office:value="1.90209" calcext:value-type="float">
            <text:p>1.90209</text:p>
          </table:table-cell>
          <table:table-cell office:value-type="float" office:value="2.08852" calcext:value-type="float">
            <text:p>2.08852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79504" calcext:value-type="float">
            <text:p>1.79504</text:p>
          </table:table-cell>
          <table:table-cell office:value-type="float" office:value="1.95334" calcext:value-type="float">
            <text:p>1.95334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1.98039" calcext:value-type="float">
            <text:p>1.98039</text:p>
          </table:table-cell>
          <table:table-cell office:value-type="float" office:value="0.904047" calcext:value-type="float">
            <text:p>0.904047</text:p>
          </table:table-cell>
          <table:table-cell office:value-type="float" office:value="0.092124" calcext:value-type="float">
            <text:p>0.092124</text:p>
          </table:table-cell>
          <table:table-cell office:value-type="float" office:value="0.0385389" calcext:value-type="float">
            <text:p>0.0385389</text:p>
          </table:table-cell>
          <table:table-cell table:number-columns-repeated="4"/>
          <table:table-cell table:formula="of:=MIN([.A184:.BL184])" office:value-type="float" office:value="0.0385389" calcext:value-type="float">
            <text:p>0.0385389</text:p>
          </table:table-cell>
          <table:table-cell table:formula="of:=MAX([.A184:.BL184])" office:value-type="float" office:value="2.08852" calcext:value-type="float">
            <text:p>2.08852</text:p>
          </table:table-cell>
          <table:table-cell table:number-columns-repeated="7"/>
        </table:table-row>
        <table:table-row table:style-name="ro2">
          <table:table-cell office:value-type="float" office:value="0.114926" calcext:value-type="float">
            <text:p>0.114926</text:p>
          </table:table-cell>
          <table:table-cell office:value-type="float" office:value="0.116977" calcext:value-type="float">
            <text:p>0.116977</text:p>
          </table:table-cell>
          <table:table-cell office:value-type="float" office:value="0.144714" calcext:value-type="float">
            <text:p>0.144714</text:p>
          </table:table-cell>
          <table:table-cell office:value-type="float" office:value="0.187264" calcext:value-type="float">
            <text:p>0.187264</text:p>
          </table:table-cell>
          <table:table-cell office:value-type="float" office:value="0.152751" calcext:value-type="float">
            <text:p>0.152751</text:p>
          </table:table-cell>
          <table:table-cell office:value-type="float" office:value="0.153215" calcext:value-type="float">
            <text:p>0.153215</text:p>
          </table:table-cell>
          <table:table-cell office:value-type="float" office:value="0.086992" calcext:value-type="float">
            <text:p>0.086992</text:p>
          </table:table-cell>
          <table:table-cell office:value-type="float" office:value="0.14363" calcext:value-type="float">
            <text:p>0.14363</text:p>
          </table:table-cell>
          <table:table-cell office:value-type="float" office:value="0.63773" calcext:value-type="float">
            <text:p>0.63773</text:p>
          </table:table-cell>
          <table:table-cell office:value-type="float" office:value="0.153283" calcext:value-type="float">
            <text:p>0.153283</text:p>
          </table:table-cell>
          <table:table-cell office:value-type="float" office:value="0.80138" calcext:value-type="float">
            <text:p>0.80138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0.823936" calcext:value-type="float">
            <text:p>0.823936</text:p>
          </table:table-cell>
          <table:table-cell office:value-type="float" office:value="0.65005" calcext:value-type="float">
            <text:p>0.6500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828946" calcext:value-type="float">
            <text:p>0.828946</text:p>
          </table:table-cell>
          <table:table-cell office:value-type="float" office:value="0.181147" calcext:value-type="float">
            <text:p>0.181147</text:p>
          </table:table-cell>
          <table:table-cell office:value-type="float" office:value="0.67201" calcext:value-type="float">
            <text:p>0.67201</text:p>
          </table:table-cell>
          <table:table-cell office:value-type="float" office:value="0.668799" calcext:value-type="float">
            <text:p>0.668799</text:p>
          </table:table-cell>
          <table:table-cell office:value-type="float" office:value="0.131757" calcext:value-type="float">
            <text:p>0.131757</text:p>
          </table:table-cell>
          <table:table-cell office:value-type="float" office:value="0.459933" calcext:value-type="float">
            <text:p>0.459933</text:p>
          </table:table-cell>
          <table:table-cell office:value-type="float" office:value="1.14754" calcext:value-type="float">
            <text:p>1.14754</text:p>
          </table:table-cell>
          <table:table-cell office:value-type="float" office:value="1.07291" calcext:value-type="float">
            <text:p>1.07291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0.143315" calcext:value-type="float">
            <text:p>0.143315</text:p>
          </table:table-cell>
          <table:table-cell office:value-type="float" office:value="0.199034" calcext:value-type="float">
            <text:p>0.199034</text:p>
          </table:table-cell>
          <table:table-cell office:value-type="float" office:value="0.386946" calcext:value-type="float">
            <text:p>0.386946</text:p>
          </table:table-cell>
          <table:table-cell office:value-type="float" office:value="0.181457" calcext:value-type="float">
            <text:p>0.181457</text:p>
          </table:table-cell>
          <table:table-cell office:value-type="float" office:value="0.132578" calcext:value-type="float">
            <text:p>0.132578</text:p>
          </table:table-cell>
          <table:table-cell office:value-type="float" office:value="0.781241" calcext:value-type="float">
            <text:p>0.781241</text:p>
          </table:table-cell>
          <table:table-cell office:value-type="float" office:value="0.131389" calcext:value-type="float">
            <text:p>0.131389</text:p>
          </table:table-cell>
          <table:table-cell office:value-type="float" office:value="1.38977" calcext:value-type="float">
            <text:p>1.38977</text:p>
          </table:table-cell>
          <table:table-cell office:value-type="float" office:value="0.502651" calcext:value-type="float">
            <text:p>0.502651</text:p>
          </table:table-cell>
          <table:table-cell office:value-type="float" office:value="1.16924" calcext:value-type="float">
            <text:p>1.16924</text:p>
          </table:table-cell>
          <table:table-cell office:value-type="float" office:value="0.155157" calcext:value-type="float">
            <text:p>0.155157</text:p>
          </table:table-cell>
          <table:table-cell office:value-type="float" office:value="0.718794" calcext:value-type="float">
            <text:p>0.718794</text:p>
          </table:table-cell>
          <table:table-cell office:value-type="float" office:value="1.86032" calcext:value-type="float">
            <text:p>1.86032</text:p>
          </table:table-cell>
          <table:table-cell office:value-type="float" office:value="1.61103" calcext:value-type="float">
            <text:p>1.61103</text:p>
          </table:table-cell>
          <table:table-cell office:value-type="float" office:value="0.148533" calcext:value-type="float">
            <text:p>0.148533</text:p>
          </table:table-cell>
          <table:table-cell office:value-type="float" office:value="1.34787" calcext:value-type="float">
            <text:p>1.34787</text:p>
          </table:table-cell>
          <table:table-cell office:value-type="float" office:value="1.14535" calcext:value-type="float">
            <text:p>1.14535</text:p>
          </table:table-cell>
          <table:table-cell office:value-type="float" office:value="1.38916" calcext:value-type="float">
            <text:p>1.38916</text:p>
          </table:table-cell>
          <table:table-cell office:value-type="float" office:value="1.82372" calcext:value-type="float">
            <text:p>1.82372</text:p>
          </table:table-cell>
          <table:table-cell office:value-type="float" office:value="1.37284" calcext:value-type="float">
            <text:p>1.37284</text:p>
          </table:table-cell>
          <table:table-cell office:value-type="float" office:value="0.89152" calcext:value-type="float">
            <text:p>0.89152</text:p>
          </table:table-cell>
          <table:table-cell office:value-type="float" office:value="1.09283" calcext:value-type="float">
            <text:p>1.09283</text:p>
          </table:table-cell>
          <table:table-cell office:value-type="float" office:value="1.58347" calcext:value-type="float">
            <text:p>1.58347</text:p>
          </table:table-cell>
          <table:table-cell office:value-type="float" office:value="0.844107" calcext:value-type="float">
            <text:p>0.844107</text:p>
          </table:table-cell>
          <table:table-cell office:value-type="float" office:value="1.30736" calcext:value-type="float">
            <text:p>1.30736</text:p>
          </table:table-cell>
          <table:table-cell office:value-type="float" office:value="1.61258" calcext:value-type="float">
            <text:p>1.61258</text:p>
          </table:table-cell>
          <table:table-cell office:value-type="float" office:value="1.16027" calcext:value-type="float">
            <text:p>1.16027</text:p>
          </table:table-cell>
          <table:table-cell office:value-type="float" office:value="1.16359" calcext:value-type="float">
            <text:p>1.16359</text:p>
          </table:table-cell>
          <table:table-cell office:value-type="float" office:value="1.06417" calcext:value-type="float">
            <text:p>1.06417</text:p>
          </table:table-cell>
          <table:table-cell office:value-type="float" office:value="0.174578" calcext:value-type="float">
            <text:p>0.174578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139379" calcext:value-type="float">
            <text:p>0.139379</text:p>
          </table:table-cell>
          <table:table-cell office:value-type="float" office:value="0.158148" calcext:value-type="float">
            <text:p>0.158148</text:p>
          </table:table-cell>
          <table:table-cell office:value-type="float" office:value="0.0663738" calcext:value-type="float">
            <text:p>0.0663738</text:p>
          </table:table-cell>
          <table:table-cell office:value-type="float" office:value="0.0735979" calcext:value-type="float">
            <text:p>0.0735979</text:p>
          </table:table-cell>
          <table:table-cell office:value-type="float" office:value="0.354588" calcext:value-type="float">
            <text:p>0.354588</text:p>
          </table:table-cell>
          <table:table-cell office:value-type="float" office:value="0.324143" calcext:value-type="float">
            <text:p>0.324143</text:p>
          </table:table-cell>
          <table:table-cell office:value-type="float" office:value="0.057065" calcext:value-type="float">
            <text:p>0.057065</text:p>
          </table:table-cell>
          <table:table-cell office:value-type="float" office:value="0.111739" calcext:value-type="float">
            <text:p>0.111739</text:p>
          </table:table-cell>
          <table:table-cell table:number-columns-repeated="4"/>
          <table:table-cell table:formula="of:=MIN([.A185:.BL185])" office:value-type="float" office:value="0.057065" calcext:value-type="float">
            <text:p>0.057065</text:p>
          </table:table-cell>
          <table:table-cell table:formula="of:=MAX([.A185:.BL185])" office:value-type="float" office:value="1.86032" calcext:value-type="float">
            <text:p>1.86032</text:p>
          </table:table-cell>
          <table:table-cell table:number-columns-repeated="7"/>
        </table:table-row>
        <table:table-row table:style-name="ro2">
          <table:table-cell office:value-type="float" office:value="0.114459" calcext:value-type="float">
            <text:p>0.114459</text:p>
          </table:table-cell>
          <table:table-cell office:value-type="float" office:value="0.155368" calcext:value-type="float">
            <text:p>0.155368</text:p>
          </table:table-cell>
          <table:table-cell office:value-type="float" office:value="0.262997" calcext:value-type="float">
            <text:p>0.262997</text:p>
          </table:table-cell>
          <table:table-cell office:value-type="float" office:value="0.180087" calcext:value-type="float">
            <text:p>0.180087</text:p>
          </table:table-cell>
          <table:table-cell office:value-type="float" office:value="0.0848892" calcext:value-type="float">
            <text:p>0.0848892</text:p>
          </table:table-cell>
          <table:table-cell office:value-type="float" office:value="0.216912" calcext:value-type="float">
            <text:p>0.216912</text:p>
          </table:table-cell>
          <table:table-cell office:value-type="float" office:value="0.157477" calcext:value-type="float">
            <text:p>0.157477</text:p>
          </table:table-cell>
          <table:table-cell office:value-type="float" office:value="0.154751" calcext:value-type="float">
            <text:p>0.154751</text:p>
          </table:table-cell>
          <table:table-cell office:value-type="float" office:value="0.14319" calcext:value-type="float">
            <text:p>0.14319</text:p>
          </table:table-cell>
          <table:table-cell office:value-type="float" office:value="0.219274" calcext:value-type="float">
            <text:p>0.21927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153848" calcext:value-type="float">
            <text:p>0.153848</text:p>
          </table:table-cell>
          <table:table-cell office:value-type="float" office:value="0.144833" calcext:value-type="float">
            <text:p>0.144833</text:p>
          </table:table-cell>
          <table:table-cell office:value-type="float" office:value="0.156704" calcext:value-type="float">
            <text:p>0.156704</text:p>
          </table:table-cell>
          <table:table-cell office:value-type="float" office:value="0.233268" calcext:value-type="float">
            <text:p>0.233268</text:p>
          </table:table-cell>
          <table:table-cell office:value-type="float" office:value="0.389327" calcext:value-type="float">
            <text:p>0.389327</text:p>
          </table:table-cell>
          <table:table-cell office:value-type="float" office:value="0.127569" calcext:value-type="float">
            <text:p>0.127569</text:p>
          </table:table-cell>
          <table:table-cell office:value-type="float" office:value="0.150308" calcext:value-type="float">
            <text:p>0.150308</text:p>
          </table:table-cell>
          <table:table-cell office:value-type="float" office:value="0.270553" calcext:value-type="float">
            <text:p>0.270553</text:p>
          </table:table-cell>
          <table:table-cell office:value-type="float" office:value="1.2438" calcext:value-type="float">
            <text:p>1.2438</text:p>
          </table:table-cell>
          <table:table-cell office:value-type="float" office:value="1.09195" calcext:value-type="float">
            <text:p>1.09195</text:p>
          </table:table-cell>
          <table:table-cell office:value-type="float" office:value="0.15525" calcext:value-type="float">
            <text:p>0.15525</text:p>
          </table:table-cell>
          <table:table-cell office:value-type="float" office:value="0.853506" calcext:value-type="float">
            <text:p>0.853506</text:p>
          </table:table-cell>
          <table:table-cell office:value-type="float" office:value="0.723925" calcext:value-type="float">
            <text:p>0.723925</text:p>
          </table:table-cell>
          <table:table-cell office:value-type="float" office:value="1.15134" calcext:value-type="float">
            <text:p>1.15134</text:p>
          </table:table-cell>
          <table:table-cell office:value-type="float" office:value="0.294422" calcext:value-type="float">
            <text:p>0.294422</text:p>
          </table:table-cell>
          <table:table-cell office:value-type="float" office:value="0.160302" calcext:value-type="float">
            <text:p>0.160302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0.569024" calcext:value-type="float">
            <text:p>0.569024</text:p>
          </table:table-cell>
          <table:table-cell office:value-type="float" office:value="0.190546" calcext:value-type="float">
            <text:p>0.190546</text:p>
          </table:table-cell>
          <table:table-cell office:value-type="float" office:value="0.756378" calcext:value-type="float">
            <text:p>0.756378</text:p>
          </table:table-cell>
          <table:table-cell office:value-type="float" office:value="1.18215" calcext:value-type="float">
            <text:p>1.18215</text:p>
          </table:table-cell>
          <table:table-cell office:value-type="float" office:value="0.641841" calcext:value-type="float">
            <text:p>0.641841</text:p>
          </table:table-cell>
          <table:table-cell office:value-type="float" office:value="0.186723" calcext:value-type="float">
            <text:p>0.186723</text:p>
          </table:table-cell>
          <table:table-cell office:value-type="float" office:value="0.606487" calcext:value-type="float">
            <text:p>0.606487</text:p>
          </table:table-cell>
          <table:table-cell office:value-type="float" office:value="1.79278" calcext:value-type="float">
            <text:p>1.79278</text:p>
          </table:table-cell>
          <table:table-cell office:value-type="float" office:value="1.63579" calcext:value-type="float">
            <text:p>1.63579</text:p>
          </table:table-cell>
          <table:table-cell office:value-type="float" office:value="0.755971" calcext:value-type="float">
            <text:p>0.755971</text:p>
          </table:table-cell>
          <table:table-cell office:value-type="float" office:value="1.20953" calcext:value-type="float">
            <text:p>1.20953</text:p>
          </table:table-cell>
          <table:table-cell office:value-type="float" office:value="0.762049" calcext:value-type="float">
            <text:p>0.762049</text:p>
          </table:table-cell>
          <table:table-cell office:value-type="float" office:value="1.09054" calcext:value-type="float">
            <text:p>1.09054</text:p>
          </table:table-cell>
          <table:table-cell office:value-type="float" office:value="1.10357" calcext:value-type="float">
            <text:p>1.10357</text:p>
          </table:table-cell>
          <table:table-cell office:value-type="float" office:value="1.03914" calcext:value-type="float">
            <text:p>1.03914</text:p>
          </table:table-cell>
          <table:table-cell office:value-type="float" office:value="0.502452" calcext:value-type="float">
            <text:p>0.502452</text:p>
          </table:table-cell>
          <table:table-cell office:value-type="float" office:value="0.667445" calcext:value-type="float">
            <text:p>0.667445</text:p>
          </table:table-cell>
          <table:table-cell office:value-type="float" office:value="0.974462" calcext:value-type="float">
            <text:p>0.974462</text:p>
          </table:table-cell>
          <table:table-cell office:value-type="float" office:value="1.21473" calcext:value-type="float">
            <text:p>1.21473</text:p>
          </table:table-cell>
          <table:table-cell office:value-type="float" office:value="0.994274" calcext:value-type="float">
            <text:p>0.994274</text:p>
          </table:table-cell>
          <table:table-cell office:value-type="float" office:value="2.06565" calcext:value-type="float">
            <text:p>2.06565</text:p>
          </table:table-cell>
          <table:table-cell office:value-type="float" office:value="0.483872" calcext:value-type="float">
            <text:p>0.483872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2.14554" calcext:value-type="float">
            <text:p>2.14554</text:p>
          </table:table-cell>
          <table:table-cell office:value-type="float" office:value="1.03236" calcext:value-type="float">
            <text:p>1.03236</text:p>
          </table:table-cell>
          <table:table-cell office:value-type="float" office:value="0.93364" calcext:value-type="float">
            <text:p>0.93364</text:p>
          </table:table-cell>
          <table:table-cell office:value-type="float" office:value="1.92758" calcext:value-type="float">
            <text:p>1.92758</text:p>
          </table:table-cell>
          <table:table-cell office:value-type="float" office:value="0.0686531" calcext:value-type="float">
            <text:p>0.0686531</text:p>
          </table:table-cell>
          <table:table-cell office:value-type="float" office:value="1.88213" calcext:value-type="float">
            <text:p>1.88213</text:p>
          </table:table-cell>
          <table:table-cell office:value-type="float" office:value="0.703344" calcext:value-type="float">
            <text:p>0.703344</text:p>
          </table:table-cell>
          <table:table-cell office:value-type="float" office:value="0.0452981" calcext:value-type="float">
            <text:p>0.0452981</text:p>
          </table:table-cell>
          <table:table-cell office:value-type="float" office:value="1.00531" calcext:value-type="float">
            <text:p>1.00531</text:p>
          </table:table-cell>
          <table:table-cell office:value-type="float" office:value="0.883253" calcext:value-type="float">
            <text:p>0.883253</text:p>
          </table:table-cell>
          <table:table-cell office:value-type="float" office:value="0.176047" calcext:value-type="float">
            <text:p>0.176047</text:p>
          </table:table-cell>
          <table:table-cell office:value-type="float" office:value="0.210317" calcext:value-type="float">
            <text:p>0.210317</text:p>
          </table:table-cell>
          <table:table-cell office:value-type="float" office:value="1.1368" calcext:value-type="float">
            <text:p>1.1368</text:p>
          </table:table-cell>
          <table:table-cell table:number-columns-repeated="4"/>
          <table:table-cell table:formula="of:=MIN([.A186:.BL186])" office:value-type="float" office:value="0.0452981" calcext:value-type="float">
            <text:p>0.0452981</text:p>
          </table:table-cell>
          <table:table-cell table:formula="of:=MAX([.A186:.BL186])" office:value-type="float" office:value="2.14554" calcext:value-type="float">
            <text:p>2.14554</text:p>
          </table:table-cell>
          <table:table-cell table:number-columns-repeated="7"/>
        </table:table-row>
        <table:table-row table:style-name="ro2">
          <table:table-cell office:value-type="float" office:value="0.123279" calcext:value-type="float">
            <text:p>0.123279</text:p>
          </table:table-cell>
          <table:table-cell office:value-type="float" office:value="0.13828" calcext:value-type="float">
            <text:p>0.13828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99576" calcext:value-type="float">
            <text:p>0.099576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22932" calcext:value-type="float">
            <text:p>0.22932</text:p>
          </table:table-cell>
          <table:table-cell office:value-type="float" office:value="0.633937" calcext:value-type="float">
            <text:p>0.633937</text:p>
          </table:table-cell>
          <table:table-cell office:value-type="float" office:value="0.564416" calcext:value-type="float">
            <text:p>0.564416</text:p>
          </table:table-cell>
          <table:table-cell office:value-type="float" office:value="0.434864" calcext:value-type="float">
            <text:p>0.434864</text:p>
          </table:table-cell>
          <table:table-cell office:value-type="float" office:value="0.214346" calcext:value-type="float">
            <text:p>0.214346</text:p>
          </table:table-cell>
          <table:table-cell office:value-type="float" office:value="0.738825" calcext:value-type="float">
            <text:p>0.738825</text:p>
          </table:table-cell>
          <table:table-cell office:value-type="float" office:value="0.628976" calcext:value-type="float">
            <text:p>0.628976</text:p>
          </table:table-cell>
          <table:table-cell office:value-type="float" office:value="0.515662" calcext:value-type="float">
            <text:p>0.515662</text:p>
          </table:table-cell>
          <table:table-cell office:value-type="float" office:value="0.471622" calcext:value-type="float">
            <text:p>0.471622</text:p>
          </table:table-cell>
          <table:table-cell office:value-type="float" office:value="0.517577" calcext:value-type="float">
            <text:p>0.517577</text:p>
          </table:table-cell>
          <table:table-cell office:value-type="float" office:value="0.526009" calcext:value-type="float">
            <text:p>0.526009</text:p>
          </table:table-cell>
          <table:table-cell office:value-type="float" office:value="0.433009" calcext:value-type="float">
            <text:p>0.433009</text:p>
          </table:table-cell>
          <table:table-cell office:value-type="float" office:value="0.943776" calcext:value-type="float">
            <text:p>0.943776</text:p>
          </table:table-cell>
          <table:table-cell office:value-type="float" office:value="0.869276" calcext:value-type="float">
            <text:p>0.869276</text:p>
          </table:table-cell>
          <table:table-cell office:value-type="float" office:value="0.648305" calcext:value-type="float">
            <text:p>0.648305</text:p>
          </table:table-cell>
          <table:table-cell office:value-type="float" office:value="0.467279" calcext:value-type="float">
            <text:p>0.467279</text:p>
          </table:table-cell>
          <table:table-cell office:value-type="float" office:value="0.459919" calcext:value-type="float">
            <text:p>0.459919</text:p>
          </table:table-cell>
          <table:table-cell office:value-type="float" office:value="0.518978" calcext:value-type="float">
            <text:p>0.518978</text:p>
          </table:table-cell>
          <table:table-cell office:value-type="float" office:value="0.52261" calcext:value-type="float">
            <text:p>0.52261</text:p>
          </table:table-cell>
          <table:table-cell office:value-type="float" office:value="0.531723" calcext:value-type="float">
            <text:p>0.531723</text:p>
          </table:table-cell>
          <table:table-cell office:value-type="float" office:value="0.556811" calcext:value-type="float">
            <text:p>0.556811</text:p>
          </table:table-cell>
          <table:table-cell office:value-type="float" office:value="0.649497" calcext:value-type="float">
            <text:p>0.649497</text:p>
          </table:table-cell>
          <table:table-cell office:value-type="float" office:value="0.639945" calcext:value-type="float">
            <text:p>0.639945</text:p>
          </table:table-cell>
          <table:table-cell office:value-type="float" office:value="0.629306" calcext:value-type="float">
            <text:p>0.629306</text:p>
          </table:table-cell>
          <table:table-cell office:value-type="float" office:value="0.821498" calcext:value-type="float">
            <text:p>0.821498</text:p>
          </table:table-cell>
          <table:table-cell office:value-type="float" office:value="1.13244" calcext:value-type="float">
            <text:p>1.13244</text:p>
          </table:table-cell>
          <table:table-cell office:value-type="float" office:value="0.928773" calcext:value-type="float">
            <text:p>0.928773</text:p>
          </table:table-cell>
          <table:table-cell office:value-type="float" office:value="0.539168" calcext:value-type="float">
            <text:p>0.539168</text:p>
          </table:table-cell>
          <table:table-cell office:value-type="float" office:value="1.24659" calcext:value-type="float">
            <text:p>1.24659</text:p>
          </table:table-cell>
          <table:table-cell office:value-type="float" office:value="0.933588" calcext:value-type="float">
            <text:p>0.933588</text:p>
          </table:table-cell>
          <table:table-cell office:value-type="float" office:value="0.727424" calcext:value-type="float">
            <text:p>0.727424</text:p>
          </table:table-cell>
          <table:table-cell office:value-type="float" office:value="0.49096" calcext:value-type="float">
            <text:p>0.4909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176079" calcext:value-type="float">
            <text:p>0.176079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924196" calcext:value-type="float">
            <text:p>0.924196</text:p>
          </table:table-cell>
          <table:table-cell office:value-type="float" office:value="0.943578" calcext:value-type="float">
            <text:p>0.943578</text:p>
          </table:table-cell>
          <table:table-cell office:value-type="float" office:value="0.708272" calcext:value-type="float">
            <text:p>0.708272</text:p>
          </table:table-cell>
          <table:table-cell office:value-type="float" office:value="0.876934" calcext:value-type="float">
            <text:p>0.876934</text:p>
          </table:table-cell>
          <table:table-cell office:value-type="float" office:value="0.171595" calcext:value-type="float">
            <text:p>0.171595</text:p>
          </table:table-cell>
          <table:table-cell office:value-type="float" office:value="0.618202" calcext:value-type="float">
            <text:p>0.618202</text:p>
          </table:table-cell>
          <table:table-cell office:value-type="float" office:value="0.881001" calcext:value-type="float">
            <text:p>0.881001</text:p>
          </table:table-cell>
          <table:table-cell office:value-type="float" office:value="0.758695" calcext:value-type="float">
            <text:p>0.758695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732137" calcext:value-type="float">
            <text:p>0.732137</text:p>
          </table:table-cell>
          <table:table-cell office:value-type="float" office:value="0.611878" calcext:value-type="float">
            <text:p>0.611878</text:p>
          </table:table-cell>
          <table:table-cell office:value-type="float" office:value="0.0945261" calcext:value-type="float">
            <text:p>0.0945261</text:p>
          </table:table-cell>
          <table:table-cell office:value-type="float" office:value="1.51995" calcext:value-type="float">
            <text:p>1.51995</text:p>
          </table:table-cell>
          <table:table-cell office:value-type="float" office:value="0.108465" calcext:value-type="float">
            <text:p>0.108465</text:p>
          </table:table-cell>
          <table:table-cell office:value-type="float" office:value="1.37268" calcext:value-type="float">
            <text:p>1.37268</text:p>
          </table:table-cell>
          <table:table-cell office:value-type="float" office:value="0.065284" calcext:value-type="float">
            <text:p>0.065284</text:p>
          </table:table-cell>
          <table:table-cell office:value-type="float" office:value="0.89471" calcext:value-type="float">
            <text:p>0.89471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0.0593441" calcext:value-type="float">
            <text:p>0.0593441</text:p>
          </table:table-cell>
          <table:table-cell office:value-type="float" office:value="0.058558" calcext:value-type="float">
            <text:p>0.058558</text:p>
          </table:table-cell>
          <table:table-cell office:value-type="float" office:value="0.224517" calcext:value-type="float">
            <text:p>0.224517</text:p>
          </table:table-cell>
          <table:table-cell office:value-type="float" office:value="1.2102" calcext:value-type="float">
            <text:p>1.2102</text:p>
          </table:table-cell>
          <table:table-cell office:value-type="float" office:value="0.03547" calcext:value-type="float">
            <text:p>0.03547</text:p>
          </table:table-cell>
          <table:table-cell table:number-columns-repeated="4"/>
          <table:table-cell table:formula="of:=MIN([.A187:.BL187])" office:value-type="float" office:value="0.03547" calcext:value-type="float">
            <text:p>0.03547</text:p>
          </table:table-cell>
          <table:table-cell table:formula="of:=MAX([.A187:.BL187])" office:value-type="float" office:value="1.51995" calcext:value-type="float">
            <text:p>1.51995</text:p>
          </table:table-cell>
          <table:table-cell table:number-columns-repeated="7"/>
        </table:table-row>
        <table:table-row table:style-name="ro2">
          <table:table-cell office:value-type="float" office:value="0.136972" calcext:value-type="float">
            <text:p>0.136972</text:p>
          </table:table-cell>
          <table:table-cell office:value-type="float" office:value="0.18798" calcext:value-type="float">
            <text:p>0.18798</text:p>
          </table:table-cell>
          <table:table-cell office:value-type="float" office:value="0.195267" calcext:value-type="float">
            <text:p>0.195267</text:p>
          </table:table-cell>
          <table:table-cell office:value-type="float" office:value="0.135545" calcext:value-type="float">
            <text:p>0.135545</text:p>
          </table:table-cell>
          <table:table-cell office:value-type="float" office:value="0.141665" calcext:value-type="float">
            <text:p>0.141665</text:p>
          </table:table-cell>
          <table:table-cell office:value-type="float" office:value="0.124657" calcext:value-type="float">
            <text:p>0.124657</text:p>
          </table:table-cell>
          <table:table-cell office:value-type="float" office:value="0.169431" calcext:value-type="float">
            <text:p>0.169431</text:p>
          </table:table-cell>
          <table:table-cell office:value-type="float" office:value="0.176758" calcext:value-type="float">
            <text:p>0.176758</text:p>
          </table:table-cell>
          <table:table-cell office:value-type="float" office:value="0.166108" calcext:value-type="float">
            <text:p>0.166108</text:p>
          </table:table-cell>
          <table:table-cell office:value-type="float" office:value="0.185958" calcext:value-type="float">
            <text:p>0.185958</text:p>
          </table:table-cell>
          <table:table-cell office:value-type="float" office:value="0.153194" calcext:value-type="float">
            <text:p>0.153194</text:p>
          </table:table-cell>
          <table:table-cell office:value-type="float" office:value="0.117199" calcext:value-type="float">
            <text:p>0.117199</text:p>
          </table:table-cell>
          <table:table-cell office:value-type="float" office:value="0.125749" calcext:value-type="float">
            <text:p>0.125749</text:p>
          </table:table-cell>
          <table:table-cell office:value-type="float" office:value="0.148827" calcext:value-type="float">
            <text:p>0.148827</text:p>
          </table:table-cell>
          <table:table-cell office:value-type="float" office:value="0.194334" calcext:value-type="float">
            <text:p>0.194334</text:p>
          </table:table-cell>
          <table:table-cell office:value-type="float" office:value="0.137771" calcext:value-type="float">
            <text:p>0.137771</text:p>
          </table:table-cell>
          <table:table-cell office:value-type="float" office:value="0.940188" calcext:value-type="float">
            <text:p>0.940188</text:p>
          </table:table-cell>
          <table:table-cell office:value-type="float" office:value="0.160219" calcext:value-type="float">
            <text:p>0.160219</text:p>
          </table:table-cell>
          <table:table-cell office:value-type="float" office:value="0.669009" calcext:value-type="float">
            <text:p>0.669009</text:p>
          </table:table-cell>
          <table:table-cell office:value-type="float" office:value="1.05134" calcext:value-type="float">
            <text:p>1.05134</text:p>
          </table:table-cell>
          <table:table-cell office:value-type="float" office:value="0.176882" calcext:value-type="float">
            <text:p>0.176882</text:p>
          </table:table-cell>
          <table:table-cell office:value-type="float" office:value="0.176681" calcext:value-type="float">
            <text:p>0.176681</text:p>
          </table:table-cell>
          <table:table-cell office:value-type="float" office:value="0.145595" calcext:value-type="float">
            <text:p>0.145595</text:p>
          </table:table-cell>
          <table:table-cell office:value-type="float" office:value="1.42199" calcext:value-type="float">
            <text:p>1.42199</text:p>
          </table:table-cell>
          <table:table-cell office:value-type="float" office:value="1.33276" calcext:value-type="float">
            <text:p>1.33276</text:p>
          </table:table-cell>
          <table:table-cell office:value-type="float" office:value="1.32314" calcext:value-type="float">
            <text:p>1.32314</text:p>
          </table:table-cell>
          <table:table-cell office:value-type="float" office:value="0.168988" calcext:value-type="float">
            <text:p>0.168988</text:p>
          </table:table-cell>
          <table:table-cell office:value-type="float" office:value="1.21242" calcext:value-type="float">
            <text:p>1.21242</text:p>
          </table:table-cell>
          <table:table-cell office:value-type="float" office:value="1.37883" calcext:value-type="float">
            <text:p>1.37883</text:p>
          </table:table-cell>
          <table:table-cell office:value-type="float" office:value="0.600059" calcext:value-type="float">
            <text:p>0.600059</text:p>
          </table:table-cell>
          <table:table-cell office:value-type="float" office:value="0.144722" calcext:value-type="float">
            <text:p>0.144722</text:p>
          </table:table-cell>
          <table:table-cell office:value-type="float" office:value="0.144139" calcext:value-type="float">
            <text:p>0.144139</text:p>
          </table:table-cell>
          <table:table-cell office:value-type="float" office:value="1.2579" calcext:value-type="float">
            <text:p>1.2579</text:p>
          </table:table-cell>
          <table:table-cell office:value-type="float" office:value="0.154384" calcext:value-type="float">
            <text:p>0.154384</text:p>
          </table:table-cell>
          <table:table-cell office:value-type="float" office:value="1.14713" calcext:value-type="float">
            <text:p>1.14713</text:p>
          </table:table-cell>
          <table:table-cell office:value-type="float" office:value="0.147911" calcext:value-type="float">
            <text:p>0.147911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1.06362" calcext:value-type="float">
            <text:p>1.06362</text:p>
          </table:table-cell>
          <table:table-cell office:value-type="float" office:value="0.165419" calcext:value-type="float">
            <text:p>0.165419</text:p>
          </table:table-cell>
          <table:table-cell office:value-type="float" office:value="0.148187" calcext:value-type="float">
            <text:p>0.148187</text:p>
          </table:table-cell>
          <table:table-cell office:value-type="float" office:value="0.152663" calcext:value-type="float">
            <text:p>0.152663</text:p>
          </table:table-cell>
          <table:table-cell office:value-type="float" office:value="0.480389" calcext:value-type="float">
            <text:p>0.480389</text:p>
          </table:table-cell>
          <table:table-cell office:value-type="float" office:value="1.94521" calcext:value-type="float">
            <text:p>1.94521</text:p>
          </table:table-cell>
          <table:table-cell office:value-type="float" office:value="2.00382" calcext:value-type="float">
            <text:p>2.00382</text:p>
          </table:table-cell>
          <table:table-cell office:value-type="float" office:value="1.69989" calcext:value-type="float">
            <text:p>1.69989</text:p>
          </table:table-cell>
          <table:table-cell office:value-type="float" office:value="0.353647" calcext:value-type="float">
            <text:p>0.353647</text:p>
          </table:table-cell>
          <table:table-cell office:value-type="float" office:value="1.17181" calcext:value-type="float">
            <text:p>1.17181</text:p>
          </table:table-cell>
          <table:table-cell office:value-type="float" office:value="1.71716" calcext:value-type="float">
            <text:p>1.71716</text:p>
          </table:table-cell>
          <table:table-cell office:value-type="float" office:value="1.69489" calcext:value-type="float">
            <text:p>1.69489</text:p>
          </table:table-cell>
          <table:table-cell office:value-type="float" office:value="1.75642" calcext:value-type="float">
            <text:p>1.75642</text:p>
          </table:table-cell>
          <table:table-cell office:value-type="float" office:value="1.40594" calcext:value-type="float">
            <text:p>1.40594</text:p>
          </table:table-cell>
          <table:table-cell office:value-type="float" office:value="1.60558" calcext:value-type="float">
            <text:p>1.60558</text:p>
          </table:table-cell>
          <table:table-cell office:value-type="float" office:value="0.224966" calcext:value-type="float">
            <text:p>0.224966</text:p>
          </table:table-cell>
          <table:table-cell office:value-type="float" office:value="2.00571" calcext:value-type="float">
            <text:p>2.00571</text:p>
          </table:table-cell>
          <table:table-cell office:value-type="float" office:value="1.52107" calcext:value-type="float">
            <text:p>1.52107</text:p>
          </table:table-cell>
          <table:table-cell office:value-type="float" office:value="1.84467" calcext:value-type="float">
            <text:p>1.84467</text:p>
          </table:table-cell>
          <table:table-cell office:value-type="float" office:value="2.0285" calcext:value-type="float">
            <text:p>2.0285</text:p>
          </table:table-cell>
          <table:table-cell office:value-type="float" office:value="1.54991" calcext:value-type="float">
            <text:p>1.54991</text:p>
          </table:table-cell>
          <table:table-cell office:value-type="float" office:value="1.10859" calcext:value-type="float">
            <text:p>1.10859</text:p>
          </table:table-cell>
          <table:table-cell office:value-type="float" office:value="0.0593801" calcext:value-type="float">
            <text:p>0.0593801</text:p>
          </table:table-cell>
          <table:table-cell office:value-type="float" office:value="1.31594" calcext:value-type="float">
            <text:p>1.31594</text:p>
          </table:table-cell>
          <table:table-cell office:value-type="float" office:value="0.063334" calcext:value-type="float">
            <text:p>0.063334</text:p>
          </table:table-cell>
          <table:table-cell office:value-type="float" office:value="1.5002" calcext:value-type="float">
            <text:p>1.5002</text:p>
          </table:table-cell>
          <table:table-cell office:value-type="float" office:value="0.0794058" calcext:value-type="float">
            <text:p>0.0794058</text:p>
          </table:table-cell>
          <table:table-cell table:number-columns-repeated="4"/>
          <table:table-cell table:formula="of:=MIN([.A188:.BL188])" office:value-type="float" office:value="0.0593801" calcext:value-type="float">
            <text:p>0.0593801</text:p>
          </table:table-cell>
          <table:table-cell table:formula="of:=MAX([.A188:.BL188])" office:value-type="float" office:value="2.0285" calcext:value-type="float">
            <text:p>2.0285</text:p>
          </table:table-cell>
          <table:table-cell table:number-columns-repeated="7"/>
        </table:table-row>
        <table:table-row table:style-name="ro2">
          <table:table-cell office:value-type="float" office:value="0.110101" calcext:value-type="float">
            <text:p>0.110101</text:p>
          </table:table-cell>
          <table:table-cell office:value-type="float" office:value="0.120666" calcext:value-type="float">
            <text:p>0.120666</text:p>
          </table:table-cell>
          <table:table-cell office:value-type="float" office:value="0.107546" calcext:value-type="float">
            <text:p>0.107546</text:p>
          </table:table-cell>
          <table:table-cell office:value-type="float" office:value="0.148367" calcext:value-type="float">
            <text:p>0.148367</text:p>
          </table:table-cell>
          <table:table-cell office:value-type="float" office:value="0.239754" calcext:value-type="float">
            <text:p>0.239754</text:p>
          </table:table-cell>
          <table:table-cell office:value-type="float" office:value="0.139684" calcext:value-type="float">
            <text:p>0.139684</text:p>
          </table:table-cell>
          <table:table-cell office:value-type="float" office:value="0.146569" calcext:value-type="float">
            <text:p>0.146569</text:p>
          </table:table-cell>
          <table:table-cell office:value-type="float" office:value="0.19286" calcext:value-type="float">
            <text:p>0.19286</text:p>
          </table:table-cell>
          <table:table-cell office:value-type="float" office:value="0.525788" calcext:value-type="float">
            <text:p>0.525788</text:p>
          </table:table-cell>
          <table:table-cell office:value-type="float" office:value="0.435201" calcext:value-type="float">
            <text:p>0.435201</text:p>
          </table:table-cell>
          <table:table-cell office:value-type="float" office:value="0.387972" calcext:value-type="float">
            <text:p>0.387972</text:p>
          </table:table-cell>
          <table:table-cell office:value-type="float" office:value="0.282952" calcext:value-type="float">
            <text:p>0.282952</text:p>
          </table:table-cell>
          <table:table-cell office:value-type="float" office:value="0.668321" calcext:value-type="float">
            <text:p>0.668321</text:p>
          </table:table-cell>
          <table:table-cell office:value-type="float" office:value="0.669266" calcext:value-type="float">
            <text:p>0.669266</text:p>
          </table:table-cell>
          <table:table-cell office:value-type="float" office:value="0.405225" calcext:value-type="float">
            <text:p>0.405225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411814" calcext:value-type="float">
            <text:p>0.411814</text:p>
          </table:table-cell>
          <table:table-cell office:value-type="float" office:value="0.141093" calcext:value-type="float">
            <text:p>0.141093</text:p>
          </table:table-cell>
          <table:table-cell office:value-type="float" office:value="0.170287" calcext:value-type="float">
            <text:p>0.170287</text:p>
          </table:table-cell>
          <table:table-cell office:value-type="float" office:value="0.284275" calcext:value-type="float">
            <text:p>0.284275</text:p>
          </table:table-cell>
          <table:table-cell office:value-type="float" office:value="0.250737" calcext:value-type="float">
            <text:p>0.250737</text:p>
          </table:table-cell>
          <table:table-cell office:value-type="float" office:value="1.31617" calcext:value-type="float">
            <text:p>1.31617</text:p>
          </table:table-cell>
          <table:table-cell office:value-type="float" office:value="0.211045" calcext:value-type="float">
            <text:p>0.211045</text:p>
          </table:table-cell>
          <table:table-cell office:value-type="float" office:value="0.874911" calcext:value-type="float">
            <text:p>0.874911</text:p>
          </table:table-cell>
          <table:table-cell office:value-type="float" office:value="0.866865" calcext:value-type="float">
            <text:p>0.866865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1.34167" calcext:value-type="float">
            <text:p>1.34167</text:p>
          </table:table-cell>
          <table:table-cell office:value-type="float" office:value="0.305014" calcext:value-type="float">
            <text:p>0.305014</text:p>
          </table:table-cell>
          <table:table-cell office:value-type="float" office:value="0.257772" calcext:value-type="float">
            <text:p>0.257772</text:p>
          </table:table-cell>
          <table:table-cell office:value-type="float" office:value="0.155203" calcext:value-type="float">
            <text:p>0.155203</text:p>
          </table:table-cell>
          <table:table-cell office:value-type="float" office:value="0.762213" calcext:value-type="float">
            <text:p>0.762213</text:p>
          </table:table-cell>
          <table:table-cell office:value-type="float" office:value="0.682233" calcext:value-type="float">
            <text:p>0.682233</text:p>
          </table:table-cell>
          <table:table-cell office:value-type="float" office:value="0.921899" calcext:value-type="float">
            <text:p>0.921899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150642" calcext:value-type="float">
            <text:p>0.150642</text:p>
          </table:table-cell>
          <table:table-cell office:value-type="float" office:value="1.00683" calcext:value-type="float">
            <text:p>1.00683</text:p>
          </table:table-cell>
          <table:table-cell office:value-type="float" office:value="1.16803" calcext:value-type="float">
            <text:p>1.16803</text:p>
          </table:table-cell>
          <table:table-cell office:value-type="float" office:value="1.06823" calcext:value-type="float">
            <text:p>1.06823</text:p>
          </table:table-cell>
          <table:table-cell office:value-type="float" office:value="0.252509" calcext:value-type="float">
            <text:p>0.252509</text:p>
          </table:table-cell>
          <table:table-cell office:value-type="float" office:value="0.266051" calcext:value-type="float">
            <text:p>0.266051</text:p>
          </table:table-cell>
          <table:table-cell office:value-type="float" office:value="0.169025" calcext:value-type="float">
            <text:p>0.169025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198051" calcext:value-type="float">
            <text:p>0.198051</text:p>
          </table:table-cell>
          <table:table-cell office:value-type="float" office:value="0.235893" calcext:value-type="float">
            <text:p>0.235893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78419" calcext:value-type="float">
            <text:p>0.178419</text:p>
          </table:table-cell>
          <table:table-cell office:value-type="float" office:value="2.10994" calcext:value-type="float">
            <text:p>2.10994</text:p>
          </table:table-cell>
          <table:table-cell office:value-type="float" office:value="0.0944872" calcext:value-type="float">
            <text:p>0.0944872</text:p>
          </table:table-cell>
          <table:table-cell office:value-type="float" office:value="0.121199" calcext:value-type="float">
            <text:p>0.121199</text:p>
          </table:table-cell>
          <table:table-cell office:value-type="float" office:value="1.63983" calcext:value-type="float">
            <text:p>1.63983</text:p>
          </table:table-cell>
          <table:table-cell office:value-type="float" office:value="2.05761" calcext:value-type="float">
            <text:p>2.05761</text:p>
          </table:table-cell>
          <table:table-cell office:value-type="float" office:value="0.194107" calcext:value-type="float">
            <text:p>0.194107</text:p>
          </table:table-cell>
          <table:table-cell office:value-type="float" office:value="1.96809" calcext:value-type="float">
            <text:p>1.96809</text:p>
          </table:table-cell>
          <table:table-cell office:value-type="float" office:value="0.413348" calcext:value-type="float">
            <text:p>0.413348</text:p>
          </table:table-cell>
          <table:table-cell office:value-type="float" office:value="0.321262" calcext:value-type="float">
            <text:p>0.321262</text:p>
          </table:table-cell>
          <table:table-cell office:value-type="float" office:value="0.083375" calcext:value-type="float">
            <text:p>0.083375</text:p>
          </table:table-cell>
          <table:table-cell office:value-type="float" office:value="0.851114" calcext:value-type="float">
            <text:p>0.851114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0.93793" calcext:value-type="float">
            <text:p>0.93793</text:p>
          </table:table-cell>
          <table:table-cell office:value-type="float" office:value="0.162315" calcext:value-type="float">
            <text:p>0.162315</text:p>
          </table:table-cell>
          <table:table-cell office:value-type="float" office:value="0.750651" calcext:value-type="float">
            <text:p>0.750651</text:p>
          </table:table-cell>
          <table:table-cell office:value-type="float" office:value="0.110433" calcext:value-type="float">
            <text:p>0.110433</text:p>
          </table:table-cell>
          <table:table-cell office:value-type="float" office:value="0.711029" calcext:value-type="float">
            <text:p>0.711029</text:p>
          </table:table-cell>
          <table:table-cell table:number-columns-repeated="4"/>
          <table:table-cell table:formula="of:=MIN([.A189:.BL189])" office:value-type="float" office:value="0.083375" calcext:value-type="float">
            <text:p>0.083375</text:p>
          </table:table-cell>
          <table:table-cell table:formula="of:=MAX([.A189:.BL189])" office:value-type="float" office:value="2.10994" calcext:value-type="float">
            <text:p>2.10994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117827" calcext:value-type="float">
            <text:p>2.117827</text:p>
          </table:table-cell>
          <table:table-cell table:formula="of:=AVERAGE([.BR2:.BR21])" office:value-type="float" office:value="2.117827" calcext:value-type="float">
            <text:p>2.117827</text:p>
          </table:table-cell>
          <table:table-cell table:formula="of:=STDEV([.BQ2:.BQ21])/2" office:value-type="float" office:value="0.121417484305186" calcext:value-type="float">
            <text:p>0.1214174843</text:p>
          </table:table-cell>
          <table:table-cell table:formula="of:=STDEV([.BR2:.BR21])/2" office:value-type="float" office:value="0.121417484305186" calcext:value-type="float">
            <text:p>0.1214174843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4226382" calcext:value-type="float">
            <text:p>1.4226382</text:p>
          </table:table-cell>
          <table:table-cell table:formula="of:=AVERAGE([.BR23:.BR42])" office:value-type="float" office:value="1.987559" calcext:value-type="float">
            <text:p>1.987559</text:p>
          </table:table-cell>
          <table:table-cell table:formula="of:=STDEV([.BQ23:.BQ42])/2" office:value-type="float" office:value="0.175193728743174" calcext:value-type="float">
            <text:p>0.1751937287</text:p>
          </table:table-cell>
          <table:table-cell table:formula="of:=STDEV([.BR23:.BR42])/2" office:value-type="float" office:value="0.107633765073732" calcext:value-type="float">
            <text:p>0.1076337651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810369" calcext:value-type="float">
            <text:p>0.7810369</text:p>
          </table:table-cell>
          <table:table-cell table:formula="of:=AVERAGE([.BR44:.BR63])" office:value-type="float" office:value="1.7564622" calcext:value-type="float">
            <text:p>1.7564622</text:p>
          </table:table-cell>
          <table:table-cell table:formula="of:=STDEV([.BQ44:.BQ63])/2" office:value-type="float" office:value="0.095795101991438" calcext:value-type="float">
            <text:p>0.095795102</text:p>
          </table:table-cell>
          <table:table-cell table:formula="of:=STDEV([.BR44:.BR63])/2" office:value-type="float" office:value="0.250592222996245" calcext:value-type="float">
            <text:p>0.250592223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5249155" calcext:value-type="float">
            <text:p>0.55249155</text:p>
          </table:table-cell>
          <table:table-cell table:formula="of:=AVERAGE([.BR65:.BR84])" office:value-type="float" office:value="1.3863925" calcext:value-type="float">
            <text:p>1.3863925</text:p>
          </table:table-cell>
          <table:table-cell table:formula="of:=STDEV([.BQ65:.BQ84])/2" office:value-type="float" office:value="0.166316695123654" calcext:value-type="float">
            <text:p>0.1663166951</text:p>
          </table:table-cell>
          <table:table-cell table:formula="of:=STDEV([.BR65:.BR84])/2" office:value-type="float" office:value="0.166827369708575" calcext:value-type="float">
            <text:p>0.1668273697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2377815" calcext:value-type="float">
            <text:p>0.22377815</text:p>
          </table:table-cell>
          <table:table-cell table:formula="of:=AVERAGE([.BR86:.BR105])" office:value-type="float" office:value="1.7140175" calcext:value-type="float">
            <text:p>1.7140175</text:p>
          </table:table-cell>
          <table:table-cell table:formula="of:=STDEV([.BQ86:.BQ105])/2" office:value-type="float" office:value="0.0355943607849818" calcext:value-type="float">
            <text:p>0.0355943608</text:p>
          </table:table-cell>
          <table:table-cell table:formula="of:=STDEV([.BR86:.BR105])/2" office:value-type="float" office:value="0.127332744795043" calcext:value-type="float">
            <text:p>0.127332744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8529905" calcext:value-type="float">
            <text:p>0.18529905</text:p>
          </table:table-cell>
          <table:table-cell table:formula="of:=AVERAGE([.BR107:.BR126])" office:value-type="float" office:value="1.785224" calcext:value-type="float">
            <text:p>1.785224</text:p>
          </table:table-cell>
          <table:table-cell table:formula="of:=STDEV([.BQ107:.BQ126])/2" office:value-type="float" office:value="0.0379713336407858" calcext:value-type="float">
            <text:p>0.0379713336</text:p>
          </table:table-cell>
          <table:table-cell table:formula="of:=STDEV([.BR107:.BR126])/2" office:value-type="float" office:value="0.177540843717424" calcext:value-type="float">
            <text:p>0.1775408437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4693194" calcext:value-type="float">
            <text:p>0.14693194</text:p>
          </table:table-cell>
          <table:table-cell table:formula="of:=AVERAGE([.BR128:.BR147])" office:value-type="float" office:value="1.712988" calcext:value-type="float">
            <text:p>1.712988</text:p>
          </table:table-cell>
          <table:table-cell table:formula="of:=STDEV([.BQ128:.BQ147])/2" office:value-type="float" office:value="0.0273776416960052" calcext:value-type="float">
            <text:p>0.0273776417</text:p>
          </table:table-cell>
          <table:table-cell table:formula="of:=STDEV([.BR128:.BR147])/2" office:value-type="float" office:value="0.14144666839112" calcext:value-type="float">
            <text:p>0.1414466684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799272" calcext:value-type="float">
            <text:p>0.07799272</text:p>
          </table:table-cell>
          <table:table-cell table:formula="of:=AVERAGE([.BR149:.BR168])" office:value-type="float" office:value="1.83003315" calcext:value-type="float">
            <text:p>1.83003315</text:p>
          </table:table-cell>
          <table:table-cell table:formula="of:=STDEV([.BQ149:.BQ168])/2" office:value-type="float" office:value="0.0095170705913886" calcext:value-type="float">
            <text:p>0.0095170706</text:p>
          </table:table-cell>
          <table:table-cell table:formula="of:=STDEV([.BR149:.BR168])/2" office:value-type="float" office:value="0.195417619828951" calcext:value-type="float">
            <text:p>0.195417619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162671" calcext:value-type="float">
            <text:p>0.06162671</text:p>
          </table:table-cell>
          <table:table-cell table:formula="of:=AVERAGE([.BR170:.BR189])" office:value-type="float" office:value="1.9838755" calcext:value-type="float">
            <text:p>1.9838755</text:p>
          </table:table-cell>
          <table:table-cell table:formula="of:=STDEV([.BQ170:.BQ189])/2" office:value-type="float" office:value="0.010745323789982" calcext:value-type="float">
            <text:p>0.0107453238</text:p>
          </table:table-cell>
          <table:table-cell table:formula="of:=STDEV([.BR170:.BR189])/2" office:value-type="float" office:value="0.116233715774851" calcext:value-type="float">
            <text:p>0.1162337158</text:p>
          </table:table-cell>
        </table:table-row>
      </table:table>
      <table:table table:name="8 Threa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.95352" calcext:value-type="float">
            <text:p>1.95352</text:p>
          </table:table-cell>
          <table:table-cell table:number-columns-repeated="67"/>
          <table:table-cell table:formula="of:=MIN([.A2:.BL2])" office:value-type="float" office:value="1.95352" calcext:value-type="float">
            <text:p>1.95352</text:p>
          </table:table-cell>
          <table:table-cell table:formula="of:=MAX([.A2:.BL2])" office:value-type="float" office:value="1.95352" calcext:value-type="float">
            <text:p>1.95352</text:p>
          </table:table-cell>
          <table:table-cell table:number-columns-repeated="7"/>
        </table:table-row>
        <table:table-row table:style-name="ro2">
          <table:table-cell office:value-type="float" office:value="1.92783" calcext:value-type="float">
            <text:p>1.92783</text:p>
          </table:table-cell>
          <table:table-cell table:number-columns-repeated="67"/>
          <table:table-cell table:formula="of:=MIN([.A3:.BL3])" office:value-type="float" office:value="1.92783" calcext:value-type="float">
            <text:p>1.92783</text:p>
          </table:table-cell>
          <table:table-cell table:formula="of:=MAX([.A3:.BL3])" office:value-type="float" office:value="1.92783" calcext:value-type="float">
            <text:p>1.92783</text:p>
          </table:table-cell>
          <table:table-cell table:number-columns-repeated="7"/>
        </table:table-row>
        <table:table-row table:style-name="ro2">
          <table:table-cell office:value-type="float" office:value="2.41095" calcext:value-type="float">
            <text:p>2.41095</text:p>
          </table:table-cell>
          <table:table-cell table:number-columns-repeated="67"/>
          <table:table-cell table:formula="of:=MIN([.A4:.BL4])" office:value-type="float" office:value="2.41095" calcext:value-type="float">
            <text:p>2.41095</text:p>
          </table:table-cell>
          <table:table-cell table:formula="of:=MAX([.A4:.BL4])" office:value-type="float" office:value="2.41095" calcext:value-type="float">
            <text:p>2.41095</text:p>
          </table:table-cell>
          <table:table-cell table:number-columns-repeated="7"/>
        </table:table-row>
        <table:table-row table:style-name="ro2">
          <table:table-cell office:value-type="float" office:value="1.92239" calcext:value-type="float">
            <text:p>1.92239</text:p>
          </table:table-cell>
          <table:table-cell table:number-columns-repeated="67"/>
          <table:table-cell table:formula="of:=MIN([.A5:.BL5])" office:value-type="float" office:value="1.92239" calcext:value-type="float">
            <text:p>1.92239</text:p>
          </table:table-cell>
          <table:table-cell table:formula="of:=MAX([.A5:.BL5])" office:value-type="float" office:value="1.92239" calcext:value-type="float">
            <text:p>1.92239</text:p>
          </table:table-cell>
          <table:table-cell table:number-columns-repeated="7"/>
        </table:table-row>
        <table:table-row table:style-name="ro2">
          <table:table-cell office:value-type="float" office:value="2.41743" calcext:value-type="float">
            <text:p>2.41743</text:p>
          </table:table-cell>
          <table:table-cell table:number-columns-repeated="67"/>
          <table:table-cell table:formula="of:=MIN([.A6:.BL6])" office:value-type="float" office:value="2.41743" calcext:value-type="float">
            <text:p>2.41743</text:p>
          </table:table-cell>
          <table:table-cell table:formula="of:=MAX([.A6:.BL6])" office:value-type="float" office:value="2.41743" calcext:value-type="float">
            <text:p>2.41743</text:p>
          </table:table-cell>
          <table:table-cell table:number-columns-repeated="7"/>
        </table:table-row>
        <table:table-row table:style-name="ro2">
          <table:table-cell office:value-type="float" office:value="2.43203" calcext:value-type="float">
            <text:p>2.43203</text:p>
          </table:table-cell>
          <table:table-cell table:number-columns-repeated="67"/>
          <table:table-cell table:formula="of:=MIN([.A7:.BL7])" office:value-type="float" office:value="2.43203" calcext:value-type="float">
            <text:p>2.43203</text:p>
          </table:table-cell>
          <table:table-cell table:formula="of:=MAX([.A7:.BL7])" office:value-type="float" office:value="2.43203" calcext:value-type="float">
            <text:p>2.43203</text:p>
          </table:table-cell>
          <table:table-cell table:number-columns-repeated="7"/>
        </table:table-row>
        <table:table-row table:style-name="ro2">
          <table:table-cell office:value-type="float" office:value="1.96911" calcext:value-type="float">
            <text:p>1.96911</text:p>
          </table:table-cell>
          <table:table-cell table:number-columns-repeated="67"/>
          <table:table-cell table:formula="of:=MIN([.A8:.BL8])" office:value-type="float" office:value="1.96911" calcext:value-type="float">
            <text:p>1.96911</text:p>
          </table:table-cell>
          <table:table-cell table:formula="of:=MAX([.A8:.BL8])" office:value-type="float" office:value="1.96911" calcext:value-type="float">
            <text:p>1.96911</text:p>
          </table:table-cell>
          <table:table-cell table:number-columns-repeated="7"/>
        </table:table-row>
        <table:table-row table:style-name="ro2">
          <table:table-cell office:value-type="float" office:value="1.97518" calcext:value-type="float">
            <text:p>1.97518</text:p>
          </table:table-cell>
          <table:table-cell table:number-columns-repeated="67"/>
          <table:table-cell table:formula="of:=MIN([.A9:.BL9])" office:value-type="float" office:value="1.97518" calcext:value-type="float">
            <text:p>1.97518</text:p>
          </table:table-cell>
          <table:table-cell table:formula="of:=MAX([.A9:.BL9])" office:value-type="float" office:value="1.97518" calcext:value-type="float">
            <text:p>1.97518</text:p>
          </table:table-cell>
          <table:table-cell table:number-columns-repeated="7"/>
        </table:table-row>
        <table:table-row table:style-name="ro2">
          <table:table-cell office:value-type="float" office:value="2.44715" calcext:value-type="float">
            <text:p>2.44715</text:p>
          </table:table-cell>
          <table:table-cell table:number-columns-repeated="67"/>
          <table:table-cell table:formula="of:=MIN([.A10:.BL10])" office:value-type="float" office:value="2.44715" calcext:value-type="float">
            <text:p>2.44715</text:p>
          </table:table-cell>
          <table:table-cell table:formula="of:=MAX([.A10:.BL10])" office:value-type="float" office:value="2.44715" calcext:value-type="float">
            <text:p>2.44715</text:p>
          </table:table-cell>
          <table:table-cell table:number-columns-repeated="7"/>
        </table:table-row>
        <table:table-row table:style-name="ro2">
          <table:table-cell office:value-type="float" office:value="2.4094" calcext:value-type="float">
            <text:p>2.4094</text:p>
          </table:table-cell>
          <table:table-cell table:number-columns-repeated="67"/>
          <table:table-cell table:formula="of:=MIN([.A11:.BL11])" office:value-type="float" office:value="2.4094" calcext:value-type="float">
            <text:p>2.4094</text:p>
          </table:table-cell>
          <table:table-cell table:formula="of:=MAX([.A11:.BL11])" office:value-type="float" office:value="2.4094" calcext:value-type="float">
            <text:p>2.4094</text:p>
          </table:table-cell>
          <table:table-cell table:number-columns-repeated="7"/>
        </table:table-row>
        <table:table-row table:style-name="ro2">
          <table:table-cell office:value-type="float" office:value="2.44693" calcext:value-type="float">
            <text:p>2.44693</text:p>
          </table:table-cell>
          <table:table-cell table:number-columns-repeated="67"/>
          <table:table-cell table:formula="of:=MIN([.A12:.BL12])" office:value-type="float" office:value="2.44693" calcext:value-type="float">
            <text:p>2.44693</text:p>
          </table:table-cell>
          <table:table-cell table:formula="of:=MAX([.A12:.BL12])" office:value-type="float" office:value="2.44693" calcext:value-type="float">
            <text:p>2.44693</text:p>
          </table:table-cell>
          <table:table-cell table:number-columns-repeated="7"/>
        </table:table-row>
        <table:table-row table:style-name="ro2">
          <table:table-cell office:value-type="float" office:value="2.41024" calcext:value-type="float">
            <text:p>2.41024</text:p>
          </table:table-cell>
          <table:table-cell table:number-columns-repeated="67"/>
          <table:table-cell table:formula="of:=MIN([.A13:.BL13])" office:value-type="float" office:value="2.41024" calcext:value-type="float">
            <text:p>2.41024</text:p>
          </table:table-cell>
          <table:table-cell table:formula="of:=MAX([.A13:.BL13])" office:value-type="float" office:value="2.41024" calcext:value-type="float">
            <text:p>2.41024</text:p>
          </table:table-cell>
          <table:table-cell table:number-columns-repeated="7"/>
        </table:table-row>
        <table:table-row table:style-name="ro2">
          <table:table-cell office:value-type="float" office:value="1.90508" calcext:value-type="float">
            <text:p>1.90508</text:p>
          </table:table-cell>
          <table:table-cell table:number-columns-repeated="67"/>
          <table:table-cell table:formula="of:=MIN([.A14:.BL14])" office:value-type="float" office:value="1.90508" calcext:value-type="float">
            <text:p>1.90508</text:p>
          </table:table-cell>
          <table:table-cell table:formula="of:=MAX([.A14:.BL14])" office:value-type="float" office:value="1.90508" calcext:value-type="float">
            <text:p>1.90508</text:p>
          </table:table-cell>
          <table:table-cell table:number-columns-repeated="7"/>
        </table:table-row>
        <table:table-row table:style-name="ro2">
          <table:table-cell office:value-type="float" office:value="2.45676" calcext:value-type="float">
            <text:p>2.45676</text:p>
          </table:table-cell>
          <table:table-cell table:number-columns-repeated="67"/>
          <table:table-cell table:formula="of:=MIN([.A15:.BL15])" office:value-type="float" office:value="2.45676" calcext:value-type="float">
            <text:p>2.45676</text:p>
          </table:table-cell>
          <table:table-cell table:formula="of:=MAX([.A15:.BL15])" office:value-type="float" office:value="2.45676" calcext:value-type="float">
            <text:p>2.45676</text:p>
          </table:table-cell>
          <table:table-cell table:number-columns-repeated="7"/>
        </table:table-row>
        <table:table-row table:style-name="ro2">
          <table:table-cell office:value-type="float" office:value="1.89971" calcext:value-type="float">
            <text:p>1.89971</text:p>
          </table:table-cell>
          <table:table-cell table:number-columns-repeated="67"/>
          <table:table-cell table:formula="of:=MIN([.A16:.BL16])" office:value-type="float" office:value="1.89971" calcext:value-type="float">
            <text:p>1.89971</text:p>
          </table:table-cell>
          <table:table-cell table:formula="of:=MAX([.A16:.BL16])" office:value-type="float" office:value="1.89971" calcext:value-type="float">
            <text:p>1.89971</text:p>
          </table:table-cell>
          <table:table-cell table:number-columns-repeated="7"/>
        </table:table-row>
        <table:table-row table:style-name="ro2">
          <table:table-cell office:value-type="float" office:value="1.89524" calcext:value-type="float">
            <text:p>1.89524</text:p>
          </table:table-cell>
          <table:table-cell table:number-columns-repeated="67"/>
          <table:table-cell table:formula="of:=MIN([.A17:.BL17])" office:value-type="float" office:value="1.89524" calcext:value-type="float">
            <text:p>1.89524</text:p>
          </table:table-cell>
          <table:table-cell table:formula="of:=MAX([.A17:.BL17])" office:value-type="float" office:value="1.89524" calcext:value-type="float">
            <text:p>1.89524</text:p>
          </table:table-cell>
          <table:table-cell table:number-columns-repeated="7"/>
        </table:table-row>
        <table:table-row table:style-name="ro2">
          <table:table-cell office:value-type="float" office:value="2.40645" calcext:value-type="float">
            <text:p>2.40645</text:p>
          </table:table-cell>
          <table:table-cell table:number-columns-repeated="67"/>
          <table:table-cell table:formula="of:=MIN([.A18:.BL18])" office:value-type="float" office:value="2.40645" calcext:value-type="float">
            <text:p>2.40645</text:p>
          </table:table-cell>
          <table:table-cell table:formula="of:=MAX([.A18:.BL18])" office:value-type="float" office:value="2.40645" calcext:value-type="float">
            <text:p>2.40645</text:p>
          </table:table-cell>
          <table:table-cell table:number-columns-repeated="7"/>
        </table:table-row>
        <table:table-row table:style-name="ro2">
          <table:table-cell office:value-type="float" office:value="2.40348" calcext:value-type="float">
            <text:p>2.40348</text:p>
          </table:table-cell>
          <table:table-cell table:number-columns-repeated="67"/>
          <table:table-cell table:formula="of:=MIN([.A19:.BL19])" office:value-type="float" office:value="2.40348" calcext:value-type="float">
            <text:p>2.40348</text:p>
          </table:table-cell>
          <table:table-cell table:formula="of:=MAX([.A19:.BL19])" office:value-type="float" office:value="2.40348" calcext:value-type="float">
            <text:p>2.40348</text:p>
          </table:table-cell>
          <table:table-cell table:number-columns-repeated="7"/>
        </table:table-row>
        <table:table-row table:style-name="ro2">
          <table:table-cell office:value-type="float" office:value="2.4299" calcext:value-type="float">
            <text:p>2.4299</text:p>
          </table:table-cell>
          <table:table-cell table:number-columns-repeated="67"/>
          <table:table-cell table:formula="of:=MIN([.A20:.BL20])" office:value-type="float" office:value="2.4299" calcext:value-type="float">
            <text:p>2.4299</text:p>
          </table:table-cell>
          <table:table-cell table:formula="of:=MAX([.A20:.BL20])" office:value-type="float" office:value="2.4299" calcext:value-type="float">
            <text:p>2.4299</text:p>
          </table:table-cell>
          <table:table-cell table:number-columns-repeated="7"/>
        </table:table-row>
        <table:table-row table:style-name="ro2">
          <table:table-cell office:value-type="float" office:value="1.91172" calcext:value-type="float">
            <text:p>1.91172</text:p>
          </table:table-cell>
          <table:table-cell table:number-columns-repeated="67"/>
          <table:table-cell table:formula="of:=MIN([.A21:.BL21])" office:value-type="float" office:value="1.91172" calcext:value-type="float">
            <text:p>1.91172</text:p>
          </table:table-cell>
          <table:table-cell table:formula="of:=MAX([.A21:.BL21])" office:value-type="float" office:value="1.91172" calcext:value-type="float">
            <text:p>1.9117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23365" calcext:value-type="float">
            <text:p>1.23365</text:p>
          </table:table-cell>
          <table:table-cell office:value-type="float" office:value="1.85856" calcext:value-type="float">
            <text:p>1.85856</text:p>
          </table:table-cell>
          <table:table-cell table:number-columns-repeated="66"/>
          <table:table-cell table:formula="of:=MIN([.A23:.BL23])" office:value-type="float" office:value="1.23365" calcext:value-type="float">
            <text:p>1.23365</text:p>
          </table:table-cell>
          <table:table-cell table:formula="of:=MAX([.A23:.BL23])" office:value-type="float" office:value="1.85856" calcext:value-type="float">
            <text:p>1.85856</text:p>
          </table:table-cell>
          <table:table-cell table:number-columns-repeated="7"/>
        </table:table-row>
        <table:table-row table:style-name="ro2">
          <table:table-cell office:value-type="float" office:value="1.58957" calcext:value-type="float">
            <text:p>1.58957</text:p>
          </table:table-cell>
          <table:table-cell office:value-type="float" office:value="1.64403" calcext:value-type="float">
            <text:p>1.64403</text:p>
          </table:table-cell>
          <table:table-cell table:number-columns-repeated="66"/>
          <table:table-cell table:formula="of:=MIN([.A24:.BL24])" office:value-type="float" office:value="1.58957" calcext:value-type="float">
            <text:p>1.58957</text:p>
          </table:table-cell>
          <table:table-cell table:formula="of:=MAX([.A24:.BL24])" office:value-type="float" office:value="1.64403" calcext:value-type="float">
            <text:p>1.64403</text:p>
          </table:table-cell>
          <table:table-cell table:number-columns-repeated="7"/>
        </table:table-row>
        <table:table-row table:style-name="ro2">
          <table:table-cell office:value-type="float" office:value="0.966177" calcext:value-type="float">
            <text:p>0.966177</text:p>
          </table:table-cell>
          <table:table-cell office:value-type="float" office:value="1.21074" calcext:value-type="float">
            <text:p>1.21074</text:p>
          </table:table-cell>
          <table:table-cell table:number-columns-repeated="66"/>
          <table:table-cell table:formula="of:=MIN([.A25:.BL25])" office:value-type="float" office:value="0.966177" calcext:value-type="float">
            <text:p>0.966177</text:p>
          </table:table-cell>
          <table:table-cell table:formula="of:=MAX([.A25:.BL25])" office:value-type="float" office:value="1.21074" calcext:value-type="float">
            <text:p>1.21074</text:p>
          </table:table-cell>
          <table:table-cell table:number-columns-repeated="7"/>
        </table:table-row>
        <table:table-row table:style-name="ro2">
          <table:table-cell office:value-type="float" office:value="1.09953" calcext:value-type="float">
            <text:p>1.09953</text:p>
          </table:table-cell>
          <table:table-cell office:value-type="float" office:value="1.99253" calcext:value-type="float">
            <text:p>1.99253</text:p>
          </table:table-cell>
          <table:table-cell table:number-columns-repeated="66"/>
          <table:table-cell table:formula="of:=MIN([.A26:.BL26])" office:value-type="float" office:value="1.09953" calcext:value-type="float">
            <text:p>1.09953</text:p>
          </table:table-cell>
          <table:table-cell table:formula="of:=MAX([.A26:.BL26])" office:value-type="float" office:value="1.99253" calcext:value-type="float">
            <text:p>1.99253</text:p>
          </table:table-cell>
          <table:table-cell table:number-columns-repeated="7"/>
        </table:table-row>
        <table:table-row table:style-name="ro2">
          <table:table-cell office:value-type="float" office:value="1.21852" calcext:value-type="float">
            <text:p>1.21852</text:p>
          </table:table-cell>
          <table:table-cell office:value-type="float" office:value="1.8198" calcext:value-type="float">
            <text:p>1.8198</text:p>
          </table:table-cell>
          <table:table-cell table:number-columns-repeated="66"/>
          <table:table-cell table:formula="of:=MIN([.A27:.BL27])" office:value-type="float" office:value="1.21852" calcext:value-type="float">
            <text:p>1.21852</text:p>
          </table:table-cell>
          <table:table-cell table:formula="of:=MAX([.A27:.BL27])" office:value-type="float" office:value="1.8198" calcext:value-type="float">
            <text:p>1.8198</text:p>
          </table:table-cell>
          <table:table-cell table:number-columns-repeated="7"/>
        </table:table-row>
        <table:table-row table:style-name="ro2">
          <table:table-cell office:value-type="float" office:value="1.26553" calcext:value-type="float">
            <text:p>1.26553</text:p>
          </table:table-cell>
          <table:table-cell office:value-type="float" office:value="2.09091" calcext:value-type="float">
            <text:p>2.09091</text:p>
          </table:table-cell>
          <table:table-cell table:number-columns-repeated="66"/>
          <table:table-cell table:formula="of:=MIN([.A28:.BL28])" office:value-type="float" office:value="1.26553" calcext:value-type="float">
            <text:p>1.26553</text:p>
          </table:table-cell>
          <table:table-cell table:formula="of:=MAX([.A28:.BL28])" office:value-type="float" office:value="2.09091" calcext:value-type="float">
            <text:p>2.09091</text:p>
          </table:table-cell>
          <table:table-cell table:number-columns-repeated="7"/>
        </table:table-row>
        <table:table-row table:style-name="ro2">
          <table:table-cell office:value-type="float" office:value="1.6956" calcext:value-type="float">
            <text:p>1.6956</text:p>
          </table:table-cell>
          <table:table-cell office:value-type="float" office:value="1.99905" calcext:value-type="float">
            <text:p>1.99905</text:p>
          </table:table-cell>
          <table:table-cell table:number-columns-repeated="66"/>
          <table:table-cell table:formula="of:=MIN([.A29:.BL29])" office:value-type="float" office:value="1.6956" calcext:value-type="float">
            <text:p>1.6956</text:p>
          </table:table-cell>
          <table:table-cell table:formula="of:=MAX([.A29:.BL29])" office:value-type="float" office:value="1.99905" calcext:value-type="float">
            <text:p>1.99905</text:p>
          </table:table-cell>
          <table:table-cell table:number-columns-repeated="7"/>
        </table:table-row>
        <table:table-row table:style-name="ro2">
          <table:table-cell office:value-type="float" office:value="1.50175" calcext:value-type="float">
            <text:p>1.50175</text:p>
          </table:table-cell>
          <table:table-cell office:value-type="float" office:value="1.82046" calcext:value-type="float">
            <text:p>1.82046</text:p>
          </table:table-cell>
          <table:table-cell table:number-columns-repeated="66"/>
          <table:table-cell table:formula="of:=MIN([.A30:.BL30])" office:value-type="float" office:value="1.50175" calcext:value-type="float">
            <text:p>1.50175</text:p>
          </table:table-cell>
          <table:table-cell table:formula="of:=MAX([.A30:.BL30])" office:value-type="float" office:value="1.82046" calcext:value-type="float">
            <text:p>1.82046</text:p>
          </table:table-cell>
          <table:table-cell table:number-columns-repeated="7"/>
        </table:table-row>
        <table:table-row table:style-name="ro2">
          <table:table-cell office:value-type="float" office:value="0.953063" calcext:value-type="float">
            <text:p>0.953063</text:p>
          </table:table-cell>
          <table:table-cell office:value-type="float" office:value="1.21952" calcext:value-type="float">
            <text:p>1.21952</text:p>
          </table:table-cell>
          <table:table-cell table:number-columns-repeated="66"/>
          <table:table-cell table:formula="of:=MIN([.A31:.BL31])" office:value-type="float" office:value="0.953063" calcext:value-type="float">
            <text:p>0.953063</text:p>
          </table:table-cell>
          <table:table-cell table:formula="of:=MAX([.A31:.BL31])" office:value-type="float" office:value="1.21952" calcext:value-type="float">
            <text:p>1.21952</text:p>
          </table:table-cell>
          <table:table-cell table:number-columns-repeated="7"/>
        </table:table-row>
        <table:table-row table:style-name="ro2">
          <table:table-cell office:value-type="float" office:value="1.86909" calcext:value-type="float">
            <text:p>1.86909</text:p>
          </table:table-cell>
          <table:table-cell office:value-type="float" office:value="2.08962" calcext:value-type="float">
            <text:p>2.08962</text:p>
          </table:table-cell>
          <table:table-cell table:number-columns-repeated="66"/>
          <table:table-cell table:formula="of:=MIN([.A32:.BL32])" office:value-type="float" office:value="1.86909" calcext:value-type="float">
            <text:p>1.86909</text:p>
          </table:table-cell>
          <table:table-cell table:formula="of:=MAX([.A32:.BL32])" office:value-type="float" office:value="2.08962" calcext:value-type="float">
            <text:p>2.08962</text:p>
          </table:table-cell>
          <table:table-cell table:number-columns-repeated="7"/>
        </table:table-row>
        <table:table-row table:style-name="ro2">
          <table:table-cell office:value-type="float" office:value="0.978877" calcext:value-type="float">
            <text:p>0.978877</text:p>
          </table:table-cell>
          <table:table-cell office:value-type="float" office:value="1.95181" calcext:value-type="float">
            <text:p>1.95181</text:p>
          </table:table-cell>
          <table:table-cell table:number-columns-repeated="66"/>
          <table:table-cell table:formula="of:=MIN([.A33:.BL33])" office:value-type="float" office:value="0.978877" calcext:value-type="float">
            <text:p>0.978877</text:p>
          </table:table-cell>
          <table:table-cell table:formula="of:=MAX([.A33:.BL33])" office:value-type="float" office:value="1.95181" calcext:value-type="float">
            <text:p>1.95181</text:p>
          </table:table-cell>
          <table:table-cell table:number-columns-repeated="7"/>
        </table:table-row>
        <table:table-row table:style-name="ro2">
          <table:table-cell office:value-type="float" office:value="1.22543" calcext:value-type="float">
            <text:p>1.22543</text:p>
          </table:table-cell>
          <table:table-cell office:value-type="float" office:value="2.10887" calcext:value-type="float">
            <text:p>2.10887</text:p>
          </table:table-cell>
          <table:table-cell table:number-columns-repeated="66"/>
          <table:table-cell table:formula="of:=MIN([.A34:.BL34])" office:value-type="float" office:value="1.22543" calcext:value-type="float">
            <text:p>1.22543</text:p>
          </table:table-cell>
          <table:table-cell table:formula="of:=MAX([.A34:.BL34])" office:value-type="float" office:value="2.10887" calcext:value-type="float">
            <text:p>2.10887</text:p>
          </table:table-cell>
          <table:table-cell table:number-columns-repeated="7"/>
        </table:table-row>
        <table:table-row table:style-name="ro2">
          <table:table-cell office:value-type="float" office:value="1.24089" calcext:value-type="float">
            <text:p>1.24089</text:p>
          </table:table-cell>
          <table:table-cell office:value-type="float" office:value="2.12412" calcext:value-type="float">
            <text:p>2.12412</text:p>
          </table:table-cell>
          <table:table-cell table:number-columns-repeated="66"/>
          <table:table-cell table:formula="of:=MIN([.A35:.BL35])" office:value-type="float" office:value="1.24089" calcext:value-type="float">
            <text:p>1.24089</text:p>
          </table:table-cell>
          <table:table-cell table:formula="of:=MAX([.A35:.BL35])" office:value-type="float" office:value="2.12412" calcext:value-type="float">
            <text:p>2.12412</text:p>
          </table:table-cell>
          <table:table-cell table:number-columns-repeated="7"/>
        </table:table-row>
        <table:table-row table:style-name="ro2">
          <table:table-cell office:value-type="float" office:value="1.32399" calcext:value-type="float">
            <text:p>1.32399</text:p>
          </table:table-cell>
          <table:table-cell office:value-type="float" office:value="2.20027" calcext:value-type="float">
            <text:p>2.20027</text:p>
          </table:table-cell>
          <table:table-cell table:number-columns-repeated="66"/>
          <table:table-cell table:formula="of:=MIN([.A36:.BL36])" office:value-type="float" office:value="1.32399" calcext:value-type="float">
            <text:p>1.32399</text:p>
          </table:table-cell>
          <table:table-cell table:formula="of:=MAX([.A36:.BL36])" office:value-type="float" office:value="2.20027" calcext:value-type="float">
            <text:p>2.20027</text:p>
          </table:table-cell>
          <table:table-cell table:number-columns-repeated="7"/>
        </table:table-row>
        <table:table-row table:style-name="ro2">
          <table:table-cell office:value-type="float" office:value="1.24555" calcext:value-type="float">
            <text:p>1.24555</text:p>
          </table:table-cell>
          <table:table-cell office:value-type="float" office:value="1.98303" calcext:value-type="float">
            <text:p>1.98303</text:p>
          </table:table-cell>
          <table:table-cell table:number-columns-repeated="66"/>
          <table:table-cell table:formula="of:=MIN([.A37:.BL37])" office:value-type="float" office:value="1.24555" calcext:value-type="float">
            <text:p>1.24555</text:p>
          </table:table-cell>
          <table:table-cell table:formula="of:=MAX([.A37:.BL37])" office:value-type="float" office:value="1.98303" calcext:value-type="float">
            <text:p>1.98303</text:p>
          </table:table-cell>
          <table:table-cell table:number-columns-repeated="7"/>
        </table:table-row>
        <table:table-row table:style-name="ro2">
          <table:table-cell office:value-type="float" office:value="1.03678" calcext:value-type="float">
            <text:p>1.03678</text:p>
          </table:table-cell>
          <table:table-cell office:value-type="float" office:value="1.81296" calcext:value-type="float">
            <text:p>1.81296</text:p>
          </table:table-cell>
          <table:table-cell table:number-columns-repeated="66"/>
          <table:table-cell table:formula="of:=MIN([.A38:.BL38])" office:value-type="float" office:value="1.03678" calcext:value-type="float">
            <text:p>1.03678</text:p>
          </table:table-cell>
          <table:table-cell table:formula="of:=MAX([.A38:.BL38])" office:value-type="float" office:value="1.81296" calcext:value-type="float">
            <text:p>1.81296</text:p>
          </table:table-cell>
          <table:table-cell table:number-columns-repeated="7"/>
        </table:table-row>
        <table:table-row table:style-name="ro2">
          <table:table-cell office:value-type="float" office:value="1.23313" calcext:value-type="float">
            <text:p>1.23313</text:p>
          </table:table-cell>
          <table:table-cell office:value-type="float" office:value="1.82893" calcext:value-type="float">
            <text:p>1.82893</text:p>
          </table:table-cell>
          <table:table-cell table:number-columns-repeated="66"/>
          <table:table-cell table:formula="of:=MIN([.A39:.BL39])" office:value-type="float" office:value="1.23313" calcext:value-type="float">
            <text:p>1.23313</text:p>
          </table:table-cell>
          <table:table-cell table:formula="of:=MAX([.A39:.BL39])" office:value-type="float" office:value="1.82893" calcext:value-type="float">
            <text:p>1.82893</text:p>
          </table:table-cell>
          <table:table-cell table:number-columns-repeated="7"/>
        </table:table-row>
        <table:table-row table:style-name="ro2">
          <table:table-cell office:value-type="float" office:value="1.25199" calcext:value-type="float">
            <text:p>1.25199</text:p>
          </table:table-cell>
          <table:table-cell office:value-type="float" office:value="1.88347" calcext:value-type="float">
            <text:p>1.88347</text:p>
          </table:table-cell>
          <table:table-cell table:number-columns-repeated="66"/>
          <table:table-cell table:formula="of:=MIN([.A40:.BL40])" office:value-type="float" office:value="1.25199" calcext:value-type="float">
            <text:p>1.25199</text:p>
          </table:table-cell>
          <table:table-cell table:formula="of:=MAX([.A40:.BL40])" office:value-type="float" office:value="1.88347" calcext:value-type="float">
            <text:p>1.88347</text:p>
          </table:table-cell>
          <table:table-cell table:number-columns-repeated="7"/>
        </table:table-row>
        <table:table-row table:style-name="ro2">
          <table:table-cell office:value-type="float" office:value="1.26429" calcext:value-type="float">
            <text:p>1.26429</text:p>
          </table:table-cell>
          <table:table-cell office:value-type="float" office:value="2.14829" calcext:value-type="float">
            <text:p>2.14829</text:p>
          </table:table-cell>
          <table:table-cell table:number-columns-repeated="66"/>
          <table:table-cell table:formula="of:=MIN([.A41:.BL41])" office:value-type="float" office:value="1.26429" calcext:value-type="float">
            <text:p>1.26429</text:p>
          </table:table-cell>
          <table:table-cell table:formula="of:=MAX([.A41:.BL41])" office:value-type="float" office:value="2.14829" calcext:value-type="float">
            <text:p>2.14829</text:p>
          </table:table-cell>
          <table:table-cell table:number-columns-repeated="7"/>
        </table:table-row>
        <table:table-row table:style-name="ro2">
          <table:table-cell office:value-type="float" office:value="0.973274" calcext:value-type="float">
            <text:p>0.973274</text:p>
          </table:table-cell>
          <table:table-cell office:value-type="float" office:value="1.04888" calcext:value-type="float">
            <text:p>1.04888</text:p>
          </table:table-cell>
          <table:table-cell table:number-columns-repeated="66"/>
          <table:table-cell table:formula="of:=MIN([.A42:.BL42])" office:value-type="float" office:value="0.973274" calcext:value-type="float">
            <text:p>0.973274</text:p>
          </table:table-cell>
          <table:table-cell table:formula="of:=MAX([.A42:.BL42])" office:value-type="float" office:value="1.04888" calcext:value-type="float">
            <text:p>1.048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15478" calcext:value-type="float">
            <text:p>1.15478</text:p>
          </table:table-cell>
          <table:table-cell office:value-type="float" office:value="1.68483" calcext:value-type="float">
            <text:p>1.68483</text:p>
          </table:table-cell>
          <table:table-cell office:value-type="float" office:value="2.04454" calcext:value-type="float">
            <text:p>2.04454</text:p>
          </table:table-cell>
          <table:table-cell office:value-type="float" office:value="1.17778" calcext:value-type="float">
            <text:p>1.17778</text:p>
          </table:table-cell>
          <table:table-cell table:number-columns-repeated="64"/>
          <table:table-cell table:formula="of:=MIN([.A44:.BL44])" office:value-type="float" office:value="1.15478" calcext:value-type="float">
            <text:p>1.15478</text:p>
          </table:table-cell>
          <table:table-cell table:formula="of:=MAX([.A44:.BL44])" office:value-type="float" office:value="2.04454" calcext:value-type="float">
            <text:p>2.04454</text:p>
          </table:table-cell>
          <table:table-cell table:number-columns-repeated="7"/>
        </table:table-row>
        <table:table-row table:style-name="ro2">
          <table:table-cell office:value-type="float" office:value="1.17026" calcext:value-type="float">
            <text:p>1.17026</text:p>
          </table:table-cell>
          <table:table-cell office:value-type="float" office:value="1.69039" calcext:value-type="float">
            <text:p>1.69039</text:p>
          </table:table-cell>
          <table:table-cell office:value-type="float" office:value="0.919902" calcext:value-type="float">
            <text:p>0.919902</text:p>
          </table:table-cell>
          <table:table-cell office:value-type="float" office:value="2.22877" calcext:value-type="float">
            <text:p>2.22877</text:p>
          </table:table-cell>
          <table:table-cell table:number-columns-repeated="64"/>
          <table:table-cell table:formula="of:=MIN([.A45:.BL45])" office:value-type="float" office:value="0.919902" calcext:value-type="float">
            <text:p>0.919902</text:p>
          </table:table-cell>
          <table:table-cell table:formula="of:=MAX([.A45:.BL45])" office:value-type="float" office:value="2.22877" calcext:value-type="float">
            <text:p>2.22877</text:p>
          </table:table-cell>
          <table:table-cell table:number-columns-repeated="7"/>
        </table:table-row>
        <table:table-row table:style-name="ro2">
          <table:table-cell office:value-type="float" office:value="1.17953" calcext:value-type="float">
            <text:p>1.17953</text:p>
          </table:table-cell>
          <table:table-cell office:value-type="float" office:value="1.50902" calcext:value-type="float">
            <text:p>1.50902</text:p>
          </table:table-cell>
          <table:table-cell office:value-type="float" office:value="1.66516" calcext:value-type="float">
            <text:p>1.66516</text:p>
          </table:table-cell>
          <table:table-cell office:value-type="float" office:value="0.609256" calcext:value-type="float">
            <text:p>0.609256</text:p>
          </table:table-cell>
          <table:table-cell table:number-columns-repeated="64"/>
          <table:table-cell table:formula="of:=MIN([.A46:.BL46])" office:value-type="float" office:value="0.609256" calcext:value-type="float">
            <text:p>0.609256</text:p>
          </table:table-cell>
          <table:table-cell table:formula="of:=MAX([.A46:.BL46])" office:value-type="float" office:value="1.66516" calcext:value-type="float">
            <text:p>1.66516</text:p>
          </table:table-cell>
          <table:table-cell table:number-columns-repeated="7"/>
        </table:table-row>
        <table:table-row table:style-name="ro2">
          <table:table-cell office:value-type="float" office:value="1.2377" calcext:value-type="float">
            <text:p>1.2377</text:p>
          </table:table-cell>
          <table:table-cell office:value-type="float" office:value="2.1967" calcext:value-type="float">
            <text:p>2.1967</text:p>
          </table:table-cell>
          <table:table-cell office:value-type="float" office:value="2.26007" calcext:value-type="float">
            <text:p>2.26007</text:p>
          </table:table-cell>
          <table:table-cell office:value-type="float" office:value="1.12415" calcext:value-type="float">
            <text:p>1.12415</text:p>
          </table:table-cell>
          <table:table-cell table:number-columns-repeated="64"/>
          <table:table-cell table:formula="of:=MIN([.A47:.BL47])" office:value-type="float" office:value="1.12415" calcext:value-type="float">
            <text:p>1.12415</text:p>
          </table:table-cell>
          <table:table-cell table:formula="of:=MAX([.A47:.BL47])" office:value-type="float" office:value="2.26007" calcext:value-type="float">
            <text:p>2.26007</text:p>
          </table:table-cell>
          <table:table-cell table:number-columns-repeated="7"/>
        </table:table-row>
        <table:table-row table:style-name="ro2">
          <table:table-cell office:value-type="float" office:value="0.61965" calcext:value-type="float">
            <text:p>0.61965</text:p>
          </table:table-cell>
          <table:table-cell office:value-type="float" office:value="1.05382" calcext:value-type="float">
            <text:p>1.05382</text:p>
          </table:table-cell>
          <table:table-cell office:value-type="float" office:value="0.885408" calcext:value-type="float">
            <text:p>0.885408</text:p>
          </table:table-cell>
          <table:table-cell office:value-type="float" office:value="0.939479" calcext:value-type="float">
            <text:p>0.939479</text:p>
          </table:table-cell>
          <table:table-cell table:number-columns-repeated="64"/>
          <table:table-cell table:formula="of:=MIN([.A48:.BL48])" office:value-type="float" office:value="0.61965" calcext:value-type="float">
            <text:p>0.61965</text:p>
          </table:table-cell>
          <table:table-cell table:formula="of:=MAX([.A48:.BL48])" office:value-type="float" office:value="1.05382" calcext:value-type="float">
            <text:p>1.05382</text:p>
          </table:table-cell>
          <table:table-cell table:number-columns-repeated="7"/>
        </table:table-row>
        <table:table-row table:style-name="ro2">
          <table:table-cell office:value-type="float" office:value="0.896989" calcext:value-type="float">
            <text:p>0.896989</text:p>
          </table:table-cell>
          <table:table-cell office:value-type="float" office:value="1.14243" calcext:value-type="float">
            <text:p>1.14243</text:p>
          </table:table-cell>
          <table:table-cell office:value-type="float" office:value="0.841973" calcext:value-type="float">
            <text:p>0.841973</text:p>
          </table:table-cell>
          <table:table-cell office:value-type="float" office:value="0.774889" calcext:value-type="float">
            <text:p>0.774889</text:p>
          </table:table-cell>
          <table:table-cell table:number-columns-repeated="64"/>
          <table:table-cell table:formula="of:=MIN([.A49:.BL49])" office:value-type="float" office:value="0.774889" calcext:value-type="float">
            <text:p>0.774889</text:p>
          </table:table-cell>
          <table:table-cell table:formula="of:=MAX([.A49:.BL49])" office:value-type="float" office:value="1.14243" calcext:value-type="float">
            <text:p>1.14243</text:p>
          </table:table-cell>
          <table:table-cell table:number-columns-repeated="7"/>
        </table:table-row>
        <table:table-row table:style-name="ro2">
          <table:table-cell office:value-type="float" office:value="0.879666" calcext:value-type="float">
            <text:p>0.879666</text:p>
          </table:table-cell>
          <table:table-cell office:value-type="float" office:value="1.6675" calcext:value-type="float">
            <text:p>1.6675</text:p>
          </table:table-cell>
          <table:table-cell office:value-type="float" office:value="1.14779" calcext:value-type="float">
            <text:p>1.14779</text:p>
          </table:table-cell>
          <table:table-cell office:value-type="float" office:value="2.09068" calcext:value-type="float">
            <text:p>2.09068</text:p>
          </table:table-cell>
          <table:table-cell table:number-columns-repeated="64"/>
          <table:table-cell table:formula="of:=MIN([.A50:.BL50])" office:value-type="float" office:value="0.879666" calcext:value-type="float">
            <text:p>0.879666</text:p>
          </table:table-cell>
          <table:table-cell table:formula="of:=MAX([.A50:.BL50])" office:value-type="float" office:value="2.09068" calcext:value-type="float">
            <text:p>2.09068</text:p>
          </table:table-cell>
          <table:table-cell table:number-columns-repeated="7"/>
        </table:table-row>
        <table:table-row table:style-name="ro2">
          <table:table-cell office:value-type="float" office:value="1.29924" calcext:value-type="float">
            <text:p>1.29924</text:p>
          </table:table-cell>
          <table:table-cell office:value-type="float" office:value="2.12568" calcext:value-type="float">
            <text:p>2.12568</text:p>
          </table:table-cell>
          <table:table-cell office:value-type="float" office:value="2.17144" calcext:value-type="float">
            <text:p>2.17144</text:p>
          </table:table-cell>
          <table:table-cell office:value-type="float" office:value="1.01982" calcext:value-type="float">
            <text:p>1.01982</text:p>
          </table:table-cell>
          <table:table-cell table:number-columns-repeated="64"/>
          <table:table-cell table:formula="of:=MIN([.A51:.BL51])" office:value-type="float" office:value="1.01982" calcext:value-type="float">
            <text:p>1.01982</text:p>
          </table:table-cell>
          <table:table-cell table:formula="of:=MAX([.A51:.BL51])" office:value-type="float" office:value="2.17144" calcext:value-type="float">
            <text:p>2.17144</text:p>
          </table:table-cell>
          <table:table-cell table:number-columns-repeated="7"/>
        </table:table-row>
        <table:table-row table:style-name="ro2">
          <table:table-cell office:value-type="float" office:value="0.873463" calcext:value-type="float">
            <text:p>0.873463</text:p>
          </table:table-cell>
          <table:table-cell office:value-type="float" office:value="1.14466" calcext:value-type="float">
            <text:p>1.14466</text:p>
          </table:table-cell>
          <table:table-cell office:value-type="float" office:value="0.635724" calcext:value-type="float">
            <text:p>0.635724</text:p>
          </table:table-cell>
          <table:table-cell office:value-type="float" office:value="0.861347" calcext:value-type="float">
            <text:p>0.861347</text:p>
          </table:table-cell>
          <table:table-cell table:number-columns-repeated="64"/>
          <table:table-cell table:formula="of:=MIN([.A52:.BL52])" office:value-type="float" office:value="0.635724" calcext:value-type="float">
            <text:p>0.635724</text:p>
          </table:table-cell>
          <table:table-cell table:formula="of:=MAX([.A52:.BL52])" office:value-type="float" office:value="1.14466" calcext:value-type="float">
            <text:p>1.14466</text:p>
          </table:table-cell>
          <table:table-cell table:number-columns-repeated="7"/>
        </table:table-row>
        <table:table-row table:style-name="ro2">
          <table:table-cell office:value-type="float" office:value="1.20057" calcext:value-type="float">
            <text:p>1.20057</text:p>
          </table:table-cell>
          <table:table-cell office:value-type="float" office:value="0.610714" calcext:value-type="float">
            <text:p>0.610714</text:p>
          </table:table-cell>
          <table:table-cell office:value-type="float" office:value="2.05724" calcext:value-type="float">
            <text:p>2.05724</text:p>
          </table:table-cell>
          <table:table-cell office:value-type="float" office:value="2.12809" calcext:value-type="float">
            <text:p>2.12809</text:p>
          </table:table-cell>
          <table:table-cell table:number-columns-repeated="64"/>
          <table:table-cell table:formula="of:=MIN([.A53:.BL53])" office:value-type="float" office:value="0.610714" calcext:value-type="float">
            <text:p>0.610714</text:p>
          </table:table-cell>
          <table:table-cell table:formula="of:=MAX([.A53:.BL53])" office:value-type="float" office:value="2.12809" calcext:value-type="float">
            <text:p>2.12809</text:p>
          </table:table-cell>
          <table:table-cell table:number-columns-repeated="7"/>
        </table:table-row>
        <table:table-row table:style-name="ro2">
          <table:table-cell office:value-type="float" office:value="1.2121" calcext:value-type="float">
            <text:p>1.2121</text:p>
          </table:table-cell>
          <table:table-cell office:value-type="float" office:value="0.615607" calcext:value-type="float">
            <text:p>0.615607</text:p>
          </table:table-cell>
          <table:table-cell office:value-type="float" office:value="2.09618" calcext:value-type="float">
            <text:p>2.09618</text:p>
          </table:table-cell>
          <table:table-cell office:value-type="float" office:value="2.14016" calcext:value-type="float">
            <text:p>2.14016</text:p>
          </table:table-cell>
          <table:table-cell table:number-columns-repeated="64"/>
          <table:table-cell table:formula="of:=MIN([.A54:.BL54])" office:value-type="float" office:value="0.615607" calcext:value-type="float">
            <text:p>0.615607</text:p>
          </table:table-cell>
          <table:table-cell table:formula="of:=MAX([.A54:.BL54])" office:value-type="float" office:value="2.14016" calcext:value-type="float">
            <text:p>2.14016</text:p>
          </table:table-cell>
          <table:table-cell table:number-columns-repeated="7"/>
        </table:table-row>
        <table:table-row table:style-name="ro2">
          <table:table-cell office:value-type="float" office:value="0.616676" calcext:value-type="float">
            <text:p>0.616676</text:p>
          </table:table-cell>
          <table:table-cell office:value-type="float" office:value="0.606981" calcext:value-type="float">
            <text:p>0.606981</text:p>
          </table:table-cell>
          <table:table-cell office:value-type="float" office:value="1.44221" calcext:value-type="float">
            <text:p>1.44221</text:p>
          </table:table-cell>
          <table:table-cell office:value-type="float" office:value="0.593502" calcext:value-type="float">
            <text:p>0.593502</text:p>
          </table:table-cell>
          <table:table-cell table:number-columns-repeated="64"/>
          <table:table-cell table:formula="of:=MIN([.A55:.BL55])" office:value-type="float" office:value="0.593502" calcext:value-type="float">
            <text:p>0.593502</text:p>
          </table:table-cell>
          <table:table-cell table:formula="of:=MAX([.A55:.BL55])" office:value-type="float" office:value="1.44221" calcext:value-type="float">
            <text:p>1.44221</text:p>
          </table:table-cell>
          <table:table-cell table:number-columns-repeated="7"/>
        </table:table-row>
        <table:table-row table:style-name="ro2">
          <table:table-cell office:value-type="float" office:value="1.21808" calcext:value-type="float">
            <text:p>1.21808</text:p>
          </table:table-cell>
          <table:table-cell office:value-type="float" office:value="1.589" calcext:value-type="float">
            <text:p>1.589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0.979623" calcext:value-type="float">
            <text:p>0.979623</text:p>
          </table:table-cell>
          <table:table-cell table:number-columns-repeated="64"/>
          <table:table-cell table:formula="of:=MIN([.A56:.BL56])" office:value-type="float" office:value="0.979623" calcext:value-type="float">
            <text:p>0.979623</text:p>
          </table:table-cell>
          <table:table-cell table:formula="of:=MAX([.A56:.BL56])" office:value-type="float" office:value="1.78314" calcext:value-type="float">
            <text:p>1.78314</text:p>
          </table:table-cell>
          <table:table-cell table:number-columns-repeated="7"/>
        </table:table-row>
        <table:table-row table:style-name="ro2">
          <table:table-cell office:value-type="float" office:value="1.3337" calcext:value-type="float">
            <text:p>1.3337</text:p>
          </table:table-cell>
          <table:table-cell office:value-type="float" office:value="1.7142" calcext:value-type="float">
            <text:p>1.7142</text:p>
          </table:table-cell>
          <table:table-cell office:value-type="float" office:value="1.97563" calcext:value-type="float">
            <text:p>1.97563</text:p>
          </table:table-cell>
          <table:table-cell office:value-type="float" office:value="0.769308" calcext:value-type="float">
            <text:p>0.769308</text:p>
          </table:table-cell>
          <table:table-cell table:number-columns-repeated="64"/>
          <table:table-cell table:formula="of:=MIN([.A57:.BL57])" office:value-type="float" office:value="0.769308" calcext:value-type="float">
            <text:p>0.769308</text:p>
          </table:table-cell>
          <table:table-cell table:formula="of:=MAX([.A57:.BL57])" office:value-type="float" office:value="1.97563" calcext:value-type="float">
            <text:p>1.97563</text:p>
          </table:table-cell>
          <table:table-cell table:number-columns-repeated="7"/>
        </table:table-row>
        <table:table-row table:style-name="ro2">
          <table:table-cell office:value-type="float" office:value="0.901065" calcext:value-type="float">
            <text:p>0.901065</text:p>
          </table:table-cell>
          <table:table-cell office:value-type="float" office:value="1.08631" calcext:value-type="float">
            <text:p>1.08631</text:p>
          </table:table-cell>
          <table:table-cell office:value-type="float" office:value="0.735728" calcext:value-type="float">
            <text:p>0.735728</text:p>
          </table:table-cell>
          <table:table-cell office:value-type="float" office:value="0.96133" calcext:value-type="float">
            <text:p>0.96133</text:p>
          </table:table-cell>
          <table:table-cell table:number-columns-repeated="64"/>
          <table:table-cell table:formula="of:=MIN([.A58:.BL58])" office:value-type="float" office:value="0.735728" calcext:value-type="float">
            <text:p>0.735728</text:p>
          </table:table-cell>
          <table:table-cell table:formula="of:=MAX([.A58:.BL58])" office:value-type="float" office:value="1.08631" calcext:value-type="float">
            <text:p>1.08631</text:p>
          </table:table-cell>
          <table:table-cell table:number-columns-repeated="7"/>
        </table:table-row>
        <table:table-row table:style-name="ro2">
          <table:table-cell office:value-type="float" office:value="0.796312" calcext:value-type="float">
            <text:p>0.796312</text:p>
          </table:table-cell>
          <table:table-cell office:value-type="float" office:value="1.06488" calcext:value-type="float">
            <text:p>1.06488</text:p>
          </table:table-cell>
          <table:table-cell office:value-type="float" office:value="0.741103" calcext:value-type="float">
            <text:p>0.741103</text:p>
          </table:table-cell>
          <table:table-cell office:value-type="float" office:value="0.851127" calcext:value-type="float">
            <text:p>0.851127</text:p>
          </table:table-cell>
          <table:table-cell table:number-columns-repeated="64"/>
          <table:table-cell table:formula="of:=MIN([.A59:.BL59])" office:value-type="float" office:value="0.741103" calcext:value-type="float">
            <text:p>0.741103</text:p>
          </table:table-cell>
          <table:table-cell table:formula="of:=MAX([.A59:.BL59])" office:value-type="float" office:value="1.06488" calcext:value-type="float">
            <text:p>1.06488</text:p>
          </table:table-cell>
          <table:table-cell table:number-columns-repeated="7"/>
        </table:table-row>
        <table:table-row table:style-name="ro2">
          <table:table-cell office:value-type="float" office:value="2.2951" calcext:value-type="float">
            <text:p>2.2951</text:p>
          </table:table-cell>
          <table:table-cell office:value-type="float" office:value="2.39582" calcext:value-type="float">
            <text:p>2.39582</text:p>
          </table:table-cell>
          <table:table-cell office:value-type="float" office:value="2.40619" calcext:value-type="float">
            <text:p>2.40619</text:p>
          </table:table-cell>
          <table:table-cell office:value-type="float" office:value="2.42747" calcext:value-type="float">
            <text:p>2.42747</text:p>
          </table:table-cell>
          <table:table-cell table:number-columns-repeated="64"/>
          <table:table-cell table:formula="of:=MIN([.A60:.BL60])" office:value-type="float" office:value="2.2951" calcext:value-type="float">
            <text:p>2.2951</text:p>
          </table:table-cell>
          <table:table-cell table:formula="of:=MAX([.A60:.BL60])" office:value-type="float" office:value="2.42747" calcext:value-type="float">
            <text:p>2.42747</text:p>
          </table:table-cell>
          <table:table-cell table:number-columns-repeated="7"/>
        </table:table-row>
        <table:table-row table:style-name="ro2">
          <table:table-cell office:value-type="float" office:value="1.38188" calcext:value-type="float">
            <text:p>1.38188</text:p>
          </table:table-cell>
          <table:table-cell office:value-type="float" office:value="2.17651" calcext:value-type="float">
            <text:p>2.17651</text:p>
          </table:table-cell>
          <table:table-cell office:value-type="float" office:value="2.29715" calcext:value-type="float">
            <text:p>2.29715</text:p>
          </table:table-cell>
          <table:table-cell office:value-type="float" office:value="1.04261" calcext:value-type="float">
            <text:p>1.04261</text:p>
          </table:table-cell>
          <table:table-cell table:number-columns-repeated="64"/>
          <table:table-cell table:formula="of:=MIN([.A61:.BL61])" office:value-type="float" office:value="1.04261" calcext:value-type="float">
            <text:p>1.04261</text:p>
          </table:table-cell>
          <table:table-cell table:formula="of:=MAX([.A61:.BL61])" office:value-type="float" office:value="2.29715" calcext:value-type="float">
            <text:p>2.29715</text:p>
          </table:table-cell>
          <table:table-cell table:number-columns-repeated="7"/>
        </table:table-row>
        <table:table-row table:style-name="ro2">
          <table:table-cell office:value-type="float" office:value="1.18686" calcext:value-type="float">
            <text:p>1.18686</text:p>
          </table:table-cell>
          <table:table-cell office:value-type="float" office:value="1.76709" calcext:value-type="float">
            <text:p>1.76709</text:p>
          </table:table-cell>
          <table:table-cell office:value-type="float" office:value="1.94683" calcext:value-type="float">
            <text:p>1.94683</text:p>
          </table:table-cell>
          <table:table-cell office:value-type="float" office:value="1.05372" calcext:value-type="float">
            <text:p>1.05372</text:p>
          </table:table-cell>
          <table:table-cell table:number-columns-repeated="64"/>
          <table:table-cell table:formula="of:=MIN([.A62:.BL62])" office:value-type="float" office:value="1.05372" calcext:value-type="float">
            <text:p>1.05372</text:p>
          </table:table-cell>
          <table:table-cell table:formula="of:=MAX([.A62:.BL62])" office:value-type="float" office:value="1.94683" calcext:value-type="float">
            <text:p>1.94683</text:p>
          </table:table-cell>
          <table:table-cell table:number-columns-repeated="7"/>
        </table:table-row>
        <table:table-row table:style-name="ro2">
          <table:table-cell office:value-type="float" office:value="0.626676" calcext:value-type="float">
            <text:p>0.626676</text:p>
          </table:table-cell>
          <table:table-cell office:value-type="float" office:value="0.623205" calcext:value-type="float">
            <text:p>0.623205</text:p>
          </table:table-cell>
          <table:table-cell office:value-type="float" office:value="0.70605" calcext:value-type="float">
            <text:p>0.70605</text:p>
          </table:table-cell>
          <table:table-cell office:value-type="float" office:value="1.97106" calcext:value-type="float">
            <text:p>1.97106</text:p>
          </table:table-cell>
          <table:table-cell table:number-columns-repeated="64"/>
          <table:table-cell table:formula="of:=MIN([.A63:.BL63])" office:value-type="float" office:value="0.623205" calcext:value-type="float">
            <text:p>0.623205</text:p>
          </table:table-cell>
          <table:table-cell table:formula="of:=MAX([.A63:.BL63])" office:value-type="float" office:value="1.97106" calcext:value-type="float">
            <text:p>1.971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3525" calcext:value-type="float">
            <text:p>1.13525</text:p>
          </table:table-cell>
          <table:table-cell office:value-type="float" office:value="1.19873" calcext:value-type="float">
            <text:p>1.19873</text:p>
          </table:table-cell>
          <table:table-cell office:value-type="float" office:value="1.42899" calcext:value-type="float">
            <text:p>1.42899</text:p>
          </table:table-cell>
          <table:table-cell office:value-type="float" office:value="1.42842" calcext:value-type="float">
            <text:p>1.42842</text:p>
          </table:table-cell>
          <table:table-cell office:value-type="float" office:value="0.464512" calcext:value-type="float">
            <text:p>0.464512</text:p>
          </table:table-cell>
          <table:table-cell office:value-type="float" office:value="0.470691" calcext:value-type="float">
            <text:p>0.470691</text:p>
          </table:table-cell>
          <table:table-cell office:value-type="float" office:value="0.466898" calcext:value-type="float">
            <text:p>0.466898</text:p>
          </table:table-cell>
          <table:table-cell office:value-type="float" office:value="1.11101" calcext:value-type="float">
            <text:p>1.11101</text:p>
          </table:table-cell>
          <table:table-cell table:number-columns-repeated="60"/>
          <table:table-cell table:formula="of:=MIN([.A65:.BL65])" office:value-type="float" office:value="0.464512" calcext:value-type="float">
            <text:p>0.464512</text:p>
          </table:table-cell>
          <table:table-cell table:formula="of:=MAX([.A65:.BL65])" office:value-type="float" office:value="1.42899" calcext:value-type="float">
            <text:p>1.42899</text:p>
          </table:table-cell>
          <table:table-cell table:number-columns-repeated="7"/>
        </table:table-row>
        <table:table-row table:style-name="ro2">
          <table:table-cell office:value-type="float" office:value="0.658949" calcext:value-type="float">
            <text:p>0.658949</text:p>
          </table:table-cell>
          <table:table-cell office:value-type="float" office:value="1.12204" calcext:value-type="float">
            <text:p>1.12204</text:p>
          </table:table-cell>
          <table:table-cell office:value-type="float" office:value="0.740295" calcext:value-type="float">
            <text:p>0.740295</text:p>
          </table:table-cell>
          <table:table-cell office:value-type="float" office:value="0.567383" calcext:value-type="float">
            <text:p>0.567383</text:p>
          </table:table-cell>
          <table:table-cell office:value-type="float" office:value="1.05226" calcext:value-type="float">
            <text:p>1.05226</text:p>
          </table:table-cell>
          <table:table-cell office:value-type="float" office:value="2.19815" calcext:value-type="float">
            <text:p>2.19815</text:p>
          </table:table-cell>
          <table:table-cell office:value-type="float" office:value="1.67304" calcext:value-type="float">
            <text:p>1.67304</text:p>
          </table:table-cell>
          <table:table-cell office:value-type="float" office:value="0.995023" calcext:value-type="float">
            <text:p>0.995023</text:p>
          </table:table-cell>
          <table:table-cell table:number-columns-repeated="60"/>
          <table:table-cell table:formula="of:=MIN([.A66:.BL66])" office:value-type="float" office:value="0.567383" calcext:value-type="float">
            <text:p>0.567383</text:p>
          </table:table-cell>
          <table:table-cell table:formula="of:=MAX([.A66:.BL66])" office:value-type="float" office:value="2.19815" calcext:value-type="float">
            <text:p>2.19815</text:p>
          </table:table-cell>
          <table:table-cell table:number-columns-repeated="7"/>
        </table:table-row>
        <table:table-row table:style-name="ro2">
          <table:table-cell office:value-type="float" office:value="1.19954" calcext:value-type="float">
            <text:p>1.19954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1.35145" calcext:value-type="float">
            <text:p>1.35145</text:p>
          </table:table-cell>
          <table:table-cell office:value-type="float" office:value="1.43922" calcext:value-type="float">
            <text:p>1.43922</text:p>
          </table:table-cell>
          <table:table-cell office:value-type="float" office:value="0.579111" calcext:value-type="float">
            <text:p>0.579111</text:p>
          </table:table-cell>
          <table:table-cell office:value-type="float" office:value="1.06326" calcext:value-type="float">
            <text:p>1.06326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1.16038" calcext:value-type="float">
            <text:p>1.16038</text:p>
          </table:table-cell>
          <table:table-cell table:number-columns-repeated="60"/>
          <table:table-cell table:formula="of:=MIN([.A67:.BL67])" office:value-type="float" office:value="0.579111" calcext:value-type="float">
            <text:p>0.579111</text:p>
          </table:table-cell>
          <table:table-cell table:formula="of:=MAX([.A67:.BL67])" office:value-type="float" office:value="1.43922" calcext:value-type="float">
            <text:p>1.43922</text:p>
          </table:table-cell>
          <table:table-cell table:number-columns-repeated="7"/>
        </table:table-row>
        <table:table-row table:style-name="ro2">
          <table:table-cell office:value-type="float" office:value="0.433607" calcext:value-type="float">
            <text:p>0.433607</text:p>
          </table:table-cell>
          <table:table-cell office:value-type="float" office:value="0.387984" calcext:value-type="float">
            <text:p>0.387984</text:p>
          </table:table-cell>
          <table:table-cell office:value-type="float" office:value="0.950344" calcext:value-type="float">
            <text:p>0.950344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0.626533" calcext:value-type="float">
            <text:p>0.626533</text:p>
          </table:table-cell>
          <table:table-cell office:value-type="float" office:value="0.504551" calcext:value-type="float">
            <text:p>0.504551</text:p>
          </table:table-cell>
          <table:table-cell office:value-type="float" office:value="0.735145" calcext:value-type="float">
            <text:p>0.735145</text:p>
          </table:table-cell>
          <table:table-cell office:value-type="float" office:value="0.304796" calcext:value-type="float">
            <text:p>0.304796</text:p>
          </table:table-cell>
          <table:table-cell table:number-columns-repeated="60"/>
          <table:table-cell table:formula="of:=MIN([.A68:.BL68])" office:value-type="float" office:value="0.304796" calcext:value-type="float">
            <text:p>0.304796</text:p>
          </table:table-cell>
          <table:table-cell table:formula="of:=MAX([.A68:.BL68])" office:value-type="float" office:value="0.950344" calcext:value-type="float">
            <text:p>0.950344</text:p>
          </table:table-cell>
          <table:table-cell table:number-columns-repeated="7"/>
        </table:table-row>
        <table:table-row table:style-name="ro2">
          <table:table-cell office:value-type="float" office:value="1.20722" calcext:value-type="float">
            <text:p>1.20722</text:p>
          </table:table-cell>
          <table:table-cell office:value-type="float" office:value="1.21834" calcext:value-type="float">
            <text:p>1.21834</text:p>
          </table:table-cell>
          <table:table-cell office:value-type="float" office:value="1.2884" calcext:value-type="float">
            <text:p>1.2884</text:p>
          </table:table-cell>
          <table:table-cell office:value-type="float" office:value="1.38058" calcext:value-type="float">
            <text:p>1.38058</text:p>
          </table:table-cell>
          <table:table-cell office:value-type="float" office:value="0.730336" calcext:value-type="float">
            <text:p>0.730336</text:p>
          </table:table-cell>
          <table:table-cell office:value-type="float" office:value="1.01559" calcext:value-type="float">
            <text:p>1.01559</text:p>
          </table:table-cell>
          <table:table-cell office:value-type="float" office:value="1.10283" calcext:value-type="float">
            <text:p>1.10283</text:p>
          </table:table-cell>
          <table:table-cell office:value-type="float" office:value="1.2332" calcext:value-type="float">
            <text:p>1.2332</text:p>
          </table:table-cell>
          <table:table-cell table:number-columns-repeated="60"/>
          <table:table-cell table:formula="of:=MIN([.A69:.BL69])" office:value-type="float" office:value="0.730336" calcext:value-type="float">
            <text:p>0.730336</text:p>
          </table:table-cell>
          <table:table-cell table:formula="of:=MAX([.A69:.BL69])" office:value-type="float" office:value="1.38058" calcext:value-type="float">
            <text:p>1.38058</text:p>
          </table:table-cell>
          <table:table-cell table:number-columns-repeated="7"/>
        </table:table-row>
        <table:table-row table:style-name="ro2">
          <table:table-cell office:value-type="float" office:value="1.13706" calcext:value-type="float">
            <text:p>1.13706</text:p>
          </table:table-cell>
          <table:table-cell office:value-type="float" office:value="1.24648" calcext:value-type="float">
            <text:p>1.24648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0.614331" calcext:value-type="float">
            <text:p>0.614331</text:p>
          </table:table-cell>
          <table:table-cell office:value-type="float" office:value="1.93919" calcext:value-type="float">
            <text:p>1.93919</text:p>
          </table:table-cell>
          <table:table-cell office:value-type="float" office:value="0.888344" calcext:value-type="float">
            <text:p>0.888344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1.20245" calcext:value-type="float">
            <text:p>1.20245</text:p>
          </table:table-cell>
          <table:table-cell table:number-columns-repeated="60"/>
          <table:table-cell table:formula="of:=MIN([.A70:.BL70])" office:value-type="float" office:value="0.614331" calcext:value-type="float">
            <text:p>0.614331</text:p>
          </table:table-cell>
          <table:table-cell table:formula="of:=MAX([.A70:.BL70])" office:value-type="float" office:value="1.93919" calcext:value-type="float">
            <text:p>1.93919</text:p>
          </table:table-cell>
          <table:table-cell table:number-columns-repeated="7"/>
        </table:table-row>
        <table:table-row table:style-name="ro2">
          <table:table-cell office:value-type="float" office:value="0.582145" calcext:value-type="float">
            <text:p>0.582145</text:p>
          </table:table-cell>
          <table:table-cell office:value-type="float" office:value="0.920053" calcext:value-type="float">
            <text:p>0.920053</text:p>
          </table:table-cell>
          <table:table-cell office:value-type="float" office:value="1.06143" calcext:value-type="float">
            <text:p>1.06143</text:p>
          </table:table-cell>
          <table:table-cell office:value-type="float" office:value="0.782654" calcext:value-type="float">
            <text:p>0.782654</text:p>
          </table:table-cell>
          <table:table-cell office:value-type="float" office:value="0.639593" calcext:value-type="float">
            <text:p>0.639593</text:p>
          </table:table-cell>
          <table:table-cell office:value-type="float" office:value="0.745054" calcext:value-type="float">
            <text:p>0.745054</text:p>
          </table:table-cell>
          <table:table-cell office:value-type="float" office:value="0.637298" calcext:value-type="float">
            <text:p>0.637298</text:p>
          </table:table-cell>
          <table:table-cell office:value-type="float" office:value="0.688039" calcext:value-type="float">
            <text:p>0.688039</text:p>
          </table:table-cell>
          <table:table-cell table:number-columns-repeated="60"/>
          <table:table-cell table:formula="of:=MIN([.A71:.BL71])" office:value-type="float" office:value="0.582145" calcext:value-type="float">
            <text:p>0.582145</text:p>
          </table:table-cell>
          <table:table-cell table:formula="of:=MAX([.A71:.BL71])" office:value-type="float" office:value="1.06143" calcext:value-type="float">
            <text:p>1.06143</text:p>
          </table:table-cell>
          <table:table-cell table:number-columns-repeated="7"/>
        </table:table-row>
        <table:table-row table:style-name="ro2">
          <table:table-cell office:value-type="float" office:value="0.547037" calcext:value-type="float">
            <text:p>0.547037</text:p>
          </table:table-cell>
          <table:table-cell office:value-type="float" office:value="1.09515" calcext:value-type="float">
            <text:p>1.09515</text:p>
          </table:table-cell>
          <table:table-cell office:value-type="float" office:value="1.44289" calcext:value-type="float">
            <text:p>1.44289</text:p>
          </table:table-cell>
          <table:table-cell office:value-type="float" office:value="0.73545" calcext:value-type="float">
            <text:p>0.73545</text:p>
          </table:table-cell>
          <table:table-cell office:value-type="float" office:value="1.36273" calcext:value-type="float">
            <text:p>1.36273</text:p>
          </table:table-cell>
          <table:table-cell office:value-type="float" office:value="0.756567" calcext:value-type="float">
            <text:p>0.756567</text:p>
          </table:table-cell>
          <table:table-cell office:value-type="float" office:value="1.19553" calcext:value-type="float">
            <text:p>1.19553</text:p>
          </table:table-cell>
          <table:table-cell office:value-type="float" office:value="0.973668" calcext:value-type="float">
            <text:p>0.973668</text:p>
          </table:table-cell>
          <table:table-cell table:number-columns-repeated="60"/>
          <table:table-cell table:formula="of:=MIN([.A72:.BL72])" office:value-type="float" office:value="0.547037" calcext:value-type="float">
            <text:p>0.547037</text:p>
          </table:table-cell>
          <table:table-cell table:formula="of:=MAX([.A72:.BL72])" office:value-type="float" office:value="1.44289" calcext:value-type="float">
            <text:p>1.44289</text:p>
          </table:table-cell>
          <table:table-cell table:number-columns-repeated="7"/>
        </table:table-row>
        <table:table-row table:style-name="ro2">
          <table:table-cell office:value-type="float" office:value="0.60616" calcext:value-type="float">
            <text:p>0.60616</text:p>
          </table:table-cell>
          <table:table-cell office:value-type="float" office:value="0.938214" calcext:value-type="float">
            <text:p>0.938214</text:p>
          </table:table-cell>
          <table:table-cell office:value-type="float" office:value="1.07774" calcext:value-type="float">
            <text:p>1.07774</text:p>
          </table:table-cell>
          <table:table-cell office:value-type="float" office:value="0.56118" calcext:value-type="float">
            <text:p>0.56118</text:p>
          </table:table-cell>
          <table:table-cell office:value-type="float" office:value="0.307604" calcext:value-type="float">
            <text:p>0.307604</text:p>
          </table:table-cell>
          <table:table-cell office:value-type="float" office:value="0.309105" calcext:value-type="float">
            <text:p>0.309105</text:p>
          </table:table-cell>
          <table:table-cell office:value-type="float" office:value="1.53385" calcext:value-type="float">
            <text:p>1.53385</text:p>
          </table:table-cell>
          <table:table-cell office:value-type="float" office:value="1.24616" calcext:value-type="float">
            <text:p>1.24616</text:p>
          </table:table-cell>
          <table:table-cell table:number-columns-repeated="60"/>
          <table:table-cell table:formula="of:=MIN([.A73:.BL73])" office:value-type="float" office:value="0.307604" calcext:value-type="float">
            <text:p>0.307604</text:p>
          </table:table-cell>
          <table:table-cell table:formula="of:=MAX([.A73:.BL73])" office:value-type="float" office:value="1.53385" calcext:value-type="float">
            <text:p>1.53385</text:p>
          </table:table-cell>
          <table:table-cell table:number-columns-repeated="7"/>
        </table:table-row>
        <table:table-row table:style-name="ro2">
          <table:table-cell office:value-type="float" office:value="1.16943" calcext:value-type="float">
            <text:p>1.16943</text:p>
          </table:table-cell>
          <table:table-cell office:value-type="float" office:value="1.21128" calcext:value-type="float">
            <text:p>1.21128</text:p>
          </table:table-cell>
          <table:table-cell office:value-type="float" office:value="1.23752" calcext:value-type="float">
            <text:p>1.23752</text:p>
          </table:table-cell>
          <table:table-cell office:value-type="float" office:value="0.659843" calcext:value-type="float">
            <text:p>0.659843</text:p>
          </table:table-cell>
          <table:table-cell office:value-type="float" office:value="0.798085" calcext:value-type="float">
            <text:p>0.798085</text:p>
          </table:table-cell>
          <table:table-cell office:value-type="float" office:value="0.869164" calcext:value-type="float">
            <text:p>0.869164</text:p>
          </table:table-cell>
          <table:table-cell office:value-type="float" office:value="2.11159" calcext:value-type="float">
            <text:p>2.11159</text:p>
          </table:table-cell>
          <table:table-cell office:value-type="float" office:value="0.507631" calcext:value-type="float">
            <text:p>0.507631</text:p>
          </table:table-cell>
          <table:table-cell table:number-columns-repeated="60"/>
          <table:table-cell table:formula="of:=MIN([.A74:.BL74])" office:value-type="float" office:value="0.507631" calcext:value-type="float">
            <text:p>0.507631</text:p>
          </table:table-cell>
          <table:table-cell table:formula="of:=MAX([.A74:.BL74])" office:value-type="float" office:value="2.11159" calcext:value-type="float">
            <text:p>2.11159</text:p>
          </table:table-cell>
          <table:table-cell table:number-columns-repeated="7"/>
        </table:table-row>
        <table:table-row table:style-name="ro2">
          <table:table-cell office:value-type="float" office:value="1.02483" calcext:value-type="float">
            <text:p>1.02483</text:p>
          </table:table-cell>
          <table:table-cell office:value-type="float" office:value="1.16101" calcext:value-type="float">
            <text:p>1.16101</text:p>
          </table:table-cell>
          <table:table-cell office:value-type="float" office:value="1.23107" calcext:value-type="float">
            <text:p>1.23107</text:p>
          </table:table-cell>
          <table:table-cell office:value-type="float" office:value="1.48395" calcext:value-type="float">
            <text:p>1.48395</text:p>
          </table:table-cell>
          <table:table-cell office:value-type="float" office:value="1.26975" calcext:value-type="float">
            <text:p>1.26975</text:p>
          </table:table-cell>
          <table:table-cell office:value-type="float" office:value="1.12489" calcext:value-type="float">
            <text:p>1.12489</text:p>
          </table:table-cell>
          <table:table-cell office:value-type="float" office:value="1.22815" calcext:value-type="float">
            <text:p>1.22815</text:p>
          </table:table-cell>
          <table:table-cell office:value-type="float" office:value="0.950241" calcext:value-type="float">
            <text:p>0.950241</text:p>
          </table:table-cell>
          <table:table-cell table:number-columns-repeated="60"/>
          <table:table-cell table:formula="of:=MIN([.A75:.BL75])" office:value-type="float" office:value="0.950241" calcext:value-type="float">
            <text:p>0.950241</text:p>
          </table:table-cell>
          <table:table-cell table:formula="of:=MAX([.A75:.BL75])" office:value-type="float" office:value="1.48395" calcext:value-type="float">
            <text:p>1.48395</text:p>
          </table:table-cell>
          <table:table-cell table:number-columns-repeated="7"/>
        </table:table-row>
        <table:table-row table:style-name="ro2">
          <table:table-cell office:value-type="float" office:value="0.320677" calcext:value-type="float">
            <text:p>0.320677</text:p>
          </table:table-cell>
          <table:table-cell office:value-type="float" office:value="0.311546" calcext:value-type="float">
            <text:p>0.311546</text:p>
          </table:table-cell>
          <table:table-cell office:value-type="float" office:value="0.856624" calcext:value-type="float">
            <text:p>0.856624</text:p>
          </table:table-cell>
          <table:table-cell office:value-type="float" office:value="0.731671" calcext:value-type="float">
            <text:p>0.731671</text:p>
          </table:table-cell>
          <table:table-cell office:value-type="float" office:value="0.666008" calcext:value-type="float">
            <text:p>0.666008</text:p>
          </table:table-cell>
          <table:table-cell office:value-type="float" office:value="0.683695" calcext:value-type="float">
            <text:p>0.683695</text:p>
          </table:table-cell>
          <table:table-cell office:value-type="float" office:value="0.729326" calcext:value-type="float">
            <text:p>0.729326</text:p>
          </table:table-cell>
          <table:table-cell office:value-type="float" office:value="0.70947" calcext:value-type="float">
            <text:p>0.70947</text:p>
          </table:table-cell>
          <table:table-cell table:number-columns-repeated="60"/>
          <table:table-cell table:formula="of:=MIN([.A76:.BL76])" office:value-type="float" office:value="0.311546" calcext:value-type="float">
            <text:p>0.311546</text:p>
          </table:table-cell>
          <table:table-cell table:formula="of:=MAX([.A76:.BL76])" office:value-type="float" office:value="0.856624" calcext:value-type="float">
            <text:p>0.856624</text:p>
          </table:table-cell>
          <table:table-cell table:number-columns-repeated="7"/>
        </table:table-row>
        <table:table-row table:style-name="ro2">
          <table:table-cell office:value-type="float" office:value="0.497685" calcext:value-type="float">
            <text:p>0.497685</text:p>
          </table:table-cell>
          <table:table-cell office:value-type="float" office:value="0.325393" calcext:value-type="float">
            <text:p>0.325393</text:p>
          </table:table-cell>
          <table:table-cell office:value-type="float" office:value="0.557669" calcext:value-type="float">
            <text:p>0.557669</text:p>
          </table:table-cell>
          <table:table-cell office:value-type="float" office:value="1.32214" calcext:value-type="float">
            <text:p>1.32214</text:p>
          </table:table-cell>
          <table:table-cell office:value-type="float" office:value="0.499562" calcext:value-type="float">
            <text:p>0.499562</text:p>
          </table:table-cell>
          <table:table-cell office:value-type="float" office:value="1.03686" calcext:value-type="float">
            <text:p>1.03686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0.730671" calcext:value-type="float">
            <text:p>0.730671</text:p>
          </table:table-cell>
          <table:table-cell table:number-columns-repeated="60"/>
          <table:table-cell table:formula="of:=MIN([.A77:.BL77])" office:value-type="float" office:value="0.325393" calcext:value-type="float">
            <text:p>0.325393</text:p>
          </table:table-cell>
          <table:table-cell table:formula="of:=MAX([.A77:.BL77])" office:value-type="float" office:value="1.90331" calcext:value-type="float">
            <text:p>1.90331</text:p>
          </table:table-cell>
          <table:table-cell table:number-columns-repeated="7"/>
        </table:table-row>
        <table:table-row table:style-name="ro2">
          <table:table-cell office:value-type="float" office:value="0.524766" calcext:value-type="float">
            <text:p>0.524766</text:p>
          </table:table-cell>
          <table:table-cell office:value-type="float" office:value="0.472919" calcext:value-type="float">
            <text:p>0.472919</text:p>
          </table:table-cell>
          <table:table-cell office:value-type="float" office:value="1.40137" calcext:value-type="float">
            <text:p>1.40137</text:p>
          </table:table-cell>
          <table:table-cell office:value-type="float" office:value="0.654975" calcext:value-type="float">
            <text:p>0.654975</text:p>
          </table:table-cell>
          <table:table-cell office:value-type="float" office:value="1.45788" calcext:value-type="float">
            <text:p>1.45788</text:p>
          </table:table-cell>
          <table:table-cell office:value-type="float" office:value="2.00413" calcext:value-type="float">
            <text:p>2.00413</text:p>
          </table:table-cell>
          <table:table-cell office:value-type="float" office:value="0.844981" calcext:value-type="float">
            <text:p>0.844981</text:p>
          </table:table-cell>
          <table:table-cell office:value-type="float" office:value="1.28068" calcext:value-type="float">
            <text:p>1.28068</text:p>
          </table:table-cell>
          <table:table-cell table:number-columns-repeated="60"/>
          <table:table-cell table:formula="of:=MIN([.A78:.BL78])" office:value-type="float" office:value="0.472919" calcext:value-type="float">
            <text:p>0.472919</text:p>
          </table:table-cell>
          <table:table-cell table:formula="of:=MAX([.A78:.BL78])" office:value-type="float" office:value="2.00413" calcext:value-type="float">
            <text:p>2.00413</text:p>
          </table:table-cell>
          <table:table-cell table:number-columns-repeated="7"/>
        </table:table-row>
        <table:table-row table:style-name="ro2">
          <table:table-cell office:value-type="float" office:value="0.48902" calcext:value-type="float">
            <text:p>0.48902</text:p>
          </table:table-cell>
          <table:table-cell office:value-type="float" office:value="0.847114" calcext:value-type="float">
            <text:p>0.847114</text:p>
          </table:table-cell>
          <table:table-cell office:value-type="float" office:value="0.556068" calcext:value-type="float">
            <text:p>0.556068</text:p>
          </table:table-cell>
          <table:table-cell office:value-type="float" office:value="1.14959" calcext:value-type="float">
            <text:p>1.14959</text:p>
          </table:table-cell>
          <table:table-cell office:value-type="float" office:value="0.600939" calcext:value-type="float">
            <text:p>0.600939</text:p>
          </table:table-cell>
          <table:table-cell office:value-type="float" office:value="0.824749" calcext:value-type="float">
            <text:p>0.824749</text:p>
          </table:table-cell>
          <table:table-cell office:value-type="float" office:value="0.951066" calcext:value-type="float">
            <text:p>0.951066</text:p>
          </table:table-cell>
          <table:table-cell office:value-type="float" office:value="0.520598" calcext:value-type="float">
            <text:p>0.520598</text:p>
          </table:table-cell>
          <table:table-cell table:number-columns-repeated="60"/>
          <table:table-cell table:formula="of:=MIN([.A79:.BL79])" office:value-type="float" office:value="0.48902" calcext:value-type="float">
            <text:p>0.48902</text:p>
          </table:table-cell>
          <table:table-cell table:formula="of:=MAX([.A79:.BL79])" office:value-type="float" office:value="1.14959" calcext:value-type="float">
            <text:p>1.14959</text:p>
          </table:table-cell>
          <table:table-cell table:number-columns-repeated="7"/>
        </table:table-row>
        <table:table-row table:style-name="ro2">
          <table:table-cell office:value-type="float" office:value="0.587207" calcext:value-type="float">
            <text:p>0.587207</text:p>
          </table:table-cell>
          <table:table-cell office:value-type="float" office:value="0.331721" calcext:value-type="float">
            <text:p>0.331721</text:p>
          </table:table-cell>
          <table:table-cell office:value-type="float" office:value="0.308577" calcext:value-type="float">
            <text:p>0.308577</text:p>
          </table:table-cell>
          <table:table-cell office:value-type="float" office:value="0.537202" calcext:value-type="float">
            <text:p>0.537202</text:p>
          </table:table-cell>
          <table:table-cell office:value-type="float" office:value="0.455088" calcext:value-type="float">
            <text:p>0.455088</text:p>
          </table:table-cell>
          <table:table-cell office:value-type="float" office:value="0.436756" calcext:value-type="float">
            <text:p>0.436756</text:p>
          </table:table-cell>
          <table:table-cell office:value-type="float" office:value="1.9918" calcext:value-type="float">
            <text:p>1.9918</text:p>
          </table:table-cell>
          <table:table-cell office:value-type="float" office:value="1.99865" calcext:value-type="float">
            <text:p>1.99865</text:p>
          </table:table-cell>
          <table:table-cell table:number-columns-repeated="60"/>
          <table:table-cell table:formula="of:=MIN([.A80:.BL80])" office:value-type="float" office:value="0.308577" calcext:value-type="float">
            <text:p>0.308577</text:p>
          </table:table-cell>
          <table:table-cell table:formula="of:=MAX([.A80:.BL80])" office:value-type="float" office:value="1.99865" calcext:value-type="float">
            <text:p>1.99865</text:p>
          </table:table-cell>
          <table:table-cell table:number-columns-repeated="7"/>
        </table:table-row>
        <table:table-row table:style-name="ro2">
          <table:table-cell office:value-type="float" office:value="1.19121" calcext:value-type="float">
            <text:p>1.19121</text:p>
          </table:table-cell>
          <table:table-cell office:value-type="float" office:value="1.37754" calcext:value-type="float">
            <text:p>1.37754</text:p>
          </table:table-cell>
          <table:table-cell office:value-type="float" office:value="1.37725" calcext:value-type="float">
            <text:p>1.37725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1.16936" calcext:value-type="float">
            <text:p>1.16936</text:p>
          </table:table-cell>
          <table:table-cell office:value-type="float" office:value="1.20061" calcext:value-type="float">
            <text:p>1.20061</text:p>
          </table:table-cell>
          <table:table-cell office:value-type="float" office:value="2.39571" calcext:value-type="float">
            <text:p>2.39571</text:p>
          </table:table-cell>
          <table:table-cell office:value-type="float" office:value="1.14286" calcext:value-type="float">
            <text:p>1.14286</text:p>
          </table:table-cell>
          <table:table-cell table:number-columns-repeated="60"/>
          <table:table-cell table:formula="of:=MIN([.A81:.BL81])" office:value-type="float" office:value="0.775205" calcext:value-type="float">
            <text:p>0.775205</text:p>
          </table:table-cell>
          <table:table-cell table:formula="of:=MAX([.A81:.BL81])" office:value-type="float" office:value="2.39571" calcext:value-type="float">
            <text:p>2.39571</text:p>
          </table:table-cell>
          <table:table-cell table:number-columns-repeated="7"/>
        </table:table-row>
        <table:table-row table:style-name="ro2">
          <table:table-cell office:value-type="float" office:value="0.502282" calcext:value-type="float">
            <text:p>0.502282</text:p>
          </table:table-cell>
          <table:table-cell office:value-type="float" office:value="0.780614" calcext:value-type="float">
            <text:p>0.780614</text:p>
          </table:table-cell>
          <table:table-cell office:value-type="float" office:value="0.64677" calcext:value-type="float">
            <text:p>0.64677</text:p>
          </table:table-cell>
          <table:table-cell office:value-type="float" office:value="1.27489" calcext:value-type="float">
            <text:p>1.27489</text:p>
          </table:table-cell>
          <table:table-cell office:value-type="float" office:value="0.543417" calcext:value-type="float">
            <text:p>0.543417</text:p>
          </table:table-cell>
          <table:table-cell office:value-type="float" office:value="1.07084" calcext:value-type="float">
            <text:p>1.07084</text:p>
          </table:table-cell>
          <table:table-cell office:value-type="float" office:value="0.706898" calcext:value-type="float">
            <text:p>0.706898</text:p>
          </table:table-cell>
          <table:table-cell office:value-type="float" office:value="0.30371" calcext:value-type="float">
            <text:p>0.30371</text:p>
          </table:table-cell>
          <table:table-cell table:number-columns-repeated="60"/>
          <table:table-cell table:formula="of:=MIN([.A82:.BL82])" office:value-type="float" office:value="0.30371" calcext:value-type="float">
            <text:p>0.30371</text:p>
          </table:table-cell>
          <table:table-cell table:formula="of:=MAX([.A82:.BL82])" office:value-type="float" office:value="1.27489" calcext:value-type="float">
            <text:p>1.27489</text:p>
          </table:table-cell>
          <table:table-cell table:number-columns-repeated="7"/>
        </table:table-row>
        <table:table-row table:style-name="ro2">
          <table:table-cell office:value-type="float" office:value="0.308009" calcext:value-type="float">
            <text:p>0.308009</text:p>
          </table:table-cell>
          <table:table-cell office:value-type="float" office:value="0.308488" calcext:value-type="float">
            <text:p>0.308488</text:p>
          </table:table-cell>
          <table:table-cell office:value-type="float" office:value="0.307492" calcext:value-type="float">
            <text:p>0.307492</text:p>
          </table:table-cell>
          <table:table-cell office:value-type="float" office:value="0.982" calcext:value-type="float">
            <text:p>0.982</text:p>
          </table:table-cell>
          <table:table-cell office:value-type="float" office:value="0.309079" calcext:value-type="float">
            <text:p>0.309079</text:p>
          </table:table-cell>
          <table:table-cell office:value-type="float" office:value="0.312303" calcext:value-type="float">
            <text:p>0.312303</text:p>
          </table:table-cell>
          <table:table-cell office:value-type="float" office:value="0.793178" calcext:value-type="float">
            <text:p>0.793178</text:p>
          </table:table-cell>
          <table:table-cell office:value-type="float" office:value="0.990524" calcext:value-type="float">
            <text:p>0.990524</text:p>
          </table:table-cell>
          <table:table-cell table:number-columns-repeated="60"/>
          <table:table-cell table:formula="of:=MIN([.A83:.BL83])" office:value-type="float" office:value="0.307492" calcext:value-type="float">
            <text:p>0.307492</text:p>
          </table:table-cell>
          <table:table-cell table:formula="of:=MAX([.A83:.BL83])" office:value-type="float" office:value="0.990524" calcext:value-type="float">
            <text:p>0.990524</text:p>
          </table:table-cell>
          <table:table-cell table:number-columns-repeated="7"/>
        </table:table-row>
        <table:table-row table:style-name="ro2">
          <table:table-cell office:value-type="float" office:value="1.21382" calcext:value-type="float">
            <text:p>1.21382</text:p>
          </table:table-cell>
          <table:table-cell office:value-type="float" office:value="1.22191" calcext:value-type="float">
            <text:p>1.22191</text:p>
          </table:table-cell>
          <table:table-cell office:value-type="float" office:value="1.27506" calcext:value-type="float">
            <text:p>1.27506</text:p>
          </table:table-cell>
          <table:table-cell office:value-type="float" office:value="1.29668" calcext:value-type="float">
            <text:p>1.29668</text:p>
          </table:table-cell>
          <table:table-cell office:value-type="float" office:value="1.15245" calcext:value-type="float">
            <text:p>1.15245</text:p>
          </table:table-cell>
          <table:table-cell office:value-type="float" office:value="1.16587" calcext:value-type="float">
            <text:p>1.16587</text:p>
          </table:table-cell>
          <table:table-cell office:value-type="float" office:value="1.14061" calcext:value-type="float">
            <text:p>1.14061</text:p>
          </table:table-cell>
          <table:table-cell office:value-type="float" office:value="1.2026" calcext:value-type="float">
            <text:p>1.2026</text:p>
          </table:table-cell>
          <table:table-cell table:number-columns-repeated="60"/>
          <table:table-cell table:formula="of:=MIN([.A84:.BL84])" office:value-type="float" office:value="1.14061" calcext:value-type="float">
            <text:p>1.14061</text:p>
          </table:table-cell>
          <table:table-cell table:formula="of:=MAX([.A84:.BL84])" office:value-type="float" office:value="1.29668" calcext:value-type="float">
            <text:p>1.2966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603025" calcext:value-type="float">
            <text:p>0.603025</text:p>
          </table:table-cell>
          <table:table-cell office:value-type="float" office:value="0.616664" calcext:value-type="float">
            <text:p>0.616664</text:p>
          </table:table-cell>
          <table:table-cell office:value-type="float" office:value="0.631628" calcext:value-type="float">
            <text:p>0.631628</text:p>
          </table:table-cell>
          <table:table-cell office:value-type="float" office:value="0.604039" calcext:value-type="float">
            <text:p>0.604039</text:p>
          </table:table-cell>
          <table:table-cell office:value-type="float" office:value="0.612621" calcext:value-type="float">
            <text:p>0.612621</text:p>
          </table:table-cell>
          <table:table-cell office:value-type="float" office:value="0.620406" calcext:value-type="float">
            <text:p>0.620406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672761" calcext:value-type="float">
            <text:p>0.672761</text:p>
          </table:table-cell>
          <table:table-cell office:value-type="float" office:value="0.27927" calcext:value-type="float">
            <text:p>0.27927</text:p>
          </table:table-cell>
          <table:table-cell office:value-type="float" office:value="0.455477" calcext:value-type="float">
            <text:p>0.455477</text:p>
          </table:table-cell>
          <table:table-cell office:value-type="float" office:value="0.420741" calcext:value-type="float">
            <text:p>0.420741</text:p>
          </table:table-cell>
          <table:table-cell office:value-type="float" office:value="0.887637" calcext:value-type="float">
            <text:p>0.887637</text:p>
          </table:table-cell>
          <table:table-cell office:value-type="float" office:value="1.7218" calcext:value-type="float">
            <text:p>1.7218</text:p>
          </table:table-cell>
          <table:table-cell office:value-type="float" office:value="1.10374" calcext:value-type="float">
            <text:p>1.10374</text:p>
          </table:table-cell>
          <table:table-cell office:value-type="float" office:value="0.879922" calcext:value-type="float">
            <text:p>0.879922</text:p>
          </table:table-cell>
          <table:table-cell office:value-type="float" office:value="0.682149" calcext:value-type="float">
            <text:p>0.682149</text:p>
          </table:table-cell>
          <table:table-cell table:number-columns-repeated="52"/>
          <table:table-cell table:formula="of:=MIN([.A86:.BL86])" office:value-type="float" office:value="0.27927" calcext:value-type="float">
            <text:p>0.27927</text:p>
          </table:table-cell>
          <table:table-cell table:formula="of:=MAX([.A86:.BL86])" office:value-type="float" office:value="1.7218" calcext:value-type="float">
            <text:p>1.7218</text:p>
          </table:table-cell>
          <table:table-cell table:number-columns-repeated="7"/>
        </table:table-row>
        <table:table-row table:style-name="ro2">
          <table:table-cell office:value-type="float" office:value="0.589849" calcext:value-type="float">
            <text:p>0.589849</text:p>
          </table:table-cell>
          <table:table-cell office:value-type="float" office:value="0.621507" calcext:value-type="float">
            <text:p>0.621507</text:p>
          </table:table-cell>
          <table:table-cell office:value-type="float" office:value="0.620956" calcext:value-type="float">
            <text:p>0.620956</text:p>
          </table:table-cell>
          <table:table-cell office:value-type="float" office:value="0.641197" calcext:value-type="float">
            <text:p>0.641197</text:p>
          </table:table-cell>
          <table:table-cell office:value-type="float" office:value="0.195945" calcext:value-type="float">
            <text:p>0.195945</text:p>
          </table:table-cell>
          <table:table-cell office:value-type="float" office:value="0.242822" calcext:value-type="float">
            <text:p>0.242822</text:p>
          </table:table-cell>
          <table:table-cell office:value-type="float" office:value="0.373638" calcext:value-type="float">
            <text:p>0.373638</text:p>
          </table:table-cell>
          <table:table-cell office:value-type="float" office:value="0.487602" calcext:value-type="float">
            <text:p>0.487602</text:p>
          </table:table-cell>
          <table:table-cell office:value-type="float" office:value="1.00142" calcext:value-type="float">
            <text:p>1.00142</text:p>
          </table:table-cell>
          <table:table-cell office:value-type="float" office:value="0.641741" calcext:value-type="float">
            <text:p>0.641741</text:p>
          </table:table-cell>
          <table:table-cell office:value-type="float" office:value="0.259453" calcext:value-type="float">
            <text:p>0.259453</text:p>
          </table:table-cell>
          <table:table-cell office:value-type="float" office:value="0.322332" calcext:value-type="float">
            <text:p>0.322332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1.20226" calcext:value-type="float">
            <text:p>1.20226</text:p>
          </table:table-cell>
          <table:table-cell office:value-type="float" office:value="0.605513" calcext:value-type="float">
            <text:p>0.605513</text:p>
          </table:table-cell>
          <table:table-cell office:value-type="float" office:value="0.775159" calcext:value-type="float">
            <text:p>0.775159</text:p>
          </table:table-cell>
          <table:table-cell table:number-columns-repeated="52"/>
          <table:table-cell table:formula="of:=MIN([.A87:.BL87])" office:value-type="float" office:value="0.195945" calcext:value-type="float">
            <text:p>0.195945</text:p>
          </table:table-cell>
          <table:table-cell table:formula="of:=MAX([.A87:.BL87])" office:value-type="float" office:value="1.37097" calcext:value-type="float">
            <text:p>1.37097</text:p>
          </table:table-cell>
          <table:table-cell table:number-columns-repeated="7"/>
        </table:table-row>
        <table:table-row table:style-name="ro2">
          <table:table-cell office:value-type="float" office:value="0.567325" calcext:value-type="float">
            <text:p>0.567325</text:p>
          </table:table-cell>
          <table:table-cell office:value-type="float" office:value="0.582944" calcext:value-type="float">
            <text:p>0.582944</text:p>
          </table:table-cell>
          <table:table-cell office:value-type="float" office:value="0.667685" calcext:value-type="float">
            <text:p>0.667685</text:p>
          </table:table-cell>
          <table:table-cell office:value-type="float" office:value="0.562382" calcext:value-type="float">
            <text:p>0.562382</text:p>
          </table:table-cell>
          <table:table-cell office:value-type="float" office:value="0.609107" calcext:value-type="float">
            <text:p>0.609107</text:p>
          </table:table-cell>
          <table:table-cell office:value-type="float" office:value="0.785894" calcext:value-type="float">
            <text:p>0.785894</text:p>
          </table:table-cell>
          <table:table-cell office:value-type="float" office:value="0.28319" calcext:value-type="float">
            <text:p>0.28319</text:p>
          </table:table-cell>
          <table:table-cell office:value-type="float" office:value="0.561084" calcext:value-type="float">
            <text:p>0.561084</text:p>
          </table:table-cell>
          <table:table-cell office:value-type="float" office:value="1.9427" calcext:value-type="float">
            <text:p>1.9427</text:p>
          </table:table-cell>
          <table:table-cell office:value-type="float" office:value="1.52056" calcext:value-type="float">
            <text:p>1.52056</text:p>
          </table:table-cell>
          <table:table-cell office:value-type="float" office:value="1.53233" calcext:value-type="float">
            <text:p>1.53233</text:p>
          </table:table-cell>
          <table:table-cell office:value-type="float" office:value="1.63009" calcext:value-type="float">
            <text:p>1.63009</text:p>
          </table:table-cell>
          <table:table-cell office:value-type="float" office:value="1.04769" calcext:value-type="float">
            <text:p>1.04769</text:p>
          </table:table-cell>
          <table:table-cell office:value-type="float" office:value="1.77828" calcext:value-type="float">
            <text:p>1.77828</text:p>
          </table:table-cell>
          <table:table-cell office:value-type="float" office:value="0.476694" calcext:value-type="float">
            <text:p>0.476694</text:p>
          </table:table-cell>
          <table:table-cell office:value-type="float" office:value="0.754904" calcext:value-type="float">
            <text:p>0.754904</text:p>
          </table:table-cell>
          <table:table-cell table:number-columns-repeated="52"/>
          <table:table-cell table:formula="of:=MIN([.A88:.BL88])" office:value-type="float" office:value="0.28319" calcext:value-type="float">
            <text:p>0.28319</text:p>
          </table:table-cell>
          <table:table-cell table:formula="of:=MAX([.A88:.BL88])" office:value-type="float" office:value="1.9427" calcext:value-type="float">
            <text:p>1.9427</text:p>
          </table:table-cell>
          <table:table-cell table:number-columns-repeated="7"/>
        </table:table-row>
        <table:table-row table:style-name="ro2">
          <table:table-cell office:value-type="float" office:value="0.4415" calcext:value-type="float">
            <text:p>0.4415</text:p>
          </table:table-cell>
          <table:table-cell office:value-type="float" office:value="0.472473" calcext:value-type="float">
            <text:p>0.472473</text:p>
          </table:table-cell>
          <table:table-cell office:value-type="float" office:value="0.291641" calcext:value-type="float">
            <text:p>0.291641</text:p>
          </table:table-cell>
          <table:table-cell office:value-type="float" office:value="0.524421" calcext:value-type="float">
            <text:p>0.524421</text:p>
          </table:table-cell>
          <table:table-cell office:value-type="float" office:value="0.563454" calcext:value-type="float">
            <text:p>0.563454</text:p>
          </table:table-cell>
          <table:table-cell office:value-type="float" office:value="1.59189" calcext:value-type="float">
            <text:p>1.59189</text:p>
          </table:table-cell>
          <table:table-cell office:value-type="float" office:value="0.64504" calcext:value-type="float">
            <text:p>0.64504</text:p>
          </table:table-cell>
          <table:table-cell office:value-type="float" office:value="1.17712" calcext:value-type="float">
            <text:p>1.17712</text:p>
          </table:table-cell>
          <table:table-cell office:value-type="float" office:value="1.22745" calcext:value-type="float">
            <text:p>1.22745</text:p>
          </table:table-cell>
          <table:table-cell office:value-type="float" office:value="1.26874" calcext:value-type="float">
            <text:p>1.26874</text:p>
          </table:table-cell>
          <table:table-cell office:value-type="float" office:value="1.06166" calcext:value-type="float">
            <text:p>1.06166</text:p>
          </table:table-cell>
          <table:table-cell office:value-type="float" office:value="1.9715" calcext:value-type="float">
            <text:p>1.9715</text:p>
          </table:table-cell>
          <table:table-cell office:value-type="float" office:value="0.304065" calcext:value-type="float">
            <text:p>0.304065</text:p>
          </table:table-cell>
          <table:table-cell office:value-type="float" office:value="0.597473" calcext:value-type="float">
            <text:p>0.597473</text:p>
          </table:table-cell>
          <table:table-cell office:value-type="float" office:value="1.20115" calcext:value-type="float">
            <text:p>1.20115</text:p>
          </table:table-cell>
          <table:table-cell office:value-type="float" office:value="0.564921" calcext:value-type="float">
            <text:p>0.564921</text:p>
          </table:table-cell>
          <table:table-cell table:number-columns-repeated="52"/>
          <table:table-cell table:formula="of:=MIN([.A89:.BL89])" office:value-type="float" office:value="0.291641" calcext:value-type="float">
            <text:p>0.291641</text:p>
          </table:table-cell>
          <table:table-cell table:formula="of:=MAX([.A89:.BL89])" office:value-type="float" office:value="1.9715" calcext:value-type="float">
            <text:p>1.9715</text:p>
          </table:table-cell>
          <table:table-cell table:number-columns-repeated="7"/>
        </table:table-row>
        <table:table-row table:style-name="ro2">
          <table:table-cell office:value-type="float" office:value="0.295924" calcext:value-type="float">
            <text:p>0.295924</text:p>
          </table:table-cell>
          <table:table-cell office:value-type="float" office:value="0.490094" calcext:value-type="float">
            <text:p>0.490094</text:p>
          </table:table-cell>
          <table:table-cell office:value-type="float" office:value="0.532962" calcext:value-type="float">
            <text:p>0.532962</text:p>
          </table:table-cell>
          <table:table-cell office:value-type="float" office:value="0.657939" calcext:value-type="float">
            <text:p>0.657939</text:p>
          </table:table-cell>
          <table:table-cell office:value-type="float" office:value="0.541261" calcext:value-type="float">
            <text:p>0.541261</text:p>
          </table:table-cell>
          <table:table-cell office:value-type="float" office:value="0.444631" calcext:value-type="float">
            <text:p>0.444631</text:p>
          </table:table-cell>
          <table:table-cell office:value-type="float" office:value="0.518199" calcext:value-type="float">
            <text:p>0.518199</text:p>
          </table:table-cell>
          <table:table-cell office:value-type="float" office:value="0.779056" calcext:value-type="float">
            <text:p>0.779056</text:p>
          </table:table-cell>
          <table:table-cell office:value-type="float" office:value="0.678575" calcext:value-type="float">
            <text:p>0.678575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45554" calcext:value-type="float">
            <text:p>0.645554</text:p>
          </table:table-cell>
          <table:table-cell office:value-type="float" office:value="0.273217" calcext:value-type="float">
            <text:p>0.273217</text:p>
          </table:table-cell>
          <table:table-cell office:value-type="float" office:value="0.416834" calcext:value-type="float">
            <text:p>0.416834</text:p>
          </table:table-cell>
          <table:table-cell office:value-type="float" office:value="0.700979" calcext:value-type="float">
            <text:p>0.700979</text:p>
          </table:table-cell>
          <table:table-cell office:value-type="float" office:value="0.711347" calcext:value-type="float">
            <text:p>0.711347</text:p>
          </table:table-cell>
          <table:table-cell office:value-type="float" office:value="0.383221" calcext:value-type="float">
            <text:p>0.383221</text:p>
          </table:table-cell>
          <table:table-cell table:number-columns-repeated="52"/>
          <table:table-cell table:formula="of:=MIN([.A90:.BL90])" office:value-type="float" office:value="0.273217" calcext:value-type="float">
            <text:p>0.273217</text:p>
          </table:table-cell>
          <table:table-cell table:formula="of:=MAX([.A90:.BL90])" office:value-type="float" office:value="0.779056" calcext:value-type="float">
            <text:p>0.779056</text:p>
          </table:table-cell>
          <table:table-cell table:number-columns-repeated="7"/>
        </table:table-row>
        <table:table-row table:style-name="ro2">
          <table:table-cell office:value-type="float" office:value="0.529449" calcext:value-type="float">
            <text:p>0.529449</text:p>
          </table:table-cell>
          <table:table-cell office:value-type="float" office:value="0.614758" calcext:value-type="float">
            <text:p>0.614758</text:p>
          </table:table-cell>
          <table:table-cell office:value-type="float" office:value="0.328921" calcext:value-type="float">
            <text:p>0.328921</text:p>
          </table:table-cell>
          <table:table-cell office:value-type="float" office:value="0.487263" calcext:value-type="float">
            <text:p>0.487263</text:p>
          </table:table-cell>
          <table:table-cell office:value-type="float" office:value="0.505106" calcext:value-type="float">
            <text:p>0.505106</text:p>
          </table:table-cell>
          <table:table-cell office:value-type="float" office:value="0.646614" calcext:value-type="float">
            <text:p>0.646614</text:p>
          </table:table-cell>
          <table:table-cell office:value-type="float" office:value="0.59823" calcext:value-type="float">
            <text:p>0.59823</text:p>
          </table:table-cell>
          <table:table-cell office:value-type="float" office:value="1.2243" calcext:value-type="float">
            <text:p>1.2243</text:p>
          </table:table-cell>
          <table:table-cell office:value-type="float" office:value="0.715529" calcext:value-type="float">
            <text:p>0.715529</text:p>
          </table:table-cell>
          <table:table-cell office:value-type="float" office:value="1.84193" calcext:value-type="float">
            <text:p>1.84193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96388" calcext:value-type="float">
            <text:p>1.96388</text:p>
          </table:table-cell>
          <table:table-cell office:value-type="float" office:value="0.854321" calcext:value-type="float">
            <text:p>0.854321</text:p>
          </table:table-cell>
          <table:table-cell office:value-type="float" office:value="0.356582" calcext:value-type="float">
            <text:p>0.356582</text:p>
          </table:table-cell>
          <table:table-cell office:value-type="float" office:value="0.423231" calcext:value-type="float">
            <text:p>0.423231</text:p>
          </table:table-cell>
          <table:table-cell office:value-type="float" office:value="1.14028" calcext:value-type="float">
            <text:p>1.14028</text:p>
          </table:table-cell>
          <table:table-cell table:number-columns-repeated="52"/>
          <table:table-cell table:formula="of:=MIN([.A91:.BL91])" office:value-type="float" office:value="0.328921" calcext:value-type="float">
            <text:p>0.328921</text:p>
          </table:table-cell>
          <table:table-cell table:formula="of:=MAX([.A91:.BL91])" office:value-type="float" office:value="1.96388" calcext:value-type="float">
            <text:p>1.96388</text:p>
          </table:table-cell>
          <table:table-cell table:number-columns-repeated="7"/>
        </table:table-row>
        <table:table-row table:style-name="ro2">
          <table:table-cell office:value-type="float" office:value="0.528926" calcext:value-type="float">
            <text:p>0.528926</text:p>
          </table:table-cell>
          <table:table-cell office:value-type="float" office:value="0.427238" calcext:value-type="float">
            <text:p>0.427238</text:p>
          </table:table-cell>
          <table:table-cell office:value-type="float" office:value="0.544351" calcext:value-type="float">
            <text:p>0.544351</text:p>
          </table:table-cell>
          <table:table-cell office:value-type="float" office:value="0.578478" calcext:value-type="float">
            <text:p>0.578478</text:p>
          </table:table-cell>
          <table:table-cell office:value-type="float" office:value="1.26216" calcext:value-type="float">
            <text:p>1.26216</text:p>
          </table:table-cell>
          <table:table-cell office:value-type="float" office:value="1.25855" calcext:value-type="float">
            <text:p>1.25855</text:p>
          </table:table-cell>
          <table:table-cell office:value-type="float" office:value="0.823132" calcext:value-type="float">
            <text:p>0.823132</text:p>
          </table:table-cell>
          <table:table-cell office:value-type="float" office:value="0.526054" calcext:value-type="float">
            <text:p>0.526054</text:p>
          </table:table-cell>
          <table:table-cell office:value-type="float" office:value="0.765613" calcext:value-type="float">
            <text:p>0.765613</text:p>
          </table:table-cell>
          <table:table-cell office:value-type="float" office:value="0.718597" calcext:value-type="float">
            <text:p>0.718597</text:p>
          </table:table-cell>
          <table:table-cell office:value-type="float" office:value="1.11384" calcext:value-type="float">
            <text:p>1.11384</text:p>
          </table:table-cell>
          <table:table-cell office:value-type="float" office:value="1.04557" calcext:value-type="float">
            <text:p>1.04557</text:p>
          </table:table-cell>
          <table:table-cell office:value-type="float" office:value="1.24659" calcext:value-type="float">
            <text:p>1.24659</text:p>
          </table:table-cell>
          <table:table-cell office:value-type="float" office:value="0.537598" calcext:value-type="float">
            <text:p>0.537598</text:p>
          </table:table-cell>
          <table:table-cell office:value-type="float" office:value="2.38436" calcext:value-type="float">
            <text:p>2.38436</text:p>
          </table:table-cell>
          <table:table-cell office:value-type="float" office:value="1.31471" calcext:value-type="float">
            <text:p>1.31471</text:p>
          </table:table-cell>
          <table:table-cell table:number-columns-repeated="52"/>
          <table:table-cell table:formula="of:=MIN([.A92:.BL92])" office:value-type="float" office:value="0.427238" calcext:value-type="float">
            <text:p>0.427238</text:p>
          </table:table-cell>
          <table:table-cell table:formula="of:=MAX([.A92:.BL92])" office:value-type="float" office:value="2.38436" calcext:value-type="float">
            <text:p>2.38436</text:p>
          </table:table-cell>
          <table:table-cell table:number-columns-repeated="7"/>
        </table:table-row>
        <table:table-row table:style-name="ro2">
          <table:table-cell office:value-type="float" office:value="0.388373" calcext:value-type="float">
            <text:p>0.388373</text:p>
          </table:table-cell>
          <table:table-cell office:value-type="float" office:value="0.622992" calcext:value-type="float">
            <text:p>0.622992</text:p>
          </table:table-cell>
          <table:table-cell office:value-type="float" office:value="0.457453" calcext:value-type="float">
            <text:p>0.457453</text:p>
          </table:table-cell>
          <table:table-cell office:value-type="float" office:value="0.507047" calcext:value-type="float">
            <text:p>0.507047</text:p>
          </table:table-cell>
          <table:table-cell office:value-type="float" office:value="0.558336" calcext:value-type="float">
            <text:p>0.558336</text:p>
          </table:table-cell>
          <table:table-cell office:value-type="float" office:value="0.370319" calcext:value-type="float">
            <text:p>0.370319</text:p>
          </table:table-cell>
          <table:table-cell office:value-type="float" office:value="0.546247" calcext:value-type="float">
            <text:p>0.546247</text:p>
          </table:table-cell>
          <table:table-cell office:value-type="float" office:value="1.01762" calcext:value-type="float">
            <text:p>1.01762</text:p>
          </table:table-cell>
          <table:table-cell office:value-type="float" office:value="1.68727" calcext:value-type="float">
            <text:p>1.68727</text:p>
          </table:table-cell>
          <table:table-cell office:value-type="float" office:value="1.54044" calcext:value-type="float">
            <text:p>1.54044</text:p>
          </table:table-cell>
          <table:table-cell office:value-type="float" office:value="0.785711" calcext:value-type="float">
            <text:p>0.785711</text:p>
          </table:table-cell>
          <table:table-cell office:value-type="float" office:value="1.58597" calcext:value-type="float">
            <text:p>1.58597</text:p>
          </table:table-cell>
          <table:table-cell office:value-type="float" office:value="2.03336" calcext:value-type="float">
            <text:p>2.03336</text:p>
          </table:table-cell>
          <table:table-cell office:value-type="float" office:value="0.462889" calcext:value-type="float">
            <text:p>0.462889</text:p>
          </table:table-cell>
          <table:table-cell office:value-type="float" office:value="1.71272" calcext:value-type="float">
            <text:p>1.71272</text:p>
          </table:table-cell>
          <table:table-cell office:value-type="float" office:value="0.985301" calcext:value-type="float">
            <text:p>0.985301</text:p>
          </table:table-cell>
          <table:table-cell table:number-columns-repeated="52"/>
          <table:table-cell table:formula="of:=MIN([.A93:.BL93])" office:value-type="float" office:value="0.370319" calcext:value-type="float">
            <text:p>0.370319</text:p>
          </table:table-cell>
          <table:table-cell table:formula="of:=MAX([.A93:.BL93])" office:value-type="float" office:value="2.03336" calcext:value-type="float">
            <text:p>2.03336</text:p>
          </table:table-cell>
          <table:table-cell table:number-columns-repeated="7"/>
        </table:table-row>
        <table:table-row table:style-name="ro2">
          <table:table-cell office:value-type="float" office:value="0.299246" calcext:value-type="float">
            <text:p>0.299246</text:p>
          </table:table-cell>
          <table:table-cell office:value-type="float" office:value="0.352574" calcext:value-type="float">
            <text:p>0.352574</text:p>
          </table:table-cell>
          <table:table-cell office:value-type="float" office:value="0.206141" calcext:value-type="float">
            <text:p>0.206141</text:p>
          </table:table-cell>
          <table:table-cell office:value-type="float" office:value="0.564677" calcext:value-type="float">
            <text:p>0.564677</text:p>
          </table:table-cell>
          <table:table-cell office:value-type="float" office:value="0.358885" calcext:value-type="float">
            <text:p>0.358885</text:p>
          </table:table-cell>
          <table:table-cell office:value-type="float" office:value="0.515587" calcext:value-type="float">
            <text:p>0.515587</text:p>
          </table:table-cell>
          <table:table-cell office:value-type="float" office:value="0.34287" calcext:value-type="float">
            <text:p>0.34287</text:p>
          </table:table-cell>
          <table:table-cell office:value-type="float" office:value="1.02118" calcext:value-type="float">
            <text:p>1.02118</text:p>
          </table:table-cell>
          <table:table-cell office:value-type="float" office:value="0.372155" calcext:value-type="float">
            <text:p>0.372155</text:p>
          </table:table-cell>
          <table:table-cell office:value-type="float" office:value="0.356604" calcext:value-type="float">
            <text:p>0.356604</text:p>
          </table:table-cell>
          <table:table-cell office:value-type="float" office:value="0.67575" calcext:value-type="float">
            <text:p>0.67575</text:p>
          </table:table-cell>
          <table:table-cell office:value-type="float" office:value="1.41731" calcext:value-type="float">
            <text:p>1.41731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0.278002" calcext:value-type="float">
            <text:p>0.278002</text:p>
          </table:table-cell>
          <table:table-cell office:value-type="float" office:value="0.223914" calcext:value-type="float">
            <text:p>0.223914</text:p>
          </table:table-cell>
          <table:table-cell office:value-type="float" office:value="0.705956" calcext:value-type="float">
            <text:p>0.705956</text:p>
          </table:table-cell>
          <table:table-cell table:number-columns-repeated="52"/>
          <table:table-cell table:formula="of:=MIN([.A94:.BL94])" office:value-type="float" office:value="0.167764" calcext:value-type="float">
            <text:p>0.167764</text:p>
          </table:table-cell>
          <table:table-cell table:formula="of:=MAX([.A94:.BL94])" office:value-type="float" office:value="1.41731" calcext:value-type="float">
            <text:p>1.41731</text:p>
          </table:table-cell>
          <table:table-cell table:number-columns-repeated="7"/>
        </table:table-row>
        <table:table-row table:style-name="ro2">
          <table:table-cell office:value-type="float" office:value="0.425583" calcext:value-type="float">
            <text:p>0.425583</text:p>
          </table:table-cell>
          <table:table-cell office:value-type="float" office:value="0.451781" calcext:value-type="float">
            <text:p>0.451781</text:p>
          </table:table-cell>
          <table:table-cell office:value-type="float" office:value="0.567436" calcext:value-type="float">
            <text:p>0.567436</text:p>
          </table:table-cell>
          <table:table-cell office:value-type="float" office:value="0.724251" calcext:value-type="float">
            <text:p>0.724251</text:p>
          </table:table-cell>
          <table:table-cell office:value-type="float" office:value="0.40264" calcext:value-type="float">
            <text:p>0.40264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96466" calcext:value-type="float">
            <text:p>0.596466</text:p>
          </table:table-cell>
          <table:table-cell office:value-type="float" office:value="0.968337" calcext:value-type="float">
            <text:p>0.968337</text:p>
          </table:table-cell>
          <table:table-cell office:value-type="float" office:value="0.214926" calcext:value-type="float">
            <text:p>0.214926</text:p>
          </table:table-cell>
          <table:table-cell office:value-type="float" office:value="1.32714" calcext:value-type="float">
            <text:p>1.32714</text:p>
          </table:table-cell>
          <table:table-cell office:value-type="float" office:value="0.634926" calcext:value-type="float">
            <text:p>0.634926</text:p>
          </table:table-cell>
          <table:table-cell office:value-type="float" office:value="1.46394" calcext:value-type="float">
            <text:p>1.46394</text:p>
          </table:table-cell>
          <table:table-cell office:value-type="float" office:value="0.94079" calcext:value-type="float">
            <text:p>0.94079</text:p>
          </table:table-cell>
          <table:table-cell office:value-type="float" office:value="0.41998" calcext:value-type="float">
            <text:p>0.41998</text:p>
          </table:table-cell>
          <table:table-cell office:value-type="float" office:value="0.642486" calcext:value-type="float">
            <text:p>0.642486</text:p>
          </table:table-cell>
          <table:table-cell office:value-type="float" office:value="0.389723" calcext:value-type="float">
            <text:p>0.389723</text:p>
          </table:table-cell>
          <table:table-cell table:number-columns-repeated="52"/>
          <table:table-cell table:formula="of:=MIN([.A95:.BL95])" office:value-type="float" office:value="0.214926" calcext:value-type="float">
            <text:p>0.214926</text:p>
          </table:table-cell>
          <table:table-cell table:formula="of:=MAX([.A95:.BL95])" office:value-type="float" office:value="1.46394" calcext:value-type="float">
            <text:p>1.46394</text:p>
          </table:table-cell>
          <table:table-cell table:number-columns-repeated="7"/>
        </table:table-row>
        <table:table-row table:style-name="ro2">
          <table:table-cell office:value-type="float" office:value="0.598153" calcext:value-type="float">
            <text:p>0.598153</text:p>
          </table:table-cell>
          <table:table-cell office:value-type="float" office:value="0.599722" calcext:value-type="float">
            <text:p>0.599722</text:p>
          </table:table-cell>
          <table:table-cell office:value-type="float" office:value="0.617834" calcext:value-type="float">
            <text:p>0.617834</text:p>
          </table:table-cell>
          <table:table-cell office:value-type="float" office:value="1.24858" calcext:value-type="float">
            <text:p>1.24858</text:p>
          </table:table-cell>
          <table:table-cell office:value-type="float" office:value="0.663763" calcext:value-type="float">
            <text:p>0.663763</text:p>
          </table:table-cell>
          <table:table-cell office:value-type="float" office:value="0.664953" calcext:value-type="float">
            <text:p>0.664953</text:p>
          </table:table-cell>
          <table:table-cell office:value-type="float" office:value="1.27393" calcext:value-type="float">
            <text:p>1.27393</text:p>
          </table:table-cell>
          <table:table-cell office:value-type="float" office:value="0.421768" calcext:value-type="float">
            <text:p>0.421768</text:p>
          </table:table-cell>
          <table:table-cell office:value-type="float" office:value="1.69379" calcext:value-type="float">
            <text:p>1.69379</text:p>
          </table:table-cell>
          <table:table-cell office:value-type="float" office:value="0.51664" calcext:value-type="float">
            <text:p>0.51664</text:p>
          </table:table-cell>
          <table:table-cell office:value-type="float" office:value="0.69793" calcext:value-type="float">
            <text:p>0.69793</text:p>
          </table:table-cell>
          <table:table-cell office:value-type="float" office:value="0.885622" calcext:value-type="float">
            <text:p>0.885622</text:p>
          </table:table-cell>
          <table:table-cell office:value-type="float" office:value="0.357867" calcext:value-type="float">
            <text:p>0.357867</text:p>
          </table:table-cell>
          <table:table-cell office:value-type="float" office:value="1.04702" calcext:value-type="float">
            <text:p>1.04702</text:p>
          </table:table-cell>
          <table:table-cell office:value-type="float" office:value="0.632387" calcext:value-type="float">
            <text:p>0.632387</text:p>
          </table:table-cell>
          <table:table-cell office:value-type="float" office:value="1.09432" calcext:value-type="float">
            <text:p>1.09432</text:p>
          </table:table-cell>
          <table:table-cell table:number-columns-repeated="52"/>
          <table:table-cell table:formula="of:=MIN([.A96:.BL96])" office:value-type="float" office:value="0.357867" calcext:value-type="float">
            <text:p>0.357867</text:p>
          </table:table-cell>
          <table:table-cell table:formula="of:=MAX([.A96:.BL96])" office:value-type="float" office:value="1.69379" calcext:value-type="float">
            <text:p>1.69379</text:p>
          </table:table-cell>
          <table:table-cell table:number-columns-repeated="7"/>
        </table:table-row>
        <table:table-row table:style-name="ro2">
          <table:table-cell office:value-type="float" office:value="0.224401" calcext:value-type="float">
            <text:p>0.224401</text:p>
          </table:table-cell>
          <table:table-cell office:value-type="float" office:value="0.215423" calcext:value-type="float">
            <text:p>0.215423</text:p>
          </table:table-cell>
          <table:table-cell office:value-type="float" office:value="0.228434" calcext:value-type="float">
            <text:p>0.228434</text:p>
          </table:table-cell>
          <table:table-cell office:value-type="float" office:value="0.330197" calcext:value-type="float">
            <text:p>0.330197</text:p>
          </table:table-cell>
          <table:table-cell office:value-type="float" office:value="0.299604" calcext:value-type="float">
            <text:p>0.299604</text:p>
          </table:table-cell>
          <table:table-cell office:value-type="float" office:value="0.191062" calcext:value-type="float">
            <text:p>0.191062</text:p>
          </table:table-cell>
          <table:table-cell office:value-type="float" office:value="1.3403" calcext:value-type="float">
            <text:p>1.3403</text:p>
          </table:table-cell>
          <table:table-cell office:value-type="float" office:value="1.38695" calcext:value-type="float">
            <text:p>1.38695</text:p>
          </table:table-cell>
          <table:table-cell office:value-type="float" office:value="1.22659" calcext:value-type="float">
            <text:p>1.22659</text:p>
          </table:table-cell>
          <table:table-cell office:value-type="float" office:value="0.702182" calcext:value-type="float">
            <text:p>0.702182</text:p>
          </table:table-cell>
          <table:table-cell office:value-type="float" office:value="2.05642" calcext:value-type="float">
            <text:p>2.05642</text:p>
          </table:table-cell>
          <table:table-cell office:value-type="float" office:value="1.06343" calcext:value-type="float">
            <text:p>1.06343</text:p>
          </table:table-cell>
          <table:table-cell office:value-type="float" office:value="2.07564" calcext:value-type="float">
            <text:p>2.07564</text:p>
          </table:table-cell>
          <table:table-cell office:value-type="float" office:value="1.85216" calcext:value-type="float">
            <text:p>1.85216</text:p>
          </table:table-cell>
          <table:table-cell office:value-type="float" office:value="1.67123" calcext:value-type="float">
            <text:p>1.67123</text:p>
          </table:table-cell>
          <table:table-cell office:value-type="float" office:value="1.67968" calcext:value-type="float">
            <text:p>1.67968</text:p>
          </table:table-cell>
          <table:table-cell table:number-columns-repeated="52"/>
          <table:table-cell table:formula="of:=MIN([.A97:.BL97])" office:value-type="float" office:value="0.191062" calcext:value-type="float">
            <text:p>0.191062</text:p>
          </table:table-cell>
          <table:table-cell table:formula="of:=MAX([.A97:.BL97])" office:value-type="float" office:value="2.07564" calcext:value-type="float">
            <text:p>2.07564</text:p>
          </table:table-cell>
          <table:table-cell table:number-columns-repeated="7"/>
        </table:table-row>
        <table:table-row table:style-name="ro2">
          <table:table-cell office:value-type="float" office:value="0.273336" calcext:value-type="float">
            <text:p>0.273336</text:p>
          </table:table-cell>
          <table:table-cell office:value-type="float" office:value="0.578809" calcext:value-type="float">
            <text:p>0.578809</text:p>
          </table:table-cell>
          <table:table-cell office:value-type="float" office:value="0.734165" calcext:value-type="float">
            <text:p>0.734165</text:p>
          </table:table-cell>
          <table:table-cell office:value-type="float" office:value="0.529819" calcext:value-type="float">
            <text:p>0.529819</text:p>
          </table:table-cell>
          <table:table-cell office:value-type="float" office:value="0.334188" calcext:value-type="float">
            <text:p>0.334188</text:p>
          </table:table-cell>
          <table:table-cell office:value-type="float" office:value="0.510286" calcext:value-type="float">
            <text:p>0.510286</text:p>
          </table:table-cell>
          <table:table-cell office:value-type="float" office:value="0.878395" calcext:value-type="float">
            <text:p>0.878395</text:p>
          </table:table-cell>
          <table:table-cell office:value-type="float" office:value="0.502205" calcext:value-type="float">
            <text:p>0.502205</text:p>
          </table:table-cell>
          <table:table-cell office:value-type="float" office:value="0.410523" calcext:value-type="float">
            <text:p>0.410523</text:p>
          </table:table-cell>
          <table:table-cell office:value-type="float" office:value="0.614315" calcext:value-type="float">
            <text:p>0.614315</text:p>
          </table:table-cell>
          <table:table-cell office:value-type="float" office:value="0.619634" calcext:value-type="float">
            <text:p>0.619634</text:p>
          </table:table-cell>
          <table:table-cell office:value-type="float" office:value="1.06223" calcext:value-type="float">
            <text:p>1.06223</text:p>
          </table:table-cell>
          <table:table-cell office:value-type="float" office:value="0.461692" calcext:value-type="float">
            <text:p>0.461692</text:p>
          </table:table-cell>
          <table:table-cell office:value-type="float" office:value="0.519941" calcext:value-type="float">
            <text:p>0.519941</text:p>
          </table:table-cell>
          <table:table-cell office:value-type="float" office:value="0.725374" calcext:value-type="float">
            <text:p>0.725374</text:p>
          </table:table-cell>
          <table:table-cell office:value-type="float" office:value="0.339241" calcext:value-type="float">
            <text:p>0.339241</text:p>
          </table:table-cell>
          <table:table-cell table:number-columns-repeated="52"/>
          <table:table-cell table:formula="of:=MIN([.A98:.BL98])" office:value-type="float" office:value="0.273336" calcext:value-type="float">
            <text:p>0.273336</text:p>
          </table:table-cell>
          <table:table-cell table:formula="of:=MAX([.A98:.BL98])" office:value-type="float" office:value="1.06223" calcext:value-type="float">
            <text:p>1.06223</text:p>
          </table:table-cell>
          <table:table-cell table:number-columns-repeated="7"/>
        </table:table-row>
        <table:table-row table:style-name="ro2">
          <table:table-cell office:value-type="float" office:value="0.312885" calcext:value-type="float">
            <text:p>0.312885</text:p>
          </table:table-cell>
          <table:table-cell office:value-type="float" office:value="0.173695" calcext:value-type="float">
            <text:p>0.173695</text:p>
          </table:table-cell>
          <table:table-cell office:value-type="float" office:value="0.299652" calcext:value-type="float">
            <text:p>0.299652</text:p>
          </table:table-cell>
          <table:table-cell office:value-type="float" office:value="0.88444" calcext:value-type="float">
            <text:p>0.88444</text:p>
          </table:table-cell>
          <table:table-cell office:value-type="float" office:value="0.724109" calcext:value-type="float">
            <text:p>0.724109</text:p>
          </table:table-cell>
          <table:table-cell office:value-type="float" office:value="0.705228" calcext:value-type="float">
            <text:p>0.705228</text:p>
          </table:table-cell>
          <table:table-cell office:value-type="float" office:value="0.442066" calcext:value-type="float">
            <text:p>0.442066</text:p>
          </table:table-cell>
          <table:table-cell office:value-type="float" office:value="0.268395" calcext:value-type="float">
            <text:p>0.268395</text:p>
          </table:table-cell>
          <table:table-cell office:value-type="float" office:value="0.591152" calcext:value-type="float">
            <text:p>0.591152</text:p>
          </table:table-cell>
          <table:table-cell office:value-type="float" office:value="1.84595" calcext:value-type="float">
            <text:p>1.84595</text:p>
          </table:table-cell>
          <table:table-cell office:value-type="float" office:value="1.38786" calcext:value-type="float">
            <text:p>1.38786</text:p>
          </table:table-cell>
          <table:table-cell office:value-type="float" office:value="0.70619" calcext:value-type="float">
            <text:p>0.70619</text:p>
          </table:table-cell>
          <table:table-cell office:value-type="float" office:value="1.7541" calcext:value-type="float">
            <text:p>1.7541</text:p>
          </table:table-cell>
          <table:table-cell office:value-type="float" office:value="1.20296" calcext:value-type="float">
            <text:p>1.20296</text:p>
          </table:table-cell>
          <table:table-cell office:value-type="float" office:value="0.4675" calcext:value-type="float">
            <text:p>0.4675</text:p>
          </table:table-cell>
          <table:table-cell office:value-type="float" office:value="1.45026" calcext:value-type="float">
            <text:p>1.45026</text:p>
          </table:table-cell>
          <table:table-cell table:number-columns-repeated="52"/>
          <table:table-cell table:formula="of:=MIN([.A99:.BL99])" office:value-type="float" office:value="0.173695" calcext:value-type="float">
            <text:p>0.173695</text:p>
          </table:table-cell>
          <table:table-cell table:formula="of:=MAX([.A99:.BL99])" office:value-type="float" office:value="1.84595" calcext:value-type="float">
            <text:p>1.84595</text:p>
          </table:table-cell>
          <table:table-cell table:number-columns-repeated="7"/>
        </table:table-row>
        <table:table-row table:style-name="ro2">
          <table:table-cell office:value-type="float" office:value="0.272755" calcext:value-type="float">
            <text:p>0.272755</text:p>
          </table:table-cell>
          <table:table-cell office:value-type="float" office:value="0.445466" calcext:value-type="float">
            <text:p>0.445466</text:p>
          </table:table-cell>
          <table:table-cell office:value-type="float" office:value="0.632525" calcext:value-type="float">
            <text:p>0.632525</text:p>
          </table:table-cell>
          <table:table-cell office:value-type="float" office:value="0.51589" calcext:value-type="float">
            <text:p>0.51589</text:p>
          </table:table-cell>
          <table:table-cell office:value-type="float" office:value="0.614671" calcext:value-type="float">
            <text:p>0.614671</text:p>
          </table:table-cell>
          <table:table-cell office:value-type="float" office:value="1.03088" calcext:value-type="float">
            <text:p>1.03088</text:p>
          </table:table-cell>
          <table:table-cell office:value-type="float" office:value="1.21742" calcext:value-type="float">
            <text:p>1.21742</text:p>
          </table:table-cell>
          <table:table-cell office:value-type="float" office:value="0.417655" calcext:value-type="float">
            <text:p>0.417655</text:p>
          </table:table-cell>
          <table:table-cell office:value-type="float" office:value="1.31486" calcext:value-type="float">
            <text:p>1.31486</text:p>
          </table:table-cell>
          <table:table-cell office:value-type="float" office:value="1.26028" calcext:value-type="float">
            <text:p>1.26028</text:p>
          </table:table-cell>
          <table:table-cell office:value-type="float" office:value="0.628277" calcext:value-type="float">
            <text:p>0.628277</text:p>
          </table:table-cell>
          <table:table-cell office:value-type="float" office:value="1.02074" calcext:value-type="float">
            <text:p>1.02074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392064" calcext:value-type="float">
            <text:p>0.392064</text:p>
          </table:table-cell>
          <table:table-cell office:value-type="float" office:value="1.06708" calcext:value-type="float">
            <text:p>1.06708</text:p>
          </table:table-cell>
          <table:table-cell office:value-type="float" office:value="0.163847" calcext:value-type="float">
            <text:p>0.163847</text:p>
          </table:table-cell>
          <table:table-cell table:number-columns-repeated="52"/>
          <table:table-cell table:formula="of:=MIN([.A100:.BL100])" office:value-type="float" office:value="0.163847" calcext:value-type="float">
            <text:p>0.163847</text:p>
          </table:table-cell>
          <table:table-cell table:formula="of:=MAX([.A100:.BL100])" office:value-type="float" office:value="1.31486" calcext:value-type="float">
            <text:p>1.31486</text:p>
          </table:table-cell>
          <table:table-cell table:number-columns-repeated="7"/>
        </table:table-row>
        <table:table-row table:style-name="ro2">
          <table:table-cell office:value-type="float" office:value="0.325342" calcext:value-type="float">
            <text:p>0.325342</text:p>
          </table:table-cell>
          <table:table-cell office:value-type="float" office:value="0.533372" calcext:value-type="float">
            <text:p>0.533372</text:p>
          </table:table-cell>
          <table:table-cell office:value-type="float" office:value="0.261842" calcext:value-type="float">
            <text:p>0.261842</text:p>
          </table:table-cell>
          <table:table-cell office:value-type="float" office:value="0.271915" calcext:value-type="float">
            <text:p>0.271915</text:p>
          </table:table-cell>
          <table:table-cell office:value-type="float" office:value="0.539048" calcext:value-type="float">
            <text:p>0.539048</text:p>
          </table:table-cell>
          <table:table-cell office:value-type="float" office:value="0.847081" calcext:value-type="float">
            <text:p>0.847081</text:p>
          </table:table-cell>
          <table:table-cell office:value-type="float" office:value="0.681691" calcext:value-type="float">
            <text:p>0.681691</text:p>
          </table:table-cell>
          <table:table-cell office:value-type="float" office:value="1.34846" calcext:value-type="float">
            <text:p>1.34846</text:p>
          </table:table-cell>
          <table:table-cell office:value-type="float" office:value="0.449751" calcext:value-type="float">
            <text:p>0.449751</text:p>
          </table:table-cell>
          <table:table-cell office:value-type="float" office:value="0.556628" calcext:value-type="float">
            <text:p>0.556628</text:p>
          </table:table-cell>
          <table:table-cell office:value-type="float" office:value="1.34091" calcext:value-type="float">
            <text:p>1.34091</text:p>
          </table:table-cell>
          <table:table-cell office:value-type="float" office:value="0.392827" calcext:value-type="float">
            <text:p>0.392827</text:p>
          </table:table-cell>
          <table:table-cell office:value-type="float" office:value="0.308312" calcext:value-type="float">
            <text:p>0.308312</text:p>
          </table:table-cell>
          <table:table-cell office:value-type="float" office:value="0.967513" calcext:value-type="float">
            <text:p>0.967513</text:p>
          </table:table-cell>
          <table:table-cell office:value-type="float" office:value="0.565478" calcext:value-type="float">
            <text:p>0.565478</text:p>
          </table:table-cell>
          <table:table-cell office:value-type="float" office:value="0.178264" calcext:value-type="float">
            <text:p>0.178264</text:p>
          </table:table-cell>
          <table:table-cell table:number-columns-repeated="52"/>
          <table:table-cell table:formula="of:=MIN([.A101:.BL101])" office:value-type="float" office:value="0.178264" calcext:value-type="float">
            <text:p>0.178264</text:p>
          </table:table-cell>
          <table:table-cell table:formula="of:=MAX([.A101:.BL101])" office:value-type="float" office:value="1.34846" calcext:value-type="float">
            <text:p>1.34846</text:p>
          </table:table-cell>
          <table:table-cell table:number-columns-repeated="7"/>
        </table:table-row>
        <table:table-row table:style-name="ro2">
          <table:table-cell office:value-type="float" office:value="0.285323" calcext:value-type="float">
            <text:p>0.285323</text:p>
          </table:table-cell>
          <table:table-cell office:value-type="float" office:value="0.28362" calcext:value-type="float">
            <text:p>0.28362</text:p>
          </table:table-cell>
          <table:table-cell office:value-type="float" office:value="0.333001" calcext:value-type="float">
            <text:p>0.333001</text:p>
          </table:table-cell>
          <table:table-cell office:value-type="float" office:value="0.211598" calcext:value-type="float">
            <text:p>0.211598</text:p>
          </table:table-cell>
          <table:table-cell office:value-type="float" office:value="0.320634" calcext:value-type="float">
            <text:p>0.320634</text:p>
          </table:table-cell>
          <table:table-cell office:value-type="float" office:value="0.595557" calcext:value-type="float">
            <text:p>0.595557</text:p>
          </table:table-cell>
          <table:table-cell office:value-type="float" office:value="1.65867" calcext:value-type="float">
            <text:p>1.65867</text:p>
          </table:table-cell>
          <table:table-cell office:value-type="float" office:value="1.20789" calcext:value-type="float">
            <text:p>1.20789</text:p>
          </table:table-cell>
          <table:table-cell office:value-type="float" office:value="1.68869" calcext:value-type="float">
            <text:p>1.68869</text:p>
          </table:table-cell>
          <table:table-cell office:value-type="float" office:value="0.863188" calcext:value-type="float">
            <text:p>0.863188</text:p>
          </table:table-cell>
          <table:table-cell office:value-type="float" office:value="1.21186" calcext:value-type="float">
            <text:p>1.21186</text:p>
          </table:table-cell>
          <table:table-cell office:value-type="float" office:value="0.660709" calcext:value-type="float">
            <text:p>0.660709</text:p>
          </table:table-cell>
          <table:table-cell office:value-type="float" office:value="2.20107" calcext:value-type="float">
            <text:p>2.20107</text:p>
          </table:table-cell>
          <table:table-cell office:value-type="float" office:value="1.71084" calcext:value-type="float">
            <text:p>1.71084</text:p>
          </table:table-cell>
          <table:table-cell office:value-type="float" office:value="0.867205" calcext:value-type="float">
            <text:p>0.867205</text:p>
          </table:table-cell>
          <table:table-cell office:value-type="float" office:value="2.02923" calcext:value-type="float">
            <text:p>2.02923</text:p>
          </table:table-cell>
          <table:table-cell table:number-columns-repeated="52"/>
          <table:table-cell table:formula="of:=MIN([.A102:.BL102])" office:value-type="float" office:value="0.211598" calcext:value-type="float">
            <text:p>0.211598</text:p>
          </table:table-cell>
          <table:table-cell table:formula="of:=MAX([.A102:.BL102])" office:value-type="float" office:value="2.20107" calcext:value-type="float">
            <text:p>2.20107</text:p>
          </table:table-cell>
          <table:table-cell table:number-columns-repeated="7"/>
        </table:table-row>
        <table:table-row table:style-name="ro2">
          <table:table-cell office:value-type="float" office:value="0.433935" calcext:value-type="float">
            <text:p>0.433935</text:p>
          </table:table-cell>
          <table:table-cell office:value-type="float" office:value="0.537687" calcext:value-type="float">
            <text:p>0.537687</text:p>
          </table:table-cell>
          <table:table-cell office:value-type="float" office:value="0.60765" calcext:value-type="float">
            <text:p>0.60765</text:p>
          </table:table-cell>
          <table:table-cell office:value-type="float" office:value="0.64543" calcext:value-type="float">
            <text:p>0.64543</text:p>
          </table:table-cell>
          <table:table-cell office:value-type="float" office:value="0.585088" calcext:value-type="float">
            <text:p>0.585088</text:p>
          </table:table-cell>
          <table:table-cell office:value-type="float" office:value="0.752592" calcext:value-type="float">
            <text:p>0.752592</text:p>
          </table:table-cell>
          <table:table-cell office:value-type="float" office:value="0.937651" calcext:value-type="float">
            <text:p>0.937651</text:p>
          </table:table-cell>
          <table:table-cell office:value-type="float" office:value="0.527493" calcext:value-type="float">
            <text:p>0.527493</text:p>
          </table:table-cell>
          <table:table-cell office:value-type="float" office:value="1.3016" calcext:value-type="float">
            <text:p>1.3016</text:p>
          </table:table-cell>
          <table:table-cell office:value-type="float" office:value="0.840352" calcext:value-type="float">
            <text:p>0.840352</text:p>
          </table:table-cell>
          <table:table-cell office:value-type="float" office:value="1.4255" calcext:value-type="float">
            <text:p>1.4255</text:p>
          </table:table-cell>
          <table:table-cell office:value-type="float" office:value="1.43694" calcext:value-type="float">
            <text:p>1.43694</text:p>
          </table:table-cell>
          <table:table-cell office:value-type="float" office:value="0.908549" calcext:value-type="float">
            <text:p>0.908549</text:p>
          </table:table-cell>
          <table:table-cell office:value-type="float" office:value="0.492787" calcext:value-type="float">
            <text:p>0.492787</text:p>
          </table:table-cell>
          <table:table-cell office:value-type="float" office:value="0.540323" calcext:value-type="float">
            <text:p>0.540323</text:p>
          </table:table-cell>
          <table:table-cell office:value-type="float" office:value="1.66232" calcext:value-type="float">
            <text:p>1.66232</text:p>
          </table:table-cell>
          <table:table-cell table:number-columns-repeated="52"/>
          <table:table-cell table:formula="of:=MIN([.A103:.BL103])" office:value-type="float" office:value="0.433935" calcext:value-type="float">
            <text:p>0.433935</text:p>
          </table:table-cell>
          <table:table-cell table:formula="of:=MAX([.A103:.BL103])" office:value-type="float" office:value="1.66232" calcext:value-type="float">
            <text:p>1.66232</text:p>
          </table:table-cell>
          <table:table-cell table:number-columns-repeated="7"/>
        </table:table-row>
        <table:table-row table:style-name="ro2">
          <table:table-cell office:value-type="float" office:value="0.436826" calcext:value-type="float">
            <text:p>0.436826</text:p>
          </table:table-cell>
          <table:table-cell office:value-type="float" office:value="0.543016" calcext:value-type="float">
            <text:p>0.543016</text:p>
          </table:table-cell>
          <table:table-cell office:value-type="float" office:value="0.392168" calcext:value-type="float">
            <text:p>0.392168</text:p>
          </table:table-cell>
          <table:table-cell office:value-type="float" office:value="1.39402" calcext:value-type="float">
            <text:p>1.39402</text:p>
          </table:table-cell>
          <table:table-cell office:value-type="float" office:value="1.42784" calcext:value-type="float">
            <text:p>1.42784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496932" calcext:value-type="float">
            <text:p>0.496932</text:p>
          </table:table-cell>
          <table:table-cell office:value-type="float" office:value="1.1084" calcext:value-type="float">
            <text:p>1.1084</text:p>
          </table:table-cell>
          <table:table-cell office:value-type="float" office:value="0.679986" calcext:value-type="float">
            <text:p>0.679986</text:p>
          </table:table-cell>
          <table:table-cell office:value-type="float" office:value="1.71835" calcext:value-type="float">
            <text:p>1.71835</text:p>
          </table:table-cell>
          <table:table-cell office:value-type="float" office:value="1.28967" calcext:value-type="float">
            <text:p>1.28967</text:p>
          </table:table-cell>
          <table:table-cell office:value-type="float" office:value="0.815644" calcext:value-type="float">
            <text:p>0.815644</text:p>
          </table:table-cell>
          <table:table-cell office:value-type="float" office:value="0.53609" calcext:value-type="float">
            <text:p>0.53609</text:p>
          </table:table-cell>
          <table:table-cell office:value-type="float" office:value="0.599186" calcext:value-type="float">
            <text:p>0.599186</text:p>
          </table:table-cell>
          <table:table-cell office:value-type="float" office:value="0.349662" calcext:value-type="float">
            <text:p>0.349662</text:p>
          </table:table-cell>
          <table:table-cell office:value-type="float" office:value="0.148384" calcext:value-type="float">
            <text:p>0.148384</text:p>
          </table:table-cell>
          <table:table-cell table:number-columns-repeated="52"/>
          <table:table-cell table:formula="of:=MIN([.A104:.BL104])" office:value-type="float" office:value="0.148384" calcext:value-type="float">
            <text:p>0.148384</text:p>
          </table:table-cell>
          <table:table-cell table:formula="of:=MAX([.A104:.BL104])" office:value-type="float" office:value="1.71835" calcext:value-type="float">
            <text:p>1.71835</text:p>
          </table:table-cell>
          <table:table-cell table:number-columns-repeated="7"/>
        </table:table-row>
        <table:table-row table:style-name="ro2">
          <table:table-cell office:value-type="float" office:value="0.36251" calcext:value-type="float">
            <text:p>0.36251</text:p>
          </table:table-cell>
          <table:table-cell office:value-type="float" office:value="0.509127" calcext:value-type="float">
            <text:p>0.509127</text:p>
          </table:table-cell>
          <table:table-cell office:value-type="float" office:value="0.541605" calcext:value-type="float">
            <text:p>0.541605</text:p>
          </table:table-cell>
          <table:table-cell office:value-type="float" office:value="0.643331" calcext:value-type="float">
            <text:p>0.643331</text:p>
          </table:table-cell>
          <table:table-cell office:value-type="float" office:value="0.760388" calcext:value-type="float">
            <text:p>0.760388</text:p>
          </table:table-cell>
          <table:table-cell office:value-type="float" office:value="0.456411" calcext:value-type="float">
            <text:p>0.456411</text:p>
          </table:table-cell>
          <table:table-cell office:value-type="float" office:value="1.58705" calcext:value-type="float">
            <text:p>1.58705</text:p>
          </table:table-cell>
          <table:table-cell office:value-type="float" office:value="0.851945" calcext:value-type="float">
            <text:p>0.851945</text:p>
          </table:table-cell>
          <table:table-cell office:value-type="float" office:value="0.764836" calcext:value-type="float">
            <text:p>0.764836</text:p>
          </table:table-cell>
          <table:table-cell office:value-type="float" office:value="1.04941" calcext:value-type="float">
            <text:p>1.04941</text:p>
          </table:table-cell>
          <table:table-cell office:value-type="float" office:value="1.16114" calcext:value-type="float">
            <text:p>1.16114</text:p>
          </table:table-cell>
          <table:table-cell office:value-type="float" office:value="2.0736" calcext:value-type="float">
            <text:p>2.0736</text:p>
          </table:table-cell>
          <table:table-cell office:value-type="float" office:value="0.755169" calcext:value-type="float">
            <text:p>0.755169</text:p>
          </table:table-cell>
          <table:table-cell office:value-type="float" office:value="1.24951" calcext:value-type="float">
            <text:p>1.24951</text:p>
          </table:table-cell>
          <table:table-cell office:value-type="float" office:value="2.16853" calcext:value-type="float">
            <text:p>2.16853</text:p>
          </table:table-cell>
          <table:table-cell office:value-type="float" office:value="0.293517" calcext:value-type="float">
            <text:p>0.293517</text:p>
          </table:table-cell>
          <table:table-cell table:number-columns-repeated="52"/>
          <table:table-cell table:formula="of:=MIN([.A105:.BL105])" office:value-type="float" office:value="0.293517" calcext:value-type="float">
            <text:p>0.293517</text:p>
          </table:table-cell>
          <table:table-cell table:formula="of:=MAX([.A105:.BL105])" office:value-type="float" office:value="2.16853" calcext:value-type="float">
            <text:p>2.168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196063" calcext:value-type="float">
            <text:p>0.196063</text:p>
          </table:table-cell>
          <table:table-cell office:value-type="float" office:value="0.380167" calcext:value-type="float">
            <text:p>0.380167</text:p>
          </table:table-cell>
          <table:table-cell office:value-type="float" office:value="0.235138" calcext:value-type="float">
            <text:p>0.235138</text:p>
          </table:table-cell>
          <table:table-cell office:value-type="float" office:value="0.370731" calcext:value-type="float">
            <text:p>0.370731</text:p>
          </table:table-cell>
          <table:table-cell office:value-type="float" office:value="0.150515" calcext:value-type="float">
            <text:p>0.150515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1.00608" calcext:value-type="float">
            <text:p>1.00608</text:p>
          </table:table-cell>
          <table:table-cell office:value-type="float" office:value="0.223865" calcext:value-type="float">
            <text:p>0.223865</text:p>
          </table:table-cell>
          <table:table-cell office:value-type="float" office:value="0.130877" calcext:value-type="float">
            <text:p>0.130877</text:p>
          </table:table-cell>
          <table:table-cell office:value-type="float" office:value="0.16363" calcext:value-type="float">
            <text:p>0.16363</text:p>
          </table:table-cell>
          <table:table-cell office:value-type="float" office:value="0.520016" calcext:value-type="float">
            <text:p>0.520016</text:p>
          </table:table-cell>
          <table:table-cell office:value-type="float" office:value="1.77187" calcext:value-type="float">
            <text:p>1.77187</text:p>
          </table:table-cell>
          <table:table-cell office:value-type="float" office:value="1.66138" calcext:value-type="float">
            <text:p>1.66138</text:p>
          </table:table-cell>
          <table:table-cell office:value-type="float" office:value="1.52471" calcext:value-type="float">
            <text:p>1.52471</text:p>
          </table:table-cell>
          <table:table-cell office:value-type="float" office:value="1.29668" calcext:value-type="float">
            <text:p>1.29668</text:p>
          </table:table-cell>
          <table:table-cell office:value-type="float" office:value="0.841071" calcext:value-type="float">
            <text:p>0.841071</text:p>
          </table:table-cell>
          <table:table-cell office:value-type="float" office:value="1.90286" calcext:value-type="float">
            <text:p>1.90286</text:p>
          </table:table-cell>
          <table:table-cell office:value-type="float" office:value="0.379129" calcext:value-type="float">
            <text:p>0.379129</text:p>
          </table:table-cell>
          <table:table-cell office:value-type="float" office:value="1.36432" calcext:value-type="float">
            <text:p>1.36432</text:p>
          </table:table-cell>
          <table:table-cell office:value-type="float" office:value="0.416663" calcext:value-type="float">
            <text:p>0.416663</text:p>
          </table:table-cell>
          <table:table-cell office:value-type="float" office:value="1.52816" calcext:value-type="float">
            <text:p>1.52816</text:p>
          </table:table-cell>
          <table:table-cell office:value-type="float" office:value="1.02355" calcext:value-type="float">
            <text:p>1.02355</text:p>
          </table:table-cell>
          <table:table-cell office:value-type="float" office:value="1.154" calcext:value-type="float">
            <text:p>1.154</text:p>
          </table:table-cell>
          <table:table-cell office:value-type="float" office:value="1.3648" calcext:value-type="float">
            <text:p>1.3648</text:p>
          </table:table-cell>
          <table:table-cell table:number-columns-repeated="44"/>
          <table:table-cell table:formula="of:=MIN([.A107:.BL107])" office:value-type="float" office:value="0.130877" calcext:value-type="float">
            <text:p>0.130877</text:p>
          </table:table-cell>
          <table:table-cell table:formula="of:=MAX([.A107:.BL107])" office:value-type="float" office:value="1.90286" calcext:value-type="float">
            <text:p>1.90286</text:p>
          </table:table-cell>
          <table:table-cell table:number-columns-repeated="7"/>
        </table:table-row>
        <table:table-row table:style-name="ro2">
          <table:table-cell office:value-type="float" office:value="0.382572" calcext:value-type="float">
            <text:p>0.382572</text:p>
          </table:table-cell>
          <table:table-cell office:value-type="float" office:value="0.388517" calcext:value-type="float">
            <text:p>0.388517</text:p>
          </table:table-cell>
          <table:table-cell office:value-type="float" office:value="0.469093" calcext:value-type="float">
            <text:p>0.469093</text:p>
          </table:table-cell>
          <table:table-cell office:value-type="float" office:value="0.579189" calcext:value-type="float">
            <text:p>0.579189</text:p>
          </table:table-cell>
          <table:table-cell office:value-type="float" office:value="0.402625" calcext:value-type="float">
            <text:p>0.402625</text:p>
          </table:table-cell>
          <table:table-cell office:value-type="float" office:value="0.442971" calcext:value-type="float">
            <text:p>0.442971</text:p>
          </table:table-cell>
          <table:table-cell office:value-type="float" office:value="0.361482" calcext:value-type="float">
            <text:p>0.361482</text:p>
          </table:table-cell>
          <table:table-cell office:value-type="float" office:value="0.37451" calcext:value-type="float">
            <text:p>0.37451</text:p>
          </table:table-cell>
          <table:table-cell office:value-type="float" office:value="0.623056" calcext:value-type="float">
            <text:p>0.62305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452699" calcext:value-type="float">
            <text:p>0.452699</text:p>
          </table:table-cell>
          <table:table-cell office:value-type="float" office:value="0.562856" calcext:value-type="float">
            <text:p>0.562856</text:p>
          </table:table-cell>
          <table:table-cell office:value-type="float" office:value="0.494606" calcext:value-type="float">
            <text:p>0.494606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295094" calcext:value-type="float">
            <text:p>0.295094</text:p>
          </table:table-cell>
          <table:table-cell office:value-type="float" office:value="0.316089" calcext:value-type="float">
            <text:p>0.316089</text:p>
          </table:table-cell>
          <table:table-cell office:value-type="float" office:value="0.304331" calcext:value-type="float">
            <text:p>0.304331</text:p>
          </table:table-cell>
          <table:table-cell office:value-type="float" office:value="0.143872" calcext:value-type="float">
            <text:p>0.143872</text:p>
          </table:table-cell>
          <table:table-cell office:value-type="float" office:value="0.828833" calcext:value-type="float">
            <text:p>0.828833</text:p>
          </table:table-cell>
          <table:table-cell office:value-type="float" office:value="0.186408" calcext:value-type="float">
            <text:p>0.186408</text:p>
          </table:table-cell>
          <table:table-cell office:value-type="float" office:value="0.099997" calcext:value-type="float">
            <text:p>0.099997</text:p>
          </table:table-cell>
          <table:table-cell office:value-type="float" office:value="0.423083" calcext:value-type="float">
            <text:p>0.423083</text:p>
          </table:table-cell>
          <table:table-cell office:value-type="float" office:value="0.83672" calcext:value-type="float">
            <text:p>0.83672</text:p>
          </table:table-cell>
          <table:table-cell office:value-type="float" office:value="0.100933" calcext:value-type="float">
            <text:p>0.100933</text:p>
          </table:table-cell>
          <table:table-cell table:number-columns-repeated="44"/>
          <table:table-cell table:formula="of:=MIN([.A108:.BL108])" office:value-type="float" office:value="0.099997" calcext:value-type="float">
            <text:p>0.099997</text:p>
          </table:table-cell>
          <table:table-cell table:formula="of:=MAX([.A108:.BL108])" office:value-type="float" office:value="0.83672" calcext:value-type="float">
            <text:p>0.83672</text:p>
          </table:table-cell>
          <table:table-cell table:number-columns-repeated="7"/>
        </table:table-row>
        <table:table-row table:style-name="ro2">
          <table:table-cell office:value-type="float" office:value="0.401104" calcext:value-type="float">
            <text:p>0.401104</text:p>
          </table:table-cell>
          <table:table-cell office:value-type="float" office:value="0.420381" calcext:value-type="float">
            <text:p>0.420381</text:p>
          </table:table-cell>
          <table:table-cell office:value-type="float" office:value="0.450307" calcext:value-type="float">
            <text:p>0.450307</text:p>
          </table:table-cell>
          <table:table-cell office:value-type="float" office:value="0.458448" calcext:value-type="float">
            <text:p>0.458448</text:p>
          </table:table-cell>
          <table:table-cell office:value-type="float" office:value="0.212575" calcext:value-type="float">
            <text:p>0.212575</text:p>
          </table:table-cell>
          <table:table-cell office:value-type="float" office:value="0.400691" calcext:value-type="float">
            <text:p>0.400691</text:p>
          </table:table-cell>
          <table:table-cell office:value-type="float" office:value="0.510257" calcext:value-type="float">
            <text:p>0.510257</text:p>
          </table:table-cell>
          <table:table-cell office:value-type="float" office:value="0.536308" calcext:value-type="float">
            <text:p>0.536308</text:p>
          </table:table-cell>
          <table:table-cell office:value-type="float" office:value="0.411889" calcext:value-type="float">
            <text:p>0.411889</text:p>
          </table:table-cell>
          <table:table-cell office:value-type="float" office:value="0.34874" calcext:value-type="float">
            <text:p>0.34874</text:p>
          </table:table-cell>
          <table:table-cell office:value-type="float" office:value="0.866295" calcext:value-type="float">
            <text:p>0.866295</text:p>
          </table:table-cell>
          <table:table-cell office:value-type="float" office:value="0.966806" calcext:value-type="float">
            <text:p>0.966806</text:p>
          </table:table-cell>
          <table:table-cell office:value-type="float" office:value="0.988692" calcext:value-type="float">
            <text:p>0.988692</text:p>
          </table:table-cell>
          <table:table-cell office:value-type="float" office:value="0.996123" calcext:value-type="float">
            <text:p>0.996123</text:p>
          </table:table-cell>
          <table:table-cell office:value-type="float" office:value="0.98209" calcext:value-type="float">
            <text:p>0.98209</text:p>
          </table:table-cell>
          <table:table-cell office:value-type="float" office:value="0.16521" calcext:value-type="float">
            <text:p>0.16521</text:p>
          </table:table-cell>
          <table:table-cell office:value-type="float" office:value="0.914354" calcext:value-type="float">
            <text:p>0.914354</text:p>
          </table:table-cell>
          <table:table-cell office:value-type="float" office:value="0.321044" calcext:value-type="float">
            <text:p>0.321044</text:p>
          </table:table-cell>
          <table:table-cell office:value-type="float" office:value="0.191236" calcext:value-type="float">
            <text:p>0.191236</text:p>
          </table:table-cell>
          <table:table-cell office:value-type="float" office:value="0.423306" calcext:value-type="float">
            <text:p>0.423306</text:p>
          </table:table-cell>
          <table:table-cell office:value-type="float" office:value="0.373579" calcext:value-type="float">
            <text:p>0.373579</text:p>
          </table:table-cell>
          <table:table-cell office:value-type="float" office:value="0.345661" calcext:value-type="float">
            <text:p>0.345661</text:p>
          </table:table-cell>
          <table:table-cell office:value-type="float" office:value="0.153097" calcext:value-type="float">
            <text:p>0.153097</text:p>
          </table:table-cell>
          <table:table-cell office:value-type="float" office:value="0.825268" calcext:value-type="float">
            <text:p>0.825268</text:p>
          </table:table-cell>
          <table:table-cell table:number-columns-repeated="44"/>
          <table:table-cell table:formula="of:=MIN([.A109:.BL109])" office:value-type="float" office:value="0.153097" calcext:value-type="float">
            <text:p>0.153097</text:p>
          </table:table-cell>
          <table:table-cell table:formula="of:=MAX([.A109:.BL109])" office:value-type="float" office:value="0.996123" calcext:value-type="float">
            <text:p>0.996123</text:p>
          </table:table-cell>
          <table:table-cell table:number-columns-repeated="7"/>
        </table:table-row>
        <table:table-row table:style-name="ro2">
          <table:table-cell office:value-type="float" office:value="0.134663" calcext:value-type="float">
            <text:p>0.134663</text:p>
          </table:table-cell>
          <table:table-cell office:value-type="float" office:value="0.186297" calcext:value-type="float">
            <text:p>0.186297</text:p>
          </table:table-cell>
          <table:table-cell office:value-type="float" office:value="0.357394" calcext:value-type="float">
            <text:p>0.357394</text:p>
          </table:table-cell>
          <table:table-cell office:value-type="float" office:value="0.158364" calcext:value-type="float">
            <text:p>0.158364</text:p>
          </table:table-cell>
          <table:table-cell office:value-type="float" office:value="0.334422" calcext:value-type="float">
            <text:p>0.334422</text:p>
          </table:table-cell>
          <table:table-cell office:value-type="float" office:value="0.385243" calcext:value-type="float">
            <text:p>0.385243</text:p>
          </table:table-cell>
          <table:table-cell office:value-type="float" office:value="0.198313" calcext:value-type="float">
            <text:p>0.198313</text:p>
          </table:table-cell>
          <table:table-cell office:value-type="float" office:value="0.190442" calcext:value-type="float">
            <text:p>0.190442</text:p>
          </table:table-cell>
          <table:table-cell office:value-type="float" office:value="0.401456" calcext:value-type="float">
            <text:p>0.401456</text:p>
          </table:table-cell>
          <table:table-cell office:value-type="float" office:value="1.16745" calcext:value-type="float">
            <text:p>1.16745</text:p>
          </table:table-cell>
          <table:table-cell office:value-type="float" office:value="0.613221" calcext:value-type="float">
            <text:p>0.613221</text:p>
          </table:table-cell>
          <table:table-cell office:value-type="float" office:value="0.274089" calcext:value-type="float">
            <text:p>0.274089</text:p>
          </table:table-cell>
          <table:table-cell office:value-type="float" office:value="0.698463" calcext:value-type="float">
            <text:p>0.698463</text:p>
          </table:table-cell>
          <table:table-cell office:value-type="float" office:value="1.16866" calcext:value-type="float">
            <text:p>1.16866</text:p>
          </table:table-cell>
          <table:table-cell office:value-type="float" office:value="0.426321" calcext:value-type="float">
            <text:p>0.426321</text:p>
          </table:table-cell>
          <table:table-cell office:value-type="float" office:value="0.471112" calcext:value-type="float">
            <text:p>0.471112</text:p>
          </table:table-cell>
          <table:table-cell office:value-type="float" office:value="1.57815" calcext:value-type="float">
            <text:p>1.57815</text:p>
          </table:table-cell>
          <table:table-cell office:value-type="float" office:value="1.23989" calcext:value-type="float">
            <text:p>1.23989</text:p>
          </table:table-cell>
          <table:table-cell office:value-type="float" office:value="0.128211" calcext:value-type="float">
            <text:p>0.128211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0.836293" calcext:value-type="float">
            <text:p>0.836293</text:p>
          </table:table-cell>
          <table:table-cell office:value-type="float" office:value="0.323237" calcext:value-type="float">
            <text:p>0.323237</text:p>
          </table:table-cell>
          <table:table-cell office:value-type="float" office:value="1.50068" calcext:value-type="float">
            <text:p>1.50068</text:p>
          </table:table-cell>
          <table:table-cell office:value-type="float" office:value="0.36496" calcext:value-type="float">
            <text:p>0.36496</text:p>
          </table:table-cell>
          <table:table-cell table:number-columns-repeated="44"/>
          <table:table-cell table:formula="of:=MIN([.A110:.BL110])" office:value-type="float" office:value="0.128211" calcext:value-type="float">
            <text:p>0.128211</text:p>
          </table:table-cell>
          <table:table-cell table:formula="of:=MAX([.A110:.BL110])" office:value-type="float" office:value="1.57815" calcext:value-type="float">
            <text:p>1.57815</text:p>
          </table:table-cell>
          <table:table-cell table:number-columns-repeated="7"/>
        </table:table-row>
        <table:table-row table:style-name="ro2">
          <table:table-cell office:value-type="float" office:value="0.195788" calcext:value-type="float">
            <text:p>0.195788</text:p>
          </table:table-cell>
          <table:table-cell office:value-type="float" office:value="0.341878" calcext:value-type="float">
            <text:p>0.341878</text:p>
          </table:table-cell>
          <table:table-cell office:value-type="float" office:value="0.420224" calcext:value-type="float">
            <text:p>0.420224</text:p>
          </table:table-cell>
          <table:table-cell office:value-type="float" office:value="0.423316" calcext:value-type="float">
            <text:p>0.423316</text:p>
          </table:table-cell>
          <table:table-cell office:value-type="float" office:value="0.369254" calcext:value-type="float">
            <text:p>0.369254</text:p>
          </table:table-cell>
          <table:table-cell office:value-type="float" office:value="0.375263" calcext:value-type="float">
            <text:p>0.375263</text:p>
          </table:table-cell>
          <table:table-cell office:value-type="float" office:value="0.917454" calcext:value-type="float">
            <text:p>0.917454</text:p>
          </table:table-cell>
          <table:table-cell office:value-type="float" office:value="0.392999" calcext:value-type="float">
            <text:p>0.392999</text:p>
          </table:table-cell>
          <table:table-cell office:value-type="float" office:value="0.922111" calcext:value-type="float">
            <text:p>0.922111</text:p>
          </table:table-cell>
          <table:table-cell office:value-type="float" office:value="0.397081" calcext:value-type="float">
            <text:p>0.397081</text:p>
          </table:table-cell>
          <table:table-cell office:value-type="float" office:value="0.855375" calcext:value-type="float">
            <text:p>0.855375</text:p>
          </table:table-cell>
          <table:table-cell office:value-type="float" office:value="0.355533" calcext:value-type="float">
            <text:p>0.355533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1.46031" calcext:value-type="float">
            <text:p>1.46031</text:p>
          </table:table-cell>
          <table:table-cell office:value-type="float" office:value="0.779635" calcext:value-type="float">
            <text:p>0.779635</text:p>
          </table:table-cell>
          <table:table-cell office:value-type="float" office:value="1.42799" calcext:value-type="float">
            <text:p>1.42799</text:p>
          </table:table-cell>
          <table:table-cell office:value-type="float" office:value="0.153098" calcext:value-type="float">
            <text:p>0.153098</text:p>
          </table:table-cell>
          <table:table-cell office:value-type="float" office:value="0.334005" calcext:value-type="float">
            <text:p>0.334005</text:p>
          </table:table-cell>
          <table:table-cell office:value-type="float" office:value="1.27627" calcext:value-type="float">
            <text:p>1.27627</text:p>
          </table:table-cell>
          <table:table-cell office:value-type="float" office:value="0.256623" calcext:value-type="float">
            <text:p>0.256623</text:p>
          </table:table-cell>
          <table:table-cell office:value-type="float" office:value="0.540805" calcext:value-type="float">
            <text:p>0.540805</text:p>
          </table:table-cell>
          <table:table-cell office:value-type="float" office:value="1.29371" calcext:value-type="float">
            <text:p>1.29371</text:p>
          </table:table-cell>
          <table:table-cell office:value-type="float" office:value="1.5238" calcext:value-type="float">
            <text:p>1.5238</text:p>
          </table:table-cell>
          <table:table-cell office:value-type="float" office:value="0.113944" calcext:value-type="float">
            <text:p>0.113944</text:p>
          </table:table-cell>
          <table:table-cell table:number-columns-repeated="44"/>
          <table:table-cell table:formula="of:=MIN([.A111:.BL111])" office:value-type="float" office:value="0.113944" calcext:value-type="float">
            <text:p>0.113944</text:p>
          </table:table-cell>
          <table:table-cell table:formula="of:=MAX([.A111:.BL111])" office:value-type="float" office:value="1.5238" calcext:value-type="float">
            <text:p>1.5238</text:p>
          </table:table-cell>
          <table:table-cell table:number-columns-repeated="7"/>
        </table:table-row>
        <table:table-row table:style-name="ro2">
          <table:table-cell office:value-type="float" office:value="0.363659" calcext:value-type="float">
            <text:p>0.363659</text:p>
          </table:table-cell>
          <table:table-cell office:value-type="float" office:value="0.422988" calcext:value-type="float">
            <text:p>0.422988</text:p>
          </table:table-cell>
          <table:table-cell office:value-type="float" office:value="0.404388" calcext:value-type="float">
            <text:p>0.404388</text:p>
          </table:table-cell>
          <table:table-cell office:value-type="float" office:value="0.776705" calcext:value-type="float">
            <text:p>0.776705</text:p>
          </table:table-cell>
          <table:table-cell office:value-type="float" office:value="0.364628" calcext:value-type="float">
            <text:p>0.364628</text:p>
          </table:table-cell>
          <table:table-cell office:value-type="float" office:value="0.440154" calcext:value-type="float">
            <text:p>0.440154</text:p>
          </table:table-cell>
          <table:table-cell office:value-type="float" office:value="0.82952" calcext:value-type="float">
            <text:p>0.82952</text:p>
          </table:table-cell>
          <table:table-cell office:value-type="float" office:value="0.437836" calcext:value-type="float">
            <text:p>0.437836</text:p>
          </table:table-cell>
          <table:table-cell office:value-type="float" office:value="0.264418" calcext:value-type="float">
            <text:p>0.264418</text:p>
          </table:table-cell>
          <table:table-cell office:value-type="float" office:value="0.738313" calcext:value-type="float">
            <text:p>0.738313</text:p>
          </table:table-cell>
          <table:table-cell office:value-type="float" office:value="0.350397" calcext:value-type="float">
            <text:p>0.350397</text:p>
          </table:table-cell>
          <table:table-cell office:value-type="float" office:value="0.333811" calcext:value-type="float">
            <text:p>0.333811</text:p>
          </table:table-cell>
          <table:table-cell office:value-type="float" office:value="0.192194" calcext:value-type="float">
            <text:p>0.192194</text:p>
          </table:table-cell>
          <table:table-cell office:value-type="float" office:value="0.172983" calcext:value-type="float">
            <text:p>0.172983</text:p>
          </table:table-cell>
          <table:table-cell office:value-type="float" office:value="0.53839" calcext:value-type="float">
            <text:p>0.53839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741204" calcext:value-type="float">
            <text:p>0.741204</text:p>
          </table:table-cell>
          <table:table-cell office:value-type="float" office:value="0.158053" calcext:value-type="float">
            <text:p>0.158053</text:p>
          </table:table-cell>
          <table:table-cell office:value-type="float" office:value="0.938628" calcext:value-type="float">
            <text:p>0.938628</text:p>
          </table:table-cell>
          <table:table-cell office:value-type="float" office:value="0.803893" calcext:value-type="float">
            <text:p>0.803893</text:p>
          </table:table-cell>
          <table:table-cell office:value-type="float" office:value="0.251832" calcext:value-type="float">
            <text:p>0.251832</text:p>
          </table:table-cell>
          <table:table-cell office:value-type="float" office:value="0.849537" calcext:value-type="float">
            <text:p>0.849537</text:p>
          </table:table-cell>
          <table:table-cell office:value-type="float" office:value="0.492652" calcext:value-type="float">
            <text:p>0.492652</text:p>
          </table:table-cell>
          <table:table-cell office:value-type="float" office:value="1.17293" calcext:value-type="float">
            <text:p>1.17293</text:p>
          </table:table-cell>
          <table:table-cell table:number-columns-repeated="44"/>
          <table:table-cell table:formula="of:=MIN([.A112:.BL112])" office:value-type="float" office:value="0.158053" calcext:value-type="float">
            <text:p>0.158053</text:p>
          </table:table-cell>
          <table:table-cell table:formula="of:=MAX([.A112:.BL112])" office:value-type="float" office:value="1.17293" calcext:value-type="float">
            <text:p>1.17293</text:p>
          </table:table-cell>
          <table:table-cell table:number-columns-repeated="7"/>
        </table:table-row>
        <table:table-row table:style-name="ro2">
          <table:table-cell office:value-type="float" office:value="0.285728" calcext:value-type="float">
            <text:p>0.285728</text:p>
          </table:table-cell>
          <table:table-cell office:value-type="float" office:value="0.38697" calcext:value-type="float">
            <text:p>0.38697</text:p>
          </table:table-cell>
          <table:table-cell office:value-type="float" office:value="0.414769" calcext:value-type="float">
            <text:p>0.414769</text:p>
          </table:table-cell>
          <table:table-cell office:value-type="float" office:value="0.399167" calcext:value-type="float">
            <text:p>0.399167</text:p>
          </table:table-cell>
          <table:table-cell office:value-type="float" office:value="0.433093" calcext:value-type="float">
            <text:p>0.433093</text:p>
          </table:table-cell>
          <table:table-cell office:value-type="float" office:value="1.21896" calcext:value-type="float">
            <text:p>1.21896</text:p>
          </table:table-cell>
          <table:table-cell office:value-type="float" office:value="0.361222" calcext:value-type="float">
            <text:p>0.361222</text:p>
          </table:table-cell>
          <table:table-cell office:value-type="float" office:value="0.419536" calcext:value-type="float">
            <text:p>0.419536</text:p>
          </table:table-cell>
          <table:table-cell office:value-type="float" office:value="1.25138" calcext:value-type="float">
            <text:p>1.25138</text:p>
          </table:table-cell>
          <table:table-cell office:value-type="float" office:value="0.438838" calcext:value-type="float">
            <text:p>0.438838</text:p>
          </table:table-cell>
          <table:table-cell office:value-type="float" office:value="1.58835" calcext:value-type="float">
            <text:p>1.58835</text:p>
          </table:table-cell>
          <table:table-cell office:value-type="float" office:value="0.888618" calcext:value-type="float">
            <text:p>0.888618</text:p>
          </table:table-cell>
          <table:table-cell office:value-type="float" office:value="0.173358" calcext:value-type="float">
            <text:p>0.173358</text:p>
          </table:table-cell>
          <table:table-cell office:value-type="float" office:value="1.19606" calcext:value-type="float">
            <text:p>1.19606</text:p>
          </table:table-cell>
          <table:table-cell office:value-type="float" office:value="1.93478" calcext:value-type="float">
            <text:p>1.93478</text:p>
          </table:table-cell>
          <table:table-cell office:value-type="float" office:value="1.67752" calcext:value-type="float">
            <text:p>1.67752</text:p>
          </table:table-cell>
          <table:table-cell office:value-type="float" office:value="1.69296" calcext:value-type="float">
            <text:p>1.69296</text:p>
          </table:table-cell>
          <table:table-cell office:value-type="float" office:value="0.474235" calcext:value-type="float">
            <text:p>0.474235</text:p>
          </table:table-cell>
          <table:table-cell office:value-type="float" office:value="1.33126" calcext:value-type="float">
            <text:p>1.33126</text:p>
          </table:table-cell>
          <table:table-cell office:value-type="float" office:value="1.10455" calcext:value-type="float">
            <text:p>1.10455</text:p>
          </table:table-cell>
          <table:table-cell office:value-type="float" office:value="0.688054" calcext:value-type="float">
            <text:p>0.688054</text:p>
          </table:table-cell>
          <table:table-cell office:value-type="float" office:value="1.06322" calcext:value-type="float">
            <text:p>1.06322</text:p>
          </table:table-cell>
          <table:table-cell office:value-type="float" office:value="1.21561" calcext:value-type="float">
            <text:p>1.21561</text:p>
          </table:table-cell>
          <table:table-cell office:value-type="float" office:value="0.855667" calcext:value-type="float">
            <text:p>0.855667</text:p>
          </table:table-cell>
          <table:table-cell table:number-columns-repeated="44"/>
          <table:table-cell table:formula="of:=MIN([.A113:.BL113])" office:value-type="float" office:value="0.173358" calcext:value-type="float">
            <text:p>0.173358</text:p>
          </table:table-cell>
          <table:table-cell table:formula="of:=MAX([.A113:.BL113])" office:value-type="float" office:value="1.93478" calcext:value-type="float">
            <text:p>1.93478</text:p>
          </table:table-cell>
          <table:table-cell table:number-columns-repeated="7"/>
        </table:table-row>
        <table:table-row table:style-name="ro2">
          <table:table-cell office:value-type="float" office:value="0.159402" calcext:value-type="float">
            <text:p>0.159402</text:p>
          </table:table-cell>
          <table:table-cell office:value-type="float" office:value="0.251797" calcext:value-type="float">
            <text:p>0.251797</text:p>
          </table:table-cell>
          <table:table-cell office:value-type="float" office:value="0.33031" calcext:value-type="float">
            <text:p>0.33031</text:p>
          </table:table-cell>
          <table:table-cell office:value-type="float" office:value="0.334713" calcext:value-type="float">
            <text:p>0.334713</text:p>
          </table:table-cell>
          <table:table-cell office:value-type="float" office:value="0.362109" calcext:value-type="float">
            <text:p>0.362109</text:p>
          </table:table-cell>
          <table:table-cell office:value-type="float" office:value="0.403525" calcext:value-type="float">
            <text:p>0.403525</text:p>
          </table:table-cell>
          <table:table-cell office:value-type="float" office:value="0.297347" calcext:value-type="float">
            <text:p>0.297347</text:p>
          </table:table-cell>
          <table:table-cell office:value-type="float" office:value="0.40864" calcext:value-type="float">
            <text:p>0.40864</text:p>
          </table:table-cell>
          <table:table-cell office:value-type="float" office:value="0.440142" calcext:value-type="float">
            <text:p>0.440142</text:p>
          </table:table-cell>
          <table:table-cell office:value-type="float" office:value="0.430713" calcext:value-type="float">
            <text:p>0.430713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929356" calcext:value-type="float">
            <text:p>0.929356</text:p>
          </table:table-cell>
          <table:table-cell office:value-type="float" office:value="0.431443" calcext:value-type="float">
            <text:p>0.431443</text:p>
          </table:table-cell>
          <table:table-cell office:value-type="float" office:value="0.566914" calcext:value-type="float">
            <text:p>0.566914</text:p>
          </table:table-cell>
          <table:table-cell office:value-type="float" office:value="1.5304" calcext:value-type="float">
            <text:p>1.5304</text:p>
          </table:table-cell>
          <table:table-cell office:value-type="float" office:value="0.153971" calcext:value-type="float">
            <text:p>0.153971</text:p>
          </table:table-cell>
          <table:table-cell office:value-type="float" office:value="0.802435" calcext:value-type="float">
            <text:p>0.802435</text:p>
          </table:table-cell>
          <table:table-cell office:value-type="float" office:value="1.54007" calcext:value-type="float">
            <text:p>1.54007</text:p>
          </table:table-cell>
          <table:table-cell office:value-type="float" office:value="0.816878" calcext:value-type="float">
            <text:p>0.816878</text:p>
          </table:table-cell>
          <table:table-cell office:value-type="float" office:value="0.48848" calcext:value-type="float">
            <text:p>0.48848</text:p>
          </table:table-cell>
          <table:table-cell office:value-type="float" office:value="0.374124" calcext:value-type="float">
            <text:p>0.374124</text:p>
          </table:table-cell>
          <table:table-cell office:value-type="float" office:value="0.350986" calcext:value-type="float">
            <text:p>0.350986</text:p>
          </table:table-cell>
          <table:table-cell office:value-type="float" office:value="0.247557" calcext:value-type="float">
            <text:p>0.247557</text:p>
          </table:table-cell>
          <table:table-cell office:value-type="float" office:value="0.236477" calcext:value-type="float">
            <text:p>0.236477</text:p>
          </table:table-cell>
          <table:table-cell table:number-columns-repeated="44"/>
          <table:table-cell table:formula="of:=MIN([.A114:.BL114])" office:value-type="float" office:value="0.153971" calcext:value-type="float">
            <text:p>0.153971</text:p>
          </table:table-cell>
          <table:table-cell table:formula="of:=MAX([.A114:.BL114])" office:value-type="float" office:value="1.54007" calcext:value-type="float">
            <text:p>1.54007</text:p>
          </table:table-cell>
          <table:table-cell table:number-columns-repeated="7"/>
        </table:table-row>
        <table:table-row table:style-name="ro2">
          <table:table-cell office:value-type="float" office:value="0.392144" calcext:value-type="float">
            <text:p>0.392144</text:p>
          </table:table-cell>
          <table:table-cell office:value-type="float" office:value="0.404685" calcext:value-type="float">
            <text:p>0.404685</text:p>
          </table:table-cell>
          <table:table-cell office:value-type="float" office:value="0.408738" calcext:value-type="float">
            <text:p>0.408738</text:p>
          </table:table-cell>
          <table:table-cell office:value-type="float" office:value="0.441721" calcext:value-type="float">
            <text:p>0.441721</text:p>
          </table:table-cell>
          <table:table-cell office:value-type="float" office:value="0.368879" calcext:value-type="float">
            <text:p>0.368879</text:p>
          </table:table-cell>
          <table:table-cell office:value-type="float" office:value="0.408283" calcext:value-type="float">
            <text:p>0.408283</text:p>
          </table:table-cell>
          <table:table-cell office:value-type="float" office:value="0.189533" calcext:value-type="float">
            <text:p>0.189533</text:p>
          </table:table-cell>
          <table:table-cell office:value-type="float" office:value="0.747644" calcext:value-type="float">
            <text:p>0.747644</text:p>
          </table:table-cell>
          <table:table-cell office:value-type="float" office:value="0.835603" calcext:value-type="float">
            <text:p>0.835603</text:p>
          </table:table-cell>
          <table:table-cell office:value-type="float" office:value="0.534107" calcext:value-type="float">
            <text:p>0.534107</text:p>
          </table:table-cell>
          <table:table-cell office:value-type="float" office:value="0.385328" calcext:value-type="float">
            <text:p>0.385328</text:p>
          </table:table-cell>
          <table:table-cell office:value-type="float" office:value="1.1043" calcext:value-type="float">
            <text:p>1.1043</text:p>
          </table:table-cell>
          <table:table-cell office:value-type="float" office:value="1.11145" calcext:value-type="float">
            <text:p>1.11145</text:p>
          </table:table-cell>
          <table:table-cell office:value-type="float" office:value="1.32968" calcext:value-type="float">
            <text:p>1.32968</text:p>
          </table:table-cell>
          <table:table-cell office:value-type="float" office:value="1.37981" calcext:value-type="float">
            <text:p>1.37981</text:p>
          </table:table-cell>
          <table:table-cell office:value-type="float" office:value="0.650272" calcext:value-type="float">
            <text:p>0.650272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1.67335" calcext:value-type="float">
            <text:p>1.67335</text:p>
          </table:table-cell>
          <table:table-cell office:value-type="float" office:value="1.72083" calcext:value-type="float">
            <text:p>1.72083</text:p>
          </table:table-cell>
          <table:table-cell office:value-type="float" office:value="1.78402" calcext:value-type="float">
            <text:p>1.78402</text:p>
          </table:table-cell>
          <table:table-cell office:value-type="float" office:value="1.40629" calcext:value-type="float">
            <text:p>1.40629</text:p>
          </table:table-cell>
          <table:table-cell office:value-type="float" office:value="0.318862" calcext:value-type="float">
            <text:p>0.318862</text:p>
          </table:table-cell>
          <table:table-cell office:value-type="float" office:value="1.49932" calcext:value-type="float">
            <text:p>1.49932</text:p>
          </table:table-cell>
          <table:table-cell office:value-type="float" office:value="0.107917" calcext:value-type="float">
            <text:p>0.107917</text:p>
          </table:table-cell>
          <table:table-cell table:number-columns-repeated="44"/>
          <table:table-cell table:formula="of:=MIN([.A115:.BL115])" office:value-type="float" office:value="0.107917" calcext:value-type="float">
            <text:p>0.107917</text:p>
          </table:table-cell>
          <table:table-cell table:formula="of:=MAX([.A115:.BL115])" office:value-type="float" office:value="1.78402" calcext:value-type="float">
            <text:p>1.78402</text:p>
          </table:table-cell>
          <table:table-cell table:number-columns-repeated="7"/>
        </table:table-row>
        <table:table-row table:style-name="ro2">
          <table:table-cell office:value-type="float" office:value="0.396604" calcext:value-type="float">
            <text:p>0.396604</text:p>
          </table:table-cell>
          <table:table-cell office:value-type="float" office:value="0.369975" calcext:value-type="float">
            <text:p>0.369975</text:p>
          </table:table-cell>
          <table:table-cell office:value-type="float" office:value="0.428847" calcext:value-type="float">
            <text:p>0.428847</text:p>
          </table:table-cell>
          <table:table-cell office:value-type="float" office:value="0.434819" calcext:value-type="float">
            <text:p>0.434819</text:p>
          </table:table-cell>
          <table:table-cell office:value-type="float" office:value="0.202361" calcext:value-type="float">
            <text:p>0.202361</text:p>
          </table:table-cell>
          <table:table-cell office:value-type="float" office:value="0.340621" calcext:value-type="float">
            <text:p>0.340621</text:p>
          </table:table-cell>
          <table:table-cell office:value-type="float" office:value="1.1937" calcext:value-type="float">
            <text:p>1.1937</text:p>
          </table:table-cell>
          <table:table-cell office:value-type="float" office:value="0.922797" calcext:value-type="float">
            <text:p>0.922797</text:p>
          </table:table-cell>
          <table:table-cell office:value-type="float" office:value="0.148879" calcext:value-type="float">
            <text:p>0.148879</text:p>
          </table:table-cell>
          <table:table-cell office:value-type="float" office:value="0.332267" calcext:value-type="float">
            <text:p>0.332267</text:p>
          </table:table-cell>
          <table:table-cell office:value-type="float" office:value="1.51337" calcext:value-type="float">
            <text:p>1.51337</text:p>
          </table:table-cell>
          <table:table-cell office:value-type="float" office:value="0.601101" calcext:value-type="float">
            <text:p>0.601101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0.609226" calcext:value-type="float">
            <text:p>0.609226</text:p>
          </table:table-cell>
          <table:table-cell office:value-type="float" office:value="1.154" calcext:value-type="float">
            <text:p>1.154</text:p>
          </table:table-cell>
          <table:table-cell office:value-type="float" office:value="0.306587" calcext:value-type="float">
            <text:p>0.306587</text:p>
          </table:table-cell>
          <table:table-cell office:value-type="float" office:value="1.39914" calcext:value-type="float">
            <text:p>1.39914</text:p>
          </table:table-cell>
          <table:table-cell office:value-type="float" office:value="2.17578" calcext:value-type="float">
            <text:p>2.17578</text:p>
          </table:table-cell>
          <table:table-cell office:value-type="float" office:value="0.397205" calcext:value-type="float">
            <text:p>0.397205</text:p>
          </table:table-cell>
          <table:table-cell office:value-type="float" office:value="0.716021" calcext:value-type="float">
            <text:p>0.716021</text:p>
          </table:table-cell>
          <table:table-cell office:value-type="float" office:value="0.432772" calcext:value-type="float">
            <text:p>0.432772</text:p>
          </table:table-cell>
          <table:table-cell office:value-type="float" office:value="0.83425" calcext:value-type="float">
            <text:p>0.83425</text:p>
          </table:table-cell>
          <table:table-cell office:value-type="float" office:value="1.48778" calcext:value-type="float">
            <text:p>1.48778</text:p>
          </table:table-cell>
          <table:table-cell office:value-type="float" office:value="1.5277" calcext:value-type="float">
            <text:p>1.5277</text:p>
          </table:table-cell>
          <table:table-cell table:number-columns-repeated="44"/>
          <table:table-cell table:formula="of:=MIN([.A116:.BL116])" office:value-type="float" office:value="0.148879" calcext:value-type="float">
            <text:p>0.148879</text:p>
          </table:table-cell>
          <table:table-cell table:formula="of:=MAX([.A116:.BL116])" office:value-type="float" office:value="2.17578" calcext:value-type="float">
            <text:p>2.17578</text:p>
          </table:table-cell>
          <table:table-cell table:number-columns-repeated="7"/>
        </table:table-row>
        <table:table-row table:style-name="ro2">
          <table:table-cell office:value-type="float" office:value="0.416957" calcext:value-type="float">
            <text:p>0.416957</text:p>
          </table:table-cell>
          <table:table-cell office:value-type="float" office:value="0.428902" calcext:value-type="float">
            <text:p>0.428902</text:p>
          </table:table-cell>
          <table:table-cell office:value-type="float" office:value="0.429032" calcext:value-type="float">
            <text:p>0.429032</text:p>
          </table:table-cell>
          <table:table-cell office:value-type="float" office:value="0.456817" calcext:value-type="float">
            <text:p>0.456817</text:p>
          </table:table-cell>
          <table:table-cell office:value-type="float" office:value="0.405489" calcext:value-type="float">
            <text:p>0.405489</text:p>
          </table:table-cell>
          <table:table-cell office:value-type="float" office:value="0.214839" calcext:value-type="float">
            <text:p>0.214839</text:p>
          </table:table-cell>
          <table:table-cell office:value-type="float" office:value="0.745284" calcext:value-type="float">
            <text:p>0.745284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64044" calcext:value-type="float">
            <text:p>0.764044</text:p>
          </table:table-cell>
          <table:table-cell office:value-type="float" office:value="0.436657" calcext:value-type="float">
            <text:p>0.436657</text:p>
          </table:table-cell>
          <table:table-cell office:value-type="float" office:value="0.369159" calcext:value-type="float">
            <text:p>0.369159</text:p>
          </table:table-cell>
          <table:table-cell office:value-type="float" office:value="1.22637" calcext:value-type="float">
            <text:p>1.22637</text:p>
          </table:table-cell>
          <table:table-cell office:value-type="float" office:value="1.32707" calcext:value-type="float">
            <text:p>1.32707</text:p>
          </table:table-cell>
          <table:table-cell office:value-type="float" office:value="0.301863" calcext:value-type="float">
            <text:p>0.301863</text:p>
          </table:table-cell>
          <table:table-cell office:value-type="float" office:value="1.54106" calcext:value-type="float">
            <text:p>1.54106</text:p>
          </table:table-cell>
          <table:table-cell office:value-type="float" office:value="1.55114" calcext:value-type="float">
            <text:p>1.55114</text:p>
          </table:table-cell>
          <table:table-cell office:value-type="float" office:value="0.284848" calcext:value-type="float">
            <text:p>0.284848</text:p>
          </table:table-cell>
          <table:table-cell office:value-type="float" office:value="0.340344" calcext:value-type="float">
            <text:p>0.340344</text:p>
          </table:table-cell>
          <table:table-cell office:value-type="float" office:value="0.348968" calcext:value-type="float">
            <text:p>0.348968</text:p>
          </table:table-cell>
          <table:table-cell office:value-type="float" office:value="1.15959" calcext:value-type="float">
            <text:p>1.15959</text:p>
          </table:table-cell>
          <table:table-cell office:value-type="float" office:value="0.682484" calcext:value-type="float">
            <text:p>0.682484</text:p>
          </table:table-cell>
          <table:table-cell office:value-type="float" office:value="1.03018" calcext:value-type="float">
            <text:p>1.03018</text:p>
          </table:table-cell>
          <table:table-cell office:value-type="float" office:value="0.718961" calcext:value-type="float">
            <text:p>0.718961</text:p>
          </table:table-cell>
          <table:table-cell office:value-type="float" office:value="0.149885" calcext:value-type="float">
            <text:p>0.149885</text:p>
          </table:table-cell>
          <table:table-cell table:number-columns-repeated="44"/>
          <table:table-cell table:formula="of:=MIN([.A117:.BL117])" office:value-type="float" office:value="0.149885" calcext:value-type="float">
            <text:p>0.149885</text:p>
          </table:table-cell>
          <table:table-cell table:formula="of:=MAX([.A117:.BL117])" office:value-type="float" office:value="1.55114" calcext:value-type="float">
            <text:p>1.55114</text:p>
          </table:table-cell>
          <table:table-cell table:number-columns-repeated="7"/>
        </table:table-row>
        <table:table-row table:style-name="ro2">
          <table:table-cell office:value-type="float" office:value="0.392948" calcext:value-type="float">
            <text:p>0.392948</text:p>
          </table:table-cell>
          <table:table-cell office:value-type="float" office:value="0.414141" calcext:value-type="float">
            <text:p>0.414141</text:p>
          </table:table-cell>
          <table:table-cell office:value-type="float" office:value="0.407704" calcext:value-type="float">
            <text:p>0.407704</text:p>
          </table:table-cell>
          <table:table-cell office:value-type="float" office:value="0.851301" calcext:value-type="float">
            <text:p>0.851301</text:p>
          </table:table-cell>
          <table:table-cell office:value-type="float" office:value="0.492807" calcext:value-type="float">
            <text:p>0.492807</text:p>
          </table:table-cell>
          <table:table-cell office:value-type="float" office:value="0.497309" calcext:value-type="float">
            <text:p>0.497309</text:p>
          </table:table-cell>
          <table:table-cell office:value-type="float" office:value="0.293057" calcext:value-type="float">
            <text:p>0.293057</text:p>
          </table:table-cell>
          <table:table-cell office:value-type="float" office:value="0.275274" calcext:value-type="float">
            <text:p>0.275274</text:p>
          </table:table-cell>
          <table:table-cell office:value-type="float" office:value="0.341549" calcext:value-type="float">
            <text:p>0.341549</text:p>
          </table:table-cell>
          <table:table-cell office:value-type="float" office:value="1.30134" calcext:value-type="float">
            <text:p>1.30134</text:p>
          </table:table-cell>
          <table:table-cell office:value-type="float" office:value="1.08585" calcext:value-type="float">
            <text:p>1.08585</text:p>
          </table:table-cell>
          <table:table-cell office:value-type="float" office:value="1.0776" calcext:value-type="float">
            <text:p>1.0776</text:p>
          </table:table-cell>
          <table:table-cell office:value-type="float" office:value="0.67129" calcext:value-type="float">
            <text:p>0.67129</text:p>
          </table:table-cell>
          <table:table-cell office:value-type="float" office:value="0.673213" calcext:value-type="float">
            <text:p>0.673213</text:p>
          </table:table-cell>
          <table:table-cell office:value-type="float" office:value="0.19367" calcext:value-type="float">
            <text:p>0.19367</text:p>
          </table:table-cell>
          <table:table-cell office:value-type="float" office:value="0.189387" calcext:value-type="float">
            <text:p>0.189387</text:p>
          </table:table-cell>
          <table:table-cell office:value-type="float" office:value="1.04791" calcext:value-type="float">
            <text:p>1.04791</text:p>
          </table:table-cell>
          <table:table-cell office:value-type="float" office:value="0.476703" calcext:value-type="float">
            <text:p>0.476703</text:p>
          </table:table-cell>
          <table:table-cell office:value-type="float" office:value="0.809033" calcext:value-type="float">
            <text:p>0.809033</text:p>
          </table:table-cell>
          <table:table-cell office:value-type="float" office:value="1.67264" calcext:value-type="float">
            <text:p>1.67264</text:p>
          </table:table-cell>
          <table:table-cell office:value-type="float" office:value="0.928165" calcext:value-type="float">
            <text:p>0.928165</text:p>
          </table:table-cell>
          <table:table-cell office:value-type="float" office:value="0.450049" calcext:value-type="float">
            <text:p>0.450049</text:p>
          </table:table-cell>
          <table:table-cell office:value-type="float" office:value="0.175055" calcext:value-type="float">
            <text:p>0.175055</text:p>
          </table:table-cell>
          <table:table-cell office:value-type="float" office:value="0.149561" calcext:value-type="float">
            <text:p>0.149561</text:p>
          </table:table-cell>
          <table:table-cell table:number-columns-repeated="44"/>
          <table:table-cell table:formula="of:=MIN([.A118:.BL118])" office:value-type="float" office:value="0.149561" calcext:value-type="float">
            <text:p>0.149561</text:p>
          </table:table-cell>
          <table:table-cell table:formula="of:=MAX([.A118:.BL118])" office:value-type="float" office:value="1.67264" calcext:value-type="float">
            <text:p>1.67264</text:p>
          </table:table-cell>
          <table:table-cell table:number-columns-repeated="7"/>
        </table:table-row>
        <table:table-row table:style-name="ro2">
          <table:table-cell office:value-type="float" office:value="0.324041" calcext:value-type="float">
            <text:p>0.324041</text:p>
          </table:table-cell>
          <table:table-cell office:value-type="float" office:value="0.402255" calcext:value-type="float">
            <text:p>0.402255</text:p>
          </table:table-cell>
          <table:table-cell office:value-type="float" office:value="0.412937" calcext:value-type="float">
            <text:p>0.412937</text:p>
          </table:table-cell>
          <table:table-cell office:value-type="float" office:value="0.599365" calcext:value-type="float">
            <text:p>0.599365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371663" calcext:value-type="float">
            <text:p>0.371663</text:p>
          </table:table-cell>
          <table:table-cell office:value-type="float" office:value="0.415237" calcext:value-type="float">
            <text:p>0.415237</text:p>
          </table:table-cell>
          <table:table-cell office:value-type="float" office:value="0.731553" calcext:value-type="float">
            <text:p>0.731553</text:p>
          </table:table-cell>
          <table:table-cell office:value-type="float" office:value="0.330189" calcext:value-type="float">
            <text:p>0.330189</text:p>
          </table:table-cell>
          <table:table-cell office:value-type="float" office:value="0.189261" calcext:value-type="float">
            <text:p>0.189261</text:p>
          </table:table-cell>
          <table:table-cell office:value-type="float" office:value="0.486376" calcext:value-type="float">
            <text:p>0.486376</text:p>
          </table:table-cell>
          <table:table-cell office:value-type="float" office:value="0.349704" calcext:value-type="float">
            <text:p>0.349704</text:p>
          </table:table-cell>
          <table:table-cell office:value-type="float" office:value="0.825756" calcext:value-type="float">
            <text:p>0.825756</text:p>
          </table:table-cell>
          <table:table-cell office:value-type="float" office:value="1.28262" calcext:value-type="float">
            <text:p>1.28262</text:p>
          </table:table-cell>
          <table:table-cell office:value-type="float" office:value="1.16459" calcext:value-type="float">
            <text:p>1.16459</text:p>
          </table:table-cell>
          <table:table-cell office:value-type="float" office:value="0.643737" calcext:value-type="float">
            <text:p>0.643737</text:p>
          </table:table-cell>
          <table:table-cell office:value-type="float" office:value="0.997388" calcext:value-type="float">
            <text:p>0.997388</text:p>
          </table:table-cell>
          <table:table-cell office:value-type="float" office:value="0.984254" calcext:value-type="float">
            <text:p>0.984254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0.314479" calcext:value-type="float">
            <text:p>0.314479</text:p>
          </table:table-cell>
          <table:table-cell office:value-type="float" office:value="0.403961" calcext:value-type="float">
            <text:p>0.403961</text:p>
          </table:table-cell>
          <table:table-cell office:value-type="float" office:value="1.69886" calcext:value-type="float">
            <text:p>1.69886</text:p>
          </table:table-cell>
          <table:table-cell office:value-type="float" office:value="1.68842" calcext:value-type="float">
            <text:p>1.68842</text:p>
          </table:table-cell>
          <table:table-cell office:value-type="float" office:value="1.71707" calcext:value-type="float">
            <text:p>1.71707</text:p>
          </table:table-cell>
          <table:table-cell table:number-columns-repeated="44"/>
          <table:table-cell table:formula="of:=MIN([.A119:.BL119])" office:value-type="float" office:value="0.189261" calcext:value-type="float">
            <text:p>0.189261</text:p>
          </table:table-cell>
          <table:table-cell table:formula="of:=MAX([.A119:.BL119])" office:value-type="float" office:value="1.71707" calcext:value-type="float">
            <text:p>1.71707</text:p>
          </table:table-cell>
          <table:table-cell table:number-columns-repeated="7"/>
        </table:table-row>
        <table:table-row table:style-name="ro2">
          <table:table-cell office:value-type="float" office:value="0.3685" calcext:value-type="float">
            <text:p>0.3685</text:p>
          </table:table-cell>
          <table:table-cell office:value-type="float" office:value="0.470555" calcext:value-type="float">
            <text:p>0.470555</text:p>
          </table:table-cell>
          <table:table-cell office:value-type="float" office:value="0.425481" calcext:value-type="float">
            <text:p>0.425481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379149" calcext:value-type="float">
            <text:p>0.379149</text:p>
          </table:table-cell>
          <table:table-cell office:value-type="float" office:value="1.19651" calcext:value-type="float">
            <text:p>1.19651</text:p>
          </table:table-cell>
          <table:table-cell office:value-type="float" office:value="0.844275" calcext:value-type="float">
            <text:p>0.844275</text:p>
          </table:table-cell>
          <table:table-cell office:value-type="float" office:value="0.485051" calcext:value-type="float">
            <text:p>0.485051</text:p>
          </table:table-cell>
          <table:table-cell office:value-type="float" office:value="0.851032" calcext:value-type="float">
            <text:p>0.851032</text:p>
          </table:table-cell>
          <table:table-cell office:value-type="float" office:value="0.511561" calcext:value-type="float">
            <text:p>0.511561</text:p>
          </table:table-cell>
          <table:table-cell office:value-type="float" office:value="1.45457" calcext:value-type="float">
            <text:p>1.45457</text:p>
          </table:table-cell>
          <table:table-cell office:value-type="float" office:value="0.492106" calcext:value-type="float">
            <text:p>0.492106</text:p>
          </table:table-cell>
          <table:table-cell office:value-type="float" office:value="1.33954" calcext:value-type="float">
            <text:p>1.33954</text:p>
          </table:table-cell>
          <table:table-cell office:value-type="float" office:value="0.965285" calcext:value-type="float">
            <text:p>0.965285</text:p>
          </table:table-cell>
          <table:table-cell office:value-type="float" office:value="0.101605" calcext:value-type="float">
            <text:p>0.101605</text:p>
          </table:table-cell>
          <table:table-cell office:value-type="float" office:value="0.178859" calcext:value-type="float">
            <text:p>0.178859</text:p>
          </table:table-cell>
          <table:table-cell office:value-type="float" office:value="0.639921" calcext:value-type="float">
            <text:p>0.639921</text:p>
          </table:table-cell>
          <table:table-cell office:value-type="float" office:value="0.158956" calcext:value-type="float">
            <text:p>0.158956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0.143831" calcext:value-type="float">
            <text:p>0.143831</text:p>
          </table:table-cell>
          <table:table-cell office:value-type="float" office:value="0.934813" calcext:value-type="float">
            <text:p>0.934813</text:p>
          </table:table-cell>
          <table:table-cell office:value-type="float" office:value="0.977062" calcext:value-type="float">
            <text:p>0.977062</text:p>
          </table:table-cell>
          <table:table-cell office:value-type="float" office:value="0.971536" calcext:value-type="float">
            <text:p>0.971536</text:p>
          </table:table-cell>
          <table:table-cell office:value-type="float" office:value="0.095753" calcext:value-type="float">
            <text:p>0.095753</text:p>
          </table:table-cell>
          <table:table-cell table:number-columns-repeated="44"/>
          <table:table-cell table:formula="of:=MIN([.A120:.BL120])" office:value-type="float" office:value="0.095753" calcext:value-type="float">
            <text:p>0.095753</text:p>
          </table:table-cell>
          <table:table-cell table:formula="of:=MAX([.A120:.BL120])" office:value-type="float" office:value="1.45457" calcext:value-type="float">
            <text:p>1.45457</text:p>
          </table:table-cell>
          <table:table-cell table:number-columns-repeated="7"/>
        </table:table-row>
        <table:table-row table:style-name="ro2">
          <table:table-cell office:value-type="float" office:value="0.348133" calcext:value-type="float">
            <text:p>0.348133</text:p>
          </table:table-cell>
          <table:table-cell office:value-type="float" office:value="0.425178" calcext:value-type="float">
            <text:p>0.425178</text:p>
          </table:table-cell>
          <table:table-cell office:value-type="float" office:value="0.441131" calcext:value-type="float">
            <text:p>0.441131</text:p>
          </table:table-cell>
          <table:table-cell office:value-type="float" office:value="0.36024" calcext:value-type="float">
            <text:p>0.36024</text:p>
          </table:table-cell>
          <table:table-cell office:value-type="float" office:value="0.390308" calcext:value-type="float">
            <text:p>0.390308</text:p>
          </table:table-cell>
          <table:table-cell office:value-type="float" office:value="0.853491" calcext:value-type="float">
            <text:p>0.853491</text:p>
          </table:table-cell>
          <table:table-cell office:value-type="float" office:value="0.393689" calcext:value-type="float">
            <text:p>0.393689</text:p>
          </table:table-cell>
          <table:table-cell office:value-type="float" office:value="0.291817" calcext:value-type="float">
            <text:p>0.291817</text:p>
          </table:table-cell>
          <table:table-cell office:value-type="float" office:value="0.410033" calcext:value-type="float">
            <text:p>0.410033</text:p>
          </table:table-cell>
          <table:table-cell office:value-type="float" office:value="0.853217" calcext:value-type="float">
            <text:p>0.853217</text:p>
          </table:table-cell>
          <table:table-cell office:value-type="float" office:value="0.52605" calcext:value-type="float">
            <text:p>0.52605</text:p>
          </table:table-cell>
          <table:table-cell office:value-type="float" office:value="0.946384" calcext:value-type="float">
            <text:p>0.946384</text:p>
          </table:table-cell>
          <table:table-cell office:value-type="float" office:value="0.227058" calcext:value-type="float">
            <text:p>0.227058</text:p>
          </table:table-cell>
          <table:table-cell office:value-type="float" office:value="0.409141" calcext:value-type="float">
            <text:p>0.409141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0.86862" calcext:value-type="float">
            <text:p>0.86862</text:p>
          </table:table-cell>
          <table:table-cell office:value-type="float" office:value="1.64747" calcext:value-type="float">
            <text:p>1.64747</text:p>
          </table:table-cell>
          <table:table-cell office:value-type="float" office:value="0.627698" calcext:value-type="float">
            <text:p>0.627698</text:p>
          </table:table-cell>
          <table:table-cell office:value-type="float" office:value="0.707291" calcext:value-type="float">
            <text:p>0.707291</text:p>
          </table:table-cell>
          <table:table-cell office:value-type="float" office:value="0.580498" calcext:value-type="float">
            <text:p>0.580498</text:p>
          </table:table-cell>
          <table:table-cell office:value-type="float" office:value="1.89372" calcext:value-type="float">
            <text:p>1.89372</text:p>
          </table:table-cell>
          <table:table-cell office:value-type="float" office:value="0.621859" calcext:value-type="float">
            <text:p>0.621859</text:p>
          </table:table-cell>
          <table:table-cell office:value-type="float" office:value="1.61444" calcext:value-type="float">
            <text:p>1.61444</text:p>
          </table:table-cell>
          <table:table-cell office:value-type="float" office:value="1.21827" calcext:value-type="float">
            <text:p>1.21827</text:p>
          </table:table-cell>
          <table:table-cell table:number-columns-repeated="44"/>
          <table:table-cell table:formula="of:=MIN([.A121:.BL121])" office:value-type="float" office:value="0.227058" calcext:value-type="float">
            <text:p>0.227058</text:p>
          </table:table-cell>
          <table:table-cell table:formula="of:=MAX([.A121:.BL121])" office:value-type="float" office:value="2.05384" calcext:value-type="float">
            <text:p>2.05384</text:p>
          </table:table-cell>
          <table:table-cell table:number-columns-repeated="7"/>
        </table:table-row>
        <table:table-row table:style-name="ro2">
          <table:table-cell office:value-type="float" office:value="0.206782" calcext:value-type="float">
            <text:p>0.206782</text:p>
          </table:table-cell>
          <table:table-cell office:value-type="float" office:value="0.315342" calcext:value-type="float">
            <text:p>0.315342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386812" calcext:value-type="float">
            <text:p>0.386812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0.339832" calcext:value-type="float">
            <text:p>0.339832</text:p>
          </table:table-cell>
          <table:table-cell office:value-type="float" office:value="0.756843" calcext:value-type="float">
            <text:p>0.756843</text:p>
          </table:table-cell>
          <table:table-cell office:value-type="float" office:value="0.519036" calcext:value-type="float">
            <text:p>0.519036</text:p>
          </table:table-cell>
          <table:table-cell office:value-type="float" office:value="0.310876" calcext:value-type="float">
            <text:p>0.310876</text:p>
          </table:table-cell>
          <table:table-cell office:value-type="float" office:value="0.406236" calcext:value-type="float">
            <text:p>0.406236</text:p>
          </table:table-cell>
          <table:table-cell office:value-type="float" office:value="1.34439" calcext:value-type="float">
            <text:p>1.34439</text:p>
          </table:table-cell>
          <table:table-cell office:value-type="float" office:value="0.577639" calcext:value-type="float">
            <text:p>0.577639</text:p>
          </table:table-cell>
          <table:table-cell office:value-type="float" office:value="1.57053" calcext:value-type="float">
            <text:p>1.57053</text:p>
          </table:table-cell>
          <table:table-cell office:value-type="float" office:value="0.344282" calcext:value-type="float">
            <text:p>0.344282</text:p>
          </table:table-cell>
          <table:table-cell office:value-type="float" office:value="0.621992" calcext:value-type="float">
            <text:p>0.621992</text:p>
          </table:table-cell>
          <table:table-cell office:value-type="float" office:value="0.398675" calcext:value-type="float">
            <text:p>0.398675</text:p>
          </table:table-cell>
          <table:table-cell office:value-type="float" office:value="1.54475" calcext:value-type="float">
            <text:p>1.54475</text:p>
          </table:table-cell>
          <table:table-cell office:value-type="float" office:value="1.17979" calcext:value-type="float">
            <text:p>1.17979</text:p>
          </table:table-cell>
          <table:table-cell office:value-type="float" office:value="0.61416" calcext:value-type="float">
            <text:p>0.61416</text:p>
          </table:table-cell>
          <table:table-cell office:value-type="float" office:value="1.8617" calcext:value-type="float">
            <text:p>1.8617</text:p>
          </table:table-cell>
          <table:table-cell office:value-type="float" office:value="1.65056" calcext:value-type="float">
            <text:p>1.65056</text:p>
          </table:table-cell>
          <table:table-cell office:value-type="float" office:value="1.24673" calcext:value-type="float">
            <text:p>1.24673</text:p>
          </table:table-cell>
          <table:table-cell office:value-type="float" office:value="0.83235" calcext:value-type="float">
            <text:p>0.83235</text:p>
          </table:table-cell>
          <table:table-cell office:value-type="float" office:value="0.332311" calcext:value-type="float">
            <text:p>0.332311</text:p>
          </table:table-cell>
          <table:table-cell table:number-columns-repeated="44"/>
          <table:table-cell table:formula="of:=MIN([.A122:.BL122])" office:value-type="float" office:value="0.206782" calcext:value-type="float">
            <text:p>0.206782</text:p>
          </table:table-cell>
          <table:table-cell table:formula="of:=MAX([.A122:.BL122])" office:value-type="float" office:value="1.8617" calcext:value-type="float">
            <text:p>1.8617</text:p>
          </table:table-cell>
          <table:table-cell table:number-columns-repeated="7"/>
        </table:table-row>
        <table:table-row table:style-name="ro2">
          <table:table-cell office:value-type="float" office:value="0.135088" calcext:value-type="float">
            <text:p>0.135088</text:p>
          </table:table-cell>
          <table:table-cell office:value-type="float" office:value="0.229598" calcext:value-type="float">
            <text:p>0.229598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230613" calcext:value-type="float">
            <text:p>0.230613</text:p>
          </table:table-cell>
          <table:table-cell office:value-type="float" office:value="0.220051" calcext:value-type="float">
            <text:p>0.220051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190797" calcext:value-type="float">
            <text:p>0.190797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704865" calcext:value-type="float">
            <text:p>0.704865</text:p>
          </table:table-cell>
          <table:table-cell office:value-type="float" office:value="0.552655" calcext:value-type="float">
            <text:p>0.552655</text:p>
          </table:table-cell>
          <table:table-cell office:value-type="float" office:value="0.14293" calcext:value-type="float">
            <text:p>0.14293</text:p>
          </table:table-cell>
          <table:table-cell office:value-type="float" office:value="0.162765" calcext:value-type="float">
            <text:p>0.162765</text:p>
          </table:table-cell>
          <table:table-cell office:value-type="float" office:value="1.18778" calcext:value-type="float">
            <text:p>1.18778</text:p>
          </table:table-cell>
          <table:table-cell office:value-type="float" office:value="0.197673" calcext:value-type="float">
            <text:p>0.197673</text:p>
          </table:table-cell>
          <table:table-cell office:value-type="float" office:value="0.220131" calcext:value-type="float">
            <text:p>0.220131</text:p>
          </table:table-cell>
          <table:table-cell office:value-type="float" office:value="0.881539" calcext:value-type="float">
            <text:p>0.881539</text:p>
          </table:table-cell>
          <table:table-cell office:value-type="float" office:value="0.958694" calcext:value-type="float">
            <text:p>0.958694</text:p>
          </table:table-cell>
          <table:table-cell office:value-type="float" office:value="0.527519" calcext:value-type="float">
            <text:p>0.527519</text:p>
          </table:table-cell>
          <table:table-cell office:value-type="float" office:value="1.58481" calcext:value-type="float">
            <text:p>1.58481</text:p>
          </table:table-cell>
          <table:table-cell office:value-type="float" office:value="1.15287" calcext:value-type="float">
            <text:p>1.15287</text:p>
          </table:table-cell>
          <table:table-cell office:value-type="float" office:value="1.11555" calcext:value-type="float">
            <text:p>1.11555</text:p>
          </table:table-cell>
          <table:table-cell office:value-type="float" office:value="1.09281" calcext:value-type="float">
            <text:p>1.09281</text:p>
          </table:table-cell>
          <table:table-cell office:value-type="float" office:value="1.28356" calcext:value-type="float">
            <text:p>1.28356</text:p>
          </table:table-cell>
          <table:table-cell office:value-type="float" office:value="1.10377" calcext:value-type="float">
            <text:p>1.10377</text:p>
          </table:table-cell>
          <table:table-cell table:number-columns-repeated="44"/>
          <table:table-cell table:formula="of:=MIN([.A123:.BL123])" office:value-type="float" office:value="0.135088" calcext:value-type="float">
            <text:p>0.135088</text:p>
          </table:table-cell>
          <table:table-cell table:formula="of:=MAX([.A123:.BL123])" office:value-type="float" office:value="1.58481" calcext:value-type="float">
            <text:p>1.58481</text:p>
          </table:table-cell>
          <table:table-cell table:number-columns-repeated="7"/>
        </table:table-row>
        <table:table-row table:style-name="ro2">
          <table:table-cell office:value-type="float" office:value="0.236689" calcext:value-type="float">
            <text:p>0.236689</text:p>
          </table:table-cell>
          <table:table-cell office:value-type="float" office:value="0.319008" calcext:value-type="float">
            <text:p>0.319008</text:p>
          </table:table-cell>
          <table:table-cell office:value-type="float" office:value="0.182486" calcext:value-type="float">
            <text:p>0.182486</text:p>
          </table:table-cell>
          <table:table-cell office:value-type="float" office:value="0.360357" calcext:value-type="float">
            <text:p>0.360357</text:p>
          </table:table-cell>
          <table:table-cell office:value-type="float" office:value="0.383311" calcext:value-type="float">
            <text:p>0.383311</text:p>
          </table:table-cell>
          <table:table-cell office:value-type="float" office:value="0.224422" calcext:value-type="float">
            <text:p>0.224422</text:p>
          </table:table-cell>
          <table:table-cell office:value-type="float" office:value="0.834521" calcext:value-type="float">
            <text:p>0.834521</text:p>
          </table:table-cell>
          <table:table-cell office:value-type="float" office:value="0.161477" calcext:value-type="float">
            <text:p>0.161477</text:p>
          </table:table-cell>
          <table:table-cell office:value-type="float" office:value="0.875787" calcext:value-type="float">
            <text:p>0.875787</text:p>
          </table:table-cell>
          <table:table-cell office:value-type="float" office:value="0.643017" calcext:value-type="float">
            <text:p>0.643017</text:p>
          </table:table-cell>
          <table:table-cell office:value-type="float" office:value="0.340374" calcext:value-type="float">
            <text:p>0.34037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184855" calcext:value-type="float">
            <text:p>0.184855</text:p>
          </table:table-cell>
          <table:table-cell office:value-type="float" office:value="0.225196" calcext:value-type="float">
            <text:p>0.225196</text:p>
          </table:table-cell>
          <table:table-cell office:value-type="float" office:value="0.86331" calcext:value-type="float">
            <text:p>0.86331</text:p>
          </table:table-cell>
          <table:table-cell office:value-type="float" office:value="0.598476" calcext:value-type="float">
            <text:p>0.598476</text:p>
          </table:table-cell>
          <table:table-cell office:value-type="float" office:value="1.06506" calcext:value-type="float">
            <text:p>1.06506</text:p>
          </table:table-cell>
          <table:table-cell office:value-type="float" office:value="1.61954" calcext:value-type="float">
            <text:p>1.61954</text:p>
          </table:table-cell>
          <table:table-cell office:value-type="float" office:value="0.960631" calcext:value-type="float">
            <text:p>0.960631</text:p>
          </table:table-cell>
          <table:table-cell office:value-type="float" office:value="0.395875" calcext:value-type="float">
            <text:p>0.395875</text:p>
          </table:table-cell>
          <table:table-cell office:value-type="float" office:value="0.169394" calcext:value-type="float">
            <text:p>0.169394</text:p>
          </table:table-cell>
          <table:table-cell office:value-type="float" office:value="0.638745" calcext:value-type="float">
            <text:p>0.638745</text:p>
          </table:table-cell>
          <table:table-cell office:value-type="float" office:value="0.236733" calcext:value-type="float">
            <text:p>0.236733</text:p>
          </table:table-cell>
          <table:table-cell office:value-type="float" office:value="0.371614" calcext:value-type="float">
            <text:p>0.371614</text:p>
          </table:table-cell>
          <table:table-cell table:number-columns-repeated="44"/>
          <table:table-cell table:formula="of:=MIN([.A124:.BL124])" office:value-type="float" office:value="0.161477" calcext:value-type="float">
            <text:p>0.161477</text:p>
          </table:table-cell>
          <table:table-cell table:formula="of:=MAX([.A124:.BL124])" office:value-type="float" office:value="1.61954" calcext:value-type="float">
            <text:p>1.61954</text:p>
          </table:table-cell>
          <table:table-cell table:number-columns-repeated="7"/>
        </table:table-row>
        <table:table-row table:style-name="ro2">
          <table:table-cell office:value-type="float" office:value="0.251853" calcext:value-type="float">
            <text:p>0.251853</text:p>
          </table:table-cell>
          <table:table-cell office:value-type="float" office:value="0.323218" calcext:value-type="float">
            <text:p>0.323218</text:p>
          </table:table-cell>
          <table:table-cell office:value-type="float" office:value="0.294347" calcext:value-type="float">
            <text:p>0.294347</text:p>
          </table:table-cell>
          <table:table-cell office:value-type="float" office:value="0.29337" calcext:value-type="float">
            <text:p>0.29337</text:p>
          </table:table-cell>
          <table:table-cell office:value-type="float" office:value="0.38301" calcext:value-type="float">
            <text:p>0.38301</text:p>
          </table:table-cell>
          <table:table-cell office:value-type="float" office:value="0.76954" calcext:value-type="float">
            <text:p>0.76954</text:p>
          </table:table-cell>
          <table:table-cell office:value-type="float" office:value="0.292451" calcext:value-type="float">
            <text:p>0.292451</text:p>
          </table:table-cell>
          <table:table-cell office:value-type="float" office:value="0.349619" calcext:value-type="float">
            <text:p>0.349619</text:p>
          </table:table-cell>
          <table:table-cell office:value-type="float" office:value="0.743149" calcext:value-type="float">
            <text:p>0.743149</text:p>
          </table:table-cell>
          <table:table-cell office:value-type="float" office:value="0.54431" calcext:value-type="float">
            <text:p>0.54431</text:p>
          </table:table-cell>
          <table:table-cell office:value-type="float" office:value="0.579817" calcext:value-type="float">
            <text:p>0.579817</text:p>
          </table:table-cell>
          <table:table-cell office:value-type="float" office:value="1.14929" calcext:value-type="float">
            <text:p>1.14929</text:p>
          </table:table-cell>
          <table:table-cell office:value-type="float" office:value="0.35193" calcext:value-type="float">
            <text:p>0.35193</text:p>
          </table:table-cell>
          <table:table-cell office:value-type="float" office:value="0.883287" calcext:value-type="float">
            <text:p>0.883287</text:p>
          </table:table-cell>
          <table:table-cell office:value-type="float" office:value="1.53794" calcext:value-type="float">
            <text:p>1.53794</text:p>
          </table:table-cell>
          <table:table-cell office:value-type="float" office:value="0.990081" calcext:value-type="float">
            <text:p>0.990081</text:p>
          </table:table-cell>
          <table:table-cell office:value-type="float" office:value="0.403187" calcext:value-type="float">
            <text:p>0.403187</text:p>
          </table:table-cell>
          <table:table-cell office:value-type="float" office:value="1.20004" calcext:value-type="float">
            <text:p>1.20004</text:p>
          </table:table-cell>
          <table:table-cell office:value-type="float" office:value="0.426177" calcext:value-type="float">
            <text:p>0.426177</text:p>
          </table:table-cell>
          <table:table-cell office:value-type="float" office:value="0.463959" calcext:value-type="float">
            <text:p>0.463959</text:p>
          </table:table-cell>
          <table:table-cell office:value-type="float" office:value="0.742226" calcext:value-type="float">
            <text:p>0.742226</text:p>
          </table:table-cell>
          <table:table-cell office:value-type="float" office:value="0.691453" calcext:value-type="float">
            <text:p>0.691453</text:p>
          </table:table-cell>
          <table:table-cell office:value-type="float" office:value="0.228719" calcext:value-type="float">
            <text:p>0.228719</text:p>
          </table:table-cell>
          <table:table-cell office:value-type="float" office:value="0.349969" calcext:value-type="float">
            <text:p>0.349969</text:p>
          </table:table-cell>
          <table:table-cell table:number-columns-repeated="44"/>
          <table:table-cell table:formula="of:=MIN([.A125:.BL125])" office:value-type="float" office:value="0.228719" calcext:value-type="float">
            <text:p>0.228719</text:p>
          </table:table-cell>
          <table:table-cell table:formula="of:=MAX([.A125:.BL125])" office:value-type="float" office:value="1.53794" calcext:value-type="float">
            <text:p>1.53794</text:p>
          </table:table-cell>
          <table:table-cell table:number-columns-repeated="7"/>
        </table:table-row>
        <table:table-row table:style-name="ro2">
          <table:table-cell office:value-type="float" office:value="0.26853" calcext:value-type="float">
            <text:p>0.26853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26941" calcext:value-type="float">
            <text:p>0.26941</text:p>
          </table:table-cell>
          <table:table-cell office:value-type="float" office:value="0.575855" calcext:value-type="float">
            <text:p>0.575855</text:p>
          </table:table-cell>
          <table:table-cell office:value-type="float" office:value="0.292833" calcext:value-type="float">
            <text:p>0.292833</text:p>
          </table:table-cell>
          <table:table-cell office:value-type="float" office:value="0.647112" calcext:value-type="float">
            <text:p>0.647112</text:p>
          </table:table-cell>
          <table:table-cell office:value-type="float" office:value="0.801371" calcext:value-type="float">
            <text:p>0.801371</text:p>
          </table:table-cell>
          <table:table-cell office:value-type="float" office:value="0.325137" calcext:value-type="float">
            <text:p>0.325137</text:p>
          </table:table-cell>
          <table:table-cell office:value-type="float" office:value="1.3687" calcext:value-type="float">
            <text:p>1.3687</text:p>
          </table:table-cell>
          <table:table-cell office:value-type="float" office:value="1.19175" calcext:value-type="float">
            <text:p>1.19175</text:p>
          </table:table-cell>
          <table:table-cell office:value-type="float" office:value="1.18695" calcext:value-type="float">
            <text:p>1.18695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980978" calcext:value-type="float">
            <text:p>0.980978</text:p>
          </table:table-cell>
          <table:table-cell office:value-type="float" office:value="0.367133" calcext:value-type="float">
            <text:p>0.367133</text:p>
          </table:table-cell>
          <table:table-cell office:value-type="float" office:value="0.397148" calcext:value-type="float">
            <text:p>0.397148</text:p>
          </table:table-cell>
          <table:table-cell office:value-type="float" office:value="0.546746" calcext:value-type="float">
            <text:p>0.546746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.05843" calcext:value-type="float">
            <text:p>1.05843</text:p>
          </table:table-cell>
          <table:table-cell office:value-type="float" office:value="1.01595" calcext:value-type="float">
            <text:p>1.01595</text:p>
          </table:table-cell>
          <table:table-cell office:value-type="float" office:value="0.304219" calcext:value-type="float">
            <text:p>0.304219</text:p>
          </table:table-cell>
          <table:table-cell office:value-type="float" office:value="0.460047" calcext:value-type="float">
            <text:p>0.460047</text:p>
          </table:table-cell>
          <table:table-cell office:value-type="float" office:value="0.431914" calcext:value-type="float">
            <text:p>0.431914</text:p>
          </table:table-cell>
          <table:table-cell office:value-type="float" office:value="0.551453" calcext:value-type="float">
            <text:p>0.551453</text:p>
          </table:table-cell>
          <table:table-cell office:value-type="float" office:value="1.12964" calcext:value-type="float">
            <text:p>1.12964</text:p>
          </table:table-cell>
          <table:table-cell table:number-columns-repeated="44"/>
          <table:table-cell table:formula="of:=MIN([.A126:.BL126])" office:value-type="float" office:value="0.26853" calcext:value-type="float">
            <text:p>0.26853</text:p>
          </table:table-cell>
          <table:table-cell table:formula="of:=MAX([.A126:.BL126])" office:value-type="float" office:value="1.88984" calcext:value-type="float">
            <text:p>1.889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9009" calcext:value-type="float">
            <text:p>0.229009</text:p>
          </table:table-cell>
          <table:table-cell office:value-type="float" office:value="0.146454" calcext:value-type="float">
            <text:p>0.146454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214765" calcext:value-type="float">
            <text:p>0.214765</text:p>
          </table:table-cell>
          <table:table-cell office:value-type="float" office:value="0.286072" calcext:value-type="float">
            <text:p>0.286072</text:p>
          </table:table-cell>
          <table:table-cell office:value-type="float" office:value="0.297204" calcext:value-type="float">
            <text:p>0.297204</text:p>
          </table:table-cell>
          <table:table-cell office:value-type="float" office:value="0.147211" calcext:value-type="float">
            <text:p>0.147211</text:p>
          </table:table-cell>
          <table:table-cell office:value-type="float" office:value="0.302053" calcext:value-type="float">
            <text:p>0.302053</text:p>
          </table:table-cell>
          <table:table-cell office:value-type="float" office:value="0.313676" calcext:value-type="float">
            <text:p>0.313676</text:p>
          </table:table-cell>
          <table:table-cell office:value-type="float" office:value="1.3457" calcext:value-type="float">
            <text:p>1.3457</text:p>
          </table:table-cell>
          <table:table-cell office:value-type="float" office:value="1.3582" calcext:value-type="float">
            <text:p>1.3582</text:p>
          </table:table-cell>
          <table:table-cell office:value-type="float" office:value="1.14209" calcext:value-type="float">
            <text:p>1.14209</text:p>
          </table:table-cell>
          <table:table-cell office:value-type="float" office:value="1.06576" calcext:value-type="float">
            <text:p>1.06576</text:p>
          </table:table-cell>
          <table:table-cell office:value-type="float" office:value="0.948434" calcext:value-type="float">
            <text:p>0.948434</text:p>
          </table:table-cell>
          <table:table-cell office:value-type="float" office:value="0.27357" calcext:value-type="float">
            <text:p>0.27357</text:p>
          </table:table-cell>
          <table:table-cell office:value-type="float" office:value="0.737414" calcext:value-type="float">
            <text:p>0.737414</text:p>
          </table:table-cell>
          <table:table-cell office:value-type="float" office:value="0.603908" calcext:value-type="float">
            <text:p>0.603908</text:p>
          </table:table-cell>
          <table:table-cell office:value-type="float" office:value="0.619671" calcext:value-type="float">
            <text:p>0.619671</text:p>
          </table:table-cell>
          <table:table-cell office:value-type="float" office:value="1.66307" calcext:value-type="float">
            <text:p>1.66307</text:p>
          </table:table-cell>
          <table:table-cell office:value-type="float" office:value="1.35106" calcext:value-type="float">
            <text:p>1.35106</text:p>
          </table:table-cell>
          <table:table-cell office:value-type="float" office:value="0.525389" calcext:value-type="float">
            <text:p>0.525389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1.64276" calcext:value-type="float">
            <text:p>1.64276</text:p>
          </table:table-cell>
          <table:table-cell office:value-type="float" office:value="1.15848" calcext:value-type="float">
            <text:p>1.15848</text:p>
          </table:table-cell>
          <table:table-cell office:value-type="float" office:value="1.16328" calcext:value-type="float">
            <text:p>1.16328</text:p>
          </table:table-cell>
          <table:table-cell office:value-type="float" office:value="0.769301" calcext:value-type="float">
            <text:p>0.769301</text:p>
          </table:table-cell>
          <table:table-cell office:value-type="float" office:value="0.287396" calcext:value-type="float">
            <text:p>0.287396</text:p>
          </table:table-cell>
          <table:table-cell office:value-type="float" office:value="0.582075" calcext:value-type="float">
            <text:p>0.582075</text:p>
          </table:table-cell>
          <table:table-cell office:value-type="float" office:value="0.377172" calcext:value-type="float">
            <text:p>0.377172</text:p>
          </table:table-cell>
          <table:table-cell office:value-type="float" office:value="0.937674" calcext:value-type="float">
            <text:p>0.937674</text:p>
          </table:table-cell>
          <table:table-cell office:value-type="float" office:value="1.86722" calcext:value-type="float">
            <text:p>1.86722</text:p>
          </table:table-cell>
          <table:table-cell office:value-type="float" office:value="0.991276" calcext:value-type="float">
            <text:p>0.991276</text:p>
          </table:table-cell>
          <table:table-cell table:number-columns-repeated="36"/>
          <table:table-cell table:formula="of:=MIN([.A128:.BL128])" office:value-type="float" office:value="0.146454" calcext:value-type="float">
            <text:p>0.146454</text:p>
          </table:table-cell>
          <table:table-cell table:formula="of:=MAX([.A128:.BL128])" office:value-type="float" office:value="1.86722" calcext:value-type="float">
            <text:p>1.86722</text:p>
          </table:table-cell>
          <table:table-cell table:number-columns-repeated="7"/>
        </table:table-row>
        <table:table-row table:style-name="ro2">
          <table:table-cell office:value-type="float" office:value="0.301949" calcext:value-type="float">
            <text:p>0.301949</text:p>
          </table:table-cell>
          <table:table-cell office:value-type="float" office:value="0.31026" calcext:value-type="float">
            <text:p>0.31026</text:p>
          </table:table-cell>
          <table:table-cell office:value-type="float" office:value="0.368293" calcext:value-type="float">
            <text:p>0.36829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9984" calcext:value-type="float">
            <text:p>0.29984</text:p>
          </table:table-cell>
          <table:table-cell office:value-type="float" office:value="0.311691" calcext:value-type="float">
            <text:p>0.311691</text:p>
          </table:table-cell>
          <table:table-cell office:value-type="float" office:value="0.684065" calcext:value-type="float">
            <text:p>0.684065</text:p>
          </table:table-cell>
          <table:table-cell office:value-type="float" office:value="0.391365" calcext:value-type="float">
            <text:p>0.391365</text:p>
          </table:table-cell>
          <table:table-cell office:value-type="float" office:value="0.198043" calcext:value-type="float">
            <text:p>0.198043</text:p>
          </table:table-cell>
          <table:table-cell office:value-type="float" office:value="0.608792" calcext:value-type="float">
            <text:p>0.608792</text:p>
          </table:table-cell>
          <table:table-cell office:value-type="float" office:value="0.730974" calcext:value-type="float">
            <text:p>0.730974</text:p>
          </table:table-cell>
          <table:table-cell office:value-type="float" office:value="0.589694" calcext:value-type="float">
            <text:p>0.589694</text:p>
          </table:table-cell>
          <table:table-cell office:value-type="float" office:value="0.299758" calcext:value-type="float">
            <text:p>0.299758</text:p>
          </table:table-cell>
          <table:table-cell office:value-type="float" office:value="0.580594" calcext:value-type="float">
            <text:p>0.580594</text:p>
          </table:table-cell>
          <table:table-cell office:value-type="float" office:value="0.613677" calcext:value-type="float">
            <text:p>0.613677</text:p>
          </table:table-cell>
          <table:table-cell office:value-type="float" office:value="0.61905" calcext:value-type="float">
            <text:p>0.61905</text:p>
          </table:table-cell>
          <table:table-cell office:value-type="float" office:value="0.28935" calcext:value-type="float">
            <text:p>0.28935</text:p>
          </table:table-cell>
          <table:table-cell office:value-type="float" office:value="1.12443" calcext:value-type="float">
            <text:p>1.12443</text:p>
          </table:table-cell>
          <table:table-cell office:value-type="float" office:value="0.936301" calcext:value-type="float">
            <text:p>0.936301</text:p>
          </table:table-cell>
          <table:table-cell office:value-type="float" office:value="0.978184" calcext:value-type="float">
            <text:p>0.978184</text:p>
          </table:table-cell>
          <table:table-cell office:value-type="float" office:value="0.21103" calcext:value-type="float">
            <text:p>0.21103</text:p>
          </table:table-cell>
          <table:table-cell office:value-type="float" office:value="0.284156" calcext:value-type="float">
            <text:p>0.284156</text:p>
          </table:table-cell>
          <table:table-cell office:value-type="float" office:value="0.213476" calcext:value-type="float">
            <text:p>0.213476</text:p>
          </table:table-cell>
          <table:table-cell office:value-type="float" office:value="0.214188" calcext:value-type="float">
            <text:p>0.214188</text:p>
          </table:table-cell>
          <table:table-cell office:value-type="float" office:value="0.0985081" calcext:value-type="float">
            <text:p>0.0985081</text:p>
          </table:table-cell>
          <table:table-cell office:value-type="float" office:value="0.373799" calcext:value-type="float">
            <text:p>0.373799</text:p>
          </table:table-cell>
          <table:table-cell office:value-type="float" office:value="0.168023" calcext:value-type="float">
            <text:p>0.168023</text:p>
          </table:table-cell>
          <table:table-cell office:value-type="float" office:value="1.82792" calcext:value-type="float">
            <text:p>1.82792</text:p>
          </table:table-cell>
          <table:table-cell office:value-type="float" office:value="0.623313" calcext:value-type="float">
            <text:p>0.623313</text:p>
          </table:table-cell>
          <table:table-cell office:value-type="float" office:value="0.860798" calcext:value-type="float">
            <text:p>0.860798</text:p>
          </table:table-cell>
          <table:table-cell office:value-type="float" office:value="0.71217" calcext:value-type="float">
            <text:p>0.71217</text:p>
          </table:table-cell>
          <table:table-cell office:value-type="float" office:value="0.110772" calcext:value-type="float">
            <text:p>0.110772</text:p>
          </table:table-cell>
          <table:table-cell table:number-columns-repeated="36"/>
          <table:table-cell table:formula="of:=MIN([.A129:.BL129])" office:value-type="float" office:value="0.0985081" calcext:value-type="float">
            <text:p>0.0985081</text:p>
          </table:table-cell>
          <table:table-cell table:formula="of:=MAX([.A129:.BL129])" office:value-type="float" office:value="1.82792" calcext:value-type="float">
            <text:p>1.82792</text:p>
          </table:table-cell>
          <table:table-cell table:number-columns-repeated="7"/>
        </table:table-row>
        <table:table-row table:style-name="ro2">
          <table:table-cell office:value-type="float" office:value="0.221341" calcext:value-type="float">
            <text:p>0.221341</text:p>
          </table:table-cell>
          <table:table-cell office:value-type="float" office:value="0.271526" calcext:value-type="float">
            <text:p>0.271526</text:p>
          </table:table-cell>
          <table:table-cell office:value-type="float" office:value="0.234442" calcext:value-type="float">
            <text:p>0.234442</text:p>
          </table:table-cell>
          <table:table-cell office:value-type="float" office:value="0.319923" calcext:value-type="float">
            <text:p>0.319923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297082" calcext:value-type="float">
            <text:p>0.297082</text:p>
          </table:table-cell>
          <table:table-cell office:value-type="float" office:value="0.379283" calcext:value-type="float">
            <text:p>0.379283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1.12683" calcext:value-type="float">
            <text:p>1.12683</text:p>
          </table:table-cell>
          <table:table-cell office:value-type="float" office:value="0.305989" calcext:value-type="float">
            <text:p>0.305989</text:p>
          </table:table-cell>
          <table:table-cell office:value-type="float" office:value="0.345526" calcext:value-type="float">
            <text:p>0.345526</text:p>
          </table:table-cell>
          <table:table-cell office:value-type="float" office:value="0.765577" calcext:value-type="float">
            <text:p>0.765577</text:p>
          </table:table-cell>
          <table:table-cell office:value-type="float" office:value="0.960688" calcext:value-type="float">
            <text:p>0.960688</text:p>
          </table:table-cell>
          <table:table-cell office:value-type="float" office:value="0.240012" calcext:value-type="float">
            <text:p>0.240012</text:p>
          </table:table-cell>
          <table:table-cell office:value-type="float" office:value="0.240081" calcext:value-type="float">
            <text:p>0.240081</text:p>
          </table:table-cell>
          <table:table-cell office:value-type="float" office:value="0.681115" calcext:value-type="float">
            <text:p>0.681115</text:p>
          </table:table-cell>
          <table:table-cell office:value-type="float" office:value="1.39054" calcext:value-type="float">
            <text:p>1.39054</text:p>
          </table:table-cell>
          <table:table-cell office:value-type="float" office:value="1.35823" calcext:value-type="float">
            <text:p>1.35823</text:p>
          </table:table-cell>
          <table:table-cell office:value-type="float" office:value="1.69345" calcext:value-type="float">
            <text:p>1.69345</text:p>
          </table:table-cell>
          <table:table-cell office:value-type="float" office:value="0.270461" calcext:value-type="float">
            <text:p>0.270461</text:p>
          </table:table-cell>
          <table:table-cell office:value-type="float" office:value="1.5372" calcext:value-type="float">
            <text:p>1.5372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0.762621" calcext:value-type="float">
            <text:p>0.762621</text:p>
          </table:table-cell>
          <table:table-cell office:value-type="float" office:value="1.09001" calcext:value-type="float">
            <text:p>1.09001</text:p>
          </table:table-cell>
          <table:table-cell office:value-type="float" office:value="1.17493" calcext:value-type="float">
            <text:p>1.17493</text:p>
          </table:table-cell>
          <table:table-cell office:value-type="float" office:value="0.278892" calcext:value-type="float">
            <text:p>0.27889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654165" calcext:value-type="float">
            <text:p>0.654165</text:p>
          </table:table-cell>
          <table:table-cell office:value-type="float" office:value="1.41589" calcext:value-type="float">
            <text:p>1.41589</text:p>
          </table:table-cell>
          <table:table-cell office:value-type="float" office:value="0.245651" calcext:value-type="float">
            <text:p>0.245651</text:p>
          </table:table-cell>
          <table:table-cell office:value-type="float" office:value="0.639792" calcext:value-type="float">
            <text:p>0.639792</text:p>
          </table:table-cell>
          <table:table-cell office:value-type="float" office:value="0.596844" calcext:value-type="float">
            <text:p>0.596844</text:p>
          </table:table-cell>
          <table:table-cell table:number-columns-repeated="36"/>
          <table:table-cell table:formula="of:=MIN([.A130:.BL130])" office:value-type="float" office:value="0.221341" calcext:value-type="float">
            <text:p>0.221341</text:p>
          </table:table-cell>
          <table:table-cell table:formula="of:=MAX([.A130:.BL130])" office:value-type="float" office:value="1.69345" calcext:value-type="float">
            <text:p>1.69345</text:p>
          </table:table-cell>
          <table:table-cell table:number-columns-repeated="7"/>
        </table:table-row>
        <table:table-row table:style-name="ro2">
          <table:table-cell office:value-type="float" office:value="0.219319" calcext:value-type="float">
            <text:p>0.219319</text:p>
          </table:table-cell>
          <table:table-cell office:value-type="float" office:value="0.276503" calcext:value-type="float">
            <text:p>0.276503</text:p>
          </table:table-cell>
          <table:table-cell office:value-type="float" office:value="0.293455" calcext:value-type="float">
            <text:p>0.293455</text:p>
          </table:table-cell>
          <table:table-cell office:value-type="float" office:value="0.303029" calcext:value-type="float">
            <text:p>0.303029</text:p>
          </table:table-cell>
          <table:table-cell office:value-type="float" office:value="0.303108" calcext:value-type="float">
            <text:p>0.303108</text:p>
          </table:table-cell>
          <table:table-cell office:value-type="float" office:value="0.809884" calcext:value-type="float">
            <text:p>0.809884</text:p>
          </table:table-cell>
          <table:table-cell office:value-type="float" office:value="0.616314" calcext:value-type="float">
            <text:p>0.616314</text:p>
          </table:table-cell>
          <table:table-cell office:value-type="float" office:value="0.151125" calcext:value-type="float">
            <text:p>0.151125</text:p>
          </table:table-cell>
          <table:table-cell office:value-type="float" office:value="1.13129" calcext:value-type="float">
            <text:p>1.13129</text:p>
          </table:table-cell>
          <table:table-cell office:value-type="float" office:value="0.360517" calcext:value-type="float">
            <text:p>0.360517</text:p>
          </table:table-cell>
          <table:table-cell office:value-type="float" office:value="0.636662" calcext:value-type="float">
            <text:p>0.636662</text:p>
          </table:table-cell>
          <table:table-cell office:value-type="float" office:value="1.46304" calcext:value-type="float">
            <text:p>1.46304</text:p>
          </table:table-cell>
          <table:table-cell office:value-type="float" office:value="1.27722" calcext:value-type="float">
            <text:p>1.27722</text:p>
          </table:table-cell>
          <table:table-cell office:value-type="float" office:value="0.35432" calcext:value-type="float">
            <text:p>0.35432</text:p>
          </table:table-cell>
          <table:table-cell office:value-type="float" office:value="0.62198" calcext:value-type="float">
            <text:p>0.62198</text:p>
          </table:table-cell>
          <table:table-cell office:value-type="float" office:value="0.725036" calcext:value-type="float">
            <text:p>0.725036</text:p>
          </table:table-cell>
          <table:table-cell office:value-type="float" office:value="0.594741" calcext:value-type="float">
            <text:p>0.594741</text:p>
          </table:table-cell>
          <table:table-cell office:value-type="float" office:value="0.646881" calcext:value-type="float">
            <text:p>0.646881</text:p>
          </table:table-cell>
          <table:table-cell office:value-type="float" office:value="1.33367" calcext:value-type="float">
            <text:p>1.33367</text:p>
          </table:table-cell>
          <table:table-cell office:value-type="float" office:value="0.329819" calcext:value-type="float">
            <text:p>0.329819</text:p>
          </table:table-cell>
          <table:table-cell office:value-type="float" office:value="1.14988" calcext:value-type="float">
            <text:p>1.14988</text:p>
          </table:table-cell>
          <table:table-cell office:value-type="float" office:value="1.15097" calcext:value-type="float">
            <text:p>1.15097</text:p>
          </table:table-cell>
          <table:table-cell office:value-type="float" office:value="0.884185" calcext:value-type="float">
            <text:p>0.884185</text:p>
          </table:table-cell>
          <table:table-cell office:value-type="float" office:value="0.55155" calcext:value-type="float">
            <text:p>0.55155</text:p>
          </table:table-cell>
          <table:table-cell office:value-type="float" office:value="1.29997" calcext:value-type="float">
            <text:p>1.29997</text:p>
          </table:table-cell>
          <table:table-cell office:value-type="float" office:value="1.32993" calcext:value-type="float">
            <text:p>1.32993</text:p>
          </table:table-cell>
          <table:table-cell office:value-type="float" office:value="1.98644" calcext:value-type="float">
            <text:p>1.98644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458838" calcext:value-type="float">
            <text:p>0.458838</text:p>
          </table:table-cell>
          <table:table-cell office:value-type="float" office:value="0.267878" calcext:value-type="float">
            <text:p>0.267878</text:p>
          </table:table-cell>
          <table:table-cell office:value-type="float" office:value="0.152041" calcext:value-type="float">
            <text:p>0.152041</text:p>
          </table:table-cell>
          <table:table-cell office:value-type="float" office:value="0.569774" calcext:value-type="float">
            <text:p>0.569774</text:p>
          </table:table-cell>
          <table:table-cell table:number-columns-repeated="36"/>
          <table:table-cell table:formula="of:=MIN([.A131:.BL131])" office:value-type="float" office:value="0.151125" calcext:value-type="float">
            <text:p>0.151125</text:p>
          </table:table-cell>
          <table:table-cell table:formula="of:=MAX([.A131:.BL131])" office:value-type="float" office:value="1.98644" calcext:value-type="float">
            <text:p>1.98644</text:p>
          </table:table-cell>
          <table:table-cell table:number-columns-repeated="7"/>
        </table:table-row>
        <table:table-row table:style-name="ro2">
          <table:table-cell office:value-type="float" office:value="0.261137" calcext:value-type="float">
            <text:p>0.261137</text:p>
          </table:table-cell>
          <table:table-cell office:value-type="float" office:value="0.314958" calcext:value-type="float">
            <text:p>0.314958</text:p>
          </table:table-cell>
          <table:table-cell office:value-type="float" office:value="0.217398" calcext:value-type="float">
            <text:p>0.217398</text:p>
          </table:table-cell>
          <table:table-cell office:value-type="float" office:value="0.570242" calcext:value-type="float">
            <text:p>0.570242</text:p>
          </table:table-cell>
          <table:table-cell office:value-type="float" office:value="0.314789" calcext:value-type="float">
            <text:p>0.314789</text:p>
          </table:table-cell>
          <table:table-cell office:value-type="float" office:value="0.322464" calcext:value-type="float">
            <text:p>0.322464</text:p>
          </table:table-cell>
          <table:table-cell office:value-type="float" office:value="0.212614" calcext:value-type="float">
            <text:p>0.212614</text:p>
          </table:table-cell>
          <table:table-cell office:value-type="float" office:value="0.262364" calcext:value-type="float">
            <text:p>0.262364</text:p>
          </table:table-cell>
          <table:table-cell office:value-type="float" office:value="0.309826" calcext:value-type="float">
            <text:p>0.309826</text:p>
          </table:table-cell>
          <table:table-cell office:value-type="float" office:value="0.28205" calcext:value-type="float">
            <text:p>0.28205</text:p>
          </table:table-cell>
          <table:table-cell office:value-type="float" office:value="0.307416" calcext:value-type="float">
            <text:p>0.307416</text:p>
          </table:table-cell>
          <table:table-cell office:value-type="float" office:value="1.46349" calcext:value-type="float">
            <text:p>1.46349</text:p>
          </table:table-cell>
          <table:table-cell office:value-type="float" office:value="1.73577" calcext:value-type="float">
            <text:p>1.73577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304043" calcext:value-type="float">
            <text:p>0.304043</text:p>
          </table:table-cell>
          <table:table-cell office:value-type="float" office:value="0.925712" calcext:value-type="float">
            <text:p>0.925712</text:p>
          </table:table-cell>
          <table:table-cell office:value-type="float" office:value="1.74015" calcext:value-type="float">
            <text:p>1.74015</text:p>
          </table:table-cell>
          <table:table-cell office:value-type="float" office:value="1.68592" calcext:value-type="float">
            <text:p>1.68592</text:p>
          </table:table-cell>
          <table:table-cell office:value-type="float" office:value="0.905894" calcext:value-type="float">
            <text:p>0.905894</text:p>
          </table:table-cell>
          <table:table-cell office:value-type="float" office:value="0.306584" calcext:value-type="float">
            <text:p>0.306584</text:p>
          </table:table-cell>
          <table:table-cell office:value-type="float" office:value="1.55011" calcext:value-type="float">
            <text:p>1.55011</text:p>
          </table:table-cell>
          <table:table-cell office:value-type="float" office:value="1.79601" calcext:value-type="float">
            <text:p>1.79601</text:p>
          </table:table-cell>
          <table:table-cell office:value-type="float" office:value="0.656753" calcext:value-type="float">
            <text:p>0.656753</text:p>
          </table:table-cell>
          <table:table-cell office:value-type="float" office:value="0.982721" calcext:value-type="float">
            <text:p>0.982721</text:p>
          </table:table-cell>
          <table:table-cell office:value-type="float" office:value="2.15598" calcext:value-type="float">
            <text:p>2.15598</text:p>
          </table:table-cell>
          <table:table-cell office:value-type="float" office:value="0.449939" calcext:value-type="float">
            <text:p>0.449939</text:p>
          </table:table-cell>
          <table:table-cell office:value-type="float" office:value="1.40468" calcext:value-type="float">
            <text:p>1.40468</text:p>
          </table:table-cell>
          <table:table-cell office:value-type="float" office:value="0.665727" calcext:value-type="float">
            <text:p>0.665727</text:p>
          </table:table-cell>
          <table:table-cell office:value-type="float" office:value="0.329286" calcext:value-type="float">
            <text:p>0.329286</text:p>
          </table:table-cell>
          <table:table-cell office:value-type="float" office:value="1.59495" calcext:value-type="float">
            <text:p>1.59495</text:p>
          </table:table-cell>
          <table:table-cell office:value-type="float" office:value="0.215276" calcext:value-type="float">
            <text:p>0.215276</text:p>
          </table:table-cell>
          <table:table-cell office:value-type="float" office:value="0.25722" calcext:value-type="float">
            <text:p>0.25722</text:p>
          </table:table-cell>
          <table:table-cell table:number-columns-repeated="36"/>
          <table:table-cell table:formula="of:=MIN([.A132:.BL132])" office:value-type="float" office:value="0.212614" calcext:value-type="float">
            <text:p>0.212614</text:p>
          </table:table-cell>
          <table:table-cell table:formula="of:=MAX([.A132:.BL132])" office:value-type="float" office:value="2.15598" calcext:value-type="float">
            <text:p>2.15598</text:p>
          </table:table-cell>
          <table:table-cell table:number-columns-repeated="7"/>
        </table:table-row>
        <table:table-row table:style-name="ro2">
          <table:table-cell office:value-type="float" office:value="0.148169" calcext:value-type="float">
            <text:p>0.148169</text:p>
          </table:table-cell>
          <table:table-cell office:value-type="float" office:value="0.190656" calcext:value-type="float">
            <text:p>0.190656</text:p>
          </table:table-cell>
          <table:table-cell office:value-type="float" office:value="0.113417" calcext:value-type="float">
            <text:p>0.113417</text:p>
          </table:table-cell>
          <table:table-cell office:value-type="float" office:value="0.526007" calcext:value-type="float">
            <text:p>0.526007</text:p>
          </table:table-cell>
          <table:table-cell office:value-type="float" office:value="0.42005" calcext:value-type="float">
            <text:p>0.42005</text:p>
          </table:table-cell>
          <table:table-cell office:value-type="float" office:value="0.315653" calcext:value-type="float">
            <text:p>0.315653</text:p>
          </table:table-cell>
          <table:table-cell office:value-type="float" office:value="0.306177" calcext:value-type="float">
            <text:p>0.306177</text:p>
          </table:table-cell>
          <table:table-cell office:value-type="float" office:value="0.364531" calcext:value-type="float">
            <text:p>0.364531</text:p>
          </table:table-cell>
          <table:table-cell office:value-type="float" office:value="0.400707" calcext:value-type="float">
            <text:p>0.400707</text:p>
          </table:table-cell>
          <table:table-cell office:value-type="float" office:value="0.399092" calcext:value-type="float">
            <text:p>0.399092</text:p>
          </table:table-cell>
          <table:table-cell office:value-type="float" office:value="0.369299" calcext:value-type="float">
            <text:p>0.369299</text:p>
          </table:table-cell>
          <table:table-cell office:value-type="float" office:value="0.308232" calcext:value-type="float">
            <text:p>0.308232</text:p>
          </table:table-cell>
          <table:table-cell office:value-type="float" office:value="0.676116" calcext:value-type="float">
            <text:p>0.676116</text:p>
          </table:table-cell>
          <table:table-cell office:value-type="float" office:value="0.63994" calcext:value-type="float">
            <text:p>0.63994</text:p>
          </table:table-cell>
          <table:table-cell office:value-type="float" office:value="0.601133" calcext:value-type="float">
            <text:p>0.601133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98829" calcext:value-type="float">
            <text:p>0.598829</text:p>
          </table:table-cell>
          <table:table-cell office:value-type="float" office:value="1.42372" calcext:value-type="float">
            <text:p>1.42372</text:p>
          </table:table-cell>
          <table:table-cell office:value-type="float" office:value="0.458065" calcext:value-type="float">
            <text:p>0.458065</text:p>
          </table:table-cell>
          <table:table-cell office:value-type="float" office:value="1.59696" calcext:value-type="float">
            <text:p>1.59696</text:p>
          </table:table-cell>
          <table:table-cell office:value-type="float" office:value="0.585094" calcext:value-type="float">
            <text:p>0.585094</text:p>
          </table:table-cell>
          <table:table-cell office:value-type="float" office:value="1.30182" calcext:value-type="float">
            <text:p>1.30182</text:p>
          </table:table-cell>
          <table:table-cell office:value-type="float" office:value="0.422317" calcext:value-type="float">
            <text:p>0.422317</text:p>
          </table:table-cell>
          <table:table-cell office:value-type="float" office:value="0.075763" calcext:value-type="float">
            <text:p>0.075763</text:p>
          </table:table-cell>
          <table:table-cell office:value-type="float" office:value="0.075865" calcext:value-type="float">
            <text:p>0.075865</text:p>
          </table:table-cell>
          <table:table-cell office:value-type="float" office:value="0.0748899" calcext:value-type="float">
            <text:p>0.0748899</text:p>
          </table:table-cell>
          <table:table-cell office:value-type="float" office:value="0.0758491" calcext:value-type="float">
            <text:p>0.0758491</text:p>
          </table:table-cell>
          <table:table-cell office:value-type="float" office:value="1.57576" calcext:value-type="float">
            <text:p>1.57576</text:p>
          </table:table-cell>
          <table:table-cell office:value-type="float" office:value="1.53076" calcext:value-type="float">
            <text:p>1.53076</text:p>
          </table:table-cell>
          <table:table-cell office:value-type="float" office:value="0.0859611" calcext:value-type="float">
            <text:p>0.0859611</text:p>
          </table:table-cell>
          <table:table-cell office:value-type="float" office:value="0.552812" calcext:value-type="float">
            <text:p>0.552812</text:p>
          </table:table-cell>
          <table:table-cell office:value-type="float" office:value="0.103745" calcext:value-type="float">
            <text:p>0.103745</text:p>
          </table:table-cell>
          <table:table-cell table:number-columns-repeated="36"/>
          <table:table-cell table:formula="of:=MIN([.A133:.BL133])" office:value-type="float" office:value="0.0748899" calcext:value-type="float">
            <text:p>0.0748899</text:p>
          </table:table-cell>
          <table:table-cell table:formula="of:=MAX([.A133:.BL133])" office:value-type="float" office:value="1.59696" calcext:value-type="float">
            <text:p>1.59696</text:p>
          </table:table-cell>
          <table:table-cell table:number-columns-repeated="7"/>
        </table:table-row>
        <table:table-row table:style-name="ro2">
          <table:table-cell office:value-type="float" office:value="0.222569" calcext:value-type="float">
            <text:p>0.222569</text:p>
          </table:table-cell>
          <table:table-cell office:value-type="float" office:value="0.171456" calcext:value-type="float">
            <text:p>0.171456</text:p>
          </table:table-cell>
          <table:table-cell office:value-type="float" office:value="0.260121" calcext:value-type="float">
            <text:p>0.260121</text:p>
          </table:table-cell>
          <table:table-cell office:value-type="float" office:value="0.303008" calcext:value-type="float">
            <text:p>0.303008</text:p>
          </table:table-cell>
          <table:table-cell office:value-type="float" office:value="0.373737" calcext:value-type="float">
            <text:p>0.373737</text:p>
          </table:table-cell>
          <table:table-cell office:value-type="float" office:value="0.936725" calcext:value-type="float">
            <text:p>0.936725</text:p>
          </table:table-cell>
          <table:table-cell office:value-type="float" office:value="0.769036" calcext:value-type="float">
            <text:p>0.769036</text:p>
          </table:table-cell>
          <table:table-cell office:value-type="float" office:value="0.180494" calcext:value-type="float">
            <text:p>0.180494</text:p>
          </table:table-cell>
          <table:table-cell office:value-type="float" office:value="0.181997" calcext:value-type="float">
            <text:p>0.181997</text:p>
          </table:table-cell>
          <table:table-cell office:value-type="float" office:value="1.26451" calcext:value-type="float">
            <text:p>1.26451</text:p>
          </table:table-cell>
          <table:table-cell office:value-type="float" office:value="1.09541" calcext:value-type="float">
            <text:p>1.09541</text:p>
          </table:table-cell>
          <table:table-cell office:value-type="float" office:value="0.282807" calcext:value-type="float">
            <text:p>0.282807</text:p>
          </table:table-cell>
          <table:table-cell office:value-type="float" office:value="0.844465" calcext:value-type="float">
            <text:p>0.844465</text:p>
          </table:table-cell>
          <table:table-cell office:value-type="float" office:value="0.319831" calcext:value-type="float">
            <text:p>0.319831</text:p>
          </table:table-cell>
          <table:table-cell office:value-type="float" office:value="0.330629" calcext:value-type="float">
            <text:p>0.330629</text:p>
          </table:table-cell>
          <table:table-cell office:value-type="float" office:value="0.886855" calcext:value-type="float">
            <text:p>0.886855</text:p>
          </table:table-cell>
          <table:table-cell office:value-type="float" office:value="0.525544" calcext:value-type="float">
            <text:p>0.525544</text:p>
          </table:table-cell>
          <table:table-cell office:value-type="float" office:value="1.38496" calcext:value-type="float">
            <text:p>1.38496</text:p>
          </table:table-cell>
          <table:table-cell office:value-type="float" office:value="1.17234" calcext:value-type="float">
            <text:p>1.17234</text:p>
          </table:table-cell>
          <table:table-cell office:value-type="float" office:value="0.261628" calcext:value-type="float">
            <text:p>0.261628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353436" calcext:value-type="float">
            <text:p>0.353436</text:p>
          </table:table-cell>
          <table:table-cell office:value-type="float" office:value="1.10651" calcext:value-type="float">
            <text:p>1.10651</text:p>
          </table:table-cell>
          <table:table-cell office:value-type="float" office:value="1.06537" calcext:value-type="float">
            <text:p>1.06537</text:p>
          </table:table-cell>
          <table:table-cell office:value-type="float" office:value="1.15558" calcext:value-type="float">
            <text:p>1.15558</text:p>
          </table:table-cell>
          <table:table-cell office:value-type="float" office:value="1.10763" calcext:value-type="float">
            <text:p>1.10763</text:p>
          </table:table-cell>
          <table:table-cell office:value-type="float" office:value="1.5709" calcext:value-type="float">
            <text:p>1.5709</text:p>
          </table:table-cell>
          <table:table-cell office:value-type="float" office:value="0.155907" calcext:value-type="float">
            <text:p>0.155907</text:p>
          </table:table-cell>
          <table:table-cell office:value-type="float" office:value="1.74506" calcext:value-type="float">
            <text:p>1.74506</text:p>
          </table:table-cell>
          <table:table-cell office:value-type="float" office:value="0.545928" calcext:value-type="float">
            <text:p>0.545928</text:p>
          </table:table-cell>
          <table:table-cell office:value-type="float" office:value="1.21083" calcext:value-type="float">
            <text:p>1.21083</text:p>
          </table:table-cell>
          <table:table-cell office:value-type="float" office:value="0.856512" calcext:value-type="float">
            <text:p>0.856512</text:p>
          </table:table-cell>
          <table:table-cell table:number-columns-repeated="36"/>
          <table:table-cell table:formula="of:=MIN([.A134:.BL134])" office:value-type="float" office:value="0.155907" calcext:value-type="float">
            <text:p>0.155907</text:p>
          </table:table-cell>
          <table:table-cell table:formula="of:=MAX([.A134:.BL134])" office:value-type="float" office:value="1.74506" calcext:value-type="float">
            <text:p>1.74506</text:p>
          </table:table-cell>
          <table:table-cell table:number-columns-repeated="7"/>
        </table:table-row>
        <table:table-row table:style-name="ro2">
          <table:table-cell office:value-type="float" office:value="0.117045" calcext:value-type="float">
            <text:p>0.117045</text:p>
          </table:table-cell>
          <table:table-cell office:value-type="float" office:value="0.212622" calcext:value-type="float">
            <text:p>0.212622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280335" calcext:value-type="float">
            <text:p>0.280335</text:p>
          </table:table-cell>
          <table:table-cell office:value-type="float" office:value="0.084228" calcext:value-type="float">
            <text:p>0.084228</text:p>
          </table:table-cell>
          <table:table-cell office:value-type="float" office:value="0.115352" calcext:value-type="float">
            <text:p>0.115352</text:p>
          </table:table-cell>
          <table:table-cell office:value-type="float" office:value="0.319493" calcext:value-type="float">
            <text:p>0.319493</text:p>
          </table:table-cell>
          <table:table-cell office:value-type="float" office:value="0.278349" calcext:value-type="float">
            <text:p>0.278349</text:p>
          </table:table-cell>
          <table:table-cell office:value-type="float" office:value="0.214734" calcext:value-type="float">
            <text:p>0.214734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277193" calcext:value-type="float">
            <text:p>0.277193</text:p>
          </table:table-cell>
          <table:table-cell office:value-type="float" office:value="0.389989" calcext:value-type="float">
            <text:p>0.389989</text:p>
          </table:table-cell>
          <table:table-cell office:value-type="float" office:value="1.16248" calcext:value-type="float">
            <text:p>1.16248</text:p>
          </table:table-cell>
          <table:table-cell office:value-type="float" office:value="1.324" calcext:value-type="float">
            <text:p>1.324</text:p>
          </table:table-cell>
          <table:table-cell office:value-type="float" office:value="1.15286" calcext:value-type="float">
            <text:p>1.15286</text:p>
          </table:table-cell>
          <table:table-cell office:value-type="float" office:value="1.0168" calcext:value-type="float">
            <text:p>1.0168</text:p>
          </table:table-cell>
          <table:table-cell office:value-type="float" office:value="0.329649" calcext:value-type="float">
            <text:p>0.329649</text:p>
          </table:table-cell>
          <table:table-cell office:value-type="float" office:value="1.19795" calcext:value-type="float">
            <text:p>1.19795</text:p>
          </table:table-cell>
          <table:table-cell office:value-type="float" office:value="0.0920141" calcext:value-type="float">
            <text:p>0.0920141</text:p>
          </table:table-cell>
          <table:table-cell office:value-type="float" office:value="0.215353" calcext:value-type="float">
            <text:p>0.215353</text:p>
          </table:table-cell>
          <table:table-cell office:value-type="float" office:value="0.226051" calcext:value-type="float">
            <text:p>0.226051</text:p>
          </table:table-cell>
          <table:table-cell office:value-type="float" office:value="1.23625" calcext:value-type="float">
            <text:p>1.23625</text:p>
          </table:table-cell>
          <table:table-cell office:value-type="float" office:value="1.96975" calcext:value-type="float">
            <text:p>1.96975</text:p>
          </table:table-cell>
          <table:table-cell office:value-type="float" office:value="0.0989602" calcext:value-type="float">
            <text:p>0.0989602</text:p>
          </table:table-cell>
          <table:table-cell office:value-type="float" office:value="0.59774" calcext:value-type="float">
            <text:p>0.59774</text:p>
          </table:table-cell>
          <table:table-cell office:value-type="float" office:value="0.439572" calcext:value-type="float">
            <text:p>0.439572</text:p>
          </table:table-cell>
          <table:table-cell office:value-type="float" office:value="0.237512" calcext:value-type="float">
            <text:p>0.237512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0.0824769" calcext:value-type="float">
            <text:p>0.0824769</text:p>
          </table:table-cell>
          <table:table-cell table:number-columns-repeated="36"/>
          <table:table-cell table:formula="of:=MIN([.A135:.BL135])" office:value-type="float" office:value="0.0824769" calcext:value-type="float">
            <text:p>0.0824769</text:p>
          </table:table-cell>
          <table:table-cell table:formula="of:=MAX([.A135:.BL135])" office:value-type="float" office:value="1.96975" calcext:value-type="float">
            <text:p>1.96975</text:p>
          </table:table-cell>
          <table:table-cell table:number-columns-repeated="7"/>
        </table:table-row>
        <table:table-row table:style-name="ro2">
          <table:table-cell office:value-type="float" office:value="0.292916" calcext:value-type="float">
            <text:p>0.292916</text:p>
          </table:table-cell>
          <table:table-cell office:value-type="float" office:value="0.395982" calcext:value-type="float">
            <text:p>0.395982</text:p>
          </table:table-cell>
          <table:table-cell office:value-type="float" office:value="0.230503" calcext:value-type="float">
            <text:p>0.230503</text:p>
          </table:table-cell>
          <table:table-cell office:value-type="float" office:value="0.242237" calcext:value-type="float">
            <text:p>0.242237</text:p>
          </table:table-cell>
          <table:table-cell office:value-type="float" office:value="0.354367" calcext:value-type="float">
            <text:p>0.354367</text:p>
          </table:table-cell>
          <table:table-cell office:value-type="float" office:value="0.386889" calcext:value-type="float">
            <text:p>0.386889</text:p>
          </table:table-cell>
          <table:table-cell office:value-type="float" office:value="0.783464" calcext:value-type="float">
            <text:p>0.783464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.873394" calcext:value-type="float">
            <text:p>0.873394</text:p>
          </table:table-cell>
          <table:table-cell office:value-type="float" office:value="0.346484" calcext:value-type="float">
            <text:p>0.346484</text:p>
          </table:table-cell>
          <table:table-cell office:value-type="float" office:value="0.27173" calcext:value-type="float">
            <text:p>0.27173</text:p>
          </table:table-cell>
          <table:table-cell office:value-type="float" office:value="0.238542" calcext:value-type="float">
            <text:p>0.238542</text:p>
          </table:table-cell>
          <table:table-cell office:value-type="float" office:value="0.535299" calcext:value-type="float">
            <text:p>0.535299</text:p>
          </table:table-cell>
          <table:table-cell office:value-type="float" office:value="0.610608" calcext:value-type="float">
            <text:p>0.610608</text:p>
          </table:table-cell>
          <table:table-cell office:value-type="float" office:value="0.612931" calcext:value-type="float">
            <text:p>0.612931</text:p>
          </table:table-cell>
          <table:table-cell office:value-type="float" office:value="0.278707" calcext:value-type="float">
            <text:p>0.278707</text:p>
          </table:table-cell>
          <table:table-cell office:value-type="float" office:value="0.239643" calcext:value-type="float">
            <text:p>0.239643</text:p>
          </table:table-cell>
          <table:table-cell office:value-type="float" office:value="0.338406" calcext:value-type="float">
            <text:p>0.338406</text:p>
          </table:table-cell>
          <table:table-cell office:value-type="float" office:value="0.896955" calcext:value-type="float">
            <text:p>0.896955</text:p>
          </table:table-cell>
          <table:table-cell office:value-type="float" office:value="1.35606" calcext:value-type="float">
            <text:p>1.35606</text:p>
          </table:table-cell>
          <table:table-cell office:value-type="float" office:value="0.305064" calcext:value-type="float">
            <text:p>0.305064</text:p>
          </table:table-cell>
          <table:table-cell office:value-type="float" office:value="0.121544" calcext:value-type="float">
            <text:p>0.121544</text:p>
          </table:table-cell>
          <table:table-cell office:value-type="float" office:value="0.352019" calcext:value-type="float">
            <text:p>0.352019</text:p>
          </table:table-cell>
          <table:table-cell office:value-type="float" office:value="1.07868" calcext:value-type="float">
            <text:p>1.07868</text:p>
          </table:table-cell>
          <table:table-cell office:value-type="float" office:value="0.387265" calcext:value-type="float">
            <text:p>0.387265</text:p>
          </table:table-cell>
          <table:table-cell office:value-type="float" office:value="0.61792" calcext:value-type="float">
            <text:p>0.61792</text:p>
          </table:table-cell>
          <table:table-cell office:value-type="float" office:value="0.578162" calcext:value-type="float">
            <text:p>0.578162</text:p>
          </table:table-cell>
          <table:table-cell office:value-type="float" office:value="0.230213" calcext:value-type="float">
            <text:p>0.230213</text:p>
          </table:table-cell>
          <table:table-cell office:value-type="float" office:value="1.18986" calcext:value-type="float">
            <text:p>1.18986</text:p>
          </table:table-cell>
          <table:table-cell office:value-type="float" office:value="0.164484" calcext:value-type="float">
            <text:p>0.164484</text:p>
          </table:table-cell>
          <table:table-cell office:value-type="float" office:value="1.04165" calcext:value-type="float">
            <text:p>1.04165</text:p>
          </table:table-cell>
          <table:table-cell office:value-type="float" office:value="0.24904" calcext:value-type="float">
            <text:p>0.24904</text:p>
          </table:table-cell>
          <table:table-cell table:number-columns-repeated="36"/>
          <table:table-cell table:formula="of:=MIN([.A136:.BL136])" office:value-type="float" office:value="0.121544" calcext:value-type="float">
            <text:p>0.121544</text:p>
          </table:table-cell>
          <table:table-cell table:formula="of:=MAX([.A136:.BL136])" office:value-type="float" office:value="1.35606" calcext:value-type="float">
            <text:p>1.35606</text:p>
          </table:table-cell>
          <table:table-cell table:number-columns-repeated="7"/>
        </table:table-row>
        <table:table-row table:style-name="ro2">
          <table:table-cell office:value-type="float" office:value="0.259131" calcext:value-type="float">
            <text:p>0.259131</text:p>
          </table:table-cell>
          <table:table-cell office:value-type="float" office:value="0.279976" calcext:value-type="float">
            <text:p>0.279976</text:p>
          </table:table-cell>
          <table:table-cell office:value-type="float" office:value="0.316212" calcext:value-type="float">
            <text:p>0.316212</text:p>
          </table:table-cell>
          <table:table-cell office:value-type="float" office:value="0.24944" calcext:value-type="float">
            <text:p>0.24944</text:p>
          </table:table-cell>
          <table:table-cell office:value-type="float" office:value="0.282789" calcext:value-type="float">
            <text:p>0.282789</text:p>
          </table:table-cell>
          <table:table-cell office:value-type="float" office:value="0.32178" calcext:value-type="float">
            <text:p>0.32178</text:p>
          </table:table-cell>
          <table:table-cell office:value-type="float" office:value="0.477686" calcext:value-type="float">
            <text:p>0.477686</text:p>
          </table:table-cell>
          <table:table-cell office:value-type="float" office:value="0.309081" calcext:value-type="float">
            <text:p>0.309081</text:p>
          </table:table-cell>
          <table:table-cell office:value-type="float" office:value="0.961183" calcext:value-type="float">
            <text:p>0.961183</text:p>
          </table:table-cell>
          <table:table-cell office:value-type="float" office:value="0.468498" calcext:value-type="float">
            <text:p>0.468498</text:p>
          </table:table-cell>
          <table:table-cell office:value-type="float" office:value="0.887718" calcext:value-type="float">
            <text:p>0.887718</text:p>
          </table:table-cell>
          <table:table-cell office:value-type="float" office:value="0.466762" calcext:value-type="float">
            <text:p>0.466762</text:p>
          </table:table-cell>
          <table:table-cell office:value-type="float" office:value="0.951581" calcext:value-type="float">
            <text:p>0.951581</text:p>
          </table:table-cell>
          <table:table-cell office:value-type="float" office:value="0.642397" calcext:value-type="float">
            <text:p>0.642397</text:p>
          </table:table-cell>
          <table:table-cell office:value-type="float" office:value="0.496943" calcext:value-type="float">
            <text:p>0.496943</text:p>
          </table:table-cell>
          <table:table-cell office:value-type="float" office:value="0.265816" calcext:value-type="float">
            <text:p>0.265816</text:p>
          </table:table-cell>
          <table:table-cell office:value-type="float" office:value="0.477826" calcext:value-type="float">
            <text:p>0.477826</text:p>
          </table:table-cell>
          <table:table-cell office:value-type="float" office:value="0.495642" calcext:value-type="float">
            <text:p>0.495642</text:p>
          </table:table-cell>
          <table:table-cell office:value-type="float" office:value="0.940813" calcext:value-type="float">
            <text:p>0.940813</text:p>
          </table:table-cell>
          <table:table-cell office:value-type="float" office:value="0.239664" calcext:value-type="float">
            <text:p>0.239664</text:p>
          </table:table-cell>
          <table:table-cell office:value-type="float" office:value="0.286399" calcext:value-type="float">
            <text:p>0.286399</text:p>
          </table:table-cell>
          <table:table-cell office:value-type="float" office:value="0.368576" calcext:value-type="float">
            <text:p>0.368576</text:p>
          </table:table-cell>
          <table:table-cell office:value-type="float" office:value="0.375514" calcext:value-type="float">
            <text:p>0.375514</text:p>
          </table:table-cell>
          <table:table-cell office:value-type="float" office:value="0.308238" calcext:value-type="float">
            <text:p>0.308238</text:p>
          </table:table-cell>
          <table:table-cell office:value-type="float" office:value="0.313934" calcext:value-type="float">
            <text:p>0.313934</text:p>
          </table:table-cell>
          <table:table-cell office:value-type="float" office:value="0.349644" calcext:value-type="float">
            <text:p>0.349644</text:p>
          </table:table-cell>
          <table:table-cell office:value-type="float" office:value="0.621479" calcext:value-type="float">
            <text:p>0.621479</text:p>
          </table:table-cell>
          <table:table-cell office:value-type="float" office:value="0.794024" calcext:value-type="float">
            <text:p>0.794024</text:p>
          </table:table-cell>
          <table:table-cell office:value-type="float" office:value="0.535938" calcext:value-type="float">
            <text:p>0.535938</text:p>
          </table:table-cell>
          <table:table-cell office:value-type="float" office:value="0.690821" calcext:value-type="float">
            <text:p>0.690821</text:p>
          </table:table-cell>
          <table:table-cell office:value-type="float" office:value="0.102452" calcext:value-type="float">
            <text:p>0.102452</text:p>
          </table:table-cell>
          <table:table-cell office:value-type="float" office:value="0.124297" calcext:value-type="float">
            <text:p>0.124297</text:p>
          </table:table-cell>
          <table:table-cell table:number-columns-repeated="36"/>
          <table:table-cell table:formula="of:=MIN([.A137:.BL137])" office:value-type="float" office:value="0.102452" calcext:value-type="float">
            <text:p>0.102452</text:p>
          </table:table-cell>
          <table:table-cell table:formula="of:=MAX([.A137:.BL137])" office:value-type="float" office:value="0.961183" calcext:value-type="float">
            <text:p>0.961183</text:p>
          </table:table-cell>
          <table:table-cell table:number-columns-repeated="7"/>
        </table:table-row>
        <table:table-row table:style-name="ro2">
          <table:table-cell office:value-type="float" office:value="0.252936" calcext:value-type="float">
            <text:p>0.252936</text:p>
          </table:table-cell>
          <table:table-cell office:value-type="float" office:value="0.298254" calcext:value-type="float">
            <text:p>0.298254</text:p>
          </table:table-cell>
          <table:table-cell office:value-type="float" office:value="0.435895" calcext:value-type="float">
            <text:p>0.435895</text:p>
          </table:table-cell>
          <table:table-cell office:value-type="float" office:value="0.250874" calcext:value-type="float">
            <text:p>0.250874</text:p>
          </table:table-cell>
          <table:table-cell office:value-type="float" office:value="0.298456" calcext:value-type="float">
            <text:p>0.298456</text:p>
          </table:table-cell>
          <table:table-cell office:value-type="float" office:value="0.632857" calcext:value-type="float">
            <text:p>0.632857</text:p>
          </table:table-cell>
          <table:table-cell office:value-type="float" office:value="0.349158" calcext:value-type="float">
            <text:p>0.349158</text:p>
          </table:table-cell>
          <table:table-cell office:value-type="float" office:value="0.292518" calcext:value-type="float">
            <text:p>0.292518</text:p>
          </table:table-cell>
          <table:table-cell office:value-type="float" office:value="0.364153" calcext:value-type="float">
            <text:p>0.364153</text:p>
          </table:table-cell>
          <table:table-cell office:value-type="float" office:value="0.268593" calcext:value-type="float">
            <text:p>0.268593</text:p>
          </table:table-cell>
          <table:table-cell office:value-type="float" office:value="0.268077" calcext:value-type="float">
            <text:p>0.268077</text:p>
          </table:table-cell>
          <table:table-cell office:value-type="float" office:value="0.270078" calcext:value-type="float">
            <text:p>0.270078</text:p>
          </table:table-cell>
          <table:table-cell office:value-type="float" office:value="1.02247" calcext:value-type="float">
            <text:p>1.02247</text:p>
          </table:table-cell>
          <table:table-cell office:value-type="float" office:value="0.30136" calcext:value-type="float">
            <text:p>0.30136</text:p>
          </table:table-cell>
          <table:table-cell office:value-type="float" office:value="0.274161" calcext:value-type="float">
            <text:p>0.274161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0.272694" calcext:value-type="float">
            <text:p>0.272694</text:p>
          </table:table-cell>
          <table:table-cell office:value-type="float" office:value="1.44447" calcext:value-type="float">
            <text:p>1.44447</text:p>
          </table:table-cell>
          <table:table-cell office:value-type="float" office:value="0.325723" calcext:value-type="float">
            <text:p>0.325723</text:p>
          </table:table-cell>
          <table:table-cell office:value-type="float" office:value="1.22258" calcext:value-type="float">
            <text:p>1.22258</text:p>
          </table:table-cell>
          <table:table-cell office:value-type="float" office:value="1.48035" calcext:value-type="float">
            <text:p>1.48035</text:p>
          </table:table-cell>
          <table:table-cell office:value-type="float" office:value="1.28043" calcext:value-type="float">
            <text:p>1.28043</text:p>
          </table:table-cell>
          <table:table-cell office:value-type="float" office:value="0.271831" calcext:value-type="float">
            <text:p>0.271831</text:p>
          </table:table-cell>
          <table:table-cell office:value-type="float" office:value="0.366417" calcext:value-type="float">
            <text:p>0.366417</text:p>
          </table:table-cell>
          <table:table-cell office:value-type="float" office:value="0.285819" calcext:value-type="float">
            <text:p>0.285819</text:p>
          </table:table-cell>
          <table:table-cell office:value-type="float" office:value="0.24759" calcext:value-type="float">
            <text:p>0.24759</text:p>
          </table:table-cell>
          <table:table-cell office:value-type="float" office:value="0.077471" calcext:value-type="float">
            <text:p>0.077471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26915" calcext:value-type="float">
            <text:p>0.26915</text:p>
          </table:table-cell>
          <table:table-cell office:value-type="float" office:value="0.0786309" calcext:value-type="float">
            <text:p>0.0786309</text:p>
          </table:table-cell>
          <table:table-cell office:value-type="float" office:value="0.279108" calcext:value-type="float">
            <text:p>0.279108</text:p>
          </table:table-cell>
          <table:table-cell office:value-type="float" office:value="0.075804" calcext:value-type="float">
            <text:p>0.075804</text:p>
          </table:table-cell>
          <table:table-cell table:number-columns-repeated="36"/>
          <table:table-cell table:formula="of:=MIN([.A138:.BL138])" office:value-type="float" office:value="0.075804" calcext:value-type="float">
            <text:p>0.075804</text:p>
          </table:table-cell>
          <table:table-cell table:formula="of:=MAX([.A138:.BL138])" office:value-type="float" office:value="1.48035" calcext:value-type="float">
            <text:p>1.48035</text:p>
          </table:table-cell>
          <table:table-cell table:number-columns-repeated="7"/>
        </table:table-row>
        <table:table-row table:style-name="ro2">
          <table:table-cell office:value-type="float" office:value="0.136059" calcext:value-type="float">
            <text:p>0.136059</text:p>
          </table:table-cell>
          <table:table-cell office:value-type="float" office:value="0.121788" calcext:value-type="float">
            <text:p>0.121788</text:p>
          </table:table-cell>
          <table:table-cell office:value-type="float" office:value="0.305538" calcext:value-type="float">
            <text:p>0.305538</text:p>
          </table:table-cell>
          <table:table-cell office:value-type="float" office:value="0.315586" calcext:value-type="float">
            <text:p>0.315586</text:p>
          </table:table-cell>
          <table:table-cell office:value-type="float" office:value="0.148501" calcext:value-type="float">
            <text:p>0.148501</text:p>
          </table:table-cell>
          <table:table-cell office:value-type="float" office:value="0.253787" calcext:value-type="float">
            <text:p>0.253787</text:p>
          </table:table-cell>
          <table:table-cell office:value-type="float" office:value="0.143139" calcext:value-type="float">
            <text:p>0.143139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111517" calcext:value-type="float">
            <text:p>0.111517</text:p>
          </table:table-cell>
          <table:table-cell office:value-type="float" office:value="0.246251" calcext:value-type="float">
            <text:p>0.246251</text:p>
          </table:table-cell>
          <table:table-cell office:value-type="float" office:value="0.116128" calcext:value-type="float">
            <text:p>0.116128</text:p>
          </table:table-cell>
          <table:table-cell office:value-type="float" office:value="0.393747" calcext:value-type="float">
            <text:p>0.393747</text:p>
          </table:table-cell>
          <table:table-cell office:value-type="float" office:value="0.144937" calcext:value-type="float">
            <text:p>0.144937</text:p>
          </table:table-cell>
          <table:table-cell office:value-type="float" office:value="0.264529" calcext:value-type="float">
            <text:p>0.264529</text:p>
          </table:table-cell>
          <table:table-cell office:value-type="float" office:value="0.662909" calcext:value-type="float">
            <text:p>0.662909</text:p>
          </table:table-cell>
          <table:table-cell office:value-type="float" office:value="1.41656" calcext:value-type="float">
            <text:p>1.41656</text:p>
          </table:table-cell>
          <table:table-cell office:value-type="float" office:value="1.43497" calcext:value-type="float">
            <text:p>1.43497</text:p>
          </table:table-cell>
          <table:table-cell office:value-type="float" office:value="0.105938" calcext:value-type="float">
            <text:p>0.105938</text:p>
          </table:table-cell>
          <table:table-cell office:value-type="float" office:value="1.31661" calcext:value-type="float">
            <text:p>1.31661</text:p>
          </table:table-cell>
          <table:table-cell office:value-type="float" office:value="1.43786" calcext:value-type="float">
            <text:p>1.43786</text:p>
          </table:table-cell>
          <table:table-cell office:value-type="float" office:value="1.22641" calcext:value-type="float">
            <text:p>1.22641</text:p>
          </table:table-cell>
          <table:table-cell office:value-type="float" office:value="1.04809" calcext:value-type="float">
            <text:p>1.04809</text:p>
          </table:table-cell>
          <table:table-cell office:value-type="float" office:value="0.386073" calcext:value-type="float">
            <text:p>0.386073</text:p>
          </table:table-cell>
          <table:table-cell office:value-type="float" office:value="0.5735" calcext:value-type="float">
            <text:p>0.5735</text:p>
          </table:table-cell>
          <table:table-cell office:value-type="float" office:value="1.12344" calcext:value-type="float">
            <text:p>1.12344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1.88514" calcext:value-type="float">
            <text:p>1.88514</text:p>
          </table:table-cell>
          <table:table-cell office:value-type="float" office:value="0.822618" calcext:value-type="float">
            <text:p>0.822618</text:p>
          </table:table-cell>
          <table:table-cell office:value-type="float" office:value="1.87679" calcext:value-type="float">
            <text:p>1.87679</text:p>
          </table:table-cell>
          <table:table-cell office:value-type="float" office:value="0.467725" calcext:value-type="float">
            <text:p>0.467725</text:p>
          </table:table-cell>
          <table:table-cell office:value-type="float" office:value="1.04747" calcext:value-type="float">
            <text:p>1.04747</text:p>
          </table:table-cell>
          <table:table-cell office:value-type="float" office:value="0.206629" calcext:value-type="float">
            <text:p>0.206629</text:p>
          </table:table-cell>
          <table:table-cell table:number-columns-repeated="36"/>
          <table:table-cell table:formula="of:=MIN([.A139:.BL139])" office:value-type="float" office:value="0.105938" calcext:value-type="float">
            <text:p>0.105938</text:p>
          </table:table-cell>
          <table:table-cell table:formula="of:=MAX([.A139:.BL139])" office:value-type="float" office:value="1.88514" calcext:value-type="float">
            <text:p>1.88514</text:p>
          </table:table-cell>
          <table:table-cell table:number-columns-repeated="7"/>
        </table:table-row>
        <table:table-row table:style-name="ro2">
          <table:table-cell office:value-type="float" office:value="0.148831" calcext:value-type="float">
            <text:p>0.148831</text:p>
          </table:table-cell>
          <table:table-cell office:value-type="float" office:value="0.296203" calcext:value-type="float">
            <text:p>0.296203</text:p>
          </table:table-cell>
          <table:table-cell office:value-type="float" office:value="0.120416" calcext:value-type="float">
            <text:p>0.120416</text:p>
          </table:table-cell>
          <table:table-cell office:value-type="float" office:value="0.141499" calcext:value-type="float">
            <text:p>0.141499</text:p>
          </table:table-cell>
          <table:table-cell office:value-type="float" office:value="0.335822" calcext:value-type="float">
            <text:p>0.335822</text:p>
          </table:table-cell>
          <table:table-cell office:value-type="float" office:value="0.151265" calcext:value-type="float">
            <text:p>0.151265</text:p>
          </table:table-cell>
          <table:table-cell office:value-type="float" office:value="0.225443" calcext:value-type="float">
            <text:p>0.225443</text:p>
          </table:table-cell>
          <table:table-cell office:value-type="float" office:value="0.710472" calcext:value-type="float">
            <text:p>0.710472</text:p>
          </table:table-cell>
          <table:table-cell office:value-type="float" office:value="0.362356" calcext:value-type="float">
            <text:p>0.362356</text:p>
          </table:table-cell>
          <table:table-cell office:value-type="float" office:value="0.172366" calcext:value-type="float">
            <text:p>0.172366</text:p>
          </table:table-cell>
          <table:table-cell office:value-type="float" office:value="0.202417" calcext:value-type="float">
            <text:p>0.202417</text:p>
          </table:table-cell>
          <table:table-cell office:value-type="float" office:value="0.233992" calcext:value-type="float">
            <text:p>0.233992</text:p>
          </table:table-cell>
          <table:table-cell office:value-type="float" office:value="0.264816" calcext:value-type="float">
            <text:p>0.264816</text:p>
          </table:table-cell>
          <table:table-cell office:value-type="float" office:value="0.235383" calcext:value-type="float">
            <text:p>0.235383</text:p>
          </table:table-cell>
          <table:table-cell office:value-type="float" office:value="0.709198" calcext:value-type="float">
            <text:p>0.709198</text:p>
          </table:table-cell>
          <table:table-cell office:value-type="float" office:value="0.192906" calcext:value-type="float">
            <text:p>0.192906</text:p>
          </table:table-cell>
          <table:table-cell office:value-type="float" office:value="1.18635" calcext:value-type="float">
            <text:p>1.18635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249322" calcext:value-type="float">
            <text:p>0.249322</text:p>
          </table:table-cell>
          <table:table-cell office:value-type="float" office:value="1.46146" calcext:value-type="float">
            <text:p>1.46146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1.06271" calcext:value-type="float">
            <text:p>1.06271</text:p>
          </table:table-cell>
          <table:table-cell office:value-type="float" office:value="0.152025" calcext:value-type="float">
            <text:p>0.152025</text:p>
          </table:table-cell>
          <table:table-cell office:value-type="float" office:value="0.212895" calcext:value-type="float">
            <text:p>0.212895</text:p>
          </table:table-cell>
          <table:table-cell office:value-type="float" office:value="0.330704" calcext:value-type="float">
            <text:p>0.330704</text:p>
          </table:table-cell>
          <table:table-cell office:value-type="float" office:value="0.179994" calcext:value-type="float">
            <text:p>0.179994</text:p>
          </table:table-cell>
          <table:table-cell office:value-type="float" office:value="0.308712" calcext:value-type="float">
            <text:p>0.308712</text:p>
          </table:table-cell>
          <table:table-cell office:value-type="float" office:value="0.312" calcext:value-type="float">
            <text:p>0.312</text:p>
          </table:table-cell>
          <table:table-cell office:value-type="float" office:value="0.663071" calcext:value-type="float">
            <text:p>0.663071</text:p>
          </table:table-cell>
          <table:table-cell office:value-type="float" office:value="0.338553" calcext:value-type="float">
            <text:p>0.338553</text:p>
          </table:table-cell>
          <table:table-cell office:value-type="float" office:value="0.185472" calcext:value-type="float">
            <text:p>0.185472</text:p>
          </table:table-cell>
          <table:table-cell office:value-type="float" office:value="1.63413" calcext:value-type="float">
            <text:p>1.63413</text:p>
          </table:table-cell>
          <table:table-cell table:number-columns-repeated="36"/>
          <table:table-cell table:formula="of:=MIN([.A140:.BL140])" office:value-type="float" office:value="0.120416" calcext:value-type="float">
            <text:p>0.120416</text:p>
          </table:table-cell>
          <table:table-cell table:formula="of:=MAX([.A140:.BL140])" office:value-type="float" office:value="1.63413" calcext:value-type="float">
            <text:p>1.63413</text:p>
          </table:table-cell>
          <table:table-cell table:number-columns-repeated="7"/>
        </table:table-row>
        <table:table-row table:style-name="ro2">
          <table:table-cell office:value-type="float" office:value="0.173061" calcext:value-type="float">
            <text:p>0.173061</text:p>
          </table:table-cell>
          <table:table-cell office:value-type="float" office:value="0.239318" calcext:value-type="float">
            <text:p>0.239318</text:p>
          </table:table-cell>
          <table:table-cell office:value-type="float" office:value="0.335797" calcext:value-type="float">
            <text:p>0.335797</text:p>
          </table:table-cell>
          <table:table-cell office:value-type="float" office:value="0.336807" calcext:value-type="float">
            <text:p>0.336807</text:p>
          </table:table-cell>
          <table:table-cell office:value-type="float" office:value="0.448282" calcext:value-type="float">
            <text:p>0.448282</text:p>
          </table:table-cell>
          <table:table-cell office:value-type="float" office:value="0.340362" calcext:value-type="float">
            <text:p>0.340362</text:p>
          </table:table-cell>
          <table:table-cell office:value-type="float" office:value="0.286111" calcext:value-type="float">
            <text:p>0.286111</text:p>
          </table:table-cell>
          <table:table-cell office:value-type="float" office:value="0.888632" calcext:value-type="float">
            <text:p>0.888632</text:p>
          </table:table-cell>
          <table:table-cell office:value-type="float" office:value="0.401047" calcext:value-type="float">
            <text:p>0.401047</text:p>
          </table:table-cell>
          <table:table-cell office:value-type="float" office:value="0.693427" calcext:value-type="float">
            <text:p>0.693427</text:p>
          </table:table-cell>
          <table:table-cell office:value-type="float" office:value="1.1941" calcext:value-type="float">
            <text:p>1.1941</text:p>
          </table:table-cell>
          <table:table-cell office:value-type="float" office:value="0.596836" calcext:value-type="float">
            <text:p>0.596836</text:p>
          </table:table-cell>
          <table:table-cell office:value-type="float" office:value="0.525521" calcext:value-type="float">
            <text:p>0.525521</text:p>
          </table:table-cell>
          <table:table-cell office:value-type="float" office:value="0.826962" calcext:value-type="float">
            <text:p>0.826962</text:p>
          </table:table-cell>
          <table:table-cell office:value-type="float" office:value="0.393447" calcext:value-type="float">
            <text:p>0.393447</text:p>
          </table:table-cell>
          <table:table-cell office:value-type="float" office:value="0.882681" calcext:value-type="float">
            <text:p>0.882681</text:p>
          </table:table-cell>
          <table:table-cell office:value-type="float" office:value="0.379598" calcext:value-type="float">
            <text:p>0.379598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.638154" calcext:value-type="float">
            <text:p>0.638154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309993" calcext:value-type="float">
            <text:p>0.309993</text:p>
          </table:table-cell>
          <table:table-cell office:value-type="float" office:value="2.115" calcext:value-type="float">
            <text:p>2.115</text:p>
          </table:table-cell>
          <table:table-cell office:value-type="float" office:value="1.34026" calcext:value-type="float">
            <text:p>1.34026</text:p>
          </table:table-cell>
          <table:table-cell office:value-type="float" office:value="0.973574" calcext:value-type="float">
            <text:p>0.973574</text:p>
          </table:table-cell>
          <table:table-cell office:value-type="float" office:value="1.42992" calcext:value-type="float">
            <text:p>1.42992</text:p>
          </table:table-cell>
          <table:table-cell office:value-type="float" office:value="1.78314" calcext:value-type="float">
            <text:p>1.78314</text:p>
          </table:table-cell>
          <table:table-cell office:value-type="float" office:value="0.626179" calcext:value-type="float">
            <text:p>0.626179</text:p>
          </table:table-cell>
          <table:table-cell office:value-type="float" office:value="1.75284" calcext:value-type="float">
            <text:p>1.75284</text:p>
          </table:table-cell>
          <table:table-cell office:value-type="float" office:value="0.658527" calcext:value-type="float">
            <text:p>0.658527</text:p>
          </table:table-cell>
          <table:table-cell office:value-type="float" office:value="2.28562" calcext:value-type="float">
            <text:p>2.28562</text:p>
          </table:table-cell>
          <table:table-cell office:value-type="float" office:value="1.81044" calcext:value-type="float">
            <text:p>1.81044</text:p>
          </table:table-cell>
          <table:table-cell office:value-type="float" office:value="0.865689" calcext:value-type="float">
            <text:p>0.865689</text:p>
          </table:table-cell>
          <table:table-cell table:number-columns-repeated="36"/>
          <table:table-cell table:formula="of:=MIN([.A141:.BL141])" office:value-type="float" office:value="0.173061" calcext:value-type="float">
            <text:p>0.173061</text:p>
          </table:table-cell>
          <table:table-cell table:formula="of:=MAX([.A141:.BL141])" office:value-type="float" office:value="2.28562" calcext:value-type="float">
            <text:p>2.28562</text:p>
          </table:table-cell>
          <table:table-cell table:number-columns-repeated="7"/>
        </table:table-row>
        <table:table-row table:style-name="ro2">
          <table:table-cell office:value-type="float" office:value="0.276838" calcext:value-type="float">
            <text:p>0.276838</text:p>
          </table:table-cell>
          <table:table-cell office:value-type="float" office:value="0.316401" calcext:value-type="float">
            <text:p>0.316401</text:p>
          </table:table-cell>
          <table:table-cell office:value-type="float" office:value="0.370803" calcext:value-type="float">
            <text:p>0.370803</text:p>
          </table:table-cell>
          <table:table-cell office:value-type="float" office:value="0.308614" calcext:value-type="float">
            <text:p>0.308614</text:p>
          </table:table-cell>
          <table:table-cell office:value-type="float" office:value="0.288936" calcext:value-type="float">
            <text:p>0.288936</text:p>
          </table:table-cell>
          <table:table-cell office:value-type="float" office:value="0.191681" calcext:value-type="float">
            <text:p>0.191681</text:p>
          </table:table-cell>
          <table:table-cell office:value-type="float" office:value="0.242331" calcext:value-type="float">
            <text:p>0.242331</text:p>
          </table:table-cell>
          <table:table-cell office:value-type="float" office:value="0.283794" calcext:value-type="float">
            <text:p>0.283794</text:p>
          </table:table-cell>
          <table:table-cell office:value-type="float" office:value="0.308009" calcext:value-type="float">
            <text:p>0.308009</text:p>
          </table:table-cell>
          <table:table-cell office:value-type="float" office:value="0.171484" calcext:value-type="float">
            <text:p>0.171484</text:p>
          </table:table-cell>
          <table:table-cell office:value-type="float" office:value="0.264639" calcext:value-type="float">
            <text:p>0.264639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446576" calcext:value-type="float">
            <text:p>0.446576</text:p>
          </table:table-cell>
          <table:table-cell office:value-type="float" office:value="1.06355" calcext:value-type="float">
            <text:p>1.06355</text:p>
          </table:table-cell>
          <table:table-cell office:value-type="float" office:value="1.17707" calcext:value-type="float">
            <text:p>1.17707</text:p>
          </table:table-cell>
          <table:table-cell office:value-type="float" office:value="1.49924" calcext:value-type="float">
            <text:p>1.49924</text:p>
          </table:table-cell>
          <table:table-cell office:value-type="float" office:value="1.28734" calcext:value-type="float">
            <text:p>1.28734</text:p>
          </table:table-cell>
          <table:table-cell office:value-type="float" office:value="1.06856" calcext:value-type="float">
            <text:p>1.06856</text:p>
          </table:table-cell>
          <table:table-cell office:value-type="float" office:value="0.884715" calcext:value-type="float">
            <text:p>0.884715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1.06708" calcext:value-type="float">
            <text:p>1.06708</text:p>
          </table:table-cell>
          <table:table-cell office:value-type="float" office:value="1.68361" calcext:value-type="float">
            <text:p>1.68361</text:p>
          </table:table-cell>
          <table:table-cell office:value-type="float" office:value="0.892755" calcext:value-type="float">
            <text:p>0.892755</text:p>
          </table:table-cell>
          <table:table-cell office:value-type="float" office:value="1.00904" calcext:value-type="float">
            <text:p>1.00904</text:p>
          </table:table-cell>
          <table:table-cell office:value-type="float" office:value="1.8924" calcext:value-type="float">
            <text:p>1.8924</text:p>
          </table:table-cell>
          <table:table-cell office:value-type="float" office:value="1.88351" calcext:value-type="float">
            <text:p>1.88351</text:p>
          </table:table-cell>
          <table:table-cell office:value-type="float" office:value="0.888254" calcext:value-type="float">
            <text:p>0.888254</text:p>
          </table:table-cell>
          <table:table-cell office:value-type="float" office:value="0.857201" calcext:value-type="float">
            <text:p>0.857201</text:p>
          </table:table-cell>
          <table:table-cell office:value-type="float" office:value="0.88315" calcext:value-type="float">
            <text:p>0.88315</text:p>
          </table:table-cell>
          <table:table-cell office:value-type="float" office:value="0.59372" calcext:value-type="float">
            <text:p>0.59372</text:p>
          </table:table-cell>
          <table:table-cell office:value-type="float" office:value="0.14938" calcext:value-type="float">
            <text:p>0.14938</text:p>
          </table:table-cell>
          <table:table-cell table:number-columns-repeated="36"/>
          <table:table-cell table:formula="of:=MIN([.A142:.BL142])" office:value-type="float" office:value="0.14938" calcext:value-type="float">
            <text:p>0.14938</text:p>
          </table:table-cell>
          <table:table-cell table:formula="of:=MAX([.A142:.BL142])" office:value-type="float" office:value="1.8924" calcext:value-type="float">
            <text:p>1.8924</text:p>
          </table:table-cell>
          <table:table-cell table:number-columns-repeated="7"/>
        </table:table-row>
        <table:table-row table:style-name="ro2">
          <table:table-cell office:value-type="float" office:value="0.278403" calcext:value-type="float">
            <text:p>0.278403</text:p>
          </table:table-cell>
          <table:table-cell office:value-type="float" office:value="0.307382" calcext:value-type="float">
            <text:p>0.307382</text:p>
          </table:table-cell>
          <table:table-cell office:value-type="float" office:value="0.307939" calcext:value-type="float">
            <text:p>0.307939</text:p>
          </table:table-cell>
          <table:table-cell office:value-type="float" office:value="0.222105" calcext:value-type="float">
            <text:p>0.222105</text:p>
          </table:table-cell>
          <table:table-cell office:value-type="float" office:value="0.226266" calcext:value-type="float">
            <text:p>0.226266</text:p>
          </table:table-cell>
          <table:table-cell office:value-type="float" office:value="0.257301" calcext:value-type="float">
            <text:p>0.257301</text:p>
          </table:table-cell>
          <table:table-cell office:value-type="float" office:value="0.32062" calcext:value-type="float">
            <text:p>0.32062</text:p>
          </table:table-cell>
          <table:table-cell office:value-type="float" office:value="0.303137" calcext:value-type="float">
            <text:p>0.303137</text:p>
          </table:table-cell>
          <table:table-cell office:value-type="float" office:value="0.338056" calcext:value-type="float">
            <text:p>0.338056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388365" calcext:value-type="float">
            <text:p>0.388365</text:p>
          </table:table-cell>
          <table:table-cell office:value-type="float" office:value="0.348151" calcext:value-type="float">
            <text:p>0.348151</text:p>
          </table:table-cell>
          <table:table-cell office:value-type="float" office:value="0.33047" calcext:value-type="float">
            <text:p>0.33047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0.953652" calcext:value-type="float">
            <text:p>0.953652</text:p>
          </table:table-cell>
          <table:table-cell office:value-type="float" office:value="0.331791" calcext:value-type="float">
            <text:p>0.331791</text:p>
          </table:table-cell>
          <table:table-cell office:value-type="float" office:value="0.293794" calcext:value-type="float">
            <text:p>0.293794</text:p>
          </table:table-cell>
          <table:table-cell office:value-type="float" office:value="0.281617" calcext:value-type="float">
            <text:p>0.28161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1.64244" calcext:value-type="float">
            <text:p>1.64244</text:p>
          </table:table-cell>
          <table:table-cell office:value-type="float" office:value="1.51376" calcext:value-type="float">
            <text:p>1.51376</text:p>
          </table:table-cell>
          <table:table-cell office:value-type="float" office:value="0.315562" calcext:value-type="float">
            <text:p>0.315562</text:p>
          </table:table-cell>
          <table:table-cell office:value-type="float" office:value="2.08292" calcext:value-type="float">
            <text:p>2.08292</text:p>
          </table:table-cell>
          <table:table-cell office:value-type="float" office:value="0.30992" calcext:value-type="float">
            <text:p>0.30992</text:p>
          </table:table-cell>
          <table:table-cell office:value-type="float" office:value="0.235959" calcext:value-type="float">
            <text:p>0.235959</text:p>
          </table:table-cell>
          <table:table-cell office:value-type="float" office:value="1.32527" calcext:value-type="float">
            <text:p>1.32527</text:p>
          </table:table-cell>
          <table:table-cell office:value-type="float" office:value="1.91295" calcext:value-type="float">
            <text:p>1.91295</text:p>
          </table:table-cell>
          <table:table-cell office:value-type="float" office:value="1.71591" calcext:value-type="float">
            <text:p>1.71591</text:p>
          </table:table-cell>
          <table:table-cell office:value-type="float" office:value="0.133128" calcext:value-type="float">
            <text:p>0.133128</text:p>
          </table:table-cell>
          <table:table-cell office:value-type="float" office:value="1.42579" calcext:value-type="float">
            <text:p>1.42579</text:p>
          </table:table-cell>
          <table:table-cell office:value-type="float" office:value="2.04938" calcext:value-type="float">
            <text:p>2.04938</text:p>
          </table:table-cell>
          <table:table-cell office:value-type="float" office:value="1.52803" calcext:value-type="float">
            <text:p>1.52803</text:p>
          </table:table-cell>
          <table:table-cell table:number-columns-repeated="36"/>
          <table:table-cell table:formula="of:=MIN([.A143:.BL143])" office:value-type="float" office:value="0.133128" calcext:value-type="float">
            <text:p>0.133128</text:p>
          </table:table-cell>
          <table:table-cell table:formula="of:=MAX([.A143:.BL143])" office:value-type="float" office:value="2.08292" calcext:value-type="float">
            <text:p>2.08292</text:p>
          </table:table-cell>
          <table:table-cell table:number-columns-repeated="7"/>
        </table:table-row>
        <table:table-row table:style-name="ro2">
          <table:table-cell office:value-type="float" office:value="0.153105" calcext:value-type="float">
            <text:p>0.153105</text:p>
          </table:table-cell>
          <table:table-cell office:value-type="float" office:value="0.112935" calcext:value-type="float">
            <text:p>0.112935</text:p>
          </table:table-cell>
          <table:table-cell office:value-type="float" office:value="0.0750048" calcext:value-type="float">
            <text:p>0.0750048</text:p>
          </table:table-cell>
          <table:table-cell office:value-type="float" office:value="0.374648" calcext:value-type="float">
            <text:p>0.374648</text:p>
          </table:table-cell>
          <table:table-cell office:value-type="float" office:value="0.148881" calcext:value-type="float">
            <text:p>0.148881</text:p>
          </table:table-cell>
          <table:table-cell office:value-type="float" office:value="0.108979" calcext:value-type="float">
            <text:p>0.108979</text:p>
          </table:table-cell>
          <table:table-cell office:value-type="float" office:value="0.319701" calcext:value-type="float">
            <text:p>0.319701</text:p>
          </table:table-cell>
          <table:table-cell office:value-type="float" office:value="0.105643" calcext:value-type="float">
            <text:p>0.105643</text:p>
          </table:table-cell>
          <table:table-cell office:value-type="float" office:value="0.140702" calcext:value-type="float">
            <text:p>0.140702</text:p>
          </table:table-cell>
          <table:table-cell office:value-type="float" office:value="0.303832" calcext:value-type="float">
            <text:p>0.303832</text:p>
          </table:table-cell>
          <table:table-cell office:value-type="float" office:value="0.371306" calcext:value-type="float">
            <text:p>0.371306</text:p>
          </table:table-cell>
          <table:table-cell office:value-type="float" office:value="0.922807" calcext:value-type="float">
            <text:p>0.922807</text:p>
          </table:table-cell>
          <table:table-cell office:value-type="float" office:value="0.876038" calcext:value-type="float">
            <text:p>0.876038</text:p>
          </table:table-cell>
          <table:table-cell office:value-type="float" office:value="0.312986" calcext:value-type="float">
            <text:p>0.312986</text:p>
          </table:table-cell>
          <table:table-cell office:value-type="float" office:value="0.32411" calcext:value-type="float">
            <text:p>0.32411</text:p>
          </table:table-cell>
          <table:table-cell office:value-type="float" office:value="1.38439" calcext:value-type="float">
            <text:p>1.38439</text:p>
          </table:table-cell>
          <table:table-cell office:value-type="float" office:value="0.143904" calcext:value-type="float">
            <text:p>0.143904</text:p>
          </table:table-cell>
          <table:table-cell office:value-type="float" office:value="0.282442" calcext:value-type="float">
            <text:p>0.282442</text:p>
          </table:table-cell>
          <table:table-cell office:value-type="float" office:value="0.160869" calcext:value-type="float">
            <text:p>0.160869</text:p>
          </table:table-cell>
          <table:table-cell office:value-type="float" office:value="1.26746" calcext:value-type="float">
            <text:p>1.26746</text:p>
          </table:table-cell>
          <table:table-cell office:value-type="float" office:value="0.697911" calcext:value-type="float">
            <text:p>0.697911</text:p>
          </table:table-cell>
          <table:table-cell office:value-type="float" office:value="1.08906" calcext:value-type="float">
            <text:p>1.08906</text:p>
          </table:table-cell>
          <table:table-cell office:value-type="float" office:value="1.44087" calcext:value-type="float">
            <text:p>1.44087</text:p>
          </table:table-cell>
          <table:table-cell office:value-type="float" office:value="0.929748" calcext:value-type="float">
            <text:p>0.929748</text:p>
          </table:table-cell>
          <table:table-cell office:value-type="float" office:value="0.194302" calcext:value-type="float">
            <text:p>0.194302</text:p>
          </table:table-cell>
          <table:table-cell office:value-type="float" office:value="0.662127" calcext:value-type="float">
            <text:p>0.662127</text:p>
          </table:table-cell>
          <table:table-cell office:value-type="float" office:value="0.10472" calcext:value-type="float">
            <text:p>0.10472</text:p>
          </table:table-cell>
          <table:table-cell office:value-type="float" office:value="0.332559" calcext:value-type="float">
            <text:p>0.332559</text:p>
          </table:table-cell>
          <table:table-cell office:value-type="float" office:value="0.0770841" calcext:value-type="float">
            <text:p>0.0770841</text:p>
          </table:table-cell>
          <table:table-cell office:value-type="float" office:value="0.480919" calcext:value-type="float">
            <text:p>0.480919</text:p>
          </table:table-cell>
          <table:table-cell office:value-type="float" office:value="0.346069" calcext:value-type="float">
            <text:p>0.346069</text:p>
          </table:table-cell>
          <table:table-cell office:value-type="float" office:value="0.075171" calcext:value-type="float">
            <text:p>0.075171</text:p>
          </table:table-cell>
          <table:table-cell table:number-columns-repeated="36"/>
          <table:table-cell table:formula="of:=MIN([.A144:.BL144])" office:value-type="float" office:value="0.0750048" calcext:value-type="float">
            <text:p>0.0750048</text:p>
          </table:table-cell>
          <table:table-cell table:formula="of:=MAX([.A144:.BL144])" office:value-type="float" office:value="1.44087" calcext:value-type="float">
            <text:p>1.44087</text:p>
          </table:table-cell>
          <table:table-cell table:number-columns-repeated="7"/>
        </table:table-row>
        <table:table-row table:style-name="ro2">
          <table:table-cell office:value-type="float" office:value="0.301829" calcext:value-type="float">
            <text:p>0.301829</text:p>
          </table:table-cell>
          <table:table-cell office:value-type="float" office:value="0.212963" calcext:value-type="float">
            <text:p>0.212963</text:p>
          </table:table-cell>
          <table:table-cell office:value-type="float" office:value="0.526075" calcext:value-type="float">
            <text:p>0.526075</text:p>
          </table:table-cell>
          <table:table-cell office:value-type="float" office:value="0.32195" calcext:value-type="float">
            <text:p>0.32195</text:p>
          </table:table-cell>
          <table:table-cell office:value-type="float" office:value="0.264596" calcext:value-type="float">
            <text:p>0.264596</text:p>
          </table:table-cell>
          <table:table-cell office:value-type="float" office:value="0.512098" calcext:value-type="float">
            <text:p>0.512098</text:p>
          </table:table-cell>
          <table:table-cell office:value-type="float" office:value="1.05419" calcext:value-type="float">
            <text:p>1.05419</text:p>
          </table:table-cell>
          <table:table-cell office:value-type="float" office:value="0.299243" calcext:value-type="float">
            <text:p>0.299243</text:p>
          </table:table-cell>
          <table:table-cell office:value-type="float" office:value="0.40775" calcext:value-type="float">
            <text:p>0.40775</text:p>
          </table:table-cell>
          <table:table-cell office:value-type="float" office:value="0.944448" calcext:value-type="float">
            <text:p>0.944448</text:p>
          </table:table-cell>
          <table:table-cell office:value-type="float" office:value="0.264333" calcext:value-type="float">
            <text:p>0.264333</text:p>
          </table:table-cell>
          <table:table-cell office:value-type="float" office:value="0.591644" calcext:value-type="float">
            <text:p>0.591644</text:p>
          </table:table-cell>
          <table:table-cell office:value-type="float" office:value="0.912397" calcext:value-type="float">
            <text:p>0.912397</text:p>
          </table:table-cell>
          <table:table-cell office:value-type="float" office:value="0.907333" calcext:value-type="float">
            <text:p>0.907333</text:p>
          </table:table-cell>
          <table:table-cell office:value-type="float" office:value="0.169645" calcext:value-type="float">
            <text:p>0.169645</text:p>
          </table:table-cell>
          <table:table-cell office:value-type="float" office:value="0.625849" calcext:value-type="float">
            <text:p>0.625849</text:p>
          </table:table-cell>
          <table:table-cell office:value-type="float" office:value="0.340011" calcext:value-type="float">
            <text:p>0.340011</text:p>
          </table:table-cell>
          <table:table-cell office:value-type="float" office:value="0.742224" calcext:value-type="float">
            <text:p>0.742224</text:p>
          </table:table-cell>
          <table:table-cell office:value-type="float" office:value="1.7939" calcext:value-type="float">
            <text:p>1.7939</text:p>
          </table:table-cell>
          <table:table-cell office:value-type="float" office:value="0.642137" calcext:value-type="float">
            <text:p>0.642137</text:p>
          </table:table-cell>
          <table:table-cell office:value-type="float" office:value="0.236985" calcext:value-type="float">
            <text:p>0.236985</text:p>
          </table:table-cell>
          <table:table-cell office:value-type="float" office:value="0.125542" calcext:value-type="float">
            <text:p>0.125542</text:p>
          </table:table-cell>
          <table:table-cell office:value-type="float" office:value="1.7135" calcext:value-type="float">
            <text:p>1.7135</text:p>
          </table:table-cell>
          <table:table-cell office:value-type="float" office:value="1.57005" calcext:value-type="float">
            <text:p>1.57005</text:p>
          </table:table-cell>
          <table:table-cell office:value-type="float" office:value="1.61135" calcext:value-type="float">
            <text:p>1.61135</text:p>
          </table:table-cell>
          <table:table-cell office:value-type="float" office:value="1.54665" calcext:value-type="float">
            <text:p>1.54665</text:p>
          </table:table-cell>
          <table:table-cell office:value-type="float" office:value="1.67559" calcext:value-type="float">
            <text:p>1.67559</text:p>
          </table:table-cell>
          <table:table-cell office:value-type="float" office:value="0.509014" calcext:value-type="float">
            <text:p>0.509014</text:p>
          </table:table-cell>
          <table:table-cell office:value-type="float" office:value="0.235619" calcext:value-type="float">
            <text:p>0.235619</text:p>
          </table:table-cell>
          <table:table-cell office:value-type="float" office:value="0.291412" calcext:value-type="float">
            <text:p>0.291412</text:p>
          </table:table-cell>
          <table:table-cell office:value-type="float" office:value="0.125491" calcext:value-type="float">
            <text:p>0.125491</text:p>
          </table:table-cell>
          <table:table-cell office:value-type="float" office:value="0.144933" calcext:value-type="float">
            <text:p>0.144933</text:p>
          </table:table-cell>
          <table:table-cell table:number-columns-repeated="36"/>
          <table:table-cell table:formula="of:=MIN([.A145:.BL145])" office:value-type="float" office:value="0.125491" calcext:value-type="float">
            <text:p>0.125491</text:p>
          </table:table-cell>
          <table:table-cell table:formula="of:=MAX([.A145:.BL145])" office:value-type="float" office:value="1.7939" calcext:value-type="float">
            <text:p>1.7939</text:p>
          </table:table-cell>
          <table:table-cell table:number-columns-repeated="7"/>
        </table:table-row>
        <table:table-row table:style-name="ro2">
          <table:table-cell office:value-type="float" office:value="0.163477" calcext:value-type="float">
            <text:p>0.163477</text:p>
          </table:table-cell>
          <table:table-cell office:value-type="float" office:value="0.223392" calcext:value-type="float">
            <text:p>0.223392</text:p>
          </table:table-cell>
          <table:table-cell office:value-type="float" office:value="0.168293" calcext:value-type="float">
            <text:p>0.168293</text:p>
          </table:table-cell>
          <table:table-cell office:value-type="float" office:value="0.204192" calcext:value-type="float">
            <text:p>0.204192</text:p>
          </table:table-cell>
          <table:table-cell office:value-type="float" office:value="0.154543" calcext:value-type="float">
            <text:p>0.154543</text:p>
          </table:table-cell>
          <table:table-cell office:value-type="float" office:value="0.127253" calcext:value-type="float">
            <text:p>0.127253</text:p>
          </table:table-cell>
          <table:table-cell office:value-type="float" office:value="0.171152" calcext:value-type="float">
            <text:p>0.171152</text:p>
          </table:table-cell>
          <table:table-cell office:value-type="float" office:value="0.158117" calcext:value-type="float">
            <text:p>0.158117</text:p>
          </table:table-cell>
          <table:table-cell office:value-type="float" office:value="0.209647" calcext:value-type="float">
            <text:p>0.209647</text:p>
          </table:table-cell>
          <table:table-cell office:value-type="float" office:value="0.212373" calcext:value-type="float">
            <text:p>0.212373</text:p>
          </table:table-cell>
          <table:table-cell office:value-type="float" office:value="0.182424" calcext:value-type="float">
            <text:p>0.182424</text:p>
          </table:table-cell>
          <table:table-cell office:value-type="float" office:value="0.215068" calcext:value-type="float">
            <text:p>0.215068</text:p>
          </table:table-cell>
          <table:table-cell office:value-type="float" office:value="0.167187" calcext:value-type="float">
            <text:p>0.167187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1.32163" calcext:value-type="float">
            <text:p>1.32163</text:p>
          </table:table-cell>
          <table:table-cell office:value-type="float" office:value="1.25122" calcext:value-type="float">
            <text:p>1.25122</text:p>
          </table:table-cell>
          <table:table-cell office:value-type="float" office:value="1.24881" calcext:value-type="float">
            <text:p>1.24881</text:p>
          </table:table-cell>
          <table:table-cell office:value-type="float" office:value="1.1909" calcext:value-type="float">
            <text:p>1.1909</text:p>
          </table:table-cell>
          <table:table-cell office:value-type="float" office:value="1.15634" calcext:value-type="float">
            <text:p>1.15634</text:p>
          </table:table-cell>
          <table:table-cell office:value-type="float" office:value="1.11778" calcext:value-type="float">
            <text:p>1.11778</text:p>
          </table:table-cell>
          <table:table-cell office:value-type="float" office:value="1.10026" calcext:value-type="float">
            <text:p>1.10026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568626" calcext:value-type="float">
            <text:p>0.568626</text:p>
          </table:table-cell>
          <table:table-cell office:value-type="float" office:value="0.929599" calcext:value-type="float">
            <text:p>0.929599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545176" calcext:value-type="float">
            <text:p>0.545176</text:p>
          </table:table-cell>
          <table:table-cell office:value-type="float" office:value="0.956305" calcext:value-type="float">
            <text:p>0.956305</text:p>
          </table:table-cell>
          <table:table-cell office:value-type="float" office:value="1.29602" calcext:value-type="float">
            <text:p>1.29602</text:p>
          </table:table-cell>
          <table:table-cell office:value-type="float" office:value="0.619552" calcext:value-type="float">
            <text:p>0.619552</text:p>
          </table:table-cell>
          <table:table-cell office:value-type="float" office:value="0.819211" calcext:value-type="float">
            <text:p>0.819211</text:p>
          </table:table-cell>
          <table:table-cell office:value-type="float" office:value="0.831184" calcext:value-type="float">
            <text:p>0.831184</text:p>
          </table:table-cell>
          <table:table-cell office:value-type="float" office:value="1.03265" calcext:value-type="float">
            <text:p>1.03265</text:p>
          </table:table-cell>
          <table:table-cell table:number-columns-repeated="36"/>
          <table:table-cell table:formula="of:=MIN([.A146:.BL146])" office:value-type="float" office:value="0.127253" calcext:value-type="float">
            <text:p>0.127253</text:p>
          </table:table-cell>
          <table:table-cell table:formula="of:=MAX([.A146:.BL146])" office:value-type="float" office:value="1.32163" calcext:value-type="float">
            <text:p>1.32163</text:p>
          </table:table-cell>
          <table:table-cell table:number-columns-repeated="7"/>
        </table:table-row>
        <table:table-row table:style-name="ro2">
          <table:table-cell office:value-type="float" office:value="0.286607" calcext:value-type="float">
            <text:p>0.286607</text:p>
          </table:table-cell>
          <table:table-cell office:value-type="float" office:value="0.326679" calcext:value-type="float">
            <text:p>0.326679</text:p>
          </table:table-cell>
          <table:table-cell office:value-type="float" office:value="0.307091" calcext:value-type="float">
            <text:p>0.307091</text:p>
          </table:table-cell>
          <table:table-cell office:value-type="float" office:value="0.640693" calcext:value-type="float">
            <text:p>0.640693</text:p>
          </table:table-cell>
          <table:table-cell office:value-type="float" office:value="0.653808" calcext:value-type="float">
            <text:p>0.653808</text:p>
          </table:table-cell>
          <table:table-cell office:value-type="float" office:value="0.348917" calcext:value-type="float">
            <text:p>0.348917</text:p>
          </table:table-cell>
          <table:table-cell office:value-type="float" office:value="0.351578" calcext:value-type="float">
            <text:p>0.351578</text:p>
          </table:table-cell>
          <table:table-cell office:value-type="float" office:value="0.66704" calcext:value-type="float">
            <text:p>0.66704</text:p>
          </table:table-cell>
          <table:table-cell office:value-type="float" office:value="0.328996" calcext:value-type="float">
            <text:p>0.328996</text:p>
          </table:table-cell>
          <table:table-cell office:value-type="float" office:value="0.623586" calcext:value-type="float">
            <text:p>0.623586</text:p>
          </table:table-cell>
          <table:table-cell office:value-type="float" office:value="0.337801" calcext:value-type="float">
            <text:p>0.337801</text:p>
          </table:table-cell>
          <table:table-cell office:value-type="float" office:value="0.627366" calcext:value-type="float">
            <text:p>0.627366</text:p>
          </table:table-cell>
          <table:table-cell office:value-type="float" office:value="0.628032" calcext:value-type="float">
            <text:p>0.628032</text:p>
          </table:table-cell>
          <table:table-cell office:value-type="float" office:value="0.434968" calcext:value-type="float">
            <text:p>0.434968</text:p>
          </table:table-cell>
          <table:table-cell office:value-type="float" office:value="0.255527" calcext:value-type="float">
            <text:p>0.255527</text:p>
          </table:table-cell>
          <table:table-cell office:value-type="float" office:value="0.467348" calcext:value-type="float">
            <text:p>0.467348</text:p>
          </table:table-cell>
          <table:table-cell office:value-type="float" office:value="0.892485" calcext:value-type="float">
            <text:p>0.892485</text:p>
          </table:table-cell>
          <table:table-cell office:value-type="float" office:value="1.54327" calcext:value-type="float">
            <text:p>1.54327</text:p>
          </table:table-cell>
          <table:table-cell office:value-type="float" office:value="0.583089" calcext:value-type="float">
            <text:p>0.583089</text:p>
          </table:table-cell>
          <table:table-cell office:value-type="float" office:value="0.54906" calcext:value-type="float">
            <text:p>0.54906</text:p>
          </table:table-cell>
          <table:table-cell office:value-type="float" office:value="0.461493" calcext:value-type="float">
            <text:p>0.461493</text:p>
          </table:table-cell>
          <table:table-cell office:value-type="float" office:value="0.325571" calcext:value-type="float">
            <text:p>0.325571</text:p>
          </table:table-cell>
          <table:table-cell office:value-type="float" office:value="0.974163" calcext:value-type="float">
            <text:p>0.974163</text:p>
          </table:table-cell>
          <table:table-cell office:value-type="float" office:value="1.91534" calcext:value-type="float">
            <text:p>1.91534</text:p>
          </table:table-cell>
          <table:table-cell office:value-type="float" office:value="0.529147" calcext:value-type="float">
            <text:p>0.529147</text:p>
          </table:table-cell>
          <table:table-cell office:value-type="float" office:value="1.69552" calcext:value-type="float">
            <text:p>1.69552</text:p>
          </table:table-cell>
          <table:table-cell office:value-type="float" office:value="1.70674" calcext:value-type="float">
            <text:p>1.70674</text:p>
          </table:table-cell>
          <table:table-cell office:value-type="float" office:value="1.74867" calcext:value-type="float">
            <text:p>1.74867</text:p>
          </table:table-cell>
          <table:table-cell office:value-type="float" office:value="1.77346" calcext:value-type="float">
            <text:p>1.77346</text:p>
          </table:table-cell>
          <table:table-cell office:value-type="float" office:value="1.7995" calcext:value-type="float">
            <text:p>1.7995</text:p>
          </table:table-cell>
          <table:table-cell office:value-type="float" office:value="0.177301" calcext:value-type="float">
            <text:p>0.177301</text:p>
          </table:table-cell>
          <table:table-cell office:value-type="float" office:value="0.079479" calcext:value-type="float">
            <text:p>0.079479</text:p>
          </table:table-cell>
          <table:table-cell table:number-columns-repeated="36"/>
          <table:table-cell table:formula="of:=MIN([.A147:.BL147])" office:value-type="float" office:value="0.079479" calcext:value-type="float">
            <text:p>0.079479</text:p>
          </table:table-cell>
          <table:table-cell table:formula="of:=MAX([.A147:.BL147])" office:value-type="float" office:value="1.91534" calcext:value-type="float">
            <text:p>1.91534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50677" calcext:value-type="float">
            <text:p>0.150677</text:p>
          </table:table-cell>
          <table:table-cell office:value-type="float" office:value="0.146276" calcext:value-type="float">
            <text:p>0.146276</text:p>
          </table:table-cell>
          <table:table-cell office:value-type="float" office:value="0.178144" calcext:value-type="float">
            <text:p>0.178144</text:p>
          </table:table-cell>
          <table:table-cell office:value-type="float" office:value="0.197976" calcext:value-type="float">
            <text:p>0.197976</text:p>
          </table:table-cell>
          <table:table-cell office:value-type="float" office:value="0.185506" calcext:value-type="float">
            <text:p>0.185506</text:p>
          </table:table-cell>
          <table:table-cell office:value-type="float" office:value="0.419724" calcext:value-type="float">
            <text:p>0.419724</text:p>
          </table:table-cell>
          <table:table-cell office:value-type="float" office:value="0.428975" calcext:value-type="float">
            <text:p>0.428975</text:p>
          </table:table-cell>
          <table:table-cell office:value-type="float" office:value="0.234257" calcext:value-type="float">
            <text:p>0.234257</text:p>
          </table:table-cell>
          <table:table-cell office:value-type="float" office:value="0.152373" calcext:value-type="float">
            <text:p>0.152373</text:p>
          </table:table-cell>
          <table:table-cell office:value-type="float" office:value="0.623202" calcext:value-type="float">
            <text:p>0.623202</text:p>
          </table:table-cell>
          <table:table-cell office:value-type="float" office:value="0.610636" calcext:value-type="float">
            <text:p>0.610636</text:p>
          </table:table-cell>
          <table:table-cell office:value-type="float" office:value="0.639978" calcext:value-type="float">
            <text:p>0.639978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17034" calcext:value-type="float">
            <text:p>0.817034</text:p>
          </table:table-cell>
          <table:table-cell office:value-type="float" office:value="0.261317" calcext:value-type="float">
            <text:p>0.261317</text:p>
          </table:table-cell>
          <table:table-cell office:value-type="float" office:value="0.726673" calcext:value-type="float">
            <text:p>0.726673</text:p>
          </table:table-cell>
          <table:table-cell office:value-type="float" office:value="0.837762" calcext:value-type="float">
            <text:p>0.837762</text:p>
          </table:table-cell>
          <table:table-cell office:value-type="float" office:value="0.415372" calcext:value-type="float">
            <text:p>0.415372</text:p>
          </table:table-cell>
          <table:table-cell office:value-type="float" office:value="0.62066" calcext:value-type="float">
            <text:p>0.62066</text:p>
          </table:table-cell>
          <table:table-cell office:value-type="float" office:value="0.428871" calcext:value-type="float">
            <text:p>0.428871</text:p>
          </table:table-cell>
          <table:table-cell office:value-type="float" office:value="0.710422" calcext:value-type="float">
            <text:p>0.710422</text:p>
          </table:table-cell>
          <table:table-cell office:value-type="float" office:value="0.74045" calcext:value-type="float">
            <text:p>0.74045</text:p>
          </table:table-cell>
          <table:table-cell office:value-type="float" office:value="0.228334" calcext:value-type="float">
            <text:p>0.228334</text:p>
          </table:table-cell>
          <table:table-cell office:value-type="float" office:value="0.774021" calcext:value-type="float">
            <text:p>0.774021</text:p>
          </table:table-cell>
          <table:table-cell office:value-type="float" office:value="0.629308" calcext:value-type="float">
            <text:p>0.629308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0.811118" calcext:value-type="float">
            <text:p>0.811118</text:p>
          </table:table-cell>
          <table:table-cell office:value-type="float" office:value="0.222682" calcext:value-type="float">
            <text:p>0.222682</text:p>
          </table:table-cell>
          <table:table-cell office:value-type="float" office:value="0.183514" calcext:value-type="float">
            <text:p>0.183514</text:p>
          </table:table-cell>
          <table:table-cell office:value-type="float" office:value="0.881857" calcext:value-type="float">
            <text:p>0.881857</text:p>
          </table:table-cell>
          <table:table-cell office:value-type="float" office:value="0.193014" calcext:value-type="float">
            <text:p>0.193014</text:p>
          </table:table-cell>
          <table:table-cell office:value-type="float" office:value="1.13096" calcext:value-type="float">
            <text:p>1.13096</text:p>
          </table:table-cell>
          <table:table-cell office:value-type="float" office:value="0.197925" calcext:value-type="float">
            <text:p>0.197925</text:p>
          </table:table-cell>
          <table:table-cell office:value-type="float" office:value="0.224474" calcext:value-type="float">
            <text:p>0.224474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1.25495" calcext:value-type="float">
            <text:p>1.25495</text:p>
          </table:table-cell>
          <table:table-cell office:value-type="float" office:value="0.393926" calcext:value-type="float">
            <text:p>0.393926</text:p>
          </table:table-cell>
          <table:table-cell office:value-type="float" office:value="0.178814" calcext:value-type="float">
            <text:p>0.178814</text:p>
          </table:table-cell>
          <table:table-cell office:value-type="float" office:value="1.44357" calcext:value-type="float">
            <text:p>1.44357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0.632576" calcext:value-type="float">
            <text:p>0.632576</text:p>
          </table:table-cell>
          <table:table-cell office:value-type="float" office:value="0.502257" calcext:value-type="float">
            <text:p>0.502257</text:p>
          </table:table-cell>
          <table:table-cell office:value-type="float" office:value="0.287741" calcext:value-type="float">
            <text:p>0.287741</text:p>
          </table:table-cell>
          <table:table-cell office:value-type="float" office:value="0.296406" calcext:value-type="float">
            <text:p>0.296406</text:p>
          </table:table-cell>
          <table:table-cell office:value-type="float" office:value="0.215761" calcext:value-type="float">
            <text:p>0.215761</text:p>
          </table:table-cell>
          <table:table-cell office:value-type="float" office:value="0.471801" calcext:value-type="float">
            <text:p>0.471801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0858989" calcext:value-type="float">
            <text:p>0.0858989</text:p>
          </table:table-cell>
          <table:table-cell table:number-columns-repeated="20"/>
          <table:table-cell table:formula="of:=MIN([.A149:.BL149])" office:value-type="float" office:value="0.0858989" calcext:value-type="float">
            <text:p>0.0858989</text:p>
          </table:table-cell>
          <table:table-cell table:formula="of:=MAX([.A149:.BL149])" office:value-type="float" office:value="1.44357" calcext:value-type="float">
            <text:p>1.44357</text:p>
          </table:table-cell>
          <table:table-cell table:number-columns-repeated="7"/>
        </table:table-row>
        <table:table-row table:style-name="ro2">
          <table:table-cell office:value-type="float" office:value="0.142065" calcext:value-type="float">
            <text:p>0.142065</text:p>
          </table:table-cell>
          <table:table-cell office:value-type="float" office:value="0.158112" calcext:value-type="float">
            <text:p>0.158112</text:p>
          </table:table-cell>
          <table:table-cell office:value-type="float" office:value="0.261605" calcext:value-type="float">
            <text:p>0.261605</text:p>
          </table:table-cell>
          <table:table-cell office:value-type="float" office:value="0.274907" calcext:value-type="float">
            <text:p>0.274907</text:p>
          </table:table-cell>
          <table:table-cell office:value-type="float" office:value="0.263238" calcext:value-type="float">
            <text:p>0.263238</text:p>
          </table:table-cell>
          <table:table-cell office:value-type="float" office:value="0.197134" calcext:value-type="float">
            <text:p>0.197134</text:p>
          </table:table-cell>
          <table:table-cell office:value-type="float" office:value="0.251722" calcext:value-type="float">
            <text:p>0.251722</text:p>
          </table:table-cell>
          <table:table-cell office:value-type="float" office:value="0.216752" calcext:value-type="float">
            <text:p>0.216752</text:p>
          </table:table-cell>
          <table:table-cell office:value-type="float" office:value="0.213156" calcext:value-type="float">
            <text:p>0.213156</text:p>
          </table:table-cell>
          <table:table-cell office:value-type="float" office:value="0.257518" calcext:value-type="float">
            <text:p>0.257518</text:p>
          </table:table-cell>
          <table:table-cell office:value-type="float" office:value="0.105288" calcext:value-type="float">
            <text:p>0.10528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90462" calcext:value-type="float">
            <text:p>0.190462</text:p>
          </table:table-cell>
          <table:table-cell office:value-type="float" office:value="0.339335" calcext:value-type="float">
            <text:p>0.339335</text:p>
          </table:table-cell>
          <table:table-cell office:value-type="float" office:value="0.203216" calcext:value-type="float">
            <text:p>0.203216</text:p>
          </table:table-cell>
          <table:table-cell office:value-type="float" office:value="1.20015" calcext:value-type="float">
            <text:p>1.20015</text:p>
          </table:table-cell>
          <table:table-cell office:value-type="float" office:value="0.144716" calcext:value-type="float">
            <text:p>0.144716</text:p>
          </table:table-cell>
          <table:table-cell office:value-type="float" office:value="0.206036" calcext:value-type="float">
            <text:p>0.206036</text:p>
          </table:table-cell>
          <table:table-cell office:value-type="float" office:value="0.997391" calcext:value-type="float">
            <text:p>0.997391</text:p>
          </table:table-cell>
          <table:table-cell office:value-type="float" office:value="0.948055" calcext:value-type="float">
            <text:p>0.948055</text:p>
          </table:table-cell>
          <table:table-cell office:value-type="float" office:value="0.865859" calcext:value-type="float">
            <text:p>0.865859</text:p>
          </table:table-cell>
          <table:table-cell office:value-type="float" office:value="0.834841" calcext:value-type="float">
            <text:p>0.834841</text:p>
          </table:table-cell>
          <table:table-cell office:value-type="float" office:value="0.543488" calcext:value-type="float">
            <text:p>0.543488</text:p>
          </table:table-cell>
          <table:table-cell office:value-type="float" office:value="0.209735" calcext:value-type="float">
            <text:p>0.209735</text:p>
          </table:table-cell>
          <table:table-cell office:value-type="float" office:value="0.54182" calcext:value-type="float">
            <text:p>0.54182</text:p>
          </table:table-cell>
          <table:table-cell office:value-type="float" office:value="0.246056" calcext:value-type="float">
            <text:p>0.246056</text:p>
          </table:table-cell>
          <table:table-cell office:value-type="float" office:value="0.40262" calcext:value-type="float">
            <text:p>0.40262</text:p>
          </table:table-cell>
          <table:table-cell office:value-type="float" office:value="1.64563" calcext:value-type="float">
            <text:p>1.64563</text:p>
          </table:table-cell>
          <table:table-cell office:value-type="float" office:value="0.36974" calcext:value-type="float">
            <text:p>0.36974</text:p>
          </table:table-cell>
          <table:table-cell office:value-type="float" office:value="1.70702" calcext:value-type="float">
            <text:p>1.70702</text:p>
          </table:table-cell>
          <table:table-cell office:value-type="float" office:value="1.60265" calcext:value-type="float">
            <text:p>1.60265</text:p>
          </table:table-cell>
          <table:table-cell office:value-type="float" office:value="1.77658" calcext:value-type="float">
            <text:p>1.77658</text:p>
          </table:table-cell>
          <table:table-cell office:value-type="float" office:value="0.450586" calcext:value-type="float">
            <text:p>0.450586</text:p>
          </table:table-cell>
          <table:table-cell office:value-type="float" office:value="1.31823" calcext:value-type="float">
            <text:p>1.31823</text:p>
          </table:table-cell>
          <table:table-cell office:value-type="float" office:value="0.179225" calcext:value-type="float">
            <text:p>0.179225</text:p>
          </table:table-cell>
          <table:table-cell office:value-type="float" office:value="0.199724" calcext:value-type="float">
            <text:p>0.199724</text:p>
          </table:table-cell>
          <table:table-cell office:value-type="float" office:value="1.12636" calcext:value-type="float">
            <text:p>1.12636</text:p>
          </table:table-cell>
          <table:table-cell office:value-type="float" office:value="0.618334" calcext:value-type="float">
            <text:p>0.618334</text:p>
          </table:table-cell>
          <table:table-cell office:value-type="float" office:value="1.21807" calcext:value-type="float">
            <text:p>1.21807</text:p>
          </table:table-cell>
          <table:table-cell office:value-type="float" office:value="0.900866" calcext:value-type="float">
            <text:p>0.900866</text:p>
          </table:table-cell>
          <table:table-cell office:value-type="float" office:value="0.191402" calcext:value-type="float">
            <text:p>0.191402</text:p>
          </table:table-cell>
          <table:table-cell office:value-type="float" office:value="0.879442" calcext:value-type="float">
            <text:p>0.879442</text:p>
          </table:table-cell>
          <table:table-cell office:value-type="float" office:value="0.829158" calcext:value-type="float">
            <text:p>0.829158</text:p>
          </table:table-cell>
          <table:table-cell office:value-type="float" office:value="0.231836" calcext:value-type="float">
            <text:p>0.231836</text:p>
          </table:table-cell>
          <table:table-cell office:value-type="float" office:value="1.63527" calcext:value-type="float">
            <text:p>1.63527</text:p>
          </table:table-cell>
          <table:table-cell office:value-type="float" office:value="2.09513" calcext:value-type="float">
            <text:p>2.09513</text:p>
          </table:table-cell>
          <table:table-cell office:value-type="float" office:value="1.53497" calcext:value-type="float">
            <text:p>1.53497</text:p>
          </table:table-cell>
          <table:table-cell office:value-type="float" office:value="0.936784" calcext:value-type="float">
            <text:p>0.936784</text:p>
          </table:table-cell>
          <table:table-cell table:number-columns-repeated="20"/>
          <table:table-cell table:formula="of:=MIN([.A150:.BL150])" office:value-type="float" office:value="0.105288" calcext:value-type="float">
            <text:p>0.105288</text:p>
          </table:table-cell>
          <table:table-cell table:formula="of:=MAX([.A150:.BL150])" office:value-type="float" office:value="2.09513" calcext:value-type="float">
            <text:p>2.09513</text:p>
          </table:table-cell>
          <table:table-cell table:number-columns-repeated="7"/>
        </table:table-row>
        <table:table-row table:style-name="ro2">
          <table:table-cell office:value-type="float" office:value="0.142955" calcext:value-type="float">
            <text:p>0.142955</text:p>
          </table:table-cell>
          <table:table-cell office:value-type="float" office:value="0.208395" calcext:value-type="float">
            <text:p>0.208395</text:p>
          </table:table-cell>
          <table:table-cell office:value-type="float" office:value="0.141413" calcext:value-type="float">
            <text:p>0.141413</text:p>
          </table:table-cell>
          <table:table-cell office:value-type="float" office:value="0.155246" calcext:value-type="float">
            <text:p>0.155246</text:p>
          </table:table-cell>
          <table:table-cell office:value-type="float" office:value="0.547457" calcext:value-type="float">
            <text:p>0.547457</text:p>
          </table:table-cell>
          <table:table-cell office:value-type="float" office:value="0.50632" calcext:value-type="float">
            <text:p>0.50632</text:p>
          </table:table-cell>
          <table:table-cell office:value-type="float" office:value="0.155135" calcext:value-type="float">
            <text:p>0.155135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0308" calcext:value-type="float">
            <text:p>0.150308</text:p>
          </table:table-cell>
          <table:table-cell office:value-type="float" office:value="0.384117" calcext:value-type="float">
            <text:p>0.384117</text:p>
          </table:table-cell>
          <table:table-cell office:value-type="float" office:value="0.224282" calcext:value-type="float">
            <text:p>0.224282</text:p>
          </table:table-cell>
          <table:table-cell office:value-type="float" office:value="0.443671" calcext:value-type="float">
            <text:p>0.443671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383269" calcext:value-type="float">
            <text:p>0.383269</text:p>
          </table:table-cell>
          <table:table-cell office:value-type="float" office:value="0.302248" calcext:value-type="float">
            <text:p>0.302248</text:p>
          </table:table-cell>
          <table:table-cell office:value-type="float" office:value="0.185743" calcext:value-type="float">
            <text:p>0.185743</text:p>
          </table:table-cell>
          <table:table-cell office:value-type="float" office:value="1.2488" calcext:value-type="float">
            <text:p>1.2488</text:p>
          </table:table-cell>
          <table:table-cell office:value-type="float" office:value="0.300197" calcext:value-type="float">
            <text:p>0.300197</text:p>
          </table:table-cell>
          <table:table-cell office:value-type="float" office:value="1.07007" calcext:value-type="float">
            <text:p>1.07007</text:p>
          </table:table-cell>
          <table:table-cell office:value-type="float" office:value="1.2294" calcext:value-type="float">
            <text:p>1.2294</text:p>
          </table:table-cell>
          <table:table-cell office:value-type="float" office:value="0.983506" calcext:value-type="float">
            <text:p>0.983506</text:p>
          </table:table-cell>
          <table:table-cell office:value-type="float" office:value="0.890438" calcext:value-type="float">
            <text:p>0.890438</text:p>
          </table:table-cell>
          <table:table-cell office:value-type="float" office:value="0.892046" calcext:value-type="float">
            <text:p>0.892046</text:p>
          </table:table-cell>
          <table:table-cell office:value-type="float" office:value="0.584519" calcext:value-type="float">
            <text:p>0.584519</text:p>
          </table:table-cell>
          <table:table-cell office:value-type="float" office:value="0.257076" calcext:value-type="float">
            <text:p>0.257076</text:p>
          </table:table-cell>
          <table:table-cell office:value-type="float" office:value="1.51323" calcext:value-type="float">
            <text:p>1.51323</text:p>
          </table:table-cell>
          <table:table-cell office:value-type="float" office:value="1.14175" calcext:value-type="float">
            <text:p>1.14175</text:p>
          </table:table-cell>
          <table:table-cell office:value-type="float" office:value="0.149139" calcext:value-type="float">
            <text:p>0.149139</text:p>
          </table:table-cell>
          <table:table-cell office:value-type="float" office:value="0.728095" calcext:value-type="float">
            <text:p>0.728095</text:p>
          </table:table-cell>
          <table:table-cell office:value-type="float" office:value="0.656725" calcext:value-type="float">
            <text:p>0.656725</text:p>
          </table:table-cell>
          <table:table-cell office:value-type="float" office:value="0.499421" calcext:value-type="float">
            <text:p>0.499421</text:p>
          </table:table-cell>
          <table:table-cell office:value-type="float" office:value="0.676729" calcext:value-type="float">
            <text:p>0.676729</text:p>
          </table:table-cell>
          <table:table-cell office:value-type="float" office:value="0.648177" calcext:value-type="float">
            <text:p>0.648177</text:p>
          </table:table-cell>
          <table:table-cell office:value-type="float" office:value="1.78444" calcext:value-type="float">
            <text:p>1.78444</text:p>
          </table:table-cell>
          <table:table-cell office:value-type="float" office:value="0.900476" calcext:value-type="float">
            <text:p>0.900476</text:p>
          </table:table-cell>
          <table:table-cell office:value-type="float" office:value="1.69114" calcext:value-type="float">
            <text:p>1.69114</text:p>
          </table:table-cell>
          <table:table-cell office:value-type="float" office:value="0.234599" calcext:value-type="float">
            <text:p>0.234599</text:p>
          </table:table-cell>
          <table:table-cell office:value-type="float" office:value="1.42614" calcext:value-type="float">
            <text:p>1.42614</text:p>
          </table:table-cell>
          <table:table-cell office:value-type="float" office:value="0.896176" calcext:value-type="float">
            <text:p>0.896176</text:p>
          </table:table-cell>
          <table:table-cell office:value-type="float" office:value="1.10837" calcext:value-type="float">
            <text:p>1.10837</text:p>
          </table:table-cell>
          <table:table-cell office:value-type="float" office:value="2.15353" calcext:value-type="float">
            <text:p>2.15353</text:p>
          </table:table-cell>
          <table:table-cell office:value-type="float" office:value="1.65976" calcext:value-type="float">
            <text:p>1.65976</text:p>
          </table:table-cell>
          <table:table-cell office:value-type="float" office:value="0.130211" calcext:value-type="float">
            <text:p>0.130211</text:p>
          </table:table-cell>
          <table:table-cell office:value-type="float" office:value="1.15862" calcext:value-type="float">
            <text:p>1.15862</text:p>
          </table:table-cell>
          <table:table-cell office:value-type="float" office:value="0.172245" calcext:value-type="float">
            <text:p>0.172245</text:p>
          </table:table-cell>
          <table:table-cell office:value-type="float" office:value="0.050765" calcext:value-type="float">
            <text:p>0.050765</text:p>
          </table:table-cell>
          <table:table-cell office:value-type="float" office:value="0.0499129" calcext:value-type="float">
            <text:p>0.0499129</text:p>
          </table:table-cell>
          <table:table-cell office:value-type="float" office:value="0.352438" calcext:value-type="float">
            <text:p>0.352438</text:p>
          </table:table-cell>
          <table:table-cell table:number-columns-repeated="20"/>
          <table:table-cell table:formula="of:=MIN([.A151:.BL151])" office:value-type="float" office:value="0.0499129" calcext:value-type="float">
            <text:p>0.0499129</text:p>
          </table:table-cell>
          <table:table-cell table:formula="of:=MAX([.A151:.BL151])" office:value-type="float" office:value="2.15353" calcext:value-type="float">
            <text:p>2.15353</text:p>
          </table:table-cell>
          <table:table-cell table:number-columns-repeated="7"/>
        </table:table-row>
        <table:table-row table:style-name="ro2">
          <table:table-cell office:value-type="float" office:value="0.193619" calcext:value-type="float">
            <text:p>0.193619</text:p>
          </table:table-cell>
          <table:table-cell office:value-type="float" office:value="0.201704" calcext:value-type="float">
            <text:p>0.201704</text:p>
          </table:table-cell>
          <table:table-cell office:value-type="float" office:value="0.212994" calcext:value-type="float">
            <text:p>0.212994</text:p>
          </table:table-cell>
          <table:table-cell office:value-type="float" office:value="0.166388" calcext:value-type="float">
            <text:p>0.166388</text:p>
          </table:table-cell>
          <table:table-cell office:value-type="float" office:value="0.201827" calcext:value-type="float">
            <text:p>0.201827</text:p>
          </table:table-cell>
          <table:table-cell office:value-type="float" office:value="0.291556" calcext:value-type="float">
            <text:p>0.291556</text:p>
          </table:table-cell>
          <table:table-cell office:value-type="float" office:value="0.238681" calcext:value-type="float">
            <text:p>0.238681</text:p>
          </table:table-cell>
          <table:table-cell office:value-type="float" office:value="0.246293" calcext:value-type="float">
            <text:p>0.246293</text:p>
          </table:table-cell>
          <table:table-cell office:value-type="float" office:value="0.293721" calcext:value-type="float">
            <text:p>0.293721</text:p>
          </table:table-cell>
          <table:table-cell office:value-type="float" office:value="0.175279" calcext:value-type="float">
            <text:p>0.175279</text:p>
          </table:table-cell>
          <table:table-cell office:value-type="float" office:value="0.12184" calcext:value-type="float">
            <text:p>0.12184</text:p>
          </table:table-cell>
          <table:table-cell office:value-type="float" office:value="0.182628" calcext:value-type="float">
            <text:p>0.182628</text:p>
          </table:table-cell>
          <table:table-cell office:value-type="float" office:value="0.198754" calcext:value-type="float">
            <text:p>0.198754</text:p>
          </table:table-cell>
          <table:table-cell office:value-type="float" office:value="0.203945" calcext:value-type="float">
            <text:p>0.203945</text:p>
          </table:table-cell>
          <table:table-cell office:value-type="float" office:value="0.529476" calcext:value-type="float">
            <text:p>0.529476</text:p>
          </table:table-cell>
          <table:table-cell office:value-type="float" office:value="0.218323" calcext:value-type="float">
            <text:p>0.218323</text:p>
          </table:table-cell>
          <table:table-cell office:value-type="float" office:value="0.147599" calcext:value-type="float">
            <text:p>0.147599</text:p>
          </table:table-cell>
          <table:table-cell office:value-type="float" office:value="0.235747" calcext:value-type="float">
            <text:p>0.235747</text:p>
          </table:table-cell>
          <table:table-cell office:value-type="float" office:value="0.283408" calcext:value-type="float">
            <text:p>0.283408</text:p>
          </table:table-cell>
          <table:table-cell office:value-type="float" office:value="0.283949" calcext:value-type="float">
            <text:p>0.283949</text:p>
          </table:table-cell>
          <table:table-cell office:value-type="float" office:value="0.121442" calcext:value-type="float">
            <text:p>0.121442</text:p>
          </table:table-cell>
          <table:table-cell office:value-type="float" office:value="0.939955" calcext:value-type="float">
            <text:p>0.939955</text:p>
          </table:table-cell>
          <table:table-cell office:value-type="float" office:value="0.185422" calcext:value-type="float">
            <text:p>0.185422</text:p>
          </table:table-cell>
          <table:table-cell office:value-type="float" office:value="0.242556" calcext:value-type="float">
            <text:p>0.242556</text:p>
          </table:table-cell>
          <table:table-cell office:value-type="float" office:value="1.62085" calcext:value-type="float">
            <text:p>1.62085</text:p>
          </table:table-cell>
          <table:table-cell office:value-type="float" office:value="1.43865" calcext:value-type="float">
            <text:p>1.43865</text:p>
          </table:table-cell>
          <table:table-cell office:value-type="float" office:value="1.46597" calcext:value-type="float">
            <text:p>1.46597</text:p>
          </table:table-cell>
          <table:table-cell office:value-type="float" office:value="1.47293" calcext:value-type="float">
            <text:p>1.47293</text:p>
          </table:table-cell>
          <table:table-cell office:value-type="float" office:value="0.08989" calcext:value-type="float">
            <text:p>0.08989</text:p>
          </table:table-cell>
          <table:table-cell office:value-type="float" office:value="1.22252" calcext:value-type="float">
            <text:p>1.22252</text:p>
          </table:table-cell>
          <table:table-cell office:value-type="float" office:value="0.133085" calcext:value-type="float">
            <text:p>0.133085</text:p>
          </table:table-cell>
          <table:table-cell office:value-type="float" office:value="0.740431" calcext:value-type="float">
            <text:p>0.740431</text:p>
          </table:table-cell>
          <table:table-cell office:value-type="float" office:value="0.0884969" calcext:value-type="float">
            <text:p>0.0884969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1.74244" calcext:value-type="float">
            <text:p>1.74244</text:p>
          </table:table-cell>
          <table:table-cell office:value-type="float" office:value="1.16177" calcext:value-type="float">
            <text:p>1.16177</text:p>
          </table:table-cell>
          <table:table-cell office:value-type="float" office:value="0.073164" calcext:value-type="float">
            <text:p>0.073164</text:p>
          </table:table-cell>
          <table:table-cell office:value-type="float" office:value="1.55233" calcext:value-type="float">
            <text:p>1.55233</text:p>
          </table:table-cell>
          <table:table-cell office:value-type="float" office:value="1.44399" calcext:value-type="float">
            <text:p>1.44399</text:p>
          </table:table-cell>
          <table:table-cell office:value-type="float" office:value="1.71559" calcext:value-type="float">
            <text:p>1.71559</text:p>
          </table:table-cell>
          <table:table-cell office:value-type="float" office:value="0.130377" calcext:value-type="float">
            <text:p>0.130377</text:p>
          </table:table-cell>
          <table:table-cell office:value-type="float" office:value="0.165686" calcext:value-type="float">
            <text:p>0.165686</text:p>
          </table:table-cell>
          <table:table-cell office:value-type="float" office:value="0.0921841" calcext:value-type="float">
            <text:p>0.0921841</text:p>
          </table:table-cell>
          <table:table-cell office:value-type="float" office:value="0.606943" calcext:value-type="float">
            <text:p>0.606943</text:p>
          </table:table-cell>
          <table:table-cell office:value-type="float" office:value="0.584691" calcext:value-type="float">
            <text:p>0.584691</text:p>
          </table:table-cell>
          <table:table-cell office:value-type="float" office:value="0.221357" calcext:value-type="float">
            <text:p>0.221357</text:p>
          </table:table-cell>
          <table:table-cell office:value-type="float" office:value="0.125136" calcext:value-type="float">
            <text:p>0.125136</text:p>
          </table:table-cell>
          <table:table-cell office:value-type="float" office:value="0.080842" calcext:value-type="float">
            <text:p>0.080842</text:p>
          </table:table-cell>
          <table:table-cell table:number-columns-repeated="20"/>
          <table:table-cell table:formula="of:=MIN([.A152:.BL152])" office:value-type="float" office:value="0.073164" calcext:value-type="float">
            <text:p>0.073164</text:p>
          </table:table-cell>
          <table:table-cell table:formula="of:=MAX([.A152:.BL152])" office:value-type="float" office:value="1.74244" calcext:value-type="float">
            <text:p>1.74244</text:p>
          </table:table-cell>
          <table:table-cell table:number-columns-repeated="7"/>
        </table:table-row>
        <table:table-row table:style-name="ro2">
          <table:table-cell office:value-type="float" office:value="0.102736" calcext:value-type="float">
            <text:p>0.102736</text:p>
          </table:table-cell>
          <table:table-cell office:value-type="float" office:value="0.111519" calcext:value-type="float">
            <text:p>0.111519</text:p>
          </table:table-cell>
          <table:table-cell office:value-type="float" office:value="0.195017" calcext:value-type="float">
            <text:p>0.195017</text:p>
          </table:table-cell>
          <table:table-cell office:value-type="float" office:value="0.158391" calcext:value-type="float">
            <text:p>0.158391</text:p>
          </table:table-cell>
          <table:table-cell office:value-type="float" office:value="0.136749" calcext:value-type="float">
            <text:p>0.136749</text:p>
          </table:table-cell>
          <table:table-cell office:value-type="float" office:value="0.116315" calcext:value-type="float">
            <text:p>0.116315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0.227496" calcext:value-type="float">
            <text:p>0.227496</text:p>
          </table:table-cell>
          <table:table-cell office:value-type="float" office:value="0.130067" calcext:value-type="float">
            <text:p>0.130067</text:p>
          </table:table-cell>
          <table:table-cell office:value-type="float" office:value="0.16643" calcext:value-type="float">
            <text:p>0.16643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188478" calcext:value-type="float">
            <text:p>0.188478</text:p>
          </table:table-cell>
          <table:table-cell office:value-type="float" office:value="0.158642" calcext:value-type="float">
            <text:p>0.158642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285196" calcext:value-type="float">
            <text:p>0.285196</text:p>
          </table:table-cell>
          <table:table-cell office:value-type="float" office:value="0.248344" calcext:value-type="float">
            <text:p>0.24834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874784" calcext:value-type="float">
            <text:p>0.874784</text:p>
          </table:table-cell>
          <table:table-cell office:value-type="float" office:value="0.771431" calcext:value-type="float">
            <text:p>0.771431</text:p>
          </table:table-cell>
          <table:table-cell office:value-type="float" office:value="0.539826" calcext:value-type="float">
            <text:p>0.539826</text:p>
          </table:table-cell>
          <table:table-cell office:value-type="float" office:value="0.329983" calcext:value-type="float">
            <text:p>0.329983</text:p>
          </table:table-cell>
          <table:table-cell office:value-type="float" office:value="1.36325" calcext:value-type="float">
            <text:p>1.36325</text:p>
          </table:table-cell>
          <table:table-cell office:value-type="float" office:value="1.29328" calcext:value-type="float">
            <text:p>1.29328</text:p>
          </table:table-cell>
          <table:table-cell office:value-type="float" office:value="1.25132" calcext:value-type="float">
            <text:p>1.25132</text:p>
          </table:table-cell>
          <table:table-cell office:value-type="float" office:value="0.246682" calcext:value-type="float">
            <text:p>0.246682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318299" calcext:value-type="float">
            <text:p>0.318299</text:p>
          </table:table-cell>
          <table:table-cell office:value-type="float" office:value="0.896239" calcext:value-type="float">
            <text:p>0.896239</text:p>
          </table:table-cell>
          <table:table-cell office:value-type="float" office:value="1.15689" calcext:value-type="float">
            <text:p>1.15689</text:p>
          </table:table-cell>
          <table:table-cell office:value-type="float" office:value="0.245276" calcext:value-type="float">
            <text:p>0.245276</text:p>
          </table:table-cell>
          <table:table-cell office:value-type="float" office:value="0.572148" calcext:value-type="float">
            <text:p>0.572148</text:p>
          </table:table-cell>
          <table:table-cell office:value-type="float" office:value="1.6534" calcext:value-type="float">
            <text:p>1.6534</text:p>
          </table:table-cell>
          <table:table-cell office:value-type="float" office:value="1.5648" calcext:value-type="float">
            <text:p>1.5648</text:p>
          </table:table-cell>
          <table:table-cell office:value-type="float" office:value="1.31741" calcext:value-type="float">
            <text:p>1.31741</text:p>
          </table:table-cell>
          <table:table-cell office:value-type="float" office:value="0.519067" calcext:value-type="float">
            <text:p>0.519067</text:p>
          </table:table-cell>
          <table:table-cell office:value-type="float" office:value="0.224222" calcext:value-type="float">
            <text:p>0.224222</text:p>
          </table:table-cell>
          <table:table-cell office:value-type="float" office:value="0.16743" calcext:value-type="float">
            <text:p>0.16743</text:p>
          </table:table-cell>
          <table:table-cell office:value-type="float" office:value="0.232227" calcext:value-type="float">
            <text:p>0.232227</text:p>
          </table:table-cell>
          <table:table-cell office:value-type="float" office:value="0.323143" calcext:value-type="float">
            <text:p>0.323143</text:p>
          </table:table-cell>
          <table:table-cell office:value-type="float" office:value="0.464888" calcext:value-type="float">
            <text:p>0.464888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052536" calcext:value-type="float">
            <text:p>0.052536</text:p>
          </table:table-cell>
          <table:table-cell office:value-type="float" office:value="1.40171" calcext:value-type="float">
            <text:p>1.40171</text:p>
          </table:table-cell>
          <table:table-cell office:value-type="float" office:value="2.09255" calcext:value-type="float">
            <text:p>2.09255</text:p>
          </table:table-cell>
          <table:table-cell office:value-type="float" office:value="0.0881839" calcext:value-type="float">
            <text:p>0.0881839</text:p>
          </table:table-cell>
          <table:table-cell office:value-type="float" office:value="0.190678" calcext:value-type="float">
            <text:p>0.190678</text:p>
          </table:table-cell>
          <table:table-cell office:value-type="float" office:value="0.199775" calcext:value-type="float">
            <text:p>0.199775</text:p>
          </table:table-cell>
          <table:table-cell office:value-type="float" office:value="0.173665" calcext:value-type="float">
            <text:p>0.173665</text:p>
          </table:table-cell>
          <table:table-cell table:number-columns-repeated="20"/>
          <table:table-cell table:formula="of:=MIN([.A153:.BL153])" office:value-type="float" office:value="0.052536" calcext:value-type="float">
            <text:p>0.052536</text:p>
          </table:table-cell>
          <table:table-cell table:formula="of:=MAX([.A153:.BL153])" office:value-type="float" office:value="2.09255" calcext:value-type="float">
            <text:p>2.09255</text:p>
          </table:table-cell>
          <table:table-cell table:number-columns-repeated="7"/>
        </table:table-row>
        <table:table-row table:style-name="ro2">
          <table:table-cell office:value-type="float" office:value="0.104654" calcext:value-type="float">
            <text:p>0.104654</text:p>
          </table:table-cell>
          <table:table-cell office:value-type="float" office:value="0.120237" calcext:value-type="float">
            <text:p>0.120237</text:p>
          </table:table-cell>
          <table:table-cell office:value-type="float" office:value="0.160419" calcext:value-type="float">
            <text:p>0.160419</text:p>
          </table:table-cell>
          <table:table-cell office:value-type="float" office:value="0.210873" calcext:value-type="float">
            <text:p>0.210873</text:p>
          </table:table-cell>
          <table:table-cell office:value-type="float" office:value="0.25656" calcext:value-type="float">
            <text:p>0.25656</text:p>
          </table:table-cell>
          <table:table-cell office:value-type="float" office:value="0.228422" calcext:value-type="float">
            <text:p>0.228422</text:p>
          </table:table-cell>
          <table:table-cell office:value-type="float" office:value="0.165841" calcext:value-type="float">
            <text:p>0.165841</text:p>
          </table:table-cell>
          <table:table-cell office:value-type="float" office:value="0.394509" calcext:value-type="float">
            <text:p>0.394509</text:p>
          </table:table-cell>
          <table:table-cell office:value-type="float" office:value="0.361296" calcext:value-type="float">
            <text:p>0.361296</text:p>
          </table:table-cell>
          <table:table-cell office:value-type="float" office:value="0.21246" calcext:value-type="float">
            <text:p>0.21246</text:p>
          </table:table-cell>
          <table:table-cell office:value-type="float" office:value="0.805417" calcext:value-type="float">
            <text:p>0.805417</text:p>
          </table:table-cell>
          <table:table-cell office:value-type="float" office:value="0.74704" calcext:value-type="float">
            <text:p>0.74704</text:p>
          </table:table-cell>
          <table:table-cell office:value-type="float" office:value="0.184365" calcext:value-type="float">
            <text:p>0.184365</text:p>
          </table:table-cell>
          <table:table-cell office:value-type="float" office:value="0.758853" calcext:value-type="float">
            <text:p>0.758853</text:p>
          </table:table-cell>
          <table:table-cell office:value-type="float" office:value="0.693184" calcext:value-type="float">
            <text:p>0.693184</text:p>
          </table:table-cell>
          <table:table-cell office:value-type="float" office:value="0.742226" calcext:value-type="float">
            <text:p>0.742226</text:p>
          </table:table-cell>
          <table:table-cell office:value-type="float" office:value="0.230591" calcext:value-type="float">
            <text:p>0.230591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217016" calcext:value-type="float">
            <text:p>0.217016</text:p>
          </table:table-cell>
          <table:table-cell office:value-type="float" office:value="0.609441" calcext:value-type="float">
            <text:p>0.609441</text:p>
          </table:table-cell>
          <table:table-cell office:value-type="float" office:value="0.16264" calcext:value-type="float">
            <text:p>0.16264</text:p>
          </table:table-cell>
          <table:table-cell office:value-type="float" office:value="0.159488" calcext:value-type="float">
            <text:p>0.159488</text:p>
          </table:table-cell>
          <table:table-cell office:value-type="float" office:value="0.618423" calcext:value-type="float">
            <text:p>0.618423</text:p>
          </table:table-cell>
          <table:table-cell office:value-type="float" office:value="0.258241" calcext:value-type="float">
            <text:p>0.258241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523754" calcext:value-type="float">
            <text:p>0.523754</text:p>
          </table:table-cell>
          <table:table-cell office:value-type="float" office:value="0.494152" calcext:value-type="float">
            <text:p>0.494152</text:p>
          </table:table-cell>
          <table:table-cell office:value-type="float" office:value="0.27724" calcext:value-type="float">
            <text:p>0.27724</text:p>
          </table:table-cell>
          <table:table-cell office:value-type="float" office:value="0.580402" calcext:value-type="float">
            <text:p>0.580402</text:p>
          </table:table-cell>
          <table:table-cell office:value-type="float" office:value="0.508822" calcext:value-type="float">
            <text:p>0.508822</text:p>
          </table:table-cell>
          <table:table-cell office:value-type="float" office:value="0.369782" calcext:value-type="float">
            <text:p>0.369782</text:p>
          </table:table-cell>
          <table:table-cell office:value-type="float" office:value="0.506862" calcext:value-type="float">
            <text:p>0.506862</text:p>
          </table:table-cell>
          <table:table-cell office:value-type="float" office:value="0.485904" calcext:value-type="float">
            <text:p>0.485904</text:p>
          </table:table-cell>
          <table:table-cell office:value-type="float" office:value="0.328824" calcext:value-type="float">
            <text:p>0.328824</text:p>
          </table:table-cell>
          <table:table-cell office:value-type="float" office:value="0.426597" calcext:value-type="float">
            <text:p>0.426597</text:p>
          </table:table-cell>
          <table:table-cell office:value-type="float" office:value="2.19621" calcext:value-type="float">
            <text:p>2.19621</text:p>
          </table:table-cell>
          <table:table-cell office:value-type="float" office:value="2.19988" calcext:value-type="float">
            <text:p>2.19988</text:p>
          </table:table-cell>
          <table:table-cell office:value-type="float" office:value="0.581564" calcext:value-type="float">
            <text:p>0.581564</text:p>
          </table:table-cell>
          <table:table-cell office:value-type="float" office:value="0.310241" calcext:value-type="float">
            <text:p>0.310241</text:p>
          </table:table-cell>
          <table:table-cell office:value-type="float" office:value="1.60111" calcext:value-type="float">
            <text:p>1.60111</text:p>
          </table:table-cell>
          <table:table-cell office:value-type="float" office:value="0.274695" calcext:value-type="float">
            <text:p>0.274695</text:p>
          </table:table-cell>
          <table:table-cell office:value-type="float" office:value="1.64004" calcext:value-type="float">
            <text:p>1.64004</text:p>
          </table:table-cell>
          <table:table-cell office:value-type="float" office:value="2.08989" calcext:value-type="float">
            <text:p>2.08989</text:p>
          </table:table-cell>
          <table:table-cell office:value-type="float" office:value="1.83274" calcext:value-type="float">
            <text:p>1.83274</text:p>
          </table:table-cell>
          <table:table-cell office:value-type="float" office:value="0.339767" calcext:value-type="float">
            <text:p>0.339767</text:p>
          </table:table-cell>
          <table:table-cell office:value-type="float" office:value="0.456505" calcext:value-type="float">
            <text:p>0.456505</text:p>
          </table:table-cell>
          <table:table-cell office:value-type="float" office:value="0.435214" calcext:value-type="float">
            <text:p>0.435214</text:p>
          </table:table-cell>
          <table:table-cell office:value-type="float" office:value="0.597152" calcext:value-type="float">
            <text:p>0.597152</text:p>
          </table:table-cell>
          <table:table-cell table:number-columns-repeated="20"/>
          <table:table-cell table:formula="of:=MIN([.A154:.BL154])" office:value-type="float" office:value="0.104654" calcext:value-type="float">
            <text:p>0.104654</text:p>
          </table:table-cell>
          <table:table-cell table:formula="of:=MAX([.A154:.BL154])" office:value-type="float" office:value="2.19988" calcext:value-type="float">
            <text:p>2.19988</text:p>
          </table:table-cell>
          <table:table-cell table:number-columns-repeated="7"/>
        </table:table-row>
        <table:table-row table:style-name="ro2">
          <table:table-cell office:value-type="float" office:value="0.176273" calcext:value-type="float">
            <text:p>0.176273</text:p>
          </table:table-cell>
          <table:table-cell office:value-type="float" office:value="0.195908" calcext:value-type="float">
            <text:p>0.195908</text:p>
          </table:table-cell>
          <table:table-cell office:value-type="float" office:value="0.215568" calcext:value-type="float">
            <text:p>0.215568</text:p>
          </table:table-cell>
          <table:table-cell office:value-type="float" office:value="0.149371" calcext:value-type="float">
            <text:p>0.149371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0.187121" calcext:value-type="float">
            <text:p>0.187121</text:p>
          </table:table-cell>
          <table:table-cell office:value-type="float" office:value="0.211959" calcext:value-type="float">
            <text:p>0.211959</text:p>
          </table:table-cell>
          <table:table-cell office:value-type="float" office:value="0.36452" calcext:value-type="float">
            <text:p>0.36452</text:p>
          </table:table-cell>
          <table:table-cell office:value-type="float" office:value="0.171136" calcext:value-type="float">
            <text:p>0.17113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917102" calcext:value-type="float">
            <text:p>0.917102</text:p>
          </table:table-cell>
          <table:table-cell office:value-type="float" office:value="0.93355" calcext:value-type="float">
            <text:p>0.93355</text:p>
          </table:table-cell>
          <table:table-cell office:value-type="float" office:value="0.22706" calcext:value-type="float">
            <text:p>0.22706</text:p>
          </table:table-cell>
          <table:table-cell office:value-type="float" office:value="0.84126" calcext:value-type="float">
            <text:p>0.84126</text:p>
          </table:table-cell>
          <table:table-cell office:value-type="float" office:value="0.651547" calcext:value-type="float">
            <text:p>0.651547</text:p>
          </table:table-cell>
          <table:table-cell office:value-type="float" office:value="0.729732" calcext:value-type="float">
            <text:p>0.729732</text:p>
          </table:table-cell>
          <table:table-cell office:value-type="float" office:value="1.17671" calcext:value-type="float">
            <text:p>1.17671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1.06772" calcext:value-type="float">
            <text:p>1.06772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676629" calcext:value-type="float">
            <text:p>0.676629</text:p>
          </table:table-cell>
          <table:table-cell office:value-type="float" office:value="0.165492" calcext:value-type="float">
            <text:p>0.165492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0.619055" calcext:value-type="float">
            <text:p>0.619055</text:p>
          </table:table-cell>
          <table:table-cell office:value-type="float" office:value="0.594319" calcext:value-type="float">
            <text:p>0.594319</text:p>
          </table:table-cell>
          <table:table-cell office:value-type="float" office:value="1.43869" calcext:value-type="float">
            <text:p>1.43869</text:p>
          </table:table-cell>
          <table:table-cell office:value-type="float" office:value="0.669748" calcext:value-type="float">
            <text:p>0.669748</text:p>
          </table:table-cell>
          <table:table-cell office:value-type="float" office:value="0.266293" calcext:value-type="float">
            <text:p>0.266293</text:p>
          </table:table-cell>
          <table:table-cell office:value-type="float" office:value="1.069" calcext:value-type="float">
            <text:p>1.069</text:p>
          </table:table-cell>
          <table:table-cell office:value-type="float" office:value="1.70949" calcext:value-type="float">
            <text:p>1.70949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1.10983" calcext:value-type="float">
            <text:p>1.10983</text:p>
          </table:table-cell>
          <table:table-cell office:value-type="float" office:value="1.73272" calcext:value-type="float">
            <text:p>1.73272</text:p>
          </table:table-cell>
          <table:table-cell office:value-type="float" office:value="0.716184" calcext:value-type="float">
            <text:p>0.716184</text:p>
          </table:table-cell>
          <table:table-cell office:value-type="float" office:value="1.78292" calcext:value-type="float">
            <text:p>1.78292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1.09595" calcext:value-type="float">
            <text:p>1.09595</text:p>
          </table:table-cell>
          <table:table-cell office:value-type="float" office:value="1.85928" calcext:value-type="float">
            <text:p>1.85928</text:p>
          </table:table-cell>
          <table:table-cell office:value-type="float" office:value="1.94075" calcext:value-type="float">
            <text:p>1.94075</text:p>
          </table:table-cell>
          <table:table-cell office:value-type="float" office:value="0.0676768" calcext:value-type="float">
            <text:p>0.0676768</text:p>
          </table:table-cell>
          <table:table-cell office:value-type="float" office:value="2.25004" calcext:value-type="float">
            <text:p>2.25004</text:p>
          </table:table-cell>
          <table:table-cell office:value-type="float" office:value="0.0988731" calcext:value-type="float">
            <text:p>0.0988731</text:p>
          </table:table-cell>
          <table:table-cell office:value-type="float" office:value="0.167311" calcext:value-type="float">
            <text:p>0.167311</text:p>
          </table:table-cell>
          <table:table-cell office:value-type="float" office:value="0.06357" calcext:value-type="float">
            <text:p>0.06357</text:p>
          </table:table-cell>
          <table:table-cell office:value-type="float" office:value="0.834331" calcext:value-type="float">
            <text:p>0.834331</text:p>
          </table:table-cell>
          <table:table-cell office:value-type="float" office:value="0.403982" calcext:value-type="float">
            <text:p>0.403982</text:p>
          </table:table-cell>
          <table:table-cell office:value-type="float" office:value="2.15818" calcext:value-type="float">
            <text:p>2.15818</text:p>
          </table:table-cell>
          <table:table-cell office:value-type="float" office:value="0.0638301" calcext:value-type="float">
            <text:p>0.0638301</text:p>
          </table:table-cell>
          <table:table-cell table:number-columns-repeated="20"/>
          <table:table-cell table:formula="of:=MIN([.A155:.BL155])" office:value-type="float" office:value="0.06357" calcext:value-type="float">
            <text:p>0.06357</text:p>
          </table:table-cell>
          <table:table-cell table:formula="of:=MAX([.A155:.BL155])" office:value-type="float" office:value="2.25004" calcext:value-type="float">
            <text:p>2.25004</text:p>
          </table:table-cell>
          <table:table-cell table:number-columns-repeated="7"/>
        </table:table-row>
        <table:table-row table:style-name="ro2">
          <table:table-cell office:value-type="float" office:value="0.153667" calcext:value-type="float">
            <text:p>0.153667</text:p>
          </table:table-cell>
          <table:table-cell office:value-type="float" office:value="0.173933" calcext:value-type="float">
            <text:p>0.173933</text:p>
          </table:table-cell>
          <table:table-cell office:value-type="float" office:value="0.185742" calcext:value-type="float">
            <text:p>0.185742</text:p>
          </table:table-cell>
          <table:table-cell office:value-type="float" office:value="0.104947" calcext:value-type="float">
            <text:p>0.104947</text:p>
          </table:table-cell>
          <table:table-cell office:value-type="float" office:value="0.195626" calcext:value-type="float">
            <text:p>0.195626</text:p>
          </table:table-cell>
          <table:table-cell office:value-type="float" office:value="0.205111" calcext:value-type="float">
            <text:p>0.205111</text:p>
          </table:table-cell>
          <table:table-cell office:value-type="float" office:value="0.266831" calcext:value-type="float">
            <text:p>0.266831</text:p>
          </table:table-cell>
          <table:table-cell office:value-type="float" office:value="0.140832" calcext:value-type="float">
            <text:p>0.140832</text:p>
          </table:table-cell>
          <table:table-cell office:value-type="float" office:value="0.208044" calcext:value-type="float">
            <text:p>0.208044</text:p>
          </table:table-cell>
          <table:table-cell office:value-type="float" office:value="0.109954" calcext:value-type="float">
            <text:p>0.109954</text:p>
          </table:table-cell>
          <table:table-cell office:value-type="float" office:value="0.619078" calcext:value-type="float">
            <text:p>0.619078</text:p>
          </table:table-cell>
          <table:table-cell office:value-type="float" office:value="0.740742" calcext:value-type="float">
            <text:p>0.740742</text:p>
          </table:table-cell>
          <table:table-cell office:value-type="float" office:value="0.235935" calcext:value-type="float">
            <text:p>0.235935</text:p>
          </table:table-cell>
          <table:table-cell office:value-type="float" office:value="0.15013" calcext:value-type="float">
            <text:p>0.15013</text:p>
          </table:table-cell>
          <table:table-cell office:value-type="float" office:value="0.153265" calcext:value-type="float">
            <text:p>0.153265</text:p>
          </table:table-cell>
          <table:table-cell office:value-type="float" office:value="0.185988" calcext:value-type="float">
            <text:p>0.185988</text:p>
          </table:table-cell>
          <table:table-cell office:value-type="float" office:value="1.33799" calcext:value-type="float">
            <text:p>1.33799</text:p>
          </table:table-cell>
          <table:table-cell office:value-type="float" office:value="1.15659" calcext:value-type="float">
            <text:p>1.15659</text:p>
          </table:table-cell>
          <table:table-cell office:value-type="float" office:value="1.20475" calcext:value-type="float">
            <text:p>1.20475</text:p>
          </table:table-cell>
          <table:table-cell office:value-type="float" office:value="1.11183" calcext:value-type="float">
            <text:p>1.11183</text:p>
          </table:table-cell>
          <table:table-cell office:value-type="float" office:value="0.855204" calcext:value-type="float">
            <text:p>0.855204</text:p>
          </table:table-cell>
          <table:table-cell office:value-type="float" office:value="0.178009" calcext:value-type="float">
            <text:p>0.178009</text:p>
          </table:table-cell>
          <table:table-cell office:value-type="float" office:value="0.998114" calcext:value-type="float">
            <text:p>0.998114</text:p>
          </table:table-cell>
          <table:table-cell office:value-type="float" office:value="0.914517" calcext:value-type="float">
            <text:p>0.914517</text:p>
          </table:table-cell>
          <table:table-cell office:value-type="float" office:value="0.271049" calcext:value-type="float">
            <text:p>0.271049</text:p>
          </table:table-cell>
          <table:table-cell office:value-type="float" office:value="1.20875" calcext:value-type="float">
            <text:p>1.20875</text:p>
          </table:table-cell>
          <table:table-cell office:value-type="float" office:value="0.790834" calcext:value-type="float">
            <text:p>0.790834</text:p>
          </table:table-cell>
          <table:table-cell office:value-type="float" office:value="0.829442" calcext:value-type="float">
            <text:p>0.829442</text:p>
          </table:table-cell>
          <table:table-cell office:value-type="float" office:value="0.686041" calcext:value-type="float">
            <text:p>0.686041</text:p>
          </table:table-cell>
          <table:table-cell office:value-type="float" office:value="0.690524" calcext:value-type="float">
            <text:p>0.690524</text:p>
          </table:table-cell>
          <table:table-cell office:value-type="float" office:value="1.63396" calcext:value-type="float">
            <text:p>1.63396</text:p>
          </table:table-cell>
          <table:table-cell office:value-type="float" office:value="1.68652" calcext:value-type="float">
            <text:p>1.68652</text:p>
          </table:table-cell>
          <table:table-cell office:value-type="float" office:value="0.207518" calcext:value-type="float">
            <text:p>0.207518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1.02055" calcext:value-type="float">
            <text:p>1.02055</text:p>
          </table:table-cell>
          <table:table-cell office:value-type="float" office:value="1.08364" calcext:value-type="float">
            <text:p>1.08364</text:p>
          </table:table-cell>
          <table:table-cell office:value-type="float" office:value="0.743715" calcext:value-type="float">
            <text:p>0.743715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1.60291" calcext:value-type="float">
            <text:p>1.60291</text:p>
          </table:table-cell>
          <table:table-cell office:value-type="float" office:value="1.19977" calcext:value-type="float">
            <text:p>1.19977</text:p>
          </table:table-cell>
          <table:table-cell office:value-type="float" office:value="1.4363" calcext:value-type="float">
            <text:p>1.4363</text:p>
          </table:table-cell>
          <table:table-cell office:value-type="float" office:value="1.9888" calcext:value-type="float">
            <text:p>1.9888</text:p>
          </table:table-cell>
          <table:table-cell office:value-type="float" office:value="1.26559" calcext:value-type="float">
            <text:p>1.26559</text:p>
          </table:table-cell>
          <table:table-cell office:value-type="float" office:value="2.0226" calcext:value-type="float">
            <text:p>2.0226</text:p>
          </table:table-cell>
          <table:table-cell office:value-type="float" office:value="1.69142" calcext:value-type="float">
            <text:p>1.69142</text:p>
          </table:table-cell>
          <table:table-cell office:value-type="float" office:value="2.04418" calcext:value-type="float">
            <text:p>2.04418</text:p>
          </table:table-cell>
          <table:table-cell office:value-type="float" office:value="1.30349" calcext:value-type="float">
            <text:p>1.30349</text:p>
          </table:table-cell>
          <table:table-cell table:number-columns-repeated="20"/>
          <table:table-cell table:formula="of:=MIN([.A156:.BL156])" office:value-type="float" office:value="0.104947" calcext:value-type="float">
            <text:p>0.104947</text:p>
          </table:table-cell>
          <table:table-cell table:formula="of:=MAX([.A156:.BL156])" office:value-type="float" office:value="2.04418" calcext:value-type="float">
            <text:p>2.04418</text:p>
          </table:table-cell>
          <table:table-cell table:number-columns-repeated="7"/>
        </table:table-row>
        <table:table-row table:style-name="ro2">
          <table:table-cell office:value-type="float" office:value="0.10907" calcext:value-type="float">
            <text:p>0.10907</text:p>
          </table:table-cell>
          <table:table-cell office:value-type="float" office:value="0.0731418" calcext:value-type="float">
            <text:p>0.0731418</text:p>
          </table:table-cell>
          <table:table-cell office:value-type="float" office:value="0.085587" calcext:value-type="float">
            <text:p>0.085587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.483308" calcext:value-type="float">
            <text:p>0.483308</text:p>
          </table:table-cell>
          <table:table-cell office:value-type="float" office:value="0.121157" calcext:value-type="float">
            <text:p>0.121157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40416" calcext:value-type="float">
            <text:p>0.40416</text:p>
          </table:table-cell>
          <table:table-cell office:value-type="float" office:value="0.0748539" calcext:value-type="float">
            <text:p>0.0748539</text:p>
          </table:table-cell>
          <table:table-cell office:value-type="float" office:value="0.754982" calcext:value-type="float">
            <text:p>0.754982</text:p>
          </table:table-cell>
          <table:table-cell office:value-type="float" office:value="0.723807" calcext:value-type="float">
            <text:p>0.723807</text:p>
          </table:table-cell>
          <table:table-cell office:value-type="float" office:value="0.688847" calcext:value-type="float">
            <text:p>0.688847</text:p>
          </table:table-cell>
          <table:table-cell office:value-type="float" office:value="0.683813" calcext:value-type="float">
            <text:p>0.683813</text:p>
          </table:table-cell>
          <table:table-cell office:value-type="float" office:value="0.88066" calcext:value-type="float">
            <text:p>0.88066</text:p>
          </table:table-cell>
          <table:table-cell office:value-type="float" office:value="0.824271" calcext:value-type="float">
            <text:p>0.824271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3726" calcext:value-type="float">
            <text:p>0.63726</text:p>
          </table:table-cell>
          <table:table-cell office:value-type="float" office:value="0.710997" calcext:value-type="float">
            <text:p>0.710997</text:p>
          </table:table-cell>
          <table:table-cell office:value-type="float" office:value="0.620709" calcext:value-type="float">
            <text:p>0.620709</text:p>
          </table:table-cell>
          <table:table-cell office:value-type="float" office:value="0.600922" calcext:value-type="float">
            <text:p>0.600922</text:p>
          </table:table-cell>
          <table:table-cell office:value-type="float" office:value="1.2519" calcext:value-type="float">
            <text:p>1.2519</text:p>
          </table:table-cell>
          <table:table-cell office:value-type="float" office:value="0.592929" calcext:value-type="float">
            <text:p>0.592929</text:p>
          </table:table-cell>
          <table:table-cell office:value-type="float" office:value="0.683295" calcext:value-type="float">
            <text:p>0.683295</text:p>
          </table:table-cell>
          <table:table-cell office:value-type="float" office:value="0.589765" calcext:value-type="float">
            <text:p>0.589765</text:p>
          </table:table-cell>
          <table:table-cell office:value-type="float" office:value="0.415682" calcext:value-type="float">
            <text:p>0.415682</text:p>
          </table:table-cell>
          <table:table-cell office:value-type="float" office:value="0.550188" calcext:value-type="float">
            <text:p>0.550188</text:p>
          </table:table-cell>
          <table:table-cell office:value-type="float" office:value="0.602426" calcext:value-type="float">
            <text:p>0.602426</text:p>
          </table:table-cell>
          <table:table-cell office:value-type="float" office:value="0.77907" calcext:value-type="float">
            <text:p>0.77907</text:p>
          </table:table-cell>
          <table:table-cell office:value-type="float" office:value="0.518712" calcext:value-type="float">
            <text:p>0.518712</text:p>
          </table:table-cell>
          <table:table-cell office:value-type="float" office:value="0.661439" calcext:value-type="float">
            <text:p>0.661439</text:p>
          </table:table-cell>
          <table:table-cell office:value-type="float" office:value="0.479022" calcext:value-type="float">
            <text:p>0.479022</text:p>
          </table:table-cell>
          <table:table-cell office:value-type="float" office:value="0.192893" calcext:value-type="float">
            <text:p>0.192893</text:p>
          </table:table-cell>
          <table:table-cell office:value-type="float" office:value="0.31803" calcext:value-type="float">
            <text:p>0.31803</text:p>
          </table:table-cell>
          <table:table-cell office:value-type="float" office:value="0.31203" calcext:value-type="float">
            <text:p>0.31203</text:p>
          </table:table-cell>
          <table:table-cell office:value-type="float" office:value="0.215316" calcext:value-type="float">
            <text:p>0.215316</text:p>
          </table:table-cell>
          <table:table-cell office:value-type="float" office:value="0.190443" calcext:value-type="float">
            <text:p>0.190443</text:p>
          </table:table-cell>
          <table:table-cell office:value-type="float" office:value="0.194819" calcext:value-type="float">
            <text:p>0.194819</text:p>
          </table:table-cell>
          <table:table-cell office:value-type="float" office:value="0.226876" calcext:value-type="float">
            <text:p>0.226876</text:p>
          </table:table-cell>
          <table:table-cell office:value-type="float" office:value="0.464639" calcext:value-type="float">
            <text:p>0.464639</text:p>
          </table:table-cell>
          <table:table-cell office:value-type="float" office:value="0.331779" calcext:value-type="float">
            <text:p>0.331779</text:p>
          </table:table-cell>
          <table:table-cell office:value-type="float" office:value="0.521196" calcext:value-type="float">
            <text:p>0.521196</text:p>
          </table:table-cell>
          <table:table-cell office:value-type="float" office:value="0.372143" calcext:value-type="float">
            <text:p>0.372143</text:p>
          </table:table-cell>
          <table:table-cell office:value-type="float" office:value="0.722754" calcext:value-type="float">
            <text:p>0.722754</text:p>
          </table:table-cell>
          <table:table-cell office:value-type="float" office:value="0.223991" calcext:value-type="float">
            <text:p>0.223991</text:p>
          </table:table-cell>
          <table:table-cell office:value-type="float" office:value="0.206907" calcext:value-type="float">
            <text:p>0.206907</text:p>
          </table:table-cell>
          <table:table-cell office:value-type="float" office:value="0.777076" calcext:value-type="float">
            <text:p>0.777076</text:p>
          </table:table-cell>
          <table:table-cell office:value-type="float" office:value="0.547892" calcext:value-type="float">
            <text:p>0.547892</text:p>
          </table:table-cell>
          <table:table-cell office:value-type="float" office:value="0.104622" calcext:value-type="float">
            <text:p>0.104622</text:p>
          </table:table-cell>
          <table:table-cell table:number-columns-repeated="20"/>
          <table:table-cell table:formula="of:=MIN([.A157:.BL157])" office:value-type="float" office:value="0.0731418" calcext:value-type="float">
            <text:p>0.0731418</text:p>
          </table:table-cell>
          <table:table-cell table:formula="of:=MAX([.A157:.BL157])" office:value-type="float" office:value="1.2519" calcext:value-type="float">
            <text:p>1.2519</text:p>
          </table:table-cell>
          <table:table-cell table:number-columns-repeated="7"/>
        </table:table-row>
        <table:table-row table:style-name="ro2">
          <table:table-cell office:value-type="float" office:value="0.107794" calcext:value-type="float">
            <text:p>0.107794</text:p>
          </table:table-cell>
          <table:table-cell office:value-type="float" office:value="0.198108" calcext:value-type="float">
            <text:p>0.198108</text:p>
          </table:table-cell>
          <table:table-cell office:value-type="float" office:value="0.207302" calcext:value-type="float">
            <text:p>0.207302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0.199838" calcext:value-type="float">
            <text:p>0.199838</text:p>
          </table:table-cell>
          <table:table-cell office:value-type="float" office:value="0.202756" calcext:value-type="float">
            <text:p>0.202756</text:p>
          </table:table-cell>
          <table:table-cell office:value-type="float" office:value="0.525397" calcext:value-type="float">
            <text:p>0.525397</text:p>
          </table:table-cell>
          <table:table-cell office:value-type="float" office:value="0.428095" calcext:value-type="float">
            <text:p>0.428095</text:p>
          </table:table-cell>
          <table:table-cell office:value-type="float" office:value="0.181315" calcext:value-type="float">
            <text:p>0.181315</text:p>
          </table:table-cell>
          <table:table-cell office:value-type="float" office:value="0.385934" calcext:value-type="float">
            <text:p>0.385934</text:p>
          </table:table-cell>
          <table:table-cell office:value-type="float" office:value="0.693614" calcext:value-type="float">
            <text:p>0.693614</text:p>
          </table:table-cell>
          <table:table-cell office:value-type="float" office:value="0.420418" calcext:value-type="float">
            <text:p>0.420418</text:p>
          </table:table-cell>
          <table:table-cell office:value-type="float" office:value="0.239428" calcext:value-type="float">
            <text:p>0.239428</text:p>
          </table:table-cell>
          <table:table-cell office:value-type="float" office:value="0.453295" calcext:value-type="float">
            <text:p>0.453295</text:p>
          </table:table-cell>
          <table:table-cell office:value-type="float" office:value="0.370016" calcext:value-type="float">
            <text:p>0.370016</text:p>
          </table:table-cell>
          <table:table-cell office:value-type="float" office:value="0.336788" calcext:value-type="float">
            <text:p>0.336788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293014" calcext:value-type="float">
            <text:p>0.293014</text:p>
          </table:table-cell>
          <table:table-cell office:value-type="float" office:value="0.183315" calcext:value-type="float">
            <text:p>0.183315</text:p>
          </table:table-cell>
          <table:table-cell office:value-type="float" office:value="0.198019" calcext:value-type="float">
            <text:p>0.198019</text:p>
          </table:table-cell>
          <table:table-cell office:value-type="float" office:value="0.214587" calcext:value-type="float">
            <text:p>0.214587</text:p>
          </table:table-cell>
          <table:table-cell office:value-type="float" office:value="0.227909" calcext:value-type="float">
            <text:p>0.227909</text:p>
          </table:table-cell>
          <table:table-cell office:value-type="float" office:value="1.18322" calcext:value-type="float">
            <text:p>1.18322</text:p>
          </table:table-cell>
          <table:table-cell office:value-type="float" office:value="1.20649" calcext:value-type="float">
            <text:p>1.20649</text:p>
          </table:table-cell>
          <table:table-cell office:value-type="float" office:value="1.42024" calcext:value-type="float">
            <text:p>1.42024</text:p>
          </table:table-cell>
          <table:table-cell office:value-type="float" office:value="0.212887" calcext:value-type="float">
            <text:p>0.212887</text:p>
          </table:table-cell>
          <table:table-cell office:value-type="float" office:value="0.433106" calcext:value-type="float">
            <text:p>0.433106</text:p>
          </table:table-cell>
          <table:table-cell office:value-type="float" office:value="0.19354" calcext:value-type="float">
            <text:p>0.19354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1.20841" calcext:value-type="float">
            <text:p>1.20841</text:p>
          </table:table-cell>
          <table:table-cell office:value-type="float" office:value="0.192836" calcext:value-type="float">
            <text:p>0.192836</text:p>
          </table:table-cell>
          <table:table-cell office:value-type="float" office:value="0.237172" calcext:value-type="float">
            <text:p>0.237172</text:p>
          </table:table-cell>
          <table:table-cell office:value-type="float" office:value="0.570827" calcext:value-type="float">
            <text:p>0.570827</text:p>
          </table:table-cell>
          <table:table-cell office:value-type="float" office:value="0.913548" calcext:value-type="float">
            <text:p>0.913548</text:p>
          </table:table-cell>
          <table:table-cell office:value-type="float" office:value="0.102345" calcext:value-type="float">
            <text:p>0.102345</text:p>
          </table:table-cell>
          <table:table-cell office:value-type="float" office:value="0.643162" calcext:value-type="float">
            <text:p>0.643162</text:p>
          </table:table-cell>
          <table:table-cell office:value-type="float" office:value="0.148833" calcext:value-type="float">
            <text:p>0.148833</text:p>
          </table:table-cell>
          <table:table-cell office:value-type="float" office:value="0.4064" calcext:value-type="float">
            <text:p>0.4064</text:p>
          </table:table-cell>
          <table:table-cell office:value-type="float" office:value="1.00422" calcext:value-type="float">
            <text:p>1.00422</text:p>
          </table:table-cell>
          <table:table-cell office:value-type="float" office:value="0.117985" calcext:value-type="float">
            <text:p>0.117985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200343" calcext:value-type="float">
            <text:p>0.200343</text:p>
          </table:table-cell>
          <table:table-cell office:value-type="float" office:value="1.2186" calcext:value-type="float">
            <text:p>1.2186</text:p>
          </table:table-cell>
          <table:table-cell office:value-type="float" office:value="0.325019" calcext:value-type="float">
            <text:p>0.325019</text:p>
          </table:table-cell>
          <table:table-cell office:value-type="float" office:value="0.497608" calcext:value-type="float">
            <text:p>0.497608</text:p>
          </table:table-cell>
          <table:table-cell office:value-type="float" office:value="0.107455" calcext:value-type="float">
            <text:p>0.107455</text:p>
          </table:table-cell>
          <table:table-cell office:value-type="float" office:value="0.808219" calcext:value-type="float">
            <text:p>0.808219</text:p>
          </table:table-cell>
          <table:table-cell office:value-type="float" office:value="0.258187" calcext:value-type="float">
            <text:p>0.258187</text:p>
          </table:table-cell>
          <table:table-cell table:number-columns-repeated="20"/>
          <table:table-cell table:formula="of:=MIN([.A158:.BL158])" office:value-type="float" office:value="0.06723" calcext:value-type="float">
            <text:p>0.06723</text:p>
          </table:table-cell>
          <table:table-cell table:formula="of:=MAX([.A158:.BL158])" office:value-type="float" office:value="1.42024" calcext:value-type="float">
            <text:p>1.42024</text:p>
          </table:table-cell>
          <table:table-cell table:number-columns-repeated="7"/>
        </table:table-row>
        <table:table-row table:style-name="ro2">
          <table:table-cell office:value-type="float" office:value="0.0875261" calcext:value-type="float">
            <text:p>0.0875261</text:p>
          </table:table-cell>
          <table:table-cell office:value-type="float" office:value="0.112867" calcext:value-type="float">
            <text:p>0.112867</text:p>
          </table:table-cell>
          <table:table-cell office:value-type="float" office:value="0.258307" calcext:value-type="float">
            <text:p>0.258307</text:p>
          </table:table-cell>
          <table:table-cell office:value-type="float" office:value="0.19951" calcext:value-type="float">
            <text:p>0.19951</text:p>
          </table:table-cell>
          <table:table-cell office:value-type="float" office:value="0.205518" calcext:value-type="float">
            <text:p>0.205518</text:p>
          </table:table-cell>
          <table:table-cell office:value-type="float" office:value="0.207122" calcext:value-type="float">
            <text:p>0.207122</text:p>
          </table:table-cell>
          <table:table-cell office:value-type="float" office:value="0.190868" calcext:value-type="float">
            <text:p>0.190868</text:p>
          </table:table-cell>
          <table:table-cell office:value-type="float" office:value="0.158839" calcext:value-type="float">
            <text:p>0.158839</text:p>
          </table:table-cell>
          <table:table-cell office:value-type="float" office:value="0.206609" calcext:value-type="float">
            <text:p>0.206609</text:p>
          </table:table-cell>
          <table:table-cell office:value-type="float" office:value="0.253867" calcext:value-type="float">
            <text:p>0.253867</text:p>
          </table:table-cell>
          <table:table-cell office:value-type="float" office:value="0.191363" calcext:value-type="float">
            <text:p>0.191363</text:p>
          </table:table-cell>
          <table:table-cell office:value-type="float" office:value="0.116605" calcext:value-type="float">
            <text:p>0.116605</text:p>
          </table:table-cell>
          <table:table-cell office:value-type="float" office:value="0.124071" calcext:value-type="float">
            <text:p>0.124071</text:p>
          </table:table-cell>
          <table:table-cell office:value-type="float" office:value="0.170149" calcext:value-type="float">
            <text:p>0.170149</text:p>
          </table:table-cell>
          <table:table-cell office:value-type="float" office:value="0.716671" calcext:value-type="float">
            <text:p>0.716671</text:p>
          </table:table-cell>
          <table:table-cell office:value-type="float" office:value="0.226133" calcext:value-type="float">
            <text:p>0.226133</text:p>
          </table:table-cell>
          <table:table-cell office:value-type="float" office:value="0.19505" calcext:value-type="float">
            <text:p>0.19505</text:p>
          </table:table-cell>
          <table:table-cell office:value-type="float" office:value="0.165964" calcext:value-type="float">
            <text:p>0.165964</text:p>
          </table:table-cell>
          <table:table-cell office:value-type="float" office:value="0.139701" calcext:value-type="float">
            <text:p>0.139701</text:p>
          </table:table-cell>
          <table:table-cell office:value-type="float" office:value="0.155239" calcext:value-type="float">
            <text:p>0.155239</text:p>
          </table:table-cell>
          <table:table-cell office:value-type="float" office:value="0.193198" calcext:value-type="float">
            <text:p>0.193198</text:p>
          </table:table-cell>
          <table:table-cell office:value-type="float" office:value="0.244099" calcext:value-type="float">
            <text:p>0.244099</text:p>
          </table:table-cell>
          <table:table-cell office:value-type="float" office:value="0.146963" calcext:value-type="float">
            <text:p>0.146963</text:p>
          </table:table-cell>
          <table:table-cell office:value-type="float" office:value="0.915025" calcext:value-type="float">
            <text:p>0.915025</text:p>
          </table:table-cell>
          <table:table-cell office:value-type="float" office:value="0.856964" calcext:value-type="float">
            <text:p>0.856964</text:p>
          </table:table-cell>
          <table:table-cell office:value-type="float" office:value="0.761521" calcext:value-type="float">
            <text:p>0.761521</text:p>
          </table:table-cell>
          <table:table-cell office:value-type="float" office:value="1.4403" calcext:value-type="float">
            <text:p>1.4403</text:p>
          </table:table-cell>
          <table:table-cell office:value-type="float" office:value="0.156364" calcext:value-type="float">
            <text:p>0.156364</text:p>
          </table:table-cell>
          <table:table-cell office:value-type="float" office:value="1.29574" calcext:value-type="float">
            <text:p>1.29574</text:p>
          </table:table-cell>
          <table:table-cell office:value-type="float" office:value="1.29125" calcext:value-type="float">
            <text:p>1.29125</text:p>
          </table:table-cell>
          <table:table-cell office:value-type="float" office:value="1.16077" calcext:value-type="float">
            <text:p>1.16077</text:p>
          </table:table-cell>
          <table:table-cell office:value-type="float" office:value="1.13842" calcext:value-type="float">
            <text:p>1.13842</text:p>
          </table:table-cell>
          <table:table-cell office:value-type="float" office:value="0.166913" calcext:value-type="float">
            <text:p>0.166913</text:p>
          </table:table-cell>
          <table:table-cell office:value-type="float" office:value="0.300674" calcext:value-type="float">
            <text:p>0.300674</text:p>
          </table:table-cell>
          <table:table-cell office:value-type="float" office:value="0.683786" calcext:value-type="float">
            <text:p>0.683786</text:p>
          </table:table-cell>
          <table:table-cell office:value-type="float" office:value="1.70741" calcext:value-type="float">
            <text:p>1.70741</text:p>
          </table:table-cell>
          <table:table-cell office:value-type="float" office:value="0.0779281" calcext:value-type="float">
            <text:p>0.0779281</text:p>
          </table:table-cell>
          <table:table-cell office:value-type="float" office:value="0.105999" calcext:value-type="float">
            <text:p>0.105999</text:p>
          </table:table-cell>
          <table:table-cell office:value-type="float" office:value="0.112193" calcext:value-type="float">
            <text:p>0.112193</text:p>
          </table:table-cell>
          <table:table-cell office:value-type="float" office:value="0.325629" calcext:value-type="float">
            <text:p>0.325629</text:p>
          </table:table-cell>
          <table:table-cell office:value-type="float" office:value="1.13415" calcext:value-type="float">
            <text:p>1.13415</text:p>
          </table:table-cell>
          <table:table-cell office:value-type="float" office:value="0.306782" calcext:value-type="float">
            <text:p>0.306782</text:p>
          </table:table-cell>
          <table:table-cell office:value-type="float" office:value="0.634977" calcext:value-type="float">
            <text:p>0.634977</text:p>
          </table:table-cell>
          <table:table-cell office:value-type="float" office:value="0.389877" calcext:value-type="float">
            <text:p>0.389877</text:p>
          </table:table-cell>
          <table:table-cell office:value-type="float" office:value="0.132083" calcext:value-type="float">
            <text:p>0.132083</text:p>
          </table:table-cell>
          <table:table-cell office:value-type="float" office:value="0.476548" calcext:value-type="float">
            <text:p>0.476548</text:p>
          </table:table-cell>
          <table:table-cell office:value-type="float" office:value="0.641825" calcext:value-type="float">
            <text:p>0.641825</text:p>
          </table:table-cell>
          <table:table-cell office:value-type="float" office:value="0.580038" calcext:value-type="float">
            <text:p>0.580038</text:p>
          </table:table-cell>
          <table:table-cell table:number-columns-repeated="20"/>
          <table:table-cell table:formula="of:=MIN([.A159:.BL159])" office:value-type="float" office:value="0.0779281" calcext:value-type="float">
            <text:p>0.0779281</text:p>
          </table:table-cell>
          <table:table-cell table:formula="of:=MAX([.A159:.BL159])" office:value-type="float" office:value="1.70741" calcext:value-type="float">
            <text:p>1.70741</text:p>
          </table:table-cell>
          <table:table-cell table:number-columns-repeated="7"/>
        </table:table-row>
        <table:table-row table:style-name="ro2">
          <table:table-cell office:value-type="float" office:value="0.11732" calcext:value-type="float">
            <text:p>0.11732</text:p>
          </table:table-cell>
          <table:table-cell office:value-type="float" office:value="0.201763" calcext:value-type="float">
            <text:p>0.201763</text:p>
          </table:table-cell>
          <table:table-cell office:value-type="float" office:value="0.212255" calcext:value-type="float">
            <text:p>0.212255</text:p>
          </table:table-cell>
          <table:table-cell office:value-type="float" office:value="0.198959" calcext:value-type="float">
            <text:p>0.198959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175998" calcext:value-type="float">
            <text:p>0.175998</text:p>
          </table:table-cell>
          <table:table-cell office:value-type="float" office:value="0.257061" calcext:value-type="float">
            <text:p>0.257061</text:p>
          </table:table-cell>
          <table:table-cell office:value-type="float" office:value="0.243592" calcext:value-type="float">
            <text:p>0.243592</text:p>
          </table:table-cell>
          <table:table-cell office:value-type="float" office:value="0.274378" calcext:value-type="float">
            <text:p>0.274378</text:p>
          </table:table-cell>
          <table:table-cell office:value-type="float" office:value="0.998494" calcext:value-type="float">
            <text:p>0.998494</text:p>
          </table:table-cell>
          <table:table-cell office:value-type="float" office:value="0.789328" calcext:value-type="float">
            <text:p>0.789328</text:p>
          </table:table-cell>
          <table:table-cell office:value-type="float" office:value="0.765226" calcext:value-type="float">
            <text:p>0.765226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.25513" calcext:value-type="float">
            <text:p>0.25513</text:p>
          </table:table-cell>
          <table:table-cell office:value-type="float" office:value="0.56833" calcext:value-type="float">
            <text:p>0.56833</text:p>
          </table:table-cell>
          <table:table-cell office:value-type="float" office:value="1.42156" calcext:value-type="float">
            <text:p>1.42156</text:p>
          </table:table-cell>
          <table:table-cell office:value-type="float" office:value="0.586069" calcext:value-type="float">
            <text:p>0.586069</text:p>
          </table:table-cell>
          <table:table-cell office:value-type="float" office:value="0.46726" calcext:value-type="float">
            <text:p>0.46726</text:p>
          </table:table-cell>
          <table:table-cell office:value-type="float" office:value="0.947614" calcext:value-type="float">
            <text:p>0.947614</text:p>
          </table:table-cell>
          <table:table-cell office:value-type="float" office:value="0.909495" calcext:value-type="float">
            <text:p>0.909495</text:p>
          </table:table-cell>
          <table:table-cell office:value-type="float" office:value="0.789217" calcext:value-type="float">
            <text:p>0.789217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453304" calcext:value-type="float">
            <text:p>0.453304</text:p>
          </table:table-cell>
          <table:table-cell office:value-type="float" office:value="0.234133" calcext:value-type="float">
            <text:p>0.234133</text:p>
          </table:table-cell>
          <table:table-cell office:value-type="float" office:value="0.178569" calcext:value-type="float">
            <text:p>0.178569</text:p>
          </table:table-cell>
          <table:table-cell office:value-type="float" office:value="1.75782" calcext:value-type="float">
            <text:p>1.75782</text:p>
          </table:table-cell>
          <table:table-cell office:value-type="float" office:value="1.64974" calcext:value-type="float">
            <text:p>1.64974</text:p>
          </table:table-cell>
          <table:table-cell office:value-type="float" office:value="1.44827" calcext:value-type="float">
            <text:p>1.44827</text:p>
          </table:table-cell>
          <table:table-cell office:value-type="float" office:value="1.06056" calcext:value-type="float">
            <text:p>1.06056</text:p>
          </table:table-cell>
          <table:table-cell office:value-type="float" office:value="0.167494" calcext:value-type="float">
            <text:p>0.167494</text:p>
          </table:table-cell>
          <table:table-cell office:value-type="float" office:value="1.41393" calcext:value-type="float">
            <text:p>1.41393</text:p>
          </table:table-cell>
          <table:table-cell office:value-type="float" office:value="0.209085" calcext:value-type="float">
            <text:p>0.209085</text:p>
          </table:table-cell>
          <table:table-cell office:value-type="float" office:value="0.582336" calcext:value-type="float">
            <text:p>0.582336</text:p>
          </table:table-cell>
          <table:table-cell office:value-type="float" office:value="0.459034" calcext:value-type="float">
            <text:p>0.459034</text:p>
          </table:table-cell>
          <table:table-cell office:value-type="float" office:value="2.05085" calcext:value-type="float">
            <text:p>2.05085</text:p>
          </table:table-cell>
          <table:table-cell office:value-type="float" office:value="1.49024" calcext:value-type="float">
            <text:p>1.49024</text:p>
          </table:table-cell>
          <table:table-cell office:value-type="float" office:value="1.78854" calcext:value-type="float">
            <text:p>1.78854</text:p>
          </table:table-cell>
          <table:table-cell office:value-type="float" office:value="0.588184" calcext:value-type="float">
            <text:p>0.588184</text:p>
          </table:table-cell>
          <table:table-cell office:value-type="float" office:value="1.15593" calcext:value-type="float">
            <text:p>1.15593</text:p>
          </table:table-cell>
          <table:table-cell office:value-type="float" office:value="0.61175" calcext:value-type="float">
            <text:p>0.61175</text:p>
          </table:table-cell>
          <table:table-cell office:value-type="float" office:value="0.67361" calcext:value-type="float">
            <text:p>0.67361</text:p>
          </table:table-cell>
          <table:table-cell office:value-type="float" office:value="0.721887" calcext:value-type="float">
            <text:p>0.721887</text:p>
          </table:table-cell>
          <table:table-cell office:value-type="float" office:value="0.557774" calcext:value-type="float">
            <text:p>0.557774</text:p>
          </table:table-cell>
          <table:table-cell office:value-type="float" office:value="0.777323" calcext:value-type="float">
            <text:p>0.777323</text:p>
          </table:table-cell>
          <table:table-cell office:value-type="float" office:value="0.236047" calcext:value-type="float">
            <text:p>0.236047</text:p>
          </table:table-cell>
          <table:table-cell office:value-type="float" office:value="2.10021" calcext:value-type="float">
            <text:p>2.10021</text:p>
          </table:table-cell>
          <table:table-cell office:value-type="float" office:value="0.140837" calcext:value-type="float">
            <text:p>0.140837</text:p>
          </table:table-cell>
          <table:table-cell office:value-type="float" office:value="0.0831702" calcext:value-type="float">
            <text:p>0.0831702</text:p>
          </table:table-cell>
          <table:table-cell table:number-columns-repeated="20"/>
          <table:table-cell table:formula="of:=MIN([.A160:.BL160])" office:value-type="float" office:value="0.0831702" calcext:value-type="float">
            <text:p>0.0831702</text:p>
          </table:table-cell>
          <table:table-cell table:formula="of:=MAX([.A160:.BL160])" office:value-type="float" office:value="2.10021" calcext:value-type="float">
            <text:p>2.10021</text:p>
          </table:table-cell>
          <table:table-cell table:number-columns-repeated="7"/>
        </table:table-row>
        <table:table-row table:style-name="ro2">
          <table:table-cell office:value-type="float" office:value="0.208893" calcext:value-type="float">
            <text:p>0.208893</text:p>
          </table:table-cell>
          <table:table-cell office:value-type="float" office:value="0.237505" calcext:value-type="float">
            <text:p>0.237505</text:p>
          </table:table-cell>
          <table:table-cell office:value-type="float" office:value="0.265944" calcext:value-type="float">
            <text:p>0.265944</text:p>
          </table:table-cell>
          <table:table-cell office:value-type="float" office:value="0.18959" calcext:value-type="float">
            <text:p>0.18959</text:p>
          </table:table-cell>
          <table:table-cell office:value-type="float" office:value="0.189425" calcext:value-type="float">
            <text:p>0.189425</text:p>
          </table:table-cell>
          <table:table-cell office:value-type="float" office:value="0.203857" calcext:value-type="float">
            <text:p>0.203857</text:p>
          </table:table-cell>
          <table:table-cell office:value-type="float" office:value="0.145593" calcext:value-type="float">
            <text:p>0.145593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0.269606" calcext:value-type="float">
            <text:p>0.269606</text:p>
          </table:table-cell>
          <table:table-cell office:value-type="float" office:value="0.314055" calcext:value-type="float">
            <text:p>0.314055</text:p>
          </table:table-cell>
          <table:table-cell office:value-type="float" office:value="0.279459" calcext:value-type="float">
            <text:p>0.279459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0.389174" calcext:value-type="float">
            <text:p>0.389174</text:p>
          </table:table-cell>
          <table:table-cell office:value-type="float" office:value="1.00097" calcext:value-type="float">
            <text:p>1.00097</text:p>
          </table:table-cell>
          <table:table-cell office:value-type="float" office:value="0.218696" calcext:value-type="float">
            <text:p>0.218696</text:p>
          </table:table-cell>
          <table:table-cell office:value-type="float" office:value="0.821606" calcext:value-type="float">
            <text:p>0.821606</text:p>
          </table:table-cell>
          <table:table-cell office:value-type="float" office:value="0.929159" calcext:value-type="float">
            <text:p>0.929159</text:p>
          </table:table-cell>
          <table:table-cell office:value-type="float" office:value="0.220132" calcext:value-type="float">
            <text:p>0.220132</text:p>
          </table:table-cell>
          <table:table-cell office:value-type="float" office:value="0.230601" calcext:value-type="float">
            <text:p>0.230601</text:p>
          </table:table-cell>
          <table:table-cell office:value-type="float" office:value="0.593476" calcext:value-type="float">
            <text:p>0.593476</text:p>
          </table:table-cell>
          <table:table-cell office:value-type="float" office:value="1.00469" calcext:value-type="float">
            <text:p>1.00469</text:p>
          </table:table-cell>
          <table:table-cell office:value-type="float" office:value="0.754341" calcext:value-type="float">
            <text:p>0.754341</text:p>
          </table:table-cell>
          <table:table-cell office:value-type="float" office:value="0.512908" calcext:value-type="float">
            <text:p>0.512908</text:p>
          </table:table-cell>
          <table:table-cell office:value-type="float" office:value="0.665098" calcext:value-type="float">
            <text:p>0.665098</text:p>
          </table:table-cell>
          <table:table-cell office:value-type="float" office:value="0.72936" calcext:value-type="float">
            <text:p>0.72936</text:p>
          </table:table-cell>
          <table:table-cell office:value-type="float" office:value="0.526492" calcext:value-type="float">
            <text:p>0.526492</text:p>
          </table:table-cell>
          <table:table-cell office:value-type="float" office:value="0.524184" calcext:value-type="float">
            <text:p>0.524184</text:p>
          </table:table-cell>
          <table:table-cell office:value-type="float" office:value="0.477946" calcext:value-type="float">
            <text:p>0.477946</text:p>
          </table:table-cell>
          <table:table-cell office:value-type="float" office:value="0.418434" calcext:value-type="float">
            <text:p>0.418434</text:p>
          </table:table-cell>
          <table:table-cell office:value-type="float" office:value="0.206355" calcext:value-type="float">
            <text:p>0.206355</text:p>
          </table:table-cell>
          <table:table-cell office:value-type="float" office:value="0.143519" calcext:value-type="float">
            <text:p>0.143519</text:p>
          </table:table-cell>
          <table:table-cell office:value-type="float" office:value="0.44986" calcext:value-type="float">
            <text:p>0.44986</text:p>
          </table:table-cell>
          <table:table-cell office:value-type="float" office:value="1.28123" calcext:value-type="float">
            <text:p>1.28123</text:p>
          </table:table-cell>
          <table:table-cell office:value-type="float" office:value="0.427131" calcext:value-type="float">
            <text:p>0.427131</text:p>
          </table:table-cell>
          <table:table-cell office:value-type="float" office:value="0.09448" calcext:value-type="float">
            <text:p>0.09448</text:p>
          </table:table-cell>
          <table:table-cell office:value-type="float" office:value="1.88828" calcext:value-type="float">
            <text:p>1.88828</text:p>
          </table:table-cell>
          <table:table-cell office:value-type="float" office:value="1.18444" calcext:value-type="float">
            <text:p>1.18444</text:p>
          </table:table-cell>
          <table:table-cell office:value-type="float" office:value="0.121551" calcext:value-type="float">
            <text:p>0.121551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1.24893" calcext:value-type="float">
            <text:p>1.24893</text:p>
          </table:table-cell>
          <table:table-cell office:value-type="float" office:value="0.790023" calcext:value-type="float">
            <text:p>0.790023</text:p>
          </table:table-cell>
          <table:table-cell office:value-type="float" office:value="0.200257" calcext:value-type="float">
            <text:p>0.200257</text:p>
          </table:table-cell>
          <table:table-cell office:value-type="float" office:value="1.35573" calcext:value-type="float">
            <text:p>1.35573</text:p>
          </table:table-cell>
          <table:table-cell office:value-type="float" office:value="0.17207" calcext:value-type="float">
            <text:p>0.17207</text:p>
          </table:table-cell>
          <table:table-cell office:value-type="float" office:value="0.850272" calcext:value-type="float">
            <text:p>0.850272</text:p>
          </table:table-cell>
          <table:table-cell office:value-type="float" office:value="1.35522" calcext:value-type="float">
            <text:p>1.35522</text:p>
          </table:table-cell>
          <table:table-cell office:value-type="float" office:value="0.098429" calcext:value-type="float">
            <text:p>0.098429</text:p>
          </table:table-cell>
          <table:table-cell office:value-type="float" office:value="0.0577199" calcext:value-type="float">
            <text:p>0.0577199</text:p>
          </table:table-cell>
          <table:table-cell table:number-columns-repeated="20"/>
          <table:table-cell table:formula="of:=MIN([.A161:.BL161])" office:value-type="float" office:value="0.0577199" calcext:value-type="float">
            <text:p>0.0577199</text:p>
          </table:table-cell>
          <table:table-cell table:formula="of:=MAX([.A161:.BL161])" office:value-type="float" office:value="1.88828" calcext:value-type="float">
            <text:p>1.88828</text:p>
          </table:table-cell>
          <table:table-cell table:number-columns-repeated="7"/>
        </table:table-row>
        <table:table-row table:style-name="ro2">
          <table:table-cell office:value-type="float" office:value="0.14795" calcext:value-type="float">
            <text:p>0.14795</text:p>
          </table:table-cell>
          <table:table-cell office:value-type="float" office:value="0.157979" calcext:value-type="float">
            <text:p>0.157979</text:p>
          </table:table-cell>
          <table:table-cell office:value-type="float" office:value="0.144993" calcext:value-type="float">
            <text:p>0.144993</text:p>
          </table:table-cell>
          <table:table-cell office:value-type="float" office:value="0.250506" calcext:value-type="float">
            <text:p>0.250506</text:p>
          </table:table-cell>
          <table:table-cell office:value-type="float" office:value="0.176186" calcext:value-type="float">
            <text:p>0.176186</text:p>
          </table:table-cell>
          <table:table-cell office:value-type="float" office:value="0.234594" calcext:value-type="float">
            <text:p>0.234594</text:p>
          </table:table-cell>
          <table:table-cell office:value-type="float" office:value="0.261265" calcext:value-type="float">
            <text:p>0.261265</text:p>
          </table:table-cell>
          <table:table-cell office:value-type="float" office:value="0.714773" calcext:value-type="float">
            <text:p>0.714773</text:p>
          </table:table-cell>
          <table:table-cell office:value-type="float" office:value="0.752699" calcext:value-type="float">
            <text:p>0.752699</text:p>
          </table:table-cell>
          <table:table-cell office:value-type="float" office:value="0.68874" calcext:value-type="float">
            <text:p>0.68874</text:p>
          </table:table-cell>
          <table:table-cell office:value-type="float" office:value="1.03074" calcext:value-type="float">
            <text:p>1.03074</text:p>
          </table:table-cell>
          <table:table-cell office:value-type="float" office:value="0.892036" calcext:value-type="float">
            <text:p>0.892036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574354" calcext:value-type="float">
            <text:p>0.574354</text:p>
          </table:table-cell>
          <table:table-cell office:value-type="float" office:value="0.505054" calcext:value-type="float">
            <text:p>0.505054</text:p>
          </table:table-cell>
          <table:table-cell office:value-type="float" office:value="0.369051" calcext:value-type="float">
            <text:p>0.369051</text:p>
          </table:table-cell>
          <table:table-cell office:value-type="float" office:value="0.743953" calcext:value-type="float">
            <text:p>0.743953</text:p>
          </table:table-cell>
          <table:table-cell office:value-type="float" office:value="0.72804" calcext:value-type="float">
            <text:p>0.72804</text:p>
          </table:table-cell>
          <table:table-cell office:value-type="float" office:value="0.613153" calcext:value-type="float">
            <text:p>0.613153</text:p>
          </table:table-cell>
          <table:table-cell office:value-type="float" office:value="0.493891" calcext:value-type="float">
            <text:p>0.493891</text:p>
          </table:table-cell>
          <table:table-cell office:value-type="float" office:value="0.628295" calcext:value-type="float">
            <text:p>0.628295</text:p>
          </table:table-cell>
          <table:table-cell office:value-type="float" office:value="0.593234" calcext:value-type="float">
            <text:p>0.593234</text:p>
          </table:table-cell>
          <table:table-cell office:value-type="float" office:value="0.626131" calcext:value-type="float">
            <text:p>0.626131</text:p>
          </table:table-cell>
          <table:table-cell office:value-type="float" office:value="0.381245" calcext:value-type="float">
            <text:p>0.381245</text:p>
          </table:table-cell>
          <table:table-cell office:value-type="float" office:value="0.82118" calcext:value-type="float">
            <text:p>0.82118</text:p>
          </table:table-cell>
          <table:table-cell office:value-type="float" office:value="1.6959" calcext:value-type="float">
            <text:p>1.6959</text:p>
          </table:table-cell>
          <table:table-cell office:value-type="float" office:value="0.686803" calcext:value-type="float">
            <text:p>0.686803</text:p>
          </table:table-cell>
          <table:table-cell office:value-type="float" office:value="1.18222" calcext:value-type="float">
            <text:p>1.18222</text:p>
          </table:table-cell>
          <table:table-cell office:value-type="float" office:value="1.60999" calcext:value-type="float">
            <text:p>1.60999</text:p>
          </table:table-cell>
          <table:table-cell office:value-type="float" office:value="1.52508" calcext:value-type="float">
            <text:p>1.52508</text:p>
          </table:table-cell>
          <table:table-cell office:value-type="float" office:value="0.904856" calcext:value-type="float">
            <text:p>0.904856</text:p>
          </table:table-cell>
          <table:table-cell office:value-type="float" office:value="0.930842" calcext:value-type="float">
            <text:p>0.930842</text:p>
          </table:table-cell>
          <table:table-cell office:value-type="float" office:value="0.532825" calcext:value-type="float">
            <text:p>0.532825</text:p>
          </table:table-cell>
          <table:table-cell office:value-type="float" office:value="0.947505" calcext:value-type="float">
            <text:p>0.947505</text:p>
          </table:table-cell>
          <table:table-cell office:value-type="float" office:value="1.94486" calcext:value-type="float">
            <text:p>1.94486</text:p>
          </table:table-cell>
          <table:table-cell office:value-type="float" office:value="0.938126" calcext:value-type="float">
            <text:p>0.938126</text:p>
          </table:table-cell>
          <table:table-cell office:value-type="float" office:value="2.04483" calcext:value-type="float">
            <text:p>2.04483</text:p>
          </table:table-cell>
          <table:table-cell office:value-type="float" office:value="0.851329" calcext:value-type="float">
            <text:p>0.851329</text:p>
          </table:table-cell>
          <table:table-cell office:value-type="float" office:value="1.38153" calcext:value-type="float">
            <text:p>1.38153</text:p>
          </table:table-cell>
          <table:table-cell office:value-type="float" office:value="0.714289" calcext:value-type="float">
            <text:p>0.714289</text:p>
          </table:table-cell>
          <table:table-cell office:value-type="float" office:value="0.892747" calcext:value-type="float">
            <text:p>0.892747</text:p>
          </table:table-cell>
          <table:table-cell office:value-type="float" office:value="1.81537" calcext:value-type="float">
            <text:p>1.81537</text:p>
          </table:table-cell>
          <table:table-cell office:value-type="float" office:value="0.200084" calcext:value-type="float">
            <text:p>0.200084</text:p>
          </table:table-cell>
          <table:table-cell office:value-type="float" office:value="1.2326" calcext:value-type="float">
            <text:p>1.2326</text:p>
          </table:table-cell>
          <table:table-cell office:value-type="float" office:value="1.03339" calcext:value-type="float">
            <text:p>1.03339</text:p>
          </table:table-cell>
          <table:table-cell office:value-type="float" office:value="0.966296" calcext:value-type="float">
            <text:p>0.966296</text:p>
          </table:table-cell>
          <table:table-cell office:value-type="float" office:value="1.37221" calcext:value-type="float">
            <text:p>1.37221</text:p>
          </table:table-cell>
          <table:table-cell office:value-type="float" office:value="2.35209" calcext:value-type="float">
            <text:p>2.35209</text:p>
          </table:table-cell>
          <table:table-cell table:number-columns-repeated="20"/>
          <table:table-cell table:formula="of:=MIN([.A162:.BL162])" office:value-type="float" office:value="0.144993" calcext:value-type="float">
            <text:p>0.144993</text:p>
          </table:table-cell>
          <table:table-cell table:formula="of:=MAX([.A162:.BL162])" office:value-type="float" office:value="2.35209" calcext:value-type="float">
            <text:p>2.35209</text:p>
          </table:table-cell>
          <table:table-cell table:number-columns-repeated="7"/>
        </table:table-row>
        <table:table-row table:style-name="ro2">
          <table:table-cell office:value-type="float" office:value="0.146149" calcext:value-type="float">
            <text:p>0.146149</text:p>
          </table:table-cell>
          <table:table-cell office:value-type="float" office:value="0.195294" calcext:value-type="float">
            <text:p>0.195294</text:p>
          </table:table-cell>
          <table:table-cell office:value-type="float" office:value="0.214813" calcext:value-type="float">
            <text:p>0.214813</text:p>
          </table:table-cell>
          <table:table-cell office:value-type="float" office:value="0.152515" calcext:value-type="float">
            <text:p>0.152515</text:p>
          </table:table-cell>
          <table:table-cell office:value-type="float" office:value="0.232557" calcext:value-type="float">
            <text:p>0.232557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218299" calcext:value-type="float">
            <text:p>0.218299</text:p>
          </table:table-cell>
          <table:table-cell office:value-type="float" office:value="0.209251" calcext:value-type="float">
            <text:p>0.209251</text:p>
          </table:table-cell>
          <table:table-cell office:value-type="float" office:value="0.411249" calcext:value-type="float">
            <text:p>0.411249</text:p>
          </table:table-cell>
          <table:table-cell office:value-type="float" office:value="0.158707" calcext:value-type="float">
            <text:p>0.158707</text:p>
          </table:table-cell>
          <table:table-cell office:value-type="float" office:value="0.23103" calcext:value-type="float">
            <text:p>0.23103</text:p>
          </table:table-cell>
          <table:table-cell office:value-type="float" office:value="0.198674" calcext:value-type="float">
            <text:p>0.198674</text:p>
          </table:table-cell>
          <table:table-cell office:value-type="float" office:value="0.221342" calcext:value-type="float">
            <text:p>0.221342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0.189518" calcext:value-type="float">
            <text:p>0.189518</text:p>
          </table:table-cell>
          <table:table-cell office:value-type="float" office:value="0.13053" calcext:value-type="float">
            <text:p>0.13053</text:p>
          </table:table-cell>
          <table:table-cell office:value-type="float" office:value="0.188688" calcext:value-type="float">
            <text:p>0.188688</text:p>
          </table:table-cell>
          <table:table-cell office:value-type="float" office:value="1.18079" calcext:value-type="float">
            <text:p>1.18079</text:p>
          </table:table-cell>
          <table:table-cell office:value-type="float" office:value="0.165172" calcext:value-type="float">
            <text:p>0.165172</text:p>
          </table:table-cell>
          <table:table-cell office:value-type="float" office:value="0.329858" calcext:value-type="float">
            <text:p>0.329858</text:p>
          </table:table-cell>
          <table:table-cell office:value-type="float" office:value="1.23455" calcext:value-type="float">
            <text:p>1.23455</text:p>
          </table:table-cell>
          <table:table-cell office:value-type="float" office:value="1.22675" calcext:value-type="float">
            <text:p>1.22675</text:p>
          </table:table-cell>
          <table:table-cell office:value-type="float" office:value="1.32625" calcext:value-type="float">
            <text:p>1.32625</text:p>
          </table:table-cell>
          <table:table-cell office:value-type="float" office:value="1.20268" calcext:value-type="float">
            <text:p>1.20268</text:p>
          </table:table-cell>
          <table:table-cell office:value-type="float" office:value="1.06323" calcext:value-type="float">
            <text:p>1.06323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1.09499" calcext:value-type="float">
            <text:p>1.09499</text:p>
          </table:table-cell>
          <table:table-cell office:value-type="float" office:value="1.13779" calcext:value-type="float">
            <text:p>1.13779</text:p>
          </table:table-cell>
          <table:table-cell office:value-type="float" office:value="0.94976" calcext:value-type="float">
            <text:p>0.94976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1.01219" calcext:value-type="float">
            <text:p>1.01219</text:p>
          </table:table-cell>
          <table:table-cell office:value-type="float" office:value="0.860849" calcext:value-type="float">
            <text:p>0.860849</text:p>
          </table:table-cell>
          <table:table-cell office:value-type="float" office:value="0.898489" calcext:value-type="float">
            <text:p>0.898489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757843" calcext:value-type="float">
            <text:p>0.757843</text:p>
          </table:table-cell>
          <table:table-cell office:value-type="float" office:value="0.828399" calcext:value-type="float">
            <text:p>0.828399</text:p>
          </table:table-cell>
          <table:table-cell office:value-type="float" office:value="0.696431" calcext:value-type="float">
            <text:p>0.696431</text:p>
          </table:table-cell>
          <table:table-cell office:value-type="float" office:value="1.91571" calcext:value-type="float">
            <text:p>1.91571</text:p>
          </table:table-cell>
          <table:table-cell office:value-type="float" office:value="0.240153" calcext:value-type="float">
            <text:p>0.240153</text:p>
          </table:table-cell>
          <table:table-cell office:value-type="float" office:value="1.02749" calcext:value-type="float">
            <text:p>1.02749</text:p>
          </table:table-cell>
          <table:table-cell office:value-type="float" office:value="0.812702" calcext:value-type="float">
            <text:p>0.812702</text:p>
          </table:table-cell>
          <table:table-cell office:value-type="float" office:value="0.804573" calcext:value-type="float">
            <text:p>0.804573</text:p>
          </table:table-cell>
          <table:table-cell office:value-type="float" office:value="0.741941" calcext:value-type="float">
            <text:p>0.741941</text:p>
          </table:table-cell>
          <table:table-cell office:value-type="float" office:value="0.0957279" calcext:value-type="float">
            <text:p>0.0957279</text:p>
          </table:table-cell>
          <table:table-cell office:value-type="float" office:value="0.170033" calcext:value-type="float">
            <text:p>0.170033</text:p>
          </table:table-cell>
          <table:table-cell office:value-type="float" office:value="0.211355" calcext:value-type="float">
            <text:p>0.211355</text:p>
          </table:table-cell>
          <table:table-cell office:value-type="float" office:value="0.804847" calcext:value-type="float">
            <text:p>0.804847</text:p>
          </table:table-cell>
          <table:table-cell office:value-type="float" office:value="0.099797" calcext:value-type="float">
            <text:p>0.099797</text:p>
          </table:table-cell>
          <table:table-cell table:number-columns-repeated="20"/>
          <table:table-cell table:formula="of:=MIN([.A163:.BL163])" office:value-type="float" office:value="0.0957279" calcext:value-type="float">
            <text:p>0.0957279</text:p>
          </table:table-cell>
          <table:table-cell table:formula="of:=MAX([.A163:.BL163])" office:value-type="float" office:value="1.91571" calcext:value-type="float">
            <text:p>1.91571</text:p>
          </table:table-cell>
          <table:table-cell table:number-columns-repeated="7"/>
        </table:table-row>
        <table:table-row table:style-name="ro2">
          <table:table-cell office:value-type="float" office:value="0.159594" calcext:value-type="float">
            <text:p>0.159594</text:p>
          </table:table-cell>
          <table:table-cell office:value-type="float" office:value="0.184487" calcext:value-type="float">
            <text:p>0.184487</text:p>
          </table:table-cell>
          <table:table-cell office:value-type="float" office:value="0.184898" calcext:value-type="float">
            <text:p>0.184898</text:p>
          </table:table-cell>
          <table:table-cell office:value-type="float" office:value="0.208374" calcext:value-type="float">
            <text:p>0.208374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198372" calcext:value-type="float">
            <text:p>0.198372</text:p>
          </table:table-cell>
          <table:table-cell office:value-type="float" office:value="0.196755" calcext:value-type="float">
            <text:p>0.196755</text:p>
          </table:table-cell>
          <table:table-cell office:value-type="float" office:value="0.208078" calcext:value-type="float">
            <text:p>0.208078</text:p>
          </table:table-cell>
          <table:table-cell office:value-type="float" office:value="0.430928" calcext:value-type="float">
            <text:p>0.430928</text:p>
          </table:table-cell>
          <table:table-cell office:value-type="float" office:value="0.27139" calcext:value-type="float">
            <text:p>0.27139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0.715694" calcext:value-type="float">
            <text:p>0.715694</text:p>
          </table:table-cell>
          <table:table-cell office:value-type="float" office:value="0.155244" calcext:value-type="float">
            <text:p>0.155244</text:p>
          </table:table-cell>
          <table:table-cell office:value-type="float" office:value="0.243083" calcext:value-type="float">
            <text:p>0.243083</text:p>
          </table:table-cell>
          <table:table-cell office:value-type="float" office:value="0.315648" calcext:value-type="float">
            <text:p>0.315648</text:p>
          </table:table-cell>
          <table:table-cell office:value-type="float" office:value="0.20194" calcext:value-type="float">
            <text:p>0.20194</text:p>
          </table:table-cell>
          <table:table-cell office:value-type="float" office:value="0.496811" calcext:value-type="float">
            <text:p>0.496811</text:p>
          </table:table-cell>
          <table:table-cell office:value-type="float" office:value="0.126907" calcext:value-type="float">
            <text:p>0.126907</text:p>
          </table:table-cell>
          <table:table-cell office:value-type="float" office:value="0.20801" calcext:value-type="float">
            <text:p>0.20801</text:p>
          </table:table-cell>
          <table:table-cell office:value-type="float" office:value="0.384903" calcext:value-type="float">
            <text:p>0.384903</text:p>
          </table:table-cell>
          <table:table-cell office:value-type="float" office:value="0.263308" calcext:value-type="float">
            <text:p>0.263308</text:p>
          </table:table-cell>
          <table:table-cell office:value-type="float" office:value="0.697294" calcext:value-type="float">
            <text:p>0.697294</text:p>
          </table:table-cell>
          <table:table-cell office:value-type="float" office:value="0.238069" calcext:value-type="float">
            <text:p>0.238069</text:p>
          </table:table-cell>
          <table:table-cell office:value-type="float" office:value="0.226402" calcext:value-type="float">
            <text:p>0.226402</text:p>
          </table:table-cell>
          <table:table-cell office:value-type="float" office:value="1.66004" calcext:value-type="float">
            <text:p>1.66004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1.31599" calcext:value-type="float">
            <text:p>1.31599</text:p>
          </table:table-cell>
          <table:table-cell office:value-type="float" office:value="0.373895" calcext:value-type="float">
            <text:p>0.373895</text:p>
          </table:table-cell>
          <table:table-cell office:value-type="float" office:value="0.377858" calcext:value-type="float">
            <text:p>0.377858</text:p>
          </table:table-cell>
          <table:table-cell office:value-type="float" office:value="0.227071" calcext:value-type="float">
            <text:p>0.227071</text:p>
          </table:table-cell>
          <table:table-cell office:value-type="float" office:value="0.30207" calcext:value-type="float">
            <text:p>0.30207</text:p>
          </table:table-cell>
          <table:table-cell office:value-type="float" office:value="0.344095" calcext:value-type="float">
            <text:p>0.344095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27225" calcext:value-type="float">
            <text:p>1.27225</text:p>
          </table:table-cell>
          <table:table-cell office:value-type="float" office:value="0.232198" calcext:value-type="float">
            <text:p>0.232198</text:p>
          </table:table-cell>
          <table:table-cell office:value-type="float" office:value="0.133166" calcext:value-type="float">
            <text:p>0.133166</text:p>
          </table:table-cell>
          <table:table-cell office:value-type="float" office:value="1.30401" calcext:value-type="float">
            <text:p>1.30401</text:p>
          </table:table-cell>
          <table:table-cell office:value-type="float" office:value="0.138958" calcext:value-type="float">
            <text:p>0.138958</text:p>
          </table:table-cell>
          <table:table-cell office:value-type="float" office:value="0.268003" calcext:value-type="float">
            <text:p>0.268003</text:p>
          </table:table-cell>
          <table:table-cell office:value-type="float" office:value="1.52184" calcext:value-type="float">
            <text:p>1.52184</text:p>
          </table:table-cell>
          <table:table-cell office:value-type="float" office:value="1.4626" calcext:value-type="float">
            <text:p>1.4626</text:p>
          </table:table-cell>
          <table:table-cell office:value-type="float" office:value="1.60359" calcext:value-type="float">
            <text:p>1.60359</text:p>
          </table:table-cell>
          <table:table-cell office:value-type="float" office:value="0.323109" calcext:value-type="float">
            <text:p>0.323109</text:p>
          </table:table-cell>
          <table:table-cell office:value-type="float" office:value="0.195953" calcext:value-type="float">
            <text:p>0.195953</text:p>
          </table:table-cell>
          <table:table-cell office:value-type="float" office:value="1.06244" calcext:value-type="float">
            <text:p>1.06244</text:p>
          </table:table-cell>
          <table:table-cell office:value-type="float" office:value="0.376643" calcext:value-type="float">
            <text:p>0.376643</text:p>
          </table:table-cell>
          <table:table-cell office:value-type="float" office:value="0.331276" calcext:value-type="float">
            <text:p>0.331276</text:p>
          </table:table-cell>
          <table:table-cell table:number-columns-repeated="20"/>
          <table:table-cell table:formula="of:=MIN([.A164:.BL164])" office:value-type="float" office:value="0.126907" calcext:value-type="float">
            <text:p>0.126907</text:p>
          </table:table-cell>
          <table:table-cell table:formula="of:=MAX([.A164:.BL164])" office:value-type="float" office:value="1.66004" calcext:value-type="float">
            <text:p>1.66004</text:p>
          </table:table-cell>
          <table:table-cell table:number-columns-repeated="7"/>
        </table:table-row>
        <table:table-row table:style-name="ro2">
          <table:table-cell office:value-type="float" office:value="0.156388" calcext:value-type="float">
            <text:p>0.156388</text:p>
          </table:table-cell>
          <table:table-cell office:value-type="float" office:value="0.265863" calcext:value-type="float">
            <text:p>0.265863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0.203657" calcext:value-type="float">
            <text:p>0.203657</text:p>
          </table:table-cell>
          <table:table-cell office:value-type="float" office:value="0.21493" calcext:value-type="float">
            <text:p>0.21493</text:p>
          </table:table-cell>
          <table:table-cell office:value-type="float" office:value="0.243006" calcext:value-type="float">
            <text:p>0.243006</text:p>
          </table:table-cell>
          <table:table-cell office:value-type="float" office:value="0.574702" calcext:value-type="float">
            <text:p>0.574702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0.10587" calcext:value-type="float">
            <text:p>0.10587</text:p>
          </table:table-cell>
          <table:table-cell office:value-type="float" office:value="0.228392" calcext:value-type="float">
            <text:p>0.228392</text:p>
          </table:table-cell>
          <table:table-cell office:value-type="float" office:value="0.172529" calcext:value-type="float">
            <text:p>0.172529</text:p>
          </table:table-cell>
          <table:table-cell office:value-type="float" office:value="0.15922" calcext:value-type="float">
            <text:p>0.15922</text:p>
          </table:table-cell>
          <table:table-cell office:value-type="float" office:value="0.23735" calcext:value-type="float">
            <text:p>0.23735</text:p>
          </table:table-cell>
          <table:table-cell office:value-type="float" office:value="0.208805" calcext:value-type="float">
            <text:p>0.208805</text:p>
          </table:table-cell>
          <table:table-cell office:value-type="float" office:value="1.24453" calcext:value-type="float">
            <text:p>1.24453</text:p>
          </table:table-cell>
          <table:table-cell office:value-type="float" office:value="0.182829" calcext:value-type="float">
            <text:p>0.182829</text:p>
          </table:table-cell>
          <table:table-cell office:value-type="float" office:value="0.345748" calcext:value-type="float">
            <text:p>0.345748</text:p>
          </table:table-cell>
          <table:table-cell office:value-type="float" office:value="0.181102" calcext:value-type="float">
            <text:p>0.181102</text:p>
          </table:table-cell>
          <table:table-cell office:value-type="float" office:value="0.214423" calcext:value-type="float">
            <text:p>0.214423</text:p>
          </table:table-cell>
          <table:table-cell office:value-type="float" office:value="1.45687" calcext:value-type="float">
            <text:p>1.45687</text:p>
          </table:table-cell>
          <table:table-cell office:value-type="float" office:value="1.18154" calcext:value-type="float">
            <text:p>1.18154</text:p>
          </table:table-cell>
          <table:table-cell office:value-type="float" office:value="1.51102" calcext:value-type="float">
            <text:p>1.51102</text:p>
          </table:table-cell>
          <table:table-cell office:value-type="float" office:value="0.646922" calcext:value-type="float">
            <text:p>0.646922</text:p>
          </table:table-cell>
          <table:table-cell office:value-type="float" office:value="1.31283" calcext:value-type="float">
            <text:p>1.31283</text:p>
          </table:table-cell>
          <table:table-cell office:value-type="float" office:value="1.28517" calcext:value-type="float">
            <text:p>1.28517</text:p>
          </table:table-cell>
          <table:table-cell office:value-type="float" office:value="1.32502" calcext:value-type="float">
            <text:p>1.32502</text:p>
          </table:table-cell>
          <table:table-cell office:value-type="float" office:value="1.33426" calcext:value-type="float">
            <text:p>1.33426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1.22909" calcext:value-type="float">
            <text:p>1.22909</text:p>
          </table:table-cell>
          <table:table-cell office:value-type="float" office:value="1.07815" calcext:value-type="float">
            <text:p>1.07815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.77716" calcext:value-type="float">
            <text:p>1.77716</text:p>
          </table:table-cell>
          <table:table-cell office:value-type="float" office:value="0.775828" calcext:value-type="float">
            <text:p>0.775828</text:p>
          </table:table-cell>
          <table:table-cell office:value-type="float" office:value="1.39384" calcext:value-type="float">
            <text:p>1.39384</text:p>
          </table:table-cell>
          <table:table-cell office:value-type="float" office:value="1.50031" calcext:value-type="float">
            <text:p>1.50031</text:p>
          </table:table-cell>
          <table:table-cell office:value-type="float" office:value="0.606532" calcext:value-type="float">
            <text:p>0.606532</text:p>
          </table:table-cell>
          <table:table-cell office:value-type="float" office:value="0.236099" calcext:value-type="float">
            <text:p>0.236099</text:p>
          </table:table-cell>
          <table:table-cell office:value-type="float" office:value="0.189627" calcext:value-type="float">
            <text:p>0.189627</text:p>
          </table:table-cell>
          <table:table-cell office:value-type="float" office:value="0.461984" calcext:value-type="float">
            <text:p>0.461984</text:p>
          </table:table-cell>
          <table:table-cell office:value-type="float" office:value="0.197245" calcext:value-type="float">
            <text:p>0.197245</text:p>
          </table:table-cell>
          <table:table-cell office:value-type="float" office:value="1.55465" calcext:value-type="float">
            <text:p>1.55465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24682" calcext:value-type="float">
            <text:p>0.224682</text:p>
          </table:table-cell>
          <table:table-cell office:value-type="float" office:value="1.87339" calcext:value-type="float">
            <text:p>1.87339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3493" calcext:value-type="float">
            <text:p>1.3493</text:p>
          </table:table-cell>
          <table:table-cell office:value-type="float" office:value="0.111623" calcext:value-type="float">
            <text:p>0.111623</text:p>
          </table:table-cell>
          <table:table-cell office:value-type="float" office:value="0.379226" calcext:value-type="float">
            <text:p>0.379226</text:p>
          </table:table-cell>
          <table:table-cell table:number-columns-repeated="20"/>
          <table:table-cell table:formula="of:=MIN([.A165:.BL165])" office:value-type="float" office:value="0.10587" calcext:value-type="float">
            <text:p>0.10587</text:p>
          </table:table-cell>
          <table:table-cell table:formula="of:=MAX([.A165:.BL165])" office:value-type="float" office:value="1.87339" calcext:value-type="float">
            <text:p>1.87339</text:p>
          </table:table-cell>
          <table:table-cell table:number-columns-repeated="7"/>
        </table:table-row>
        <table:table-row table:style-name="ro2">
          <table:table-cell office:value-type="float" office:value="0.150672" calcext:value-type="float">
            <text:p>0.150672</text:p>
          </table:table-cell>
          <table:table-cell office:value-type="float" office:value="0.160196" calcext:value-type="float">
            <text:p>0.160196</text:p>
          </table:table-cell>
          <table:table-cell office:value-type="float" office:value="0.116484" calcext:value-type="float">
            <text:p>0.116484</text:p>
          </table:table-cell>
          <table:table-cell office:value-type="float" office:value="0.162917" calcext:value-type="float">
            <text:p>0.162917</text:p>
          </table:table-cell>
          <table:table-cell office:value-type="float" office:value="0.297301" calcext:value-type="float">
            <text:p>0.297301</text:p>
          </table:table-cell>
          <table:table-cell office:value-type="float" office:value="0.181567" calcext:value-type="float">
            <text:p>0.181567</text:p>
          </table:table-cell>
          <table:table-cell office:value-type="float" office:value="0.195597" calcext:value-type="float">
            <text:p>0.195597</text:p>
          </table:table-cell>
          <table:table-cell office:value-type="float" office:value="0.195629" calcext:value-type="float">
            <text:p>0.195629</text:p>
          </table:table-cell>
          <table:table-cell office:value-type="float" office:value="0.201583" calcext:value-type="float">
            <text:p>0.201583</text:p>
          </table:table-cell>
          <table:table-cell office:value-type="float" office:value="0.238596" calcext:value-type="float">
            <text:p>0.238596</text:p>
          </table:table-cell>
          <table:table-cell office:value-type="float" office:value="0.795593" calcext:value-type="float">
            <text:p>0.795593</text:p>
          </table:table-cell>
          <table:table-cell office:value-type="float" office:value="0.843727" calcext:value-type="float">
            <text:p>0.843727</text:p>
          </table:table-cell>
          <table:table-cell office:value-type="float" office:value="0.0515361" calcext:value-type="float">
            <text:p>0.0515361</text:p>
          </table:table-cell>
          <table:table-cell office:value-type="float" office:value="0.051059" calcext:value-type="float">
            <text:p>0.051059</text:p>
          </table:table-cell>
          <table:table-cell office:value-type="float" office:value="0.226721" calcext:value-type="float">
            <text:p>0.226721</text:p>
          </table:table-cell>
          <table:table-cell office:value-type="float" office:value="1.15616" calcext:value-type="float">
            <text:p>1.15616</text:p>
          </table:table-cell>
          <table:table-cell office:value-type="float" office:value="1.15909" calcext:value-type="float">
            <text:p>1.15909</text:p>
          </table:table-cell>
          <table:table-cell office:value-type="float" office:value="1.02847" calcext:value-type="float">
            <text:p>1.02847</text:p>
          </table:table-cell>
          <table:table-cell office:value-type="float" office:value="0.930628" calcext:value-type="float">
            <text:p>0.930628</text:p>
          </table:table-cell>
          <table:table-cell office:value-type="float" office:value="0.933606" calcext:value-type="float">
            <text:p>0.933606</text:p>
          </table:table-cell>
          <table:table-cell office:value-type="float" office:value="0.780222" calcext:value-type="float">
            <text:p>0.780222</text:p>
          </table:table-cell>
          <table:table-cell office:value-type="float" office:value="0.569718" calcext:value-type="float">
            <text:p>0.569718</text:p>
          </table:table-cell>
          <table:table-cell office:value-type="float" office:value="1.14887" calcext:value-type="float">
            <text:p>1.14887</text:p>
          </table:table-cell>
          <table:table-cell office:value-type="float" office:value="0.203543" calcext:value-type="float">
            <text:p>0.203543</text:p>
          </table:table-cell>
          <table:table-cell office:value-type="float" office:value="0.448888" calcext:value-type="float">
            <text:p>0.448888</text:p>
          </table:table-cell>
          <table:table-cell office:value-type="float" office:value="0.933053" calcext:value-type="float">
            <text:p>0.933053</text:p>
          </table:table-cell>
          <table:table-cell office:value-type="float" office:value="0.925906" calcext:value-type="float">
            <text:p>0.925906</text:p>
          </table:table-cell>
          <table:table-cell office:value-type="float" office:value="0.601439" calcext:value-type="float">
            <text:p>0.601439</text:p>
          </table:table-cell>
          <table:table-cell office:value-type="float" office:value="0.147067" calcext:value-type="float">
            <text:p>0.147067</text:p>
          </table:table-cell>
          <table:table-cell office:value-type="float" office:value="0.36045" calcext:value-type="float">
            <text:p>0.36045</text:p>
          </table:table-cell>
          <table:table-cell office:value-type="float" office:value="0.105973" calcext:value-type="float">
            <text:p>0.105973</text:p>
          </table:table-cell>
          <table:table-cell office:value-type="float" office:value="0.0696089" calcext:value-type="float">
            <text:p>0.0696089</text:p>
          </table:table-cell>
          <table:table-cell office:value-type="float" office:value="0.197585" calcext:value-type="float">
            <text:p>0.197585</text:p>
          </table:table-cell>
          <table:table-cell office:value-type="float" office:value="0.070586" calcext:value-type="float">
            <text:p>0.070586</text:p>
          </table:table-cell>
          <table:table-cell office:value-type="float" office:value="0.42689" calcext:value-type="float">
            <text:p>0.42689</text:p>
          </table:table-cell>
          <table:table-cell office:value-type="float" office:value="0.326623" calcext:value-type="float">
            <text:p>0.326623</text:p>
          </table:table-cell>
          <table:table-cell office:value-type="float" office:value="0.640849" calcext:value-type="float">
            <text:p>0.640849</text:p>
          </table:table-cell>
          <table:table-cell office:value-type="float" office:value="0.201254" calcext:value-type="float">
            <text:p>0.201254</text:p>
          </table:table-cell>
          <table:table-cell office:value-type="float" office:value="1.72327" calcext:value-type="float">
            <text:p>1.72327</text:p>
          </table:table-cell>
          <table:table-cell office:value-type="float" office:value="0.672553" calcext:value-type="float">
            <text:p>0.672553</text:p>
          </table:table-cell>
          <table:table-cell office:value-type="float" office:value="0.795663" calcext:value-type="float">
            <text:p>0.795663</text:p>
          </table:table-cell>
          <table:table-cell office:value-type="float" office:value="0.323717" calcext:value-type="float">
            <text:p>0.323717</text:p>
          </table:table-cell>
          <table:table-cell office:value-type="float" office:value="1.01748" calcext:value-type="float">
            <text:p>1.01748</text:p>
          </table:table-cell>
          <table:table-cell office:value-type="float" office:value="0.111922" calcext:value-type="float">
            <text:p>0.111922</text:p>
          </table:table-cell>
          <table:table-cell office:value-type="float" office:value="0.583818" calcext:value-type="float">
            <text:p>0.583818</text:p>
          </table:table-cell>
          <table:table-cell office:value-type="float" office:value="0.516839" calcext:value-type="float">
            <text:p>0.516839</text:p>
          </table:table-cell>
          <table:table-cell office:value-type="float" office:value="0.143838" calcext:value-type="float">
            <text:p>0.143838</text:p>
          </table:table-cell>
          <table:table-cell office:value-type="float" office:value="0.0659831" calcext:value-type="float">
            <text:p>0.0659831</text:p>
          </table:table-cell>
          <table:table-cell table:number-columns-repeated="20"/>
          <table:table-cell table:formula="of:=MIN([.A166:.BL166])" office:value-type="float" office:value="0.051059" calcext:value-type="float">
            <text:p>0.051059</text:p>
          </table:table-cell>
          <table:table-cell table:formula="of:=MAX([.A166:.BL166])" office:value-type="float" office:value="1.72327" calcext:value-type="float">
            <text:p>1.72327</text:p>
          </table:table-cell>
          <table:table-cell table:number-columns-repeated="7"/>
        </table:table-row>
        <table:table-row table:style-name="ro2">
          <table:table-cell office:value-type="float" office:value="0.194271" calcext:value-type="float">
            <text:p>0.194271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161813" calcext:value-type="float">
            <text:p>0.161813</text:p>
          </table:table-cell>
          <table:table-cell office:value-type="float" office:value="0.179565" calcext:value-type="float">
            <text:p>0.179565</text:p>
          </table:table-cell>
          <table:table-cell office:value-type="float" office:value="0.204967" calcext:value-type="float">
            <text:p>0.204967</text:p>
          </table:table-cell>
          <table:table-cell office:value-type="float" office:value="0.153188" calcext:value-type="float">
            <text:p>0.153188</text:p>
          </table:table-cell>
          <table:table-cell office:value-type="float" office:value="0.154686" calcext:value-type="float">
            <text:p>0.154686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0.180721" calcext:value-type="float">
            <text:p>0.180721</text:p>
          </table:table-cell>
          <table:table-cell office:value-type="float" office:value="0.173553" calcext:value-type="float">
            <text:p>0.173553</text:p>
          </table:table-cell>
          <table:table-cell office:value-type="float" office:value="0.18383" calcext:value-type="float">
            <text:p>0.18383</text:p>
          </table:table-cell>
          <table:table-cell office:value-type="float" office:value="0.203224" calcext:value-type="float">
            <text:p>0.203224</text:p>
          </table:table-cell>
          <table:table-cell office:value-type="float" office:value="0.179771" calcext:value-type="float">
            <text:p>0.179771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0.282222" calcext:value-type="float">
            <text:p>0.282222</text:p>
          </table:table-cell>
          <table:table-cell office:value-type="float" office:value="0.156569" calcext:value-type="float">
            <text:p>0.156569</text:p>
          </table:table-cell>
          <table:table-cell office:value-type="float" office:value="0.129817" calcext:value-type="float">
            <text:p>0.129817</text:p>
          </table:table-cell>
          <table:table-cell office:value-type="float" office:value="1.3487" calcext:value-type="float">
            <text:p>1.3487</text:p>
          </table:table-cell>
          <table:table-cell office:value-type="float" office:value="1.15361" calcext:value-type="float">
            <text:p>1.15361</text:p>
          </table:table-cell>
          <table:table-cell office:value-type="float" office:value="0.231658" calcext:value-type="float">
            <text:p>0.231658</text:p>
          </table:table-cell>
          <table:table-cell office:value-type="float" office:value="1.01289" calcext:value-type="float">
            <text:p>1.01289</text:p>
          </table:table-cell>
          <table:table-cell office:value-type="float" office:value="0.808985" calcext:value-type="float">
            <text:p>0.808985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598344" calcext:value-type="float">
            <text:p>0.598344</text:p>
          </table:table-cell>
          <table:table-cell office:value-type="float" office:value="0.273572" calcext:value-type="float">
            <text:p>0.273572</text:p>
          </table:table-cell>
          <table:table-cell office:value-type="float" office:value="1.85076" calcext:value-type="float">
            <text:p>1.85076</text:p>
          </table:table-cell>
          <table:table-cell office:value-type="float" office:value="1.66557" calcext:value-type="float">
            <text:p>1.66557</text:p>
          </table:table-cell>
          <table:table-cell office:value-type="float" office:value="0.552171" calcext:value-type="float">
            <text:p>0.552171</text:p>
          </table:table-cell>
          <table:table-cell office:value-type="float" office:value="0.548267" calcext:value-type="float">
            <text:p>0.548267</text:p>
          </table:table-cell>
          <table:table-cell office:value-type="float" office:value="1.37811" calcext:value-type="float">
            <text:p>1.37811</text:p>
          </table:table-cell>
          <table:table-cell office:value-type="float" office:value="1.22466" calcext:value-type="float">
            <text:p>1.22466</text:p>
          </table:table-cell>
          <table:table-cell office:value-type="float" office:value="1.59931" calcext:value-type="float">
            <text:p>1.59931</text:p>
          </table:table-cell>
          <table:table-cell office:value-type="float" office:value="1.58562" calcext:value-type="float">
            <text:p>1.58562</text:p>
          </table:table-cell>
          <table:table-cell office:value-type="float" office:value="0.494445" calcext:value-type="float">
            <text:p>0.494445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340404" calcext:value-type="float">
            <text:p>0.340404</text:p>
          </table:table-cell>
          <table:table-cell office:value-type="float" office:value="0.193156" calcext:value-type="float">
            <text:p>0.193156</text:p>
          </table:table-cell>
          <table:table-cell office:value-type="float" office:value="1.24777" calcext:value-type="float">
            <text:p>1.24777</text:p>
          </table:table-cell>
          <table:table-cell office:value-type="float" office:value="0.668547" calcext:value-type="float">
            <text:p>0.668547</text:p>
          </table:table-cell>
          <table:table-cell office:value-type="float" office:value="0.658852" calcext:value-type="float">
            <text:p>0.658852</text:p>
          </table:table-cell>
          <table:table-cell office:value-type="float" office:value="0.582596" calcext:value-type="float">
            <text:p>0.582596</text:p>
          </table:table-cell>
          <table:table-cell office:value-type="float" office:value="0.576991" calcext:value-type="float">
            <text:p>0.576991</text:p>
          </table:table-cell>
          <table:table-cell office:value-type="float" office:value="1.4592" calcext:value-type="float">
            <text:p>1.4592</text:p>
          </table:table-cell>
          <table:table-cell office:value-type="float" office:value="1.20084" calcext:value-type="float">
            <text:p>1.20084</text:p>
          </table:table-cell>
          <table:table-cell office:value-type="float" office:value="2.06918" calcext:value-type="float">
            <text:p>2.06918</text:p>
          </table:table-cell>
          <table:table-cell office:value-type="float" office:value="0.638138" calcext:value-type="float">
            <text:p>0.638138</text:p>
          </table:table-cell>
          <table:table-cell office:value-type="float" office:value="0.290239" calcext:value-type="float">
            <text:p>0.290239</text:p>
          </table:table-cell>
          <table:table-cell office:value-type="float" office:value="0.294199" calcext:value-type="float">
            <text:p>0.294199</text:p>
          </table:table-cell>
          <table:table-cell table:number-columns-repeated="20"/>
          <table:table-cell table:formula="of:=MIN([.A167:.BL167])" office:value-type="float" office:value="0.129817" calcext:value-type="float">
            <text:p>0.129817</text:p>
          </table:table-cell>
          <table:table-cell table:formula="of:=MAX([.A167:.BL167])" office:value-type="float" office:value="2.06918" calcext:value-type="float">
            <text:p>2.06918</text:p>
          </table:table-cell>
          <table:table-cell table:number-columns-repeated="7"/>
        </table:table-row>
        <table:table-row table:style-name="ro2">
          <table:table-cell office:value-type="float" office:value="0.143413" calcext:value-type="float">
            <text:p>0.143413</text:p>
          </table:table-cell>
          <table:table-cell office:value-type="float" office:value="0.187847" calcext:value-type="float">
            <text:p>0.187847</text:p>
          </table:table-cell>
          <table:table-cell office:value-type="float" office:value="0.191128" calcext:value-type="float">
            <text:p>0.191128</text:p>
          </table:table-cell>
          <table:table-cell office:value-type="float" office:value="0.103072" calcext:value-type="float">
            <text:p>0.103072</text:p>
          </table:table-cell>
          <table:table-cell office:value-type="float" office:value="0.100581" calcext:value-type="float">
            <text:p>0.100581</text:p>
          </table:table-cell>
          <table:table-cell office:value-type="float" office:value="0.421678" calcext:value-type="float">
            <text:p>0.421678</text:p>
          </table:table-cell>
          <table:table-cell office:value-type="float" office:value="0.287122" calcext:value-type="float">
            <text:p>0.287122</text:p>
          </table:table-cell>
          <table:table-cell office:value-type="float" office:value="0.207639" calcext:value-type="float">
            <text:p>0.207639</text:p>
          </table:table-cell>
          <table:table-cell office:value-type="float" office:value="0.566101" calcext:value-type="float">
            <text:p>0.566101</text:p>
          </table:table-cell>
          <table:table-cell office:value-type="float" office:value="0.163646" calcext:value-type="float">
            <text:p>0.163646</text:p>
          </table:table-cell>
          <table:table-cell office:value-type="float" office:value="0.344469" calcext:value-type="float">
            <text:p>0.344469</text:p>
          </table:table-cell>
          <table:table-cell office:value-type="float" office:value="0.35158" calcext:value-type="float">
            <text:p>0.35158</text:p>
          </table:table-cell>
          <table:table-cell office:value-type="float" office:value="0.207221" calcext:value-type="float">
            <text:p>0.207221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.169225" calcext:value-type="float">
            <text:p>0.169225</text:p>
          </table:table-cell>
          <table:table-cell office:value-type="float" office:value="0.395951" calcext:value-type="float">
            <text:p>0.395951</text:p>
          </table:table-cell>
          <table:table-cell office:value-type="float" office:value="0.381489" calcext:value-type="float">
            <text:p>0.381489</text:p>
          </table:table-cell>
          <table:table-cell office:value-type="float" office:value="1.03085" calcext:value-type="float">
            <text:p>1.03085</text:p>
          </table:table-cell>
          <table:table-cell office:value-type="float" office:value="0.950808" calcext:value-type="float">
            <text:p>0.950808</text:p>
          </table:table-cell>
          <table:table-cell office:value-type="float" office:value="0.770033" calcext:value-type="float">
            <text:p>0.770033</text:p>
          </table:table-cell>
          <table:table-cell office:value-type="float" office:value="0.208673" calcext:value-type="float">
            <text:p>0.208673</text:p>
          </table:table-cell>
          <table:table-cell office:value-type="float" office:value="0.31716" calcext:value-type="float">
            <text:p>0.31716</text:p>
          </table:table-cell>
          <table:table-cell office:value-type="float" office:value="0.723016" calcext:value-type="float">
            <text:p>0.723016</text:p>
          </table:table-cell>
          <table:table-cell office:value-type="float" office:value="0.407172" calcext:value-type="float">
            <text:p>0.407172</text:p>
          </table:table-cell>
          <table:table-cell office:value-type="float" office:value="0.914635" calcext:value-type="float">
            <text:p>0.914635</text:p>
          </table:table-cell>
          <table:table-cell office:value-type="float" office:value="0.296189" calcext:value-type="float">
            <text:p>0.296189</text:p>
          </table:table-cell>
          <table:table-cell office:value-type="float" office:value="1.25669" calcext:value-type="float">
            <text:p>1.25669</text:p>
          </table:table-cell>
          <table:table-cell office:value-type="float" office:value="1.00958" calcext:value-type="float">
            <text:p>1.00958</text:p>
          </table:table-cell>
          <table:table-cell office:value-type="float" office:value="0.861351" calcext:value-type="float">
            <text:p>0.861351</text:p>
          </table:table-cell>
          <table:table-cell office:value-type="float" office:value="0.683967" calcext:value-type="float">
            <text:p>0.683967</text:p>
          </table:table-cell>
          <table:table-cell office:value-type="float" office:value="0.762178" calcext:value-type="float">
            <text:p>0.762178</text:p>
          </table:table-cell>
          <table:table-cell office:value-type="float" office:value="1.44444" calcext:value-type="float">
            <text:p>1.44444</text:p>
          </table:table-cell>
          <table:table-cell office:value-type="float" office:value="0.512128" calcext:value-type="float">
            <text:p>0.512128</text:p>
          </table:table-cell>
          <table:table-cell office:value-type="float" office:value="0.845338" calcext:value-type="float">
            <text:p>0.845338</text:p>
          </table:table-cell>
          <table:table-cell office:value-type="float" office:value="0.681878" calcext:value-type="float">
            <text:p>0.681878</text:p>
          </table:table-cell>
          <table:table-cell office:value-type="float" office:value="0.64811" calcext:value-type="float">
            <text:p>0.64811</text:p>
          </table:table-cell>
          <table:table-cell office:value-type="float" office:value="1.80088" calcext:value-type="float">
            <text:p>1.80088</text:p>
          </table:table-cell>
          <table:table-cell office:value-type="float" office:value="0.658971" calcext:value-type="float">
            <text:p>0.658971</text:p>
          </table:table-cell>
          <table:table-cell office:value-type="float" office:value="1.93932" calcext:value-type="float">
            <text:p>1.93932</text:p>
          </table:table-cell>
          <table:table-cell office:value-type="float" office:value="1.77768" calcext:value-type="float">
            <text:p>1.77768</text:p>
          </table:table-cell>
          <table:table-cell office:value-type="float" office:value="0.904454" calcext:value-type="float">
            <text:p>0.904454</text:p>
          </table:table-cell>
          <table:table-cell office:value-type="float" office:value="2.12683" calcext:value-type="float">
            <text:p>2.12683</text:p>
          </table:table-cell>
          <table:table-cell office:value-type="float" office:value="0.198884" calcext:value-type="float">
            <text:p>0.198884</text:p>
          </table:table-cell>
          <table:table-cell office:value-type="float" office:value="0.642229" calcext:value-type="float">
            <text:p>0.642229</text:p>
          </table:table-cell>
          <table:table-cell office:value-type="float" office:value="0.221691" calcext:value-type="float">
            <text:p>0.221691</text:p>
          </table:table-cell>
          <table:table-cell office:value-type="float" office:value="1.92628" calcext:value-type="float">
            <text:p>1.92628</text:p>
          </table:table-cell>
          <table:table-cell office:value-type="float" office:value="2.17646" calcext:value-type="float">
            <text:p>2.17646</text:p>
          </table:table-cell>
          <table:table-cell office:value-type="float" office:value="2.18754" calcext:value-type="float">
            <text:p>2.18754</text:p>
          </table:table-cell>
          <table:table-cell table:number-columns-repeated="20"/>
          <table:table-cell table:formula="of:=MIN([.A168:.BL168])" office:value-type="float" office:value="0.100581" calcext:value-type="float">
            <text:p>0.100581</text:p>
          </table:table-cell>
          <table:table-cell table:formula="of:=MAX([.A168:.BL168])" office:value-type="float" office:value="2.18754" calcext:value-type="float">
            <text:p>2.18754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3531" calcext:value-type="float">
            <text:p>0.13531</text:p>
          </table:table-cell>
          <table:table-cell office:value-type="float" office:value="0.148993" calcext:value-type="float">
            <text:p>0.148993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17032" calcext:value-type="float">
            <text:p>0.117032</text:p>
          </table:table-cell>
          <table:table-cell office:value-type="float" office:value="0.131981" calcext:value-type="float">
            <text:p>0.131981</text:p>
          </table:table-cell>
          <table:table-cell office:value-type="float" office:value="0.15094" calcext:value-type="float">
            <text:p>0.15094</text:p>
          </table:table-cell>
          <table:table-cell office:value-type="float" office:value="0.335987" calcext:value-type="float">
            <text:p>0.335987</text:p>
          </table:table-cell>
          <table:table-cell office:value-type="float" office:value="0.0971611" calcext:value-type="float">
            <text:p>0.0971611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76014" calcext:value-type="float">
            <text:p>0.076014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63813" calcext:value-type="float">
            <text:p>0.163813</text:p>
          </table:table-cell>
          <table:table-cell office:value-type="float" office:value="0.737519" calcext:value-type="float">
            <text:p>0.737519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146757" calcext:value-type="float">
            <text:p>0.146757</text:p>
          </table:table-cell>
          <table:table-cell office:value-type="float" office:value="0.179904" calcext:value-type="float">
            <text:p>0.179904</text:p>
          </table:table-cell>
          <table:table-cell office:value-type="float" office:value="0.123688" calcext:value-type="float">
            <text:p>0.123688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4853" calcext:value-type="float">
            <text:p>0.14853</text:p>
          </table:table-cell>
          <table:table-cell office:value-type="float" office:value="0.082401" calcext:value-type="float">
            <text:p>0.082401</text:p>
          </table:table-cell>
          <table:table-cell office:value-type="float" office:value="1.1944" calcext:value-type="float">
            <text:p>1.1944</text:p>
          </table:table-cell>
          <table:table-cell office:value-type="float" office:value="0.168736" calcext:value-type="float">
            <text:p>0.168736</text:p>
          </table:table-cell>
          <table:table-cell office:value-type="float" office:value="0.17648" calcext:value-type="float">
            <text:p>0.17648</text:p>
          </table:table-cell>
          <table:table-cell office:value-type="float" office:value="0.664587" calcext:value-type="float">
            <text:p>0.664587</text:p>
          </table:table-cell>
          <table:table-cell office:value-type="float" office:value="0.118882" calcext:value-type="float">
            <text:p>0.118882</text:p>
          </table:table-cell>
          <table:table-cell office:value-type="float" office:value="0.143858" calcext:value-type="float">
            <text:p>0.143858</text:p>
          </table:table-cell>
          <table:table-cell office:value-type="float" office:value="0.152774" calcext:value-type="float">
            <text:p>0.152774</text:p>
          </table:table-cell>
          <table:table-cell office:value-type="float" office:value="0.169458" calcext:value-type="float">
            <text:p>0.169458</text:p>
          </table:table-cell>
          <table:table-cell office:value-type="float" office:value="1.39089" calcext:value-type="float">
            <text:p>1.39089</text:p>
          </table:table-cell>
          <table:table-cell office:value-type="float" office:value="1.24164" calcext:value-type="float">
            <text:p>1.24164</text:p>
          </table:table-cell>
          <table:table-cell office:value-type="float" office:value="1.54716" calcext:value-type="float">
            <text:p>1.54716</text:p>
          </table:table-cell>
          <table:table-cell office:value-type="float" office:value="1.12412" calcext:value-type="float">
            <text:p>1.12412</text:p>
          </table:table-cell>
          <table:table-cell office:value-type="float" office:value="1.05079" calcext:value-type="float">
            <text:p>1.05079</text:p>
          </table:table-cell>
          <table:table-cell office:value-type="float" office:value="0.118704" calcext:value-type="float">
            <text:p>0.118704</text:p>
          </table:table-cell>
          <table:table-cell office:value-type="float" office:value="0.816494" calcext:value-type="float">
            <text:p>0.816494</text:p>
          </table:table-cell>
          <table:table-cell office:value-type="float" office:value="1.78169" calcext:value-type="float">
            <text:p>1.78169</text:p>
          </table:table-cell>
          <table:table-cell office:value-type="float" office:value="0.626336" calcext:value-type="float">
            <text:p>0.626336</text:p>
          </table:table-cell>
          <table:table-cell office:value-type="float" office:value="1.19828" calcext:value-type="float">
            <text:p>1.19828</text:p>
          </table:table-cell>
          <table:table-cell office:value-type="float" office:value="0.509725" calcext:value-type="float">
            <text:p>0.509725</text:p>
          </table:table-cell>
          <table:table-cell office:value-type="float" office:value="1.10979" calcext:value-type="float">
            <text:p>1.10979</text:p>
          </table:table-cell>
          <table:table-cell office:value-type="float" office:value="0.791389" calcext:value-type="float">
            <text:p>0.791389</text:p>
          </table:table-cell>
          <table:table-cell office:value-type="float" office:value="0.817845" calcext:value-type="float">
            <text:p>0.817845</text:p>
          </table:table-cell>
          <table:table-cell office:value-type="float" office:value="0.652385" calcext:value-type="float">
            <text:p>0.652385</text:p>
          </table:table-cell>
          <table:table-cell office:value-type="float" office:value="2.1657" calcext:value-type="float">
            <text:p>2.1657</text:p>
          </table:table-cell>
          <table:table-cell office:value-type="float" office:value="2.06611" calcext:value-type="float">
            <text:p>2.06611</text:p>
          </table:table-cell>
          <table:table-cell office:value-type="float" office:value="1.1751" calcext:value-type="float">
            <text:p>1.1751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79833" calcext:value-type="float">
            <text:p>1.79833</text:p>
          </table:table-cell>
          <table:table-cell office:value-type="float" office:value="1.62974" calcext:value-type="float">
            <text:p>1.62974</text:p>
          </table:table-cell>
          <table:table-cell office:value-type="float" office:value="1.74914" calcext:value-type="float">
            <text:p>1.74914</text:p>
          </table:table-cell>
          <table:table-cell office:value-type="float" office:value="1.66751" calcext:value-type="float">
            <text:p>1.66751</text:p>
          </table:table-cell>
          <table:table-cell office:value-type="float" office:value="1.99035" calcext:value-type="float">
            <text:p>1.99035</text:p>
          </table:table-cell>
          <table:table-cell office:value-type="float" office:value="1.86713" calcext:value-type="float">
            <text:p>1.86713</text:p>
          </table:table-cell>
          <table:table-cell office:value-type="float" office:value="0.665624" calcext:value-type="float">
            <text:p>0.665624</text:p>
          </table:table-cell>
          <table:table-cell office:value-type="float" office:value="1.32916" calcext:value-type="float">
            <text:p>1.32916</text:p>
          </table:table-cell>
          <table:table-cell office:value-type="float" office:value="1.1765" calcext:value-type="float">
            <text:p>1.1765</text:p>
          </table:table-cell>
          <table:table-cell office:value-type="float" office:value="1.16388" calcext:value-type="float">
            <text:p>1.16388</text:p>
          </table:table-cell>
          <table:table-cell office:value-type="float" office:value="1.52883" calcext:value-type="float">
            <text:p>1.52883</text:p>
          </table:table-cell>
          <table:table-cell office:value-type="float" office:value="0.729439" calcext:value-type="float">
            <text:p>0.729439</text:p>
          </table:table-cell>
          <table:table-cell office:value-type="float" office:value="2.29099" calcext:value-type="float">
            <text:p>2.29099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1.75509" calcext:value-type="float">
            <text:p>1.75509</text:p>
          </table:table-cell>
          <table:table-cell office:value-type="float" office:value="0.0901439" calcext:value-type="float">
            <text:p>0.0901439</text:p>
          </table:table-cell>
          <table:table-cell table:number-columns-repeated="4"/>
          <table:table-cell table:formula="of:=MIN([.A170:.BL170])" office:value-type="float" office:value="0.076014" calcext:value-type="float">
            <text:p>0.076014</text:p>
          </table:table-cell>
          <table:table-cell table:formula="of:=MAX([.A170:.BL170])" office:value-type="float" office:value="2.29099" calcext:value-type="float">
            <text:p>2.29099</text:p>
          </table:table-cell>
          <table:table-cell table:number-columns-repeated="7"/>
        </table:table-row>
        <table:table-row table:style-name="ro2">
          <table:table-cell office:value-type="float" office:value="0.131232" calcext:value-type="float">
            <text:p>0.131232</text:p>
          </table:table-cell>
          <table:table-cell office:value-type="float" office:value="0.155549" calcext:value-type="float">
            <text:p>0.155549</text:p>
          </table:table-cell>
          <table:table-cell office:value-type="float" office:value="0.272394" calcext:value-type="float">
            <text:p>0.272394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263327" calcext:value-type="float">
            <text:p>0.263327</text:p>
          </table:table-cell>
          <table:table-cell office:value-type="float" office:value="0.149501" calcext:value-type="float">
            <text:p>0.149501</text:p>
          </table:table-cell>
          <table:table-cell office:value-type="float" office:value="0.101266" calcext:value-type="float">
            <text:p>0.101266</text:p>
          </table:table-cell>
          <table:table-cell office:value-type="float" office:value="0.164925" calcext:value-type="float">
            <text:p>0.164925</text:p>
          </table:table-cell>
          <table:table-cell office:value-type="float" office:value="0.120863" calcext:value-type="float">
            <text:p>0.120863</text:p>
          </table:table-cell>
          <table:table-cell office:value-type="float" office:value="0.317424" calcext:value-type="float">
            <text:p>0.317424</text:p>
          </table:table-cell>
          <table:table-cell office:value-type="float" office:value="0.332984" calcext:value-type="float">
            <text:p>0.332984</text:p>
          </table:table-cell>
          <table:table-cell office:value-type="float" office:value="0.271672" calcext:value-type="float">
            <text:p>0.271672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864639" calcext:value-type="float">
            <text:p>0.864639</text:p>
          </table:table-cell>
          <table:table-cell office:value-type="float" office:value="1.00389" calcext:value-type="float">
            <text:p>1.00389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61597" calcext:value-type="float">
            <text:p>0.761597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771965" calcext:value-type="float">
            <text:p>0.771965</text:p>
          </table:table-cell>
          <table:table-cell office:value-type="float" office:value="0.628618" calcext:value-type="float">
            <text:p>0.628618</text:p>
          </table:table-cell>
          <table:table-cell office:value-type="float" office:value="0.609192" calcext:value-type="float">
            <text:p>0.609192</text:p>
          </table:table-cell>
          <table:table-cell office:value-type="float" office:value="0.887926" calcext:value-type="float">
            <text:p>0.887926</text:p>
          </table:table-cell>
          <table:table-cell office:value-type="float" office:value="0.479053" calcext:value-type="float">
            <text:p>0.479053</text:p>
          </table:table-cell>
          <table:table-cell office:value-type="float" office:value="0.818708" calcext:value-type="float">
            <text:p>0.818708</text:p>
          </table:table-cell>
          <table:table-cell office:value-type="float" office:value="0.640941" calcext:value-type="float">
            <text:p>0.640941</text:p>
          </table:table-cell>
          <table:table-cell office:value-type="float" office:value="0.221911" calcext:value-type="float">
            <text:p>0.221911</text:p>
          </table:table-cell>
          <table:table-cell office:value-type="float" office:value="0.502393" calcext:value-type="float">
            <text:p>0.502393</text:p>
          </table:table-cell>
          <table:table-cell office:value-type="float" office:value="0.255799" calcext:value-type="float">
            <text:p>0.255799</text:p>
          </table:table-cell>
          <table:table-cell office:value-type="float" office:value="0.563774" calcext:value-type="float">
            <text:p>0.563774</text:p>
          </table:table-cell>
          <table:table-cell office:value-type="float" office:value="1.44259" calcext:value-type="float">
            <text:p>1.44259</text:p>
          </table:table-cell>
          <table:table-cell office:value-type="float" office:value="0.626761" calcext:value-type="float">
            <text:p>0.626761</text:p>
          </table:table-cell>
          <table:table-cell office:value-type="float" office:value="0.632341" calcext:value-type="float">
            <text:p>0.632341</text:p>
          </table:table-cell>
          <table:table-cell office:value-type="float" office:value="0.687227" calcext:value-type="float">
            <text:p>0.687227</text:p>
          </table:table-cell>
          <table:table-cell office:value-type="float" office:value="0.272383" calcext:value-type="float">
            <text:p>0.272383</text:p>
          </table:table-cell>
          <table:table-cell office:value-type="float" office:value="0.645313" calcext:value-type="float">
            <text:p>0.645313</text:p>
          </table:table-cell>
          <table:table-cell office:value-type="float" office:value="0.608494" calcext:value-type="float">
            <text:p>0.608494</text:p>
          </table:table-cell>
          <table:table-cell office:value-type="float" office:value="0.804044" calcext:value-type="float">
            <text:p>0.804044</text:p>
          </table:table-cell>
          <table:table-cell office:value-type="float" office:value="0.834491" calcext:value-type="float">
            <text:p>0.834491</text:p>
          </table:table-cell>
          <table:table-cell office:value-type="float" office:value="1.43323" calcext:value-type="float">
            <text:p>1.43323</text:p>
          </table:table-cell>
          <table:table-cell office:value-type="float" office:value="1.39724" calcext:value-type="float">
            <text:p>1.39724</text:p>
          </table:table-cell>
          <table:table-cell office:value-type="float" office:value="0.892331" calcext:value-type="float">
            <text:p>0.892331</text:p>
          </table:table-cell>
          <table:table-cell office:value-type="float" office:value="0.841232" calcext:value-type="float">
            <text:p>0.841232</text:p>
          </table:table-cell>
          <table:table-cell office:value-type="float" office:value="1.228" calcext:value-type="float">
            <text:p>1.228</text:p>
          </table:table-cell>
          <table:table-cell office:value-type="float" office:value="1.69321" calcext:value-type="float">
            <text:p>1.69321</text:p>
          </table:table-cell>
          <table:table-cell office:value-type="float" office:value="1.61355" calcext:value-type="float">
            <text:p>1.61355</text:p>
          </table:table-cell>
          <table:table-cell office:value-type="float" office:value="0.860985" calcext:value-type="float">
            <text:p>0.860985</text:p>
          </table:table-cell>
          <table:table-cell office:value-type="float" office:value="1.50707" calcext:value-type="float">
            <text:p>1.50707</text:p>
          </table:table-cell>
          <table:table-cell office:value-type="float" office:value="1.4209" calcext:value-type="float">
            <text:p>1.4209</text:p>
          </table:table-cell>
          <table:table-cell office:value-type="float" office:value="0.826126" calcext:value-type="float">
            <text:p>0.826126</text:p>
          </table:table-cell>
          <table:table-cell office:value-type="float" office:value="1.16054" calcext:value-type="float">
            <text:p>1.16054</text:p>
          </table:table-cell>
          <table:table-cell office:value-type="float" office:value="0.807747" calcext:value-type="float">
            <text:p>0.807747</text:p>
          </table:table-cell>
          <table:table-cell office:value-type="float" office:value="0.725138" calcext:value-type="float">
            <text:p>0.725138</text:p>
          </table:table-cell>
          <table:table-cell office:value-type="float" office:value="0.814025" calcext:value-type="float">
            <text:p>0.814025</text:p>
          </table:table-cell>
          <table:table-cell office:value-type="float" office:value="1.74914" calcext:value-type="float">
            <text:p>1.74914</text:p>
          </table:table-cell>
          <table:table-cell office:value-type="float" office:value="0.072644" calcext:value-type="float">
            <text:p>0.072644</text:p>
          </table:table-cell>
          <table:table-cell office:value-type="float" office:value="0.0805991" calcext:value-type="float">
            <text:p>0.0805991</text:p>
          </table:table-cell>
          <table:table-cell office:value-type="float" office:value="0.15396" calcext:value-type="float">
            <text:p>0.15396</text:p>
          </table:table-cell>
          <table:table-cell office:value-type="float" office:value="1.52105" calcext:value-type="float">
            <text:p>1.52105</text:p>
          </table:table-cell>
          <table:table-cell office:value-type="float" office:value="1.00118" calcext:value-type="float">
            <text:p>1.00118</text:p>
          </table:table-cell>
          <table:table-cell office:value-type="float" office:value="2.27196" calcext:value-type="float">
            <text:p>2.27196</text:p>
          </table:table-cell>
          <table:table-cell office:value-type="float" office:value="1.45449" calcext:value-type="float">
            <text:p>1.45449</text:p>
          </table:table-cell>
          <table:table-cell office:value-type="float" office:value="0.11155" calcext:value-type="float">
            <text:p>0.11155</text:p>
          </table:table-cell>
          <table:table-cell office:value-type="float" office:value="0.038048" calcext:value-type="float">
            <text:p>0.038048</text:p>
          </table:table-cell>
          <table:table-cell office:value-type="float" office:value="0.311358" calcext:value-type="float">
            <text:p>0.311358</text:p>
          </table:table-cell>
          <table:table-cell table:number-columns-repeated="4"/>
          <table:table-cell table:formula="of:=MIN([.A171:.BL171])" office:value-type="float" office:value="0.038048" calcext:value-type="float">
            <text:p>0.038048</text:p>
          </table:table-cell>
          <table:table-cell table:formula="of:=MAX([.A171:.BL171])" office:value-type="float" office:value="2.27196" calcext:value-type="float">
            <text:p>2.27196</text:p>
          </table:table-cell>
          <table:table-cell table:number-columns-repeated="7"/>
        </table:table-row>
        <table:table-row table:style-name="ro2">
          <table:table-cell office:value-type="float" office:value="0.118613" calcext:value-type="float">
            <text:p>0.118613</text:p>
          </table:table-cell>
          <table:table-cell office:value-type="float" office:value="0.130787" calcext:value-type="float">
            <text:p>0.130787</text:p>
          </table:table-cell>
          <table:table-cell office:value-type="float" office:value="0.149208" calcext:value-type="float">
            <text:p>0.149208</text:p>
          </table:table-cell>
          <table:table-cell office:value-type="float" office:value="0.152027" calcext:value-type="float">
            <text:p>0.152027</text:p>
          </table:table-cell>
          <table:table-cell office:value-type="float" office:value="0.207941" calcext:value-type="float">
            <text:p>0.207941</text:p>
          </table:table-cell>
          <table:table-cell office:value-type="float" office:value="0.107371" calcext:value-type="float">
            <text:p>0.107371</text:p>
          </table:table-cell>
          <table:table-cell office:value-type="float" office:value="0.461535" calcext:value-type="float">
            <text:p>0.461535</text:p>
          </table:table-cell>
          <table:table-cell office:value-type="float" office:value="0.235587" calcext:value-type="float">
            <text:p>0.235587</text:p>
          </table:table-cell>
          <table:table-cell office:value-type="float" office:value="0.19719" calcext:value-type="float">
            <text:p>0.19719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132524" calcext:value-type="float">
            <text:p>0.132524</text:p>
          </table:table-cell>
          <table:table-cell office:value-type="float" office:value="0.145005" calcext:value-type="float">
            <text:p>0.145005</text:p>
          </table:table-cell>
          <table:table-cell office:value-type="float" office:value="0.369701" calcext:value-type="float">
            <text:p>0.369701</text:p>
          </table:table-cell>
          <table:table-cell office:value-type="float" office:value="0.877204" calcext:value-type="float">
            <text:p>0.877204</text:p>
          </table:table-cell>
          <table:table-cell office:value-type="float" office:value="0.976734" calcext:value-type="float">
            <text:p>0.976734</text:p>
          </table:table-cell>
          <table:table-cell office:value-type="float" office:value="0.698722" calcext:value-type="float">
            <text:p>0.698722</text:p>
          </table:table-cell>
          <table:table-cell office:value-type="float" office:value="0.305369" calcext:value-type="float">
            <text:p>0.305369</text:p>
          </table:table-cell>
          <table:table-cell office:value-type="float" office:value="0.348523" calcext:value-type="float">
            <text:p>0.348523</text:p>
          </table:table-cell>
          <table:table-cell office:value-type="float" office:value="0.373617" calcext:value-type="float">
            <text:p>0.373617</text:p>
          </table:table-cell>
          <table:table-cell office:value-type="float" office:value="0.326442" calcext:value-type="float">
            <text:p>0.326442</text:p>
          </table:table-cell>
          <table:table-cell office:value-type="float" office:value="0.252433" calcext:value-type="float">
            <text:p>0.252433</text:p>
          </table:table-cell>
          <table:table-cell office:value-type="float" office:value="0.745018" calcext:value-type="float">
            <text:p>0.745018</text:p>
          </table:table-cell>
          <table:table-cell office:value-type="float" office:value="0.284802" calcext:value-type="float">
            <text:p>0.284802</text:p>
          </table:table-cell>
          <table:table-cell office:value-type="float" office:value="0.291117" calcext:value-type="float">
            <text:p>0.291117</text:p>
          </table:table-cell>
          <table:table-cell office:value-type="float" office:value="0.146774" calcext:value-type="float">
            <text:p>0.146774</text:p>
          </table:table-cell>
          <table:table-cell office:value-type="float" office:value="0.251821" calcext:value-type="float">
            <text:p>0.251821</text:p>
          </table:table-cell>
          <table:table-cell office:value-type="float" office:value="1.38937" calcext:value-type="float">
            <text:p>1.38937</text:p>
          </table:table-cell>
          <table:table-cell office:value-type="float" office:value="0.230161" calcext:value-type="float">
            <text:p>0.230161</text:p>
          </table:table-cell>
          <table:table-cell office:value-type="float" office:value="0.376047" calcext:value-type="float">
            <text:p>0.376047</text:p>
          </table:table-cell>
          <table:table-cell office:value-type="float" office:value="1.30792" calcext:value-type="float">
            <text:p>1.30792</text:p>
          </table:table-cell>
          <table:table-cell office:value-type="float" office:value="1.30707" calcext:value-type="float">
            <text:p>1.30707</text:p>
          </table:table-cell>
          <table:table-cell office:value-type="float" office:value="1.30011" calcext:value-type="float">
            <text:p>1.30011</text:p>
          </table:table-cell>
          <table:table-cell office:value-type="float" office:value="0.287318" calcext:value-type="float">
            <text:p>0.287318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1.25183" calcext:value-type="float">
            <text:p>1.25183</text:p>
          </table:table-cell>
          <table:table-cell office:value-type="float" office:value="1.63674" calcext:value-type="float">
            <text:p>1.63674</text:p>
          </table:table-cell>
          <table:table-cell office:value-type="float" office:value="1.47718" calcext:value-type="float">
            <text:p>1.47718</text:p>
          </table:table-cell>
          <table:table-cell office:value-type="float" office:value="0.30251" calcext:value-type="float">
            <text:p>0.30251</text:p>
          </table:table-cell>
          <table:table-cell office:value-type="float" office:value="0.23549" calcext:value-type="float">
            <text:p>0.23549</text:p>
          </table:table-cell>
          <table:table-cell office:value-type="float" office:value="1.97443" calcext:value-type="float">
            <text:p>1.97443</text:p>
          </table:table-cell>
          <table:table-cell office:value-type="float" office:value="1.74236" calcext:value-type="float">
            <text:p>1.74236</text:p>
          </table:table-cell>
          <table:table-cell office:value-type="float" office:value="0.358576" calcext:value-type="float">
            <text:p>0.358576</text:p>
          </table:table-cell>
          <table:table-cell office:value-type="float" office:value="1.74306" calcext:value-type="float">
            <text:p>1.74306</text:p>
          </table:table-cell>
          <table:table-cell office:value-type="float" office:value="1.8056" calcext:value-type="float">
            <text:p>1.8056</text:p>
          </table:table-cell>
          <table:table-cell office:value-type="float" office:value="1.64426" calcext:value-type="float">
            <text:p>1.64426</text:p>
          </table:table-cell>
          <table:table-cell office:value-type="float" office:value="1.69935" calcext:value-type="float">
            <text:p>1.69935</text:p>
          </table:table-cell>
          <table:table-cell office:value-type="float" office:value="1.66294" calcext:value-type="float">
            <text:p>1.66294</text:p>
          </table:table-cell>
          <table:table-cell office:value-type="float" office:value="1.51392" calcext:value-type="float">
            <text:p>1.51392</text:p>
          </table:table-cell>
          <table:table-cell office:value-type="float" office:value="1.20495" calcext:value-type="float">
            <text:p>1.20495</text:p>
          </table:table-cell>
          <table:table-cell office:value-type="float" office:value="1.58735" calcext:value-type="float">
            <text:p>1.58735</text:p>
          </table:table-cell>
          <table:table-cell office:value-type="float" office:value="1.42911" calcext:value-type="float">
            <text:p>1.42911</text:p>
          </table:table-cell>
          <table:table-cell office:value-type="float" office:value="1.36393" calcext:value-type="float">
            <text:p>1.36393</text:p>
          </table:table-cell>
          <table:table-cell office:value-type="float" office:value="1.44007" calcext:value-type="float">
            <text:p>1.44007</text:p>
          </table:table-cell>
          <table:table-cell office:value-type="float" office:value="1.11917" calcext:value-type="float">
            <text:p>1.11917</text:p>
          </table:table-cell>
          <table:table-cell office:value-type="float" office:value="1.16873" calcext:value-type="float">
            <text:p>1.16873</text:p>
          </table:table-cell>
          <table:table-cell office:value-type="float" office:value="2.30121" calcext:value-type="float">
            <text:p>2.30121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2.33477" calcext:value-type="float">
            <text:p>2.33477</text:p>
          </table:table-cell>
          <table:table-cell office:value-type="float" office:value="0.905324" calcext:value-type="float">
            <text:p>0.905324</text:p>
          </table:table-cell>
          <table:table-cell office:value-type="float" office:value="0.988251" calcext:value-type="float">
            <text:p>0.988251</text:p>
          </table:table-cell>
          <table:table-cell office:value-type="float" office:value="2.09943" calcext:value-type="float">
            <text:p>2.09943</text:p>
          </table:table-cell>
          <table:table-cell office:value-type="float" office:value="0.0726421" calcext:value-type="float">
            <text:p>0.0726421</text:p>
          </table:table-cell>
          <table:table-cell office:value-type="float" office:value="0.076503" calcext:value-type="float">
            <text:p>0.076503</text:p>
          </table:table-cell>
          <table:table-cell office:value-type="float" office:value="0.0780871" calcext:value-type="float">
            <text:p>0.0780871</text:p>
          </table:table-cell>
          <table:table-cell table:number-columns-repeated="4"/>
          <table:table-cell table:formula="of:=MIN([.A172:.BL172])" office:value-type="float" office:value="0.0726421" calcext:value-type="float">
            <text:p>0.0726421</text:p>
          </table:table-cell>
          <table:table-cell table:formula="of:=MAX([.A172:.BL172])" office:value-type="float" office:value="2.33477" calcext:value-type="float">
            <text:p>2.33477</text:p>
          </table:table-cell>
          <table:table-cell table:number-columns-repeated="7"/>
        </table:table-row>
        <table:table-row table:style-name="ro2">
          <table:table-cell office:value-type="float" office:value="0.0847468" calcext:value-type="float">
            <text:p>0.0847468</text:p>
          </table:table-cell>
          <table:table-cell office:value-type="float" office:value="0.133339" calcext:value-type="float">
            <text:p>0.133339</text:p>
          </table:table-cell>
          <table:table-cell office:value-type="float" office:value="0.134552" calcext:value-type="float">
            <text:p>0.134552</text:p>
          </table:table-cell>
          <table:table-cell office:value-type="float" office:value="0.197605" calcext:value-type="float">
            <text:p>0.197605</text:p>
          </table:table-cell>
          <table:table-cell office:value-type="float" office:value="0.0959179" calcext:value-type="float">
            <text:p>0.0959179</text:p>
          </table:table-cell>
          <table:table-cell office:value-type="float" office:value="0.160104" calcext:value-type="float">
            <text:p>0.160104</text:p>
          </table:table-cell>
          <table:table-cell office:value-type="float" office:value="0.104182" calcext:value-type="float">
            <text:p>0.104182</text:p>
          </table:table-cell>
          <table:table-cell office:value-type="float" office:value="0.120768" calcext:value-type="float">
            <text:p>0.120768</text:p>
          </table:table-cell>
          <table:table-cell office:value-type="float" office:value="0.653999" calcext:value-type="float">
            <text:p>0.653999</text:p>
          </table:table-cell>
          <table:table-cell office:value-type="float" office:value="0.521119" calcext:value-type="float">
            <text:p>0.521119</text:p>
          </table:table-cell>
          <table:table-cell office:value-type="float" office:value="0.182191" calcext:value-type="float">
            <text:p>0.182191</text:p>
          </table:table-cell>
          <table:table-cell office:value-type="float" office:value="0.378188" calcext:value-type="float">
            <text:p>0.378188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0.169468" calcext:value-type="float">
            <text:p>0.169468</text:p>
          </table:table-cell>
          <table:table-cell office:value-type="float" office:value="0.137003" calcext:value-type="float">
            <text:p>0.137003</text:p>
          </table:table-cell>
          <table:table-cell office:value-type="float" office:value="0.195411" calcext:value-type="float">
            <text:p>0.195411</text:p>
          </table:table-cell>
          <table:table-cell office:value-type="float" office:value="0.34935" calcext:value-type="float">
            <text:p>0.34935</text:p>
          </table:table-cell>
          <table:table-cell office:value-type="float" office:value="0.383388" calcext:value-type="float">
            <text:p>0.383388</text:p>
          </table:table-cell>
          <table:table-cell office:value-type="float" office:value="0.168852" calcext:value-type="float">
            <text:p>0.168852</text:p>
          </table:table-cell>
          <table:table-cell office:value-type="float" office:value="1.16556" calcext:value-type="float">
            <text:p>1.16556</text:p>
          </table:table-cell>
          <table:table-cell office:value-type="float" office:value="0.234329" calcext:value-type="float">
            <text:p>0.234329</text:p>
          </table:table-cell>
          <table:table-cell office:value-type="float" office:value="0.957071" calcext:value-type="float">
            <text:p>0.957071</text:p>
          </table:table-cell>
          <table:table-cell office:value-type="float" office:value="0.205764" calcext:value-type="float">
            <text:p>0.205764</text:p>
          </table:table-cell>
          <table:table-cell office:value-type="float" office:value="0.249038" calcext:value-type="float">
            <text:p>0.249038</text:p>
          </table:table-cell>
          <table:table-cell office:value-type="float" office:value="1.17685" calcext:value-type="float">
            <text:p>1.17685</text:p>
          </table:table-cell>
          <table:table-cell office:value-type="float" office:value="1.0621" calcext:value-type="float">
            <text:p>1.0621</text:p>
          </table:table-cell>
          <table:table-cell office:value-type="float" office:value="0.778491" calcext:value-type="float">
            <text:p>0.778491</text:p>
          </table:table-cell>
          <table:table-cell office:value-type="float" office:value="0.757411" calcext:value-type="float">
            <text:p>0.757411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0.126639" calcext:value-type="float">
            <text:p>0.126639</text:p>
          </table:table-cell>
          <table:table-cell office:value-type="float" office:value="0.720703" calcext:value-type="float">
            <text:p>0.720703</text:p>
          </table:table-cell>
          <table:table-cell office:value-type="float" office:value="0.921676" calcext:value-type="float">
            <text:p>0.921676</text:p>
          </table:table-cell>
          <table:table-cell office:value-type="float" office:value="1.01993" calcext:value-type="float">
            <text:p>1.01993</text:p>
          </table:table-cell>
          <table:table-cell office:value-type="float" office:value="1.57677" calcext:value-type="float">
            <text:p>1.57677</text:p>
          </table:table-cell>
          <table:table-cell office:value-type="float" office:value="1.27042" calcext:value-type="float">
            <text:p>1.27042</text:p>
          </table:table-cell>
          <table:table-cell office:value-type="float" office:value="0.67886" calcext:value-type="float">
            <text:p>0.67886</text:p>
          </table:table-cell>
          <table:table-cell office:value-type="float" office:value="0.19628" calcext:value-type="float">
            <text:p>0.19628</text:p>
          </table:table-cell>
          <table:table-cell office:value-type="float" office:value="1.14513" calcext:value-type="float">
            <text:p>1.14513</text:p>
          </table:table-cell>
          <table:table-cell office:value-type="float" office:value="0.172839" calcext:value-type="float">
            <text:p>0.172839</text:p>
          </table:table-cell>
          <table:table-cell office:value-type="float" office:value="1.20588" calcext:value-type="float">
            <text:p>1.20588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.0983379" calcext:value-type="float">
            <text:p>0.0983379</text:p>
          </table:table-cell>
          <table:table-cell office:value-type="float" office:value="1.19923" calcext:value-type="float">
            <text:p>1.19923</text:p>
          </table:table-cell>
          <table:table-cell office:value-type="float" office:value="0.15505" calcext:value-type="float">
            <text:p>0.15505</text:p>
          </table:table-cell>
          <table:table-cell office:value-type="float" office:value="0.143826" calcext:value-type="float">
            <text:p>0.143826</text:p>
          </table:table-cell>
          <table:table-cell office:value-type="float" office:value="0.200033" calcext:value-type="float">
            <text:p>0.200033</text:p>
          </table:table-cell>
          <table:table-cell office:value-type="float" office:value="1.4203" calcext:value-type="float">
            <text:p>1.4203</text:p>
          </table:table-cell>
          <table:table-cell office:value-type="float" office:value="0.0912778" calcext:value-type="float">
            <text:p>0.0912778</text:p>
          </table:table-cell>
          <table:table-cell office:value-type="float" office:value="1.63692" calcext:value-type="float">
            <text:p>1.63692</text:p>
          </table:table-cell>
          <table:table-cell office:value-type="float" office:value="0.152886" calcext:value-type="float">
            <text:p>0.152886</text:p>
          </table:table-cell>
          <table:table-cell office:value-type="float" office:value="1.50109" calcext:value-type="float">
            <text:p>1.50109</text:p>
          </table:table-cell>
          <table:table-cell office:value-type="float" office:value="0.152953" calcext:value-type="float">
            <text:p>0.152953</text:p>
          </table:table-cell>
          <table:table-cell office:value-type="float" office:value="1.12576" calcext:value-type="float">
            <text:p>1.12576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0.237024" calcext:value-type="float">
            <text:p>0.237024</text:p>
          </table:table-cell>
          <table:table-cell office:value-type="float" office:value="0.401319" calcext:value-type="float">
            <text:p>0.401319</text:p>
          </table:table-cell>
          <table:table-cell office:value-type="float" office:value="0.118691" calcext:value-type="float">
            <text:p>0.118691</text:p>
          </table:table-cell>
          <table:table-cell office:value-type="float" office:value="0.0747809" calcext:value-type="float">
            <text:p>0.0747809</text:p>
          </table:table-cell>
          <table:table-cell office:value-type="float" office:value="0.12829" calcext:value-type="float">
            <text:p>0.12829</text:p>
          </table:table-cell>
          <table:table-cell office:value-type="float" office:value="0.255697" calcext:value-type="float">
            <text:p>0.255697</text:p>
          </table:table-cell>
          <table:table-cell office:value-type="float" office:value="0.192085" calcext:value-type="float">
            <text:p>0.192085</text:p>
          </table:table-cell>
          <table:table-cell office:value-type="float" office:value="0.0869629" calcext:value-type="float">
            <text:p>0.0869629</text:p>
          </table:table-cell>
          <table:table-cell office:value-type="float" office:value="0.0392911" calcext:value-type="float">
            <text:p>0.0392911</text:p>
          </table:table-cell>
          <table:table-cell table:number-columns-repeated="4"/>
          <table:table-cell table:formula="of:=MIN([.A173:.BL173])" office:value-type="float" office:value="0.0392911" calcext:value-type="float">
            <text:p>0.0392911</text:p>
          </table:table-cell>
          <table:table-cell table:formula="of:=MAX([.A173:.BL173])" office:value-type="float" office:value="1.63692" calcext:value-type="float">
            <text:p>1.63692</text:p>
          </table:table-cell>
          <table:table-cell table:number-columns-repeated="7"/>
        </table:table-row>
        <table:table-row table:style-name="ro2">
          <table:table-cell office:value-type="float" office:value="0.137048" calcext:value-type="float">
            <text:p>0.137048</text:p>
          </table:table-cell>
          <table:table-cell office:value-type="float" office:value="0.0777962" calcext:value-type="float">
            <text:p>0.0777962</text:p>
          </table:table-cell>
          <table:table-cell office:value-type="float" office:value="0.159498" calcext:value-type="float">
            <text:p>0.159498</text:p>
          </table:table-cell>
          <table:table-cell office:value-type="float" office:value="0.186877" calcext:value-type="float">
            <text:p>0.186877</text:p>
          </table:table-cell>
          <table:table-cell office:value-type="float" office:value="0.337379" calcext:value-type="float">
            <text:p>0.337379</text:p>
          </table:table-cell>
          <table:table-cell office:value-type="float" office:value="0.251965" calcext:value-type="float">
            <text:p>0.251965</text:p>
          </table:table-cell>
          <table:table-cell office:value-type="float" office:value="0.137779" calcext:value-type="float">
            <text:p>0.137779</text:p>
          </table:table-cell>
          <table:table-cell office:value-type="float" office:value="0.257994" calcext:value-type="float">
            <text:p>0.257994</text:p>
          </table:table-cell>
          <table:table-cell office:value-type="float" office:value="0.113548" calcext:value-type="float">
            <text:p>0.113548</text:p>
          </table:table-cell>
          <table:table-cell office:value-type="float" office:value="0.137412" calcext:value-type="float">
            <text:p>0.137412</text:p>
          </table:table-cell>
          <table:table-cell office:value-type="float" office:value="0.289628" calcext:value-type="float">
            <text:p>0.289628</text:p>
          </table:table-cell>
          <table:table-cell office:value-type="float" office:value="0.116768" calcext:value-type="float">
            <text:p>0.116768</text:p>
          </table:table-cell>
          <table:table-cell office:value-type="float" office:value="0.140111" calcext:value-type="float">
            <text:p>0.140111</text:p>
          </table:table-cell>
          <table:table-cell office:value-type="float" office:value="0.243604" calcext:value-type="float">
            <text:p>0.243604</text:p>
          </table:table-cell>
          <table:table-cell office:value-type="float" office:value="0.104407" calcext:value-type="float">
            <text:p>0.104407</text:p>
          </table:table-cell>
          <table:table-cell office:value-type="float" office:value="0.114505" calcext:value-type="float">
            <text:p>0.114505</text:p>
          </table:table-cell>
          <table:table-cell office:value-type="float" office:value="0.687389" calcext:value-type="float">
            <text:p>0.687389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712978" calcext:value-type="float">
            <text:p>0.712978</text:p>
          </table:table-cell>
          <table:table-cell office:value-type="float" office:value="0.119799" calcext:value-type="float">
            <text:p>0.119799</text:p>
          </table:table-cell>
          <table:table-cell office:value-type="float" office:value="0.690096" calcext:value-type="float">
            <text:p>0.690096</text:p>
          </table:table-cell>
          <table:table-cell office:value-type="float" office:value="0.561362" calcext:value-type="float">
            <text:p>0.561362</text:p>
          </table:table-cell>
          <table:table-cell office:value-type="float" office:value="0.688327" calcext:value-type="float">
            <text:p>0.688327</text:p>
          </table:table-cell>
          <table:table-cell office:value-type="float" office:value="0.506629" calcext:value-type="float">
            <text:p>0.506629</text:p>
          </table:table-cell>
          <table:table-cell office:value-type="float" office:value="0.144868" calcext:value-type="float">
            <text:p>0.144868</text:p>
          </table:table-cell>
          <table:table-cell office:value-type="float" office:value="0.170208" calcext:value-type="float">
            <text:p>0.170208</text:p>
          </table:table-cell>
          <table:table-cell office:value-type="float" office:value="0.149326" calcext:value-type="float">
            <text:p>0.149326</text:p>
          </table:table-cell>
          <table:table-cell office:value-type="float" office:value="0.18644" calcext:value-type="float">
            <text:p>0.18644</text:p>
          </table:table-cell>
          <table:table-cell office:value-type="float" office:value="0.154258" calcext:value-type="float">
            <text:p>0.154258</text:p>
          </table:table-cell>
          <table:table-cell office:value-type="float" office:value="0.10817" calcext:value-type="float">
            <text:p>0.10817</text:p>
          </table:table-cell>
          <table:table-cell office:value-type="float" office:value="0.117088" calcext:value-type="float">
            <text:p>0.117088</text:p>
          </table:table-cell>
          <table:table-cell office:value-type="float" office:value="0.114431" calcext:value-type="float">
            <text:p>0.114431</text:p>
          </table:table-cell>
          <table:table-cell office:value-type="float" office:value="0.164554" calcext:value-type="float">
            <text:p>0.164554</text:p>
          </table:table-cell>
          <table:table-cell office:value-type="float" office:value="1.46334" calcext:value-type="float">
            <text:p>1.46334</text:p>
          </table:table-cell>
          <table:table-cell office:value-type="float" office:value="1.22961" calcext:value-type="float">
            <text:p>1.22961</text:p>
          </table:table-cell>
          <table:table-cell office:value-type="float" office:value="0.134548" calcext:value-type="float">
            <text:p>0.134548</text:p>
          </table:table-cell>
          <table:table-cell office:value-type="float" office:value="1.23469" calcext:value-type="float">
            <text:p>1.23469</text:p>
          </table:table-cell>
          <table:table-cell office:value-type="float" office:value="0.167821" calcext:value-type="float">
            <text:p>0.167821</text:p>
          </table:table-cell>
          <table:table-cell office:value-type="float" office:value="0.174223" calcext:value-type="float">
            <text:p>0.174223</text:p>
          </table:table-cell>
          <table:table-cell office:value-type="float" office:value="0.558126" calcext:value-type="float">
            <text:p>0.558126</text:p>
          </table:table-cell>
          <table:table-cell office:value-type="float" office:value="1.46238" calcext:value-type="float">
            <text:p>1.46238</text:p>
          </table:table-cell>
          <table:table-cell office:value-type="float" office:value="0.924943" calcext:value-type="float">
            <text:p>0.924943</text:p>
          </table:table-cell>
          <table:table-cell office:value-type="float" office:value="1.22592" calcext:value-type="float">
            <text:p>1.22592</text:p>
          </table:table-cell>
          <table:table-cell office:value-type="float" office:value="0.0978351" calcext:value-type="float">
            <text:p>0.0978351</text:p>
          </table:table-cell>
          <table:table-cell office:value-type="float" office:value="0.175239" calcext:value-type="float">
            <text:p>0.175239</text:p>
          </table:table-cell>
          <table:table-cell office:value-type="float" office:value="0.05303" calcext:value-type="float">
            <text:p>0.05303</text:p>
          </table:table-cell>
          <table:table-cell office:value-type="float" office:value="1.21293" calcext:value-type="float">
            <text:p>1.21293</text:p>
          </table:table-cell>
          <table:table-cell office:value-type="float" office:value="0.15669" calcext:value-type="float">
            <text:p>0.15669</text:p>
          </table:table-cell>
          <table:table-cell office:value-type="float" office:value="0.119654" calcext:value-type="float">
            <text:p>0.119654</text:p>
          </table:table-cell>
          <table:table-cell office:value-type="float" office:value="1.00132" calcext:value-type="float">
            <text:p>1.00132</text:p>
          </table:table-cell>
          <table:table-cell office:value-type="float" office:value="1.39691" calcext:value-type="float">
            <text:p>1.39691</text:p>
          </table:table-cell>
          <table:table-cell office:value-type="float" office:value="1.27557" calcext:value-type="float">
            <text:p>1.27557</text:p>
          </table:table-cell>
          <table:table-cell office:value-type="float" office:value="1.26857" calcext:value-type="float">
            <text:p>1.26857</text:p>
          </table:table-cell>
          <table:table-cell office:value-type="float" office:value="0.983646" calcext:value-type="float">
            <text:p>0.983646</text:p>
          </table:table-cell>
          <table:table-cell office:value-type="float" office:value="1.39789" calcext:value-type="float">
            <text:p>1.39789</text:p>
          </table:table-cell>
          <table:table-cell office:value-type="float" office:value="0.797188" calcext:value-type="float">
            <text:p>0.797188</text:p>
          </table:table-cell>
          <table:table-cell office:value-type="float" office:value="1.51898" calcext:value-type="float">
            <text:p>1.51898</text:p>
          </table:table-cell>
          <table:table-cell office:value-type="float" office:value="0.979717" calcext:value-type="float">
            <text:p>0.979717</text:p>
          </table:table-cell>
          <table:table-cell office:value-type="float" office:value="1.68169" calcext:value-type="float">
            <text:p>1.68169</text:p>
          </table:table-cell>
          <table:table-cell office:value-type="float" office:value="0.855593" calcext:value-type="float">
            <text:p>0.855593</text:p>
          </table:table-cell>
          <table:table-cell office:value-type="float" office:value="0.380111" calcext:value-type="float">
            <text:p>0.380111</text:p>
          </table:table-cell>
          <table:table-cell office:value-type="float" office:value="0.069052" calcext:value-type="float">
            <text:p>0.069052</text:p>
          </table:table-cell>
          <table:table-cell office:value-type="float" office:value="0.0829289" calcext:value-type="float">
            <text:p>0.0829289</text:p>
          </table:table-cell>
          <table:table-cell office:value-type="float" office:value="0.0565231" calcext:value-type="float">
            <text:p>0.0565231</text:p>
          </table:table-cell>
          <table:table-cell table:number-columns-repeated="4"/>
          <table:table-cell table:formula="of:=MIN([.A174:.BL174])" office:value-type="float" office:value="0.05303" calcext:value-type="float">
            <text:p>0.05303</text:p>
          </table:table-cell>
          <table:table-cell table:formula="of:=MAX([.A174:.BL174])" office:value-type="float" office:value="1.68169" calcext:value-type="float">
            <text:p>1.68169</text:p>
          </table:table-cell>
          <table:table-cell table:number-columns-repeated="7"/>
        </table:table-row>
        <table:table-row table:style-name="ro2">
          <table:table-cell office:value-type="float" office:value="0.075865" calcext:value-type="float">
            <text:p>0.075865</text:p>
          </table:table-cell>
          <table:table-cell office:value-type="float" office:value="0.0762072" calcext:value-type="float">
            <text:p>0.0762072</text:p>
          </table:table-cell>
          <table:table-cell office:value-type="float" office:value="0.076596" calcext:value-type="float">
            <text:p>0.076596</text:p>
          </table:table-cell>
          <table:table-cell office:value-type="float" office:value="0.0770111" calcext:value-type="float">
            <text:p>0.0770111</text:p>
          </table:table-cell>
          <table:table-cell office:value-type="float" office:value="0.0512609" calcext:value-type="float">
            <text:p>0.0512609</text:p>
          </table:table-cell>
          <table:table-cell office:value-type="float" office:value="0.050786" calcext:value-type="float">
            <text:p>0.050786</text:p>
          </table:table-cell>
          <table:table-cell office:value-type="float" office:value="0.0909531" calcext:value-type="float">
            <text:p>0.0909531</text:p>
          </table:table-cell>
          <table:table-cell office:value-type="float" office:value="0.085799" calcext:value-type="float">
            <text:p>0.085799</text:p>
          </table:table-cell>
          <table:table-cell office:value-type="float" office:value="0.0804491" calcext:value-type="float">
            <text:p>0.0804491</text:p>
          </table:table-cell>
          <table:table-cell office:value-type="float" office:value="0.0602942" calcext:value-type="float">
            <text:p>0.0602942</text:p>
          </table:table-cell>
          <table:table-cell office:value-type="float" office:value="0.0609291" calcext:value-type="float">
            <text:p>0.0609291</text:p>
          </table:table-cell>
          <table:table-cell office:value-type="float" office:value="0.0619521" calcext:value-type="float">
            <text:p>0.0619521</text:p>
          </table:table-cell>
          <table:table-cell office:value-type="float" office:value="0.0699639" calcext:value-type="float">
            <text:p>0.0699639</text:p>
          </table:table-cell>
          <table:table-cell office:value-type="float" office:value="0.107657" calcext:value-type="float">
            <text:p>0.107657</text:p>
          </table:table-cell>
          <table:table-cell office:value-type="float" office:value="0.119799" calcext:value-type="float">
            <text:p>0.119799</text:p>
          </table:table-cell>
          <table:table-cell office:value-type="float" office:value="0.0602291" calcext:value-type="float">
            <text:p>0.0602291</text:p>
          </table:table-cell>
          <table:table-cell office:value-type="float" office:value="0.0780039" calcext:value-type="float">
            <text:p>0.0780039</text:p>
          </table:table-cell>
          <table:table-cell office:value-type="float" office:value="0.824452" calcext:value-type="float">
            <text:p>0.824452</text:p>
          </table:table-cell>
          <table:table-cell office:value-type="float" office:value="0.0849559" calcext:value-type="float">
            <text:p>0.0849559</text:p>
          </table:table-cell>
          <table:table-cell office:value-type="float" office:value="0.74379" calcext:value-type="float">
            <text:p>0.74379</text:p>
          </table:table-cell>
          <table:table-cell office:value-type="float" office:value="0.086576" calcext:value-type="float">
            <text:p>0.086576</text:p>
          </table:table-cell>
          <table:table-cell office:value-type="float" office:value="0.081084" calcext:value-type="float">
            <text:p>0.081084</text:p>
          </table:table-cell>
          <table:table-cell office:value-type="float" office:value="0.693455" calcext:value-type="float">
            <text:p>0.693455</text:p>
          </table:table-cell>
          <table:table-cell office:value-type="float" office:value="0.111507" calcext:value-type="float">
            <text:p>0.111507</text:p>
          </table:table-cell>
          <table:table-cell office:value-type="float" office:value="0.648105" calcext:value-type="float">
            <text:p>0.648105</text:p>
          </table:table-cell>
          <table:table-cell office:value-type="float" office:value="1.4359" calcext:value-type="float">
            <text:p>1.4359</text:p>
          </table:table-cell>
          <table:table-cell office:value-type="float" office:value="1.34829" calcext:value-type="float">
            <text:p>1.34829</text:p>
          </table:table-cell>
          <table:table-cell office:value-type="float" office:value="1.37442" calcext:value-type="float">
            <text:p>1.37442</text:p>
          </table:table-cell>
          <table:table-cell office:value-type="float" office:value="1.3256" calcext:value-type="float">
            <text:p>1.3256</text:p>
          </table:table-cell>
          <table:table-cell office:value-type="float" office:value="1.20372" calcext:value-type="float">
            <text:p>1.20372</text:p>
          </table:table-cell>
          <table:table-cell office:value-type="float" office:value="1.33435" calcext:value-type="float">
            <text:p>1.33435</text:p>
          </table:table-cell>
          <table:table-cell office:value-type="float" office:value="1.07823" calcext:value-type="float">
            <text:p>1.07823</text:p>
          </table:table-cell>
          <table:table-cell office:value-type="float" office:value="1.02546" calcext:value-type="float">
            <text:p>1.02546</text:p>
          </table:table-cell>
          <table:table-cell office:value-type="float" office:value="0.904399" calcext:value-type="float">
            <text:p>0.904399</text:p>
          </table:table-cell>
          <table:table-cell office:value-type="float" office:value="0.741834" calcext:value-type="float">
            <text:p>0.741834</text:p>
          </table:table-cell>
          <table:table-cell office:value-type="float" office:value="0.694086" calcext:value-type="float">
            <text:p>0.694086</text:p>
          </table:table-cell>
          <table:table-cell office:value-type="float" office:value="0.639935" calcext:value-type="float">
            <text:p>0.639935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25869" calcext:value-type="float">
            <text:p>0.625869</text:p>
          </table:table-cell>
          <table:table-cell office:value-type="float" office:value="0.597556" calcext:value-type="float">
            <text:p>0.597556</text:p>
          </table:table-cell>
          <table:table-cell office:value-type="float" office:value="0.589287" calcext:value-type="float">
            <text:p>0.589287</text:p>
          </table:table-cell>
          <table:table-cell office:value-type="float" office:value="0.545794" calcext:value-type="float">
            <text:p>0.545794</text:p>
          </table:table-cell>
          <table:table-cell office:value-type="float" office:value="0.515633" calcext:value-type="float">
            <text:p>0.515633</text:p>
          </table:table-cell>
          <table:table-cell office:value-type="float" office:value="0.493263" calcext:value-type="float">
            <text:p>0.493263</text:p>
          </table:table-cell>
          <table:table-cell office:value-type="float" office:value="1.88073" calcext:value-type="float">
            <text:p>1.88073</text:p>
          </table:table-cell>
          <table:table-cell office:value-type="float" office:value="1.73702" calcext:value-type="float">
            <text:p>1.73702</text:p>
          </table:table-cell>
          <table:table-cell office:value-type="float" office:value="1.77459" calcext:value-type="float">
            <text:p>1.77459</text:p>
          </table:table-cell>
          <table:table-cell office:value-type="float" office:value="0.225713" calcext:value-type="float">
            <text:p>0.225713</text:p>
          </table:table-cell>
          <table:table-cell office:value-type="float" office:value="1.76194" calcext:value-type="float">
            <text:p>1.76194</text:p>
          </table:table-cell>
          <table:table-cell office:value-type="float" office:value="1.62148" calcext:value-type="float">
            <text:p>1.62148</text:p>
          </table:table-cell>
          <table:table-cell office:value-type="float" office:value="1.55045" calcext:value-type="float">
            <text:p>1.55045</text:p>
          </table:table-cell>
          <table:table-cell office:value-type="float" office:value="1.48682" calcext:value-type="float">
            <text:p>1.48682</text:p>
          </table:table-cell>
          <table:table-cell office:value-type="float" office:value="1.44469" calcext:value-type="float">
            <text:p>1.44469</text:p>
          </table:table-cell>
          <table:table-cell office:value-type="float" office:value="1.4148" calcext:value-type="float">
            <text:p>1.4148</text:p>
          </table:table-cell>
          <table:table-cell office:value-type="float" office:value="1.35557" calcext:value-type="float">
            <text:p>1.35557</text:p>
          </table:table-cell>
          <table:table-cell office:value-type="float" office:value="0.125324" calcext:value-type="float">
            <text:p>0.125324</text:p>
          </table:table-cell>
          <table:table-cell office:value-type="float" office:value="0.047241" calcext:value-type="float">
            <text:p>0.047241</text:p>
          </table:table-cell>
          <table:table-cell office:value-type="float" office:value="1.99297" calcext:value-type="float">
            <text:p>1.99297</text:p>
          </table:table-cell>
          <table:table-cell office:value-type="float" office:value="0.450124" calcext:value-type="float">
            <text:p>0.450124</text:p>
          </table:table-cell>
          <table:table-cell office:value-type="float" office:value="0.153497" calcext:value-type="float">
            <text:p>0.153497</text:p>
          </table:table-cell>
          <table:table-cell office:value-type="float" office:value="0.159295" calcext:value-type="float">
            <text:p>0.159295</text:p>
          </table:table-cell>
          <table:table-cell office:value-type="float" office:value="1.35488" calcext:value-type="float">
            <text:p>1.35488</text:p>
          </table:table-cell>
          <table:table-cell office:value-type="float" office:value="0.310233" calcext:value-type="float">
            <text:p>0.310233</text:p>
          </table:table-cell>
          <table:table-cell office:value-type="float" office:value="0.192575" calcext:value-type="float">
            <text:p>0.192575</text:p>
          </table:table-cell>
          <table:table-cell table:number-columns-repeated="4"/>
          <table:table-cell table:formula="of:=MIN([.A175:.BL175])" office:value-type="float" office:value="0.047241" calcext:value-type="float">
            <text:p>0.047241</text:p>
          </table:table-cell>
          <table:table-cell table:formula="of:=MAX([.A175:.BL175])" office:value-type="float" office:value="1.99297" calcext:value-type="float">
            <text:p>1.99297</text:p>
          </table:table-cell>
          <table:table-cell table:number-columns-repeated="7"/>
        </table:table-row>
        <table:table-row table:style-name="ro2">
          <table:table-cell office:value-type="float" office:value="0.109522" calcext:value-type="float">
            <text:p>0.109522</text:p>
          </table:table-cell>
          <table:table-cell office:value-type="float" office:value="0.140647" calcext:value-type="float">
            <text:p>0.140647</text:p>
          </table:table-cell>
          <table:table-cell office:value-type="float" office:value="0.166866" calcext:value-type="float">
            <text:p>0.166866</text:p>
          </table:table-cell>
          <table:table-cell office:value-type="float" office:value="0.134809" calcext:value-type="float">
            <text:p>0.134809</text:p>
          </table:table-cell>
          <table:table-cell office:value-type="float" office:value="0.142885" calcext:value-type="float">
            <text:p>0.142885</text:p>
          </table:table-cell>
          <table:table-cell office:value-type="float" office:value="0.132022" calcext:value-type="float">
            <text:p>0.132022</text:p>
          </table:table-cell>
          <table:table-cell office:value-type="float" office:value="0.449717" calcext:value-type="float">
            <text:p>0.449717</text:p>
          </table:table-cell>
          <table:table-cell office:value-type="float" office:value="0.148985" calcext:value-type="float">
            <text:p>0.148985</text:p>
          </table:table-cell>
          <table:table-cell office:value-type="float" office:value="0.332487" calcext:value-type="float">
            <text:p>0.332487</text:p>
          </table:table-cell>
          <table:table-cell office:value-type="float" office:value="0.358998" calcext:value-type="float">
            <text:p>0.358998</text:p>
          </table:table-cell>
          <table:table-cell office:value-type="float" office:value="0.27358" calcext:value-type="float">
            <text:p>0.27358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167924" calcext:value-type="float">
            <text:p>0.167924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604185" calcext:value-type="float">
            <text:p>0.604185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221125" calcext:value-type="float">
            <text:p>0.221125</text:p>
          </table:table-cell>
          <table:table-cell office:value-type="float" office:value="0.350989" calcext:value-type="float">
            <text:p>0.350989</text:p>
          </table:table-cell>
          <table:table-cell office:value-type="float" office:value="0.504448" calcext:value-type="float">
            <text:p>0.504448</text:p>
          </table:table-cell>
          <table:table-cell office:value-type="float" office:value="0.50225" calcext:value-type="float">
            <text:p>0.50225</text:p>
          </table:table-cell>
          <table:table-cell office:value-type="float" office:value="0.486721" calcext:value-type="float">
            <text:p>0.486721</text:p>
          </table:table-cell>
          <table:table-cell office:value-type="float" office:value="0.208104" calcext:value-type="float">
            <text:p>0.208104</text:p>
          </table:table-cell>
          <table:table-cell office:value-type="float" office:value="0.474196" calcext:value-type="float">
            <text:p>0.474196</text:p>
          </table:table-cell>
          <table:table-cell office:value-type="float" office:value="0.446495" calcext:value-type="float">
            <text:p>0.44649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183527" calcext:value-type="float">
            <text:p>0.183527</text:p>
          </table:table-cell>
          <table:table-cell office:value-type="float" office:value="0.434687" calcext:value-type="float">
            <text:p>0.434687</text:p>
          </table:table-cell>
          <table:table-cell office:value-type="float" office:value="0.128763" calcext:value-type="float">
            <text:p>0.128763</text:p>
          </table:table-cell>
          <table:table-cell office:value-type="float" office:value="0.446537" calcext:value-type="float">
            <text:p>0.446537</text:p>
          </table:table-cell>
          <table:table-cell office:value-type="float" office:value="0.520853" calcext:value-type="float">
            <text:p>0.520853</text:p>
          </table:table-cell>
          <table:table-cell office:value-type="float" office:value="0.496844" calcext:value-type="float">
            <text:p>0.496844</text:p>
          </table:table-cell>
          <table:table-cell office:value-type="float" office:value="1.2545" calcext:value-type="float">
            <text:p>1.2545</text:p>
          </table:table-cell>
          <table:table-cell office:value-type="float" office:value="0.190115" calcext:value-type="float">
            <text:p>0.190115</text:p>
          </table:table-cell>
          <table:table-cell office:value-type="float" office:value="0.472351" calcext:value-type="float">
            <text:p>0.472351</text:p>
          </table:table-cell>
          <table:table-cell office:value-type="float" office:value="0.451983" calcext:value-type="float">
            <text:p>0.451983</text:p>
          </table:table-cell>
          <table:table-cell office:value-type="float" office:value="1.52211" calcext:value-type="float">
            <text:p>1.52211</text:p>
          </table:table-cell>
          <table:table-cell office:value-type="float" office:value="0.247634" calcext:value-type="float">
            <text:p>0.247634</text:p>
          </table:table-cell>
          <table:table-cell office:value-type="float" office:value="0.519591" calcext:value-type="float">
            <text:p>0.519591</text:p>
          </table:table-cell>
          <table:table-cell office:value-type="float" office:value="1.54247" calcext:value-type="float">
            <text:p>1.54247</text:p>
          </table:table-cell>
          <table:table-cell office:value-type="float" office:value="0.504269" calcext:value-type="float">
            <text:p>0.504269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0.302402" calcext:value-type="float">
            <text:p>0.302402</text:p>
          </table:table-cell>
          <table:table-cell office:value-type="float" office:value="0.46379" calcext:value-type="float">
            <text:p>0.46379</text:p>
          </table:table-cell>
          <table:table-cell office:value-type="float" office:value="1.9163" calcext:value-type="float">
            <text:p>1.9163</text:p>
          </table:table-cell>
          <table:table-cell office:value-type="float" office:value="0.440799" calcext:value-type="float">
            <text:p>0.440799</text:p>
          </table:table-cell>
          <table:table-cell office:value-type="float" office:value="0.500297" calcext:value-type="float">
            <text:p>0.500297</text:p>
          </table:table-cell>
          <table:table-cell office:value-type="float" office:value="0.235772" calcext:value-type="float">
            <text:p>0.235772</text:p>
          </table:table-cell>
          <table:table-cell office:value-type="float" office:value="1.6982" calcext:value-type="float">
            <text:p>1.6982</text:p>
          </table:table-cell>
          <table:table-cell office:value-type="float" office:value="1.60801" calcext:value-type="float">
            <text:p>1.60801</text:p>
          </table:table-cell>
          <table:table-cell office:value-type="float" office:value="0.191073" calcext:value-type="float">
            <text:p>0.191073</text:p>
          </table:table-cell>
          <table:table-cell office:value-type="float" office:value="1.41795" calcext:value-type="float">
            <text:p>1.41795</text:p>
          </table:table-cell>
          <table:table-cell office:value-type="float" office:value="0.431872" calcext:value-type="float">
            <text:p>0.431872</text:p>
          </table:table-cell>
          <table:table-cell office:value-type="float" office:value="1.35077" calcext:value-type="float">
            <text:p>1.35077</text:p>
          </table:table-cell>
          <table:table-cell office:value-type="float" office:value="0.337591" calcext:value-type="float">
            <text:p>0.337591</text:p>
          </table:table-cell>
          <table:table-cell office:value-type="float" office:value="0.521894" calcext:value-type="float">
            <text:p>0.521894</text:p>
          </table:table-cell>
          <table:table-cell office:value-type="float" office:value="0.413987" calcext:value-type="float">
            <text:p>0.413987</text:p>
          </table:table-cell>
          <table:table-cell office:value-type="float" office:value="1.27109" calcext:value-type="float">
            <text:p>1.27109</text:p>
          </table:table-cell>
          <table:table-cell office:value-type="float" office:value="0.319064" calcext:value-type="float">
            <text:p>0.319064</text:p>
          </table:table-cell>
          <table:table-cell office:value-type="float" office:value="1.15131" calcext:value-type="float">
            <text:p>1.15131</text:p>
          </table:table-cell>
          <table:table-cell office:value-type="float" office:value="0.935754" calcext:value-type="float">
            <text:p>0.935754</text:p>
          </table:table-cell>
          <table:table-cell office:value-type="float" office:value="1.15734" calcext:value-type="float">
            <text:p>1.15734</text:p>
          </table:table-cell>
          <table:table-cell office:value-type="float" office:value="0.841913" calcext:value-type="float">
            <text:p>0.841913</text:p>
          </table:table-cell>
          <table:table-cell office:value-type="float" office:value="0.384556" calcext:value-type="float">
            <text:p>0.384556</text:p>
          </table:table-cell>
          <table:table-cell office:value-type="float" office:value="0.646116" calcext:value-type="float">
            <text:p>0.646116</text:p>
          </table:table-cell>
          <table:table-cell table:number-columns-repeated="4"/>
          <table:table-cell table:formula="of:=MIN([.A176:.BL176])" office:value-type="float" office:value="0.109522" calcext:value-type="float">
            <text:p>0.109522</text:p>
          </table:table-cell>
          <table:table-cell table:formula="of:=MAX([.A176:.BL176])" office:value-type="float" office:value="1.9163" calcext:value-type="float">
            <text:p>1.9163</text:p>
          </table:table-cell>
          <table:table-cell table:number-columns-repeated="7"/>
        </table:table-row>
        <table:table-row table:style-name="ro2">
          <table:table-cell office:value-type="float" office:value="0.147627" calcext:value-type="float">
            <text:p>0.147627</text:p>
          </table:table-cell>
          <table:table-cell office:value-type="float" office:value="0.112883" calcext:value-type="float">
            <text:p>0.112883</text:p>
          </table:table-cell>
          <table:table-cell office:value-type="float" office:value="0.124612" calcext:value-type="float">
            <text:p>0.124612</text:p>
          </table:table-cell>
          <table:table-cell office:value-type="float" office:value="0.137682" calcext:value-type="float">
            <text:p>0.137682</text:p>
          </table:table-cell>
          <table:table-cell office:value-type="float" office:value="0.118711" calcext:value-type="float">
            <text:p>0.118711</text:p>
          </table:table-cell>
          <table:table-cell office:value-type="float" office:value="0.155255" calcext:value-type="float">
            <text:p>0.155255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0.229586" calcext:value-type="float">
            <text:p>0.229586</text:p>
          </table:table-cell>
          <table:table-cell office:value-type="float" office:value="0.232305" calcext:value-type="float">
            <text:p>0.232305</text:p>
          </table:table-cell>
          <table:table-cell office:value-type="float" office:value="0.142439" calcext:value-type="float">
            <text:p>0.142439</text:p>
          </table:table-cell>
          <table:table-cell office:value-type="float" office:value="0.16571" calcext:value-type="float">
            <text:p>0.16571</text:p>
          </table:table-cell>
          <table:table-cell office:value-type="float" office:value="0.170612" calcext:value-type="float">
            <text:p>0.170612</text:p>
          </table:table-cell>
          <table:table-cell office:value-type="float" office:value="0.147822" calcext:value-type="float">
            <text:p>0.147822</text:p>
          </table:table-cell>
          <table:table-cell office:value-type="float" office:value="0.226874" calcext:value-type="float">
            <text:p>0.226874</text:p>
          </table:table-cell>
          <table:table-cell office:value-type="float" office:value="0.146232" calcext:value-type="float">
            <text:p>0.146232</text:p>
          </table:table-cell>
          <table:table-cell office:value-type="float" office:value="0.128382" calcext:value-type="float">
            <text:p>0.128382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1.04358" calcext:value-type="float">
            <text:p>1.04358</text:p>
          </table:table-cell>
          <table:table-cell office:value-type="float" office:value="1.05368" calcext:value-type="float">
            <text:p>1.05368</text:p>
          </table:table-cell>
          <table:table-cell office:value-type="float" office:value="0.927499" calcext:value-type="float">
            <text:p>0.927499</text:p>
          </table:table-cell>
          <table:table-cell office:value-type="float" office:value="0.85677" calcext:value-type="float">
            <text:p>0.85677</text:p>
          </table:table-cell>
          <table:table-cell office:value-type="float" office:value="0.107637" calcext:value-type="float">
            <text:p>0.107637</text:p>
          </table:table-cell>
          <table:table-cell office:value-type="float" office:value="0.119682" calcext:value-type="float">
            <text:p>0.119682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07162" calcext:value-type="float">
            <text:p>1.07162</text:p>
          </table:table-cell>
          <table:table-cell office:value-type="float" office:value="0.707796" calcext:value-type="float">
            <text:p>0.707796</text:p>
          </table:table-cell>
          <table:table-cell office:value-type="float" office:value="1.03379" calcext:value-type="float">
            <text:p>1.03379</text:p>
          </table:table-cell>
          <table:table-cell office:value-type="float" office:value="0.146536" calcext:value-type="float">
            <text:p>0.146536</text:p>
          </table:table-cell>
          <table:table-cell office:value-type="float" office:value="0.651863" calcext:value-type="float">
            <text:p>0.651863</text:p>
          </table:table-cell>
          <table:table-cell office:value-type="float" office:value="0.444627" calcext:value-type="float">
            <text:p>0.444627</text:p>
          </table:table-cell>
          <table:table-cell office:value-type="float" office:value="0.551434" calcext:value-type="float">
            <text:p>0.551434</text:p>
          </table:table-cell>
          <table:table-cell office:value-type="float" office:value="0.981928" calcext:value-type="float">
            <text:p>0.981928</text:p>
          </table:table-cell>
          <table:table-cell office:value-type="float" office:value="0.144487" calcext:value-type="float">
            <text:p>0.144487</text:p>
          </table:table-cell>
          <table:table-cell office:value-type="float" office:value="0.925072" calcext:value-type="float">
            <text:p>0.925072</text:p>
          </table:table-cell>
          <table:table-cell office:value-type="float" office:value="0.150514" calcext:value-type="float">
            <text:p>0.150514</text:p>
          </table:table-cell>
          <table:table-cell office:value-type="float" office:value="0.155271" calcext:value-type="float">
            <text:p>0.155271</text:p>
          </table:table-cell>
          <table:table-cell office:value-type="float" office:value="1.04574" calcext:value-type="float">
            <text:p>1.04574</text:p>
          </table:table-cell>
          <table:table-cell office:value-type="float" office:value="0.107668" calcext:value-type="float">
            <text:p>0.107668</text:p>
          </table:table-cell>
          <table:table-cell office:value-type="float" office:value="0.106738" calcext:value-type="float">
            <text:p>0.106738</text:p>
          </table:table-cell>
          <table:table-cell office:value-type="float" office:value="0.150766" calcext:value-type="float">
            <text:p>0.150766</text:p>
          </table:table-cell>
          <table:table-cell office:value-type="float" office:value="0.159185" calcext:value-type="float">
            <text:p>0.159185</text:p>
          </table:table-cell>
          <table:table-cell office:value-type="float" office:value="0.319081" calcext:value-type="float">
            <text:p>0.319081</text:p>
          </table:table-cell>
          <table:table-cell office:value-type="float" office:value="0.33472" calcext:value-type="float">
            <text:p>0.33472</text:p>
          </table:table-cell>
          <table:table-cell office:value-type="float" office:value="0.521992" calcext:value-type="float">
            <text:p>0.521992</text:p>
          </table:table-cell>
          <table:table-cell office:value-type="float" office:value="1.00247" calcext:value-type="float">
            <text:p>1.00247</text:p>
          </table:table-cell>
          <table:table-cell office:value-type="float" office:value="0.643" calcext:value-type="float">
            <text:p>0.643</text:p>
          </table:table-cell>
          <table:table-cell office:value-type="float" office:value="1.57264" calcext:value-type="float">
            <text:p>1.57264</text:p>
          </table:table-cell>
          <table:table-cell office:value-type="float" office:value="1.23952" calcext:value-type="float">
            <text:p>1.23952</text:p>
          </table:table-cell>
          <table:table-cell office:value-type="float" office:value="0.467222" calcext:value-type="float">
            <text:p>0.467222</text:p>
          </table:table-cell>
          <table:table-cell office:value-type="float" office:value="0.212358" calcext:value-type="float">
            <text:p>0.212358</text:p>
          </table:table-cell>
          <table:table-cell office:value-type="float" office:value="0.500338" calcext:value-type="float">
            <text:p>0.500338</text:p>
          </table:table-cell>
          <table:table-cell office:value-type="float" office:value="0.295143" calcext:value-type="float">
            <text:p>0.295143</text:p>
          </table:table-cell>
          <table:table-cell office:value-type="float" office:value="0.304729" calcext:value-type="float">
            <text:p>0.304729</text:p>
          </table:table-cell>
          <table:table-cell office:value-type="float" office:value="0.131756" calcext:value-type="float">
            <text:p>0.131756</text:p>
          </table:table-cell>
          <table:table-cell office:value-type="float" office:value="0.400102" calcext:value-type="float">
            <text:p>0.400102</text:p>
          </table:table-cell>
          <table:table-cell office:value-type="float" office:value="0.317008" calcext:value-type="float">
            <text:p>0.317008</text:p>
          </table:table-cell>
          <table:table-cell office:value-type="float" office:value="0.390639" calcext:value-type="float">
            <text:p>0.390639</text:p>
          </table:table-cell>
          <table:table-cell office:value-type="float" office:value="1.27023" calcext:value-type="float">
            <text:p>1.27023</text:p>
          </table:table-cell>
          <table:table-cell office:value-type="float" office:value="1.16372" calcext:value-type="float">
            <text:p>1.16372</text:p>
          </table:table-cell>
          <table:table-cell office:value-type="float" office:value="0.148145" calcext:value-type="float">
            <text:p>0.148145</text:p>
          </table:table-cell>
          <table:table-cell office:value-type="float" office:value="0.134485" calcext:value-type="float">
            <text:p>0.134485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207775" calcext:value-type="float">
            <text:p>0.207775</text:p>
          </table:table-cell>
          <table:table-cell office:value-type="float" office:value="0.0849681" calcext:value-type="float">
            <text:p>0.0849681</text:p>
          </table:table-cell>
          <table:table-cell table:number-columns-repeated="4"/>
          <table:table-cell table:formula="of:=MIN([.A177:.BL177])" office:value-type="float" office:value="0.0849681" calcext:value-type="float">
            <text:p>0.0849681</text:p>
          </table:table-cell>
          <table:table-cell table:formula="of:=MAX([.A177:.BL177])" office:value-type="float" office:value="1.57264" calcext:value-type="float">
            <text:p>1.57264</text:p>
          </table:table-cell>
          <table:table-cell table:number-columns-repeated="7"/>
        </table:table-row>
        <table:table-row table:style-name="ro2">
          <table:table-cell office:value-type="float" office:value="0.118433" calcext:value-type="float">
            <text:p>0.118433</text:p>
          </table:table-cell>
          <table:table-cell office:value-type="float" office:value="0.166894" calcext:value-type="float">
            <text:p>0.166894</text:p>
          </table:table-cell>
          <table:table-cell office:value-type="float" office:value="0.138484" calcext:value-type="float">
            <text:p>0.138484</text:p>
          </table:table-cell>
          <table:table-cell office:value-type="float" office:value="0.138646" calcext:value-type="float">
            <text:p>0.138646</text:p>
          </table:table-cell>
          <table:table-cell office:value-type="float" office:value="0.080277" calcext:value-type="float">
            <text:p>0.080277</text:p>
          </table:table-cell>
          <table:table-cell office:value-type="float" office:value="0.129853" calcext:value-type="float">
            <text:p>0.129853</text:p>
          </table:table-cell>
          <table:table-cell office:value-type="float" office:value="0.145092" calcext:value-type="float">
            <text:p>0.145092</text:p>
          </table:table-cell>
          <table:table-cell office:value-type="float" office:value="0.120116" calcext:value-type="float">
            <text:p>0.120116</text:p>
          </table:table-cell>
          <table:table-cell office:value-type="float" office:value="0.120119" calcext:value-type="float">
            <text:p>0.120119</text:p>
          </table:table-cell>
          <table:table-cell office:value-type="float" office:value="0.605821" calcext:value-type="float">
            <text:p>0.605821</text:p>
          </table:table-cell>
          <table:table-cell office:value-type="float" office:value="0.522322" calcext:value-type="float">
            <text:p>0.522322</text:p>
          </table:table-cell>
          <table:table-cell office:value-type="float" office:value="0.403449" calcext:value-type="float">
            <text:p>0.403449</text:p>
          </table:table-cell>
          <table:table-cell office:value-type="float" office:value="0.277291" calcext:value-type="float">
            <text:p>0.277291</text:p>
          </table:table-cell>
          <table:table-cell office:value-type="float" office:value="0.190411" calcext:value-type="float">
            <text:p>0.190411</text:p>
          </table:table-cell>
          <table:table-cell office:value-type="float" office:value="0.10578" calcext:value-type="float">
            <text:p>0.10578</text:p>
          </table:table-cell>
          <table:table-cell office:value-type="float" office:value="0.212263" calcext:value-type="float">
            <text:p>0.212263</text:p>
          </table:table-cell>
          <table:table-cell office:value-type="float" office:value="0.115926" calcext:value-type="float">
            <text:p>0.115926</text:p>
          </table:table-cell>
          <table:table-cell office:value-type="float" office:value="0.304462" calcext:value-type="float">
            <text:p>0.304462</text:p>
          </table:table-cell>
          <table:table-cell office:value-type="float" office:value="0.114635" calcext:value-type="float">
            <text:p>0.114635</text:p>
          </table:table-cell>
          <table:table-cell office:value-type="float" office:value="0.415536" calcext:value-type="float">
            <text:p>0.415536</text:p>
          </table:table-cell>
          <table:table-cell office:value-type="float" office:value="0.508362" calcext:value-type="float">
            <text:p>0.508362</text:p>
          </table:table-cell>
          <table:table-cell office:value-type="float" office:value="0.113384" calcext:value-type="float">
            <text:p>0.113384</text:p>
          </table:table-cell>
          <table:table-cell office:value-type="float" office:value="0.082324" calcext:value-type="float">
            <text:p>0.082324</text:p>
          </table:table-cell>
          <table:table-cell office:value-type="float" office:value="0.150731" calcext:value-type="float">
            <text:p>0.150731</text:p>
          </table:table-cell>
          <table:table-cell office:value-type="float" office:value="0.643745" calcext:value-type="float">
            <text:p>0.643745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429675" calcext:value-type="float">
            <text:p>0.429675</text:p>
          </table:table-cell>
          <table:table-cell office:value-type="float" office:value="0.0876749" calcext:value-type="float">
            <text:p>0.0876749</text:p>
          </table:table-cell>
          <table:table-cell office:value-type="float" office:value="0.23309" calcext:value-type="float">
            <text:p>0.23309</text:p>
          </table:table-cell>
          <table:table-cell office:value-type="float" office:value="0.824121" calcext:value-type="float">
            <text:p>0.824121</text:p>
          </table:table-cell>
          <table:table-cell office:value-type="float" office:value="0.716218" calcext:value-type="float">
            <text:p>0.716218</text:p>
          </table:table-cell>
          <table:table-cell office:value-type="float" office:value="0.404911" calcext:value-type="float">
            <text:p>0.404911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220935" calcext:value-type="float">
            <text:p>0.220935</text:p>
          </table:table-cell>
          <table:table-cell office:value-type="float" office:value="1.80635" calcext:value-type="float">
            <text:p>1.80635</text:p>
          </table:table-cell>
          <table:table-cell office:value-type="float" office:value="0.127633" calcext:value-type="float">
            <text:p>0.127633</text:p>
          </table:table-cell>
          <table:table-cell office:value-type="float" office:value="0.424081" calcext:value-type="float">
            <text:p>0.424081</text:p>
          </table:table-cell>
          <table:table-cell office:value-type="float" office:value="1.55144" calcext:value-type="float">
            <text:p>1.55144</text:p>
          </table:table-cell>
          <table:table-cell office:value-type="float" office:value="1.45551" calcext:value-type="float">
            <text:p>1.45551</text:p>
          </table:table-cell>
          <table:table-cell office:value-type="float" office:value="0.457166" calcext:value-type="float">
            <text:p>0.457166</text:p>
          </table:table-cell>
          <table:table-cell office:value-type="float" office:value="0.172347" calcext:value-type="float">
            <text:p>0.172347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0.460275" calcext:value-type="float">
            <text:p>0.460275</text:p>
          </table:table-cell>
          <table:table-cell office:value-type="float" office:value="0.460138" calcext:value-type="float">
            <text:p>0.460138</text:p>
          </table:table-cell>
          <table:table-cell office:value-type="float" office:value="0.116307" calcext:value-type="float">
            <text:p>0.116307</text:p>
          </table:table-cell>
          <table:table-cell office:value-type="float" office:value="1.33899" calcext:value-type="float">
            <text:p>1.33899</text:p>
          </table:table-cell>
          <table:table-cell office:value-type="float" office:value="1.99837" calcext:value-type="float">
            <text:p>1.99837</text:p>
          </table:table-cell>
          <table:table-cell office:value-type="float" office:value="1.85437" calcext:value-type="float">
            <text:p>1.85437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0.873597" calcext:value-type="float">
            <text:p>0.873597</text:p>
          </table:table-cell>
          <table:table-cell office:value-type="float" office:value="0.12351" calcext:value-type="float">
            <text:p>0.12351</text:p>
          </table:table-cell>
          <table:table-cell office:value-type="float" office:value="1.35359" calcext:value-type="float">
            <text:p>1.35359</text:p>
          </table:table-cell>
          <table:table-cell office:value-type="float" office:value="0.824391" calcext:value-type="float">
            <text:p>0.824391</text:p>
          </table:table-cell>
          <table:table-cell office:value-type="float" office:value="1.58508" calcext:value-type="float">
            <text:p>1.58508</text:p>
          </table:table-cell>
          <table:table-cell office:value-type="float" office:value="1.3709" calcext:value-type="float">
            <text:p>1.3709</text:p>
          </table:table-cell>
          <table:table-cell office:value-type="float" office:value="0.684514" calcext:value-type="float">
            <text:p>0.684514</text:p>
          </table:table-cell>
          <table:table-cell office:value-type="float" office:value="1.81208" calcext:value-type="float">
            <text:p>1.81208</text:p>
          </table:table-cell>
          <table:table-cell office:value-type="float" office:value="1.72894" calcext:value-type="float">
            <text:p>1.72894</text:p>
          </table:table-cell>
          <table:table-cell office:value-type="float" office:value="0.847171" calcext:value-type="float">
            <text:p>0.847171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.68765" calcext:value-type="float">
            <text:p>1.68765</text:p>
          </table:table-cell>
          <table:table-cell office:value-type="float" office:value="1.31209" calcext:value-type="float">
            <text:p>1.31209</text:p>
          </table:table-cell>
          <table:table-cell office:value-type="float" office:value="0.0605941" calcext:value-type="float">
            <text:p>0.0605941</text:p>
          </table:table-cell>
          <table:table-cell office:value-type="float" office:value="0.0631528" calcext:value-type="float">
            <text:p>0.0631528</text:p>
          </table:table-cell>
          <table:table-cell table:number-columns-repeated="4"/>
          <table:table-cell table:formula="of:=MIN([.A178:.BL178])" office:value-type="float" office:value="0.0605941" calcext:value-type="float">
            <text:p>0.0605941</text:p>
          </table:table-cell>
          <table:table-cell table:formula="of:=MAX([.A178:.BL178])" office:value-type="float" office:value="1.99837" calcext:value-type="float">
            <text:p>1.99837</text:p>
          </table:table-cell>
          <table:table-cell table:number-columns-repeated="7"/>
        </table:table-row>
        <table:table-row table:style-name="ro2">
          <table:table-cell office:value-type="float" office:value="0.112926" calcext:value-type="float">
            <text:p>0.112926</text:p>
          </table:table-cell>
          <table:table-cell office:value-type="float" office:value="0.140967" calcext:value-type="float">
            <text:p>0.140967</text:p>
          </table:table-cell>
          <table:table-cell office:value-type="float" office:value="0.165561" calcext:value-type="float">
            <text:p>0.165561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.12345" calcext:value-type="float">
            <text:p>0.12345</text:p>
          </table:table-cell>
          <table:table-cell office:value-type="float" office:value="0.125347" calcext:value-type="float">
            <text:p>0.125347</text:p>
          </table:table-cell>
          <table:table-cell office:value-type="float" office:value="0.141423" calcext:value-type="float">
            <text:p>0.141423</text:p>
          </table:table-cell>
          <table:table-cell office:value-type="float" office:value="0.135018" calcext:value-type="float">
            <text:p>0.135018</text:p>
          </table:table-cell>
          <table:table-cell office:value-type="float" office:value="0.149158" calcext:value-type="float">
            <text:p>0.149158</text:p>
          </table:table-cell>
          <table:table-cell office:value-type="float" office:value="0.0860682" calcext:value-type="float">
            <text:p>0.0860682</text:p>
          </table:table-cell>
          <table:table-cell office:value-type="float" office:value="0.135349" calcext:value-type="float">
            <text:p>0.135349</text:p>
          </table:table-cell>
          <table:table-cell office:value-type="float" office:value="0.159234" calcext:value-type="float">
            <text:p>0.159234</text:p>
          </table:table-cell>
          <table:table-cell office:value-type="float" office:value="0.117503" calcext:value-type="float">
            <text:p>0.117503</text:p>
          </table:table-cell>
          <table:table-cell office:value-type="float" office:value="0.126886" calcext:value-type="float">
            <text:p>0.126886</text:p>
          </table:table-cell>
          <table:table-cell office:value-type="float" office:value="0.150781" calcext:value-type="float">
            <text:p>0.150781</text:p>
          </table:table-cell>
          <table:table-cell office:value-type="float" office:value="0.234684" calcext:value-type="float">
            <text:p>0.234684</text:p>
          </table:table-cell>
          <table:table-cell office:value-type="float" office:value="0.982724" calcext:value-type="float">
            <text:p>0.982724</text:p>
          </table:table-cell>
          <table:table-cell office:value-type="float" office:value="0.87224" calcext:value-type="float">
            <text:p>0.87224</text:p>
          </table:table-cell>
          <table:table-cell office:value-type="float" office:value="0.852679" calcext:value-type="float">
            <text:p>0.852679</text:p>
          </table:table-cell>
          <table:table-cell office:value-type="float" office:value="0.606527" calcext:value-type="float">
            <text:p>0.606527</text:p>
          </table:table-cell>
          <table:table-cell office:value-type="float" office:value="0.402625" calcext:value-type="float">
            <text:p>0.402625</text:p>
          </table:table-cell>
          <table:table-cell office:value-type="float" office:value="0.270852" calcext:value-type="float">
            <text:p>0.270852</text:p>
          </table:table-cell>
          <table:table-cell office:value-type="float" office:value="0.324615" calcext:value-type="float">
            <text:p>0.324615</text:p>
          </table:table-cell>
          <table:table-cell office:value-type="float" office:value="0.358139" calcext:value-type="float">
            <text:p>0.358139</text:p>
          </table:table-cell>
          <table:table-cell office:value-type="float" office:value="0.324163" calcext:value-type="float">
            <text:p>0.324163</text:p>
          </table:table-cell>
          <table:table-cell office:value-type="float" office:value="0.365697" calcext:value-type="float">
            <text:p>0.365697</text:p>
          </table:table-cell>
          <table:table-cell office:value-type="float" office:value="0.798938" calcext:value-type="float">
            <text:p>0.798938</text:p>
          </table:table-cell>
          <table:table-cell office:value-type="float" office:value="0.442662" calcext:value-type="float">
            <text:p>0.442662</text:p>
          </table:table-cell>
          <table:table-cell office:value-type="float" office:value="0.457139" calcext:value-type="float">
            <text:p>0.457139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86961" calcext:value-type="float">
            <text:p>0.86961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397976" calcext:value-type="float">
            <text:p>0.397976</text:p>
          </table:table-cell>
          <table:table-cell office:value-type="float" office:value="0.35652" calcext:value-type="float">
            <text:p>0.35652</text:p>
          </table:table-cell>
          <table:table-cell office:value-type="float" office:value="0.840929" calcext:value-type="float">
            <text:p>0.840929</text:p>
          </table:table-cell>
          <table:table-cell office:value-type="float" office:value="0.875713" calcext:value-type="float">
            <text:p>0.875713</text:p>
          </table:table-cell>
          <table:table-cell office:value-type="float" office:value="1.5753" calcext:value-type="float">
            <text:p>1.575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787752" calcext:value-type="float">
            <text:p>0.787752</text:p>
          </table:table-cell>
          <table:table-cell office:value-type="float" office:value="1.38029" calcext:value-type="float">
            <text:p>1.38029</text:p>
          </table:table-cell>
          <table:table-cell office:value-type="float" office:value="0.331079" calcext:value-type="float">
            <text:p>0.331079</text:p>
          </table:table-cell>
          <table:table-cell office:value-type="float" office:value="0.291071" calcext:value-type="float">
            <text:p>0.291071</text:p>
          </table:table-cell>
          <table:table-cell office:value-type="float" office:value="0.84583" calcext:value-type="float">
            <text:p>0.84583</text:p>
          </table:table-cell>
          <table:table-cell office:value-type="float" office:value="0.739452" calcext:value-type="float">
            <text:p>0.739452</text:p>
          </table:table-cell>
          <table:table-cell office:value-type="float" office:value="1.87128" calcext:value-type="float">
            <text:p>1.87128</text:p>
          </table:table-cell>
          <table:table-cell office:value-type="float" office:value="1.84758" calcext:value-type="float">
            <text:p>1.84758</text:p>
          </table:table-cell>
          <table:table-cell office:value-type="float" office:value="0.644927" calcext:value-type="float">
            <text:p>0.644927</text:p>
          </table:table-cell>
          <table:table-cell office:value-type="float" office:value="0.177612" calcext:value-type="float">
            <text:p>0.177612</text:p>
          </table:table-cell>
          <table:table-cell office:value-type="float" office:value="1.67927" calcext:value-type="float">
            <text:p>1.67927</text:p>
          </table:table-cell>
          <table:table-cell office:value-type="float" office:value="1.54886" calcext:value-type="float">
            <text:p>1.54886</text:p>
          </table:table-cell>
          <table:table-cell office:value-type="float" office:value="1.74512" calcext:value-type="float">
            <text:p>1.74512</text:p>
          </table:table-cell>
          <table:table-cell office:value-type="float" office:value="0.138711" calcext:value-type="float">
            <text:p>0.138711</text:p>
          </table:table-cell>
          <table:table-cell office:value-type="float" office:value="0.598203" calcext:value-type="float">
            <text:p>0.598203</text:p>
          </table:table-cell>
          <table:table-cell office:value-type="float" office:value="0.710375" calcext:value-type="float">
            <text:p>0.710375</text:p>
          </table:table-cell>
          <table:table-cell office:value-type="float" office:value="0.0675461" calcext:value-type="float">
            <text:p>0.0675461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0.144321" calcext:value-type="float">
            <text:p>0.144321</text:p>
          </table:table-cell>
          <table:table-cell office:value-type="float" office:value="0.188933" calcext:value-type="float">
            <text:p>0.188933</text:p>
          </table:table-cell>
          <table:table-cell office:value-type="float" office:value="0.72286" calcext:value-type="float">
            <text:p>0.72286</text:p>
          </table:table-cell>
          <table:table-cell office:value-type="float" office:value="2.01006" calcext:value-type="float">
            <text:p>2.01006</text:p>
          </table:table-cell>
          <table:table-cell office:value-type="float" office:value="0.121488" calcext:value-type="float">
            <text:p>0.121488</text:p>
          </table:table-cell>
          <table:table-cell office:value-type="float" office:value="0.145355" calcext:value-type="float">
            <text:p>0.145355</text:p>
          </table:table-cell>
          <table:table-cell office:value-type="float" office:value="0.984263" calcext:value-type="float">
            <text:p>0.984263</text:p>
          </table:table-cell>
          <table:table-cell table:number-columns-repeated="4"/>
          <table:table-cell table:formula="of:=MIN([.A179:.BL179])" office:value-type="float" office:value="0.0675461" calcext:value-type="float">
            <text:p>0.0675461</text:p>
          </table:table-cell>
          <table:table-cell table:formula="of:=MAX([.A179:.BL179])" office:value-type="float" office:value="2.01006" calcext:value-type="float">
            <text:p>2.01006</text:p>
          </table:table-cell>
          <table:table-cell table:number-columns-repeated="7"/>
        </table:table-row>
        <table:table-row table:style-name="ro2">
          <table:table-cell office:value-type="float" office:value="0.13739" calcext:value-type="float">
            <text:p>0.13739</text:p>
          </table:table-cell>
          <table:table-cell office:value-type="float" office:value="0.114551" calcext:value-type="float">
            <text:p>0.114551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.139706" calcext:value-type="float">
            <text:p>0.139706</text:p>
          </table:table-cell>
          <table:table-cell office:value-type="float" office:value="0.152532" calcext:value-type="float">
            <text:p>0.152532</text:p>
          </table:table-cell>
          <table:table-cell office:value-type="float" office:value="0.570955" calcext:value-type="float">
            <text:p>0.570955</text:p>
          </table:table-cell>
          <table:table-cell office:value-type="float" office:value="0.171606" calcext:value-type="float">
            <text:p>0.171606</text:p>
          </table:table-cell>
          <table:table-cell office:value-type="float" office:value="0.341002" calcext:value-type="float">
            <text:p>0.341002</text:p>
          </table:table-cell>
          <table:table-cell office:value-type="float" office:value="0.117662" calcext:value-type="float">
            <text:p>0.117662</text:p>
          </table:table-cell>
          <table:table-cell office:value-type="float" office:value="0.205495" calcext:value-type="float">
            <text:p>0.205495</text:p>
          </table:table-cell>
          <table:table-cell office:value-type="float" office:value="0.131494" calcext:value-type="float">
            <text:p>0.131494</text:p>
          </table:table-cell>
          <table:table-cell office:value-type="float" office:value="0.151012" calcext:value-type="float">
            <text:p>0.151012</text:p>
          </table:table-cell>
          <table:table-cell office:value-type="float" office:value="0.22543" calcext:value-type="float">
            <text:p>0.22543</text:p>
          </table:table-cell>
          <table:table-cell office:value-type="float" office:value="0.0855129" calcext:value-type="float">
            <text:p>0.0855129</text:p>
          </table:table-cell>
          <table:table-cell office:value-type="float" office:value="0.0863659" calcext:value-type="float">
            <text:p>0.0863659</text:p>
          </table:table-cell>
          <table:table-cell office:value-type="float" office:value="0.462101" calcext:value-type="float">
            <text:p>0.462101</text:p>
          </table:table-cell>
          <table:table-cell office:value-type="float" office:value="0.199093" calcext:value-type="float">
            <text:p>0.199093</text:p>
          </table:table-cell>
          <table:table-cell office:value-type="float" office:value="0.340815" calcext:value-type="float">
            <text:p>0.340815</text:p>
          </table:table-cell>
          <table:table-cell office:value-type="float" office:value="1.28342" calcext:value-type="float">
            <text:p>1.28342</text:p>
          </table:table-cell>
          <table:table-cell office:value-type="float" office:value="1.18851" calcext:value-type="float">
            <text:p>1.18851</text:p>
          </table:table-cell>
          <table:table-cell office:value-type="float" office:value="0.126826" calcext:value-type="float">
            <text:p>0.126826</text:p>
          </table:table-cell>
          <table:table-cell office:value-type="float" office:value="0.956038" calcext:value-type="float">
            <text:p>0.956038</text:p>
          </table:table-cell>
          <table:table-cell office:value-type="float" office:value="1.25992" calcext:value-type="float">
            <text:p>1.25992</text:p>
          </table:table-cell>
          <table:table-cell office:value-type="float" office:value="0.325442" calcext:value-type="float">
            <text:p>0.325442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312604" calcext:value-type="float">
            <text:p>0.312604</text:p>
          </table:table-cell>
          <table:table-cell office:value-type="float" office:value="1.27415" calcext:value-type="float">
            <text:p>1.27415</text:p>
          </table:table-cell>
          <table:table-cell office:value-type="float" office:value="0.938349" calcext:value-type="float">
            <text:p>0.938349</text:p>
          </table:table-cell>
          <table:table-cell office:value-type="float" office:value="1.00161" calcext:value-type="float">
            <text:p>1.00161</text:p>
          </table:table-cell>
          <table:table-cell office:value-type="float" office:value="0.154941" calcext:value-type="float">
            <text:p>0.154941</text:p>
          </table:table-cell>
          <table:table-cell office:value-type="float" office:value="1.04247" calcext:value-type="float">
            <text:p>1.04247</text:p>
          </table:table-cell>
          <table:table-cell office:value-type="float" office:value="1.26446" calcext:value-type="float">
            <text:p>1.26446</text:p>
          </table:table-cell>
          <table:table-cell office:value-type="float" office:value="0.127473" calcext:value-type="float">
            <text:p>0.127473</text:p>
          </table:table-cell>
          <table:table-cell office:value-type="float" office:value="0.625079" calcext:value-type="float">
            <text:p>0.625079</text:p>
          </table:table-cell>
          <table:table-cell office:value-type="float" office:value="1.23652" calcext:value-type="float">
            <text:p>1.23652</text:p>
          </table:table-cell>
          <table:table-cell office:value-type="float" office:value="0.125276" calcext:value-type="float">
            <text:p>0.125276</text:p>
          </table:table-cell>
          <table:table-cell office:value-type="float" office:value="0.756597" calcext:value-type="float">
            <text:p>0.756597</text:p>
          </table:table-cell>
          <table:table-cell office:value-type="float" office:value="0.368762" calcext:value-type="float">
            <text:p>0.368762</text:p>
          </table:table-cell>
          <table:table-cell office:value-type="float" office:value="0.117678" calcext:value-type="float">
            <text:p>0.117678</text:p>
          </table:table-cell>
          <table:table-cell office:value-type="float" office:value="1.47883" calcext:value-type="float">
            <text:p>1.47883</text:p>
          </table:table-cell>
          <table:table-cell office:value-type="float" office:value="1.39282" calcext:value-type="float">
            <text:p>1.39282</text:p>
          </table:table-cell>
          <table:table-cell office:value-type="float" office:value="0.267328" calcext:value-type="float">
            <text:p>0.267328</text:p>
          </table:table-cell>
          <table:table-cell office:value-type="float" office:value="0.209669" calcext:value-type="float">
            <text:p>0.209669</text:p>
          </table:table-cell>
          <table:table-cell office:value-type="float" office:value="1.21093" calcext:value-type="float">
            <text:p>1.21093</text:p>
          </table:table-cell>
          <table:table-cell office:value-type="float" office:value="0.728089" calcext:value-type="float">
            <text:p>0.728089</text:p>
          </table:table-cell>
          <table:table-cell office:value-type="float" office:value="1.90494" calcext:value-type="float">
            <text:p>1.90494</text:p>
          </table:table-cell>
          <table:table-cell office:value-type="float" office:value="0.582336" calcext:value-type="float">
            <text:p>0.582336</text:p>
          </table:table-cell>
          <table:table-cell office:value-type="float" office:value="0.47366" calcext:value-type="float">
            <text:p>0.47366</text:p>
          </table:table-cell>
          <table:table-cell office:value-type="float" office:value="0.152597" calcext:value-type="float">
            <text:p>0.152597</text:p>
          </table:table-cell>
          <table:table-cell office:value-type="float" office:value="0.860937" calcext:value-type="float">
            <text:p>0.860937</text:p>
          </table:table-cell>
          <table:table-cell office:value-type="float" office:value="0.379267" calcext:value-type="float">
            <text:p>0.379267</text:p>
          </table:table-cell>
          <table:table-cell office:value-type="float" office:value="1.15073" calcext:value-type="float">
            <text:p>1.15073</text:p>
          </table:table-cell>
          <table:table-cell office:value-type="float" office:value="0.121307" calcext:value-type="float">
            <text:p>0.121307</text:p>
          </table:table-cell>
          <table:table-cell office:value-type="float" office:value="0.729435" calcext:value-type="float">
            <text:p>0.729435</text:p>
          </table:table-cell>
          <table:table-cell office:value-type="float" office:value="1.40616" calcext:value-type="float">
            <text:p>1.40616</text:p>
          </table:table-cell>
          <table:table-cell office:value-type="float" office:value="0.288378" calcext:value-type="float">
            <text:p>0.288378</text:p>
          </table:table-cell>
          <table:table-cell office:value-type="float" office:value="2.32932" calcext:value-type="float">
            <text:p>2.32932</text:p>
          </table:table-cell>
          <table:table-cell office:value-type="float" office:value="0.337708" calcext:value-type="float">
            <text:p>0.337708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0.288532" calcext:value-type="float">
            <text:p>0.288532</text:p>
          </table:table-cell>
          <table:table-cell office:value-type="float" office:value="2.25561" calcext:value-type="float">
            <text:p>2.25561</text:p>
          </table:table-cell>
          <table:table-cell office:value-type="float" office:value="0.09899" calcext:value-type="float">
            <text:p>0.09899</text:p>
          </table:table-cell>
          <table:table-cell office:value-type="float" office:value="0.333455" calcext:value-type="float">
            <text:p>0.333455</text:p>
          </table:table-cell>
          <table:table-cell office:value-type="float" office:value="0.0381401" calcext:value-type="float">
            <text:p>0.0381401</text:p>
          </table:table-cell>
          <table:table-cell table:number-columns-repeated="4"/>
          <table:table-cell table:formula="of:=MIN([.A180:.BL180])" office:value-type="float" office:value="0.0381401" calcext:value-type="float">
            <text:p>0.0381401</text:p>
          </table:table-cell>
          <table:table-cell table:formula="of:=MAX([.A180:.BL180])" office:value-type="float" office:value="2.32932" calcext:value-type="float">
            <text:p>2.32932</text:p>
          </table:table-cell>
          <table:table-cell table:number-columns-repeated="7"/>
        </table:table-row>
        <table:table-row table:style-name="ro2">
          <table:table-cell office:value-type="float" office:value="0.097249" calcext:value-type="float">
            <text:p>0.097249</text:p>
          </table:table-cell>
          <table:table-cell office:value-type="float" office:value="0.160098" calcext:value-type="float">
            <text:p>0.160098</text:p>
          </table:table-cell>
          <table:table-cell office:value-type="float" office:value="0.0766389" calcext:value-type="float">
            <text:p>0.0766389</text:p>
          </table:table-cell>
          <table:table-cell office:value-type="float" office:value="0.238322" calcext:value-type="float">
            <text:p>0.238322</text:p>
          </table:table-cell>
          <table:table-cell office:value-type="float" office:value="0.149521" calcext:value-type="float">
            <text:p>0.149521</text:p>
          </table:table-cell>
          <table:table-cell office:value-type="float" office:value="0.090167" calcext:value-type="float">
            <text:p>0.090167</text:p>
          </table:table-cell>
          <table:table-cell office:value-type="float" office:value="0.119605" calcext:value-type="float">
            <text:p>0.119605</text:p>
          </table:table-cell>
          <table:table-cell office:value-type="float" office:value="0.144398" calcext:value-type="float">
            <text:p>0.144398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06883" calcext:value-type="float">
            <text:p>0.106883</text:p>
          </table:table-cell>
          <table:table-cell office:value-type="float" office:value="0.415172" calcext:value-type="float">
            <text:p>0.415172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352256" calcext:value-type="float">
            <text:p>0.352256</text:p>
          </table:table-cell>
          <table:table-cell office:value-type="float" office:value="0.130682" calcext:value-type="float">
            <text:p>0.130682</text:p>
          </table:table-cell>
          <table:table-cell office:value-type="float" office:value="0.239546" calcext:value-type="float">
            <text:p>0.239546</text:p>
          </table:table-cell>
          <table:table-cell office:value-type="float" office:value="0.238973" calcext:value-type="float">
            <text:p>0.238973</text:p>
          </table:table-cell>
          <table:table-cell office:value-type="float" office:value="0.141524" calcext:value-type="float">
            <text:p>0.141524</text:p>
          </table:table-cell>
          <table:table-cell office:value-type="float" office:value="1.14811" calcext:value-type="float">
            <text:p>1.14811</text:p>
          </table:table-cell>
          <table:table-cell office:value-type="float" office:value="0.142668" calcext:value-type="float">
            <text:p>0.142668</text:p>
          </table:table-cell>
          <table:table-cell office:value-type="float" office:value="1.0714" calcext:value-type="float">
            <text:p>1.0714</text:p>
          </table:table-cell>
          <table:table-cell office:value-type="float" office:value="0.117724" calcext:value-type="float">
            <text:p>0.117724</text:p>
          </table:table-cell>
          <table:table-cell office:value-type="float" office:value="0.389254" calcext:value-type="float">
            <text:p>0.389254</text:p>
          </table:table-cell>
          <table:table-cell office:value-type="float" office:value="0.164772" calcext:value-type="float">
            <text:p>0.164772</text:p>
          </table:table-cell>
          <table:table-cell office:value-type="float" office:value="0.320592" calcext:value-type="float">
            <text:p>0.320592</text:p>
          </table:table-cell>
          <table:table-cell office:value-type="float" office:value="1.34651" calcext:value-type="float">
            <text:p>1.34651</text:p>
          </table:table-cell>
          <table:table-cell office:value-type="float" office:value="0.123028" calcext:value-type="float">
            <text:p>0.123028</text:p>
          </table:table-cell>
          <table:table-cell office:value-type="float" office:value="1.22243" calcext:value-type="float">
            <text:p>1.22243</text:p>
          </table:table-cell>
          <table:table-cell office:value-type="float" office:value="1.13526" calcext:value-type="float">
            <text:p>1.13526</text:p>
          </table:table-cell>
          <table:table-cell office:value-type="float" office:value="1.53869" calcext:value-type="float">
            <text:p>1.53869</text:p>
          </table:table-cell>
          <table:table-cell office:value-type="float" office:value="1.39866" calcext:value-type="float">
            <text:p>1.39866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188805" calcext:value-type="float">
            <text:p>0.188805</text:p>
          </table:table-cell>
          <table:table-cell office:value-type="float" office:value="0.964433" calcext:value-type="float">
            <text:p>0.964433</text:p>
          </table:table-cell>
          <table:table-cell office:value-type="float" office:value="0.954489" calcext:value-type="float">
            <text:p>0.954489</text:p>
          </table:table-cell>
          <table:table-cell office:value-type="float" office:value="0.887788" calcext:value-type="float">
            <text:p>0.887788</text:p>
          </table:table-cell>
          <table:table-cell office:value-type="float" office:value="0.363171" calcext:value-type="float">
            <text:p>0.363171</text:p>
          </table:table-cell>
          <table:table-cell office:value-type="float" office:value="1.79235" calcext:value-type="float">
            <text:p>1.79235</text:p>
          </table:table-cell>
          <table:table-cell office:value-type="float" office:value="0.166242" calcext:value-type="float">
            <text:p>0.166242</text:p>
          </table:table-cell>
          <table:table-cell office:value-type="float" office:value="0.82415" calcext:value-type="float">
            <text:p>0.82415</text:p>
          </table:table-cell>
          <table:table-cell office:value-type="float" office:value="1.16941" calcext:value-type="float">
            <text:p>1.16941</text:p>
          </table:table-cell>
          <table:table-cell office:value-type="float" office:value="0.946415" calcext:value-type="float">
            <text:p>0.946415</text:p>
          </table:table-cell>
          <table:table-cell office:value-type="float" office:value="0.135811" calcext:value-type="float">
            <text:p>0.135811</text:p>
          </table:table-cell>
          <table:table-cell office:value-type="float" office:value="0.148812" calcext:value-type="float">
            <text:p>0.148812</text:p>
          </table:table-cell>
          <table:table-cell office:value-type="float" office:value="1.72775" calcext:value-type="float">
            <text:p>1.72775</text:p>
          </table:table-cell>
          <table:table-cell office:value-type="float" office:value="1.65268" calcext:value-type="float">
            <text:p>1.65268</text:p>
          </table:table-cell>
          <table:table-cell office:value-type="float" office:value="1.56874" calcext:value-type="float">
            <text:p>1.56874</text:p>
          </table:table-cell>
          <table:table-cell office:value-type="float" office:value="1.07592" calcext:value-type="float">
            <text:p>1.07592</text:p>
          </table:table-cell>
          <table:table-cell office:value-type="float" office:value="1.50163" calcext:value-type="float">
            <text:p>1.50163</text:p>
          </table:table-cell>
          <table:table-cell office:value-type="float" office:value="0.191376" calcext:value-type="float">
            <text:p>0.191376</text:p>
          </table:table-cell>
          <table:table-cell office:value-type="float" office:value="1.2606" calcext:value-type="float">
            <text:p>1.2606</text:p>
          </table:table-cell>
          <table:table-cell office:value-type="float" office:value="1.22536" calcext:value-type="float">
            <text:p>1.22536</text:p>
          </table:table-cell>
          <table:table-cell office:value-type="float" office:value="1.14911" calcext:value-type="float">
            <text:p>1.14911</text:p>
          </table:table-cell>
          <table:table-cell office:value-type="float" office:value="0.964066" calcext:value-type="float">
            <text:p>0.964066</text:p>
          </table:table-cell>
          <table:table-cell office:value-type="float" office:value="1.68964" calcext:value-type="float">
            <text:p>1.68964</text:p>
          </table:table-cell>
          <table:table-cell office:value-type="float" office:value="1.58909" calcext:value-type="float">
            <text:p>1.58909</text:p>
          </table:table-cell>
          <table:table-cell office:value-type="float" office:value="1.30902" calcext:value-type="float">
            <text:p>1.30902</text:p>
          </table:table-cell>
          <table:table-cell office:value-type="float" office:value="2.16866" calcext:value-type="float">
            <text:p>2.16866</text:p>
          </table:table-cell>
          <table:table-cell office:value-type="float" office:value="0.561972" calcext:value-type="float">
            <text:p>0.561972</text:p>
          </table:table-cell>
          <table:table-cell office:value-type="float" office:value="2.09679" calcext:value-type="float">
            <text:p>2.09679</text:p>
          </table:table-cell>
          <table:table-cell office:value-type="float" office:value="1.71538" calcext:value-type="float">
            <text:p>1.71538</text:p>
          </table:table-cell>
          <table:table-cell office:value-type="float" office:value="0.182177" calcext:value-type="float">
            <text:p>0.182177</text:p>
          </table:table-cell>
          <table:table-cell office:value-type="float" office:value="0.091814" calcext:value-type="float">
            <text:p>0.091814</text:p>
          </table:table-cell>
          <table:table-cell office:value-type="float" office:value="0.092258" calcext:value-type="float">
            <text:p>0.092258</text:p>
          </table:table-cell>
          <table:table-cell office:value-type="float" office:value="0.0681942" calcext:value-type="float">
            <text:p>0.0681942</text:p>
          </table:table-cell>
          <table:table-cell table:number-columns-repeated="4"/>
          <table:table-cell table:formula="of:=MIN([.A181:.BL181])" office:value-type="float" office:value="0.0681942" calcext:value-type="float">
            <text:p>0.0681942</text:p>
          </table:table-cell>
          <table:table-cell table:formula="of:=MAX([.A181:.BL181])" office:value-type="float" office:value="2.16866" calcext:value-type="float">
            <text:p>2.16866</text:p>
          </table:table-cell>
          <table:table-cell table:number-columns-repeated="7"/>
        </table:table-row>
        <table:table-row table:style-name="ro2">
          <table:table-cell office:value-type="float" office:value="0.112975" calcext:value-type="float">
            <text:p>0.112975</text:p>
          </table:table-cell>
          <table:table-cell office:value-type="float" office:value="0.148716" calcext:value-type="float">
            <text:p>0.148716</text:p>
          </table:table-cell>
          <table:table-cell office:value-type="float" office:value="0.26679" calcext:value-type="float">
            <text:p>0.26679</text:p>
          </table:table-cell>
          <table:table-cell office:value-type="float" office:value="0.121496" calcext:value-type="float">
            <text:p>0.121496</text:p>
          </table:table-cell>
          <table:table-cell office:value-type="float" office:value="0.169294" calcext:value-type="float">
            <text:p>0.169294</text:p>
          </table:table-cell>
          <table:table-cell office:value-type="float" office:value="0.130466" calcext:value-type="float">
            <text:p>0.130466</text:p>
          </table:table-cell>
          <table:table-cell office:value-type="float" office:value="0.154398" calcext:value-type="float">
            <text:p>0.154398</text:p>
          </table:table-cell>
          <table:table-cell office:value-type="float" office:value="0.109065" calcext:value-type="float">
            <text:p>0.109065</text:p>
          </table:table-cell>
          <table:table-cell office:value-type="float" office:value="0.111635" calcext:value-type="float">
            <text:p>0.111635</text:p>
          </table:table-cell>
          <table:table-cell office:value-type="float" office:value="0.112779" calcext:value-type="float">
            <text:p>0.112779</text:p>
          </table:table-cell>
          <table:table-cell office:value-type="float" office:value="0.12168" calcext:value-type="float">
            <text:p>0.12168</text:p>
          </table:table-cell>
          <table:table-cell office:value-type="float" office:value="0.354695" calcext:value-type="float">
            <text:p>0.354695</text:p>
          </table:table-cell>
          <table:table-cell office:value-type="float" office:value="0.0985589" calcext:value-type="float">
            <text:p>0.0985589</text:p>
          </table:table-cell>
          <table:table-cell office:value-type="float" office:value="0.20981" calcext:value-type="float">
            <text:p>0.20981</text:p>
          </table:table-cell>
          <table:table-cell office:value-type="float" office:value="0.932291" calcext:value-type="float">
            <text:p>0.932291</text:p>
          </table:table-cell>
          <table:table-cell office:value-type="float" office:value="0.817015" calcext:value-type="float">
            <text:p>0.817015</text:p>
          </table:table-cell>
          <table:table-cell office:value-type="float" office:value="0.716978" calcext:value-type="float">
            <text:p>0.716978</text:p>
          </table:table-cell>
          <table:table-cell office:value-type="float" office:value="0.35419" calcext:value-type="float">
            <text:p>0.35419</text:p>
          </table:table-cell>
          <table:table-cell office:value-type="float" office:value="0.136064" calcext:value-type="float">
            <text:p>0.136064</text:p>
          </table:table-cell>
          <table:table-cell office:value-type="float" office:value="0.635607" calcext:value-type="float">
            <text:p>0.635607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0.91669" calcext:value-type="float">
            <text:p>0.91669</text:p>
          </table:table-cell>
          <table:table-cell office:value-type="float" office:value="0.138843" calcext:value-type="float">
            <text:p>0.138843</text:p>
          </table:table-cell>
          <table:table-cell office:value-type="float" office:value="0.391254" calcext:value-type="float">
            <text:p>0.391254</text:p>
          </table:table-cell>
          <table:table-cell office:value-type="float" office:value="0.153691" calcext:value-type="float">
            <text:p>0.153691</text:p>
          </table:table-cell>
          <table:table-cell office:value-type="float" office:value="0.662668" calcext:value-type="float">
            <text:p>0.662668</text:p>
          </table:table-cell>
          <table:table-cell office:value-type="float" office:value="0.709478" calcext:value-type="float">
            <text:p>0.709478</text:p>
          </table:table-cell>
          <table:table-cell office:value-type="float" office:value="1.2968" calcext:value-type="float">
            <text:p>1.2968</text:p>
          </table:table-cell>
          <table:table-cell office:value-type="float" office:value="0.126466" calcext:value-type="float">
            <text:p>0.126466</text:p>
          </table:table-cell>
          <table:table-cell office:value-type="float" office:value="0.917192" calcext:value-type="float">
            <text:p>0.917192</text:p>
          </table:table-cell>
          <table:table-cell office:value-type="float" office:value="1.1013" calcext:value-type="float">
            <text:p>1.1013</text:p>
          </table:table-cell>
          <table:table-cell office:value-type="float" office:value="0.289903" calcext:value-type="float">
            <text:p>0.289903</text:p>
          </table:table-cell>
          <table:table-cell office:value-type="float" office:value="0.834525" calcext:value-type="float">
            <text:p>0.834525</text:p>
          </table:table-cell>
          <table:table-cell office:value-type="float" office:value="1.26676" calcext:value-type="float">
            <text:p>1.26676</text:p>
          </table:table-cell>
          <table:table-cell office:value-type="float" office:value="0.175438" calcext:value-type="float">
            <text:p>0.175438</text:p>
          </table:table-cell>
          <table:table-cell office:value-type="float" office:value="0.978147" calcext:value-type="float">
            <text:p>0.978147</text:p>
          </table:table-cell>
          <table:table-cell office:value-type="float" office:value="1.30728" calcext:value-type="float">
            <text:p>1.30728</text:p>
          </table:table-cell>
          <table:table-cell office:value-type="float" office:value="1.01716" calcext:value-type="float">
            <text:p>1.01716</text:p>
          </table:table-cell>
          <table:table-cell office:value-type="float" office:value="1.36736" calcext:value-type="float">
            <text:p>1.36736</text:p>
          </table:table-cell>
          <table:table-cell office:value-type="float" office:value="1.0728" calcext:value-type="float">
            <text:p>1.0728</text:p>
          </table:table-cell>
          <table:table-cell office:value-type="float" office:value="1.12198" calcext:value-type="float">
            <text:p>1.12198</text:p>
          </table:table-cell>
          <table:table-cell office:value-type="float" office:value="0.183829" calcext:value-type="float">
            <text:p>0.183829</text:p>
          </table:table-cell>
          <table:table-cell office:value-type="float" office:value="1.03742" calcext:value-type="float">
            <text:p>1.03742</text:p>
          </table:table-cell>
          <table:table-cell office:value-type="float" office:value="1.06452" calcext:value-type="float">
            <text:p>1.06452</text:p>
          </table:table-cell>
          <table:table-cell office:value-type="float" office:value="1.17049" calcext:value-type="float">
            <text:p>1.17049</text:p>
          </table:table-cell>
          <table:table-cell office:value-type="float" office:value="0.982598" calcext:value-type="float">
            <text:p>0.982598</text:p>
          </table:table-cell>
          <table:table-cell office:value-type="float" office:value="0.0812871" calcext:value-type="float">
            <text:p>0.0812871</text:p>
          </table:table-cell>
          <table:table-cell office:value-type="float" office:value="0.871453" calcext:value-type="float">
            <text:p>0.871453</text:p>
          </table:table-cell>
          <table:table-cell office:value-type="float" office:value="1.86197" calcext:value-type="float">
            <text:p>1.86197</text:p>
          </table:table-cell>
          <table:table-cell office:value-type="float" office:value="0.157596" calcext:value-type="float">
            <text:p>0.157596</text:p>
          </table:table-cell>
          <table:table-cell office:value-type="float" office:value="0.0798831" calcext:value-type="float">
            <text:p>0.0798831</text:p>
          </table:table-cell>
          <table:table-cell office:value-type="float" office:value="0.136344" calcext:value-type="float">
            <text:p>0.136344</text:p>
          </table:table-cell>
          <table:table-cell office:value-type="float" office:value="0.120127" calcext:value-type="float">
            <text:p>0.120127</text:p>
          </table:table-cell>
          <table:table-cell office:value-type="float" office:value="0.122011" calcext:value-type="float">
            <text:p>0.122011</text:p>
          </table:table-cell>
          <table:table-cell office:value-type="float" office:value="0.135198" calcext:value-type="float">
            <text:p>0.135198</text:p>
          </table:table-cell>
          <table:table-cell office:value-type="float" office:value="1.24083" calcext:value-type="float">
            <text:p>1.24083</text:p>
          </table:table-cell>
          <table:table-cell office:value-type="float" office:value="1.52568" calcext:value-type="float">
            <text:p>1.52568</text:p>
          </table:table-cell>
          <table:table-cell office:value-type="float" office:value="1.31642" calcext:value-type="float">
            <text:p>1.31642</text:p>
          </table:table-cell>
          <table:table-cell office:value-type="float" office:value="0.221111" calcext:value-type="float">
            <text:p>0.221111</text:p>
          </table:table-cell>
          <table:table-cell office:value-type="float" office:value="0.446195" calcext:value-type="float">
            <text:p>0.446195</text:p>
          </table:table-cell>
          <table:table-cell office:value-type="float" office:value="0.09618" calcext:value-type="float">
            <text:p>0.0961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8727" calcext:value-type="float">
            <text:p>0.138727</text:p>
          </table:table-cell>
          <table:table-cell office:value-type="float" office:value="0.0398421" calcext:value-type="float">
            <text:p>0.0398421</text:p>
          </table:table-cell>
          <table:table-cell table:number-columns-repeated="4"/>
          <table:table-cell table:formula="of:=MIN([.A182:.BL182])" office:value-type="float" office:value="0.0398421" calcext:value-type="float">
            <text:p>0.0398421</text:p>
          </table:table-cell>
          <table:table-cell table:formula="of:=MAX([.A182:.BL182])" office:value-type="float" office:value="1.86197" calcext:value-type="float">
            <text:p>1.86197</text:p>
          </table:table-cell>
          <table:table-cell table:number-columns-repeated="7"/>
        </table:table-row>
        <table:table-row table:style-name="ro2">
          <table:table-cell office:value-type="float" office:value="0.109267" calcext:value-type="float">
            <text:p>0.109267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148525" calcext:value-type="float">
            <text:p>0.148525</text:p>
          </table:table-cell>
          <table:table-cell office:value-type="float" office:value="0.122611" calcext:value-type="float">
            <text:p>0.122611</text:p>
          </table:table-cell>
          <table:table-cell office:value-type="float" office:value="0.107946" calcext:value-type="float">
            <text:p>0.107946</text:p>
          </table:table-cell>
          <table:table-cell office:value-type="float" office:value="0.414804" calcext:value-type="float">
            <text:p>0.414804</text:p>
          </table:table-cell>
          <table:table-cell office:value-type="float" office:value="0.375388" calcext:value-type="float">
            <text:p>0.375388</text:p>
          </table:table-cell>
          <table:table-cell office:value-type="float" office:value="0.134456" calcext:value-type="float">
            <text:p>0.134456</text:p>
          </table:table-cell>
          <table:table-cell office:value-type="float" office:value="0.165866" calcext:value-type="float">
            <text:p>0.165866</text:p>
          </table:table-cell>
          <table:table-cell office:value-type="float" office:value="0.272242" calcext:value-type="float">
            <text:p>0.272242</text:p>
          </table:table-cell>
          <table:table-cell office:value-type="float" office:value="0.140963" calcext:value-type="float">
            <text:p>0.140963</text:p>
          </table:table-cell>
          <table:table-cell office:value-type="float" office:value="0.111787" calcext:value-type="float">
            <text:p>0.111787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341406" calcext:value-type="float">
            <text:p>0.341406</text:p>
          </table:table-cell>
          <table:table-cell office:value-type="float" office:value="0.761616" calcext:value-type="float">
            <text:p>0.761616</text:p>
          </table:table-cell>
          <table:table-cell office:value-type="float" office:value="0.698626" calcext:value-type="float">
            <text:p>0.698626</text:p>
          </table:table-cell>
          <table:table-cell office:value-type="float" office:value="0.120391" calcext:value-type="float">
            <text:p>0.120391</text:p>
          </table:table-cell>
          <table:table-cell office:value-type="float" office:value="0.160184" calcext:value-type="float">
            <text:p>0.160184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981151" calcext:value-type="float">
            <text:p>0.981151</text:p>
          </table:table-cell>
          <table:table-cell office:value-type="float" office:value="1.10741" calcext:value-type="float">
            <text:p>1.10741</text:p>
          </table:table-cell>
          <table:table-cell office:value-type="float" office:value="0.963336" calcext:value-type="float">
            <text:p>0.963336</text:p>
          </table:table-cell>
          <table:table-cell office:value-type="float" office:value="0.876035" calcext:value-type="float">
            <text:p>0.876035</text:p>
          </table:table-cell>
          <table:table-cell office:value-type="float" office:value="0.612589" calcext:value-type="float">
            <text:p>0.612589</text:p>
          </table:table-cell>
          <table:table-cell office:value-type="float" office:value="0.10793" calcext:value-type="float">
            <text:p>0.10793</text:p>
          </table:table-cell>
          <table:table-cell office:value-type="float" office:value="0.442442" calcext:value-type="float">
            <text:p>0.442442</text:p>
          </table:table-cell>
          <table:table-cell office:value-type="float" office:value="0.175978" calcext:value-type="float">
            <text:p>0.175978</text:p>
          </table:table-cell>
          <table:table-cell office:value-type="float" office:value="1.17431" calcext:value-type="float">
            <text:p>1.17431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0.303956" calcext:value-type="float">
            <text:p>0.303956</text:p>
          </table:table-cell>
          <table:table-cell office:value-type="float" office:value="0.0984042" calcext:value-type="float">
            <text:p>0.0984042</text:p>
          </table:table-cell>
          <table:table-cell office:value-type="float" office:value="0.132528" calcext:value-type="float">
            <text:p>0.132528</text:p>
          </table:table-cell>
          <table:table-cell office:value-type="float" office:value="0.779953" calcext:value-type="float">
            <text:p>0.779953</text:p>
          </table:table-cell>
          <table:table-cell office:value-type="float" office:value="0.622266" calcext:value-type="float">
            <text:p>0.622266</text:p>
          </table:table-cell>
          <table:table-cell office:value-type="float" office:value="0.718543" calcext:value-type="float">
            <text:p>0.718543</text:p>
          </table:table-cell>
          <table:table-cell office:value-type="float" office:value="0.128204" calcext:value-type="float">
            <text:p>0.128204</text:p>
          </table:table-cell>
          <table:table-cell office:value-type="float" office:value="0.171055" calcext:value-type="float">
            <text:p>0.171055</text:p>
          </table:table-cell>
          <table:table-cell office:value-type="float" office:value="0.73184" calcext:value-type="float">
            <text:p>0.73184</text:p>
          </table:table-cell>
          <table:table-cell office:value-type="float" office:value="1.20672" calcext:value-type="float">
            <text:p>1.2067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769594" calcext:value-type="float">
            <text:p>0.769594</text:p>
          </table:table-cell>
          <table:table-cell office:value-type="float" office:value="0.137422" calcext:value-type="float">
            <text:p>0.137422</text:p>
          </table:table-cell>
          <table:table-cell office:value-type="float" office:value="0.138459" calcext:value-type="float">
            <text:p>0.138459</text:p>
          </table:table-cell>
          <table:table-cell office:value-type="float" office:value="0.458823" calcext:value-type="float">
            <text:p>0.458823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158586" calcext:value-type="float">
            <text:p>0.158586</text:p>
          </table:table-cell>
          <table:table-cell office:value-type="float" office:value="0.638314" calcext:value-type="float">
            <text:p>0.638314</text:p>
          </table:table-cell>
          <table:table-cell office:value-type="float" office:value="0.493771" calcext:value-type="float">
            <text:p>0.493771</text:p>
          </table:table-cell>
          <table:table-cell office:value-type="float" office:value="0.361554" calcext:value-type="float">
            <text:p>0.361554</text:p>
          </table:table-cell>
          <table:table-cell office:value-type="float" office:value="1.61319" calcext:value-type="float">
            <text:p>1.61319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443045" calcext:value-type="float">
            <text:p>0.443045</text:p>
          </table:table-cell>
          <table:table-cell office:value-type="float" office:value="1.68733" calcext:value-type="float">
            <text:p>1.68733</text:p>
          </table:table-cell>
          <table:table-cell office:value-type="float" office:value="0.679778" calcext:value-type="float">
            <text:p>0.679778</text:p>
          </table:table-cell>
          <table:table-cell office:value-type="float" office:value="0.693056" calcext:value-type="float">
            <text:p>0.693056</text:p>
          </table:table-cell>
          <table:table-cell office:value-type="float" office:value="0.291126" calcext:value-type="float">
            <text:p>0.291126</text:p>
          </table:table-cell>
          <table:table-cell office:value-type="float" office:value="1.63589" calcext:value-type="float">
            <text:p>1.63589</text:p>
          </table:table-cell>
          <table:table-cell office:value-type="float" office:value="0.579002" calcext:value-type="float">
            <text:p>0.579002</text:p>
          </table:table-cell>
          <table:table-cell office:value-type="float" office:value="0.93045" calcext:value-type="float">
            <text:p>0.93045</text:p>
          </table:table-cell>
          <table:table-cell office:value-type="float" office:value="0.43635" calcext:value-type="float">
            <text:p>0.43635</text:p>
          </table:table-cell>
          <table:table-cell office:value-type="float" office:value="0.14634" calcext:value-type="float">
            <text:p>0.14634</text:p>
          </table:table-cell>
          <table:table-cell office:value-type="float" office:value="0.0569808" calcext:value-type="float">
            <text:p>0.0569808</text:p>
          </table:table-cell>
          <table:table-cell office:value-type="float" office:value="0.098995" calcext:value-type="float">
            <text:p>0.098995</text:p>
          </table:table-cell>
          <table:table-cell table:number-columns-repeated="4"/>
          <table:table-cell table:formula="of:=MIN([.A183:.BL183])" office:value-type="float" office:value="0.0569808" calcext:value-type="float">
            <text:p>0.0569808</text:p>
          </table:table-cell>
          <table:table-cell table:formula="of:=MAX([.A183:.BL183])" office:value-type="float" office:value="1.68733" calcext:value-type="float">
            <text:p>1.68733</text:p>
          </table:table-cell>
          <table:table-cell table:number-columns-repeated="7"/>
        </table:table-row>
        <table:table-row table:style-name="ro2">
          <table:table-cell office:value-type="float" office:value="0.10639" calcext:value-type="float">
            <text:p>0.10639</text:p>
          </table:table-cell>
          <table:table-cell office:value-type="float" office:value="0.104975" calcext:value-type="float">
            <text:p>0.104975</text:p>
          </table:table-cell>
          <table:table-cell office:value-type="float" office:value="0.0581059" calcext:value-type="float">
            <text:p>0.0581059</text:p>
          </table:table-cell>
          <table:table-cell office:value-type="float" office:value="0.0759161" calcext:value-type="float">
            <text:p>0.0759161</text:p>
          </table:table-cell>
          <table:table-cell office:value-type="float" office:value="0.0720022" calcext:value-type="float">
            <text:p>0.0720022</text:p>
          </table:table-cell>
          <table:table-cell office:value-type="float" office:value="0.319142" calcext:value-type="float">
            <text:p>0.319142</text:p>
          </table:table-cell>
          <table:table-cell office:value-type="float" office:value="0.0839629" calcext:value-type="float">
            <text:p>0.0839629</text:p>
          </table:table-cell>
          <table:table-cell office:value-type="float" office:value="0.35751" calcext:value-type="float">
            <text:p>0.35751</text:p>
          </table:table-cell>
          <table:table-cell office:value-type="float" office:value="0.0767381" calcext:value-type="float">
            <text:p>0.0767381</text:p>
          </table:table-cell>
          <table:table-cell office:value-type="float" office:value="0.181057" calcext:value-type="float">
            <text:p>0.181057</text:p>
          </table:table-cell>
          <table:table-cell office:value-type="float" office:value="0.152678" calcext:value-type="float">
            <text:p>0.152678</text:p>
          </table:table-cell>
          <table:table-cell office:value-type="float" office:value="0.107597" calcext:value-type="float">
            <text:p>0.107597</text:p>
          </table:table-cell>
          <table:table-cell office:value-type="float" office:value="0.137645" calcext:value-type="float">
            <text:p>0.137645</text:p>
          </table:table-cell>
          <table:table-cell office:value-type="float" office:value="0.11712" calcext:value-type="float">
            <text:p>0.11712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137327" calcext:value-type="float">
            <text:p>0.137327</text:p>
          </table:table-cell>
          <table:table-cell office:value-type="float" office:value="0.157607" calcext:value-type="float">
            <text:p>0.157607</text:p>
          </table:table-cell>
          <table:table-cell office:value-type="float" office:value="0.185837" calcext:value-type="float">
            <text:p>0.185837</text:p>
          </table:table-cell>
          <table:table-cell office:value-type="float" office:value="0.334483" calcext:value-type="float">
            <text:p>0.334483</text:p>
          </table:table-cell>
          <table:table-cell office:value-type="float" office:value="0.182503" calcext:value-type="float">
            <text:p>0.182503</text:p>
          </table:table-cell>
          <table:table-cell office:value-type="float" office:value="0.0860808" calcext:value-type="float">
            <text:p>0.0860808</text:p>
          </table:table-cell>
          <table:table-cell office:value-type="float" office:value="0.205161" calcext:value-type="float">
            <text:p>0.205161</text:p>
          </table:table-cell>
          <table:table-cell office:value-type="float" office:value="0.171221" calcext:value-type="float">
            <text:p>0.171221</text:p>
          </table:table-cell>
          <table:table-cell office:value-type="float" office:value="0.273344" calcext:value-type="float">
            <text:p>0.273344</text:p>
          </table:table-cell>
          <table:table-cell office:value-type="float" office:value="0.716612" calcext:value-type="float">
            <text:p>0.716612</text:p>
          </table:table-cell>
          <table:table-cell office:value-type="float" office:value="0.230075" calcext:value-type="float">
            <text:p>0.230075</text:p>
          </table:table-cell>
          <table:table-cell office:value-type="float" office:value="0.176235" calcext:value-type="float">
            <text:p>0.176235</text:p>
          </table:table-cell>
          <table:table-cell office:value-type="float" office:value="0.055115" calcext:value-type="float">
            <text:p>0.055115</text:p>
          </table:table-cell>
          <table:table-cell office:value-type="float" office:value="0.0581548" calcext:value-type="float">
            <text:p>0.0581548</text:p>
          </table:table-cell>
          <table:table-cell office:value-type="float" office:value="0.461083" calcext:value-type="float">
            <text:p>0.461083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41716" calcext:value-type="float">
            <text:p>0.141716</text:p>
          </table:table-cell>
          <table:table-cell office:value-type="float" office:value="0.281935" calcext:value-type="float">
            <text:p>0.281935</text:p>
          </table:table-cell>
          <table:table-cell office:value-type="float" office:value="0.106721" calcext:value-type="float">
            <text:p>0.106721</text:p>
          </table:table-cell>
          <table:table-cell office:value-type="float" office:value="0.0696321" calcext:value-type="float">
            <text:p>0.0696321</text:p>
          </table:table-cell>
          <table:table-cell office:value-type="float" office:value="0.31299" calcext:value-type="float">
            <text:p>0.31299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33531" calcext:value-type="float">
            <text:p>0.133531</text:p>
          </table:table-cell>
          <table:table-cell office:value-type="float" office:value="0.146298" calcext:value-type="float">
            <text:p>0.146298</text:p>
          </table:table-cell>
          <table:table-cell office:value-type="float" office:value="0.355474" calcext:value-type="float">
            <text:p>0.355474</text:p>
          </table:table-cell>
          <table:table-cell office:value-type="float" office:value="0.293806" calcext:value-type="float">
            <text:p>0.293806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0.287895" calcext:value-type="float">
            <text:p>0.287895</text:p>
          </table:table-cell>
          <table:table-cell office:value-type="float" office:value="0.244918" calcext:value-type="float">
            <text:p>0.244918</text:p>
          </table:table-cell>
          <table:table-cell office:value-type="float" office:value="0.207519" calcext:value-type="float">
            <text:p>0.207519</text:p>
          </table:table-cell>
          <table:table-cell office:value-type="float" office:value="0.120851" calcext:value-type="float">
            <text:p>0.120851</text:p>
          </table:table-cell>
          <table:table-cell office:value-type="float" office:value="0.274684" calcext:value-type="float">
            <text:p>0.274684</text:p>
          </table:table-cell>
          <table:table-cell office:value-type="float" office:value="0.213446" calcext:value-type="float">
            <text:p>0.213446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210445" calcext:value-type="float">
            <text:p>0.210445</text:p>
          </table:table-cell>
          <table:table-cell office:value-type="float" office:value="0.20827" calcext:value-type="float">
            <text:p>0.20827</text:p>
          </table:table-cell>
          <table:table-cell office:value-type="float" office:value="0.163846" calcext:value-type="float">
            <text:p>0.163846</text:p>
          </table:table-cell>
          <table:table-cell office:value-type="float" office:value="2.02564" calcext:value-type="float">
            <text:p>2.02564</text:p>
          </table:table-cell>
          <table:table-cell office:value-type="float" office:value="1.97503" calcext:value-type="float">
            <text:p>1.97503</text:p>
          </table:table-cell>
          <table:table-cell office:value-type="float" office:value="1.93541" calcext:value-type="float">
            <text:p>1.93541</text:p>
          </table:table-cell>
          <table:table-cell office:value-type="float" office:value="2.09278" calcext:value-type="float">
            <text:p>2.09278</text:p>
          </table:table-cell>
          <table:table-cell office:value-type="float" office:value="0.934709" calcext:value-type="float">
            <text:p>0.934709</text:p>
          </table:table-cell>
          <table:table-cell office:value-type="float" office:value="1.97979" calcext:value-type="float">
            <text:p>1.97979</text:p>
          </table:table-cell>
          <table:table-cell office:value-type="float" office:value="1.93111" calcext:value-type="float">
            <text:p>1.93111</text:p>
          </table:table-cell>
          <table:table-cell office:value-type="float" office:value="0.288676" calcext:value-type="float">
            <text:p>0.288676</text:p>
          </table:table-cell>
          <table:table-cell office:value-type="float" office:value="2.10069" calcext:value-type="float">
            <text:p>2.10069</text:p>
          </table:table-cell>
          <table:table-cell office:value-type="float" office:value="0.050261" calcext:value-type="float">
            <text:p>0.050261</text:p>
          </table:table-cell>
          <table:table-cell office:value-type="float" office:value="2.16414" calcext:value-type="float">
            <text:p>2.16414</text:p>
          </table:table-cell>
          <table:table-cell office:value-type="float" office:value="0.041666" calcext:value-type="float">
            <text:p>0.041666</text:p>
          </table:table-cell>
          <table:table-cell table:number-columns-repeated="4"/>
          <table:table-cell table:formula="of:=MIN([.A184:.BL184])" office:value-type="float" office:value="0.041666" calcext:value-type="float">
            <text:p>0.041666</text:p>
          </table:table-cell>
          <table:table-cell table:formula="of:=MAX([.A184:.BL184])" office:value-type="float" office:value="2.16414" calcext:value-type="float">
            <text:p>2.16414</text:p>
          </table:table-cell>
          <table:table-cell table:number-columns-repeated="7"/>
        </table:table-row>
        <table:table-row table:style-name="ro2">
          <table:table-cell office:value-type="float" office:value="0.108268" calcext:value-type="float">
            <text:p>0.108268</text:p>
          </table:table-cell>
          <table:table-cell office:value-type="float" office:value="0.132422" calcext:value-type="float">
            <text:p>0.132422</text:p>
          </table:table-cell>
          <table:table-cell office:value-type="float" office:value="0.100669" calcext:value-type="float">
            <text:p>0.100669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0.108029" calcext:value-type="float">
            <text:p>0.108029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121912" calcext:value-type="float">
            <text:p>0.121912</text:p>
          </table:table-cell>
          <table:table-cell office:value-type="float" office:value="0.371519" calcext:value-type="float">
            <text:p>0.371519</text:p>
          </table:table-cell>
          <table:table-cell office:value-type="float" office:value="0.283625" calcext:value-type="float">
            <text:p>0.283625</text:p>
          </table:table-cell>
          <table:table-cell office:value-type="float" office:value="0.659891" calcext:value-type="float">
            <text:p>0.659891</text:p>
          </table:table-cell>
          <table:table-cell office:value-type="float" office:value="0.571388" calcext:value-type="float">
            <text:p>0.571388</text:p>
          </table:table-cell>
          <table:table-cell office:value-type="float" office:value="0.323554" calcext:value-type="float">
            <text:p>0.323554</text:p>
          </table:table-cell>
          <table:table-cell office:value-type="float" office:value="0.187346" calcext:value-type="float">
            <text:p>0.187346</text:p>
          </table:table-cell>
          <table:table-cell office:value-type="float" office:value="0.0797551" calcext:value-type="float">
            <text:p>0.0797551</text:p>
          </table:table-cell>
          <table:table-cell office:value-type="float" office:value="0.862912" calcext:value-type="float">
            <text:p>0.862912</text:p>
          </table:table-cell>
          <table:table-cell office:value-type="float" office:value="0.775446" calcext:value-type="float">
            <text:p>0.775446</text:p>
          </table:table-cell>
          <table:table-cell office:value-type="float" office:value="0.347864" calcext:value-type="float">
            <text:p>0.347864</text:p>
          </table:table-cell>
          <table:table-cell office:value-type="float" office:value="0.338584" calcext:value-type="float">
            <text:p>0.338584</text:p>
          </table:table-cell>
          <table:table-cell office:value-type="float" office:value="0.448066" calcext:value-type="float">
            <text:p>0.448066</text:p>
          </table:table-cell>
          <table:table-cell office:value-type="float" office:value="0.281144" calcext:value-type="float">
            <text:p>0.281144</text:p>
          </table:table-cell>
          <table:table-cell office:value-type="float" office:value="0.41956" calcext:value-type="float">
            <text:p>0.41956</text:p>
          </table:table-cell>
          <table:table-cell office:value-type="float" office:value="0.568736" calcext:value-type="float">
            <text:p>0.568736</text:p>
          </table:table-cell>
          <table:table-cell office:value-type="float" office:value="0.474299" calcext:value-type="float">
            <text:p>0.474299</text:p>
          </table:table-cell>
          <table:table-cell office:value-type="float" office:value="0.437638" calcext:value-type="float">
            <text:p>0.437638</text:p>
          </table:table-cell>
          <table:table-cell office:value-type="float" office:value="0.284114" calcext:value-type="float">
            <text:p>0.284114</text:p>
          </table:table-cell>
          <table:table-cell office:value-type="float" office:value="0.991441" calcext:value-type="float">
            <text:p>0.991441</text:p>
          </table:table-cell>
          <table:table-cell office:value-type="float" office:value="0.876768" calcext:value-type="float">
            <text:p>0.876768</text:p>
          </table:table-cell>
          <table:table-cell office:value-type="float" office:value="0.182783" calcext:value-type="float">
            <text:p>0.182783</text:p>
          </table:table-cell>
          <table:table-cell office:value-type="float" office:value="0.695025" calcext:value-type="float">
            <text:p>0.69502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7867" calcext:value-type="float">
            <text:p>0.17867</text:p>
          </table:table-cell>
          <table:table-cell office:value-type="float" office:value="0.209373" calcext:value-type="float">
            <text:p>0.209373</text:p>
          </table:table-cell>
          <table:table-cell office:value-type="float" office:value="1.01153" calcext:value-type="float">
            <text:p>1.01153</text:p>
          </table:table-cell>
          <table:table-cell office:value-type="float" office:value="0.235239" calcext:value-type="float">
            <text:p>0.235239</text:p>
          </table:table-cell>
          <table:table-cell office:value-type="float" office:value="0.220506" calcext:value-type="float">
            <text:p>0.220506</text:p>
          </table:table-cell>
          <table:table-cell office:value-type="float" office:value="0.158425" calcext:value-type="float">
            <text:p>0.158425</text:p>
          </table:table-cell>
          <table:table-cell office:value-type="float" office:value="0.148797" calcext:value-type="float">
            <text:p>0.148797</text:p>
          </table:table-cell>
          <table:table-cell office:value-type="float" office:value="0.139949" calcext:value-type="float">
            <text:p>0.139949</text:p>
          </table:table-cell>
          <table:table-cell office:value-type="float" office:value="0.148635" calcext:value-type="float">
            <text:p>0.148635</text:p>
          </table:table-cell>
          <table:table-cell office:value-type="float" office:value="0.13362" calcext:value-type="float">
            <text:p>0.13362</text:p>
          </table:table-cell>
          <table:table-cell office:value-type="float" office:value="0.546677" calcext:value-type="float">
            <text:p>0.546677</text:p>
          </table:table-cell>
          <table:table-cell office:value-type="float" office:value="1.61808" calcext:value-type="float">
            <text:p>1.61808</text:p>
          </table:table-cell>
          <table:table-cell office:value-type="float" office:value="1.25869" calcext:value-type="float">
            <text:p>1.25869</text:p>
          </table:table-cell>
          <table:table-cell office:value-type="float" office:value="1.07786" calcext:value-type="float">
            <text:p>1.077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1.03535" calcext:value-type="float">
            <text:p>1.03535</text:p>
          </table:table-cell>
          <table:table-cell office:value-type="float" office:value="1.05719" calcext:value-type="float">
            <text:p>1.05719</text:p>
          </table:table-cell>
          <table:table-cell office:value-type="float" office:value="0.145933" calcext:value-type="float">
            <text:p>0.145933</text:p>
          </table:table-cell>
          <table:table-cell office:value-type="float" office:value="0.163688" calcext:value-type="float">
            <text:p>0.163688</text:p>
          </table:table-cell>
          <table:table-cell office:value-type="float" office:value="1.44835" calcext:value-type="float">
            <text:p>1.44835</text:p>
          </table:table-cell>
          <table:table-cell office:value-type="float" office:value="1.22473" calcext:value-type="float">
            <text:p>1.22473</text:p>
          </table:table-cell>
          <table:table-cell office:value-type="float" office:value="0.179018" calcext:value-type="float">
            <text:p>0.179018</text:p>
          </table:table-cell>
          <table:table-cell office:value-type="float" office:value="0.0441921" calcext:value-type="float">
            <text:p>0.0441921</text:p>
          </table:table-cell>
          <table:table-cell office:value-type="float" office:value="0.138825" calcext:value-type="float">
            <text:p>0.138825</text:p>
          </table:table-cell>
          <table:table-cell office:value-type="float" office:value="0.618769" calcext:value-type="float">
            <text:p>0.618769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.213697" calcext:value-type="float">
            <text:p>0.213697</text:p>
          </table:table-cell>
          <table:table-cell office:value-type="float" office:value="0.140207" calcext:value-type="float">
            <text:p>0.140207</text:p>
          </table:table-cell>
          <table:table-cell office:value-type="float" office:value="0.371094" calcext:value-type="float">
            <text:p>0.371094</text:p>
          </table:table-cell>
          <table:table-cell office:value-type="float" office:value="1.39382" calcext:value-type="float">
            <text:p>1.39382</text:p>
          </table:table-cell>
          <table:table-cell office:value-type="float" office:value="0.18651" calcext:value-type="float">
            <text:p>0.18651</text:p>
          </table:table-cell>
          <table:table-cell office:value-type="float" office:value="0.150007" calcext:value-type="float">
            <text:p>0.150007</text:p>
          </table:table-cell>
          <table:table-cell office:value-type="float" office:value="0.364201" calcext:value-type="float">
            <text:p>0.364201</text:p>
          </table:table-cell>
          <table:table-cell office:value-type="float" office:value="0.418783" calcext:value-type="float">
            <text:p>0.418783</text:p>
          </table:table-cell>
          <table:table-cell table:number-columns-repeated="4"/>
          <table:table-cell table:formula="of:=MIN([.A185:.BL185])" office:value-type="float" office:value="0.0441921" calcext:value-type="float">
            <text:p>0.0441921</text:p>
          </table:table-cell>
          <table:table-cell table:formula="of:=MAX([.A185:.BL185])" office:value-type="float" office:value="1.61808" calcext:value-type="float">
            <text:p>1.61808</text:p>
          </table:table-cell>
          <table:table-cell table:number-columns-repeated="7"/>
        </table:table-row>
        <table:table-row table:style-name="ro2">
          <table:table-cell office:value-type="float" office:value="0.141616" calcext:value-type="float">
            <text:p>0.141616</text:p>
          </table:table-cell>
          <table:table-cell office:value-type="float" office:value="0.104371" calcext:value-type="float">
            <text:p>0.104371</text:p>
          </table:table-cell>
          <table:table-cell office:value-type="float" office:value="0.106636" calcext:value-type="float">
            <text:p>0.106636</text:p>
          </table:table-cell>
          <table:table-cell office:value-type="float" office:value="0.106495" calcext:value-type="float">
            <text:p>0.106495</text:p>
          </table:table-cell>
          <table:table-cell office:value-type="float" office:value="0.461552" calcext:value-type="float">
            <text:p>0.461552</text:p>
          </table:table-cell>
          <table:table-cell office:value-type="float" office:value="0.344341" calcext:value-type="float">
            <text:p>0.344341</text:p>
          </table:table-cell>
          <table:table-cell office:value-type="float" office:value="0.116882" calcext:value-type="float">
            <text:p>0.116882</text:p>
          </table:table-cell>
          <table:table-cell office:value-type="float" office:value="0.366563" calcext:value-type="float">
            <text:p>0.366563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340936" calcext:value-type="float">
            <text:p>0.340936</text:p>
          </table:table-cell>
          <table:table-cell office:value-type="float" office:value="0.080647" calcext:value-type="float">
            <text:p>0.080647</text:p>
          </table:table-cell>
          <table:table-cell office:value-type="float" office:value="0.331377" calcext:value-type="float">
            <text:p>0.331377</text:p>
          </table:table-cell>
          <table:table-cell office:value-type="float" office:value="0.299982" calcext:value-type="float">
            <text:p>0.299982</text:p>
          </table:table-cell>
          <table:table-cell office:value-type="float" office:value="0.148751" calcext:value-type="float">
            <text:p>0.148751</text:p>
          </table:table-cell>
          <table:table-cell office:value-type="float" office:value="0.291698" calcext:value-type="float">
            <text:p>0.291698</text:p>
          </table:table-cell>
          <table:table-cell office:value-type="float" office:value="0.171338" calcext:value-type="float">
            <text:p>0.171338</text:p>
          </table:table-cell>
          <table:table-cell office:value-type="float" office:value="0.33118" calcext:value-type="float">
            <text:p>0.33118</text:p>
          </table:table-cell>
          <table:table-cell office:value-type="float" office:value="0.135582" calcext:value-type="float">
            <text:p>0.135582</text:p>
          </table:table-cell>
          <table:table-cell office:value-type="float" office:value="1.2296" calcext:value-type="float">
            <text:p>1.2296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442638" calcext:value-type="float">
            <text:p>0.442638</text:p>
          </table:table-cell>
          <table:table-cell office:value-type="float" office:value="0.410797" calcext:value-type="float">
            <text:p>0.410797</text:p>
          </table:table-cell>
          <table:table-cell office:value-type="float" office:value="0.192632" calcext:value-type="float">
            <text:p>0.192632</text:p>
          </table:table-cell>
          <table:table-cell office:value-type="float" office:value="0.335569" calcext:value-type="float">
            <text:p>0.335569</text:p>
          </table:table-cell>
          <table:table-cell office:value-type="float" office:value="0.280221" calcext:value-type="float">
            <text:p>0.280221</text:p>
          </table:table-cell>
          <table:table-cell office:value-type="float" office:value="1.51038" calcext:value-type="float">
            <text:p>1.51038</text:p>
          </table:table-cell>
          <table:table-cell office:value-type="float" office:value="1.40854" calcext:value-type="float">
            <text:p>1.40854</text:p>
          </table:table-cell>
          <table:table-cell office:value-type="float" office:value="0.144823" calcext:value-type="float">
            <text:p>0.144823</text:p>
          </table:table-cell>
          <table:table-cell office:value-type="float" office:value="1.26446" calcext:value-type="float">
            <text:p>1.26446</text:p>
          </table:table-cell>
          <table:table-cell office:value-type="float" office:value="0.266984" calcext:value-type="float">
            <text:p>0.266984</text:p>
          </table:table-cell>
          <table:table-cell office:value-type="float" office:value="0.304727" calcext:value-type="float">
            <text:p>0.304727</text:p>
          </table:table-cell>
          <table:table-cell office:value-type="float" office:value="0.342339" calcext:value-type="float">
            <text:p>0.342339</text:p>
          </table:table-cell>
          <table:table-cell office:value-type="float" office:value="1.49905" calcext:value-type="float">
            <text:p>1.49905</text:p>
          </table:table-cell>
          <table:table-cell office:value-type="float" office:value="0.181857" calcext:value-type="float">
            <text:p>0.181857</text:p>
          </table:table-cell>
          <table:table-cell office:value-type="float" office:value="0.531094" calcext:value-type="float">
            <text:p>0.531094</text:p>
          </table:table-cell>
          <table:table-cell office:value-type="float" office:value="1.5434" calcext:value-type="float">
            <text:p>1.5434</text:p>
          </table:table-cell>
          <table:table-cell office:value-type="float" office:value="1.22107" calcext:value-type="float">
            <text:p>1.22107</text:p>
          </table:table-cell>
          <table:table-cell office:value-type="float" office:value="0.388197" calcext:value-type="float">
            <text:p>0.388197</text:p>
          </table:table-cell>
          <table:table-cell office:value-type="float" office:value="1.20782" calcext:value-type="float">
            <text:p>1.20782</text:p>
          </table:table-cell>
          <table:table-cell office:value-type="float" office:value="1.47354" calcext:value-type="float">
            <text:p>1.47354</text:p>
          </table:table-cell>
          <table:table-cell office:value-type="float" office:value="1.12946" calcext:value-type="float">
            <text:p>1.12946</text:p>
          </table:table-cell>
          <table:table-cell office:value-type="float" office:value="1.49471" calcext:value-type="float">
            <text:p>1.49471</text:p>
          </table:table-cell>
          <table:table-cell office:value-type="float" office:value="1.10089" calcext:value-type="float">
            <text:p>1.10089</text:p>
          </table:table-cell>
          <table:table-cell office:value-type="float" office:value="1.05414" calcext:value-type="float">
            <text:p>1.05414</text:p>
          </table:table-cell>
          <table:table-cell office:value-type="float" office:value="1.48676" calcext:value-type="float">
            <text:p>1.48676</text:p>
          </table:table-cell>
          <table:table-cell office:value-type="float" office:value="1.43716" calcext:value-type="float">
            <text:p>1.43716</text:p>
          </table:table-cell>
          <table:table-cell office:value-type="float" office:value="1.36302" calcext:value-type="float">
            <text:p>1.36302</text:p>
          </table:table-cell>
          <table:table-cell office:value-type="float" office:value="0.186046" calcext:value-type="float">
            <text:p>0.186046</text:p>
          </table:table-cell>
          <table:table-cell office:value-type="float" office:value="1.05385" calcext:value-type="float">
            <text:p>1.05385</text:p>
          </table:table-cell>
          <table:table-cell office:value-type="float" office:value="0.792397" calcext:value-type="float">
            <text:p>0.792397</text:p>
          </table:table-cell>
          <table:table-cell office:value-type="float" office:value="1.75989" calcext:value-type="float">
            <text:p>1.75989</text:p>
          </table:table-cell>
          <table:table-cell office:value-type="float" office:value="1.75675" calcext:value-type="float">
            <text:p>1.75675</text:p>
          </table:table-cell>
          <table:table-cell office:value-type="float" office:value="0.0879209" calcext:value-type="float">
            <text:p>0.0879209</text:p>
          </table:table-cell>
          <table:table-cell office:value-type="float" office:value="1.33794" calcext:value-type="float">
            <text:p>1.33794</text:p>
          </table:table-cell>
          <table:table-cell office:value-type="float" office:value="1.61805" calcext:value-type="float">
            <text:p>1.61805</text:p>
          </table:table-cell>
          <table:table-cell office:value-type="float" office:value="0.917686" calcext:value-type="float">
            <text:p>0.917686</text:p>
          </table:table-cell>
          <table:table-cell office:value-type="float" office:value="1.54408" calcext:value-type="float">
            <text:p>1.54408</text:p>
          </table:table-cell>
          <table:table-cell office:value-type="float" office:value="1.22961" calcext:value-type="float">
            <text:p>1.22961</text:p>
          </table:table-cell>
          <table:table-cell office:value-type="float" office:value="0.504695" calcext:value-type="float">
            <text:p>0.504695</text:p>
          </table:table-cell>
          <table:table-cell office:value-type="float" office:value="0.050498" calcext:value-type="float">
            <text:p>0.050498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1.24009" calcext:value-type="float">
            <text:p>1.24009</text:p>
          </table:table-cell>
          <table:table-cell office:value-type="float" office:value="1.49089" calcext:value-type="float">
            <text:p>1.49089</text:p>
          </table:table-cell>
          <table:table-cell table:number-columns-repeated="4"/>
          <table:table-cell table:formula="of:=MIN([.A186:.BL186])" office:value-type="float" office:value="0.050498" calcext:value-type="float">
            <text:p>0.050498</text:p>
          </table:table-cell>
          <table:table-cell table:formula="of:=MAX([.A186:.BL186])" office:value-type="float" office:value="1.75989" calcext:value-type="float">
            <text:p>1.75989</text:p>
          </table:table-cell>
          <table:table-cell table:number-columns-repeated="7"/>
        </table:table-row>
        <table:table-row table:style-name="ro2">
          <table:table-cell office:value-type="float" office:value="0.106361" calcext:value-type="float">
            <text:p>0.106361</text:p>
          </table:table-cell>
          <table:table-cell office:value-type="float" office:value="0.141625" calcext:value-type="float">
            <text:p>0.141625</text:p>
          </table:table-cell>
          <table:table-cell office:value-type="float" office:value="0.106615" calcext:value-type="float">
            <text:p>0.106615</text:p>
          </table:table-cell>
          <table:table-cell office:value-type="float" office:value="0.184434" calcext:value-type="float">
            <text:p>0.184434</text:p>
          </table:table-cell>
          <table:table-cell office:value-type="float" office:value="0.184463" calcext:value-type="float">
            <text:p>0.184463</text:p>
          </table:table-cell>
          <table:table-cell office:value-type="float" office:value="0.076062" calcext:value-type="float">
            <text:p>0.076062</text:p>
          </table:table-cell>
          <table:table-cell office:value-type="float" office:value="0.115755" calcext:value-type="float">
            <text:p>0.115755</text:p>
          </table:table-cell>
          <table:table-cell office:value-type="float" office:value="0.144862" calcext:value-type="float">
            <text:p>0.144862</text:p>
          </table:table-cell>
          <table:table-cell office:value-type="float" office:value="0.152076" calcext:value-type="float">
            <text:p>0.152076</text:p>
          </table:table-cell>
          <table:table-cell office:value-type="float" office:value="0.158152" calcext:value-type="float">
            <text:p>0.158152</text:p>
          </table:table-cell>
          <table:table-cell office:value-type="float" office:value="0.160159" calcext:value-type="float">
            <text:p>0.160159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172831" calcext:value-type="float">
            <text:p>0.172831</text:p>
          </table:table-cell>
          <table:table-cell office:value-type="float" office:value="0.612497" calcext:value-type="float">
            <text:p>0.612497</text:p>
          </table:table-cell>
          <table:table-cell office:value-type="float" office:value="0.715238" calcext:value-type="float">
            <text:p>0.715238</text:p>
          </table:table-cell>
          <table:table-cell office:value-type="float" office:value="0.579933" calcext:value-type="float">
            <text:p>0.579933</text:p>
          </table:table-cell>
          <table:table-cell office:value-type="float" office:value="0.107005" calcext:value-type="float">
            <text:p>0.107005</text:p>
          </table:table-cell>
          <table:table-cell office:value-type="float" office:value="0.439873" calcext:value-type="float">
            <text:p>0.439873</text:p>
          </table:table-cell>
          <table:table-cell office:value-type="float" office:value="0.57448" calcext:value-type="float">
            <text:p>0.57448</text:p>
          </table:table-cell>
          <table:table-cell office:value-type="float" office:value="0.438009" calcext:value-type="float">
            <text:p>0.438009</text:p>
          </table:table-cell>
          <table:table-cell office:value-type="float" office:value="0.153368" calcext:value-type="float">
            <text:p>0.153368</text:p>
          </table:table-cell>
          <table:table-cell office:value-type="float" office:value="1.06124" calcext:value-type="float">
            <text:p>1.06124</text:p>
          </table:table-cell>
          <table:table-cell office:value-type="float" office:value="1.02056" calcext:value-type="float">
            <text:p>1.02056</text:p>
          </table:table-cell>
          <table:table-cell office:value-type="float" office:value="0.895468" calcext:value-type="float">
            <text:p>0.895468</text:p>
          </table:table-cell>
          <table:table-cell office:value-type="float" office:value="0.180483" calcext:value-type="float">
            <text:p>0.180483</text:p>
          </table:table-cell>
          <table:table-cell office:value-type="float" office:value="0.367461" calcext:value-type="float">
            <text:p>0.367461</text:p>
          </table:table-cell>
          <table:table-cell office:value-type="float" office:value="0.943199" calcext:value-type="float">
            <text:p>0.943199</text:p>
          </table:table-cell>
          <table:table-cell office:value-type="float" office:value="0.139835" calcext:value-type="float">
            <text:p>0.139835</text:p>
          </table:table-cell>
          <table:table-cell office:value-type="float" office:value="0.842595" calcext:value-type="float">
            <text:p>0.842595</text:p>
          </table:table-cell>
          <table:table-cell office:value-type="float" office:value="1.28054" calcext:value-type="float">
            <text:p>1.28054</text:p>
          </table:table-cell>
          <table:table-cell office:value-type="float" office:value="0.45023" calcext:value-type="float">
            <text:p>0.45023</text:p>
          </table:table-cell>
          <table:table-cell office:value-type="float" office:value="0.155282" calcext:value-type="float">
            <text:p>0.155282</text:p>
          </table:table-cell>
          <table:table-cell office:value-type="float" office:value="1.11529" calcext:value-type="float">
            <text:p>1.11529</text:p>
          </table:table-cell>
          <table:table-cell office:value-type="float" office:value="0.782229" calcext:value-type="float">
            <text:p>0.782229</text:p>
          </table:table-cell>
          <table:table-cell office:value-type="float" office:value="0.124326" calcext:value-type="float">
            <text:p>0.124326</text:p>
          </table:table-cell>
          <table:table-cell office:value-type="float" office:value="0.726344" calcext:value-type="float">
            <text:p>0.726344</text:p>
          </table:table-cell>
          <table:table-cell office:value-type="float" office:value="0.799412" calcext:value-type="float">
            <text:p>0.799412</text:p>
          </table:table-cell>
          <table:table-cell office:value-type="float" office:value="1.10924" calcext:value-type="float">
            <text:p>1.10924</text:p>
          </table:table-cell>
          <table:table-cell office:value-type="float" office:value="1.63506" calcext:value-type="float">
            <text:p>1.63506</text:p>
          </table:table-cell>
          <table:table-cell office:value-type="float" office:value="0.925105" calcext:value-type="float">
            <text:p>0.925105</text:p>
          </table:table-cell>
          <table:table-cell office:value-type="float" office:value="0.489995" calcext:value-type="float">
            <text:p>0.489995</text:p>
          </table:table-cell>
          <table:table-cell office:value-type="float" office:value="1.11512" calcext:value-type="float">
            <text:p>1.11512</text:p>
          </table:table-cell>
          <table:table-cell office:value-type="float" office:value="0.858156" calcext:value-type="float">
            <text:p>0.858156</text:p>
          </table:table-cell>
          <table:table-cell office:value-type="float" office:value="0.887002" calcext:value-type="float">
            <text:p>0.887002</text:p>
          </table:table-cell>
          <table:table-cell office:value-type="float" office:value="0.885136" calcext:value-type="float">
            <text:p>0.885136</text:p>
          </table:table-cell>
          <table:table-cell office:value-type="float" office:value="0.253384" calcext:value-type="float">
            <text:p>0.253384</text:p>
          </table:table-cell>
          <table:table-cell office:value-type="float" office:value="0.168329" calcext:value-type="float">
            <text:p>0.168329</text:p>
          </table:table-cell>
          <table:table-cell office:value-type="float" office:value="1.07473" calcext:value-type="float">
            <text:p>1.07473</text:p>
          </table:table-cell>
          <table:table-cell office:value-type="float" office:value="1.5527" calcext:value-type="float">
            <text:p>1.5527</text:p>
          </table:table-cell>
          <table:table-cell office:value-type="float" office:value="1.17995" calcext:value-type="float">
            <text:p>1.17995</text:p>
          </table:table-cell>
          <table:table-cell office:value-type="float" office:value="1.21123" calcext:value-type="float">
            <text:p>1.21123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160786" calcext:value-type="float">
            <text:p>0.160786</text:p>
          </table:table-cell>
          <table:table-cell office:value-type="float" office:value="0.188917" calcext:value-type="float">
            <text:p>0.188917</text:p>
          </table:table-cell>
          <table:table-cell office:value-type="float" office:value="0.174351" calcext:value-type="float">
            <text:p>0.174351</text:p>
          </table:table-cell>
          <table:table-cell office:value-type="float" office:value="1.64665" calcext:value-type="float">
            <text:p>1.64665</text:p>
          </table:table-cell>
          <table:table-cell office:value-type="float" office:value="1.36594" calcext:value-type="float">
            <text:p>1.365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1.87958" calcext:value-type="float">
            <text:p>1.87958</text:p>
          </table:table-cell>
          <table:table-cell office:value-type="float" office:value="1.96251" calcext:value-type="float">
            <text:p>1.96251</text:p>
          </table:table-cell>
          <table:table-cell office:value-type="float" office:value="0.303448" calcext:value-type="float">
            <text:p>0.303448</text:p>
          </table:table-cell>
          <table:table-cell office:value-type="float" office:value="0.0896339" calcext:value-type="float">
            <text:p>0.0896339</text:p>
          </table:table-cell>
          <table:table-cell office:value-type="float" office:value="0.284521" calcext:value-type="float">
            <text:p>0.284521</text:p>
          </table:table-cell>
          <table:table-cell office:value-type="float" office:value="0.101496" calcext:value-type="float">
            <text:p>0.101496</text:p>
          </table:table-cell>
          <table:table-cell table:number-columns-repeated="4"/>
          <table:table-cell table:formula="of:=MIN([.A187:.BL187])" office:value-type="float" office:value="0.076062" calcext:value-type="float">
            <text:p>0.076062</text:p>
          </table:table-cell>
          <table:table-cell table:formula="of:=MAX([.A187:.BL187])" office:value-type="float" office:value="1.96251" calcext:value-type="float">
            <text:p>1.96251</text:p>
          </table:table-cell>
          <table:table-cell table:number-columns-repeated="7"/>
        </table:table-row>
        <table:table-row table:style-name="ro2">
          <table:table-cell office:value-type="float" office:value="0.156912" calcext:value-type="float">
            <text:p>0.156912</text:p>
          </table:table-cell>
          <table:table-cell office:value-type="float" office:value="0.161887" calcext:value-type="float">
            <text:p>0.161887</text:p>
          </table:table-cell>
          <table:table-cell office:value-type="float" office:value="0.195749" calcext:value-type="float">
            <text:p>0.195749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20714" calcext:value-type="float">
            <text:p>0.20714</text:p>
          </table:table-cell>
          <table:table-cell office:value-type="float" office:value="0.169717" calcext:value-type="float">
            <text:p>0.169717</text:p>
          </table:table-cell>
          <table:table-cell office:value-type="float" office:value="0.124337" calcext:value-type="float">
            <text:p>0.124337</text:p>
          </table:table-cell>
          <table:table-cell office:value-type="float" office:value="0.154339" calcext:value-type="float">
            <text:p>0.154339</text:p>
          </table:table-cell>
          <table:table-cell office:value-type="float" office:value="0.168359" calcext:value-type="float">
            <text:p>0.168359</text:p>
          </table:table-cell>
          <table:table-cell office:value-type="float" office:value="0.107221" calcext:value-type="float">
            <text:p>0.107221</text:p>
          </table:table-cell>
          <table:table-cell office:value-type="float" office:value="0.165662" calcext:value-type="float">
            <text:p>0.165662</text:p>
          </table:table-cell>
          <table:table-cell office:value-type="float" office:value="0.162789" calcext:value-type="float">
            <text:p>0.162789</text:p>
          </table:table-cell>
          <table:table-cell office:value-type="float" office:value="0.113201" calcext:value-type="float">
            <text:p>0.113201</text:p>
          </table:table-cell>
          <table:table-cell office:value-type="float" office:value="0.0909529" calcext:value-type="float">
            <text:p>0.0909529</text:p>
          </table:table-cell>
          <table:table-cell office:value-type="float" office:value="0.119642" calcext:value-type="float">
            <text:p>0.119642</text:p>
          </table:table-cell>
          <table:table-cell office:value-type="float" office:value="0.106622" calcext:value-type="float">
            <text:p>0.106622</text:p>
          </table:table-cell>
          <table:table-cell office:value-type="float" office:value="0.135713" calcext:value-type="float">
            <text:p>0.135713</text:p>
          </table:table-cell>
          <table:table-cell office:value-type="float" office:value="0.140461" calcext:value-type="float">
            <text:p>0.140461</text:p>
          </table:table-cell>
          <table:table-cell office:value-type="float" office:value="1.19131" calcext:value-type="float">
            <text:p>1.19131</text:p>
          </table:table-cell>
          <table:table-cell office:value-type="float" office:value="0.214448" calcext:value-type="float">
            <text:p>0.214448</text:p>
          </table:table-cell>
          <table:table-cell office:value-type="float" office:value="0.109238" calcext:value-type="float">
            <text:p>0.109238</text:p>
          </table:table-cell>
          <table:table-cell office:value-type="float" office:value="1.13863" calcext:value-type="float">
            <text:p>1.13863</text:p>
          </table:table-cell>
          <table:table-cell office:value-type="float" office:value="0.52247" calcext:value-type="float">
            <text:p>0.52247</text:p>
          </table:table-cell>
          <table:table-cell office:value-type="float" office:value="0.171098" calcext:value-type="float">
            <text:p>0.171098</text:p>
          </table:table-cell>
          <table:table-cell office:value-type="float" office:value="0.210282" calcext:value-type="float">
            <text:p>0.210282</text:p>
          </table:table-cell>
          <table:table-cell office:value-type="float" office:value="0.086216" calcext:value-type="float">
            <text:p>0.086216</text:p>
          </table:table-cell>
          <table:table-cell office:value-type="float" office:value="0.225531" calcext:value-type="float">
            <text:p>0.225531</text:p>
          </table:table-cell>
          <table:table-cell office:value-type="float" office:value="1.46994" calcext:value-type="float">
            <text:p>1.46994</text:p>
          </table:table-cell>
          <table:table-cell office:value-type="float" office:value="0.137951" calcext:value-type="float">
            <text:p>0.137951</text:p>
          </table:table-cell>
          <table:table-cell office:value-type="float" office:value="1.36527" calcext:value-type="float">
            <text:p>1.36527</text:p>
          </table:table-cell>
          <table:table-cell office:value-type="float" office:value="1.22735" calcext:value-type="float">
            <text:p>1.22735</text:p>
          </table:table-cell>
          <table:table-cell office:value-type="float" office:value="1.04183" calcext:value-type="float">
            <text:p>1.04183</text:p>
          </table:table-cell>
          <table:table-cell office:value-type="float" office:value="0.144592" calcext:value-type="float">
            <text:p>0.144592</text:p>
          </table:table-cell>
          <table:table-cell office:value-type="float" office:value="1.63063" calcext:value-type="float">
            <text:p>1.63063</text:p>
          </table:table-cell>
          <table:table-cell office:value-type="float" office:value="1.18198" calcext:value-type="float">
            <text:p>1.18198</text:p>
          </table:table-cell>
          <table:table-cell office:value-type="float" office:value="1.59902" calcext:value-type="float">
            <text:p>1.59902</text:p>
          </table:table-cell>
          <table:table-cell office:value-type="float" office:value="1.4008" calcext:value-type="float">
            <text:p>1.4008</text:p>
          </table:table-cell>
          <table:table-cell office:value-type="float" office:value="0.139157" calcext:value-type="float">
            <text:p>0.139157</text:p>
          </table:table-cell>
          <table:table-cell office:value-type="float" office:value="0.99123" calcext:value-type="float">
            <text:p>0.99123</text:p>
          </table:table-cell>
          <table:table-cell office:value-type="float" office:value="0.952792" calcext:value-type="float">
            <text:p>0.952792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0.089221" calcext:value-type="float">
            <text:p>0.089221</text:p>
          </table:table-cell>
          <table:table-cell office:value-type="float" office:value="1.12588" calcext:value-type="float">
            <text:p>1.12588</text:p>
          </table:table-cell>
          <table:table-cell office:value-type="float" office:value="1.87862" calcext:value-type="float">
            <text:p>1.87862</text:p>
          </table:table-cell>
          <table:table-cell office:value-type="float" office:value="1.88605" calcext:value-type="float">
            <text:p>1.88605</text:p>
          </table:table-cell>
          <table:table-cell office:value-type="float" office:value="1.85695" calcext:value-type="float">
            <text:p>1.85695</text:p>
          </table:table-cell>
          <table:table-cell office:value-type="float" office:value="1.90985" calcext:value-type="float">
            <text:p>1.90985</text:p>
          </table:table-cell>
          <table:table-cell office:value-type="float" office:value="1.71372" calcext:value-type="float">
            <text:p>1.71372</text:p>
          </table:table-cell>
          <table:table-cell office:value-type="float" office:value="1.01815" calcext:value-type="float">
            <text:p>1.01815</text:p>
          </table:table-cell>
          <table:table-cell office:value-type="float" office:value="1.57332" calcext:value-type="float">
            <text:p>1.57332</text:p>
          </table:table-cell>
          <table:table-cell office:value-type="float" office:value="1.29177" calcext:value-type="float">
            <text:p>1.29177</text:p>
          </table:table-cell>
          <table:table-cell office:value-type="float" office:value="1.41793" calcext:value-type="float">
            <text:p>1.41793</text:p>
          </table:table-cell>
          <table:table-cell office:value-type="float" office:value="1.33279" calcext:value-type="float">
            <text:p>1.33279</text:p>
          </table:table-cell>
          <table:table-cell office:value-type="float" office:value="1.25478" calcext:value-type="float">
            <text:p>1.25478</text:p>
          </table:table-cell>
          <table:table-cell office:value-type="float" office:value="1.12276" calcext:value-type="float">
            <text:p>1.12276</text:p>
          </table:table-cell>
          <table:table-cell office:value-type="float" office:value="1.07409" calcext:value-type="float">
            <text:p>1.07409</text:p>
          </table:table-cell>
          <table:table-cell office:value-type="float" office:value="0.829731" calcext:value-type="float">
            <text:p>0.829731</text:p>
          </table:table-cell>
          <table:table-cell office:value-type="float" office:value="0.548817" calcext:value-type="float">
            <text:p>0.548817</text:p>
          </table:table-cell>
          <table:table-cell office:value-type="float" office:value="0.486901" calcext:value-type="float">
            <text:p>0.486901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1.81353" calcext:value-type="float">
            <text:p>1.81353</text:p>
          </table:table-cell>
          <table:table-cell office:value-type="float" office:value="0.201392" calcext:value-type="float">
            <text:p>0.201392</text:p>
          </table:table-cell>
          <table:table-cell office:value-type="float" office:value="0.352706" calcext:value-type="float">
            <text:p>0.352706</text:p>
          </table:table-cell>
          <table:table-cell office:value-type="float" office:value="0.065285" calcext:value-type="float">
            <text:p>0.065285</text:p>
          </table:table-cell>
          <table:table-cell table:number-columns-repeated="4"/>
          <table:table-cell table:formula="of:=MIN([.A188:.BL188])" office:value-type="float" office:value="0.065285" calcext:value-type="float">
            <text:p>0.065285</text:p>
          </table:table-cell>
          <table:table-cell table:formula="of:=MAX([.A188:.BL188])" office:value-type="float" office:value="1.90985" calcext:value-type="float">
            <text:p>1.90985</text:p>
          </table:table-cell>
          <table:table-cell table:number-columns-repeated="7"/>
        </table:table-row>
        <table:table-row table:style-name="ro2">
          <table:table-cell office:value-type="float" office:value="0.13547" calcext:value-type="float">
            <text:p>0.13547</text:p>
          </table:table-cell>
          <table:table-cell office:value-type="float" office:value="0.10515" calcext:value-type="float">
            <text:p>0.10515</text:p>
          </table:table-cell>
          <table:table-cell office:value-type="float" office:value="0.155013" calcext:value-type="float">
            <text:p>0.155013</text:p>
          </table:table-cell>
          <table:table-cell office:value-type="float" office:value="0.12188" calcext:value-type="float">
            <text:p>0.12188</text:p>
          </table:table-cell>
          <table:table-cell office:value-type="float" office:value="0.123701" calcext:value-type="float">
            <text:p>0.123701</text:p>
          </table:table-cell>
          <table:table-cell office:value-type="float" office:value="0.105928" calcext:value-type="float">
            <text:p>0.105928</text:p>
          </table:table-cell>
          <table:table-cell office:value-type="float" office:value="0.139259" calcext:value-type="float">
            <text:p>0.139259</text:p>
          </table:table-cell>
          <table:table-cell office:value-type="float" office:value="0.606583" calcext:value-type="float">
            <text:p>0.606583</text:p>
          </table:table-cell>
          <table:table-cell office:value-type="float" office:value="0.101594" calcext:value-type="float">
            <text:p>0.101594</text:p>
          </table:table-cell>
          <table:table-cell office:value-type="float" office:value="0.380178" calcext:value-type="float">
            <text:p>0.380178</text:p>
          </table:table-cell>
          <table:table-cell office:value-type="float" office:value="0.154246" calcext:value-type="float">
            <text:p>0.154246</text:p>
          </table:table-cell>
          <table:table-cell office:value-type="float" office:value="0.820571" calcext:value-type="float">
            <text:p>0.820571</text:p>
          </table:table-cell>
          <table:table-cell office:value-type="float" office:value="0.168726" calcext:value-type="float">
            <text:p>0.168726</text:p>
          </table:table-cell>
          <table:table-cell office:value-type="float" office:value="0.487961" calcext:value-type="float">
            <text:p>0.487961</text:p>
          </table:table-cell>
          <table:table-cell office:value-type="float" office:value="0.493442" calcext:value-type="float">
            <text:p>0.493442</text:p>
          </table:table-cell>
          <table:table-cell office:value-type="float" office:value="0.706872" calcext:value-type="float">
            <text:p>0.706872</text:p>
          </table:table-cell>
          <table:table-cell office:value-type="float" office:value="0.138875" calcext:value-type="float">
            <text:p>0.138875</text:p>
          </table:table-cell>
          <table:table-cell office:value-type="float" office:value="0.510679" calcext:value-type="float">
            <text:p>0.510679</text:p>
          </table:table-cell>
          <table:table-cell office:value-type="float" office:value="0.259216" calcext:value-type="float">
            <text:p>0.25921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504955" calcext:value-type="float">
            <text:p>0.504955</text:p>
          </table:table-cell>
          <table:table-cell office:value-type="float" office:value="0.520862" calcext:value-type="float">
            <text:p>0.520862</text:p>
          </table:table-cell>
          <table:table-cell office:value-type="float" office:value="0.511099" calcext:value-type="float">
            <text:p>0.511099</text:p>
          </table:table-cell>
          <table:table-cell office:value-type="float" office:value="0.142155" calcext:value-type="float">
            <text:p>0.142155</text:p>
          </table:table-cell>
          <table:table-cell office:value-type="float" office:value="0.489422" calcext:value-type="float">
            <text:p>0.489422</text:p>
          </table:table-cell>
          <table:table-cell office:value-type="float" office:value="0.145383" calcext:value-type="float">
            <text:p>0.145383</text:p>
          </table:table-cell>
          <table:table-cell office:value-type="float" office:value="0.372696" calcext:value-type="float">
            <text:p>0.372696</text:p>
          </table:table-cell>
          <table:table-cell office:value-type="float" office:value="0.566266" calcext:value-type="float">
            <text:p>0.566266</text:p>
          </table:table-cell>
          <table:table-cell office:value-type="float" office:value="0.344841" calcext:value-type="float">
            <text:p>0.344841</text:p>
          </table:table-cell>
          <table:table-cell office:value-type="float" office:value="0.592283" calcext:value-type="float">
            <text:p>0.592283</text:p>
          </table:table-cell>
          <table:table-cell office:value-type="float" office:value="0.274925" calcext:value-type="float">
            <text:p>0.274925</text:p>
          </table:table-cell>
          <table:table-cell office:value-type="float" office:value="0.636077" calcext:value-type="float">
            <text:p>0.636077</text:p>
          </table:table-cell>
          <table:table-cell office:value-type="float" office:value="0.207449" calcext:value-type="float">
            <text:p>0.207449</text:p>
          </table:table-cell>
          <table:table-cell office:value-type="float" office:value="0.18476" calcext:value-type="float">
            <text:p>0.18476</text:p>
          </table:table-cell>
          <table:table-cell office:value-type="float" office:value="0.886474" calcext:value-type="float">
            <text:p>0.886474</text:p>
          </table:table-cell>
          <table:table-cell office:value-type="float" office:value="0.627875" calcext:value-type="float">
            <text:p>0.627875</text:p>
          </table:table-cell>
          <table:table-cell office:value-type="float" office:value="1.75477" calcext:value-type="float">
            <text:p>1.75477</text:p>
          </table:table-cell>
          <table:table-cell office:value-type="float" office:value="1.63423" calcext:value-type="float">
            <text:p>1.63423</text:p>
          </table:table-cell>
          <table:table-cell office:value-type="float" office:value="0.389683" calcext:value-type="float">
            <text:p>0.389683</text:p>
          </table:table-cell>
          <table:table-cell office:value-type="float" office:value="1.50994" calcext:value-type="float">
            <text:p>1.50994</text:p>
          </table:table-cell>
          <table:table-cell office:value-type="float" office:value="1.43502" calcext:value-type="float">
            <text:p>1.43502</text:p>
          </table:table-cell>
          <table:table-cell office:value-type="float" office:value="1.3317" calcext:value-type="float">
            <text:p>1.3317</text:p>
          </table:table-cell>
          <table:table-cell office:value-type="float" office:value="0.341204" calcext:value-type="float">
            <text:p>0.341204</text:p>
          </table:table-cell>
          <table:table-cell office:value-type="float" office:value="0.340718" calcext:value-type="float">
            <text:p>0.340718</text:p>
          </table:table-cell>
          <table:table-cell office:value-type="float" office:value="1.81547" calcext:value-type="float">
            <text:p>1.81547</text:p>
          </table:table-cell>
          <table:table-cell office:value-type="float" office:value="1.54123" calcext:value-type="float">
            <text:p>1.54123</text:p>
          </table:table-cell>
          <table:table-cell office:value-type="float" office:value="0.384524" calcext:value-type="float">
            <text:p>0.384524</text:p>
          </table:table-cell>
          <table:table-cell office:value-type="float" office:value="0.333846" calcext:value-type="float">
            <text:p>0.333846</text:p>
          </table:table-cell>
          <table:table-cell office:value-type="float" office:value="0.834252" calcext:value-type="float">
            <text:p>0.834252</text:p>
          </table:table-cell>
          <table:table-cell office:value-type="float" office:value="1.20994" calcext:value-type="float">
            <text:p>1.20994</text:p>
          </table:table-cell>
          <table:table-cell office:value-type="float" office:value="1.46737" calcext:value-type="float">
            <text:p>1.46737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1.13352" calcext:value-type="float">
            <text:p>1.13352</text:p>
          </table:table-cell>
          <table:table-cell office:value-type="float" office:value="0.604512" calcext:value-type="float">
            <text:p>0.604512</text:p>
          </table:table-cell>
          <table:table-cell office:value-type="float" office:value="0.888205" calcext:value-type="float">
            <text:p>0.888205</text:p>
          </table:table-cell>
          <table:table-cell office:value-type="float" office:value="0.531701" calcext:value-type="float">
            <text:p>0.531701</text:p>
          </table:table-cell>
          <table:table-cell office:value-type="float" office:value="0.669996" calcext:value-type="float">
            <text:p>0.669996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0.196434" calcext:value-type="float">
            <text:p>0.196434</text:p>
          </table:table-cell>
          <table:table-cell office:value-type="float" office:value="0.0993571" calcext:value-type="float">
            <text:p>0.0993571</text:p>
          </table:table-cell>
          <table:table-cell office:value-type="float" office:value="0.072093" calcext:value-type="float">
            <text:p>0.072093</text:p>
          </table:table-cell>
          <table:table-cell office:value-type="float" office:value="0.115724" calcext:value-type="float">
            <text:p>0.115724</text:p>
          </table:table-cell>
          <table:table-cell office:value-type="float" office:value="0.125239" calcext:value-type="float">
            <text:p>0.125239</text:p>
          </table:table-cell>
          <table:table-cell office:value-type="float" office:value="0.0664248" calcext:value-type="float">
            <text:p>0.0664248</text:p>
          </table:table-cell>
          <table:table-cell table:number-columns-repeated="4"/>
          <table:table-cell table:formula="of:=MIN([.A189:.BL189])" office:value-type="float" office:value="0.0664248" calcext:value-type="float">
            <text:p>0.0664248</text:p>
          </table:table-cell>
          <table:table-cell table:formula="of:=MAX([.A189:.BL189])" office:value-type="float" office:value="1.81547" calcext:value-type="float">
            <text:p>1.81547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01525" calcext:value-type="float">
            <text:p>2.201525</text:p>
          </table:table-cell>
          <table:table-cell table:formula="of:=AVERAGE([.BR2:.BR21])" office:value-type="float" office:value="2.201525" calcext:value-type="float">
            <text:p>2.201525</text:p>
          </table:table-cell>
          <table:table-cell table:formula="of:=STDEV([.BQ2:.BQ21])/2" office:value-type="float" office:value="0.127080871666121" calcext:value-type="float">
            <text:p>0.1270808717</text:p>
          </table:table-cell>
          <table:table-cell table:formula="of:=STDEV([.BR2:.BR21])/2" office:value-type="float" office:value="0.127080871666121" calcext:value-type="float">
            <text:p>0.127080871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1.25833405" calcext:value-type="float">
            <text:p>1.25833405</text:p>
          </table:table-cell>
          <table:table-cell table:formula="of:=AVERAGE([.BR23:.BR42])" office:value-type="float" office:value="1.8417925" calcext:value-type="float">
            <text:p>1.8417925</text:p>
          </table:table-cell>
          <table:table-cell table:formula="of:=STDEV([.BQ23:.BQ42])/2" office:value-type="float" office:value="0.123235855866908" calcext:value-type="float">
            <text:p>0.1232358559</text:p>
          </table:table-cell>
          <table:table-cell table:formula="of:=STDEV([.BR23:.BR42])/2" office:value-type="float" office:value="0.163582100181136" calcext:value-type="float">
            <text:p>0.1635821002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8990285" calcext:value-type="float">
            <text:p>0.88990285</text:p>
          </table:table-cell>
          <table:table-cell table:formula="of:=AVERAGE([.BR44:.BR63])" office:value-type="float" office:value="1.803225" calcext:value-type="float">
            <text:p>1.803225</text:p>
          </table:table-cell>
          <table:table-cell table:formula="of:=STDEV([.BQ44:.BQ63])/2" office:value-type="float" office:value="0.191185831016461" calcext:value-type="float">
            <text:p>0.191185831</text:p>
          </table:table-cell>
          <table:table-cell table:formula="of:=STDEV([.BR44:.BR63])/2" office:value-type="float" office:value="0.236151867173937" calcext:value-type="float">
            <text:p>0.2361518672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947995" calcext:value-type="float">
            <text:p>0.52947995</text:p>
          </table:table-cell>
          <table:table-cell table:formula="of:=AVERAGE([.BR65:.BR84])" office:value-type="float" office:value="1.5420146" calcext:value-type="float">
            <text:p>1.5420146</text:p>
          </table:table-cell>
          <table:table-cell table:formula="of:=STDEV([.BQ65:.BQ84])/2" office:value-type="float" office:value="0.115443475026055" calcext:value-type="float">
            <text:p>0.115443475</text:p>
          </table:table-cell>
          <table:table-cell table:formula="of:=STDEV([.BR65:.BR84])/2" office:value-type="float" office:value="0.226449151775404" calcext:value-type="float">
            <text:p>0.2264491518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628968" calcext:value-type="float">
            <text:p>0.2628968</text:p>
          </table:table-cell>
          <table:table-cell table:formula="of:=AVERAGE([.BR86:.BR105])" office:value-type="float" office:value="1.7070038" calcext:value-type="float">
            <text:p>1.7070038</text:p>
          </table:table-cell>
          <table:table-cell table:formula="of:=STDEV([.BQ86:.BQ105])/2" office:value-type="float" office:value="0.0437560335600763" calcext:value-type="float">
            <text:p>0.0437560336</text:p>
          </table:table-cell>
          <table:table-cell table:formula="of:=STDEV([.BR86:.BR105])/2" office:value-type="float" office:value="0.204769240213132" calcext:value-type="float">
            <text:p>0.2047692402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590209" calcext:value-type="float">
            <text:p>0.1590209</text:p>
          </table:table-cell>
          <table:table-cell table:formula="of:=AVERAGE([.BR107:.BR126])" office:value-type="float" office:value="1.61941615" calcext:value-type="float">
            <text:p>1.61941615</text:p>
          </table:table-cell>
          <table:table-cell table:formula="of:=STDEV([.BQ107:.BQ126])/2" office:value-type="float" office:value="0.0228461461421834" calcext:value-type="float">
            <text:p>0.0228461461</text:p>
          </table:table-cell>
          <table:table-cell table:formula="of:=STDEV([.BR107:.BR126])/2" office:value-type="float" office:value="0.166489453297726" calcext:value-type="float">
            <text:p>0.1664894533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613335" calcext:value-type="float">
            <text:p>0.126613335</text:p>
          </table:table-cell>
          <table:table-cell table:formula="of:=AVERAGE([.BR128:.BR147])" office:value-type="float" office:value="1.74461615" calcext:value-type="float">
            <text:p>1.74461615</text:p>
          </table:table-cell>
          <table:table-cell table:formula="of:=STDEV([.BQ128:.BQ147])/2" office:value-type="float" office:value="0.0214283126183271" calcext:value-type="float">
            <text:p>0.0214283126</text:p>
          </table:table-cell>
          <table:table-cell table:formula="of:=STDEV([.BR128:.BR147])/2" office:value-type="float" office:value="0.15906963778205" calcext:value-type="float">
            <text:p>0.15906963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7705785" calcext:value-type="float">
            <text:p>0.087705785</text:p>
          </table:table-cell>
          <table:table-cell table:formula="of:=AVERAGE([.BR149:.BR168])" office:value-type="float" office:value="1.908529" calcext:value-type="float">
            <text:p>1.908529</text:p>
          </table:table-cell>
          <table:table-cell table:formula="of:=STDEV([.BQ149:.BQ168])/2" office:value-type="float" office:value="0.0138115975711897" calcext:value-type="float">
            <text:p>0.0138115976</text:p>
          </table:table-cell>
          <table:table-cell table:formula="of:=STDEV([.BR149:.BR168])/2" office:value-type="float" office:value="0.151194474426499" calcext:value-type="float">
            <text:p>0.1511944744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5980908" calcext:value-type="float">
            <text:p>0.05980908</text:p>
          </table:table-cell>
          <table:table-cell table:formula="of:=AVERAGE([.BR170:.BR189])" office:value-type="float" office:value="1.9491945" calcext:value-type="float">
            <text:p>1.9491945</text:p>
          </table:table-cell>
          <table:table-cell table:formula="of:=STDEV([.BQ170:.BQ189])/2" office:value-type="float" office:value="0.00934342001404422" calcext:value-type="float">
            <text:p>0.00934342</text:p>
          </table:table-cell>
          <table:table-cell table:formula="of:=STDEV([.BR170:.BR189])/2" office:value-type="float" office:value="0.124063991918379" calcext:value-type="float">
            <text:p>0.1240639919</text:p>
          </table:table-cell>
        </table:table-row>
      </table:table>
      <table:table table:name="Summary" table:style-name="ta1">
        <table:shapes>
          <draw:frame draw:z-index="0" draw:style-name="gr1" draw:text-style-name="P1" svg:width="7.15in" svg:height="4in" svg:x="19.1909in" svg:y="0.4843in">
            <draw:object draw:notify-on-update-of-ranges="Summary.L5:Summary.L5 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in" svg:height="4in" svg:x="19.2591in" svg:y="4.7169in">
            <draw:object draw:notify-on-update-of-ranges="Summary.L20:Summary.L20 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5in" svg:height="4in" svg:x="9.9146in" svg:y="5.9406in">
            <draw:object draw:notify-on-update-of-ranges="Summary.L5:Summary.L5 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in" svg:height="4in" svg:x="9.9146in" svg:y="10.3508in">
            <draw:object draw:notify-on-update-of-ranges="Summary.L20:Summary.L20 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Threads" calcext:value-type="string">
            <text:p>Thread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2562035" calcext:value-type="float">
            <text:p>2.2562035</text:p>
          </table:table-cell>
          <table:table-cell table:formula="of:=['1 Thread'.BW190]" office:value-type="float" office:value="2.2562035" calcext:value-type="float">
            <text:p>2.2562035</text:p>
          </table:table-cell>
          <table:table-cell table:formula="of:=['1 Thread'.BX190]" office:value-type="float" office:value="0.0698690086646169" calcext:value-type="float">
            <text:p>0.0698690087</text:p>
          </table:table-cell>
          <table:table-cell table:formula="of:=['1 Thread'.BY190]" office:value-type="float" office:value="0.0698690086646169" calcext:value-type="float">
            <text:p>0.0698690087</text:p>
          </table:table-cell>
          <table:table-cell table:number-columns-repeated="5"/>
          <table:table-cell table:formula="of:=[.B4]" office:value-type="string" office:string-value="Threads" calcext:value-type="string">
            <text:p>Thread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1.22204535" calcext:value-type="float">
            <text:p>1.22204535</text:p>
          </table:table-cell>
          <table:table-cell table:formula="of:=['1 Thread'.BW191]" office:value-type="float" office:value="1.753557" calcext:value-type="float">
            <text:p>1.753557</text:p>
          </table:table-cell>
          <table:table-cell table:formula="of:=['1 Thread'.BX191]" office:value-type="float" office:value="0.135864106699273" calcext:value-type="float">
            <text:p>0.1358641067</text:p>
          </table:table-cell>
          <table:table-cell table:formula="of:=['1 Thread'.BY191]" office:value-type="float" office:value="0.129770385287367" calcext:value-type="float">
            <text:p>0.129770385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2562035" calcext:value-type="float">
            <text:p>2.2562035</text:p>
          </table:table-cell>
          <table:table-cell table:formula="of:=[.C19]" office:value-type="float" office:value="2.2877095" calcext:value-type="float">
            <text:p>2.2877095</text:p>
          </table:table-cell>
          <table:table-cell table:formula="of:=[.C33]" office:value-type="float" office:value="2.117827" calcext:value-type="float">
            <text:p>2.117827</text:p>
          </table:table-cell>
          <table:table-cell table:formula="of:=[.C47]" office:value-type="float" office:value="2.201525" calcext:value-type="float">
            <text:p>2.201525</text:p>
          </table:table-cell>
          <table:table-cell table:formula="of:=[.E5]" office:value-type="float" office:value="0.0698690086646169" calcext:value-type="float">
            <text:p>0.0698690087</text:p>
          </table:table-cell>
          <table:table-cell table:formula="of:=[.E19]" office:value-type="float" office:value="0.111982976202389" calcext:value-type="float">
            <text:p>0.1119829762</text:p>
          </table:table-cell>
          <table:table-cell table:formula="of:=[.E33]" office:value-type="float" office:value="0.121417484305186" calcext:value-type="float">
            <text:p>0.1214174843</text:p>
          </table:table-cell>
          <table:table-cell table:formula="of:=[.E47]" office:value-type="float" office:value="0.127080871666121" calcext:value-type="float">
            <text:p>0.1270808717</text:p>
          </table:table-cell>
        </table:table-row>
        <table:table-row table:style-name="ro1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1.00540515" calcext:value-type="float">
            <text:p>1.00540515</text:p>
          </table:table-cell>
          <table:table-cell table:formula="of:=['1 Thread'.BW192]" office:value-type="float" office:value="1.739989" calcext:value-type="float">
            <text:p>1.739989</text:p>
          </table:table-cell>
          <table:table-cell table:formula="of:=['1 Thread'.BX192]" office:value-type="float" office:value="0.301729055354577" calcext:value-type="float">
            <text:p>0.3017290554</text:p>
          </table:table-cell>
          <table:table-cell table:formula="of:=['1 Thread'.BY192]" office:value-type="float" office:value="0.240195322760566" calcext:value-type="float">
            <text:p>0.240195322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.22204535" calcext:value-type="float">
            <text:p>1.22204535</text:p>
          </table:table-cell>
          <table:table-cell table:formula="of:=[.C20]" office:value-type="float" office:value="1.3797922" calcext:value-type="float">
            <text:p>1.3797922</text:p>
          </table:table-cell>
          <table:table-cell table:formula="of:=[.C34]" office:value-type="float" office:value="1.4226382" calcext:value-type="float">
            <text:p>1.4226382</text:p>
          </table:table-cell>
          <table:table-cell table:formula="of:=[.C48]" office:value-type="float" office:value="1.25833405" calcext:value-type="float">
            <text:p>1.25833405</text:p>
          </table:table-cell>
          <table:table-cell table:formula="of:=[.E6]" office:value-type="float" office:value="0.135864106699273" calcext:value-type="float">
            <text:p>0.1358641067</text:p>
          </table:table-cell>
          <table:table-cell table:formula="of:=[.E20]" office:value-type="float" office:value="0.149989660563355" calcext:value-type="float">
            <text:p>0.1499896606</text:p>
          </table:table-cell>
          <table:table-cell table:formula="of:=[.E34]" office:value-type="float" office:value="0.175193728743174" calcext:value-type="float">
            <text:p>0.1751937287</text:p>
          </table:table-cell>
          <table:table-cell table:formula="of:=[.E48]" office:value-type="float" office:value="0.123235855866908" calcext:value-type="float">
            <text:p>0.1232358559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5339494" calcext:value-type="float">
            <text:p>0.5339494</text:p>
          </table:table-cell>
          <table:table-cell table:formula="of:=['1 Thread'.BW193]" office:value-type="float" office:value="1.526405" calcext:value-type="float">
            <text:p>1.526405</text:p>
          </table:table-cell>
          <table:table-cell table:formula="of:=['1 Thread'.BX193]" office:value-type="float" office:value="0.152963088732767" calcext:value-type="float">
            <text:p>0.1529630887</text:p>
          </table:table-cell>
          <table:table-cell table:formula="of:=['1 Thread'.BY193]" office:value-type="float" office:value="0.200167924532983" calcext:value-type="float">
            <text:p>0.2001679245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1.00540515" calcext:value-type="float">
            <text:p>1.00540515</text:p>
          </table:table-cell>
          <table:table-cell table:formula="of:=[.C21]" office:value-type="float" office:value="0.89741605" calcext:value-type="float">
            <text:p>0.89741605</text:p>
          </table:table-cell>
          <table:table-cell table:formula="of:=[.C35]" office:value-type="float" office:value="0.7810369" calcext:value-type="float">
            <text:p>0.7810369</text:p>
          </table:table-cell>
          <table:table-cell table:formula="of:=[.C49]" office:value-type="float" office:value="0.88990285" calcext:value-type="float">
            <text:p>0.88990285</text:p>
          </table:table-cell>
          <table:table-cell table:formula="of:=[.E7]" office:value-type="float" office:value="0.301729055354577" calcext:value-type="float">
            <text:p>0.3017290554</text:p>
          </table:table-cell>
          <table:table-cell table:formula="of:=[.E21]" office:value-type="float" office:value="0.20817214749327" calcext:value-type="float">
            <text:p>0.2081721475</text:p>
          </table:table-cell>
          <table:table-cell table:formula="of:=[.E35]" office:value-type="float" office:value="0.095795101991438" calcext:value-type="float">
            <text:p>0.095795102</text:p>
          </table:table-cell>
          <table:table-cell table:formula="of:=[.E49]" office:value-type="float" office:value="0.191185831016461" calcext:value-type="float">
            <text:p>0.191185831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1952632" calcext:value-type="float">
            <text:p>0.1952632</text:p>
          </table:table-cell>
          <table:table-cell table:formula="of:=['1 Thread'.BW194]" office:value-type="float" office:value="1.53776855" calcext:value-type="float">
            <text:p>1.53776855</text:p>
          </table:table-cell>
          <table:table-cell table:formula="of:=['1 Thread'.BX194]" office:value-type="float" office:value="0.0312289507481692" calcext:value-type="float">
            <text:p>0.0312289507</text:p>
          </table:table-cell>
          <table:table-cell table:formula="of:=['1 Thread'.BY194]" office:value-type="float" office:value="0.136491381969076" calcext:value-type="float">
            <text:p>0.136491382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5339494" calcext:value-type="float">
            <text:p>0.5339494</text:p>
          </table:table-cell>
          <table:table-cell table:formula="of:=[.C22]" office:value-type="float" office:value="0.43044275" calcext:value-type="float">
            <text:p>0.43044275</text:p>
          </table:table-cell>
          <table:table-cell table:formula="of:=[.C36]" office:value-type="float" office:value="0.55249155" calcext:value-type="float">
            <text:p>0.55249155</text:p>
          </table:table-cell>
          <table:table-cell table:formula="of:=[.C50]" office:value-type="float" office:value="0.52947995" calcext:value-type="float">
            <text:p>0.52947995</text:p>
          </table:table-cell>
          <table:table-cell table:formula="of:=[.E8]" office:value-type="float" office:value="0.152963088732767" calcext:value-type="float">
            <text:p>0.1529630887</text:p>
          </table:table-cell>
          <table:table-cell table:formula="of:=[.E22]" office:value-type="float" office:value="0.0757802202657331" calcext:value-type="float">
            <text:p>0.0757802203</text:p>
          </table:table-cell>
          <table:table-cell table:formula="of:=[.E36]" office:value-type="float" office:value="0.166316695123654" calcext:value-type="float">
            <text:p>0.1663166951</text:p>
          </table:table-cell>
          <table:table-cell table:formula="of:=[.E50]" office:value-type="float" office:value="0.115443475026055" calcext:value-type="float">
            <text:p>0.115443475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67558445" calcext:value-type="float">
            <text:p>0.167558445</text:p>
          </table:table-cell>
          <table:table-cell table:formula="of:=['1 Thread'.BW195]" office:value-type="float" office:value="1.6673269" calcext:value-type="float">
            <text:p>1.6673269</text:p>
          </table:table-cell>
          <table:table-cell table:formula="of:=['1 Thread'.BX195]" office:value-type="float" office:value="0.0289437465557737" calcext:value-type="float">
            <text:p>0.0289437466</text:p>
          </table:table-cell>
          <table:table-cell table:formula="of:=['1 Thread'.BY195]" office:value-type="float" office:value="0.168847054995583" calcext:value-type="float">
            <text:p>0.168847055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1952632" calcext:value-type="float">
            <text:p>0.1952632</text:p>
          </table:table-cell>
          <table:table-cell table:formula="of:=[.C23]" office:value-type="float" office:value="0.25330215" calcext:value-type="float">
            <text:p>0.25330215</text:p>
          </table:table-cell>
          <table:table-cell table:formula="of:=[.C37]" office:value-type="float" office:value="0.22377815" calcext:value-type="float">
            <text:p>0.22377815</text:p>
          </table:table-cell>
          <table:table-cell table:formula="of:=[.C51]" office:value-type="float" office:value="0.2628968" calcext:value-type="float">
            <text:p>0.2628968</text:p>
          </table:table-cell>
          <table:table-cell table:formula="of:=[.E9]" office:value-type="float" office:value="0.0312289507481692" calcext:value-type="float">
            <text:p>0.0312289507</text:p>
          </table:table-cell>
          <table:table-cell table:formula="of:=[.E23]" office:value-type="float" office:value="0.0580791391123659" calcext:value-type="float">
            <text:p>0.0580791391</text:p>
          </table:table-cell>
          <table:table-cell table:formula="of:=[.E37]" office:value-type="float" office:value="0.0355943607849818" calcext:value-type="float">
            <text:p>0.0355943608</text:p>
          </table:table-cell>
          <table:table-cell table:formula="of:=[.E51]" office:value-type="float" office:value="0.0437560335600763" calcext:value-type="float">
            <text:p>0.0437560336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05057265" calcext:value-type="float">
            <text:p>0.105057265</text:p>
          </table:table-cell>
          <table:table-cell table:formula="of:=['1 Thread'.BW196]" office:value-type="float" office:value="1.65543615" calcext:value-type="float">
            <text:p>1.65543615</text:p>
          </table:table-cell>
          <table:table-cell table:formula="of:=['1 Thread'.BX196]" office:value-type="float" office:value="0.018720188749704" calcext:value-type="float">
            <text:p>0.0187201887</text:p>
          </table:table-cell>
          <table:table-cell table:formula="of:=['1 Thread'.BY196]" office:value-type="float" office:value="0.148938413334989" calcext:value-type="float">
            <text:p>0.1489384133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67558445" calcext:value-type="float">
            <text:p>0.167558445</text:p>
          </table:table-cell>
          <table:table-cell table:formula="of:=[.C24]" office:value-type="float" office:value="0.14726615" calcext:value-type="float">
            <text:p>0.14726615</text:p>
          </table:table-cell>
          <table:table-cell table:formula="of:=[.C38]" office:value-type="float" office:value="0.18529905" calcext:value-type="float">
            <text:p>0.18529905</text:p>
          </table:table-cell>
          <table:table-cell table:formula="of:=[.C52]" office:value-type="float" office:value="0.1590209" calcext:value-type="float">
            <text:p>0.1590209</text:p>
          </table:table-cell>
          <table:table-cell table:formula="of:=[.E10]" office:value-type="float" office:value="0.0289437465557737" calcext:value-type="float">
            <text:p>0.0289437466</text:p>
          </table:table-cell>
          <table:table-cell table:formula="of:=[.E24]" office:value-type="float" office:value="0.0230952646201696" calcext:value-type="float">
            <text:p>0.0230952646</text:p>
          </table:table-cell>
          <table:table-cell table:formula="of:=[.E38]" office:value-type="float" office:value="0.0379713336407858" calcext:value-type="float">
            <text:p>0.0379713336</text:p>
          </table:table-cell>
          <table:table-cell table:formula="of:=[.E52]" office:value-type="float" office:value="0.0228461461421834" calcext:value-type="float">
            <text:p>0.0228461461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088785775" calcext:value-type="float">
            <text:p>0.088785775</text:p>
          </table:table-cell>
          <table:table-cell table:formula="of:=['1 Thread'.BW197]" office:value-type="float" office:value="1.721561" calcext:value-type="float">
            <text:p>1.721561</text:p>
          </table:table-cell>
          <table:table-cell table:formula="of:=['1 Thread'.BX197]" office:value-type="float" office:value="0.0133482003094629" calcext:value-type="float">
            <text:p>0.0133482003</text:p>
          </table:table-cell>
          <table:table-cell table:formula="of:=['1 Thread'.BY197]" office:value-type="float" office:value="0.135234857260094" calcext:value-type="float">
            <text:p>0.1352348573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05057265" calcext:value-type="float">
            <text:p>0.105057265</text:p>
          </table:table-cell>
          <table:table-cell table:formula="of:=[.C25]" office:value-type="float" office:value="0.131216875" calcext:value-type="float">
            <text:p>0.131216875</text:p>
          </table:table-cell>
          <table:table-cell table:formula="of:=[.C39]" office:value-type="float" office:value="0.14693194" calcext:value-type="float">
            <text:p>0.14693194</text:p>
          </table:table-cell>
          <table:table-cell table:formula="of:=[.C53]" office:value-type="float" office:value="0.126613335" calcext:value-type="float">
            <text:p>0.126613335</text:p>
          </table:table-cell>
          <table:table-cell table:formula="of:=[.E11]" office:value-type="float" office:value="0.018720188749704" calcext:value-type="float">
            <text:p>0.0187201887</text:p>
          </table:table-cell>
          <table:table-cell table:formula="of:=[.E25]" office:value-type="float" office:value="0.027258038695898" calcext:value-type="float">
            <text:p>0.0272580387</text:p>
          </table:table-cell>
          <table:table-cell table:formula="of:=[.E39]" office:value-type="float" office:value="0.0273776416960052" calcext:value-type="float">
            <text:p>0.0273776417</text:p>
          </table:table-cell>
          <table:table-cell table:formula="of:=[.E53]" office:value-type="float" office:value="0.0214283126183271" calcext:value-type="float">
            <text:p>0.0214283126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1079335" calcext:value-type="float">
            <text:p>0.061079335</text:p>
          </table:table-cell>
          <table:table-cell table:formula="of:=['1 Thread'.BW198]" office:value-type="float" office:value="1.769179" calcext:value-type="float">
            <text:p>1.769179</text:p>
          </table:table-cell>
          <table:table-cell table:formula="of:=['1 Thread'.BX198]" office:value-type="float" office:value="0.00901646527408366" calcext:value-type="float">
            <text:p>0.0090164653</text:p>
          </table:table-cell>
          <table:table-cell table:formula="of:=['1 Thread'.BY198]" office:value-type="float" office:value="0.158931366425723" calcext:value-type="float">
            <text:p>0.1589313664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088785775" calcext:value-type="float">
            <text:p>0.088785775</text:p>
          </table:table-cell>
          <table:table-cell table:formula="of:=[.C26]" office:value-type="float" office:value="0.07973992" calcext:value-type="float">
            <text:p>0.07973992</text:p>
          </table:table-cell>
          <table:table-cell table:formula="of:=[.C40]" office:value-type="float" office:value="0.07799272" calcext:value-type="float">
            <text:p>0.07799272</text:p>
          </table:table-cell>
          <table:table-cell table:formula="of:=[.C54]" office:value-type="float" office:value="0.087705785" calcext:value-type="float">
            <text:p>0.087705785</text:p>
          </table:table-cell>
          <table:table-cell table:formula="of:=[.E12]" office:value-type="float" office:value="0.0133482003094629" calcext:value-type="float">
            <text:p>0.0133482003</text:p>
          </table:table-cell>
          <table:table-cell table:formula="of:=[.E26]" office:value-type="float" office:value="0.0139450739322699" calcext:value-type="float">
            <text:p>0.0139450739</text:p>
          </table:table-cell>
          <table:table-cell table:formula="of:=[.E40]" office:value-type="float" office:value="0.0095170705913886" calcext:value-type="float">
            <text:p>0.0095170706</text:p>
          </table:table-cell>
          <table:table-cell table:formula="of:=[.E54]" office:value-type="float" office:value="0.0138115975711897" calcext:value-type="float">
            <text:p>0.0138115976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1079335" calcext:value-type="float">
            <text:p>0.061079335</text:p>
          </table:table-cell>
          <table:table-cell table:formula="of:=[.C27]" office:value-type="float" office:value="0.05800937" calcext:value-type="float">
            <text:p>0.05800937</text:p>
          </table:table-cell>
          <table:table-cell table:formula="of:=[.C41]" office:value-type="float" office:value="0.06162671" calcext:value-type="float">
            <text:p>0.06162671</text:p>
          </table:table-cell>
          <table:table-cell table:formula="of:=[.C55]" office:value-type="float" office:value="0.05980908" calcext:value-type="float">
            <text:p>0.05980908</text:p>
          </table:table-cell>
          <table:table-cell table:formula="of:=[.E13]" office:value-type="float" office:value="0.00901646527408366" calcext:value-type="float">
            <text:p>0.0090164653</text:p>
          </table:table-cell>
          <table:table-cell table:formula="of:=[.E27]" office:value-type="float" office:value="0.00941529553544461" calcext:value-type="float">
            <text:p>0.0094152955</text:p>
          </table:table-cell>
          <table:table-cell table:formula="of:=[.E41]" office:value-type="float" office:value="0.010745323789982" calcext:value-type="float">
            <text:p>0.0107453238</text:p>
          </table:table-cell>
          <table:table-cell table:formula="of:=[.E55]" office:value-type="float" office:value="0.00934342001404422" calcext:value-type="float">
            <text:p>0.0093434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'.BU189]" office:value-type="string" office:string-value="Threads" calcext:value-type="string">
            <text:p>Threads</text:p>
          </table:table-cell>
          <table:table-cell table:formula="of:=['2 Thread'.BV189]" office:value-type="string" office:string-value="promMin" calcext:value-type="string">
            <text:p>promMin</text:p>
          </table:table-cell>
          <table:table-cell table:formula="of:=['2 Thread'.BW189]" office:value-type="string" office:string-value="promMax" calcext:value-type="string">
            <text:p>promMax</text:p>
          </table:table-cell>
          <table:table-cell table:formula="of:=['2 Thread'.BX189]" office:value-type="string" office:string-value="stdevMin" calcext:value-type="string">
            <text:p>stdevMin</text:p>
          </table:table-cell>
          <table:table-cell table:formula="of:=['2 Thread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'.BU190]" office:value-type="float" office:value="1" calcext:value-type="float">
            <text:p>1</text:p>
          </table:table-cell>
          <table:table-cell table:formula="of:=['2 Thread'.BV190]" office:value-type="float" office:value="2.2877095" calcext:value-type="float">
            <text:p>2.2877095</text:p>
          </table:table-cell>
          <table:table-cell table:formula="of:=['2 Thread'.BW190]" office:value-type="float" office:value="2.2877095" calcext:value-type="float">
            <text:p>2.2877095</text:p>
          </table:table-cell>
          <table:table-cell table:formula="of:=['2 Thread'.BX190]" office:value-type="float" office:value="0.111982976202389" calcext:value-type="float">
            <text:p>0.1119829762</text:p>
          </table:table-cell>
          <table:table-cell table:formula="of:=['2 Thread'.BY190]" office:value-type="float" office:value="0.111982976202389" calcext:value-type="float">
            <text:p>0.1119829762</text:p>
          </table:table-cell>
          <table:table-cell table:number-columns-repeated="14"/>
        </table:table-row>
        <table:table-row table:style-name="ro1">
          <table:table-cell/>
          <table:table-cell table:formula="of:=['2 Thread'.BU191]" office:value-type="float" office:value="2" calcext:value-type="float">
            <text:p>2</text:p>
          </table:table-cell>
          <table:table-cell table:formula="of:=['2 Thread'.BV191]" office:value-type="float" office:value="1.3797922" calcext:value-type="float">
            <text:p>1.3797922</text:p>
          </table:table-cell>
          <table:table-cell table:formula="of:=['2 Thread'.BW191]" office:value-type="float" office:value="1.77668" calcext:value-type="float">
            <text:p>1.77668</text:p>
          </table:table-cell>
          <table:table-cell table:formula="of:=['2 Thread'.BX191]" office:value-type="float" office:value="0.149989660563355" calcext:value-type="float">
            <text:p>0.1499896606</text:p>
          </table:table-cell>
          <table:table-cell table:formula="of:=['2 Thread'.BY191]" office:value-type="float" office:value="0.1605035981315" calcext:value-type="float">
            <text:p>0.1605035981</text:p>
          </table:table-cell>
          <table:table-cell table:number-columns-repeated="5"/>
          <table:table-cell table:formula="of:=[.L5]" office:value-type="string" office:string-value="Threads" calcext:value-type="string">
            <text:p>Thread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'.BU192]" office:value-type="float" office:value="4" calcext:value-type="float">
            <text:p>4</text:p>
          </table:table-cell>
          <table:table-cell table:formula="of:=['2 Thread'.BV192]" office:value-type="float" office:value="0.89741605" calcext:value-type="float">
            <text:p>0.89741605</text:p>
          </table:table-cell>
          <table:table-cell table:formula="of:=['2 Thread'.BW192]" office:value-type="float" office:value="1.658276" calcext:value-type="float">
            <text:p>1.658276</text:p>
          </table:table-cell>
          <table:table-cell table:formula="of:=['2 Thread'.BX192]" office:value-type="float" office:value="0.20817214749327" calcext:value-type="float">
            <text:p>0.2081721475</text:p>
          </table:table-cell>
          <table:table-cell table:formula="of:=['2 Thread'.BY192]" office:value-type="float" office:value="0.236052732101604" calcext:value-type="float">
            <text:p>0.2360527321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2562035" calcext:value-type="float">
            <text:p>2.2562035</text:p>
          </table:table-cell>
          <table:table-cell table:formula="of:=[.D19]" office:value-type="float" office:value="2.2877095" calcext:value-type="float">
            <text:p>2.2877095</text:p>
          </table:table-cell>
          <table:table-cell table:formula="of:=[.D33]" office:value-type="float" office:value="2.117827" calcext:value-type="float">
            <text:p>2.117827</text:p>
          </table:table-cell>
          <table:table-cell table:formula="of:=[.D47]" office:value-type="float" office:value="2.201525" calcext:value-type="float">
            <text:p>2.201525</text:p>
          </table:table-cell>
          <table:table-cell table:formula="of:=[.F5]" office:value-type="float" office:value="0.0698690086646169" calcext:value-type="float">
            <text:p>0.0698690087</text:p>
          </table:table-cell>
          <table:table-cell table:formula="of:=[.F19]" office:value-type="float" office:value="0.111982976202389" calcext:value-type="float">
            <text:p>0.1119829762</text:p>
          </table:table-cell>
          <table:table-cell table:formula="of:=[.F33]" office:value-type="float" office:value="0.121417484305186" calcext:value-type="float">
            <text:p>0.1214174843</text:p>
          </table:table-cell>
          <table:table-cell table:formula="of:=[.F47]" office:value-type="float" office:value="0.127080871666121" calcext:value-type="float">
            <text:p>0.1270808717</text:p>
          </table:table-cell>
        </table:table-row>
        <table:table-row table:style-name="ro1">
          <table:table-cell/>
          <table:table-cell table:formula="of:=['2 Thread'.BU193]" office:value-type="float" office:value="8" calcext:value-type="float">
            <text:p>8</text:p>
          </table:table-cell>
          <table:table-cell table:formula="of:=['2 Thread'.BV193]" office:value-type="float" office:value="0.43044275" calcext:value-type="float">
            <text:p>0.43044275</text:p>
          </table:table-cell>
          <table:table-cell table:formula="of:=['2 Thread'.BW193]" office:value-type="float" office:value="1.5205066" calcext:value-type="float">
            <text:p>1.5205066</text:p>
          </table:table-cell>
          <table:table-cell table:formula="of:=['2 Thread'.BX193]" office:value-type="float" office:value="0.0757802202657331" calcext:value-type="float">
            <text:p>0.0757802203</text:p>
          </table:table-cell>
          <table:table-cell table:formula="of:=['2 Thread'.BY193]" office:value-type="float" office:value="0.204156335008532" calcext:value-type="float">
            <text:p>0.204156335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1.753557" calcext:value-type="float">
            <text:p>1.753557</text:p>
          </table:table-cell>
          <table:table-cell table:formula="of:=[.D20]" office:value-type="float" office:value="1.77668" calcext:value-type="float">
            <text:p>1.77668</text:p>
          </table:table-cell>
          <table:table-cell table:formula="of:=[.D34]" office:value-type="float" office:value="1.987559" calcext:value-type="float">
            <text:p>1.987559</text:p>
          </table:table-cell>
          <table:table-cell table:formula="of:=[.D48]" office:value-type="float" office:value="1.8417925" calcext:value-type="float">
            <text:p>1.8417925</text:p>
          </table:table-cell>
          <table:table-cell table:formula="of:=[.F6]" office:value-type="float" office:value="0.129770385287367" calcext:value-type="float">
            <text:p>0.1297703853</text:p>
          </table:table-cell>
          <table:table-cell table:formula="of:=[.F20]" office:value-type="float" office:value="0.1605035981315" calcext:value-type="float">
            <text:p>0.1605035981</text:p>
          </table:table-cell>
          <table:table-cell table:formula="of:=[.F34]" office:value-type="float" office:value="0.107633765073732" calcext:value-type="float">
            <text:p>0.1076337651</text:p>
          </table:table-cell>
          <table:table-cell table:formula="of:=[.F48]" office:value-type="float" office:value="0.163582100181136" calcext:value-type="float">
            <text:p>0.1635821002</text:p>
          </table:table-cell>
        </table:table-row>
        <table:table-row table:style-name="ro1">
          <table:table-cell/>
          <table:table-cell table:formula="of:=['2 Thread'.BU194]" office:value-type="float" office:value="16" calcext:value-type="float">
            <text:p>16</text:p>
          </table:table-cell>
          <table:table-cell table:formula="of:=['2 Thread'.BV194]" office:value-type="float" office:value="0.25330215" calcext:value-type="float">
            <text:p>0.25330215</text:p>
          </table:table-cell>
          <table:table-cell table:formula="of:=['2 Thread'.BW194]" office:value-type="float" office:value="1.58265655" calcext:value-type="float">
            <text:p>1.58265655</text:p>
          </table:table-cell>
          <table:table-cell table:formula="of:=['2 Thread'.BX194]" office:value-type="float" office:value="0.0580791391123659" calcext:value-type="float">
            <text:p>0.0580791391</text:p>
          </table:table-cell>
          <table:table-cell table:formula="of:=['2 Thread'.BY194]" office:value-type="float" office:value="0.17450442840192" calcext:value-type="float">
            <text:p>0.1745044284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739989" calcext:value-type="float">
            <text:p>1.739989</text:p>
          </table:table-cell>
          <table:table-cell table:formula="of:=[.D21]" office:value-type="float" office:value="1.658276" calcext:value-type="float">
            <text:p>1.658276</text:p>
          </table:table-cell>
          <table:table-cell table:formula="of:=[.D35]" office:value-type="float" office:value="1.7564622" calcext:value-type="float">
            <text:p>1.7564622</text:p>
          </table:table-cell>
          <table:table-cell table:formula="of:=[.D49]" office:value-type="float" office:value="1.803225" calcext:value-type="float">
            <text:p>1.803225</text:p>
          </table:table-cell>
          <table:table-cell table:formula="of:=[.F7]" office:value-type="float" office:value="0.240195322760566" calcext:value-type="float">
            <text:p>0.2401953228</text:p>
          </table:table-cell>
          <table:table-cell table:formula="of:=[.F21]" office:value-type="float" office:value="0.236052732101604" calcext:value-type="float">
            <text:p>0.2360527321</text:p>
          </table:table-cell>
          <table:table-cell table:formula="of:=[.F35]" office:value-type="float" office:value="0.250592222996245" calcext:value-type="float">
            <text:p>0.250592223</text:p>
          </table:table-cell>
          <table:table-cell table:formula="of:=[.F49]" office:value-type="float" office:value="0.236151867173937" calcext:value-type="float">
            <text:p>0.2361518672</text:p>
          </table:table-cell>
        </table:table-row>
        <table:table-row table:style-name="ro1">
          <table:table-cell/>
          <table:table-cell table:formula="of:=['2 Thread'.BU195]" office:value-type="float" office:value="24" calcext:value-type="float">
            <text:p>24</text:p>
          </table:table-cell>
          <table:table-cell table:formula="of:=['2 Thread'.BV195]" office:value-type="float" office:value="0.14726615" calcext:value-type="float">
            <text:p>0.14726615</text:p>
          </table:table-cell>
          <table:table-cell table:formula="of:=['2 Thread'.BW195]" office:value-type="float" office:value="1.7364395" calcext:value-type="float">
            <text:p>1.7364395</text:p>
          </table:table-cell>
          <table:table-cell table:formula="of:=['2 Thread'.BX195]" office:value-type="float" office:value="0.0230952646201696" calcext:value-type="float">
            <text:p>0.0230952646</text:p>
          </table:table-cell>
          <table:table-cell table:formula="of:=['2 Thread'.BY195]" office:value-type="float" office:value="0.128558125021893" calcext:value-type="float">
            <text:p>0.128558125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26405" calcext:value-type="float">
            <text:p>1.526405</text:p>
          </table:table-cell>
          <table:table-cell table:formula="of:=[.D22]" office:value-type="float" office:value="1.5205066" calcext:value-type="float">
            <text:p>1.5205066</text:p>
          </table:table-cell>
          <table:table-cell table:formula="of:=[.D36]" office:value-type="float" office:value="1.3863925" calcext:value-type="float">
            <text:p>1.3863925</text:p>
          </table:table-cell>
          <table:table-cell table:formula="of:=[.D50]" office:value-type="float" office:value="1.5420146" calcext:value-type="float">
            <text:p>1.5420146</text:p>
          </table:table-cell>
          <table:table-cell table:formula="of:=[.F8]" office:value-type="float" office:value="0.200167924532983" calcext:value-type="float">
            <text:p>0.2001679245</text:p>
          </table:table-cell>
          <table:table-cell table:formula="of:=[.F22]" office:value-type="float" office:value="0.204156335008532" calcext:value-type="float">
            <text:p>0.204156335</text:p>
          </table:table-cell>
          <table:table-cell table:formula="of:=[.F36]" office:value-type="float" office:value="0.166827369708575" calcext:value-type="float">
            <text:p>0.1668273697</text:p>
          </table:table-cell>
          <table:table-cell table:formula="of:=[.F50]" office:value-type="float" office:value="0.226449151775404" calcext:value-type="float">
            <text:p>0.2264491518</text:p>
          </table:table-cell>
        </table:table-row>
        <table:table-row table:style-name="ro1">
          <table:table-cell/>
          <table:table-cell table:formula="of:=['2 Thread'.BU196]" office:value-type="float" office:value="32" calcext:value-type="float">
            <text:p>32</text:p>
          </table:table-cell>
          <table:table-cell table:formula="of:=['2 Thread'.BV196]" office:value-type="float" office:value="0.131216875" calcext:value-type="float">
            <text:p>0.131216875</text:p>
          </table:table-cell>
          <table:table-cell table:formula="of:=['2 Thread'.BW196]" office:value-type="float" office:value="1.668196" calcext:value-type="float">
            <text:p>1.668196</text:p>
          </table:table-cell>
          <table:table-cell table:formula="of:=['2 Thread'.BX196]" office:value-type="float" office:value="0.027258038695898" calcext:value-type="float">
            <text:p>0.0272580387</text:p>
          </table:table-cell>
          <table:table-cell table:formula="of:=['2 Thread'.BY196]" office:value-type="float" office:value="0.147237584530653" calcext:value-type="float">
            <text:p>0.1472375845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3776855" calcext:value-type="float">
            <text:p>1.53776855</text:p>
          </table:table-cell>
          <table:table-cell table:formula="of:=[.D23]" office:value-type="float" office:value="1.58265655" calcext:value-type="float">
            <text:p>1.58265655</text:p>
          </table:table-cell>
          <table:table-cell table:formula="of:=[.D37]" office:value-type="float" office:value="1.7140175" calcext:value-type="float">
            <text:p>1.7140175</text:p>
          </table:table-cell>
          <table:table-cell table:formula="of:=[.D51]" office:value-type="float" office:value="1.7070038" calcext:value-type="float">
            <text:p>1.7070038</text:p>
          </table:table-cell>
          <table:table-cell table:formula="of:=[.F9]" office:value-type="float" office:value="0.136491381969076" calcext:value-type="float">
            <text:p>0.136491382</text:p>
          </table:table-cell>
          <table:table-cell table:formula="of:=[.F23]" office:value-type="float" office:value="0.17450442840192" calcext:value-type="float">
            <text:p>0.1745044284</text:p>
          </table:table-cell>
          <table:table-cell table:formula="of:=[.F37]" office:value-type="float" office:value="0.127332744795043" calcext:value-type="float">
            <text:p>0.1273327448</text:p>
          </table:table-cell>
          <table:table-cell table:formula="of:=[.F51]" office:value-type="float" office:value="0.204769240213132" calcext:value-type="float">
            <text:p>0.2047692402</text:p>
          </table:table-cell>
        </table:table-row>
        <table:table-row table:style-name="ro1">
          <table:table-cell/>
          <table:table-cell table:formula="of:=['2 Thread'.BU197]" office:value-type="float" office:value="48" calcext:value-type="float">
            <text:p>48</text:p>
          </table:table-cell>
          <table:table-cell table:formula="of:=['2 Thread'.BV197]" office:value-type="float" office:value="0.07973992" calcext:value-type="float">
            <text:p>0.07973992</text:p>
          </table:table-cell>
          <table:table-cell table:formula="of:=['2 Thread'.BW197]" office:value-type="float" office:value="1.8518955" calcext:value-type="float">
            <text:p>1.8518955</text:p>
          </table:table-cell>
          <table:table-cell table:formula="of:=['2 Thread'.BX197]" office:value-type="float" office:value="0.0139450739322699" calcext:value-type="float">
            <text:p>0.0139450739</text:p>
          </table:table-cell>
          <table:table-cell table:formula="of:=['2 Thread'.BY197]" office:value-type="float" office:value="0.129265668127748" calcext:value-type="float">
            <text:p>0.1292656681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6673269" calcext:value-type="float">
            <text:p>1.6673269</text:p>
          </table:table-cell>
          <table:table-cell table:formula="of:=[.D24]" office:value-type="float" office:value="1.7364395" calcext:value-type="float">
            <text:p>1.7364395</text:p>
          </table:table-cell>
          <table:table-cell table:formula="of:=[.D38]" office:value-type="float" office:value="1.785224" calcext:value-type="float">
            <text:p>1.785224</text:p>
          </table:table-cell>
          <table:table-cell table:formula="of:=[.D52]" office:value-type="float" office:value="1.61941615" calcext:value-type="float">
            <text:p>1.61941615</text:p>
          </table:table-cell>
          <table:table-cell table:formula="of:=[.F10]" office:value-type="float" office:value="0.168847054995583" calcext:value-type="float">
            <text:p>0.168847055</text:p>
          </table:table-cell>
          <table:table-cell table:formula="of:=[.F24]" office:value-type="float" office:value="0.128558125021893" calcext:value-type="float">
            <text:p>0.128558125</text:p>
          </table:table-cell>
          <table:table-cell table:formula="of:=[.F38]" office:value-type="float" office:value="0.177540843717424" calcext:value-type="float">
            <text:p>0.1775408437</text:p>
          </table:table-cell>
          <table:table-cell table:formula="of:=[.F52]" office:value-type="float" office:value="0.166489453297726" calcext:value-type="float">
            <text:p>0.1664894533</text:p>
          </table:table-cell>
        </table:table-row>
        <table:table-row table:style-name="ro1">
          <table:table-cell/>
          <table:table-cell table:formula="of:=['2 Thread'.BU198]" office:value-type="float" office:value="64" calcext:value-type="float">
            <text:p>64</text:p>
          </table:table-cell>
          <table:table-cell table:formula="of:=['2 Thread'.BV198]" office:value-type="float" office:value="0.05800937" calcext:value-type="float">
            <text:p>0.05800937</text:p>
          </table:table-cell>
          <table:table-cell table:formula="of:=['2 Thread'.BW198]" office:value-type="float" office:value="1.789023" calcext:value-type="float">
            <text:p>1.789023</text:p>
          </table:table-cell>
          <table:table-cell table:formula="of:=['2 Thread'.BX198]" office:value-type="float" office:value="0.00941529553544461" calcext:value-type="float">
            <text:p>0.0094152955</text:p>
          </table:table-cell>
          <table:table-cell table:formula="of:=['2 Thread'.BY198]" office:value-type="float" office:value="0.12695290101679" calcext:value-type="float">
            <text:p>0.126952901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65543615" calcext:value-type="float">
            <text:p>1.65543615</text:p>
          </table:table-cell>
          <table:table-cell table:formula="of:=[.D25]" office:value-type="float" office:value="1.668196" calcext:value-type="float">
            <text:p>1.668196</text:p>
          </table:table-cell>
          <table:table-cell table:formula="of:=[.D39]" office:value-type="float" office:value="1.712988" calcext:value-type="float">
            <text:p>1.712988</text:p>
          </table:table-cell>
          <table:table-cell table:formula="of:=[.D53]" office:value-type="float" office:value="1.74461615" calcext:value-type="float">
            <text:p>1.74461615</text:p>
          </table:table-cell>
          <table:table-cell table:formula="of:=[.F11]" office:value-type="float" office:value="0.148938413334989" calcext:value-type="float">
            <text:p>0.1489384133</text:p>
          </table:table-cell>
          <table:table-cell table:formula="of:=[.F25]" office:value-type="float" office:value="0.147237584530653" calcext:value-type="float">
            <text:p>0.1472375845</text:p>
          </table:table-cell>
          <table:table-cell table:formula="of:=[.F39]" office:value-type="float" office:value="0.14144666839112" calcext:value-type="float">
            <text:p>0.1414466684</text:p>
          </table:table-cell>
          <table:table-cell table:formula="of:=[.F53]" office:value-type="float" office:value="0.15906963778205" calcext:value-type="float">
            <text:p>0.1590696378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21561" calcext:value-type="float">
            <text:p>1.721561</text:p>
          </table:table-cell>
          <table:table-cell table:formula="of:=[.D26]" office:value-type="float" office:value="1.8518955" calcext:value-type="float">
            <text:p>1.8518955</text:p>
          </table:table-cell>
          <table:table-cell table:formula="of:=[.D40]" office:value-type="float" office:value="1.83003315" calcext:value-type="float">
            <text:p>1.83003315</text:p>
          </table:table-cell>
          <table:table-cell table:formula="of:=[.D54]" office:value-type="float" office:value="1.908529" calcext:value-type="float">
            <text:p>1.908529</text:p>
          </table:table-cell>
          <table:table-cell table:formula="of:=[.F12]" office:value-type="float" office:value="0.135234857260094" calcext:value-type="float">
            <text:p>0.1352348573</text:p>
          </table:table-cell>
          <table:table-cell table:formula="of:=[.F26]" office:value-type="float" office:value="0.129265668127748" calcext:value-type="float">
            <text:p>0.1292656681</text:p>
          </table:table-cell>
          <table:table-cell table:formula="of:=[.F40]" office:value-type="float" office:value="0.195417619828951" calcext:value-type="float">
            <text:p>0.1954176198</text:p>
          </table:table-cell>
          <table:table-cell table:formula="of:=[.F54]" office:value-type="float" office:value="0.151194474426499" calcext:value-type="float">
            <text:p>0.1511944744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69179" calcext:value-type="float">
            <text:p>1.769179</text:p>
          </table:table-cell>
          <table:table-cell table:formula="of:=[.D27]" office:value-type="float" office:value="1.789023" calcext:value-type="float">
            <text:p>1.789023</text:p>
          </table:table-cell>
          <table:table-cell table:formula="of:=[.D41]" office:value-type="float" office:value="1.9838755" calcext:value-type="float">
            <text:p>1.9838755</text:p>
          </table:table-cell>
          <table:table-cell table:formula="of:=[.D55]" office:value-type="float" office:value="1.9491945" calcext:value-type="float">
            <text:p>1.9491945</text:p>
          </table:table-cell>
          <table:table-cell table:formula="of:=[.F13]" office:value-type="float" office:value="0.158931366425723" calcext:value-type="float">
            <text:p>0.1589313664</text:p>
          </table:table-cell>
          <table:table-cell table:formula="of:=[.F27]" office:value-type="float" office:value="0.12695290101679" calcext:value-type="float">
            <text:p>0.126952901</text:p>
          </table:table-cell>
          <table:table-cell table:formula="of:=[.F41]" office:value-type="float" office:value="0.116233715774851" calcext:value-type="float">
            <text:p>0.1162337158</text:p>
          </table:table-cell>
          <table:table-cell table:formula="of:=[.F55]" office:value-type="float" office:value="0.124063991918379" calcext:value-type="float">
            <text:p>0.1240639919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'.BU189]" office:value-type="string" office:string-value="Threads" calcext:value-type="string">
            <text:p>Threads</text:p>
          </table:table-cell>
          <table:table-cell table:formula="of:=['4 Thread'.BV189]" office:value-type="string" office:string-value="promMin" calcext:value-type="string">
            <text:p>promMin</text:p>
          </table:table-cell>
          <table:table-cell table:formula="of:=['4 Thread'.BW189]" office:value-type="string" office:string-value="promMax" calcext:value-type="string">
            <text:p>promMax</text:p>
          </table:table-cell>
          <table:table-cell table:formula="of:=['4 Thread'.BX189]" office:value-type="string" office:string-value="stdevMin" calcext:value-type="string">
            <text:p>stdevMin</text:p>
          </table:table-cell>
          <table:table-cell table:formula="of:=['4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'.BU190]" office:value-type="float" office:value="1" calcext:value-type="float">
            <text:p>1</text:p>
          </table:table-cell>
          <table:table-cell table:formula="of:=['4 Thread'.BV190]" office:value-type="float" office:value="2.117827" calcext:value-type="float">
            <text:p>2.117827</text:p>
          </table:table-cell>
          <table:table-cell table:formula="of:=['4 Thread'.BW190]" office:value-type="float" office:value="2.117827" calcext:value-type="float">
            <text:p>2.117827</text:p>
          </table:table-cell>
          <table:table-cell table:formula="of:=['4 Thread'.BX190]" office:value-type="float" office:value="0.121417484305186" calcext:value-type="float">
            <text:p>0.1214174843</text:p>
          </table:table-cell>
          <table:table-cell table:formula="of:=['4 Thread'.BY190]" office:value-type="float" office:value="0.121417484305186" calcext:value-type="float">
            <text:p>0.1214174843</text:p>
          </table:table-cell>
          <table:table-cell table:number-columns-repeated="14"/>
        </table:table-row>
        <table:table-row table:style-name="ro1">
          <table:table-cell/>
          <table:table-cell table:formula="of:=['4 Thread'.BU191]" office:value-type="float" office:value="2" calcext:value-type="float">
            <text:p>2</text:p>
          </table:table-cell>
          <table:table-cell table:formula="of:=['4 Thread'.BV191]" office:value-type="float" office:value="1.4226382" calcext:value-type="float">
            <text:p>1.4226382</text:p>
          </table:table-cell>
          <table:table-cell table:formula="of:=['4 Thread'.BW191]" office:value-type="float" office:value="1.987559" calcext:value-type="float">
            <text:p>1.987559</text:p>
          </table:table-cell>
          <table:table-cell table:formula="of:=['4 Thread'.BX191]" office:value-type="float" office:value="0.175193728743174" calcext:value-type="float">
            <text:p>0.1751937287</text:p>
          </table:table-cell>
          <table:table-cell table:formula="of:=['4 Thread'.BY191]" office:value-type="float" office:value="0.107633765073732" calcext:value-type="float">
            <text:p>0.1076337651</text:p>
          </table:table-cell>
          <table:table-cell table:number-columns-repeated="14"/>
        </table:table-row>
        <table:table-row table:style-name="ro1">
          <table:table-cell/>
          <table:table-cell table:formula="of:=['4 Thread'.BU192]" office:value-type="float" office:value="4" calcext:value-type="float">
            <text:p>4</text:p>
          </table:table-cell>
          <table:table-cell table:formula="of:=['4 Thread'.BV192]" office:value-type="float" office:value="0.7810369" calcext:value-type="float">
            <text:p>0.7810369</text:p>
          </table:table-cell>
          <table:table-cell table:formula="of:=['4 Thread'.BW192]" office:value-type="float" office:value="1.7564622" calcext:value-type="float">
            <text:p>1.7564622</text:p>
          </table:table-cell>
          <table:table-cell table:formula="of:=['4 Thread'.BX192]" office:value-type="float" office:value="0.095795101991438" calcext:value-type="float">
            <text:p>0.095795102</text:p>
          </table:table-cell>
          <table:table-cell table:formula="of:=['4 Thread'.BY192]" office:value-type="float" office:value="0.250592222996245" calcext:value-type="float">
            <text:p>0.250592223</text:p>
          </table:table-cell>
          <table:table-cell table:number-columns-repeated="14"/>
        </table:table-row>
        <table:table-row table:style-name="ro1">
          <table:table-cell/>
          <table:table-cell table:formula="of:=['4 Thread'.BU193]" office:value-type="float" office:value="8" calcext:value-type="float">
            <text:p>8</text:p>
          </table:table-cell>
          <table:table-cell table:formula="of:=['4 Thread'.BV193]" office:value-type="float" office:value="0.55249155" calcext:value-type="float">
            <text:p>0.55249155</text:p>
          </table:table-cell>
          <table:table-cell table:formula="of:=['4 Thread'.BW193]" office:value-type="float" office:value="1.3863925" calcext:value-type="float">
            <text:p>1.3863925</text:p>
          </table:table-cell>
          <table:table-cell table:formula="of:=['4 Thread'.BX193]" office:value-type="float" office:value="0.166316695123654" calcext:value-type="float">
            <text:p>0.1663166951</text:p>
          </table:table-cell>
          <table:table-cell table:formula="of:=['4 Thread'.BY193]" office:value-type="float" office:value="0.166827369708575" calcext:value-type="float">
            <text:p>0.1668273697</text:p>
          </table:table-cell>
          <table:table-cell table:number-columns-repeated="14"/>
        </table:table-row>
        <table:table-row table:style-name="ro1">
          <table:table-cell/>
          <table:table-cell table:formula="of:=['4 Thread'.BU194]" office:value-type="float" office:value="16" calcext:value-type="float">
            <text:p>16</text:p>
          </table:table-cell>
          <table:table-cell table:formula="of:=['4 Thread'.BV194]" office:value-type="float" office:value="0.22377815" calcext:value-type="float">
            <text:p>0.22377815</text:p>
          </table:table-cell>
          <table:table-cell table:formula="of:=['4 Thread'.BW194]" office:value-type="float" office:value="1.7140175" calcext:value-type="float">
            <text:p>1.7140175</text:p>
          </table:table-cell>
          <table:table-cell table:formula="of:=['4 Thread'.BX194]" office:value-type="float" office:value="0.0355943607849818" calcext:value-type="float">
            <text:p>0.0355943608</text:p>
          </table:table-cell>
          <table:table-cell table:formula="of:=['4 Thread'.BY194]" office:value-type="float" office:value="0.127332744795043" calcext:value-type="float">
            <text:p>0.1273327448</text:p>
          </table:table-cell>
          <table:table-cell table:number-columns-repeated="14"/>
        </table:table-row>
        <table:table-row table:style-name="ro1">
          <table:table-cell/>
          <table:table-cell table:formula="of:=['4 Thread'.BU195]" office:value-type="float" office:value="24" calcext:value-type="float">
            <text:p>24</text:p>
          </table:table-cell>
          <table:table-cell table:formula="of:=['4 Thread'.BV195]" office:value-type="float" office:value="0.18529905" calcext:value-type="float">
            <text:p>0.18529905</text:p>
          </table:table-cell>
          <table:table-cell table:formula="of:=['4 Thread'.BW195]" office:value-type="float" office:value="1.785224" calcext:value-type="float">
            <text:p>1.785224</text:p>
          </table:table-cell>
          <table:table-cell table:formula="of:=['4 Thread'.BX195]" office:value-type="float" office:value="0.0379713336407858" calcext:value-type="float">
            <text:p>0.0379713336</text:p>
          </table:table-cell>
          <table:table-cell table:formula="of:=['4 Thread'.BY195]" office:value-type="float" office:value="0.177540843717424" calcext:value-type="float">
            <text:p>0.1775408437</text:p>
          </table:table-cell>
          <table:table-cell table:number-columns-repeated="14"/>
        </table:table-row>
        <table:table-row table:style-name="ro1">
          <table:table-cell/>
          <table:table-cell table:formula="of:=['4 Thread'.BU196]" office:value-type="float" office:value="32" calcext:value-type="float">
            <text:p>32</text:p>
          </table:table-cell>
          <table:table-cell table:formula="of:=['4 Thread'.BV196]" office:value-type="float" office:value="0.14693194" calcext:value-type="float">
            <text:p>0.14693194</text:p>
          </table:table-cell>
          <table:table-cell table:formula="of:=['4 Thread'.BW196]" office:value-type="float" office:value="1.712988" calcext:value-type="float">
            <text:p>1.712988</text:p>
          </table:table-cell>
          <table:table-cell table:formula="of:=['4 Thread'.BX196]" office:value-type="float" office:value="0.0273776416960052" calcext:value-type="float">
            <text:p>0.0273776417</text:p>
          </table:table-cell>
          <table:table-cell table:formula="of:=['4 Thread'.BY196]" office:value-type="float" office:value="0.14144666839112" calcext:value-type="float">
            <text:p>0.1414466684</text:p>
          </table:table-cell>
          <table:table-cell table:number-columns-repeated="14"/>
        </table:table-row>
        <table:table-row table:style-name="ro1">
          <table:table-cell/>
          <table:table-cell table:formula="of:=['4 Thread'.BU197]" office:value-type="float" office:value="48" calcext:value-type="float">
            <text:p>48</text:p>
          </table:table-cell>
          <table:table-cell table:formula="of:=['4 Thread'.BV197]" office:value-type="float" office:value="0.07799272" calcext:value-type="float">
            <text:p>0.07799272</text:p>
          </table:table-cell>
          <table:table-cell table:formula="of:=['4 Thread'.BW197]" office:value-type="float" office:value="1.83003315" calcext:value-type="float">
            <text:p>1.83003315</text:p>
          </table:table-cell>
          <table:table-cell table:formula="of:=['4 Thread'.BX197]" office:value-type="float" office:value="0.0095170705913886" calcext:value-type="float">
            <text:p>0.0095170706</text:p>
          </table:table-cell>
          <table:table-cell table:formula="of:=['4 Thread'.BY197]" office:value-type="float" office:value="0.195417619828951" calcext:value-type="float">
            <text:p>0.1954176198</text:p>
          </table:table-cell>
          <table:table-cell table:number-columns-repeated="14"/>
        </table:table-row>
        <table:table-row table:style-name="ro1">
          <table:table-cell/>
          <table:table-cell table:formula="of:=['4 Thread'.BU198]" office:value-type="float" office:value="64" calcext:value-type="float">
            <text:p>64</text:p>
          </table:table-cell>
          <table:table-cell table:formula="of:=['4 Thread'.BV198]" office:value-type="float" office:value="0.06162671" calcext:value-type="float">
            <text:p>0.06162671</text:p>
          </table:table-cell>
          <table:table-cell table:formula="of:=['4 Thread'.BW198]" office:value-type="float" office:value="1.9838755" calcext:value-type="float">
            <text:p>1.9838755</text:p>
          </table:table-cell>
          <table:table-cell table:formula="of:=['4 Thread'.BX198]" office:value-type="float" office:value="0.010745323789982" calcext:value-type="float">
            <text:p>0.0107453238</text:p>
          </table:table-cell>
          <table:table-cell table:formula="of:=['4 Thread'.BY198]" office:value-type="float" office:value="0.116233715774851" calcext:value-type="float">
            <text:p>0.116233715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'.BU189]" office:value-type="string" office:string-value="Threads" calcext:value-type="string">
            <text:p>Threads</text:p>
          </table:table-cell>
          <table:table-cell table:formula="of:=['8 Thread'.BV189]" office:value-type="string" office:string-value="promMin" calcext:value-type="string">
            <text:p>promMin</text:p>
          </table:table-cell>
          <table:table-cell table:formula="of:=['8 Thread'.BW189]" office:value-type="string" office:string-value="promMax" calcext:value-type="string">
            <text:p>promMax</text:p>
          </table:table-cell>
          <table:table-cell table:formula="of:=['8 Thread'.BX189]" office:value-type="string" office:string-value="stdevMin" calcext:value-type="string">
            <text:p>stdevMin</text:p>
          </table:table-cell>
          <table:table-cell table:formula="of:=['8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'.BU190]" office:value-type="float" office:value="1" calcext:value-type="float">
            <text:p>1</text:p>
          </table:table-cell>
          <table:table-cell table:formula="of:=['8 Thread'.BV190]" office:value-type="float" office:value="2.201525" calcext:value-type="float">
            <text:p>2.201525</text:p>
          </table:table-cell>
          <table:table-cell table:formula="of:=['8 Thread'.BW190]" office:value-type="float" office:value="2.201525" calcext:value-type="float">
            <text:p>2.201525</text:p>
          </table:table-cell>
          <table:table-cell table:formula="of:=['8 Thread'.BX190]" office:value-type="float" office:value="0.127080871666121" calcext:value-type="float">
            <text:p>0.1270808717</text:p>
          </table:table-cell>
          <table:table-cell table:formula="of:=['8 Thread'.BY190]" office:value-type="float" office:value="0.127080871666121" calcext:value-type="float">
            <text:p>0.1270808717</text:p>
          </table:table-cell>
          <table:table-cell table:number-columns-repeated="14"/>
        </table:table-row>
        <table:table-row table:style-name="ro1">
          <table:table-cell/>
          <table:table-cell table:formula="of:=['8 Thread'.BU191]" office:value-type="float" office:value="2" calcext:value-type="float">
            <text:p>2</text:p>
          </table:table-cell>
          <table:table-cell table:formula="of:=['8 Thread'.BV191]" office:value-type="float" office:value="1.25833405" calcext:value-type="float">
            <text:p>1.25833405</text:p>
          </table:table-cell>
          <table:table-cell table:formula="of:=['8 Thread'.BW191]" office:value-type="float" office:value="1.8417925" calcext:value-type="float">
            <text:p>1.8417925</text:p>
          </table:table-cell>
          <table:table-cell table:formula="of:=['8 Thread'.BX191]" office:value-type="float" office:value="0.123235855866908" calcext:value-type="float">
            <text:p>0.1232358559</text:p>
          </table:table-cell>
          <table:table-cell table:formula="of:=['8 Thread'.BY191]" office:value-type="float" office:value="0.163582100181136" calcext:value-type="float">
            <text:p>0.1635821002</text:p>
          </table:table-cell>
          <table:table-cell table:number-columns-repeated="14"/>
        </table:table-row>
        <table:table-row table:style-name="ro1">
          <table:table-cell/>
          <table:table-cell table:formula="of:=['8 Thread'.BU192]" office:value-type="float" office:value="4" calcext:value-type="float">
            <text:p>4</text:p>
          </table:table-cell>
          <table:table-cell table:formula="of:=['8 Thread'.BV192]" office:value-type="float" office:value="0.88990285" calcext:value-type="float">
            <text:p>0.88990285</text:p>
          </table:table-cell>
          <table:table-cell table:formula="of:=['8 Thread'.BW192]" office:value-type="float" office:value="1.803225" calcext:value-type="float">
            <text:p>1.803225</text:p>
          </table:table-cell>
          <table:table-cell table:formula="of:=['8 Thread'.BX192]" office:value-type="float" office:value="0.191185831016461" calcext:value-type="float">
            <text:p>0.191185831</text:p>
          </table:table-cell>
          <table:table-cell table:formula="of:=['8 Thread'.BY192]" office:value-type="float" office:value="0.236151867173937" calcext:value-type="float">
            <text:p>0.2361518672</text:p>
          </table:table-cell>
          <table:table-cell table:number-columns-repeated="14"/>
        </table:table-row>
        <table:table-row table:style-name="ro1">
          <table:table-cell/>
          <table:table-cell table:formula="of:=['8 Thread'.BU193]" office:value-type="float" office:value="8" calcext:value-type="float">
            <text:p>8</text:p>
          </table:table-cell>
          <table:table-cell table:formula="of:=['8 Thread'.BV193]" office:value-type="float" office:value="0.52947995" calcext:value-type="float">
            <text:p>0.52947995</text:p>
          </table:table-cell>
          <table:table-cell table:formula="of:=['8 Thread'.BW193]" office:value-type="float" office:value="1.5420146" calcext:value-type="float">
            <text:p>1.5420146</text:p>
          </table:table-cell>
          <table:table-cell table:formula="of:=['8 Thread'.BX193]" office:value-type="float" office:value="0.115443475026055" calcext:value-type="float">
            <text:p>0.115443475</text:p>
          </table:table-cell>
          <table:table-cell table:formula="of:=['8 Thread'.BY193]" office:value-type="float" office:value="0.226449151775404" calcext:value-type="float">
            <text:p>0.2264491518</text:p>
          </table:table-cell>
          <table:table-cell table:number-columns-repeated="14"/>
        </table:table-row>
        <table:table-row table:style-name="ro1">
          <table:table-cell/>
          <table:table-cell table:formula="of:=['8 Thread'.BU194]" office:value-type="float" office:value="16" calcext:value-type="float">
            <text:p>16</text:p>
          </table:table-cell>
          <table:table-cell table:formula="of:=['8 Thread'.BV194]" office:value-type="float" office:value="0.2628968" calcext:value-type="float">
            <text:p>0.2628968</text:p>
          </table:table-cell>
          <table:table-cell table:formula="of:=['8 Thread'.BW194]" office:value-type="float" office:value="1.7070038" calcext:value-type="float">
            <text:p>1.7070038</text:p>
          </table:table-cell>
          <table:table-cell table:formula="of:=['8 Thread'.BX194]" office:value-type="float" office:value="0.0437560335600763" calcext:value-type="float">
            <text:p>0.0437560336</text:p>
          </table:table-cell>
          <table:table-cell table:formula="of:=['8 Thread'.BY194]" office:value-type="float" office:value="0.204769240213132" calcext:value-type="float">
            <text:p>0.2047692402</text:p>
          </table:table-cell>
          <table:table-cell table:number-columns-repeated="14"/>
        </table:table-row>
        <table:table-row table:style-name="ro1">
          <table:table-cell/>
          <table:table-cell table:formula="of:=['8 Thread'.BU195]" office:value-type="float" office:value="24" calcext:value-type="float">
            <text:p>24</text:p>
          </table:table-cell>
          <table:table-cell table:formula="of:=['8 Thread'.BV195]" office:value-type="float" office:value="0.1590209" calcext:value-type="float">
            <text:p>0.1590209</text:p>
          </table:table-cell>
          <table:table-cell table:formula="of:=['8 Thread'.BW195]" office:value-type="float" office:value="1.61941615" calcext:value-type="float">
            <text:p>1.61941615</text:p>
          </table:table-cell>
          <table:table-cell table:formula="of:=['8 Thread'.BX195]" office:value-type="float" office:value="0.0228461461421834" calcext:value-type="float">
            <text:p>0.0228461461</text:p>
          </table:table-cell>
          <table:table-cell table:formula="of:=['8 Thread'.BY195]" office:value-type="float" office:value="0.166489453297726" calcext:value-type="float">
            <text:p>0.1664894533</text:p>
          </table:table-cell>
          <table:table-cell table:number-columns-repeated="14"/>
        </table:table-row>
        <table:table-row table:style-name="ro1">
          <table:table-cell/>
          <table:table-cell table:formula="of:=['8 Thread'.BU196]" office:value-type="float" office:value="32" calcext:value-type="float">
            <text:p>32</text:p>
          </table:table-cell>
          <table:table-cell table:formula="of:=['8 Thread'.BV196]" office:value-type="float" office:value="0.126613335" calcext:value-type="float">
            <text:p>0.126613335</text:p>
          </table:table-cell>
          <table:table-cell table:formula="of:=['8 Thread'.BW196]" office:value-type="float" office:value="1.74461615" calcext:value-type="float">
            <text:p>1.74461615</text:p>
          </table:table-cell>
          <table:table-cell table:formula="of:=['8 Thread'.BX196]" office:value-type="float" office:value="0.0214283126183271" calcext:value-type="float">
            <text:p>0.0214283126</text:p>
          </table:table-cell>
          <table:table-cell table:formula="of:=['8 Thread'.BY196]" office:value-type="float" office:value="0.15906963778205" calcext:value-type="float">
            <text:p>0.1590696378</text:p>
          </table:table-cell>
          <table:table-cell table:number-columns-repeated="14"/>
        </table:table-row>
        <table:table-row table:style-name="ro1">
          <table:table-cell/>
          <table:table-cell table:formula="of:=['8 Thread'.BU197]" office:value-type="float" office:value="48" calcext:value-type="float">
            <text:p>48</text:p>
          </table:table-cell>
          <table:table-cell table:formula="of:=['8 Thread'.BV197]" office:value-type="float" office:value="0.087705785" calcext:value-type="float">
            <text:p>0.087705785</text:p>
          </table:table-cell>
          <table:table-cell table:formula="of:=['8 Thread'.BW197]" office:value-type="float" office:value="1.908529" calcext:value-type="float">
            <text:p>1.908529</text:p>
          </table:table-cell>
          <table:table-cell table:formula="of:=['8 Thread'.BX197]" office:value-type="float" office:value="0.0138115975711897" calcext:value-type="float">
            <text:p>0.0138115976</text:p>
          </table:table-cell>
          <table:table-cell table:formula="of:=['8 Thread'.BY197]" office:value-type="float" office:value="0.151194474426499" calcext:value-type="float">
            <text:p>0.1511944744</text:p>
          </table:table-cell>
          <table:table-cell table:number-columns-repeated="14"/>
        </table:table-row>
        <table:table-row table:style-name="ro1">
          <table:table-cell/>
          <table:table-cell table:formula="of:=['8 Thread'.BU198]" office:value-type="float" office:value="64" calcext:value-type="float">
            <text:p>64</text:p>
          </table:table-cell>
          <table:table-cell table:formula="of:=['8 Thread'.BV198]" office:value-type="float" office:value="0.05980908" calcext:value-type="float">
            <text:p>0.05980908</text:p>
          </table:table-cell>
          <table:table-cell table:formula="of:=['8 Thread'.BW198]" office:value-type="float" office:value="1.9491945" calcext:value-type="float">
            <text:p>1.9491945</text:p>
          </table:table-cell>
          <table:table-cell table:formula="of:=['8 Thread'.BX198]" office:value-type="float" office:value="0.00934342001404422" calcext:value-type="float">
            <text:p>0.00934342</text:p>
          </table:table-cell>
          <table:table-cell table:formula="of:=['8 Thread'.BY198]" office:value-type="float" office:value="0.124063991918379" calcext:value-type="float">
            <text:p>0.1240639919</text:p>
          </table:table-cell>
          <table:table-cell table:number-columns-repeated="14"/>
        </table:table-row>
      </table:table>
      <table:table table:name="Comparativo de Scheds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mparación Minim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5:14:20.839202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5:40</meta:creation-date>
    <dc:date>2015-11-04T15:51:51.943518943</dc:date>
    <meta:editing-duration>PT31M43S</meta:editing-duration>
    <meta:editing-cycles>5</meta:editing-cycles>
    <meta:generator>LibreOffice/4.2.8.2$Linux_X86_64 LibreOffice_project/420m0$Build-2</meta:generator>
    <meta:document-statistic meta:table-count="6" meta:cell-count="180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162cm" svg:height="10.161cm" xlink:href=".." xlink:type="simple" chart:class="chart:bar" chart:style-name="ch1">
        <chart:title svg:x="1.015cm" svg:y="0.338cm" chart:style-name="ch2">
          <text:p>Tiempos Mínimos de consumo multisocket con Reuseport usando multithreading</text:p>
        </chart:title>
        <chart:subtitle svg:x="3.553cm" svg:y="1.362cm" chart:style-name="ch3">
          <text:p>Distribuyendo una cuota de 1G de paquetes - EquitativeSched</text:p>
        </chart:subtitle>
        <chart:legend chart:legend-position="bottom" svg:x="5.089cm" svg:y="9.351cm" style:legend-expansion="wide" chart:style-name="ch4"/>
        <chart:plot-area chart:style-name="ch5" table:cell-range-address="Summary.L5:Summary.P14" chart:data-source-has-labels="both" svg:x="1.397cm" svg:y="2.252cm" svg:width="16.402cm" svg:height="5.892cm">
          <chartooo:coordinate-region svg:x="2.162cm" svg:y="2.465cm" svg:width="15.637cm" svg:height="5.005cm"/>
          <chart:axis chart:dimension="x" chart:name="primary-x" chart:style-name="ch6" chartooo:axis-type="auto">
            <chartooo:date-scale/>
            <chart:title svg:x="8.074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2.2877095">
                <text:p>2.2877095</text:p>
                <draw:g>
                  <svg:desc>Summary.N6:Summary.N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0.111982976202389">
                <text:p>0.111982976202389</text:p>
                <draw:g>
                  <svg:desc>Summary.R6:Summary.R14</svg:desc>
                </draw:g>
              </table:table-cell>
              <table:table-cell office:value-type="float" office:value="2.117827">
                <text:p>2.117827</text:p>
                <draw:g>
                  <svg:desc>Summary.O6:Summary.O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0.121417484305186">
                <text:p>0.121417484305186</text:p>
                <draw:g>
                  <svg:desc>Summary.S6:Summary.S14</svg:desc>
                </draw:g>
              </table:table-cell>
              <table:table-cell office:value-type="float" office:value="2.201525">
                <text:p>2.201525</text:p>
                <draw:g>
                  <svg:desc>Summary.P6:Summary.P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  <table:table-cell office:value-type="float" office:value="0.127080871666121">
                <text:p>0.127080871666121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1.3797922">
                <text:p>1.3797922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0.149989660563355">
                <text:p>0.149989660563355</text:p>
              </table:table-cell>
              <table:table-cell office:value-type="float" office:value="1.4226382">
                <text:p>1.4226382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0.175193728743174">
                <text:p>0.175193728743174</text:p>
              </table:table-cell>
              <table:table-cell office:value-type="float" office:value="1.25833405">
                <text:p>1.25833405</text:p>
              </table:table-cell>
              <table:table-cell office:value-type="float" office:value="0.123235855866908">
                <text:p>0.123235855866908</text:p>
              </table:table-cell>
              <table:table-cell office:value-type="float" office:value="0.123235855866908">
                <text:p>0.1232358558669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89741605">
                <text:p>0.89741605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20817214749327">
                <text:p>0.20817214749327</text:p>
              </table:table-cell>
              <table:table-cell office:value-type="float" office:value="0.7810369">
                <text:p>0.7810369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095795101991438">
                <text:p>0.095795101991438</text:p>
              </table:table-cell>
              <table:table-cell office:value-type="float" office:value="0.88990285">
                <text:p>0.88990285</text:p>
              </table:table-cell>
              <table:table-cell office:value-type="float" office:value="0.191185831016461">
                <text:p>0.191185831016461</text:p>
              </table:table-cell>
              <table:table-cell office:value-type="float" office:value="0.191185831016461">
                <text:p>0.1911858310164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43044275">
                <text:p>0.43044275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0757802202657331">
                <text:p>0.0757802202657331</text:p>
              </table:table-cell>
              <table:table-cell office:value-type="float" office:value="0.55249155">
                <text:p>0.55249155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166316695123654">
                <text:p>0.166316695123654</text:p>
              </table:table-cell>
              <table:table-cell office:value-type="float" office:value="0.52947995">
                <text:p>0.52947995</text:p>
              </table:table-cell>
              <table:table-cell office:value-type="float" office:value="0.115443475026055">
                <text:p>0.115443475026055</text:p>
              </table:table-cell>
              <table:table-cell office:value-type="float" office:value="0.115443475026055">
                <text:p>0.1154434750260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25330215">
                <text:p>0.25330215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0580791391123659">
                <text:p>0.0580791391123659</text:p>
              </table:table-cell>
              <table:table-cell office:value-type="float" office:value="0.22377815">
                <text:p>0.22377815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0355943607849818">
                <text:p>0.0355943607849818</text:p>
              </table:table-cell>
              <table:table-cell office:value-type="float" office:value="0.2628968">
                <text:p>0.2628968</text:p>
              </table:table-cell>
              <table:table-cell office:value-type="float" office:value="0.0437560335600763">
                <text:p>0.0437560335600763</text:p>
              </table:table-cell>
              <table:table-cell office:value-type="float" office:value="0.0437560335600763">
                <text:p>0.04375603356007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14726615">
                <text:p>0.14726615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0230952646201696">
                <text:p>0.0230952646201696</text:p>
              </table:table-cell>
              <table:table-cell office:value-type="float" office:value="0.18529905">
                <text:p>0.18529905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0379713336407858">
                <text:p>0.0379713336407858</text:p>
              </table:table-cell>
              <table:table-cell office:value-type="float" office:value="0.1590209">
                <text:p>0.1590209</text:p>
              </table:table-cell>
              <table:table-cell office:value-type="float" office:value="0.0228461461421834">
                <text:p>0.0228461461421834</text:p>
              </table:table-cell>
              <table:table-cell office:value-type="float" office:value="0.0228461461421834">
                <text:p>0.02284614614218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131216875">
                <text:p>0.131216875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027258038695898">
                <text:p>0.027258038695898</text:p>
              </table:table-cell>
              <table:table-cell office:value-type="float" office:value="0.14693194">
                <text:p>0.14693194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0273776416960052">
                <text:p>0.0273776416960052</text:p>
              </table:table-cell>
              <table:table-cell office:value-type="float" office:value="0.126613335">
                <text:p>0.126613335</text:p>
              </table:table-cell>
              <table:table-cell office:value-type="float" office:value="0.0214283126183271">
                <text:p>0.0214283126183271</text:p>
              </table:table-cell>
              <table:table-cell office:value-type="float" office:value="0.0214283126183271">
                <text:p>0.021428312618327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7973992">
                <text:p>0.07973992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139450739322699">
                <text:p>0.0139450739322699</text:p>
              </table:table-cell>
              <table:table-cell office:value-type="float" office:value="0.07799272">
                <text:p>0.07799272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095170705913886">
                <text:p>0.0095170705913886</text:p>
              </table:table-cell>
              <table:table-cell office:value-type="float" office:value="0.087705785">
                <text:p>0.087705785</text:p>
              </table:table-cell>
              <table:table-cell office:value-type="float" office:value="0.0138115975711897">
                <text:p>0.0138115975711897</text:p>
              </table:table-cell>
              <table:table-cell office:value-type="float" office:value="0.0138115975711897">
                <text:p>0.01381159757118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5800937">
                <text:p>0.05800937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0941529553544461">
                <text:p>0.00941529553544461</text:p>
              </table:table-cell>
              <table:table-cell office:value-type="float" office:value="0.06162671">
                <text:p>0.06162671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10745323789982">
                <text:p>0.010745323789982</text:p>
              </table:table-cell>
              <table:table-cell office:value-type="float" office:value="0.05980908">
                <text:p>0.05980908</text:p>
              </table:table-cell>
              <table:table-cell office:value-type="float" office:value="0.00934342001404422">
                <text:p>0.00934342001404422</text:p>
              </table:table-cell>
              <table:table-cell office:value-type="float" office:value="0.00934342001404422">
                <text:p>0.00934342001404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35cm" svg:height="10.161cm" xlink:href=".." xlink:type="simple" chart:class="chart:bar" chart:style-name="ch1">
        <chart:title svg:x="0.89cm" svg:y="0.338cm" chart:style-name="ch2">
          <text:p>Tiempos Máximos de consumo multisocket con Reuseport usando multithreading</text:p>
        </chart:title>
        <chart:subtitle svg:x="3.489cm" svg:y="1.362cm" chart:style-name="ch3">
          <text:p>Distribuyendo una cuota de 1G de paquetes - EquitativeSched</text:p>
        </chart:subtitle>
        <chart:legend chart:legend-position="bottom" svg:x="5.025cm" svg:y="9.351cm" style:legend-expansion="wide" chart:style-name="ch4"/>
        <chart:plot-area chart:style-name="ch5" table:cell-range-address="Summary.L20:Summary.P29" chart:data-source-has-labels="both" svg:x="1.394cm" svg:y="2.252cm" svg:width="16.281cm" svg:height="5.892cm">
          <chartooo:coordinate-region svg:x="2.159cm" svg:y="2.465cm" svg:width="15.516cm" svg:height="5.005cm"/>
          <chart:axis chart:dimension="x" chart:name="primary-x" chart:style-name="ch6" chartooo:axis-type="auto">
            <chartooo:date-scale/>
            <chart:title svg:x="8.01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2.2877095">
                <text:p>2.2877095</text:p>
                <draw:g>
                  <svg:desc>Summary.N21:Summary.N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0.111982976202389">
                <text:p>0.111982976202389</text:p>
                <draw:g>
                  <svg:desc>Summary.R21:Summary.R29</svg:desc>
                </draw:g>
              </table:table-cell>
              <table:table-cell office:value-type="float" office:value="2.117827">
                <text:p>2.117827</text:p>
                <draw:g>
                  <svg:desc>Summary.O21:Summary.O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0.121417484305186">
                <text:p>0.121417484305186</text:p>
                <draw:g>
                  <svg:desc>Summary.S21:Summary.S29</svg:desc>
                </draw:g>
              </table:table-cell>
              <table:table-cell office:value-type="float" office:value="2.201525">
                <text:p>2.201525</text:p>
                <draw:g>
                  <svg:desc>Summary.P21:Summary.P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  <table:table-cell office:value-type="float" office:value="0.127080871666121">
                <text:p>0.127080871666121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1.77668">
                <text:p>1.77668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0.1605035981315">
                <text:p>0.1605035981315</text:p>
              </table:table-cell>
              <table:table-cell office:value-type="float" office:value="1.987559">
                <text:p>1.987559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0.107633765073732">
                <text:p>0.107633765073732</text:p>
              </table:table-cell>
              <table:table-cell office:value-type="float" office:value="1.8417925">
                <text:p>1.8417925</text:p>
              </table:table-cell>
              <table:table-cell office:value-type="float" office:value="0.163582100181136">
                <text:p>0.163582100181136</text:p>
              </table:table-cell>
              <table:table-cell office:value-type="float" office:value="0.163582100181136">
                <text:p>0.1635821001811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1.658276">
                <text:p>1.658276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0.236052732101604">
                <text:p>0.236052732101604</text:p>
              </table:table-cell>
              <table:table-cell office:value-type="float" office:value="1.7564622">
                <text:p>1.7564622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0.250592222996245">
                <text:p>0.250592222996245</text:p>
              </table:table-cell>
              <table:table-cell office:value-type="float" office:value="1.803225">
                <text:p>1.803225</text:p>
              </table:table-cell>
              <table:table-cell office:value-type="float" office:value="0.236151867173937">
                <text:p>0.236151867173937</text:p>
              </table:table-cell>
              <table:table-cell office:value-type="float" office:value="0.236151867173937">
                <text:p>0.2361518671739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1.5205066">
                <text:p>1.5205066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0.204156335008532">
                <text:p>0.204156335008532</text:p>
              </table:table-cell>
              <table:table-cell office:value-type="float" office:value="1.3863925">
                <text:p>1.386392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0.166827369708575">
                <text:p>0.166827369708575</text:p>
              </table:table-cell>
              <table:table-cell office:value-type="float" office:value="1.5420146">
                <text:p>1.5420146</text:p>
              </table:table-cell>
              <table:table-cell office:value-type="float" office:value="0.226449151775404">
                <text:p>0.226449151775404</text:p>
              </table:table-cell>
              <table:table-cell office:value-type="float" office:value="0.226449151775404">
                <text:p>0.226449151775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1.58265655">
                <text:p>1.58265655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0.17450442840192">
                <text:p>0.17450442840192</text:p>
              </table:table-cell>
              <table:table-cell office:value-type="float" office:value="1.7140175">
                <text:p>1.7140175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0.127332744795043">
                <text:p>0.127332744795043</text:p>
              </table:table-cell>
              <table:table-cell office:value-type="float" office:value="1.7070038">
                <text:p>1.7070038</text:p>
              </table:table-cell>
              <table:table-cell office:value-type="float" office:value="0.204769240213132">
                <text:p>0.204769240213132</text:p>
              </table:table-cell>
              <table:table-cell office:value-type="float" office:value="0.204769240213132">
                <text:p>0.20476924021313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1.7364395">
                <text:p>1.7364395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0.128558125021893">
                <text:p>0.128558125021893</text:p>
              </table:table-cell>
              <table:table-cell office:value-type="float" office:value="1.785224">
                <text:p>1.7852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0.177540843717424">
                <text:p>0.177540843717424</text:p>
              </table:table-cell>
              <table:table-cell office:value-type="float" office:value="1.61941615">
                <text:p>1.61941615</text:p>
              </table:table-cell>
              <table:table-cell office:value-type="float" office:value="0.166489453297726">
                <text:p>0.166489453297726</text:p>
              </table:table-cell>
              <table:table-cell office:value-type="float" office:value="0.166489453297726">
                <text:p>0.1664894532977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1.668196">
                <text:p>1.668196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0.147237584530653">
                <text:p>0.147237584530653</text:p>
              </table:table-cell>
              <table:table-cell office:value-type="float" office:value="1.712988">
                <text:p>1.712988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0.14144666839112">
                <text:p>0.14144666839112</text:p>
              </table:table-cell>
              <table:table-cell office:value-type="float" office:value="1.74461615">
                <text:p>1.74461615</text:p>
              </table:table-cell>
              <table:table-cell office:value-type="float" office:value="0.15906963778205">
                <text:p>0.15906963778205</text:p>
              </table:table-cell>
              <table:table-cell office:value-type="float" office:value="0.15906963778205">
                <text:p>0.1590696377820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1.8518955">
                <text:p>1.8518955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0.129265668127748">
                <text:p>0.129265668127748</text:p>
              </table:table-cell>
              <table:table-cell office:value-type="float" office:value="1.83003315">
                <text:p>1.83003315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0.195417619828951">
                <text:p>0.195417619828951</text:p>
              </table:table-cell>
              <table:table-cell office:value-type="float" office:value="1.908529">
                <text:p>1.908529</text:p>
              </table:table-cell>
              <table:table-cell office:value-type="float" office:value="0.151194474426499">
                <text:p>0.151194474426499</text:p>
              </table:table-cell>
              <table:table-cell office:value-type="float" office:value="0.151194474426499">
                <text:p>0.1511944744264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1.789023">
                <text:p>1.789023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0.12695290101679">
                <text:p>0.12695290101679</text:p>
              </table:table-cell>
              <table:table-cell office:value-type="float" office:value="1.9838755">
                <text:p>1.9838755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0.116233715774851">
                <text:p>0.116233715774851</text:p>
              </table:table-cell>
              <table:table-cell office:value-type="float" office:value="1.9491945">
                <text:p>1.9491945</text:p>
              </table:table-cell>
              <table:table-cell office:value-type="float" office:value="0.124063991918379">
                <text:p>0.124063991918379</text:p>
              </table:table-cell>
              <table:table-cell office:value-type="float" office:value="0.124063991918379">
                <text:p>0.124063991918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62cm" svg:height="10.161cm" xlink:href=".." xlink:type="simple" chart:class="chart:bar" chart:style-name="ch1">
        <chart:title svg:x="3.358cm" svg:y="0.338cm" chart:style-name="ch2">
          <text:p>Tiempo Mínimos de consumo multisocket con Reuseport</text:p>
        </chart:title>
        <chart:subtitle svg:x="6.304cm" svg:y="1.362cm" chart:style-name="ch3">
          <text:p>Distribuyendo 1 G de paquetes</text:p>
        </chart:subtitle>
        <chart:plot-area chart:style-name="ch4" table:cell-range-address="Summary.L5:Summary.M14" chart:data-source-has-labels="both" svg:x="1.397cm" svg:y="2.252cm" svg:width="16.402cm" svg:height="6.702cm">
          <chartooo:coordinate-region svg:x="2.162cm" svg:y="2.465cm" svg:width="15.637cm" svg:height="5.815cm"/>
          <chart:axis chart:dimension="x" chart:name="primary-x" chart:style-name="ch5" chartooo:axis-type="auto">
            <chartooo:date-scale/>
            <chart:title svg:x="8.074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2562035">
                <text:p>2.2562035</text:p>
                <draw:g>
                  <svg:desc>Summary.M6:Summary.M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  <table:table-cell office:value-type="float" office:value="0.0698690086646169">
                <text:p>0.0698690086646169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22204535">
                <text:p>1.22204535</text:p>
              </table:table-cell>
              <table:table-cell office:value-type="float" office:value="0.135864106699273">
                <text:p>0.135864106699273</text:p>
              </table:table-cell>
              <table:table-cell office:value-type="float" office:value="0.135864106699273">
                <text:p>0.1358641066992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0540515">
                <text:p>1.00540515</text:p>
              </table:table-cell>
              <table:table-cell office:value-type="float" office:value="0.301729055354577">
                <text:p>0.301729055354577</text:p>
              </table:table-cell>
              <table:table-cell office:value-type="float" office:value="0.301729055354577">
                <text:p>0.3017290553545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339494">
                <text:p>0.5339494</text:p>
              </table:table-cell>
              <table:table-cell office:value-type="float" office:value="0.152963088732767">
                <text:p>0.152963088732767</text:p>
              </table:table-cell>
              <table:table-cell office:value-type="float" office:value="0.152963088732767">
                <text:p>0.152963088732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952632">
                <text:p>0.1952632</text:p>
              </table:table-cell>
              <table:table-cell office:value-type="float" office:value="0.0312289507481692">
                <text:p>0.0312289507481692</text:p>
              </table:table-cell>
              <table:table-cell office:value-type="float" office:value="0.0312289507481692">
                <text:p>0.03122895074816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67558445">
                <text:p>0.167558445</text:p>
              </table:table-cell>
              <table:table-cell office:value-type="float" office:value="0.0289437465557737">
                <text:p>0.0289437465557737</text:p>
              </table:table-cell>
              <table:table-cell office:value-type="float" office:value="0.0289437465557737">
                <text:p>0.02894374655577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05057265">
                <text:p>0.105057265</text:p>
              </table:table-cell>
              <table:table-cell office:value-type="float" office:value="0.018720188749704">
                <text:p>0.018720188749704</text:p>
              </table:table-cell>
              <table:table-cell office:value-type="float" office:value="0.018720188749704">
                <text:p>0.0187201887497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88785775">
                <text:p>0.088785775</text:p>
              </table:table-cell>
              <table:table-cell office:value-type="float" office:value="0.0133482003094629">
                <text:p>0.0133482003094629</text:p>
              </table:table-cell>
              <table:table-cell office:value-type="float" office:value="0.0133482003094629">
                <text:p>0.01334820030946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1079335">
                <text:p>0.061079335</text:p>
              </table:table-cell>
              <table:table-cell office:value-type="float" office:value="0.00901646527408366">
                <text:p>0.00901646527408366</text:p>
              </table:table-cell>
              <table:table-cell office:value-type="float" office:value="0.00901646527408366">
                <text:p>0.00901646527408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5cm" svg:height="10.161cm" xlink:href=".." xlink:type="simple" chart:class="chart:bar" chart:style-name="ch1">
        <chart:title svg:x="3.234cm" svg:y="0.338cm" chart:style-name="ch2">
          <text:p>Tiempo Máximos de consumo multisocket con Reuseport</text:p>
        </chart:title>
        <chart:subtitle svg:x="6.24cm" svg:y="1.362cm" chart:style-name="ch3">
          <text:p>Distribuyendo 1 G de paquetes</text:p>
        </chart:subtitle>
        <chart:plot-area chart:style-name="ch4" table:cell-range-address="Summary.L20:Summary.M29" chart:data-source-has-labels="both" svg:x="1.394cm" svg:y="2.252cm" svg:width="16.281cm" svg:height="6.702cm">
          <chartooo:coordinate-region svg:x="2.159cm" svg:y="2.465cm" svg:width="15.516cm" svg:height="5.815cm"/>
          <chart:axis chart:dimension="x" chart:name="primary-x" chart:style-name="ch5" chartooo:axis-type="auto">
            <chartooo:date-scale/>
            <chart:title svg:x="8.01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2562035">
                <text:p>2.2562035</text:p>
                <draw:g>
                  <svg:desc>Summary.M21:Summary.M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  <table:table-cell office:value-type="float" office:value="0.0698690086646169">
                <text:p>0.0698690086646169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53557">
                <text:p>1.753557</text:p>
              </table:table-cell>
              <table:table-cell office:value-type="float" office:value="0.129770385287367">
                <text:p>0.129770385287367</text:p>
              </table:table-cell>
              <table:table-cell office:value-type="float" office:value="0.129770385287367">
                <text:p>0.1297703852873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39989">
                <text:p>1.739989</text:p>
              </table:table-cell>
              <table:table-cell office:value-type="float" office:value="0.240195322760566">
                <text:p>0.240195322760566</text:p>
              </table:table-cell>
              <table:table-cell office:value-type="float" office:value="0.240195322760566">
                <text:p>0.2401953227605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26405">
                <text:p>1.526405</text:p>
              </table:table-cell>
              <table:table-cell office:value-type="float" office:value="0.200167924532983">
                <text:p>0.200167924532983</text:p>
              </table:table-cell>
              <table:table-cell office:value-type="float" office:value="0.200167924532983">
                <text:p>0.2001679245329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3776855">
                <text:p>1.53776855</text:p>
              </table:table-cell>
              <table:table-cell office:value-type="float" office:value="0.136491381969076">
                <text:p>0.136491381969076</text:p>
              </table:table-cell>
              <table:table-cell office:value-type="float" office:value="0.136491381969076">
                <text:p>0.136491381969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673269">
                <text:p>1.6673269</text:p>
              </table:table-cell>
              <table:table-cell office:value-type="float" office:value="0.168847054995583">
                <text:p>0.168847054995583</text:p>
              </table:table-cell>
              <table:table-cell office:value-type="float" office:value="0.168847054995583">
                <text:p>0.1688470549955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5543615">
                <text:p>1.65543615</text:p>
              </table:table-cell>
              <table:table-cell office:value-type="float" office:value="0.148938413334989">
                <text:p>0.148938413334989</text:p>
              </table:table-cell>
              <table:table-cell office:value-type="float" office:value="0.148938413334989">
                <text:p>0.14893841333498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1561">
                <text:p>1.721561</text:p>
              </table:table-cell>
              <table:table-cell office:value-type="float" office:value="0.135234857260094">
                <text:p>0.135234857260094</text:p>
              </table:table-cell>
              <table:table-cell office:value-type="float" office:value="0.135234857260094">
                <text:p>0.135234857260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69179">
                <text:p>1.769179</text:p>
              </table:table-cell>
              <table:table-cell office:value-type="float" office:value="0.158931366425723">
                <text:p>0.158931366425723</text:p>
              </table:table-cell>
              <table:table-cell office:value-type="float" office:value="0.158931366425723">
                <text:p>0.158931366425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